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1957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10 percent" table:style-name="ta1">
        <table:shapes>
          <draw:frame draw:z-index="0" draw:style-name="gr1" svg:width="6.2988in" svg:height="3.5429in" svg:x="14.2071in" svg:y="0.7299in">
            <draw:object draw:notify-on-update-of-ranges="'10 percent'.A2:'10 percent'.A202 '10 percent'.B1:'10 percent'.B1 '10 percent'.B2:'10 percent'.B202 '10 percent'.A2:'10 percent'.A202 '10 percent'.I1:'10 percent'.I1 '10 percent'.I2:'10 percent'.I20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449in" svg:x="14.2874in" svg:y="4.5701in">
            <draw:object draw:notify-on-update-of-ranges="'10 percent'.A2:'10 percent'.A202 '10 percent'.C1:'10 percent'.C1 '10 percent'.C2:'10 percent'.C202 '10 percent'.A2:'10 percent'.A202 '10 percent'.J1:'10 percent'.J1 '10 percent'.J2:'10 percent'.J20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in" svg:height="3.5453in" svg:x="14.363in" svg:y="8.2823in">
            <draw:object draw:notify-on-update-of-ranges="'10 percent'.A2:'10 percent'.A202 '10 percent'.D1:'10 percent'.D1 '10 percent'.D2:'10 percent'.D202 '10 percent'.A2:'10 percent'.A202 '10 percent'.K1:'10 percent'.K1 '10 percent'.K2:'10 percent'.K2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row table:style-name="ro4">
          <table:table-cell office:value-type="string">
            <text:p>time</text:p>
          </table:table-cell>
          <table:table-cell office:value-type="string">
            <text:p>apc II</text:p>
          </table:table-cell>
          <table:table-cell office:value-type="string">
            <text:p>apc Iia</text:p>
          </table:table-cell>
          <table:table-cell office:value-type="string">
            <text:p>apc TAT</text:p>
          </table:table-cell>
          <table:table-cell office:value-type="string">
            <text:p>apc Va</text:p>
          </table:table-cell>
          <table:table-cell office:value-type="string">
            <text:p>apc APC</text:p>
          </table:table-cell>
          <table:table-cell office:value-type="string">
            <text:p>apc V</text:p>
          </table:table-cell>
          <table:table-cell office:value-type="string">
            <text:p>apc TF</text:p>
          </table:table-cell>
          <table:table-cell office:value-type="string">
            <text:p>noapc II</text:p>
          </table:table-cell>
          <table:table-cell office:value-type="string">
            <text:p>noapc Iia</text:p>
          </table:table-cell>
          <table:table-cell office:value-type="string">
            <text:p>noapc TAT</text:p>
          </table:table-cell>
          <table:table-cell office:value-type="string">
            <text:p>noapc Va</text:p>
          </table:table-cell>
          <table:table-cell office:value-type="string">
            <text:p>noapc APC</text:p>
          </table:table-cell>
          <table:table-cell office:value-type="string">
            <text:p>noapc V</text:p>
          </table:table-cell>
          <table:table-cell office:value-type="string">
            <text:p>noapc TF</text:p>
          </table:table-cell>
          <table:table-cell table:number-columns-repeated="14"/>
        </table:table-row>
        <table:table-row table:style-name="ro2">
          <table:table-cell office:value-type="float" office:value="0">
            <text:p>0</text:p>
          </table:table-cell>
          <table:table-cell table:formula="of:=[.P2]*1000000" office:value-type="float" office:value="1400">
            <text:p>1400</text:p>
          </table:table-cell>
          <table:table-cell table:formula="of:=[.Q2]*1000000" office:value-type="float" office:value="0">
            <text:p>0</text:p>
          </table:table-cell>
          <table:table-cell table:formula="of:=[.R2]*1000000" office:value-type="float" office:value="0">
            <text:p>0</text:p>
          </table:table-cell>
          <table:table-cell table:formula="of:=[.S2]*1000000" office:value-type="float" office:value="0">
            <text:p>0</text:p>
          </table:table-cell>
          <table:table-cell table:formula="of:=[.T2]*1000000" office:value-type="float" office:value="0">
            <text:p>0</text:p>
          </table:table-cell>
          <table:table-cell table:formula="of:=[.U2]*1000000" office:value-type="float" office:value="20">
            <text:p>20</text:p>
          </table:table-cell>
          <table:table-cell table:formula="of:=[.V2]*1000000" office:value-type="float" office:value="0.0000005">
            <text:p>0.0000005</text:p>
          </table:table-cell>
          <table:table-cell table:formula="of:=[.W2]*1000000" office:value-type="float" office:value="1400">
            <text:p>1400</text:p>
          </table:table-cell>
          <table:table-cell table:formula="of:=[.X2]*1000000" office:value-type="float" office:value="0">
            <text:p>0</text:p>
          </table:table-cell>
          <table:table-cell table:formula="of:=[.Y2]*1000000" office:value-type="float" office:value="0">
            <text:p>0</text:p>
          </table:table-cell>
          <table:table-cell table:formula="of:=[.Z2]*1000000" office:value-type="float" office:value="0">
            <text:p>0</text:p>
          </table:table-cell>
          <table:table-cell table:formula="of:=[.AA2]*1000000" office:value-type="float" office:value="0">
            <text:p>0</text:p>
          </table:table-cell>
          <table:table-cell table:formula="of:=[.AB2]*1000000" office:value-type="float" office:value="20">
            <text:p>20</text:p>
          </table:table-cell>
          <table:table-cell table:formula="of:=[.AC2]*1000000" office:value-type="float" office:value="0.0000005">
            <text:p>0.0000005</text:p>
          </table:table-cell>
          <table:table-cell office:value-type="float" office:value="0.0014">
            <text:p>0.001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e-05</text:p>
          </table:table-cell>
          <table:table-cell table:style-name="ce1" office:value-type="string">
            <text:p>5e-13</text:p>
          </table:table-cell>
          <table:table-cell office:value-type="float" office:value="0.0014">
            <text:p>0.001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e-05</text:p>
          </table:table-cell>
          <table:table-cell table:style-name="ce1" office:value-type="string">
            <text:p>5e-13</text:p>
          </table:table-cell>
        </table:table-row>
        <table:table-row table:style-name="ro2">
          <table:table-cell office:value-type="float" office:value="10.00651">
            <text:p>10.00651</text:p>
          </table:table-cell>
          <table:table-cell table:formula="of:=[.P3]*1000000" office:value-type="float" office:value="1398.3">
            <text:p>1398.3</text:p>
          </table:table-cell>
          <table:table-cell table:formula="of:=[.Q3]*1000000" office:value-type="float" office:value="0.0084552">
            <text:p>0.0084552</text:p>
          </table:table-cell>
          <table:table-cell table:formula="of:=[.R3]*1000000" office:value-type="float" office:value="0.0005466">
            <text:p>0.0005466</text:p>
          </table:table-cell>
          <table:table-cell table:formula="of:=[.S3]*1000000" office:value-type="float" office:value="0.0092604">
            <text:p>0.0092604</text:p>
          </table:table-cell>
          <table:table-cell table:formula="of:=[.T3]*1000000" office:value-type="float" office:value="0.0000079991">
            <text:p>7.9991E-006</text:p>
          </table:table-cell>
          <table:table-cell table:formula="of:=[.U3]*1000000" office:value-type="float" office:value="19.061">
            <text:p>19.061</text:p>
          </table:table-cell>
          <table:table-cell table:formula="of:=[.V3]*1000000" office:value-type="float" office:value="0.00000035743">
            <text:p>3.5743E-007</text:p>
          </table:table-cell>
          <table:table-cell table:formula="of:=[.W3]*1000000" office:value-type="float" office:value="1398.3">
            <text:p>1398.3</text:p>
          </table:table-cell>
          <table:table-cell table:formula="of:=[.X3]*1000000" office:value-type="float" office:value="0.0084576">
            <text:p>0.0084576</text:p>
          </table:table-cell>
          <table:table-cell table:formula="of:=[.Y3]*1000000" office:value-type="float" office:value="0.00054698">
            <text:p>0.00054698</text:p>
          </table:table-cell>
          <table:table-cell table:formula="of:=[.Z3]*1000000" office:value-type="float" office:value="0.0092626">
            <text:p>0.0092626</text:p>
          </table:table-cell>
          <table:table-cell table:formula="of:=[.AA3]*1000000" office:value-type="float" office:value="0">
            <text:p>0</text:p>
          </table:table-cell>
          <table:table-cell table:formula="of:=[.AB3]*1000000" office:value-type="float" office:value="19.061">
            <text:p>19.061</text:p>
          </table:table-cell>
          <table:table-cell table:formula="of:=[.AC3]*1000000" office:value-type="float" office:value="0.00000035743">
            <text:p>3.5743E-007</text:p>
          </table:table-cell>
          <table:table-cell office:value-type="float" office:value="0.0013983">
            <text:p>0.0013983</text:p>
          </table:table-cell>
          <table:table-cell table:style-name="ce1" office:value-type="string">
            <text:p>8.4552e-09</text:p>
          </table:table-cell>
          <table:table-cell table:style-name="ce1" office:value-type="string">
            <text:p>5.466e-10</text:p>
          </table:table-cell>
          <table:table-cell table:style-name="ce1" office:value-type="string">
            <text:p>9.2604e-09</text:p>
          </table:table-cell>
          <table:table-cell table:style-name="ce1" office:value-type="string">
            <text:p>7.9991e-12</text:p>
          </table:table-cell>
          <table:table-cell table:style-name="ce1" office:value-type="string">
            <text:p>1.9061e-05</text:p>
          </table:table-cell>
          <table:table-cell table:style-name="ce1" office:value-type="string">
            <text:p>3.5743e-13</text:p>
          </table:table-cell>
          <table:table-cell office:value-type="float" office:value="0.0013983">
            <text:p>0.0013983</text:p>
          </table:table-cell>
          <table:table-cell table:style-name="ce1" office:value-type="string">
            <text:p>8.4576e-09</text:p>
          </table:table-cell>
          <table:table-cell table:style-name="ce1" office:value-type="string">
            <text:p>5.4698e-10</text:p>
          </table:table-cell>
          <table:table-cell table:style-name="ce1" office:value-type="string">
            <text:p>9.2626e-09</text:p>
          </table:table-cell>
          <table:table-cell office:value-type="float" office:value="0">
            <text:p>0</text:p>
          </table:table-cell>
          <table:table-cell table:style-name="ce1" office:value-type="string">
            <text:p>1.9061e-05</text:p>
          </table:table-cell>
          <table:table-cell table:style-name="ce1" office:value-type="string">
            <text:p>3.5743e-13</text:p>
          </table:table-cell>
        </table:table-row>
        <table:table-row table:style-name="ro2">
          <table:table-cell office:value-type="float" office:value="20.08573">
            <text:p>20.08573</text:p>
          </table:table-cell>
          <table:table-cell table:formula="of:=[.P4]*1000000" office:value-type="float" office:value="1398.6">
            <text:p>1398.6</text:p>
          </table:table-cell>
          <table:table-cell table:formula="of:=[.Q4]*1000000" office:value-type="float" office:value="0.031408">
            <text:p>0.031408</text:p>
          </table:table-cell>
          <table:table-cell table:formula="of:=[.R4]*1000000" office:value-type="float" office:value="0.0044799">
            <text:p>0.0044799</text:p>
          </table:table-cell>
          <table:table-cell table:formula="of:=[.S4]*1000000" office:value-type="float" office:value="0.11397">
            <text:p>0.11397</text:p>
          </table:table-cell>
          <table:table-cell table:formula="of:=[.T4]*1000000" office:value-type="float" office:value="0.000068691">
            <text:p>0.000068691</text:p>
          </table:table-cell>
          <table:table-cell table:formula="of:=[.U4]*1000000" office:value-type="float" office:value="18.573">
            <text:p>18.573</text:p>
          </table:table-cell>
          <table:table-cell table:formula="of:=[.V4]*1000000" office:value-type="float" office:value="0.00000025792">
            <text:p>2.5792E-007</text:p>
          </table:table-cell>
          <table:table-cell table:formula="of:=[.W4]*1000000" office:value-type="float" office:value="1398.6">
            <text:p>1398.6</text:p>
          </table:table-cell>
          <table:table-cell table:formula="of:=[.X4]*1000000" office:value-type="float" office:value="0.031416">
            <text:p>0.031416</text:p>
          </table:table-cell>
          <table:table-cell table:formula="of:=[.Y4]*1000000" office:value-type="float" office:value="0.0044825">
            <text:p>0.0044825</text:p>
          </table:table-cell>
          <table:table-cell table:formula="of:=[.Z4]*1000000" office:value-type="float" office:value="0.11402">
            <text:p>0.11402</text:p>
          </table:table-cell>
          <table:table-cell table:formula="of:=[.AA4]*1000000" office:value-type="float" office:value="0">
            <text:p>0</text:p>
          </table:table-cell>
          <table:table-cell table:formula="of:=[.AB4]*1000000" office:value-type="float" office:value="18.573">
            <text:p>18.573</text:p>
          </table:table-cell>
          <table:table-cell table:formula="of:=[.AC4]*1000000" office:value-type="float" office:value="0.00000025792">
            <text:p>2.5792E-007</text:p>
          </table:table-cell>
          <table:table-cell office:value-type="float" office:value="0.0013986">
            <text:p>0.0013986</text:p>
          </table:table-cell>
          <table:table-cell table:style-name="ce1" office:value-type="string">
            <text:p>3.1408e-08</text:p>
          </table:table-cell>
          <table:table-cell table:style-name="ce1" office:value-type="string">
            <text:p>4.4799e-09</text:p>
          </table:table-cell>
          <table:table-cell table:style-name="ce1" office:value-type="string">
            <text:p>1.1397e-07</text:p>
          </table:table-cell>
          <table:table-cell table:style-name="ce1" office:value-type="string">
            <text:p>6.8691e-11</text:p>
          </table:table-cell>
          <table:table-cell table:style-name="ce1" office:value-type="string">
            <text:p>1.8573e-05</text:p>
          </table:table-cell>
          <table:table-cell table:style-name="ce1" office:value-type="string">
            <text:p>2.5792e-13</text:p>
          </table:table-cell>
          <table:table-cell office:value-type="float" office:value="0.0013986">
            <text:p>0.0013986</text:p>
          </table:table-cell>
          <table:table-cell table:style-name="ce1" office:value-type="string">
            <text:p>3.1416e-08</text:p>
          </table:table-cell>
          <table:table-cell table:style-name="ce1" office:value-type="string">
            <text:p>4.4825e-09</text:p>
          </table:table-cell>
          <table:table-cell table:style-name="ce1" office:value-type="string">
            <text:p>1.1402e-07</text:p>
          </table:table-cell>
          <table:table-cell office:value-type="float" office:value="0">
            <text:p>0</text:p>
          </table:table-cell>
          <table:table-cell table:style-name="ce1" office:value-type="string">
            <text:p>1.8573e-05</text:p>
          </table:table-cell>
          <table:table-cell table:style-name="ce1" office:value-type="string">
            <text:p>2.5792e-13</text:p>
          </table:table-cell>
        </table:table-row>
        <table:table-row table:style-name="ro2">
          <table:table-cell office:value-type="float" office:value="30.20648">
            <text:p>30.20648</text:p>
          </table:table-cell>
          <table:table-cell table:formula="of:=[.P5]*1000000" office:value-type="float" office:value="1398.7">
            <text:p>1398.7</text:p>
          </table:table-cell>
          <table:table-cell table:formula="of:=[.Q5]*1000000" office:value-type="float" office:value="0.055967">
            <text:p>0.055967</text:p>
          </table:table-cell>
          <table:table-cell table:formula="of:=[.R5]*1000000" office:value-type="float" office:value="0.012793">
            <text:p>0.012793</text:p>
          </table:table-cell>
          <table:table-cell table:formula="of:=[.S5]*1000000" office:value-type="float" office:value="0.37857">
            <text:p>0.37857</text:p>
          </table:table-cell>
          <table:table-cell table:formula="of:=[.T5]*1000000" office:value-type="float" office:value="0.00021031">
            <text:p>0.00021031</text:p>
          </table:table-cell>
          <table:table-cell table:formula="of:=[.U5]*1000000" office:value-type="float" office:value="18.124">
            <text:p>18.124</text:p>
          </table:table-cell>
          <table:table-cell table:formula="of:=[.V5]*1000000" office:value-type="float" office:value="0.00000018888">
            <text:p>1.8888E-007</text:p>
          </table:table-cell>
          <table:table-cell table:formula="of:=[.W5]*1000000" office:value-type="float" office:value="1398.7">
            <text:p>1398.7</text:p>
          </table:table-cell>
          <table:table-cell table:formula="of:=[.X5]*1000000" office:value-type="float" office:value="0.055975">
            <text:p>0.055975</text:p>
          </table:table-cell>
          <table:table-cell table:formula="of:=[.Y5]*1000000" office:value-type="float" office:value="0.012798">
            <text:p>0.012798</text:p>
          </table:table-cell>
          <table:table-cell table:formula="of:=[.Z5]*1000000" office:value-type="float" office:value="0.37878">
            <text:p>0.37878</text:p>
          </table:table-cell>
          <table:table-cell table:formula="of:=[.AA5]*1000000" office:value-type="float" office:value="0">
            <text:p>0</text:p>
          </table:table-cell>
          <table:table-cell table:formula="of:=[.AB5]*1000000" office:value-type="float" office:value="18.124">
            <text:p>18.124</text:p>
          </table:table-cell>
          <table:table-cell table:formula="of:=[.AC5]*1000000" office:value-type="float" office:value="0.00000018888">
            <text:p>1.8888E-007</text:p>
          </table:table-cell>
          <table:table-cell office:value-type="float" office:value="0.0013987">
            <text:p>0.0013987</text:p>
          </table:table-cell>
          <table:table-cell table:style-name="ce1" office:value-type="string">
            <text:p>5.5967e-08</text:p>
          </table:table-cell>
          <table:table-cell table:style-name="ce1" office:value-type="string">
            <text:p>1.2793e-08</text:p>
          </table:table-cell>
          <table:table-cell table:style-name="ce1" office:value-type="string">
            <text:p>3.7857e-07</text:p>
          </table:table-cell>
          <table:table-cell table:style-name="ce1" office:value-type="string">
            <text:p>2.1031e-10</text:p>
          </table:table-cell>
          <table:table-cell table:style-name="ce1" office:value-type="string">
            <text:p>1.8124e-05</text:p>
          </table:table-cell>
          <table:table-cell table:style-name="ce1" office:value-type="string">
            <text:p>1.8888e-13</text:p>
          </table:table-cell>
          <table:table-cell office:value-type="float" office:value="0.0013987">
            <text:p>0.0013987</text:p>
          </table:table-cell>
          <table:table-cell table:style-name="ce1" office:value-type="string">
            <text:p>5.5975e-08</text:p>
          </table:table-cell>
          <table:table-cell table:style-name="ce1" office:value-type="string">
            <text:p>1.2798e-08</text:p>
          </table:table-cell>
          <table:table-cell table:style-name="ce1" office:value-type="string">
            <text:p>3.7878e-07</text:p>
          </table:table-cell>
          <table:table-cell office:value-type="float" office:value="0">
            <text:p>0</text:p>
          </table:table-cell>
          <table:table-cell table:style-name="ce1" office:value-type="string">
            <text:p>1.8124e-05</text:p>
          </table:table-cell>
          <table:table-cell table:style-name="ce1" office:value-type="string">
            <text:p>1.8888e-13</text:p>
          </table:table-cell>
        </table:table-row>
        <table:table-row table:style-name="ro2">
          <table:table-cell office:value-type="float" office:value="40.31234">
            <text:p>40.31234</text:p>
          </table:table-cell>
          <table:table-cell table:formula="of:=[.P6]*1000000" office:value-type="float" office:value="1398.6">
            <text:p>1398.6</text:p>
          </table:table-cell>
          <table:table-cell table:formula="of:=[.Q6]*1000000" office:value-type="float" office:value="0.088099">
            <text:p>0.088099</text:p>
          </table:table-cell>
          <table:table-cell table:formula="of:=[.R6]*1000000" office:value-type="float" office:value="0.025666">
            <text:p>0.025666</text:p>
          </table:table-cell>
          <table:table-cell table:formula="of:=[.S6]*1000000" office:value-type="float" office:value="0.81008">
            <text:p>0.81008</text:p>
          </table:table-cell>
          <table:table-cell table:formula="of:=[.T6]*1000000" office:value-type="float" office:value="0.00044714">
            <text:p>0.00044714</text:p>
          </table:table-cell>
          <table:table-cell table:formula="of:=[.U6]*1000000" office:value-type="float" office:value="17.672">
            <text:p>17.672</text:p>
          </table:table-cell>
          <table:table-cell table:formula="of:=[.V6]*1000000" office:value-type="float" office:value="0.00000014138">
            <text:p>1.4138E-007</text:p>
          </table:table-cell>
          <table:table-cell table:formula="of:=[.W6]*1000000" office:value-type="float" office:value="1398.6">
            <text:p>1398.6</text:p>
          </table:table-cell>
          <table:table-cell table:formula="of:=[.X6]*1000000" office:value-type="float" office:value="0.088107">
            <text:p>0.088107</text:p>
          </table:table-cell>
          <table:table-cell table:formula="of:=[.Y6]*1000000" office:value-type="float" office:value="0.025675">
            <text:p>0.025675</text:p>
          </table:table-cell>
          <table:table-cell table:formula="of:=[.Z6]*1000000" office:value-type="float" office:value="0.81078">
            <text:p>0.81078</text:p>
          </table:table-cell>
          <table:table-cell table:formula="of:=[.AA6]*1000000" office:value-type="float" office:value="0">
            <text:p>0</text:p>
          </table:table-cell>
          <table:table-cell table:formula="of:=[.AB6]*1000000" office:value-type="float" office:value="17.672">
            <text:p>17.672</text:p>
          </table:table-cell>
          <table:table-cell table:formula="of:=[.AC6]*1000000" office:value-type="float" office:value="0.00000014138">
            <text:p>1.4138E-007</text:p>
          </table:table-cell>
          <table:table-cell office:value-type="float" office:value="0.0013986">
            <text:p>0.0013986</text:p>
          </table:table-cell>
          <table:table-cell table:style-name="ce1" office:value-type="string">
            <text:p>8.8099e-08</text:p>
          </table:table-cell>
          <table:table-cell table:style-name="ce1" office:value-type="string">
            <text:p>2.5666e-08</text:p>
          </table:table-cell>
          <table:table-cell table:style-name="ce1" office:value-type="string">
            <text:p>8.1008e-07</text:p>
          </table:table-cell>
          <table:table-cell table:style-name="ce1" office:value-type="string">
            <text:p>4.4714e-10</text:p>
          </table:table-cell>
          <table:table-cell table:style-name="ce1" office:value-type="string">
            <text:p>1.7672e-05</text:p>
          </table:table-cell>
          <table:table-cell table:style-name="ce1" office:value-type="string">
            <text:p>1.4138e-13</text:p>
          </table:table-cell>
          <table:table-cell office:value-type="float" office:value="0.0013986">
            <text:p>0.0013986</text:p>
          </table:table-cell>
          <table:table-cell table:style-name="ce1" office:value-type="string">
            <text:p>8.8107e-08</text:p>
          </table:table-cell>
          <table:table-cell table:style-name="ce1" office:value-type="string">
            <text:p>2.5675e-08</text:p>
          </table:table-cell>
          <table:table-cell table:style-name="ce1" office:value-type="string">
            <text:p>8.1078e-07</text:p>
          </table:table-cell>
          <table:table-cell office:value-type="float" office:value="0">
            <text:p>0</text:p>
          </table:table-cell>
          <table:table-cell table:style-name="ce1" office:value-type="string">
            <text:p>1.7672e-05</text:p>
          </table:table-cell>
          <table:table-cell table:style-name="ce1" office:value-type="string">
            <text:p>1.4138e-13</text:p>
          </table:table-cell>
        </table:table-row>
        <table:table-row table:style-name="ro2">
          <table:table-cell office:value-type="float" office:value="50.17864">
            <text:p>50.17864</text:p>
          </table:table-cell>
          <table:table-cell table:formula="of:=[.P7]*1000000" office:value-type="float" office:value="1398.2">
            <text:p>1398.2</text:p>
          </table:table-cell>
          <table:table-cell table:formula="of:=[.Q7]*1000000" office:value-type="float" office:value="0.146">
            <text:p>0.146</text:p>
          </table:table-cell>
          <table:table-cell table:formula="of:=[.R7]*1000000" office:value-type="float" office:value="0.045515">
            <text:p>0.045515</text:p>
          </table:table-cell>
          <table:table-cell table:formula="of:=[.S7]*1000000" office:value-type="float" office:value="1.4806">
            <text:p>1.4806</text:p>
          </table:table-cell>
          <table:table-cell table:formula="of:=[.T7]*1000000" office:value-type="float" office:value="0.00077614">
            <text:p>0.00077614</text:p>
          </table:table-cell>
          <table:table-cell table:formula="of:=[.U7]*1000000" office:value-type="float" office:value="17.156">
            <text:p>17.156</text:p>
          </table:table-cell>
          <table:table-cell table:formula="of:=[.V7]*1000000" office:value-type="float" office:value="0.00000010904">
            <text:p>0.000000109</text:p>
          </table:table-cell>
          <table:table-cell table:formula="of:=[.W7]*1000000" office:value-type="float" office:value="1398.2">
            <text:p>1398.2</text:p>
          </table:table-cell>
          <table:table-cell table:formula="of:=[.X7]*1000000" office:value-type="float" office:value="0.14601">
            <text:p>0.14601</text:p>
          </table:table-cell>
          <table:table-cell table:formula="of:=[.Y7]*1000000" office:value-type="float" office:value="0.045529">
            <text:p>0.045529</text:p>
          </table:table-cell>
          <table:table-cell table:formula="of:=[.Z7]*1000000" office:value-type="float" office:value="1.4824">
            <text:p>1.4824</text:p>
          </table:table-cell>
          <table:table-cell table:formula="of:=[.AA7]*1000000" office:value-type="float" office:value="0">
            <text:p>0</text:p>
          </table:table-cell>
          <table:table-cell table:formula="of:=[.AB7]*1000000" office:value-type="float" office:value="17.156">
            <text:p>17.156</text:p>
          </table:table-cell>
          <table:table-cell table:formula="of:=[.AC7]*1000000" office:value-type="float" office:value="0.00000010904">
            <text:p>0.000000109</text:p>
          </table:table-cell>
          <table:table-cell office:value-type="float" office:value="0.0013982">
            <text:p>0.0013982</text:p>
          </table:table-cell>
          <table:table-cell table:style-name="ce1" office:value-type="string">
            <text:p>1.46e-07</text:p>
          </table:table-cell>
          <table:table-cell table:style-name="ce1" office:value-type="string">
            <text:p>4.5515e-08</text:p>
          </table:table-cell>
          <table:table-cell table:style-name="ce1" office:value-type="string">
            <text:p>1.4806e-06</text:p>
          </table:table-cell>
          <table:table-cell table:style-name="ce1" office:value-type="string">
            <text:p>7.7614e-10</text:p>
          </table:table-cell>
          <table:table-cell table:style-name="ce1" office:value-type="string">
            <text:p>1.7156e-05</text:p>
          </table:table-cell>
          <table:table-cell table:style-name="ce1" office:value-type="string">
            <text:p>1.0904e-13</text:p>
          </table:table-cell>
          <table:table-cell office:value-type="float" office:value="0.0013982">
            <text:p>0.0013982</text:p>
          </table:table-cell>
          <table:table-cell table:style-name="ce1" office:value-type="string">
            <text:p>1.4601e-07</text:p>
          </table:table-cell>
          <table:table-cell table:style-name="ce1" office:value-type="string">
            <text:p>4.5529e-08</text:p>
          </table:table-cell>
          <table:table-cell table:style-name="ce1" office:value-type="string">
            <text:p>1.4824e-06</text:p>
          </table:table-cell>
          <table:table-cell office:value-type="float" office:value="0">
            <text:p>0</text:p>
          </table:table-cell>
          <table:table-cell table:style-name="ce1" office:value-type="string">
            <text:p>1.7156e-05</text:p>
          </table:table-cell>
          <table:table-cell table:style-name="ce1" office:value-type="string">
            <text:p>1.0904e-13</text:p>
          </table:table-cell>
        </table:table-row>
        <table:table-row table:style-name="ro2">
          <table:table-cell office:value-type="float" office:value="60.02203">
            <text:p>60.02203</text:p>
          </table:table-cell>
          <table:table-cell table:formula="of:=[.P8]*1000000" office:value-type="float" office:value="1397.1">
            <text:p>1397.1</text:p>
          </table:table-cell>
          <table:table-cell table:formula="of:=[.Q8]*1000000" office:value-type="float" office:value="0.26452">
            <text:p>0.26452</text:p>
          </table:table-cell>
          <table:table-cell table:formula="of:=[.R8]*1000000" office:value-type="float" office:value="0.079738">
            <text:p>0.079738</text:p>
          </table:table-cell>
          <table:table-cell table:formula="of:=[.S8]*1000000" office:value-type="float" office:value="2.5378">
            <text:p>2.5378</text:p>
          </table:table-cell>
          <table:table-cell table:formula="of:=[.T8]*1000000" office:value-type="float" office:value="0.0012006">
            <text:p>0.0012006</text:p>
          </table:table-cell>
          <table:table-cell table:formula="of:=[.U8]*1000000" office:value-type="float" office:value="16.446">
            <text:p>16.446</text:p>
          </table:table-cell>
          <table:table-cell table:formula="of:=[.V8]*1000000" office:value-type="float" office:value="0.000000085999">
            <text:p>0.000000086</text:p>
          </table:table-cell>
          <table:table-cell table:formula="of:=[.W8]*1000000" office:value-type="float" office:value="1397.1">
            <text:p>1397.1</text:p>
          </table:table-cell>
          <table:table-cell table:formula="of:=[.X8]*1000000" office:value-type="float" office:value="0.26453">
            <text:p>0.26453</text:p>
          </table:table-cell>
          <table:table-cell table:formula="of:=[.Y8]*1000000" office:value-type="float" office:value="0.079756">
            <text:p>0.079756</text:p>
          </table:table-cell>
          <table:table-cell table:formula="of:=[.Z8]*1000000" office:value-type="float" office:value="2.542">
            <text:p>2.542</text:p>
          </table:table-cell>
          <table:table-cell table:formula="of:=[.AA8]*1000000" office:value-type="float" office:value="0">
            <text:p>0</text:p>
          </table:table-cell>
          <table:table-cell table:formula="of:=[.AB8]*1000000" office:value-type="float" office:value="16.445">
            <text:p>16.445</text:p>
          </table:table-cell>
          <table:table-cell table:formula="of:=[.AC8]*1000000" office:value-type="float" office:value="0.000000085998">
            <text:p>0.000000086</text:p>
          </table:table-cell>
          <table:table-cell office:value-type="float" office:value="0.0013971">
            <text:p>0.0013971</text:p>
          </table:table-cell>
          <table:table-cell table:style-name="ce1" office:value-type="string">
            <text:p>2.6452e-07</text:p>
          </table:table-cell>
          <table:table-cell table:style-name="ce1" office:value-type="string">
            <text:p>7.9738e-08</text:p>
          </table:table-cell>
          <table:table-cell table:style-name="ce1" office:value-type="string">
            <text:p>2.5378e-06</text:p>
          </table:table-cell>
          <table:table-cell table:style-name="ce1" office:value-type="string">
            <text:p>1.2006e-09</text:p>
          </table:table-cell>
          <table:table-cell table:style-name="ce1" office:value-type="string">
            <text:p>1.6446e-05</text:p>
          </table:table-cell>
          <table:table-cell table:style-name="ce1" office:value-type="string">
            <text:p>8.5999e-14</text:p>
          </table:table-cell>
          <table:table-cell office:value-type="float" office:value="0.0013971">
            <text:p>0.0013971</text:p>
          </table:table-cell>
          <table:table-cell table:style-name="ce1" office:value-type="string">
            <text:p>2.6453e-07</text:p>
          </table:table-cell>
          <table:table-cell table:style-name="ce1" office:value-type="string">
            <text:p>7.9756e-08</text:p>
          </table:table-cell>
          <table:table-cell table:style-name="ce1" office:value-type="string">
            <text:p>2.542e-06</text:p>
          </table:table-cell>
          <table:table-cell office:value-type="float" office:value="0">
            <text:p>0</text:p>
          </table:table-cell>
          <table:table-cell table:style-name="ce1" office:value-type="string">
            <text:p>1.6445e-05</text:p>
          </table:table-cell>
          <table:table-cell table:style-name="ce1" office:value-type="string">
            <text:p>8.5998e-14</text:p>
          </table:table-cell>
        </table:table-row>
        <table:table-row table:style-name="ro2">
          <table:table-cell office:value-type="float" office:value="70.38141">
            <text:p>70.38141</text:p>
          </table:table-cell>
          <table:table-cell table:formula="of:=[.P9]*1000000" office:value-type="float" office:value="1394.3">
            <text:p>1394.3</text:p>
          </table:table-cell>
          <table:table-cell table:formula="of:=[.Q9]*1000000" office:value-type="float" office:value="0.56504">
            <text:p>0.56504</text:p>
          </table:table-cell>
          <table:table-cell table:formula="of:=[.R9]*1000000" office:value-type="float" office:value="0.15094">
            <text:p>0.15094</text:p>
          </table:table-cell>
          <table:table-cell table:formula="of:=[.S9]*1000000" office:value-type="float" office:value="4.1756">
            <text:p>4.1756</text:p>
          </table:table-cell>
          <table:table-cell table:formula="of:=[.T9]*1000000" office:value-type="float" office:value="0.001748">
            <text:p>0.001748</text:p>
          </table:table-cell>
          <table:table-cell table:formula="of:=[.U9]*1000000" office:value-type="float" office:value="15.305">
            <text:p>15.305</text:p>
          </table:table-cell>
          <table:table-cell table:formula="of:=[.V9]*1000000" office:value-type="float" office:value="0.000000068132">
            <text:p>6.8132E-008</text:p>
          </table:table-cell>
          <table:table-cell table:formula="of:=[.W9]*1000000" office:value-type="float" office:value="1394.3">
            <text:p>1394.3</text:p>
          </table:table-cell>
          <table:table-cell table:formula="of:=[.X9]*1000000" office:value-type="float" office:value="0.56506">
            <text:p>0.56506</text:p>
          </table:table-cell>
          <table:table-cell table:formula="of:=[.Y9]*1000000" office:value-type="float" office:value="0.15097">
            <text:p>0.15097</text:p>
          </table:table-cell>
          <table:table-cell table:formula="of:=[.Z9]*1000000" office:value-type="float" office:value="4.1848">
            <text:p>4.1848</text:p>
          </table:table-cell>
          <table:table-cell table:formula="of:=[.AA9]*1000000" office:value-type="float" office:value="0">
            <text:p>0</text:p>
          </table:table-cell>
          <table:table-cell table:formula="of:=[.AB9]*1000000" office:value-type="float" office:value="15.305">
            <text:p>15.305</text:p>
          </table:table-cell>
          <table:table-cell table:formula="of:=[.AC9]*1000000" office:value-type="float" office:value="0.000000068132">
            <text:p>6.8132E-008</text:p>
          </table:table-cell>
          <table:table-cell office:value-type="float" office:value="0.0013943">
            <text:p>0.0013943</text:p>
          </table:table-cell>
          <table:table-cell table:style-name="ce1" office:value-type="string">
            <text:p>5.6504e-07</text:p>
          </table:table-cell>
          <table:table-cell table:style-name="ce1" office:value-type="string">
            <text:p>1.5094e-07</text:p>
          </table:table-cell>
          <table:table-cell table:style-name="ce1" office:value-type="string">
            <text:p>4.1756e-06</text:p>
          </table:table-cell>
          <table:table-cell table:style-name="ce1" office:value-type="string">
            <text:p>1.748e-09</text:p>
          </table:table-cell>
          <table:table-cell table:style-name="ce1" office:value-type="string">
            <text:p>1.5305e-05</text:p>
          </table:table-cell>
          <table:table-cell table:style-name="ce1" office:value-type="string">
            <text:p>6.8132e-14</text:p>
          </table:table-cell>
          <table:table-cell office:value-type="float" office:value="0.0013943">
            <text:p>0.0013943</text:p>
          </table:table-cell>
          <table:table-cell table:style-name="ce1" office:value-type="string">
            <text:p>5.6506e-07</text:p>
          </table:table-cell>
          <table:table-cell table:style-name="ce1" office:value-type="string">
            <text:p>1.5097e-07</text:p>
          </table:table-cell>
          <table:table-cell table:style-name="ce1" office:value-type="string">
            <text:p>4.1848e-06</text:p>
          </table:table-cell>
          <table:table-cell office:value-type="float" office:value="0">
            <text:p>0</text:p>
          </table:table-cell>
          <table:table-cell table:style-name="ce1" office:value-type="string">
            <text:p>1.5305e-05</text:p>
          </table:table-cell>
          <table:table-cell table:style-name="ce1" office:value-type="string">
            <text:p>6.8132e-14</text:p>
          </table:table-cell>
        </table:table-row>
        <table:table-row table:style-name="ro2">
          <table:table-cell office:value-type="float" office:value="80.1013">
            <text:p>80.1013</text:p>
          </table:table-cell>
          <table:table-cell table:formula="of:=[.P10]*1000000" office:value-type="float" office:value="1388.7">
            <text:p>1388.7</text:p>
          </table:table-cell>
          <table:table-cell table:formula="of:=[.Q10]*1000000" office:value-type="float" office:value="1.3483">
            <text:p>1.3483</text:p>
          </table:table-cell>
          <table:table-cell table:formula="of:=[.R10]*1000000" office:value-type="float" office:value="0.30413">
            <text:p>0.30413</text:p>
          </table:table-cell>
          <table:table-cell table:formula="of:=[.S10]*1000000" office:value-type="float" office:value="6.2056">
            <text:p>6.2056</text:p>
          </table:table-cell>
          <table:table-cell table:formula="of:=[.T10]*1000000" office:value-type="float" office:value="0.0023501">
            <text:p>0.0023501</text:p>
          </table:table-cell>
          <table:table-cell table:formula="of:=[.U10]*1000000" office:value-type="float" office:value="13.7">
            <text:p>13.7</text:p>
          </table:table-cell>
          <table:table-cell table:formula="of:=[.V10]*1000000" office:value-type="float" office:value="0.000000054892">
            <text:p>5.4892E-008</text:p>
          </table:table-cell>
          <table:table-cell table:formula="of:=[.W10]*1000000" office:value-type="float" office:value="1388.7">
            <text:p>1388.7</text:p>
          </table:table-cell>
          <table:table-cell table:formula="of:=[.X10]*1000000" office:value-type="float" office:value="1.3483">
            <text:p>1.3483</text:p>
          </table:table-cell>
          <table:table-cell table:formula="of:=[.Y10]*1000000" office:value-type="float" office:value="0.30417">
            <text:p>0.30417</text:p>
          </table:table-cell>
          <table:table-cell table:formula="of:=[.Z10]*1000000" office:value-type="float" office:value="6.2231">
            <text:p>6.2231</text:p>
          </table:table-cell>
          <table:table-cell table:formula="of:=[.AA10]*1000000" office:value-type="float" office:value="0">
            <text:p>0</text:p>
          </table:table-cell>
          <table:table-cell table:formula="of:=[.AB10]*1000000" office:value-type="float" office:value="13.699">
            <text:p>13.699</text:p>
          </table:table-cell>
          <table:table-cell table:formula="of:=[.AC10]*1000000" office:value-type="float" office:value="0.000000054891">
            <text:p>5.4891E-008</text:p>
          </table:table-cell>
          <table:table-cell office:value-type="float" office:value="0.0013887">
            <text:p>0.0013887</text:p>
          </table:table-cell>
          <table:table-cell table:style-name="ce1" office:value-type="string">
            <text:p>1.3483e-06</text:p>
          </table:table-cell>
          <table:table-cell table:style-name="ce1" office:value-type="string">
            <text:p>3.0413e-07</text:p>
          </table:table-cell>
          <table:table-cell table:style-name="ce1" office:value-type="string">
            <text:p>6.2056e-06</text:p>
          </table:table-cell>
          <table:table-cell table:style-name="ce1" office:value-type="string">
            <text:p>2.3501e-09</text:p>
          </table:table-cell>
          <table:table-cell table:style-name="ce1" office:value-type="string">
            <text:p>1.37e-05</text:p>
          </table:table-cell>
          <table:table-cell table:style-name="ce1" office:value-type="string">
            <text:p>5.4892e-14</text:p>
          </table:table-cell>
          <table:table-cell office:value-type="float" office:value="0.0013887">
            <text:p>0.0013887</text:p>
          </table:table-cell>
          <table:table-cell table:style-name="ce1" office:value-type="string">
            <text:p>1.3483e-06</text:p>
          </table:table-cell>
          <table:table-cell table:style-name="ce1" office:value-type="string">
            <text:p>3.0417e-07</text:p>
          </table:table-cell>
          <table:table-cell table:style-name="ce1" office:value-type="string">
            <text:p>6.2231e-06</text:p>
          </table:table-cell>
          <table:table-cell office:value-type="float" office:value="0">
            <text:p>0</text:p>
          </table:table-cell>
          <table:table-cell table:style-name="ce1" office:value-type="string">
            <text:p>1.3699e-05</text:p>
          </table:table-cell>
          <table:table-cell table:style-name="ce1" office:value-type="string">
            <text:p>5.4891e-14</text:p>
          </table:table-cell>
        </table:table-row>
        <table:table-row table:style-name="ro2">
          <table:table-cell office:value-type="float" office:value="90.26079">
            <text:p>90.26079</text:p>
          </table:table-cell>
          <table:table-cell table:formula="of:=[.P11]*1000000" office:value-type="float" office:value="1378.4">
            <text:p>1378.4</text:p>
          </table:table-cell>
          <table:table-cell table:formula="of:=[.Q11]*1000000" office:value-type="float" office:value="3.551">
            <text:p>3.551</text:p>
          </table:table-cell>
          <table:table-cell table:formula="of:=[.R11]*1000000" office:value-type="float" office:value="0.71619">
            <text:p>0.71619</text:p>
          </table:table-cell>
          <table:table-cell table:formula="of:=[.S11]*1000000" office:value-type="float" office:value="8.7857">
            <text:p>8.7857</text:p>
          </table:table-cell>
          <table:table-cell table:formula="of:=[.T11]*1000000" office:value-type="float" office:value="0.0030558">
            <text:p>0.0030558</text:p>
          </table:table-cell>
          <table:table-cell table:formula="of:=[.U11]*1000000" office:value-type="float" office:value="11.418">
            <text:p>11.418</text:p>
          </table:table-cell>
          <table:table-cell table:formula="of:=[.V11]*1000000" office:value-type="float" office:value="0.000000042955">
            <text:p>0.000000043</text:p>
          </table:table-cell>
          <table:table-cell table:formula="of:=[.W11]*1000000" office:value-type="float" office:value="1378.4">
            <text:p>1378.4</text:p>
          </table:table-cell>
          <table:table-cell table:formula="of:=[.X11]*1000000" office:value-type="float" office:value="3.5512">
            <text:p>3.5512</text:p>
          </table:table-cell>
          <table:table-cell table:formula="of:=[.Y11]*1000000" office:value-type="float" office:value="0.71626">
            <text:p>0.71626</text:p>
          </table:table-cell>
          <table:table-cell table:formula="of:=[.Z11]*1000000" office:value-type="float" office:value="8.8176">
            <text:p>8.8176</text:p>
          </table:table-cell>
          <table:table-cell table:formula="of:=[.AA11]*1000000" office:value-type="float" office:value="0">
            <text:p>0</text:p>
          </table:table-cell>
          <table:table-cell table:formula="of:=[.AB11]*1000000" office:value-type="float" office:value="11.418">
            <text:p>11.418</text:p>
          </table:table-cell>
          <table:table-cell table:formula="of:=[.AC11]*1000000" office:value-type="float" office:value="0.000000042955">
            <text:p>0.000000043</text:p>
          </table:table-cell>
          <table:table-cell office:value-type="float" office:value="0.0013784">
            <text:p>0.0013784</text:p>
          </table:table-cell>
          <table:table-cell table:style-name="ce1" office:value-type="string">
            <text:p>3.551e-06</text:p>
          </table:table-cell>
          <table:table-cell table:style-name="ce1" office:value-type="string">
            <text:p>7.1619e-07</text:p>
          </table:table-cell>
          <table:table-cell table:style-name="ce1" office:value-type="string">
            <text:p>8.7857e-06</text:p>
          </table:table-cell>
          <table:table-cell table:style-name="ce1" office:value-type="string">
            <text:p>3.0558e-09</text:p>
          </table:table-cell>
          <table:table-cell table:style-name="ce1" office:value-type="string">
            <text:p>1.1418e-05</text:p>
          </table:table-cell>
          <table:table-cell table:style-name="ce1" office:value-type="string">
            <text:p>4.2955e-14</text:p>
          </table:table-cell>
          <table:table-cell office:value-type="float" office:value="0.0013784">
            <text:p>0.0013784</text:p>
          </table:table-cell>
          <table:table-cell table:style-name="ce1" office:value-type="string">
            <text:p>3.5512e-06</text:p>
          </table:table-cell>
          <table:table-cell table:style-name="ce1" office:value-type="string">
            <text:p>7.1626e-07</text:p>
          </table:table-cell>
          <table:table-cell table:style-name="ce1" office:value-type="string">
            <text:p>8.8176e-06</text:p>
          </table:table-cell>
          <table:table-cell office:value-type="float" office:value="0">
            <text:p>0</text:p>
          </table:table-cell>
          <table:table-cell table:style-name="ce1" office:value-type="string">
            <text:p>1.1418e-05</text:p>
          </table:table-cell>
          <table:table-cell table:style-name="ce1" office:value-type="string">
            <text:p>4.2955e-14</text:p>
          </table:table-cell>
        </table:table-row>
        <table:table-row table:style-name="ro2">
          <table:table-cell office:value-type="float" office:value="100.7017">
            <text:p>100.7017</text:p>
          </table:table-cell>
          <table:table-cell table:formula="of:=[.P12]*1000000" office:value-type="float" office:value="1362.7">
            <text:p>1362.7</text:p>
          </table:table-cell>
          <table:table-cell table:formula="of:=[.Q12]*1000000" office:value-type="float" office:value="8.4527">
            <text:p>8.4527</text:p>
          </table:table-cell>
          <table:table-cell table:formula="of:=[.R12]*1000000" office:value-type="float" office:value="1.7747">
            <text:p>1.7747</text:p>
          </table:table-cell>
          <table:table-cell table:formula="of:=[.S12]*1000000" office:value-type="float" office:value="11.687">
            <text:p>11.687</text:p>
          </table:table-cell>
          <table:table-cell table:formula="of:=[.T12]*1000000" office:value-type="float" office:value="0.0038416">
            <text:p>0.0038416</text:p>
          </table:table-cell>
          <table:table-cell table:formula="of:=[.U12]*1000000" office:value-type="float" office:value="8.6819">
            <text:p>8.6819</text:p>
          </table:table-cell>
          <table:table-cell table:formula="of:=[.V12]*1000000" office:value-type="float" office:value="0.000000032146">
            <text:p>3.2146E-008</text:p>
          </table:table-cell>
          <table:table-cell table:formula="of:=[.W12]*1000000" office:value-type="float" office:value="1362.7">
            <text:p>1362.7</text:p>
          </table:table-cell>
          <table:table-cell table:formula="of:=[.X12]*1000000" office:value-type="float" office:value="8.453">
            <text:p>8.453</text:p>
          </table:table-cell>
          <table:table-cell table:formula="of:=[.Y12]*1000000" office:value-type="float" office:value="1.7748">
            <text:p>1.7748</text:p>
          </table:table-cell>
          <table:table-cell table:formula="of:=[.Z12]*1000000" office:value-type="float" office:value="11.742">
            <text:p>11.742</text:p>
          </table:table-cell>
          <table:table-cell table:formula="of:=[.AA12]*1000000" office:value-type="float" office:value="0">
            <text:p>0</text:p>
          </table:table-cell>
          <table:table-cell table:formula="of:=[.AB12]*1000000" office:value-type="float" office:value="8.6817">
            <text:p>8.6817</text:p>
          </table:table-cell>
          <table:table-cell table:formula="of:=[.AC12]*1000000" office:value-type="float" office:value="0.000000032146">
            <text:p>3.2146E-008</text:p>
          </table:table-cell>
          <table:table-cell office:value-type="float" office:value="0.0013627">
            <text:p>0.0013627</text:p>
          </table:table-cell>
          <table:table-cell table:style-name="ce1" office:value-type="string">
            <text:p>8.4527e-06</text:p>
          </table:table-cell>
          <table:table-cell table:style-name="ce1" office:value-type="string">
            <text:p>1.7747e-06</text:p>
          </table:table-cell>
          <table:table-cell table:style-name="ce1" office:value-type="string">
            <text:p>1.1687e-05</text:p>
          </table:table-cell>
          <table:table-cell table:style-name="ce1" office:value-type="string">
            <text:p>3.8416e-09</text:p>
          </table:table-cell>
          <table:table-cell table:style-name="ce1" office:value-type="string">
            <text:p>8.6819e-06</text:p>
          </table:table-cell>
          <table:table-cell table:style-name="ce1" office:value-type="string">
            <text:p>3.2146e-14</text:p>
          </table:table-cell>
          <table:table-cell office:value-type="float" office:value="0.0013627">
            <text:p>0.0013627</text:p>
          </table:table-cell>
          <table:table-cell table:style-name="ce1" office:value-type="string">
            <text:p>8.453e-06</text:p>
          </table:table-cell>
          <table:table-cell table:style-name="ce1" office:value-type="string">
            <text:p>1.7748e-06</text:p>
          </table:table-cell>
          <table:table-cell table:style-name="ce1" office:value-type="string">
            <text:p>1.1742e-05</text:p>
          </table:table-cell>
          <table:table-cell office:value-type="float" office:value="0">
            <text:p>0</text:p>
          </table:table-cell>
          <table:table-cell table:style-name="ce1" office:value-type="string">
            <text:p>8.6817e-06</text:p>
          </table:table-cell>
          <table:table-cell table:style-name="ce1" office:value-type="string">
            <text:p>3.2146e-14</text:p>
          </table:table-cell>
        </table:table-row>
        <table:table-row table:style-name="ro2">
          <table:table-cell office:value-type="float" office:value="110.7017">
            <text:p>110.7017</text:p>
          </table:table-cell>
          <table:table-cell table:formula="of:=[.P13]*1000000" office:value-type="float" office:value="1343.7">
            <text:p>1343.7</text:p>
          </table:table-cell>
          <table:table-cell table:formula="of:=[.Q13]*1000000" office:value-type="float" office:value="16.093">
            <text:p>16.093</text:p>
          </table:table-cell>
          <table:table-cell table:formula="of:=[.R13]*1000000" office:value-type="float" office:value="3.8752">
            <text:p>3.8752</text:p>
          </table:table-cell>
          <table:table-cell table:formula="of:=[.S13]*1000000" office:value-type="float" office:value="14.234">
            <text:p>14.234</text:p>
          </table:table-cell>
          <table:table-cell table:formula="of:=[.T13]*1000000" office:value-type="float" office:value="0.0046259">
            <text:p>0.0046259</text:p>
          </table:table-cell>
          <table:table-cell table:formula="of:=[.U13]*1000000" office:value-type="float" office:value="6.1876">
            <text:p>6.1876</text:p>
          </table:table-cell>
          <table:table-cell table:formula="of:=[.V13]*1000000" office:value-type="float" office:value="0.000000023543">
            <text:p>2.3543E-008</text:p>
          </table:table-cell>
          <table:table-cell table:formula="of:=[.W13]*1000000" office:value-type="float" office:value="1343.7">
            <text:p>1343.7</text:p>
          </table:table-cell>
          <table:table-cell table:formula="of:=[.X13]*1000000" office:value-type="float" office:value="16.094">
            <text:p>16.094</text:p>
          </table:table-cell>
          <table:table-cell table:formula="of:=[.Y13]*1000000" office:value-type="float" office:value="3.8754">
            <text:p>3.8754</text:p>
          </table:table-cell>
          <table:table-cell table:formula="of:=[.Z13]*1000000" office:value-type="float" office:value="14.321">
            <text:p>14.321</text:p>
          </table:table-cell>
          <table:table-cell table:formula="of:=[.AA13]*1000000" office:value-type="float" office:value="0">
            <text:p>0</text:p>
          </table:table-cell>
          <table:table-cell table:formula="of:=[.AB13]*1000000" office:value-type="float" office:value="6.1875">
            <text:p>6.1875</text:p>
          </table:table-cell>
          <table:table-cell table:formula="of:=[.AC13]*1000000" office:value-type="float" office:value="0.000000023542">
            <text:p>2.3542E-008</text:p>
          </table:table-cell>
          <table:table-cell office:value-type="float" office:value="0.0013437">
            <text:p>0.0013437</text:p>
          </table:table-cell>
          <table:table-cell table:style-name="ce1" office:value-type="string">
            <text:p>1.6093e-05</text:p>
          </table:table-cell>
          <table:table-cell table:style-name="ce1" office:value-type="string">
            <text:p>3.8752e-06</text:p>
          </table:table-cell>
          <table:table-cell table:style-name="ce1" office:value-type="string">
            <text:p>1.4234e-05</text:p>
          </table:table-cell>
          <table:table-cell table:style-name="ce1" office:value-type="string">
            <text:p>4.6259e-09</text:p>
          </table:table-cell>
          <table:table-cell table:style-name="ce1" office:value-type="string">
            <text:p>6.1876e-06</text:p>
          </table:table-cell>
          <table:table-cell table:style-name="ce1" office:value-type="string">
            <text:p>2.3543e-14</text:p>
          </table:table-cell>
          <table:table-cell office:value-type="float" office:value="0.0013437">
            <text:p>0.0013437</text:p>
          </table:table-cell>
          <table:table-cell table:style-name="ce1" office:value-type="string">
            <text:p>1.6094e-05</text:p>
          </table:table-cell>
          <table:table-cell table:style-name="ce1" office:value-type="string">
            <text:p>3.8754e-06</text:p>
          </table:table-cell>
          <table:table-cell table:style-name="ce1" office:value-type="string">
            <text:p>1.4321e-05</text:p>
          </table:table-cell>
          <table:table-cell office:value-type="float" office:value="0">
            <text:p>0</text:p>
          </table:table-cell>
          <table:table-cell table:style-name="ce1" office:value-type="string">
            <text:p>6.1875e-06</text:p>
          </table:table-cell>
          <table:table-cell table:style-name="ce1" office:value-type="string">
            <text:p>2.3542e-14</text:p>
          </table:table-cell>
        </table:table-row>
        <table:table-row table:style-name="ro2">
          <table:table-cell office:value-type="float" office:value="120.7017">
            <text:p>120.7017</text:p>
          </table:table-cell>
          <table:table-cell table:formula="of:=[.P14]*1000000" office:value-type="float" office:value="1322.3">
            <text:p>1322.3</text:p>
          </table:table-cell>
          <table:table-cell table:formula="of:=[.Q14]*1000000" office:value-type="float" office:value="26.1">
            <text:p>26.1</text:p>
          </table:table-cell>
          <table:table-cell table:formula="of:=[.R14]*1000000" office:value-type="float" office:value="7.4693">
            <text:p>7.4693</text:p>
          </table:table-cell>
          <table:table-cell table:formula="of:=[.S14]*1000000" office:value-type="float" office:value="16.052">
            <text:p>16.052</text:p>
          </table:table-cell>
          <table:table-cell table:formula="of:=[.T14]*1000000" office:value-type="float" office:value="0.0054655">
            <text:p>0.0054655</text:p>
          </table:table-cell>
          <table:table-cell table:formula="of:=[.U14]*1000000" office:value-type="float" office:value="4.3324">
            <text:p>4.3324</text:p>
          </table:table-cell>
          <table:table-cell table:formula="of:=[.V14]*1000000" office:value-type="float" office:value="0.000000016839">
            <text:p>1.6839E-008</text:p>
          </table:table-cell>
          <table:table-cell table:formula="of:=[.W14]*1000000" office:value-type="float" office:value="1322.3">
            <text:p>1322.3</text:p>
          </table:table-cell>
          <table:table-cell table:formula="of:=[.X14]*1000000" office:value-type="float" office:value="26.101">
            <text:p>26.101</text:p>
          </table:table-cell>
          <table:table-cell table:formula="of:=[.Y14]*1000000" office:value-type="float" office:value="7.4697">
            <text:p>7.4697</text:p>
          </table:table-cell>
          <table:table-cell table:formula="of:=[.Z14]*1000000" office:value-type="float" office:value="16.181">
            <text:p>16.181</text:p>
          </table:table-cell>
          <table:table-cell table:formula="of:=[.AA14]*1000000" office:value-type="float" office:value="0">
            <text:p>0</text:p>
          </table:table-cell>
          <table:table-cell table:formula="of:=[.AB14]*1000000" office:value-type="float" office:value="4.3324">
            <text:p>4.3324</text:p>
          </table:table-cell>
          <table:table-cell table:formula="of:=[.AC14]*1000000" office:value-type="float" office:value="0.000000016838">
            <text:p>1.6838E-008</text:p>
          </table:table-cell>
          <table:table-cell office:value-type="float" office:value="0.0013223">
            <text:p>0.0013223</text:p>
          </table:table-cell>
          <table:table-cell table:style-name="ce1" office:value-type="string">
            <text:p>2.61e-05</text:p>
          </table:table-cell>
          <table:table-cell table:style-name="ce1" office:value-type="string">
            <text:p>7.4693e-06</text:p>
          </table:table-cell>
          <table:table-cell table:style-name="ce1" office:value-type="string">
            <text:p>1.6052e-05</text:p>
          </table:table-cell>
          <table:table-cell table:style-name="ce1" office:value-type="string">
            <text:p>5.4655e-09</text:p>
          </table:table-cell>
          <table:table-cell table:style-name="ce1" office:value-type="string">
            <text:p>4.3324e-06</text:p>
          </table:table-cell>
          <table:table-cell table:style-name="ce1" office:value-type="string">
            <text:p>1.6839e-14</text:p>
          </table:table-cell>
          <table:table-cell office:value-type="float" office:value="0.0013223">
            <text:p>0.0013223</text:p>
          </table:table-cell>
          <table:table-cell table:style-name="ce1" office:value-type="string">
            <text:p>2.6101e-05</text:p>
          </table:table-cell>
          <table:table-cell table:style-name="ce1" office:value-type="string">
            <text:p>7.4697e-06</text:p>
          </table:table-cell>
          <table:table-cell table:style-name="ce1" office:value-type="string">
            <text:p>1.6181e-05</text:p>
          </table:table-cell>
          <table:table-cell office:value-type="float" office:value="0">
            <text:p>0</text:p>
          </table:table-cell>
          <table:table-cell table:style-name="ce1" office:value-type="string">
            <text:p>4.3324e-06</text:p>
          </table:table-cell>
          <table:table-cell table:style-name="ce1" office:value-type="string">
            <text:p>1.6838e-14</text:p>
          </table:table-cell>
        </table:table-row>
        <table:table-row table:style-name="ro2">
          <table:table-cell office:value-type="float" office:value="130.7017">
            <text:p>130.7017</text:p>
          </table:table-cell>
          <table:table-cell table:formula="of:=[.P15]*1000000" office:value-type="float" office:value="1300">
            <text:p>1300</text:p>
          </table:table-cell>
          <table:table-cell table:formula="of:=[.Q15]*1000000" office:value-type="float" office:value="37.496">
            <text:p>37.496</text:p>
          </table:table-cell>
          <table:table-cell table:formula="of:=[.R15]*1000000" office:value-type="float" office:value="12.804">
            <text:p>12.804</text:p>
          </table:table-cell>
          <table:table-cell table:formula="of:=[.S15]*1000000" office:value-type="float" office:value="17.07">
            <text:p>17.07</text:p>
          </table:table-cell>
          <table:table-cell table:formula="of:=[.T15]*1000000" office:value-type="float" office:value="0.0063661">
            <text:p>0.0063661</text:p>
          </table:table-cell>
          <table:table-cell table:formula="of:=[.U15]*1000000" office:value-type="float" office:value="3.2183">
            <text:p>3.2183</text:p>
          </table:table-cell>
          <table:table-cell table:formula="of:=[.V15]*1000000" office:value-type="float" office:value="0.000000011917">
            <text:p>1.1917E-008</text:p>
          </table:table-cell>
          <table:table-cell table:formula="of:=[.W15]*1000000" office:value-type="float" office:value="1300">
            <text:p>1300</text:p>
          </table:table-cell>
          <table:table-cell table:formula="of:=[.X15]*1000000" office:value-type="float" office:value="37.497">
            <text:p>37.497</text:p>
          </table:table-cell>
          <table:table-cell table:formula="of:=[.Y15]*1000000" office:value-type="float" office:value="12.804">
            <text:p>12.804</text:p>
          </table:table-cell>
          <table:table-cell table:formula="of:=[.Z15]*1000000" office:value-type="float" office:value="17.251">
            <text:p>17.251</text:p>
          </table:table-cell>
          <table:table-cell table:formula="of:=[.AA15]*1000000" office:value-type="float" office:value="0">
            <text:p>0</text:p>
          </table:table-cell>
          <table:table-cell table:formula="of:=[.AB15]*1000000" office:value-type="float" office:value="3.2183">
            <text:p>3.2183</text:p>
          </table:table-cell>
          <table:table-cell table:formula="of:=[.AC15]*1000000" office:value-type="float" office:value="0.000000011917">
            <text:p>1.1917E-008</text:p>
          </table:table-cell>
          <table:table-cell office:value-type="float" office:value="0.0013">
            <text:p>0.0013</text:p>
          </table:table-cell>
          <table:table-cell table:style-name="ce1" office:value-type="string">
            <text:p>3.7496e-05</text:p>
          </table:table-cell>
          <table:table-cell table:style-name="ce1" office:value-type="string">
            <text:p>1.2804e-05</text:p>
          </table:table-cell>
          <table:table-cell table:style-name="ce1" office:value-type="string">
            <text:p>1.707e-05</text:p>
          </table:table-cell>
          <table:table-cell table:style-name="ce1" office:value-type="string">
            <text:p>6.3661e-09</text:p>
          </table:table-cell>
          <table:table-cell table:style-name="ce1" office:value-type="string">
            <text:p>3.2183e-06</text:p>
          </table:table-cell>
          <table:table-cell table:style-name="ce1" office:value-type="string">
            <text:p>1.1917e-14</text:p>
          </table:table-cell>
          <table:table-cell office:value-type="float" office:value="0.0013">
            <text:p>0.0013</text:p>
          </table:table-cell>
          <table:table-cell table:style-name="ce1" office:value-type="string">
            <text:p>3.7497e-05</text:p>
          </table:table-cell>
          <table:table-cell table:style-name="ce1" office:value-type="string">
            <text:p>1.2804e-05</text:p>
          </table:table-cell>
          <table:table-cell table:style-name="ce1" office:value-type="string">
            <text:p>1.7251e-05</text:p>
          </table:table-cell>
          <table:table-cell office:value-type="float" office:value="0">
            <text:p>0</text:p>
          </table:table-cell>
          <table:table-cell table:style-name="ce1" office:value-type="string">
            <text:p>3.2183e-06</text:p>
          </table:table-cell>
          <table:table-cell table:style-name="ce1" office:value-type="string">
            <text:p>1.1917e-14</text:p>
          </table:table-cell>
        </table:table-row>
        <table:table-row table:style-name="ro2">
          <table:table-cell office:value-type="float" office:value="140.7017">
            <text:p>140.7017</text:p>
          </table:table-cell>
          <table:table-cell table:formula="of:=[.P16]*1000000" office:value-type="float" office:value="1277.9">
            <text:p>1277.9</text:p>
          </table:table-cell>
          <table:table-cell table:formula="of:=[.Q16]*1000000" office:value-type="float" office:value="49.297">
            <text:p>49.297</text:p>
          </table:table-cell>
          <table:table-cell table:formula="of:=[.R16]*1000000" office:value-type="float" office:value="19.933">
            <text:p>19.933</text:p>
          </table:table-cell>
          <table:table-cell table:formula="of:=[.S16]*1000000" office:value-type="float" office:value="17.626">
            <text:p>17.626</text:p>
          </table:table-cell>
          <table:table-cell table:formula="of:=[.T16]*1000000" office:value-type="float" office:value="0.0072833">
            <text:p>0.0072833</text:p>
          </table:table-cell>
          <table:table-cell table:formula="of:=[.U16]*1000000" office:value-type="float" office:value="2.551">
            <text:p>2.551</text:p>
          </table:table-cell>
          <table:table-cell table:formula="of:=[.V16]*1000000" office:value-type="float" office:value="0.0000000086594">
            <text:p>8.6594E-009</text:p>
          </table:table-cell>
          <table:table-cell table:formula="of:=[.W16]*1000000" office:value-type="float" office:value="1277.9">
            <text:p>1277.9</text:p>
          </table:table-cell>
          <table:table-cell table:formula="of:=[.X16]*1000000" office:value-type="float" office:value="49.297">
            <text:p>49.297</text:p>
          </table:table-cell>
          <table:table-cell table:formula="of:=[.Y16]*1000000" office:value-type="float" office:value="19.934">
            <text:p>19.934</text:p>
          </table:table-cell>
          <table:table-cell table:formula="of:=[.Z16]*1000000" office:value-type="float" office:value="17.866">
            <text:p>17.866</text:p>
          </table:table-cell>
          <table:table-cell table:formula="of:=[.AA16]*1000000" office:value-type="float" office:value="0">
            <text:p>0</text:p>
          </table:table-cell>
          <table:table-cell table:formula="of:=[.AB16]*1000000" office:value-type="float" office:value="2.5509">
            <text:p>2.5509</text:p>
          </table:table-cell>
          <table:table-cell table:formula="of:=[.AC16]*1000000" office:value-type="float" office:value="0.0000000086592">
            <text:p>8.6592E-009</text:p>
          </table:table-cell>
          <table:table-cell office:value-type="float" office:value="0.0012779">
            <text:p>0.0012779</text:p>
          </table:table-cell>
          <table:table-cell table:style-name="ce1" office:value-type="string">
            <text:p>4.9297e-05</text:p>
          </table:table-cell>
          <table:table-cell table:style-name="ce1" office:value-type="string">
            <text:p>1.9933e-05</text:p>
          </table:table-cell>
          <table:table-cell table:style-name="ce1" office:value-type="string">
            <text:p>1.7626e-05</text:p>
          </table:table-cell>
          <table:table-cell table:style-name="ce1" office:value-type="string">
            <text:p>7.2833e-09</text:p>
          </table:table-cell>
          <table:table-cell table:style-name="ce1" office:value-type="string">
            <text:p>2.551e-06</text:p>
          </table:table-cell>
          <table:table-cell table:style-name="ce1" office:value-type="string">
            <text:p>8.6594e-15</text:p>
          </table:table-cell>
          <table:table-cell office:value-type="float" office:value="0.0012779">
            <text:p>0.0012779</text:p>
          </table:table-cell>
          <table:table-cell table:style-name="ce1" office:value-type="string">
            <text:p>4.9297e-05</text:p>
          </table:table-cell>
          <table:table-cell table:style-name="ce1" office:value-type="string">
            <text:p>1.9934e-05</text:p>
          </table:table-cell>
          <table:table-cell table:style-name="ce1" office:value-type="string">
            <text:p>1.7866e-05</text:p>
          </table:table-cell>
          <table:table-cell office:value-type="float" office:value="0">
            <text:p>0</text:p>
          </table:table-cell>
          <table:table-cell table:style-name="ce1" office:value-type="string">
            <text:p>2.5509e-06</text:p>
          </table:table-cell>
          <table:table-cell table:style-name="ce1" office:value-type="string">
            <text:p>8.6592e-15</text:p>
          </table:table-cell>
        </table:table-row>
        <table:table-row table:style-name="ro2">
          <table:table-cell office:value-type="float" office:value="150.7017">
            <text:p>150.7017</text:p>
          </table:table-cell>
          <table:table-cell table:formula="of:=[.P17]*1000000" office:value-type="float" office:value="1256.4">
            <text:p>1256.4</text:p>
          </table:table-cell>
          <table:table-cell table:formula="of:=[.Q17]*1000000" office:value-type="float" office:value="60.643">
            <text:p>60.643</text:p>
          </table:table-cell>
          <table:table-cell table:formula="of:=[.R17]*1000000" office:value-type="float" office:value="28.749">
            <text:p>28.749</text:p>
          </table:table-cell>
          <table:table-cell table:formula="of:=[.S17]*1000000" office:value-type="float" office:value="17.998">
            <text:p>17.998</text:p>
          </table:table-cell>
          <table:table-cell table:formula="of:=[.T17]*1000000" office:value-type="float" office:value="0.0081715">
            <text:p>0.0081715</text:p>
          </table:table-cell>
          <table:table-cell table:formula="of:=[.U17]*1000000" office:value-type="float" office:value="2.0689">
            <text:p>2.0689</text:p>
          </table:table-cell>
          <table:table-cell table:formula="of:=[.V17]*1000000" office:value-type="float" office:value="0.0000000068266">
            <text:p>6.8266E-009</text:p>
          </table:table-cell>
          <table:table-cell table:formula="of:=[.W17]*1000000" office:value-type="float" office:value="1256.4">
            <text:p>1256.4</text:p>
          </table:table-cell>
          <table:table-cell table:formula="of:=[.X17]*1000000" office:value-type="float" office:value="60.643">
            <text:p>60.643</text:p>
          </table:table-cell>
          <table:table-cell table:formula="of:=[.Y17]*1000000" office:value-type="float" office:value="28.75">
            <text:p>28.75</text:p>
          </table:table-cell>
          <table:table-cell table:formula="of:=[.Z17]*1000000" office:value-type="float" office:value="18.304">
            <text:p>18.304</text:p>
          </table:table-cell>
          <table:table-cell table:formula="of:=[.AA17]*1000000" office:value-type="float" office:value="0">
            <text:p>0</text:p>
          </table:table-cell>
          <table:table-cell table:formula="of:=[.AB17]*1000000" office:value-type="float" office:value="2.0688">
            <text:p>2.0688</text:p>
          </table:table-cell>
          <table:table-cell table:formula="of:=[.AC17]*1000000" office:value-type="float" office:value="0.0000000068265">
            <text:p>6.8265E-009</text:p>
          </table:table-cell>
          <table:table-cell office:value-type="float" office:value="0.0012564">
            <text:p>0.0012564</text:p>
          </table:table-cell>
          <table:table-cell table:style-name="ce1" office:value-type="string">
            <text:p>6.0643e-05</text:p>
          </table:table-cell>
          <table:table-cell table:style-name="ce1" office:value-type="string">
            <text:p>2.8749e-05</text:p>
          </table:table-cell>
          <table:table-cell table:style-name="ce1" office:value-type="string">
            <text:p>1.7998e-05</text:p>
          </table:table-cell>
          <table:table-cell table:style-name="ce1" office:value-type="string">
            <text:p>8.1715e-09</text:p>
          </table:table-cell>
          <table:table-cell table:style-name="ce1" office:value-type="string">
            <text:p>2.0689e-06</text:p>
          </table:table-cell>
          <table:table-cell table:style-name="ce1" office:value-type="string">
            <text:p>6.8266e-15</text:p>
          </table:table-cell>
          <table:table-cell office:value-type="float" office:value="0.0012564">
            <text:p>0.0012564</text:p>
          </table:table-cell>
          <table:table-cell table:style-name="ce1" office:value-type="string">
            <text:p>6.0643e-05</text:p>
          </table:table-cell>
          <table:table-cell table:style-name="ce1" office:value-type="string">
            <text:p>2.875e-05</text:p>
          </table:table-cell>
          <table:table-cell table:style-name="ce1" office:value-type="string">
            <text:p>1.8304e-05</text:p>
          </table:table-cell>
          <table:table-cell office:value-type="float" office:value="0">
            <text:p>0</text:p>
          </table:table-cell>
          <table:table-cell table:style-name="ce1" office:value-type="string">
            <text:p>2.0688e-06</text:p>
          </table:table-cell>
          <table:table-cell table:style-name="ce1" office:value-type="string">
            <text:p>6.8265e-15</text:p>
          </table:table-cell>
        </table:table-row>
        <table:table-row table:style-name="ro2">
          <table:table-cell office:value-type="float" office:value="160.7017">
            <text:p>160.7017</text:p>
          </table:table-cell>
          <table:table-cell table:formula="of:=[.P18]*1000000" office:value-type="float" office:value="1235.8">
            <text:p>1235.8</text:p>
          </table:table-cell>
          <table:table-cell table:formula="of:=[.Q18]*1000000" office:value-type="float" office:value="70.9">
            <text:p>70.9</text:p>
          </table:table-cell>
          <table:table-cell table:formula="of:=[.R18]*1000000" office:value-type="float" office:value="39.022">
            <text:p>39.022</text:p>
          </table:table-cell>
          <table:table-cell table:formula="of:=[.S18]*1000000" office:value-type="float" office:value="18.282">
            <text:p>18.282</text:p>
          </table:table-cell>
          <table:table-cell table:formula="of:=[.T18]*1000000" office:value-type="float" office:value="0.0090161">
            <text:p>0.0090161</text:p>
          </table:table-cell>
          <table:table-cell table:formula="of:=[.U18]*1000000" office:value-type="float" office:value="1.6755">
            <text:p>1.6755</text:p>
          </table:table-cell>
          <table:table-cell table:formula="of:=[.V18]*1000000" office:value-type="float" office:value="0.0000000058693">
            <text:p>5.8693E-009</text:p>
          </table:table-cell>
          <table:table-cell table:formula="of:=[.W18]*1000000" office:value-type="float" office:value="1235.8">
            <text:p>1235.8</text:p>
          </table:table-cell>
          <table:table-cell table:formula="of:=[.X18]*1000000" office:value-type="float" office:value="70.9">
            <text:p>70.9</text:p>
          </table:table-cell>
          <table:table-cell table:formula="of:=[.Y18]*1000000" office:value-type="float" office:value="39.023">
            <text:p>39.023</text:p>
          </table:table-cell>
          <table:table-cell table:formula="of:=[.Z18]*1000000" office:value-type="float" office:value="18.662">
            <text:p>18.662</text:p>
          </table:table-cell>
          <table:table-cell table:formula="of:=[.AA18]*1000000" office:value-type="float" office:value="0">
            <text:p>0</text:p>
          </table:table-cell>
          <table:table-cell table:formula="of:=[.AB18]*1000000" office:value-type="float" office:value="1.6755">
            <text:p>1.6755</text:p>
          </table:table-cell>
          <table:table-cell table:formula="of:=[.AC18]*1000000" office:value-type="float" office:value="0.0000000058693">
            <text:p>5.8693E-009</text:p>
          </table:table-cell>
          <table:table-cell office:value-type="float" office:value="0.0012358">
            <text:p>0.0012358</text:p>
          </table:table-cell>
          <table:table-cell table:style-name="ce1" office:value-type="string">
            <text:p>7.09e-05</text:p>
          </table:table-cell>
          <table:table-cell table:style-name="ce1" office:value-type="string">
            <text:p>3.9022e-05</text:p>
          </table:table-cell>
          <table:table-cell table:style-name="ce1" office:value-type="string">
            <text:p>1.8282e-05</text:p>
          </table:table-cell>
          <table:table-cell table:style-name="ce1" office:value-type="string">
            <text:p>9.0161e-09</text:p>
          </table:table-cell>
          <table:table-cell table:style-name="ce1" office:value-type="string">
            <text:p>1.6755e-06</text:p>
          </table:table-cell>
          <table:table-cell table:style-name="ce1" office:value-type="string">
            <text:p>5.8693e-15</text:p>
          </table:table-cell>
          <table:table-cell office:value-type="float" office:value="0.0012358">
            <text:p>0.0012358</text:p>
          </table:table-cell>
          <table:table-cell table:style-name="ce1" office:value-type="string">
            <text:p>7.09e-05</text:p>
          </table:table-cell>
          <table:table-cell table:style-name="ce1" office:value-type="string">
            <text:p>3.9023e-05</text:p>
          </table:table-cell>
          <table:table-cell table:style-name="ce1" office:value-type="string">
            <text:p>1.8662e-05</text:p>
          </table:table-cell>
          <table:table-cell office:value-type="float" office:value="0">
            <text:p>0</text:p>
          </table:table-cell>
          <table:table-cell table:style-name="ce1" office:value-type="string">
            <text:p>1.6755e-06</text:p>
          </table:table-cell>
          <table:table-cell table:style-name="ce1" office:value-type="string">
            <text:p>5.8693e-15</text:p>
          </table:table-cell>
        </table:table-row>
        <table:table-row table:style-name="ro2">
          <table:table-cell office:value-type="float" office:value="170.7017">
            <text:p>170.7017</text:p>
          </table:table-cell>
          <table:table-cell table:formula="of:=[.P19]*1000000" office:value-type="float" office:value="1216">
            <text:p>1216</text:p>
          </table:table-cell>
          <table:table-cell table:formula="of:=[.Q19]*1000000" office:value-type="float" office:value="79.722">
            <text:p>79.722</text:p>
          </table:table-cell>
          <table:table-cell table:formula="of:=[.R19]*1000000" office:value-type="float" office:value="50.46">
            <text:p>50.46</text:p>
          </table:table-cell>
          <table:table-cell table:formula="of:=[.S19]*1000000" office:value-type="float" office:value="18.507">
            <text:p>18.507</text:p>
          </table:table-cell>
          <table:table-cell table:formula="of:=[.T19]*1000000" office:value-type="float" office:value="0.0098178">
            <text:p>0.0098178</text:p>
          </table:table-cell>
          <table:table-cell table:formula="of:=[.U19]*1000000" office:value-type="float" office:value="1.3418">
            <text:p>1.3418</text:p>
          </table:table-cell>
          <table:table-cell table:formula="of:=[.V19]*1000000" office:value-type="float" office:value="0.0000000053081">
            <text:p>5.3081E-009</text:p>
          </table:table-cell>
          <table:table-cell table:formula="of:=[.W19]*1000000" office:value-type="float" office:value="1216">
            <text:p>1216</text:p>
          </table:table-cell>
          <table:table-cell table:formula="of:=[.X19]*1000000" office:value-type="float" office:value="79.723">
            <text:p>79.723</text:p>
          </table:table-cell>
          <table:table-cell table:formula="of:=[.Y19]*1000000" office:value-type="float" office:value="50.461">
            <text:p>50.461</text:p>
          </table:table-cell>
          <table:table-cell table:formula="of:=[.Z19]*1000000" office:value-type="float" office:value="18.966">
            <text:p>18.966</text:p>
          </table:table-cell>
          <table:table-cell table:formula="of:=[.AA19]*1000000" office:value-type="float" office:value="0">
            <text:p>0</text:p>
          </table:table-cell>
          <table:table-cell table:formula="of:=[.AB19]*1000000" office:value-type="float" office:value="1.3417">
            <text:p>1.3417</text:p>
          </table:table-cell>
          <table:table-cell table:formula="of:=[.AC19]*1000000" office:value-type="float" office:value="0.000000005308">
            <text:p>5.308E-009</text:p>
          </table:table-cell>
          <table:table-cell office:value-type="float" office:value="0.001216">
            <text:p>0.001216</text:p>
          </table:table-cell>
          <table:table-cell table:style-name="ce1" office:value-type="string">
            <text:p>7.9722e-05</text:p>
          </table:table-cell>
          <table:table-cell table:style-name="ce1" office:value-type="string">
            <text:p>5.046e-05</text:p>
          </table:table-cell>
          <table:table-cell table:style-name="ce1" office:value-type="string">
            <text:p>1.8507e-05</text:p>
          </table:table-cell>
          <table:table-cell table:style-name="ce1" office:value-type="string">
            <text:p>9.8178e-09</text:p>
          </table:table-cell>
          <table:table-cell table:style-name="ce1" office:value-type="string">
            <text:p>1.3418e-06</text:p>
          </table:table-cell>
          <table:table-cell table:style-name="ce1" office:value-type="string">
            <text:p>5.3081e-15</text:p>
          </table:table-cell>
          <table:table-cell office:value-type="float" office:value="0.001216">
            <text:p>0.001216</text:p>
          </table:table-cell>
          <table:table-cell table:style-name="ce1" office:value-type="string">
            <text:p>7.9723e-05</text:p>
          </table:table-cell>
          <table:table-cell table:style-name="ce1" office:value-type="string">
            <text:p>5.0461e-05</text:p>
          </table:table-cell>
          <table:table-cell table:style-name="ce1" office:value-type="string">
            <text:p>1.8966e-05</text:p>
          </table:table-cell>
          <table:table-cell office:value-type="float" office:value="0">
            <text:p>0</text:p>
          </table:table-cell>
          <table:table-cell table:style-name="ce1" office:value-type="string">
            <text:p>1.3417e-06</text:p>
          </table:table-cell>
          <table:table-cell table:style-name="ce1" office:value-type="string">
            <text:p>5.308e-15</text:p>
          </table:table-cell>
        </table:table-row>
        <table:table-row table:style-name="ro2">
          <table:table-cell office:value-type="float" office:value="180.7017">
            <text:p>180.7017</text:p>
          </table:table-cell>
          <table:table-cell table:formula="of:=[.P20]*1000000" office:value-type="float" office:value="1197.3">
            <text:p>1197.3</text:p>
          </table:table-cell>
          <table:table-cell table:formula="of:=[.Q20]*1000000" office:value-type="float" office:value="87.039">
            <text:p>87.039</text:p>
          </table:table-cell>
          <table:table-cell table:formula="of:=[.R20]*1000000" office:value-type="float" office:value="62.762">
            <text:p>62.762</text:p>
          </table:table-cell>
          <table:table-cell table:formula="of:=[.S20]*1000000" office:value-type="float" office:value="18.684">
            <text:p>18.684</text:p>
          </table:table-cell>
          <table:table-cell table:formula="of:=[.T20]*1000000" office:value-type="float" office:value="0.010581">
            <text:p>0.010581</text:p>
          </table:table-cell>
          <table:table-cell table:formula="of:=[.U20]*1000000" office:value-type="float" office:value="1.0555">
            <text:p>1.0555</text:p>
          </table:table-cell>
          <table:table-cell table:formula="of:=[.V20]*1000000" office:value-type="float" office:value="0.0000000049213">
            <text:p>4.9213E-009</text:p>
          </table:table-cell>
          <table:table-cell table:formula="of:=[.W20]*1000000" office:value-type="float" office:value="1197.3">
            <text:p>1197.3</text:p>
          </table:table-cell>
          <table:table-cell table:formula="of:=[.X20]*1000000" office:value-type="float" office:value="87.04">
            <text:p>87.04</text:p>
          </table:table-cell>
          <table:table-cell table:formula="of:=[.Y20]*1000000" office:value-type="float" office:value="62.763">
            <text:p>62.763</text:p>
          </table:table-cell>
          <table:table-cell table:formula="of:=[.Z20]*1000000" office:value-type="float" office:value="19.228">
            <text:p>19.228</text:p>
          </table:table-cell>
          <table:table-cell table:formula="of:=[.AA20]*1000000" office:value-type="float" office:value="0">
            <text:p>0</text:p>
          </table:table-cell>
          <table:table-cell table:formula="of:=[.AB20]*1000000" office:value-type="float" office:value="1.0555">
            <text:p>1.0555</text:p>
          </table:table-cell>
          <table:table-cell table:formula="of:=[.AC20]*1000000" office:value-type="float" office:value="0.0000000049212">
            <text:p>4.9212E-009</text:p>
          </table:table-cell>
          <table:table-cell office:value-type="float" office:value="0.0011973">
            <text:p>0.0011973</text:p>
          </table:table-cell>
          <table:table-cell table:style-name="ce1" office:value-type="string">
            <text:p>8.7039e-05</text:p>
          </table:table-cell>
          <table:table-cell table:style-name="ce1" office:value-type="string">
            <text:p>6.2762e-05</text:p>
          </table:table-cell>
          <table:table-cell table:style-name="ce1" office:value-type="string">
            <text:p>1.8684e-05</text:p>
          </table:table-cell>
          <table:table-cell table:style-name="ce1" office:value-type="string">
            <text:p>1.0581e-08</text:p>
          </table:table-cell>
          <table:table-cell table:style-name="ce1" office:value-type="string">
            <text:p>1.0555e-06</text:p>
          </table:table-cell>
          <table:table-cell table:style-name="ce1" office:value-type="string">
            <text:p>4.9213e-15</text:p>
          </table:table-cell>
          <table:table-cell office:value-type="float" office:value="0.0011973">
            <text:p>0.0011973</text:p>
          </table:table-cell>
          <table:table-cell table:style-name="ce1" office:value-type="string">
            <text:p>8.704e-05</text:p>
          </table:table-cell>
          <table:table-cell table:style-name="ce1" office:value-type="string">
            <text:p>6.2763e-05</text:p>
          </table:table-cell>
          <table:table-cell table:style-name="ce1" office:value-type="string">
            <text:p>1.9228e-05</text:p>
          </table:table-cell>
          <table:table-cell office:value-type="float" office:value="0">
            <text:p>0</text:p>
          </table:table-cell>
          <table:table-cell table:style-name="ce1" office:value-type="string">
            <text:p>1.0555e-06</text:p>
          </table:table-cell>
          <table:table-cell table:style-name="ce1" office:value-type="string">
            <text:p>4.9212e-15</text:p>
          </table:table-cell>
        </table:table-row>
        <table:table-row table:style-name="ro2">
          <table:table-cell office:value-type="float" office:value="190.7017">
            <text:p>190.7017</text:p>
          </table:table-cell>
          <table:table-cell table:formula="of:=[.P21]*1000000" office:value-type="float" office:value="1179.4">
            <text:p>1179.4</text:p>
          </table:table-cell>
          <table:table-cell table:formula="of:=[.Q21]*1000000" office:value-type="float" office:value="92.954">
            <text:p>92.954</text:p>
          </table:table-cell>
          <table:table-cell table:formula="of:=[.R21]*1000000" office:value-type="float" office:value="75.656">
            <text:p>75.656</text:p>
          </table:table-cell>
          <table:table-cell table:formula="of:=[.S21]*1000000" office:value-type="float" office:value="18.818">
            <text:p>18.818</text:p>
          </table:table-cell>
          <table:table-cell table:formula="of:=[.T21]*1000000" office:value-type="float" office:value="0.011308">
            <text:p>0.011308</text:p>
          </table:table-cell>
          <table:table-cell table:formula="of:=[.U21]*1000000" office:value-type="float" office:value="0.8111">
            <text:p>0.8111</text:p>
          </table:table-cell>
          <table:table-cell table:formula="of:=[.V21]*1000000" office:value-type="float" office:value="0.0000000046283">
            <text:p>4.6283E-009</text:p>
          </table:table-cell>
          <table:table-cell table:formula="of:=[.W21]*1000000" office:value-type="float" office:value="1179.4">
            <text:p>1179.4</text:p>
          </table:table-cell>
          <table:table-cell table:formula="of:=[.X21]*1000000" office:value-type="float" office:value="92.954">
            <text:p>92.954</text:p>
          </table:table-cell>
          <table:table-cell table:formula="of:=[.Y21]*1000000" office:value-type="float" office:value="75.657">
            <text:p>75.657</text:p>
          </table:table-cell>
          <table:table-cell table:formula="of:=[.Z21]*1000000" office:value-type="float" office:value="19.452">
            <text:p>19.452</text:p>
          </table:table-cell>
          <table:table-cell table:formula="of:=[.AA21]*1000000" office:value-type="float" office:value="0">
            <text:p>0</text:p>
          </table:table-cell>
          <table:table-cell table:formula="of:=[.AB21]*1000000" office:value-type="float" office:value="0.81108">
            <text:p>0.81108</text:p>
          </table:table-cell>
          <table:table-cell table:formula="of:=[.AC21]*1000000" office:value-type="float" office:value="0.0000000046283">
            <text:p>4.6283E-009</text:p>
          </table:table-cell>
          <table:table-cell office:value-type="float" office:value="0.0011794">
            <text:p>0.0011794</text:p>
          </table:table-cell>
          <table:table-cell table:style-name="ce1" office:value-type="string">
            <text:p>9.2954e-05</text:p>
          </table:table-cell>
          <table:table-cell table:style-name="ce1" office:value-type="string">
            <text:p>7.5656e-05</text:p>
          </table:table-cell>
          <table:table-cell table:style-name="ce1" office:value-type="string">
            <text:p>1.8818e-05</text:p>
          </table:table-cell>
          <table:table-cell table:style-name="ce1" office:value-type="string">
            <text:p>1.1308e-08</text:p>
          </table:table-cell>
          <table:table-cell table:style-name="ce1" office:value-type="string">
            <text:p>8.111e-07</text:p>
          </table:table-cell>
          <table:table-cell table:style-name="ce1" office:value-type="string">
            <text:p>4.6283e-15</text:p>
          </table:table-cell>
          <table:table-cell office:value-type="float" office:value="0.0011794">
            <text:p>0.0011794</text:p>
          </table:table-cell>
          <table:table-cell table:style-name="ce1" office:value-type="string">
            <text:p>9.2954e-05</text:p>
          </table:table-cell>
          <table:table-cell table:style-name="ce1" office:value-type="string">
            <text:p>7.5657e-05</text:p>
          </table:table-cell>
          <table:table-cell table:style-name="ce1" office:value-type="string">
            <text:p>1.9452e-05</text:p>
          </table:table-cell>
          <table:table-cell office:value-type="float" office:value="0">
            <text:p>0</text:p>
          </table:table-cell>
          <table:table-cell table:style-name="ce1" office:value-type="string">
            <text:p>8.1108e-07</text:p>
          </table:table-cell>
          <table:table-cell table:style-name="ce1" office:value-type="string">
            <text:p>4.6283e-15</text:p>
          </table:table-cell>
        </table:table-row>
        <table:table-row table:style-name="ro2">
          <table:table-cell office:value-type="float" office:value="200.7017">
            <text:p>200.7017</text:p>
          </table:table-cell>
          <table:table-cell table:formula="of:=[.P22]*1000000" office:value-type="float" office:value="1162.5">
            <text:p>1162.5</text:p>
          </table:table-cell>
          <table:table-cell table:formula="of:=[.Q22]*1000000" office:value-type="float" office:value="97.642">
            <text:p>97.642</text:p>
          </table:table-cell>
          <table:table-cell table:formula="of:=[.R22]*1000000" office:value-type="float" office:value="88.913">
            <text:p>88.913</text:p>
          </table:table-cell>
          <table:table-cell table:formula="of:=[.S22]*1000000" office:value-type="float" office:value="18.91">
            <text:p>18.91</text:p>
          </table:table-cell>
          <table:table-cell table:formula="of:=[.T22]*1000000" office:value-type="float" office:value="0.012005">
            <text:p>0.012005</text:p>
          </table:table-cell>
          <table:table-cell table:formula="of:=[.U22]*1000000" office:value-type="float" office:value="0.60586">
            <text:p>0.60586</text:p>
          </table:table-cell>
          <table:table-cell table:formula="of:=[.V22]*1000000" office:value-type="float" office:value="0.0000000043961">
            <text:p>4.3961E-009</text:p>
          </table:table-cell>
          <table:table-cell table:formula="of:=[.W22]*1000000" office:value-type="float" office:value="1162.5">
            <text:p>1162.5</text:p>
          </table:table-cell>
          <table:table-cell table:formula="of:=[.X22]*1000000" office:value-type="float" office:value="97.642">
            <text:p>97.642</text:p>
          </table:table-cell>
          <table:table-cell table:formula="of:=[.Y22]*1000000" office:value-type="float" office:value="88.914">
            <text:p>88.914</text:p>
          </table:table-cell>
          <table:table-cell table:formula="of:=[.Z22]*1000000" office:value-type="float" office:value="19.64">
            <text:p>19.64</text:p>
          </table:table-cell>
          <table:table-cell table:formula="of:=[.AA22]*1000000" office:value-type="float" office:value="0">
            <text:p>0</text:p>
          </table:table-cell>
          <table:table-cell table:formula="of:=[.AB22]*1000000" office:value-type="float" office:value="0.60585">
            <text:p>0.60585</text:p>
          </table:table-cell>
          <table:table-cell table:formula="of:=[.AC22]*1000000" office:value-type="float" office:value="0.0000000043961">
            <text:p>4.3961E-009</text:p>
          </table:table-cell>
          <table:table-cell office:value-type="float" office:value="0.0011625">
            <text:p>0.0011625</text:p>
          </table:table-cell>
          <table:table-cell table:style-name="ce1" office:value-type="string">
            <text:p>9.7642e-05</text:p>
          </table:table-cell>
          <table:table-cell table:style-name="ce1" office:value-type="string">
            <text:p>8.8913e-05</text:p>
          </table:table-cell>
          <table:table-cell table:style-name="ce1" office:value-type="string">
            <text:p>1.891e-05</text:p>
          </table:table-cell>
          <table:table-cell table:style-name="ce1" office:value-type="string">
            <text:p>1.2005e-08</text:p>
          </table:table-cell>
          <table:table-cell table:style-name="ce1" office:value-type="string">
            <text:p>6.0586e-07</text:p>
          </table:table-cell>
          <table:table-cell table:style-name="ce1" office:value-type="string">
            <text:p>4.3961e-15</text:p>
          </table:table-cell>
          <table:table-cell office:value-type="float" office:value="0.0011625">
            <text:p>0.0011625</text:p>
          </table:table-cell>
          <table:table-cell table:style-name="ce1" office:value-type="string">
            <text:p>9.7642e-05</text:p>
          </table:table-cell>
          <table:table-cell table:style-name="ce1" office:value-type="string">
            <text:p>8.8914e-05</text:p>
          </table:table-cell>
          <table:table-cell table:style-name="ce1" office:value-type="string">
            <text:p>1.964e-05</text:p>
          </table:table-cell>
          <table:table-cell office:value-type="float" office:value="0">
            <text:p>0</text:p>
          </table:table-cell>
          <table:table-cell table:style-name="ce1" office:value-type="string">
            <text:p>6.0585e-07</text:p>
          </table:table-cell>
          <table:table-cell table:style-name="ce1" office:value-type="string">
            <text:p>4.3961e-15</text:p>
          </table:table-cell>
        </table:table-row>
        <table:table-row table:style-name="ro2">
          <table:table-cell office:value-type="float" office:value="210.7017">
            <text:p>210.7017</text:p>
          </table:table-cell>
          <table:table-cell table:formula="of:=[.P23]*1000000" office:value-type="float" office:value="1146.4">
            <text:p>1146.4</text:p>
          </table:table-cell>
          <table:table-cell table:formula="of:=[.Q23]*1000000" office:value-type="float" office:value="101.29">
            <text:p>101.29</text:p>
          </table:table-cell>
          <table:table-cell table:formula="of:=[.R23]*1000000" office:value-type="float" office:value="102.35">
            <text:p>102.35</text:p>
          </table:table-cell>
          <table:table-cell table:formula="of:=[.S23]*1000000" office:value-type="float" office:value="18.963">
            <text:p>18.963</text:p>
          </table:table-cell>
          <table:table-cell table:formula="of:=[.T23]*1000000" office:value-type="float" office:value="0.012673">
            <text:p>0.012673</text:p>
          </table:table-cell>
          <table:table-cell table:formula="of:=[.U23]*1000000" office:value-type="float" office:value="0.43814">
            <text:p>0.43814</text:p>
          </table:table-cell>
          <table:table-cell table:formula="of:=[.V23]*1000000" office:value-type="float" office:value="0.0000000042053">
            <text:p>4.2053E-009</text:p>
          </table:table-cell>
          <table:table-cell table:formula="of:=[.W23]*1000000" office:value-type="float" office:value="1146.4">
            <text:p>1146.4</text:p>
          </table:table-cell>
          <table:table-cell table:formula="of:=[.X23]*1000000" office:value-type="float" office:value="101.29">
            <text:p>101.29</text:p>
          </table:table-cell>
          <table:table-cell table:formula="of:=[.Y23]*1000000" office:value-type="float" office:value="102.35">
            <text:p>102.35</text:p>
          </table:table-cell>
          <table:table-cell table:formula="of:=[.Z23]*1000000" office:value-type="float" office:value="19.792">
            <text:p>19.792</text:p>
          </table:table-cell>
          <table:table-cell table:formula="of:=[.AA23]*1000000" office:value-type="float" office:value="0">
            <text:p>0</text:p>
          </table:table-cell>
          <table:table-cell table:formula="of:=[.AB23]*1000000" office:value-type="float" office:value="0.43813">
            <text:p>0.43813</text:p>
          </table:table-cell>
          <table:table-cell table:formula="of:=[.AC23]*1000000" office:value-type="float" office:value="0.0000000042053">
            <text:p>4.2053E-009</text:p>
          </table:table-cell>
          <table:table-cell office:value-type="float" office:value="0.0011464">
            <text:p>0.0011464</text:p>
          </table:table-cell>
          <table:table-cell office:value-type="float" office:value="0.00010129">
            <text:p>0.00010129</text:p>
          </table:table-cell>
          <table:table-cell office:value-type="float" office:value="0.00010235">
            <text:p>0.00010235</text:p>
          </table:table-cell>
          <table:table-cell table:style-name="ce1" office:value-type="string">
            <text:p>1.8963e-05</text:p>
          </table:table-cell>
          <table:table-cell table:style-name="ce1" office:value-type="string">
            <text:p>1.2673e-08</text:p>
          </table:table-cell>
          <table:table-cell table:style-name="ce1" office:value-type="string">
            <text:p>4.3814e-07</text:p>
          </table:table-cell>
          <table:table-cell table:style-name="ce1" office:value-type="string">
            <text:p>4.2053e-15</text:p>
          </table:table-cell>
          <table:table-cell office:value-type="float" office:value="0.0011464">
            <text:p>0.0011464</text:p>
          </table:table-cell>
          <table:table-cell office:value-type="float" office:value="0.00010129">
            <text:p>0.00010129</text:p>
          </table:table-cell>
          <table:table-cell office:value-type="float" office:value="0.00010235">
            <text:p>0.00010235</text:p>
          </table:table-cell>
          <table:table-cell table:style-name="ce1" office:value-type="string">
            <text:p>1.9792e-05</text:p>
          </table:table-cell>
          <table:table-cell office:value-type="float" office:value="0">
            <text:p>0</text:p>
          </table:table-cell>
          <table:table-cell table:style-name="ce1" office:value-type="string">
            <text:p>4.3813e-07</text:p>
          </table:table-cell>
          <table:table-cell table:style-name="ce1" office:value-type="string">
            <text:p>4.2053e-15</text:p>
          </table:table-cell>
        </table:table-row>
        <table:table-row table:style-name="ro2">
          <table:table-cell office:value-type="float" office:value="220.7017">
            <text:p>220.7017</text:p>
          </table:table-cell>
          <table:table-cell table:formula="of:=[.P24]*1000000" office:value-type="float" office:value="1131.1">
            <text:p>1131.1</text:p>
          </table:table-cell>
          <table:table-cell table:formula="of:=[.Q24]*1000000" office:value-type="float" office:value="104.09">
            <text:p>104.09</text:p>
          </table:table-cell>
          <table:table-cell table:formula="of:=[.R24]*1000000" office:value-type="float" office:value="115.83">
            <text:p>115.83</text:p>
          </table:table-cell>
          <table:table-cell table:formula="of:=[.S24]*1000000" office:value-type="float" office:value="18.978">
            <text:p>18.978</text:p>
          </table:table-cell>
          <table:table-cell table:formula="of:=[.T24]*1000000" office:value-type="float" office:value="0.013316">
            <text:p>0.013316</text:p>
          </table:table-cell>
          <table:table-cell table:formula="of:=[.U24]*1000000" office:value-type="float" office:value="0.30583">
            <text:p>0.30583</text:p>
          </table:table-cell>
          <table:table-cell table:formula="of:=[.V24]*1000000" office:value-type="float" office:value="0.0000000040423">
            <text:p>0.000000004</text:p>
          </table:table-cell>
          <table:table-cell table:formula="of:=[.W24]*1000000" office:value-type="float" office:value="1131.1">
            <text:p>1131.1</text:p>
          </table:table-cell>
          <table:table-cell table:formula="of:=[.X24]*1000000" office:value-type="float" office:value="104.09">
            <text:p>104.09</text:p>
          </table:table-cell>
          <table:table-cell table:formula="of:=[.Y24]*1000000" office:value-type="float" office:value="115.83">
            <text:p>115.83</text:p>
          </table:table-cell>
          <table:table-cell table:formula="of:=[.Z24]*1000000" office:value-type="float" office:value="19.911">
            <text:p>19.911</text:p>
          </table:table-cell>
          <table:table-cell table:formula="of:=[.AA24]*1000000" office:value-type="float" office:value="0">
            <text:p>0</text:p>
          </table:table-cell>
          <table:table-cell table:formula="of:=[.AB24]*1000000" office:value-type="float" office:value="0.30583">
            <text:p>0.30583</text:p>
          </table:table-cell>
          <table:table-cell table:formula="of:=[.AC24]*1000000" office:value-type="float" office:value="0.0000000040423">
            <text:p>0.000000004</text:p>
          </table:table-cell>
          <table:table-cell office:value-type="float" office:value="0.0011311">
            <text:p>0.0011311</text:p>
          </table:table-cell>
          <table:table-cell office:value-type="float" office:value="0.00010409">
            <text:p>0.00010409</text:p>
          </table:table-cell>
          <table:table-cell office:value-type="float" office:value="0.00011583">
            <text:p>0.00011583</text:p>
          </table:table-cell>
          <table:table-cell table:style-name="ce1" office:value-type="string">
            <text:p>1.8978e-05</text:p>
          </table:table-cell>
          <table:table-cell table:style-name="ce1" office:value-type="string">
            <text:p>1.3316e-08</text:p>
          </table:table-cell>
          <table:table-cell table:style-name="ce1" office:value-type="string">
            <text:p>3.0583e-07</text:p>
          </table:table-cell>
          <table:table-cell table:style-name="ce1" office:value-type="string">
            <text:p>4.0423e-15</text:p>
          </table:table-cell>
          <table:table-cell office:value-type="float" office:value="0.0011311">
            <text:p>0.0011311</text:p>
          </table:table-cell>
          <table:table-cell office:value-type="float" office:value="0.00010409">
            <text:p>0.00010409</text:p>
          </table:table-cell>
          <table:table-cell office:value-type="float" office:value="0.00011583">
            <text:p>0.00011583</text:p>
          </table:table-cell>
          <table:table-cell table:style-name="ce1" office:value-type="string">
            <text:p>1.9911e-05</text:p>
          </table:table-cell>
          <table:table-cell office:value-type="float" office:value="0">
            <text:p>0</text:p>
          </table:table-cell>
          <table:table-cell table:style-name="ce1" office:value-type="string">
            <text:p>3.0583e-07</text:p>
          </table:table-cell>
          <table:table-cell table:style-name="ce1" office:value-type="string">
            <text:p>4.0423e-15</text:p>
          </table:table-cell>
        </table:table-row>
        <table:table-row table:style-name="ro2">
          <table:table-cell office:value-type="float" office:value="230.7017">
            <text:p>230.7017</text:p>
          </table:table-cell>
          <table:table-cell table:formula="of:=[.P25]*1000000" office:value-type="float" office:value="1116.6">
            <text:p>1116.6</text:p>
          </table:table-cell>
          <table:table-cell table:formula="of:=[.Q25]*1000000" office:value-type="float" office:value="106.2">
            <text:p>106.2</text:p>
          </table:table-cell>
          <table:table-cell table:formula="of:=[.R25]*1000000" office:value-type="float" office:value="129.24">
            <text:p>129.24</text:p>
          </table:table-cell>
          <table:table-cell table:formula="of:=[.S25]*1000000" office:value-type="float" office:value="18.958">
            <text:p>18.958</text:p>
          </table:table-cell>
          <table:table-cell table:formula="of:=[.T25]*1000000" office:value-type="float" office:value="0.013936">
            <text:p>0.013936</text:p>
          </table:table-cell>
          <table:table-cell table:formula="of:=[.U25]*1000000" office:value-type="float" office:value="0.2057">
            <text:p>0.2057</text:p>
          </table:table-cell>
          <table:table-cell table:formula="of:=[.V25]*1000000" office:value-type="float" office:value="0.0000000038978">
            <text:p>3.8978E-009</text:p>
          </table:table-cell>
          <table:table-cell table:formula="of:=[.W25]*1000000" office:value-type="float" office:value="1116.6">
            <text:p>1116.6</text:p>
          </table:table-cell>
          <table:table-cell table:formula="of:=[.X25]*1000000" office:value-type="float" office:value="106.2">
            <text:p>106.2</text:p>
          </table:table-cell>
          <table:table-cell table:formula="of:=[.Y25]*1000000" office:value-type="float" office:value="129.25">
            <text:p>129.25</text:p>
          </table:table-cell>
          <table:table-cell table:formula="of:=[.Z25]*1000000" office:value-type="float" office:value="19.999">
            <text:p>19.999</text:p>
          </table:table-cell>
          <table:table-cell table:formula="of:=[.AA25]*1000000" office:value-type="float" office:value="0">
            <text:p>0</text:p>
          </table:table-cell>
          <table:table-cell table:formula="of:=[.AB25]*1000000" office:value-type="float" office:value="0.20569">
            <text:p>0.20569</text:p>
          </table:table-cell>
          <table:table-cell table:formula="of:=[.AC25]*1000000" office:value-type="float" office:value="0.0000000038978">
            <text:p>3.8978E-009</text:p>
          </table:table-cell>
          <table:table-cell office:value-type="float" office:value="0.0011166">
            <text:p>0.0011166</text:p>
          </table:table-cell>
          <table:table-cell office:value-type="float" office:value="0.0001062">
            <text:p>0.0001062</text:p>
          </table:table-cell>
          <table:table-cell office:value-type="float" office:value="0.00012924">
            <text:p>0.00012924</text:p>
          </table:table-cell>
          <table:table-cell table:style-name="ce1" office:value-type="string">
            <text:p>1.8958e-05</text:p>
          </table:table-cell>
          <table:table-cell table:style-name="ce1" office:value-type="string">
            <text:p>1.3936e-08</text:p>
          </table:table-cell>
          <table:table-cell table:style-name="ce1" office:value-type="string">
            <text:p>2.057e-07</text:p>
          </table:table-cell>
          <table:table-cell table:style-name="ce1" office:value-type="string">
            <text:p>3.8978e-15</text:p>
          </table:table-cell>
          <table:table-cell office:value-type="float" office:value="0.0011166">
            <text:p>0.0011166</text:p>
          </table:table-cell>
          <table:table-cell office:value-type="float" office:value="0.0001062">
            <text:p>0.0001062</text:p>
          </table:table-cell>
          <table:table-cell office:value-type="float" office:value="0.00012925">
            <text:p>0.00012925</text:p>
          </table:table-cell>
          <table:table-cell table:style-name="ce1" office:value-type="string">
            <text:p>1.9999e-05</text:p>
          </table:table-cell>
          <table:table-cell office:value-type="float" office:value="0">
            <text:p>0</text:p>
          </table:table-cell>
          <table:table-cell table:style-name="ce1" office:value-type="string">
            <text:p>2.0569e-07</text:p>
          </table:table-cell>
          <table:table-cell table:style-name="ce1" office:value-type="string">
            <text:p>3.8978e-15</text:p>
          </table:table-cell>
        </table:table-row>
        <table:table-row table:style-name="ro2">
          <table:table-cell office:value-type="float" office:value="240.7017">
            <text:p>240.7017</text:p>
          </table:table-cell>
          <table:table-cell table:formula="of:=[.P26]*1000000" office:value-type="float" office:value="1102.6">
            <text:p>1102.6</text:p>
          </table:table-cell>
          <table:table-cell table:formula="of:=[.Q26]*1000000" office:value-type="float" office:value="107.74">
            <text:p>107.74</text:p>
          </table:table-cell>
          <table:table-cell table:formula="of:=[.R26]*1000000" office:value-type="float" office:value="142.52">
            <text:p>142.52</text:p>
          </table:table-cell>
          <table:table-cell table:formula="of:=[.S26]*1000000" office:value-type="float" office:value="18.909">
            <text:p>18.909</text:p>
          </table:table-cell>
          <table:table-cell table:formula="of:=[.T26]*1000000" office:value-type="float" office:value="0.014535">
            <text:p>0.014535</text:p>
          </table:table-cell>
          <table:table-cell table:formula="of:=[.U26]*1000000" office:value-type="float" office:value="0.13322">
            <text:p>0.13322</text:p>
          </table:table-cell>
          <table:table-cell table:formula="of:=[.V26]*1000000" office:value-type="float" office:value="0.0000000037658">
            <text:p>3.7658E-009</text:p>
          </table:table-cell>
          <table:table-cell table:formula="of:=[.W26]*1000000" office:value-type="float" office:value="1102.6">
            <text:p>1102.6</text:p>
          </table:table-cell>
          <table:table-cell table:formula="of:=[.X26]*1000000" office:value-type="float" office:value="107.74">
            <text:p>107.74</text:p>
          </table:table-cell>
          <table:table-cell table:formula="of:=[.Y26]*1000000" office:value-type="float" office:value="142.52">
            <text:p>142.52</text:p>
          </table:table-cell>
          <table:table-cell table:formula="of:=[.Z26]*1000000" office:value-type="float" office:value="20.061">
            <text:p>20.061</text:p>
          </table:table-cell>
          <table:table-cell table:formula="of:=[.AA26]*1000000" office:value-type="float" office:value="0">
            <text:p>0</text:p>
          </table:table-cell>
          <table:table-cell table:formula="of:=[.AB26]*1000000" office:value-type="float" office:value="0.13322">
            <text:p>0.13322</text:p>
          </table:table-cell>
          <table:table-cell table:formula="of:=[.AC26]*1000000" office:value-type="float" office:value="0.0000000037658">
            <text:p>3.7658E-009</text:p>
          </table:table-cell>
          <table:table-cell office:value-type="float" office:value="0.0011026">
            <text:p>0.0011026</text:p>
          </table:table-cell>
          <table:table-cell office:value-type="float" office:value="0.00010774">
            <text:p>0.00010774</text:p>
          </table:table-cell>
          <table:table-cell office:value-type="float" office:value="0.00014252">
            <text:p>0.00014252</text:p>
          </table:table-cell>
          <table:table-cell table:style-name="ce1" office:value-type="string">
            <text:p>1.8909e-05</text:p>
          </table:table-cell>
          <table:table-cell table:style-name="ce1" office:value-type="string">
            <text:p>1.4535e-08</text:p>
          </table:table-cell>
          <table:table-cell table:style-name="ce1" office:value-type="string">
            <text:p>1.3322e-07</text:p>
          </table:table-cell>
          <table:table-cell table:style-name="ce1" office:value-type="string">
            <text:p>3.7658e-15</text:p>
          </table:table-cell>
          <table:table-cell office:value-type="float" office:value="0.0011026">
            <text:p>0.0011026</text:p>
          </table:table-cell>
          <table:table-cell office:value-type="float" office:value="0.00010774">
            <text:p>0.00010774</text:p>
          </table:table-cell>
          <table:table-cell office:value-type="float" office:value="0.00014252">
            <text:p>0.00014252</text:p>
          </table:table-cell>
          <table:table-cell table:style-name="ce1" office:value-type="string">
            <text:p>2.0061e-05</text:p>
          </table:table-cell>
          <table:table-cell office:value-type="float" office:value="0">
            <text:p>0</text:p>
          </table:table-cell>
          <table:table-cell table:style-name="ce1" office:value-type="string">
            <text:p>1.3322e-07</text:p>
          </table:table-cell>
          <table:table-cell table:style-name="ce1" office:value-type="string">
            <text:p>3.7658e-15</text:p>
          </table:table-cell>
        </table:table-row>
        <table:table-row table:style-name="ro2">
          <table:table-cell office:value-type="float" office:value="250.7017">
            <text:p>250.7017</text:p>
          </table:table-cell>
          <table:table-cell table:formula="of:=[.P27]*1000000" office:value-type="float" office:value="1089.3">
            <text:p>1089.3</text:p>
          </table:table-cell>
          <table:table-cell table:formula="of:=[.Q27]*1000000" office:value-type="float" office:value="108.84">
            <text:p>108.84</text:p>
          </table:table-cell>
          <table:table-cell table:formula="of:=[.R27]*1000000" office:value-type="float" office:value="155.59">
            <text:p>155.59</text:p>
          </table:table-cell>
          <table:table-cell table:formula="of:=[.S27]*1000000" office:value-type="float" office:value="18.834">
            <text:p>18.834</text:p>
          </table:table-cell>
          <table:table-cell table:formula="of:=[.T27]*1000000" office:value-type="float" office:value="0.015115">
            <text:p>0.015115</text:p>
          </table:table-cell>
          <table:table-cell table:formula="of:=[.U27]*1000000" office:value-type="float" office:value="0.083119">
            <text:p>0.083119</text:p>
          </table:table-cell>
          <table:table-cell table:formula="of:=[.V27]*1000000" office:value-type="float" office:value="0.0000000036425">
            <text:p>3.6425E-009</text:p>
          </table:table-cell>
          <table:table-cell table:formula="of:=[.W27]*1000000" office:value-type="float" office:value="1089.3">
            <text:p>1089.3</text:p>
          </table:table-cell>
          <table:table-cell table:formula="of:=[.X27]*1000000" office:value-type="float" office:value="108.84">
            <text:p>108.84</text:p>
          </table:table-cell>
          <table:table-cell table:formula="of:=[.Y27]*1000000" office:value-type="float" office:value="155.59">
            <text:p>155.59</text:p>
          </table:table-cell>
          <table:table-cell table:formula="of:=[.Z27]*1000000" office:value-type="float" office:value="20.102">
            <text:p>20.102</text:p>
          </table:table-cell>
          <table:table-cell table:formula="of:=[.AA27]*1000000" office:value-type="float" office:value="0">
            <text:p>0</text:p>
          </table:table-cell>
          <table:table-cell table:formula="of:=[.AB27]*1000000" office:value-type="float" office:value="0.083117">
            <text:p>0.083117</text:p>
          </table:table-cell>
          <table:table-cell table:formula="of:=[.AC27]*1000000" office:value-type="float" office:value="0.0000000036425">
            <text:p>3.6425E-009</text:p>
          </table:table-cell>
          <table:table-cell office:value-type="float" office:value="0.0010893">
            <text:p>0.0010893</text:p>
          </table:table-cell>
          <table:table-cell office:value-type="float" office:value="0.00010884">
            <text:p>0.00010884</text:p>
          </table:table-cell>
          <table:table-cell office:value-type="float" office:value="0.00015559">
            <text:p>0.00015559</text:p>
          </table:table-cell>
          <table:table-cell table:style-name="ce1" office:value-type="string">
            <text:p>1.8834e-05</text:p>
          </table:table-cell>
          <table:table-cell table:style-name="ce1" office:value-type="string">
            <text:p>1.5115e-08</text:p>
          </table:table-cell>
          <table:table-cell table:style-name="ce1" office:value-type="string">
            <text:p>8.3119e-08</text:p>
          </table:table-cell>
          <table:table-cell table:style-name="ce1" office:value-type="string">
            <text:p>3.6425e-15</text:p>
          </table:table-cell>
          <table:table-cell office:value-type="float" office:value="0.0010893">
            <text:p>0.0010893</text:p>
          </table:table-cell>
          <table:table-cell office:value-type="float" office:value="0.00010884">
            <text:p>0.00010884</text:p>
          </table:table-cell>
          <table:table-cell office:value-type="float" office:value="0.00015559">
            <text:p>0.00015559</text:p>
          </table:table-cell>
          <table:table-cell table:style-name="ce1" office:value-type="string">
            <text:p>2.0102e-05</text:p>
          </table:table-cell>
          <table:table-cell office:value-type="float" office:value="0">
            <text:p>0</text:p>
          </table:table-cell>
          <table:table-cell table:style-name="ce1" office:value-type="string">
            <text:p>8.3117e-08</text:p>
          </table:table-cell>
          <table:table-cell table:style-name="ce1" office:value-type="string">
            <text:p>3.6425e-15</text:p>
          </table:table-cell>
        </table:table-row>
        <table:table-row table:style-name="ro2">
          <table:table-cell office:value-type="float" office:value="260.7017">
            <text:p>260.7017</text:p>
          </table:table-cell>
          <table:table-cell table:formula="of:=[.P28]*1000000" office:value-type="float" office:value="1076.5">
            <text:p>1076.5</text:p>
          </table:table-cell>
          <table:table-cell table:formula="of:=[.Q28]*1000000" office:value-type="float" office:value="109.57">
            <text:p>109.57</text:p>
          </table:table-cell>
          <table:table-cell table:formula="of:=[.R28]*1000000" office:value-type="float" office:value="168.43">
            <text:p>168.43</text:p>
          </table:table-cell>
          <table:table-cell table:formula="of:=[.S28]*1000000" office:value-type="float" office:value="18.74">
            <text:p>18.74</text:p>
          </table:table-cell>
          <table:table-cell table:formula="of:=[.T28]*1000000" office:value-type="float" office:value="0.015676">
            <text:p>0.015676</text:p>
          </table:table-cell>
          <table:table-cell table:formula="of:=[.U28]*1000000" office:value-type="float" office:value="0.050023">
            <text:p>0.050023</text:p>
          </table:table-cell>
          <table:table-cell table:formula="of:=[.V28]*1000000" office:value-type="float" office:value="0.0000000035259">
            <text:p>3.5259E-009</text:p>
          </table:table-cell>
          <table:table-cell table:formula="of:=[.W28]*1000000" office:value-type="float" office:value="1076.5">
            <text:p>1076.5</text:p>
          </table:table-cell>
          <table:table-cell table:formula="of:=[.X28]*1000000" office:value-type="float" office:value="109.57">
            <text:p>109.57</text:p>
          </table:table-cell>
          <table:table-cell table:formula="of:=[.Y28]*1000000" office:value-type="float" office:value="168.43">
            <text:p>168.43</text:p>
          </table:table-cell>
          <table:table-cell table:formula="of:=[.Z28]*1000000" office:value-type="float" office:value="20.127">
            <text:p>20.127</text:p>
          </table:table-cell>
          <table:table-cell table:formula="of:=[.AA28]*1000000" office:value-type="float" office:value="0">
            <text:p>0</text:p>
          </table:table-cell>
          <table:table-cell table:formula="of:=[.AB28]*1000000" office:value-type="float" office:value="0.050022">
            <text:p>0.050022</text:p>
          </table:table-cell>
          <table:table-cell table:formula="of:=[.AC28]*1000000" office:value-type="float" office:value="0.0000000035259">
            <text:p>3.5259E-009</text:p>
          </table:table-cell>
          <table:table-cell office:value-type="float" office:value="0.0010765">
            <text:p>0.0010765</text:p>
          </table:table-cell>
          <table:table-cell office:value-type="float" office:value="0.00010957">
            <text:p>0.00010957</text:p>
          </table:table-cell>
          <table:table-cell office:value-type="float" office:value="0.00016843">
            <text:p>0.00016843</text:p>
          </table:table-cell>
          <table:table-cell table:style-name="ce1" office:value-type="string">
            <text:p>1.874e-05</text:p>
          </table:table-cell>
          <table:table-cell table:style-name="ce1" office:value-type="string">
            <text:p>1.5676e-08</text:p>
          </table:table-cell>
          <table:table-cell table:style-name="ce1" office:value-type="string">
            <text:p>5.0023e-08</text:p>
          </table:table-cell>
          <table:table-cell table:style-name="ce1" office:value-type="string">
            <text:p>3.5259e-15</text:p>
          </table:table-cell>
          <table:table-cell office:value-type="float" office:value="0.0010765">
            <text:p>0.0010765</text:p>
          </table:table-cell>
          <table:table-cell office:value-type="float" office:value="0.00010957">
            <text:p>0.00010957</text:p>
          </table:table-cell>
          <table:table-cell office:value-type="float" office:value="0.00016843">
            <text:p>0.00016843</text:p>
          </table:table-cell>
          <table:table-cell table:style-name="ce1" office:value-type="string">
            <text:p>2.0127e-05</text:p>
          </table:table-cell>
          <table:table-cell office:value-type="float" office:value="0">
            <text:p>0</text:p>
          </table:table-cell>
          <table:table-cell table:style-name="ce1" office:value-type="string">
            <text:p>5.0022e-08</text:p>
          </table:table-cell>
          <table:table-cell table:style-name="ce1" office:value-type="string">
            <text:p>3.5259e-15</text:p>
          </table:table-cell>
        </table:table-row>
        <table:table-row table:style-name="ro2">
          <table:table-cell office:value-type="float" office:value="270.7017">
            <text:p>270.7017</text:p>
          </table:table-cell>
          <table:table-cell table:formula="of:=[.P29]*1000000" office:value-type="float" office:value="1064.2">
            <text:p>1064.2</text:p>
          </table:table-cell>
          <table:table-cell table:formula="of:=[.Q29]*1000000" office:value-type="float" office:value="110.03">
            <text:p>110.03</text:p>
          </table:table-cell>
          <table:table-cell table:formula="of:=[.R29]*1000000" office:value-type="float" office:value="181.01">
            <text:p>181.01</text:p>
          </table:table-cell>
          <table:table-cell table:formula="of:=[.S29]*1000000" office:value-type="float" office:value="18.632">
            <text:p>18.632</text:p>
          </table:table-cell>
          <table:table-cell table:formula="of:=[.T29]*1000000" office:value-type="float" office:value="0.016221">
            <text:p>0.016221</text:p>
          </table:table-cell>
          <table:table-cell table:formula="of:=[.U29]*1000000" office:value-type="float" office:value="0.029092">
            <text:p>0.029092</text:p>
          </table:table-cell>
          <table:table-cell table:formula="of:=[.V29]*1000000" office:value-type="float" office:value="0.0000000034147">
            <text:p>3.4147E-009</text:p>
          </table:table-cell>
          <table:table-cell table:formula="of:=[.W29]*1000000" office:value-type="float" office:value="1064.2">
            <text:p>1064.2</text:p>
          </table:table-cell>
          <table:table-cell table:formula="of:=[.X29]*1000000" office:value-type="float" office:value="110.03">
            <text:p>110.03</text:p>
          </table:table-cell>
          <table:table-cell table:formula="of:=[.Y29]*1000000" office:value-type="float" office:value="181.01">
            <text:p>181.01</text:p>
          </table:table-cell>
          <table:table-cell table:formula="of:=[.Z29]*1000000" office:value-type="float" office:value="20.14">
            <text:p>20.14</text:p>
          </table:table-cell>
          <table:table-cell table:formula="of:=[.AA29]*1000000" office:value-type="float" office:value="0">
            <text:p>0</text:p>
          </table:table-cell>
          <table:table-cell table:formula="of:=[.AB29]*1000000" office:value-type="float" office:value="0.029091">
            <text:p>0.029091</text:p>
          </table:table-cell>
          <table:table-cell table:formula="of:=[.AC29]*1000000" office:value-type="float" office:value="0.0000000034147">
            <text:p>3.4147E-009</text:p>
          </table:table-cell>
          <table:table-cell office:value-type="float" office:value="0.0010642">
            <text:p>0.0010642</text:p>
          </table:table-cell>
          <table:table-cell office:value-type="float" office:value="0.00011003">
            <text:p>0.00011003</text:p>
          </table:table-cell>
          <table:table-cell office:value-type="float" office:value="0.00018101">
            <text:p>0.00018101</text:p>
          </table:table-cell>
          <table:table-cell table:style-name="ce1" office:value-type="string">
            <text:p>1.8632e-05</text:p>
          </table:table-cell>
          <table:table-cell table:style-name="ce1" office:value-type="string">
            <text:p>1.6221e-08</text:p>
          </table:table-cell>
          <table:table-cell table:style-name="ce1" office:value-type="string">
            <text:p>2.9092e-08</text:p>
          </table:table-cell>
          <table:table-cell table:style-name="ce1" office:value-type="string">
            <text:p>3.4147e-15</text:p>
          </table:table-cell>
          <table:table-cell office:value-type="float" office:value="0.0010642">
            <text:p>0.0010642</text:p>
          </table:table-cell>
          <table:table-cell office:value-type="float" office:value="0.00011003">
            <text:p>0.00011003</text:p>
          </table:table-cell>
          <table:table-cell office:value-type="float" office:value="0.00018101">
            <text:p>0.00018101</text:p>
          </table:table-cell>
          <table:table-cell table:style-name="ce1" office:value-type="string">
            <text:p>2.014e-05</text:p>
          </table:table-cell>
          <table:table-cell office:value-type="float" office:value="0">
            <text:p>0</text:p>
          </table:table-cell>
          <table:table-cell table:style-name="ce1" office:value-type="string">
            <text:p>2.9091e-08</text:p>
          </table:table-cell>
          <table:table-cell table:style-name="ce1" office:value-type="string">
            <text:p>3.4147e-15</text:p>
          </table:table-cell>
        </table:table-row>
        <table:table-row table:style-name="ro2">
          <table:table-cell office:value-type="float" office:value="280.7017">
            <text:p>280.7017</text:p>
          </table:table-cell>
          <table:table-cell table:formula="of:=[.P30]*1000000" office:value-type="float" office:value="1052.4">
            <text:p>1052.4</text:p>
          </table:table-cell>
          <table:table-cell table:formula="of:=[.Q30]*1000000" office:value-type="float" office:value="110.26">
            <text:p>110.26</text:p>
          </table:table-cell>
          <table:table-cell table:formula="of:=[.R30]*1000000" office:value-type="float" office:value="193.32">
            <text:p>193.32</text:p>
          </table:table-cell>
          <table:table-cell table:formula="of:=[.S30]*1000000" office:value-type="float" office:value="18.513">
            <text:p>18.513</text:p>
          </table:table-cell>
          <table:table-cell table:formula="of:=[.T30]*1000000" office:value-type="float" office:value="0.01675">
            <text:p>0.01675</text:p>
          </table:table-cell>
          <table:table-cell table:formula="of:=[.U30]*1000000" office:value-type="float" office:value="0.016384">
            <text:p>0.016384</text:p>
          </table:table-cell>
          <table:table-cell table:formula="of:=[.V30]*1000000" office:value-type="float" office:value="0.0000000033081">
            <text:p>3.3081E-009</text:p>
          </table:table-cell>
          <table:table-cell table:formula="of:=[.W30]*1000000" office:value-type="float" office:value="1052.4">
            <text:p>1052.4</text:p>
          </table:table-cell>
          <table:table-cell table:formula="of:=[.X30]*1000000" office:value-type="float" office:value="110.26">
            <text:p>110.26</text:p>
          </table:table-cell>
          <table:table-cell table:formula="of:=[.Y30]*1000000" office:value-type="float" office:value="193.32">
            <text:p>193.32</text:p>
          </table:table-cell>
          <table:table-cell table:formula="of:=[.Z30]*1000000" office:value-type="float" office:value="20.146">
            <text:p>20.146</text:p>
          </table:table-cell>
          <table:table-cell table:formula="of:=[.AA30]*1000000" office:value-type="float" office:value="0">
            <text:p>0</text:p>
          </table:table-cell>
          <table:table-cell table:formula="of:=[.AB30]*1000000" office:value-type="float" office:value="0.016384">
            <text:p>0.016384</text:p>
          </table:table-cell>
          <table:table-cell table:formula="of:=[.AC30]*1000000" office:value-type="float" office:value="0.0000000033081">
            <text:p>3.3081E-009</text:p>
          </table:table-cell>
          <table:table-cell office:value-type="float" office:value="0.0010524">
            <text:p>0.0010524</text:p>
          </table:table-cell>
          <table:table-cell office:value-type="float" office:value="0.00011026">
            <text:p>0.00011026</text:p>
          </table:table-cell>
          <table:table-cell office:value-type="float" office:value="0.00019332">
            <text:p>0.00019332</text:p>
          </table:table-cell>
          <table:table-cell table:style-name="ce1" office:value-type="string">
            <text:p>1.8513e-05</text:p>
          </table:table-cell>
          <table:table-cell table:style-name="ce1" office:value-type="string">
            <text:p>1.675e-08</text:p>
          </table:table-cell>
          <table:table-cell table:style-name="ce1" office:value-type="string">
            <text:p>1.6384e-08</text:p>
          </table:table-cell>
          <table:table-cell table:style-name="ce1" office:value-type="string">
            <text:p>3.3081e-15</text:p>
          </table:table-cell>
          <table:table-cell office:value-type="float" office:value="0.0010524">
            <text:p>0.0010524</text:p>
          </table:table-cell>
          <table:table-cell office:value-type="float" office:value="0.00011026">
            <text:p>0.00011026</text:p>
          </table:table-cell>
          <table:table-cell office:value-type="float" office:value="0.00019332">
            <text:p>0.00019332</text:p>
          </table:table-cell>
          <table:table-cell table:style-name="ce1" office:value-type="string">
            <text:p>2.0146e-05</text:p>
          </table:table-cell>
          <table:table-cell office:value-type="float" office:value="0">
            <text:p>0</text:p>
          </table:table-cell>
          <table:table-cell table:style-name="ce1" office:value-type="string">
            <text:p>1.6384e-08</text:p>
          </table:table-cell>
          <table:table-cell table:style-name="ce1" office:value-type="string">
            <text:p>3.3081e-15</text:p>
          </table:table-cell>
        </table:table-row>
        <table:table-row table:style-name="ro2">
          <table:table-cell office:value-type="float" office:value="290.7017">
            <text:p>290.7017</text:p>
          </table:table-cell>
          <table:table-cell table:formula="of:=[.P31]*1000000" office:value-type="float" office:value="1041">
            <text:p>1041</text:p>
          </table:table-cell>
          <table:table-cell table:formula="of:=[.Q31]*1000000" office:value-type="float" office:value="110.31">
            <text:p>110.31</text:p>
          </table:table-cell>
          <table:table-cell table:formula="of:=[.R31]*1000000" office:value-type="float" office:value="205.35">
            <text:p>205.35</text:p>
          </table:table-cell>
          <table:table-cell table:formula="of:=[.S31]*1000000" office:value-type="float" office:value="18.387">
            <text:p>18.387</text:p>
          </table:table-cell>
          <table:table-cell table:formula="of:=[.T31]*1000000" office:value-type="float" office:value="0.017265">
            <text:p>0.017265</text:p>
          </table:table-cell>
          <table:table-cell table:formula="of:=[.U31]*1000000" office:value-type="float" office:value="0.0089555">
            <text:p>0.0089555</text:p>
          </table:table-cell>
          <table:table-cell table:formula="of:=[.V31]*1000000" office:value-type="float" office:value="0.0000000032054">
            <text:p>3.2054E-009</text:p>
          </table:table-cell>
          <table:table-cell table:formula="of:=[.W31]*1000000" office:value-type="float" office:value="1040.9">
            <text:p>1040.9</text:p>
          </table:table-cell>
          <table:table-cell table:formula="of:=[.X31]*1000000" office:value-type="float" office:value="110.31">
            <text:p>110.31</text:p>
          </table:table-cell>
          <table:table-cell table:formula="of:=[.Y31]*1000000" office:value-type="float" office:value="205.35">
            <text:p>205.35</text:p>
          </table:table-cell>
          <table:table-cell table:formula="of:=[.Z31]*1000000" office:value-type="float" office:value="20.147">
            <text:p>20.147</text:p>
          </table:table-cell>
          <table:table-cell table:formula="of:=[.AA31]*1000000" office:value-type="float" office:value="0">
            <text:p>0</text:p>
          </table:table-cell>
          <table:table-cell table:formula="of:=[.AB31]*1000000" office:value-type="float" office:value="0.0089553">
            <text:p>0.0089553</text:p>
          </table:table-cell>
          <table:table-cell table:formula="of:=[.AC31]*1000000" office:value-type="float" office:value="0.0000000032054">
            <text:p>3.2054E-009</text:p>
          </table:table-cell>
          <table:table-cell office:value-type="float" office:value="0.001041">
            <text:p>0.001041</text:p>
          </table:table-cell>
          <table:table-cell office:value-type="float" office:value="0.00011031">
            <text:p>0.00011031</text:p>
          </table:table-cell>
          <table:table-cell office:value-type="float" office:value="0.00020535">
            <text:p>0.00020535</text:p>
          </table:table-cell>
          <table:table-cell table:style-name="ce1" office:value-type="string">
            <text:p>1.8387e-05</text:p>
          </table:table-cell>
          <table:table-cell table:style-name="ce1" office:value-type="string">
            <text:p>1.7265e-08</text:p>
          </table:table-cell>
          <table:table-cell table:style-name="ce1" office:value-type="string">
            <text:p>8.9555e-09</text:p>
          </table:table-cell>
          <table:table-cell table:style-name="ce1" office:value-type="string">
            <text:p>3.2054e-15</text:p>
          </table:table-cell>
          <table:table-cell office:value-type="float" office:value="0.0010409">
            <text:p>0.0010409</text:p>
          </table:table-cell>
          <table:table-cell office:value-type="float" office:value="0.00011031">
            <text:p>0.00011031</text:p>
          </table:table-cell>
          <table:table-cell office:value-type="float" office:value="0.00020535">
            <text:p>0.00020535</text:p>
          </table:table-cell>
          <table:table-cell table:style-name="ce1" office:value-type="string">
            <text:p>2.0147e-05</text:p>
          </table:table-cell>
          <table:table-cell office:value-type="float" office:value="0">
            <text:p>0</text:p>
          </table:table-cell>
          <table:table-cell table:style-name="ce1" office:value-type="string">
            <text:p>8.9553e-09</text:p>
          </table:table-cell>
          <table:table-cell table:style-name="ce1" office:value-type="string">
            <text:p>3.2054e-15</text:p>
          </table:table-cell>
        </table:table-row>
        <table:table-row table:style-name="ro2">
          <table:table-cell office:value-type="float" office:value="300.7017">
            <text:p>300.7017</text:p>
          </table:table-cell>
          <table:table-cell table:formula="of:=[.P32]*1000000" office:value-type="float" office:value="1029.9">
            <text:p>1029.9</text:p>
          </table:table-cell>
          <table:table-cell table:formula="of:=[.Q32]*1000000" office:value-type="float" office:value="110.22">
            <text:p>110.22</text:p>
          </table:table-cell>
          <table:table-cell table:formula="of:=[.R32]*1000000" office:value-type="float" office:value="217.1">
            <text:p>217.1</text:p>
          </table:table-cell>
          <table:table-cell table:formula="of:=[.S32]*1000000" office:value-type="float" office:value="18.255">
            <text:p>18.255</text:p>
          </table:table-cell>
          <table:table-cell table:formula="of:=[.T32]*1000000" office:value-type="float" office:value="0.017765">
            <text:p>0.017765</text:p>
          </table:table-cell>
          <table:table-cell table:formula="of:=[.U32]*1000000" office:value-type="float" office:value="0.0047613">
            <text:p>0.0047613</text:p>
          </table:table-cell>
          <table:table-cell table:formula="of:=[.V32]*1000000" office:value-type="float" office:value="0.0000000031064">
            <text:p>3.1064E-009</text:p>
          </table:table-cell>
          <table:table-cell table:formula="of:=[.W32]*1000000" office:value-type="float" office:value="1029.9">
            <text:p>1029.9</text:p>
          </table:table-cell>
          <table:table-cell table:formula="of:=[.X32]*1000000" office:value-type="float" office:value="110.22">
            <text:p>110.22</text:p>
          </table:table-cell>
          <table:table-cell table:formula="of:=[.Y32]*1000000" office:value-type="float" office:value="217.1">
            <text:p>217.1</text:p>
          </table:table-cell>
          <table:table-cell table:formula="of:=[.Z32]*1000000" office:value-type="float" office:value="20.145">
            <text:p>20.145</text:p>
          </table:table-cell>
          <table:table-cell table:formula="of:=[.AA32]*1000000" office:value-type="float" office:value="0">
            <text:p>0</text:p>
          </table:table-cell>
          <table:table-cell table:formula="of:=[.AB32]*1000000" office:value-type="float" office:value="0.0047612">
            <text:p>0.0047612</text:p>
          </table:table-cell>
          <table:table-cell table:formula="of:=[.AC32]*1000000" office:value-type="float" office:value="0.0000000031064">
            <text:p>3.1064E-009</text:p>
          </table:table-cell>
          <table:table-cell office:value-type="float" office:value="0.0010299">
            <text:p>0.0010299</text:p>
          </table:table-cell>
          <table:table-cell office:value-type="float" office:value="0.00011022">
            <text:p>0.00011022</text:p>
          </table:table-cell>
          <table:table-cell office:value-type="float" office:value="0.0002171">
            <text:p>0.0002171</text:p>
          </table:table-cell>
          <table:table-cell table:style-name="ce1" office:value-type="string">
            <text:p>1.8255e-05</text:p>
          </table:table-cell>
          <table:table-cell table:style-name="ce1" office:value-type="string">
            <text:p>1.7765e-08</text:p>
          </table:table-cell>
          <table:table-cell table:style-name="ce1" office:value-type="string">
            <text:p>4.7613e-09</text:p>
          </table:table-cell>
          <table:table-cell table:style-name="ce1" office:value-type="string">
            <text:p>3.1064e-15</text:p>
          </table:table-cell>
          <table:table-cell office:value-type="float" office:value="0.0010299">
            <text:p>0.0010299</text:p>
          </table:table-cell>
          <table:table-cell office:value-type="float" office:value="0.00011022">
            <text:p>0.00011022</text:p>
          </table:table-cell>
          <table:table-cell office:value-type="float" office:value="0.0002171">
            <text:p>0.0002171</text:p>
          </table:table-cell>
          <table:table-cell table:style-name="ce1" office:value-type="string">
            <text:p>2.0145e-05</text:p>
          </table:table-cell>
          <table:table-cell office:value-type="float" office:value="0">
            <text:p>0</text:p>
          </table:table-cell>
          <table:table-cell table:style-name="ce1" office:value-type="string">
            <text:p>4.7612e-09</text:p>
          </table:table-cell>
          <table:table-cell table:style-name="ce1" office:value-type="string">
            <text:p>3.1064e-15</text:p>
          </table:table-cell>
        </table:table-row>
        <table:table-row table:style-name="ro2">
          <table:table-cell office:value-type="float" office:value="310.7017">
            <text:p>310.7017</text:p>
          </table:table-cell>
          <table:table-cell table:formula="of:=[.P33]*1000000" office:value-type="float" office:value="1019.2">
            <text:p>1019.2</text:p>
          </table:table-cell>
          <table:table-cell table:formula="of:=[.Q33]*1000000" office:value-type="float" office:value="110.03">
            <text:p>110.03</text:p>
          </table:table-cell>
          <table:table-cell table:formula="of:=[.R33]*1000000" office:value-type="float" office:value="228.58">
            <text:p>228.58</text:p>
          </table:table-cell>
          <table:table-cell table:formula="of:=[.S33]*1000000" office:value-type="float" office:value="18.119">
            <text:p>18.119</text:p>
          </table:table-cell>
          <table:table-cell table:formula="of:=[.T33]*1000000" office:value-type="float" office:value="0.018252">
            <text:p>0.018252</text:p>
          </table:table-cell>
          <table:table-cell table:formula="of:=[.U33]*1000000" office:value-type="float" office:value="0.0024672">
            <text:p>0.0024672</text:p>
          </table:table-cell>
          <table:table-cell table:formula="of:=[.V33]*1000000" office:value-type="float" office:value="0.0000000030108">
            <text:p>0.000000003</text:p>
          </table:table-cell>
          <table:table-cell table:formula="of:=[.W33]*1000000" office:value-type="float" office:value="1019.2">
            <text:p>1019.2</text:p>
          </table:table-cell>
          <table:table-cell table:formula="of:=[.X33]*1000000" office:value-type="float" office:value="110.03">
            <text:p>110.03</text:p>
          </table:table-cell>
          <table:table-cell table:formula="of:=[.Y33]*1000000" office:value-type="float" office:value="228.58">
            <text:p>228.58</text:p>
          </table:table-cell>
          <table:table-cell table:formula="of:=[.Z33]*1000000" office:value-type="float" office:value="20.142">
            <text:p>20.142</text:p>
          </table:table-cell>
          <table:table-cell table:formula="of:=[.AA33]*1000000" office:value-type="float" office:value="0">
            <text:p>0</text:p>
          </table:table-cell>
          <table:table-cell table:formula="of:=[.AB33]*1000000" office:value-type="float" office:value="0.0024672">
            <text:p>0.0024672</text:p>
          </table:table-cell>
          <table:table-cell table:formula="of:=[.AC33]*1000000" office:value-type="float" office:value="0.0000000030108">
            <text:p>0.000000003</text:p>
          </table:table-cell>
          <table:table-cell office:value-type="float" office:value="0.0010192">
            <text:p>0.0010192</text:p>
          </table:table-cell>
          <table:table-cell office:value-type="float" office:value="0.00011003">
            <text:p>0.00011003</text:p>
          </table:table-cell>
          <table:table-cell office:value-type="float" office:value="0.00022858">
            <text:p>0.00022858</text:p>
          </table:table-cell>
          <table:table-cell table:style-name="ce1" office:value-type="string">
            <text:p>1.8119e-05</text:p>
          </table:table-cell>
          <table:table-cell table:style-name="ce1" office:value-type="string">
            <text:p>1.8252e-08</text:p>
          </table:table-cell>
          <table:table-cell table:style-name="ce1" office:value-type="string">
            <text:p>2.4672e-09</text:p>
          </table:table-cell>
          <table:table-cell table:style-name="ce1" office:value-type="string">
            <text:p>3.0108e-15</text:p>
          </table:table-cell>
          <table:table-cell office:value-type="float" office:value="0.0010192">
            <text:p>0.0010192</text:p>
          </table:table-cell>
          <table:table-cell office:value-type="float" office:value="0.00011003">
            <text:p>0.00011003</text:p>
          </table:table-cell>
          <table:table-cell office:value-type="float" office:value="0.00022858">
            <text:p>0.00022858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2.4672e-09</text:p>
          </table:table-cell>
          <table:table-cell table:style-name="ce1" office:value-type="string">
            <text:p>3.0108e-15</text:p>
          </table:table-cell>
        </table:table-row>
        <table:table-row table:style-name="ro2">
          <table:table-cell office:value-type="float" office:value="320.7017">
            <text:p>320.7017</text:p>
          </table:table-cell>
          <table:table-cell table:formula="of:=[.P34]*1000000" office:value-type="float" office:value="1008.9">
            <text:p>1008.9</text:p>
          </table:table-cell>
          <table:table-cell table:formula="of:=[.Q34]*1000000" office:value-type="float" office:value="109.75">
            <text:p>109.75</text:p>
          </table:table-cell>
          <table:table-cell table:formula="of:=[.R34]*1000000" office:value-type="float" office:value="239.79">
            <text:p>239.79</text:p>
          </table:table-cell>
          <table:table-cell table:formula="of:=[.S34]*1000000" office:value-type="float" office:value="17.981">
            <text:p>17.981</text:p>
          </table:table-cell>
          <table:table-cell table:formula="of:=[.T34]*1000000" office:value-type="float" office:value="0.018727">
            <text:p>0.018727</text:p>
          </table:table-cell>
          <table:table-cell table:formula="of:=[.U34]*1000000" office:value-type="float" office:value="0.0012484">
            <text:p>0.0012484</text:p>
          </table:table-cell>
          <table:table-cell table:formula="of:=[.V34]*1000000" office:value-type="float" office:value="0.0000000029183">
            <text:p>2.9183E-009</text:p>
          </table:table-cell>
          <table:table-cell table:formula="of:=[.W34]*1000000" office:value-type="float" office:value="1008.9">
            <text:p>1008.9</text:p>
          </table:table-cell>
          <table:table-cell table:formula="of:=[.X34]*1000000" office:value-type="float" office:value="109.75">
            <text:p>109.75</text:p>
          </table:table-cell>
          <table:table-cell table:formula="of:=[.Y34]*1000000" office:value-type="float" office:value="239.79">
            <text:p>239.79</text:p>
          </table:table-cell>
          <table:table-cell table:formula="of:=[.Z34]*1000000" office:value-type="float" office:value="20.138">
            <text:p>20.138</text:p>
          </table:table-cell>
          <table:table-cell table:formula="of:=[.AA34]*1000000" office:value-type="float" office:value="0">
            <text:p>0</text:p>
          </table:table-cell>
          <table:table-cell table:formula="of:=[.AB34]*1000000" office:value-type="float" office:value="0.0012483">
            <text:p>0.0012483</text:p>
          </table:table-cell>
          <table:table-cell table:formula="of:=[.AC34]*1000000" office:value-type="float" office:value="0.0000000029183">
            <text:p>2.9183E-009</text:p>
          </table:table-cell>
          <table:table-cell office:value-type="float" office:value="0.0010089">
            <text:p>0.0010089</text:p>
          </table:table-cell>
          <table:table-cell office:value-type="float" office:value="0.00010975">
            <text:p>0.00010975</text:p>
          </table:table-cell>
          <table:table-cell office:value-type="float" office:value="0.00023979">
            <text:p>0.00023979</text:p>
          </table:table-cell>
          <table:table-cell table:style-name="ce1" office:value-type="string">
            <text:p>1.7981e-05</text:p>
          </table:table-cell>
          <table:table-cell table:style-name="ce1" office:value-type="string">
            <text:p>1.8727e-08</text:p>
          </table:table-cell>
          <table:table-cell table:style-name="ce1" office:value-type="string">
            <text:p>1.2484e-09</text:p>
          </table:table-cell>
          <table:table-cell table:style-name="ce1" office:value-type="string">
            <text:p>2.9183e-15</text:p>
          </table:table-cell>
          <table:table-cell office:value-type="float" office:value="0.0010089">
            <text:p>0.0010089</text:p>
          </table:table-cell>
          <table:table-cell office:value-type="float" office:value="0.00010975">
            <text:p>0.00010975</text:p>
          </table:table-cell>
          <table:table-cell office:value-type="float" office:value="0.00023979">
            <text:p>0.00023979</text:p>
          </table:table-cell>
          <table:table-cell table:style-name="ce1" office:value-type="string">
            <text:p>2.0138e-05</text:p>
          </table:table-cell>
          <table:table-cell office:value-type="float" office:value="0">
            <text:p>0</text:p>
          </table:table-cell>
          <table:table-cell table:style-name="ce1" office:value-type="string">
            <text:p>1.2483e-09</text:p>
          </table:table-cell>
          <table:table-cell table:style-name="ce1" office:value-type="string">
            <text:p>2.9183e-15</text:p>
          </table:table-cell>
        </table:table-row>
        <table:table-row table:style-name="ro2">
          <table:table-cell office:value-type="float" office:value="330.7017">
            <text:p>330.7017</text:p>
          </table:table-cell>
          <table:table-cell table:formula="of:=[.P35]*1000000" office:value-type="float" office:value="998.79">
            <text:p>998.79</text:p>
          </table:table-cell>
          <table:table-cell table:formula="of:=[.Q35]*1000000" office:value-type="float" office:value="109.4">
            <text:p>109.4</text:p>
          </table:table-cell>
          <table:table-cell table:formula="of:=[.R35]*1000000" office:value-type="float" office:value="250.74">
            <text:p>250.74</text:p>
          </table:table-cell>
          <table:table-cell table:formula="of:=[.S35]*1000000" office:value-type="float" office:value="17.84">
            <text:p>17.84</text:p>
          </table:table-cell>
          <table:table-cell table:formula="of:=[.T35]*1000000" office:value-type="float" office:value="0.01919">
            <text:p>0.01919</text:p>
          </table:table-cell>
          <table:table-cell table:formula="of:=[.U35]*1000000" office:value-type="float" office:value="0.00061778">
            <text:p>0.00061778</text:p>
          </table:table-cell>
          <table:table-cell table:formula="of:=[.V35]*1000000" office:value-type="float" office:value="0.0000000028288">
            <text:p>2.8288E-009</text:p>
          </table:table-cell>
          <table:table-cell table:formula="of:=[.W35]*1000000" office:value-type="float" office:value="998.79">
            <text:p>998.79</text:p>
          </table:table-cell>
          <table:table-cell table:formula="of:=[.X35]*1000000" office:value-type="float" office:value="109.4">
            <text:p>109.4</text:p>
          </table:table-cell>
          <table:table-cell table:formula="of:=[.Y35]*1000000" office:value-type="float" office:value="250.74">
            <text:p>250.74</text:p>
          </table:table-cell>
          <table:table-cell table:formula="of:=[.Z35]*1000000" office:value-type="float" office:value="20.134">
            <text:p>20.134</text:p>
          </table:table-cell>
          <table:table-cell table:formula="of:=[.AA35]*1000000" office:value-type="float" office:value="0">
            <text:p>0</text:p>
          </table:table-cell>
          <table:table-cell table:formula="of:=[.AB35]*1000000" office:value-type="float" office:value="0.00061776">
            <text:p>0.00061776</text:p>
          </table:table-cell>
          <table:table-cell table:formula="of:=[.AC35]*1000000" office:value-type="float" office:value="0.0000000028288">
            <text:p>2.8288E-009</text:p>
          </table:table-cell>
          <table:table-cell office:value-type="float" office:value="0.00099879">
            <text:p>0.00099879</text:p>
          </table:table-cell>
          <table:table-cell office:value-type="float" office:value="0.0001094">
            <text:p>0.0001094</text:p>
          </table:table-cell>
          <table:table-cell office:value-type="float" office:value="0.00025074">
            <text:p>0.00025074</text:p>
          </table:table-cell>
          <table:table-cell table:style-name="ce1" office:value-type="string">
            <text:p>1.784e-05</text:p>
          </table:table-cell>
          <table:table-cell table:style-name="ce1" office:value-type="string">
            <text:p>1.919e-08</text:p>
          </table:table-cell>
          <table:table-cell table:style-name="ce1" office:value-type="string">
            <text:p>6.1778e-10</text:p>
          </table:table-cell>
          <table:table-cell table:style-name="ce1" office:value-type="string">
            <text:p>2.8288e-15</text:p>
          </table:table-cell>
          <table:table-cell office:value-type="float" office:value="0.00099879">
            <text:p>0.00099879</text:p>
          </table:table-cell>
          <table:table-cell office:value-type="float" office:value="0.0001094">
            <text:p>0.0001094</text:p>
          </table:table-cell>
          <table:table-cell office:value-type="float" office:value="0.00025074">
            <text:p>0.00025074</text:p>
          </table:table-cell>
          <table:table-cell table:style-name="ce1" office:value-type="string">
            <text:p>2.0134e-05</text:p>
          </table:table-cell>
          <table:table-cell office:value-type="float" office:value="0">
            <text:p>0</text:p>
          </table:table-cell>
          <table:table-cell table:style-name="ce1" office:value-type="string">
            <text:p>6.1776e-10</text:p>
          </table:table-cell>
          <table:table-cell table:style-name="ce1" office:value-type="string">
            <text:p>2.8288e-15</text:p>
          </table:table-cell>
        </table:table-row>
        <table:table-row table:style-name="ro2">
          <table:table-cell office:value-type="float" office:value="340.7017">
            <text:p>340.7017</text:p>
          </table:table-cell>
          <table:table-cell table:formula="of:=[.P36]*1000000" office:value-type="float" office:value="989">
            <text:p>989</text:p>
          </table:table-cell>
          <table:table-cell table:formula="of:=[.Q36]*1000000" office:value-type="float" office:value="108.99">
            <text:p>108.99</text:p>
          </table:table-cell>
          <table:table-cell table:formula="of:=[.R36]*1000000" office:value-type="float" office:value="261.44">
            <text:p>261.44</text:p>
          </table:table-cell>
          <table:table-cell table:formula="of:=[.S36]*1000000" office:value-type="float" office:value="17.696">
            <text:p>17.696</text:p>
          </table:table-cell>
          <table:table-cell table:formula="of:=[.T36]*1000000" office:value-type="float" office:value="0.019642">
            <text:p>0.019642</text:p>
          </table:table-cell>
          <table:table-cell table:formula="of:=[.U36]*1000000" office:value-type="float" office:value="0.00029945">
            <text:p>0.00029945</text:p>
          </table:table-cell>
          <table:table-cell table:formula="of:=[.V36]*1000000" office:value-type="float" office:value="0.0000000027422">
            <text:p>2.7422E-009</text:p>
          </table:table-cell>
          <table:table-cell table:formula="of:=[.W36]*1000000" office:value-type="float" office:value="989">
            <text:p>989</text:p>
          </table:table-cell>
          <table:table-cell table:formula="of:=[.X36]*1000000" office:value-type="float" office:value="108.99">
            <text:p>108.99</text:p>
          </table:table-cell>
          <table:table-cell table:formula="of:=[.Y36]*1000000" office:value-type="float" office:value="261.44">
            <text:p>261.44</text:p>
          </table:table-cell>
          <table:table-cell table:formula="of:=[.Z36]*1000000" office:value-type="float" office:value="20.13">
            <text:p>20.13</text:p>
          </table:table-cell>
          <table:table-cell table:formula="of:=[.AA36]*1000000" office:value-type="float" office:value="0">
            <text:p>0</text:p>
          </table:table-cell>
          <table:table-cell table:formula="of:=[.AB36]*1000000" office:value-type="float" office:value="0.00029944">
            <text:p>0.00029944</text:p>
          </table:table-cell>
          <table:table-cell table:formula="of:=[.AC36]*1000000" office:value-type="float" office:value="0.0000000027422">
            <text:p>2.7422E-009</text:p>
          </table:table-cell>
          <table:table-cell office:value-type="float" office:value="0.000989">
            <text:p>0.000989</text:p>
          </table:table-cell>
          <table:table-cell office:value-type="float" office:value="0.00010899">
            <text:p>0.00010899</text:p>
          </table:table-cell>
          <table:table-cell office:value-type="float" office:value="0.00026144">
            <text:p>0.00026144</text:p>
          </table:table-cell>
          <table:table-cell table:style-name="ce1" office:value-type="string">
            <text:p>1.7696e-05</text:p>
          </table:table-cell>
          <table:table-cell table:style-name="ce1" office:value-type="string">
            <text:p>1.9642e-08</text:p>
          </table:table-cell>
          <table:table-cell table:style-name="ce1" office:value-type="string">
            <text:p>2.9945e-10</text:p>
          </table:table-cell>
          <table:table-cell table:style-name="ce1" office:value-type="string">
            <text:p>2.7422e-15</text:p>
          </table:table-cell>
          <table:table-cell office:value-type="float" office:value="0.000989">
            <text:p>0.000989</text:p>
          </table:table-cell>
          <table:table-cell office:value-type="float" office:value="0.00010899">
            <text:p>0.00010899</text:p>
          </table:table-cell>
          <table:table-cell office:value-type="float" office:value="0.00026144">
            <text:p>0.00026144</text:p>
          </table:table-cell>
          <table:table-cell table:style-name="ce1" office:value-type="string">
            <text:p>2.013e-05</text:p>
          </table:table-cell>
          <table:table-cell office:value-type="float" office:value="0">
            <text:p>0</text:p>
          </table:table-cell>
          <table:table-cell table:style-name="ce1" office:value-type="string">
            <text:p>2.9944e-10</text:p>
          </table:table-cell>
          <table:table-cell table:style-name="ce1" office:value-type="string">
            <text:p>2.7422e-15</text:p>
          </table:table-cell>
        </table:table-row>
        <table:table-row table:style-name="ro2">
          <table:table-cell office:value-type="float" office:value="350.7017">
            <text:p>350.7017</text:p>
          </table:table-cell>
          <table:table-cell table:formula="of:=[.P37]*1000000" office:value-type="float" office:value="979.46">
            <text:p>979.46</text:p>
          </table:table-cell>
          <table:table-cell table:formula="of:=[.Q37]*1000000" office:value-type="float" office:value="108.55">
            <text:p>108.55</text:p>
          </table:table-cell>
          <table:table-cell table:formula="of:=[.R37]*1000000" office:value-type="float" office:value="271.89">
            <text:p>271.89</text:p>
          </table:table-cell>
          <table:table-cell table:formula="of:=[.S37]*1000000" office:value-type="float" office:value="17.551">
            <text:p>17.551</text:p>
          </table:table-cell>
          <table:table-cell table:formula="of:=[.T37]*1000000" office:value-type="float" office:value="0.020083">
            <text:p>0.020083</text:p>
          </table:table-cell>
          <table:table-cell table:formula="of:=[.U37]*1000000" office:value-type="float" office:value="0.00014236">
            <text:p>0.00014236</text:p>
          </table:table-cell>
          <table:table-cell table:formula="of:=[.V37]*1000000" office:value-type="float" office:value="0.0000000026583">
            <text:p>2.6583E-009</text:p>
          </table:table-cell>
          <table:table-cell table:formula="of:=[.W37]*1000000" office:value-type="float" office:value="979.46">
            <text:p>979.46</text:p>
          </table:table-cell>
          <table:table-cell table:formula="of:=[.X37]*1000000" office:value-type="float" office:value="108.55">
            <text:p>108.55</text:p>
          </table:table-cell>
          <table:table-cell table:formula="of:=[.Y37]*1000000" office:value-type="float" office:value="271.9">
            <text:p>271.9</text:p>
          </table:table-cell>
          <table:table-cell table:formula="of:=[.Z37]*1000000" office:value-type="float" office:value="20.127">
            <text:p>20.127</text:p>
          </table:table-cell>
          <table:table-cell table:formula="of:=[.AA37]*1000000" office:value-type="float" office:value="0">
            <text:p>0</text:p>
          </table:table-cell>
          <table:table-cell table:formula="of:=[.AB37]*1000000" office:value-type="float" office:value="0.00014236">
            <text:p>0.00014236</text:p>
          </table:table-cell>
          <table:table-cell table:formula="of:=[.AC37]*1000000" office:value-type="float" office:value="0.0000000026583">
            <text:p>2.6583E-009</text:p>
          </table:table-cell>
          <table:table-cell office:value-type="float" office:value="0.00097946">
            <text:p>0.00097946</text:p>
          </table:table-cell>
          <table:table-cell office:value-type="float" office:value="0.00010855">
            <text:p>0.00010855</text:p>
          </table:table-cell>
          <table:table-cell office:value-type="float" office:value="0.00027189">
            <text:p>0.00027189</text:p>
          </table:table-cell>
          <table:table-cell table:style-name="ce1" office:value-type="string">
            <text:p>1.7551e-05</text:p>
          </table:table-cell>
          <table:table-cell table:style-name="ce1" office:value-type="string">
            <text:p>2.0083e-08</text:p>
          </table:table-cell>
          <table:table-cell table:style-name="ce1" office:value-type="string">
            <text:p>1.4236e-10</text:p>
          </table:table-cell>
          <table:table-cell table:style-name="ce1" office:value-type="string">
            <text:p>2.6583e-15</text:p>
          </table:table-cell>
          <table:table-cell office:value-type="float" office:value="0.00097946">
            <text:p>0.00097946</text:p>
          </table:table-cell>
          <table:table-cell office:value-type="float" office:value="0.00010855">
            <text:p>0.00010855</text:p>
          </table:table-cell>
          <table:table-cell office:value-type="float" office:value="0.0002719">
            <text:p>0.0002719</text:p>
          </table:table-cell>
          <table:table-cell table:style-name="ce1" office:value-type="string">
            <text:p>2.0127e-05</text:p>
          </table:table-cell>
          <table:table-cell office:value-type="float" office:value="0">
            <text:p>0</text:p>
          </table:table-cell>
          <table:table-cell table:style-name="ce1" office:value-type="string">
            <text:p>1.4236e-10</text:p>
          </table:table-cell>
          <table:table-cell table:style-name="ce1" office:value-type="string">
            <text:p>2.6583e-15</text:p>
          </table:table-cell>
        </table:table-row>
        <table:table-row table:style-name="ro2">
          <table:table-cell office:value-type="float" office:value="360.7017">
            <text:p>360.7017</text:p>
          </table:table-cell>
          <table:table-cell table:formula="of:=[.P38]*1000000" office:value-type="float" office:value="970.16">
            <text:p>970.16</text:p>
          </table:table-cell>
          <table:table-cell table:formula="of:=[.Q38]*1000000" office:value-type="float" office:value="108.08">
            <text:p>108.08</text:p>
          </table:table-cell>
          <table:table-cell table:formula="of:=[.R38]*1000000" office:value-type="float" office:value="282.12">
            <text:p>282.12</text:p>
          </table:table-cell>
          <table:table-cell table:formula="of:=[.S38]*1000000" office:value-type="float" office:value="17.404">
            <text:p>17.404</text:p>
          </table:table-cell>
          <table:table-cell table:formula="of:=[.T38]*1000000" office:value-type="float" office:value="0.020514">
            <text:p>0.020514</text:p>
          </table:table-cell>
          <table:table-cell table:formula="of:=[.U38]*1000000" office:value-type="float" office:value="0.000066452">
            <text:p>0.000066452</text:p>
          </table:table-cell>
          <table:table-cell table:formula="of:=[.V38]*1000000" office:value-type="float" office:value="0.000000002577">
            <text:p>2.577E-009</text:p>
          </table:table-cell>
          <table:table-cell table:formula="of:=[.W38]*1000000" office:value-type="float" office:value="970.16">
            <text:p>970.16</text:p>
          </table:table-cell>
          <table:table-cell table:formula="of:=[.X38]*1000000" office:value-type="float" office:value="108.07">
            <text:p>108.07</text:p>
          </table:table-cell>
          <table:table-cell table:formula="of:=[.Y38]*1000000" office:value-type="float" office:value="282.12">
            <text:p>282.12</text:p>
          </table:table-cell>
          <table:table-cell table:formula="of:=[.Z38]*1000000" office:value-type="float" office:value="20.123">
            <text:p>20.123</text:p>
          </table:table-cell>
          <table:table-cell table:formula="of:=[.AA38]*1000000" office:value-type="float" office:value="0">
            <text:p>0</text:p>
          </table:table-cell>
          <table:table-cell table:formula="of:=[.AB38]*1000000" office:value-type="float" office:value="0.00006645">
            <text:p>0.00006645</text:p>
          </table:table-cell>
          <table:table-cell table:formula="of:=[.AC38]*1000000" office:value-type="float" office:value="0.000000002577">
            <text:p>2.577E-009</text:p>
          </table:table-cell>
          <table:table-cell office:value-type="float" office:value="0.00097016">
            <text:p>0.00097016</text:p>
          </table:table-cell>
          <table:table-cell office:value-type="float" office:value="0.00010808">
            <text:p>0.00010808</text:p>
          </table:table-cell>
          <table:table-cell office:value-type="float" office:value="0.00028212">
            <text:p>0.00028212</text:p>
          </table:table-cell>
          <table:table-cell table:style-name="ce1" office:value-type="string">
            <text:p>1.7404e-05</text:p>
          </table:table-cell>
          <table:table-cell table:style-name="ce1" office:value-type="string">
            <text:p>2.0514e-08</text:p>
          </table:table-cell>
          <table:table-cell table:style-name="ce1" office:value-type="string">
            <text:p>6.6452e-11</text:p>
          </table:table-cell>
          <table:table-cell table:style-name="ce1" office:value-type="string">
            <text:p>2.577e-15</text:p>
          </table:table-cell>
          <table:table-cell office:value-type="float" office:value="0.00097016">
            <text:p>0.00097016</text:p>
          </table:table-cell>
          <table:table-cell office:value-type="float" office:value="0.00010807">
            <text:p>0.00010807</text:p>
          </table:table-cell>
          <table:table-cell office:value-type="float" office:value="0.00028212">
            <text:p>0.00028212</text:p>
          </table:table-cell>
          <table:table-cell table:style-name="ce1" office:value-type="string">
            <text:p>2.0123e-05</text:p>
          </table:table-cell>
          <table:table-cell office:value-type="float" office:value="0">
            <text:p>0</text:p>
          </table:table-cell>
          <table:table-cell table:style-name="ce1" office:value-type="string">
            <text:p>6.645e-11</text:p>
          </table:table-cell>
          <table:table-cell table:style-name="ce1" office:value-type="string">
            <text:p>2.577e-15</text:p>
          </table:table-cell>
        </table:table-row>
        <table:table-row table:style-name="ro2">
          <table:table-cell office:value-type="float" office:value="370.7017">
            <text:p>370.7017</text:p>
          </table:table-cell>
          <table:table-cell table:formula="of:=[.P39]*1000000" office:value-type="float" office:value="961.09">
            <text:p>961.09</text:p>
          </table:table-cell>
          <table:table-cell table:formula="of:=[.Q39]*1000000" office:value-type="float" office:value="107.58">
            <text:p>107.58</text:p>
          </table:table-cell>
          <table:table-cell table:formula="of:=[.R39]*1000000" office:value-type="float" office:value="292.13">
            <text:p>292.13</text:p>
          </table:table-cell>
          <table:table-cell table:formula="of:=[.S39]*1000000" office:value-type="float" office:value="17.255">
            <text:p>17.255</text:p>
          </table:table-cell>
          <table:table-cell table:formula="of:=[.T39]*1000000" office:value-type="float" office:value="0.020935">
            <text:p>0.020935</text:p>
          </table:table-cell>
          <table:table-cell table:formula="of:=[.U39]*1000000" office:value-type="float" office:value="0.000030488">
            <text:p>0.000030488</text:p>
          </table:table-cell>
          <table:table-cell table:formula="of:=[.V39]*1000000" office:value-type="float" office:value="0.0000000024983">
            <text:p>2.4983E-009</text:p>
          </table:table-cell>
          <table:table-cell table:formula="of:=[.W39]*1000000" office:value-type="float" office:value="961.09">
            <text:p>961.09</text:p>
          </table:table-cell>
          <table:table-cell table:formula="of:=[.X39]*1000000" office:value-type="float" office:value="107.57">
            <text:p>107.57</text:p>
          </table:table-cell>
          <table:table-cell table:formula="of:=[.Y39]*1000000" office:value-type="float" office:value="292.13">
            <text:p>292.13</text:p>
          </table:table-cell>
          <table:table-cell table:formula="of:=[.Z39]*1000000" office:value-type="float" office:value="20.12">
            <text:p>20.12</text:p>
          </table:table-cell>
          <table:table-cell table:formula="of:=[.AA39]*1000000" office:value-type="float" office:value="0">
            <text:p>0</text:p>
          </table:table-cell>
          <table:table-cell table:formula="of:=[.AB39]*1000000" office:value-type="float" office:value="0.000030487">
            <text:p>0.000030487</text:p>
          </table:table-cell>
          <table:table-cell table:formula="of:=[.AC39]*1000000" office:value-type="float" office:value="0.0000000024983">
            <text:p>2.4983E-009</text:p>
          </table:table-cell>
          <table:table-cell office:value-type="float" office:value="0.00096109">
            <text:p>0.00096109</text:p>
          </table:table-cell>
          <table:table-cell office:value-type="float" office:value="0.00010758">
            <text:p>0.00010758</text:p>
          </table:table-cell>
          <table:table-cell office:value-type="float" office:value="0.00029213">
            <text:p>0.00029213</text:p>
          </table:table-cell>
          <table:table-cell table:style-name="ce1" office:value-type="string">
            <text:p>1.7255e-05</text:p>
          </table:table-cell>
          <table:table-cell table:style-name="ce1" office:value-type="string">
            <text:p>2.0935e-08</text:p>
          </table:table-cell>
          <table:table-cell table:style-name="ce1" office:value-type="string">
            <text:p>3.0488e-11</text:p>
          </table:table-cell>
          <table:table-cell table:style-name="ce1" office:value-type="string">
            <text:p>2.4983e-15</text:p>
          </table:table-cell>
          <table:table-cell office:value-type="float" office:value="0.00096109">
            <text:p>0.00096109</text:p>
          </table:table-cell>
          <table:table-cell office:value-type="float" office:value="0.00010757">
            <text:p>0.00010757</text:p>
          </table:table-cell>
          <table:table-cell office:value-type="float" office:value="0.00029213">
            <text:p>0.00029213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3.0487e-11</text:p>
          </table:table-cell>
          <table:table-cell table:style-name="ce1" office:value-type="string">
            <text:p>2.4983e-15</text:p>
          </table:table-cell>
        </table:table-row>
        <table:table-row table:style-name="ro2">
          <table:table-cell office:value-type="float" office:value="380.7017">
            <text:p>380.7017</text:p>
          </table:table-cell>
          <table:table-cell table:formula="of:=[.P40]*1000000" office:value-type="float" office:value="952.22">
            <text:p>952.22</text:p>
          </table:table-cell>
          <table:table-cell table:formula="of:=[.Q40]*1000000" office:value-type="float" office:value="107.06">
            <text:p>107.06</text:p>
          </table:table-cell>
          <table:table-cell table:formula="of:=[.R40]*1000000" office:value-type="float" office:value="301.94">
            <text:p>301.94</text:p>
          </table:table-cell>
          <table:table-cell table:formula="of:=[.S40]*1000000" office:value-type="float" office:value="17.105">
            <text:p>17.105</text:p>
          </table:table-cell>
          <table:table-cell table:formula="of:=[.T40]*1000000" office:value-type="float" office:value="0.021346">
            <text:p>0.021346</text:p>
          </table:table-cell>
          <table:table-cell table:formula="of:=[.U40]*1000000" office:value-type="float" office:value="0.000013761">
            <text:p>0.000013761</text:p>
          </table:table-cell>
          <table:table-cell table:formula="of:=[.V40]*1000000" office:value-type="float" office:value="0.000000002422">
            <text:p>2.422E-009</text:p>
          </table:table-cell>
          <table:table-cell table:formula="of:=[.W40]*1000000" office:value-type="float" office:value="952.21">
            <text:p>952.21</text:p>
          </table:table-cell>
          <table:table-cell table:formula="of:=[.X40]*1000000" office:value-type="float" office:value="107.06">
            <text:p>107.06</text:p>
          </table:table-cell>
          <table:table-cell table:formula="of:=[.Y40]*1000000" office:value-type="float" office:value="301.94">
            <text:p>301.94</text:p>
          </table:table-cell>
          <table:table-cell table:formula="of:=[.Z40]*1000000" office:value-type="float" office:value="20.117">
            <text:p>20.117</text:p>
          </table:table-cell>
          <table:table-cell table:formula="of:=[.AA40]*1000000" office:value-type="float" office:value="0">
            <text:p>0</text:p>
          </table:table-cell>
          <table:table-cell table:formula="of:=[.AB40]*1000000" office:value-type="float" office:value="0.000013761">
            <text:p>0.000013761</text:p>
          </table:table-cell>
          <table:table-cell table:formula="of:=[.AC40]*1000000" office:value-type="float" office:value="0.000000002422">
            <text:p>2.422E-009</text:p>
          </table:table-cell>
          <table:table-cell office:value-type="float" office:value="0.00095222">
            <text:p>0.00095222</text:p>
          </table:table-cell>
          <table:table-cell office:value-type="float" office:value="0.00010706">
            <text:p>0.00010706</text:p>
          </table:table-cell>
          <table:table-cell office:value-type="float" office:value="0.00030194">
            <text:p>0.00030194</text:p>
          </table:table-cell>
          <table:table-cell table:style-name="ce1" office:value-type="string">
            <text:p>1.7105e-05</text:p>
          </table:table-cell>
          <table:table-cell table:style-name="ce1" office:value-type="string">
            <text:p>2.1346e-08</text:p>
          </table:table-cell>
          <table:table-cell table:style-name="ce1" office:value-type="string">
            <text:p>1.3761e-11</text:p>
          </table:table-cell>
          <table:table-cell table:style-name="ce1" office:value-type="string">
            <text:p>2.422e-15</text:p>
          </table:table-cell>
          <table:table-cell office:value-type="float" office:value="0.00095221">
            <text:p>0.00095221</text:p>
          </table:table-cell>
          <table:table-cell office:value-type="float" office:value="0.00010706">
            <text:p>0.00010706</text:p>
          </table:table-cell>
          <table:table-cell office:value-type="float" office:value="0.00030194">
            <text:p>0.00030194</text:p>
          </table:table-cell>
          <table:table-cell table:style-name="ce1" office:value-type="string">
            <text:p>2.0117e-05</text:p>
          </table:table-cell>
          <table:table-cell office:value-type="float" office:value="0">
            <text:p>0</text:p>
          </table:table-cell>
          <table:table-cell table:style-name="ce1" office:value-type="string">
            <text:p>1.3761e-11</text:p>
          </table:table-cell>
          <table:table-cell table:style-name="ce1" office:value-type="string">
            <text:p>2.422e-15</text:p>
          </table:table-cell>
        </table:table-row>
        <table:table-row table:style-name="ro2">
          <table:table-cell office:value-type="float" office:value="390.7017">
            <text:p>390.7017</text:p>
          </table:table-cell>
          <table:table-cell table:formula="of:=[.P41]*1000000" office:value-type="float" office:value="943.54">
            <text:p>943.54</text:p>
          </table:table-cell>
          <table:table-cell table:formula="of:=[.Q41]*1000000" office:value-type="float" office:value="106.52">
            <text:p>106.52</text:p>
          </table:table-cell>
          <table:table-cell table:formula="of:=[.R41]*1000000" office:value-type="float" office:value="311.54">
            <text:p>311.54</text:p>
          </table:table-cell>
          <table:table-cell table:formula="of:=[.S41]*1000000" office:value-type="float" office:value="16.953">
            <text:p>16.953</text:p>
          </table:table-cell>
          <table:table-cell table:formula="of:=[.T41]*1000000" office:value-type="float" office:value="0.021748">
            <text:p>0.021748</text:p>
          </table:table-cell>
          <table:table-cell table:formula="of:=[.U41]*1000000" office:value-type="float" office:value="0.0000061153">
            <text:p>6.1153E-006</text:p>
          </table:table-cell>
          <table:table-cell table:formula="of:=[.V41]*1000000" office:value-type="float" office:value="0.0000000023481">
            <text:p>2.3481E-009</text:p>
          </table:table-cell>
          <table:table-cell table:formula="of:=[.W41]*1000000" office:value-type="float" office:value="943.54">
            <text:p>943.54</text:p>
          </table:table-cell>
          <table:table-cell table:formula="of:=[.X41]*1000000" office:value-type="float" office:value="106.52">
            <text:p>106.52</text:p>
          </table:table-cell>
          <table:table-cell table:formula="of:=[.Y41]*1000000" office:value-type="float" office:value="311.54">
            <text:p>311.54</text:p>
          </table:table-cell>
          <table:table-cell table:formula="of:=[.Z41]*1000000" office:value-type="float" office:value="20.114">
            <text:p>20.114</text:p>
          </table:table-cell>
          <table:table-cell table:formula="of:=[.AA41]*1000000" office:value-type="float" office:value="0">
            <text:p>0</text:p>
          </table:table-cell>
          <table:table-cell table:formula="of:=[.AB41]*1000000" office:value-type="float" office:value="0.0000061152">
            <text:p>6.1152E-006</text:p>
          </table:table-cell>
          <table:table-cell table:formula="of:=[.AC41]*1000000" office:value-type="float" office:value="0.0000000023481">
            <text:p>2.3481E-009</text:p>
          </table:table-cell>
          <table:table-cell office:value-type="float" office:value="0.00094354">
            <text:p>0.00094354</text:p>
          </table:table-cell>
          <table:table-cell office:value-type="float" office:value="0.00010652">
            <text:p>0.00010652</text:p>
          </table:table-cell>
          <table:table-cell office:value-type="float" office:value="0.00031154">
            <text:p>0.00031154</text:p>
          </table:table-cell>
          <table:table-cell table:style-name="ce1" office:value-type="string">
            <text:p>1.6953e-05</text:p>
          </table:table-cell>
          <table:table-cell table:style-name="ce1" office:value-type="string">
            <text:p>2.1748e-08</text:p>
          </table:table-cell>
          <table:table-cell table:style-name="ce1" office:value-type="string">
            <text:p>6.1153e-12</text:p>
          </table:table-cell>
          <table:table-cell table:style-name="ce1" office:value-type="string">
            <text:p>2.3481e-15</text:p>
          </table:table-cell>
          <table:table-cell office:value-type="float" office:value="0.00094354">
            <text:p>0.00094354</text:p>
          </table:table-cell>
          <table:table-cell office:value-type="float" office:value="0.00010652">
            <text:p>0.00010652</text:p>
          </table:table-cell>
          <table:table-cell office:value-type="float" office:value="0.00031154">
            <text:p>0.00031154</text:p>
          </table:table-cell>
          <table:table-cell table:style-name="ce1" office:value-type="string">
            <text:p>2.0114e-05</text:p>
          </table:table-cell>
          <table:table-cell office:value-type="float" office:value="0">
            <text:p>0</text:p>
          </table:table-cell>
          <table:table-cell table:style-name="ce1" office:value-type="string">
            <text:p>6.1152e-12</text:p>
          </table:table-cell>
          <table:table-cell table:style-name="ce1" office:value-type="string">
            <text:p>2.3481e-15</text:p>
          </table:table-cell>
        </table:table-row>
        <table:table-row table:style-name="ro2">
          <table:table-cell office:value-type="float" office:value="400.7017">
            <text:p>400.7017</text:p>
          </table:table-cell>
          <table:table-cell table:formula="of:=[.P42]*1000000" office:value-type="float" office:value="935.04">
            <text:p>935.04</text:p>
          </table:table-cell>
          <table:table-cell table:formula="of:=[.Q42]*1000000" office:value-type="float" office:value="105.98">
            <text:p>105.98</text:p>
          </table:table-cell>
          <table:table-cell table:formula="of:=[.R42]*1000000" office:value-type="float" office:value="320.96">
            <text:p>320.96</text:p>
          </table:table-cell>
          <table:table-cell table:formula="of:=[.S42]*1000000" office:value-type="float" office:value="16.8">
            <text:p>16.8</text:p>
          </table:table-cell>
          <table:table-cell table:formula="of:=[.T42]*1000000" office:value-type="float" office:value="0.022142">
            <text:p>0.022142</text:p>
          </table:table-cell>
          <table:table-cell table:formula="of:=[.U42]*1000000" office:value-type="float" office:value="0.0000026777">
            <text:p>2.6777E-006</text:p>
          </table:table-cell>
          <table:table-cell table:formula="of:=[.V42]*1000000" office:value-type="float" office:value="0.0000000022765">
            <text:p>2.2765E-009</text:p>
          </table:table-cell>
          <table:table-cell table:formula="of:=[.W42]*1000000" office:value-type="float" office:value="935.04">
            <text:p>935.04</text:p>
          </table:table-cell>
          <table:table-cell table:formula="of:=[.X42]*1000000" office:value-type="float" office:value="105.98">
            <text:p>105.98</text:p>
          </table:table-cell>
          <table:table-cell table:formula="of:=[.Y42]*1000000" office:value-type="float" office:value="320.96">
            <text:p>320.96</text:p>
          </table:table-cell>
          <table:table-cell table:formula="of:=[.Z42]*1000000" office:value-type="float" office:value="20.111">
            <text:p>20.111</text:p>
          </table:table-cell>
          <table:table-cell table:formula="of:=[.AA42]*1000000" office:value-type="float" office:value="0">
            <text:p>0</text:p>
          </table:table-cell>
          <table:table-cell table:formula="of:=[.AB42]*1000000" office:value-type="float" office:value="0.0000026776">
            <text:p>2.6776E-006</text:p>
          </table:table-cell>
          <table:table-cell table:formula="of:=[.AC42]*1000000" office:value-type="float" office:value="0.0000000022765">
            <text:p>2.2765E-009</text:p>
          </table:table-cell>
          <table:table-cell office:value-type="float" office:value="0.00093504">
            <text:p>0.00093504</text:p>
          </table:table-cell>
          <table:table-cell office:value-type="float" office:value="0.00010598">
            <text:p>0.00010598</text:p>
          </table:table-cell>
          <table:table-cell office:value-type="float" office:value="0.00032096">
            <text:p>0.00032096</text:p>
          </table:table-cell>
          <table:table-cell table:style-name="ce1" office:value-type="string">
            <text:p>1.68e-05</text:p>
          </table:table-cell>
          <table:table-cell table:style-name="ce1" office:value-type="string">
            <text:p>2.2142e-08</text:p>
          </table:table-cell>
          <table:table-cell table:style-name="ce1" office:value-type="string">
            <text:p>2.6777e-12</text:p>
          </table:table-cell>
          <table:table-cell table:style-name="ce1" office:value-type="string">
            <text:p>2.2765e-15</text:p>
          </table:table-cell>
          <table:table-cell office:value-type="float" office:value="0.00093504">
            <text:p>0.00093504</text:p>
          </table:table-cell>
          <table:table-cell office:value-type="float" office:value="0.00010598">
            <text:p>0.00010598</text:p>
          </table:table-cell>
          <table:table-cell office:value-type="float" office:value="0.00032096">
            <text:p>0.00032096</text:p>
          </table:table-cell>
          <table:table-cell table:style-name="ce1" office:value-type="string">
            <text:p>2.0111e-05</text:p>
          </table:table-cell>
          <table:table-cell office:value-type="float" office:value="0">
            <text:p>0</text:p>
          </table:table-cell>
          <table:table-cell table:style-name="ce1" office:value-type="string">
            <text:p>2.6776e-12</text:p>
          </table:table-cell>
          <table:table-cell table:style-name="ce1" office:value-type="string">
            <text:p>2.2765e-15</text:p>
          </table:table-cell>
        </table:table-row>
        <table:table-row table:style-name="ro2">
          <table:table-cell office:value-type="float" office:value="410.7017">
            <text:p>410.7017</text:p>
          </table:table-cell>
          <table:table-cell table:formula="of:=[.P43]*1000000" office:value-type="float" office:value="926.71">
            <text:p>926.71</text:p>
          </table:table-cell>
          <table:table-cell table:formula="of:=[.Q43]*1000000" office:value-type="float" office:value="105.42">
            <text:p>105.42</text:p>
          </table:table-cell>
          <table:table-cell table:formula="of:=[.R43]*1000000" office:value-type="float" office:value="330.2">
            <text:p>330.2</text:p>
          </table:table-cell>
          <table:table-cell table:formula="of:=[.S43]*1000000" office:value-type="float" office:value="16.645">
            <text:p>16.645</text:p>
          </table:table-cell>
          <table:table-cell table:formula="of:=[.T43]*1000000" office:value-type="float" office:value="0.022528">
            <text:p>0.022528</text:p>
          </table:table-cell>
          <table:table-cell table:formula="of:=[.U43]*1000000" office:value-type="float" office:value="0.000001156">
            <text:p>0.000001156</text:p>
          </table:table-cell>
          <table:table-cell table:formula="of:=[.V43]*1000000" office:value-type="float" office:value="0.000000002207">
            <text:p>2.207E-009</text:p>
          </table:table-cell>
          <table:table-cell table:formula="of:=[.W43]*1000000" office:value-type="float" office:value="926.7">
            <text:p>926.7</text:p>
          </table:table-cell>
          <table:table-cell table:formula="of:=[.X43]*1000000" office:value-type="float" office:value="105.42">
            <text:p>105.42</text:p>
          </table:table-cell>
          <table:table-cell table:formula="of:=[.Y43]*1000000" office:value-type="float" office:value="330.2">
            <text:p>330.2</text:p>
          </table:table-cell>
          <table:table-cell table:formula="of:=[.Z43]*1000000" office:value-type="float" office:value="20.109">
            <text:p>20.109</text:p>
          </table:table-cell>
          <table:table-cell table:formula="of:=[.AA43]*1000000" office:value-type="float" office:value="0">
            <text:p>0</text:p>
          </table:table-cell>
          <table:table-cell table:formula="of:=[.AB43]*1000000" office:value-type="float" office:value="0.000001156">
            <text:p>0.000001156</text:p>
          </table:table-cell>
          <table:table-cell table:formula="of:=[.AC43]*1000000" office:value-type="float" office:value="0.000000002207">
            <text:p>2.207E-009</text:p>
          </table:table-cell>
          <table:table-cell office:value-type="float" office:value="0.00092671">
            <text:p>0.00092671</text:p>
          </table:table-cell>
          <table:table-cell office:value-type="float" office:value="0.00010542">
            <text:p>0.00010542</text:p>
          </table:table-cell>
          <table:table-cell office:value-type="float" office:value="0.0003302">
            <text:p>0.0003302</text:p>
          </table:table-cell>
          <table:table-cell table:style-name="ce1" office:value-type="string">
            <text:p>1.6645e-05</text:p>
          </table:table-cell>
          <table:table-cell table:style-name="ce1" office:value-type="string">
            <text:p>2.2528e-08</text:p>
          </table:table-cell>
          <table:table-cell table:style-name="ce1" office:value-type="string">
            <text:p>1.156e-12</text:p>
          </table:table-cell>
          <table:table-cell table:style-name="ce1" office:value-type="string">
            <text:p>2.207e-15</text:p>
          </table:table-cell>
          <table:table-cell office:value-type="float" office:value="0.0009267">
            <text:p>0.0009267</text:p>
          </table:table-cell>
          <table:table-cell office:value-type="float" office:value="0.00010542">
            <text:p>0.00010542</text:p>
          </table:table-cell>
          <table:table-cell office:value-type="float" office:value="0.0003302">
            <text:p>0.0003302</text:p>
          </table:table-cell>
          <table:table-cell table:style-name="ce1" office:value-type="string">
            <text:p>2.0109e-05</text:p>
          </table:table-cell>
          <table:table-cell office:value-type="float" office:value="0">
            <text:p>0</text:p>
          </table:table-cell>
          <table:table-cell table:style-name="ce1" office:value-type="string">
            <text:p>1.156e-12</text:p>
          </table:table-cell>
          <table:table-cell table:style-name="ce1" office:value-type="string">
            <text:p>2.207e-15</text:p>
          </table:table-cell>
        </table:table-row>
        <table:table-row table:style-name="ro2">
          <table:table-cell office:value-type="float" office:value="420.7017">
            <text:p>420.7017</text:p>
          </table:table-cell>
          <table:table-cell table:formula="of:=[.P44]*1000000" office:value-type="float" office:value="918.53">
            <text:p>918.53</text:p>
          </table:table-cell>
          <table:table-cell table:formula="of:=[.Q44]*1000000" office:value-type="float" office:value="104.86">
            <text:p>104.86</text:p>
          </table:table-cell>
          <table:table-cell table:formula="of:=[.R44]*1000000" office:value-type="float" office:value="339.27">
            <text:p>339.27</text:p>
          </table:table-cell>
          <table:table-cell table:formula="of:=[.S44]*1000000" office:value-type="float" office:value="16.489">
            <text:p>16.489</text:p>
          </table:table-cell>
          <table:table-cell table:formula="of:=[.T44]*1000000" office:value-type="float" office:value="0.022905">
            <text:p>0.022905</text:p>
          </table:table-cell>
          <table:table-cell table:formula="of:=[.U44]*1000000" office:value-type="float" office:value="0.00000049237">
            <text:p>4.9237E-007</text:p>
          </table:table-cell>
          <table:table-cell table:formula="of:=[.V44]*1000000" office:value-type="float" office:value="0.0000000021398">
            <text:p>2.1398E-009</text:p>
          </table:table-cell>
          <table:table-cell table:formula="of:=[.W44]*1000000" office:value-type="float" office:value="918.53">
            <text:p>918.53</text:p>
          </table:table-cell>
          <table:table-cell table:formula="of:=[.X44]*1000000" office:value-type="float" office:value="104.86">
            <text:p>104.86</text:p>
          </table:table-cell>
          <table:table-cell table:formula="of:=[.Y44]*1000000" office:value-type="float" office:value="339.27">
            <text:p>339.27</text:p>
          </table:table-cell>
          <table:table-cell table:formula="of:=[.Z44]*1000000" office:value-type="float" office:value="20.107">
            <text:p>20.107</text:p>
          </table:table-cell>
          <table:table-cell table:formula="of:=[.AA44]*1000000" office:value-type="float" office:value="0">
            <text:p>0</text:p>
          </table:table-cell>
          <table:table-cell table:formula="of:=[.AB44]*1000000" office:value-type="float" office:value="0.00000049236">
            <text:p>4.9236E-007</text:p>
          </table:table-cell>
          <table:table-cell table:formula="of:=[.AC44]*1000000" office:value-type="float" office:value="0.0000000021397">
            <text:p>2.1397E-009</text:p>
          </table:table-cell>
          <table:table-cell office:value-type="float" office:value="0.00091853">
            <text:p>0.00091853</text:p>
          </table:table-cell>
          <table:table-cell office:value-type="float" office:value="0.00010486">
            <text:p>0.00010486</text:p>
          </table:table-cell>
          <table:table-cell office:value-type="float" office:value="0.00033927">
            <text:p>0.00033927</text:p>
          </table:table-cell>
          <table:table-cell table:style-name="ce1" office:value-type="string">
            <text:p>1.6489e-05</text:p>
          </table:table-cell>
          <table:table-cell table:style-name="ce1" office:value-type="string">
            <text:p>2.2905e-08</text:p>
          </table:table-cell>
          <table:table-cell table:style-name="ce1" office:value-type="string">
            <text:p>4.9237e-13</text:p>
          </table:table-cell>
          <table:table-cell table:style-name="ce1" office:value-type="string">
            <text:p>2.1398e-15</text:p>
          </table:table-cell>
          <table:table-cell office:value-type="float" office:value="0.00091853">
            <text:p>0.00091853</text:p>
          </table:table-cell>
          <table:table-cell office:value-type="float" office:value="0.00010486">
            <text:p>0.00010486</text:p>
          </table:table-cell>
          <table:table-cell office:value-type="float" office:value="0.00033927">
            <text:p>0.00033927</text:p>
          </table:table-cell>
          <table:table-cell table:style-name="ce1" office:value-type="string">
            <text:p>2.0107e-05</text:p>
          </table:table-cell>
          <table:table-cell office:value-type="float" office:value="0">
            <text:p>0</text:p>
          </table:table-cell>
          <table:table-cell table:style-name="ce1" office:value-type="string">
            <text:p>4.9236e-13</text:p>
          </table:table-cell>
          <table:table-cell table:style-name="ce1" office:value-type="string">
            <text:p>2.1397e-15</text:p>
          </table:table-cell>
        </table:table-row>
        <table:table-row table:style-name="ro2">
          <table:table-cell office:value-type="float" office:value="430.7017">
            <text:p>430.7017</text:p>
          </table:table-cell>
          <table:table-cell table:formula="of:=[.P45]*1000000" office:value-type="float" office:value="910.51">
            <text:p>910.51</text:p>
          </table:table-cell>
          <table:table-cell table:formula="of:=[.Q45]*1000000" office:value-type="float" office:value="104.3">
            <text:p>104.3</text:p>
          </table:table-cell>
          <table:table-cell table:formula="of:=[.R45]*1000000" office:value-type="float" office:value="348.18">
            <text:p>348.18</text:p>
          </table:table-cell>
          <table:table-cell table:formula="of:=[.S45]*1000000" office:value-type="float" office:value="16.332">
            <text:p>16.332</text:p>
          </table:table-cell>
          <table:table-cell table:formula="of:=[.T45]*1000000" office:value-type="float" office:value="0.023274">
            <text:p>0.023274</text:p>
          </table:table-cell>
          <table:table-cell table:formula="of:=[.U45]*1000000" office:value-type="float" office:value="0.00000020702">
            <text:p>0.000000207</text:p>
          </table:table-cell>
          <table:table-cell table:formula="of:=[.V45]*1000000" office:value-type="float" office:value="0.0000000020745">
            <text:p>2.0745E-009</text:p>
          </table:table-cell>
          <table:table-cell table:formula="of:=[.W45]*1000000" office:value-type="float" office:value="910.51">
            <text:p>910.51</text:p>
          </table:table-cell>
          <table:table-cell table:formula="of:=[.X45]*1000000" office:value-type="float" office:value="104.3">
            <text:p>104.3</text:p>
          </table:table-cell>
          <table:table-cell table:formula="of:=[.Y45]*1000000" office:value-type="float" office:value="348.19">
            <text:p>348.19</text:p>
          </table:table-cell>
          <table:table-cell table:formula="of:=[.Z45]*1000000" office:value-type="float" office:value="20.105">
            <text:p>20.105</text:p>
          </table:table-cell>
          <table:table-cell table:formula="of:=[.AA45]*1000000" office:value-type="float" office:value="0">
            <text:p>0</text:p>
          </table:table-cell>
          <table:table-cell table:formula="of:=[.AB45]*1000000" office:value-type="float" office:value="0.00000020702">
            <text:p>0.000000207</text:p>
          </table:table-cell>
          <table:table-cell table:formula="of:=[.AC45]*1000000" office:value-type="float" office:value="0.0000000020745">
            <text:p>2.0745E-009</text:p>
          </table:table-cell>
          <table:table-cell office:value-type="float" office:value="0.00091051">
            <text:p>0.00091051</text:p>
          </table:table-cell>
          <table:table-cell office:value-type="float" office:value="0.0001043">
            <text:p>0.0001043</text:p>
          </table:table-cell>
          <table:table-cell office:value-type="float" office:value="0.00034818">
            <text:p>0.00034818</text:p>
          </table:table-cell>
          <table:table-cell table:style-name="ce1" office:value-type="string">
            <text:p>1.6332e-05</text:p>
          </table:table-cell>
          <table:table-cell table:style-name="ce1" office:value-type="string">
            <text:p>2.3274e-08</text:p>
          </table:table-cell>
          <table:table-cell table:style-name="ce1" office:value-type="string">
            <text:p>2.0702e-13</text:p>
          </table:table-cell>
          <table:table-cell table:style-name="ce1" office:value-type="string">
            <text:p>2.0745e-15</text:p>
          </table:table-cell>
          <table:table-cell office:value-type="float" office:value="0.00091051">
            <text:p>0.00091051</text:p>
          </table:table-cell>
          <table:table-cell office:value-type="float" office:value="0.0001043">
            <text:p>0.0001043</text:p>
          </table:table-cell>
          <table:table-cell office:value-type="float" office:value="0.00034819">
            <text:p>0.00034819</text:p>
          </table:table-cell>
          <table:table-cell table:style-name="ce1" office:value-type="string">
            <text:p>2.0105e-05</text:p>
          </table:table-cell>
          <table:table-cell office:value-type="float" office:value="0">
            <text:p>0</text:p>
          </table:table-cell>
          <table:table-cell table:style-name="ce1" office:value-type="string">
            <text:p>2.0702e-13</text:p>
          </table:table-cell>
          <table:table-cell table:style-name="ce1" office:value-type="string">
            <text:p>2.0745e-15</text:p>
          </table:table-cell>
        </table:table-row>
        <table:table-row table:style-name="ro2">
          <table:table-cell office:value-type="float" office:value="440.7017">
            <text:p>440.7017</text:p>
          </table:table-cell>
          <table:table-cell table:formula="of:=[.P46]*1000000" office:value-type="float" office:value="902.63">
            <text:p>902.63</text:p>
          </table:table-cell>
          <table:table-cell table:formula="of:=[.Q46]*1000000" office:value-type="float" office:value="103.73">
            <text:p>103.73</text:p>
          </table:table-cell>
          <table:table-cell table:formula="of:=[.R46]*1000000" office:value-type="float" office:value="356.95">
            <text:p>356.95</text:p>
          </table:table-cell>
          <table:table-cell table:formula="of:=[.S46]*1000000" office:value-type="float" office:value="16.174">
            <text:p>16.174</text:p>
          </table:table-cell>
          <table:table-cell table:formula="of:=[.T46]*1000000" office:value-type="float" office:value="0.023636">
            <text:p>0.023636</text:p>
          </table:table-cell>
          <table:table-cell table:formula="of:=[.U46]*1000000" office:value-type="float" office:value="0.000000085967">
            <text:p>0.000000086</text:p>
          </table:table-cell>
          <table:table-cell table:formula="of:=[.V46]*1000000" office:value-type="float" office:value="0.0000000020113">
            <text:p>0.000000002</text:p>
          </table:table-cell>
          <table:table-cell table:formula="of:=[.W46]*1000000" office:value-type="float" office:value="902.62">
            <text:p>902.62</text:p>
          </table:table-cell>
          <table:table-cell table:formula="of:=[.X46]*1000000" office:value-type="float" office:value="103.73">
            <text:p>103.73</text:p>
          </table:table-cell>
          <table:table-cell table:formula="of:=[.Y46]*1000000" office:value-type="float" office:value="356.95">
            <text:p>356.95</text:p>
          </table:table-cell>
          <table:table-cell table:formula="of:=[.Z46]*1000000" office:value-type="float" office:value="20.103">
            <text:p>20.103</text:p>
          </table:table-cell>
          <table:table-cell table:formula="of:=[.AA46]*1000000" office:value-type="float" office:value="0">
            <text:p>0</text:p>
          </table:table-cell>
          <table:table-cell table:formula="of:=[.AB46]*1000000" office:value-type="float" office:value="0.000000085978">
            <text:p>0.000000086</text:p>
          </table:table-cell>
          <table:table-cell table:formula="of:=[.AC46]*1000000" office:value-type="float" office:value="0.0000000020113">
            <text:p>0.000000002</text:p>
          </table:table-cell>
          <table:table-cell office:value-type="float" office:value="0.00090263">
            <text:p>0.00090263</text:p>
          </table:table-cell>
          <table:table-cell office:value-type="float" office:value="0.00010373">
            <text:p>0.00010373</text:p>
          </table:table-cell>
          <table:table-cell office:value-type="float" office:value="0.00035695">
            <text:p>0.00035695</text:p>
          </table:table-cell>
          <table:table-cell table:style-name="ce1" office:value-type="string">
            <text:p>1.6174e-05</text:p>
          </table:table-cell>
          <table:table-cell table:style-name="ce1" office:value-type="string">
            <text:p>2.3636e-08</text:p>
          </table:table-cell>
          <table:table-cell table:style-name="ce1" office:value-type="string">
            <text:p>8.5967e-14</text:p>
          </table:table-cell>
          <table:table-cell table:style-name="ce1" office:value-type="string">
            <text:p>2.0113e-15</text:p>
          </table:table-cell>
          <table:table-cell office:value-type="float" office:value="0.00090262">
            <text:p>0.00090262</text:p>
          </table:table-cell>
          <table:table-cell office:value-type="float" office:value="0.00010373">
            <text:p>0.00010373</text:p>
          </table:table-cell>
          <table:table-cell office:value-type="float" office:value="0.00035695">
            <text:p>0.00035695</text:p>
          </table:table-cell>
          <table:table-cell table:style-name="ce1" office:value-type="string">
            <text:p>2.0103e-05</text:p>
          </table:table-cell>
          <table:table-cell office:value-type="float" office:value="0">
            <text:p>0</text:p>
          </table:table-cell>
          <table:table-cell table:style-name="ce1" office:value-type="string">
            <text:p>8.5978e-14</text:p>
          </table:table-cell>
          <table:table-cell table:style-name="ce1" office:value-type="string">
            <text:p>2.0113e-15</text:p>
          </table:table-cell>
        </table:table-row>
        <table:table-row table:style-name="ro2">
          <table:table-cell office:value-type="float" office:value="450.7017">
            <text:p>450.7017</text:p>
          </table:table-cell>
          <table:table-cell table:formula="of:=[.P47]*1000000" office:value-type="float" office:value="894.87">
            <text:p>894.87</text:p>
          </table:table-cell>
          <table:table-cell table:formula="of:=[.Q47]*1000000" office:value-type="float" office:value="103.16">
            <text:p>103.16</text:p>
          </table:table-cell>
          <table:table-cell table:formula="of:=[.R47]*1000000" office:value-type="float" office:value="365.56">
            <text:p>365.56</text:p>
          </table:table-cell>
          <table:table-cell table:formula="of:=[.S47]*1000000" office:value-type="float" office:value="16.015">
            <text:p>16.015</text:p>
          </table:table-cell>
          <table:table-cell table:formula="of:=[.T47]*1000000" office:value-type="float" office:value="0.02399">
            <text:p>0.02399</text:p>
          </table:table-cell>
          <table:table-cell table:formula="of:=[.U47]*1000000" office:value-type="float" office:value="0.00000003528">
            <text:p>3.528E-008</text:p>
          </table:table-cell>
          <table:table-cell table:formula="of:=[.V47]*1000000" office:value-type="float" office:value="0.0000000019501">
            <text:p>0.000000002</text:p>
          </table:table-cell>
          <table:table-cell table:formula="of:=[.W47]*1000000" office:value-type="float" office:value="894.87">
            <text:p>894.87</text:p>
          </table:table-cell>
          <table:table-cell table:formula="of:=[.X47]*1000000" office:value-type="float" office:value="103.16">
            <text:p>103.16</text:p>
          </table:table-cell>
          <table:table-cell table:formula="of:=[.Y47]*1000000" office:value-type="float" office:value="365.56">
            <text:p>365.56</text:p>
          </table:table-cell>
          <table:table-cell table:formula="of:=[.Z47]*1000000" office:value-type="float" office:value="20.101">
            <text:p>20.101</text:p>
          </table:table-cell>
          <table:table-cell table:formula="of:=[.AA47]*1000000" office:value-type="float" office:value="0">
            <text:p>0</text:p>
          </table:table-cell>
          <table:table-cell table:formula="of:=[.AB47]*1000000" office:value-type="float" office:value="0.00000003529">
            <text:p>3.529E-008</text:p>
          </table:table-cell>
          <table:table-cell table:formula="of:=[.AC47]*1000000" office:value-type="float" office:value="0.0000000019501">
            <text:p>0.000000002</text:p>
          </table:table-cell>
          <table:table-cell office:value-type="float" office:value="0.00089487">
            <text:p>0.00089487</text:p>
          </table:table-cell>
          <table:table-cell office:value-type="float" office:value="0.00010316">
            <text:p>0.00010316</text:p>
          </table:table-cell>
          <table:table-cell office:value-type="float" office:value="0.00036556">
            <text:p>0.00036556</text:p>
          </table:table-cell>
          <table:table-cell table:style-name="ce1" office:value-type="string">
            <text:p>1.6015e-05</text:p>
          </table:table-cell>
          <table:table-cell table:style-name="ce1" office:value-type="string">
            <text:p>2.399e-08</text:p>
          </table:table-cell>
          <table:table-cell table:style-name="ce1" office:value-type="string">
            <text:p>3.528e-14</text:p>
          </table:table-cell>
          <table:table-cell table:style-name="ce1" office:value-type="string">
            <text:p>1.9501e-15</text:p>
          </table:table-cell>
          <table:table-cell office:value-type="float" office:value="0.00089487">
            <text:p>0.00089487</text:p>
          </table:table-cell>
          <table:table-cell office:value-type="float" office:value="0.00010316">
            <text:p>0.00010316</text:p>
          </table:table-cell>
          <table:table-cell office:value-type="float" office:value="0.00036556">
            <text:p>0.00036556</text:p>
          </table:table-cell>
          <table:table-cell table:style-name="ce1" office:value-type="string">
            <text:p>2.0101e-05</text:p>
          </table:table-cell>
          <table:table-cell office:value-type="float" office:value="0">
            <text:p>0</text:p>
          </table:table-cell>
          <table:table-cell table:style-name="ce1" office:value-type="string">
            <text:p>3.529e-14</text:p>
          </table:table-cell>
          <table:table-cell table:style-name="ce1" office:value-type="string">
            <text:p>1.9501e-15</text:p>
          </table:table-cell>
        </table:table-row>
        <table:table-row table:style-name="ro2">
          <table:table-cell office:value-type="float" office:value="460.7017">
            <text:p>460.7017</text:p>
          </table:table-cell>
          <table:table-cell table:formula="of:=[.P48]*1000000" office:value-type="float" office:value="887.25">
            <text:p>887.25</text:p>
          </table:table-cell>
          <table:table-cell table:formula="of:=[.Q48]*1000000" office:value-type="float" office:value="102.59">
            <text:p>102.59</text:p>
          </table:table-cell>
          <table:table-cell table:formula="of:=[.R48]*1000000" office:value-type="float" office:value="374.04">
            <text:p>374.04</text:p>
          </table:table-cell>
          <table:table-cell table:formula="of:=[.S48]*1000000" office:value-type="float" office:value="15.854">
            <text:p>15.854</text:p>
          </table:table-cell>
          <table:table-cell table:formula="of:=[.T48]*1000000" office:value-type="float" office:value="0.024337">
            <text:p>0.024337</text:p>
          </table:table-cell>
          <table:table-cell table:formula="of:=[.U48]*1000000" office:value-type="float" office:value="0.000000014316">
            <text:p>1.4316E-008</text:p>
          </table:table-cell>
          <table:table-cell table:formula="of:=[.V48]*1000000" office:value-type="float" office:value="0.0000000018907">
            <text:p>1.8907E-009</text:p>
          </table:table-cell>
          <table:table-cell table:formula="of:=[.W48]*1000000" office:value-type="float" office:value="887.25">
            <text:p>887.25</text:p>
          </table:table-cell>
          <table:table-cell table:formula="of:=[.X48]*1000000" office:value-type="float" office:value="102.59">
            <text:p>102.59</text:p>
          </table:table-cell>
          <table:table-cell table:formula="of:=[.Y48]*1000000" office:value-type="float" office:value="374.04">
            <text:p>374.04</text:p>
          </table:table-cell>
          <table:table-cell table:formula="of:=[.Z48]*1000000" office:value-type="float" office:value="20.099">
            <text:p>20.099</text:p>
          </table:table-cell>
          <table:table-cell table:formula="of:=[.AA48]*1000000" office:value-type="float" office:value="0">
            <text:p>0</text:p>
          </table:table-cell>
          <table:table-cell table:formula="of:=[.AB48]*1000000" office:value-type="float" office:value="0.000000014325">
            <text:p>1.4325E-008</text:p>
          </table:table-cell>
          <table:table-cell table:formula="of:=[.AC48]*1000000" office:value-type="float" office:value="0.0000000018907">
            <text:p>1.8907E-009</text:p>
          </table:table-cell>
          <table:table-cell office:value-type="float" office:value="0.00088725">
            <text:p>0.00088725</text:p>
          </table:table-cell>
          <table:table-cell office:value-type="float" office:value="0.00010259">
            <text:p>0.00010259</text:p>
          </table:table-cell>
          <table:table-cell office:value-type="float" office:value="0.00037404">
            <text:p>0.00037404</text:p>
          </table:table-cell>
          <table:table-cell table:style-name="ce1" office:value-type="string">
            <text:p>1.5854e-05</text:p>
          </table:table-cell>
          <table:table-cell table:style-name="ce1" office:value-type="string">
            <text:p>2.4337e-08</text:p>
          </table:table-cell>
          <table:table-cell table:style-name="ce1" office:value-type="string">
            <text:p>1.4316e-14</text:p>
          </table:table-cell>
          <table:table-cell table:style-name="ce1" office:value-type="string">
            <text:p>1.8907e-15</text:p>
          </table:table-cell>
          <table:table-cell office:value-type="float" office:value="0.00088725">
            <text:p>0.00088725</text:p>
          </table:table-cell>
          <table:table-cell office:value-type="float" office:value="0.00010259">
            <text:p>0.00010259</text:p>
          </table:table-cell>
          <table:table-cell office:value-type="float" office:value="0.00037404">
            <text:p>0.00037404</text:p>
          </table:table-cell>
          <table:table-cell table:style-name="ce1" office:value-type="string">
            <text:p>2.0099e-05</text:p>
          </table:table-cell>
          <table:table-cell office:value-type="float" office:value="0">
            <text:p>0</text:p>
          </table:table-cell>
          <table:table-cell table:style-name="ce1" office:value-type="string">
            <text:p>1.4325e-14</text:p>
          </table:table-cell>
          <table:table-cell table:style-name="ce1" office:value-type="string">
            <text:p>1.8907e-15</text:p>
          </table:table-cell>
        </table:table-row>
        <table:table-row table:style-name="ro2">
          <table:table-cell office:value-type="float" office:value="470.7017">
            <text:p>470.7017</text:p>
          </table:table-cell>
          <table:table-cell table:formula="of:=[.P49]*1000000" office:value-type="float" office:value="879.74">
            <text:p>879.74</text:p>
          </table:table-cell>
          <table:table-cell table:formula="of:=[.Q49]*1000000" office:value-type="float" office:value="102.01">
            <text:p>102.01</text:p>
          </table:table-cell>
          <table:table-cell table:formula="of:=[.R49]*1000000" office:value-type="float" office:value="382.39">
            <text:p>382.39</text:p>
          </table:table-cell>
          <table:table-cell table:formula="of:=[.S49]*1000000" office:value-type="float" office:value="15.693">
            <text:p>15.693</text:p>
          </table:table-cell>
          <table:table-cell table:formula="of:=[.T49]*1000000" office:value-type="float" office:value="0.024677">
            <text:p>0.024677</text:p>
          </table:table-cell>
          <table:table-cell table:formula="of:=[.U49]*1000000" office:value-type="float" office:value="0.0000000057461">
            <text:p>5.7461E-009</text:p>
          </table:table-cell>
          <table:table-cell table:formula="of:=[.V49]*1000000" office:value-type="float" office:value="0.0000000018331">
            <text:p>1.8331E-009</text:p>
          </table:table-cell>
          <table:table-cell table:formula="of:=[.W49]*1000000" office:value-type="float" office:value="879.74">
            <text:p>879.74</text:p>
          </table:table-cell>
          <table:table-cell table:formula="of:=[.X49]*1000000" office:value-type="float" office:value="102.01">
            <text:p>102.01</text:p>
          </table:table-cell>
          <table:table-cell table:formula="of:=[.Y49]*1000000" office:value-type="float" office:value="382.39">
            <text:p>382.39</text:p>
          </table:table-cell>
          <table:table-cell table:formula="of:=[.Z49]*1000000" office:value-type="float" office:value="20.098">
            <text:p>20.098</text:p>
          </table:table-cell>
          <table:table-cell table:formula="of:=[.AA49]*1000000" office:value-type="float" office:value="0">
            <text:p>0</text:p>
          </table:table-cell>
          <table:table-cell table:formula="of:=[.AB49]*1000000" office:value-type="float" office:value="0.0000000057551">
            <text:p>5.7551E-009</text:p>
          </table:table-cell>
          <table:table-cell table:formula="of:=[.AC49]*1000000" office:value-type="float" office:value="0.0000000018331">
            <text:p>1.8331E-009</text:p>
          </table:table-cell>
          <table:table-cell office:value-type="float" office:value="0.00087974">
            <text:p>0.00087974</text:p>
          </table:table-cell>
          <table:table-cell office:value-type="float" office:value="0.00010201">
            <text:p>0.00010201</text:p>
          </table:table-cell>
          <table:table-cell office:value-type="float" office:value="0.00038239">
            <text:p>0.00038239</text:p>
          </table:table-cell>
          <table:table-cell table:style-name="ce1" office:value-type="string">
            <text:p>1.5693e-05</text:p>
          </table:table-cell>
          <table:table-cell table:style-name="ce1" office:value-type="string">
            <text:p>2.4677e-08</text:p>
          </table:table-cell>
          <table:table-cell table:style-name="ce1" office:value-type="string">
            <text:p>5.7461e-15</text:p>
          </table:table-cell>
          <table:table-cell table:style-name="ce1" office:value-type="string">
            <text:p>1.8331e-15</text:p>
          </table:table-cell>
          <table:table-cell office:value-type="float" office:value="0.00087974">
            <text:p>0.00087974</text:p>
          </table:table-cell>
          <table:table-cell office:value-type="float" office:value="0.00010201">
            <text:p>0.00010201</text:p>
          </table:table-cell>
          <table:table-cell office:value-type="float" office:value="0.00038239">
            <text:p>0.00038239</text:p>
          </table:table-cell>
          <table:table-cell table:style-name="ce1" office:value-type="string">
            <text:p>2.0098e-05</text:p>
          </table:table-cell>
          <table:table-cell office:value-type="float" office:value="0">
            <text:p>0</text:p>
          </table:table-cell>
          <table:table-cell table:style-name="ce1" office:value-type="string">
            <text:p>5.7551e-15</text:p>
          </table:table-cell>
          <table:table-cell table:style-name="ce1" office:value-type="string">
            <text:p>1.8331e-15</text:p>
          </table:table-cell>
        </table:table-row>
        <table:table-row table:style-name="ro2">
          <table:table-cell office:value-type="float" office:value="480.7017">
            <text:p>480.7017</text:p>
          </table:table-cell>
          <table:table-cell table:formula="of:=[.P50]*1000000" office:value-type="float" office:value="872.35">
            <text:p>872.35</text:p>
          </table:table-cell>
          <table:table-cell table:formula="of:=[.Q50]*1000000" office:value-type="float" office:value="101.44">
            <text:p>101.44</text:p>
          </table:table-cell>
          <table:table-cell table:formula="of:=[.R50]*1000000" office:value-type="float" office:value="390.62">
            <text:p>390.62</text:p>
          </table:table-cell>
          <table:table-cell table:formula="of:=[.S50]*1000000" office:value-type="float" office:value="15.531">
            <text:p>15.531</text:p>
          </table:table-cell>
          <table:table-cell table:formula="of:=[.T50]*1000000" office:value-type="float" office:value="0.02501">
            <text:p>0.02501</text:p>
          </table:table-cell>
          <table:table-cell table:formula="of:=[.U50]*1000000" office:value-type="float" office:value="0.0000000022842">
            <text:p>2.2842E-009</text:p>
          </table:table-cell>
          <table:table-cell table:formula="of:=[.V50]*1000000" office:value-type="float" office:value="0.0000000017773">
            <text:p>1.7773E-009</text:p>
          </table:table-cell>
          <table:table-cell table:formula="of:=[.W50]*1000000" office:value-type="float" office:value="872.35">
            <text:p>872.35</text:p>
          </table:table-cell>
          <table:table-cell table:formula="of:=[.X50]*1000000" office:value-type="float" office:value="101.44">
            <text:p>101.44</text:p>
          </table:table-cell>
          <table:table-cell table:formula="of:=[.Y50]*1000000" office:value-type="float" office:value="390.62">
            <text:p>390.62</text:p>
          </table:table-cell>
          <table:table-cell table:formula="of:=[.Z50]*1000000" office:value-type="float" office:value="20.096">
            <text:p>20.096</text:p>
          </table:table-cell>
          <table:table-cell table:formula="of:=[.AA50]*1000000" office:value-type="float" office:value="0">
            <text:p>0</text:p>
          </table:table-cell>
          <table:table-cell table:formula="of:=[.AB50]*1000000" office:value-type="float" office:value="0.0000000022875">
            <text:p>2.2875E-009</text:p>
          </table:table-cell>
          <table:table-cell table:formula="of:=[.AC50]*1000000" office:value-type="float" office:value="0.0000000017773">
            <text:p>1.7773E-009</text:p>
          </table:table-cell>
          <table:table-cell office:value-type="float" office:value="0.00087235">
            <text:p>0.00087235</text:p>
          </table:table-cell>
          <table:table-cell office:value-type="float" office:value="0.00010144">
            <text:p>0.00010144</text:p>
          </table:table-cell>
          <table:table-cell office:value-type="float" office:value="0.00039062">
            <text:p>0.00039062</text:p>
          </table:table-cell>
          <table:table-cell table:style-name="ce1" office:value-type="string">
            <text:p>1.5531e-05</text:p>
          </table:table-cell>
          <table:table-cell table:style-name="ce1" office:value-type="string">
            <text:p>2.501e-08</text:p>
          </table:table-cell>
          <table:table-cell table:style-name="ce1" office:value-type="string">
            <text:p>2.2842e-15</text:p>
          </table:table-cell>
          <table:table-cell table:style-name="ce1" office:value-type="string">
            <text:p>1.7773e-15</text:p>
          </table:table-cell>
          <table:table-cell office:value-type="float" office:value="0.00087235">
            <text:p>0.00087235</text:p>
          </table:table-cell>
          <table:table-cell office:value-type="float" office:value="0.00010144">
            <text:p>0.00010144</text:p>
          </table:table-cell>
          <table:table-cell office:value-type="float" office:value="0.00039062">
            <text:p>0.00039062</text:p>
          </table:table-cell>
          <table:table-cell table:style-name="ce1" office:value-type="string">
            <text:p>2.0096e-05</text:p>
          </table:table-cell>
          <table:table-cell office:value-type="float" office:value="0">
            <text:p>0</text:p>
          </table:table-cell>
          <table:table-cell table:style-name="ce1" office:value-type="string">
            <text:p>2.2875e-15</text:p>
          </table:table-cell>
          <table:table-cell table:style-name="ce1" office:value-type="string">
            <text:p>1.7773e-15</text:p>
          </table:table-cell>
        </table:table-row>
        <table:table-row table:style-name="ro2">
          <table:table-cell office:value-type="float" office:value="490.7017">
            <text:p>490.7017</text:p>
          </table:table-cell>
          <table:table-cell table:formula="of:=[.P51]*1000000" office:value-type="float" office:value="865.06">
            <text:p>865.06</text:p>
          </table:table-cell>
          <table:table-cell table:formula="of:=[.Q51]*1000000" office:value-type="float" office:value="100.86">
            <text:p>100.86</text:p>
          </table:table-cell>
          <table:table-cell table:formula="of:=[.R51]*1000000" office:value-type="float" office:value="398.73">
            <text:p>398.73</text:p>
          </table:table-cell>
          <table:table-cell table:formula="of:=[.S51]*1000000" office:value-type="float" office:value="15.368">
            <text:p>15.368</text:p>
          </table:table-cell>
          <table:table-cell table:formula="of:=[.T51]*1000000" office:value-type="float" office:value="0.025337">
            <text:p>0.025337</text:p>
          </table:table-cell>
          <table:table-cell table:formula="of:=[.U51]*1000000" office:value-type="float" office:value="0.00000000089926">
            <text:p>8.9926E-010</text:p>
          </table:table-cell>
          <table:table-cell table:formula="of:=[.V51]*1000000" office:value-type="float" office:value="0.0000000017232">
            <text:p>1.7232E-009</text:p>
          </table:table-cell>
          <table:table-cell table:formula="of:=[.W51]*1000000" office:value-type="float" office:value="865.06">
            <text:p>865.06</text:p>
          </table:table-cell>
          <table:table-cell table:formula="of:=[.X51]*1000000" office:value-type="float" office:value="100.86">
            <text:p>100.86</text:p>
          </table:table-cell>
          <table:table-cell table:formula="of:=[.Y51]*1000000" office:value-type="float" office:value="398.73">
            <text:p>398.73</text:p>
          </table:table-cell>
          <table:table-cell table:formula="of:=[.Z51]*1000000" office:value-type="float" office:value="20.095">
            <text:p>20.095</text:p>
          </table:table-cell>
          <table:table-cell table:formula="of:=[.AA51]*1000000" office:value-type="float" office:value="0">
            <text:p>0</text:p>
          </table:table-cell>
          <table:table-cell table:formula="of:=[.AB51]*1000000" office:value-type="float" office:value="0.00000000089559">
            <text:p>8.9559E-010</text:p>
          </table:table-cell>
          <table:table-cell table:formula="of:=[.AC51]*1000000" office:value-type="float" office:value="0.0000000017232">
            <text:p>1.7232E-009</text:p>
          </table:table-cell>
          <table:table-cell office:value-type="float" office:value="0.00086506">
            <text:p>0.00086506</text:p>
          </table:table-cell>
          <table:table-cell office:value-type="float" office:value="0.00010086">
            <text:p>0.00010086</text:p>
          </table:table-cell>
          <table:table-cell office:value-type="float" office:value="0.00039873">
            <text:p>0.00039873</text:p>
          </table:table-cell>
          <table:table-cell table:style-name="ce1" office:value-type="string">
            <text:p>1.5368e-05</text:p>
          </table:table-cell>
          <table:table-cell table:style-name="ce1" office:value-type="string">
            <text:p>2.5337e-08</text:p>
          </table:table-cell>
          <table:table-cell table:style-name="ce1" office:value-type="string">
            <text:p>8.9926e-16</text:p>
          </table:table-cell>
          <table:table-cell table:style-name="ce1" office:value-type="string">
            <text:p>1.7232e-15</text:p>
          </table:table-cell>
          <table:table-cell office:value-type="float" office:value="0.00086506">
            <text:p>0.00086506</text:p>
          </table:table-cell>
          <table:table-cell office:value-type="float" office:value="0.00010086">
            <text:p>0.00010086</text:p>
          </table:table-cell>
          <table:table-cell office:value-type="float" office:value="0.00039873">
            <text:p>0.00039873</text:p>
          </table:table-cell>
          <table:table-cell table:style-name="ce1" office:value-type="string">
            <text:p>2.0095e-05</text:p>
          </table:table-cell>
          <table:table-cell office:value-type="float" office:value="0">
            <text:p>0</text:p>
          </table:table-cell>
          <table:table-cell table:style-name="ce1" office:value-type="string">
            <text:p>8.9559e-16</text:p>
          </table:table-cell>
          <table:table-cell table:style-name="ce1" office:value-type="string">
            <text:p>1.7232e-15</text:p>
          </table:table-cell>
        </table:table-row>
        <table:table-row table:style-name="ro2">
          <table:table-cell office:value-type="float" office:value="500.7017">
            <text:p>500.7017</text:p>
          </table:table-cell>
          <table:table-cell table:formula="of:=[.P52]*1000000" office:value-type="float" office:value="857.87">
            <text:p>857.87</text:p>
          </table:table-cell>
          <table:table-cell table:formula="of:=[.Q52]*1000000" office:value-type="float" office:value="100.29">
            <text:p>100.29</text:p>
          </table:table-cell>
          <table:table-cell table:formula="of:=[.R52]*1000000" office:value-type="float" office:value="406.72">
            <text:p>406.72</text:p>
          </table:table-cell>
          <table:table-cell table:formula="of:=[.S52]*1000000" office:value-type="float" office:value="15.204">
            <text:p>15.204</text:p>
          </table:table-cell>
          <table:table-cell table:formula="of:=[.T52]*1000000" office:value-type="float" office:value="0.025657">
            <text:p>0.025657</text:p>
          </table:table-cell>
          <table:table-cell table:formula="of:=[.U52]*1000000" office:value-type="float" office:value="0.00000000035047">
            <text:p>3.5047E-010</text:p>
          </table:table-cell>
          <table:table-cell table:formula="of:=[.V52]*1000000" office:value-type="float" office:value="0.0000000016708">
            <text:p>1.6708E-009</text:p>
          </table:table-cell>
          <table:table-cell table:formula="of:=[.W52]*1000000" office:value-type="float" office:value="857.87">
            <text:p>857.87</text:p>
          </table:table-cell>
          <table:table-cell table:formula="of:=[.X52]*1000000" office:value-type="float" office:value="100.29">
            <text:p>100.29</text:p>
          </table:table-cell>
          <table:table-cell table:formula="of:=[.Y52]*1000000" office:value-type="float" office:value="406.72">
            <text:p>406.72</text:p>
          </table:table-cell>
          <table:table-cell table:formula="of:=[.Z52]*1000000" office:value-type="float" office:value="20.094">
            <text:p>20.094</text:p>
          </table:table-cell>
          <table:table-cell table:formula="of:=[.AA52]*1000000" office:value-type="float" office:value="0">
            <text:p>0</text:p>
          </table:table-cell>
          <table:table-cell table:formula="of:=[.AB52]*1000000" office:value-type="float" office:value="0.00000000035259">
            <text:p>3.5259E-010</text:p>
          </table:table-cell>
          <table:table-cell table:formula="of:=[.AC52]*1000000" office:value-type="float" office:value="0.0000000016708">
            <text:p>1.6708E-009</text:p>
          </table:table-cell>
          <table:table-cell office:value-type="float" office:value="0.00085787">
            <text:p>0.00085787</text:p>
          </table:table-cell>
          <table:table-cell office:value-type="float" office:value="0.00010029">
            <text:p>0.00010029</text:p>
          </table:table-cell>
          <table:table-cell office:value-type="float" office:value="0.00040672">
            <text:p>0.00040672</text:p>
          </table:table-cell>
          <table:table-cell table:style-name="ce1" office:value-type="string">
            <text:p>1.5204e-05</text:p>
          </table:table-cell>
          <table:table-cell table:style-name="ce1" office:value-type="string">
            <text:p>2.5657e-08</text:p>
          </table:table-cell>
          <table:table-cell table:style-name="ce1" office:value-type="string">
            <text:p>3.5047e-16</text:p>
          </table:table-cell>
          <table:table-cell table:style-name="ce1" office:value-type="string">
            <text:p>1.6708e-15</text:p>
          </table:table-cell>
          <table:table-cell office:value-type="float" office:value="0.00085787">
            <text:p>0.00085787</text:p>
          </table:table-cell>
          <table:table-cell office:value-type="float" office:value="0.00010029">
            <text:p>0.00010029</text:p>
          </table:table-cell>
          <table:table-cell office:value-type="float" office:value="0.00040672">
            <text:p>0.00040672</text:p>
          </table:table-cell>
          <table:table-cell table:style-name="ce1" office:value-type="string">
            <text:p>2.0094e-05</text:p>
          </table:table-cell>
          <table:table-cell office:value-type="float" office:value="0">
            <text:p>0</text:p>
          </table:table-cell>
          <table:table-cell table:style-name="ce1" office:value-type="string">
            <text:p>3.5259e-16</text:p>
          </table:table-cell>
          <table:table-cell table:style-name="ce1" office:value-type="string">
            <text:p>1.6708e-15</text:p>
          </table:table-cell>
        </table:table-row>
        <table:table-row table:style-name="ro2">
          <table:table-cell office:value-type="float" office:value="510.7017">
            <text:p>510.7017</text:p>
          </table:table-cell>
          <table:table-cell table:formula="of:=[.P53]*1000000" office:value-type="float" office:value="850.79">
            <text:p>850.79</text:p>
          </table:table-cell>
          <table:table-cell table:formula="of:=[.Q53]*1000000" office:value-type="float" office:value="99.711">
            <text:p>99.711</text:p>
          </table:table-cell>
          <table:table-cell table:formula="of:=[.R53]*1000000" office:value-type="float" office:value="414.61">
            <text:p>414.61</text:p>
          </table:table-cell>
          <table:table-cell table:formula="of:=[.S53]*1000000" office:value-type="float" office:value="15.04">
            <text:p>15.04</text:p>
          </table:table-cell>
          <table:table-cell table:formula="of:=[.T53]*1000000" office:value-type="float" office:value="0.02597">
            <text:p>0.02597</text:p>
          </table:table-cell>
          <table:table-cell table:formula="of:=[.U53]*1000000" office:value-type="float" office:value="0.0000000001388">
            <text:p>1.388E-010</text:p>
          </table:table-cell>
          <table:table-cell table:formula="of:=[.V53]*1000000" office:value-type="float" office:value="0.00000000162">
            <text:p>1.62E-009</text:p>
          </table:table-cell>
          <table:table-cell table:formula="of:=[.W53]*1000000" office:value-type="float" office:value="850.79">
            <text:p>850.79</text:p>
          </table:table-cell>
          <table:table-cell table:formula="of:=[.X53]*1000000" office:value-type="float" office:value="99.71">
            <text:p>99.71</text:p>
          </table:table-cell>
          <table:table-cell table:formula="of:=[.Y53]*1000000" office:value-type="float" office:value="414.61">
            <text:p>414.61</text:p>
          </table:table-cell>
          <table:table-cell table:formula="of:=[.Z53]*1000000" office:value-type="float" office:value="20.092">
            <text:p>20.092</text:p>
          </table:table-cell>
          <table:table-cell table:formula="of:=[.AA53]*1000000" office:value-type="float" office:value="0">
            <text:p>0</text:p>
          </table:table-cell>
          <table:table-cell table:formula="of:=[.AB53]*1000000" office:value-type="float" office:value="0.0000000001411">
            <text:p>1.411E-010</text:p>
          </table:table-cell>
          <table:table-cell table:formula="of:=[.AC53]*1000000" office:value-type="float" office:value="0.00000000162">
            <text:p>1.62E-009</text:p>
          </table:table-cell>
          <table:table-cell office:value-type="float" office:value="0.00085079">
            <text:p>0.00085079</text:p>
          </table:table-cell>
          <table:table-cell table:style-name="ce1" office:value-type="string">
            <text:p>9.9711e-05</text:p>
          </table:table-cell>
          <table:table-cell office:value-type="float" office:value="0.00041461">
            <text:p>0.00041461</text:p>
          </table:table-cell>
          <table:table-cell table:style-name="ce1" office:value-type="string">
            <text:p>1.504e-05</text:p>
          </table:table-cell>
          <table:table-cell table:style-name="ce1" office:value-type="string">
            <text:p>2.597e-08</text:p>
          </table:table-cell>
          <table:table-cell table:style-name="ce1" office:value-type="string">
            <text:p>1.388e-16</text:p>
          </table:table-cell>
          <table:table-cell table:style-name="ce1" office:value-type="string">
            <text:p>1.62e-15</text:p>
          </table:table-cell>
          <table:table-cell office:value-type="float" office:value="0.00085079">
            <text:p>0.00085079</text:p>
          </table:table-cell>
          <table:table-cell table:style-name="ce1" office:value-type="string">
            <text:p>9.971e-05</text:p>
          </table:table-cell>
          <table:table-cell office:value-type="float" office:value="0.00041461">
            <text:p>0.00041461</text:p>
          </table:table-cell>
          <table:table-cell table:style-name="ce1" office:value-type="string">
            <text:p>2.0092e-05</text:p>
          </table:table-cell>
          <table:table-cell office:value-type="float" office:value="0">
            <text:p>0</text:p>
          </table:table-cell>
          <table:table-cell table:style-name="ce1" office:value-type="string">
            <text:p>1.411e-16</text:p>
          </table:table-cell>
          <table:table-cell table:style-name="ce1" office:value-type="string">
            <text:p>1.62e-15</text:p>
          </table:table-cell>
        </table:table-row>
        <table:table-row table:style-name="ro2">
          <table:table-cell office:value-type="float" office:value="520.7017">
            <text:p>520.7017</text:p>
          </table:table-cell>
          <table:table-cell table:formula="of:=[.P54]*1000000" office:value-type="float" office:value="843.79">
            <text:p>843.79</text:p>
          </table:table-cell>
          <table:table-cell table:formula="of:=[.Q54]*1000000" office:value-type="float" office:value="99.136">
            <text:p>99.136</text:p>
          </table:table-cell>
          <table:table-cell table:formula="of:=[.R54]*1000000" office:value-type="float" office:value="422.39">
            <text:p>422.39</text:p>
          </table:table-cell>
          <table:table-cell table:formula="of:=[.S54]*1000000" office:value-type="float" office:value="14.875">
            <text:p>14.875</text:p>
          </table:table-cell>
          <table:table-cell table:formula="of:=[.T54]*1000000" office:value-type="float" office:value="0.026277">
            <text:p>0.026277</text:p>
          </table:table-cell>
          <table:table-cell table:formula="of:=[.U54]*1000000" office:value-type="float" office:value="0.000000000053685">
            <text:p>5.3685E-011</text:p>
          </table:table-cell>
          <table:table-cell table:formula="of:=[.V54]*1000000" office:value-type="float" office:value="0.0000000015707">
            <text:p>1.5707E-009</text:p>
          </table:table-cell>
          <table:table-cell table:formula="of:=[.W54]*1000000" office:value-type="float" office:value="843.79">
            <text:p>843.79</text:p>
          </table:table-cell>
          <table:table-cell table:formula="of:=[.X54]*1000000" office:value-type="float" office:value="99.134">
            <text:p>99.134</text:p>
          </table:table-cell>
          <table:table-cell table:formula="of:=[.Y54]*1000000" office:value-type="float" office:value="422.39">
            <text:p>422.39</text:p>
          </table:table-cell>
          <table:table-cell table:formula="of:=[.Z54]*1000000" office:value-type="float" office:value="20.091">
            <text:p>20.091</text:p>
          </table:table-cell>
          <table:table-cell table:formula="of:=[.AA54]*1000000" office:value-type="float" office:value="0">
            <text:p>0</text:p>
          </table:table-cell>
          <table:table-cell table:formula="of:=[.AB54]*1000000" office:value-type="float" office:value="0.000000000054793">
            <text:p>5.4793E-011</text:p>
          </table:table-cell>
          <table:table-cell table:formula="of:=[.AC54]*1000000" office:value-type="float" office:value="0.0000000015707">
            <text:p>1.5707E-009</text:p>
          </table:table-cell>
          <table:table-cell office:value-type="float" office:value="0.00084379">
            <text:p>0.00084379</text:p>
          </table:table-cell>
          <table:table-cell table:style-name="ce1" office:value-type="string">
            <text:p>9.9136e-05</text:p>
          </table:table-cell>
          <table:table-cell office:value-type="float" office:value="0.00042239">
            <text:p>0.00042239</text:p>
          </table:table-cell>
          <table:table-cell table:style-name="ce1" office:value-type="string">
            <text:p>1.4875e-05</text:p>
          </table:table-cell>
          <table:table-cell table:style-name="ce1" office:value-type="string">
            <text:p>2.6277e-08</text:p>
          </table:table-cell>
          <table:table-cell table:style-name="ce1" office:value-type="string">
            <text:p>5.3685e-17</text:p>
          </table:table-cell>
          <table:table-cell table:style-name="ce1" office:value-type="string">
            <text:p>1.5707e-15</text:p>
          </table:table-cell>
          <table:table-cell office:value-type="float" office:value="0.00084379">
            <text:p>0.00084379</text:p>
          </table:table-cell>
          <table:table-cell table:style-name="ce1" office:value-type="string">
            <text:p>9.9134e-05</text:p>
          </table:table-cell>
          <table:table-cell office:value-type="float" office:value="0.00042239">
            <text:p>0.00042239</text:p>
          </table:table-cell>
          <table:table-cell table:style-name="ce1" office:value-type="string">
            <text:p>2.0091e-05</text:p>
          </table:table-cell>
          <table:table-cell office:value-type="float" office:value="0">
            <text:p>0</text:p>
          </table:table-cell>
          <table:table-cell table:style-name="ce1" office:value-type="string">
            <text:p>5.4793e-17</text:p>
          </table:table-cell>
          <table:table-cell table:style-name="ce1" office:value-type="string">
            <text:p>1.5707e-15</text:p>
          </table:table-cell>
        </table:table-row>
        <table:table-row table:style-name="ro2">
          <table:table-cell office:value-type="float" office:value="530.7017">
            <text:p>530.7017</text:p>
          </table:table-cell>
          <table:table-cell table:formula="of:=[.P55]*1000000" office:value-type="float" office:value="836.89">
            <text:p>836.89</text:p>
          </table:table-cell>
          <table:table-cell table:formula="of:=[.Q55]*1000000" office:value-type="float" office:value="98.56">
            <text:p>98.56</text:p>
          </table:table-cell>
          <table:table-cell table:formula="of:=[.R55]*1000000" office:value-type="float" office:value="430.08">
            <text:p>430.08</text:p>
          </table:table-cell>
          <table:table-cell table:formula="of:=[.S55]*1000000" office:value-type="float" office:value="14.71">
            <text:p>14.71</text:p>
          </table:table-cell>
          <table:table-cell table:formula="of:=[.T55]*1000000" office:value-type="float" office:value="0.026578">
            <text:p>0.026578</text:p>
          </table:table-cell>
          <table:table-cell table:formula="of:=[.U55]*1000000" office:value-type="float" office:value="0.000000000022867">
            <text:p>2.2867E-011</text:p>
          </table:table-cell>
          <table:table-cell table:formula="of:=[.V55]*1000000" office:value-type="float" office:value="0.000000001523">
            <text:p>1.523E-009</text:p>
          </table:table-cell>
          <table:table-cell table:formula="of:=[.W55]*1000000" office:value-type="float" office:value="836.89">
            <text:p>836.89</text:p>
          </table:table-cell>
          <table:table-cell table:formula="of:=[.X55]*1000000" office:value-type="float" office:value="98.559">
            <text:p>98.559</text:p>
          </table:table-cell>
          <table:table-cell table:formula="of:=[.Y55]*1000000" office:value-type="float" office:value="430.08">
            <text:p>430.08</text:p>
          </table:table-cell>
          <table:table-cell table:formula="of:=[.Z55]*1000000" office:value-type="float" office:value="20.09">
            <text:p>20.09</text:p>
          </table:table-cell>
          <table:table-cell table:formula="of:=[.AA55]*1000000" office:value-type="float" office:value="0">
            <text:p>0</text:p>
          </table:table-cell>
          <table:table-cell table:formula="of:=[.AB55]*1000000" office:value-type="float" office:value="0.000000000025742">
            <text:p>2.5742E-011</text:p>
          </table:table-cell>
          <table:table-cell table:formula="of:=[.AC55]*1000000" office:value-type="float" office:value="0.000000001523">
            <text:p>1.523E-009</text:p>
          </table:table-cell>
          <table:table-cell office:value-type="float" office:value="0.00083689">
            <text:p>0.00083689</text:p>
          </table:table-cell>
          <table:table-cell table:style-name="ce1" office:value-type="string">
            <text:p>9.856e-05</text:p>
          </table:table-cell>
          <table:table-cell office:value-type="float" office:value="0.00043008">
            <text:p>0.00043008</text:p>
          </table:table-cell>
          <table:table-cell table:style-name="ce1" office:value-type="string">
            <text:p>1.471e-05</text:p>
          </table:table-cell>
          <table:table-cell table:style-name="ce1" office:value-type="string">
            <text:p>2.6578e-08</text:p>
          </table:table-cell>
          <table:table-cell table:style-name="ce1" office:value-type="string">
            <text:p>2.2867e-17</text:p>
          </table:table-cell>
          <table:table-cell table:style-name="ce1" office:value-type="string">
            <text:p>1.523e-15</text:p>
          </table:table-cell>
          <table:table-cell office:value-type="float" office:value="0.00083689">
            <text:p>0.00083689</text:p>
          </table:table-cell>
          <table:table-cell table:style-name="ce1" office:value-type="string">
            <text:p>9.8559e-05</text:p>
          </table:table-cell>
          <table:table-cell office:value-type="float" office:value="0.00043008">
            <text:p>0.00043008</text:p>
          </table:table-cell>
          <table:table-cell table:style-name="ce1" office:value-type="string">
            <text:p>2.009e-05</text:p>
          </table:table-cell>
          <table:table-cell office:value-type="float" office:value="0">
            <text:p>0</text:p>
          </table:table-cell>
          <table:table-cell table:style-name="ce1" office:value-type="string">
            <text:p>2.5742e-17</text:p>
          </table:table-cell>
          <table:table-cell table:style-name="ce1" office:value-type="string">
            <text:p>1.523e-15</text:p>
          </table:table-cell>
        </table:table-row>
        <table:table-row table:style-name="ro2">
          <table:table-cell office:value-type="float" office:value="540.7017">
            <text:p>540.7017</text:p>
          </table:table-cell>
          <table:table-cell table:formula="of:=[.P56]*1000000" office:value-type="float" office:value="830.07">
            <text:p>830.07</text:p>
          </table:table-cell>
          <table:table-cell table:formula="of:=[.Q56]*1000000" office:value-type="float" office:value="97.985">
            <text:p>97.985</text:p>
          </table:table-cell>
          <table:table-cell table:formula="of:=[.R56]*1000000" office:value-type="float" office:value="437.67">
            <text:p>437.67</text:p>
          </table:table-cell>
          <table:table-cell table:formula="of:=[.S56]*1000000" office:value-type="float" office:value="14.544">
            <text:p>14.544</text:p>
          </table:table-cell>
          <table:table-cell table:formula="of:=[.T56]*1000000" office:value-type="float" office:value="0.026873">
            <text:p>0.026873</text:p>
          </table:table-cell>
          <table:table-cell table:formula="of:=[.U56]*1000000" office:value-type="float" office:value="0.0000000000089045">
            <text:p>8.9045E-012</text:p>
          </table:table-cell>
          <table:table-cell table:formula="of:=[.V56]*1000000" office:value-type="float" office:value="0.0000000014767">
            <text:p>1.4767E-009</text:p>
          </table:table-cell>
          <table:table-cell table:formula="of:=[.W56]*1000000" office:value-type="float" office:value="830.07">
            <text:p>830.07</text:p>
          </table:table-cell>
          <table:table-cell table:formula="of:=[.X56]*1000000" office:value-type="float" office:value="97.984">
            <text:p>97.984</text:p>
          </table:table-cell>
          <table:table-cell table:formula="of:=[.Y56]*1000000" office:value-type="float" office:value="437.67">
            <text:p>437.67</text:p>
          </table:table-cell>
          <table:table-cell table:formula="of:=[.Z56]*1000000" office:value-type="float" office:value="20.089">
            <text:p>20.089</text:p>
          </table:table-cell>
          <table:table-cell table:formula="of:=[.AA56]*1000000" office:value-type="float" office:value="0">
            <text:p>0</text:p>
          </table:table-cell>
          <table:table-cell table:formula="of:=[.AB56]*1000000" office:value-type="float" office:value="0.000000000013855">
            <text:p>1.3855E-011</text:p>
          </table:table-cell>
          <table:table-cell table:formula="of:=[.AC56]*1000000" office:value-type="float" office:value="0.0000000014767">
            <text:p>1.4767E-009</text:p>
          </table:table-cell>
          <table:table-cell office:value-type="float" office:value="0.00083007">
            <text:p>0.00083007</text:p>
          </table:table-cell>
          <table:table-cell table:style-name="ce1" office:value-type="string">
            <text:p>9.7985e-05</text:p>
          </table:table-cell>
          <table:table-cell office:value-type="float" office:value="0.00043767">
            <text:p>0.00043767</text:p>
          </table:table-cell>
          <table:table-cell table:style-name="ce1" office:value-type="string">
            <text:p>1.4544e-05</text:p>
          </table:table-cell>
          <table:table-cell table:style-name="ce1" office:value-type="string">
            <text:p>2.6873e-08</text:p>
          </table:table-cell>
          <table:table-cell table:style-name="ce1" office:value-type="string">
            <text:p>8.9045e-18</text:p>
          </table:table-cell>
          <table:table-cell table:style-name="ce1" office:value-type="string">
            <text:p>1.4767e-15</text:p>
          </table:table-cell>
          <table:table-cell office:value-type="float" office:value="0.00083007">
            <text:p>0.00083007</text:p>
          </table:table-cell>
          <table:table-cell table:style-name="ce1" office:value-type="string">
            <text:p>9.7984e-05</text:p>
          </table:table-cell>
          <table:table-cell office:value-type="float" office:value="0.00043767">
            <text:p>0.00043767</text:p>
          </table:table-cell>
          <table:table-cell table:style-name="ce1" office:value-type="string">
            <text:p>2.0089e-05</text:p>
          </table:table-cell>
          <table:table-cell office:value-type="float" office:value="0">
            <text:p>0</text:p>
          </table:table-cell>
          <table:table-cell table:style-name="ce1" office:value-type="string">
            <text:p>1.3855e-17</text:p>
          </table:table-cell>
          <table:table-cell table:style-name="ce1" office:value-type="string">
            <text:p>1.4767e-15</text:p>
          </table:table-cell>
        </table:table-row>
        <table:table-row table:style-name="ro2">
          <table:table-cell office:value-type="float" office:value="550.7017">
            <text:p>550.7017</text:p>
          </table:table-cell>
          <table:table-cell table:formula="of:=[.P57]*1000000" office:value-type="float" office:value="823.34">
            <text:p>823.34</text:p>
          </table:table-cell>
          <table:table-cell table:formula="of:=[.Q57]*1000000" office:value-type="float" office:value="97.411">
            <text:p>97.411</text:p>
          </table:table-cell>
          <table:table-cell table:formula="of:=[.R57]*1000000" office:value-type="float" office:value="445.17">
            <text:p>445.17</text:p>
          </table:table-cell>
          <table:table-cell table:formula="of:=[.S57]*1000000" office:value-type="float" office:value="14.377">
            <text:p>14.377</text:p>
          </table:table-cell>
          <table:table-cell table:formula="of:=[.T57]*1000000" office:value-type="float" office:value="0.027162">
            <text:p>0.027162</text:p>
          </table:table-cell>
          <table:table-cell table:formula="of:=[.U57]*1000000" office:value-type="float" office:value="0.0000000000056031">
            <text:p>5.6031E-012</text:p>
          </table:table-cell>
          <table:table-cell table:formula="of:=[.V57]*1000000" office:value-type="float" office:value="0.0000000014318">
            <text:p>1.4318E-009</text:p>
          </table:table-cell>
          <table:table-cell table:formula="of:=[.W57]*1000000" office:value-type="float" office:value="823.34">
            <text:p>823.34</text:p>
          </table:table-cell>
          <table:table-cell table:formula="of:=[.X57]*1000000" office:value-type="float" office:value="97.409">
            <text:p>97.409</text:p>
          </table:table-cell>
          <table:table-cell table:formula="of:=[.Y57]*1000000" office:value-type="float" office:value="445.16">
            <text:p>445.16</text:p>
          </table:table-cell>
          <table:table-cell table:formula="of:=[.Z57]*1000000" office:value-type="float" office:value="20.089">
            <text:p>20.089</text:p>
          </table:table-cell>
          <table:table-cell table:formula="of:=[.AA57]*1000000" office:value-type="float" office:value="0">
            <text:p>0</text:p>
          </table:table-cell>
          <table:table-cell table:formula="of:=[.AB57]*1000000" office:value-type="float" office:value="0.0000000000044186">
            <text:p>4.4186E-012</text:p>
          </table:table-cell>
          <table:table-cell table:formula="of:=[.AC57]*1000000" office:value-type="float" office:value="0.0000000014318">
            <text:p>1.4318E-009</text:p>
          </table:table-cell>
          <table:table-cell office:value-type="float" office:value="0.00082334">
            <text:p>0.00082334</text:p>
          </table:table-cell>
          <table:table-cell table:style-name="ce1" office:value-type="string">
            <text:p>9.7411e-05</text:p>
          </table:table-cell>
          <table:table-cell office:value-type="float" office:value="0.00044517">
            <text:p>0.00044517</text:p>
          </table:table-cell>
          <table:table-cell table:style-name="ce1" office:value-type="string">
            <text:p>1.4377e-05</text:p>
          </table:table-cell>
          <table:table-cell table:style-name="ce1" office:value-type="string">
            <text:p>2.7162e-08</text:p>
          </table:table-cell>
          <table:table-cell table:style-name="ce1" office:value-type="string">
            <text:p>5.6031e-18</text:p>
          </table:table-cell>
          <table:table-cell table:style-name="ce1" office:value-type="string">
            <text:p>1.4318e-15</text:p>
          </table:table-cell>
          <table:table-cell office:value-type="float" office:value="0.00082334">
            <text:p>0.00082334</text:p>
          </table:table-cell>
          <table:table-cell table:style-name="ce1" office:value-type="string">
            <text:p>9.7409e-05</text:p>
          </table:table-cell>
          <table:table-cell office:value-type="float" office:value="0.00044516">
            <text:p>0.00044516</text:p>
          </table:table-cell>
          <table:table-cell table:style-name="ce1" office:value-type="string">
            <text:p>2.0089e-05</text:p>
          </table:table-cell>
          <table:table-cell office:value-type="float" office:value="0">
            <text:p>0</text:p>
          </table:table-cell>
          <table:table-cell table:style-name="ce1" office:value-type="string">
            <text:p>4.4186e-18</text:p>
          </table:table-cell>
          <table:table-cell table:style-name="ce1" office:value-type="string">
            <text:p>1.4318e-15</text:p>
          </table:table-cell>
        </table:table-row>
        <table:table-row table:style-name="ro2">
          <table:table-cell office:value-type="float" office:value="560.7017">
            <text:p>560.7017</text:p>
          </table:table-cell>
          <table:table-cell table:formula="of:=[.P58]*1000000" office:value-type="float" office:value="816.69">
            <text:p>816.69</text:p>
          </table:table-cell>
          <table:table-cell table:formula="of:=[.Q58]*1000000" office:value-type="float" office:value="96.837">
            <text:p>96.837</text:p>
          </table:table-cell>
          <table:table-cell table:formula="of:=[.R58]*1000000" office:value-type="float" office:value="452.57">
            <text:p>452.57</text:p>
          </table:table-cell>
          <table:table-cell table:formula="of:=[.S58]*1000000" office:value-type="float" office:value="14.211">
            <text:p>14.211</text:p>
          </table:table-cell>
          <table:table-cell table:formula="of:=[.T58]*1000000" office:value-type="float" office:value="0.027446">
            <text:p>0.027446</text:p>
          </table:table-cell>
          <table:table-cell table:formula="of:=[.U58]*1000000" office:value-type="float" office:value="0.0000000000035756">
            <text:p>3.5756E-012</text:p>
          </table:table-cell>
          <table:table-cell table:formula="of:=[.V58]*1000000" office:value-type="float" office:value="0.0000000013883">
            <text:p>1.3883E-009</text:p>
          </table:table-cell>
          <table:table-cell table:formula="of:=[.W58]*1000000" office:value-type="float" office:value="816.68">
            <text:p>816.68</text:p>
          </table:table-cell>
          <table:table-cell table:formula="of:=[.X58]*1000000" office:value-type="float" office:value="96.835">
            <text:p>96.835</text:p>
          </table:table-cell>
          <table:table-cell table:formula="of:=[.Y58]*1000000" office:value-type="float" office:value="452.57">
            <text:p>452.57</text:p>
          </table:table-cell>
          <table:table-cell table:formula="of:=[.Z58]*1000000" office:value-type="float" office:value="20.088">
            <text:p>20.088</text:p>
          </table:table-cell>
          <table:table-cell table:formula="of:=[.AA58]*1000000" office:value-type="float" office:value="0">
            <text:p>0</text:p>
          </table:table-cell>
          <table:table-cell table:formula="of:=[.AB58]*1000000" office:value-type="float" office:value="-0.0000000000046934">
            <text:p>-4.6934E-012</text:p>
          </table:table-cell>
          <table:table-cell table:formula="of:=[.AC58]*1000000" office:value-type="float" office:value="0.0000000013883">
            <text:p>1.3883E-009</text:p>
          </table:table-cell>
          <table:table-cell office:value-type="float" office:value="0.00081669">
            <text:p>0.00081669</text:p>
          </table:table-cell>
          <table:table-cell table:style-name="ce1" office:value-type="string">
            <text:p>9.6837e-05</text:p>
          </table:table-cell>
          <table:table-cell office:value-type="float" office:value="0.00045257">
            <text:p>0.00045257</text:p>
          </table:table-cell>
          <table:table-cell table:style-name="ce1" office:value-type="string">
            <text:p>1.4211e-05</text:p>
          </table:table-cell>
          <table:table-cell table:style-name="ce1" office:value-type="string">
            <text:p>2.7446e-08</text:p>
          </table:table-cell>
          <table:table-cell table:style-name="ce1" office:value-type="string">
            <text:p>3.5756e-18</text:p>
          </table:table-cell>
          <table:table-cell table:style-name="ce1" office:value-type="string">
            <text:p>1.3883e-15</text:p>
          </table:table-cell>
          <table:table-cell office:value-type="float" office:value="0.00081668">
            <text:p>0.00081668</text:p>
          </table:table-cell>
          <table:table-cell table:style-name="ce1" office:value-type="string">
            <text:p>9.6835e-05</text:p>
          </table:table-cell>
          <table:table-cell office:value-type="float" office:value="0.00045257">
            <text:p>0.00045257</text:p>
          </table:table-cell>
          <table:table-cell table:style-name="ce1" office:value-type="string">
            <text:p>2.0088e-05</text:p>
          </table:table-cell>
          <table:table-cell office:value-type="float" office:value="0">
            <text:p>0</text:p>
          </table:table-cell>
          <table:table-cell table:style-name="ce1" office:value-type="string">
            <text:p>-4.6934e-18</text:p>
          </table:table-cell>
          <table:table-cell table:style-name="ce1" office:value-type="string">
            <text:p>1.3883e-15</text:p>
          </table:table-cell>
        </table:table-row>
        <table:table-row table:style-name="ro2">
          <table:table-cell office:value-type="float" office:value="570.7017">
            <text:p>570.7017</text:p>
          </table:table-cell>
          <table:table-cell table:formula="of:=[.P59]*1000000" office:value-type="float" office:value="810.11">
            <text:p>810.11</text:p>
          </table:table-cell>
          <table:table-cell table:formula="of:=[.Q59]*1000000" office:value-type="float" office:value="96.263">
            <text:p>96.263</text:p>
          </table:table-cell>
          <table:table-cell table:formula="of:=[.R59]*1000000" office:value-type="float" office:value="459.9">
            <text:p>459.9</text:p>
          </table:table-cell>
          <table:table-cell table:formula="of:=[.S59]*1000000" office:value-type="float" office:value="14.044">
            <text:p>14.044</text:p>
          </table:table-cell>
          <table:table-cell table:formula="of:=[.T59]*1000000" office:value-type="float" office:value="0.027723">
            <text:p>0.027723</text:p>
          </table:table-cell>
          <table:table-cell table:formula="of:=[.U59]*1000000" office:value-type="float" office:value="0.0000000000022559">
            <text:p>2.2559E-012</text:p>
          </table:table-cell>
          <table:table-cell table:formula="of:=[.V59]*1000000" office:value-type="float" office:value="0.0000000013461">
            <text:p>1.3461E-009</text:p>
          </table:table-cell>
          <table:table-cell table:formula="of:=[.W59]*1000000" office:value-type="float" office:value="810.11">
            <text:p>810.11</text:p>
          </table:table-cell>
          <table:table-cell table:formula="of:=[.X59]*1000000" office:value-type="float" office:value="96.262">
            <text:p>96.262</text:p>
          </table:table-cell>
          <table:table-cell table:formula="of:=[.Y59]*1000000" office:value-type="float" office:value="459.9">
            <text:p>459.9</text:p>
          </table:table-cell>
          <table:table-cell table:formula="of:=[.Z59]*1000000" office:value-type="float" office:value="20.087">
            <text:p>20.087</text:p>
          </table:table-cell>
          <table:table-cell table:formula="of:=[.AA59]*1000000" office:value-type="float" office:value="0">
            <text:p>0</text:p>
          </table:table-cell>
          <table:table-cell table:formula="of:=[.AB59]*1000000" office:value-type="float" office:value="-0.000000000010769">
            <text:p>-1.0769E-011</text:p>
          </table:table-cell>
          <table:table-cell table:formula="of:=[.AC59]*1000000" office:value-type="float" office:value="0.0000000013461">
            <text:p>1.3461E-009</text:p>
          </table:table-cell>
          <table:table-cell office:value-type="float" office:value="0.00081011">
            <text:p>0.00081011</text:p>
          </table:table-cell>
          <table:table-cell table:style-name="ce1" office:value-type="string">
            <text:p>9.6263e-05</text:p>
          </table:table-cell>
          <table:table-cell office:value-type="float" office:value="0.0004599">
            <text:p>0.0004599</text:p>
          </table:table-cell>
          <table:table-cell table:style-name="ce1" office:value-type="string">
            <text:p>1.4044e-05</text:p>
          </table:table-cell>
          <table:table-cell table:style-name="ce1" office:value-type="string">
            <text:p>2.7723e-08</text:p>
          </table:table-cell>
          <table:table-cell table:style-name="ce1" office:value-type="string">
            <text:p>2.2559e-18</text:p>
          </table:table-cell>
          <table:table-cell table:style-name="ce1" office:value-type="string">
            <text:p>1.3461e-15</text:p>
          </table:table-cell>
          <table:table-cell office:value-type="float" office:value="0.00081011">
            <text:p>0.00081011</text:p>
          </table:table-cell>
          <table:table-cell table:style-name="ce1" office:value-type="string">
            <text:p>9.6262e-05</text:p>
          </table:table-cell>
          <table:table-cell office:value-type="float" office:value="0.0004599">
            <text:p>0.0004599</text:p>
          </table:table-cell>
          <table:table-cell table:style-name="ce1" office:value-type="string">
            <text:p>2.008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769e-17</text:p>
          </table:table-cell>
          <table:table-cell table:style-name="ce1" office:value-type="string">
            <text:p>1.3461e-15</text:p>
          </table:table-cell>
        </table:table-row>
        <table:table-row table:style-name="ro2">
          <table:table-cell office:value-type="float" office:value="580.7017">
            <text:p>580.7017</text:p>
          </table:table-cell>
          <table:table-cell table:formula="of:=[.P60]*1000000" office:value-type="float" office:value="803.61">
            <text:p>803.61</text:p>
          </table:table-cell>
          <table:table-cell table:formula="of:=[.Q60]*1000000" office:value-type="float" office:value="95.69">
            <text:p>95.69</text:p>
          </table:table-cell>
          <table:table-cell table:formula="of:=[.R60]*1000000" office:value-type="float" office:value="467.14">
            <text:p>467.14</text:p>
          </table:table-cell>
          <table:table-cell table:formula="of:=[.S60]*1000000" office:value-type="float" office:value="13.877">
            <text:p>13.877</text:p>
          </table:table-cell>
          <table:table-cell table:formula="of:=[.T60]*1000000" office:value-type="float" office:value="0.027995">
            <text:p>0.027995</text:p>
          </table:table-cell>
          <table:table-cell table:formula="of:=[.U60]*1000000" office:value-type="float" office:value="0.0000000000025959">
            <text:p>2.5959E-012</text:p>
          </table:table-cell>
          <table:table-cell table:formula="of:=[.V60]*1000000" office:value-type="float" office:value="0.0000000013052">
            <text:p>1.3052E-009</text:p>
          </table:table-cell>
          <table:table-cell table:formula="of:=[.W60]*1000000" office:value-type="float" office:value="803.61">
            <text:p>803.61</text:p>
          </table:table-cell>
          <table:table-cell table:formula="of:=[.X60]*1000000" office:value-type="float" office:value="95.688">
            <text:p>95.688</text:p>
          </table:table-cell>
          <table:table-cell table:formula="of:=[.Y60]*1000000" office:value-type="float" office:value="467.14">
            <text:p>467.14</text:p>
          </table:table-cell>
          <table:table-cell table:formula="of:=[.Z60]*1000000" office:value-type="float" office:value="20.086">
            <text:p>20.086</text:p>
          </table:table-cell>
          <table:table-cell table:formula="of:=[.AA60]*1000000" office:value-type="float" office:value="0">
            <text:p>0</text:p>
          </table:table-cell>
          <table:table-cell table:formula="of:=[.AB60]*1000000" office:value-type="float" office:value="-0.00000000000060298">
            <text:p>-6.0298E-013</text:p>
          </table:table-cell>
          <table:table-cell table:formula="of:=[.AC60]*1000000" office:value-type="float" office:value="0.0000000013052">
            <text:p>1.3052E-009</text:p>
          </table:table-cell>
          <table:table-cell office:value-type="float" office:value="0.00080361">
            <text:p>0.00080361</text:p>
          </table:table-cell>
          <table:table-cell table:style-name="ce1" office:value-type="string">
            <text:p>9.569e-05</text:p>
          </table:table-cell>
          <table:table-cell office:value-type="float" office:value="0.00046714">
            <text:p>0.00046714</text:p>
          </table:table-cell>
          <table:table-cell table:style-name="ce1" office:value-type="string">
            <text:p>1.3877e-05</text:p>
          </table:table-cell>
          <table:table-cell table:style-name="ce1" office:value-type="string">
            <text:p>2.7995e-08</text:p>
          </table:table-cell>
          <table:table-cell table:style-name="ce1" office:value-type="string">
            <text:p>2.5959e-18</text:p>
          </table:table-cell>
          <table:table-cell table:style-name="ce1" office:value-type="string">
            <text:p>1.3052e-15</text:p>
          </table:table-cell>
          <table:table-cell office:value-type="float" office:value="0.00080361">
            <text:p>0.00080361</text:p>
          </table:table-cell>
          <table:table-cell table:style-name="ce1" office:value-type="string">
            <text:p>9.5688e-05</text:p>
          </table:table-cell>
          <table:table-cell office:value-type="float" office:value="0.00046714">
            <text:p>0.00046714</text:p>
          </table:table-cell>
          <table:table-cell table:style-name="ce1" office:value-type="string">
            <text:p>2.0086e-05</text:p>
          </table:table-cell>
          <table:table-cell office:value-type="float" office:value="0">
            <text:p>0</text:p>
          </table:table-cell>
          <table:table-cell table:style-name="ce1" office:value-type="string">
            <text:p>-6.0298e-19</text:p>
          </table:table-cell>
          <table:table-cell table:style-name="ce1" office:value-type="string">
            <text:p>1.3052e-15</text:p>
          </table:table-cell>
        </table:table-row>
        <table:table-row table:style-name="ro2">
          <table:table-cell office:value-type="float" office:value="590.7017">
            <text:p>590.7017</text:p>
          </table:table-cell>
          <table:table-cell table:formula="of:=[.P61]*1000000" office:value-type="float" office:value="797.18">
            <text:p>797.18</text:p>
          </table:table-cell>
          <table:table-cell table:formula="of:=[.Q61]*1000000" office:value-type="float" office:value="95.118">
            <text:p>95.118</text:p>
          </table:table-cell>
          <table:table-cell table:formula="of:=[.R61]*1000000" office:value-type="float" office:value="474.31">
            <text:p>474.31</text:p>
          </table:table-cell>
          <table:table-cell table:formula="of:=[.S61]*1000000" office:value-type="float" office:value="13.71">
            <text:p>13.71</text:p>
          </table:table-cell>
          <table:table-cell table:formula="of:=[.T61]*1000000" office:value-type="float" office:value="0.028261">
            <text:p>0.028261</text:p>
          </table:table-cell>
          <table:table-cell table:formula="of:=[.U61]*1000000" office:value-type="float" office:value="0.000000000002544">
            <text:p>2.544E-012</text:p>
          </table:table-cell>
          <table:table-cell table:formula="of:=[.V61]*1000000" office:value-type="float" office:value="0.0000000012656">
            <text:p>1.2656E-009</text:p>
          </table:table-cell>
          <table:table-cell table:formula="of:=[.W61]*1000000" office:value-type="float" office:value="797.18">
            <text:p>797.18</text:p>
          </table:table-cell>
          <table:table-cell table:formula="of:=[.X61]*1000000" office:value-type="float" office:value="95.116">
            <text:p>95.116</text:p>
          </table:table-cell>
          <table:table-cell table:formula="of:=[.Y61]*1000000" office:value-type="float" office:value="474.3">
            <text:p>474.3</text:p>
          </table:table-cell>
          <table:table-cell table:formula="of:=[.Z61]*1000000" office:value-type="float" office:value="20.086">
            <text:p>20.086</text:p>
          </table:table-cell>
          <table:table-cell table:formula="of:=[.AA61]*1000000" office:value-type="float" office:value="0">
            <text:p>0</text:p>
          </table:table-cell>
          <table:table-cell table:formula="of:=[.AB61]*1000000" office:value-type="float" office:value="-0.0000000000020322">
            <text:p>-2.0322E-012</text:p>
          </table:table-cell>
          <table:table-cell table:formula="of:=[.AC61]*1000000" office:value-type="float" office:value="0.0000000012656">
            <text:p>1.2656E-009</text:p>
          </table:table-cell>
          <table:table-cell office:value-type="float" office:value="0.00079718">
            <text:p>0.00079718</text:p>
          </table:table-cell>
          <table:table-cell table:style-name="ce1" office:value-type="string">
            <text:p>9.5118e-05</text:p>
          </table:table-cell>
          <table:table-cell office:value-type="float" office:value="0.00047431">
            <text:p>0.00047431</text:p>
          </table:table-cell>
          <table:table-cell table:style-name="ce1" office:value-type="string">
            <text:p>1.371e-05</text:p>
          </table:table-cell>
          <table:table-cell table:style-name="ce1" office:value-type="string">
            <text:p>2.8261e-08</text:p>
          </table:table-cell>
          <table:table-cell table:style-name="ce1" office:value-type="string">
            <text:p>2.544e-18</text:p>
          </table:table-cell>
          <table:table-cell table:style-name="ce1" office:value-type="string">
            <text:p>1.2656e-15</text:p>
          </table:table-cell>
          <table:table-cell office:value-type="float" office:value="0.00079718">
            <text:p>0.00079718</text:p>
          </table:table-cell>
          <table:table-cell table:style-name="ce1" office:value-type="string">
            <text:p>9.5116e-05</text:p>
          </table:table-cell>
          <table:table-cell office:value-type="float" office:value="0.0004743">
            <text:p>0.0004743</text:p>
          </table:table-cell>
          <table:table-cell table:style-name="ce1" office:value-type="string">
            <text:p>2.0086e-05</text:p>
          </table:table-cell>
          <table:table-cell office:value-type="float" office:value="0">
            <text:p>0</text:p>
          </table:table-cell>
          <table:table-cell table:style-name="ce1" office:value-type="string">
            <text:p>-2.0322e-18</text:p>
          </table:table-cell>
          <table:table-cell table:style-name="ce1" office:value-type="string">
            <text:p>1.2656e-15</text:p>
          </table:table-cell>
        </table:table-row>
        <table:table-row table:style-name="ro2">
          <table:table-cell office:value-type="float" office:value="600.7017">
            <text:p>600.7017</text:p>
          </table:table-cell>
          <table:table-cell table:formula="of:=[.P62]*1000000" office:value-type="float" office:value="790.82">
            <text:p>790.82</text:p>
          </table:table-cell>
          <table:table-cell table:formula="of:=[.Q62]*1000000" office:value-type="float" office:value="94.546">
            <text:p>94.546</text:p>
          </table:table-cell>
          <table:table-cell table:formula="of:=[.R62]*1000000" office:value-type="float" office:value="481.39">
            <text:p>481.39</text:p>
          </table:table-cell>
          <table:table-cell table:formula="of:=[.S62]*1000000" office:value-type="float" office:value="13.542">
            <text:p>13.542</text:p>
          </table:table-cell>
          <table:table-cell table:formula="of:=[.T62]*1000000" office:value-type="float" office:value="0.028522">
            <text:p>0.028522</text:p>
          </table:table-cell>
          <table:table-cell table:formula="of:=[.U62]*1000000" office:value-type="float" office:value="0.000000000002299">
            <text:p>2.299E-012</text:p>
          </table:table-cell>
          <table:table-cell table:formula="of:=[.V62]*1000000" office:value-type="float" office:value="0.0000000012272">
            <text:p>1.2272E-009</text:p>
          </table:table-cell>
          <table:table-cell table:formula="of:=[.W62]*1000000" office:value-type="float" office:value="790.82">
            <text:p>790.82</text:p>
          </table:table-cell>
          <table:table-cell table:formula="of:=[.X62]*1000000" office:value-type="float" office:value="94.544">
            <text:p>94.544</text:p>
          </table:table-cell>
          <table:table-cell table:formula="of:=[.Y62]*1000000" office:value-type="float" office:value="481.39">
            <text:p>481.39</text:p>
          </table:table-cell>
          <table:table-cell table:formula="of:=[.Z62]*1000000" office:value-type="float" office:value="20.085">
            <text:p>20.085</text:p>
          </table:table-cell>
          <table:table-cell table:formula="of:=[.AA62]*1000000" office:value-type="float" office:value="0">
            <text:p>0</text:p>
          </table:table-cell>
          <table:table-cell table:formula="of:=[.AB62]*1000000" office:value-type="float" office:value="-0.0000000000050695">
            <text:p>-5.0695E-012</text:p>
          </table:table-cell>
          <table:table-cell table:formula="of:=[.AC62]*1000000" office:value-type="float" office:value="0.0000000012271">
            <text:p>1.2271E-009</text:p>
          </table:table-cell>
          <table:table-cell office:value-type="float" office:value="0.00079082">
            <text:p>0.00079082</text:p>
          </table:table-cell>
          <table:table-cell table:style-name="ce1" office:value-type="string">
            <text:p>9.4546e-05</text:p>
          </table:table-cell>
          <table:table-cell office:value-type="float" office:value="0.00048139">
            <text:p>0.00048139</text:p>
          </table:table-cell>
          <table:table-cell table:style-name="ce1" office:value-type="string">
            <text:p>1.3542e-05</text:p>
          </table:table-cell>
          <table:table-cell table:style-name="ce1" office:value-type="string">
            <text:p>2.8522e-08</text:p>
          </table:table-cell>
          <table:table-cell table:style-name="ce1" office:value-type="string">
            <text:p>2.299e-18</text:p>
          </table:table-cell>
          <table:table-cell table:style-name="ce1" office:value-type="string">
            <text:p>1.2272e-15</text:p>
          </table:table-cell>
          <table:table-cell office:value-type="float" office:value="0.00079082">
            <text:p>0.00079082</text:p>
          </table:table-cell>
          <table:table-cell table:style-name="ce1" office:value-type="string">
            <text:p>9.4544e-05</text:p>
          </table:table-cell>
          <table:table-cell office:value-type="float" office:value="0.00048139">
            <text:p>0.00048139</text:p>
          </table:table-cell>
          <table:table-cell table:style-name="ce1" office:value-type="string">
            <text:p>2.0085e-05</text:p>
          </table:table-cell>
          <table:table-cell office:value-type="float" office:value="0">
            <text:p>0</text:p>
          </table:table-cell>
          <table:table-cell table:style-name="ce1" office:value-type="string">
            <text:p>-5.0695e-18</text:p>
          </table:table-cell>
          <table:table-cell table:style-name="ce1" office:value-type="string">
            <text:p>1.2271e-15</text:p>
          </table:table-cell>
        </table:table-row>
        <table:table-row table:style-name="ro2">
          <table:table-cell office:value-type="float" office:value="610.7017">
            <text:p>610.7017</text:p>
          </table:table-cell>
          <table:table-cell table:formula="of:=[.P63]*1000000" office:value-type="float" office:value="784.53">
            <text:p>784.53</text:p>
          </table:table-cell>
          <table:table-cell table:formula="of:=[.Q63]*1000000" office:value-type="float" office:value="93.974">
            <text:p>93.974</text:p>
          </table:table-cell>
          <table:table-cell table:formula="of:=[.R63]*1000000" office:value-type="float" office:value="488.4">
            <text:p>488.4</text:p>
          </table:table-cell>
          <table:table-cell table:formula="of:=[.S63]*1000000" office:value-type="float" office:value="13.375">
            <text:p>13.375</text:p>
          </table:table-cell>
          <table:table-cell table:formula="of:=[.T63]*1000000" office:value-type="float" office:value="0.028777">
            <text:p>0.028777</text:p>
          </table:table-cell>
          <table:table-cell table:formula="of:=[.U63]*1000000" office:value-type="float" office:value="0.0000000000016171">
            <text:p>1.6171E-012</text:p>
          </table:table-cell>
          <table:table-cell table:formula="of:=[.V63]*1000000" office:value-type="float" office:value="0.0000000011899">
            <text:p>1.1899E-009</text:p>
          </table:table-cell>
          <table:table-cell table:formula="of:=[.W63]*1000000" office:value-type="float" office:value="784.53">
            <text:p>784.53</text:p>
          </table:table-cell>
          <table:table-cell table:formula="of:=[.X63]*1000000" office:value-type="float" office:value="93.972">
            <text:p>93.972</text:p>
          </table:table-cell>
          <table:table-cell table:formula="of:=[.Y63]*1000000" office:value-type="float" office:value="488.4">
            <text:p>488.4</text:p>
          </table:table-cell>
          <table:table-cell table:formula="of:=[.Z63]*1000000" office:value-type="float" office:value="20.085">
            <text:p>20.085</text:p>
          </table:table-cell>
          <table:table-cell table:formula="of:=[.AA63]*1000000" office:value-type="float" office:value="0">
            <text:p>0</text:p>
          </table:table-cell>
          <table:table-cell table:formula="of:=[.AB63]*1000000" office:value-type="float" office:value="0.000000000005164">
            <text:p>5.164E-012</text:p>
          </table:table-cell>
          <table:table-cell table:formula="of:=[.AC63]*1000000" office:value-type="float" office:value="0.0000000011899">
            <text:p>1.1899E-009</text:p>
          </table:table-cell>
          <table:table-cell office:value-type="float" office:value="0.00078453">
            <text:p>0.00078453</text:p>
          </table:table-cell>
          <table:table-cell table:style-name="ce1" office:value-type="string">
            <text:p>9.3974e-05</text:p>
          </table:table-cell>
          <table:table-cell office:value-type="float" office:value="0.0004884">
            <text:p>0.0004884</text:p>
          </table:table-cell>
          <table:table-cell table:style-name="ce1" office:value-type="string">
            <text:p>1.3375e-05</text:p>
          </table:table-cell>
          <table:table-cell table:style-name="ce1" office:value-type="string">
            <text:p>2.8777e-08</text:p>
          </table:table-cell>
          <table:table-cell table:style-name="ce1" office:value-type="string">
            <text:p>1.6171e-18</text:p>
          </table:table-cell>
          <table:table-cell table:style-name="ce1" office:value-type="string">
            <text:p>1.1899e-15</text:p>
          </table:table-cell>
          <table:table-cell office:value-type="float" office:value="0.00078453">
            <text:p>0.00078453</text:p>
          </table:table-cell>
          <table:table-cell table:style-name="ce1" office:value-type="string">
            <text:p>9.3972e-05</text:p>
          </table:table-cell>
          <table:table-cell office:value-type="float" office:value="0.0004884">
            <text:p>0.0004884</text:p>
          </table:table-cell>
          <table:table-cell table:style-name="ce1" office:value-type="string">
            <text:p>2.0085e-05</text:p>
          </table:table-cell>
          <table:table-cell office:value-type="float" office:value="0">
            <text:p>0</text:p>
          </table:table-cell>
          <table:table-cell table:style-name="ce1" office:value-type="string">
            <text:p>5.164e-18</text:p>
          </table:table-cell>
          <table:table-cell table:style-name="ce1" office:value-type="string">
            <text:p>1.1899e-15</text:p>
          </table:table-cell>
        </table:table-row>
        <table:table-row table:style-name="ro2">
          <table:table-cell office:value-type="float" office:value="620.7017">
            <text:p>620.7017</text:p>
          </table:table-cell>
          <table:table-cell table:formula="of:=[.P64]*1000000" office:value-type="float" office:value="778.3">
            <text:p>778.3</text:p>
          </table:table-cell>
          <table:table-cell table:formula="of:=[.Q64]*1000000" office:value-type="float" office:value="93.403">
            <text:p>93.403</text:p>
          </table:table-cell>
          <table:table-cell table:formula="of:=[.R64]*1000000" office:value-type="float" office:value="495.34">
            <text:p>495.34</text:p>
          </table:table-cell>
          <table:table-cell table:formula="of:=[.S64]*1000000" office:value-type="float" office:value="13.208">
            <text:p>13.208</text:p>
          </table:table-cell>
          <table:table-cell table:formula="of:=[.T64]*1000000" office:value-type="float" office:value="0.029027">
            <text:p>0.029027</text:p>
          </table:table-cell>
          <table:table-cell table:formula="of:=[.U64]*1000000" office:value-type="float" office:value="0.0000000000021014">
            <text:p>2.1014E-012</text:p>
          </table:table-cell>
          <table:table-cell table:formula="of:=[.V64]*1000000" office:value-type="float" office:value="0.0000000011538">
            <text:p>1.1538E-009</text:p>
          </table:table-cell>
          <table:table-cell table:formula="of:=[.W64]*1000000" office:value-type="float" office:value="778.3">
            <text:p>778.3</text:p>
          </table:table-cell>
          <table:table-cell table:formula="of:=[.X64]*1000000" office:value-type="float" office:value="93.401">
            <text:p>93.401</text:p>
          </table:table-cell>
          <table:table-cell table:formula="of:=[.Y64]*1000000" office:value-type="float" office:value="495.34">
            <text:p>495.34</text:p>
          </table:table-cell>
          <table:table-cell table:formula="of:=[.Z64]*1000000" office:value-type="float" office:value="20.084">
            <text:p>20.084</text:p>
          </table:table-cell>
          <table:table-cell table:formula="of:=[.AA64]*1000000" office:value-type="float" office:value="0">
            <text:p>0</text:p>
          </table:table-cell>
          <table:table-cell table:formula="of:=[.AB64]*1000000" office:value-type="float" office:value="0.000000000013274">
            <text:p>1.3274E-011</text:p>
          </table:table-cell>
          <table:table-cell table:formula="of:=[.AC64]*1000000" office:value-type="float" office:value="0.0000000011538">
            <text:p>1.1538E-009</text:p>
          </table:table-cell>
          <table:table-cell office:value-type="float" office:value="0.0007783">
            <text:p>0.0007783</text:p>
          </table:table-cell>
          <table:table-cell table:style-name="ce1" office:value-type="string">
            <text:p>9.3403e-05</text:p>
          </table:table-cell>
          <table:table-cell office:value-type="float" office:value="0.00049534">
            <text:p>0.00049534</text:p>
          </table:table-cell>
          <table:table-cell table:style-name="ce1" office:value-type="string">
            <text:p>1.3208e-05</text:p>
          </table:table-cell>
          <table:table-cell table:style-name="ce1" office:value-type="string">
            <text:p>2.9027e-08</text:p>
          </table:table-cell>
          <table:table-cell table:style-name="ce1" office:value-type="string">
            <text:p>2.1014e-18</text:p>
          </table:table-cell>
          <table:table-cell table:style-name="ce1" office:value-type="string">
            <text:p>1.1538e-15</text:p>
          </table:table-cell>
          <table:table-cell office:value-type="float" office:value="0.0007783">
            <text:p>0.0007783</text:p>
          </table:table-cell>
          <table:table-cell table:style-name="ce1" office:value-type="string">
            <text:p>9.3401e-05</text:p>
          </table:table-cell>
          <table:table-cell office:value-type="float" office:value="0.00049534">
            <text:p>0.00049534</text:p>
          </table:table-cell>
          <table:table-cell table:style-name="ce1" office:value-type="string">
            <text:p>2.0084e-05</text:p>
          </table:table-cell>
          <table:table-cell office:value-type="float" office:value="0">
            <text:p>0</text:p>
          </table:table-cell>
          <table:table-cell table:style-name="ce1" office:value-type="string">
            <text:p>1.3274e-17</text:p>
          </table:table-cell>
          <table:table-cell table:style-name="ce1" office:value-type="string">
            <text:p>1.1538e-15</text:p>
          </table:table-cell>
        </table:table-row>
        <table:table-row table:style-name="ro2">
          <table:table-cell office:value-type="float" office:value="630.7017">
            <text:p>630.7017</text:p>
          </table:table-cell>
          <table:table-cell table:formula="of:=[.P65]*1000000" office:value-type="float" office:value="772.14">
            <text:p>772.14</text:p>
          </table:table-cell>
          <table:table-cell table:formula="of:=[.Q65]*1000000" office:value-type="float" office:value="92.833">
            <text:p>92.833</text:p>
          </table:table-cell>
          <table:table-cell table:formula="of:=[.R65]*1000000" office:value-type="float" office:value="502.21">
            <text:p>502.21</text:p>
          </table:table-cell>
          <table:table-cell table:formula="of:=[.S65]*1000000" office:value-type="float" office:value="13.041">
            <text:p>13.041</text:p>
          </table:table-cell>
          <table:table-cell table:formula="of:=[.T65]*1000000" office:value-type="float" office:value="0.029271">
            <text:p>0.029271</text:p>
          </table:table-cell>
          <table:table-cell table:formula="of:=[.U65]*1000000" office:value-type="float" office:value="-0.0000000000010344">
            <text:p>-1.0344E-012</text:p>
          </table:table-cell>
          <table:table-cell table:formula="of:=[.V65]*1000000" office:value-type="float" office:value="0.0000000011188">
            <text:p>1.1188E-009</text:p>
          </table:table-cell>
          <table:table-cell table:formula="of:=[.W65]*1000000" office:value-type="float" office:value="772.14">
            <text:p>772.14</text:p>
          </table:table-cell>
          <table:table-cell table:formula="of:=[.X65]*1000000" office:value-type="float" office:value="92.831">
            <text:p>92.831</text:p>
          </table:table-cell>
          <table:table-cell table:formula="of:=[.Y65]*1000000" office:value-type="float" office:value="502.21">
            <text:p>502.21</text:p>
          </table:table-cell>
          <table:table-cell table:formula="of:=[.Z65]*1000000" office:value-type="float" office:value="20.084">
            <text:p>20.084</text:p>
          </table:table-cell>
          <table:table-cell table:formula="of:=[.AA65]*1000000" office:value-type="float" office:value="0">
            <text:p>0</text:p>
          </table:table-cell>
          <table:table-cell table:formula="of:=[.AB65]*1000000" office:value-type="float" office:value="0.00000000001142">
            <text:p>1.142E-011</text:p>
          </table:table-cell>
          <table:table-cell table:formula="of:=[.AC65]*1000000" office:value-type="float" office:value="0.0000000011188">
            <text:p>1.1188E-009</text:p>
          </table:table-cell>
          <table:table-cell office:value-type="float" office:value="0.00077214">
            <text:p>0.00077214</text:p>
          </table:table-cell>
          <table:table-cell table:style-name="ce1" office:value-type="string">
            <text:p>9.2833e-05</text:p>
          </table:table-cell>
          <table:table-cell office:value-type="float" office:value="0.00050221">
            <text:p>0.00050221</text:p>
          </table:table-cell>
          <table:table-cell table:style-name="ce1" office:value-type="string">
            <text:p>1.3041e-05</text:p>
          </table:table-cell>
          <table:table-cell table:style-name="ce1" office:value-type="string">
            <text:p>2.9271e-08</text:p>
          </table:table-cell>
          <table:table-cell table:style-name="ce1" office:value-type="string">
            <text:p>-1.0344e-18</text:p>
          </table:table-cell>
          <table:table-cell table:style-name="ce1" office:value-type="string">
            <text:p>1.1188e-15</text:p>
          </table:table-cell>
          <table:table-cell office:value-type="float" office:value="0.00077214">
            <text:p>0.00077214</text:p>
          </table:table-cell>
          <table:table-cell table:style-name="ce1" office:value-type="string">
            <text:p>9.2831e-05</text:p>
          </table:table-cell>
          <table:table-cell office:value-type="float" office:value="0.00050221">
            <text:p>0.00050221</text:p>
          </table:table-cell>
          <table:table-cell table:style-name="ce1" office:value-type="string">
            <text:p>2.0084e-05</text:p>
          </table:table-cell>
          <table:table-cell office:value-type="float" office:value="0">
            <text:p>0</text:p>
          </table:table-cell>
          <table:table-cell table:style-name="ce1" office:value-type="string">
            <text:p>1.142e-17</text:p>
          </table:table-cell>
          <table:table-cell table:style-name="ce1" office:value-type="string">
            <text:p>1.1188e-15</text:p>
          </table:table-cell>
        </table:table-row>
        <table:table-row table:style-name="ro2">
          <table:table-cell office:value-type="float" office:value="640.7017">
            <text:p>640.7017</text:p>
          </table:table-cell>
          <table:table-cell table:formula="of:=[.P66]*1000000" office:value-type="float" office:value="766.04">
            <text:p>766.04</text:p>
          </table:table-cell>
          <table:table-cell table:formula="of:=[.Q66]*1000000" office:value-type="float" office:value="92.263">
            <text:p>92.263</text:p>
          </table:table-cell>
          <table:table-cell table:formula="of:=[.R66]*1000000" office:value-type="float" office:value="509.01">
            <text:p>509.01</text:p>
          </table:table-cell>
          <table:table-cell table:formula="of:=[.S66]*1000000" office:value-type="float" office:value="12.874">
            <text:p>12.874</text:p>
          </table:table-cell>
          <table:table-cell table:formula="of:=[.T66]*1000000" office:value-type="float" office:value="0.029511">
            <text:p>0.029511</text:p>
          </table:table-cell>
          <table:table-cell table:formula="of:=[.U66]*1000000" office:value-type="float" office:value="-0.0000000000011471">
            <text:p>-1.1471E-012</text:p>
          </table:table-cell>
          <table:table-cell table:formula="of:=[.V66]*1000000" office:value-type="float" office:value="0.0000000010848">
            <text:p>1.0848E-009</text:p>
          </table:table-cell>
          <table:table-cell table:formula="of:=[.W66]*1000000" office:value-type="float" office:value="766.04">
            <text:p>766.04</text:p>
          </table:table-cell>
          <table:table-cell table:formula="of:=[.X66]*1000000" office:value-type="float" office:value="92.261">
            <text:p>92.261</text:p>
          </table:table-cell>
          <table:table-cell table:formula="of:=[.Y66]*1000000" office:value-type="float" office:value="509.01">
            <text:p>509.01</text:p>
          </table:table-cell>
          <table:table-cell table:formula="of:=[.Z66]*1000000" office:value-type="float" office:value="20.083">
            <text:p>20.083</text:p>
          </table:table-cell>
          <table:table-cell table:formula="of:=[.AA66]*1000000" office:value-type="float" office:value="0">
            <text:p>0</text:p>
          </table:table-cell>
          <table:table-cell table:formula="of:=[.AB66]*1000000" office:value-type="float" office:value="0.0000000000090789">
            <text:p>9.0789E-012</text:p>
          </table:table-cell>
          <table:table-cell table:formula="of:=[.AC66]*1000000" office:value-type="float" office:value="0.0000000010848">
            <text:p>1.0848E-009</text:p>
          </table:table-cell>
          <table:table-cell office:value-type="float" office:value="0.00076604">
            <text:p>0.00076604</text:p>
          </table:table-cell>
          <table:table-cell table:style-name="ce1" office:value-type="string">
            <text:p>9.2263e-05</text:p>
          </table:table-cell>
          <table:table-cell office:value-type="float" office:value="0.00050901">
            <text:p>0.00050901</text:p>
          </table:table-cell>
          <table:table-cell table:style-name="ce1" office:value-type="string">
            <text:p>1.2874e-05</text:p>
          </table:table-cell>
          <table:table-cell table:style-name="ce1" office:value-type="string">
            <text:p>2.9511e-08</text:p>
          </table:table-cell>
          <table:table-cell table:style-name="ce1" office:value-type="string">
            <text:p>-1.1471e-18</text:p>
          </table:table-cell>
          <table:table-cell table:style-name="ce1" office:value-type="string">
            <text:p>1.0848e-15</text:p>
          </table:table-cell>
          <table:table-cell office:value-type="float" office:value="0.00076604">
            <text:p>0.00076604</text:p>
          </table:table-cell>
          <table:table-cell table:style-name="ce1" office:value-type="string">
            <text:p>9.2261e-05</text:p>
          </table:table-cell>
          <table:table-cell office:value-type="float" office:value="0.00050901">
            <text:p>0.00050901</text:p>
          </table:table-cell>
          <table:table-cell table:style-name="ce1" office:value-type="string">
            <text:p>2.0083e-05</text:p>
          </table:table-cell>
          <table:table-cell office:value-type="float" office:value="0">
            <text:p>0</text:p>
          </table:table-cell>
          <table:table-cell table:style-name="ce1" office:value-type="string">
            <text:p>9.0789e-18</text:p>
          </table:table-cell>
          <table:table-cell table:style-name="ce1" office:value-type="string">
            <text:p>1.0848e-15</text:p>
          </table:table-cell>
        </table:table-row>
        <table:table-row table:style-name="ro2">
          <table:table-cell office:value-type="float" office:value="650.7017">
            <text:p>650.7017</text:p>
          </table:table-cell>
          <table:table-cell table:formula="of:=[.P67]*1000000" office:value-type="float" office:value="760.01">
            <text:p>760.01</text:p>
          </table:table-cell>
          <table:table-cell table:formula="of:=[.Q67]*1000000" office:value-type="float" office:value="91.695">
            <text:p>91.695</text:p>
          </table:table-cell>
          <table:table-cell table:formula="of:=[.R67]*1000000" office:value-type="float" office:value="515.74">
            <text:p>515.74</text:p>
          </table:table-cell>
          <table:table-cell table:formula="of:=[.S67]*1000000" office:value-type="float" office:value="12.708">
            <text:p>12.708</text:p>
          </table:table-cell>
          <table:table-cell table:formula="of:=[.T67]*1000000" office:value-type="float" office:value="0.029745">
            <text:p>0.029745</text:p>
          </table:table-cell>
          <table:table-cell table:formula="of:=[.U67]*1000000" office:value-type="float" office:value="0.0000000000014533">
            <text:p>1.4533E-012</text:p>
          </table:table-cell>
          <table:table-cell table:formula="of:=[.V67]*1000000" office:value-type="float" office:value="0.0000000010519">
            <text:p>1.0519E-009</text:p>
          </table:table-cell>
          <table:table-cell table:formula="of:=[.W67]*1000000" office:value-type="float" office:value="760.01">
            <text:p>760.01</text:p>
          </table:table-cell>
          <table:table-cell table:formula="of:=[.X67]*1000000" office:value-type="float" office:value="91.693">
            <text:p>91.693</text:p>
          </table:table-cell>
          <table:table-cell table:formula="of:=[.Y67]*1000000" office:value-type="float" office:value="515.74">
            <text:p>515.74</text:p>
          </table:table-cell>
          <table:table-cell table:formula="of:=[.Z67]*1000000" office:value-type="float" office:value="20.083">
            <text:p>20.083</text:p>
          </table:table-cell>
          <table:table-cell table:formula="of:=[.AA67]*1000000" office:value-type="float" office:value="0">
            <text:p>0</text:p>
          </table:table-cell>
          <table:table-cell table:formula="of:=[.AB67]*1000000" office:value-type="float" office:value="0.000000000011897">
            <text:p>1.1897E-011</text:p>
          </table:table-cell>
          <table:table-cell table:formula="of:=[.AC67]*1000000" office:value-type="float" office:value="0.0000000010519">
            <text:p>1.0519E-009</text:p>
          </table:table-cell>
          <table:table-cell office:value-type="float" office:value="0.00076001">
            <text:p>0.00076001</text:p>
          </table:table-cell>
          <table:table-cell table:style-name="ce1" office:value-type="string">
            <text:p>9.1695e-05</text:p>
          </table:table-cell>
          <table:table-cell office:value-type="float" office:value="0.00051574">
            <text:p>0.00051574</text:p>
          </table:table-cell>
          <table:table-cell table:style-name="ce1" office:value-type="string">
            <text:p>1.2708e-05</text:p>
          </table:table-cell>
          <table:table-cell table:style-name="ce1" office:value-type="string">
            <text:p>2.9745e-08</text:p>
          </table:table-cell>
          <table:table-cell table:style-name="ce1" office:value-type="string">
            <text:p>1.4533e-18</text:p>
          </table:table-cell>
          <table:table-cell table:style-name="ce1" office:value-type="string">
            <text:p>1.0519e-15</text:p>
          </table:table-cell>
          <table:table-cell office:value-type="float" office:value="0.00076001">
            <text:p>0.00076001</text:p>
          </table:table-cell>
          <table:table-cell table:style-name="ce1" office:value-type="string">
            <text:p>9.1693e-05</text:p>
          </table:table-cell>
          <table:table-cell office:value-type="float" office:value="0.00051574">
            <text:p>0.00051574</text:p>
          </table:table-cell>
          <table:table-cell table:style-name="ce1" office:value-type="string">
            <text:p>2.0083e-05</text:p>
          </table:table-cell>
          <table:table-cell office:value-type="float" office:value="0">
            <text:p>0</text:p>
          </table:table-cell>
          <table:table-cell table:style-name="ce1" office:value-type="string">
            <text:p>1.1897e-17</text:p>
          </table:table-cell>
          <table:table-cell table:style-name="ce1" office:value-type="string">
            <text:p>1.0519e-15</text:p>
          </table:table-cell>
        </table:table-row>
        <table:table-row table:style-name="ro2">
          <table:table-cell office:value-type="float" office:value="660.7017">
            <text:p>660.7017</text:p>
          </table:table-cell>
          <table:table-cell table:formula="of:=[.P68]*1000000" office:value-type="float" office:value="754.04">
            <text:p>754.04</text:p>
          </table:table-cell>
          <table:table-cell table:formula="of:=[.Q68]*1000000" office:value-type="float" office:value="91.126">
            <text:p>91.126</text:p>
          </table:table-cell>
          <table:table-cell table:formula="of:=[.R68]*1000000" office:value-type="float" office:value="522.4">
            <text:p>522.4</text:p>
          </table:table-cell>
          <table:table-cell table:formula="of:=[.S68]*1000000" office:value-type="float" office:value="12.542">
            <text:p>12.542</text:p>
          </table:table-cell>
          <table:table-cell table:formula="of:=[.T68]*1000000" office:value-type="float" office:value="0.029975">
            <text:p>0.029975</text:p>
          </table:table-cell>
          <table:table-cell table:formula="of:=[.U68]*1000000" office:value-type="float" office:value="0.0000000000018654">
            <text:p>1.8654E-012</text:p>
          </table:table-cell>
          <table:table-cell table:formula="of:=[.V68]*1000000" office:value-type="float" office:value="0.00000000102">
            <text:p>0.000000001</text:p>
          </table:table-cell>
          <table:table-cell table:formula="of:=[.W68]*1000000" office:value-type="float" office:value="754.03">
            <text:p>754.03</text:p>
          </table:table-cell>
          <table:table-cell table:formula="of:=[.X68]*1000000" office:value-type="float" office:value="91.124">
            <text:p>91.124</text:p>
          </table:table-cell>
          <table:table-cell table:formula="of:=[.Y68]*1000000" office:value-type="float" office:value="522.4">
            <text:p>522.4</text:p>
          </table:table-cell>
          <table:table-cell table:formula="of:=[.Z68]*1000000" office:value-type="float" office:value="20.082">
            <text:p>20.082</text:p>
          </table:table-cell>
          <table:table-cell table:formula="of:=[.AA68]*1000000" office:value-type="float" office:value="0">
            <text:p>0</text:p>
          </table:table-cell>
          <table:table-cell table:formula="of:=[.AB68]*1000000" office:value-type="float" office:value="0.0000000000054627">
            <text:p>5.4627E-012</text:p>
          </table:table-cell>
          <table:table-cell table:formula="of:=[.AC68]*1000000" office:value-type="float" office:value="0.00000000102">
            <text:p>0.000000001</text:p>
          </table:table-cell>
          <table:table-cell office:value-type="float" office:value="0.00075404">
            <text:p>0.00075404</text:p>
          </table:table-cell>
          <table:table-cell table:style-name="ce1" office:value-type="string">
            <text:p>9.1126e-05</text:p>
          </table:table-cell>
          <table:table-cell office:value-type="float" office:value="0.0005224">
            <text:p>0.0005224</text:p>
          </table:table-cell>
          <table:table-cell table:style-name="ce1" office:value-type="string">
            <text:p>1.2542e-05</text:p>
          </table:table-cell>
          <table:table-cell table:style-name="ce1" office:value-type="string">
            <text:p>2.9975e-08</text:p>
          </table:table-cell>
          <table:table-cell table:style-name="ce1" office:value-type="string">
            <text:p>1.8654e-18</text:p>
          </table:table-cell>
          <table:table-cell table:style-name="ce1" office:value-type="string">
            <text:p>1.02e-15</text:p>
          </table:table-cell>
          <table:table-cell office:value-type="float" office:value="0.00075403">
            <text:p>0.00075403</text:p>
          </table:table-cell>
          <table:table-cell table:style-name="ce1" office:value-type="string">
            <text:p>9.1124e-05</text:p>
          </table:table-cell>
          <table:table-cell office:value-type="float" office:value="0.0005224">
            <text:p>0.0005224</text:p>
          </table:table-cell>
          <table:table-cell table:style-name="ce1" office:value-type="string">
            <text:p>2.0082e-05</text:p>
          </table:table-cell>
          <table:table-cell office:value-type="float" office:value="0">
            <text:p>0</text:p>
          </table:table-cell>
          <table:table-cell table:style-name="ce1" office:value-type="string">
            <text:p>5.4627e-18</text:p>
          </table:table-cell>
          <table:table-cell table:style-name="ce1" office:value-type="string">
            <text:p>1.02e-15</text:p>
          </table:table-cell>
        </table:table-row>
        <table:table-row table:style-name="ro2">
          <table:table-cell office:value-type="float" office:value="670.7017">
            <text:p>670.7017</text:p>
          </table:table-cell>
          <table:table-cell table:formula="of:=[.P69]*1000000" office:value-type="float" office:value="748.12">
            <text:p>748.12</text:p>
          </table:table-cell>
          <table:table-cell table:formula="of:=[.Q69]*1000000" office:value-type="float" office:value="90.559">
            <text:p>90.559</text:p>
          </table:table-cell>
          <table:table-cell table:formula="of:=[.R69]*1000000" office:value-type="float" office:value="529.01">
            <text:p>529.01</text:p>
          </table:table-cell>
          <table:table-cell table:formula="of:=[.S69]*1000000" office:value-type="float" office:value="12.376">
            <text:p>12.376</text:p>
          </table:table-cell>
          <table:table-cell table:formula="of:=[.T69]*1000000" office:value-type="float" office:value="0.030199">
            <text:p>0.030199</text:p>
          </table:table-cell>
          <table:table-cell table:formula="of:=[.U69]*1000000" office:value-type="float" office:value="0.00000000000090612">
            <text:p>9.0612E-013</text:p>
          </table:table-cell>
          <table:table-cell table:formula="of:=[.V69]*1000000" office:value-type="float" office:value="0.00000000098911">
            <text:p>0.000000001</text:p>
          </table:table-cell>
          <table:table-cell table:formula="of:=[.W69]*1000000" office:value-type="float" office:value="748.12">
            <text:p>748.12</text:p>
          </table:table-cell>
          <table:table-cell table:formula="of:=[.X69]*1000000" office:value-type="float" office:value="90.557">
            <text:p>90.557</text:p>
          </table:table-cell>
          <table:table-cell table:formula="of:=[.Y69]*1000000" office:value-type="float" office:value="529">
            <text:p>529</text:p>
          </table:table-cell>
          <table:table-cell table:formula="of:=[.Z69]*1000000" office:value-type="float" office:value="20.082">
            <text:p>20.082</text:p>
          </table:table-cell>
          <table:table-cell table:formula="of:=[.AA69]*1000000" office:value-type="float" office:value="0">
            <text:p>0</text:p>
          </table:table-cell>
          <table:table-cell table:formula="of:=[.AB69]*1000000" office:value-type="float" office:value="-0.0000000000027189">
            <text:p>-2.7189E-012</text:p>
          </table:table-cell>
          <table:table-cell table:formula="of:=[.AC69]*1000000" office:value-type="float" office:value="0.0000000009891">
            <text:p>0.000000001</text:p>
          </table:table-cell>
          <table:table-cell office:value-type="float" office:value="0.00074812">
            <text:p>0.00074812</text:p>
          </table:table-cell>
          <table:table-cell table:style-name="ce1" office:value-type="string">
            <text:p>9.0559e-05</text:p>
          </table:table-cell>
          <table:table-cell office:value-type="float" office:value="0.00052901">
            <text:p>0.00052901</text:p>
          </table:table-cell>
          <table:table-cell table:style-name="ce1" office:value-type="string">
            <text:p>1.2376e-05</text:p>
          </table:table-cell>
          <table:table-cell table:style-name="ce1" office:value-type="string">
            <text:p>3.0199e-08</text:p>
          </table:table-cell>
          <table:table-cell table:style-name="ce1" office:value-type="string">
            <text:p>9.0612e-19</text:p>
          </table:table-cell>
          <table:table-cell table:style-name="ce1" office:value-type="string">
            <text:p>9.8911e-16</text:p>
          </table:table-cell>
          <table:table-cell office:value-type="float" office:value="0.00074812">
            <text:p>0.00074812</text:p>
          </table:table-cell>
          <table:table-cell table:style-name="ce1" office:value-type="string">
            <text:p>9.0557e-05</text:p>
          </table:table-cell>
          <table:table-cell office:value-type="float" office:value="0.000529">
            <text:p>0.000529</text:p>
          </table:table-cell>
          <table:table-cell table:style-name="ce1" office:value-type="string">
            <text:p>2.008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189e-18</text:p>
          </table:table-cell>
          <table:table-cell table:style-name="ce1" office:value-type="string">
            <text:p>9.891e-16</text:p>
          </table:table-cell>
        </table:table-row>
        <table:table-row table:style-name="ro2">
          <table:table-cell office:value-type="float" office:value="680.7017">
            <text:p>680.7017</text:p>
          </table:table-cell>
          <table:table-cell table:formula="of:=[.P70]*1000000" office:value-type="float" office:value="742.26">
            <text:p>742.26</text:p>
          </table:table-cell>
          <table:table-cell table:formula="of:=[.Q70]*1000000" office:value-type="float" office:value="89.992">
            <text:p>89.992</text:p>
          </table:table-cell>
          <table:table-cell table:formula="of:=[.R70]*1000000" office:value-type="float" office:value="535.54">
            <text:p>535.54</text:p>
          </table:table-cell>
          <table:table-cell table:formula="of:=[.S70]*1000000" office:value-type="float" office:value="12.211">
            <text:p>12.211</text:p>
          </table:table-cell>
          <table:table-cell table:formula="of:=[.T70]*1000000" office:value-type="float" office:value="0.030419">
            <text:p>0.030419</text:p>
          </table:table-cell>
          <table:table-cell table:formula="of:=[.U70]*1000000" office:value-type="float" office:value="0.00000000000041077">
            <text:p>4.1077E-013</text:p>
          </table:table-cell>
          <table:table-cell table:formula="of:=[.V70]*1000000" office:value-type="float" office:value="0.00000000095913">
            <text:p>0.000000001</text:p>
          </table:table-cell>
          <table:table-cell table:formula="of:=[.W70]*1000000" office:value-type="float" office:value="742.26">
            <text:p>742.26</text:p>
          </table:table-cell>
          <table:table-cell table:formula="of:=[.X70]*1000000" office:value-type="float" office:value="89.99">
            <text:p>89.99</text:p>
          </table:table-cell>
          <table:table-cell table:formula="of:=[.Y70]*1000000" office:value-type="float" office:value="535.54">
            <text:p>535.54</text:p>
          </table:table-cell>
          <table:table-cell table:formula="of:=[.Z70]*1000000" office:value-type="float" office:value="20.082">
            <text:p>20.082</text:p>
          </table:table-cell>
          <table:table-cell table:formula="of:=[.AA70]*1000000" office:value-type="float" office:value="0">
            <text:p>0</text:p>
          </table:table-cell>
          <table:table-cell table:formula="of:=[.AB70]*1000000" office:value-type="float" office:value="-0.0000000000085578">
            <text:p>-8.5578E-012</text:p>
          </table:table-cell>
          <table:table-cell table:formula="of:=[.AC70]*1000000" office:value-type="float" office:value="0.00000000095912">
            <text:p>0.000000001</text:p>
          </table:table-cell>
          <table:table-cell office:value-type="float" office:value="0.00074226">
            <text:p>0.00074226</text:p>
          </table:table-cell>
          <table:table-cell table:style-name="ce1" office:value-type="string">
            <text:p>8.9992e-05</text:p>
          </table:table-cell>
          <table:table-cell office:value-type="float" office:value="0.00053554">
            <text:p>0.00053554</text:p>
          </table:table-cell>
          <table:table-cell table:style-name="ce1" office:value-type="string">
            <text:p>1.2211e-05</text:p>
          </table:table-cell>
          <table:table-cell table:style-name="ce1" office:value-type="string">
            <text:p>3.0419e-08</text:p>
          </table:table-cell>
          <table:table-cell table:style-name="ce1" office:value-type="string">
            <text:p>4.1077e-19</text:p>
          </table:table-cell>
          <table:table-cell table:style-name="ce1" office:value-type="string">
            <text:p>9.5913e-16</text:p>
          </table:table-cell>
          <table:table-cell office:value-type="float" office:value="0.00074226">
            <text:p>0.00074226</text:p>
          </table:table-cell>
          <table:table-cell table:style-name="ce1" office:value-type="string">
            <text:p>8.999e-05</text:p>
          </table:table-cell>
          <table:table-cell office:value-type="float" office:value="0.00053554">
            <text:p>0.00053554</text:p>
          </table:table-cell>
          <table:table-cell table:style-name="ce1" office:value-type="string">
            <text:p>2.0082e-05</text:p>
          </table:table-cell>
          <table:table-cell office:value-type="float" office:value="0">
            <text:p>0</text:p>
          </table:table-cell>
          <table:table-cell table:style-name="ce1" office:value-type="string">
            <text:p>-8.5578e-18</text:p>
          </table:table-cell>
          <table:table-cell table:style-name="ce1" office:value-type="string">
            <text:p>9.5912e-16</text:p>
          </table:table-cell>
        </table:table-row>
        <table:table-row table:style-name="ro2">
          <table:table-cell office:value-type="float" office:value="690.7017">
            <text:p>690.7017</text:p>
          </table:table-cell>
          <table:table-cell table:formula="of:=[.P71]*1000000" office:value-type="float" office:value="736.46">
            <text:p>736.46</text:p>
          </table:table-cell>
          <table:table-cell table:formula="of:=[.Q71]*1000000" office:value-type="float" office:value="89.427">
            <text:p>89.427</text:p>
          </table:table-cell>
          <table:table-cell table:formula="of:=[.R71]*1000000" office:value-type="float" office:value="542.02">
            <text:p>542.02</text:p>
          </table:table-cell>
          <table:table-cell table:formula="of:=[.S71]*1000000" office:value-type="float" office:value="12.047">
            <text:p>12.047</text:p>
          </table:table-cell>
          <table:table-cell table:formula="of:=[.T71]*1000000" office:value-type="float" office:value="0.030634">
            <text:p>0.030634</text:p>
          </table:table-cell>
          <table:table-cell table:formula="of:=[.U71]*1000000" office:value-type="float" office:value="0.0000000000010465">
            <text:p>1.0465E-012</text:p>
          </table:table-cell>
          <table:table-cell table:formula="of:=[.V71]*1000000" office:value-type="float" office:value="0.00000000093006">
            <text:p>9.3006E-010</text:p>
          </table:table-cell>
          <table:table-cell table:formula="of:=[.W71]*1000000" office:value-type="float" office:value="736.46">
            <text:p>736.46</text:p>
          </table:table-cell>
          <table:table-cell table:formula="of:=[.X71]*1000000" office:value-type="float" office:value="89.424">
            <text:p>89.424</text:p>
          </table:table-cell>
          <table:table-cell table:formula="of:=[.Y71]*1000000" office:value-type="float" office:value="542.02">
            <text:p>542.02</text:p>
          </table:table-cell>
          <table:table-cell table:formula="of:=[.Z71]*1000000" office:value-type="float" office:value="20.081">
            <text:p>20.081</text:p>
          </table:table-cell>
          <table:table-cell table:formula="of:=[.AA71]*1000000" office:value-type="float" office:value="0">
            <text:p>0</text:p>
          </table:table-cell>
          <table:table-cell table:formula="of:=[.AB71]*1000000" office:value-type="float" office:value="-0.000000000010813">
            <text:p>-1.0813E-011</text:p>
          </table:table-cell>
          <table:table-cell table:formula="of:=[.AC71]*1000000" office:value-type="float" office:value="0.00000000093006">
            <text:p>9.3006E-010</text:p>
          </table:table-cell>
          <table:table-cell office:value-type="float" office:value="0.00073646">
            <text:p>0.00073646</text:p>
          </table:table-cell>
          <table:table-cell table:style-name="ce1" office:value-type="string">
            <text:p>8.9427e-05</text:p>
          </table:table-cell>
          <table:table-cell office:value-type="float" office:value="0.00054202">
            <text:p>0.00054202</text:p>
          </table:table-cell>
          <table:table-cell table:style-name="ce1" office:value-type="string">
            <text:p>1.2047e-05</text:p>
          </table:table-cell>
          <table:table-cell table:style-name="ce1" office:value-type="string">
            <text:p>3.0634e-08</text:p>
          </table:table-cell>
          <table:table-cell table:style-name="ce1" office:value-type="string">
            <text:p>1.0465e-18</text:p>
          </table:table-cell>
          <table:table-cell table:style-name="ce1" office:value-type="string">
            <text:p>9.3006e-16</text:p>
          </table:table-cell>
          <table:table-cell office:value-type="float" office:value="0.00073646">
            <text:p>0.00073646</text:p>
          </table:table-cell>
          <table:table-cell table:style-name="ce1" office:value-type="string">
            <text:p>8.9424e-05</text:p>
          </table:table-cell>
          <table:table-cell office:value-type="float" office:value="0.00054202">
            <text:p>0.00054202</text:p>
          </table:table-cell>
          <table:table-cell table:style-name="ce1" office:value-type="string">
            <text:p>2.008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813e-17</text:p>
          </table:table-cell>
          <table:table-cell table:style-name="ce1" office:value-type="string">
            <text:p>9.3006e-16</text:p>
          </table:table-cell>
        </table:table-row>
        <table:table-row table:style-name="ro2">
          <table:table-cell office:value-type="float" office:value="700.7017">
            <text:p>700.7017</text:p>
          </table:table-cell>
          <table:table-cell table:formula="of:=[.P72]*1000000" office:value-type="float" office:value="730.72">
            <text:p>730.72</text:p>
          </table:table-cell>
          <table:table-cell table:formula="of:=[.Q72]*1000000" office:value-type="float" office:value="88.862">
            <text:p>88.862</text:p>
          </table:table-cell>
          <table:table-cell table:formula="of:=[.R72]*1000000" office:value-type="float" office:value="548.44">
            <text:p>548.44</text:p>
          </table:table-cell>
          <table:table-cell table:formula="of:=[.S72]*1000000" office:value-type="float" office:value="11.883">
            <text:p>11.883</text:p>
          </table:table-cell>
          <table:table-cell table:formula="of:=[.T72]*1000000" office:value-type="float" office:value="0.030844">
            <text:p>0.030844</text:p>
          </table:table-cell>
          <table:table-cell table:formula="of:=[.U72]*1000000" office:value-type="float" office:value="-0.0000000000010389">
            <text:p>-1.0389E-012</text:p>
          </table:table-cell>
          <table:table-cell table:formula="of:=[.V72]*1000000" office:value-type="float" office:value="0.00000000090188">
            <text:p>9.0188E-010</text:p>
          </table:table-cell>
          <table:table-cell table:formula="of:=[.W72]*1000000" office:value-type="float" office:value="730.72">
            <text:p>730.72</text:p>
          </table:table-cell>
          <table:table-cell table:formula="of:=[.X72]*1000000" office:value-type="float" office:value="88.86">
            <text:p>88.86</text:p>
          </table:table-cell>
          <table:table-cell table:formula="of:=[.Y72]*1000000" office:value-type="float" office:value="548.43">
            <text:p>548.43</text:p>
          </table:table-cell>
          <table:table-cell table:formula="of:=[.Z72]*1000000" office:value-type="float" office:value="20.081">
            <text:p>20.081</text:p>
          </table:table-cell>
          <table:table-cell table:formula="of:=[.AA72]*1000000" office:value-type="float" office:value="0">
            <text:p>0</text:p>
          </table:table-cell>
          <table:table-cell table:formula="of:=[.AB72]*1000000" office:value-type="float" office:value="-0.000000000016399">
            <text:p>-1.6399E-011</text:p>
          </table:table-cell>
          <table:table-cell table:formula="of:=[.AC72]*1000000" office:value-type="float" office:value="0.00000000090188">
            <text:p>9.0188E-010</text:p>
          </table:table-cell>
          <table:table-cell office:value-type="float" office:value="0.00073072">
            <text:p>0.00073072</text:p>
          </table:table-cell>
          <table:table-cell table:style-name="ce1" office:value-type="string">
            <text:p>8.8862e-05</text:p>
          </table:table-cell>
          <table:table-cell office:value-type="float" office:value="0.00054844">
            <text:p>0.00054844</text:p>
          </table:table-cell>
          <table:table-cell table:style-name="ce1" office:value-type="string">
            <text:p>1.1883e-05</text:p>
          </table:table-cell>
          <table:table-cell table:style-name="ce1" office:value-type="string">
            <text:p>3.0844e-08</text:p>
          </table:table-cell>
          <table:table-cell table:style-name="ce1" office:value-type="string">
            <text:p>-1.0389e-18</text:p>
          </table:table-cell>
          <table:table-cell table:style-name="ce1" office:value-type="string">
            <text:p>9.0188e-16</text:p>
          </table:table-cell>
          <table:table-cell office:value-type="float" office:value="0.00073072">
            <text:p>0.00073072</text:p>
          </table:table-cell>
          <table:table-cell table:style-name="ce1" office:value-type="string">
            <text:p>8.886e-05</text:p>
          </table:table-cell>
          <table:table-cell office:value-type="float" office:value="0.00054843">
            <text:p>0.00054843</text:p>
          </table:table-cell>
          <table:table-cell table:style-name="ce1" office:value-type="string">
            <text:p>2.008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399e-17</text:p>
          </table:table-cell>
          <table:table-cell table:style-name="ce1" office:value-type="string">
            <text:p>9.0188e-16</text:p>
          </table:table-cell>
        </table:table-row>
        <table:table-row table:style-name="ro2">
          <table:table-cell office:value-type="float" office:value="710.7017">
            <text:p>710.7017</text:p>
          </table:table-cell>
          <table:table-cell table:formula="of:=[.P73]*1000000" office:value-type="float" office:value="725.03">
            <text:p>725.03</text:p>
          </table:table-cell>
          <table:table-cell table:formula="of:=[.Q73]*1000000" office:value-type="float" office:value="88.298">
            <text:p>88.298</text:p>
          </table:table-cell>
          <table:table-cell table:formula="of:=[.R73]*1000000" office:value-type="float" office:value="554.79">
            <text:p>554.79</text:p>
          </table:table-cell>
          <table:table-cell table:formula="of:=[.S73]*1000000" office:value-type="float" office:value="11.719">
            <text:p>11.719</text:p>
          </table:table-cell>
          <table:table-cell table:formula="of:=[.T73]*1000000" office:value-type="float" office:value="0.031049">
            <text:p>0.031049</text:p>
          </table:table-cell>
          <table:table-cell table:formula="of:=[.U73]*1000000" office:value-type="float" office:value="0.00000000000047008">
            <text:p>4.7008E-013</text:p>
          </table:table-cell>
          <table:table-cell table:formula="of:=[.V73]*1000000" office:value-type="float" office:value="0.00000000087456">
            <text:p>8.7456E-010</text:p>
          </table:table-cell>
          <table:table-cell table:formula="of:=[.W73]*1000000" office:value-type="float" office:value="725.03">
            <text:p>725.03</text:p>
          </table:table-cell>
          <table:table-cell table:formula="of:=[.X73]*1000000" office:value-type="float" office:value="88.296">
            <text:p>88.296</text:p>
          </table:table-cell>
          <table:table-cell table:formula="of:=[.Y73]*1000000" office:value-type="float" office:value="554.79">
            <text:p>554.79</text:p>
          </table:table-cell>
          <table:table-cell table:formula="of:=[.Z73]*1000000" office:value-type="float" office:value="20.081">
            <text:p>20.081</text:p>
          </table:table-cell>
          <table:table-cell table:formula="of:=[.AA73]*1000000" office:value-type="float" office:value="0">
            <text:p>0</text:p>
          </table:table-cell>
          <table:table-cell table:formula="of:=[.AB73]*1000000" office:value-type="float" office:value="-0.000000000020021">
            <text:p>-2.0021E-011</text:p>
          </table:table-cell>
          <table:table-cell table:formula="of:=[.AC73]*1000000" office:value-type="float" office:value="0.00000000087456">
            <text:p>8.7456E-010</text:p>
          </table:table-cell>
          <table:table-cell office:value-type="float" office:value="0.00072503">
            <text:p>0.00072503</text:p>
          </table:table-cell>
          <table:table-cell table:style-name="ce1" office:value-type="string">
            <text:p>8.8298e-05</text:p>
          </table:table-cell>
          <table:table-cell office:value-type="float" office:value="0.00055479">
            <text:p>0.00055479</text:p>
          </table:table-cell>
          <table:table-cell table:style-name="ce1" office:value-type="string">
            <text:p>1.1719e-05</text:p>
          </table:table-cell>
          <table:table-cell table:style-name="ce1" office:value-type="string">
            <text:p>3.1049e-08</text:p>
          </table:table-cell>
          <table:table-cell table:style-name="ce1" office:value-type="string">
            <text:p>4.7008e-19</text:p>
          </table:table-cell>
          <table:table-cell table:style-name="ce1" office:value-type="string">
            <text:p>8.7456e-16</text:p>
          </table:table-cell>
          <table:table-cell office:value-type="float" office:value="0.00072503">
            <text:p>0.00072503</text:p>
          </table:table-cell>
          <table:table-cell table:style-name="ce1" office:value-type="string">
            <text:p>8.8296e-05</text:p>
          </table:table-cell>
          <table:table-cell office:value-type="float" office:value="0.00055479">
            <text:p>0.00055479</text:p>
          </table:table-cell>
          <table:table-cell table:style-name="ce1" office:value-type="string">
            <text:p>2.0081e-05</text:p>
          </table:table-cell>
          <table:table-cell office:value-type="float" office:value="0">
            <text:p>0</text:p>
          </table:table-cell>
          <table:table-cell table:style-name="ce1" office:value-type="string">
            <text:p>-2.0021e-17</text:p>
          </table:table-cell>
          <table:table-cell table:style-name="ce1" office:value-type="string">
            <text:p>8.7456e-16</text:p>
          </table:table-cell>
        </table:table-row>
        <table:table-row table:style-name="ro2">
          <table:table-cell office:value-type="float" office:value="720.7017">
            <text:p>720.7017</text:p>
          </table:table-cell>
          <table:table-cell table:formula="of:=[.P74]*1000000" office:value-type="float" office:value="719.39">
            <text:p>719.39</text:p>
          </table:table-cell>
          <table:table-cell table:formula="of:=[.Q74]*1000000" office:value-type="float" office:value="87.735">
            <text:p>87.735</text:p>
          </table:table-cell>
          <table:table-cell table:formula="of:=[.R74]*1000000" office:value-type="float" office:value="561.09">
            <text:p>561.09</text:p>
          </table:table-cell>
          <table:table-cell table:formula="of:=[.S74]*1000000" office:value-type="float" office:value="11.557">
            <text:p>11.557</text:p>
          </table:table-cell>
          <table:table-cell table:formula="of:=[.T74]*1000000" office:value-type="float" office:value="0.03125">
            <text:p>0.03125</text:p>
          </table:table-cell>
          <table:table-cell table:formula="of:=[.U74]*1000000" office:value-type="float" office:value="0.00000000000033011">
            <text:p>3.3011E-013</text:p>
          </table:table-cell>
          <table:table-cell table:formula="of:=[.V74]*1000000" office:value-type="float" office:value="0.00000000084808">
            <text:p>8.4808E-010</text:p>
          </table:table-cell>
          <table:table-cell table:formula="of:=[.W74]*1000000" office:value-type="float" office:value="719.39">
            <text:p>719.39</text:p>
          </table:table-cell>
          <table:table-cell table:formula="of:=[.X74]*1000000" office:value-type="float" office:value="87.732">
            <text:p>87.732</text:p>
          </table:table-cell>
          <table:table-cell table:formula="of:=[.Y74]*1000000" office:value-type="float" office:value="561.09">
            <text:p>561.09</text:p>
          </table:table-cell>
          <table:table-cell table:formula="of:=[.Z74]*1000000" office:value-type="float" office:value="20.081">
            <text:p>20.081</text:p>
          </table:table-cell>
          <table:table-cell table:formula="of:=[.AA74]*1000000" office:value-type="float" office:value="0">
            <text:p>0</text:p>
          </table:table-cell>
          <table:table-cell table:formula="of:=[.AB74]*1000000" office:value-type="float" office:value="-0.000000000018586">
            <text:p>-1.8586E-011</text:p>
          </table:table-cell>
          <table:table-cell table:formula="of:=[.AC74]*1000000" office:value-type="float" office:value="0.00000000084807">
            <text:p>8.4807E-010</text:p>
          </table:table-cell>
          <table:table-cell office:value-type="float" office:value="0.00071939">
            <text:p>0.00071939</text:p>
          </table:table-cell>
          <table:table-cell table:style-name="ce1" office:value-type="string">
            <text:p>8.7735e-05</text:p>
          </table:table-cell>
          <table:table-cell office:value-type="float" office:value="0.00056109">
            <text:p>0.00056109</text:p>
          </table:table-cell>
          <table:table-cell table:style-name="ce1" office:value-type="string">
            <text:p>1.1557e-05</text:p>
          </table:table-cell>
          <table:table-cell table:style-name="ce1" office:value-type="string">
            <text:p>3.125e-08</text:p>
          </table:table-cell>
          <table:table-cell table:style-name="ce1" office:value-type="string">
            <text:p>3.3011e-19</text:p>
          </table:table-cell>
          <table:table-cell table:style-name="ce1" office:value-type="string">
            <text:p>8.4808e-16</text:p>
          </table:table-cell>
          <table:table-cell office:value-type="float" office:value="0.00071939">
            <text:p>0.00071939</text:p>
          </table:table-cell>
          <table:table-cell table:style-name="ce1" office:value-type="string">
            <text:p>8.7732e-05</text:p>
          </table:table-cell>
          <table:table-cell office:value-type="float" office:value="0.00056109">
            <text:p>0.00056109</text:p>
          </table:table-cell>
          <table:table-cell table:style-name="ce1" office:value-type="string">
            <text:p>2.008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8586e-17</text:p>
          </table:table-cell>
          <table:table-cell table:style-name="ce1" office:value-type="string">
            <text:p>8.4807e-16</text:p>
          </table:table-cell>
        </table:table-row>
        <table:table-row table:style-name="ro2">
          <table:table-cell office:value-type="float" office:value="730.7017">
            <text:p>730.7017</text:p>
          </table:table-cell>
          <table:table-cell table:formula="of:=[.P75]*1000000" office:value-type="float" office:value="713.81">
            <text:p>713.81</text:p>
          </table:table-cell>
          <table:table-cell table:formula="of:=[.Q75]*1000000" office:value-type="float" office:value="87.173">
            <text:p>87.173</text:p>
          </table:table-cell>
          <table:table-cell table:formula="of:=[.R75]*1000000" office:value-type="float" office:value="567.33">
            <text:p>567.33</text:p>
          </table:table-cell>
          <table:table-cell table:formula="of:=[.S75]*1000000" office:value-type="float" office:value="11.395">
            <text:p>11.395</text:p>
          </table:table-cell>
          <table:table-cell table:formula="of:=[.T75]*1000000" office:value-type="float" office:value="0.031447">
            <text:p>0.031447</text:p>
          </table:table-cell>
          <table:table-cell table:formula="of:=[.U75]*1000000" office:value-type="float" office:value="0.000000000001007">
            <text:p>1.007E-012</text:p>
          </table:table-cell>
          <table:table-cell table:formula="of:=[.V75]*1000000" office:value-type="float" office:value="0.0000000008224">
            <text:p>8.224E-010</text:p>
          </table:table-cell>
          <table:table-cell table:formula="of:=[.W75]*1000000" office:value-type="float" office:value="713.81">
            <text:p>713.81</text:p>
          </table:table-cell>
          <table:table-cell table:formula="of:=[.X75]*1000000" office:value-type="float" office:value="87.17">
            <text:p>87.17</text:p>
          </table:table-cell>
          <table:table-cell table:formula="of:=[.Y75]*1000000" office:value-type="float" office:value="567.33">
            <text:p>567.33</text:p>
          </table:table-cell>
          <table:table-cell table:formula="of:=[.Z75]*1000000" office:value-type="float" office:value="20.08">
            <text:p>20.08</text:p>
          </table:table-cell>
          <table:table-cell table:formula="of:=[.AA75]*1000000" office:value-type="float" office:value="0">
            <text:p>0</text:p>
          </table:table-cell>
          <table:table-cell table:formula="of:=[.AB75]*1000000" office:value-type="float" office:value="-0.000000000016826">
            <text:p>-1.6826E-011</text:p>
          </table:table-cell>
          <table:table-cell table:formula="of:=[.AC75]*1000000" office:value-type="float" office:value="0.0000000008224">
            <text:p>8.224E-010</text:p>
          </table:table-cell>
          <table:table-cell office:value-type="float" office:value="0.00071381">
            <text:p>0.00071381</text:p>
          </table:table-cell>
          <table:table-cell table:style-name="ce1" office:value-type="string">
            <text:p>8.7173e-05</text:p>
          </table:table-cell>
          <table:table-cell office:value-type="float" office:value="0.00056733">
            <text:p>0.00056733</text:p>
          </table:table-cell>
          <table:table-cell table:style-name="ce1" office:value-type="string">
            <text:p>1.1395e-05</text:p>
          </table:table-cell>
          <table:table-cell table:style-name="ce1" office:value-type="string">
            <text:p>3.1447e-08</text:p>
          </table:table-cell>
          <table:table-cell table:style-name="ce1" office:value-type="string">
            <text:p>1.007e-18</text:p>
          </table:table-cell>
          <table:table-cell table:style-name="ce1" office:value-type="string">
            <text:p>8.224e-16</text:p>
          </table:table-cell>
          <table:table-cell office:value-type="float" office:value="0.00071381">
            <text:p>0.00071381</text:p>
          </table:table-cell>
          <table:table-cell table:style-name="ce1" office:value-type="string">
            <text:p>8.717e-05</text:p>
          </table:table-cell>
          <table:table-cell office:value-type="float" office:value="0.00056733">
            <text:p>0.00056733</text:p>
          </table:table-cell>
          <table:table-cell table:style-name="ce1" office:value-type="string">
            <text:p>2.00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826e-17</text:p>
          </table:table-cell>
          <table:table-cell table:style-name="ce1" office:value-type="string">
            <text:p>8.224e-16</text:p>
          </table:table-cell>
        </table:table-row>
        <table:table-row table:style-name="ro2">
          <table:table-cell office:value-type="float" office:value="740.7017">
            <text:p>740.7017</text:p>
          </table:table-cell>
          <table:table-cell table:formula="of:=[.P76]*1000000" office:value-type="float" office:value="708.28">
            <text:p>708.28</text:p>
          </table:table-cell>
          <table:table-cell table:formula="of:=[.Q76]*1000000" office:value-type="float" office:value="86.612">
            <text:p>86.612</text:p>
          </table:table-cell>
          <table:table-cell table:formula="of:=[.R76]*1000000" office:value-type="float" office:value="573.51">
            <text:p>573.51</text:p>
          </table:table-cell>
          <table:table-cell table:formula="of:=[.S76]*1000000" office:value-type="float" office:value="11.234">
            <text:p>11.234</text:p>
          </table:table-cell>
          <table:table-cell table:formula="of:=[.T76]*1000000" office:value-type="float" office:value="0.031639">
            <text:p>0.031639</text:p>
          </table:table-cell>
          <table:table-cell table:formula="of:=[.U76]*1000000" office:value-type="float" office:value="0.0000000000009761">
            <text:p>9.761E-013</text:p>
          </table:table-cell>
          <table:table-cell table:formula="of:=[.V76]*1000000" office:value-type="float" office:value="0.00000000079751">
            <text:p>7.9751E-010</text:p>
          </table:table-cell>
          <table:table-cell table:formula="of:=[.W76]*1000000" office:value-type="float" office:value="708.28">
            <text:p>708.28</text:p>
          </table:table-cell>
          <table:table-cell table:formula="of:=[.X76]*1000000" office:value-type="float" office:value="86.609">
            <text:p>86.609</text:p>
          </table:table-cell>
          <table:table-cell table:formula="of:=[.Y76]*1000000" office:value-type="float" office:value="573.51">
            <text:p>573.51</text:p>
          </table:table-cell>
          <table:table-cell table:formula="of:=[.Z76]*1000000" office:value-type="float" office:value="20.08">
            <text:p>20.08</text:p>
          </table:table-cell>
          <table:table-cell table:formula="of:=[.AA76]*1000000" office:value-type="float" office:value="0">
            <text:p>0</text:p>
          </table:table-cell>
          <table:table-cell table:formula="of:=[.AB76]*1000000" office:value-type="float" office:value="-0.000000000005382">
            <text:p>-5.382E-012</text:p>
          </table:table-cell>
          <table:table-cell table:formula="of:=[.AC76]*1000000" office:value-type="float" office:value="0.0000000007975">
            <text:p>7.975E-010</text:p>
          </table:table-cell>
          <table:table-cell office:value-type="float" office:value="0.00070828">
            <text:p>0.00070828</text:p>
          </table:table-cell>
          <table:table-cell table:style-name="ce1" office:value-type="string">
            <text:p>8.6612e-05</text:p>
          </table:table-cell>
          <table:table-cell office:value-type="float" office:value="0.00057351">
            <text:p>0.00057351</text:p>
          </table:table-cell>
          <table:table-cell table:style-name="ce1" office:value-type="string">
            <text:p>1.1234e-05</text:p>
          </table:table-cell>
          <table:table-cell table:style-name="ce1" office:value-type="string">
            <text:p>3.1639e-08</text:p>
          </table:table-cell>
          <table:table-cell table:style-name="ce1" office:value-type="string">
            <text:p>9.761e-19</text:p>
          </table:table-cell>
          <table:table-cell table:style-name="ce1" office:value-type="string">
            <text:p>7.9751e-16</text:p>
          </table:table-cell>
          <table:table-cell office:value-type="float" office:value="0.00070828">
            <text:p>0.00070828</text:p>
          </table:table-cell>
          <table:table-cell table:style-name="ce1" office:value-type="string">
            <text:p>8.6609e-05</text:p>
          </table:table-cell>
          <table:table-cell office:value-type="float" office:value="0.00057351">
            <text:p>0.00057351</text:p>
          </table:table-cell>
          <table:table-cell table:style-name="ce1" office:value-type="string">
            <text:p>2.008e-05</text:p>
          </table:table-cell>
          <table:table-cell office:value-type="float" office:value="0">
            <text:p>0</text:p>
          </table:table-cell>
          <table:table-cell table:style-name="ce1" office:value-type="string">
            <text:p>-5.382e-18</text:p>
          </table:table-cell>
          <table:table-cell table:style-name="ce1" office:value-type="string">
            <text:p>7.975e-16</text:p>
          </table:table-cell>
        </table:table-row>
        <table:table-row table:style-name="ro2">
          <table:table-cell office:value-type="float" office:value="750.7017">
            <text:p>750.7017</text:p>
          </table:table-cell>
          <table:table-cell table:formula="of:=[.P77]*1000000" office:value-type="float" office:value="702.8">
            <text:p>702.8</text:p>
          </table:table-cell>
          <table:table-cell table:formula="of:=[.Q77]*1000000" office:value-type="float" office:value="86.052">
            <text:p>86.052</text:p>
          </table:table-cell>
          <table:table-cell table:formula="of:=[.R77]*1000000" office:value-type="float" office:value="579.64">
            <text:p>579.64</text:p>
          </table:table-cell>
          <table:table-cell table:formula="of:=[.S77]*1000000" office:value-type="float" office:value="11.074">
            <text:p>11.074</text:p>
          </table:table-cell>
          <table:table-cell table:formula="of:=[.T77]*1000000" office:value-type="float" office:value="0.031826">
            <text:p>0.031826</text:p>
          </table:table-cell>
          <table:table-cell table:formula="of:=[.U77]*1000000" office:value-type="float" office:value="0.0000000000010129">
            <text:p>1.0129E-012</text:p>
          </table:table-cell>
          <table:table-cell table:formula="of:=[.V77]*1000000" office:value-type="float" office:value="0.00000000077337">
            <text:p>7.7337E-010</text:p>
          </table:table-cell>
          <table:table-cell table:formula="of:=[.W77]*1000000" office:value-type="float" office:value="702.8">
            <text:p>702.8</text:p>
          </table:table-cell>
          <table:table-cell table:formula="of:=[.X77]*1000000" office:value-type="float" office:value="86.05">
            <text:p>86.05</text:p>
          </table:table-cell>
          <table:table-cell table:formula="of:=[.Y77]*1000000" office:value-type="float" office:value="579.64">
            <text:p>579.64</text:p>
          </table:table-cell>
          <table:table-cell table:formula="of:=[.Z77]*1000000" office:value-type="float" office:value="20.08">
            <text:p>20.08</text:p>
          </table:table-cell>
          <table:table-cell table:formula="of:=[.AA77]*1000000" office:value-type="float" office:value="0">
            <text:p>0</text:p>
          </table:table-cell>
          <table:table-cell table:formula="of:=[.AB77]*1000000" office:value-type="float" office:value="-0.0000000000010863">
            <text:p>-1.0863E-012</text:p>
          </table:table-cell>
          <table:table-cell table:formula="of:=[.AC77]*1000000" office:value-type="float" office:value="0.00000000077337">
            <text:p>7.7337E-010</text:p>
          </table:table-cell>
          <table:table-cell office:value-type="float" office:value="0.0007028">
            <text:p>0.0007028</text:p>
          </table:table-cell>
          <table:table-cell table:style-name="ce1" office:value-type="string">
            <text:p>8.6052e-05</text:p>
          </table:table-cell>
          <table:table-cell office:value-type="float" office:value="0.00057964">
            <text:p>0.00057964</text:p>
          </table:table-cell>
          <table:table-cell table:style-name="ce1" office:value-type="string">
            <text:p>1.1074e-05</text:p>
          </table:table-cell>
          <table:table-cell table:style-name="ce1" office:value-type="string">
            <text:p>3.1826e-08</text:p>
          </table:table-cell>
          <table:table-cell table:style-name="ce1" office:value-type="string">
            <text:p>1.0129e-18</text:p>
          </table:table-cell>
          <table:table-cell table:style-name="ce1" office:value-type="string">
            <text:p>7.7337e-16</text:p>
          </table:table-cell>
          <table:table-cell office:value-type="float" office:value="0.0007028">
            <text:p>0.0007028</text:p>
          </table:table-cell>
          <table:table-cell table:style-name="ce1" office:value-type="string">
            <text:p>8.605e-05</text:p>
          </table:table-cell>
          <table:table-cell office:value-type="float" office:value="0.00057964">
            <text:p>0.00057964</text:p>
          </table:table-cell>
          <table:table-cell table:style-name="ce1" office:value-type="string">
            <text:p>2.00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863e-18</text:p>
          </table:table-cell>
          <table:table-cell table:style-name="ce1" office:value-type="string">
            <text:p>7.7337e-16</text:p>
          </table:table-cell>
        </table:table-row>
        <table:table-row table:style-name="ro2">
          <table:table-cell office:value-type="float" office:value="760.7017">
            <text:p>760.7017</text:p>
          </table:table-cell>
          <table:table-cell table:formula="of:=[.P78]*1000000" office:value-type="float" office:value="697.38">
            <text:p>697.38</text:p>
          </table:table-cell>
          <table:table-cell table:formula="of:=[.Q78]*1000000" office:value-type="float" office:value="85.493">
            <text:p>85.493</text:p>
          </table:table-cell>
          <table:table-cell table:formula="of:=[.R78]*1000000" office:value-type="float" office:value="585.72">
            <text:p>585.72</text:p>
          </table:table-cell>
          <table:table-cell table:formula="of:=[.S78]*1000000" office:value-type="float" office:value="10.914">
            <text:p>10.914</text:p>
          </table:table-cell>
          <table:table-cell table:formula="of:=[.T78]*1000000" office:value-type="float" office:value="0.03201">
            <text:p>0.03201</text:p>
          </table:table-cell>
          <table:table-cell table:formula="of:=[.U78]*1000000" office:value-type="float" office:value="0.00000000000044651">
            <text:p>4.4651E-013</text:p>
          </table:table-cell>
          <table:table-cell table:formula="of:=[.V78]*1000000" office:value-type="float" office:value="0.00000000074997">
            <text:p>7.4997E-010</text:p>
          </table:table-cell>
          <table:table-cell table:formula="of:=[.W78]*1000000" office:value-type="float" office:value="697.38">
            <text:p>697.38</text:p>
          </table:table-cell>
          <table:table-cell table:formula="of:=[.X78]*1000000" office:value-type="float" office:value="85.491">
            <text:p>85.491</text:p>
          </table:table-cell>
          <table:table-cell table:formula="of:=[.Y78]*1000000" office:value-type="float" office:value="585.71">
            <text:p>585.71</text:p>
          </table:table-cell>
          <table:table-cell table:formula="of:=[.Z78]*1000000" office:value-type="float" office:value="20.08">
            <text:p>20.08</text:p>
          </table:table-cell>
          <table:table-cell table:formula="of:=[.AA78]*1000000" office:value-type="float" office:value="0">
            <text:p>0</text:p>
          </table:table-cell>
          <table:table-cell table:formula="of:=[.AB78]*1000000" office:value-type="float" office:value="-0.0000000000024395">
            <text:p>-2.4395E-012</text:p>
          </table:table-cell>
          <table:table-cell table:formula="of:=[.AC78]*1000000" office:value-type="float" office:value="0.00000000074997">
            <text:p>7.4997E-010</text:p>
          </table:table-cell>
          <table:table-cell office:value-type="float" office:value="0.00069738">
            <text:p>0.00069738</text:p>
          </table:table-cell>
          <table:table-cell table:style-name="ce1" office:value-type="string">
            <text:p>8.5493e-05</text:p>
          </table:table-cell>
          <table:table-cell office:value-type="float" office:value="0.00058572">
            <text:p>0.00058572</text:p>
          </table:table-cell>
          <table:table-cell table:style-name="ce1" office:value-type="string">
            <text:p>1.0914e-05</text:p>
          </table:table-cell>
          <table:table-cell table:style-name="ce1" office:value-type="string">
            <text:p>3.201e-08</text:p>
          </table:table-cell>
          <table:table-cell table:style-name="ce1" office:value-type="string">
            <text:p>4.4651e-19</text:p>
          </table:table-cell>
          <table:table-cell table:style-name="ce1" office:value-type="string">
            <text:p>7.4997e-16</text:p>
          </table:table-cell>
          <table:table-cell office:value-type="float" office:value="0.00069738">
            <text:p>0.00069738</text:p>
          </table:table-cell>
          <table:table-cell table:style-name="ce1" office:value-type="string">
            <text:p>8.5491e-05</text:p>
          </table:table-cell>
          <table:table-cell office:value-type="float" office:value="0.00058571">
            <text:p>0.00058571</text:p>
          </table:table-cell>
          <table:table-cell table:style-name="ce1" office:value-type="string">
            <text:p>2.008e-05</text:p>
          </table:table-cell>
          <table:table-cell office:value-type="float" office:value="0">
            <text:p>0</text:p>
          </table:table-cell>
          <table:table-cell table:style-name="ce1" office:value-type="string">
            <text:p>-2.4395e-18</text:p>
          </table:table-cell>
          <table:table-cell table:style-name="ce1" office:value-type="string">
            <text:p>7.4997e-16</text:p>
          </table:table-cell>
        </table:table-row>
        <table:table-row table:style-name="ro2">
          <table:table-cell office:value-type="float" office:value="770.7017">
            <text:p>770.7017</text:p>
          </table:table-cell>
          <table:table-cell table:formula="of:=[.P79]*1000000" office:value-type="float" office:value="692">
            <text:p>692</text:p>
          </table:table-cell>
          <table:table-cell table:formula="of:=[.Q79]*1000000" office:value-type="float" office:value="84.936">
            <text:p>84.936</text:p>
          </table:table-cell>
          <table:table-cell table:formula="of:=[.R79]*1000000" office:value-type="float" office:value="591.73">
            <text:p>591.73</text:p>
          </table:table-cell>
          <table:table-cell table:formula="of:=[.S79]*1000000" office:value-type="float" office:value="10.756">
            <text:p>10.756</text:p>
          </table:table-cell>
          <table:table-cell table:formula="of:=[.T79]*1000000" office:value-type="float" office:value="0.032189">
            <text:p>0.032189</text:p>
          </table:table-cell>
          <table:table-cell table:formula="of:=[.U79]*1000000" office:value-type="float" office:value="0.00000000000049756">
            <text:p>4.9756E-013</text:p>
          </table:table-cell>
          <table:table-cell table:formula="of:=[.V79]*1000000" office:value-type="float" office:value="0.00000000072729">
            <text:p>7.2729E-010</text:p>
          </table:table-cell>
          <table:table-cell table:formula="of:=[.W79]*1000000" office:value-type="float" office:value="692">
            <text:p>692</text:p>
          </table:table-cell>
          <table:table-cell table:formula="of:=[.X79]*1000000" office:value-type="float" office:value="84.933">
            <text:p>84.933</text:p>
          </table:table-cell>
          <table:table-cell table:formula="of:=[.Y79]*1000000" office:value-type="float" office:value="591.73">
            <text:p>591.73</text:p>
          </table:table-cell>
          <table:table-cell table:formula="of:=[.Z79]*1000000" office:value-type="float" office:value="20.079">
            <text:p>20.079</text:p>
          </table:table-cell>
          <table:table-cell table:formula="of:=[.AA79]*1000000" office:value-type="float" office:value="0">
            <text:p>0</text:p>
          </table:table-cell>
          <table:table-cell table:formula="of:=[.AB79]*1000000" office:value-type="float" office:value="-0.000000000004077">
            <text:p>-4.077E-012</text:p>
          </table:table-cell>
          <table:table-cell table:formula="of:=[.AC79]*1000000" office:value-type="float" office:value="0.00000000072729">
            <text:p>7.2729E-010</text:p>
          </table:table-cell>
          <table:table-cell office:value-type="float" office:value="0.000692">
            <text:p>0.000692</text:p>
          </table:table-cell>
          <table:table-cell table:style-name="ce1" office:value-type="string">
            <text:p>8.4936e-05</text:p>
          </table:table-cell>
          <table:table-cell office:value-type="float" office:value="0.00059173">
            <text:p>0.00059173</text:p>
          </table:table-cell>
          <table:table-cell table:style-name="ce1" office:value-type="string">
            <text:p>1.0756e-05</text:p>
          </table:table-cell>
          <table:table-cell table:style-name="ce1" office:value-type="string">
            <text:p>3.2189e-08</text:p>
          </table:table-cell>
          <table:table-cell table:style-name="ce1" office:value-type="string">
            <text:p>4.9756e-19</text:p>
          </table:table-cell>
          <table:table-cell table:style-name="ce1" office:value-type="string">
            <text:p>7.2729e-16</text:p>
          </table:table-cell>
          <table:table-cell office:value-type="float" office:value="0.000692">
            <text:p>0.000692</text:p>
          </table:table-cell>
          <table:table-cell table:style-name="ce1" office:value-type="string">
            <text:p>8.4933e-05</text:p>
          </table:table-cell>
          <table:table-cell office:value-type="float" office:value="0.00059173">
            <text:p>0.00059173</text:p>
          </table:table-cell>
          <table:table-cell table:style-name="ce1" office:value-type="string">
            <text:p>2.0079e-05</text:p>
          </table:table-cell>
          <table:table-cell office:value-type="float" office:value="0">
            <text:p>0</text:p>
          </table:table-cell>
          <table:table-cell table:style-name="ce1" office:value-type="string">
            <text:p>-4.077e-18</text:p>
          </table:table-cell>
          <table:table-cell table:style-name="ce1" office:value-type="string">
            <text:p>7.2729e-16</text:p>
          </table:table-cell>
        </table:table-row>
        <table:table-row table:style-name="ro2">
          <table:table-cell office:value-type="float" office:value="780.7017">
            <text:p>780.7017</text:p>
          </table:table-cell>
          <table:table-cell table:formula="of:=[.P80]*1000000" office:value-type="float" office:value="686.67">
            <text:p>686.67</text:p>
          </table:table-cell>
          <table:table-cell table:formula="of:=[.Q80]*1000000" office:value-type="float" office:value="84.38">
            <text:p>84.38</text:p>
          </table:table-cell>
          <table:table-cell table:formula="of:=[.R80]*1000000" office:value-type="float" office:value="597.7">
            <text:p>597.7</text:p>
          </table:table-cell>
          <table:table-cell table:formula="of:=[.S80]*1000000" office:value-type="float" office:value="10.599">
            <text:p>10.599</text:p>
          </table:table-cell>
          <table:table-cell table:formula="of:=[.T80]*1000000" office:value-type="float" office:value="0.032365">
            <text:p>0.032365</text:p>
          </table:table-cell>
          <table:table-cell table:formula="of:=[.U80]*1000000" office:value-type="float" office:value="0.00000000000022011">
            <text:p>2.2011E-013</text:p>
          </table:table-cell>
          <table:table-cell table:formula="of:=[.V80]*1000000" office:value-type="float" office:value="0.0000000007053">
            <text:p>7.053E-010</text:p>
          </table:table-cell>
          <table:table-cell table:formula="of:=[.W80]*1000000" office:value-type="float" office:value="686.67">
            <text:p>686.67</text:p>
          </table:table-cell>
          <table:table-cell table:formula="of:=[.X80]*1000000" office:value-type="float" office:value="84.377">
            <text:p>84.377</text:p>
          </table:table-cell>
          <table:table-cell table:formula="of:=[.Y80]*1000000" office:value-type="float" office:value="597.69">
            <text:p>597.69</text:p>
          </table:table-cell>
          <table:table-cell table:formula="of:=[.Z80]*1000000" office:value-type="float" office:value="20.079">
            <text:p>20.079</text:p>
          </table:table-cell>
          <table:table-cell table:formula="of:=[.AA80]*1000000" office:value-type="float" office:value="0">
            <text:p>0</text:p>
          </table:table-cell>
          <table:table-cell table:formula="of:=[.AB80]*1000000" office:value-type="float" office:value="-0.000000000010582">
            <text:p>-1.0582E-011</text:p>
          </table:table-cell>
          <table:table-cell table:formula="of:=[.AC80]*1000000" office:value-type="float" office:value="0.00000000070529">
            <text:p>7.0529E-010</text:p>
          </table:table-cell>
          <table:table-cell office:value-type="float" office:value="0.00068667">
            <text:p>0.00068667</text:p>
          </table:table-cell>
          <table:table-cell table:style-name="ce1" office:value-type="string">
            <text:p>8.438e-05</text:p>
          </table:table-cell>
          <table:table-cell office:value-type="float" office:value="0.0005977">
            <text:p>0.0005977</text:p>
          </table:table-cell>
          <table:table-cell table:style-name="ce1" office:value-type="string">
            <text:p>1.0599e-05</text:p>
          </table:table-cell>
          <table:table-cell table:style-name="ce1" office:value-type="string">
            <text:p>3.2365e-08</text:p>
          </table:table-cell>
          <table:table-cell table:style-name="ce1" office:value-type="string">
            <text:p>2.2011e-19</text:p>
          </table:table-cell>
          <table:table-cell table:style-name="ce1" office:value-type="string">
            <text:p>7.053e-16</text:p>
          </table:table-cell>
          <table:table-cell office:value-type="float" office:value="0.00068667">
            <text:p>0.00068667</text:p>
          </table:table-cell>
          <table:table-cell table:style-name="ce1" office:value-type="string">
            <text:p>8.4377e-05</text:p>
          </table:table-cell>
          <table:table-cell office:value-type="float" office:value="0.00059769">
            <text:p>0.00059769</text:p>
          </table:table-cell>
          <table:table-cell table:style-name="ce1" office:value-type="string">
            <text:p>2.007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582e-17</text:p>
          </table:table-cell>
          <table:table-cell table:style-name="ce1" office:value-type="string">
            <text:p>7.0529e-16</text:p>
          </table:table-cell>
        </table:table-row>
        <table:table-row table:style-name="ro2">
          <table:table-cell office:value-type="float" office:value="790.7017">
            <text:p>790.7017</text:p>
          </table:table-cell>
          <table:table-cell table:formula="of:=[.P81]*1000000" office:value-type="float" office:value="681.4">
            <text:p>681.4</text:p>
          </table:table-cell>
          <table:table-cell table:formula="of:=[.Q81]*1000000" office:value-type="float" office:value="83.825">
            <text:p>83.825</text:p>
          </table:table-cell>
          <table:table-cell table:formula="of:=[.R81]*1000000" office:value-type="float" office:value="603.61">
            <text:p>603.61</text:p>
          </table:table-cell>
          <table:table-cell table:formula="of:=[.S81]*1000000" office:value-type="float" office:value="10.443">
            <text:p>10.443</text:p>
          </table:table-cell>
          <table:table-cell table:formula="of:=[.T81]*1000000" office:value-type="float" office:value="0.032536">
            <text:p>0.032536</text:p>
          </table:table-cell>
          <table:table-cell table:formula="of:=[.U81]*1000000" office:value-type="float" office:value="0.0000000000003538">
            <text:p>3.538E-013</text:p>
          </table:table-cell>
          <table:table-cell table:formula="of:=[.V81]*1000000" office:value-type="float" office:value="0.00000000068398">
            <text:p>6.8398E-010</text:p>
          </table:table-cell>
          <table:table-cell table:formula="of:=[.W81]*1000000" office:value-type="float" office:value="681.4">
            <text:p>681.4</text:p>
          </table:table-cell>
          <table:table-cell table:formula="of:=[.X81]*1000000" office:value-type="float" office:value="83.822">
            <text:p>83.822</text:p>
          </table:table-cell>
          <table:table-cell table:formula="of:=[.Y81]*1000000" office:value-type="float" office:value="603.61">
            <text:p>603.61</text:p>
          </table:table-cell>
          <table:table-cell table:formula="of:=[.Z81]*1000000" office:value-type="float" office:value="20.079">
            <text:p>20.079</text:p>
          </table:table-cell>
          <table:table-cell table:formula="of:=[.AA81]*1000000" office:value-type="float" office:value="0">
            <text:p>0</text:p>
          </table:table-cell>
          <table:table-cell table:formula="of:=[.AB81]*1000000" office:value-type="float" office:value="-0.000000000007139">
            <text:p>-7.139E-012</text:p>
          </table:table-cell>
          <table:table-cell table:formula="of:=[.AC81]*1000000" office:value-type="float" office:value="0.00000000068397">
            <text:p>6.8397E-010</text:p>
          </table:table-cell>
          <table:table-cell office:value-type="float" office:value="0.0006814">
            <text:p>0.0006814</text:p>
          </table:table-cell>
          <table:table-cell table:style-name="ce1" office:value-type="string">
            <text:p>8.3825e-05</text:p>
          </table:table-cell>
          <table:table-cell office:value-type="float" office:value="0.00060361">
            <text:p>0.00060361</text:p>
          </table:table-cell>
          <table:table-cell table:style-name="ce1" office:value-type="string">
            <text:p>1.0443e-05</text:p>
          </table:table-cell>
          <table:table-cell table:style-name="ce1" office:value-type="string">
            <text:p>3.2536e-08</text:p>
          </table:table-cell>
          <table:table-cell table:style-name="ce1" office:value-type="string">
            <text:p>3.538e-19</text:p>
          </table:table-cell>
          <table:table-cell table:style-name="ce1" office:value-type="string">
            <text:p>6.8398e-16</text:p>
          </table:table-cell>
          <table:table-cell office:value-type="float" office:value="0.0006814">
            <text:p>0.0006814</text:p>
          </table:table-cell>
          <table:table-cell table:style-name="ce1" office:value-type="string">
            <text:p>8.3822e-05</text:p>
          </table:table-cell>
          <table:table-cell office:value-type="float" office:value="0.00060361">
            <text:p>0.00060361</text:p>
          </table:table-cell>
          <table:table-cell table:style-name="ce1" office:value-type="string">
            <text:p>2.0079e-05</text:p>
          </table:table-cell>
          <table:table-cell office:value-type="float" office:value="0">
            <text:p>0</text:p>
          </table:table-cell>
          <table:table-cell table:style-name="ce1" office:value-type="string">
            <text:p>-7.139e-18</text:p>
          </table:table-cell>
          <table:table-cell table:style-name="ce1" office:value-type="string">
            <text:p>6.8397e-16</text:p>
          </table:table-cell>
        </table:table-row>
        <table:table-row table:style-name="ro2">
          <table:table-cell office:value-type="float" office:value="800.7017">
            <text:p>800.7017</text:p>
          </table:table-cell>
          <table:table-cell table:formula="of:=[.P82]*1000000" office:value-type="float" office:value="676.17">
            <text:p>676.17</text:p>
          </table:table-cell>
          <table:table-cell table:formula="of:=[.Q82]*1000000" office:value-type="float" office:value="83.271">
            <text:p>83.271</text:p>
          </table:table-cell>
          <table:table-cell table:formula="of:=[.R82]*1000000" office:value-type="float" office:value="609.47">
            <text:p>609.47</text:p>
          </table:table-cell>
          <table:table-cell table:formula="of:=[.S82]*1000000" office:value-type="float" office:value="10.287">
            <text:p>10.287</text:p>
          </table:table-cell>
          <table:table-cell table:formula="of:=[.T82]*1000000" office:value-type="float" office:value="0.032704">
            <text:p>0.032704</text:p>
          </table:table-cell>
          <table:table-cell table:formula="of:=[.U82]*1000000" office:value-type="float" office:value="-2.1243E-015">
            <text:p>-2.1243E-015</text:p>
          </table:table-cell>
          <table:table-cell table:formula="of:=[.V82]*1000000" office:value-type="float" office:value="0.0000000006633">
            <text:p>6.633E-010</text:p>
          </table:table-cell>
          <table:table-cell table:formula="of:=[.W82]*1000000" office:value-type="float" office:value="676.17">
            <text:p>676.17</text:p>
          </table:table-cell>
          <table:table-cell table:formula="of:=[.X82]*1000000" office:value-type="float" office:value="83.268">
            <text:p>83.268</text:p>
          </table:table-cell>
          <table:table-cell table:formula="of:=[.Y82]*1000000" office:value-type="float" office:value="609.47">
            <text:p>609.47</text:p>
          </table:table-cell>
          <table:table-cell table:formula="of:=[.Z82]*1000000" office:value-type="float" office:value="20.079">
            <text:p>20.079</text:p>
          </table:table-cell>
          <table:table-cell table:formula="of:=[.AA82]*1000000" office:value-type="float" office:value="0">
            <text:p>0</text:p>
          </table:table-cell>
          <table:table-cell table:formula="of:=[.AB82]*1000000" office:value-type="float" office:value="-0.0000000000061164">
            <text:p>-6.1164E-012</text:p>
          </table:table-cell>
          <table:table-cell table:formula="of:=[.AC82]*1000000" office:value-type="float" office:value="0.0000000006633">
            <text:p>6.633E-010</text:p>
          </table:table-cell>
          <table:table-cell office:value-type="float" office:value="0.00067617">
            <text:p>0.00067617</text:p>
          </table:table-cell>
          <table:table-cell table:style-name="ce1" office:value-type="string">
            <text:p>8.3271e-05</text:p>
          </table:table-cell>
          <table:table-cell office:value-type="float" office:value="0.00060947">
            <text:p>0.00060947</text:p>
          </table:table-cell>
          <table:table-cell table:style-name="ce1" office:value-type="string">
            <text:p>1.0287e-05</text:p>
          </table:table-cell>
          <table:table-cell table:style-name="ce1" office:value-type="string">
            <text:p>3.2704e-08</text:p>
          </table:table-cell>
          <table:table-cell table:style-name="ce1" office:value-type="string">
            <text:p>-2.1243e-21</text:p>
          </table:table-cell>
          <table:table-cell table:style-name="ce1" office:value-type="string">
            <text:p>6.633e-16</text:p>
          </table:table-cell>
          <table:table-cell office:value-type="float" office:value="0.00067617">
            <text:p>0.00067617</text:p>
          </table:table-cell>
          <table:table-cell table:style-name="ce1" office:value-type="string">
            <text:p>8.3268e-05</text:p>
          </table:table-cell>
          <table:table-cell office:value-type="float" office:value="0.00060947">
            <text:p>0.00060947</text:p>
          </table:table-cell>
          <table:table-cell table:style-name="ce1" office:value-type="string">
            <text:p>2.0079e-05</text:p>
          </table:table-cell>
          <table:table-cell office:value-type="float" office:value="0">
            <text:p>0</text:p>
          </table:table-cell>
          <table:table-cell table:style-name="ce1" office:value-type="string">
            <text:p>-6.1164e-18</text:p>
          </table:table-cell>
          <table:table-cell table:style-name="ce1" office:value-type="string">
            <text:p>6.633e-16</text:p>
          </table:table-cell>
        </table:table-row>
        <table:table-row table:style-name="ro2">
          <table:table-cell office:value-type="float" office:value="810.7017">
            <text:p>810.7017</text:p>
          </table:table-cell>
          <table:table-cell table:formula="of:=[.P83]*1000000" office:value-type="float" office:value="670.99">
            <text:p>670.99</text:p>
          </table:table-cell>
          <table:table-cell table:formula="of:=[.Q83]*1000000" office:value-type="float" office:value="82.719">
            <text:p>82.719</text:p>
          </table:table-cell>
          <table:table-cell table:formula="of:=[.R83]*1000000" office:value-type="float" office:value="615.28">
            <text:p>615.28</text:p>
          </table:table-cell>
          <table:table-cell table:formula="of:=[.S83]*1000000" office:value-type="float" office:value="10.133">
            <text:p>10.133</text:p>
          </table:table-cell>
          <table:table-cell table:formula="of:=[.T83]*1000000" office:value-type="float" office:value="0.032867">
            <text:p>0.032867</text:p>
          </table:table-cell>
          <table:table-cell table:formula="of:=[.U83]*1000000" office:value-type="float" office:value="0.000000000000054793">
            <text:p>5.4793E-014</text:p>
          </table:table-cell>
          <table:table-cell table:formula="of:=[.V83]*1000000" office:value-type="float" office:value="0.00000000064326">
            <text:p>6.4326E-010</text:p>
          </table:table-cell>
          <table:table-cell table:formula="of:=[.W83]*1000000" office:value-type="float" office:value="670.98">
            <text:p>670.98</text:p>
          </table:table-cell>
          <table:table-cell table:formula="of:=[.X83]*1000000" office:value-type="float" office:value="82.716">
            <text:p>82.716</text:p>
          </table:table-cell>
          <table:table-cell table:formula="of:=[.Y83]*1000000" office:value-type="float" office:value="615.27">
            <text:p>615.27</text:p>
          </table:table-cell>
          <table:table-cell table:formula="of:=[.Z83]*1000000" office:value-type="float" office:value="20.079">
            <text:p>20.079</text:p>
          </table:table-cell>
          <table:table-cell table:formula="of:=[.AA83]*1000000" office:value-type="float" office:value="0">
            <text:p>0</text:p>
          </table:table-cell>
          <table:table-cell table:formula="of:=[.AB83]*1000000" office:value-type="float" office:value="-0.0000000000033546">
            <text:p>-3.3546E-012</text:p>
          </table:table-cell>
          <table:table-cell table:formula="of:=[.AC83]*1000000" office:value-type="float" office:value="0.00000000064326">
            <text:p>6.4326E-010</text:p>
          </table:table-cell>
          <table:table-cell office:value-type="float" office:value="0.00067099">
            <text:p>0.00067099</text:p>
          </table:table-cell>
          <table:table-cell table:style-name="ce1" office:value-type="string">
            <text:p>8.2719e-05</text:p>
          </table:table-cell>
          <table:table-cell office:value-type="float" office:value="0.00061528">
            <text:p>0.00061528</text:p>
          </table:table-cell>
          <table:table-cell table:style-name="ce1" office:value-type="string">
            <text:p>1.0133e-05</text:p>
          </table:table-cell>
          <table:table-cell table:style-name="ce1" office:value-type="string">
            <text:p>3.2867e-08</text:p>
          </table:table-cell>
          <table:table-cell table:style-name="ce1" office:value-type="string">
            <text:p>5.4793e-20</text:p>
          </table:table-cell>
          <table:table-cell table:style-name="ce1" office:value-type="string">
            <text:p>6.4326e-16</text:p>
          </table:table-cell>
          <table:table-cell office:value-type="float" office:value="0.00067098">
            <text:p>0.00067098</text:p>
          </table:table-cell>
          <table:table-cell table:style-name="ce1" office:value-type="string">
            <text:p>8.2716e-05</text:p>
          </table:table-cell>
          <table:table-cell office:value-type="float" office:value="0.00061527">
            <text:p>0.00061527</text:p>
          </table:table-cell>
          <table:table-cell table:style-name="ce1" office:value-type="string">
            <text:p>2.0079e-05</text:p>
          </table:table-cell>
          <table:table-cell office:value-type="float" office:value="0">
            <text:p>0</text:p>
          </table:table-cell>
          <table:table-cell table:style-name="ce1" office:value-type="string">
            <text:p>-3.3546e-18</text:p>
          </table:table-cell>
          <table:table-cell table:style-name="ce1" office:value-type="string">
            <text:p>6.4326e-16</text:p>
          </table:table-cell>
        </table:table-row>
        <table:table-row table:style-name="ro2">
          <table:table-cell office:value-type="float" office:value="820.7017">
            <text:p>820.7017</text:p>
          </table:table-cell>
          <table:table-cell table:formula="of:=[.P84]*1000000" office:value-type="float" office:value="665.85">
            <text:p>665.85</text:p>
          </table:table-cell>
          <table:table-cell table:formula="of:=[.Q84]*1000000" office:value-type="float" office:value="82.168">
            <text:p>82.168</text:p>
          </table:table-cell>
          <table:table-cell table:formula="of:=[.R84]*1000000" office:value-type="float" office:value="621.04">
            <text:p>621.04</text:p>
          </table:table-cell>
          <table:table-cell table:formula="of:=[.S84]*1000000" office:value-type="float" office:value="9.9804">
            <text:p>9.9804</text:p>
          </table:table-cell>
          <table:table-cell table:formula="of:=[.T84]*1000000" office:value-type="float" office:value="0.033027">
            <text:p>0.033027</text:p>
          </table:table-cell>
          <table:table-cell table:formula="of:=[.U84]*1000000" office:value-type="float" office:value="-0.00000000000010679">
            <text:p>-1.0679E-013</text:p>
          </table:table-cell>
          <table:table-cell table:formula="of:=[.V84]*1000000" office:value-type="float" office:value="0.00000000062383">
            <text:p>6.2383E-010</text:p>
          </table:table-cell>
          <table:table-cell table:formula="of:=[.W84]*1000000" office:value-type="float" office:value="665.85">
            <text:p>665.85</text:p>
          </table:table-cell>
          <table:table-cell table:formula="of:=[.X84]*1000000" office:value-type="float" office:value="82.166">
            <text:p>82.166</text:p>
          </table:table-cell>
          <table:table-cell table:formula="of:=[.Y84]*1000000" office:value-type="float" office:value="621.03">
            <text:p>621.03</text:p>
          </table:table-cell>
          <table:table-cell table:formula="of:=[.Z84]*1000000" office:value-type="float" office:value="20.079">
            <text:p>20.079</text:p>
          </table:table-cell>
          <table:table-cell table:formula="of:=[.AA84]*1000000" office:value-type="float" office:value="0">
            <text:p>0</text:p>
          </table:table-cell>
          <table:table-cell table:formula="of:=[.AB84]*1000000" office:value-type="float" office:value="-0.0000000000032172">
            <text:p>-3.2172E-012</text:p>
          </table:table-cell>
          <table:table-cell table:formula="of:=[.AC84]*1000000" office:value-type="float" office:value="0.00000000062383">
            <text:p>6.2383E-010</text:p>
          </table:table-cell>
          <table:table-cell office:value-type="float" office:value="0.00066585">
            <text:p>0.00066585</text:p>
          </table:table-cell>
          <table:table-cell table:style-name="ce1" office:value-type="string">
            <text:p>8.2168e-05</text:p>
          </table:table-cell>
          <table:table-cell office:value-type="float" office:value="0.00062104">
            <text:p>0.00062104</text:p>
          </table:table-cell>
          <table:table-cell table:style-name="ce1" office:value-type="string">
            <text:p>9.9804e-06</text:p>
          </table:table-cell>
          <table:table-cell table:style-name="ce1" office:value-type="string">
            <text:p>3.3027e-08</text:p>
          </table:table-cell>
          <table:table-cell table:style-name="ce1" office:value-type="string">
            <text:p>-1.0679e-19</text:p>
          </table:table-cell>
          <table:table-cell table:style-name="ce1" office:value-type="string">
            <text:p>6.2383e-16</text:p>
          </table:table-cell>
          <table:table-cell office:value-type="float" office:value="0.00066585">
            <text:p>0.00066585</text:p>
          </table:table-cell>
          <table:table-cell table:style-name="ce1" office:value-type="string">
            <text:p>8.2166e-05</text:p>
          </table:table-cell>
          <table:table-cell office:value-type="float" office:value="0.00062103">
            <text:p>0.00062103</text:p>
          </table:table-cell>
          <table:table-cell table:style-name="ce1" office:value-type="string">
            <text:p>2.0079e-05</text:p>
          </table:table-cell>
          <table:table-cell office:value-type="float" office:value="0">
            <text:p>0</text:p>
          </table:table-cell>
          <table:table-cell table:style-name="ce1" office:value-type="string">
            <text:p>-3.2172e-18</text:p>
          </table:table-cell>
          <table:table-cell table:style-name="ce1" office:value-type="string">
            <text:p>6.2383e-16</text:p>
          </table:table-cell>
        </table:table-row>
        <table:table-row table:style-name="ro2">
          <table:table-cell office:value-type="float" office:value="830.7017">
            <text:p>830.7017</text:p>
          </table:table-cell>
          <table:table-cell table:formula="of:=[.P85]*1000000" office:value-type="float" office:value="660.76">
            <text:p>660.76</text:p>
          </table:table-cell>
          <table:table-cell table:formula="of:=[.Q85]*1000000" office:value-type="float" office:value="81.619">
            <text:p>81.619</text:p>
          </table:table-cell>
          <table:table-cell table:formula="of:=[.R85]*1000000" office:value-type="float" office:value="626.74">
            <text:p>626.74</text:p>
          </table:table-cell>
          <table:table-cell table:formula="of:=[.S85]*1000000" office:value-type="float" office:value="9.8287">
            <text:p>9.8287</text:p>
          </table:table-cell>
          <table:table-cell table:formula="of:=[.T85]*1000000" office:value-type="float" office:value="0.033184">
            <text:p>0.033184</text:p>
          </table:table-cell>
          <table:table-cell table:formula="of:=[.U85]*1000000" office:value-type="float" office:value="0.0000000000003601">
            <text:p>3.601E-013</text:p>
          </table:table-cell>
          <table:table-cell table:formula="of:=[.V85]*1000000" office:value-type="float" office:value="0.000000000605">
            <text:p>6.05E-010</text:p>
          </table:table-cell>
          <table:table-cell table:formula="of:=[.W85]*1000000" office:value-type="float" office:value="660.76">
            <text:p>660.76</text:p>
          </table:table-cell>
          <table:table-cell table:formula="of:=[.X85]*1000000" office:value-type="float" office:value="81.616">
            <text:p>81.616</text:p>
          </table:table-cell>
          <table:table-cell table:formula="of:=[.Y85]*1000000" office:value-type="float" office:value="626.74">
            <text:p>626.74</text:p>
          </table:table-cell>
          <table:table-cell table:formula="of:=[.Z85]*1000000" office:value-type="float" office:value="20.079">
            <text:p>20.079</text:p>
          </table:table-cell>
          <table:table-cell table:formula="of:=[.AA85]*1000000" office:value-type="float" office:value="0">
            <text:p>0</text:p>
          </table:table-cell>
          <table:table-cell table:formula="of:=[.AB85]*1000000" office:value-type="float" office:value="-0.00000000001676">
            <text:p>-1.676E-011</text:p>
          </table:table-cell>
          <table:table-cell table:formula="of:=[.AC85]*1000000" office:value-type="float" office:value="0.000000000605">
            <text:p>6.05E-010</text:p>
          </table:table-cell>
          <table:table-cell office:value-type="float" office:value="0.00066076">
            <text:p>0.00066076</text:p>
          </table:table-cell>
          <table:table-cell table:style-name="ce1" office:value-type="string">
            <text:p>8.1619e-05</text:p>
          </table:table-cell>
          <table:table-cell office:value-type="float" office:value="0.00062674">
            <text:p>0.00062674</text:p>
          </table:table-cell>
          <table:table-cell table:style-name="ce1" office:value-type="string">
            <text:p>9.8287e-06</text:p>
          </table:table-cell>
          <table:table-cell table:style-name="ce1" office:value-type="string">
            <text:p>3.3184e-08</text:p>
          </table:table-cell>
          <table:table-cell table:style-name="ce1" office:value-type="string">
            <text:p>3.601e-19</text:p>
          </table:table-cell>
          <table:table-cell table:style-name="ce1" office:value-type="string">
            <text:p>6.05e-16</text:p>
          </table:table-cell>
          <table:table-cell office:value-type="float" office:value="0.00066076">
            <text:p>0.00066076</text:p>
          </table:table-cell>
          <table:table-cell table:style-name="ce1" office:value-type="string">
            <text:p>8.1616e-05</text:p>
          </table:table-cell>
          <table:table-cell office:value-type="float" office:value="0.00062674">
            <text:p>0.00062674</text:p>
          </table:table-cell>
          <table:table-cell table:style-name="ce1" office:value-type="string">
            <text:p>2.007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76e-17</text:p>
          </table:table-cell>
          <table:table-cell table:style-name="ce1" office:value-type="string">
            <text:p>6.05e-16</text:p>
          </table:table-cell>
        </table:table-row>
        <table:table-row table:style-name="ro2">
          <table:table-cell office:value-type="float" office:value="840.7017">
            <text:p>840.7017</text:p>
          </table:table-cell>
          <table:table-cell table:formula="of:=[.P86]*1000000" office:value-type="float" office:value="655.72">
            <text:p>655.72</text:p>
          </table:table-cell>
          <table:table-cell table:formula="of:=[.Q86]*1000000" office:value-type="float" office:value="81.072">
            <text:p>81.072</text:p>
          </table:table-cell>
          <table:table-cell table:formula="of:=[.R86]*1000000" office:value-type="float" office:value="632.4">
            <text:p>632.4</text:p>
          </table:table-cell>
          <table:table-cell table:formula="of:=[.S86]*1000000" office:value-type="float" office:value="9.6782">
            <text:p>9.6782</text:p>
          </table:table-cell>
          <table:table-cell table:formula="of:=[.T86]*1000000" office:value-type="float" office:value="0.033336">
            <text:p>0.033336</text:p>
          </table:table-cell>
          <table:table-cell table:formula="of:=[.U86]*1000000" office:value-type="float" office:value="0.00000000000079709">
            <text:p>7.9709E-013</text:p>
          </table:table-cell>
          <table:table-cell table:formula="of:=[.V86]*1000000" office:value-type="float" office:value="0.00000000058673">
            <text:p>5.8673E-010</text:p>
          </table:table-cell>
          <table:table-cell table:formula="of:=[.W86]*1000000" office:value-type="float" office:value="655.72">
            <text:p>655.72</text:p>
          </table:table-cell>
          <table:table-cell table:formula="of:=[.X86]*1000000" office:value-type="float" office:value="81.069">
            <text:p>81.069</text:p>
          </table:table-cell>
          <table:table-cell table:formula="of:=[.Y86]*1000000" office:value-type="float" office:value="632.39">
            <text:p>632.39</text:p>
          </table:table-cell>
          <table:table-cell table:formula="of:=[.Z86]*1000000" office:value-type="float" office:value="20.079">
            <text:p>20.079</text:p>
          </table:table-cell>
          <table:table-cell table:formula="of:=[.AA86]*1000000" office:value-type="float" office:value="0">
            <text:p>0</text:p>
          </table:table-cell>
          <table:table-cell table:formula="of:=[.AB86]*1000000" office:value-type="float" office:value="-0.000000000011727">
            <text:p>-1.1727E-011</text:p>
          </table:table-cell>
          <table:table-cell table:formula="of:=[.AC86]*1000000" office:value-type="float" office:value="0.00000000058673">
            <text:p>5.8673E-010</text:p>
          </table:table-cell>
          <table:table-cell office:value-type="float" office:value="0.00065572">
            <text:p>0.00065572</text:p>
          </table:table-cell>
          <table:table-cell table:style-name="ce1" office:value-type="string">
            <text:p>8.1072e-05</text:p>
          </table:table-cell>
          <table:table-cell office:value-type="float" office:value="0.0006324">
            <text:p>0.0006324</text:p>
          </table:table-cell>
          <table:table-cell table:style-name="ce1" office:value-type="string">
            <text:p>9.6782e-06</text:p>
          </table:table-cell>
          <table:table-cell table:style-name="ce1" office:value-type="string">
            <text:p>3.3336e-08</text:p>
          </table:table-cell>
          <table:table-cell table:style-name="ce1" office:value-type="string">
            <text:p>7.9709e-19</text:p>
          </table:table-cell>
          <table:table-cell table:style-name="ce1" office:value-type="string">
            <text:p>5.8673e-16</text:p>
          </table:table-cell>
          <table:table-cell office:value-type="float" office:value="0.00065572">
            <text:p>0.00065572</text:p>
          </table:table-cell>
          <table:table-cell table:style-name="ce1" office:value-type="string">
            <text:p>8.1069e-05</text:p>
          </table:table-cell>
          <table:table-cell office:value-type="float" office:value="0.00063239">
            <text:p>0.00063239</text:p>
          </table:table-cell>
          <table:table-cell table:style-name="ce1" office:value-type="string">
            <text:p>2.007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727e-17</text:p>
          </table:table-cell>
          <table:table-cell table:style-name="ce1" office:value-type="string">
            <text:p>5.8673e-16</text:p>
          </table:table-cell>
        </table:table-row>
        <table:table-row table:style-name="ro2">
          <table:table-cell office:value-type="float" office:value="850.7017">
            <text:p>850.7017</text:p>
          </table:table-cell>
          <table:table-cell table:formula="of:=[.P87]*1000000" office:value-type="float" office:value="650.73">
            <text:p>650.73</text:p>
          </table:table-cell>
          <table:table-cell table:formula="of:=[.Q87]*1000000" office:value-type="float" office:value="80.526">
            <text:p>80.526</text:p>
          </table:table-cell>
          <table:table-cell table:formula="of:=[.R87]*1000000" office:value-type="float" office:value="638.01">
            <text:p>638.01</text:p>
          </table:table-cell>
          <table:table-cell table:formula="of:=[.S87]*1000000" office:value-type="float" office:value="9.529">
            <text:p>9.529</text:p>
          </table:table-cell>
          <table:table-cell table:formula="of:=[.T87]*1000000" office:value-type="float" office:value="0.033486">
            <text:p>0.033486</text:p>
          </table:table-cell>
          <table:table-cell table:formula="of:=[.U87]*1000000" office:value-type="float" office:value="0.00000000000081667">
            <text:p>8.1667E-013</text:p>
          </table:table-cell>
          <table:table-cell table:formula="of:=[.V87]*1000000" office:value-type="float" office:value="0.00000000056903">
            <text:p>5.6903E-010</text:p>
          </table:table-cell>
          <table:table-cell table:formula="of:=[.W87]*1000000" office:value-type="float" office:value="650.73">
            <text:p>650.73</text:p>
          </table:table-cell>
          <table:table-cell table:formula="of:=[.X87]*1000000" office:value-type="float" office:value="80.523">
            <text:p>80.523</text:p>
          </table:table-cell>
          <table:table-cell table:formula="of:=[.Y87]*1000000" office:value-type="float" office:value="638">
            <text:p>638</text:p>
          </table:table-cell>
          <table:table-cell table:formula="of:=[.Z87]*1000000" office:value-type="float" office:value="20.078">
            <text:p>20.078</text:p>
          </table:table-cell>
          <table:table-cell table:formula="of:=[.AA87]*1000000" office:value-type="float" office:value="0">
            <text:p>0</text:p>
          </table:table-cell>
          <table:table-cell table:formula="of:=[.AB87]*1000000" office:value-type="float" office:value="-0.0000000000029365">
            <text:p>-2.9365E-012</text:p>
          </table:table-cell>
          <table:table-cell table:formula="of:=[.AC87]*1000000" office:value-type="float" office:value="0.00000000056903">
            <text:p>5.6903E-010</text:p>
          </table:table-cell>
          <table:table-cell office:value-type="float" office:value="0.00065073">
            <text:p>0.00065073</text:p>
          </table:table-cell>
          <table:table-cell table:style-name="ce1" office:value-type="string">
            <text:p>8.0526e-05</text:p>
          </table:table-cell>
          <table:table-cell office:value-type="float" office:value="0.00063801">
            <text:p>0.00063801</text:p>
          </table:table-cell>
          <table:table-cell table:style-name="ce1" office:value-type="string">
            <text:p>9.529e-06</text:p>
          </table:table-cell>
          <table:table-cell table:style-name="ce1" office:value-type="string">
            <text:p>3.3486e-08</text:p>
          </table:table-cell>
          <table:table-cell table:style-name="ce1" office:value-type="string">
            <text:p>8.1667e-19</text:p>
          </table:table-cell>
          <table:table-cell table:style-name="ce1" office:value-type="string">
            <text:p>5.6903e-16</text:p>
          </table:table-cell>
          <table:table-cell office:value-type="float" office:value="0.00065073">
            <text:p>0.00065073</text:p>
          </table:table-cell>
          <table:table-cell table:style-name="ce1" office:value-type="string">
            <text:p>8.0523e-05</text:p>
          </table:table-cell>
          <table:table-cell office:value-type="float" office:value="0.000638">
            <text:p>0.000638</text:p>
          </table:table-cell>
          <table:table-cell table:style-name="ce1" office:value-type="string">
            <text:p>2.0078e-05</text:p>
          </table:table-cell>
          <table:table-cell office:value-type="float" office:value="0">
            <text:p>0</text:p>
          </table:table-cell>
          <table:table-cell table:style-name="ce1" office:value-type="string">
            <text:p>-2.9365e-18</text:p>
          </table:table-cell>
          <table:table-cell table:style-name="ce1" office:value-type="string">
            <text:p>5.6903e-16</text:p>
          </table:table-cell>
        </table:table-row>
        <table:table-row table:style-name="ro2">
          <table:table-cell office:value-type="float" office:value="860.7017">
            <text:p>860.7017</text:p>
          </table:table-cell>
          <table:table-cell table:formula="of:=[.P88]*1000000" office:value-type="float" office:value="645.78">
            <text:p>645.78</text:p>
          </table:table-cell>
          <table:table-cell table:formula="of:=[.Q88]*1000000" office:value-type="float" office:value="79.981">
            <text:p>79.981</text:p>
          </table:table-cell>
          <table:table-cell table:formula="of:=[.R88]*1000000" office:value-type="float" office:value="643.56">
            <text:p>643.56</text:p>
          </table:table-cell>
          <table:table-cell table:formula="of:=[.S88]*1000000" office:value-type="float" office:value="9.381">
            <text:p>9.381</text:p>
          </table:table-cell>
          <table:table-cell table:formula="of:=[.T88]*1000000" office:value-type="float" office:value="0.033632">
            <text:p>0.033632</text:p>
          </table:table-cell>
          <table:table-cell table:formula="of:=[.U88]*1000000" office:value-type="float" office:value="0.000000000001927">
            <text:p>1.927E-012</text:p>
          </table:table-cell>
          <table:table-cell table:formula="of:=[.V88]*1000000" office:value-type="float" office:value="0.00000000055186">
            <text:p>5.5186E-010</text:p>
          </table:table-cell>
          <table:table-cell table:formula="of:=[.W88]*1000000" office:value-type="float" office:value="645.78">
            <text:p>645.78</text:p>
          </table:table-cell>
          <table:table-cell table:formula="of:=[.X88]*1000000" office:value-type="float" office:value="79.978">
            <text:p>79.978</text:p>
          </table:table-cell>
          <table:table-cell table:formula="of:=[.Y88]*1000000" office:value-type="float" office:value="643.56">
            <text:p>643.56</text:p>
          </table:table-cell>
          <table:table-cell table:formula="of:=[.Z88]*1000000" office:value-type="float" office:value="20.078">
            <text:p>20.078</text:p>
          </table:table-cell>
          <table:table-cell table:formula="of:=[.AA88]*1000000" office:value-type="float" office:value="0">
            <text:p>0</text:p>
          </table:table-cell>
          <table:table-cell table:formula="of:=[.AB88]*1000000" office:value-type="float" office:value="-0.0000000000037717">
            <text:p>-3.7717E-012</text:p>
          </table:table-cell>
          <table:table-cell table:formula="of:=[.AC88]*1000000" office:value-type="float" office:value="0.00000000055186">
            <text:p>5.5186E-010</text:p>
          </table:table-cell>
          <table:table-cell office:value-type="float" office:value="0.00064578">
            <text:p>0.00064578</text:p>
          </table:table-cell>
          <table:table-cell table:style-name="ce1" office:value-type="string">
            <text:p>7.9981e-05</text:p>
          </table:table-cell>
          <table:table-cell office:value-type="float" office:value="0.00064356">
            <text:p>0.00064356</text:p>
          </table:table-cell>
          <table:table-cell table:style-name="ce1" office:value-type="string">
            <text:p>9.381e-06</text:p>
          </table:table-cell>
          <table:table-cell table:style-name="ce1" office:value-type="string">
            <text:p>3.3632e-08</text:p>
          </table:table-cell>
          <table:table-cell table:style-name="ce1" office:value-type="string">
            <text:p>1.927e-18</text:p>
          </table:table-cell>
          <table:table-cell table:style-name="ce1" office:value-type="string">
            <text:p>5.5186e-16</text:p>
          </table:table-cell>
          <table:table-cell office:value-type="float" office:value="0.00064578">
            <text:p>0.00064578</text:p>
          </table:table-cell>
          <table:table-cell table:style-name="ce1" office:value-type="string">
            <text:p>7.9978e-05</text:p>
          </table:table-cell>
          <table:table-cell office:value-type="float" office:value="0.00064356">
            <text:p>0.00064356</text:p>
          </table:table-cell>
          <table:table-cell table:style-name="ce1" office:value-type="string">
            <text:p>2.0078e-05</text:p>
          </table:table-cell>
          <table:table-cell office:value-type="float" office:value="0">
            <text:p>0</text:p>
          </table:table-cell>
          <table:table-cell table:style-name="ce1" office:value-type="string">
            <text:p>-3.7717e-18</text:p>
          </table:table-cell>
          <table:table-cell table:style-name="ce1" office:value-type="string">
            <text:p>5.5186e-16</text:p>
          </table:table-cell>
        </table:table-row>
        <table:table-row table:style-name="ro2">
          <table:table-cell office:value-type="float" office:value="870.7017">
            <text:p>870.7017</text:p>
          </table:table-cell>
          <table:table-cell table:formula="of:=[.P89]*1000000" office:value-type="float" office:value="640.88">
            <text:p>640.88</text:p>
          </table:table-cell>
          <table:table-cell table:formula="of:=[.Q89]*1000000" office:value-type="float" office:value="79.439">
            <text:p>79.439</text:p>
          </table:table-cell>
          <table:table-cell table:formula="of:=[.R89]*1000000" office:value-type="float" office:value="649.07">
            <text:p>649.07</text:p>
          </table:table-cell>
          <table:table-cell table:formula="of:=[.S89]*1000000" office:value-type="float" office:value="9.2344">
            <text:p>9.2344</text:p>
          </table:table-cell>
          <table:table-cell table:formula="of:=[.T89]*1000000" office:value-type="float" office:value="0.033774">
            <text:p>0.033774</text:p>
          </table:table-cell>
          <table:table-cell table:formula="of:=[.U89]*1000000" office:value-type="float" office:value="0.0000000000012147">
            <text:p>1.2147E-012</text:p>
          </table:table-cell>
          <table:table-cell table:formula="of:=[.V89]*1000000" office:value-type="float" office:value="0.00000000053522">
            <text:p>5.3522E-010</text:p>
          </table:table-cell>
          <table:table-cell table:formula="of:=[.W89]*1000000" office:value-type="float" office:value="640.87">
            <text:p>640.87</text:p>
          </table:table-cell>
          <table:table-cell table:formula="of:=[.X89]*1000000" office:value-type="float" office:value="79.436">
            <text:p>79.436</text:p>
          </table:table-cell>
          <table:table-cell table:formula="of:=[.Y89]*1000000" office:value-type="float" office:value="649.07">
            <text:p>649.07</text:p>
          </table:table-cell>
          <table:table-cell table:formula="of:=[.Z89]*1000000" office:value-type="float" office:value="20.078">
            <text:p>20.078</text:p>
          </table:table-cell>
          <table:table-cell table:formula="of:=[.AA89]*1000000" office:value-type="float" office:value="0">
            <text:p>0</text:p>
          </table:table-cell>
          <table:table-cell table:formula="of:=[.AB89]*1000000" office:value-type="float" office:value="0.0000000000016106">
            <text:p>1.6106E-012</text:p>
          </table:table-cell>
          <table:table-cell table:formula="of:=[.AC89]*1000000" office:value-type="float" office:value="0.00000000053522">
            <text:p>5.3522E-010</text:p>
          </table:table-cell>
          <table:table-cell office:value-type="float" office:value="0.00064088">
            <text:p>0.00064088</text:p>
          </table:table-cell>
          <table:table-cell table:style-name="ce1" office:value-type="string">
            <text:p>7.9439e-05</text:p>
          </table:table-cell>
          <table:table-cell office:value-type="float" office:value="0.00064907">
            <text:p>0.00064907</text:p>
          </table:table-cell>
          <table:table-cell table:style-name="ce1" office:value-type="string">
            <text:p>9.2344e-06</text:p>
          </table:table-cell>
          <table:table-cell table:style-name="ce1" office:value-type="string">
            <text:p>3.3774e-08</text:p>
          </table:table-cell>
          <table:table-cell table:style-name="ce1" office:value-type="string">
            <text:p>1.2147e-18</text:p>
          </table:table-cell>
          <table:table-cell table:style-name="ce1" office:value-type="string">
            <text:p>5.3522e-16</text:p>
          </table:table-cell>
          <table:table-cell office:value-type="float" office:value="0.00064087">
            <text:p>0.00064087</text:p>
          </table:table-cell>
          <table:table-cell table:style-name="ce1" office:value-type="string">
            <text:p>7.9436e-05</text:p>
          </table:table-cell>
          <table:table-cell office:value-type="float" office:value="0.00064907">
            <text:p>0.00064907</text:p>
          </table:table-cell>
          <table:table-cell table:style-name="ce1" office:value-type="string">
            <text:p>2.0078e-05</text:p>
          </table:table-cell>
          <table:table-cell office:value-type="float" office:value="0">
            <text:p>0</text:p>
          </table:table-cell>
          <table:table-cell table:style-name="ce1" office:value-type="string">
            <text:p>1.6106e-18</text:p>
          </table:table-cell>
          <table:table-cell table:style-name="ce1" office:value-type="string">
            <text:p>5.3522e-16</text:p>
          </table:table-cell>
        </table:table-row>
        <table:table-row table:style-name="ro2">
          <table:table-cell office:value-type="float" office:value="880.7017">
            <text:p>880.7017</text:p>
          </table:table-cell>
          <table:table-cell table:formula="of:=[.P90]*1000000" office:value-type="float" office:value="636.02">
            <text:p>636.02</text:p>
          </table:table-cell>
          <table:table-cell table:formula="of:=[.Q90]*1000000" office:value-type="float" office:value="78.898">
            <text:p>78.898</text:p>
          </table:table-cell>
          <table:table-cell table:formula="of:=[.R90]*1000000" office:value-type="float" office:value="654.54">
            <text:p>654.54</text:p>
          </table:table-cell>
          <table:table-cell table:formula="of:=[.S90]*1000000" office:value-type="float" office:value="9.0891">
            <text:p>9.0891</text:p>
          </table:table-cell>
          <table:table-cell table:formula="of:=[.T90]*1000000" office:value-type="float" office:value="0.033914">
            <text:p>0.033914</text:p>
          </table:table-cell>
          <table:table-cell table:formula="of:=[.U90]*1000000" office:value-type="float" office:value="0.0000000000012292">
            <text:p>1.2292E-012</text:p>
          </table:table-cell>
          <table:table-cell table:formula="of:=[.V90]*1000000" office:value-type="float" office:value="0.00000000051909">
            <text:p>5.1909E-010</text:p>
          </table:table-cell>
          <table:table-cell table:formula="of:=[.W90]*1000000" office:value-type="float" office:value="636.01">
            <text:p>636.01</text:p>
          </table:table-cell>
          <table:table-cell table:formula="of:=[.X90]*1000000" office:value-type="float" office:value="78.895">
            <text:p>78.895</text:p>
          </table:table-cell>
          <table:table-cell table:formula="of:=[.Y90]*1000000" office:value-type="float" office:value="654.53">
            <text:p>654.53</text:p>
          </table:table-cell>
          <table:table-cell table:formula="of:=[.Z90]*1000000" office:value-type="float" office:value="20.078">
            <text:p>20.078</text:p>
          </table:table-cell>
          <table:table-cell table:formula="of:=[.AA90]*1000000" office:value-type="float" office:value="0">
            <text:p>0</text:p>
          </table:table-cell>
          <table:table-cell table:formula="of:=[.AB90]*1000000" office:value-type="float" office:value="0.0000000000052554">
            <text:p>5.2554E-012</text:p>
          </table:table-cell>
          <table:table-cell table:formula="of:=[.AC90]*1000000" office:value-type="float" office:value="0.00000000051908">
            <text:p>5.1908E-010</text:p>
          </table:table-cell>
          <table:table-cell office:value-type="float" office:value="0.00063602">
            <text:p>0.00063602</text:p>
          </table:table-cell>
          <table:table-cell table:style-name="ce1" office:value-type="string">
            <text:p>7.8898e-05</text:p>
          </table:table-cell>
          <table:table-cell office:value-type="float" office:value="0.00065454">
            <text:p>0.00065454</text:p>
          </table:table-cell>
          <table:table-cell table:style-name="ce1" office:value-type="string">
            <text:p>9.0891e-06</text:p>
          </table:table-cell>
          <table:table-cell table:style-name="ce1" office:value-type="string">
            <text:p>3.3914e-08</text:p>
          </table:table-cell>
          <table:table-cell table:style-name="ce1" office:value-type="string">
            <text:p>1.2292e-18</text:p>
          </table:table-cell>
          <table:table-cell table:style-name="ce1" office:value-type="string">
            <text:p>5.1909e-16</text:p>
          </table:table-cell>
          <table:table-cell office:value-type="float" office:value="0.00063601">
            <text:p>0.00063601</text:p>
          </table:table-cell>
          <table:table-cell table:style-name="ce1" office:value-type="string">
            <text:p>7.8895e-05</text:p>
          </table:table-cell>
          <table:table-cell office:value-type="float" office:value="0.00065453">
            <text:p>0.00065453</text:p>
          </table:table-cell>
          <table:table-cell table:style-name="ce1" office:value-type="string">
            <text:p>2.0078e-05</text:p>
          </table:table-cell>
          <table:table-cell office:value-type="float" office:value="0">
            <text:p>0</text:p>
          </table:table-cell>
          <table:table-cell table:style-name="ce1" office:value-type="string">
            <text:p>5.2554e-18</text:p>
          </table:table-cell>
          <table:table-cell table:style-name="ce1" office:value-type="string">
            <text:p>5.1908e-16</text:p>
          </table:table-cell>
        </table:table-row>
        <table:table-row table:style-name="ro2">
          <table:table-cell office:value-type="float" office:value="890.7017">
            <text:p>890.7017</text:p>
          </table:table-cell>
          <table:table-cell table:formula="of:=[.P91]*1000000" office:value-type="float" office:value="631.2">
            <text:p>631.2</text:p>
          </table:table-cell>
          <table:table-cell table:formula="of:=[.Q91]*1000000" office:value-type="float" office:value="78.359">
            <text:p>78.359</text:p>
          </table:table-cell>
          <table:table-cell table:formula="of:=[.R91]*1000000" office:value-type="float" office:value="659.95">
            <text:p>659.95</text:p>
          </table:table-cell>
          <table:table-cell table:formula="of:=[.S91]*1000000" office:value-type="float" office:value="8.9452">
            <text:p>8.9452</text:p>
          </table:table-cell>
          <table:table-cell table:formula="of:=[.T91]*1000000" office:value-type="float" office:value="0.03405">
            <text:p>0.03405</text:p>
          </table:table-cell>
          <table:table-cell table:formula="of:=[.U91]*1000000" office:value-type="float" office:value="0.0000000000012314">
            <text:p>1.2314E-012</text:p>
          </table:table-cell>
          <table:table-cell table:formula="of:=[.V91]*1000000" office:value-type="float" office:value="0.00000000050344">
            <text:p>5.0344E-010</text:p>
          </table:table-cell>
          <table:table-cell table:formula="of:=[.W91]*1000000" office:value-type="float" office:value="631.2">
            <text:p>631.2</text:p>
          </table:table-cell>
          <table:table-cell table:formula="of:=[.X91]*1000000" office:value-type="float" office:value="78.356">
            <text:p>78.356</text:p>
          </table:table-cell>
          <table:table-cell table:formula="of:=[.Y91]*1000000" office:value-type="float" office:value="659.94">
            <text:p>659.94</text:p>
          </table:table-cell>
          <table:table-cell table:formula="of:=[.Z91]*1000000" office:value-type="float" office:value="20.078">
            <text:p>20.078</text:p>
          </table:table-cell>
          <table:table-cell table:formula="of:=[.AA91]*1000000" office:value-type="float" office:value="0">
            <text:p>0</text:p>
          </table:table-cell>
          <table:table-cell table:formula="of:=[.AB91]*1000000" office:value-type="float" office:value="-0.0000000000045421">
            <text:p>-4.5421E-012</text:p>
          </table:table-cell>
          <table:table-cell table:formula="of:=[.AC91]*1000000" office:value-type="float" office:value="0.00000000050344">
            <text:p>5.0344E-010</text:p>
          </table:table-cell>
          <table:table-cell office:value-type="float" office:value="0.0006312">
            <text:p>0.0006312</text:p>
          </table:table-cell>
          <table:table-cell table:style-name="ce1" office:value-type="string">
            <text:p>7.8359e-05</text:p>
          </table:table-cell>
          <table:table-cell office:value-type="float" office:value="0.00065995">
            <text:p>0.00065995</text:p>
          </table:table-cell>
          <table:table-cell table:style-name="ce1" office:value-type="string">
            <text:p>8.9452e-06</text:p>
          </table:table-cell>
          <table:table-cell table:style-name="ce1" office:value-type="string">
            <text:p>3.405e-08</text:p>
          </table:table-cell>
          <table:table-cell table:style-name="ce1" office:value-type="string">
            <text:p>1.2314e-18</text:p>
          </table:table-cell>
          <table:table-cell table:style-name="ce1" office:value-type="string">
            <text:p>5.0344e-16</text:p>
          </table:table-cell>
          <table:table-cell office:value-type="float" office:value="0.0006312">
            <text:p>0.0006312</text:p>
          </table:table-cell>
          <table:table-cell table:style-name="ce1" office:value-type="string">
            <text:p>7.8356e-05</text:p>
          </table:table-cell>
          <table:table-cell office:value-type="float" office:value="0.00065994">
            <text:p>0.00065994</text:p>
          </table:table-cell>
          <table:table-cell table:style-name="ce1" office:value-type="string">
            <text:p>2.0078e-05</text:p>
          </table:table-cell>
          <table:table-cell office:value-type="float" office:value="0">
            <text:p>0</text:p>
          </table:table-cell>
          <table:table-cell table:style-name="ce1" office:value-type="string">
            <text:p>-4.5421e-18</text:p>
          </table:table-cell>
          <table:table-cell table:style-name="ce1" office:value-type="string">
            <text:p>5.0344e-16</text:p>
          </table:table-cell>
        </table:table-row>
        <table:table-row table:style-name="ro2">
          <table:table-cell office:value-type="float" office:value="900.7017">
            <text:p>900.7017</text:p>
          </table:table-cell>
          <table:table-cell table:formula="of:=[.P92]*1000000" office:value-type="float" office:value="626.43">
            <text:p>626.43</text:p>
          </table:table-cell>
          <table:table-cell table:formula="of:=[.Q92]*1000000" office:value-type="float" office:value="77.822">
            <text:p>77.822</text:p>
          </table:table-cell>
          <table:table-cell table:formula="of:=[.R92]*1000000" office:value-type="float" office:value="665.32">
            <text:p>665.32</text:p>
          </table:table-cell>
          <table:table-cell table:formula="of:=[.S92]*1000000" office:value-type="float" office:value="8.8027">
            <text:p>8.8027</text:p>
          </table:table-cell>
          <table:table-cell table:formula="of:=[.T92]*1000000" office:value-type="float" office:value="0.034184">
            <text:p>0.034184</text:p>
          </table:table-cell>
          <table:table-cell table:formula="of:=[.U92]*1000000" office:value-type="float" office:value="0.000000000001277">
            <text:p>1.277E-012</text:p>
          </table:table-cell>
          <table:table-cell table:formula="of:=[.V92]*1000000" office:value-type="float" office:value="0.00000000048828">
            <text:p>4.8828E-010</text:p>
          </table:table-cell>
          <table:table-cell table:formula="of:=[.W92]*1000000" office:value-type="float" office:value="626.43">
            <text:p>626.43</text:p>
          </table:table-cell>
          <table:table-cell table:formula="of:=[.X92]*1000000" office:value-type="float" office:value="77.818">
            <text:p>77.818</text:p>
          </table:table-cell>
          <table:table-cell table:formula="of:=[.Y92]*1000000" office:value-type="float" office:value="665.31">
            <text:p>665.31</text:p>
          </table:table-cell>
          <table:table-cell table:formula="of:=[.Z92]*1000000" office:value-type="float" office:value="20.078">
            <text:p>20.078</text:p>
          </table:table-cell>
          <table:table-cell table:formula="of:=[.AA92]*1000000" office:value-type="float" office:value="0">
            <text:p>0</text:p>
          </table:table-cell>
          <table:table-cell table:formula="of:=[.AB92]*1000000" office:value-type="float" office:value="-0.0000000000066766">
            <text:p>-6.6766E-012</text:p>
          </table:table-cell>
          <table:table-cell table:formula="of:=[.AC92]*1000000" office:value-type="float" office:value="0.00000000048828">
            <text:p>4.8828E-010</text:p>
          </table:table-cell>
          <table:table-cell office:value-type="float" office:value="0.00062643">
            <text:p>0.00062643</text:p>
          </table:table-cell>
          <table:table-cell table:style-name="ce1" office:value-type="string">
            <text:p>7.7822e-05</text:p>
          </table:table-cell>
          <table:table-cell office:value-type="float" office:value="0.00066532">
            <text:p>0.00066532</text:p>
          </table:table-cell>
          <table:table-cell table:style-name="ce1" office:value-type="string">
            <text:p>8.8027e-06</text:p>
          </table:table-cell>
          <table:table-cell table:style-name="ce1" office:value-type="string">
            <text:p>3.4184e-08</text:p>
          </table:table-cell>
          <table:table-cell table:style-name="ce1" office:value-type="string">
            <text:p>1.277e-18</text:p>
          </table:table-cell>
          <table:table-cell table:style-name="ce1" office:value-type="string">
            <text:p>4.8828e-16</text:p>
          </table:table-cell>
          <table:table-cell office:value-type="float" office:value="0.00062643">
            <text:p>0.00062643</text:p>
          </table:table-cell>
          <table:table-cell table:style-name="ce1" office:value-type="string">
            <text:p>7.7818e-05</text:p>
          </table:table-cell>
          <table:table-cell office:value-type="float" office:value="0.00066531">
            <text:p>0.00066531</text:p>
          </table:table-cell>
          <table:table-cell table:style-name="ce1" office:value-type="string">
            <text:p>2.0078e-05</text:p>
          </table:table-cell>
          <table:table-cell office:value-type="float" office:value="0">
            <text:p>0</text:p>
          </table:table-cell>
          <table:table-cell table:style-name="ce1" office:value-type="string">
            <text:p>-6.6766e-18</text:p>
          </table:table-cell>
          <table:table-cell table:style-name="ce1" office:value-type="string">
            <text:p>4.8828e-16</text:p>
          </table:table-cell>
        </table:table-row>
        <table:table-row table:style-name="ro2">
          <table:table-cell office:value-type="float" office:value="910.7017">
            <text:p>910.7017</text:p>
          </table:table-cell>
          <table:table-cell table:formula="of:=[.P93]*1000000" office:value-type="float" office:value="621.7">
            <text:p>621.7</text:p>
          </table:table-cell>
          <table:table-cell table:formula="of:=[.Q93]*1000000" office:value-type="float" office:value="77.286">
            <text:p>77.286</text:p>
          </table:table-cell>
          <table:table-cell table:formula="of:=[.R93]*1000000" office:value-type="float" office:value="670.64">
            <text:p>670.64</text:p>
          </table:table-cell>
          <table:table-cell table:formula="of:=[.S93]*1000000" office:value-type="float" office:value="8.6615">
            <text:p>8.6615</text:p>
          </table:table-cell>
          <table:table-cell table:formula="of:=[.T93]*1000000" office:value-type="float" office:value="0.034314">
            <text:p>0.034314</text:p>
          </table:table-cell>
          <table:table-cell table:formula="of:=[.U93]*1000000" office:value-type="float" office:value="0.0000000000017757">
            <text:p>1.7757E-012</text:p>
          </table:table-cell>
          <table:table-cell table:formula="of:=[.V93]*1000000" office:value-type="float" office:value="0.00000000047357">
            <text:p>4.7357E-010</text:p>
          </table:table-cell>
          <table:table-cell table:formula="of:=[.W93]*1000000" office:value-type="float" office:value="621.7">
            <text:p>621.7</text:p>
          </table:table-cell>
          <table:table-cell table:formula="of:=[.X93]*1000000" office:value-type="float" office:value="77.283">
            <text:p>77.283</text:p>
          </table:table-cell>
          <table:table-cell table:formula="of:=[.Y93]*1000000" office:value-type="float" office:value="670.63">
            <text:p>670.63</text:p>
          </table:table-cell>
          <table:table-cell table:formula="of:=[.Z93]*1000000" office:value-type="float" office:value="20.078">
            <text:p>20.078</text:p>
          </table:table-cell>
          <table:table-cell table:formula="of:=[.AA93]*1000000" office:value-type="float" office:value="0">
            <text:p>0</text:p>
          </table:table-cell>
          <table:table-cell table:formula="of:=[.AB93]*1000000" office:value-type="float" office:value="-0.00000000000018429">
            <text:p>-1.8429E-013</text:p>
          </table:table-cell>
          <table:table-cell table:formula="of:=[.AC93]*1000000" office:value-type="float" office:value="0.00000000047357">
            <text:p>4.7357E-010</text:p>
          </table:table-cell>
          <table:table-cell office:value-type="float" office:value="0.0006217">
            <text:p>0.0006217</text:p>
          </table:table-cell>
          <table:table-cell table:style-name="ce1" office:value-type="string">
            <text:p>7.7286e-05</text:p>
          </table:table-cell>
          <table:table-cell office:value-type="float" office:value="0.00067064">
            <text:p>0.00067064</text:p>
          </table:table-cell>
          <table:table-cell table:style-name="ce1" office:value-type="string">
            <text:p>8.6615e-06</text:p>
          </table:table-cell>
          <table:table-cell table:style-name="ce1" office:value-type="string">
            <text:p>3.4314e-08</text:p>
          </table:table-cell>
          <table:table-cell table:style-name="ce1" office:value-type="string">
            <text:p>1.7757e-18</text:p>
          </table:table-cell>
          <table:table-cell table:style-name="ce1" office:value-type="string">
            <text:p>4.7357e-16</text:p>
          </table:table-cell>
          <table:table-cell office:value-type="float" office:value="0.0006217">
            <text:p>0.0006217</text:p>
          </table:table-cell>
          <table:table-cell table:style-name="ce1" office:value-type="string">
            <text:p>7.7283e-05</text:p>
          </table:table-cell>
          <table:table-cell office:value-type="float" office:value="0.00067063">
            <text:p>0.00067063</text:p>
          </table:table-cell>
          <table:table-cell table:style-name="ce1" office:value-type="string">
            <text:p>2.007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8429e-19</text:p>
          </table:table-cell>
          <table:table-cell table:style-name="ce1" office:value-type="string">
            <text:p>4.7357e-16</text:p>
          </table:table-cell>
        </table:table-row>
        <table:table-row table:style-name="ro2">
          <table:table-cell office:value-type="float" office:value="920.7017">
            <text:p>920.7017</text:p>
          </table:table-cell>
          <table:table-cell table:formula="of:=[.P94]*1000000" office:value-type="float" office:value="617.01">
            <text:p>617.01</text:p>
          </table:table-cell>
          <table:table-cell table:formula="of:=[.Q94]*1000000" office:value-type="float" office:value="76.753">
            <text:p>76.753</text:p>
          </table:table-cell>
          <table:table-cell table:formula="of:=[.R94]*1000000" office:value-type="float" office:value="675.91">
            <text:p>675.91</text:p>
          </table:table-cell>
          <table:table-cell table:formula="of:=[.S94]*1000000" office:value-type="float" office:value="8.5218">
            <text:p>8.5218</text:p>
          </table:table-cell>
          <table:table-cell table:formula="of:=[.T94]*1000000" office:value-type="float" office:value="0.034441">
            <text:p>0.034441</text:p>
          </table:table-cell>
          <table:table-cell table:formula="of:=[.U94]*1000000" office:value-type="float" office:value="0.0000000000013369">
            <text:p>1.3369E-012</text:p>
          </table:table-cell>
          <table:table-cell table:formula="of:=[.V94]*1000000" office:value-type="float" office:value="0.00000000045932">
            <text:p>4.5932E-010</text:p>
          </table:table-cell>
          <table:table-cell table:formula="of:=[.W94]*1000000" office:value-type="float" office:value="617.01">
            <text:p>617.01</text:p>
          </table:table-cell>
          <table:table-cell table:formula="of:=[.X94]*1000000" office:value-type="float" office:value="76.75">
            <text:p>76.75</text:p>
          </table:table-cell>
          <table:table-cell table:formula="of:=[.Y94]*1000000" office:value-type="float" office:value="675.9">
            <text:p>675.9</text:p>
          </table:table-cell>
          <table:table-cell table:formula="of:=[.Z94]*1000000" office:value-type="float" office:value="20.078">
            <text:p>20.078</text:p>
          </table:table-cell>
          <table:table-cell table:formula="of:=[.AA94]*1000000" office:value-type="float" office:value="0">
            <text:p>0</text:p>
          </table:table-cell>
          <table:table-cell table:formula="of:=[.AB94]*1000000" office:value-type="float" office:value="-0.00000000000087527">
            <text:p>-8.7527E-013</text:p>
          </table:table-cell>
          <table:table-cell table:formula="of:=[.AC94]*1000000" office:value-type="float" office:value="0.00000000045932">
            <text:p>4.5932E-010</text:p>
          </table:table-cell>
          <table:table-cell office:value-type="float" office:value="0.00061701">
            <text:p>0.00061701</text:p>
          </table:table-cell>
          <table:table-cell table:style-name="ce1" office:value-type="string">
            <text:p>7.6753e-05</text:p>
          </table:table-cell>
          <table:table-cell office:value-type="float" office:value="0.00067591">
            <text:p>0.00067591</text:p>
          </table:table-cell>
          <table:table-cell table:style-name="ce1" office:value-type="string">
            <text:p>8.5218e-06</text:p>
          </table:table-cell>
          <table:table-cell table:style-name="ce1" office:value-type="string">
            <text:p>3.4441e-08</text:p>
          </table:table-cell>
          <table:table-cell table:style-name="ce1" office:value-type="string">
            <text:p>1.3369e-18</text:p>
          </table:table-cell>
          <table:table-cell table:style-name="ce1" office:value-type="string">
            <text:p>4.5932e-16</text:p>
          </table:table-cell>
          <table:table-cell office:value-type="float" office:value="0.00061701">
            <text:p>0.00061701</text:p>
          </table:table-cell>
          <table:table-cell table:style-name="ce1" office:value-type="string">
            <text:p>7.675e-05</text:p>
          </table:table-cell>
          <table:table-cell office:value-type="float" office:value="0.0006759">
            <text:p>0.0006759</text:p>
          </table:table-cell>
          <table:table-cell table:style-name="ce1" office:value-type="string">
            <text:p>2.0078e-05</text:p>
          </table:table-cell>
          <table:table-cell office:value-type="float" office:value="0">
            <text:p>0</text:p>
          </table:table-cell>
          <table:table-cell table:style-name="ce1" office:value-type="string">
            <text:p>-8.7527e-19</text:p>
          </table:table-cell>
          <table:table-cell table:style-name="ce1" office:value-type="string">
            <text:p>4.5932e-16</text:p>
          </table:table-cell>
        </table:table-row>
        <table:table-row table:style-name="ro2">
          <table:table-cell office:value-type="float" office:value="930.7017">
            <text:p>930.7017</text:p>
          </table:table-cell>
          <table:table-cell table:formula="of:=[.P95]*1000000" office:value-type="float" office:value="612.37">
            <text:p>612.37</text:p>
          </table:table-cell>
          <table:table-cell table:formula="of:=[.Q95]*1000000" office:value-type="float" office:value="76.222">
            <text:p>76.222</text:p>
          </table:table-cell>
          <table:table-cell table:formula="of:=[.R95]*1000000" office:value-type="float" office:value="681.14">
            <text:p>681.14</text:p>
          </table:table-cell>
          <table:table-cell table:formula="of:=[.S95]*1000000" office:value-type="float" office:value="8.3836">
            <text:p>8.3836</text:p>
          </table:table-cell>
          <table:table-cell table:formula="of:=[.T95]*1000000" office:value-type="float" office:value="0.034566">
            <text:p>0.034566</text:p>
          </table:table-cell>
          <table:table-cell table:formula="of:=[.U95]*1000000" office:value-type="float" office:value="0.0000000000011414">
            <text:p>1.1414E-012</text:p>
          </table:table-cell>
          <table:table-cell table:formula="of:=[.V95]*1000000" office:value-type="float" office:value="0.0000000004455">
            <text:p>4.455E-010</text:p>
          </table:table-cell>
          <table:table-cell table:formula="of:=[.W95]*1000000" office:value-type="float" office:value="612.37">
            <text:p>612.37</text:p>
          </table:table-cell>
          <table:table-cell table:formula="of:=[.X95]*1000000" office:value-type="float" office:value="76.218">
            <text:p>76.218</text:p>
          </table:table-cell>
          <table:table-cell table:formula="of:=[.Y95]*1000000" office:value-type="float" office:value="681.13">
            <text:p>681.13</text:p>
          </table:table-cell>
          <table:table-cell table:formula="of:=[.Z95]*1000000" office:value-type="float" office:value="20.078">
            <text:p>20.078</text:p>
          </table:table-cell>
          <table:table-cell table:formula="of:=[.AA95]*1000000" office:value-type="float" office:value="0">
            <text:p>0</text:p>
          </table:table-cell>
          <table:table-cell table:formula="of:=[.AB95]*1000000" office:value-type="float" office:value="-0.0000000000059617">
            <text:p>-5.9617E-012</text:p>
          </table:table-cell>
          <table:table-cell table:formula="of:=[.AC95]*1000000" office:value-type="float" office:value="0.0000000004455">
            <text:p>4.455E-010</text:p>
          </table:table-cell>
          <table:table-cell office:value-type="float" office:value="0.00061237">
            <text:p>0.00061237</text:p>
          </table:table-cell>
          <table:table-cell table:style-name="ce1" office:value-type="string">
            <text:p>7.6222e-05</text:p>
          </table:table-cell>
          <table:table-cell office:value-type="float" office:value="0.00068114">
            <text:p>0.00068114</text:p>
          </table:table-cell>
          <table:table-cell table:style-name="ce1" office:value-type="string">
            <text:p>8.3836e-06</text:p>
          </table:table-cell>
          <table:table-cell table:style-name="ce1" office:value-type="string">
            <text:p>3.4566e-08</text:p>
          </table:table-cell>
          <table:table-cell table:style-name="ce1" office:value-type="string">
            <text:p>1.1414e-18</text:p>
          </table:table-cell>
          <table:table-cell table:style-name="ce1" office:value-type="string">
            <text:p>4.455e-16</text:p>
          </table:table-cell>
          <table:table-cell office:value-type="float" office:value="0.00061237">
            <text:p>0.00061237</text:p>
          </table:table-cell>
          <table:table-cell table:style-name="ce1" office:value-type="string">
            <text:p>7.6218e-05</text:p>
          </table:table-cell>
          <table:table-cell office:value-type="float" office:value="0.00068113">
            <text:p>0.00068113</text:p>
          </table:table-cell>
          <table:table-cell table:style-name="ce1" office:value-type="string">
            <text:p>2.0078e-05</text:p>
          </table:table-cell>
          <table:table-cell office:value-type="float" office:value="0">
            <text:p>0</text:p>
          </table:table-cell>
          <table:table-cell table:style-name="ce1" office:value-type="string">
            <text:p>-5.9617e-18</text:p>
          </table:table-cell>
          <table:table-cell table:style-name="ce1" office:value-type="string">
            <text:p>4.455e-16</text:p>
          </table:table-cell>
        </table:table-row>
        <table:table-row table:style-name="ro2">
          <table:table-cell office:value-type="float" office:value="940.7017">
            <text:p>940.7017</text:p>
          </table:table-cell>
          <table:table-cell table:formula="of:=[.P96]*1000000" office:value-type="float" office:value="607.77">
            <text:p>607.77</text:p>
          </table:table-cell>
          <table:table-cell table:formula="of:=[.Q96]*1000000" office:value-type="float" office:value="75.692">
            <text:p>75.692</text:p>
          </table:table-cell>
          <table:table-cell table:formula="of:=[.R96]*1000000" office:value-type="float" office:value="686.32">
            <text:p>686.32</text:p>
          </table:table-cell>
          <table:table-cell table:formula="of:=[.S96]*1000000" office:value-type="float" office:value="8.2468">
            <text:p>8.2468</text:p>
          </table:table-cell>
          <table:table-cell table:formula="of:=[.T96]*1000000" office:value-type="float" office:value="0.034688">
            <text:p>0.034688</text:p>
          </table:table-cell>
          <table:table-cell table:formula="of:=[.U96]*1000000" office:value-type="float" office:value="0.00000000000059795">
            <text:p>5.9795E-013</text:p>
          </table:table-cell>
          <table:table-cell table:formula="of:=[.V96]*1000000" office:value-type="float" office:value="0.0000000004321">
            <text:p>4.321E-010</text:p>
          </table:table-cell>
          <table:table-cell table:formula="of:=[.W96]*1000000" office:value-type="float" office:value="607.77">
            <text:p>607.77</text:p>
          </table:table-cell>
          <table:table-cell table:formula="of:=[.X96]*1000000" office:value-type="float" office:value="75.689">
            <text:p>75.689</text:p>
          </table:table-cell>
          <table:table-cell table:formula="of:=[.Y96]*1000000" office:value-type="float" office:value="686.31">
            <text:p>686.31</text:p>
          </table:table-cell>
          <table:table-cell table:formula="of:=[.Z96]*1000000" office:value-type="float" office:value="20.078">
            <text:p>20.078</text:p>
          </table:table-cell>
          <table:table-cell table:formula="of:=[.AA96]*1000000" office:value-type="float" office:value="0">
            <text:p>0</text:p>
          </table:table-cell>
          <table:table-cell table:formula="of:=[.AB96]*1000000" office:value-type="float" office:value="-0.0000000000053982">
            <text:p>-5.3982E-012</text:p>
          </table:table-cell>
          <table:table-cell table:formula="of:=[.AC96]*1000000" office:value-type="float" office:value="0.0000000004321">
            <text:p>4.321E-010</text:p>
          </table:table-cell>
          <table:table-cell office:value-type="float" office:value="0.00060777">
            <text:p>0.00060777</text:p>
          </table:table-cell>
          <table:table-cell table:style-name="ce1" office:value-type="string">
            <text:p>7.5692e-05</text:p>
          </table:table-cell>
          <table:table-cell office:value-type="float" office:value="0.00068632">
            <text:p>0.00068632</text:p>
          </table:table-cell>
          <table:table-cell table:style-name="ce1" office:value-type="string">
            <text:p>8.2468e-06</text:p>
          </table:table-cell>
          <table:table-cell table:style-name="ce1" office:value-type="string">
            <text:p>3.4688e-08</text:p>
          </table:table-cell>
          <table:table-cell table:style-name="ce1" office:value-type="string">
            <text:p>5.9795e-19</text:p>
          </table:table-cell>
          <table:table-cell table:style-name="ce1" office:value-type="string">
            <text:p>4.321e-16</text:p>
          </table:table-cell>
          <table:table-cell office:value-type="float" office:value="0.00060777">
            <text:p>0.00060777</text:p>
          </table:table-cell>
          <table:table-cell table:style-name="ce1" office:value-type="string">
            <text:p>7.5689e-05</text:p>
          </table:table-cell>
          <table:table-cell office:value-type="float" office:value="0.00068631">
            <text:p>0.00068631</text:p>
          </table:table-cell>
          <table:table-cell table:style-name="ce1" office:value-type="string">
            <text:p>2.0078e-05</text:p>
          </table:table-cell>
          <table:table-cell office:value-type="float" office:value="0">
            <text:p>0</text:p>
          </table:table-cell>
          <table:table-cell table:style-name="ce1" office:value-type="string">
            <text:p>-5.3982e-18</text:p>
          </table:table-cell>
          <table:table-cell table:style-name="ce1" office:value-type="string">
            <text:p>4.321e-16</text:p>
          </table:table-cell>
        </table:table-row>
        <table:table-row table:style-name="ro2">
          <table:table-cell office:value-type="float" office:value="950.7017">
            <text:p>950.7017</text:p>
          </table:table-cell>
          <table:table-cell table:formula="of:=[.P97]*1000000" office:value-type="float" office:value="603.21">
            <text:p>603.21</text:p>
          </table:table-cell>
          <table:table-cell table:formula="of:=[.Q97]*1000000" office:value-type="float" office:value="75.165">
            <text:p>75.165</text:p>
          </table:table-cell>
          <table:table-cell table:formula="of:=[.R97]*1000000" office:value-type="float" office:value="691.46">
            <text:p>691.46</text:p>
          </table:table-cell>
          <table:table-cell table:formula="of:=[.S97]*1000000" office:value-type="float" office:value="8.1114">
            <text:p>8.1114</text:p>
          </table:table-cell>
          <table:table-cell table:formula="of:=[.T97]*1000000" office:value-type="float" office:value="0.034807">
            <text:p>0.034807</text:p>
          </table:table-cell>
          <table:table-cell table:formula="of:=[.U97]*1000000" office:value-type="float" office:value="-0.00000000000070481">
            <text:p>-7.0481E-013</text:p>
          </table:table-cell>
          <table:table-cell table:formula="of:=[.V97]*1000000" office:value-type="float" office:value="0.00000000041911">
            <text:p>4.1911E-010</text:p>
          </table:table-cell>
          <table:table-cell table:formula="of:=[.W97]*1000000" office:value-type="float" office:value="603.21">
            <text:p>603.21</text:p>
          </table:table-cell>
          <table:table-cell table:formula="of:=[.X97]*1000000" office:value-type="float" office:value="75.162">
            <text:p>75.162</text:p>
          </table:table-cell>
          <table:table-cell table:formula="of:=[.Y97]*1000000" office:value-type="float" office:value="691.45">
            <text:p>691.45</text:p>
          </table:table-cell>
          <table:table-cell table:formula="of:=[.Z97]*1000000" office:value-type="float" office:value="20.078">
            <text:p>20.078</text:p>
          </table:table-cell>
          <table:table-cell table:formula="of:=[.AA97]*1000000" office:value-type="float" office:value="0">
            <text:p>0</text:p>
          </table:table-cell>
          <table:table-cell table:formula="of:=[.AB97]*1000000" office:value-type="float" office:value="0.0000000000060889">
            <text:p>6.0889E-012</text:p>
          </table:table-cell>
          <table:table-cell table:formula="of:=[.AC97]*1000000" office:value-type="float" office:value="0.00000000041911">
            <text:p>4.1911E-010</text:p>
          </table:table-cell>
          <table:table-cell office:value-type="float" office:value="0.00060321">
            <text:p>0.00060321</text:p>
          </table:table-cell>
          <table:table-cell table:style-name="ce1" office:value-type="string">
            <text:p>7.5165e-05</text:p>
          </table:table-cell>
          <table:table-cell office:value-type="float" office:value="0.00069146">
            <text:p>0.00069146</text:p>
          </table:table-cell>
          <table:table-cell table:style-name="ce1" office:value-type="string">
            <text:p>8.1114e-06</text:p>
          </table:table-cell>
          <table:table-cell table:style-name="ce1" office:value-type="string">
            <text:p>3.4807e-08</text:p>
          </table:table-cell>
          <table:table-cell table:style-name="ce1" office:value-type="string">
            <text:p>-7.0481e-19</text:p>
          </table:table-cell>
          <table:table-cell table:style-name="ce1" office:value-type="string">
            <text:p>4.1911e-16</text:p>
          </table:table-cell>
          <table:table-cell office:value-type="float" office:value="0.00060321">
            <text:p>0.00060321</text:p>
          </table:table-cell>
          <table:table-cell table:style-name="ce1" office:value-type="string">
            <text:p>7.5162e-05</text:p>
          </table:table-cell>
          <table:table-cell office:value-type="float" office:value="0.00069145">
            <text:p>0.00069145</text:p>
          </table:table-cell>
          <table:table-cell table:style-name="ce1" office:value-type="string">
            <text:p>2.0078e-05</text:p>
          </table:table-cell>
          <table:table-cell office:value-type="float" office:value="0">
            <text:p>0</text:p>
          </table:table-cell>
          <table:table-cell table:style-name="ce1" office:value-type="string">
            <text:p>6.0889e-18</text:p>
          </table:table-cell>
          <table:table-cell table:style-name="ce1" office:value-type="string">
            <text:p>4.1911e-16</text:p>
          </table:table-cell>
        </table:table-row>
        <table:table-row table:style-name="ro2">
          <table:table-cell office:value-type="float" office:value="960.7017">
            <text:p>960.7017</text:p>
          </table:table-cell>
          <table:table-cell table:formula="of:=[.P98]*1000000" office:value-type="float" office:value="598.69">
            <text:p>598.69</text:p>
          </table:table-cell>
          <table:table-cell table:formula="of:=[.Q98]*1000000" office:value-type="float" office:value="74.64">
            <text:p>74.64</text:p>
          </table:table-cell>
          <table:table-cell table:formula="of:=[.R98]*1000000" office:value-type="float" office:value="696.55">
            <text:p>696.55</text:p>
          </table:table-cell>
          <table:table-cell table:formula="of:=[.S98]*1000000" office:value-type="float" office:value="7.9776">
            <text:p>7.9776</text:p>
          </table:table-cell>
          <table:table-cell table:formula="of:=[.T98]*1000000" office:value-type="float" office:value="0.034924">
            <text:p>0.034924</text:p>
          </table:table-cell>
          <table:table-cell table:formula="of:=[.U98]*1000000" office:value-type="float" office:value="0.000000000000052078">
            <text:p>5.2078E-014</text:p>
          </table:table-cell>
          <table:table-cell table:formula="of:=[.V98]*1000000" office:value-type="float" office:value="0.00000000040651">
            <text:p>4.0651E-010</text:p>
          </table:table-cell>
          <table:table-cell table:formula="of:=[.W98]*1000000" office:value-type="float" office:value="598.69">
            <text:p>598.69</text:p>
          </table:table-cell>
          <table:table-cell table:formula="of:=[.X98]*1000000" office:value-type="float" office:value="74.636">
            <text:p>74.636</text:p>
          </table:table-cell>
          <table:table-cell table:formula="of:=[.Y98]*1000000" office:value-type="float" office:value="696.54">
            <text:p>696.54</text:p>
          </table:table-cell>
          <table:table-cell table:formula="of:=[.Z98]*1000000" office:value-type="float" office:value="20.078">
            <text:p>20.078</text:p>
          </table:table-cell>
          <table:table-cell table:formula="of:=[.AA98]*1000000" office:value-type="float" office:value="0">
            <text:p>0</text:p>
          </table:table-cell>
          <table:table-cell table:formula="of:=[.AB98]*1000000" office:value-type="float" office:value="0.0000000000093717">
            <text:p>9.3717E-012</text:p>
          </table:table-cell>
          <table:table-cell table:formula="of:=[.AC98]*1000000" office:value-type="float" office:value="0.00000000040651">
            <text:p>4.0651E-010</text:p>
          </table:table-cell>
          <table:table-cell office:value-type="float" office:value="0.00059869">
            <text:p>0.00059869</text:p>
          </table:table-cell>
          <table:table-cell table:style-name="ce1" office:value-type="string">
            <text:p>7.464e-05</text:p>
          </table:table-cell>
          <table:table-cell office:value-type="float" office:value="0.00069655">
            <text:p>0.00069655</text:p>
          </table:table-cell>
          <table:table-cell table:style-name="ce1" office:value-type="string">
            <text:p>7.9776e-06</text:p>
          </table:table-cell>
          <table:table-cell table:style-name="ce1" office:value-type="string">
            <text:p>3.4924e-08</text:p>
          </table:table-cell>
          <table:table-cell table:style-name="ce1" office:value-type="string">
            <text:p>5.2078e-20</text:p>
          </table:table-cell>
          <table:table-cell table:style-name="ce1" office:value-type="string">
            <text:p>4.0651e-16</text:p>
          </table:table-cell>
          <table:table-cell office:value-type="float" office:value="0.00059869">
            <text:p>0.00059869</text:p>
          </table:table-cell>
          <table:table-cell table:style-name="ce1" office:value-type="string">
            <text:p>7.4636e-05</text:p>
          </table:table-cell>
          <table:table-cell office:value-type="float" office:value="0.00069654">
            <text:p>0.00069654</text:p>
          </table:table-cell>
          <table:table-cell table:style-name="ce1" office:value-type="string">
            <text:p>2.0078e-05</text:p>
          </table:table-cell>
          <table:table-cell office:value-type="float" office:value="0">
            <text:p>0</text:p>
          </table:table-cell>
          <table:table-cell table:style-name="ce1" office:value-type="string">
            <text:p>9.3717e-18</text:p>
          </table:table-cell>
          <table:table-cell table:style-name="ce1" office:value-type="string">
            <text:p>4.0651e-16</text:p>
          </table:table-cell>
        </table:table-row>
        <table:table-row table:style-name="ro2">
          <table:table-cell office:value-type="float" office:value="970.7017">
            <text:p>970.7017</text:p>
          </table:table-cell>
          <table:table-cell table:formula="of:=[.P99]*1000000" office:value-type="float" office:value="594.21">
            <text:p>594.21</text:p>
          </table:table-cell>
          <table:table-cell table:formula="of:=[.Q99]*1000000" office:value-type="float" office:value="74.117">
            <text:p>74.117</text:p>
          </table:table-cell>
          <table:table-cell table:formula="of:=[.R99]*1000000" office:value-type="float" office:value="701.6">
            <text:p>701.6</text:p>
          </table:table-cell>
          <table:table-cell table:formula="of:=[.S99]*1000000" office:value-type="float" office:value="7.8452">
            <text:p>7.8452</text:p>
          </table:table-cell>
          <table:table-cell table:formula="of:=[.T99]*1000000" office:value-type="float" office:value="0.035039">
            <text:p>0.035039</text:p>
          </table:table-cell>
          <table:table-cell table:formula="of:=[.U99]*1000000" office:value-type="float" office:value="0.000000000000032672">
            <text:p>3.2672E-014</text:p>
          </table:table-cell>
          <table:table-cell table:formula="of:=[.V99]*1000000" office:value-type="float" office:value="0.0000000003943">
            <text:p>3.943E-010</text:p>
          </table:table-cell>
          <table:table-cell table:formula="of:=[.W99]*1000000" office:value-type="float" office:value="594.21">
            <text:p>594.21</text:p>
          </table:table-cell>
          <table:table-cell table:formula="of:=[.X99]*1000000" office:value-type="float" office:value="74.113">
            <text:p>74.113</text:p>
          </table:table-cell>
          <table:table-cell table:formula="of:=[.Y99]*1000000" office:value-type="float" office:value="701.59">
            <text:p>701.59</text:p>
          </table:table-cell>
          <table:table-cell table:formula="of:=[.Z99]*1000000" office:value-type="float" office:value="20.078">
            <text:p>20.078</text:p>
          </table:table-cell>
          <table:table-cell table:formula="of:=[.AA99]*1000000" office:value-type="float" office:value="0">
            <text:p>0</text:p>
          </table:table-cell>
          <table:table-cell table:formula="of:=[.AB99]*1000000" office:value-type="float" office:value="0.0000000000036515">
            <text:p>3.6515E-012</text:p>
          </table:table-cell>
          <table:table-cell table:formula="of:=[.AC99]*1000000" office:value-type="float" office:value="0.0000000003943">
            <text:p>3.943E-010</text:p>
          </table:table-cell>
          <table:table-cell office:value-type="float" office:value="0.00059421">
            <text:p>0.00059421</text:p>
          </table:table-cell>
          <table:table-cell table:style-name="ce1" office:value-type="string">
            <text:p>7.4117e-05</text:p>
          </table:table-cell>
          <table:table-cell office:value-type="float" office:value="0.0007016">
            <text:p>0.0007016</text:p>
          </table:table-cell>
          <table:table-cell table:style-name="ce1" office:value-type="string">
            <text:p>7.8452e-06</text:p>
          </table:table-cell>
          <table:table-cell table:style-name="ce1" office:value-type="string">
            <text:p>3.5039e-08</text:p>
          </table:table-cell>
          <table:table-cell table:style-name="ce1" office:value-type="string">
            <text:p>3.2672e-20</text:p>
          </table:table-cell>
          <table:table-cell table:style-name="ce1" office:value-type="string">
            <text:p>3.943e-16</text:p>
          </table:table-cell>
          <table:table-cell office:value-type="float" office:value="0.00059421">
            <text:p>0.00059421</text:p>
          </table:table-cell>
          <table:table-cell table:style-name="ce1" office:value-type="string">
            <text:p>7.4113e-05</text:p>
          </table:table-cell>
          <table:table-cell office:value-type="float" office:value="0.00070159">
            <text:p>0.00070159</text:p>
          </table:table-cell>
          <table:table-cell table:style-name="ce1" office:value-type="string">
            <text:p>2.0078e-05</text:p>
          </table:table-cell>
          <table:table-cell office:value-type="float" office:value="0">
            <text:p>0</text:p>
          </table:table-cell>
          <table:table-cell table:style-name="ce1" office:value-type="string">
            <text:p>3.6515e-18</text:p>
          </table:table-cell>
          <table:table-cell table:style-name="ce1" office:value-type="string">
            <text:p>3.943e-16</text:p>
          </table:table-cell>
        </table:table-row>
        <table:table-row table:style-name="ro2">
          <table:table-cell office:value-type="float" office:value="980.7017">
            <text:p>980.7017</text:p>
          </table:table-cell>
          <table:table-cell table:formula="of:=[.P100]*1000000" office:value-type="float" office:value="589.78">
            <text:p>589.78</text:p>
          </table:table-cell>
          <table:table-cell table:formula="of:=[.Q100]*1000000" office:value-type="float" office:value="73.596">
            <text:p>73.596</text:p>
          </table:table-cell>
          <table:table-cell table:formula="of:=[.R100]*1000000" office:value-type="float" office:value="706.6">
            <text:p>706.6</text:p>
          </table:table-cell>
          <table:table-cell table:formula="of:=[.S100]*1000000" office:value-type="float" office:value="7.7144">
            <text:p>7.7144</text:p>
          </table:table-cell>
          <table:table-cell table:formula="of:=[.T100]*1000000" office:value-type="float" office:value="0.035151">
            <text:p>0.035151</text:p>
          </table:table-cell>
          <table:table-cell table:formula="of:=[.U100]*1000000" office:value-type="float" office:value="-0.00000000000032949">
            <text:p>-3.2949E-013</text:p>
          </table:table-cell>
          <table:table-cell table:formula="of:=[.V100]*1000000" office:value-type="float" office:value="0.00000000038246">
            <text:p>3.8246E-010</text:p>
          </table:table-cell>
          <table:table-cell table:formula="of:=[.W100]*1000000" office:value-type="float" office:value="589.78">
            <text:p>589.78</text:p>
          </table:table-cell>
          <table:table-cell table:formula="of:=[.X100]*1000000" office:value-type="float" office:value="73.592">
            <text:p>73.592</text:p>
          </table:table-cell>
          <table:table-cell table:formula="of:=[.Y100]*1000000" office:value-type="float" office:value="706.59">
            <text:p>706.59</text:p>
          </table:table-cell>
          <table:table-cell table:formula="of:=[.Z100]*1000000" office:value-type="float" office:value="20.078">
            <text:p>20.078</text:p>
          </table:table-cell>
          <table:table-cell table:formula="of:=[.AA100]*1000000" office:value-type="float" office:value="0">
            <text:p>0</text:p>
          </table:table-cell>
          <table:table-cell table:formula="of:=[.AB100]*1000000" office:value-type="float" office:value="-0.0000000000016267">
            <text:p>-1.6267E-012</text:p>
          </table:table-cell>
          <table:table-cell table:formula="of:=[.AC100]*1000000" office:value-type="float" office:value="0.00000000038246">
            <text:p>3.8246E-010</text:p>
          </table:table-cell>
          <table:table-cell office:value-type="float" office:value="0.00058978">
            <text:p>0.00058978</text:p>
          </table:table-cell>
          <table:table-cell table:style-name="ce1" office:value-type="string">
            <text:p>7.3596e-05</text:p>
          </table:table-cell>
          <table:table-cell office:value-type="float" office:value="0.0007066">
            <text:p>0.0007066</text:p>
          </table:table-cell>
          <table:table-cell table:style-name="ce1" office:value-type="string">
            <text:p>7.7144e-06</text:p>
          </table:table-cell>
          <table:table-cell table:style-name="ce1" office:value-type="string">
            <text:p>3.5151e-08</text:p>
          </table:table-cell>
          <table:table-cell table:style-name="ce1" office:value-type="string">
            <text:p>-3.2949e-19</text:p>
          </table:table-cell>
          <table:table-cell table:style-name="ce1" office:value-type="string">
            <text:p>3.8246e-16</text:p>
          </table:table-cell>
          <table:table-cell office:value-type="float" office:value="0.00058978">
            <text:p>0.00058978</text:p>
          </table:table-cell>
          <table:table-cell table:style-name="ce1" office:value-type="string">
            <text:p>7.3592e-05</text:p>
          </table:table-cell>
          <table:table-cell office:value-type="float" office:value="0.00070659">
            <text:p>0.00070659</text:p>
          </table:table-cell>
          <table:table-cell table:style-name="ce1" office:value-type="string">
            <text:p>2.007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267e-18</text:p>
          </table:table-cell>
          <table:table-cell table:style-name="ce1" office:value-type="string">
            <text:p>3.8246e-16</text:p>
          </table:table-cell>
        </table:table-row>
        <table:table-row table:style-name="ro2">
          <table:table-cell office:value-type="float" office:value="990.7017">
            <text:p>990.7017</text:p>
          </table:table-cell>
          <table:table-cell table:formula="of:=[.P101]*1000000" office:value-type="float" office:value="585.38">
            <text:p>585.38</text:p>
          </table:table-cell>
          <table:table-cell table:formula="of:=[.Q101]*1000000" office:value-type="float" office:value="73.077">
            <text:p>73.077</text:p>
          </table:table-cell>
          <table:table-cell table:formula="of:=[.R101]*1000000" office:value-type="float" office:value="711.56">
            <text:p>711.56</text:p>
          </table:table-cell>
          <table:table-cell table:formula="of:=[.S101]*1000000" office:value-type="float" office:value="7.585">
            <text:p>7.585</text:p>
          </table:table-cell>
          <table:table-cell table:formula="of:=[.T101]*1000000" office:value-type="float" office:value="0.03526">
            <text:p>0.03526</text:p>
          </table:table-cell>
          <table:table-cell table:formula="of:=[.U101]*1000000" office:value-type="float" office:value="0.00000000000034414">
            <text:p>3.4414E-013</text:p>
          </table:table-cell>
          <table:table-cell table:formula="of:=[.V101]*1000000" office:value-type="float" office:value="0.00000000037099">
            <text:p>3.7099E-010</text:p>
          </table:table-cell>
          <table:table-cell table:formula="of:=[.W101]*1000000" office:value-type="float" office:value="585.38">
            <text:p>585.38</text:p>
          </table:table-cell>
          <table:table-cell table:formula="of:=[.X101]*1000000" office:value-type="float" office:value="73.073">
            <text:p>73.073</text:p>
          </table:table-cell>
          <table:table-cell table:formula="of:=[.Y101]*1000000" office:value-type="float" office:value="711.55">
            <text:p>711.55</text:p>
          </table:table-cell>
          <table:table-cell table:formula="of:=[.Z101]*1000000" office:value-type="float" office:value="20.078">
            <text:p>20.078</text:p>
          </table:table-cell>
          <table:table-cell table:formula="of:=[.AA101]*1000000" office:value-type="float" office:value="0">
            <text:p>0</text:p>
          </table:table-cell>
          <table:table-cell table:formula="of:=[.AB101]*1000000" office:value-type="float" office:value="0.00000000000087893">
            <text:p>8.7893E-013</text:p>
          </table:table-cell>
          <table:table-cell table:formula="of:=[.AC101]*1000000" office:value-type="float" office:value="0.00000000037099">
            <text:p>3.7099E-010</text:p>
          </table:table-cell>
          <table:table-cell office:value-type="float" office:value="0.00058538">
            <text:p>0.00058538</text:p>
          </table:table-cell>
          <table:table-cell table:style-name="ce1" office:value-type="string">
            <text:p>7.3077e-05</text:p>
          </table:table-cell>
          <table:table-cell office:value-type="float" office:value="0.00071156">
            <text:p>0.00071156</text:p>
          </table:table-cell>
          <table:table-cell table:style-name="ce1" office:value-type="string">
            <text:p>7.585e-06</text:p>
          </table:table-cell>
          <table:table-cell table:style-name="ce1" office:value-type="string">
            <text:p>3.526e-08</text:p>
          </table:table-cell>
          <table:table-cell table:style-name="ce1" office:value-type="string">
            <text:p>3.4414e-19</text:p>
          </table:table-cell>
          <table:table-cell table:style-name="ce1" office:value-type="string">
            <text:p>3.7099e-16</text:p>
          </table:table-cell>
          <table:table-cell office:value-type="float" office:value="0.00058538">
            <text:p>0.00058538</text:p>
          </table:table-cell>
          <table:table-cell table:style-name="ce1" office:value-type="string">
            <text:p>7.3073e-05</text:p>
          </table:table-cell>
          <table:table-cell office:value-type="float" office:value="0.00071155">
            <text:p>0.00071155</text:p>
          </table:table-cell>
          <table:table-cell table:style-name="ce1" office:value-type="string">
            <text:p>2.0078e-05</text:p>
          </table:table-cell>
          <table:table-cell office:value-type="float" office:value="0">
            <text:p>0</text:p>
          </table:table-cell>
          <table:table-cell table:style-name="ce1" office:value-type="string">
            <text:p>8.7893e-19</text:p>
          </table:table-cell>
          <table:table-cell table:style-name="ce1" office:value-type="string">
            <text:p>3.7099e-16</text:p>
          </table:table-cell>
        </table:table-row>
        <table:table-row table:style-name="ro2">
          <table:table-cell office:value-type="float" office:value="1000.702">
            <text:p>1000.702</text:p>
          </table:table-cell>
          <table:table-cell table:formula="of:=[.P102]*1000000" office:value-type="float" office:value="581.03">
            <text:p>581.03</text:p>
          </table:table-cell>
          <table:table-cell table:formula="of:=[.Q102]*1000000" office:value-type="float" office:value="72.56">
            <text:p>72.56</text:p>
          </table:table-cell>
          <table:table-cell table:formula="of:=[.R102]*1000000" office:value-type="float" office:value="716.48">
            <text:p>716.48</text:p>
          </table:table-cell>
          <table:table-cell table:formula="of:=[.S102]*1000000" office:value-type="float" office:value="7.4572">
            <text:p>7.4572</text:p>
          </table:table-cell>
          <table:table-cell table:formula="of:=[.T102]*1000000" office:value-type="float" office:value="0.035368">
            <text:p>0.035368</text:p>
          </table:table-cell>
          <table:table-cell table:formula="of:=[.U102]*1000000" office:value-type="float" office:value="0.00000000000099735">
            <text:p>9.9735E-013</text:p>
          </table:table-cell>
          <table:table-cell table:formula="of:=[.V102]*1000000" office:value-type="float" office:value="0.00000000035986">
            <text:p>3.5986E-010</text:p>
          </table:table-cell>
          <table:table-cell table:formula="of:=[.W102]*1000000" office:value-type="float" office:value="581.02">
            <text:p>581.02</text:p>
          </table:table-cell>
          <table:table-cell table:formula="of:=[.X102]*1000000" office:value-type="float" office:value="72.557">
            <text:p>72.557</text:p>
          </table:table-cell>
          <table:table-cell table:formula="of:=[.Y102]*1000000" office:value-type="float" office:value="716.47">
            <text:p>716.47</text:p>
          </table:table-cell>
          <table:table-cell table:formula="of:=[.Z102]*1000000" office:value-type="float" office:value="20.077">
            <text:p>20.077</text:p>
          </table:table-cell>
          <table:table-cell table:formula="of:=[.AA102]*1000000" office:value-type="float" office:value="0">
            <text:p>0</text:p>
          </table:table-cell>
          <table:table-cell table:formula="of:=[.AB102]*1000000" office:value-type="float" office:value="0.0000000000080285">
            <text:p>8.0285E-012</text:p>
          </table:table-cell>
          <table:table-cell table:formula="of:=[.AC102]*1000000" office:value-type="float" office:value="0.00000000035986">
            <text:p>3.5986E-010</text:p>
          </table:table-cell>
          <table:table-cell office:value-type="float" office:value="0.00058103">
            <text:p>0.00058103</text:p>
          </table:table-cell>
          <table:table-cell table:style-name="ce1" office:value-type="string">
            <text:p>7.256e-05</text:p>
          </table:table-cell>
          <table:table-cell office:value-type="float" office:value="0.00071648">
            <text:p>0.00071648</text:p>
          </table:table-cell>
          <table:table-cell table:style-name="ce1" office:value-type="string">
            <text:p>7.4572e-06</text:p>
          </table:table-cell>
          <table:table-cell table:style-name="ce1" office:value-type="string">
            <text:p>3.5368e-08</text:p>
          </table:table-cell>
          <table:table-cell table:style-name="ce1" office:value-type="string">
            <text:p>9.9735e-19</text:p>
          </table:table-cell>
          <table:table-cell table:style-name="ce1" office:value-type="string">
            <text:p>3.5986e-16</text:p>
          </table:table-cell>
          <table:table-cell office:value-type="float" office:value="0.00058102">
            <text:p>0.00058102</text:p>
          </table:table-cell>
          <table:table-cell table:style-name="ce1" office:value-type="string">
            <text:p>7.2557e-05</text:p>
          </table:table-cell>
          <table:table-cell office:value-type="float" office:value="0.00071647">
            <text:p>0.00071647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8.0285e-18</text:p>
          </table:table-cell>
          <table:table-cell table:style-name="ce1" office:value-type="string">
            <text:p>3.5986e-16</text:p>
          </table:table-cell>
        </table:table-row>
        <table:table-row table:style-name="ro2">
          <table:table-cell office:value-type="float" office:value="1010.702">
            <text:p>1010.702</text:p>
          </table:table-cell>
          <table:table-cell table:formula="of:=[.P103]*1000000" office:value-type="float" office:value="576.71">
            <text:p>576.71</text:p>
          </table:table-cell>
          <table:table-cell table:formula="of:=[.Q103]*1000000" office:value-type="float" office:value="72.046">
            <text:p>72.046</text:p>
          </table:table-cell>
          <table:table-cell table:formula="of:=[.R103]*1000000" office:value-type="float" office:value="721.35">
            <text:p>721.35</text:p>
          </table:table-cell>
          <table:table-cell table:formula="of:=[.S103]*1000000" office:value-type="float" office:value="7.3309">
            <text:p>7.3309</text:p>
          </table:table-cell>
          <table:table-cell table:formula="of:=[.T103]*1000000" office:value-type="float" office:value="0.035473">
            <text:p>0.035473</text:p>
          </table:table-cell>
          <table:table-cell table:formula="of:=[.U103]*1000000" office:value-type="float" office:value="0.0000000000009396">
            <text:p>9.396E-013</text:p>
          </table:table-cell>
          <table:table-cell table:formula="of:=[.V103]*1000000" office:value-type="float" office:value="0.00000000034907">
            <text:p>3.4907E-010</text:p>
          </table:table-cell>
          <table:table-cell table:formula="of:=[.W103]*1000000" office:value-type="float" office:value="576.71">
            <text:p>576.71</text:p>
          </table:table-cell>
          <table:table-cell table:formula="of:=[.X103]*1000000" office:value-type="float" office:value="72.043">
            <text:p>72.043</text:p>
          </table:table-cell>
          <table:table-cell table:formula="of:=[.Y103]*1000000" office:value-type="float" office:value="721.34">
            <text:p>721.34</text:p>
          </table:table-cell>
          <table:table-cell table:formula="of:=[.Z103]*1000000" office:value-type="float" office:value="20.077">
            <text:p>20.077</text:p>
          </table:table-cell>
          <table:table-cell table:formula="of:=[.AA103]*1000000" office:value-type="float" office:value="0">
            <text:p>0</text:p>
          </table:table-cell>
          <table:table-cell table:formula="of:=[.AB103]*1000000" office:value-type="float" office:value="0.000000000010682">
            <text:p>1.0682E-011</text:p>
          </table:table-cell>
          <table:table-cell table:formula="of:=[.AC103]*1000000" office:value-type="float" office:value="0.00000000034907">
            <text:p>3.4907E-010</text:p>
          </table:table-cell>
          <table:table-cell office:value-type="float" office:value="0.00057671">
            <text:p>0.00057671</text:p>
          </table:table-cell>
          <table:table-cell table:style-name="ce1" office:value-type="string">
            <text:p>7.2046e-05</text:p>
          </table:table-cell>
          <table:table-cell office:value-type="float" office:value="0.00072135">
            <text:p>0.00072135</text:p>
          </table:table-cell>
          <table:table-cell table:style-name="ce1" office:value-type="string">
            <text:p>7.3309e-06</text:p>
          </table:table-cell>
          <table:table-cell table:style-name="ce1" office:value-type="string">
            <text:p>3.5473e-08</text:p>
          </table:table-cell>
          <table:table-cell table:style-name="ce1" office:value-type="string">
            <text:p>9.396e-19</text:p>
          </table:table-cell>
          <table:table-cell table:style-name="ce1" office:value-type="string">
            <text:p>3.4907e-16</text:p>
          </table:table-cell>
          <table:table-cell office:value-type="float" office:value="0.00057671">
            <text:p>0.00057671</text:p>
          </table:table-cell>
          <table:table-cell table:style-name="ce1" office:value-type="string">
            <text:p>7.2043e-05</text:p>
          </table:table-cell>
          <table:table-cell office:value-type="float" office:value="0.00072134">
            <text:p>0.00072134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0682e-17</text:p>
          </table:table-cell>
          <table:table-cell table:style-name="ce1" office:value-type="string">
            <text:p>3.4907e-16</text:p>
          </table:table-cell>
        </table:table-row>
        <table:table-row table:style-name="ro2">
          <table:table-cell office:value-type="float" office:value="1020.702">
            <text:p>1020.702</text:p>
          </table:table-cell>
          <table:table-cell table:formula="of:=[.P104]*1000000" office:value-type="float" office:value="572.43">
            <text:p>572.43</text:p>
          </table:table-cell>
          <table:table-cell table:formula="of:=[.Q104]*1000000" office:value-type="float" office:value="71.534">
            <text:p>71.534</text:p>
          </table:table-cell>
          <table:table-cell table:formula="of:=[.R104]*1000000" office:value-type="float" office:value="726.19">
            <text:p>726.19</text:p>
          </table:table-cell>
          <table:table-cell table:formula="of:=[.S104]*1000000" office:value-type="float" office:value="7.2062">
            <text:p>7.2062</text:p>
          </table:table-cell>
          <table:table-cell table:formula="of:=[.T104]*1000000" office:value-type="float" office:value="0.035576">
            <text:p>0.035576</text:p>
          </table:table-cell>
          <table:table-cell table:formula="of:=[.U104]*1000000" office:value-type="float" office:value="0.00000000000047544">
            <text:p>4.7544E-013</text:p>
          </table:table-cell>
          <table:table-cell table:formula="of:=[.V104]*1000000" office:value-type="float" office:value="0.00000000033861">
            <text:p>3.3861E-010</text:p>
          </table:table-cell>
          <table:table-cell table:formula="of:=[.W104]*1000000" office:value-type="float" office:value="572.43">
            <text:p>572.43</text:p>
          </table:table-cell>
          <table:table-cell table:formula="of:=[.X104]*1000000" office:value-type="float" office:value="71.531">
            <text:p>71.531</text:p>
          </table:table-cell>
          <table:table-cell table:formula="of:=[.Y104]*1000000" office:value-type="float" office:value="726.18">
            <text:p>726.18</text:p>
          </table:table-cell>
          <table:table-cell table:formula="of:=[.Z104]*1000000" office:value-type="float" office:value="20.077">
            <text:p>20.077</text:p>
          </table:table-cell>
          <table:table-cell table:formula="of:=[.AA104]*1000000" office:value-type="float" office:value="0">
            <text:p>0</text:p>
          </table:table-cell>
          <table:table-cell table:formula="of:=[.AB104]*1000000" office:value-type="float" office:value="0.000000000012085">
            <text:p>1.2085E-011</text:p>
          </table:table-cell>
          <table:table-cell table:formula="of:=[.AC104]*1000000" office:value-type="float" office:value="0.00000000033861">
            <text:p>3.3861E-010</text:p>
          </table:table-cell>
          <table:table-cell office:value-type="float" office:value="0.00057243">
            <text:p>0.00057243</text:p>
          </table:table-cell>
          <table:table-cell table:style-name="ce1" office:value-type="string">
            <text:p>7.1534e-05</text:p>
          </table:table-cell>
          <table:table-cell office:value-type="float" office:value="0.00072619">
            <text:p>0.00072619</text:p>
          </table:table-cell>
          <table:table-cell table:style-name="ce1" office:value-type="string">
            <text:p>7.2062e-06</text:p>
          </table:table-cell>
          <table:table-cell table:style-name="ce1" office:value-type="string">
            <text:p>3.5576e-08</text:p>
          </table:table-cell>
          <table:table-cell table:style-name="ce1" office:value-type="string">
            <text:p>4.7544e-19</text:p>
          </table:table-cell>
          <table:table-cell table:style-name="ce1" office:value-type="string">
            <text:p>3.3861e-16</text:p>
          </table:table-cell>
          <table:table-cell office:value-type="float" office:value="0.00057243">
            <text:p>0.00057243</text:p>
          </table:table-cell>
          <table:table-cell table:style-name="ce1" office:value-type="string">
            <text:p>7.1531e-05</text:p>
          </table:table-cell>
          <table:table-cell office:value-type="float" office:value="0.00072618">
            <text:p>0.00072618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2085e-17</text:p>
          </table:table-cell>
          <table:table-cell table:style-name="ce1" office:value-type="string">
            <text:p>3.3861e-16</text:p>
          </table:table-cell>
        </table:table-row>
        <table:table-row table:style-name="ro2">
          <table:table-cell office:value-type="float" office:value="1030.702">
            <text:p>1030.702</text:p>
          </table:table-cell>
          <table:table-cell table:formula="of:=[.P105]*1000000" office:value-type="float" office:value="568.19">
            <text:p>568.19</text:p>
          </table:table-cell>
          <table:table-cell table:formula="of:=[.Q105]*1000000" office:value-type="float" office:value="71.025">
            <text:p>71.025</text:p>
          </table:table-cell>
          <table:table-cell table:formula="of:=[.R105]*1000000" office:value-type="float" office:value="730.97">
            <text:p>730.97</text:p>
          </table:table-cell>
          <table:table-cell table:formula="of:=[.S105]*1000000" office:value-type="float" office:value="7.083">
            <text:p>7.083</text:p>
          </table:table-cell>
          <table:table-cell table:formula="of:=[.T105]*1000000" office:value-type="float" office:value="0.035678">
            <text:p>0.035678</text:p>
          </table:table-cell>
          <table:table-cell table:formula="of:=[.U105]*1000000" office:value-type="float" office:value="0.0000000000015733">
            <text:p>1.5733E-012</text:p>
          </table:table-cell>
          <table:table-cell table:formula="of:=[.V105]*1000000" office:value-type="float" office:value="0.00000000032847">
            <text:p>3.2847E-010</text:p>
          </table:table-cell>
          <table:table-cell table:formula="of:=[.W105]*1000000" office:value-type="float" office:value="568.19">
            <text:p>568.19</text:p>
          </table:table-cell>
          <table:table-cell table:formula="of:=[.X105]*1000000" office:value-type="float" office:value="71.021">
            <text:p>71.021</text:p>
          </table:table-cell>
          <table:table-cell table:formula="of:=[.Y105]*1000000" office:value-type="float" office:value="730.96">
            <text:p>730.96</text:p>
          </table:table-cell>
          <table:table-cell table:formula="of:=[.Z105]*1000000" office:value-type="float" office:value="20.077">
            <text:p>20.077</text:p>
          </table:table-cell>
          <table:table-cell table:formula="of:=[.AA105]*1000000" office:value-type="float" office:value="0">
            <text:p>0</text:p>
          </table:table-cell>
          <table:table-cell table:formula="of:=[.AB105]*1000000" office:value-type="float" office:value="0.0000000000062315">
            <text:p>6.2315E-012</text:p>
          </table:table-cell>
          <table:table-cell table:formula="of:=[.AC105]*1000000" office:value-type="float" office:value="0.00000000032847">
            <text:p>3.2847E-010</text:p>
          </table:table-cell>
          <table:table-cell office:value-type="float" office:value="0.00056819">
            <text:p>0.00056819</text:p>
          </table:table-cell>
          <table:table-cell table:style-name="ce1" office:value-type="string">
            <text:p>7.1025e-05</text:p>
          </table:table-cell>
          <table:table-cell office:value-type="float" office:value="0.00073097">
            <text:p>0.00073097</text:p>
          </table:table-cell>
          <table:table-cell table:style-name="ce1" office:value-type="string">
            <text:p>7.083e-06</text:p>
          </table:table-cell>
          <table:table-cell table:style-name="ce1" office:value-type="string">
            <text:p>3.5678e-08</text:p>
          </table:table-cell>
          <table:table-cell table:style-name="ce1" office:value-type="string">
            <text:p>1.5733e-18</text:p>
          </table:table-cell>
          <table:table-cell table:style-name="ce1" office:value-type="string">
            <text:p>3.2847e-16</text:p>
          </table:table-cell>
          <table:table-cell office:value-type="float" office:value="0.00056819">
            <text:p>0.00056819</text:p>
          </table:table-cell>
          <table:table-cell table:style-name="ce1" office:value-type="string">
            <text:p>7.1021e-05</text:p>
          </table:table-cell>
          <table:table-cell office:value-type="float" office:value="0.00073096">
            <text:p>0.00073096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6.2315e-18</text:p>
          </table:table-cell>
          <table:table-cell table:style-name="ce1" office:value-type="string">
            <text:p>3.2847e-16</text:p>
          </table:table-cell>
        </table:table-row>
        <table:table-row table:style-name="ro2">
          <table:table-cell office:value-type="float" office:value="1040.702">
            <text:p>1040.702</text:p>
          </table:table-cell>
          <table:table-cell table:formula="of:=[.P106]*1000000" office:value-type="float" office:value="563.99">
            <text:p>563.99</text:p>
          </table:table-cell>
          <table:table-cell table:formula="of:=[.Q106]*1000000" office:value-type="float" office:value="70.517">
            <text:p>70.517</text:p>
          </table:table-cell>
          <table:table-cell table:formula="of:=[.R106]*1000000" office:value-type="float" office:value="735.72">
            <text:p>735.72</text:p>
          </table:table-cell>
          <table:table-cell table:formula="of:=[.S106]*1000000" office:value-type="float" office:value="6.9613">
            <text:p>6.9613</text:p>
          </table:table-cell>
          <table:table-cell table:formula="of:=[.T106]*1000000" office:value-type="float" office:value="0.035777">
            <text:p>0.035777</text:p>
          </table:table-cell>
          <table:table-cell table:formula="of:=[.U106]*1000000" office:value-type="float" office:value="0.00000000000089685">
            <text:p>8.9685E-013</text:p>
          </table:table-cell>
          <table:table-cell table:formula="of:=[.V106]*1000000" office:value-type="float" office:value="0.00000000031864">
            <text:p>3.1864E-010</text:p>
          </table:table-cell>
          <table:table-cell table:formula="of:=[.W106]*1000000" office:value-type="float" office:value="563.99">
            <text:p>563.99</text:p>
          </table:table-cell>
          <table:table-cell table:formula="of:=[.X106]*1000000" office:value-type="float" office:value="70.514">
            <text:p>70.514</text:p>
          </table:table-cell>
          <table:table-cell table:formula="of:=[.Y106]*1000000" office:value-type="float" office:value="735.71">
            <text:p>735.71</text:p>
          </table:table-cell>
          <table:table-cell table:formula="of:=[.Z106]*1000000" office:value-type="float" office:value="20.077">
            <text:p>20.077</text:p>
          </table:table-cell>
          <table:table-cell table:formula="of:=[.AA106]*1000000" office:value-type="float" office:value="0">
            <text:p>0</text:p>
          </table:table-cell>
          <table:table-cell table:formula="of:=[.AB106]*1000000" office:value-type="float" office:value="0.00000000000069848">
            <text:p>6.9848E-013</text:p>
          </table:table-cell>
          <table:table-cell table:formula="of:=[.AC106]*1000000" office:value-type="float" office:value="0.00000000031864">
            <text:p>3.1864E-010</text:p>
          </table:table-cell>
          <table:table-cell office:value-type="float" office:value="0.00056399">
            <text:p>0.00056399</text:p>
          </table:table-cell>
          <table:table-cell table:style-name="ce1" office:value-type="string">
            <text:p>7.0517e-05</text:p>
          </table:table-cell>
          <table:table-cell office:value-type="float" office:value="0.00073572">
            <text:p>0.00073572</text:p>
          </table:table-cell>
          <table:table-cell table:style-name="ce1" office:value-type="string">
            <text:p>6.9613e-06</text:p>
          </table:table-cell>
          <table:table-cell table:style-name="ce1" office:value-type="string">
            <text:p>3.5777e-08</text:p>
          </table:table-cell>
          <table:table-cell table:style-name="ce1" office:value-type="string">
            <text:p>8.9685e-19</text:p>
          </table:table-cell>
          <table:table-cell table:style-name="ce1" office:value-type="string">
            <text:p>3.1864e-16</text:p>
          </table:table-cell>
          <table:table-cell office:value-type="float" office:value="0.00056399">
            <text:p>0.00056399</text:p>
          </table:table-cell>
          <table:table-cell table:style-name="ce1" office:value-type="string">
            <text:p>7.0514e-05</text:p>
          </table:table-cell>
          <table:table-cell office:value-type="float" office:value="0.00073571">
            <text:p>0.00073571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6.9848e-19</text:p>
          </table:table-cell>
          <table:table-cell table:style-name="ce1" office:value-type="string">
            <text:p>3.1864e-16</text:p>
          </table:table-cell>
        </table:table-row>
        <table:table-row table:style-name="ro2">
          <table:table-cell office:value-type="float" office:value="1050.702">
            <text:p>1050.702</text:p>
          </table:table-cell>
          <table:table-cell table:formula="of:=[.P107]*1000000" office:value-type="float" office:value="559.83">
            <text:p>559.83</text:p>
          </table:table-cell>
          <table:table-cell table:formula="of:=[.Q107]*1000000" office:value-type="float" office:value="70.013">
            <text:p>70.013</text:p>
          </table:table-cell>
          <table:table-cell table:formula="of:=[.R107]*1000000" office:value-type="float" office:value="740.43">
            <text:p>740.43</text:p>
          </table:table-cell>
          <table:table-cell table:formula="of:=[.S107]*1000000" office:value-type="float" office:value="6.8411">
            <text:p>6.8411</text:p>
          </table:table-cell>
          <table:table-cell table:formula="of:=[.T107]*1000000" office:value-type="float" office:value="0.035875">
            <text:p>0.035875</text:p>
          </table:table-cell>
          <table:table-cell table:formula="of:=[.U107]*1000000" office:value-type="float" office:value="0.0000000000013737">
            <text:p>1.3737E-012</text:p>
          </table:table-cell>
          <table:table-cell table:formula="of:=[.V107]*1000000" office:value-type="float" office:value="0.00000000030911">
            <text:p>3.0911E-010</text:p>
          </table:table-cell>
          <table:table-cell table:formula="of:=[.W107]*1000000" office:value-type="float" office:value="559.83">
            <text:p>559.83</text:p>
          </table:table-cell>
          <table:table-cell table:formula="of:=[.X107]*1000000" office:value-type="float" office:value="70.009">
            <text:p>70.009</text:p>
          </table:table-cell>
          <table:table-cell table:formula="of:=[.Y107]*1000000" office:value-type="float" office:value="740.42">
            <text:p>740.42</text:p>
          </table:table-cell>
          <table:table-cell table:formula="of:=[.Z107]*1000000" office:value-type="float" office:value="20.077">
            <text:p>20.077</text:p>
          </table:table-cell>
          <table:table-cell table:formula="of:=[.AA107]*1000000" office:value-type="float" office:value="0">
            <text:p>0</text:p>
          </table:table-cell>
          <table:table-cell table:formula="of:=[.AB107]*1000000" office:value-type="float" office:value="-0.0000000000082231">
            <text:p>-8.2231E-012</text:p>
          </table:table-cell>
          <table:table-cell table:formula="of:=[.AC107]*1000000" office:value-type="float" office:value="0.0000000003091">
            <text:p>3.091E-010</text:p>
          </table:table-cell>
          <table:table-cell office:value-type="float" office:value="0.00055983">
            <text:p>0.00055983</text:p>
          </table:table-cell>
          <table:table-cell table:style-name="ce1" office:value-type="string">
            <text:p>7.0013e-05</text:p>
          </table:table-cell>
          <table:table-cell office:value-type="float" office:value="0.00074043">
            <text:p>0.00074043</text:p>
          </table:table-cell>
          <table:table-cell table:style-name="ce1" office:value-type="string">
            <text:p>6.8411e-06</text:p>
          </table:table-cell>
          <table:table-cell table:style-name="ce1" office:value-type="string">
            <text:p>3.5875e-08</text:p>
          </table:table-cell>
          <table:table-cell table:style-name="ce1" office:value-type="string">
            <text:p>1.3737e-18</text:p>
          </table:table-cell>
          <table:table-cell table:style-name="ce1" office:value-type="string">
            <text:p>3.0911e-16</text:p>
          </table:table-cell>
          <table:table-cell office:value-type="float" office:value="0.00055983">
            <text:p>0.00055983</text:p>
          </table:table-cell>
          <table:table-cell table:style-name="ce1" office:value-type="string">
            <text:p>7.0009e-05</text:p>
          </table:table-cell>
          <table:table-cell office:value-type="float" office:value="0.00074042">
            <text:p>0.00074042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8.2231e-18</text:p>
          </table:table-cell>
          <table:table-cell table:style-name="ce1" office:value-type="string">
            <text:p>3.091e-16</text:p>
          </table:table-cell>
        </table:table-row>
        <table:table-row table:style-name="ro2">
          <table:table-cell office:value-type="float" office:value="1060.702">
            <text:p>1060.702</text:p>
          </table:table-cell>
          <table:table-cell table:formula="of:=[.P108]*1000000" office:value-type="float" office:value="555.71">
            <text:p>555.71</text:p>
          </table:table-cell>
          <table:table-cell table:formula="of:=[.Q108]*1000000" office:value-type="float" office:value="69.51">
            <text:p>69.51</text:p>
          </table:table-cell>
          <table:table-cell table:formula="of:=[.R108]*1000000" office:value-type="float" office:value="745.09">
            <text:p>745.09</text:p>
          </table:table-cell>
          <table:table-cell table:formula="of:=[.S108]*1000000" office:value-type="float" office:value="6.7225">
            <text:p>6.7225</text:p>
          </table:table-cell>
          <table:table-cell table:formula="of:=[.T108]*1000000" office:value-type="float" office:value="0.03597">
            <text:p>0.03597</text:p>
          </table:table-cell>
          <table:table-cell table:formula="of:=[.U108]*1000000" office:value-type="float" office:value="0.0000000000010121">
            <text:p>1.0121E-012</text:p>
          </table:table-cell>
          <table:table-cell table:formula="of:=[.V108]*1000000" office:value-type="float" office:value="0.00000000029986">
            <text:p>2.9986E-010</text:p>
          </table:table-cell>
          <table:table-cell table:formula="of:=[.W108]*1000000" office:value-type="float" office:value="555.71">
            <text:p>555.71</text:p>
          </table:table-cell>
          <table:table-cell table:formula="of:=[.X108]*1000000" office:value-type="float" office:value="69.506">
            <text:p>69.506</text:p>
          </table:table-cell>
          <table:table-cell table:formula="of:=[.Y108]*1000000" office:value-type="float" office:value="745.08">
            <text:p>745.08</text:p>
          </table:table-cell>
          <table:table-cell table:formula="of:=[.Z108]*1000000" office:value-type="float" office:value="20.077">
            <text:p>20.077</text:p>
          </table:table-cell>
          <table:table-cell table:formula="of:=[.AA108]*1000000" office:value-type="float" office:value="0">
            <text:p>0</text:p>
          </table:table-cell>
          <table:table-cell table:formula="of:=[.AB108]*1000000" office:value-type="float" office:value="-0.000000000008462">
            <text:p>-8.462E-012</text:p>
          </table:table-cell>
          <table:table-cell table:formula="of:=[.AC108]*1000000" office:value-type="float" office:value="0.00000000029986">
            <text:p>2.9986E-010</text:p>
          </table:table-cell>
          <table:table-cell office:value-type="float" office:value="0.00055571">
            <text:p>0.00055571</text:p>
          </table:table-cell>
          <table:table-cell table:style-name="ce1" office:value-type="string">
            <text:p>6.951e-05</text:p>
          </table:table-cell>
          <table:table-cell office:value-type="float" office:value="0.00074509">
            <text:p>0.00074509</text:p>
          </table:table-cell>
          <table:table-cell table:style-name="ce1" office:value-type="string">
            <text:p>6.7225e-06</text:p>
          </table:table-cell>
          <table:table-cell table:style-name="ce1" office:value-type="string">
            <text:p>3.597e-08</text:p>
          </table:table-cell>
          <table:table-cell table:style-name="ce1" office:value-type="string">
            <text:p>1.0121e-18</text:p>
          </table:table-cell>
          <table:table-cell table:style-name="ce1" office:value-type="string">
            <text:p>2.9986e-16</text:p>
          </table:table-cell>
          <table:table-cell office:value-type="float" office:value="0.00055571">
            <text:p>0.00055571</text:p>
          </table:table-cell>
          <table:table-cell table:style-name="ce1" office:value-type="string">
            <text:p>6.9506e-05</text:p>
          </table:table-cell>
          <table:table-cell office:value-type="float" office:value="0.00074508">
            <text:p>0.00074508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8.462e-18</text:p>
          </table:table-cell>
          <table:table-cell table:style-name="ce1" office:value-type="string">
            <text:p>2.9986e-16</text:p>
          </table:table-cell>
        </table:table-row>
        <table:table-row table:style-name="ro2">
          <table:table-cell office:value-type="float" office:value="1070.702">
            <text:p>1070.702</text:p>
          </table:table-cell>
          <table:table-cell table:formula="of:=[.P109]*1000000" office:value-type="float" office:value="551.62">
            <text:p>551.62</text:p>
          </table:table-cell>
          <table:table-cell table:formula="of:=[.Q109]*1000000" office:value-type="float" office:value="69.01">
            <text:p>69.01</text:p>
          </table:table-cell>
          <table:table-cell table:formula="of:=[.R109]*1000000" office:value-type="float" office:value="749.72">
            <text:p>749.72</text:p>
          </table:table-cell>
          <table:table-cell table:formula="of:=[.S109]*1000000" office:value-type="float" office:value="6.6054">
            <text:p>6.6054</text:p>
          </table:table-cell>
          <table:table-cell table:formula="of:=[.T109]*1000000" office:value-type="float" office:value="0.036064">
            <text:p>0.036064</text:p>
          </table:table-cell>
          <table:table-cell table:formula="of:=[.U109]*1000000" office:value-type="float" office:value="0.0000000000011714">
            <text:p>1.1714E-012</text:p>
          </table:table-cell>
          <table:table-cell table:formula="of:=[.V109]*1000000" office:value-type="float" office:value="0.0000000002909">
            <text:p>2.909E-010</text:p>
          </table:table-cell>
          <table:table-cell table:formula="of:=[.W109]*1000000" office:value-type="float" office:value="551.62">
            <text:p>551.62</text:p>
          </table:table-cell>
          <table:table-cell table:formula="of:=[.X109]*1000000" office:value-type="float" office:value="69.006">
            <text:p>69.006</text:p>
          </table:table-cell>
          <table:table-cell table:formula="of:=[.Y109]*1000000" office:value-type="float" office:value="749.71">
            <text:p>749.71</text:p>
          </table:table-cell>
          <table:table-cell table:formula="of:=[.Z109]*1000000" office:value-type="float" office:value="20.077">
            <text:p>20.077</text:p>
          </table:table-cell>
          <table:table-cell table:formula="of:=[.AA109]*1000000" office:value-type="float" office:value="0">
            <text:p>0</text:p>
          </table:table-cell>
          <table:table-cell table:formula="of:=[.AB109]*1000000" office:value-type="float" office:value="-0.0000000000020993">
            <text:p>-2.0993E-012</text:p>
          </table:table-cell>
          <table:table-cell table:formula="of:=[.AC109]*1000000" office:value-type="float" office:value="0.0000000002909">
            <text:p>2.909E-010</text:p>
          </table:table-cell>
          <table:table-cell office:value-type="float" office:value="0.00055162">
            <text:p>0.00055162</text:p>
          </table:table-cell>
          <table:table-cell table:style-name="ce1" office:value-type="string">
            <text:p>6.901e-05</text:p>
          </table:table-cell>
          <table:table-cell office:value-type="float" office:value="0.00074972">
            <text:p>0.00074972</text:p>
          </table:table-cell>
          <table:table-cell table:style-name="ce1" office:value-type="string">
            <text:p>6.6054e-06</text:p>
          </table:table-cell>
          <table:table-cell table:style-name="ce1" office:value-type="string">
            <text:p>3.6064e-08</text:p>
          </table:table-cell>
          <table:table-cell table:style-name="ce1" office:value-type="string">
            <text:p>1.1714e-18</text:p>
          </table:table-cell>
          <table:table-cell table:style-name="ce1" office:value-type="string">
            <text:p>2.909e-16</text:p>
          </table:table-cell>
          <table:table-cell office:value-type="float" office:value="0.00055162">
            <text:p>0.00055162</text:p>
          </table:table-cell>
          <table:table-cell table:style-name="ce1" office:value-type="string">
            <text:p>6.9006e-05</text:p>
          </table:table-cell>
          <table:table-cell office:value-type="float" office:value="0.00074971">
            <text:p>0.00074971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0993e-18</text:p>
          </table:table-cell>
          <table:table-cell table:style-name="ce1" office:value-type="string">
            <text:p>2.909e-16</text:p>
          </table:table-cell>
        </table:table-row>
        <table:table-row table:style-name="ro2">
          <table:table-cell office:value-type="float" office:value="1080.702">
            <text:p>1080.702</text:p>
          </table:table-cell>
          <table:table-cell table:formula="of:=[.P110]*1000000" office:value-type="float" office:value="547.57">
            <text:p>547.57</text:p>
          </table:table-cell>
          <table:table-cell table:formula="of:=[.Q110]*1000000" office:value-type="float" office:value="68.512">
            <text:p>68.512</text:p>
          </table:table-cell>
          <table:table-cell table:formula="of:=[.R110]*1000000" office:value-type="float" office:value="754.3">
            <text:p>754.3</text:p>
          </table:table-cell>
          <table:table-cell table:formula="of:=[.S110]*1000000" office:value-type="float" office:value="6.4899">
            <text:p>6.4899</text:p>
          </table:table-cell>
          <table:table-cell table:formula="of:=[.T110]*1000000" office:value-type="float" office:value="0.036157">
            <text:p>0.036157</text:p>
          </table:table-cell>
          <table:table-cell table:formula="of:=[.U110]*1000000" office:value-type="float" office:value="0.000000000001059">
            <text:p>1.059E-012</text:p>
          </table:table-cell>
          <table:table-cell table:formula="of:=[.V110]*1000000" office:value-type="float" office:value="0.00000000028222">
            <text:p>2.8222E-010</text:p>
          </table:table-cell>
          <table:table-cell table:formula="of:=[.W110]*1000000" office:value-type="float" office:value="547.57">
            <text:p>547.57</text:p>
          </table:table-cell>
          <table:table-cell table:formula="of:=[.X110]*1000000" office:value-type="float" office:value="68.508">
            <text:p>68.508</text:p>
          </table:table-cell>
          <table:table-cell table:formula="of:=[.Y110]*1000000" office:value-type="float" office:value="754.29">
            <text:p>754.29</text:p>
          </table:table-cell>
          <table:table-cell table:formula="of:=[.Z110]*1000000" office:value-type="float" office:value="20.077">
            <text:p>20.077</text:p>
          </table:table-cell>
          <table:table-cell table:formula="of:=[.AA110]*1000000" office:value-type="float" office:value="0">
            <text:p>0</text:p>
          </table:table-cell>
          <table:table-cell table:formula="of:=[.AB110]*1000000" office:value-type="float" office:value="-0.0000000000022175">
            <text:p>-2.2175E-012</text:p>
          </table:table-cell>
          <table:table-cell table:formula="of:=[.AC110]*1000000" office:value-type="float" office:value="0.00000000028222">
            <text:p>2.8222E-010</text:p>
          </table:table-cell>
          <table:table-cell office:value-type="float" office:value="0.00054757">
            <text:p>0.00054757</text:p>
          </table:table-cell>
          <table:table-cell table:style-name="ce1" office:value-type="string">
            <text:p>6.8512e-05</text:p>
          </table:table-cell>
          <table:table-cell office:value-type="float" office:value="0.0007543">
            <text:p>0.0007543</text:p>
          </table:table-cell>
          <table:table-cell table:style-name="ce1" office:value-type="string">
            <text:p>6.4899e-06</text:p>
          </table:table-cell>
          <table:table-cell table:style-name="ce1" office:value-type="string">
            <text:p>3.6157e-08</text:p>
          </table:table-cell>
          <table:table-cell table:style-name="ce1" office:value-type="string">
            <text:p>1.059e-18</text:p>
          </table:table-cell>
          <table:table-cell table:style-name="ce1" office:value-type="string">
            <text:p>2.8222e-16</text:p>
          </table:table-cell>
          <table:table-cell office:value-type="float" office:value="0.00054757">
            <text:p>0.00054757</text:p>
          </table:table-cell>
          <table:table-cell table:style-name="ce1" office:value-type="string">
            <text:p>6.8508e-05</text:p>
          </table:table-cell>
          <table:table-cell office:value-type="float" office:value="0.00075429">
            <text:p>0.00075429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175e-18</text:p>
          </table:table-cell>
          <table:table-cell table:style-name="ce1" office:value-type="string">
            <text:p>2.8222e-16</text:p>
          </table:table-cell>
        </table:table-row>
        <table:table-row table:style-name="ro2">
          <table:table-cell office:value-type="float" office:value="1090.702">
            <text:p>1090.702</text:p>
          </table:table-cell>
          <table:table-cell table:formula="of:=[.P111]*1000000" office:value-type="float" office:value="543.56">
            <text:p>543.56</text:p>
          </table:table-cell>
          <table:table-cell table:formula="of:=[.Q111]*1000000" office:value-type="float" office:value="68.017">
            <text:p>68.017</text:p>
          </table:table-cell>
          <table:table-cell table:formula="of:=[.R111]*1000000" office:value-type="float" office:value="758.84">
            <text:p>758.84</text:p>
          </table:table-cell>
          <table:table-cell table:formula="of:=[.S111]*1000000" office:value-type="float" office:value="6.3759">
            <text:p>6.3759</text:p>
          </table:table-cell>
          <table:table-cell table:formula="of:=[.T111]*1000000" office:value-type="float" office:value="0.036247">
            <text:p>0.036247</text:p>
          </table:table-cell>
          <table:table-cell table:formula="of:=[.U111]*1000000" office:value-type="float" office:value="0.0000000000012551">
            <text:p>1.2551E-012</text:p>
          </table:table-cell>
          <table:table-cell table:formula="of:=[.V111]*1000000" office:value-type="float" office:value="0.0000000002738">
            <text:p>2.738E-010</text:p>
          </table:table-cell>
          <table:table-cell table:formula="of:=[.W111]*1000000" office:value-type="float" office:value="543.56">
            <text:p>543.56</text:p>
          </table:table-cell>
          <table:table-cell table:formula="of:=[.X111]*1000000" office:value-type="float" office:value="68.013">
            <text:p>68.013</text:p>
          </table:table-cell>
          <table:table-cell table:formula="of:=[.Y111]*1000000" office:value-type="float" office:value="758.83">
            <text:p>758.83</text:p>
          </table:table-cell>
          <table:table-cell table:formula="of:=[.Z111]*1000000" office:value-type="float" office:value="20.077">
            <text:p>20.077</text:p>
          </table:table-cell>
          <table:table-cell table:formula="of:=[.AA111]*1000000" office:value-type="float" office:value="0">
            <text:p>0</text:p>
          </table:table-cell>
          <table:table-cell table:formula="of:=[.AB111]*1000000" office:value-type="float" office:value="-0.0000000000037813">
            <text:p>-3.7813E-012</text:p>
          </table:table-cell>
          <table:table-cell table:formula="of:=[.AC111]*1000000" office:value-type="float" office:value="0.0000000002738">
            <text:p>2.738E-010</text:p>
          </table:table-cell>
          <table:table-cell office:value-type="float" office:value="0.00054356">
            <text:p>0.00054356</text:p>
          </table:table-cell>
          <table:table-cell table:style-name="ce1" office:value-type="string">
            <text:p>6.8017e-05</text:p>
          </table:table-cell>
          <table:table-cell office:value-type="float" office:value="0.00075884">
            <text:p>0.00075884</text:p>
          </table:table-cell>
          <table:table-cell table:style-name="ce1" office:value-type="string">
            <text:p>6.3759e-06</text:p>
          </table:table-cell>
          <table:table-cell table:style-name="ce1" office:value-type="string">
            <text:p>3.6247e-08</text:p>
          </table:table-cell>
          <table:table-cell table:style-name="ce1" office:value-type="string">
            <text:p>1.2551e-18</text:p>
          </table:table-cell>
          <table:table-cell table:style-name="ce1" office:value-type="string">
            <text:p>2.738e-16</text:p>
          </table:table-cell>
          <table:table-cell office:value-type="float" office:value="0.00054356">
            <text:p>0.00054356</text:p>
          </table:table-cell>
          <table:table-cell table:style-name="ce1" office:value-type="string">
            <text:p>6.8013e-05</text:p>
          </table:table-cell>
          <table:table-cell office:value-type="float" office:value="0.00075883">
            <text:p>0.00075883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3.7813e-18</text:p>
          </table:table-cell>
          <table:table-cell table:style-name="ce1" office:value-type="string">
            <text:p>2.738e-16</text:p>
          </table:table-cell>
        </table:table-row>
        <table:table-row table:style-name="ro2">
          <table:table-cell office:value-type="float" office:value="1100.702">
            <text:p>1100.702</text:p>
          </table:table-cell>
          <table:table-cell table:formula="of:=[.P112]*1000000" office:value-type="float" office:value="539.58">
            <text:p>539.58</text:p>
          </table:table-cell>
          <table:table-cell table:formula="of:=[.Q112]*1000000" office:value-type="float" office:value="67.524">
            <text:p>67.524</text:p>
          </table:table-cell>
          <table:table-cell table:formula="of:=[.R112]*1000000" office:value-type="float" office:value="763.35">
            <text:p>763.35</text:p>
          </table:table-cell>
          <table:table-cell table:formula="of:=[.S112]*1000000" office:value-type="float" office:value="6.2634">
            <text:p>6.2634</text:p>
          </table:table-cell>
          <table:table-cell table:formula="of:=[.T112]*1000000" office:value-type="float" office:value="0.036337">
            <text:p>0.036337</text:p>
          </table:table-cell>
          <table:table-cell table:formula="of:=[.U112]*1000000" office:value-type="float" office:value="0.0000000000012274">
            <text:p>1.2274E-012</text:p>
          </table:table-cell>
          <table:table-cell table:formula="of:=[.V112]*1000000" office:value-type="float" office:value="0.00000000026563">
            <text:p>2.6563E-010</text:p>
          </table:table-cell>
          <table:table-cell table:formula="of:=[.W112]*1000000" office:value-type="float" office:value="539.58">
            <text:p>539.58</text:p>
          </table:table-cell>
          <table:table-cell table:formula="of:=[.X112]*1000000" office:value-type="float" office:value="67.52">
            <text:p>67.52</text:p>
          </table:table-cell>
          <table:table-cell table:formula="of:=[.Y112]*1000000" office:value-type="float" office:value="763.34">
            <text:p>763.34</text:p>
          </table:table-cell>
          <table:table-cell table:formula="of:=[.Z112]*1000000" office:value-type="float" office:value="20.077">
            <text:p>20.077</text:p>
          </table:table-cell>
          <table:table-cell table:formula="of:=[.AA112]*1000000" office:value-type="float" office:value="0">
            <text:p>0</text:p>
          </table:table-cell>
          <table:table-cell table:formula="of:=[.AB112]*1000000" office:value-type="float" office:value="-0.0000000000011851">
            <text:p>-1.1851E-012</text:p>
          </table:table-cell>
          <table:table-cell table:formula="of:=[.AC112]*1000000" office:value-type="float" office:value="0.00000000026563">
            <text:p>2.6563E-010</text:p>
          </table:table-cell>
          <table:table-cell office:value-type="float" office:value="0.00053958">
            <text:p>0.00053958</text:p>
          </table:table-cell>
          <table:table-cell table:style-name="ce1" office:value-type="string">
            <text:p>6.7524e-05</text:p>
          </table:table-cell>
          <table:table-cell office:value-type="float" office:value="0.00076335">
            <text:p>0.00076335</text:p>
          </table:table-cell>
          <table:table-cell table:style-name="ce1" office:value-type="string">
            <text:p>6.2634e-06</text:p>
          </table:table-cell>
          <table:table-cell table:style-name="ce1" office:value-type="string">
            <text:p>3.6337e-08</text:p>
          </table:table-cell>
          <table:table-cell table:style-name="ce1" office:value-type="string">
            <text:p>1.2274e-18</text:p>
          </table:table-cell>
          <table:table-cell table:style-name="ce1" office:value-type="string">
            <text:p>2.6563e-16</text:p>
          </table:table-cell>
          <table:table-cell office:value-type="float" office:value="0.00053958">
            <text:p>0.00053958</text:p>
          </table:table-cell>
          <table:table-cell table:style-name="ce1" office:value-type="string">
            <text:p>6.752e-05</text:p>
          </table:table-cell>
          <table:table-cell office:value-type="float" office:value="0.00076334">
            <text:p>0.00076334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851e-18</text:p>
          </table:table-cell>
          <table:table-cell table:style-name="ce1" office:value-type="string">
            <text:p>2.6563e-16</text:p>
          </table:table-cell>
        </table:table-row>
        <table:table-row table:style-name="ro2">
          <table:table-cell office:value-type="float" office:value="1110.702">
            <text:p>1110.702</text:p>
          </table:table-cell>
          <table:table-cell table:formula="of:=[.P113]*1000000" office:value-type="float" office:value="535.64">
            <text:p>535.64</text:p>
          </table:table-cell>
          <table:table-cell table:formula="of:=[.Q113]*1000000" office:value-type="float" office:value="67.034">
            <text:p>67.034</text:p>
          </table:table-cell>
          <table:table-cell table:formula="of:=[.R113]*1000000" office:value-type="float" office:value="767.81">
            <text:p>767.81</text:p>
          </table:table-cell>
          <table:table-cell table:formula="of:=[.S113]*1000000" office:value-type="float" office:value="6.1525">
            <text:p>6.1525</text:p>
          </table:table-cell>
          <table:table-cell table:formula="of:=[.T113]*1000000" office:value-type="float" office:value="0.036424">
            <text:p>0.036424</text:p>
          </table:table-cell>
          <table:table-cell table:formula="of:=[.U113]*1000000" office:value-type="float" office:value="0.0000000000011979">
            <text:p>1.1979E-012</text:p>
          </table:table-cell>
          <table:table-cell table:formula="of:=[.V113]*1000000" office:value-type="float" office:value="0.00000000025772">
            <text:p>2.5772E-010</text:p>
          </table:table-cell>
          <table:table-cell table:formula="of:=[.W113]*1000000" office:value-type="float" office:value="535.64">
            <text:p>535.64</text:p>
          </table:table-cell>
          <table:table-cell table:formula="of:=[.X113]*1000000" office:value-type="float" office:value="67.03">
            <text:p>67.03</text:p>
          </table:table-cell>
          <table:table-cell table:formula="of:=[.Y113]*1000000" office:value-type="float" office:value="767.8">
            <text:p>767.8</text:p>
          </table:table-cell>
          <table:table-cell table:formula="of:=[.Z113]*1000000" office:value-type="float" office:value="20.077">
            <text:p>20.077</text:p>
          </table:table-cell>
          <table:table-cell table:formula="of:=[.AA113]*1000000" office:value-type="float" office:value="0">
            <text:p>0</text:p>
          </table:table-cell>
          <table:table-cell table:formula="of:=[.AB113]*1000000" office:value-type="float" office:value="0.0000000000086867">
            <text:p>8.6867E-012</text:p>
          </table:table-cell>
          <table:table-cell table:formula="of:=[.AC113]*1000000" office:value-type="float" office:value="0.00000000025771">
            <text:p>2.5771E-010</text:p>
          </table:table-cell>
          <table:table-cell office:value-type="float" office:value="0.00053564">
            <text:p>0.00053564</text:p>
          </table:table-cell>
          <table:table-cell table:style-name="ce1" office:value-type="string">
            <text:p>6.7034e-05</text:p>
          </table:table-cell>
          <table:table-cell office:value-type="float" office:value="0.00076781">
            <text:p>0.00076781</text:p>
          </table:table-cell>
          <table:table-cell table:style-name="ce1" office:value-type="string">
            <text:p>6.1525e-06</text:p>
          </table:table-cell>
          <table:table-cell table:style-name="ce1" office:value-type="string">
            <text:p>3.6424e-08</text:p>
          </table:table-cell>
          <table:table-cell table:style-name="ce1" office:value-type="string">
            <text:p>1.1979e-18</text:p>
          </table:table-cell>
          <table:table-cell table:style-name="ce1" office:value-type="string">
            <text:p>2.5772e-16</text:p>
          </table:table-cell>
          <table:table-cell office:value-type="float" office:value="0.00053564">
            <text:p>0.00053564</text:p>
          </table:table-cell>
          <table:table-cell table:style-name="ce1" office:value-type="string">
            <text:p>6.703e-05</text:p>
          </table:table-cell>
          <table:table-cell office:value-type="float" office:value="0.0007678">
            <text:p>0.0007678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8.6867e-18</text:p>
          </table:table-cell>
          <table:table-cell table:style-name="ce1" office:value-type="string">
            <text:p>2.5771e-16</text:p>
          </table:table-cell>
        </table:table-row>
        <table:table-row table:style-name="ro2">
          <table:table-cell office:value-type="float" office:value="1120.702">
            <text:p>1120.702</text:p>
          </table:table-cell>
          <table:table-cell table:formula="of:=[.P114]*1000000" office:value-type="float" office:value="531.74">
            <text:p>531.74</text:p>
          </table:table-cell>
          <table:table-cell table:formula="of:=[.Q114]*1000000" office:value-type="float" office:value="66.546">
            <text:p>66.546</text:p>
          </table:table-cell>
          <table:table-cell table:formula="of:=[.R114]*1000000" office:value-type="float" office:value="772.24">
            <text:p>772.24</text:p>
          </table:table-cell>
          <table:table-cell table:formula="of:=[.S114]*1000000" office:value-type="float" office:value="6.0431">
            <text:p>6.0431</text:p>
          </table:table-cell>
          <table:table-cell table:formula="of:=[.T114]*1000000" office:value-type="float" office:value="0.036511">
            <text:p>0.036511</text:p>
          </table:table-cell>
          <table:table-cell table:formula="of:=[.U114]*1000000" office:value-type="float" office:value="0.0000000000011605">
            <text:p>1.1605E-012</text:p>
          </table:table-cell>
          <table:table-cell table:formula="of:=[.V114]*1000000" office:value-type="float" office:value="0.00000000025004">
            <text:p>2.5004E-010</text:p>
          </table:table-cell>
          <table:table-cell table:formula="of:=[.W114]*1000000" office:value-type="float" office:value="531.74">
            <text:p>531.74</text:p>
          </table:table-cell>
          <table:table-cell table:formula="of:=[.X114]*1000000" office:value-type="float" office:value="66.543">
            <text:p>66.543</text:p>
          </table:table-cell>
          <table:table-cell table:formula="of:=[.Y114]*1000000" office:value-type="float" office:value="772.22">
            <text:p>772.22</text:p>
          </table:table-cell>
          <table:table-cell table:formula="of:=[.Z114]*1000000" office:value-type="float" office:value="20.077">
            <text:p>20.077</text:p>
          </table:table-cell>
          <table:table-cell table:formula="of:=[.AA114]*1000000" office:value-type="float" office:value="0">
            <text:p>0</text:p>
          </table:table-cell>
          <table:table-cell table:formula="of:=[.AB114]*1000000" office:value-type="float" office:value="0.000000000011865">
            <text:p>1.1865E-011</text:p>
          </table:table-cell>
          <table:table-cell table:formula="of:=[.AC114]*1000000" office:value-type="float" office:value="0.00000000025004">
            <text:p>2.5004E-010</text:p>
          </table:table-cell>
          <table:table-cell office:value-type="float" office:value="0.00053174">
            <text:p>0.00053174</text:p>
          </table:table-cell>
          <table:table-cell table:style-name="ce1" office:value-type="string">
            <text:p>6.6546e-05</text:p>
          </table:table-cell>
          <table:table-cell office:value-type="float" office:value="0.00077224">
            <text:p>0.00077224</text:p>
          </table:table-cell>
          <table:table-cell table:style-name="ce1" office:value-type="string">
            <text:p>6.0431e-06</text:p>
          </table:table-cell>
          <table:table-cell table:style-name="ce1" office:value-type="string">
            <text:p>3.6511e-08</text:p>
          </table:table-cell>
          <table:table-cell table:style-name="ce1" office:value-type="string">
            <text:p>1.1605e-18</text:p>
          </table:table-cell>
          <table:table-cell table:style-name="ce1" office:value-type="string">
            <text:p>2.5004e-16</text:p>
          </table:table-cell>
          <table:table-cell office:value-type="float" office:value="0.00053174">
            <text:p>0.00053174</text:p>
          </table:table-cell>
          <table:table-cell table:style-name="ce1" office:value-type="string">
            <text:p>6.6543e-05</text:p>
          </table:table-cell>
          <table:table-cell office:value-type="float" office:value="0.00077222">
            <text:p>0.00077222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1865e-17</text:p>
          </table:table-cell>
          <table:table-cell table:style-name="ce1" office:value-type="string">
            <text:p>2.5004e-16</text:p>
          </table:table-cell>
        </table:table-row>
        <table:table-row table:style-name="ro2">
          <table:table-cell office:value-type="float" office:value="1130.702">
            <text:p>1130.702</text:p>
          </table:table-cell>
          <table:table-cell table:formula="of:=[.P115]*1000000" office:value-type="float" office:value="527.87">
            <text:p>527.87</text:p>
          </table:table-cell>
          <table:table-cell table:formula="of:=[.Q115]*1000000" office:value-type="float" office:value="66.061">
            <text:p>66.061</text:p>
          </table:table-cell>
          <table:table-cell table:formula="of:=[.R115]*1000000" office:value-type="float" office:value="776.62">
            <text:p>776.62</text:p>
          </table:table-cell>
          <table:table-cell table:formula="of:=[.S115]*1000000" office:value-type="float" office:value="5.9352">
            <text:p>5.9352</text:p>
          </table:table-cell>
          <table:table-cell table:formula="of:=[.T115]*1000000" office:value-type="float" office:value="0.036596">
            <text:p>0.036596</text:p>
          </table:table-cell>
          <table:table-cell table:formula="of:=[.U115]*1000000" office:value-type="float" office:value="0.0000000000010269">
            <text:p>1.0269E-012</text:p>
          </table:table-cell>
          <table:table-cell table:formula="of:=[.V115]*1000000" office:value-type="float" office:value="0.0000000002426">
            <text:p>2.426E-010</text:p>
          </table:table-cell>
          <table:table-cell table:formula="of:=[.W115]*1000000" office:value-type="float" office:value="527.87">
            <text:p>527.87</text:p>
          </table:table-cell>
          <table:table-cell table:formula="of:=[.X115]*1000000" office:value-type="float" office:value="66.057">
            <text:p>66.057</text:p>
          </table:table-cell>
          <table:table-cell table:formula="of:=[.Y115]*1000000" office:value-type="float" office:value="776.61">
            <text:p>776.61</text:p>
          </table:table-cell>
          <table:table-cell table:formula="of:=[.Z115]*1000000" office:value-type="float" office:value="20.077">
            <text:p>20.077</text:p>
          </table:table-cell>
          <table:table-cell table:formula="of:=[.AA115]*1000000" office:value-type="float" office:value="0">
            <text:p>0</text:p>
          </table:table-cell>
          <table:table-cell table:formula="of:=[.AB115]*1000000" office:value-type="float" office:value="0.0000000000081124">
            <text:p>8.1124E-012</text:p>
          </table:table-cell>
          <table:table-cell table:formula="of:=[.AC115]*1000000" office:value-type="float" office:value="0.0000000002426">
            <text:p>2.426E-010</text:p>
          </table:table-cell>
          <table:table-cell office:value-type="float" office:value="0.00052787">
            <text:p>0.00052787</text:p>
          </table:table-cell>
          <table:table-cell table:style-name="ce1" office:value-type="string">
            <text:p>6.6061e-05</text:p>
          </table:table-cell>
          <table:table-cell office:value-type="float" office:value="0.00077662">
            <text:p>0.00077662</text:p>
          </table:table-cell>
          <table:table-cell table:style-name="ce1" office:value-type="string">
            <text:p>5.9352e-06</text:p>
          </table:table-cell>
          <table:table-cell table:style-name="ce1" office:value-type="string">
            <text:p>3.6596e-08</text:p>
          </table:table-cell>
          <table:table-cell table:style-name="ce1" office:value-type="string">
            <text:p>1.0269e-18</text:p>
          </table:table-cell>
          <table:table-cell table:style-name="ce1" office:value-type="string">
            <text:p>2.426e-16</text:p>
          </table:table-cell>
          <table:table-cell office:value-type="float" office:value="0.00052787">
            <text:p>0.00052787</text:p>
          </table:table-cell>
          <table:table-cell table:style-name="ce1" office:value-type="string">
            <text:p>6.6057e-05</text:p>
          </table:table-cell>
          <table:table-cell office:value-type="float" office:value="0.00077661">
            <text:p>0.00077661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8.1124e-18</text:p>
          </table:table-cell>
          <table:table-cell table:style-name="ce1" office:value-type="string">
            <text:p>2.426e-16</text:p>
          </table:table-cell>
        </table:table-row>
        <table:table-row table:style-name="ro2">
          <table:table-cell office:value-type="float" office:value="1140.702">
            <text:p>1140.702</text:p>
          </table:table-cell>
          <table:table-cell table:formula="of:=[.P116]*1000000" office:value-type="float" office:value="524.04">
            <text:p>524.04</text:p>
          </table:table-cell>
          <table:table-cell table:formula="of:=[.Q116]*1000000" office:value-type="float" office:value="65.579">
            <text:p>65.579</text:p>
          </table:table-cell>
          <table:table-cell table:formula="of:=[.R116]*1000000" office:value-type="float" office:value="780.97">
            <text:p>780.97</text:p>
          </table:table-cell>
          <table:table-cell table:formula="of:=[.S116]*1000000" office:value-type="float" office:value="5.8288">
            <text:p>5.8288</text:p>
          </table:table-cell>
          <table:table-cell table:formula="of:=[.T116]*1000000" office:value-type="float" office:value="0.036679">
            <text:p>0.036679</text:p>
          </table:table-cell>
          <table:table-cell table:formula="of:=[.U116]*1000000" office:value-type="float" office:value="0.0000000000010843">
            <text:p>1.0843E-012</text:p>
          </table:table-cell>
          <table:table-cell table:formula="of:=[.V116]*1000000" office:value-type="float" office:value="0.00000000023539">
            <text:p>2.3539E-010</text:p>
          </table:table-cell>
          <table:table-cell table:formula="of:=[.W116]*1000000" office:value-type="float" office:value="524.04">
            <text:p>524.04</text:p>
          </table:table-cell>
          <table:table-cell table:formula="of:=[.X116]*1000000" office:value-type="float" office:value="65.575">
            <text:p>65.575</text:p>
          </table:table-cell>
          <table:table-cell table:formula="of:=[.Y116]*1000000" office:value-type="float" office:value="780.96">
            <text:p>780.96</text:p>
          </table:table-cell>
          <table:table-cell table:formula="of:=[.Z116]*1000000" office:value-type="float" office:value="20.077">
            <text:p>20.077</text:p>
          </table:table-cell>
          <table:table-cell table:formula="of:=[.AA116]*1000000" office:value-type="float" office:value="0">
            <text:p>0</text:p>
          </table:table-cell>
          <table:table-cell table:formula="of:=[.AB116]*1000000" office:value-type="float" office:value="0.00000000001022">
            <text:p>1.022E-011</text:p>
          </table:table-cell>
          <table:table-cell table:formula="of:=[.AC116]*1000000" office:value-type="float" office:value="0.00000000023538">
            <text:p>2.3538E-010</text:p>
          </table:table-cell>
          <table:table-cell office:value-type="float" office:value="0.00052404">
            <text:p>0.00052404</text:p>
          </table:table-cell>
          <table:table-cell table:style-name="ce1" office:value-type="string">
            <text:p>6.5579e-05</text:p>
          </table:table-cell>
          <table:table-cell office:value-type="float" office:value="0.00078097">
            <text:p>0.00078097</text:p>
          </table:table-cell>
          <table:table-cell table:style-name="ce1" office:value-type="string">
            <text:p>5.8288e-06</text:p>
          </table:table-cell>
          <table:table-cell table:style-name="ce1" office:value-type="string">
            <text:p>3.6679e-08</text:p>
          </table:table-cell>
          <table:table-cell table:style-name="ce1" office:value-type="string">
            <text:p>1.0843e-18</text:p>
          </table:table-cell>
          <table:table-cell table:style-name="ce1" office:value-type="string">
            <text:p>2.3539e-16</text:p>
          </table:table-cell>
          <table:table-cell office:value-type="float" office:value="0.00052404">
            <text:p>0.00052404</text:p>
          </table:table-cell>
          <table:table-cell table:style-name="ce1" office:value-type="string">
            <text:p>6.5575e-05</text:p>
          </table:table-cell>
          <table:table-cell office:value-type="float" office:value="0.00078096">
            <text:p>0.00078096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022e-17</text:p>
          </table:table-cell>
          <table:table-cell table:style-name="ce1" office:value-type="string">
            <text:p>2.3538e-16</text:p>
          </table:table-cell>
        </table:table-row>
        <table:table-row table:style-name="ro2">
          <table:table-cell office:value-type="float" office:value="1150.702">
            <text:p>1150.702</text:p>
          </table:table-cell>
          <table:table-cell table:formula="of:=[.P117]*1000000" office:value-type="float" office:value="520.24">
            <text:p>520.24</text:p>
          </table:table-cell>
          <table:table-cell table:formula="of:=[.Q117]*1000000" office:value-type="float" office:value="65.099">
            <text:p>65.099</text:p>
          </table:table-cell>
          <table:table-cell table:formula="of:=[.R117]*1000000" office:value-type="float" office:value="785.28">
            <text:p>785.28</text:p>
          </table:table-cell>
          <table:table-cell table:formula="of:=[.S117]*1000000" office:value-type="float" office:value="5.7239">
            <text:p>5.7239</text:p>
          </table:table-cell>
          <table:table-cell table:formula="of:=[.T117]*1000000" office:value-type="float" office:value="0.036762">
            <text:p>0.036762</text:p>
          </table:table-cell>
          <table:table-cell table:formula="of:=[.U117]*1000000" office:value-type="float" office:value="0.00000000000095669">
            <text:p>9.5669E-013</text:p>
          </table:table-cell>
          <table:table-cell table:formula="of:=[.V117]*1000000" office:value-type="float" office:value="0.00000000022839">
            <text:p>2.2839E-010</text:p>
          </table:table-cell>
          <table:table-cell table:formula="of:=[.W117]*1000000" office:value-type="float" office:value="520.24">
            <text:p>520.24</text:p>
          </table:table-cell>
          <table:table-cell table:formula="of:=[.X117]*1000000" office:value-type="float" office:value="65.095">
            <text:p>65.095</text:p>
          </table:table-cell>
          <table:table-cell table:formula="of:=[.Y117]*1000000" office:value-type="float" office:value="785.27">
            <text:p>785.27</text:p>
          </table:table-cell>
          <table:table-cell table:formula="of:=[.Z117]*1000000" office:value-type="float" office:value="20.077">
            <text:p>20.077</text:p>
          </table:table-cell>
          <table:table-cell table:formula="of:=[.AA117]*1000000" office:value-type="float" office:value="0">
            <text:p>0</text:p>
          </table:table-cell>
          <table:table-cell table:formula="of:=[.AB117]*1000000" office:value-type="float" office:value="0.0000000000076037">
            <text:p>7.6037E-012</text:p>
          </table:table-cell>
          <table:table-cell table:formula="of:=[.AC117]*1000000" office:value-type="float" office:value="0.00000000022839">
            <text:p>2.2839E-010</text:p>
          </table:table-cell>
          <table:table-cell office:value-type="float" office:value="0.00052024">
            <text:p>0.00052024</text:p>
          </table:table-cell>
          <table:table-cell table:style-name="ce1" office:value-type="string">
            <text:p>6.5099e-05</text:p>
          </table:table-cell>
          <table:table-cell office:value-type="float" office:value="0.00078528">
            <text:p>0.00078528</text:p>
          </table:table-cell>
          <table:table-cell table:style-name="ce1" office:value-type="string">
            <text:p>5.7239e-06</text:p>
          </table:table-cell>
          <table:table-cell table:style-name="ce1" office:value-type="string">
            <text:p>3.6762e-08</text:p>
          </table:table-cell>
          <table:table-cell table:style-name="ce1" office:value-type="string">
            <text:p>9.5669e-19</text:p>
          </table:table-cell>
          <table:table-cell table:style-name="ce1" office:value-type="string">
            <text:p>2.2839e-16</text:p>
          </table:table-cell>
          <table:table-cell office:value-type="float" office:value="0.00052024">
            <text:p>0.00052024</text:p>
          </table:table-cell>
          <table:table-cell table:style-name="ce1" office:value-type="string">
            <text:p>6.5095e-05</text:p>
          </table:table-cell>
          <table:table-cell office:value-type="float" office:value="0.00078527">
            <text:p>0.00078527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7.6037e-18</text:p>
          </table:table-cell>
          <table:table-cell table:style-name="ce1" office:value-type="string">
            <text:p>2.2839e-16</text:p>
          </table:table-cell>
        </table:table-row>
        <table:table-row table:style-name="ro2">
          <table:table-cell office:value-type="float" office:value="1160.702">
            <text:p>1160.702</text:p>
          </table:table-cell>
          <table:table-cell table:formula="of:=[.P118]*1000000" office:value-type="float" office:value="516.48">
            <text:p>516.48</text:p>
          </table:table-cell>
          <table:table-cell table:formula="of:=[.Q118]*1000000" office:value-type="float" office:value="64.621">
            <text:p>64.621</text:p>
          </table:table-cell>
          <table:table-cell table:formula="of:=[.R118]*1000000" office:value-type="float" office:value="789.55">
            <text:p>789.55</text:p>
          </table:table-cell>
          <table:table-cell table:formula="of:=[.S118]*1000000" office:value-type="float" office:value="5.6205">
            <text:p>5.6205</text:p>
          </table:table-cell>
          <table:table-cell table:formula="of:=[.T118]*1000000" office:value-type="float" office:value="0.036843">
            <text:p>0.036843</text:p>
          </table:table-cell>
          <table:table-cell table:formula="of:=[.U118]*1000000" office:value-type="float" office:value="0.00000000000095271">
            <text:p>9.5271E-013</text:p>
          </table:table-cell>
          <table:table-cell table:formula="of:=[.V118]*1000000" office:value-type="float" office:value="0.00000000022161">
            <text:p>2.2161E-010</text:p>
          </table:table-cell>
          <table:table-cell table:formula="of:=[.W118]*1000000" office:value-type="float" office:value="516.48">
            <text:p>516.48</text:p>
          </table:table-cell>
          <table:table-cell table:formula="of:=[.X118]*1000000" office:value-type="float" office:value="64.617">
            <text:p>64.617</text:p>
          </table:table-cell>
          <table:table-cell table:formula="of:=[.Y118]*1000000" office:value-type="float" office:value="789.54">
            <text:p>789.54</text:p>
          </table:table-cell>
          <table:table-cell table:formula="of:=[.Z118]*1000000" office:value-type="float" office:value="20.077">
            <text:p>20.077</text:p>
          </table:table-cell>
          <table:table-cell table:formula="of:=[.AA118]*1000000" office:value-type="float" office:value="0">
            <text:p>0</text:p>
          </table:table-cell>
          <table:table-cell table:formula="of:=[.AB118]*1000000" office:value-type="float" office:value="0.0000000000032074">
            <text:p>3.2074E-012</text:p>
          </table:table-cell>
          <table:table-cell table:formula="of:=[.AC118]*1000000" office:value-type="float" office:value="0.00000000022161">
            <text:p>2.2161E-010</text:p>
          </table:table-cell>
          <table:table-cell office:value-type="float" office:value="0.00051648">
            <text:p>0.00051648</text:p>
          </table:table-cell>
          <table:table-cell table:style-name="ce1" office:value-type="string">
            <text:p>6.4621e-05</text:p>
          </table:table-cell>
          <table:table-cell office:value-type="float" office:value="0.00078955">
            <text:p>0.00078955</text:p>
          </table:table-cell>
          <table:table-cell table:style-name="ce1" office:value-type="string">
            <text:p>5.6205e-06</text:p>
          </table:table-cell>
          <table:table-cell table:style-name="ce1" office:value-type="string">
            <text:p>3.6843e-08</text:p>
          </table:table-cell>
          <table:table-cell table:style-name="ce1" office:value-type="string">
            <text:p>9.5271e-19</text:p>
          </table:table-cell>
          <table:table-cell table:style-name="ce1" office:value-type="string">
            <text:p>2.2161e-16</text:p>
          </table:table-cell>
          <table:table-cell office:value-type="float" office:value="0.00051648">
            <text:p>0.00051648</text:p>
          </table:table-cell>
          <table:table-cell table:style-name="ce1" office:value-type="string">
            <text:p>6.4617e-05</text:p>
          </table:table-cell>
          <table:table-cell office:value-type="float" office:value="0.00078954">
            <text:p>0.00078954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3.2074e-18</text:p>
          </table:table-cell>
          <table:table-cell table:style-name="ce1" office:value-type="string">
            <text:p>2.2161e-16</text:p>
          </table:table-cell>
        </table:table-row>
        <table:table-row table:style-name="ro2">
          <table:table-cell office:value-type="float" office:value="1170.702">
            <text:p>1170.702</text:p>
          </table:table-cell>
          <table:table-cell table:formula="of:=[.P119]*1000000" office:value-type="float" office:value="512.75">
            <text:p>512.75</text:p>
          </table:table-cell>
          <table:table-cell table:formula="of:=[.Q119]*1000000" office:value-type="float" office:value="64.146">
            <text:p>64.146</text:p>
          </table:table-cell>
          <table:table-cell table:formula="of:=[.R119]*1000000" office:value-type="float" office:value="793.78">
            <text:p>793.78</text:p>
          </table:table-cell>
          <table:table-cell table:formula="of:=[.S119]*1000000" office:value-type="float" office:value="5.5185">
            <text:p>5.5185</text:p>
          </table:table-cell>
          <table:table-cell table:formula="of:=[.T119]*1000000" office:value-type="float" office:value="0.036924">
            <text:p>0.036924</text:p>
          </table:table-cell>
          <table:table-cell table:formula="of:=[.U119]*1000000" office:value-type="float" office:value="0.00000000000095089">
            <text:p>9.5089E-013</text:p>
          </table:table-cell>
          <table:table-cell table:formula="of:=[.V119]*1000000" office:value-type="float" office:value="0.00000000021504">
            <text:p>2.1504E-010</text:p>
          </table:table-cell>
          <table:table-cell table:formula="of:=[.W119]*1000000" office:value-type="float" office:value="512.75">
            <text:p>512.75</text:p>
          </table:table-cell>
          <table:table-cell table:formula="of:=[.X119]*1000000" office:value-type="float" office:value="64.142">
            <text:p>64.142</text:p>
          </table:table-cell>
          <table:table-cell table:formula="of:=[.Y119]*1000000" office:value-type="float" office:value="793.77">
            <text:p>793.77</text:p>
          </table:table-cell>
          <table:table-cell table:formula="of:=[.Z119]*1000000" office:value-type="float" office:value="20.077">
            <text:p>20.077</text:p>
          </table:table-cell>
          <table:table-cell table:formula="of:=[.AA119]*1000000" office:value-type="float" office:value="0">
            <text:p>0</text:p>
          </table:table-cell>
          <table:table-cell table:formula="of:=[.AB119]*1000000" office:value-type="float" office:value="-0.0000000000058526">
            <text:p>-5.8526E-012</text:p>
          </table:table-cell>
          <table:table-cell table:formula="of:=[.AC119]*1000000" office:value-type="float" office:value="0.00000000021503">
            <text:p>2.1503E-010</text:p>
          </table:table-cell>
          <table:table-cell office:value-type="float" office:value="0.00051275">
            <text:p>0.00051275</text:p>
          </table:table-cell>
          <table:table-cell table:style-name="ce1" office:value-type="string">
            <text:p>6.4146e-05</text:p>
          </table:table-cell>
          <table:table-cell office:value-type="float" office:value="0.00079378">
            <text:p>0.00079378</text:p>
          </table:table-cell>
          <table:table-cell table:style-name="ce1" office:value-type="string">
            <text:p>5.5185e-06</text:p>
          </table:table-cell>
          <table:table-cell table:style-name="ce1" office:value-type="string">
            <text:p>3.6924e-08</text:p>
          </table:table-cell>
          <table:table-cell table:style-name="ce1" office:value-type="string">
            <text:p>9.5089e-19</text:p>
          </table:table-cell>
          <table:table-cell table:style-name="ce1" office:value-type="string">
            <text:p>2.1504e-16</text:p>
          </table:table-cell>
          <table:table-cell office:value-type="float" office:value="0.00051275">
            <text:p>0.00051275</text:p>
          </table:table-cell>
          <table:table-cell table:style-name="ce1" office:value-type="string">
            <text:p>6.4142e-05</text:p>
          </table:table-cell>
          <table:table-cell office:value-type="float" office:value="0.00079377">
            <text:p>0.00079377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5.8526e-18</text:p>
          </table:table-cell>
          <table:table-cell table:style-name="ce1" office:value-type="string">
            <text:p>2.1503e-16</text:p>
          </table:table-cell>
        </table:table-row>
        <table:table-row table:style-name="ro2">
          <table:table-cell office:value-type="float" office:value="1180.702">
            <text:p>1180.702</text:p>
          </table:table-cell>
          <table:table-cell table:formula="of:=[.P120]*1000000" office:value-type="float" office:value="509.06">
            <text:p>509.06</text:p>
          </table:table-cell>
          <table:table-cell table:formula="of:=[.Q120]*1000000" office:value-type="float" office:value="63.674">
            <text:p>63.674</text:p>
          </table:table-cell>
          <table:table-cell table:formula="of:=[.R120]*1000000" office:value-type="float" office:value="797.98">
            <text:p>797.98</text:p>
          </table:table-cell>
          <table:table-cell table:formula="of:=[.S120]*1000000" office:value-type="float" office:value="5.4181">
            <text:p>5.4181</text:p>
          </table:table-cell>
          <table:table-cell table:formula="of:=[.T120]*1000000" office:value-type="float" office:value="0.037003">
            <text:p>0.037003</text:p>
          </table:table-cell>
          <table:table-cell table:formula="of:=[.U120]*1000000" office:value-type="float" office:value="0.00000000000083448">
            <text:p>8.3448E-013</text:p>
          </table:table-cell>
          <table:table-cell table:formula="of:=[.V120]*1000000" office:value-type="float" office:value="0.00000000020866">
            <text:p>2.0866E-010</text:p>
          </table:table-cell>
          <table:table-cell table:formula="of:=[.W120]*1000000" office:value-type="float" office:value="509.05">
            <text:p>509.05</text:p>
          </table:table-cell>
          <table:table-cell table:formula="of:=[.X120]*1000000" office:value-type="float" office:value="63.67">
            <text:p>63.67</text:p>
          </table:table-cell>
          <table:table-cell table:formula="of:=[.Y120]*1000000" office:value-type="float" office:value="797.97">
            <text:p>797.97</text:p>
          </table:table-cell>
          <table:table-cell table:formula="of:=[.Z120]*1000000" office:value-type="float" office:value="20.077">
            <text:p>20.077</text:p>
          </table:table-cell>
          <table:table-cell table:formula="of:=[.AA120]*1000000" office:value-type="float" office:value="0">
            <text:p>0</text:p>
          </table:table-cell>
          <table:table-cell table:formula="of:=[.AB120]*1000000" office:value-type="float" office:value="-0.0000000000099193">
            <text:p>-9.9193E-012</text:p>
          </table:table-cell>
          <table:table-cell table:formula="of:=[.AC120]*1000000" office:value-type="float" office:value="0.00000000020866">
            <text:p>2.0866E-010</text:p>
          </table:table-cell>
          <table:table-cell office:value-type="float" office:value="0.00050906">
            <text:p>0.00050906</text:p>
          </table:table-cell>
          <table:table-cell table:style-name="ce1" office:value-type="string">
            <text:p>6.3674e-05</text:p>
          </table:table-cell>
          <table:table-cell office:value-type="float" office:value="0.00079798">
            <text:p>0.00079798</text:p>
          </table:table-cell>
          <table:table-cell table:style-name="ce1" office:value-type="string">
            <text:p>5.4181e-06</text:p>
          </table:table-cell>
          <table:table-cell table:style-name="ce1" office:value-type="string">
            <text:p>3.7003e-08</text:p>
          </table:table-cell>
          <table:table-cell table:style-name="ce1" office:value-type="string">
            <text:p>8.3448e-19</text:p>
          </table:table-cell>
          <table:table-cell table:style-name="ce1" office:value-type="string">
            <text:p>2.0866e-16</text:p>
          </table:table-cell>
          <table:table-cell office:value-type="float" office:value="0.00050905">
            <text:p>0.00050905</text:p>
          </table:table-cell>
          <table:table-cell table:style-name="ce1" office:value-type="string">
            <text:p>6.367e-05</text:p>
          </table:table-cell>
          <table:table-cell office:value-type="float" office:value="0.00079797">
            <text:p>0.00079797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9.9193e-18</text:p>
          </table:table-cell>
          <table:table-cell table:style-name="ce1" office:value-type="string">
            <text:p>2.0866e-16</text:p>
          </table:table-cell>
        </table:table-row>
        <table:table-row table:style-name="ro2">
          <table:table-cell office:value-type="float" office:value="1190.702">
            <text:p>1190.702</text:p>
          </table:table-cell>
          <table:table-cell table:formula="of:=[.P121]*1000000" office:value-type="float" office:value="505.4">
            <text:p>505.4</text:p>
          </table:table-cell>
          <table:table-cell table:formula="of:=[.Q121]*1000000" office:value-type="float" office:value="63.204">
            <text:p>63.204</text:p>
          </table:table-cell>
          <table:table-cell table:formula="of:=[.R121]*1000000" office:value-type="float" office:value="802.14">
            <text:p>802.14</text:p>
          </table:table-cell>
          <table:table-cell table:formula="of:=[.S121]*1000000" office:value-type="float" office:value="5.3191">
            <text:p>5.3191</text:p>
          </table:table-cell>
          <table:table-cell table:formula="of:=[.T121]*1000000" office:value-type="float" office:value="0.037081">
            <text:p>0.037081</text:p>
          </table:table-cell>
          <table:table-cell table:formula="of:=[.U121]*1000000" office:value-type="float" office:value="0.0000000000010049">
            <text:p>1.0049E-012</text:p>
          </table:table-cell>
          <table:table-cell table:formula="of:=[.V121]*1000000" office:value-type="float" office:value="0.00000000020248">
            <text:p>2.0248E-010</text:p>
          </table:table-cell>
          <table:table-cell table:formula="of:=[.W121]*1000000" office:value-type="float" office:value="505.39">
            <text:p>505.39</text:p>
          </table:table-cell>
          <table:table-cell table:formula="of:=[.X121]*1000000" office:value-type="float" office:value="63.2">
            <text:p>63.2</text:p>
          </table:table-cell>
          <table:table-cell table:formula="of:=[.Y121]*1000000" office:value-type="float" office:value="802.13">
            <text:p>802.13</text:p>
          </table:table-cell>
          <table:table-cell table:formula="of:=[.Z121]*1000000" office:value-type="float" office:value="20.077">
            <text:p>20.077</text:p>
          </table:table-cell>
          <table:table-cell table:formula="of:=[.AA121]*1000000" office:value-type="float" office:value="0">
            <text:p>0</text:p>
          </table:table-cell>
          <table:table-cell table:formula="of:=[.AB121]*1000000" office:value-type="float" office:value="-0.0000000000087218">
            <text:p>-8.7218E-012</text:p>
          </table:table-cell>
          <table:table-cell table:formula="of:=[.AC121]*1000000" office:value-type="float" office:value="0.00000000020248">
            <text:p>2.0248E-010</text:p>
          </table:table-cell>
          <table:table-cell office:value-type="float" office:value="0.0005054">
            <text:p>0.0005054</text:p>
          </table:table-cell>
          <table:table-cell table:style-name="ce1" office:value-type="string">
            <text:p>6.3204e-05</text:p>
          </table:table-cell>
          <table:table-cell office:value-type="float" office:value="0.00080214">
            <text:p>0.00080214</text:p>
          </table:table-cell>
          <table:table-cell table:style-name="ce1" office:value-type="string">
            <text:p>5.3191e-06</text:p>
          </table:table-cell>
          <table:table-cell table:style-name="ce1" office:value-type="string">
            <text:p>3.7081e-08</text:p>
          </table:table-cell>
          <table:table-cell table:style-name="ce1" office:value-type="string">
            <text:p>1.0049e-18</text:p>
          </table:table-cell>
          <table:table-cell table:style-name="ce1" office:value-type="string">
            <text:p>2.0248e-16</text:p>
          </table:table-cell>
          <table:table-cell office:value-type="float" office:value="0.00050539">
            <text:p>0.00050539</text:p>
          </table:table-cell>
          <table:table-cell table:style-name="ce1" office:value-type="string">
            <text:p>6.32e-05</text:p>
          </table:table-cell>
          <table:table-cell office:value-type="float" office:value="0.00080213">
            <text:p>0.00080213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8.7218e-18</text:p>
          </table:table-cell>
          <table:table-cell table:style-name="ce1" office:value-type="string">
            <text:p>2.0248e-16</text:p>
          </table:table-cell>
        </table:table-row>
        <table:table-row table:style-name="ro2">
          <table:table-cell office:value-type="float" office:value="1200.702">
            <text:p>1200.702</text:p>
          </table:table-cell>
          <table:table-cell table:formula="of:=[.P122]*1000000" office:value-type="float" office:value="501.77">
            <text:p>501.77</text:p>
          </table:table-cell>
          <table:table-cell table:formula="of:=[.Q122]*1000000" office:value-type="float" office:value="62.737">
            <text:p>62.737</text:p>
          </table:table-cell>
          <table:table-cell table:formula="of:=[.R122]*1000000" office:value-type="float" office:value="806.26">
            <text:p>806.26</text:p>
          </table:table-cell>
          <table:table-cell table:formula="of:=[.S122]*1000000" office:value-type="float" office:value="5.2216">
            <text:p>5.2216</text:p>
          </table:table-cell>
          <table:table-cell table:formula="of:=[.T122]*1000000" office:value-type="float" office:value="0.037158">
            <text:p>0.037158</text:p>
          </table:table-cell>
          <table:table-cell table:formula="of:=[.U122]*1000000" office:value-type="float" office:value="0.00000000000057221">
            <text:p>5.7221E-013</text:p>
          </table:table-cell>
          <table:table-cell table:formula="of:=[.V122]*1000000" office:value-type="float" office:value="0.00000000019649">
            <text:p>1.9649E-010</text:p>
          </table:table-cell>
          <table:table-cell table:formula="of:=[.W122]*1000000" office:value-type="float" office:value="501.77">
            <text:p>501.77</text:p>
          </table:table-cell>
          <table:table-cell table:formula="of:=[.X122]*1000000" office:value-type="float" office:value="62.733">
            <text:p>62.733</text:p>
          </table:table-cell>
          <table:table-cell table:formula="of:=[.Y122]*1000000" office:value-type="float" office:value="806.25">
            <text:p>806.25</text:p>
          </table:table-cell>
          <table:table-cell table:formula="of:=[.Z122]*1000000" office:value-type="float" office:value="20.077">
            <text:p>20.077</text:p>
          </table:table-cell>
          <table:table-cell table:formula="of:=[.AA122]*1000000" office:value-type="float" office:value="0">
            <text:p>0</text:p>
          </table:table-cell>
          <table:table-cell table:formula="of:=[.AB122]*1000000" office:value-type="float" office:value="-0.0000000000035907">
            <text:p>-3.5907E-012</text:p>
          </table:table-cell>
          <table:table-cell table:formula="of:=[.AC122]*1000000" office:value-type="float" office:value="0.00000000019649">
            <text:p>1.9649E-010</text:p>
          </table:table-cell>
          <table:table-cell office:value-type="float" office:value="0.00050177">
            <text:p>0.00050177</text:p>
          </table:table-cell>
          <table:table-cell table:style-name="ce1" office:value-type="string">
            <text:p>6.2737e-05</text:p>
          </table:table-cell>
          <table:table-cell office:value-type="float" office:value="0.00080626">
            <text:p>0.00080626</text:p>
          </table:table-cell>
          <table:table-cell table:style-name="ce1" office:value-type="string">
            <text:p>5.2216e-06</text:p>
          </table:table-cell>
          <table:table-cell table:style-name="ce1" office:value-type="string">
            <text:p>3.7158e-08</text:p>
          </table:table-cell>
          <table:table-cell table:style-name="ce1" office:value-type="string">
            <text:p>5.7221e-19</text:p>
          </table:table-cell>
          <table:table-cell table:style-name="ce1" office:value-type="string">
            <text:p>1.9649e-16</text:p>
          </table:table-cell>
          <table:table-cell office:value-type="float" office:value="0.00050177">
            <text:p>0.00050177</text:p>
          </table:table-cell>
          <table:table-cell table:style-name="ce1" office:value-type="string">
            <text:p>6.2733e-05</text:p>
          </table:table-cell>
          <table:table-cell office:value-type="float" office:value="0.00080625">
            <text:p>0.00080625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3.5907e-18</text:p>
          </table:table-cell>
          <table:table-cell table:style-name="ce1" office:value-type="string">
            <text:p>1.9649e-16</text:p>
          </table:table-cell>
        </table:table-row>
        <table:table-row table:style-name="ro2">
          <table:table-cell office:value-type="float" office:value="1210.702">
            <text:p>1210.702</text:p>
          </table:table-cell>
          <table:table-cell table:formula="of:=[.P123]*1000000" office:value-type="float" office:value="498.17">
            <text:p>498.17</text:p>
          </table:table-cell>
          <table:table-cell table:formula="of:=[.Q123]*1000000" office:value-type="float" office:value="62.272">
            <text:p>62.272</text:p>
          </table:table-cell>
          <table:table-cell table:formula="of:=[.R123]*1000000" office:value-type="float" office:value="810.35">
            <text:p>810.35</text:p>
          </table:table-cell>
          <table:table-cell table:formula="of:=[.S123]*1000000" office:value-type="float" office:value="5.1256">
            <text:p>5.1256</text:p>
          </table:table-cell>
          <table:table-cell table:formula="of:=[.T123]*1000000" office:value-type="float" office:value="0.037235">
            <text:p>0.037235</text:p>
          </table:table-cell>
          <table:table-cell table:formula="of:=[.U123]*1000000" office:value-type="float" office:value="0.0000000000006113">
            <text:p>6.113E-013</text:p>
          </table:table-cell>
          <table:table-cell table:formula="of:=[.V123]*1000000" office:value-type="float" office:value="0.00000000019068">
            <text:p>1.9068E-010</text:p>
          </table:table-cell>
          <table:table-cell table:formula="of:=[.W123]*1000000" office:value-type="float" office:value="498.17">
            <text:p>498.17</text:p>
          </table:table-cell>
          <table:table-cell table:formula="of:=[.X123]*1000000" office:value-type="float" office:value="62.268">
            <text:p>62.268</text:p>
          </table:table-cell>
          <table:table-cell table:formula="of:=[.Y123]*1000000" office:value-type="float" office:value="810.33">
            <text:p>810.33</text:p>
          </table:table-cell>
          <table:table-cell table:formula="of:=[.Z123]*1000000" office:value-type="float" office:value="20.077">
            <text:p>20.077</text:p>
          </table:table-cell>
          <table:table-cell table:formula="of:=[.AA123]*1000000" office:value-type="float" office:value="0">
            <text:p>0</text:p>
          </table:table-cell>
          <table:table-cell table:formula="of:=[.AB123]*1000000" office:value-type="float" office:value="-0.0000000000039561">
            <text:p>-3.9561E-012</text:p>
          </table:table-cell>
          <table:table-cell table:formula="of:=[.AC123]*1000000" office:value-type="float" office:value="0.00000000019068">
            <text:p>1.9068E-010</text:p>
          </table:table-cell>
          <table:table-cell office:value-type="float" office:value="0.00049817">
            <text:p>0.00049817</text:p>
          </table:table-cell>
          <table:table-cell table:style-name="ce1" office:value-type="string">
            <text:p>6.2272e-05</text:p>
          </table:table-cell>
          <table:table-cell office:value-type="float" office:value="0.00081035">
            <text:p>0.00081035</text:p>
          </table:table-cell>
          <table:table-cell table:style-name="ce1" office:value-type="string">
            <text:p>5.1256e-06</text:p>
          </table:table-cell>
          <table:table-cell table:style-name="ce1" office:value-type="string">
            <text:p>3.7235e-08</text:p>
          </table:table-cell>
          <table:table-cell table:style-name="ce1" office:value-type="string">
            <text:p>6.113e-19</text:p>
          </table:table-cell>
          <table:table-cell table:style-name="ce1" office:value-type="string">
            <text:p>1.9068e-16</text:p>
          </table:table-cell>
          <table:table-cell office:value-type="float" office:value="0.00049817">
            <text:p>0.00049817</text:p>
          </table:table-cell>
          <table:table-cell table:style-name="ce1" office:value-type="string">
            <text:p>6.2268e-05</text:p>
          </table:table-cell>
          <table:table-cell office:value-type="float" office:value="0.00081033">
            <text:p>0.00081033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3.9561e-18</text:p>
          </table:table-cell>
          <table:table-cell table:style-name="ce1" office:value-type="string">
            <text:p>1.9068e-16</text:p>
          </table:table-cell>
        </table:table-row>
        <table:table-row table:style-name="ro2">
          <table:table-cell office:value-type="float" office:value="1220.702">
            <text:p>1220.702</text:p>
          </table:table-cell>
          <table:table-cell table:formula="of:=[.P124]*1000000" office:value-type="float" office:value="494.61">
            <text:p>494.61</text:p>
          </table:table-cell>
          <table:table-cell table:formula="of:=[.Q124]*1000000" office:value-type="float" office:value="61.81">
            <text:p>61.81</text:p>
          </table:table-cell>
          <table:table-cell table:formula="of:=[.R124]*1000000" office:value-type="float" office:value="814.4">
            <text:p>814.4</text:p>
          </table:table-cell>
          <table:table-cell table:formula="of:=[.S124]*1000000" office:value-type="float" office:value="5.0309">
            <text:p>5.0309</text:p>
          </table:table-cell>
          <table:table-cell table:formula="of:=[.T124]*1000000" office:value-type="float" office:value="0.03731">
            <text:p>0.03731</text:p>
          </table:table-cell>
          <table:table-cell table:formula="of:=[.U124]*1000000" office:value-type="float" office:value="0.00000000000035317">
            <text:p>3.5317E-013</text:p>
          </table:table-cell>
          <table:table-cell table:formula="of:=[.V124]*1000000" office:value-type="float" office:value="0.00000000018505">
            <text:p>1.8505E-010</text:p>
          </table:table-cell>
          <table:table-cell table:formula="of:=[.W124]*1000000" office:value-type="float" office:value="494.61">
            <text:p>494.61</text:p>
          </table:table-cell>
          <table:table-cell table:formula="of:=[.X124]*1000000" office:value-type="float" office:value="61.806">
            <text:p>61.806</text:p>
          </table:table-cell>
          <table:table-cell table:formula="of:=[.Y124]*1000000" office:value-type="float" office:value="814.38">
            <text:p>814.38</text:p>
          </table:table-cell>
          <table:table-cell table:formula="of:=[.Z124]*1000000" office:value-type="float" office:value="20.077">
            <text:p>20.077</text:p>
          </table:table-cell>
          <table:table-cell table:formula="of:=[.AA124]*1000000" office:value-type="float" office:value="0">
            <text:p>0</text:p>
          </table:table-cell>
          <table:table-cell table:formula="of:=[.AB124]*1000000" office:value-type="float" office:value="-0.0000000000015066">
            <text:p>-1.5066E-012</text:p>
          </table:table-cell>
          <table:table-cell table:formula="of:=[.AC124]*1000000" office:value-type="float" office:value="0.00000000018505">
            <text:p>1.8505E-010</text:p>
          </table:table-cell>
          <table:table-cell office:value-type="float" office:value="0.00049461">
            <text:p>0.00049461</text:p>
          </table:table-cell>
          <table:table-cell table:style-name="ce1" office:value-type="string">
            <text:p>6.181e-05</text:p>
          </table:table-cell>
          <table:table-cell office:value-type="float" office:value="0.0008144">
            <text:p>0.0008144</text:p>
          </table:table-cell>
          <table:table-cell table:style-name="ce1" office:value-type="string">
            <text:p>5.0309e-06</text:p>
          </table:table-cell>
          <table:table-cell table:style-name="ce1" office:value-type="string">
            <text:p>3.731e-08</text:p>
          </table:table-cell>
          <table:table-cell table:style-name="ce1" office:value-type="string">
            <text:p>3.5317e-19</text:p>
          </table:table-cell>
          <table:table-cell table:style-name="ce1" office:value-type="string">
            <text:p>1.8505e-16</text:p>
          </table:table-cell>
          <table:table-cell office:value-type="float" office:value="0.00049461">
            <text:p>0.00049461</text:p>
          </table:table-cell>
          <table:table-cell table:style-name="ce1" office:value-type="string">
            <text:p>6.1806e-05</text:p>
          </table:table-cell>
          <table:table-cell office:value-type="float" office:value="0.00081438">
            <text:p>0.00081438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066e-18</text:p>
          </table:table-cell>
          <table:table-cell table:style-name="ce1" office:value-type="string">
            <text:p>1.8505e-16</text:p>
          </table:table-cell>
        </table:table-row>
        <table:table-row table:style-name="ro2">
          <table:table-cell office:value-type="float" office:value="1230.702">
            <text:p>1230.702</text:p>
          </table:table-cell>
          <table:table-cell table:formula="of:=[.P125]*1000000" office:value-type="float" office:value="491.08">
            <text:p>491.08</text:p>
          </table:table-cell>
          <table:table-cell table:formula="of:=[.Q125]*1000000" office:value-type="float" office:value="61.351">
            <text:p>61.351</text:p>
          </table:table-cell>
          <table:table-cell table:formula="of:=[.R125]*1000000" office:value-type="float" office:value="818.41">
            <text:p>818.41</text:p>
          </table:table-cell>
          <table:table-cell table:formula="of:=[.S125]*1000000" office:value-type="float" office:value="4.9377">
            <text:p>4.9377</text:p>
          </table:table-cell>
          <table:table-cell table:formula="of:=[.T125]*1000000" office:value-type="float" office:value="0.037385">
            <text:p>0.037385</text:p>
          </table:table-cell>
          <table:table-cell table:formula="of:=[.U125]*1000000" office:value-type="float" office:value="-0.00000000000021794">
            <text:p>-2.1794E-013</text:p>
          </table:table-cell>
          <table:table-cell table:formula="of:=[.V125]*1000000" office:value-type="float" office:value="0.00000000017959">
            <text:p>1.7959E-010</text:p>
          </table:table-cell>
          <table:table-cell table:formula="of:=[.W125]*1000000" office:value-type="float" office:value="491.08">
            <text:p>491.08</text:p>
          </table:table-cell>
          <table:table-cell table:formula="of:=[.X125]*1000000" office:value-type="float" office:value="61.347">
            <text:p>61.347</text:p>
          </table:table-cell>
          <table:table-cell table:formula="of:=[.Y125]*1000000" office:value-type="float" office:value="818.4">
            <text:p>818.4</text:p>
          </table:table-cell>
          <table:table-cell table:formula="of:=[.Z125]*1000000" office:value-type="float" office:value="20.077">
            <text:p>20.077</text:p>
          </table:table-cell>
          <table:table-cell table:formula="of:=[.AA125]*1000000" office:value-type="float" office:value="0">
            <text:p>0</text:p>
          </table:table-cell>
          <table:table-cell table:formula="of:=[.AB125]*1000000" office:value-type="float" office:value="-0.0000000000013283">
            <text:p>-1.3283E-012</text:p>
          </table:table-cell>
          <table:table-cell table:formula="of:=[.AC125]*1000000" office:value-type="float" office:value="0.00000000017959">
            <text:p>1.7959E-010</text:p>
          </table:table-cell>
          <table:table-cell office:value-type="float" office:value="0.00049108">
            <text:p>0.00049108</text:p>
          </table:table-cell>
          <table:table-cell table:style-name="ce1" office:value-type="string">
            <text:p>6.1351e-05</text:p>
          </table:table-cell>
          <table:table-cell office:value-type="float" office:value="0.00081841">
            <text:p>0.00081841</text:p>
          </table:table-cell>
          <table:table-cell table:style-name="ce1" office:value-type="string">
            <text:p>4.9377e-06</text:p>
          </table:table-cell>
          <table:table-cell table:style-name="ce1" office:value-type="string">
            <text:p>3.7385e-08</text:p>
          </table:table-cell>
          <table:table-cell table:style-name="ce1" office:value-type="string">
            <text:p>-2.1794e-19</text:p>
          </table:table-cell>
          <table:table-cell table:style-name="ce1" office:value-type="string">
            <text:p>1.7959e-16</text:p>
          </table:table-cell>
          <table:table-cell office:value-type="float" office:value="0.00049108">
            <text:p>0.00049108</text:p>
          </table:table-cell>
          <table:table-cell table:style-name="ce1" office:value-type="string">
            <text:p>6.1347e-05</text:p>
          </table:table-cell>
          <table:table-cell office:value-type="float" office:value="0.0008184">
            <text:p>0.0008184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3283e-18</text:p>
          </table:table-cell>
          <table:table-cell table:style-name="ce1" office:value-type="string">
            <text:p>1.7959e-16</text:p>
          </table:table-cell>
        </table:table-row>
        <table:table-row table:style-name="ro2">
          <table:table-cell office:value-type="float" office:value="1240.702">
            <text:p>1240.702</text:p>
          </table:table-cell>
          <table:table-cell table:formula="of:=[.P126]*1000000" office:value-type="float" office:value="487.59">
            <text:p>487.59</text:p>
          </table:table-cell>
          <table:table-cell table:formula="of:=[.Q126]*1000000" office:value-type="float" office:value="60.894">
            <text:p>60.894</text:p>
          </table:table-cell>
          <table:table-cell table:formula="of:=[.R126]*1000000" office:value-type="float" office:value="822.39">
            <text:p>822.39</text:p>
          </table:table-cell>
          <table:table-cell table:formula="of:=[.S126]*1000000" office:value-type="float" office:value="4.8459">
            <text:p>4.8459</text:p>
          </table:table-cell>
          <table:table-cell table:formula="of:=[.T126]*1000000" office:value-type="float" office:value="0.037458">
            <text:p>0.037458</text:p>
          </table:table-cell>
          <table:table-cell table:formula="of:=[.U126]*1000000" office:value-type="float" office:value="-0.00000000000043125">
            <text:p>-4.3125E-013</text:p>
          </table:table-cell>
          <table:table-cell table:formula="of:=[.V126]*1000000" office:value-type="float" office:value="0.0000000001743">
            <text:p>1.743E-010</text:p>
          </table:table-cell>
          <table:table-cell table:formula="of:=[.W126]*1000000" office:value-type="float" office:value="487.59">
            <text:p>487.59</text:p>
          </table:table-cell>
          <table:table-cell table:formula="of:=[.X126]*1000000" office:value-type="float" office:value="60.89">
            <text:p>60.89</text:p>
          </table:table-cell>
          <table:table-cell table:formula="of:=[.Y126]*1000000" office:value-type="float" office:value="822.38">
            <text:p>822.38</text:p>
          </table:table-cell>
          <table:table-cell table:formula="of:=[.Z126]*1000000" office:value-type="float" office:value="20.077">
            <text:p>20.077</text:p>
          </table:table-cell>
          <table:table-cell table:formula="of:=[.AA126]*1000000" office:value-type="float" office:value="0">
            <text:p>0</text:p>
          </table:table-cell>
          <table:table-cell table:formula="of:=[.AB126]*1000000" office:value-type="float" office:value="-0.0000000000062813">
            <text:p>-6.2813E-012</text:p>
          </table:table-cell>
          <table:table-cell table:formula="of:=[.AC126]*1000000" office:value-type="float" office:value="0.0000000001743">
            <text:p>1.743E-010</text:p>
          </table:table-cell>
          <table:table-cell office:value-type="float" office:value="0.00048759">
            <text:p>0.00048759</text:p>
          </table:table-cell>
          <table:table-cell table:style-name="ce1" office:value-type="string">
            <text:p>6.0894e-05</text:p>
          </table:table-cell>
          <table:table-cell office:value-type="float" office:value="0.00082239">
            <text:p>0.00082239</text:p>
          </table:table-cell>
          <table:table-cell table:style-name="ce1" office:value-type="string">
            <text:p>4.8459e-06</text:p>
          </table:table-cell>
          <table:table-cell table:style-name="ce1" office:value-type="string">
            <text:p>3.7458e-08</text:p>
          </table:table-cell>
          <table:table-cell table:style-name="ce1" office:value-type="string">
            <text:p>-4.3125e-19</text:p>
          </table:table-cell>
          <table:table-cell table:style-name="ce1" office:value-type="string">
            <text:p>1.743e-16</text:p>
          </table:table-cell>
          <table:table-cell office:value-type="float" office:value="0.00048759">
            <text:p>0.00048759</text:p>
          </table:table-cell>
          <table:table-cell table:style-name="ce1" office:value-type="string">
            <text:p>6.089e-05</text:p>
          </table:table-cell>
          <table:table-cell office:value-type="float" office:value="0.00082238">
            <text:p>0.00082238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6.2813e-18</text:p>
          </table:table-cell>
          <table:table-cell table:style-name="ce1" office:value-type="string">
            <text:p>1.743e-16</text:p>
          </table:table-cell>
        </table:table-row>
        <table:table-row table:style-name="ro2">
          <table:table-cell office:value-type="float" office:value="1250.702">
            <text:p>1250.702</text:p>
          </table:table-cell>
          <table:table-cell table:formula="of:=[.P127]*1000000" office:value-type="float" office:value="484.12">
            <text:p>484.12</text:p>
          </table:table-cell>
          <table:table-cell table:formula="of:=[.Q127]*1000000" office:value-type="float" office:value="60.44">
            <text:p>60.44</text:p>
          </table:table-cell>
          <table:table-cell table:formula="of:=[.R127]*1000000" office:value-type="float" office:value="826.34">
            <text:p>826.34</text:p>
          </table:table-cell>
          <table:table-cell table:formula="of:=[.S127]*1000000" office:value-type="float" office:value="4.7556">
            <text:p>4.7556</text:p>
          </table:table-cell>
          <table:table-cell table:formula="of:=[.T127]*1000000" office:value-type="float" office:value="0.037532">
            <text:p>0.037532</text:p>
          </table:table-cell>
          <table:table-cell table:formula="of:=[.U127]*1000000" office:value-type="float" office:value="-0.000000000000072726">
            <text:p>-7.2726E-014</text:p>
          </table:table-cell>
          <table:table-cell table:formula="of:=[.V127]*1000000" office:value-type="float" office:value="0.00000000016916">
            <text:p>1.6916E-010</text:p>
          </table:table-cell>
          <table:table-cell table:formula="of:=[.W127]*1000000" office:value-type="float" office:value="484.12">
            <text:p>484.12</text:p>
          </table:table-cell>
          <table:table-cell table:formula="of:=[.X127]*1000000" office:value-type="float" office:value="60.436">
            <text:p>60.436</text:p>
          </table:table-cell>
          <table:table-cell table:formula="of:=[.Y127]*1000000" office:value-type="float" office:value="826.32">
            <text:p>826.32</text:p>
          </table:table-cell>
          <table:table-cell table:formula="of:=[.Z127]*1000000" office:value-type="float" office:value="20.077">
            <text:p>20.077</text:p>
          </table:table-cell>
          <table:table-cell table:formula="of:=[.AA127]*1000000" office:value-type="float" office:value="0">
            <text:p>0</text:p>
          </table:table-cell>
          <table:table-cell table:formula="of:=[.AB127]*1000000" office:value-type="float" office:value="-0.0000000000043578">
            <text:p>-4.3578E-012</text:p>
          </table:table-cell>
          <table:table-cell table:formula="of:=[.AC127]*1000000" office:value-type="float" office:value="0.00000000016916">
            <text:p>1.6916E-010</text:p>
          </table:table-cell>
          <table:table-cell office:value-type="float" office:value="0.00048412">
            <text:p>0.00048412</text:p>
          </table:table-cell>
          <table:table-cell table:style-name="ce1" office:value-type="string">
            <text:p>6.044e-05</text:p>
          </table:table-cell>
          <table:table-cell office:value-type="float" office:value="0.00082634">
            <text:p>0.00082634</text:p>
          </table:table-cell>
          <table:table-cell table:style-name="ce1" office:value-type="string">
            <text:p>4.7556e-06</text:p>
          </table:table-cell>
          <table:table-cell table:style-name="ce1" office:value-type="string">
            <text:p>3.7532e-08</text:p>
          </table:table-cell>
          <table:table-cell table:style-name="ce1" office:value-type="string">
            <text:p>-7.2726e-20</text:p>
          </table:table-cell>
          <table:table-cell table:style-name="ce1" office:value-type="string">
            <text:p>1.6916e-16</text:p>
          </table:table-cell>
          <table:table-cell office:value-type="float" office:value="0.00048412">
            <text:p>0.00048412</text:p>
          </table:table-cell>
          <table:table-cell table:style-name="ce1" office:value-type="string">
            <text:p>6.0436e-05</text:p>
          </table:table-cell>
          <table:table-cell office:value-type="float" office:value="0.00082632">
            <text:p>0.00082632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4.3578e-18</text:p>
          </table:table-cell>
          <table:table-cell table:style-name="ce1" office:value-type="string">
            <text:p>1.6916e-16</text:p>
          </table:table-cell>
        </table:table-row>
        <table:table-row table:style-name="ro2">
          <table:table-cell office:value-type="float" office:value="1260.702">
            <text:p>1260.702</text:p>
          </table:table-cell>
          <table:table-cell table:formula="of:=[.P128]*1000000" office:value-type="float" office:value="480.69">
            <text:p>480.69</text:p>
          </table:table-cell>
          <table:table-cell table:formula="of:=[.Q128]*1000000" office:value-type="float" office:value="59.989">
            <text:p>59.989</text:p>
          </table:table-cell>
          <table:table-cell table:formula="of:=[.R128]*1000000" office:value-type="float" office:value="830.24">
            <text:p>830.24</text:p>
          </table:table-cell>
          <table:table-cell table:formula="of:=[.S128]*1000000" office:value-type="float" office:value="4.6666">
            <text:p>4.6666</text:p>
          </table:table-cell>
          <table:table-cell table:formula="of:=[.T128]*1000000" office:value-type="float" office:value="0.037604">
            <text:p>0.037604</text:p>
          </table:table-cell>
          <table:table-cell table:formula="of:=[.U128]*1000000" office:value-type="float" office:value="0.0000000000003293">
            <text:p>3.293E-013</text:p>
          </table:table-cell>
          <table:table-cell table:formula="of:=[.V128]*1000000" office:value-type="float" office:value="0.00000000016419">
            <text:p>1.6419E-010</text:p>
          </table:table-cell>
          <table:table-cell table:formula="of:=[.W128]*1000000" office:value-type="float" office:value="480.69">
            <text:p>480.69</text:p>
          </table:table-cell>
          <table:table-cell table:formula="of:=[.X128]*1000000" office:value-type="float" office:value="59.985">
            <text:p>59.985</text:p>
          </table:table-cell>
          <table:table-cell table:formula="of:=[.Y128]*1000000" office:value-type="float" office:value="830.23">
            <text:p>830.23</text:p>
          </table:table-cell>
          <table:table-cell table:formula="of:=[.Z128]*1000000" office:value-type="float" office:value="20.077">
            <text:p>20.077</text:p>
          </table:table-cell>
          <table:table-cell table:formula="of:=[.AA128]*1000000" office:value-type="float" office:value="0">
            <text:p>0</text:p>
          </table:table-cell>
          <table:table-cell table:formula="of:=[.AB128]*1000000" office:value-type="float" office:value="0.0000000000029882">
            <text:p>2.9882E-012</text:p>
          </table:table-cell>
          <table:table-cell table:formula="of:=[.AC128]*1000000" office:value-type="float" office:value="0.00000000016419">
            <text:p>1.6419E-010</text:p>
          </table:table-cell>
          <table:table-cell office:value-type="float" office:value="0.00048069">
            <text:p>0.00048069</text:p>
          </table:table-cell>
          <table:table-cell table:style-name="ce1" office:value-type="string">
            <text:p>5.9989e-05</text:p>
          </table:table-cell>
          <table:table-cell office:value-type="float" office:value="0.00083024">
            <text:p>0.00083024</text:p>
          </table:table-cell>
          <table:table-cell table:style-name="ce1" office:value-type="string">
            <text:p>4.6666e-06</text:p>
          </table:table-cell>
          <table:table-cell table:style-name="ce1" office:value-type="string">
            <text:p>3.7604e-08</text:p>
          </table:table-cell>
          <table:table-cell table:style-name="ce1" office:value-type="string">
            <text:p>3.293e-19</text:p>
          </table:table-cell>
          <table:table-cell table:style-name="ce1" office:value-type="string">
            <text:p>1.6419e-16</text:p>
          </table:table-cell>
          <table:table-cell office:value-type="float" office:value="0.00048069">
            <text:p>0.00048069</text:p>
          </table:table-cell>
          <table:table-cell table:style-name="ce1" office:value-type="string">
            <text:p>5.9985e-05</text:p>
          </table:table-cell>
          <table:table-cell office:value-type="float" office:value="0.00083023">
            <text:p>0.00083023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2.9882e-18</text:p>
          </table:table-cell>
          <table:table-cell table:style-name="ce1" office:value-type="string">
            <text:p>1.6419e-16</text:p>
          </table:table-cell>
        </table:table-row>
        <table:table-row table:style-name="ro2">
          <table:table-cell office:value-type="float" office:value="1270.702">
            <text:p>1270.702</text:p>
          </table:table-cell>
          <table:table-cell table:formula="of:=[.P129]*1000000" office:value-type="float" office:value="477.29">
            <text:p>477.29</text:p>
          </table:table-cell>
          <table:table-cell table:formula="of:=[.Q129]*1000000" office:value-type="float" office:value="59.54">
            <text:p>59.54</text:p>
          </table:table-cell>
          <table:table-cell table:formula="of:=[.R129]*1000000" office:value-type="float" office:value="834.12">
            <text:p>834.12</text:p>
          </table:table-cell>
          <table:table-cell table:formula="of:=[.S129]*1000000" office:value-type="float" office:value="4.579">
            <text:p>4.579</text:p>
          </table:table-cell>
          <table:table-cell table:formula="of:=[.T129]*1000000" office:value-type="float" office:value="0.037676">
            <text:p>0.037676</text:p>
          </table:table-cell>
          <table:table-cell table:formula="of:=[.U129]*1000000" office:value-type="float" office:value="0.00000000000015784">
            <text:p>1.5784E-013</text:p>
          </table:table-cell>
          <table:table-cell table:formula="of:=[.V129]*1000000" office:value-type="float" office:value="0.00000000015937">
            <text:p>1.5937E-010</text:p>
          </table:table-cell>
          <table:table-cell table:formula="of:=[.W129]*1000000" office:value-type="float" office:value="477.29">
            <text:p>477.29</text:p>
          </table:table-cell>
          <table:table-cell table:formula="of:=[.X129]*1000000" office:value-type="float" office:value="59.536">
            <text:p>59.536</text:p>
          </table:table-cell>
          <table:table-cell table:formula="of:=[.Y129]*1000000" office:value-type="float" office:value="834.1">
            <text:p>834.1</text:p>
          </table:table-cell>
          <table:table-cell table:formula="of:=[.Z129]*1000000" office:value-type="float" office:value="20.077">
            <text:p>20.077</text:p>
          </table:table-cell>
          <table:table-cell table:formula="of:=[.AA129]*1000000" office:value-type="float" office:value="0">
            <text:p>0</text:p>
          </table:table-cell>
          <table:table-cell table:formula="of:=[.AB129]*1000000" office:value-type="float" office:value="0.0000000000060393">
            <text:p>6.0393E-012</text:p>
          </table:table-cell>
          <table:table-cell table:formula="of:=[.AC129]*1000000" office:value-type="float" office:value="0.00000000015936">
            <text:p>1.5936E-010</text:p>
          </table:table-cell>
          <table:table-cell office:value-type="float" office:value="0.00047729">
            <text:p>0.00047729</text:p>
          </table:table-cell>
          <table:table-cell table:style-name="ce1" office:value-type="string">
            <text:p>5.954e-05</text:p>
          </table:table-cell>
          <table:table-cell office:value-type="float" office:value="0.00083412">
            <text:p>0.00083412</text:p>
          </table:table-cell>
          <table:table-cell table:style-name="ce1" office:value-type="string">
            <text:p>4.579e-06</text:p>
          </table:table-cell>
          <table:table-cell table:style-name="ce1" office:value-type="string">
            <text:p>3.7676e-08</text:p>
          </table:table-cell>
          <table:table-cell table:style-name="ce1" office:value-type="string">
            <text:p>1.5784e-19</text:p>
          </table:table-cell>
          <table:table-cell table:style-name="ce1" office:value-type="string">
            <text:p>1.5937e-16</text:p>
          </table:table-cell>
          <table:table-cell office:value-type="float" office:value="0.00047729">
            <text:p>0.00047729</text:p>
          </table:table-cell>
          <table:table-cell table:style-name="ce1" office:value-type="string">
            <text:p>5.9536e-05</text:p>
          </table:table-cell>
          <table:table-cell office:value-type="float" office:value="0.0008341">
            <text:p>0.0008341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6.0393e-18</text:p>
          </table:table-cell>
          <table:table-cell table:style-name="ce1" office:value-type="string">
            <text:p>1.5936e-16</text:p>
          </table:table-cell>
        </table:table-row>
        <table:table-row table:style-name="ro2">
          <table:table-cell office:value-type="float" office:value="1280.702">
            <text:p>1280.702</text:p>
          </table:table-cell>
          <table:table-cell table:formula="of:=[.P130]*1000000" office:value-type="float" office:value="473.92">
            <text:p>473.92</text:p>
          </table:table-cell>
          <table:table-cell table:formula="of:=[.Q130]*1000000" office:value-type="float" office:value="59.094">
            <text:p>59.094</text:p>
          </table:table-cell>
          <table:table-cell table:formula="of:=[.R130]*1000000" office:value-type="float" office:value="837.96">
            <text:p>837.96</text:p>
          </table:table-cell>
          <table:table-cell table:formula="of:=[.S130]*1000000" office:value-type="float" office:value="4.4927">
            <text:p>4.4927</text:p>
          </table:table-cell>
          <table:table-cell table:formula="of:=[.T130]*1000000" office:value-type="float" office:value="0.037747">
            <text:p>0.037747</text:p>
          </table:table-cell>
          <table:table-cell table:formula="of:=[.U130]*1000000" office:value-type="float" office:value="0.000000000000043448">
            <text:p>4.3448E-014</text:p>
          </table:table-cell>
          <table:table-cell table:formula="of:=[.V130]*1000000" office:value-type="float" office:value="0.00000000015469">
            <text:p>1.5469E-010</text:p>
          </table:table-cell>
          <table:table-cell table:formula="of:=[.W130]*1000000" office:value-type="float" office:value="473.92">
            <text:p>473.92</text:p>
          </table:table-cell>
          <table:table-cell table:formula="of:=[.X130]*1000000" office:value-type="float" office:value="59.09">
            <text:p>59.09</text:p>
          </table:table-cell>
          <table:table-cell table:formula="of:=[.Y130]*1000000" office:value-type="float" office:value="837.94">
            <text:p>837.94</text:p>
          </table:table-cell>
          <table:table-cell table:formula="of:=[.Z130]*1000000" office:value-type="float" office:value="20.077">
            <text:p>20.077</text:p>
          </table:table-cell>
          <table:table-cell table:formula="of:=[.AA130]*1000000" office:value-type="float" office:value="0">
            <text:p>0</text:p>
          </table:table-cell>
          <table:table-cell table:formula="of:=[.AB130]*1000000" office:value-type="float" office:value="-0.0000000000016808">
            <text:p>-1.6808E-012</text:p>
          </table:table-cell>
          <table:table-cell table:formula="of:=[.AC130]*1000000" office:value-type="float" office:value="0.00000000015469">
            <text:p>1.5469E-010</text:p>
          </table:table-cell>
          <table:table-cell office:value-type="float" office:value="0.00047392">
            <text:p>0.00047392</text:p>
          </table:table-cell>
          <table:table-cell table:style-name="ce1" office:value-type="string">
            <text:p>5.9094e-05</text:p>
          </table:table-cell>
          <table:table-cell office:value-type="float" office:value="0.00083796">
            <text:p>0.00083796</text:p>
          </table:table-cell>
          <table:table-cell table:style-name="ce1" office:value-type="string">
            <text:p>4.4927e-06</text:p>
          </table:table-cell>
          <table:table-cell table:style-name="ce1" office:value-type="string">
            <text:p>3.7747e-08</text:p>
          </table:table-cell>
          <table:table-cell table:style-name="ce1" office:value-type="string">
            <text:p>4.3448e-20</text:p>
          </table:table-cell>
          <table:table-cell table:style-name="ce1" office:value-type="string">
            <text:p>1.5469e-16</text:p>
          </table:table-cell>
          <table:table-cell office:value-type="float" office:value="0.00047392">
            <text:p>0.00047392</text:p>
          </table:table-cell>
          <table:table-cell table:style-name="ce1" office:value-type="string">
            <text:p>5.909e-05</text:p>
          </table:table-cell>
          <table:table-cell office:value-type="float" office:value="0.00083794">
            <text:p>0.00083794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808e-18</text:p>
          </table:table-cell>
          <table:table-cell table:style-name="ce1" office:value-type="string">
            <text:p>1.5469e-16</text:p>
          </table:table-cell>
        </table:table-row>
        <table:table-row table:style-name="ro2">
          <table:table-cell office:value-type="float" office:value="1290.702">
            <text:p>1290.702</text:p>
          </table:table-cell>
          <table:table-cell table:formula="of:=[.P131]*1000000" office:value-type="float" office:value="470.58">
            <text:p>470.58</text:p>
          </table:table-cell>
          <table:table-cell table:formula="of:=[.Q131]*1000000" office:value-type="float" office:value="58.651">
            <text:p>58.651</text:p>
          </table:table-cell>
          <table:table-cell table:formula="of:=[.R131]*1000000" office:value-type="float" office:value="841.76">
            <text:p>841.76</text:p>
          </table:table-cell>
          <table:table-cell table:formula="of:=[.S131]*1000000" office:value-type="float" office:value="4.4078">
            <text:p>4.4078</text:p>
          </table:table-cell>
          <table:table-cell table:formula="of:=[.T131]*1000000" office:value-type="float" office:value="0.037817">
            <text:p>0.037817</text:p>
          </table:table-cell>
          <table:table-cell table:formula="of:=[.U131]*1000000" office:value-type="float" office:value="-0.00000000000013261">
            <text:p>-1.3261E-013</text:p>
          </table:table-cell>
          <table:table-cell table:formula="of:=[.V131]*1000000" office:value-type="float" office:value="0.00000000015015">
            <text:p>1.5015E-010</text:p>
          </table:table-cell>
          <table:table-cell table:formula="of:=[.W131]*1000000" office:value-type="float" office:value="470.58">
            <text:p>470.58</text:p>
          </table:table-cell>
          <table:table-cell table:formula="of:=[.X131]*1000000" office:value-type="float" office:value="58.646">
            <text:p>58.646</text:p>
          </table:table-cell>
          <table:table-cell table:formula="of:=[.Y131]*1000000" office:value-type="float" office:value="841.75">
            <text:p>841.75</text:p>
          </table:table-cell>
          <table:table-cell table:formula="of:=[.Z131]*1000000" office:value-type="float" office:value="20.077">
            <text:p>20.077</text:p>
          </table:table-cell>
          <table:table-cell table:formula="of:=[.AA131]*1000000" office:value-type="float" office:value="0">
            <text:p>0</text:p>
          </table:table-cell>
          <table:table-cell table:formula="of:=[.AB131]*1000000" office:value-type="float" office:value="-0.0000000000051549">
            <text:p>-5.1549E-012</text:p>
          </table:table-cell>
          <table:table-cell table:formula="of:=[.AC131]*1000000" office:value-type="float" office:value="0.00000000015015">
            <text:p>1.5015E-010</text:p>
          </table:table-cell>
          <table:table-cell office:value-type="float" office:value="0.00047058">
            <text:p>0.00047058</text:p>
          </table:table-cell>
          <table:table-cell table:style-name="ce1" office:value-type="string">
            <text:p>5.8651e-05</text:p>
          </table:table-cell>
          <table:table-cell office:value-type="float" office:value="0.00084176">
            <text:p>0.00084176</text:p>
          </table:table-cell>
          <table:table-cell table:style-name="ce1" office:value-type="string">
            <text:p>4.4078e-06</text:p>
          </table:table-cell>
          <table:table-cell table:style-name="ce1" office:value-type="string">
            <text:p>3.7817e-08</text:p>
          </table:table-cell>
          <table:table-cell table:style-name="ce1" office:value-type="string">
            <text:p>-1.3261e-19</text:p>
          </table:table-cell>
          <table:table-cell table:style-name="ce1" office:value-type="string">
            <text:p>1.5015e-16</text:p>
          </table:table-cell>
          <table:table-cell office:value-type="float" office:value="0.00047058">
            <text:p>0.00047058</text:p>
          </table:table-cell>
          <table:table-cell table:style-name="ce1" office:value-type="string">
            <text:p>5.8646e-05</text:p>
          </table:table-cell>
          <table:table-cell office:value-type="float" office:value="0.00084175">
            <text:p>0.00084175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5.1549e-18</text:p>
          </table:table-cell>
          <table:table-cell table:style-name="ce1" office:value-type="string">
            <text:p>1.5015e-16</text:p>
          </table:table-cell>
        </table:table-row>
        <table:table-row table:style-name="ro2">
          <table:table-cell office:value-type="float" office:value="1300.702">
            <text:p>1300.702</text:p>
          </table:table-cell>
          <table:table-cell table:formula="of:=[.P132]*1000000" office:value-type="float" office:value="467.27">
            <text:p>467.27</text:p>
          </table:table-cell>
          <table:table-cell table:formula="of:=[.Q132]*1000000" office:value-type="float" office:value="58.21">
            <text:p>58.21</text:p>
          </table:table-cell>
          <table:table-cell table:formula="of:=[.R132]*1000000" office:value-type="float" office:value="845.54">
            <text:p>845.54</text:p>
          </table:table-cell>
          <table:table-cell table:formula="of:=[.S132]*1000000" office:value-type="float" office:value="4.3243">
            <text:p>4.3243</text:p>
          </table:table-cell>
          <table:table-cell table:formula="of:=[.T132]*1000000" office:value-type="float" office:value="0.037887">
            <text:p>0.037887</text:p>
          </table:table-cell>
          <table:table-cell table:formula="of:=[.U132]*1000000" office:value-type="float" office:value="-0.00000000000012733">
            <text:p>-1.2733E-013</text:p>
          </table:table-cell>
          <table:table-cell table:formula="of:=[.V132]*1000000" office:value-type="float" office:value="0.00000000014576">
            <text:p>1.4576E-010</text:p>
          </table:table-cell>
          <table:table-cell table:formula="of:=[.W132]*1000000" office:value-type="float" office:value="467.27">
            <text:p>467.27</text:p>
          </table:table-cell>
          <table:table-cell table:formula="of:=[.X132]*1000000" office:value-type="float" office:value="58.205">
            <text:p>58.205</text:p>
          </table:table-cell>
          <table:table-cell table:formula="of:=[.Y132]*1000000" office:value-type="float" office:value="845.52">
            <text:p>845.52</text:p>
          </table:table-cell>
          <table:table-cell table:formula="of:=[.Z132]*1000000" office:value-type="float" office:value="20.077">
            <text:p>20.077</text:p>
          </table:table-cell>
          <table:table-cell table:formula="of:=[.AA132]*1000000" office:value-type="float" office:value="0">
            <text:p>0</text:p>
          </table:table-cell>
          <table:table-cell table:formula="of:=[.AB132]*1000000" office:value-type="float" office:value="0.0000000000028423">
            <text:p>2.8423E-012</text:p>
          </table:table-cell>
          <table:table-cell table:formula="of:=[.AC132]*1000000" office:value-type="float" office:value="0.00000000014576">
            <text:p>1.4576E-010</text:p>
          </table:table-cell>
          <table:table-cell office:value-type="float" office:value="0.00046727">
            <text:p>0.00046727</text:p>
          </table:table-cell>
          <table:table-cell table:style-name="ce1" office:value-type="string">
            <text:p>5.821e-05</text:p>
          </table:table-cell>
          <table:table-cell office:value-type="float" office:value="0.00084554">
            <text:p>0.00084554</text:p>
          </table:table-cell>
          <table:table-cell table:style-name="ce1" office:value-type="string">
            <text:p>4.3243e-06</text:p>
          </table:table-cell>
          <table:table-cell table:style-name="ce1" office:value-type="string">
            <text:p>3.7887e-08</text:p>
          </table:table-cell>
          <table:table-cell table:style-name="ce1" office:value-type="string">
            <text:p>-1.2733e-19</text:p>
          </table:table-cell>
          <table:table-cell table:style-name="ce1" office:value-type="string">
            <text:p>1.4576e-16</text:p>
          </table:table-cell>
          <table:table-cell office:value-type="float" office:value="0.00046727">
            <text:p>0.00046727</text:p>
          </table:table-cell>
          <table:table-cell table:style-name="ce1" office:value-type="string">
            <text:p>5.8205e-05</text:p>
          </table:table-cell>
          <table:table-cell office:value-type="float" office:value="0.00084552">
            <text:p>0.00084552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2.8423e-18</text:p>
          </table:table-cell>
          <table:table-cell table:style-name="ce1" office:value-type="string">
            <text:p>1.4576e-16</text:p>
          </table:table-cell>
        </table:table-row>
        <table:table-row table:style-name="ro2">
          <table:table-cell office:value-type="float" office:value="1310.702">
            <text:p>1310.702</text:p>
          </table:table-cell>
          <table:table-cell table:formula="of:=[.P133]*1000000" office:value-type="float" office:value="464">
            <text:p>464</text:p>
          </table:table-cell>
          <table:table-cell table:formula="of:=[.Q133]*1000000" office:value-type="float" office:value="57.771">
            <text:p>57.771</text:p>
          </table:table-cell>
          <table:table-cell table:formula="of:=[.R133]*1000000" office:value-type="float" office:value="849.28">
            <text:p>849.28</text:p>
          </table:table-cell>
          <table:table-cell table:formula="of:=[.S133]*1000000" office:value-type="float" office:value="4.242">
            <text:p>4.242</text:p>
          </table:table-cell>
          <table:table-cell table:formula="of:=[.T133]*1000000" office:value-type="float" office:value="0.037957">
            <text:p>0.037957</text:p>
          </table:table-cell>
          <table:table-cell table:formula="of:=[.U133]*1000000" office:value-type="float" office:value="-0.00000000000019606">
            <text:p>-1.9606E-013</text:p>
          </table:table-cell>
          <table:table-cell table:formula="of:=[.V133]*1000000" office:value-type="float" office:value="0.0000000001415">
            <text:p>1.415E-010</text:p>
          </table:table-cell>
          <table:table-cell table:formula="of:=[.W133]*1000000" office:value-type="float" office:value="463.99">
            <text:p>463.99</text:p>
          </table:table-cell>
          <table:table-cell table:formula="of:=[.X133]*1000000" office:value-type="float" office:value="57.767">
            <text:p>57.767</text:p>
          </table:table-cell>
          <table:table-cell table:formula="of:=[.Y133]*1000000" office:value-type="float" office:value="849.26">
            <text:p>849.26</text:p>
          </table:table-cell>
          <table:table-cell table:formula="of:=[.Z133]*1000000" office:value-type="float" office:value="20.077">
            <text:p>20.077</text:p>
          </table:table-cell>
          <table:table-cell table:formula="of:=[.AA133]*1000000" office:value-type="float" office:value="0">
            <text:p>0</text:p>
          </table:table-cell>
          <table:table-cell table:formula="of:=[.AB133]*1000000" office:value-type="float" office:value="0.000000000003486">
            <text:p>3.486E-012</text:p>
          </table:table-cell>
          <table:table-cell table:formula="of:=[.AC133]*1000000" office:value-type="float" office:value="0.00000000014149">
            <text:p>1.4149E-010</text:p>
          </table:table-cell>
          <table:table-cell office:value-type="float" office:value="0.000464">
            <text:p>0.000464</text:p>
          </table:table-cell>
          <table:table-cell table:style-name="ce1" office:value-type="string">
            <text:p>5.7771e-05</text:p>
          </table:table-cell>
          <table:table-cell office:value-type="float" office:value="0.00084928">
            <text:p>0.00084928</text:p>
          </table:table-cell>
          <table:table-cell table:style-name="ce1" office:value-type="string">
            <text:p>4.242e-06</text:p>
          </table:table-cell>
          <table:table-cell table:style-name="ce1" office:value-type="string">
            <text:p>3.7957e-08</text:p>
          </table:table-cell>
          <table:table-cell table:style-name="ce1" office:value-type="string">
            <text:p>-1.9606e-19</text:p>
          </table:table-cell>
          <table:table-cell table:style-name="ce1" office:value-type="string">
            <text:p>1.415e-16</text:p>
          </table:table-cell>
          <table:table-cell office:value-type="float" office:value="0.00046399">
            <text:p>0.00046399</text:p>
          </table:table-cell>
          <table:table-cell table:style-name="ce1" office:value-type="string">
            <text:p>5.7767e-05</text:p>
          </table:table-cell>
          <table:table-cell office:value-type="float" office:value="0.00084926">
            <text:p>0.00084926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3.486e-18</text:p>
          </table:table-cell>
          <table:table-cell table:style-name="ce1" office:value-type="string">
            <text:p>1.4149e-16</text:p>
          </table:table-cell>
        </table:table-row>
        <table:table-row table:style-name="ro2">
          <table:table-cell office:value-type="float" office:value="1320.702">
            <text:p>1320.702</text:p>
          </table:table-cell>
          <table:table-cell table:formula="of:=[.P134]*1000000" office:value-type="float" office:value="460.75">
            <text:p>460.75</text:p>
          </table:table-cell>
          <table:table-cell table:formula="of:=[.Q134]*1000000" office:value-type="float" office:value="57.336">
            <text:p>57.336</text:p>
          </table:table-cell>
          <table:table-cell table:formula="of:=[.R134]*1000000" office:value-type="float" office:value="852.98">
            <text:p>852.98</text:p>
          </table:table-cell>
          <table:table-cell table:formula="of:=[.S134]*1000000" office:value-type="float" office:value="4.1611">
            <text:p>4.1611</text:p>
          </table:table-cell>
          <table:table-cell table:formula="of:=[.T134]*1000000" office:value-type="float" office:value="0.038026">
            <text:p>0.038026</text:p>
          </table:table-cell>
          <table:table-cell table:formula="of:=[.U134]*1000000" office:value-type="float" office:value="0.00000000000023433">
            <text:p>2.3433E-013</text:p>
          </table:table-cell>
          <table:table-cell table:formula="of:=[.V134]*1000000" office:value-type="float" office:value="0.00000000013736">
            <text:p>1.3736E-010</text:p>
          </table:table-cell>
          <table:table-cell table:formula="of:=[.W134]*1000000" office:value-type="float" office:value="460.75">
            <text:p>460.75</text:p>
          </table:table-cell>
          <table:table-cell table:formula="of:=[.X134]*1000000" office:value-type="float" office:value="57.332">
            <text:p>57.332</text:p>
          </table:table-cell>
          <table:table-cell table:formula="of:=[.Y134]*1000000" office:value-type="float" office:value="852.96">
            <text:p>852.96</text:p>
          </table:table-cell>
          <table:table-cell table:formula="of:=[.Z134]*1000000" office:value-type="float" office:value="20.077">
            <text:p>20.077</text:p>
          </table:table-cell>
          <table:table-cell table:formula="of:=[.AA134]*1000000" office:value-type="float" office:value="0">
            <text:p>0</text:p>
          </table:table-cell>
          <table:table-cell table:formula="of:=[.AB134]*1000000" office:value-type="float" office:value="0.0000000000050139">
            <text:p>5.0139E-012</text:p>
          </table:table-cell>
          <table:table-cell table:formula="of:=[.AC134]*1000000" office:value-type="float" office:value="0.00000000013736">
            <text:p>1.3736E-010</text:p>
          </table:table-cell>
          <table:table-cell office:value-type="float" office:value="0.00046075">
            <text:p>0.00046075</text:p>
          </table:table-cell>
          <table:table-cell table:style-name="ce1" office:value-type="string">
            <text:p>5.7336e-05</text:p>
          </table:table-cell>
          <table:table-cell office:value-type="float" office:value="0.00085298">
            <text:p>0.00085298</text:p>
          </table:table-cell>
          <table:table-cell table:style-name="ce1" office:value-type="string">
            <text:p>4.1611e-06</text:p>
          </table:table-cell>
          <table:table-cell table:style-name="ce1" office:value-type="string">
            <text:p>3.8026e-08</text:p>
          </table:table-cell>
          <table:table-cell table:style-name="ce1" office:value-type="string">
            <text:p>2.3433e-19</text:p>
          </table:table-cell>
          <table:table-cell table:style-name="ce1" office:value-type="string">
            <text:p>1.3736e-16</text:p>
          </table:table-cell>
          <table:table-cell office:value-type="float" office:value="0.00046075">
            <text:p>0.00046075</text:p>
          </table:table-cell>
          <table:table-cell table:style-name="ce1" office:value-type="string">
            <text:p>5.7332e-05</text:p>
          </table:table-cell>
          <table:table-cell office:value-type="float" office:value="0.00085296">
            <text:p>0.00085296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5.0139e-18</text:p>
          </table:table-cell>
          <table:table-cell table:style-name="ce1" office:value-type="string">
            <text:p>1.3736e-16</text:p>
          </table:table-cell>
        </table:table-row>
        <table:table-row table:style-name="ro2">
          <table:table-cell office:value-type="float" office:value="1330.702">
            <text:p>1330.702</text:p>
          </table:table-cell>
          <table:table-cell table:formula="of:=[.P135]*1000000" office:value-type="float" office:value="457.53">
            <text:p>457.53</text:p>
          </table:table-cell>
          <table:table-cell table:formula="of:=[.Q135]*1000000" office:value-type="float" office:value="56.903">
            <text:p>56.903</text:p>
          </table:table-cell>
          <table:table-cell table:formula="of:=[.R135]*1000000" office:value-type="float" office:value="856.65">
            <text:p>856.65</text:p>
          </table:table-cell>
          <table:table-cell table:formula="of:=[.S135]*1000000" office:value-type="float" office:value="4.0815">
            <text:p>4.0815</text:p>
          </table:table-cell>
          <table:table-cell table:formula="of:=[.T135]*1000000" office:value-type="float" office:value="0.038094">
            <text:p>0.038094</text:p>
          </table:table-cell>
          <table:table-cell table:formula="of:=[.U135]*1000000" office:value-type="float" office:value="7.4269E-015">
            <text:p>7.4269E-015</text:p>
          </table:table-cell>
          <table:table-cell table:formula="of:=[.V135]*1000000" office:value-type="float" office:value="0.00000000013336">
            <text:p>1.3336E-010</text:p>
          </table:table-cell>
          <table:table-cell table:formula="of:=[.W135]*1000000" office:value-type="float" office:value="457.53">
            <text:p>457.53</text:p>
          </table:table-cell>
          <table:table-cell table:formula="of:=[.X135]*1000000" office:value-type="float" office:value="56.899">
            <text:p>56.899</text:p>
          </table:table-cell>
          <table:table-cell table:formula="of:=[.Y135]*1000000" office:value-type="float" office:value="856.64">
            <text:p>856.64</text:p>
          </table:table-cell>
          <table:table-cell table:formula="of:=[.Z135]*1000000" office:value-type="float" office:value="20.077">
            <text:p>20.077</text:p>
          </table:table-cell>
          <table:table-cell table:formula="of:=[.AA135]*1000000" office:value-type="float" office:value="0">
            <text:p>0</text:p>
          </table:table-cell>
          <table:table-cell table:formula="of:=[.AB135]*1000000" office:value-type="float" office:value="0.0000000000039892">
            <text:p>3.9892E-012</text:p>
          </table:table-cell>
          <table:table-cell table:formula="of:=[.AC135]*1000000" office:value-type="float" office:value="0.00000000013336">
            <text:p>1.3336E-010</text:p>
          </table:table-cell>
          <table:table-cell office:value-type="float" office:value="0.00045753">
            <text:p>0.00045753</text:p>
          </table:table-cell>
          <table:table-cell table:style-name="ce1" office:value-type="string">
            <text:p>5.6903e-05</text:p>
          </table:table-cell>
          <table:table-cell office:value-type="float" office:value="0.00085665">
            <text:p>0.00085665</text:p>
          </table:table-cell>
          <table:table-cell table:style-name="ce1" office:value-type="string">
            <text:p>4.0815e-06</text:p>
          </table:table-cell>
          <table:table-cell table:style-name="ce1" office:value-type="string">
            <text:p>3.8094e-08</text:p>
          </table:table-cell>
          <table:table-cell table:style-name="ce1" office:value-type="string">
            <text:p>7.4269e-21</text:p>
          </table:table-cell>
          <table:table-cell table:style-name="ce1" office:value-type="string">
            <text:p>1.3336e-16</text:p>
          </table:table-cell>
          <table:table-cell office:value-type="float" office:value="0.00045753">
            <text:p>0.00045753</text:p>
          </table:table-cell>
          <table:table-cell table:style-name="ce1" office:value-type="string">
            <text:p>5.6899e-05</text:p>
          </table:table-cell>
          <table:table-cell office:value-type="float" office:value="0.00085664">
            <text:p>0.00085664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3.9892e-18</text:p>
          </table:table-cell>
          <table:table-cell table:style-name="ce1" office:value-type="string">
            <text:p>1.3336e-16</text:p>
          </table:table-cell>
        </table:table-row>
        <table:table-row table:style-name="ro2">
          <table:table-cell office:value-type="float" office:value="1340.702">
            <text:p>1340.702</text:p>
          </table:table-cell>
          <table:table-cell table:formula="of:=[.P136]*1000000" office:value-type="float" office:value="454.34">
            <text:p>454.34</text:p>
          </table:table-cell>
          <table:table-cell table:formula="of:=[.Q136]*1000000" office:value-type="float" office:value="56.473">
            <text:p>56.473</text:p>
          </table:table-cell>
          <table:table-cell table:formula="of:=[.R136]*1000000" office:value-type="float" office:value="860.29">
            <text:p>860.29</text:p>
          </table:table-cell>
          <table:table-cell table:formula="of:=[.S136]*1000000" office:value-type="float" office:value="4.0032">
            <text:p>4.0032</text:p>
          </table:table-cell>
          <table:table-cell table:formula="of:=[.T136]*1000000" office:value-type="float" office:value="0.038163">
            <text:p>0.038163</text:p>
          </table:table-cell>
          <table:table-cell table:formula="of:=[.U136]*1000000" office:value-type="float" office:value="-0.000000000000017626">
            <text:p>-1.7626E-014</text:p>
          </table:table-cell>
          <table:table-cell table:formula="of:=[.V136]*1000000" office:value-type="float" office:value="0.00000000012947">
            <text:p>1.2947E-010</text:p>
          </table:table-cell>
          <table:table-cell table:formula="of:=[.W136]*1000000" office:value-type="float" office:value="454.34">
            <text:p>454.34</text:p>
          </table:table-cell>
          <table:table-cell table:formula="of:=[.X136]*1000000" office:value-type="float" office:value="56.468">
            <text:p>56.468</text:p>
          </table:table-cell>
          <table:table-cell table:formula="of:=[.Y136]*1000000" office:value-type="float" office:value="860.28">
            <text:p>860.28</text:p>
          </table:table-cell>
          <table:table-cell table:formula="of:=[.Z136]*1000000" office:value-type="float" office:value="20.077">
            <text:p>20.077</text:p>
          </table:table-cell>
          <table:table-cell table:formula="of:=[.AA136]*1000000" office:value-type="float" office:value="0">
            <text:p>0</text:p>
          </table:table-cell>
          <table:table-cell table:formula="of:=[.AB136]*1000000" office:value-type="float" office:value="0.0000000000026601">
            <text:p>2.6601E-012</text:p>
          </table:table-cell>
          <table:table-cell table:formula="of:=[.AC136]*1000000" office:value-type="float" office:value="0.00000000012947">
            <text:p>1.2947E-010</text:p>
          </table:table-cell>
          <table:table-cell office:value-type="float" office:value="0.00045434">
            <text:p>0.00045434</text:p>
          </table:table-cell>
          <table:table-cell table:style-name="ce1" office:value-type="string">
            <text:p>5.6473e-05</text:p>
          </table:table-cell>
          <table:table-cell office:value-type="float" office:value="0.00086029">
            <text:p>0.00086029</text:p>
          </table:table-cell>
          <table:table-cell table:style-name="ce1" office:value-type="string">
            <text:p>4.0032e-06</text:p>
          </table:table-cell>
          <table:table-cell table:style-name="ce1" office:value-type="string">
            <text:p>3.8163e-08</text:p>
          </table:table-cell>
          <table:table-cell table:style-name="ce1" office:value-type="string">
            <text:p>-1.7626e-20</text:p>
          </table:table-cell>
          <table:table-cell table:style-name="ce1" office:value-type="string">
            <text:p>1.2947e-16</text:p>
          </table:table-cell>
          <table:table-cell office:value-type="float" office:value="0.00045434">
            <text:p>0.00045434</text:p>
          </table:table-cell>
          <table:table-cell table:style-name="ce1" office:value-type="string">
            <text:p>5.6468e-05</text:p>
          </table:table-cell>
          <table:table-cell office:value-type="float" office:value="0.00086028">
            <text:p>0.00086028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2.6601e-18</text:p>
          </table:table-cell>
          <table:table-cell table:style-name="ce1" office:value-type="string">
            <text:p>1.2947e-16</text:p>
          </table:table-cell>
        </table:table-row>
        <table:table-row table:style-name="ro2">
          <table:table-cell office:value-type="float" office:value="1350.702">
            <text:p>1350.702</text:p>
          </table:table-cell>
          <table:table-cell table:formula="of:=[.P137]*1000000" office:value-type="float" office:value="451.18">
            <text:p>451.18</text:p>
          </table:table-cell>
          <table:table-cell table:formula="of:=[.Q137]*1000000" office:value-type="float" office:value="56.045">
            <text:p>56.045</text:p>
          </table:table-cell>
          <table:table-cell table:formula="of:=[.R137]*1000000" office:value-type="float" office:value="863.9">
            <text:p>863.9</text:p>
          </table:table-cell>
          <table:table-cell table:formula="of:=[.S137]*1000000" office:value-type="float" office:value="3.9261">
            <text:p>3.9261</text:p>
          </table:table-cell>
          <table:table-cell table:formula="of:=[.T137]*1000000" office:value-type="float" office:value="0.03823">
            <text:p>0.03823</text:p>
          </table:table-cell>
          <table:table-cell table:formula="of:=[.U137]*1000000" office:value-type="float" office:value="7.6119E-015">
            <text:p>7.6119E-015</text:p>
          </table:table-cell>
          <table:table-cell table:formula="of:=[.V137]*1000000" office:value-type="float" office:value="0.00000000012571">
            <text:p>1.2571E-010</text:p>
          </table:table-cell>
          <table:table-cell table:formula="of:=[.W137]*1000000" office:value-type="float" office:value="451.18">
            <text:p>451.18</text:p>
          </table:table-cell>
          <table:table-cell table:formula="of:=[.X137]*1000000" office:value-type="float" office:value="56.041">
            <text:p>56.041</text:p>
          </table:table-cell>
          <table:table-cell table:formula="of:=[.Y137]*1000000" office:value-type="float" office:value="863.88">
            <text:p>863.88</text:p>
          </table:table-cell>
          <table:table-cell table:formula="of:=[.Z137]*1000000" office:value-type="float" office:value="20.077">
            <text:p>20.077</text:p>
          </table:table-cell>
          <table:table-cell table:formula="of:=[.AA137]*1000000" office:value-type="float" office:value="0">
            <text:p>0</text:p>
          </table:table-cell>
          <table:table-cell table:formula="of:=[.AB137]*1000000" office:value-type="float" office:value="0.000000000006723">
            <text:p>6.723E-012</text:p>
          </table:table-cell>
          <table:table-cell table:formula="of:=[.AC137]*1000000" office:value-type="float" office:value="0.00000000012571">
            <text:p>1.2571E-010</text:p>
          </table:table-cell>
          <table:table-cell office:value-type="float" office:value="0.00045118">
            <text:p>0.00045118</text:p>
          </table:table-cell>
          <table:table-cell table:style-name="ce1" office:value-type="string">
            <text:p>5.6045e-05</text:p>
          </table:table-cell>
          <table:table-cell office:value-type="float" office:value="0.0008639">
            <text:p>0.0008639</text:p>
          </table:table-cell>
          <table:table-cell table:style-name="ce1" office:value-type="string">
            <text:p>3.9261e-06</text:p>
          </table:table-cell>
          <table:table-cell table:style-name="ce1" office:value-type="string">
            <text:p>3.823e-08</text:p>
          </table:table-cell>
          <table:table-cell table:style-name="ce1" office:value-type="string">
            <text:p>7.6119e-21</text:p>
          </table:table-cell>
          <table:table-cell table:style-name="ce1" office:value-type="string">
            <text:p>1.2571e-16</text:p>
          </table:table-cell>
          <table:table-cell office:value-type="float" office:value="0.00045118">
            <text:p>0.00045118</text:p>
          </table:table-cell>
          <table:table-cell table:style-name="ce1" office:value-type="string">
            <text:p>5.6041e-05</text:p>
          </table:table-cell>
          <table:table-cell office:value-type="float" office:value="0.00086388">
            <text:p>0.00086388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6.723e-18</text:p>
          </table:table-cell>
          <table:table-cell table:style-name="ce1" office:value-type="string">
            <text:p>1.2571e-16</text:p>
          </table:table-cell>
        </table:table-row>
        <table:table-row table:style-name="ro2">
          <table:table-cell office:value-type="float" office:value="1360.702">
            <text:p>1360.702</text:p>
          </table:table-cell>
          <table:table-cell table:formula="of:=[.P138]*1000000" office:value-type="float" office:value="448.05">
            <text:p>448.05</text:p>
          </table:table-cell>
          <table:table-cell table:formula="of:=[.Q138]*1000000" office:value-type="float" office:value="55.62">
            <text:p>55.62</text:p>
          </table:table-cell>
          <table:table-cell table:formula="of:=[.R138]*1000000" office:value-type="float" office:value="867.48">
            <text:p>867.48</text:p>
          </table:table-cell>
          <table:table-cell table:formula="of:=[.S138]*1000000" office:value-type="float" office:value="3.8503">
            <text:p>3.8503</text:p>
          </table:table-cell>
          <table:table-cell table:formula="of:=[.T138]*1000000" office:value-type="float" office:value="0.038298">
            <text:p>0.038298</text:p>
          </table:table-cell>
          <table:table-cell table:formula="of:=[.U138]*1000000" office:value-type="float" office:value="-0.000000000000044822">
            <text:p>-4.4822E-014</text:p>
          </table:table-cell>
          <table:table-cell table:formula="of:=[.V138]*1000000" office:value-type="float" office:value="0.00000000012206">
            <text:p>1.2206E-010</text:p>
          </table:table-cell>
          <table:table-cell table:formula="of:=[.W138]*1000000" office:value-type="float" office:value="448.05">
            <text:p>448.05</text:p>
          </table:table-cell>
          <table:table-cell table:formula="of:=[.X138]*1000000" office:value-type="float" office:value="55.616">
            <text:p>55.616</text:p>
          </table:table-cell>
          <table:table-cell table:formula="of:=[.Y138]*1000000" office:value-type="float" office:value="867.46">
            <text:p>867.46</text:p>
          </table:table-cell>
          <table:table-cell table:formula="of:=[.Z138]*1000000" office:value-type="float" office:value="20.077">
            <text:p>20.077</text:p>
          </table:table-cell>
          <table:table-cell table:formula="of:=[.AA138]*1000000" office:value-type="float" office:value="0">
            <text:p>0</text:p>
          </table:table-cell>
          <table:table-cell table:formula="of:=[.AB138]*1000000" office:value-type="float" office:value="0.000000000007893">
            <text:p>7.893E-012</text:p>
          </table:table-cell>
          <table:table-cell table:formula="of:=[.AC138]*1000000" office:value-type="float" office:value="0.00000000012206">
            <text:p>1.2206E-010</text:p>
          </table:table-cell>
          <table:table-cell office:value-type="float" office:value="0.00044805">
            <text:p>0.00044805</text:p>
          </table:table-cell>
          <table:table-cell table:style-name="ce1" office:value-type="string">
            <text:p>5.562e-05</text:p>
          </table:table-cell>
          <table:table-cell office:value-type="float" office:value="0.00086748">
            <text:p>0.00086748</text:p>
          </table:table-cell>
          <table:table-cell table:style-name="ce1" office:value-type="string">
            <text:p>3.8503e-06</text:p>
          </table:table-cell>
          <table:table-cell table:style-name="ce1" office:value-type="string">
            <text:p>3.8298e-08</text:p>
          </table:table-cell>
          <table:table-cell table:style-name="ce1" office:value-type="string">
            <text:p>-4.4822e-20</text:p>
          </table:table-cell>
          <table:table-cell table:style-name="ce1" office:value-type="string">
            <text:p>1.2206e-16</text:p>
          </table:table-cell>
          <table:table-cell office:value-type="float" office:value="0.00044805">
            <text:p>0.00044805</text:p>
          </table:table-cell>
          <table:table-cell table:style-name="ce1" office:value-type="string">
            <text:p>5.5616e-05</text:p>
          </table:table-cell>
          <table:table-cell office:value-type="float" office:value="0.00086746">
            <text:p>0.00086746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7.893e-18</text:p>
          </table:table-cell>
          <table:table-cell table:style-name="ce1" office:value-type="string">
            <text:p>1.2206e-16</text:p>
          </table:table-cell>
        </table:table-row>
        <table:table-row table:style-name="ro2">
          <table:table-cell office:value-type="float" office:value="1370.702">
            <text:p>1370.702</text:p>
          </table:table-cell>
          <table:table-cell table:formula="of:=[.P139]*1000000" office:value-type="float" office:value="444.95">
            <text:p>444.95</text:p>
          </table:table-cell>
          <table:table-cell table:formula="of:=[.Q139]*1000000" office:value-type="float" office:value="55.197">
            <text:p>55.197</text:p>
          </table:table-cell>
          <table:table-cell table:formula="of:=[.R139]*1000000" office:value-type="float" office:value="871.02">
            <text:p>871.02</text:p>
          </table:table-cell>
          <table:table-cell table:formula="of:=[.S139]*1000000" office:value-type="float" office:value="3.7758">
            <text:p>3.7758</text:p>
          </table:table-cell>
          <table:table-cell table:formula="of:=[.T139]*1000000" office:value-type="float" office:value="0.038365">
            <text:p>0.038365</text:p>
          </table:table-cell>
          <table:table-cell table:formula="of:=[.U139]*1000000" office:value-type="float" office:value="6.5883E-015">
            <text:p>6.5883E-015</text:p>
          </table:table-cell>
          <table:table-cell table:formula="of:=[.V139]*1000000" office:value-type="float" office:value="0.00000000011852">
            <text:p>1.1852E-010</text:p>
          </table:table-cell>
          <table:table-cell table:formula="of:=[.W139]*1000000" office:value-type="float" office:value="444.95">
            <text:p>444.95</text:p>
          </table:table-cell>
          <table:table-cell table:formula="of:=[.X139]*1000000" office:value-type="float" office:value="55.193">
            <text:p>55.193</text:p>
          </table:table-cell>
          <table:table-cell table:formula="of:=[.Y139]*1000000" office:value-type="float" office:value="871">
            <text:p>871</text:p>
          </table:table-cell>
          <table:table-cell table:formula="of:=[.Z139]*1000000" office:value-type="float" office:value="20.077">
            <text:p>20.077</text:p>
          </table:table-cell>
          <table:table-cell table:formula="of:=[.AA139]*1000000" office:value-type="float" office:value="0">
            <text:p>0</text:p>
          </table:table-cell>
          <table:table-cell table:formula="of:=[.AB139]*1000000" office:value-type="float" office:value="0.0000000000010914">
            <text:p>1.0914E-012</text:p>
          </table:table-cell>
          <table:table-cell table:formula="of:=[.AC139]*1000000" office:value-type="float" office:value="0.00000000011852">
            <text:p>1.1852E-010</text:p>
          </table:table-cell>
          <table:table-cell office:value-type="float" office:value="0.00044495">
            <text:p>0.00044495</text:p>
          </table:table-cell>
          <table:table-cell table:style-name="ce1" office:value-type="string">
            <text:p>5.5197e-05</text:p>
          </table:table-cell>
          <table:table-cell office:value-type="float" office:value="0.00087102">
            <text:p>0.00087102</text:p>
          </table:table-cell>
          <table:table-cell table:style-name="ce1" office:value-type="string">
            <text:p>3.7758e-06</text:p>
          </table:table-cell>
          <table:table-cell table:style-name="ce1" office:value-type="string">
            <text:p>3.8365e-08</text:p>
          </table:table-cell>
          <table:table-cell table:style-name="ce1" office:value-type="string">
            <text:p>6.5883e-21</text:p>
          </table:table-cell>
          <table:table-cell table:style-name="ce1" office:value-type="string">
            <text:p>1.1852e-16</text:p>
          </table:table-cell>
          <table:table-cell office:value-type="float" office:value="0.00044495">
            <text:p>0.00044495</text:p>
          </table:table-cell>
          <table:table-cell table:style-name="ce1" office:value-type="string">
            <text:p>5.5193e-05</text:p>
          </table:table-cell>
          <table:table-cell office:value-type="float" office:value="0.000871">
            <text:p>0.000871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0914e-18</text:p>
          </table:table-cell>
          <table:table-cell table:style-name="ce1" office:value-type="string">
            <text:p>1.1852e-16</text:p>
          </table:table-cell>
        </table:table-row>
        <table:table-row table:style-name="ro2">
          <table:table-cell office:value-type="float" office:value="1380.702">
            <text:p>1380.702</text:p>
          </table:table-cell>
          <table:table-cell table:formula="of:=[.P140]*1000000" office:value-type="float" office:value="441.88">
            <text:p>441.88</text:p>
          </table:table-cell>
          <table:table-cell table:formula="of:=[.Q140]*1000000" office:value-type="float" office:value="54.778">
            <text:p>54.778</text:p>
          </table:table-cell>
          <table:table-cell table:formula="of:=[.R140]*1000000" office:value-type="float" office:value="874.53">
            <text:p>874.53</text:p>
          </table:table-cell>
          <table:table-cell table:formula="of:=[.S140]*1000000" office:value-type="float" office:value="3.7025">
            <text:p>3.7025</text:p>
          </table:table-cell>
          <table:table-cell table:formula="of:=[.T140]*1000000" office:value-type="float" office:value="0.038432">
            <text:p>0.038432</text:p>
          </table:table-cell>
          <table:table-cell table:formula="of:=[.U140]*1000000" office:value-type="float" office:value="0.000000000000022824">
            <text:p>2.2824E-014</text:p>
          </table:table-cell>
          <table:table-cell table:formula="of:=[.V140]*1000000" office:value-type="float" office:value="0.00000000011508">
            <text:p>1.1508E-010</text:p>
          </table:table-cell>
          <table:table-cell table:formula="of:=[.W140]*1000000" office:value-type="float" office:value="441.88">
            <text:p>441.88</text:p>
          </table:table-cell>
          <table:table-cell table:formula="of:=[.X140]*1000000" office:value-type="float" office:value="54.773">
            <text:p>54.773</text:p>
          </table:table-cell>
          <table:table-cell table:formula="of:=[.Y140]*1000000" office:value-type="float" office:value="874.52">
            <text:p>874.52</text:p>
          </table:table-cell>
          <table:table-cell table:formula="of:=[.Z140]*1000000" office:value-type="float" office:value="20.077">
            <text:p>20.077</text:p>
          </table:table-cell>
          <table:table-cell table:formula="of:=[.AA140]*1000000" office:value-type="float" office:value="0">
            <text:p>0</text:p>
          </table:table-cell>
          <table:table-cell table:formula="of:=[.AB140]*1000000" office:value-type="float" office:value="-0.0000000000049747">
            <text:p>-4.9747E-012</text:p>
          </table:table-cell>
          <table:table-cell table:formula="of:=[.AC140]*1000000" office:value-type="float" office:value="0.00000000011508">
            <text:p>1.1508E-010</text:p>
          </table:table-cell>
          <table:table-cell office:value-type="float" office:value="0.00044188">
            <text:p>0.00044188</text:p>
          </table:table-cell>
          <table:table-cell table:style-name="ce1" office:value-type="string">
            <text:p>5.4778e-05</text:p>
          </table:table-cell>
          <table:table-cell office:value-type="float" office:value="0.00087453">
            <text:p>0.00087453</text:p>
          </table:table-cell>
          <table:table-cell table:style-name="ce1" office:value-type="string">
            <text:p>3.7025e-06</text:p>
          </table:table-cell>
          <table:table-cell table:style-name="ce1" office:value-type="string">
            <text:p>3.8432e-08</text:p>
          </table:table-cell>
          <table:table-cell table:style-name="ce1" office:value-type="string">
            <text:p>2.2824e-20</text:p>
          </table:table-cell>
          <table:table-cell table:style-name="ce1" office:value-type="string">
            <text:p>1.1508e-16</text:p>
          </table:table-cell>
          <table:table-cell office:value-type="float" office:value="0.00044188">
            <text:p>0.00044188</text:p>
          </table:table-cell>
          <table:table-cell table:style-name="ce1" office:value-type="string">
            <text:p>5.4773e-05</text:p>
          </table:table-cell>
          <table:table-cell office:value-type="float" office:value="0.00087452">
            <text:p>0.00087452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4.9747e-18</text:p>
          </table:table-cell>
          <table:table-cell table:style-name="ce1" office:value-type="string">
            <text:p>1.1508e-16</text:p>
          </table:table-cell>
        </table:table-row>
        <table:table-row table:style-name="ro2">
          <table:table-cell office:value-type="float" office:value="1390.702">
            <text:p>1390.702</text:p>
          </table:table-cell>
          <table:table-cell table:formula="of:=[.P141]*1000000" office:value-type="float" office:value="438.84">
            <text:p>438.84</text:p>
          </table:table-cell>
          <table:table-cell table:formula="of:=[.Q141]*1000000" office:value-type="float" office:value="54.36">
            <text:p>54.36</text:p>
          </table:table-cell>
          <table:table-cell table:formula="of:=[.R141]*1000000" office:value-type="float" office:value="878.02">
            <text:p>878.02</text:p>
          </table:table-cell>
          <table:table-cell table:formula="of:=[.S141]*1000000" office:value-type="float" office:value="3.6304">
            <text:p>3.6304</text:p>
          </table:table-cell>
          <table:table-cell table:formula="of:=[.T141]*1000000" office:value-type="float" office:value="0.038498">
            <text:p>0.038498</text:p>
          </table:table-cell>
          <table:table-cell table:formula="of:=[.U141]*1000000" office:value-type="float" office:value="5.4524E-015">
            <text:p>5.4524E-015</text:p>
          </table:table-cell>
          <table:table-cell table:formula="of:=[.V141]*1000000" office:value-type="float" office:value="0.00000000011176">
            <text:p>1.1176E-010</text:p>
          </table:table-cell>
          <table:table-cell table:formula="of:=[.W141]*1000000" office:value-type="float" office:value="438.83">
            <text:p>438.83</text:p>
          </table:table-cell>
          <table:table-cell table:formula="of:=[.X141]*1000000" office:value-type="float" office:value="54.356">
            <text:p>54.356</text:p>
          </table:table-cell>
          <table:table-cell table:formula="of:=[.Y141]*1000000" office:value-type="float" office:value="878">
            <text:p>878</text:p>
          </table:table-cell>
          <table:table-cell table:formula="of:=[.Z141]*1000000" office:value-type="float" office:value="20.077">
            <text:p>20.077</text:p>
          </table:table-cell>
          <table:table-cell table:formula="of:=[.AA141]*1000000" office:value-type="float" office:value="0">
            <text:p>0</text:p>
          </table:table-cell>
          <table:table-cell table:formula="of:=[.AB141]*1000000" office:value-type="float" office:value="-0.000000000004697">
            <text:p>-4.697E-012</text:p>
          </table:table-cell>
          <table:table-cell table:formula="of:=[.AC141]*1000000" office:value-type="float" office:value="0.00000000011176">
            <text:p>1.1176E-010</text:p>
          </table:table-cell>
          <table:table-cell office:value-type="float" office:value="0.00043884">
            <text:p>0.00043884</text:p>
          </table:table-cell>
          <table:table-cell table:style-name="ce1" office:value-type="string">
            <text:p>5.436e-05</text:p>
          </table:table-cell>
          <table:table-cell office:value-type="float" office:value="0.00087802">
            <text:p>0.00087802</text:p>
          </table:table-cell>
          <table:table-cell table:style-name="ce1" office:value-type="string">
            <text:p>3.6304e-06</text:p>
          </table:table-cell>
          <table:table-cell table:style-name="ce1" office:value-type="string">
            <text:p>3.8498e-08</text:p>
          </table:table-cell>
          <table:table-cell table:style-name="ce1" office:value-type="string">
            <text:p>5.4524e-21</text:p>
          </table:table-cell>
          <table:table-cell table:style-name="ce1" office:value-type="string">
            <text:p>1.1176e-16</text:p>
          </table:table-cell>
          <table:table-cell office:value-type="float" office:value="0.00043883">
            <text:p>0.00043883</text:p>
          </table:table-cell>
          <table:table-cell table:style-name="ce1" office:value-type="string">
            <text:p>5.4356e-05</text:p>
          </table:table-cell>
          <table:table-cell office:value-type="float" office:value="0.000878">
            <text:p>0.000878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4.697e-18</text:p>
          </table:table-cell>
          <table:table-cell table:style-name="ce1" office:value-type="string">
            <text:p>1.1176e-16</text:p>
          </table:table-cell>
        </table:table-row>
        <table:table-row table:style-name="ro2">
          <table:table-cell office:value-type="float" office:value="1400.702">
            <text:p>1400.702</text:p>
          </table:table-cell>
          <table:table-cell table:formula="of:=[.P142]*1000000" office:value-type="float" office:value="435.82">
            <text:p>435.82</text:p>
          </table:table-cell>
          <table:table-cell table:formula="of:=[.Q142]*1000000" office:value-type="float" office:value="53.946">
            <text:p>53.946</text:p>
          </table:table-cell>
          <table:table-cell table:formula="of:=[.R142]*1000000" office:value-type="float" office:value="881.47">
            <text:p>881.47</text:p>
          </table:table-cell>
          <table:table-cell table:formula="of:=[.S142]*1000000" office:value-type="float" office:value="3.5594">
            <text:p>3.5594</text:p>
          </table:table-cell>
          <table:table-cell table:formula="of:=[.T142]*1000000" office:value-type="float" office:value="0.038564">
            <text:p>0.038564</text:p>
          </table:table-cell>
          <table:table-cell table:formula="of:=[.U142]*1000000" office:value-type="float" office:value="0.00000000000011232">
            <text:p>1.1232E-013</text:p>
          </table:table-cell>
          <table:table-cell table:formula="of:=[.V142]*1000000" office:value-type="float" office:value="0.00000000010853">
            <text:p>1.0853E-010</text:p>
          </table:table-cell>
          <table:table-cell table:formula="of:=[.W142]*1000000" office:value-type="float" office:value="435.82">
            <text:p>435.82</text:p>
          </table:table-cell>
          <table:table-cell table:formula="of:=[.X142]*1000000" office:value-type="float" office:value="53.942">
            <text:p>53.942</text:p>
          </table:table-cell>
          <table:table-cell table:formula="of:=[.Y142]*1000000" office:value-type="float" office:value="881.45">
            <text:p>881.45</text:p>
          </table:table-cell>
          <table:table-cell table:formula="of:=[.Z142]*1000000" office:value-type="float" office:value="20.077">
            <text:p>20.077</text:p>
          </table:table-cell>
          <table:table-cell table:formula="of:=[.AA142]*1000000" office:value-type="float" office:value="0">
            <text:p>0</text:p>
          </table:table-cell>
          <table:table-cell table:formula="of:=[.AB142]*1000000" office:value-type="float" office:value="-0.000000000006674">
            <text:p>-6.674E-012</text:p>
          </table:table-cell>
          <table:table-cell table:formula="of:=[.AC142]*1000000" office:value-type="float" office:value="0.00000000010853">
            <text:p>1.0853E-010</text:p>
          </table:table-cell>
          <table:table-cell office:value-type="float" office:value="0.00043582">
            <text:p>0.00043582</text:p>
          </table:table-cell>
          <table:table-cell table:style-name="ce1" office:value-type="string">
            <text:p>5.3946e-05</text:p>
          </table:table-cell>
          <table:table-cell office:value-type="float" office:value="0.00088147">
            <text:p>0.00088147</text:p>
          </table:table-cell>
          <table:table-cell table:style-name="ce1" office:value-type="string">
            <text:p>3.5594e-06</text:p>
          </table:table-cell>
          <table:table-cell table:style-name="ce1" office:value-type="string">
            <text:p>3.8564e-08</text:p>
          </table:table-cell>
          <table:table-cell table:style-name="ce1" office:value-type="string">
            <text:p>1.1232e-19</text:p>
          </table:table-cell>
          <table:table-cell table:style-name="ce1" office:value-type="string">
            <text:p>1.0853e-16</text:p>
          </table:table-cell>
          <table:table-cell office:value-type="float" office:value="0.00043582">
            <text:p>0.00043582</text:p>
          </table:table-cell>
          <table:table-cell table:style-name="ce1" office:value-type="string">
            <text:p>5.3942e-05</text:p>
          </table:table-cell>
          <table:table-cell office:value-type="float" office:value="0.00088145">
            <text:p>0.00088145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6.674e-18</text:p>
          </table:table-cell>
          <table:table-cell table:style-name="ce1" office:value-type="string">
            <text:p>1.0853e-16</text:p>
          </table:table-cell>
        </table:table-row>
        <table:table-row table:style-name="ro2">
          <table:table-cell office:value-type="float" office:value="1410.702">
            <text:p>1410.702</text:p>
          </table:table-cell>
          <table:table-cell table:formula="of:=[.P143]*1000000" office:value-type="float" office:value="432.83">
            <text:p>432.83</text:p>
          </table:table-cell>
          <table:table-cell table:formula="of:=[.Q143]*1000000" office:value-type="float" office:value="53.534">
            <text:p>53.534</text:p>
          </table:table-cell>
          <table:table-cell table:formula="of:=[.R143]*1000000" office:value-type="float" office:value="884.89">
            <text:p>884.89</text:p>
          </table:table-cell>
          <table:table-cell table:formula="of:=[.S143]*1000000" office:value-type="float" office:value="3.4897">
            <text:p>3.4897</text:p>
          </table:table-cell>
          <table:table-cell table:formula="of:=[.T143]*1000000" office:value-type="float" office:value="0.03863">
            <text:p>0.03863</text:p>
          </table:table-cell>
          <table:table-cell table:formula="of:=[.U143]*1000000" office:value-type="float" office:value="-6.6932E-016">
            <text:p>-6.6932E-016</text:p>
          </table:table-cell>
          <table:table-cell table:formula="of:=[.V143]*1000000" office:value-type="float" office:value="0.0000000001054">
            <text:p>1.054E-010</text:p>
          </table:table-cell>
          <table:table-cell table:formula="of:=[.W143]*1000000" office:value-type="float" office:value="432.83">
            <text:p>432.83</text:p>
          </table:table-cell>
          <table:table-cell table:formula="of:=[.X143]*1000000" office:value-type="float" office:value="53.53">
            <text:p>53.53</text:p>
          </table:table-cell>
          <table:table-cell table:formula="of:=[.Y143]*1000000" office:value-type="float" office:value="884.87">
            <text:p>884.87</text:p>
          </table:table-cell>
          <table:table-cell table:formula="of:=[.Z143]*1000000" office:value-type="float" office:value="20.077">
            <text:p>20.077</text:p>
          </table:table-cell>
          <table:table-cell table:formula="of:=[.AA143]*1000000" office:value-type="float" office:value="0">
            <text:p>0</text:p>
          </table:table-cell>
          <table:table-cell table:formula="of:=[.AB143]*1000000" office:value-type="float" office:value="-0.0000000000071383">
            <text:p>-7.1383E-012</text:p>
          </table:table-cell>
          <table:table-cell table:formula="of:=[.AC143]*1000000" office:value-type="float" office:value="0.0000000001054">
            <text:p>1.054E-010</text:p>
          </table:table-cell>
          <table:table-cell office:value-type="float" office:value="0.00043283">
            <text:p>0.00043283</text:p>
          </table:table-cell>
          <table:table-cell table:style-name="ce1" office:value-type="string">
            <text:p>5.3534e-05</text:p>
          </table:table-cell>
          <table:table-cell office:value-type="float" office:value="0.00088489">
            <text:p>0.00088489</text:p>
          </table:table-cell>
          <table:table-cell table:style-name="ce1" office:value-type="string">
            <text:p>3.4897e-06</text:p>
          </table:table-cell>
          <table:table-cell table:style-name="ce1" office:value-type="string">
            <text:p>3.863e-08</text:p>
          </table:table-cell>
          <table:table-cell table:style-name="ce1" office:value-type="string">
            <text:p>-6.6932e-22</text:p>
          </table:table-cell>
          <table:table-cell table:style-name="ce1" office:value-type="string">
            <text:p>1.054e-16</text:p>
          </table:table-cell>
          <table:table-cell office:value-type="float" office:value="0.00043283">
            <text:p>0.00043283</text:p>
          </table:table-cell>
          <table:table-cell table:style-name="ce1" office:value-type="string">
            <text:p>5.353e-05</text:p>
          </table:table-cell>
          <table:table-cell office:value-type="float" office:value="0.00088487">
            <text:p>0.00088487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7.1383e-18</text:p>
          </table:table-cell>
          <table:table-cell table:style-name="ce1" office:value-type="string">
            <text:p>1.054e-16</text:p>
          </table:table-cell>
        </table:table-row>
        <table:table-row table:style-name="ro2">
          <table:table-cell office:value-type="float" office:value="1420.702">
            <text:p>1420.702</text:p>
          </table:table-cell>
          <table:table-cell table:formula="of:=[.P144]*1000000" office:value-type="float" office:value="429.87">
            <text:p>429.87</text:p>
          </table:table-cell>
          <table:table-cell table:formula="of:=[.Q144]*1000000" office:value-type="float" office:value="53.125">
            <text:p>53.125</text:p>
          </table:table-cell>
          <table:table-cell table:formula="of:=[.R144]*1000000" office:value-type="float" office:value="888.28">
            <text:p>888.28</text:p>
          </table:table-cell>
          <table:table-cell table:formula="of:=[.S144]*1000000" office:value-type="float" office:value="3.4212">
            <text:p>3.4212</text:p>
          </table:table-cell>
          <table:table-cell table:formula="of:=[.T144]*1000000" office:value-type="float" office:value="0.038696">
            <text:p>0.038696</text:p>
          </table:table-cell>
          <table:table-cell table:formula="of:=[.U144]*1000000" office:value-type="float" office:value="1.0147E-015">
            <text:p>1.0147E-015</text:p>
          </table:table-cell>
          <table:table-cell table:formula="of:=[.V144]*1000000" office:value-type="float" office:value="0.00000000010237">
            <text:p>1.0237E-010</text:p>
          </table:table-cell>
          <table:table-cell table:formula="of:=[.W144]*1000000" office:value-type="float" office:value="429.87">
            <text:p>429.87</text:p>
          </table:table-cell>
          <table:table-cell table:formula="of:=[.X144]*1000000" office:value-type="float" office:value="53.12">
            <text:p>53.12</text:p>
          </table:table-cell>
          <table:table-cell table:formula="of:=[.Y144]*1000000" office:value-type="float" office:value="888.26">
            <text:p>888.26</text:p>
          </table:table-cell>
          <table:table-cell table:formula="of:=[.Z144]*1000000" office:value-type="float" office:value="20.077">
            <text:p>20.077</text:p>
          </table:table-cell>
          <table:table-cell table:formula="of:=[.AA144]*1000000" office:value-type="float" office:value="0">
            <text:p>0</text:p>
          </table:table-cell>
          <table:table-cell table:formula="of:=[.AB144]*1000000" office:value-type="float" office:value="-0.00000000000092812">
            <text:p>-9.2812E-013</text:p>
          </table:table-cell>
          <table:table-cell table:formula="of:=[.AC144]*1000000" office:value-type="float" office:value="0.00000000010237">
            <text:p>1.0237E-010</text:p>
          </table:table-cell>
          <table:table-cell office:value-type="float" office:value="0.00042987">
            <text:p>0.00042987</text:p>
          </table:table-cell>
          <table:table-cell table:style-name="ce1" office:value-type="string">
            <text:p>5.3125e-05</text:p>
          </table:table-cell>
          <table:table-cell office:value-type="float" office:value="0.00088828">
            <text:p>0.00088828</text:p>
          </table:table-cell>
          <table:table-cell table:style-name="ce1" office:value-type="string">
            <text:p>3.4212e-06</text:p>
          </table:table-cell>
          <table:table-cell table:style-name="ce1" office:value-type="string">
            <text:p>3.8696e-08</text:p>
          </table:table-cell>
          <table:table-cell table:style-name="ce1" office:value-type="string">
            <text:p>1.0147e-21</text:p>
          </table:table-cell>
          <table:table-cell table:style-name="ce1" office:value-type="string">
            <text:p>1.0237e-16</text:p>
          </table:table-cell>
          <table:table-cell office:value-type="float" office:value="0.00042987">
            <text:p>0.00042987</text:p>
          </table:table-cell>
          <table:table-cell table:style-name="ce1" office:value-type="string">
            <text:p>5.312e-05</text:p>
          </table:table-cell>
          <table:table-cell office:value-type="float" office:value="0.00088826">
            <text:p>0.00088826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9.2812e-19</text:p>
          </table:table-cell>
          <table:table-cell table:style-name="ce1" office:value-type="string">
            <text:p>1.0237e-16</text:p>
          </table:table-cell>
        </table:table-row>
        <table:table-row table:style-name="ro2">
          <table:table-cell office:value-type="float" office:value="1430.702">
            <text:p>1430.702</text:p>
          </table:table-cell>
          <table:table-cell table:formula="of:=[.P145]*1000000" office:value-type="float" office:value="426.93">
            <text:p>426.93</text:p>
          </table:table-cell>
          <table:table-cell table:formula="of:=[.Q145]*1000000" office:value-type="float" office:value="52.718">
            <text:p>52.718</text:p>
          </table:table-cell>
          <table:table-cell table:formula="of:=[.R145]*1000000" office:value-type="float" office:value="891.64">
            <text:p>891.64</text:p>
          </table:table-cell>
          <table:table-cell table:formula="of:=[.S145]*1000000" office:value-type="float" office:value="3.3538">
            <text:p>3.3538</text:p>
          </table:table-cell>
          <table:table-cell table:formula="of:=[.T145]*1000000" office:value-type="float" office:value="0.038762">
            <text:p>0.038762</text:p>
          </table:table-cell>
          <table:table-cell table:formula="of:=[.U145]*1000000" office:value-type="float" office:value="9.2186E-017">
            <text:p>9.2186E-017</text:p>
          </table:table-cell>
          <table:table-cell table:formula="of:=[.V145]*1000000" office:value-type="float" office:value="0.000000000099433">
            <text:p>9.9433E-011</text:p>
          </table:table-cell>
          <table:table-cell table:formula="of:=[.W145]*1000000" office:value-type="float" office:value="426.93">
            <text:p>426.93</text:p>
          </table:table-cell>
          <table:table-cell table:formula="of:=[.X145]*1000000" office:value-type="float" office:value="52.714">
            <text:p>52.714</text:p>
          </table:table-cell>
          <table:table-cell table:formula="of:=[.Y145]*1000000" office:value-type="float" office:value="891.62">
            <text:p>891.62</text:p>
          </table:table-cell>
          <table:table-cell table:formula="of:=[.Z145]*1000000" office:value-type="float" office:value="20.077">
            <text:p>20.077</text:p>
          </table:table-cell>
          <table:table-cell table:formula="of:=[.AA145]*1000000" office:value-type="float" office:value="0">
            <text:p>0</text:p>
          </table:table-cell>
          <table:table-cell table:formula="of:=[.AB145]*1000000" office:value-type="float" office:value="0.0000000000030464">
            <text:p>3.0464E-012</text:p>
          </table:table-cell>
          <table:table-cell table:formula="of:=[.AC145]*1000000" office:value-type="float" office:value="0.000000000099433">
            <text:p>9.9433E-011</text:p>
          </table:table-cell>
          <table:table-cell office:value-type="float" office:value="0.00042693">
            <text:p>0.00042693</text:p>
          </table:table-cell>
          <table:table-cell table:style-name="ce1" office:value-type="string">
            <text:p>5.2718e-05</text:p>
          </table:table-cell>
          <table:table-cell office:value-type="float" office:value="0.00089164">
            <text:p>0.00089164</text:p>
          </table:table-cell>
          <table:table-cell table:style-name="ce1" office:value-type="string">
            <text:p>3.3538e-06</text:p>
          </table:table-cell>
          <table:table-cell table:style-name="ce1" office:value-type="string">
            <text:p>3.8762e-08</text:p>
          </table:table-cell>
          <table:table-cell table:style-name="ce1" office:value-type="string">
            <text:p>9.2186e-23</text:p>
          </table:table-cell>
          <table:table-cell table:style-name="ce1" office:value-type="string">
            <text:p>9.9433e-17</text:p>
          </table:table-cell>
          <table:table-cell office:value-type="float" office:value="0.00042693">
            <text:p>0.00042693</text:p>
          </table:table-cell>
          <table:table-cell table:style-name="ce1" office:value-type="string">
            <text:p>5.2714e-05</text:p>
          </table:table-cell>
          <table:table-cell office:value-type="float" office:value="0.00089162">
            <text:p>0.00089162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3.0464e-18</text:p>
          </table:table-cell>
          <table:table-cell table:style-name="ce1" office:value-type="string">
            <text:p>9.9433e-17</text:p>
          </table:table-cell>
        </table:table-row>
        <table:table-row table:style-name="ro2">
          <table:table-cell office:value-type="float" office:value="1440.702">
            <text:p>1440.702</text:p>
          </table:table-cell>
          <table:table-cell table:formula="of:=[.P146]*1000000" office:value-type="float" office:value="424.03">
            <text:p>424.03</text:p>
          </table:table-cell>
          <table:table-cell table:formula="of:=[.Q146]*1000000" office:value-type="float" office:value="52.314">
            <text:p>52.314</text:p>
          </table:table-cell>
          <table:table-cell table:formula="of:=[.R146]*1000000" office:value-type="float" office:value="894.97">
            <text:p>894.97</text:p>
          </table:table-cell>
          <table:table-cell table:formula="of:=[.S146]*1000000" office:value-type="float" office:value="3.2875">
            <text:p>3.2875</text:p>
          </table:table-cell>
          <table:table-cell table:formula="of:=[.T146]*1000000" office:value-type="float" office:value="0.038827">
            <text:p>0.038827</text:p>
          </table:table-cell>
          <table:table-cell table:formula="of:=[.U146]*1000000" office:value-type="float" office:value="-0.00000000000021293">
            <text:p>-2.1293E-013</text:p>
          </table:table-cell>
          <table:table-cell table:formula="of:=[.V146]*1000000" office:value-type="float" office:value="0.000000000096583">
            <text:p>9.6583E-011</text:p>
          </table:table-cell>
          <table:table-cell table:formula="of:=[.W146]*1000000" office:value-type="float" office:value="424.02">
            <text:p>424.02</text:p>
          </table:table-cell>
          <table:table-cell table:formula="of:=[.X146]*1000000" office:value-type="float" office:value="52.309">
            <text:p>52.309</text:p>
          </table:table-cell>
          <table:table-cell table:formula="of:=[.Y146]*1000000" office:value-type="float" office:value="894.94">
            <text:p>894.94</text:p>
          </table:table-cell>
          <table:table-cell table:formula="of:=[.Z146]*1000000" office:value-type="float" office:value="20.077">
            <text:p>20.077</text:p>
          </table:table-cell>
          <table:table-cell table:formula="of:=[.AA146]*1000000" office:value-type="float" office:value="0">
            <text:p>0</text:p>
          </table:table-cell>
          <table:table-cell table:formula="of:=[.AB146]*1000000" office:value-type="float" office:value="0.00000000000011964">
            <text:p>1.1964E-013</text:p>
          </table:table-cell>
          <table:table-cell table:formula="of:=[.AC146]*1000000" office:value-type="float" office:value="0.000000000096583">
            <text:p>9.6583E-011</text:p>
          </table:table-cell>
          <table:table-cell office:value-type="float" office:value="0.00042403">
            <text:p>0.00042403</text:p>
          </table:table-cell>
          <table:table-cell table:style-name="ce1" office:value-type="string">
            <text:p>5.2314e-05</text:p>
          </table:table-cell>
          <table:table-cell office:value-type="float" office:value="0.00089497">
            <text:p>0.00089497</text:p>
          </table:table-cell>
          <table:table-cell table:style-name="ce1" office:value-type="string">
            <text:p>3.2875e-06</text:p>
          </table:table-cell>
          <table:table-cell table:style-name="ce1" office:value-type="string">
            <text:p>3.8827e-08</text:p>
          </table:table-cell>
          <table:table-cell table:style-name="ce1" office:value-type="string">
            <text:p>-2.1293e-19</text:p>
          </table:table-cell>
          <table:table-cell table:style-name="ce1" office:value-type="string">
            <text:p>9.6583e-17</text:p>
          </table:table-cell>
          <table:table-cell office:value-type="float" office:value="0.00042402">
            <text:p>0.00042402</text:p>
          </table:table-cell>
          <table:table-cell table:style-name="ce1" office:value-type="string">
            <text:p>5.2309e-05</text:p>
          </table:table-cell>
          <table:table-cell office:value-type="float" office:value="0.00089494">
            <text:p>0.00089494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1964e-19</text:p>
          </table:table-cell>
          <table:table-cell table:style-name="ce1" office:value-type="string">
            <text:p>9.6583e-17</text:p>
          </table:table-cell>
        </table:table-row>
        <table:table-row table:style-name="ro2">
          <table:table-cell office:value-type="float" office:value="1450.702">
            <text:p>1450.702</text:p>
          </table:table-cell>
          <table:table-cell table:formula="of:=[.P147]*1000000" office:value-type="float" office:value="421.15">
            <text:p>421.15</text:p>
          </table:table-cell>
          <table:table-cell table:formula="of:=[.Q147]*1000000" office:value-type="float" office:value="51.912">
            <text:p>51.912</text:p>
          </table:table-cell>
          <table:table-cell table:formula="of:=[.R147]*1000000" office:value-type="float" office:value="898.27">
            <text:p>898.27</text:p>
          </table:table-cell>
          <table:table-cell table:formula="of:=[.S147]*1000000" office:value-type="float" office:value="3.2224">
            <text:p>3.2224</text:p>
          </table:table-cell>
          <table:table-cell table:formula="of:=[.T147]*1000000" office:value-type="float" office:value="0.038892">
            <text:p>0.038892</text:p>
          </table:table-cell>
          <table:table-cell table:formula="of:=[.U147]*1000000" office:value-type="float" office:value="6.9653E-015">
            <text:p>6.9653E-015</text:p>
          </table:table-cell>
          <table:table-cell table:formula="of:=[.V147]*1000000" office:value-type="float" office:value="0.00000000009382">
            <text:p>9.382E-011</text:p>
          </table:table-cell>
          <table:table-cell table:formula="of:=[.W147]*1000000" office:value-type="float" office:value="421.14">
            <text:p>421.14</text:p>
          </table:table-cell>
          <table:table-cell table:formula="of:=[.X147]*1000000" office:value-type="float" office:value="51.908">
            <text:p>51.908</text:p>
          </table:table-cell>
          <table:table-cell table:formula="of:=[.Y147]*1000000" office:value-type="float" office:value="898.24">
            <text:p>898.24</text:p>
          </table:table-cell>
          <table:table-cell table:formula="of:=[.Z147]*1000000" office:value-type="float" office:value="20.077">
            <text:p>20.077</text:p>
          </table:table-cell>
          <table:table-cell table:formula="of:=[.AA147]*1000000" office:value-type="float" office:value="0">
            <text:p>0</text:p>
          </table:table-cell>
          <table:table-cell table:formula="of:=[.AB147]*1000000" office:value-type="float" office:value="0.0000000000035958">
            <text:p>3.5958E-012</text:p>
          </table:table-cell>
          <table:table-cell table:formula="of:=[.AC147]*1000000" office:value-type="float" office:value="0.00000000009382">
            <text:p>9.382E-011</text:p>
          </table:table-cell>
          <table:table-cell office:value-type="float" office:value="0.00042115">
            <text:p>0.00042115</text:p>
          </table:table-cell>
          <table:table-cell table:style-name="ce1" office:value-type="string">
            <text:p>5.1912e-05</text:p>
          </table:table-cell>
          <table:table-cell office:value-type="float" office:value="0.00089827">
            <text:p>0.00089827</text:p>
          </table:table-cell>
          <table:table-cell table:style-name="ce1" office:value-type="string">
            <text:p>3.2224e-06</text:p>
          </table:table-cell>
          <table:table-cell table:style-name="ce1" office:value-type="string">
            <text:p>3.8892e-08</text:p>
          </table:table-cell>
          <table:table-cell table:style-name="ce1" office:value-type="string">
            <text:p>6.9653e-21</text:p>
          </table:table-cell>
          <table:table-cell table:style-name="ce1" office:value-type="string">
            <text:p>9.382e-17</text:p>
          </table:table-cell>
          <table:table-cell office:value-type="float" office:value="0.00042114">
            <text:p>0.00042114</text:p>
          </table:table-cell>
          <table:table-cell table:style-name="ce1" office:value-type="string">
            <text:p>5.1908e-05</text:p>
          </table:table-cell>
          <table:table-cell office:value-type="float" office:value="0.00089824">
            <text:p>0.00089824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3.5958e-18</text:p>
          </table:table-cell>
          <table:table-cell table:style-name="ce1" office:value-type="string">
            <text:p>9.382e-17</text:p>
          </table:table-cell>
        </table:table-row>
        <table:table-row table:style-name="ro2">
          <table:table-cell office:value-type="float" office:value="1460.702">
            <text:p>1460.702</text:p>
          </table:table-cell>
          <table:table-cell table:formula="of:=[.P148]*1000000" office:value-type="float" office:value="418.29">
            <text:p>418.29</text:p>
          </table:table-cell>
          <table:table-cell table:formula="of:=[.Q148]*1000000" office:value-type="float" office:value="51.513">
            <text:p>51.513</text:p>
          </table:table-cell>
          <table:table-cell table:formula="of:=[.R148]*1000000" office:value-type="float" office:value="901.54">
            <text:p>901.54</text:p>
          </table:table-cell>
          <table:table-cell table:formula="of:=[.S148]*1000000" office:value-type="float" office:value="3.1584">
            <text:p>3.1584</text:p>
          </table:table-cell>
          <table:table-cell table:formula="of:=[.T148]*1000000" office:value-type="float" office:value="0.038958">
            <text:p>0.038958</text:p>
          </table:table-cell>
          <table:table-cell table:formula="of:=[.U148]*1000000" office:value-type="float" office:value="0.00000000000014676">
            <text:p>1.4676E-013</text:p>
          </table:table-cell>
          <table:table-cell table:formula="of:=[.V148]*1000000" office:value-type="float" office:value="0.000000000091141">
            <text:p>9.1141E-011</text:p>
          </table:table-cell>
          <table:table-cell table:formula="of:=[.W148]*1000000" office:value-type="float" office:value="418.29">
            <text:p>418.29</text:p>
          </table:table-cell>
          <table:table-cell table:formula="of:=[.X148]*1000000" office:value-type="float" office:value="51.509">
            <text:p>51.509</text:p>
          </table:table-cell>
          <table:table-cell table:formula="of:=[.Y148]*1000000" office:value-type="float" office:value="901.51">
            <text:p>901.51</text:p>
          </table:table-cell>
          <table:table-cell table:formula="of:=[.Z148]*1000000" office:value-type="float" office:value="20.077">
            <text:p>20.077</text:p>
          </table:table-cell>
          <table:table-cell table:formula="of:=[.AA148]*1000000" office:value-type="float" office:value="0">
            <text:p>0</text:p>
          </table:table-cell>
          <table:table-cell table:formula="of:=[.AB148]*1000000" office:value-type="float" office:value="0.00000000000034312">
            <text:p>3.4312E-013</text:p>
          </table:table-cell>
          <table:table-cell table:formula="of:=[.AC148]*1000000" office:value-type="float" office:value="0.000000000091141">
            <text:p>9.1141E-011</text:p>
          </table:table-cell>
          <table:table-cell office:value-type="float" office:value="0.00041829">
            <text:p>0.00041829</text:p>
          </table:table-cell>
          <table:table-cell table:style-name="ce1" office:value-type="string">
            <text:p>5.1513e-05</text:p>
          </table:table-cell>
          <table:table-cell office:value-type="float" office:value="0.00090154">
            <text:p>0.00090154</text:p>
          </table:table-cell>
          <table:table-cell table:style-name="ce1" office:value-type="string">
            <text:p>3.1584e-06</text:p>
          </table:table-cell>
          <table:table-cell table:style-name="ce1" office:value-type="string">
            <text:p>3.8958e-08</text:p>
          </table:table-cell>
          <table:table-cell table:style-name="ce1" office:value-type="string">
            <text:p>1.4676e-19</text:p>
          </table:table-cell>
          <table:table-cell table:style-name="ce1" office:value-type="string">
            <text:p>9.1141e-17</text:p>
          </table:table-cell>
          <table:table-cell office:value-type="float" office:value="0.00041829">
            <text:p>0.00041829</text:p>
          </table:table-cell>
          <table:table-cell table:style-name="ce1" office:value-type="string">
            <text:p>5.1509e-05</text:p>
          </table:table-cell>
          <table:table-cell office:value-type="float" office:value="0.00090151">
            <text:p>0.00090151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3.4312e-19</text:p>
          </table:table-cell>
          <table:table-cell table:style-name="ce1" office:value-type="string">
            <text:p>9.1141e-17</text:p>
          </table:table-cell>
        </table:table-row>
        <table:table-row table:style-name="ro2">
          <table:table-cell office:value-type="float" office:value="1470.702">
            <text:p>1470.702</text:p>
          </table:table-cell>
          <table:table-cell table:formula="of:=[.P149]*1000000" office:value-type="float" office:value="415.46">
            <text:p>415.46</text:p>
          </table:table-cell>
          <table:table-cell table:formula="of:=[.Q149]*1000000" office:value-type="float" office:value="51.116">
            <text:p>51.116</text:p>
          </table:table-cell>
          <table:table-cell table:formula="of:=[.R149]*1000000" office:value-type="float" office:value="904.78">
            <text:p>904.78</text:p>
          </table:table-cell>
          <table:table-cell table:formula="of:=[.S149]*1000000" office:value-type="float" office:value="3.0955">
            <text:p>3.0955</text:p>
          </table:table-cell>
          <table:table-cell table:formula="of:=[.T149]*1000000" office:value-type="float" office:value="0.039023">
            <text:p>0.039023</text:p>
          </table:table-cell>
          <table:table-cell table:formula="of:=[.U149]*1000000" office:value-type="float" office:value="0.00000000000017335">
            <text:p>1.7335E-013</text:p>
          </table:table-cell>
          <table:table-cell table:formula="of:=[.V149]*1000000" office:value-type="float" office:value="0.000000000088544">
            <text:p>8.8544E-011</text:p>
          </table:table-cell>
          <table:table-cell table:formula="of:=[.W149]*1000000" office:value-type="float" office:value="415.46">
            <text:p>415.46</text:p>
          </table:table-cell>
          <table:table-cell table:formula="of:=[.X149]*1000000" office:value-type="float" office:value="51.112">
            <text:p>51.112</text:p>
          </table:table-cell>
          <table:table-cell table:formula="of:=[.Y149]*1000000" office:value-type="float" office:value="904.76">
            <text:p>904.76</text:p>
          </table:table-cell>
          <table:table-cell table:formula="of:=[.Z149]*1000000" office:value-type="float" office:value="20.077">
            <text:p>20.077</text:p>
          </table:table-cell>
          <table:table-cell table:formula="of:=[.AA149]*1000000" office:value-type="float" office:value="0">
            <text:p>0</text:p>
          </table:table-cell>
          <table:table-cell table:formula="of:=[.AB149]*1000000" office:value-type="float" office:value="-0.0000000000012143">
            <text:p>-1.2143E-012</text:p>
          </table:table-cell>
          <table:table-cell table:formula="of:=[.AC149]*1000000" office:value-type="float" office:value="0.000000000088544">
            <text:p>8.8544E-011</text:p>
          </table:table-cell>
          <table:table-cell office:value-type="float" office:value="0.00041546">
            <text:p>0.00041546</text:p>
          </table:table-cell>
          <table:table-cell table:style-name="ce1" office:value-type="string">
            <text:p>5.1116e-05</text:p>
          </table:table-cell>
          <table:table-cell office:value-type="float" office:value="0.00090478">
            <text:p>0.00090478</text:p>
          </table:table-cell>
          <table:table-cell table:style-name="ce1" office:value-type="string">
            <text:p>3.0955e-06</text:p>
          </table:table-cell>
          <table:table-cell table:style-name="ce1" office:value-type="string">
            <text:p>3.9023e-08</text:p>
          </table:table-cell>
          <table:table-cell table:style-name="ce1" office:value-type="string">
            <text:p>1.7335e-19</text:p>
          </table:table-cell>
          <table:table-cell table:style-name="ce1" office:value-type="string">
            <text:p>8.8544e-17</text:p>
          </table:table-cell>
          <table:table-cell office:value-type="float" office:value="0.00041546">
            <text:p>0.00041546</text:p>
          </table:table-cell>
          <table:table-cell table:style-name="ce1" office:value-type="string">
            <text:p>5.1112e-05</text:p>
          </table:table-cell>
          <table:table-cell office:value-type="float" office:value="0.00090476">
            <text:p>0.00090476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143e-18</text:p>
          </table:table-cell>
          <table:table-cell table:style-name="ce1" office:value-type="string">
            <text:p>8.8544e-17</text:p>
          </table:table-cell>
        </table:table-row>
        <table:table-row table:style-name="ro2">
          <table:table-cell office:value-type="float" office:value="1480.702">
            <text:p>1480.702</text:p>
          </table:table-cell>
          <table:table-cell table:formula="of:=[.P150]*1000000" office:value-type="float" office:value="412.66">
            <text:p>412.66</text:p>
          </table:table-cell>
          <table:table-cell table:formula="of:=[.Q150]*1000000" office:value-type="float" office:value="50.723">
            <text:p>50.723</text:p>
          </table:table-cell>
          <table:table-cell table:formula="of:=[.R150]*1000000" office:value-type="float" office:value="907.99">
            <text:p>907.99</text:p>
          </table:table-cell>
          <table:table-cell table:formula="of:=[.S150]*1000000" office:value-type="float" office:value="3.0337">
            <text:p>3.0337</text:p>
          </table:table-cell>
          <table:table-cell table:formula="of:=[.T150]*1000000" office:value-type="float" office:value="0.039088">
            <text:p>0.039088</text:p>
          </table:table-cell>
          <table:table-cell table:formula="of:=[.U150]*1000000" office:value-type="float" office:value="-5.277E-015">
            <text:p>-5.277E-015</text:p>
          </table:table-cell>
          <table:table-cell table:formula="of:=[.V150]*1000000" office:value-type="float" office:value="0.000000000086026">
            <text:p>8.6026E-011</text:p>
          </table:table-cell>
          <table:table-cell table:formula="of:=[.W150]*1000000" office:value-type="float" office:value="412.66">
            <text:p>412.66</text:p>
          </table:table-cell>
          <table:table-cell table:formula="of:=[.X150]*1000000" office:value-type="float" office:value="50.718">
            <text:p>50.718</text:p>
          </table:table-cell>
          <table:table-cell table:formula="of:=[.Y150]*1000000" office:value-type="float" office:value="907.97">
            <text:p>907.97</text:p>
          </table:table-cell>
          <table:table-cell table:formula="of:=[.Z150]*1000000" office:value-type="float" office:value="20.077">
            <text:p>20.077</text:p>
          </table:table-cell>
          <table:table-cell table:formula="of:=[.AA150]*1000000" office:value-type="float" office:value="0">
            <text:p>0</text:p>
          </table:table-cell>
          <table:table-cell table:formula="of:=[.AB150]*1000000" office:value-type="float" office:value="0.0000000000016629">
            <text:p>1.6629E-012</text:p>
          </table:table-cell>
          <table:table-cell table:formula="of:=[.AC150]*1000000" office:value-type="float" office:value="0.000000000086026">
            <text:p>8.6026E-011</text:p>
          </table:table-cell>
          <table:table-cell office:value-type="float" office:value="0.00041266">
            <text:p>0.00041266</text:p>
          </table:table-cell>
          <table:table-cell table:style-name="ce1" office:value-type="string">
            <text:p>5.0723e-05</text:p>
          </table:table-cell>
          <table:table-cell office:value-type="float" office:value="0.00090799">
            <text:p>0.00090799</text:p>
          </table:table-cell>
          <table:table-cell table:style-name="ce1" office:value-type="string">
            <text:p>3.0337e-06</text:p>
          </table:table-cell>
          <table:table-cell table:style-name="ce1" office:value-type="string">
            <text:p>3.9088e-08</text:p>
          </table:table-cell>
          <table:table-cell table:style-name="ce1" office:value-type="string">
            <text:p>-5.277e-21</text:p>
          </table:table-cell>
          <table:table-cell table:style-name="ce1" office:value-type="string">
            <text:p>8.6026e-17</text:p>
          </table:table-cell>
          <table:table-cell office:value-type="float" office:value="0.00041266">
            <text:p>0.00041266</text:p>
          </table:table-cell>
          <table:table-cell table:style-name="ce1" office:value-type="string">
            <text:p>5.0718e-05</text:p>
          </table:table-cell>
          <table:table-cell office:value-type="float" office:value="0.00090797">
            <text:p>0.00090797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6629e-18</text:p>
          </table:table-cell>
          <table:table-cell table:style-name="ce1" office:value-type="string">
            <text:p>8.6026e-17</text:p>
          </table:table-cell>
        </table:table-row>
        <table:table-row table:style-name="ro2">
          <table:table-cell office:value-type="float" office:value="1490.702">
            <text:p>1490.702</text:p>
          </table:table-cell>
          <table:table-cell table:formula="of:=[.P151]*1000000" office:value-type="float" office:value="409.89">
            <text:p>409.89</text:p>
          </table:table-cell>
          <table:table-cell table:formula="of:=[.Q151]*1000000" office:value-type="float" office:value="50.331">
            <text:p>50.331</text:p>
          </table:table-cell>
          <table:table-cell table:formula="of:=[.R151]*1000000" office:value-type="float" office:value="911.17">
            <text:p>911.17</text:p>
          </table:table-cell>
          <table:table-cell table:formula="of:=[.S151]*1000000" office:value-type="float" office:value="2.9729">
            <text:p>2.9729</text:p>
          </table:table-cell>
          <table:table-cell table:formula="of:=[.T151]*1000000" office:value-type="float" office:value="0.039153">
            <text:p>0.039153</text:p>
          </table:table-cell>
          <table:table-cell table:formula="of:=[.U151]*1000000" office:value-type="float" office:value="-0.00000000000014154">
            <text:p>-1.4154E-013</text:p>
          </table:table-cell>
          <table:table-cell table:formula="of:=[.V151]*1000000" office:value-type="float" office:value="0.000000000083585">
            <text:p>8.3585E-011</text:p>
          </table:table-cell>
          <table:table-cell table:formula="of:=[.W151]*1000000" office:value-type="float" office:value="409.88">
            <text:p>409.88</text:p>
          </table:table-cell>
          <table:table-cell table:formula="of:=[.X151]*1000000" office:value-type="float" office:value="50.327">
            <text:p>50.327</text:p>
          </table:table-cell>
          <table:table-cell table:formula="of:=[.Y151]*1000000" office:value-type="float" office:value="911.15">
            <text:p>911.15</text:p>
          </table:table-cell>
          <table:table-cell table:formula="of:=[.Z151]*1000000" office:value-type="float" office:value="20.077">
            <text:p>20.077</text:p>
          </table:table-cell>
          <table:table-cell table:formula="of:=[.AA151]*1000000" office:value-type="float" office:value="0">
            <text:p>0</text:p>
          </table:table-cell>
          <table:table-cell table:formula="of:=[.AB151]*1000000" office:value-type="float" office:value="-0.0000000000012381">
            <text:p>-1.2381E-012</text:p>
          </table:table-cell>
          <table:table-cell table:formula="of:=[.AC151]*1000000" office:value-type="float" office:value="0.000000000083585">
            <text:p>8.3585E-011</text:p>
          </table:table-cell>
          <table:table-cell office:value-type="float" office:value="0.00040989">
            <text:p>0.00040989</text:p>
          </table:table-cell>
          <table:table-cell table:style-name="ce1" office:value-type="string">
            <text:p>5.0331e-05</text:p>
          </table:table-cell>
          <table:table-cell office:value-type="float" office:value="0.00091117">
            <text:p>0.00091117</text:p>
          </table:table-cell>
          <table:table-cell table:style-name="ce1" office:value-type="string">
            <text:p>2.9729e-06</text:p>
          </table:table-cell>
          <table:table-cell table:style-name="ce1" office:value-type="string">
            <text:p>3.9153e-08</text:p>
          </table:table-cell>
          <table:table-cell table:style-name="ce1" office:value-type="string">
            <text:p>-1.4154e-19</text:p>
          </table:table-cell>
          <table:table-cell table:style-name="ce1" office:value-type="string">
            <text:p>8.3585e-17</text:p>
          </table:table-cell>
          <table:table-cell office:value-type="float" office:value="0.00040988">
            <text:p>0.00040988</text:p>
          </table:table-cell>
          <table:table-cell table:style-name="ce1" office:value-type="string">
            <text:p>5.0327e-05</text:p>
          </table:table-cell>
          <table:table-cell office:value-type="float" office:value="0.00091115">
            <text:p>0.00091115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381e-18</text:p>
          </table:table-cell>
          <table:table-cell table:style-name="ce1" office:value-type="string">
            <text:p>8.3585e-17</text:p>
          </table:table-cell>
        </table:table-row>
        <table:table-row table:style-name="ro2">
          <table:table-cell office:value-type="float" office:value="1500.702">
            <text:p>1500.702</text:p>
          </table:table-cell>
          <table:table-cell table:formula="of:=[.P152]*1000000" office:value-type="float" office:value="407.14">
            <text:p>407.14</text:p>
          </table:table-cell>
          <table:table-cell table:formula="of:=[.Q152]*1000000" office:value-type="float" office:value="49.942">
            <text:p>49.942</text:p>
          </table:table-cell>
          <table:table-cell table:formula="of:=[.R152]*1000000" office:value-type="float" office:value="914.33">
            <text:p>914.33</text:p>
          </table:table-cell>
          <table:table-cell table:formula="of:=[.S152]*1000000" office:value-type="float" office:value="2.9133">
            <text:p>2.9133</text:p>
          </table:table-cell>
          <table:table-cell table:formula="of:=[.T152]*1000000" office:value-type="float" office:value="0.039217">
            <text:p>0.039217</text:p>
          </table:table-cell>
          <table:table-cell table:formula="of:=[.U152]*1000000" office:value-type="float" office:value="-9.6169E-015">
            <text:p>-9.6169E-015</text:p>
          </table:table-cell>
          <table:table-cell table:formula="of:=[.V152]*1000000" office:value-type="float" office:value="0.000000000081218">
            <text:p>8.1218E-011</text:p>
          </table:table-cell>
          <table:table-cell table:formula="of:=[.W152]*1000000" office:value-type="float" office:value="407.13">
            <text:p>407.13</text:p>
          </table:table-cell>
          <table:table-cell table:formula="of:=[.X152]*1000000" office:value-type="float" office:value="49.938">
            <text:p>49.938</text:p>
          </table:table-cell>
          <table:table-cell table:formula="of:=[.Y152]*1000000" office:value-type="float" office:value="914.31">
            <text:p>914.31</text:p>
          </table:table-cell>
          <table:table-cell table:formula="of:=[.Z152]*1000000" office:value-type="float" office:value="20.077">
            <text:p>20.077</text:p>
          </table:table-cell>
          <table:table-cell table:formula="of:=[.AA152]*1000000" office:value-type="float" office:value="0">
            <text:p>0</text:p>
          </table:table-cell>
          <table:table-cell table:formula="of:=[.AB152]*1000000" office:value-type="float" office:value="0.00000000000077914">
            <text:p>7.7914E-013</text:p>
          </table:table-cell>
          <table:table-cell table:formula="of:=[.AC152]*1000000" office:value-type="float" office:value="0.000000000081218">
            <text:p>8.1218E-011</text:p>
          </table:table-cell>
          <table:table-cell office:value-type="float" office:value="0.00040714">
            <text:p>0.00040714</text:p>
          </table:table-cell>
          <table:table-cell table:style-name="ce1" office:value-type="string">
            <text:p>4.9942e-05</text:p>
          </table:table-cell>
          <table:table-cell office:value-type="float" office:value="0.00091433">
            <text:p>0.00091433</text:p>
          </table:table-cell>
          <table:table-cell table:style-name="ce1" office:value-type="string">
            <text:p>2.9133e-06</text:p>
          </table:table-cell>
          <table:table-cell table:style-name="ce1" office:value-type="string">
            <text:p>3.9217e-08</text:p>
          </table:table-cell>
          <table:table-cell table:style-name="ce1" office:value-type="string">
            <text:p>-9.6169e-21</text:p>
          </table:table-cell>
          <table:table-cell table:style-name="ce1" office:value-type="string">
            <text:p>8.1218e-17</text:p>
          </table:table-cell>
          <table:table-cell office:value-type="float" office:value="0.00040713">
            <text:p>0.00040713</text:p>
          </table:table-cell>
          <table:table-cell table:style-name="ce1" office:value-type="string">
            <text:p>4.9938e-05</text:p>
          </table:table-cell>
          <table:table-cell office:value-type="float" office:value="0.00091431">
            <text:p>0.00091431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7.7914e-19</text:p>
          </table:table-cell>
          <table:table-cell table:style-name="ce1" office:value-type="string">
            <text:p>8.1218e-17</text:p>
          </table:table-cell>
        </table:table-row>
        <table:table-row table:style-name="ro2">
          <table:table-cell office:value-type="float" office:value="1510.702">
            <text:p>1510.702</text:p>
          </table:table-cell>
          <table:table-cell table:formula="of:=[.P153]*1000000" office:value-type="float" office:value="404.41">
            <text:p>404.41</text:p>
          </table:table-cell>
          <table:table-cell table:formula="of:=[.Q153]*1000000" office:value-type="float" office:value="49.556">
            <text:p>49.556</text:p>
          </table:table-cell>
          <table:table-cell table:formula="of:=[.R153]*1000000" office:value-type="float" office:value="917.46">
            <text:p>917.46</text:p>
          </table:table-cell>
          <table:table-cell table:formula="of:=[.S153]*1000000" office:value-type="float" office:value="2.8546">
            <text:p>2.8546</text:p>
          </table:table-cell>
          <table:table-cell table:formula="of:=[.T153]*1000000" office:value-type="float" office:value="0.039282">
            <text:p>0.039282</text:p>
          </table:table-cell>
          <table:table-cell table:formula="of:=[.U153]*1000000" office:value-type="float" office:value="0.000000000000063841">
            <text:p>6.3841E-014</text:p>
          </table:table-cell>
          <table:table-cell table:formula="of:=[.V153]*1000000" office:value-type="float" office:value="0.000000000078923">
            <text:p>7.8923E-011</text:p>
          </table:table-cell>
          <table:table-cell table:formula="of:=[.W153]*1000000" office:value-type="float" office:value="404.41">
            <text:p>404.41</text:p>
          </table:table-cell>
          <table:table-cell table:formula="of:=[.X153]*1000000" office:value-type="float" office:value="49.552">
            <text:p>49.552</text:p>
          </table:table-cell>
          <table:table-cell table:formula="of:=[.Y153]*1000000" office:value-type="float" office:value="917.44">
            <text:p>917.44</text:p>
          </table:table-cell>
          <table:table-cell table:formula="of:=[.Z153]*1000000" office:value-type="float" office:value="20.077">
            <text:p>20.077</text:p>
          </table:table-cell>
          <table:table-cell table:formula="of:=[.AA153]*1000000" office:value-type="float" office:value="0">
            <text:p>0</text:p>
          </table:table-cell>
          <table:table-cell table:formula="of:=[.AB153]*1000000" office:value-type="float" office:value="-0.0000000000019593">
            <text:p>-1.9593E-012</text:p>
          </table:table-cell>
          <table:table-cell table:formula="of:=[.AC153]*1000000" office:value-type="float" office:value="0.000000000078923">
            <text:p>7.8923E-011</text:p>
          </table:table-cell>
          <table:table-cell office:value-type="float" office:value="0.00040441">
            <text:p>0.00040441</text:p>
          </table:table-cell>
          <table:table-cell table:style-name="ce1" office:value-type="string">
            <text:p>4.9556e-05</text:p>
          </table:table-cell>
          <table:table-cell office:value-type="float" office:value="0.00091746">
            <text:p>0.00091746</text:p>
          </table:table-cell>
          <table:table-cell table:style-name="ce1" office:value-type="string">
            <text:p>2.8546e-06</text:p>
          </table:table-cell>
          <table:table-cell table:style-name="ce1" office:value-type="string">
            <text:p>3.9282e-08</text:p>
          </table:table-cell>
          <table:table-cell table:style-name="ce1" office:value-type="string">
            <text:p>6.3841e-20</text:p>
          </table:table-cell>
          <table:table-cell table:style-name="ce1" office:value-type="string">
            <text:p>7.8923e-17</text:p>
          </table:table-cell>
          <table:table-cell office:value-type="float" office:value="0.00040441">
            <text:p>0.00040441</text:p>
          </table:table-cell>
          <table:table-cell table:style-name="ce1" office:value-type="string">
            <text:p>4.9552e-05</text:p>
          </table:table-cell>
          <table:table-cell office:value-type="float" office:value="0.00091744">
            <text:p>0.00091744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593e-18</text:p>
          </table:table-cell>
          <table:table-cell table:style-name="ce1" office:value-type="string">
            <text:p>7.8923e-17</text:p>
          </table:table-cell>
        </table:table-row>
        <table:table-row table:style-name="ro2">
          <table:table-cell office:value-type="float" office:value="1520.702">
            <text:p>1520.702</text:p>
          </table:table-cell>
          <table:table-cell table:formula="of:=[.P154]*1000000" office:value-type="float" office:value="401.71">
            <text:p>401.71</text:p>
          </table:table-cell>
          <table:table-cell table:formula="of:=[.Q154]*1000000" office:value-type="float" office:value="49.172">
            <text:p>49.172</text:p>
          </table:table-cell>
          <table:table-cell table:formula="of:=[.R154]*1000000" office:value-type="float" office:value="920.56">
            <text:p>920.56</text:p>
          </table:table-cell>
          <table:table-cell table:formula="of:=[.S154]*1000000" office:value-type="float" office:value="2.797">
            <text:p>2.797</text:p>
          </table:table-cell>
          <table:table-cell table:formula="of:=[.T154]*1000000" office:value-type="float" office:value="0.039347">
            <text:p>0.039347</text:p>
          </table:table-cell>
          <table:table-cell table:formula="of:=[.U154]*1000000" office:value-type="float" office:value="-2.3133E-015">
            <text:p>-2.3133E-015</text:p>
          </table:table-cell>
          <table:table-cell table:formula="of:=[.V154]*1000000" office:value-type="float" office:value="0.000000000076699">
            <text:p>7.6699E-011</text:p>
          </table:table-cell>
          <table:table-cell table:formula="of:=[.W154]*1000000" office:value-type="float" office:value="401.71">
            <text:p>401.71</text:p>
          </table:table-cell>
          <table:table-cell table:formula="of:=[.X154]*1000000" office:value-type="float" office:value="49.168">
            <text:p>49.168</text:p>
          </table:table-cell>
          <table:table-cell table:formula="of:=[.Y154]*1000000" office:value-type="float" office:value="920.54">
            <text:p>920.54</text:p>
          </table:table-cell>
          <table:table-cell table:formula="of:=[.Z154]*1000000" office:value-type="float" office:value="20.077">
            <text:p>20.077</text:p>
          </table:table-cell>
          <table:table-cell table:formula="of:=[.AA154]*1000000" office:value-type="float" office:value="0">
            <text:p>0</text:p>
          </table:table-cell>
          <table:table-cell table:formula="of:=[.AB154]*1000000" office:value-type="float" office:value="0.0000000000026724">
            <text:p>2.6724E-012</text:p>
          </table:table-cell>
          <table:table-cell table:formula="of:=[.AC154]*1000000" office:value-type="float" office:value="0.000000000076699">
            <text:p>7.6699E-011</text:p>
          </table:table-cell>
          <table:table-cell office:value-type="float" office:value="0.00040171">
            <text:p>0.00040171</text:p>
          </table:table-cell>
          <table:table-cell table:style-name="ce1" office:value-type="string">
            <text:p>4.9172e-05</text:p>
          </table:table-cell>
          <table:table-cell office:value-type="float" office:value="0.00092056">
            <text:p>0.00092056</text:p>
          </table:table-cell>
          <table:table-cell table:style-name="ce1" office:value-type="string">
            <text:p>2.797e-06</text:p>
          </table:table-cell>
          <table:table-cell table:style-name="ce1" office:value-type="string">
            <text:p>3.9347e-08</text:p>
          </table:table-cell>
          <table:table-cell table:style-name="ce1" office:value-type="string">
            <text:p>-2.3133e-21</text:p>
          </table:table-cell>
          <table:table-cell table:style-name="ce1" office:value-type="string">
            <text:p>7.6699e-17</text:p>
          </table:table-cell>
          <table:table-cell office:value-type="float" office:value="0.00040171">
            <text:p>0.00040171</text:p>
          </table:table-cell>
          <table:table-cell table:style-name="ce1" office:value-type="string">
            <text:p>4.9168e-05</text:p>
          </table:table-cell>
          <table:table-cell office:value-type="float" office:value="0.00092054">
            <text:p>0.00092054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2.6724e-18</text:p>
          </table:table-cell>
          <table:table-cell table:style-name="ce1" office:value-type="string">
            <text:p>7.6699e-17</text:p>
          </table:table-cell>
        </table:table-row>
        <table:table-row table:style-name="ro2">
          <table:table-cell office:value-type="float" office:value="1530.702">
            <text:p>1530.702</text:p>
          </table:table-cell>
          <table:table-cell table:formula="of:=[.P155]*1000000" office:value-type="float" office:value="399.04">
            <text:p>399.04</text:p>
          </table:table-cell>
          <table:table-cell table:formula="of:=[.Q155]*1000000" office:value-type="float" office:value="48.791">
            <text:p>48.791</text:p>
          </table:table-cell>
          <table:table-cell table:formula="of:=[.R155]*1000000" office:value-type="float" office:value="923.63">
            <text:p>923.63</text:p>
          </table:table-cell>
          <table:table-cell table:formula="of:=[.S155]*1000000" office:value-type="float" office:value="2.7404">
            <text:p>2.7404</text:p>
          </table:table-cell>
          <table:table-cell table:formula="of:=[.T155]*1000000" office:value-type="float" office:value="0.039412">
            <text:p>0.039412</text:p>
          </table:table-cell>
          <table:table-cell table:formula="of:=[.U155]*1000000" office:value-type="float" office:value="-0.000000000000022401">
            <text:p>-2.2401E-014</text:p>
          </table:table-cell>
          <table:table-cell table:formula="of:=[.V155]*1000000" office:value-type="float" office:value="0.000000000074542">
            <text:p>7.4542E-011</text:p>
          </table:table-cell>
          <table:table-cell table:formula="of:=[.W155]*1000000" office:value-type="float" office:value="399.03">
            <text:p>399.03</text:p>
          </table:table-cell>
          <table:table-cell table:formula="of:=[.X155]*1000000" office:value-type="float" office:value="48.787">
            <text:p>48.787</text:p>
          </table:table-cell>
          <table:table-cell table:formula="of:=[.Y155]*1000000" office:value-type="float" office:value="923.61">
            <text:p>923.61</text:p>
          </table:table-cell>
          <table:table-cell table:formula="of:=[.Z155]*1000000" office:value-type="float" office:value="20.077">
            <text:p>20.077</text:p>
          </table:table-cell>
          <table:table-cell table:formula="of:=[.AA155]*1000000" office:value-type="float" office:value="0">
            <text:p>0</text:p>
          </table:table-cell>
          <table:table-cell table:formula="of:=[.AB155]*1000000" office:value-type="float" office:value="0.0000000000017626">
            <text:p>1.7626E-012</text:p>
          </table:table-cell>
          <table:table-cell table:formula="of:=[.AC155]*1000000" office:value-type="float" office:value="0.000000000074542">
            <text:p>7.4542E-011</text:p>
          </table:table-cell>
          <table:table-cell office:value-type="float" office:value="0.00039904">
            <text:p>0.00039904</text:p>
          </table:table-cell>
          <table:table-cell table:style-name="ce1" office:value-type="string">
            <text:p>4.8791e-05</text:p>
          </table:table-cell>
          <table:table-cell office:value-type="float" office:value="0.00092363">
            <text:p>0.00092363</text:p>
          </table:table-cell>
          <table:table-cell table:style-name="ce1" office:value-type="string">
            <text:p>2.7404e-06</text:p>
          </table:table-cell>
          <table:table-cell table:style-name="ce1" office:value-type="string">
            <text:p>3.9412e-08</text:p>
          </table:table-cell>
          <table:table-cell table:style-name="ce1" office:value-type="string">
            <text:p>-2.2401e-20</text:p>
          </table:table-cell>
          <table:table-cell table:style-name="ce1" office:value-type="string">
            <text:p>7.4542e-17</text:p>
          </table:table-cell>
          <table:table-cell office:value-type="float" office:value="0.00039903">
            <text:p>0.00039903</text:p>
          </table:table-cell>
          <table:table-cell table:style-name="ce1" office:value-type="string">
            <text:p>4.8787e-05</text:p>
          </table:table-cell>
          <table:table-cell office:value-type="float" office:value="0.00092361">
            <text:p>0.00092361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7626e-18</text:p>
          </table:table-cell>
          <table:table-cell table:style-name="ce1" office:value-type="string">
            <text:p>7.4542e-17</text:p>
          </table:table-cell>
        </table:table-row>
        <table:table-row table:style-name="ro2">
          <table:table-cell office:value-type="float" office:value="1540.702">
            <text:p>1540.702</text:p>
          </table:table-cell>
          <table:table-cell table:formula="of:=[.P156]*1000000" office:value-type="float" office:value="396.39">
            <text:p>396.39</text:p>
          </table:table-cell>
          <table:table-cell table:formula="of:=[.Q156]*1000000" office:value-type="float" office:value="48.412">
            <text:p>48.412</text:p>
          </table:table-cell>
          <table:table-cell table:formula="of:=[.R156]*1000000" office:value-type="float" office:value="926.68">
            <text:p>926.68</text:p>
          </table:table-cell>
          <table:table-cell table:formula="of:=[.S156]*1000000" office:value-type="float" office:value="2.6848">
            <text:p>2.6848</text:p>
          </table:table-cell>
          <table:table-cell table:formula="of:=[.T156]*1000000" office:value-type="float" office:value="0.039476">
            <text:p>0.039476</text:p>
          </table:table-cell>
          <table:table-cell table:formula="of:=[.U156]*1000000" office:value-type="float" office:value="-7.4466E-015">
            <text:p>-7.4466E-015</text:p>
          </table:table-cell>
          <table:table-cell table:formula="of:=[.V156]*1000000" office:value-type="float" office:value="0.000000000072451">
            <text:p>7.2451E-011</text:p>
          </table:table-cell>
          <table:table-cell table:formula="of:=[.W156]*1000000" office:value-type="float" office:value="396.38">
            <text:p>396.38</text:p>
          </table:table-cell>
          <table:table-cell table:formula="of:=[.X156]*1000000" office:value-type="float" office:value="48.408">
            <text:p>48.408</text:p>
          </table:table-cell>
          <table:table-cell table:formula="of:=[.Y156]*1000000" office:value-type="float" office:value="926.65">
            <text:p>926.65</text:p>
          </table:table-cell>
          <table:table-cell table:formula="of:=[.Z156]*1000000" office:value-type="float" office:value="20.077">
            <text:p>20.077</text:p>
          </table:table-cell>
          <table:table-cell table:formula="of:=[.AA156]*1000000" office:value-type="float" office:value="0">
            <text:p>0</text:p>
          </table:table-cell>
          <table:table-cell table:formula="of:=[.AB156]*1000000" office:value-type="float" office:value="-0.0000000000017951">
            <text:p>-1.7951E-012</text:p>
          </table:table-cell>
          <table:table-cell table:formula="of:=[.AC156]*1000000" office:value-type="float" office:value="0.000000000072451">
            <text:p>7.2451E-011</text:p>
          </table:table-cell>
          <table:table-cell office:value-type="float" office:value="0.00039639">
            <text:p>0.00039639</text:p>
          </table:table-cell>
          <table:table-cell table:style-name="ce1" office:value-type="string">
            <text:p>4.8412e-05</text:p>
          </table:table-cell>
          <table:table-cell office:value-type="float" office:value="0.00092668">
            <text:p>0.00092668</text:p>
          </table:table-cell>
          <table:table-cell table:style-name="ce1" office:value-type="string">
            <text:p>2.6848e-06</text:p>
          </table:table-cell>
          <table:table-cell table:style-name="ce1" office:value-type="string">
            <text:p>3.9476e-08</text:p>
          </table:table-cell>
          <table:table-cell table:style-name="ce1" office:value-type="string">
            <text:p>-7.4466e-21</text:p>
          </table:table-cell>
          <table:table-cell table:style-name="ce1" office:value-type="string">
            <text:p>7.2451e-17</text:p>
          </table:table-cell>
          <table:table-cell office:value-type="float" office:value="0.00039638">
            <text:p>0.00039638</text:p>
          </table:table-cell>
          <table:table-cell table:style-name="ce1" office:value-type="string">
            <text:p>4.8408e-05</text:p>
          </table:table-cell>
          <table:table-cell office:value-type="float" office:value="0.00092665">
            <text:p>0.00092665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7951e-18</text:p>
          </table:table-cell>
          <table:table-cell table:style-name="ce1" office:value-type="string">
            <text:p>7.2451e-17</text:p>
          </table:table-cell>
        </table:table-row>
        <table:table-row table:style-name="ro2">
          <table:table-cell office:value-type="float" office:value="1550.702">
            <text:p>1550.702</text:p>
          </table:table-cell>
          <table:table-cell table:formula="of:=[.P157]*1000000" office:value-type="float" office:value="393.76">
            <text:p>393.76</text:p>
          </table:table-cell>
          <table:table-cell table:formula="of:=[.Q157]*1000000" office:value-type="float" office:value="48.036">
            <text:p>48.036</text:p>
          </table:table-cell>
          <table:table-cell table:formula="of:=[.R157]*1000000" office:value-type="float" office:value="929.69">
            <text:p>929.69</text:p>
          </table:table-cell>
          <table:table-cell table:formula="of:=[.S157]*1000000" office:value-type="float" office:value="2.6302">
            <text:p>2.6302</text:p>
          </table:table-cell>
          <table:table-cell table:formula="of:=[.T157]*1000000" office:value-type="float" office:value="0.039541">
            <text:p>0.039541</text:p>
          </table:table-cell>
          <table:table-cell table:formula="of:=[.U157]*1000000" office:value-type="float" office:value="-5.7511E-019">
            <text:p>-5.7511E-019</text:p>
          </table:table-cell>
          <table:table-cell table:formula="of:=[.V157]*1000000" office:value-type="float" office:value="0.000000000070424">
            <text:p>7.0424E-011</text:p>
          </table:table-cell>
          <table:table-cell table:formula="of:=[.W157]*1000000" office:value-type="float" office:value="393.76">
            <text:p>393.76</text:p>
          </table:table-cell>
          <table:table-cell table:formula="of:=[.X157]*1000000" office:value-type="float" office:value="48.032">
            <text:p>48.032</text:p>
          </table:table-cell>
          <table:table-cell table:formula="of:=[.Y157]*1000000" office:value-type="float" office:value="929.67">
            <text:p>929.67</text:p>
          </table:table-cell>
          <table:table-cell table:formula="of:=[.Z157]*1000000" office:value-type="float" office:value="20.077">
            <text:p>20.077</text:p>
          </table:table-cell>
          <table:table-cell table:formula="of:=[.AA157]*1000000" office:value-type="float" office:value="0">
            <text:p>0</text:p>
          </table:table-cell>
          <table:table-cell table:formula="of:=[.AB157]*1000000" office:value-type="float" office:value="0.0000000000031511">
            <text:p>3.1511E-012</text:p>
          </table:table-cell>
          <table:table-cell table:formula="of:=[.AC157]*1000000" office:value-type="float" office:value="0.000000000070424">
            <text:p>7.0424E-011</text:p>
          </table:table-cell>
          <table:table-cell office:value-type="float" office:value="0.00039376">
            <text:p>0.00039376</text:p>
          </table:table-cell>
          <table:table-cell table:style-name="ce1" office:value-type="string">
            <text:p>4.8036e-05</text:p>
          </table:table-cell>
          <table:table-cell office:value-type="float" office:value="0.00092969">
            <text:p>0.00092969</text:p>
          </table:table-cell>
          <table:table-cell table:style-name="ce1" office:value-type="string">
            <text:p>2.6302e-06</text:p>
          </table:table-cell>
          <table:table-cell table:style-name="ce1" office:value-type="string">
            <text:p>3.9541e-08</text:p>
          </table:table-cell>
          <table:table-cell table:style-name="ce1" office:value-type="string">
            <text:p>-5.7511e-25</text:p>
          </table:table-cell>
          <table:table-cell table:style-name="ce1" office:value-type="string">
            <text:p>7.0424e-17</text:p>
          </table:table-cell>
          <table:table-cell office:value-type="float" office:value="0.00039376">
            <text:p>0.00039376</text:p>
          </table:table-cell>
          <table:table-cell table:style-name="ce1" office:value-type="string">
            <text:p>4.8032e-05</text:p>
          </table:table-cell>
          <table:table-cell office:value-type="float" office:value="0.00092967">
            <text:p>0.00092967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3.1511e-18</text:p>
          </table:table-cell>
          <table:table-cell table:style-name="ce1" office:value-type="string">
            <text:p>7.0424e-17</text:p>
          </table:table-cell>
        </table:table-row>
        <table:table-row table:style-name="ro2">
          <table:table-cell office:value-type="float" office:value="1560.702">
            <text:p>1560.702</text:p>
          </table:table-cell>
          <table:table-cell table:formula="of:=[.P158]*1000000" office:value-type="float" office:value="391.16">
            <text:p>391.16</text:p>
          </table:table-cell>
          <table:table-cell table:formula="of:=[.Q158]*1000000" office:value-type="float" office:value="47.662">
            <text:p>47.662</text:p>
          </table:table-cell>
          <table:table-cell table:formula="of:=[.R158]*1000000" office:value-type="float" office:value="932.68">
            <text:p>932.68</text:p>
          </table:table-cell>
          <table:table-cell table:formula="of:=[.S158]*1000000" office:value-type="float" office:value="2.5765">
            <text:p>2.5765</text:p>
          </table:table-cell>
          <table:table-cell table:formula="of:=[.T158]*1000000" office:value-type="float" office:value="0.039606">
            <text:p>0.039606</text:p>
          </table:table-cell>
          <table:table-cell table:formula="of:=[.U158]*1000000" office:value-type="float" office:value="1.0417E-020">
            <text:p>1.0417E-020</text:p>
          </table:table-cell>
          <table:table-cell table:formula="of:=[.V158]*1000000" office:value-type="float" office:value="0.000000000068458">
            <text:p>6.8458E-011</text:p>
          </table:table-cell>
          <table:table-cell table:formula="of:=[.W158]*1000000" office:value-type="float" office:value="391.16">
            <text:p>391.16</text:p>
          </table:table-cell>
          <table:table-cell table:formula="of:=[.X158]*1000000" office:value-type="float" office:value="47.658">
            <text:p>47.658</text:p>
          </table:table-cell>
          <table:table-cell table:formula="of:=[.Y158]*1000000" office:value-type="float" office:value="932.66">
            <text:p>932.66</text:p>
          </table:table-cell>
          <table:table-cell table:formula="of:=[.Z158]*1000000" office:value-type="float" office:value="20.077">
            <text:p>20.077</text:p>
          </table:table-cell>
          <table:table-cell table:formula="of:=[.AA158]*1000000" office:value-type="float" office:value="0">
            <text:p>0</text:p>
          </table:table-cell>
          <table:table-cell table:formula="of:=[.AB158]*1000000" office:value-type="float" office:value="0.000000000005447">
            <text:p>5.447E-012</text:p>
          </table:table-cell>
          <table:table-cell table:formula="of:=[.AC158]*1000000" office:value-type="float" office:value="0.000000000068458">
            <text:p>6.8458E-011</text:p>
          </table:table-cell>
          <table:table-cell office:value-type="float" office:value="0.00039116">
            <text:p>0.00039116</text:p>
          </table:table-cell>
          <table:table-cell table:style-name="ce1" office:value-type="string">
            <text:p>4.7662e-05</text:p>
          </table:table-cell>
          <table:table-cell office:value-type="float" office:value="0.00093268">
            <text:p>0.00093268</text:p>
          </table:table-cell>
          <table:table-cell table:style-name="ce1" office:value-type="string">
            <text:p>2.5765e-06</text:p>
          </table:table-cell>
          <table:table-cell table:style-name="ce1" office:value-type="string">
            <text:p>3.9606e-08</text:p>
          </table:table-cell>
          <table:table-cell table:style-name="ce1" office:value-type="string">
            <text:p>1.0417e-26</text:p>
          </table:table-cell>
          <table:table-cell table:style-name="ce1" office:value-type="string">
            <text:p>6.8458e-17</text:p>
          </table:table-cell>
          <table:table-cell office:value-type="float" office:value="0.00039116">
            <text:p>0.00039116</text:p>
          </table:table-cell>
          <table:table-cell table:style-name="ce1" office:value-type="string">
            <text:p>4.7658e-05</text:p>
          </table:table-cell>
          <table:table-cell office:value-type="float" office:value="0.00093266">
            <text:p>0.00093266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5.447e-18</text:p>
          </table:table-cell>
          <table:table-cell table:style-name="ce1" office:value-type="string">
            <text:p>6.8458e-17</text:p>
          </table:table-cell>
        </table:table-row>
        <table:table-row table:style-name="ro2">
          <table:table-cell office:value-type="float" office:value="1570.702">
            <text:p>1570.702</text:p>
          </table:table-cell>
          <table:table-cell table:formula="of:=[.P159]*1000000" office:value-type="float" office:value="388.58">
            <text:p>388.58</text:p>
          </table:table-cell>
          <table:table-cell table:formula="of:=[.Q159]*1000000" office:value-type="float" office:value="47.291">
            <text:p>47.291</text:p>
          </table:table-cell>
          <table:table-cell table:formula="of:=[.R159]*1000000" office:value-type="float" office:value="935.65">
            <text:p>935.65</text:p>
          </table:table-cell>
          <table:table-cell table:formula="of:=[.S159]*1000000" office:value-type="float" office:value="2.5238">
            <text:p>2.5238</text:p>
          </table:table-cell>
          <table:table-cell table:formula="of:=[.T159]*1000000" office:value-type="float" office:value="0.039671">
            <text:p>0.039671</text:p>
          </table:table-cell>
          <table:table-cell table:formula="of:=[.U159]*1000000" office:value-type="float" office:value="3.4067E-021">
            <text:p>3.4067E-021</text:p>
          </table:table-cell>
          <table:table-cell table:formula="of:=[.V159]*1000000" office:value-type="float" office:value="0.000000000066553">
            <text:p>6.6553E-011</text:p>
          </table:table-cell>
          <table:table-cell table:formula="of:=[.W159]*1000000" office:value-type="float" office:value="388.58">
            <text:p>388.58</text:p>
          </table:table-cell>
          <table:table-cell table:formula="of:=[.X159]*1000000" office:value-type="float" office:value="47.287">
            <text:p>47.287</text:p>
          </table:table-cell>
          <table:table-cell table:formula="of:=[.Y159]*1000000" office:value-type="float" office:value="935.62">
            <text:p>935.62</text:p>
          </table:table-cell>
          <table:table-cell table:formula="of:=[.Z159]*1000000" office:value-type="float" office:value="20.077">
            <text:p>20.077</text:p>
          </table:table-cell>
          <table:table-cell table:formula="of:=[.AA159]*1000000" office:value-type="float" office:value="0">
            <text:p>0</text:p>
          </table:table-cell>
          <table:table-cell table:formula="of:=[.AB159]*1000000" office:value-type="float" office:value="0.0000000000010852">
            <text:p>1.0852E-012</text:p>
          </table:table-cell>
          <table:table-cell table:formula="of:=[.AC159]*1000000" office:value-type="float" office:value="0.000000000066553">
            <text:p>6.6553E-011</text:p>
          </table:table-cell>
          <table:table-cell office:value-type="float" office:value="0.00038858">
            <text:p>0.00038858</text:p>
          </table:table-cell>
          <table:table-cell table:style-name="ce1" office:value-type="string">
            <text:p>4.7291e-05</text:p>
          </table:table-cell>
          <table:table-cell office:value-type="float" office:value="0.00093565">
            <text:p>0.00093565</text:p>
          </table:table-cell>
          <table:table-cell table:style-name="ce1" office:value-type="string">
            <text:p>2.5238e-06</text:p>
          </table:table-cell>
          <table:table-cell table:style-name="ce1" office:value-type="string">
            <text:p>3.9671e-08</text:p>
          </table:table-cell>
          <table:table-cell table:style-name="ce1" office:value-type="string">
            <text:p>3.4067e-27</text:p>
          </table:table-cell>
          <table:table-cell table:style-name="ce1" office:value-type="string">
            <text:p>6.6553e-17</text:p>
          </table:table-cell>
          <table:table-cell office:value-type="float" office:value="0.00038858">
            <text:p>0.00038858</text:p>
          </table:table-cell>
          <table:table-cell table:style-name="ce1" office:value-type="string">
            <text:p>4.7287e-05</text:p>
          </table:table-cell>
          <table:table-cell office:value-type="float" office:value="0.00093562">
            <text:p>0.00093562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0852e-18</text:p>
          </table:table-cell>
          <table:table-cell table:style-name="ce1" office:value-type="string">
            <text:p>6.6553e-17</text:p>
          </table:table-cell>
        </table:table-row>
        <table:table-row table:style-name="ro2">
          <table:table-cell office:value-type="float" office:value="1580.702">
            <text:p>1580.702</text:p>
          </table:table-cell>
          <table:table-cell table:formula="of:=[.P160]*1000000" office:value-type="float" office:value="386.03">
            <text:p>386.03</text:p>
          </table:table-cell>
          <table:table-cell table:formula="of:=[.Q160]*1000000" office:value-type="float" office:value="46.922">
            <text:p>46.922</text:p>
          </table:table-cell>
          <table:table-cell table:formula="of:=[.R160]*1000000" office:value-type="float" office:value="938.59">
            <text:p>938.59</text:p>
          </table:table-cell>
          <table:table-cell table:formula="of:=[.S160]*1000000" office:value-type="float" office:value="2.4721">
            <text:p>2.4721</text:p>
          </table:table-cell>
          <table:table-cell table:formula="of:=[.T160]*1000000" office:value-type="float" office:value="0.039736">
            <text:p>0.039736</text:p>
          </table:table-cell>
          <table:table-cell table:formula="of:=[.U160]*1000000" office:value-type="float" office:value="9.3651E-022">
            <text:p>9.3651E-022</text:p>
          </table:table-cell>
          <table:table-cell table:formula="of:=[.V160]*1000000" office:value-type="float" office:value="0.000000000064705">
            <text:p>6.4705E-011</text:p>
          </table:table-cell>
          <table:table-cell table:formula="of:=[.W160]*1000000" office:value-type="float" office:value="386.02">
            <text:p>386.02</text:p>
          </table:table-cell>
          <table:table-cell table:formula="of:=[.X160]*1000000" office:value-type="float" office:value="46.918">
            <text:p>46.918</text:p>
          </table:table-cell>
          <table:table-cell table:formula="of:=[.Y160]*1000000" office:value-type="float" office:value="938.56">
            <text:p>938.56</text:p>
          </table:table-cell>
          <table:table-cell table:formula="of:=[.Z160]*1000000" office:value-type="float" office:value="20.077">
            <text:p>20.077</text:p>
          </table:table-cell>
          <table:table-cell table:formula="of:=[.AA160]*1000000" office:value-type="float" office:value="0">
            <text:p>0</text:p>
          </table:table-cell>
          <table:table-cell table:formula="of:=[.AB160]*1000000" office:value-type="float" office:value="-0.0000000000051934">
            <text:p>-5.1934E-012</text:p>
          </table:table-cell>
          <table:table-cell table:formula="of:=[.AC160]*1000000" office:value-type="float" office:value="0.000000000064705">
            <text:p>6.4705E-011</text:p>
          </table:table-cell>
          <table:table-cell office:value-type="float" office:value="0.00038603">
            <text:p>0.00038603</text:p>
          </table:table-cell>
          <table:table-cell table:style-name="ce1" office:value-type="string">
            <text:p>4.6922e-05</text:p>
          </table:table-cell>
          <table:table-cell office:value-type="float" office:value="0.00093859">
            <text:p>0.00093859</text:p>
          </table:table-cell>
          <table:table-cell table:style-name="ce1" office:value-type="string">
            <text:p>2.4721e-06</text:p>
          </table:table-cell>
          <table:table-cell table:style-name="ce1" office:value-type="string">
            <text:p>3.9736e-08</text:p>
          </table:table-cell>
          <table:table-cell table:style-name="ce1" office:value-type="string">
            <text:p>9.3651e-28</text:p>
          </table:table-cell>
          <table:table-cell table:style-name="ce1" office:value-type="string">
            <text:p>6.4705e-17</text:p>
          </table:table-cell>
          <table:table-cell office:value-type="float" office:value="0.00038602">
            <text:p>0.00038602</text:p>
          </table:table-cell>
          <table:table-cell table:style-name="ce1" office:value-type="string">
            <text:p>4.6918e-05</text:p>
          </table:table-cell>
          <table:table-cell office:value-type="float" office:value="0.00093856">
            <text:p>0.00093856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5.1934e-18</text:p>
          </table:table-cell>
          <table:table-cell table:style-name="ce1" office:value-type="string">
            <text:p>6.4705e-17</text:p>
          </table:table-cell>
        </table:table-row>
        <table:table-row table:style-name="ro2">
          <table:table-cell office:value-type="float" office:value="1590.702">
            <text:p>1590.702</text:p>
          </table:table-cell>
          <table:table-cell table:formula="of:=[.P161]*1000000" office:value-type="float" office:value="383.49">
            <text:p>383.49</text:p>
          </table:table-cell>
          <table:table-cell table:formula="of:=[.Q161]*1000000" office:value-type="float" office:value="46.556">
            <text:p>46.556</text:p>
          </table:table-cell>
          <table:table-cell table:formula="of:=[.R161]*1000000" office:value-type="float" office:value="941.5">
            <text:p>941.5</text:p>
          </table:table-cell>
          <table:table-cell table:formula="of:=[.S161]*1000000" office:value-type="float" office:value="2.4213">
            <text:p>2.4213</text:p>
          </table:table-cell>
          <table:table-cell table:formula="of:=[.T161]*1000000" office:value-type="float" office:value="0.039801">
            <text:p>0.039801</text:p>
          </table:table-cell>
          <table:table-cell table:formula="of:=[.U161]*1000000" office:value-type="float" office:value="3.3569E-022">
            <text:p>3.3569E-022</text:p>
          </table:table-cell>
          <table:table-cell table:formula="of:=[.V161]*1000000" office:value-type="float" office:value="0.000000000062914">
            <text:p>6.2914E-011</text:p>
          </table:table-cell>
          <table:table-cell table:formula="of:=[.W161]*1000000" office:value-type="float" office:value="383.49">
            <text:p>383.49</text:p>
          </table:table-cell>
          <table:table-cell table:formula="of:=[.X161]*1000000" office:value-type="float" office:value="46.552">
            <text:p>46.552</text:p>
          </table:table-cell>
          <table:table-cell table:formula="of:=[.Y161]*1000000" office:value-type="float" office:value="941.47">
            <text:p>941.47</text:p>
          </table:table-cell>
          <table:table-cell table:formula="of:=[.Z161]*1000000" office:value-type="float" office:value="20.077">
            <text:p>20.077</text:p>
          </table:table-cell>
          <table:table-cell table:formula="of:=[.AA161]*1000000" office:value-type="float" office:value="0">
            <text:p>0</text:p>
          </table:table-cell>
          <table:table-cell table:formula="of:=[.AB161]*1000000" office:value-type="float" office:value="-0.0000000000044167">
            <text:p>-4.4167E-012</text:p>
          </table:table-cell>
          <table:table-cell table:formula="of:=[.AC161]*1000000" office:value-type="float" office:value="0.000000000062914">
            <text:p>6.2914E-011</text:p>
          </table:table-cell>
          <table:table-cell office:value-type="float" office:value="0.00038349">
            <text:p>0.00038349</text:p>
          </table:table-cell>
          <table:table-cell table:style-name="ce1" office:value-type="string">
            <text:p>4.6556e-05</text:p>
          </table:table-cell>
          <table:table-cell office:value-type="float" office:value="0.0009415">
            <text:p>0.0009415</text:p>
          </table:table-cell>
          <table:table-cell table:style-name="ce1" office:value-type="string">
            <text:p>2.4213e-06</text:p>
          </table:table-cell>
          <table:table-cell table:style-name="ce1" office:value-type="string">
            <text:p>3.9801e-08</text:p>
          </table:table-cell>
          <table:table-cell table:style-name="ce1" office:value-type="string">
            <text:p>3.3569e-28</text:p>
          </table:table-cell>
          <table:table-cell table:style-name="ce1" office:value-type="string">
            <text:p>6.2914e-17</text:p>
          </table:table-cell>
          <table:table-cell office:value-type="float" office:value="0.00038349">
            <text:p>0.00038349</text:p>
          </table:table-cell>
          <table:table-cell table:style-name="ce1" office:value-type="string">
            <text:p>4.6552e-05</text:p>
          </table:table-cell>
          <table:table-cell office:value-type="float" office:value="0.00094147">
            <text:p>0.00094147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4.4167e-18</text:p>
          </table:table-cell>
          <table:table-cell table:style-name="ce1" office:value-type="string">
            <text:p>6.2914e-17</text:p>
          </table:table-cell>
        </table:table-row>
        <table:table-row table:style-name="ro2">
          <table:table-cell office:value-type="float" office:value="1600.702">
            <text:p>1600.702</text:p>
          </table:table-cell>
          <table:table-cell table:formula="of:=[.P162]*1000000" office:value-type="float" office:value="380.99">
            <text:p>380.99</text:p>
          </table:table-cell>
          <table:table-cell table:formula="of:=[.Q162]*1000000" office:value-type="float" office:value="46.192">
            <text:p>46.192</text:p>
          </table:table-cell>
          <table:table-cell table:formula="of:=[.R162]*1000000" office:value-type="float" office:value="944.38">
            <text:p>944.38</text:p>
          </table:table-cell>
          <table:table-cell table:formula="of:=[.S162]*1000000" office:value-type="float" office:value="2.3714">
            <text:p>2.3714</text:p>
          </table:table-cell>
          <table:table-cell table:formula="of:=[.T162]*1000000" office:value-type="float" office:value="0.039866">
            <text:p>0.039866</text:p>
          </table:table-cell>
          <table:table-cell table:formula="of:=[.U162]*1000000" office:value-type="float" office:value="1.3948E-022">
            <text:p>1.3948E-022</text:p>
          </table:table-cell>
          <table:table-cell table:formula="of:=[.V162]*1000000" office:value-type="float" office:value="0.000000000061178">
            <text:p>6.1178E-011</text:p>
          </table:table-cell>
          <table:table-cell table:formula="of:=[.W162]*1000000" office:value-type="float" office:value="380.98">
            <text:p>380.98</text:p>
          </table:table-cell>
          <table:table-cell table:formula="of:=[.X162]*1000000" office:value-type="float" office:value="46.188">
            <text:p>46.188</text:p>
          </table:table-cell>
          <table:table-cell table:formula="of:=[.Y162]*1000000" office:value-type="float" office:value="944.36">
            <text:p>944.36</text:p>
          </table:table-cell>
          <table:table-cell table:formula="of:=[.Z162]*1000000" office:value-type="float" office:value="20.077">
            <text:p>20.077</text:p>
          </table:table-cell>
          <table:table-cell table:formula="of:=[.AA162]*1000000" office:value-type="float" office:value="0">
            <text:p>0</text:p>
          </table:table-cell>
          <table:table-cell table:formula="of:=[.AB162]*1000000" office:value-type="float" office:value="-0.0000000000012415">
            <text:p>-1.2415E-012</text:p>
          </table:table-cell>
          <table:table-cell table:formula="of:=[.AC162]*1000000" office:value-type="float" office:value="0.000000000061178">
            <text:p>6.1178E-011</text:p>
          </table:table-cell>
          <table:table-cell office:value-type="float" office:value="0.00038099">
            <text:p>0.00038099</text:p>
          </table:table-cell>
          <table:table-cell table:style-name="ce1" office:value-type="string">
            <text:p>4.6192e-05</text:p>
          </table:table-cell>
          <table:table-cell office:value-type="float" office:value="0.00094438">
            <text:p>0.00094438</text:p>
          </table:table-cell>
          <table:table-cell table:style-name="ce1" office:value-type="string">
            <text:p>2.3714e-06</text:p>
          </table:table-cell>
          <table:table-cell table:style-name="ce1" office:value-type="string">
            <text:p>3.9866e-08</text:p>
          </table:table-cell>
          <table:table-cell table:style-name="ce1" office:value-type="string">
            <text:p>1.3948e-28</text:p>
          </table:table-cell>
          <table:table-cell table:style-name="ce1" office:value-type="string">
            <text:p>6.1178e-17</text:p>
          </table:table-cell>
          <table:table-cell office:value-type="float" office:value="0.00038098">
            <text:p>0.00038098</text:p>
          </table:table-cell>
          <table:table-cell table:style-name="ce1" office:value-type="string">
            <text:p>4.6188e-05</text:p>
          </table:table-cell>
          <table:table-cell office:value-type="float" office:value="0.00094436">
            <text:p>0.00094436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415e-18</text:p>
          </table:table-cell>
          <table:table-cell table:style-name="ce1" office:value-type="string">
            <text:p>6.1178e-17</text:p>
          </table:table-cell>
        </table:table-row>
        <table:table-row table:style-name="ro2">
          <table:table-cell office:value-type="float" office:value="1610.702">
            <text:p>1610.702</text:p>
          </table:table-cell>
          <table:table-cell table:formula="of:=[.P163]*1000000" office:value-type="float" office:value="378.5">
            <text:p>378.5</text:p>
          </table:table-cell>
          <table:table-cell table:formula="of:=[.Q163]*1000000" office:value-type="float" office:value="45.831">
            <text:p>45.831</text:p>
          </table:table-cell>
          <table:table-cell table:formula="of:=[.R163]*1000000" office:value-type="float" office:value="947.24">
            <text:p>947.24</text:p>
          </table:table-cell>
          <table:table-cell table:formula="of:=[.S163]*1000000" office:value-type="float" office:value="2.3224">
            <text:p>2.3224</text:p>
          </table:table-cell>
          <table:table-cell table:formula="of:=[.T163]*1000000" office:value-type="float" office:value="0.039931">
            <text:p>0.039931</text:p>
          </table:table-cell>
          <table:table-cell table:formula="of:=[.U163]*1000000" office:value-type="float" office:value="6.2478E-023">
            <text:p>6.2478E-023</text:p>
          </table:table-cell>
          <table:table-cell table:formula="of:=[.V163]*1000000" office:value-type="float" office:value="0.000000000059494">
            <text:p>5.9494E-011</text:p>
          </table:table-cell>
          <table:table-cell table:formula="of:=[.W163]*1000000" office:value-type="float" office:value="378.5">
            <text:p>378.5</text:p>
          </table:table-cell>
          <table:table-cell table:formula="of:=[.X163]*1000000" office:value-type="float" office:value="45.827">
            <text:p>45.827</text:p>
          </table:table-cell>
          <table:table-cell table:formula="of:=[.Y163]*1000000" office:value-type="float" office:value="947.22">
            <text:p>947.22</text:p>
          </table:table-cell>
          <table:table-cell table:formula="of:=[.Z163]*1000000" office:value-type="float" office:value="20.077">
            <text:p>20.077</text:p>
          </table:table-cell>
          <table:table-cell table:formula="of:=[.AA163]*1000000" office:value-type="float" office:value="0">
            <text:p>0</text:p>
          </table:table-cell>
          <table:table-cell table:formula="of:=[.AB163]*1000000" office:value-type="float" office:value="-0.0000000000027249">
            <text:p>-2.7249E-012</text:p>
          </table:table-cell>
          <table:table-cell table:formula="of:=[.AC163]*1000000" office:value-type="float" office:value="0.000000000059494">
            <text:p>5.9494E-011</text:p>
          </table:table-cell>
          <table:table-cell office:value-type="float" office:value="0.0003785">
            <text:p>0.0003785</text:p>
          </table:table-cell>
          <table:table-cell table:style-name="ce1" office:value-type="string">
            <text:p>4.5831e-05</text:p>
          </table:table-cell>
          <table:table-cell office:value-type="float" office:value="0.00094724">
            <text:p>0.00094724</text:p>
          </table:table-cell>
          <table:table-cell table:style-name="ce1" office:value-type="string">
            <text:p>2.3224e-06</text:p>
          </table:table-cell>
          <table:table-cell table:style-name="ce1" office:value-type="string">
            <text:p>3.9931e-08</text:p>
          </table:table-cell>
          <table:table-cell table:style-name="ce1" office:value-type="string">
            <text:p>6.2478e-29</text:p>
          </table:table-cell>
          <table:table-cell table:style-name="ce1" office:value-type="string">
            <text:p>5.9494e-17</text:p>
          </table:table-cell>
          <table:table-cell office:value-type="float" office:value="0.0003785">
            <text:p>0.0003785</text:p>
          </table:table-cell>
          <table:table-cell table:style-name="ce1" office:value-type="string">
            <text:p>4.5827e-05</text:p>
          </table:table-cell>
          <table:table-cell office:value-type="float" office:value="0.00094722">
            <text:p>0.00094722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249e-18</text:p>
          </table:table-cell>
          <table:table-cell table:style-name="ce1" office:value-type="string">
            <text:p>5.9494e-17</text:p>
          </table:table-cell>
        </table:table-row>
        <table:table-row table:style-name="ro2">
          <table:table-cell office:value-type="float" office:value="1620.702">
            <text:p>1620.702</text:p>
          </table:table-cell>
          <table:table-cell table:formula="of:=[.P164]*1000000" office:value-type="float" office:value="376.04">
            <text:p>376.04</text:p>
          </table:table-cell>
          <table:table-cell table:formula="of:=[.Q164]*1000000" office:value-type="float" office:value="45.472">
            <text:p>45.472</text:p>
          </table:table-cell>
          <table:table-cell table:formula="of:=[.R164]*1000000" office:value-type="float" office:value="950.08">
            <text:p>950.08</text:p>
          </table:table-cell>
          <table:table-cell table:formula="of:=[.S164]*1000000" office:value-type="float" office:value="2.2743">
            <text:p>2.2743</text:p>
          </table:table-cell>
          <table:table-cell table:formula="of:=[.T164]*1000000" office:value-type="float" office:value="0.039996">
            <text:p>0.039996</text:p>
          </table:table-cell>
          <table:table-cell table:formula="of:=[.U164]*1000000" office:value-type="float" office:value="2.8588E-023">
            <text:p>2.8588E-023</text:p>
          </table:table-cell>
          <table:table-cell table:formula="of:=[.V164]*1000000" office:value-type="float" office:value="0.000000000057862">
            <text:p>5.7862E-011</text:p>
          </table:table-cell>
          <table:table-cell table:formula="of:=[.W164]*1000000" office:value-type="float" office:value="376.04">
            <text:p>376.04</text:p>
          </table:table-cell>
          <table:table-cell table:formula="of:=[.X164]*1000000" office:value-type="float" office:value="45.468">
            <text:p>45.468</text:p>
          </table:table-cell>
          <table:table-cell table:formula="of:=[.Y164]*1000000" office:value-type="float" office:value="950.05">
            <text:p>950.05</text:p>
          </table:table-cell>
          <table:table-cell table:formula="of:=[.Z164]*1000000" office:value-type="float" office:value="20.077">
            <text:p>20.077</text:p>
          </table:table-cell>
          <table:table-cell table:formula="of:=[.AA164]*1000000" office:value-type="float" office:value="0">
            <text:p>0</text:p>
          </table:table-cell>
          <table:table-cell table:formula="of:=[.AB164]*1000000" office:value-type="float" office:value="0.0000000000020765">
            <text:p>2.0765E-012</text:p>
          </table:table-cell>
          <table:table-cell table:formula="of:=[.AC164]*1000000" office:value-type="float" office:value="0.000000000057862">
            <text:p>5.7862E-011</text:p>
          </table:table-cell>
          <table:table-cell office:value-type="float" office:value="0.00037604">
            <text:p>0.00037604</text:p>
          </table:table-cell>
          <table:table-cell table:style-name="ce1" office:value-type="string">
            <text:p>4.5472e-05</text:p>
          </table:table-cell>
          <table:table-cell office:value-type="float" office:value="0.00095008">
            <text:p>0.00095008</text:p>
          </table:table-cell>
          <table:table-cell table:style-name="ce1" office:value-type="string">
            <text:p>2.2743e-06</text:p>
          </table:table-cell>
          <table:table-cell table:style-name="ce1" office:value-type="string">
            <text:p>3.9996e-08</text:p>
          </table:table-cell>
          <table:table-cell table:style-name="ce1" office:value-type="string">
            <text:p>2.8588e-29</text:p>
          </table:table-cell>
          <table:table-cell table:style-name="ce1" office:value-type="string">
            <text:p>5.7862e-17</text:p>
          </table:table-cell>
          <table:table-cell office:value-type="float" office:value="0.00037604">
            <text:p>0.00037604</text:p>
          </table:table-cell>
          <table:table-cell table:style-name="ce1" office:value-type="string">
            <text:p>4.5468e-05</text:p>
          </table:table-cell>
          <table:table-cell office:value-type="float" office:value="0.00095005">
            <text:p>0.00095005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2.0765e-18</text:p>
          </table:table-cell>
          <table:table-cell table:style-name="ce1" office:value-type="string">
            <text:p>5.7862e-17</text:p>
          </table:table-cell>
        </table:table-row>
        <table:table-row table:style-name="ro2">
          <table:table-cell office:value-type="float" office:value="1630.702">
            <text:p>1630.702</text:p>
          </table:table-cell>
          <table:table-cell table:formula="of:=[.P165]*1000000" office:value-type="float" office:value="373.6">
            <text:p>373.6</text:p>
          </table:table-cell>
          <table:table-cell table:formula="of:=[.Q165]*1000000" office:value-type="float" office:value="45.115">
            <text:p>45.115</text:p>
          </table:table-cell>
          <table:table-cell table:formula="of:=[.R165]*1000000" office:value-type="float" office:value="952.89">
            <text:p>952.89</text:p>
          </table:table-cell>
          <table:table-cell table:formula="of:=[.S165]*1000000" office:value-type="float" office:value="2.2271">
            <text:p>2.2271</text:p>
          </table:table-cell>
          <table:table-cell table:formula="of:=[.T165]*1000000" office:value-type="float" office:value="0.040061">
            <text:p>0.040061</text:p>
          </table:table-cell>
          <table:table-cell table:formula="of:=[.U165]*1000000" office:value-type="float" office:value="-3.0727E-023">
            <text:p>-3.0727E-023</text:p>
          </table:table-cell>
          <table:table-cell table:formula="of:=[.V165]*1000000" office:value-type="float" office:value="0.00000000005628">
            <text:p>5.628E-011</text:p>
          </table:table-cell>
          <table:table-cell table:formula="of:=[.W165]*1000000" office:value-type="float" office:value="373.6">
            <text:p>373.6</text:p>
          </table:table-cell>
          <table:table-cell table:formula="of:=[.X165]*1000000" office:value-type="float" office:value="45.111">
            <text:p>45.111</text:p>
          </table:table-cell>
          <table:table-cell table:formula="of:=[.Y165]*1000000" office:value-type="float" office:value="952.86">
            <text:p>952.86</text:p>
          </table:table-cell>
          <table:table-cell table:formula="of:=[.Z165]*1000000" office:value-type="float" office:value="20.077">
            <text:p>20.077</text:p>
          </table:table-cell>
          <table:table-cell table:formula="of:=[.AA165]*1000000" office:value-type="float" office:value="0">
            <text:p>0</text:p>
          </table:table-cell>
          <table:table-cell table:formula="of:=[.AB165]*1000000" office:value-type="float" office:value="0.0000000000061034">
            <text:p>6.1034E-012</text:p>
          </table:table-cell>
          <table:table-cell table:formula="of:=[.AC165]*1000000" office:value-type="float" office:value="0.00000000005628">
            <text:p>5.628E-011</text:p>
          </table:table-cell>
          <table:table-cell office:value-type="float" office:value="0.0003736">
            <text:p>0.0003736</text:p>
          </table:table-cell>
          <table:table-cell table:style-name="ce1" office:value-type="string">
            <text:p>4.5115e-05</text:p>
          </table:table-cell>
          <table:table-cell office:value-type="float" office:value="0.00095289">
            <text:p>0.00095289</text:p>
          </table:table-cell>
          <table:table-cell table:style-name="ce1" office:value-type="string">
            <text:p>2.2271e-06</text:p>
          </table:table-cell>
          <table:table-cell table:style-name="ce1" office:value-type="string">
            <text:p>4.0061e-08</text:p>
          </table:table-cell>
          <table:table-cell table:style-name="ce1" office:value-type="string">
            <text:p>-3.0727e-29</text:p>
          </table:table-cell>
          <table:table-cell table:style-name="ce1" office:value-type="string">
            <text:p>5.628e-17</text:p>
          </table:table-cell>
          <table:table-cell office:value-type="float" office:value="0.0003736">
            <text:p>0.0003736</text:p>
          </table:table-cell>
          <table:table-cell table:style-name="ce1" office:value-type="string">
            <text:p>4.5111e-05</text:p>
          </table:table-cell>
          <table:table-cell office:value-type="float" office:value="0.00095286">
            <text:p>0.00095286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6.1034e-18</text:p>
          </table:table-cell>
          <table:table-cell table:style-name="ce1" office:value-type="string">
            <text:p>5.628e-17</text:p>
          </table:table-cell>
        </table:table-row>
        <table:table-row table:style-name="ro2">
          <table:table-cell office:value-type="float" office:value="1640.702">
            <text:p>1640.702</text:p>
          </table:table-cell>
          <table:table-cell table:formula="of:=[.P166]*1000000" office:value-type="float" office:value="371.19">
            <text:p>371.19</text:p>
          </table:table-cell>
          <table:table-cell table:formula="of:=[.Q166]*1000000" office:value-type="float" office:value="44.761">
            <text:p>44.761</text:p>
          </table:table-cell>
          <table:table-cell table:formula="of:=[.R166]*1000000" office:value-type="float" office:value="955.67">
            <text:p>955.67</text:p>
          </table:table-cell>
          <table:table-cell table:formula="of:=[.S166]*1000000" office:value-type="float" office:value="2.1807">
            <text:p>2.1807</text:p>
          </table:table-cell>
          <table:table-cell table:formula="of:=[.T166]*1000000" office:value-type="float" office:value="0.040127">
            <text:p>0.040127</text:p>
          </table:table-cell>
          <table:table-cell table:formula="of:=[.U166]*1000000" office:value-type="float" office:value="-1.4898E-020">
            <text:p>-1.4898E-020</text:p>
          </table:table-cell>
          <table:table-cell table:formula="of:=[.V166]*1000000" office:value-type="float" office:value="0.000000000054746">
            <text:p>5.4746E-011</text:p>
          </table:table-cell>
          <table:table-cell table:formula="of:=[.W166]*1000000" office:value-type="float" office:value="371.18">
            <text:p>371.18</text:p>
          </table:table-cell>
          <table:table-cell table:formula="of:=[.X166]*1000000" office:value-type="float" office:value="44.757">
            <text:p>44.757</text:p>
          </table:table-cell>
          <table:table-cell table:formula="of:=[.Y166]*1000000" office:value-type="float" office:value="955.65">
            <text:p>955.65</text:p>
          </table:table-cell>
          <table:table-cell table:formula="of:=[.Z166]*1000000" office:value-type="float" office:value="20.077">
            <text:p>20.077</text:p>
          </table:table-cell>
          <table:table-cell table:formula="of:=[.AA166]*1000000" office:value-type="float" office:value="0">
            <text:p>0</text:p>
          </table:table-cell>
          <table:table-cell table:formula="of:=[.AB166]*1000000" office:value-type="float" office:value="0.0000000000068843">
            <text:p>6.8843E-012</text:p>
          </table:table-cell>
          <table:table-cell table:formula="of:=[.AC166]*1000000" office:value-type="float" office:value="0.000000000054746">
            <text:p>5.4746E-011</text:p>
          </table:table-cell>
          <table:table-cell office:value-type="float" office:value="0.00037119">
            <text:p>0.00037119</text:p>
          </table:table-cell>
          <table:table-cell table:style-name="ce1" office:value-type="string">
            <text:p>4.4761e-05</text:p>
          </table:table-cell>
          <table:table-cell office:value-type="float" office:value="0.00095567">
            <text:p>0.00095567</text:p>
          </table:table-cell>
          <table:table-cell table:style-name="ce1" office:value-type="string">
            <text:p>2.1807e-06</text:p>
          </table:table-cell>
          <table:table-cell table:style-name="ce1" office:value-type="string">
            <text:p>4.0127e-08</text:p>
          </table:table-cell>
          <table:table-cell table:style-name="ce1" office:value-type="string">
            <text:p>-1.4898e-26</text:p>
          </table:table-cell>
          <table:table-cell table:style-name="ce1" office:value-type="string">
            <text:p>5.4746e-17</text:p>
          </table:table-cell>
          <table:table-cell office:value-type="float" office:value="0.00037118">
            <text:p>0.00037118</text:p>
          </table:table-cell>
          <table:table-cell table:style-name="ce1" office:value-type="string">
            <text:p>4.4757e-05</text:p>
          </table:table-cell>
          <table:table-cell office:value-type="float" office:value="0.00095565">
            <text:p>0.00095565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6.8843e-18</text:p>
          </table:table-cell>
          <table:table-cell table:style-name="ce1" office:value-type="string">
            <text:p>5.4746e-17</text:p>
          </table:table-cell>
        </table:table-row>
        <table:table-row table:style-name="ro2">
          <table:table-cell office:value-type="float" office:value="1650.702">
            <text:p>1650.702</text:p>
          </table:table-cell>
          <table:table-cell table:formula="of:=[.P167]*1000000" office:value-type="float" office:value="368.79">
            <text:p>368.79</text:p>
          </table:table-cell>
          <table:table-cell table:formula="of:=[.Q167]*1000000" office:value-type="float" office:value="44.41">
            <text:p>44.41</text:p>
          </table:table-cell>
          <table:table-cell table:formula="of:=[.R167]*1000000" office:value-type="float" office:value="958.43">
            <text:p>958.43</text:p>
          </table:table-cell>
          <table:table-cell table:formula="of:=[.S167]*1000000" office:value-type="float" office:value="2.1352">
            <text:p>2.1352</text:p>
          </table:table-cell>
          <table:table-cell table:formula="of:=[.T167]*1000000" office:value-type="float" office:value="0.040192">
            <text:p>0.040192</text:p>
          </table:table-cell>
          <table:table-cell table:formula="of:=[.U167]*1000000" office:value-type="float" office:value="1.3667E-022">
            <text:p>1.3667E-022</text:p>
          </table:table-cell>
          <table:table-cell table:formula="of:=[.V167]*1000000" office:value-type="float" office:value="0.000000000053259">
            <text:p>5.3259E-011</text:p>
          </table:table-cell>
          <table:table-cell table:formula="of:=[.W167]*1000000" office:value-type="float" office:value="368.79">
            <text:p>368.79</text:p>
          </table:table-cell>
          <table:table-cell table:formula="of:=[.X167]*1000000" office:value-type="float" office:value="44.406">
            <text:p>44.406</text:p>
          </table:table-cell>
          <table:table-cell table:formula="of:=[.Y167]*1000000" office:value-type="float" office:value="958.41">
            <text:p>958.41</text:p>
          </table:table-cell>
          <table:table-cell table:formula="of:=[.Z167]*1000000" office:value-type="float" office:value="20.077">
            <text:p>20.077</text:p>
          </table:table-cell>
          <table:table-cell table:formula="of:=[.AA167]*1000000" office:value-type="float" office:value="0">
            <text:p>0</text:p>
          </table:table-cell>
          <table:table-cell table:formula="of:=[.AB167]*1000000" office:value-type="float" office:value="0.0000000000058545">
            <text:p>5.8545E-012</text:p>
          </table:table-cell>
          <table:table-cell table:formula="of:=[.AC167]*1000000" office:value-type="float" office:value="0.000000000053258">
            <text:p>5.3258E-011</text:p>
          </table:table-cell>
          <table:table-cell office:value-type="float" office:value="0.00036879">
            <text:p>0.00036879</text:p>
          </table:table-cell>
          <table:table-cell table:style-name="ce1" office:value-type="string">
            <text:p>4.441e-05</text:p>
          </table:table-cell>
          <table:table-cell office:value-type="float" office:value="0.00095843">
            <text:p>0.00095843</text:p>
          </table:table-cell>
          <table:table-cell table:style-name="ce1" office:value-type="string">
            <text:p>2.1352e-06</text:p>
          </table:table-cell>
          <table:table-cell table:style-name="ce1" office:value-type="string">
            <text:p>4.0192e-08</text:p>
          </table:table-cell>
          <table:table-cell table:style-name="ce1" office:value-type="string">
            <text:p>1.3667e-28</text:p>
          </table:table-cell>
          <table:table-cell table:style-name="ce1" office:value-type="string">
            <text:p>5.3259e-17</text:p>
          </table:table-cell>
          <table:table-cell office:value-type="float" office:value="0.00036879">
            <text:p>0.00036879</text:p>
          </table:table-cell>
          <table:table-cell table:style-name="ce1" office:value-type="string">
            <text:p>4.4406e-05</text:p>
          </table:table-cell>
          <table:table-cell office:value-type="float" office:value="0.00095841">
            <text:p>0.00095841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5.8545e-18</text:p>
          </table:table-cell>
          <table:table-cell table:style-name="ce1" office:value-type="string">
            <text:p>5.3258e-17</text:p>
          </table:table-cell>
        </table:table-row>
        <table:table-row table:style-name="ro2">
          <table:table-cell office:value-type="float" office:value="1660.702">
            <text:p>1660.702</text:p>
          </table:table-cell>
          <table:table-cell table:formula="of:=[.P168]*1000000" office:value-type="float" office:value="366.42">
            <text:p>366.42</text:p>
          </table:table-cell>
          <table:table-cell table:formula="of:=[.Q168]*1000000" office:value-type="float" office:value="44.06">
            <text:p>44.06</text:p>
          </table:table-cell>
          <table:table-cell table:formula="of:=[.R168]*1000000" office:value-type="float" office:value="961.17">
            <text:p>961.17</text:p>
          </table:table-cell>
          <table:table-cell table:formula="of:=[.S168]*1000000" office:value-type="float" office:value="2.0905">
            <text:p>2.0905</text:p>
          </table:table-cell>
          <table:table-cell table:formula="of:=[.T168]*1000000" office:value-type="float" office:value="0.040258">
            <text:p>0.040258</text:p>
          </table:table-cell>
          <table:table-cell table:formula="of:=[.U168]*1000000" office:value-type="float" office:value="-3.4016E-022">
            <text:p>-3.4016E-022</text:p>
          </table:table-cell>
          <table:table-cell table:formula="of:=[.V168]*1000000" office:value-type="float" office:value="0.000000000051817">
            <text:p>5.1817E-011</text:p>
          </table:table-cell>
          <table:table-cell table:formula="of:=[.W168]*1000000" office:value-type="float" office:value="366.42">
            <text:p>366.42</text:p>
          </table:table-cell>
          <table:table-cell table:formula="of:=[.X168]*1000000" office:value-type="float" office:value="44.056">
            <text:p>44.056</text:p>
          </table:table-cell>
          <table:table-cell table:formula="of:=[.Y168]*1000000" office:value-type="float" office:value="961.14">
            <text:p>961.14</text:p>
          </table:table-cell>
          <table:table-cell table:formula="of:=[.Z168]*1000000" office:value-type="float" office:value="20.077">
            <text:p>20.077</text:p>
          </table:table-cell>
          <table:table-cell table:formula="of:=[.AA168]*1000000" office:value-type="float" office:value="0">
            <text:p>0</text:p>
          </table:table-cell>
          <table:table-cell table:formula="of:=[.AB168]*1000000" office:value-type="float" office:value="0.0000000000035">
            <text:p>3.5E-012</text:p>
          </table:table-cell>
          <table:table-cell table:formula="of:=[.AC168]*1000000" office:value-type="float" office:value="0.000000000051817">
            <text:p>5.1817E-011</text:p>
          </table:table-cell>
          <table:table-cell office:value-type="float" office:value="0.00036642">
            <text:p>0.00036642</text:p>
          </table:table-cell>
          <table:table-cell table:style-name="ce1" office:value-type="string">
            <text:p>4.406e-05</text:p>
          </table:table-cell>
          <table:table-cell office:value-type="float" office:value="0.00096117">
            <text:p>0.00096117</text:p>
          </table:table-cell>
          <table:table-cell table:style-name="ce1" office:value-type="string">
            <text:p>2.0905e-06</text:p>
          </table:table-cell>
          <table:table-cell table:style-name="ce1" office:value-type="string">
            <text:p>4.0258e-08</text:p>
          </table:table-cell>
          <table:table-cell table:style-name="ce1" office:value-type="string">
            <text:p>-3.4016e-28</text:p>
          </table:table-cell>
          <table:table-cell table:style-name="ce1" office:value-type="string">
            <text:p>5.1817e-17</text:p>
          </table:table-cell>
          <table:table-cell office:value-type="float" office:value="0.00036642">
            <text:p>0.00036642</text:p>
          </table:table-cell>
          <table:table-cell table:style-name="ce1" office:value-type="string">
            <text:p>4.4056e-05</text:p>
          </table:table-cell>
          <table:table-cell office:value-type="float" office:value="0.00096114">
            <text:p>0.00096114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3.5e-18</text:p>
          </table:table-cell>
          <table:table-cell table:style-name="ce1" office:value-type="string">
            <text:p>5.1817e-17</text:p>
          </table:table-cell>
        </table:table-row>
        <table:table-row table:style-name="ro2">
          <table:table-cell office:value-type="float" office:value="1670.702">
            <text:p>1670.702</text:p>
          </table:table-cell>
          <table:table-cell table:formula="of:=[.P169]*1000000" office:value-type="float" office:value="364.07">
            <text:p>364.07</text:p>
          </table:table-cell>
          <table:table-cell table:formula="of:=[.Q169]*1000000" office:value-type="float" office:value="43.713">
            <text:p>43.713</text:p>
          </table:table-cell>
          <table:table-cell table:formula="of:=[.R169]*1000000" office:value-type="float" office:value="963.88">
            <text:p>963.88</text:p>
          </table:table-cell>
          <table:table-cell table:formula="of:=[.S169]*1000000" office:value-type="float" office:value="2.0467">
            <text:p>2.0467</text:p>
          </table:table-cell>
          <table:table-cell table:formula="of:=[.T169]*1000000" office:value-type="float" office:value="0.040323">
            <text:p>0.040323</text:p>
          </table:table-cell>
          <table:table-cell table:formula="of:=[.U169]*1000000" office:value-type="float" office:value="1.293E-022">
            <text:p>1.293E-022</text:p>
          </table:table-cell>
          <table:table-cell table:formula="of:=[.V169]*1000000" office:value-type="float" office:value="0.000000000050419">
            <text:p>5.0419E-011</text:p>
          </table:table-cell>
          <table:table-cell table:formula="of:=[.W169]*1000000" office:value-type="float" office:value="364.07">
            <text:p>364.07</text:p>
          </table:table-cell>
          <table:table-cell table:formula="of:=[.X169]*1000000" office:value-type="float" office:value="43.709">
            <text:p>43.709</text:p>
          </table:table-cell>
          <table:table-cell table:formula="of:=[.Y169]*1000000" office:value-type="float" office:value="963.85">
            <text:p>963.85</text:p>
          </table:table-cell>
          <table:table-cell table:formula="of:=[.Z169]*1000000" office:value-type="float" office:value="20.077">
            <text:p>20.077</text:p>
          </table:table-cell>
          <table:table-cell table:formula="of:=[.AA169]*1000000" office:value-type="float" office:value="0">
            <text:p>0</text:p>
          </table:table-cell>
          <table:table-cell table:formula="of:=[.AB169]*1000000" office:value-type="float" office:value="0.0000000000020136">
            <text:p>2.0136E-012</text:p>
          </table:table-cell>
          <table:table-cell table:formula="of:=[.AC169]*1000000" office:value-type="float" office:value="0.000000000050419">
            <text:p>5.0419E-011</text:p>
          </table:table-cell>
          <table:table-cell office:value-type="float" office:value="0.00036407">
            <text:p>0.00036407</text:p>
          </table:table-cell>
          <table:table-cell table:style-name="ce1" office:value-type="string">
            <text:p>4.3713e-05</text:p>
          </table:table-cell>
          <table:table-cell office:value-type="float" office:value="0.00096388">
            <text:p>0.00096388</text:p>
          </table:table-cell>
          <table:table-cell table:style-name="ce1" office:value-type="string">
            <text:p>2.0467e-06</text:p>
          </table:table-cell>
          <table:table-cell table:style-name="ce1" office:value-type="string">
            <text:p>4.0323e-08</text:p>
          </table:table-cell>
          <table:table-cell table:style-name="ce1" office:value-type="string">
            <text:p>1.293e-28</text:p>
          </table:table-cell>
          <table:table-cell table:style-name="ce1" office:value-type="string">
            <text:p>5.0419e-17</text:p>
          </table:table-cell>
          <table:table-cell office:value-type="float" office:value="0.00036407">
            <text:p>0.00036407</text:p>
          </table:table-cell>
          <table:table-cell table:style-name="ce1" office:value-type="string">
            <text:p>4.3709e-05</text:p>
          </table:table-cell>
          <table:table-cell office:value-type="float" office:value="0.00096385">
            <text:p>0.00096385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2.0136e-18</text:p>
          </table:table-cell>
          <table:table-cell table:style-name="ce1" office:value-type="string">
            <text:p>5.0419e-17</text:p>
          </table:table-cell>
        </table:table-row>
        <table:table-row table:style-name="ro2">
          <table:table-cell office:value-type="float" office:value="1680.702">
            <text:p>1680.702</text:p>
          </table:table-cell>
          <table:table-cell table:formula="of:=[.P170]*1000000" office:value-type="float" office:value="361.74">
            <text:p>361.74</text:p>
          </table:table-cell>
          <table:table-cell table:formula="of:=[.Q170]*1000000" office:value-type="float" office:value="43.369">
            <text:p>43.369</text:p>
          </table:table-cell>
          <table:table-cell table:formula="of:=[.R170]*1000000" office:value-type="float" office:value="966.56">
            <text:p>966.56</text:p>
          </table:table-cell>
          <table:table-cell table:formula="of:=[.S170]*1000000" office:value-type="float" office:value="2.0037">
            <text:p>2.0037</text:p>
          </table:table-cell>
          <table:table-cell table:formula="of:=[.T170]*1000000" office:value-type="float" office:value="0.040389">
            <text:p>0.040389</text:p>
          </table:table-cell>
          <table:table-cell table:formula="of:=[.U170]*1000000" office:value-type="float" office:value="1.5086E-022">
            <text:p>1.5086E-022</text:p>
          </table:table-cell>
          <table:table-cell table:formula="of:=[.V170]*1000000" office:value-type="float" office:value="0.000000000049063">
            <text:p>4.9063E-011</text:p>
          </table:table-cell>
          <table:table-cell table:formula="of:=[.W170]*1000000" office:value-type="float" office:value="361.74">
            <text:p>361.74</text:p>
          </table:table-cell>
          <table:table-cell table:formula="of:=[.X170]*1000000" office:value-type="float" office:value="43.365">
            <text:p>43.365</text:p>
          </table:table-cell>
          <table:table-cell table:formula="of:=[.Y170]*1000000" office:value-type="float" office:value="966.54">
            <text:p>966.54</text:p>
          </table:table-cell>
          <table:table-cell table:formula="of:=[.Z170]*1000000" office:value-type="float" office:value="20.077">
            <text:p>20.077</text:p>
          </table:table-cell>
          <table:table-cell table:formula="of:=[.AA170]*1000000" office:value-type="float" office:value="0">
            <text:p>0</text:p>
          </table:table-cell>
          <table:table-cell table:formula="of:=[.AB170]*1000000" office:value-type="float" office:value="0.000000000001556">
            <text:p>1.556E-012</text:p>
          </table:table-cell>
          <table:table-cell table:formula="of:=[.AC170]*1000000" office:value-type="float" office:value="0.000000000049063">
            <text:p>4.9063E-011</text:p>
          </table:table-cell>
          <table:table-cell office:value-type="float" office:value="0.00036174">
            <text:p>0.00036174</text:p>
          </table:table-cell>
          <table:table-cell table:style-name="ce1" office:value-type="string">
            <text:p>4.3369e-05</text:p>
          </table:table-cell>
          <table:table-cell office:value-type="float" office:value="0.00096656">
            <text:p>0.00096656</text:p>
          </table:table-cell>
          <table:table-cell table:style-name="ce1" office:value-type="string">
            <text:p>2.0037e-06</text:p>
          </table:table-cell>
          <table:table-cell table:style-name="ce1" office:value-type="string">
            <text:p>4.0389e-08</text:p>
          </table:table-cell>
          <table:table-cell table:style-name="ce1" office:value-type="string">
            <text:p>1.5086e-28</text:p>
          </table:table-cell>
          <table:table-cell table:style-name="ce1" office:value-type="string">
            <text:p>4.9063e-17</text:p>
          </table:table-cell>
          <table:table-cell office:value-type="float" office:value="0.00036174">
            <text:p>0.00036174</text:p>
          </table:table-cell>
          <table:table-cell table:style-name="ce1" office:value-type="string">
            <text:p>4.3365e-05</text:p>
          </table:table-cell>
          <table:table-cell office:value-type="float" office:value="0.00096654">
            <text:p>0.00096654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556e-18</text:p>
          </table:table-cell>
          <table:table-cell table:style-name="ce1" office:value-type="string">
            <text:p>4.9063e-17</text:p>
          </table:table-cell>
        </table:table-row>
        <table:table-row table:style-name="ro2">
          <table:table-cell office:value-type="float" office:value="1690.702">
            <text:p>1690.702</text:p>
          </table:table-cell>
          <table:table-cell table:formula="of:=[.P171]*1000000" office:value-type="float" office:value="359.43">
            <text:p>359.43</text:p>
          </table:table-cell>
          <table:table-cell table:formula="of:=[.Q171]*1000000" office:value-type="float" office:value="43.027">
            <text:p>43.027</text:p>
          </table:table-cell>
          <table:table-cell table:formula="of:=[.R171]*1000000" office:value-type="float" office:value="969.23">
            <text:p>969.23</text:p>
          </table:table-cell>
          <table:table-cell table:formula="of:=[.S171]*1000000" office:value-type="float" office:value="1.9614">
            <text:p>1.9614</text:p>
          </table:table-cell>
          <table:table-cell table:formula="of:=[.T171]*1000000" office:value-type="float" office:value="0.040455">
            <text:p>0.040455</text:p>
          </table:table-cell>
          <table:table-cell table:formula="of:=[.U171]*1000000" office:value-type="float" office:value="1.154E-024">
            <text:p>1.154E-024</text:p>
          </table:table-cell>
          <table:table-cell table:formula="of:=[.V171]*1000000" office:value-type="float" office:value="0.000000000047749">
            <text:p>4.7749E-011</text:p>
          </table:table-cell>
          <table:table-cell table:formula="of:=[.W171]*1000000" office:value-type="float" office:value="359.43">
            <text:p>359.43</text:p>
          </table:table-cell>
          <table:table-cell table:formula="of:=[.X171]*1000000" office:value-type="float" office:value="43.023">
            <text:p>43.023</text:p>
          </table:table-cell>
          <table:table-cell table:formula="of:=[.Y171]*1000000" office:value-type="float" office:value="969.2">
            <text:p>969.2</text:p>
          </table:table-cell>
          <table:table-cell table:formula="of:=[.Z171]*1000000" office:value-type="float" office:value="20.077">
            <text:p>20.077</text:p>
          </table:table-cell>
          <table:table-cell table:formula="of:=[.AA171]*1000000" office:value-type="float" office:value="0">
            <text:p>0</text:p>
          </table:table-cell>
          <table:table-cell table:formula="of:=[.AB171]*1000000" office:value-type="float" office:value="0.00000000000083353">
            <text:p>8.3353E-013</text:p>
          </table:table-cell>
          <table:table-cell table:formula="of:=[.AC171]*1000000" office:value-type="float" office:value="0.000000000047749">
            <text:p>4.7749E-011</text:p>
          </table:table-cell>
          <table:table-cell office:value-type="float" office:value="0.00035943">
            <text:p>0.00035943</text:p>
          </table:table-cell>
          <table:table-cell table:style-name="ce1" office:value-type="string">
            <text:p>4.3027e-05</text:p>
          </table:table-cell>
          <table:table-cell office:value-type="float" office:value="0.00096923">
            <text:p>0.00096923</text:p>
          </table:table-cell>
          <table:table-cell table:style-name="ce1" office:value-type="string">
            <text:p>1.9614e-06</text:p>
          </table:table-cell>
          <table:table-cell table:style-name="ce1" office:value-type="string">
            <text:p>4.0455e-08</text:p>
          </table:table-cell>
          <table:table-cell table:style-name="ce1" office:value-type="string">
            <text:p>1.154e-30</text:p>
          </table:table-cell>
          <table:table-cell table:style-name="ce1" office:value-type="string">
            <text:p>4.7749e-17</text:p>
          </table:table-cell>
          <table:table-cell office:value-type="float" office:value="0.00035943">
            <text:p>0.00035943</text:p>
          </table:table-cell>
          <table:table-cell table:style-name="ce1" office:value-type="string">
            <text:p>4.3023e-05</text:p>
          </table:table-cell>
          <table:table-cell office:value-type="float" office:value="0.0009692">
            <text:p>0.0009692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8.3353e-19</text:p>
          </table:table-cell>
          <table:table-cell table:style-name="ce1" office:value-type="string">
            <text:p>4.7749e-17</text:p>
          </table:table-cell>
        </table:table-row>
        <table:table-row table:style-name="ro2">
          <table:table-cell office:value-type="float" office:value="1700.702">
            <text:p>1700.702</text:p>
          </table:table-cell>
          <table:table-cell table:formula="of:=[.P172]*1000000" office:value-type="float" office:value="357.15">
            <text:p>357.15</text:p>
          </table:table-cell>
          <table:table-cell table:formula="of:=[.Q172]*1000000" office:value-type="float" office:value="42.687">
            <text:p>42.687</text:p>
          </table:table-cell>
          <table:table-cell table:formula="of:=[.R172]*1000000" office:value-type="float" office:value="971.87">
            <text:p>971.87</text:p>
          </table:table-cell>
          <table:table-cell table:formula="of:=[.S172]*1000000" office:value-type="float" office:value="1.92">
            <text:p>1.92</text:p>
          </table:table-cell>
          <table:table-cell table:formula="of:=[.T172]*1000000" office:value-type="float" office:value="0.040521">
            <text:p>0.040521</text:p>
          </table:table-cell>
          <table:table-cell table:formula="of:=[.U172]*1000000" office:value-type="float" office:value="2.8927E-025">
            <text:p>2.8927E-025</text:p>
          </table:table-cell>
          <table:table-cell table:formula="of:=[.V172]*1000000" office:value-type="float" office:value="0.000000000046476">
            <text:p>4.6476E-011</text:p>
          </table:table-cell>
          <table:table-cell table:formula="of:=[.W172]*1000000" office:value-type="float" office:value="357.14">
            <text:p>357.14</text:p>
          </table:table-cell>
          <table:table-cell table:formula="of:=[.X172]*1000000" office:value-type="float" office:value="42.683">
            <text:p>42.683</text:p>
          </table:table-cell>
          <table:table-cell table:formula="of:=[.Y172]*1000000" office:value-type="float" office:value="971.84">
            <text:p>971.84</text:p>
          </table:table-cell>
          <table:table-cell table:formula="of:=[.Z172]*1000000" office:value-type="float" office:value="20.077">
            <text:p>20.077</text:p>
          </table:table-cell>
          <table:table-cell table:formula="of:=[.AA172]*1000000" office:value-type="float" office:value="0">
            <text:p>0</text:p>
          </table:table-cell>
          <table:table-cell table:formula="of:=[.AB172]*1000000" office:value-type="float" office:value="-0.0000000000012671">
            <text:p>-1.2671E-012</text:p>
          </table:table-cell>
          <table:table-cell table:formula="of:=[.AC172]*1000000" office:value-type="float" office:value="0.000000000046475">
            <text:p>4.6475E-011</text:p>
          </table:table-cell>
          <table:table-cell office:value-type="float" office:value="0.00035715">
            <text:p>0.00035715</text:p>
          </table:table-cell>
          <table:table-cell table:style-name="ce1" office:value-type="string">
            <text:p>4.2687e-05</text:p>
          </table:table-cell>
          <table:table-cell office:value-type="float" office:value="0.00097187">
            <text:p>0.00097187</text:p>
          </table:table-cell>
          <table:table-cell table:style-name="ce1" office:value-type="string">
            <text:p>1.92e-06</text:p>
          </table:table-cell>
          <table:table-cell table:style-name="ce1" office:value-type="string">
            <text:p>4.0521e-08</text:p>
          </table:table-cell>
          <table:table-cell table:style-name="ce1" office:value-type="string">
            <text:p>2.8927e-31</text:p>
          </table:table-cell>
          <table:table-cell table:style-name="ce1" office:value-type="string">
            <text:p>4.6476e-17</text:p>
          </table:table-cell>
          <table:table-cell office:value-type="float" office:value="0.00035714">
            <text:p>0.00035714</text:p>
          </table:table-cell>
          <table:table-cell table:style-name="ce1" office:value-type="string">
            <text:p>4.2683e-05</text:p>
          </table:table-cell>
          <table:table-cell office:value-type="float" office:value="0.00097184">
            <text:p>0.00097184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671e-18</text:p>
          </table:table-cell>
          <table:table-cell table:style-name="ce1" office:value-type="string">
            <text:p>4.6475e-17</text:p>
          </table:table-cell>
        </table:table-row>
        <table:table-row table:style-name="ro2">
          <table:table-cell office:value-type="float" office:value="1710.702">
            <text:p>1710.702</text:p>
          </table:table-cell>
          <table:table-cell table:formula="of:=[.P173]*1000000" office:value-type="float" office:value="354.88">
            <text:p>354.88</text:p>
          </table:table-cell>
          <table:table-cell table:formula="of:=[.Q173]*1000000" office:value-type="float" office:value="42.349">
            <text:p>42.349</text:p>
          </table:table-cell>
          <table:table-cell table:formula="of:=[.R173]*1000000" office:value-type="float" office:value="974.48">
            <text:p>974.48</text:p>
          </table:table-cell>
          <table:table-cell table:formula="of:=[.S173]*1000000" office:value-type="float" office:value="1.8793">
            <text:p>1.8793</text:p>
          </table:table-cell>
          <table:table-cell table:formula="of:=[.T173]*1000000" office:value-type="float" office:value="0.040588">
            <text:p>0.040588</text:p>
          </table:table-cell>
          <table:table-cell table:formula="of:=[.U173]*1000000" office:value-type="float" office:value="5.3823E-026">
            <text:p>5.3823E-026</text:p>
          </table:table-cell>
          <table:table-cell table:formula="of:=[.V173]*1000000" office:value-type="float" office:value="0.000000000045241">
            <text:p>4.5241E-011</text:p>
          </table:table-cell>
          <table:table-cell table:formula="of:=[.W173]*1000000" office:value-type="float" office:value="354.88">
            <text:p>354.88</text:p>
          </table:table-cell>
          <table:table-cell table:formula="of:=[.X173]*1000000" office:value-type="float" office:value="42.345">
            <text:p>42.345</text:p>
          </table:table-cell>
          <table:table-cell table:formula="of:=[.Y173]*1000000" office:value-type="float" office:value="974.45">
            <text:p>974.45</text:p>
          </table:table-cell>
          <table:table-cell table:formula="of:=[.Z173]*1000000" office:value-type="float" office:value="20.077">
            <text:p>20.077</text:p>
          </table:table-cell>
          <table:table-cell table:formula="of:=[.AA173]*1000000" office:value-type="float" office:value="0">
            <text:p>0</text:p>
          </table:table-cell>
          <table:table-cell table:formula="of:=[.AB173]*1000000" office:value-type="float" office:value="-0.0000000000032039">
            <text:p>-3.2039E-012</text:p>
          </table:table-cell>
          <table:table-cell table:formula="of:=[.AC173]*1000000" office:value-type="float" office:value="0.00000000004524">
            <text:p>4.524E-011</text:p>
          </table:table-cell>
          <table:table-cell office:value-type="float" office:value="0.00035488">
            <text:p>0.00035488</text:p>
          </table:table-cell>
          <table:table-cell table:style-name="ce1" office:value-type="string">
            <text:p>4.2349e-05</text:p>
          </table:table-cell>
          <table:table-cell office:value-type="float" office:value="0.00097448">
            <text:p>0.00097448</text:p>
          </table:table-cell>
          <table:table-cell table:style-name="ce1" office:value-type="string">
            <text:p>1.8793e-06</text:p>
          </table:table-cell>
          <table:table-cell table:style-name="ce1" office:value-type="string">
            <text:p>4.0588e-08</text:p>
          </table:table-cell>
          <table:table-cell table:style-name="ce1" office:value-type="string">
            <text:p>5.3823e-32</text:p>
          </table:table-cell>
          <table:table-cell table:style-name="ce1" office:value-type="string">
            <text:p>4.5241e-17</text:p>
          </table:table-cell>
          <table:table-cell office:value-type="float" office:value="0.00035488">
            <text:p>0.00035488</text:p>
          </table:table-cell>
          <table:table-cell table:style-name="ce1" office:value-type="string">
            <text:p>4.2345e-05</text:p>
          </table:table-cell>
          <table:table-cell office:value-type="float" office:value="0.00097445">
            <text:p>0.00097445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3.2039e-18</text:p>
          </table:table-cell>
          <table:table-cell table:style-name="ce1" office:value-type="string">
            <text:p>4.524e-17</text:p>
          </table:table-cell>
        </table:table-row>
        <table:table-row table:style-name="ro2">
          <table:table-cell office:value-type="float" office:value="1720.702">
            <text:p>1720.702</text:p>
          </table:table-cell>
          <table:table-cell table:formula="of:=[.P174]*1000000" office:value-type="float" office:value="352.64">
            <text:p>352.64</text:p>
          </table:table-cell>
          <table:table-cell table:formula="of:=[.Q174]*1000000" office:value-type="float" office:value="42.014">
            <text:p>42.014</text:p>
          </table:table-cell>
          <table:table-cell table:formula="of:=[.R174]*1000000" office:value-type="float" office:value="977.07">
            <text:p>977.07</text:p>
          </table:table-cell>
          <table:table-cell table:formula="of:=[.S174]*1000000" office:value-type="float" office:value="1.8394">
            <text:p>1.8394</text:p>
          </table:table-cell>
          <table:table-cell table:formula="of:=[.T174]*1000000" office:value-type="float" office:value="0.040654">
            <text:p>0.040654</text:p>
          </table:table-cell>
          <table:table-cell table:formula="of:=[.U174]*1000000" office:value-type="float" office:value="2.6916E-026">
            <text:p>2.6916E-026</text:p>
          </table:table-cell>
          <table:table-cell table:formula="of:=[.V174]*1000000" office:value-type="float" office:value="0.000000000044043">
            <text:p>4.4043E-011</text:p>
          </table:table-cell>
          <table:table-cell table:formula="of:=[.W174]*1000000" office:value-type="float" office:value="352.63">
            <text:p>352.63</text:p>
          </table:table-cell>
          <table:table-cell table:formula="of:=[.X174]*1000000" office:value-type="float" office:value="42.01">
            <text:p>42.01</text:p>
          </table:table-cell>
          <table:table-cell table:formula="of:=[.Y174]*1000000" office:value-type="float" office:value="977.05">
            <text:p>977.05</text:p>
          </table:table-cell>
          <table:table-cell table:formula="of:=[.Z174]*1000000" office:value-type="float" office:value="20.077">
            <text:p>20.077</text:p>
          </table:table-cell>
          <table:table-cell table:formula="of:=[.AA174]*1000000" office:value-type="float" office:value="0">
            <text:p>0</text:p>
          </table:table-cell>
          <table:table-cell table:formula="of:=[.AB174]*1000000" office:value-type="float" office:value="-0.0000000000020786">
            <text:p>-2.0786E-012</text:p>
          </table:table-cell>
          <table:table-cell table:formula="of:=[.AC174]*1000000" office:value-type="float" office:value="0.000000000044043">
            <text:p>4.4043E-011</text:p>
          </table:table-cell>
          <table:table-cell office:value-type="float" office:value="0.00035264">
            <text:p>0.00035264</text:p>
          </table:table-cell>
          <table:table-cell table:style-name="ce1" office:value-type="string">
            <text:p>4.2014e-05</text:p>
          </table:table-cell>
          <table:table-cell office:value-type="float" office:value="0.00097707">
            <text:p>0.00097707</text:p>
          </table:table-cell>
          <table:table-cell table:style-name="ce1" office:value-type="string">
            <text:p>1.8394e-06</text:p>
          </table:table-cell>
          <table:table-cell table:style-name="ce1" office:value-type="string">
            <text:p>4.0654e-08</text:p>
          </table:table-cell>
          <table:table-cell table:style-name="ce1" office:value-type="string">
            <text:p>2.6916e-32</text:p>
          </table:table-cell>
          <table:table-cell table:style-name="ce1" office:value-type="string">
            <text:p>4.4043e-17</text:p>
          </table:table-cell>
          <table:table-cell office:value-type="float" office:value="0.00035263">
            <text:p>0.00035263</text:p>
          </table:table-cell>
          <table:table-cell table:style-name="ce1" office:value-type="string">
            <text:p>4.201e-05</text:p>
          </table:table-cell>
          <table:table-cell office:value-type="float" office:value="0.00097705">
            <text:p>0.00097705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0786e-18</text:p>
          </table:table-cell>
          <table:table-cell table:style-name="ce1" office:value-type="string">
            <text:p>4.4043e-17</text:p>
          </table:table-cell>
        </table:table-row>
        <table:table-row table:style-name="ro2">
          <table:table-cell office:value-type="float" office:value="1730.702">
            <text:p>1730.702</text:p>
          </table:table-cell>
          <table:table-cell table:formula="of:=[.P175]*1000000" office:value-type="float" office:value="350.41">
            <text:p>350.41</text:p>
          </table:table-cell>
          <table:table-cell table:formula="of:=[.Q175]*1000000" office:value-type="float" office:value="41.681">
            <text:p>41.681</text:p>
          </table:table-cell>
          <table:table-cell table:formula="of:=[.R175]*1000000" office:value-type="float" office:value="979.64">
            <text:p>979.64</text:p>
          </table:table-cell>
          <table:table-cell table:formula="of:=[.S175]*1000000" office:value-type="float" office:value="1.8003">
            <text:p>1.8003</text:p>
          </table:table-cell>
          <table:table-cell table:formula="of:=[.T175]*1000000" office:value-type="float" office:value="0.040721">
            <text:p>0.040721</text:p>
          </table:table-cell>
          <table:table-cell table:formula="of:=[.U175]*1000000" office:value-type="float" office:value="1.0921E-026">
            <text:p>1.0921E-026</text:p>
          </table:table-cell>
          <table:table-cell table:formula="of:=[.V175]*1000000" office:value-type="float" office:value="0.000000000042883">
            <text:p>4.2883E-011</text:p>
          </table:table-cell>
          <table:table-cell table:formula="of:=[.W175]*1000000" office:value-type="float" office:value="350.41">
            <text:p>350.41</text:p>
          </table:table-cell>
          <table:table-cell table:formula="of:=[.X175]*1000000" office:value-type="float" office:value="41.677">
            <text:p>41.677</text:p>
          </table:table-cell>
          <table:table-cell table:formula="of:=[.Y175]*1000000" office:value-type="float" office:value="979.62">
            <text:p>979.62</text:p>
          </table:table-cell>
          <table:table-cell table:formula="of:=[.Z175]*1000000" office:value-type="float" office:value="20.077">
            <text:p>20.077</text:p>
          </table:table-cell>
          <table:table-cell table:formula="of:=[.AA175]*1000000" office:value-type="float" office:value="0">
            <text:p>0</text:p>
          </table:table-cell>
          <table:table-cell table:formula="of:=[.AB175]*1000000" office:value-type="float" office:value="0.000000000003126">
            <text:p>3.126E-012</text:p>
          </table:table-cell>
          <table:table-cell table:formula="of:=[.AC175]*1000000" office:value-type="float" office:value="0.000000000042882">
            <text:p>4.2882E-011</text:p>
          </table:table-cell>
          <table:table-cell office:value-type="float" office:value="0.00035041">
            <text:p>0.00035041</text:p>
          </table:table-cell>
          <table:table-cell table:style-name="ce1" office:value-type="string">
            <text:p>4.1681e-05</text:p>
          </table:table-cell>
          <table:table-cell office:value-type="float" office:value="0.00097964">
            <text:p>0.00097964</text:p>
          </table:table-cell>
          <table:table-cell table:style-name="ce1" office:value-type="string">
            <text:p>1.8003e-06</text:p>
          </table:table-cell>
          <table:table-cell table:style-name="ce1" office:value-type="string">
            <text:p>4.0721e-08</text:p>
          </table:table-cell>
          <table:table-cell table:style-name="ce1" office:value-type="string">
            <text:p>1.0921e-32</text:p>
          </table:table-cell>
          <table:table-cell table:style-name="ce1" office:value-type="string">
            <text:p>4.2883e-17</text:p>
          </table:table-cell>
          <table:table-cell office:value-type="float" office:value="0.00035041">
            <text:p>0.00035041</text:p>
          </table:table-cell>
          <table:table-cell table:style-name="ce1" office:value-type="string">
            <text:p>4.1677e-05</text:p>
          </table:table-cell>
          <table:table-cell office:value-type="float" office:value="0.00097962">
            <text:p>0.00097962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3.126e-18</text:p>
          </table:table-cell>
          <table:table-cell table:style-name="ce1" office:value-type="string">
            <text:p>4.2882e-17</text:p>
          </table:table-cell>
        </table:table-row>
        <table:table-row table:style-name="ro2">
          <table:table-cell office:value-type="float" office:value="1740.702">
            <text:p>1740.702</text:p>
          </table:table-cell>
          <table:table-cell table:formula="of:=[.P176]*1000000" office:value-type="float" office:value="348.21">
            <text:p>348.21</text:p>
          </table:table-cell>
          <table:table-cell table:formula="of:=[.Q176]*1000000" office:value-type="float" office:value="41.351">
            <text:p>41.351</text:p>
          </table:table-cell>
          <table:table-cell table:formula="of:=[.R176]*1000000" office:value-type="float" office:value="982.19">
            <text:p>982.19</text:p>
          </table:table-cell>
          <table:table-cell table:formula="of:=[.S176]*1000000" office:value-type="float" office:value="1.7619">
            <text:p>1.7619</text:p>
          </table:table-cell>
          <table:table-cell table:formula="of:=[.T176]*1000000" office:value-type="float" office:value="0.040787">
            <text:p>0.040787</text:p>
          </table:table-cell>
          <table:table-cell table:formula="of:=[.U176]*1000000" office:value-type="float" office:value="3.9283E-027">
            <text:p>3.9283E-027</text:p>
          </table:table-cell>
          <table:table-cell table:formula="of:=[.V176]*1000000" office:value-type="float" office:value="0.000000000041757">
            <text:p>4.1757E-011</text:p>
          </table:table-cell>
          <table:table-cell table:formula="of:=[.W176]*1000000" office:value-type="float" office:value="348.21">
            <text:p>348.21</text:p>
          </table:table-cell>
          <table:table-cell table:formula="of:=[.X176]*1000000" office:value-type="float" office:value="41.347">
            <text:p>41.347</text:p>
          </table:table-cell>
          <table:table-cell table:formula="of:=[.Y176]*1000000" office:value-type="float" office:value="982.16">
            <text:p>982.16</text:p>
          </table:table-cell>
          <table:table-cell table:formula="of:=[.Z176]*1000000" office:value-type="float" office:value="20.077">
            <text:p>20.077</text:p>
          </table:table-cell>
          <table:table-cell table:formula="of:=[.AA176]*1000000" office:value-type="float" office:value="0">
            <text:p>0</text:p>
          </table:table-cell>
          <table:table-cell table:formula="of:=[.AB176]*1000000" office:value-type="float" office:value="0.0000000000057753">
            <text:p>5.7753E-012</text:p>
          </table:table-cell>
          <table:table-cell table:formula="of:=[.AC176]*1000000" office:value-type="float" office:value="0.000000000041757">
            <text:p>4.1757E-011</text:p>
          </table:table-cell>
          <table:table-cell office:value-type="float" office:value="0.00034821">
            <text:p>0.00034821</text:p>
          </table:table-cell>
          <table:table-cell table:style-name="ce1" office:value-type="string">
            <text:p>4.1351e-05</text:p>
          </table:table-cell>
          <table:table-cell office:value-type="float" office:value="0.00098219">
            <text:p>0.00098219</text:p>
          </table:table-cell>
          <table:table-cell table:style-name="ce1" office:value-type="string">
            <text:p>1.7619e-06</text:p>
          </table:table-cell>
          <table:table-cell table:style-name="ce1" office:value-type="string">
            <text:p>4.0787e-08</text:p>
          </table:table-cell>
          <table:table-cell table:style-name="ce1" office:value-type="string">
            <text:p>3.9283e-33</text:p>
          </table:table-cell>
          <table:table-cell table:style-name="ce1" office:value-type="string">
            <text:p>4.1757e-17</text:p>
          </table:table-cell>
          <table:table-cell office:value-type="float" office:value="0.00034821">
            <text:p>0.00034821</text:p>
          </table:table-cell>
          <table:table-cell table:style-name="ce1" office:value-type="string">
            <text:p>4.1347e-05</text:p>
          </table:table-cell>
          <table:table-cell office:value-type="float" office:value="0.00098216">
            <text:p>0.00098216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5.7753e-18</text:p>
          </table:table-cell>
          <table:table-cell table:style-name="ce1" office:value-type="string">
            <text:p>4.1757e-17</text:p>
          </table:table-cell>
        </table:table-row>
        <table:table-row table:style-name="ro2">
          <table:table-cell office:value-type="float" office:value="1750.702">
            <text:p>1750.702</text:p>
          </table:table-cell>
          <table:table-cell table:formula="of:=[.P177]*1000000" office:value-type="float" office:value="346.03">
            <text:p>346.03</text:p>
          </table:table-cell>
          <table:table-cell table:formula="of:=[.Q177]*1000000" office:value-type="float" office:value="41.023">
            <text:p>41.023</text:p>
          </table:table-cell>
          <table:table-cell table:formula="of:=[.R177]*1000000" office:value-type="float" office:value="984.71">
            <text:p>984.71</text:p>
          </table:table-cell>
          <table:table-cell table:formula="of:=[.S177]*1000000" office:value-type="float" office:value="1.7242">
            <text:p>1.7242</text:p>
          </table:table-cell>
          <table:table-cell table:formula="of:=[.T177]*1000000" office:value-type="float" office:value="0.040854">
            <text:p>0.040854</text:p>
          </table:table-cell>
          <table:table-cell table:formula="of:=[.U177]*1000000" office:value-type="float" office:value="3.1651E-027">
            <text:p>3.1651E-027</text:p>
          </table:table-cell>
          <table:table-cell table:formula="of:=[.V177]*1000000" office:value-type="float" office:value="0.000000000040666">
            <text:p>4.0666E-011</text:p>
          </table:table-cell>
          <table:table-cell table:formula="of:=[.W177]*1000000" office:value-type="float" office:value="346.02">
            <text:p>346.02</text:p>
          </table:table-cell>
          <table:table-cell table:formula="of:=[.X177]*1000000" office:value-type="float" office:value="41.019">
            <text:p>41.019</text:p>
          </table:table-cell>
          <table:table-cell table:formula="of:=[.Y177]*1000000" office:value-type="float" office:value="984.68">
            <text:p>984.68</text:p>
          </table:table-cell>
          <table:table-cell table:formula="of:=[.Z177]*1000000" office:value-type="float" office:value="20.077">
            <text:p>20.077</text:p>
          </table:table-cell>
          <table:table-cell table:formula="of:=[.AA177]*1000000" office:value-type="float" office:value="0">
            <text:p>0</text:p>
          </table:table-cell>
          <table:table-cell table:formula="of:=[.AB177]*1000000" office:value-type="float" office:value="0.0000000000044091">
            <text:p>4.4091E-012</text:p>
          </table:table-cell>
          <table:table-cell table:formula="of:=[.AC177]*1000000" office:value-type="float" office:value="0.000000000040666">
            <text:p>4.0666E-011</text:p>
          </table:table-cell>
          <table:table-cell office:value-type="float" office:value="0.00034603">
            <text:p>0.00034603</text:p>
          </table:table-cell>
          <table:table-cell table:style-name="ce1" office:value-type="string">
            <text:p>4.1023e-05</text:p>
          </table:table-cell>
          <table:table-cell office:value-type="float" office:value="0.00098471">
            <text:p>0.00098471</text:p>
          </table:table-cell>
          <table:table-cell table:style-name="ce1" office:value-type="string">
            <text:p>1.7242e-06</text:p>
          </table:table-cell>
          <table:table-cell table:style-name="ce1" office:value-type="string">
            <text:p>4.0854e-08</text:p>
          </table:table-cell>
          <table:table-cell table:style-name="ce1" office:value-type="string">
            <text:p>3.1651e-33</text:p>
          </table:table-cell>
          <table:table-cell table:style-name="ce1" office:value-type="string">
            <text:p>4.0666e-17</text:p>
          </table:table-cell>
          <table:table-cell office:value-type="float" office:value="0.00034602">
            <text:p>0.00034602</text:p>
          </table:table-cell>
          <table:table-cell table:style-name="ce1" office:value-type="string">
            <text:p>4.1019e-05</text:p>
          </table:table-cell>
          <table:table-cell office:value-type="float" office:value="0.00098468">
            <text:p>0.00098468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4.4091e-18</text:p>
          </table:table-cell>
          <table:table-cell table:style-name="ce1" office:value-type="string">
            <text:p>4.0666e-17</text:p>
          </table:table-cell>
        </table:table-row>
        <table:table-row table:style-name="ro2">
          <table:table-cell office:value-type="float" office:value="1760.702">
            <text:p>1760.702</text:p>
          </table:table-cell>
          <table:table-cell table:formula="of:=[.P178]*1000000" office:value-type="float" office:value="343.86">
            <text:p>343.86</text:p>
          </table:table-cell>
          <table:table-cell table:formula="of:=[.Q178]*1000000" office:value-type="float" office:value="40.697">
            <text:p>40.697</text:p>
          </table:table-cell>
          <table:table-cell table:formula="of:=[.R178]*1000000" office:value-type="float" office:value="987.21">
            <text:p>987.21</text:p>
          </table:table-cell>
          <table:table-cell table:formula="of:=[.S178]*1000000" office:value-type="float" office:value="1.6873">
            <text:p>1.6873</text:p>
          </table:table-cell>
          <table:table-cell table:formula="of:=[.T178]*1000000" office:value-type="float" office:value="0.040921">
            <text:p>0.040921</text:p>
          </table:table-cell>
          <table:table-cell table:formula="of:=[.U178]*1000000" office:value-type="float" office:value="1.9428E-027">
            <text:p>1.9428E-027</text:p>
          </table:table-cell>
          <table:table-cell table:formula="of:=[.V178]*1000000" office:value-type="float" office:value="0.000000000039608">
            <text:p>3.9608E-011</text:p>
          </table:table-cell>
          <table:table-cell table:formula="of:=[.W178]*1000000" office:value-type="float" office:value="343.86">
            <text:p>343.86</text:p>
          </table:table-cell>
          <table:table-cell table:formula="of:=[.X178]*1000000" office:value-type="float" office:value="40.693">
            <text:p>40.693</text:p>
          </table:table-cell>
          <table:table-cell table:formula="of:=[.Y178]*1000000" office:value-type="float" office:value="987.19">
            <text:p>987.19</text:p>
          </table:table-cell>
          <table:table-cell table:formula="of:=[.Z178]*1000000" office:value-type="float" office:value="20.077">
            <text:p>20.077</text:p>
          </table:table-cell>
          <table:table-cell table:formula="of:=[.AA178]*1000000" office:value-type="float" office:value="0">
            <text:p>0</text:p>
          </table:table-cell>
          <table:table-cell table:formula="of:=[.AB178]*1000000" office:value-type="float" office:value="0.0000000000049373">
            <text:p>4.9373E-012</text:p>
          </table:table-cell>
          <table:table-cell table:formula="of:=[.AC178]*1000000" office:value-type="float" office:value="0.000000000039608">
            <text:p>3.9608E-011</text:p>
          </table:table-cell>
          <table:table-cell office:value-type="float" office:value="0.00034386">
            <text:p>0.00034386</text:p>
          </table:table-cell>
          <table:table-cell table:style-name="ce1" office:value-type="string">
            <text:p>4.0697e-05</text:p>
          </table:table-cell>
          <table:table-cell office:value-type="float" office:value="0.00098721">
            <text:p>0.00098721</text:p>
          </table:table-cell>
          <table:table-cell table:style-name="ce1" office:value-type="string">
            <text:p>1.6873e-06</text:p>
          </table:table-cell>
          <table:table-cell table:style-name="ce1" office:value-type="string">
            <text:p>4.0921e-08</text:p>
          </table:table-cell>
          <table:table-cell table:style-name="ce1" office:value-type="string">
            <text:p>1.9428e-33</text:p>
          </table:table-cell>
          <table:table-cell table:style-name="ce1" office:value-type="string">
            <text:p>3.9608e-17</text:p>
          </table:table-cell>
          <table:table-cell office:value-type="float" office:value="0.00034386">
            <text:p>0.00034386</text:p>
          </table:table-cell>
          <table:table-cell table:style-name="ce1" office:value-type="string">
            <text:p>4.0693e-05</text:p>
          </table:table-cell>
          <table:table-cell office:value-type="float" office:value="0.00098719">
            <text:p>0.00098719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4.9373e-18</text:p>
          </table:table-cell>
          <table:table-cell table:style-name="ce1" office:value-type="string">
            <text:p>3.9608e-17</text:p>
          </table:table-cell>
        </table:table-row>
        <table:table-row table:style-name="ro2">
          <table:table-cell office:value-type="float" office:value="1770.702">
            <text:p>1770.702</text:p>
          </table:table-cell>
          <table:table-cell table:formula="of:=[.P179]*1000000" office:value-type="float" office:value="341.72">
            <text:p>341.72</text:p>
          </table:table-cell>
          <table:table-cell table:formula="of:=[.Q179]*1000000" office:value-type="float" office:value="40.373">
            <text:p>40.373</text:p>
          </table:table-cell>
          <table:table-cell table:formula="of:=[.R179]*1000000" office:value-type="float" office:value="989.69">
            <text:p>989.69</text:p>
          </table:table-cell>
          <table:table-cell table:formula="of:=[.S179]*1000000" office:value-type="float" office:value="1.651">
            <text:p>1.651</text:p>
          </table:table-cell>
          <table:table-cell table:formula="of:=[.T179]*1000000" office:value-type="float" office:value="0.040988">
            <text:p>0.040988</text:p>
          </table:table-cell>
          <table:table-cell table:formula="of:=[.U179]*1000000" office:value-type="float" office:value="1.0234E-027">
            <text:p>1.0234E-027</text:p>
          </table:table-cell>
          <table:table-cell table:formula="of:=[.V179]*1000000" office:value-type="float" office:value="0.000000000038583">
            <text:p>3.8583E-011</text:p>
          </table:table-cell>
          <table:table-cell table:formula="of:=[.W179]*1000000" office:value-type="float" office:value="341.72">
            <text:p>341.72</text:p>
          </table:table-cell>
          <table:table-cell table:formula="of:=[.X179]*1000000" office:value-type="float" office:value="40.369">
            <text:p>40.369</text:p>
          </table:table-cell>
          <table:table-cell table:formula="of:=[.Y179]*1000000" office:value-type="float" office:value="989.66">
            <text:p>989.66</text:p>
          </table:table-cell>
          <table:table-cell table:formula="of:=[.Z179]*1000000" office:value-type="float" office:value="20.077">
            <text:p>20.077</text:p>
          </table:table-cell>
          <table:table-cell table:formula="of:=[.AA179]*1000000" office:value-type="float" office:value="0">
            <text:p>0</text:p>
          </table:table-cell>
          <table:table-cell table:formula="of:=[.AB179]*1000000" office:value-type="float" office:value="0.0000000000047501">
            <text:p>4.7501E-012</text:p>
          </table:table-cell>
          <table:table-cell table:formula="of:=[.AC179]*1000000" office:value-type="float" office:value="0.000000000038583">
            <text:p>3.8583E-011</text:p>
          </table:table-cell>
          <table:table-cell office:value-type="float" office:value="0.00034172">
            <text:p>0.00034172</text:p>
          </table:table-cell>
          <table:table-cell table:style-name="ce1" office:value-type="string">
            <text:p>4.0373e-05</text:p>
          </table:table-cell>
          <table:table-cell office:value-type="float" office:value="0.00098969">
            <text:p>0.00098969</text:p>
          </table:table-cell>
          <table:table-cell table:style-name="ce1" office:value-type="string">
            <text:p>1.651e-06</text:p>
          </table:table-cell>
          <table:table-cell table:style-name="ce1" office:value-type="string">
            <text:p>4.0988e-08</text:p>
          </table:table-cell>
          <table:table-cell table:style-name="ce1" office:value-type="string">
            <text:p>1.0234e-33</text:p>
          </table:table-cell>
          <table:table-cell table:style-name="ce1" office:value-type="string">
            <text:p>3.8583e-17</text:p>
          </table:table-cell>
          <table:table-cell office:value-type="float" office:value="0.00034172">
            <text:p>0.00034172</text:p>
          </table:table-cell>
          <table:table-cell table:style-name="ce1" office:value-type="string">
            <text:p>4.0369e-05</text:p>
          </table:table-cell>
          <table:table-cell office:value-type="float" office:value="0.00098966">
            <text:p>0.00098966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4.7501e-18</text:p>
          </table:table-cell>
          <table:table-cell table:style-name="ce1" office:value-type="string">
            <text:p>3.8583e-17</text:p>
          </table:table-cell>
        </table:table-row>
        <table:table-row table:style-name="ro2">
          <table:table-cell office:value-type="float" office:value="1780.702">
            <text:p>1780.702</text:p>
          </table:table-cell>
          <table:table-cell table:formula="of:=[.P180]*1000000" office:value-type="float" office:value="339.6">
            <text:p>339.6</text:p>
          </table:table-cell>
          <table:table-cell table:formula="of:=[.Q180]*1000000" office:value-type="float" office:value="40.052">
            <text:p>40.052</text:p>
          </table:table-cell>
          <table:table-cell table:formula="of:=[.R180]*1000000" office:value-type="float" office:value="992.15">
            <text:p>992.15</text:p>
          </table:table-cell>
          <table:table-cell table:formula="of:=[.S180]*1000000" office:value-type="float" office:value="1.6154">
            <text:p>1.6154</text:p>
          </table:table-cell>
          <table:table-cell table:formula="of:=[.T180]*1000000" office:value-type="float" office:value="0.041056">
            <text:p>0.041056</text:p>
          </table:table-cell>
          <table:table-cell table:formula="of:=[.U180]*1000000" office:value-type="float" office:value="5.3652E-028">
            <text:p>5.3652E-028</text:p>
          </table:table-cell>
          <table:table-cell table:formula="of:=[.V180]*1000000" office:value-type="float" office:value="0.000000000037589">
            <text:p>3.7589E-011</text:p>
          </table:table-cell>
          <table:table-cell table:formula="of:=[.W180]*1000000" office:value-type="float" office:value="339.59">
            <text:p>339.59</text:p>
          </table:table-cell>
          <table:table-cell table:formula="of:=[.X180]*1000000" office:value-type="float" office:value="40.048">
            <text:p>40.048</text:p>
          </table:table-cell>
          <table:table-cell table:formula="of:=[.Y180]*1000000" office:value-type="float" office:value="992.12">
            <text:p>992.12</text:p>
          </table:table-cell>
          <table:table-cell table:formula="of:=[.Z180]*1000000" office:value-type="float" office:value="20.077">
            <text:p>20.077</text:p>
          </table:table-cell>
          <table:table-cell table:formula="of:=[.AA180]*1000000" office:value-type="float" office:value="0">
            <text:p>0</text:p>
          </table:table-cell>
          <table:table-cell table:formula="of:=[.AB180]*1000000" office:value-type="float" office:value="0.0000000000047819">
            <text:p>4.7819E-012</text:p>
          </table:table-cell>
          <table:table-cell table:formula="of:=[.AC180]*1000000" office:value-type="float" office:value="0.000000000037589">
            <text:p>3.7589E-011</text:p>
          </table:table-cell>
          <table:table-cell office:value-type="float" office:value="0.0003396">
            <text:p>0.0003396</text:p>
          </table:table-cell>
          <table:table-cell table:style-name="ce1" office:value-type="string">
            <text:p>4.0052e-05</text:p>
          </table:table-cell>
          <table:table-cell office:value-type="float" office:value="0.00099215">
            <text:p>0.00099215</text:p>
          </table:table-cell>
          <table:table-cell table:style-name="ce1" office:value-type="string">
            <text:p>1.6154e-06</text:p>
          </table:table-cell>
          <table:table-cell table:style-name="ce1" office:value-type="string">
            <text:p>4.1056e-08</text:p>
          </table:table-cell>
          <table:table-cell table:style-name="ce1" office:value-type="string">
            <text:p>5.3652e-34</text:p>
          </table:table-cell>
          <table:table-cell table:style-name="ce1" office:value-type="string">
            <text:p>3.7589e-17</text:p>
          </table:table-cell>
          <table:table-cell office:value-type="float" office:value="0.00033959">
            <text:p>0.00033959</text:p>
          </table:table-cell>
          <table:table-cell table:style-name="ce1" office:value-type="string">
            <text:p>4.0048e-05</text:p>
          </table:table-cell>
          <table:table-cell office:value-type="float" office:value="0.00099212">
            <text:p>0.00099212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4.7819e-18</text:p>
          </table:table-cell>
          <table:table-cell table:style-name="ce1" office:value-type="string">
            <text:p>3.7589e-17</text:p>
          </table:table-cell>
        </table:table-row>
        <table:table-row table:style-name="ro2">
          <table:table-cell office:value-type="float" office:value="1790.702">
            <text:p>1790.702</text:p>
          </table:table-cell>
          <table:table-cell table:formula="of:=[.P181]*1000000" office:value-type="float" office:value="337.49">
            <text:p>337.49</text:p>
          </table:table-cell>
          <table:table-cell table:formula="of:=[.Q181]*1000000" office:value-type="float" office:value="39.733">
            <text:p>39.733</text:p>
          </table:table-cell>
          <table:table-cell table:formula="of:=[.R181]*1000000" office:value-type="float" office:value="994.58">
            <text:p>994.58</text:p>
          </table:table-cell>
          <table:table-cell table:formula="of:=[.S181]*1000000" office:value-type="float" office:value="1.5806">
            <text:p>1.5806</text:p>
          </table:table-cell>
          <table:table-cell table:formula="of:=[.T181]*1000000" office:value-type="float" office:value="0.041123">
            <text:p>0.041123</text:p>
          </table:table-cell>
          <table:table-cell table:formula="of:=[.U181]*1000000" office:value-type="float" office:value="2.8246E-028">
            <text:p>2.8246E-028</text:p>
          </table:table-cell>
          <table:table-cell table:formula="of:=[.V181]*1000000" office:value-type="float" office:value="0.000000000036625">
            <text:p>3.6625E-011</text:p>
          </table:table-cell>
          <table:table-cell table:formula="of:=[.W181]*1000000" office:value-type="float" office:value="337.49">
            <text:p>337.49</text:p>
          </table:table-cell>
          <table:table-cell table:formula="of:=[.X181]*1000000" office:value-type="float" office:value="39.729">
            <text:p>39.729</text:p>
          </table:table-cell>
          <table:table-cell table:formula="of:=[.Y181]*1000000" office:value-type="float" office:value="994.55">
            <text:p>994.55</text:p>
          </table:table-cell>
          <table:table-cell table:formula="of:=[.Z181]*1000000" office:value-type="float" office:value="20.077">
            <text:p>20.077</text:p>
          </table:table-cell>
          <table:table-cell table:formula="of:=[.AA181]*1000000" office:value-type="float" office:value="0">
            <text:p>0</text:p>
          </table:table-cell>
          <table:table-cell table:formula="of:=[.AB181]*1000000" office:value-type="float" office:value="0.0000000000032214">
            <text:p>3.2214E-012</text:p>
          </table:table-cell>
          <table:table-cell table:formula="of:=[.AC181]*1000000" office:value-type="float" office:value="0.000000000036625">
            <text:p>3.6625E-011</text:p>
          </table:table-cell>
          <table:table-cell office:value-type="float" office:value="0.00033749">
            <text:p>0.00033749</text:p>
          </table:table-cell>
          <table:table-cell table:style-name="ce1" office:value-type="string">
            <text:p>3.9733e-05</text:p>
          </table:table-cell>
          <table:table-cell office:value-type="float" office:value="0.00099458">
            <text:p>0.00099458</text:p>
          </table:table-cell>
          <table:table-cell table:style-name="ce1" office:value-type="string">
            <text:p>1.5806e-06</text:p>
          </table:table-cell>
          <table:table-cell table:style-name="ce1" office:value-type="string">
            <text:p>4.1123e-08</text:p>
          </table:table-cell>
          <table:table-cell table:style-name="ce1" office:value-type="string">
            <text:p>2.8246e-34</text:p>
          </table:table-cell>
          <table:table-cell table:style-name="ce1" office:value-type="string">
            <text:p>3.6625e-17</text:p>
          </table:table-cell>
          <table:table-cell office:value-type="float" office:value="0.00033749">
            <text:p>0.00033749</text:p>
          </table:table-cell>
          <table:table-cell table:style-name="ce1" office:value-type="string">
            <text:p>3.9729e-05</text:p>
          </table:table-cell>
          <table:table-cell office:value-type="float" office:value="0.00099455">
            <text:p>0.00099455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3.2214e-18</text:p>
          </table:table-cell>
          <table:table-cell table:style-name="ce1" office:value-type="string">
            <text:p>3.6625e-17</text:p>
          </table:table-cell>
        </table:table-row>
        <table:table-row table:style-name="ro2">
          <table:table-cell office:value-type="float" office:value="1800.702">
            <text:p>1800.702</text:p>
          </table:table-cell>
          <table:table-cell table:formula="of:=[.P182]*1000000" office:value-type="float" office:value="335.41">
            <text:p>335.41</text:p>
          </table:table-cell>
          <table:table-cell table:formula="of:=[.Q182]*1000000" office:value-type="float" office:value="39.416">
            <text:p>39.416</text:p>
          </table:table-cell>
          <table:table-cell table:formula="of:=[.R182]*1000000" office:value-type="float" office:value="997">
            <text:p>997</text:p>
          </table:table-cell>
          <table:table-cell table:formula="of:=[.S182]*1000000" office:value-type="float" office:value="1.5464">
            <text:p>1.5464</text:p>
          </table:table-cell>
          <table:table-cell table:formula="of:=[.T182]*1000000" office:value-type="float" office:value="0.041191">
            <text:p>0.041191</text:p>
          </table:table-cell>
          <table:table-cell table:formula="of:=[.U182]*1000000" office:value-type="float" office:value="1.4933E-028">
            <text:p>1.4933E-028</text:p>
          </table:table-cell>
          <table:table-cell table:formula="of:=[.V182]*1000000" office:value-type="float" office:value="0.000000000035691">
            <text:p>3.5691E-011</text:p>
          </table:table-cell>
          <table:table-cell table:formula="of:=[.W182]*1000000" office:value-type="float" office:value="335.4">
            <text:p>335.4</text:p>
          </table:table-cell>
          <table:table-cell table:formula="of:=[.X182]*1000000" office:value-type="float" office:value="39.412">
            <text:p>39.412</text:p>
          </table:table-cell>
          <table:table-cell table:formula="of:=[.Y182]*1000000" office:value-type="float" office:value="996.97">
            <text:p>996.97</text:p>
          </table:table-cell>
          <table:table-cell table:formula="of:=[.Z182]*1000000" office:value-type="float" office:value="20.077">
            <text:p>20.077</text:p>
          </table:table-cell>
          <table:table-cell table:formula="of:=[.AA182]*1000000" office:value-type="float" office:value="0">
            <text:p>0</text:p>
          </table:table-cell>
          <table:table-cell table:formula="of:=[.AB182]*1000000" office:value-type="float" office:value="0.0000000000019317">
            <text:p>1.9317E-012</text:p>
          </table:table-cell>
          <table:table-cell table:formula="of:=[.AC182]*1000000" office:value-type="float" office:value="0.00000000003569">
            <text:p>3.569E-011</text:p>
          </table:table-cell>
          <table:table-cell office:value-type="float" office:value="0.00033541">
            <text:p>0.00033541</text:p>
          </table:table-cell>
          <table:table-cell table:style-name="ce1" office:value-type="string">
            <text:p>3.9416e-05</text:p>
          </table:table-cell>
          <table:table-cell office:value-type="float" office:value="0.000997">
            <text:p>0.000997</text:p>
          </table:table-cell>
          <table:table-cell table:style-name="ce1" office:value-type="string">
            <text:p>1.5464e-06</text:p>
          </table:table-cell>
          <table:table-cell table:style-name="ce1" office:value-type="string">
            <text:p>4.1191e-08</text:p>
          </table:table-cell>
          <table:table-cell table:style-name="ce1" office:value-type="string">
            <text:p>1.4933e-34</text:p>
          </table:table-cell>
          <table:table-cell table:style-name="ce1" office:value-type="string">
            <text:p>3.5691e-17</text:p>
          </table:table-cell>
          <table:table-cell office:value-type="float" office:value="0.0003354">
            <text:p>0.0003354</text:p>
          </table:table-cell>
          <table:table-cell table:style-name="ce1" office:value-type="string">
            <text:p>3.9412e-05</text:p>
          </table:table-cell>
          <table:table-cell office:value-type="float" office:value="0.00099697">
            <text:p>0.00099697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9317e-18</text:p>
          </table:table-cell>
          <table:table-cell table:style-name="ce1" office:value-type="string">
            <text:p>3.569e-17</text:p>
          </table:table-cell>
        </table:table-row>
        <table:table-row table:style-name="ro2">
          <table:table-cell office:value-type="float" office:value="1810.702">
            <text:p>1810.702</text:p>
          </table:table-cell>
          <table:table-cell table:formula="of:=[.P183]*1000000" office:value-type="float" office:value="333.34">
            <text:p>333.34</text:p>
          </table:table-cell>
          <table:table-cell table:formula="of:=[.Q183]*1000000" office:value-type="float" office:value="39.101">
            <text:p>39.101</text:p>
          </table:table-cell>
          <table:table-cell table:formula="of:=[.R183]*1000000" office:value-type="float" office:value="999.39">
            <text:p>999.39</text:p>
          </table:table-cell>
          <table:table-cell table:formula="of:=[.S183]*1000000" office:value-type="float" office:value="1.5128">
            <text:p>1.5128</text:p>
          </table:table-cell>
          <table:table-cell table:formula="of:=[.T183]*1000000" office:value-type="float" office:value="0.041259">
            <text:p>0.041259</text:p>
          </table:table-cell>
          <table:table-cell table:formula="of:=[.U183]*1000000" office:value-type="float" office:value="7.9285E-029">
            <text:p>7.9285E-029</text:p>
          </table:table-cell>
          <table:table-cell table:formula="of:=[.V183]*1000000" office:value-type="float" office:value="0.000000000034785">
            <text:p>3.4785E-011</text:p>
          </table:table-cell>
          <table:table-cell table:formula="of:=[.W183]*1000000" office:value-type="float" office:value="333.34">
            <text:p>333.34</text:p>
          </table:table-cell>
          <table:table-cell table:formula="of:=[.X183]*1000000" office:value-type="float" office:value="39.098">
            <text:p>39.098</text:p>
          </table:table-cell>
          <table:table-cell table:formula="of:=[.Y183]*1000000" office:value-type="float" office:value="999.36">
            <text:p>999.36</text:p>
          </table:table-cell>
          <table:table-cell table:formula="of:=[.Z183]*1000000" office:value-type="float" office:value="20.077">
            <text:p>20.077</text:p>
          </table:table-cell>
          <table:table-cell table:formula="of:=[.AA183]*1000000" office:value-type="float" office:value="0">
            <text:p>0</text:p>
          </table:table-cell>
          <table:table-cell table:formula="of:=[.AB183]*1000000" office:value-type="float" office:value="0.00000000000087172">
            <text:p>8.7172E-013</text:p>
          </table:table-cell>
          <table:table-cell table:formula="of:=[.AC183]*1000000" office:value-type="float" office:value="0.000000000034785">
            <text:p>3.4785E-011</text:p>
          </table:table-cell>
          <table:table-cell office:value-type="float" office:value="0.00033334">
            <text:p>0.00033334</text:p>
          </table:table-cell>
          <table:table-cell table:style-name="ce1" office:value-type="string">
            <text:p>3.9101e-05</text:p>
          </table:table-cell>
          <table:table-cell office:value-type="float" office:value="0.00099939">
            <text:p>0.00099939</text:p>
          </table:table-cell>
          <table:table-cell table:style-name="ce1" office:value-type="string">
            <text:p>1.5128e-06</text:p>
          </table:table-cell>
          <table:table-cell table:style-name="ce1" office:value-type="string">
            <text:p>4.1259e-08</text:p>
          </table:table-cell>
          <table:table-cell table:style-name="ce1" office:value-type="string">
            <text:p>7.9285e-35</text:p>
          </table:table-cell>
          <table:table-cell table:style-name="ce1" office:value-type="string">
            <text:p>3.4785e-17</text:p>
          </table:table-cell>
          <table:table-cell office:value-type="float" office:value="0.00033334">
            <text:p>0.00033334</text:p>
          </table:table-cell>
          <table:table-cell table:style-name="ce1" office:value-type="string">
            <text:p>3.9098e-05</text:p>
          </table:table-cell>
          <table:table-cell office:value-type="float" office:value="0.00099936">
            <text:p>0.00099936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8.7172e-19</text:p>
          </table:table-cell>
          <table:table-cell table:style-name="ce1" office:value-type="string">
            <text:p>3.4785e-17</text:p>
          </table:table-cell>
        </table:table-row>
        <table:table-row table:style-name="ro2">
          <table:table-cell office:value-type="float" office:value="1820.702">
            <text:p>1820.702</text:p>
          </table:table-cell>
          <table:table-cell table:formula="of:=[.P184]*1000000" office:value-type="float" office:value="331.29">
            <text:p>331.29</text:p>
          </table:table-cell>
          <table:table-cell table:formula="of:=[.Q184]*1000000" office:value-type="float" office:value="38.789">
            <text:p>38.789</text:p>
          </table:table-cell>
          <table:table-cell table:formula="of:=[.R184]*1000000" office:value-type="float" office:value="1001.8">
            <text:p>1001.8</text:p>
          </table:table-cell>
          <table:table-cell table:formula="of:=[.S184]*1000000" office:value-type="float" office:value="1.4799">
            <text:p>1.4799</text:p>
          </table:table-cell>
          <table:table-cell table:formula="of:=[.T184]*1000000" office:value-type="float" office:value="0.041327">
            <text:p>0.041327</text:p>
          </table:table-cell>
          <table:table-cell table:formula="of:=[.U184]*1000000" office:value-type="float" office:value="4.2272E-029">
            <text:p>4.2272E-029</text:p>
          </table:table-cell>
          <table:table-cell table:formula="of:=[.V184]*1000000" office:value-type="float" office:value="0.000000000033907">
            <text:p>3.3907E-011</text:p>
          </table:table-cell>
          <table:table-cell table:formula="of:=[.W184]*1000000" office:value-type="float" office:value="331.29">
            <text:p>331.29</text:p>
          </table:table-cell>
          <table:table-cell table:formula="of:=[.X184]*1000000" office:value-type="float" office:value="38.785">
            <text:p>38.785</text:p>
          </table:table-cell>
          <table:table-cell table:formula="of:=[.Y184]*1000000" office:value-type="float" office:value="1001.7">
            <text:p>1001.7</text:p>
          </table:table-cell>
          <table:table-cell table:formula="of:=[.Z184]*1000000" office:value-type="float" office:value="20.077">
            <text:p>20.077</text:p>
          </table:table-cell>
          <table:table-cell table:formula="of:=[.AA184]*1000000" office:value-type="float" office:value="0">
            <text:p>0</text:p>
          </table:table-cell>
          <table:table-cell table:formula="of:=[.AB184]*1000000" office:value-type="float" office:value="-0.00000000000004349">
            <text:p>-4.349E-014</text:p>
          </table:table-cell>
          <table:table-cell table:formula="of:=[.AC184]*1000000" office:value-type="float" office:value="0.000000000033906">
            <text:p>3.3906E-011</text:p>
          </table:table-cell>
          <table:table-cell office:value-type="float" office:value="0.00033129">
            <text:p>0.00033129</text:p>
          </table:table-cell>
          <table:table-cell table:style-name="ce1" office:value-type="string">
            <text:p>3.8789e-05</text:p>
          </table:table-cell>
          <table:table-cell office:value-type="float" office:value="0.0010018">
            <text:p>0.0010018</text:p>
          </table:table-cell>
          <table:table-cell table:style-name="ce1" office:value-type="string">
            <text:p>1.4799e-06</text:p>
          </table:table-cell>
          <table:table-cell table:style-name="ce1" office:value-type="string">
            <text:p>4.1327e-08</text:p>
          </table:table-cell>
          <table:table-cell table:style-name="ce1" office:value-type="string">
            <text:p>4.2272e-35</text:p>
          </table:table-cell>
          <table:table-cell table:style-name="ce1" office:value-type="string">
            <text:p>3.3907e-17</text:p>
          </table:table-cell>
          <table:table-cell office:value-type="float" office:value="0.00033129">
            <text:p>0.00033129</text:p>
          </table:table-cell>
          <table:table-cell table:style-name="ce1" office:value-type="string">
            <text:p>3.8785e-05</text:p>
          </table:table-cell>
          <table:table-cell office:value-type="float" office:value="0.0010017">
            <text:p>0.0010017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4.349e-20</text:p>
          </table:table-cell>
          <table:table-cell table:style-name="ce1" office:value-type="string">
            <text:p>3.3906e-17</text:p>
          </table:table-cell>
        </table:table-row>
        <table:table-row table:style-name="ro2">
          <table:table-cell office:value-type="float" office:value="1830.702">
            <text:p>1830.702</text:p>
          </table:table-cell>
          <table:table-cell table:formula="of:=[.P185]*1000000" office:value-type="float" office:value="329.27">
            <text:p>329.27</text:p>
          </table:table-cell>
          <table:table-cell table:formula="of:=[.Q185]*1000000" office:value-type="float" office:value="38.479">
            <text:p>38.479</text:p>
          </table:table-cell>
          <table:table-cell table:formula="of:=[.R185]*1000000" office:value-type="float" office:value="1004.1">
            <text:p>1004.1</text:p>
          </table:table-cell>
          <table:table-cell table:formula="of:=[.S185]*1000000" office:value-type="float" office:value="1.4477">
            <text:p>1.4477</text:p>
          </table:table-cell>
          <table:table-cell table:formula="of:=[.T185]*1000000" office:value-type="float" office:value="0.041395">
            <text:p>0.041395</text:p>
          </table:table-cell>
          <table:table-cell table:formula="of:=[.U185]*1000000" office:value-type="float" office:value="2.2632E-029">
            <text:p>2.2632E-029</text:p>
          </table:table-cell>
          <table:table-cell table:formula="of:=[.V185]*1000000" office:value-type="float" office:value="0.000000000033055">
            <text:p>3.3055E-011</text:p>
          </table:table-cell>
          <table:table-cell table:formula="of:=[.W185]*1000000" office:value-type="float" office:value="329.26">
            <text:p>329.26</text:p>
          </table:table-cell>
          <table:table-cell table:formula="of:=[.X185]*1000000" office:value-type="float" office:value="38.475">
            <text:p>38.475</text:p>
          </table:table-cell>
          <table:table-cell table:formula="of:=[.Y185]*1000000" office:value-type="float" office:value="1004.1">
            <text:p>1004.1</text:p>
          </table:table-cell>
          <table:table-cell table:formula="of:=[.Z185]*1000000" office:value-type="float" office:value="20.077">
            <text:p>20.077</text:p>
          </table:table-cell>
          <table:table-cell table:formula="of:=[.AA185]*1000000" office:value-type="float" office:value="0">
            <text:p>0</text:p>
          </table:table-cell>
          <table:table-cell table:formula="of:=[.AB185]*1000000" office:value-type="float" office:value="-0.00000000000023889">
            <text:p>-2.3889E-013</text:p>
          </table:table-cell>
          <table:table-cell table:formula="of:=[.AC185]*1000000" office:value-type="float" office:value="0.000000000033055">
            <text:p>3.3055E-011</text:p>
          </table:table-cell>
          <table:table-cell office:value-type="float" office:value="0.00032927">
            <text:p>0.00032927</text:p>
          </table:table-cell>
          <table:table-cell table:style-name="ce1" office:value-type="string">
            <text:p>3.8479e-05</text:p>
          </table:table-cell>
          <table:table-cell office:value-type="float" office:value="0.0010041">
            <text:p>0.0010041</text:p>
          </table:table-cell>
          <table:table-cell table:style-name="ce1" office:value-type="string">
            <text:p>1.4477e-06</text:p>
          </table:table-cell>
          <table:table-cell table:style-name="ce1" office:value-type="string">
            <text:p>4.1395e-08</text:p>
          </table:table-cell>
          <table:table-cell table:style-name="ce1" office:value-type="string">
            <text:p>2.2632e-35</text:p>
          </table:table-cell>
          <table:table-cell table:style-name="ce1" office:value-type="string">
            <text:p>3.3055e-17</text:p>
          </table:table-cell>
          <table:table-cell office:value-type="float" office:value="0.00032926">
            <text:p>0.00032926</text:p>
          </table:table-cell>
          <table:table-cell table:style-name="ce1" office:value-type="string">
            <text:p>3.8475e-05</text:p>
          </table:table-cell>
          <table:table-cell office:value-type="float" office:value="0.0010041">
            <text:p>0.0010041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3889e-19</text:p>
          </table:table-cell>
          <table:table-cell table:style-name="ce1" office:value-type="string">
            <text:p>3.3055e-17</text:p>
          </table:table-cell>
        </table:table-row>
        <table:table-row table:style-name="ro2">
          <table:table-cell office:value-type="float" office:value="1840.702">
            <text:p>1840.702</text:p>
          </table:table-cell>
          <table:table-cell table:formula="of:=[.P186]*1000000" office:value-type="float" office:value="327.26">
            <text:p>327.26</text:p>
          </table:table-cell>
          <table:table-cell table:formula="of:=[.Q186]*1000000" office:value-type="float" office:value="38.171">
            <text:p>38.171</text:p>
          </table:table-cell>
          <table:table-cell table:formula="of:=[.R186]*1000000" office:value-type="float" office:value="1006.4">
            <text:p>1006.4</text:p>
          </table:table-cell>
          <table:table-cell table:formula="of:=[.S186]*1000000" office:value-type="float" office:value="1.416">
            <text:p>1.416</text:p>
          </table:table-cell>
          <table:table-cell table:formula="of:=[.T186]*1000000" office:value-type="float" office:value="0.041464">
            <text:p>0.041464</text:p>
          </table:table-cell>
          <table:table-cell table:formula="of:=[.U186]*1000000" office:value-type="float" office:value="1.2167E-029">
            <text:p>1.2167E-029</text:p>
          </table:table-cell>
          <table:table-cell table:formula="of:=[.V186]*1000000" office:value-type="float" office:value="0.00000000003223">
            <text:p>3.223E-011</text:p>
          </table:table-cell>
          <table:table-cell table:formula="of:=[.W186]*1000000" office:value-type="float" office:value="327.25">
            <text:p>327.25</text:p>
          </table:table-cell>
          <table:table-cell table:formula="of:=[.X186]*1000000" office:value-type="float" office:value="38.167">
            <text:p>38.167</text:p>
          </table:table-cell>
          <table:table-cell table:formula="of:=[.Y186]*1000000" office:value-type="float" office:value="1006.4">
            <text:p>1006.4</text:p>
          </table:table-cell>
          <table:table-cell table:formula="of:=[.Z186]*1000000" office:value-type="float" office:value="20.077">
            <text:p>20.077</text:p>
          </table:table-cell>
          <table:table-cell table:formula="of:=[.AA186]*1000000" office:value-type="float" office:value="0">
            <text:p>0</text:p>
          </table:table-cell>
          <table:table-cell table:formula="of:=[.AB186]*1000000" office:value-type="float" office:value="0.00000000000010737">
            <text:p>1.0737E-013</text:p>
          </table:table-cell>
          <table:table-cell table:formula="of:=[.AC186]*1000000" office:value-type="float" office:value="0.00000000003223">
            <text:p>3.223E-011</text:p>
          </table:table-cell>
          <table:table-cell office:value-type="float" office:value="0.00032726">
            <text:p>0.00032726</text:p>
          </table:table-cell>
          <table:table-cell table:style-name="ce1" office:value-type="string">
            <text:p>3.8171e-05</text:p>
          </table:table-cell>
          <table:table-cell office:value-type="float" office:value="0.0010064">
            <text:p>0.0010064</text:p>
          </table:table-cell>
          <table:table-cell table:style-name="ce1" office:value-type="string">
            <text:p>1.416e-06</text:p>
          </table:table-cell>
          <table:table-cell table:style-name="ce1" office:value-type="string">
            <text:p>4.1464e-08</text:p>
          </table:table-cell>
          <table:table-cell table:style-name="ce1" office:value-type="string">
            <text:p>1.2167e-35</text:p>
          </table:table-cell>
          <table:table-cell table:style-name="ce1" office:value-type="string">
            <text:p>3.223e-17</text:p>
          </table:table-cell>
          <table:table-cell office:value-type="float" office:value="0.00032725">
            <text:p>0.00032725</text:p>
          </table:table-cell>
          <table:table-cell table:style-name="ce1" office:value-type="string">
            <text:p>3.8167e-05</text:p>
          </table:table-cell>
          <table:table-cell office:value-type="float" office:value="0.0010064">
            <text:p>0.0010064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0737e-19</text:p>
          </table:table-cell>
          <table:table-cell table:style-name="ce1" office:value-type="string">
            <text:p>3.223e-17</text:p>
          </table:table-cell>
        </table:table-row>
        <table:table-row table:style-name="ro2">
          <table:table-cell office:value-type="float" office:value="1850.702">
            <text:p>1850.702</text:p>
          </table:table-cell>
          <table:table-cell table:formula="of:=[.P187]*1000000" office:value-type="float" office:value="325.27">
            <text:p>325.27</text:p>
          </table:table-cell>
          <table:table-cell table:formula="of:=[.Q187]*1000000" office:value-type="float" office:value="37.865">
            <text:p>37.865</text:p>
          </table:table-cell>
          <table:table-cell table:formula="of:=[.R187]*1000000" office:value-type="float" office:value="1008.7">
            <text:p>1008.7</text:p>
          </table:table-cell>
          <table:table-cell table:formula="of:=[.S187]*1000000" office:value-type="float" office:value="1.385">
            <text:p>1.385</text:p>
          </table:table-cell>
          <table:table-cell table:formula="of:=[.T187]*1000000" office:value-type="float" office:value="0.041532">
            <text:p>0.041532</text:p>
          </table:table-cell>
          <table:table-cell table:formula="of:=[.U187]*1000000" office:value-type="float" office:value="6.568E-030">
            <text:p>6.568E-030</text:p>
          </table:table-cell>
          <table:table-cell table:formula="of:=[.V187]*1000000" office:value-type="float" office:value="0.000000000031429">
            <text:p>3.1429E-011</text:p>
          </table:table-cell>
          <table:table-cell table:formula="of:=[.W187]*1000000" office:value-type="float" office:value="325.26">
            <text:p>325.26</text:p>
          </table:table-cell>
          <table:table-cell table:formula="of:=[.X187]*1000000" office:value-type="float" office:value="37.862">
            <text:p>37.862</text:p>
          </table:table-cell>
          <table:table-cell table:formula="of:=[.Y187]*1000000" office:value-type="float" office:value="1008.7">
            <text:p>1008.7</text:p>
          </table:table-cell>
          <table:table-cell table:formula="of:=[.Z187]*1000000" office:value-type="float" office:value="20.077">
            <text:p>20.077</text:p>
          </table:table-cell>
          <table:table-cell table:formula="of:=[.AA187]*1000000" office:value-type="float" office:value="0">
            <text:p>0</text:p>
          </table:table-cell>
          <table:table-cell table:formula="of:=[.AB187]*1000000" office:value-type="float" office:value="0.00000000000010413">
            <text:p>1.0413E-013</text:p>
          </table:table-cell>
          <table:table-cell table:formula="of:=[.AC187]*1000000" office:value-type="float" office:value="0.000000000031429">
            <text:p>3.1429E-011</text:p>
          </table:table-cell>
          <table:table-cell office:value-type="float" office:value="0.00032527">
            <text:p>0.00032527</text:p>
          </table:table-cell>
          <table:table-cell table:style-name="ce1" office:value-type="string">
            <text:p>3.7865e-05</text:p>
          </table:table-cell>
          <table:table-cell office:value-type="float" office:value="0.0010087">
            <text:p>0.0010087</text:p>
          </table:table-cell>
          <table:table-cell table:style-name="ce1" office:value-type="string">
            <text:p>1.385e-06</text:p>
          </table:table-cell>
          <table:table-cell table:style-name="ce1" office:value-type="string">
            <text:p>4.1532e-08</text:p>
          </table:table-cell>
          <table:table-cell table:style-name="ce1" office:value-type="string">
            <text:p>6.568e-36</text:p>
          </table:table-cell>
          <table:table-cell table:style-name="ce1" office:value-type="string">
            <text:p>3.1429e-17</text:p>
          </table:table-cell>
          <table:table-cell office:value-type="float" office:value="0.00032526">
            <text:p>0.00032526</text:p>
          </table:table-cell>
          <table:table-cell table:style-name="ce1" office:value-type="string">
            <text:p>3.7862e-05</text:p>
          </table:table-cell>
          <table:table-cell office:value-type="float" office:value="0.0010087">
            <text:p>0.0010087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0413e-19</text:p>
          </table:table-cell>
          <table:table-cell table:style-name="ce1" office:value-type="string">
            <text:p>3.1429e-17</text:p>
          </table:table-cell>
        </table:table-row>
        <table:table-row table:style-name="ro2">
          <table:table-cell office:value-type="float" office:value="1860.702">
            <text:p>1860.702</text:p>
          </table:table-cell>
          <table:table-cell table:formula="of:=[.P188]*1000000" office:value-type="float" office:value="323.29">
            <text:p>323.29</text:p>
          </table:table-cell>
          <table:table-cell table:formula="of:=[.Q188]*1000000" office:value-type="float" office:value="37.562">
            <text:p>37.562</text:p>
          </table:table-cell>
          <table:table-cell table:formula="of:=[.R188]*1000000" office:value-type="float" office:value="1011">
            <text:p>1011</text:p>
          </table:table-cell>
          <table:table-cell table:formula="of:=[.S188]*1000000" office:value-type="float" office:value="1.3546">
            <text:p>1.3546</text:p>
          </table:table-cell>
          <table:table-cell table:formula="of:=[.T188]*1000000" office:value-type="float" office:value="0.041601">
            <text:p>0.041601</text:p>
          </table:table-cell>
          <table:table-cell table:formula="of:=[.U188]*1000000" office:value-type="float" office:value="3.5601E-030">
            <text:p>3.5601E-030</text:p>
          </table:table-cell>
          <table:table-cell table:formula="of:=[.V188]*1000000" office:value-type="float" office:value="0.000000000030654">
            <text:p>3.0654E-011</text:p>
          </table:table-cell>
          <table:table-cell table:formula="of:=[.W188]*1000000" office:value-type="float" office:value="323.29">
            <text:p>323.29</text:p>
          </table:table-cell>
          <table:table-cell table:formula="of:=[.X188]*1000000" office:value-type="float" office:value="37.558">
            <text:p>37.558</text:p>
          </table:table-cell>
          <table:table-cell table:formula="of:=[.Y188]*1000000" office:value-type="float" office:value="1011">
            <text:p>1011</text:p>
          </table:table-cell>
          <table:table-cell table:formula="of:=[.Z188]*1000000" office:value-type="float" office:value="20.077">
            <text:p>20.077</text:p>
          </table:table-cell>
          <table:table-cell table:formula="of:=[.AA188]*1000000" office:value-type="float" office:value="0">
            <text:p>0</text:p>
          </table:table-cell>
          <table:table-cell table:formula="of:=[.AB188]*1000000" office:value-type="float" office:value="-0.0000000000002792">
            <text:p>-2.792E-013</text:p>
          </table:table-cell>
          <table:table-cell table:formula="of:=[.AC188]*1000000" office:value-type="float" office:value="0.000000000030654">
            <text:p>3.0654E-011</text:p>
          </table:table-cell>
          <table:table-cell office:value-type="float" office:value="0.00032329">
            <text:p>0.00032329</text:p>
          </table:table-cell>
          <table:table-cell table:style-name="ce1" office:value-type="string">
            <text:p>3.7562e-05</text:p>
          </table:table-cell>
          <table:table-cell office:value-type="float" office:value="0.001011">
            <text:p>0.001011</text:p>
          </table:table-cell>
          <table:table-cell table:style-name="ce1" office:value-type="string">
            <text:p>1.3546e-06</text:p>
          </table:table-cell>
          <table:table-cell table:style-name="ce1" office:value-type="string">
            <text:p>4.1601e-08</text:p>
          </table:table-cell>
          <table:table-cell table:style-name="ce1" office:value-type="string">
            <text:p>3.5601e-36</text:p>
          </table:table-cell>
          <table:table-cell table:style-name="ce1" office:value-type="string">
            <text:p>3.0654e-17</text:p>
          </table:table-cell>
          <table:table-cell office:value-type="float" office:value="0.00032329">
            <text:p>0.00032329</text:p>
          </table:table-cell>
          <table:table-cell table:style-name="ce1" office:value-type="string">
            <text:p>3.7558e-05</text:p>
          </table:table-cell>
          <table:table-cell office:value-type="float" office:value="0.001011">
            <text:p>0.001011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92e-19</text:p>
          </table:table-cell>
          <table:table-cell table:style-name="ce1" office:value-type="string">
            <text:p>3.0654e-17</text:p>
          </table:table-cell>
        </table:table-row>
        <table:table-row table:style-name="ro2">
          <table:table-cell office:value-type="float" office:value="1870.702">
            <text:p>1870.702</text:p>
          </table:table-cell>
          <table:table-cell table:formula="of:=[.P189]*1000000" office:value-type="float" office:value="321.34">
            <text:p>321.34</text:p>
          </table:table-cell>
          <table:table-cell table:formula="of:=[.Q189]*1000000" office:value-type="float" office:value="37.261">
            <text:p>37.261</text:p>
          </table:table-cell>
          <table:table-cell table:formula="of:=[.R189]*1000000" office:value-type="float" office:value="1013.3">
            <text:p>1013.3</text:p>
          </table:table-cell>
          <table:table-cell table:formula="of:=[.S189]*1000000" office:value-type="float" office:value="1.3248">
            <text:p>1.3248</text:p>
          </table:table-cell>
          <table:table-cell table:formula="of:=[.T189]*1000000" office:value-type="float" office:value="0.04167">
            <text:p>0.04167</text:p>
          </table:table-cell>
          <table:table-cell table:formula="of:=[.U189]*1000000" office:value-type="float" office:value="1.9375E-030">
            <text:p>1.9375E-030</text:p>
          </table:table-cell>
          <table:table-cell table:formula="of:=[.V189]*1000000" office:value-type="float" office:value="0.000000000029902">
            <text:p>2.9902E-011</text:p>
          </table:table-cell>
          <table:table-cell table:formula="of:=[.W189]*1000000" office:value-type="float" office:value="321.33">
            <text:p>321.33</text:p>
          </table:table-cell>
          <table:table-cell table:formula="of:=[.X189]*1000000" office:value-type="float" office:value="37.257">
            <text:p>37.257</text:p>
          </table:table-cell>
          <table:table-cell table:formula="of:=[.Y189]*1000000" office:value-type="float" office:value="1013.3">
            <text:p>1013.3</text:p>
          </table:table-cell>
          <table:table-cell table:formula="of:=[.Z189]*1000000" office:value-type="float" office:value="20.077">
            <text:p>20.077</text:p>
          </table:table-cell>
          <table:table-cell table:formula="of:=[.AA189]*1000000" office:value-type="float" office:value="0">
            <text:p>0</text:p>
          </table:table-cell>
          <table:table-cell table:formula="of:=[.AB189]*1000000" office:value-type="float" office:value="0.000000000000070817">
            <text:p>7.0817E-014</text:p>
          </table:table-cell>
          <table:table-cell table:formula="of:=[.AC189]*1000000" office:value-type="float" office:value="0.000000000029902">
            <text:p>2.9902E-011</text:p>
          </table:table-cell>
          <table:table-cell office:value-type="float" office:value="0.00032134">
            <text:p>0.00032134</text:p>
          </table:table-cell>
          <table:table-cell table:style-name="ce1" office:value-type="string">
            <text:p>3.7261e-05</text:p>
          </table:table-cell>
          <table:table-cell office:value-type="float" office:value="0.0010133">
            <text:p>0.0010133</text:p>
          </table:table-cell>
          <table:table-cell table:style-name="ce1" office:value-type="string">
            <text:p>1.3248e-06</text:p>
          </table:table-cell>
          <table:table-cell table:style-name="ce1" office:value-type="string">
            <text:p>4.167e-08</text:p>
          </table:table-cell>
          <table:table-cell table:style-name="ce1" office:value-type="string">
            <text:p>1.9375e-36</text:p>
          </table:table-cell>
          <table:table-cell table:style-name="ce1" office:value-type="string">
            <text:p>2.9902e-17</text:p>
          </table:table-cell>
          <table:table-cell office:value-type="float" office:value="0.00032133">
            <text:p>0.00032133</text:p>
          </table:table-cell>
          <table:table-cell table:style-name="ce1" office:value-type="string">
            <text:p>3.7257e-05</text:p>
          </table:table-cell>
          <table:table-cell office:value-type="float" office:value="0.0010133">
            <text:p>0.0010133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7.0817e-20</text:p>
          </table:table-cell>
          <table:table-cell table:style-name="ce1" office:value-type="string">
            <text:p>2.9902e-17</text:p>
          </table:table-cell>
        </table:table-row>
        <table:table-row table:style-name="ro2">
          <table:table-cell office:value-type="float" office:value="1880.702">
            <text:p>1880.702</text:p>
          </table:table-cell>
          <table:table-cell table:formula="of:=[.P190]*1000000" office:value-type="float" office:value="319.4">
            <text:p>319.4</text:p>
          </table:table-cell>
          <table:table-cell table:formula="of:=[.Q190]*1000000" office:value-type="float" office:value="36.962">
            <text:p>36.962</text:p>
          </table:table-cell>
          <table:table-cell table:formula="of:=[.R190]*1000000" office:value-type="float" office:value="1015.5">
            <text:p>1015.5</text:p>
          </table:table-cell>
          <table:table-cell table:formula="of:=[.S190]*1000000" office:value-type="float" office:value="1.2956">
            <text:p>1.2956</text:p>
          </table:table-cell>
          <table:table-cell table:formula="of:=[.T190]*1000000" office:value-type="float" office:value="0.041739">
            <text:p>0.041739</text:p>
          </table:table-cell>
          <table:table-cell table:formula="of:=[.U190]*1000000" office:value-type="float" office:value="1.0588E-030">
            <text:p>1.0588E-030</text:p>
          </table:table-cell>
          <table:table-cell table:formula="of:=[.V190]*1000000" office:value-type="float" office:value="0.000000000029173">
            <text:p>2.9173E-011</text:p>
          </table:table-cell>
          <table:table-cell table:formula="of:=[.W190]*1000000" office:value-type="float" office:value="319.4">
            <text:p>319.4</text:p>
          </table:table-cell>
          <table:table-cell table:formula="of:=[.X190]*1000000" office:value-type="float" office:value="36.958">
            <text:p>36.958</text:p>
          </table:table-cell>
          <table:table-cell table:formula="of:=[.Y190]*1000000" office:value-type="float" office:value="1015.5">
            <text:p>1015.5</text:p>
          </table:table-cell>
          <table:table-cell table:formula="of:=[.Z190]*1000000" office:value-type="float" office:value="20.077">
            <text:p>20.077</text:p>
          </table:table-cell>
          <table:table-cell table:formula="of:=[.AA190]*1000000" office:value-type="float" office:value="0">
            <text:p>0</text:p>
          </table:table-cell>
          <table:table-cell table:formula="of:=[.AB190]*1000000" office:value-type="float" office:value="0.00000000000014273">
            <text:p>1.4273E-013</text:p>
          </table:table-cell>
          <table:table-cell table:formula="of:=[.AC190]*1000000" office:value-type="float" office:value="0.000000000029172">
            <text:p>2.9172E-011</text:p>
          </table:table-cell>
          <table:table-cell office:value-type="float" office:value="0.0003194">
            <text:p>0.0003194</text:p>
          </table:table-cell>
          <table:table-cell table:style-name="ce1" office:value-type="string">
            <text:p>3.6962e-05</text:p>
          </table:table-cell>
          <table:table-cell office:value-type="float" office:value="0.0010155">
            <text:p>0.0010155</text:p>
          </table:table-cell>
          <table:table-cell table:style-name="ce1" office:value-type="string">
            <text:p>1.2956e-06</text:p>
          </table:table-cell>
          <table:table-cell table:style-name="ce1" office:value-type="string">
            <text:p>4.1739e-08</text:p>
          </table:table-cell>
          <table:table-cell table:style-name="ce1" office:value-type="string">
            <text:p>1.0588e-36</text:p>
          </table:table-cell>
          <table:table-cell table:style-name="ce1" office:value-type="string">
            <text:p>2.9173e-17</text:p>
          </table:table-cell>
          <table:table-cell office:value-type="float" office:value="0.0003194">
            <text:p>0.0003194</text:p>
          </table:table-cell>
          <table:table-cell table:style-name="ce1" office:value-type="string">
            <text:p>3.6958e-05</text:p>
          </table:table-cell>
          <table:table-cell office:value-type="float" office:value="0.0010155">
            <text:p>0.0010155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4273e-19</text:p>
          </table:table-cell>
          <table:table-cell table:style-name="ce1" office:value-type="string">
            <text:p>2.9172e-17</text:p>
          </table:table-cell>
        </table:table-row>
        <table:table-row table:style-name="ro2">
          <table:table-cell office:value-type="float" office:value="1890.702">
            <text:p>1890.702</text:p>
          </table:table-cell>
          <table:table-cell table:formula="of:=[.P191]*1000000" office:value-type="float" office:value="317.48">
            <text:p>317.48</text:p>
          </table:table-cell>
          <table:table-cell table:formula="of:=[.Q191]*1000000" office:value-type="float" office:value="36.665">
            <text:p>36.665</text:p>
          </table:table-cell>
          <table:table-cell table:formula="of:=[.R191]*1000000" office:value-type="float" office:value="1017.8">
            <text:p>1017.8</text:p>
          </table:table-cell>
          <table:table-cell table:formula="of:=[.S191]*1000000" office:value-type="float" office:value="1.267">
            <text:p>1.267</text:p>
          </table:table-cell>
          <table:table-cell table:formula="of:=[.T191]*1000000" office:value-type="float" office:value="0.041808">
            <text:p>0.041808</text:p>
          </table:table-cell>
          <table:table-cell table:formula="of:=[.U191]*1000000" office:value-type="float" office:value="5.8087E-031">
            <text:p>5.8087E-031</text:p>
          </table:table-cell>
          <table:table-cell table:formula="of:=[.V191]*1000000" office:value-type="float" office:value="0.000000000028466">
            <text:p>2.8466E-011</text:p>
          </table:table-cell>
          <table:table-cell table:formula="of:=[.W191]*1000000" office:value-type="float" office:value="317.48">
            <text:p>317.48</text:p>
          </table:table-cell>
          <table:table-cell table:formula="of:=[.X191]*1000000" office:value-type="float" office:value="36.661">
            <text:p>36.661</text:p>
          </table:table-cell>
          <table:table-cell table:formula="of:=[.Y191]*1000000" office:value-type="float" office:value="1017.7">
            <text:p>1017.7</text:p>
          </table:table-cell>
          <table:table-cell table:formula="of:=[.Z191]*1000000" office:value-type="float" office:value="20.077">
            <text:p>20.077</text:p>
          </table:table-cell>
          <table:table-cell table:formula="of:=[.AA191]*1000000" office:value-type="float" office:value="0">
            <text:p>0</text:p>
          </table:table-cell>
          <table:table-cell table:formula="of:=[.AB191]*1000000" office:value-type="float" office:value="-0.000000000000082412">
            <text:p>-8.2412E-014</text:p>
          </table:table-cell>
          <table:table-cell table:formula="of:=[.AC191]*1000000" office:value-type="float" office:value="0.000000000028466">
            <text:p>2.8466E-011</text:p>
          </table:table-cell>
          <table:table-cell office:value-type="float" office:value="0.00031748">
            <text:p>0.00031748</text:p>
          </table:table-cell>
          <table:table-cell table:style-name="ce1" office:value-type="string">
            <text:p>3.6665e-05</text:p>
          </table:table-cell>
          <table:table-cell office:value-type="float" office:value="0.0010178">
            <text:p>0.0010178</text:p>
          </table:table-cell>
          <table:table-cell table:style-name="ce1" office:value-type="string">
            <text:p>1.267e-06</text:p>
          </table:table-cell>
          <table:table-cell table:style-name="ce1" office:value-type="string">
            <text:p>4.1808e-08</text:p>
          </table:table-cell>
          <table:table-cell table:style-name="ce1" office:value-type="string">
            <text:p>5.8087e-37</text:p>
          </table:table-cell>
          <table:table-cell table:style-name="ce1" office:value-type="string">
            <text:p>2.8466e-17</text:p>
          </table:table-cell>
          <table:table-cell office:value-type="float" office:value="0.00031748">
            <text:p>0.00031748</text:p>
          </table:table-cell>
          <table:table-cell table:style-name="ce1" office:value-type="string">
            <text:p>3.6661e-05</text:p>
          </table:table-cell>
          <table:table-cell office:value-type="float" office:value="0.0010177">
            <text:p>0.0010177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8.2412e-20</text:p>
          </table:table-cell>
          <table:table-cell table:style-name="ce1" office:value-type="string">
            <text:p>2.8466e-17</text:p>
          </table:table-cell>
        </table:table-row>
        <table:table-row table:style-name="ro2">
          <table:table-cell office:value-type="float" office:value="1900.702">
            <text:p>1900.702</text:p>
          </table:table-cell>
          <table:table-cell table:formula="of:=[.P192]*1000000" office:value-type="float" office:value="315.58">
            <text:p>315.58</text:p>
          </table:table-cell>
          <table:table-cell table:formula="of:=[.Q192]*1000000" office:value-type="float" office:value="36.37">
            <text:p>36.37</text:p>
          </table:table-cell>
          <table:table-cell table:formula="of:=[.R192]*1000000" office:value-type="float" office:value="1020">
            <text:p>1020</text:p>
          </table:table-cell>
          <table:table-cell table:formula="of:=[.S192]*1000000" office:value-type="float" office:value="1.2389">
            <text:p>1.2389</text:p>
          </table:table-cell>
          <table:table-cell table:formula="of:=[.T192]*1000000" office:value-type="float" office:value="0.041878">
            <text:p>0.041878</text:p>
          </table:table-cell>
          <table:table-cell table:formula="of:=[.U192]*1000000" office:value-type="float" office:value="3.1996E-031">
            <text:p>3.1996E-031</text:p>
          </table:table-cell>
          <table:table-cell table:formula="of:=[.V192]*1000000" office:value-type="float" office:value="0.00000000002778">
            <text:p>2.778E-011</text:p>
          </table:table-cell>
          <table:table-cell table:formula="of:=[.W192]*1000000" office:value-type="float" office:value="315.58">
            <text:p>315.58</text:p>
          </table:table-cell>
          <table:table-cell table:formula="of:=[.X192]*1000000" office:value-type="float" office:value="36.366">
            <text:p>36.366</text:p>
          </table:table-cell>
          <table:table-cell table:formula="of:=[.Y192]*1000000" office:value-type="float" office:value="1019.9">
            <text:p>1019.9</text:p>
          </table:table-cell>
          <table:table-cell table:formula="of:=[.Z192]*1000000" office:value-type="float" office:value="20.077">
            <text:p>20.077</text:p>
          </table:table-cell>
          <table:table-cell table:formula="of:=[.AA192]*1000000" office:value-type="float" office:value="0">
            <text:p>0</text:p>
          </table:table-cell>
          <table:table-cell table:formula="of:=[.AB192]*1000000" office:value-type="float" office:value="-0.0000000000001523">
            <text:p>-1.523E-013</text:p>
          </table:table-cell>
          <table:table-cell table:formula="of:=[.AC192]*1000000" office:value-type="float" office:value="0.00000000002778">
            <text:p>2.778E-011</text:p>
          </table:table-cell>
          <table:table-cell office:value-type="float" office:value="0.00031558">
            <text:p>0.00031558</text:p>
          </table:table-cell>
          <table:table-cell table:style-name="ce1" office:value-type="string">
            <text:p>3.637e-05</text:p>
          </table:table-cell>
          <table:table-cell office:value-type="float" office:value="0.00102">
            <text:p>0.00102</text:p>
          </table:table-cell>
          <table:table-cell table:style-name="ce1" office:value-type="string">
            <text:p>1.2389e-06</text:p>
          </table:table-cell>
          <table:table-cell table:style-name="ce1" office:value-type="string">
            <text:p>4.1878e-08</text:p>
          </table:table-cell>
          <table:table-cell table:style-name="ce1" office:value-type="string">
            <text:p>3.1996e-37</text:p>
          </table:table-cell>
          <table:table-cell table:style-name="ce1" office:value-type="string">
            <text:p>2.778e-17</text:p>
          </table:table-cell>
          <table:table-cell office:value-type="float" office:value="0.00031558">
            <text:p>0.00031558</text:p>
          </table:table-cell>
          <table:table-cell table:style-name="ce1" office:value-type="string">
            <text:p>3.6366e-05</text:p>
          </table:table-cell>
          <table:table-cell office:value-type="float" office:value="0.0010199">
            <text:p>0.0010199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23e-19</text:p>
          </table:table-cell>
          <table:table-cell table:style-name="ce1" office:value-type="string">
            <text:p>2.778e-17</text:p>
          </table:table-cell>
        </table:table-row>
        <table:table-row table:style-name="ro2">
          <table:table-cell office:value-type="float" office:value="1910.702">
            <text:p>1910.702</text:p>
          </table:table-cell>
          <table:table-cell table:formula="of:=[.P193]*1000000" office:value-type="float" office:value="313.7">
            <text:p>313.7</text:p>
          </table:table-cell>
          <table:table-cell table:formula="of:=[.Q193]*1000000" office:value-type="float" office:value="36.077">
            <text:p>36.077</text:p>
          </table:table-cell>
          <table:table-cell table:formula="of:=[.R193]*1000000" office:value-type="float" office:value="1022.2">
            <text:p>1022.2</text:p>
          </table:table-cell>
          <table:table-cell table:formula="of:=[.S193]*1000000" office:value-type="float" office:value="1.2114">
            <text:p>1.2114</text:p>
          </table:table-cell>
          <table:table-cell table:formula="of:=[.T193]*1000000" office:value-type="float" office:value="0.041947">
            <text:p>0.041947</text:p>
          </table:table-cell>
          <table:table-cell table:formula="of:=[.U193]*1000000" office:value-type="float" office:value="1.7694E-031">
            <text:p>1.7694E-031</text:p>
          </table:table-cell>
          <table:table-cell table:formula="of:=[.V193]*1000000" office:value-type="float" office:value="0.000000000027116">
            <text:p>2.7116E-011</text:p>
          </table:table-cell>
          <table:table-cell table:formula="of:=[.W193]*1000000" office:value-type="float" office:value="313.69">
            <text:p>313.69</text:p>
          </table:table-cell>
          <table:table-cell table:formula="of:=[.X193]*1000000" office:value-type="float" office:value="36.074">
            <text:p>36.074</text:p>
          </table:table-cell>
          <table:table-cell table:formula="of:=[.Y193]*1000000" office:value-type="float" office:value="1022.1">
            <text:p>1022.1</text:p>
          </table:table-cell>
          <table:table-cell table:formula="of:=[.Z193]*1000000" office:value-type="float" office:value="20.077">
            <text:p>20.077</text:p>
          </table:table-cell>
          <table:table-cell table:formula="of:=[.AA193]*1000000" office:value-type="float" office:value="0">
            <text:p>0</text:p>
          </table:table-cell>
          <table:table-cell table:formula="of:=[.AB193]*1000000" office:value-type="float" office:value="-0.00000000000031086">
            <text:p>-3.1086E-013</text:p>
          </table:table-cell>
          <table:table-cell table:formula="of:=[.AC193]*1000000" office:value-type="float" office:value="0.000000000027116">
            <text:p>2.7116E-011</text:p>
          </table:table-cell>
          <table:table-cell office:value-type="float" office:value="0.0003137">
            <text:p>0.0003137</text:p>
          </table:table-cell>
          <table:table-cell table:style-name="ce1" office:value-type="string">
            <text:p>3.6077e-05</text:p>
          </table:table-cell>
          <table:table-cell office:value-type="float" office:value="0.0010222">
            <text:p>0.0010222</text:p>
          </table:table-cell>
          <table:table-cell table:style-name="ce1" office:value-type="string">
            <text:p>1.2114e-06</text:p>
          </table:table-cell>
          <table:table-cell table:style-name="ce1" office:value-type="string">
            <text:p>4.1947e-08</text:p>
          </table:table-cell>
          <table:table-cell table:style-name="ce1" office:value-type="string">
            <text:p>1.7694e-37</text:p>
          </table:table-cell>
          <table:table-cell table:style-name="ce1" office:value-type="string">
            <text:p>2.7116e-17</text:p>
          </table:table-cell>
          <table:table-cell office:value-type="float" office:value="0.00031369">
            <text:p>0.00031369</text:p>
          </table:table-cell>
          <table:table-cell table:style-name="ce1" office:value-type="string">
            <text:p>3.6074e-05</text:p>
          </table:table-cell>
          <table:table-cell office:value-type="float" office:value="0.0010221">
            <text:p>0.0010221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3.1086e-19</text:p>
          </table:table-cell>
          <table:table-cell table:style-name="ce1" office:value-type="string">
            <text:p>2.7116e-17</text:p>
          </table:table-cell>
        </table:table-row>
        <table:table-row table:style-name="ro2">
          <table:table-cell office:value-type="float" office:value="1920.702">
            <text:p>1920.702</text:p>
          </table:table-cell>
          <table:table-cell table:formula="of:=[.P194]*1000000" office:value-type="float" office:value="311.83">
            <text:p>311.83</text:p>
          </table:table-cell>
          <table:table-cell table:formula="of:=[.Q194]*1000000" office:value-type="float" office:value="35.787">
            <text:p>35.787</text:p>
          </table:table-cell>
          <table:table-cell table:formula="of:=[.R194]*1000000" office:value-type="float" office:value="1024.3">
            <text:p>1024.3</text:p>
          </table:table-cell>
          <table:table-cell table:formula="of:=[.S194]*1000000" office:value-type="float" office:value="1.1844">
            <text:p>1.1844</text:p>
          </table:table-cell>
          <table:table-cell table:formula="of:=[.T194]*1000000" office:value-type="float" office:value="0.042017">
            <text:p>0.042017</text:p>
          </table:table-cell>
          <table:table-cell table:formula="of:=[.U194]*1000000" office:value-type="float" office:value="9.8237E-032">
            <text:p>9.8237E-032</text:p>
          </table:table-cell>
          <table:table-cell table:formula="of:=[.V194]*1000000" office:value-type="float" office:value="0.000000000026472">
            <text:p>2.6472E-011</text:p>
          </table:table-cell>
          <table:table-cell table:formula="of:=[.W194]*1000000" office:value-type="float" office:value="311.83">
            <text:p>311.83</text:p>
          </table:table-cell>
          <table:table-cell table:formula="of:=[.X194]*1000000" office:value-type="float" office:value="35.783">
            <text:p>35.783</text:p>
          </table:table-cell>
          <table:table-cell table:formula="of:=[.Y194]*1000000" office:value-type="float" office:value="1024.3">
            <text:p>1024.3</text:p>
          </table:table-cell>
          <table:table-cell table:formula="of:=[.Z194]*1000000" office:value-type="float" office:value="20.077">
            <text:p>20.077</text:p>
          </table:table-cell>
          <table:table-cell table:formula="of:=[.AA194]*1000000" office:value-type="float" office:value="0">
            <text:p>0</text:p>
          </table:table-cell>
          <table:table-cell table:formula="of:=[.AB194]*1000000" office:value-type="float" office:value="-0.00000000000015861">
            <text:p>-1.5861E-013</text:p>
          </table:table-cell>
          <table:table-cell table:formula="of:=[.AC194]*1000000" office:value-type="float" office:value="0.000000000026472">
            <text:p>2.6472E-011</text:p>
          </table:table-cell>
          <table:table-cell office:value-type="float" office:value="0.00031183">
            <text:p>0.00031183</text:p>
          </table:table-cell>
          <table:table-cell table:style-name="ce1" office:value-type="string">
            <text:p>3.5787e-05</text:p>
          </table:table-cell>
          <table:table-cell office:value-type="float" office:value="0.0010243">
            <text:p>0.0010243</text:p>
          </table:table-cell>
          <table:table-cell table:style-name="ce1" office:value-type="string">
            <text:p>1.1844e-06</text:p>
          </table:table-cell>
          <table:table-cell table:style-name="ce1" office:value-type="string">
            <text:p>4.2017e-08</text:p>
          </table:table-cell>
          <table:table-cell table:style-name="ce1" office:value-type="string">
            <text:p>9.8237e-38</text:p>
          </table:table-cell>
          <table:table-cell table:style-name="ce1" office:value-type="string">
            <text:p>2.6472e-17</text:p>
          </table:table-cell>
          <table:table-cell office:value-type="float" office:value="0.00031183">
            <text:p>0.00031183</text:p>
          </table:table-cell>
          <table:table-cell table:style-name="ce1" office:value-type="string">
            <text:p>3.5783e-05</text:p>
          </table:table-cell>
          <table:table-cell office:value-type="float" office:value="0.0010243">
            <text:p>0.0010243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861e-19</text:p>
          </table:table-cell>
          <table:table-cell table:style-name="ce1" office:value-type="string">
            <text:p>2.6472e-17</text:p>
          </table:table-cell>
        </table:table-row>
        <table:table-row table:style-name="ro2">
          <table:table-cell office:value-type="float" office:value="1930.702">
            <text:p>1930.702</text:p>
          </table:table-cell>
          <table:table-cell table:formula="of:=[.P195]*1000000" office:value-type="float" office:value="309.98">
            <text:p>309.98</text:p>
          </table:table-cell>
          <table:table-cell table:formula="of:=[.Q195]*1000000" office:value-type="float" office:value="35.498">
            <text:p>35.498</text:p>
          </table:table-cell>
          <table:table-cell table:formula="of:=[.R195]*1000000" office:value-type="float" office:value="1026.5">
            <text:p>1026.5</text:p>
          </table:table-cell>
          <table:table-cell table:formula="of:=[.S195]*1000000" office:value-type="float" office:value="1.158">
            <text:p>1.158</text:p>
          </table:table-cell>
          <table:table-cell table:formula="of:=[.T195]*1000000" office:value-type="float" office:value="0.042087">
            <text:p>0.042087</text:p>
          </table:table-cell>
          <table:table-cell table:formula="of:=[.U195]*1000000" office:value-type="float" office:value="5.4754E-032">
            <text:p>5.4754E-032</text:p>
          </table:table-cell>
          <table:table-cell table:formula="of:=[.V195]*1000000" office:value-type="float" office:value="0.000000000025848">
            <text:p>2.5848E-011</text:p>
          </table:table-cell>
          <table:table-cell table:formula="of:=[.W195]*1000000" office:value-type="float" office:value="309.98">
            <text:p>309.98</text:p>
          </table:table-cell>
          <table:table-cell table:formula="of:=[.X195]*1000000" office:value-type="float" office:value="35.495">
            <text:p>35.495</text:p>
          </table:table-cell>
          <table:table-cell table:formula="of:=[.Y195]*1000000" office:value-type="float" office:value="1026.4">
            <text:p>1026.4</text:p>
          </table:table-cell>
          <table:table-cell table:formula="of:=[.Z195]*1000000" office:value-type="float" office:value="20.077">
            <text:p>20.077</text:p>
          </table:table-cell>
          <table:table-cell table:formula="of:=[.AA195]*1000000" office:value-type="float" office:value="0">
            <text:p>0</text:p>
          </table:table-cell>
          <table:table-cell table:formula="of:=[.AB195]*1000000" office:value-type="float" office:value="-0.00000000000010557">
            <text:p>-1.0557E-013</text:p>
          </table:table-cell>
          <table:table-cell table:formula="of:=[.AC195]*1000000" office:value-type="float" office:value="0.000000000025848">
            <text:p>2.5848E-011</text:p>
          </table:table-cell>
          <table:table-cell office:value-type="float" office:value="0.00030998">
            <text:p>0.00030998</text:p>
          </table:table-cell>
          <table:table-cell table:style-name="ce1" office:value-type="string">
            <text:p>3.5498e-05</text:p>
          </table:table-cell>
          <table:table-cell office:value-type="float" office:value="0.0010265">
            <text:p>0.0010265</text:p>
          </table:table-cell>
          <table:table-cell table:style-name="ce1" office:value-type="string">
            <text:p>1.158e-06</text:p>
          </table:table-cell>
          <table:table-cell table:style-name="ce1" office:value-type="string">
            <text:p>4.2087e-08</text:p>
          </table:table-cell>
          <table:table-cell table:style-name="ce1" office:value-type="string">
            <text:p>5.4754e-38</text:p>
          </table:table-cell>
          <table:table-cell table:style-name="ce1" office:value-type="string">
            <text:p>2.5848e-17</text:p>
          </table:table-cell>
          <table:table-cell office:value-type="float" office:value="0.00030998">
            <text:p>0.00030998</text:p>
          </table:table-cell>
          <table:table-cell table:style-name="ce1" office:value-type="string">
            <text:p>3.5495e-05</text:p>
          </table:table-cell>
          <table:table-cell office:value-type="float" office:value="0.0010264">
            <text:p>0.0010264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557e-19</text:p>
          </table:table-cell>
          <table:table-cell table:style-name="ce1" office:value-type="string">
            <text:p>2.5848e-17</text:p>
          </table:table-cell>
        </table:table-row>
        <table:table-row table:style-name="ro2">
          <table:table-cell office:value-type="float" office:value="1940.702">
            <text:p>1940.702</text:p>
          </table:table-cell>
          <table:table-cell table:formula="of:=[.P196]*1000000" office:value-type="float" office:value="308.15">
            <text:p>308.15</text:p>
          </table:table-cell>
          <table:table-cell table:formula="of:=[.Q196]*1000000" office:value-type="float" office:value="35.212">
            <text:p>35.212</text:p>
          </table:table-cell>
          <table:table-cell table:formula="of:=[.R196]*1000000" office:value-type="float" office:value="1028.6">
            <text:p>1028.6</text:p>
          </table:table-cell>
          <table:table-cell table:formula="of:=[.S196]*1000000" office:value-type="float" office:value="1.1321">
            <text:p>1.1321</text:p>
          </table:table-cell>
          <table:table-cell table:formula="of:=[.T196]*1000000" office:value-type="float" office:value="0.042157">
            <text:p>0.042157</text:p>
          </table:table-cell>
          <table:table-cell table:formula="of:=[.U196]*1000000" office:value-type="float" office:value="3.0637E-032">
            <text:p>3.0637E-032</text:p>
          </table:table-cell>
          <table:table-cell table:formula="of:=[.V196]*1000000" office:value-type="float" office:value="0.000000000025243">
            <text:p>2.5243E-011</text:p>
          </table:table-cell>
          <table:table-cell table:formula="of:=[.W196]*1000000" office:value-type="float" office:value="308.14">
            <text:p>308.14</text:p>
          </table:table-cell>
          <table:table-cell table:formula="of:=[.X196]*1000000" office:value-type="float" office:value="35.209">
            <text:p>35.209</text:p>
          </table:table-cell>
          <table:table-cell table:formula="of:=[.Y196]*1000000" office:value-type="float" office:value="1028.6">
            <text:p>1028.6</text:p>
          </table:table-cell>
          <table:table-cell table:formula="of:=[.Z196]*1000000" office:value-type="float" office:value="20.077">
            <text:p>20.077</text:p>
          </table:table-cell>
          <table:table-cell table:formula="of:=[.AA196]*1000000" office:value-type="float" office:value="0">
            <text:p>0</text:p>
          </table:table-cell>
          <table:table-cell table:formula="of:=[.AB196]*1000000" office:value-type="float" office:value="-0.00000000000014352">
            <text:p>-1.4352E-013</text:p>
          </table:table-cell>
          <table:table-cell table:formula="of:=[.AC196]*1000000" office:value-type="float" office:value="0.000000000025242">
            <text:p>2.5242E-011</text:p>
          </table:table-cell>
          <table:table-cell office:value-type="float" office:value="0.00030815">
            <text:p>0.00030815</text:p>
          </table:table-cell>
          <table:table-cell table:style-name="ce1" office:value-type="string">
            <text:p>3.5212e-05</text:p>
          </table:table-cell>
          <table:table-cell office:value-type="float" office:value="0.0010286">
            <text:p>0.0010286</text:p>
          </table:table-cell>
          <table:table-cell table:style-name="ce1" office:value-type="string">
            <text:p>1.1321e-06</text:p>
          </table:table-cell>
          <table:table-cell table:style-name="ce1" office:value-type="string">
            <text:p>4.2157e-08</text:p>
          </table:table-cell>
          <table:table-cell table:style-name="ce1" office:value-type="string">
            <text:p>3.0637e-38</text:p>
          </table:table-cell>
          <table:table-cell table:style-name="ce1" office:value-type="string">
            <text:p>2.5243e-17</text:p>
          </table:table-cell>
          <table:table-cell office:value-type="float" office:value="0.00030814">
            <text:p>0.00030814</text:p>
          </table:table-cell>
          <table:table-cell table:style-name="ce1" office:value-type="string">
            <text:p>3.5209e-05</text:p>
          </table:table-cell>
          <table:table-cell office:value-type="float" office:value="0.0010286">
            <text:p>0.0010286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352e-19</text:p>
          </table:table-cell>
          <table:table-cell table:style-name="ce1" office:value-type="string">
            <text:p>2.5242e-17</text:p>
          </table:table-cell>
        </table:table-row>
        <table:table-row table:style-name="ro2">
          <table:table-cell office:value-type="float" office:value="1950.702">
            <text:p>1950.702</text:p>
          </table:table-cell>
          <table:table-cell table:formula="of:=[.P197]*1000000" office:value-type="float" office:value="306.33">
            <text:p>306.33</text:p>
          </table:table-cell>
          <table:table-cell table:formula="of:=[.Q197]*1000000" office:value-type="float" office:value="34.928">
            <text:p>34.928</text:p>
          </table:table-cell>
          <table:table-cell table:formula="of:=[.R197]*1000000" office:value-type="float" office:value="1030.7">
            <text:p>1030.7</text:p>
          </table:table-cell>
          <table:table-cell table:formula="of:=[.S197]*1000000" office:value-type="float" office:value="1.1067">
            <text:p>1.1067</text:p>
          </table:table-cell>
          <table:table-cell table:formula="of:=[.T197]*1000000" office:value-type="float" office:value="0.042228">
            <text:p>0.042228</text:p>
          </table:table-cell>
          <table:table-cell table:formula="of:=[.U197]*1000000" office:value-type="float" office:value="1.7209E-032">
            <text:p>1.7209E-032</text:p>
          </table:table-cell>
          <table:table-cell table:formula="of:=[.V197]*1000000" office:value-type="float" office:value="0.000000000024656">
            <text:p>2.4656E-011</text:p>
          </table:table-cell>
          <table:table-cell table:formula="of:=[.W197]*1000000" office:value-type="float" office:value="306.33">
            <text:p>306.33</text:p>
          </table:table-cell>
          <table:table-cell table:formula="of:=[.X197]*1000000" office:value-type="float" office:value="34.925">
            <text:p>34.925</text:p>
          </table:table-cell>
          <table:table-cell table:formula="of:=[.Y197]*1000000" office:value-type="float" office:value="1030.7">
            <text:p>1030.7</text:p>
          </table:table-cell>
          <table:table-cell table:formula="of:=[.Z197]*1000000" office:value-type="float" office:value="20.077">
            <text:p>20.077</text:p>
          </table:table-cell>
          <table:table-cell table:formula="of:=[.AA197]*1000000" office:value-type="float" office:value="0">
            <text:p>0</text:p>
          </table:table-cell>
          <table:table-cell table:formula="of:=[.AB197]*1000000" office:value-type="float" office:value="0.000000000000025275">
            <text:p>2.5275E-014</text:p>
          </table:table-cell>
          <table:table-cell table:formula="of:=[.AC197]*1000000" office:value-type="float" office:value="0.000000000024656">
            <text:p>2.4656E-011</text:p>
          </table:table-cell>
          <table:table-cell office:value-type="float" office:value="0.00030633">
            <text:p>0.00030633</text:p>
          </table:table-cell>
          <table:table-cell table:style-name="ce1" office:value-type="string">
            <text:p>3.4928e-05</text:p>
          </table:table-cell>
          <table:table-cell office:value-type="float" office:value="0.0010307">
            <text:p>0.0010307</text:p>
          </table:table-cell>
          <table:table-cell table:style-name="ce1" office:value-type="string">
            <text:p>1.1067e-06</text:p>
          </table:table-cell>
          <table:table-cell table:style-name="ce1" office:value-type="string">
            <text:p>4.2228e-08</text:p>
          </table:table-cell>
          <table:table-cell table:style-name="ce1" office:value-type="string">
            <text:p>1.7209e-38</text:p>
          </table:table-cell>
          <table:table-cell table:style-name="ce1" office:value-type="string">
            <text:p>2.4656e-17</text:p>
          </table:table-cell>
          <table:table-cell office:value-type="float" office:value="0.00030633">
            <text:p>0.00030633</text:p>
          </table:table-cell>
          <table:table-cell table:style-name="ce1" office:value-type="string">
            <text:p>3.4925e-05</text:p>
          </table:table-cell>
          <table:table-cell office:value-type="float" office:value="0.0010307">
            <text:p>0.0010307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2.5275e-20</text:p>
          </table:table-cell>
          <table:table-cell table:style-name="ce1" office:value-type="string">
            <text:p>2.4656e-17</text:p>
          </table:table-cell>
        </table:table-row>
        <table:table-row table:style-name="ro2">
          <table:table-cell office:value-type="float" office:value="1960.702">
            <text:p>1960.702</text:p>
          </table:table-cell>
          <table:table-cell table:formula="of:=[.P198]*1000000" office:value-type="float" office:value="304.53">
            <text:p>304.53</text:p>
          </table:table-cell>
          <table:table-cell table:formula="of:=[.Q198]*1000000" office:value-type="float" office:value="34.646">
            <text:p>34.646</text:p>
          </table:table-cell>
          <table:table-cell table:formula="of:=[.R198]*1000000" office:value-type="float" office:value="1032.8">
            <text:p>1032.8</text:p>
          </table:table-cell>
          <table:table-cell table:formula="of:=[.S198]*1000000" office:value-type="float" office:value="1.0819">
            <text:p>1.0819</text:p>
          </table:table-cell>
          <table:table-cell table:formula="of:=[.T198]*1000000" office:value-type="float" office:value="0.042298">
            <text:p>0.042298</text:p>
          </table:table-cell>
          <table:table-cell table:formula="of:=[.U198]*1000000" office:value-type="float" office:value="9.7031E-033">
            <text:p>9.7031E-033</text:p>
          </table:table-cell>
          <table:table-cell table:formula="of:=[.V198]*1000000" office:value-type="float" office:value="0.000000000024087">
            <text:p>2.4087E-011</text:p>
          </table:table-cell>
          <table:table-cell table:formula="of:=[.W198]*1000000" office:value-type="float" office:value="304.53">
            <text:p>304.53</text:p>
          </table:table-cell>
          <table:table-cell table:formula="of:=[.X198]*1000000" office:value-type="float" office:value="34.643">
            <text:p>34.643</text:p>
          </table:table-cell>
          <table:table-cell table:formula="of:=[.Y198]*1000000" office:value-type="float" office:value="1032.8">
            <text:p>1032.8</text:p>
          </table:table-cell>
          <table:table-cell table:formula="of:=[.Z198]*1000000" office:value-type="float" office:value="20.077">
            <text:p>20.077</text:p>
          </table:table-cell>
          <table:table-cell table:formula="of:=[.AA198]*1000000" office:value-type="float" office:value="0">
            <text:p>0</text:p>
          </table:table-cell>
          <table:table-cell table:formula="of:=[.AB198]*1000000" office:value-type="float" office:value="0.000000000000025211">
            <text:p>2.5211E-014</text:p>
          </table:table-cell>
          <table:table-cell table:formula="of:=[.AC198]*1000000" office:value-type="float" office:value="0.000000000024087">
            <text:p>2.4087E-011</text:p>
          </table:table-cell>
          <table:table-cell office:value-type="float" office:value="0.00030453">
            <text:p>0.00030453</text:p>
          </table:table-cell>
          <table:table-cell table:style-name="ce1" office:value-type="string">
            <text:p>3.4646e-05</text:p>
          </table:table-cell>
          <table:table-cell office:value-type="float" office:value="0.0010328">
            <text:p>0.0010328</text:p>
          </table:table-cell>
          <table:table-cell table:style-name="ce1" office:value-type="string">
            <text:p>1.0819e-06</text:p>
          </table:table-cell>
          <table:table-cell table:style-name="ce1" office:value-type="string">
            <text:p>4.2298e-08</text:p>
          </table:table-cell>
          <table:table-cell table:style-name="ce1" office:value-type="string">
            <text:p>9.7031e-39</text:p>
          </table:table-cell>
          <table:table-cell table:style-name="ce1" office:value-type="string">
            <text:p>2.4087e-17</text:p>
          </table:table-cell>
          <table:table-cell office:value-type="float" office:value="0.00030453">
            <text:p>0.00030453</text:p>
          </table:table-cell>
          <table:table-cell table:style-name="ce1" office:value-type="string">
            <text:p>3.4643e-05</text:p>
          </table:table-cell>
          <table:table-cell office:value-type="float" office:value="0.0010328">
            <text:p>0.0010328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2.5211e-20</text:p>
          </table:table-cell>
          <table:table-cell table:style-name="ce1" office:value-type="string">
            <text:p>2.4087e-17</text:p>
          </table:table-cell>
        </table:table-row>
        <table:table-row table:style-name="ro2">
          <table:table-cell office:value-type="float" office:value="1970.702">
            <text:p>1970.702</text:p>
          </table:table-cell>
          <table:table-cell table:formula="of:=[.P199]*1000000" office:value-type="float" office:value="302.75">
            <text:p>302.75</text:p>
          </table:table-cell>
          <table:table-cell table:formula="of:=[.Q199]*1000000" office:value-type="float" office:value="34.366">
            <text:p>34.366</text:p>
          </table:table-cell>
          <table:table-cell table:formula="of:=[.R199]*1000000" office:value-type="float" office:value="1034.9">
            <text:p>1034.9</text:p>
          </table:table-cell>
          <table:table-cell table:formula="of:=[.S199]*1000000" office:value-type="float" office:value="1.0575">
            <text:p>1.0575</text:p>
          </table:table-cell>
          <table:table-cell table:formula="of:=[.T199]*1000000" office:value-type="float" office:value="0.042369">
            <text:p>0.042369</text:p>
          </table:table-cell>
          <table:table-cell table:formula="of:=[.U199]*1000000" office:value-type="float" office:value="5.4919E-033">
            <text:p>5.4919E-033</text:p>
          </table:table-cell>
          <table:table-cell table:formula="of:=[.V199]*1000000" office:value-type="float" office:value="0.000000000023535">
            <text:p>2.3535E-011</text:p>
          </table:table-cell>
          <table:table-cell table:formula="of:=[.W199]*1000000" office:value-type="float" office:value="302.74">
            <text:p>302.74</text:p>
          </table:table-cell>
          <table:table-cell table:formula="of:=[.X199]*1000000" office:value-type="float" office:value="34.363">
            <text:p>34.363</text:p>
          </table:table-cell>
          <table:table-cell table:formula="of:=[.Y199]*1000000" office:value-type="float" office:value="1034.9">
            <text:p>1034.9</text:p>
          </table:table-cell>
          <table:table-cell table:formula="of:=[.Z199]*1000000" office:value-type="float" office:value="20.077">
            <text:p>20.077</text:p>
          </table:table-cell>
          <table:table-cell table:formula="of:=[.AA199]*1000000" office:value-type="float" office:value="0">
            <text:p>0</text:p>
          </table:table-cell>
          <table:table-cell table:formula="of:=[.AB199]*1000000" office:value-type="float" office:value="6.3782E-015">
            <text:p>6.3782E-015</text:p>
          </table:table-cell>
          <table:table-cell table:formula="of:=[.AC199]*1000000" office:value-type="float" office:value="0.000000000023535">
            <text:p>2.3535E-011</text:p>
          </table:table-cell>
          <table:table-cell office:value-type="float" office:value="0.00030275">
            <text:p>0.00030275</text:p>
          </table:table-cell>
          <table:table-cell table:style-name="ce1" office:value-type="string">
            <text:p>3.4366e-05</text:p>
          </table:table-cell>
          <table:table-cell office:value-type="float" office:value="0.0010349">
            <text:p>0.0010349</text:p>
          </table:table-cell>
          <table:table-cell table:style-name="ce1" office:value-type="string">
            <text:p>1.0575e-06</text:p>
          </table:table-cell>
          <table:table-cell table:style-name="ce1" office:value-type="string">
            <text:p>4.2369e-08</text:p>
          </table:table-cell>
          <table:table-cell table:style-name="ce1" office:value-type="string">
            <text:p>5.4919e-39</text:p>
          </table:table-cell>
          <table:table-cell table:style-name="ce1" office:value-type="string">
            <text:p>2.3535e-17</text:p>
          </table:table-cell>
          <table:table-cell office:value-type="float" office:value="0.00030274">
            <text:p>0.00030274</text:p>
          </table:table-cell>
          <table:table-cell table:style-name="ce1" office:value-type="string">
            <text:p>3.4363e-05</text:p>
          </table:table-cell>
          <table:table-cell office:value-type="float" office:value="0.0010349">
            <text:p>0.0010349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6.3782e-21</text:p>
          </table:table-cell>
          <table:table-cell table:style-name="ce1" office:value-type="string">
            <text:p>2.3535e-17</text:p>
          </table:table-cell>
        </table:table-row>
        <table:table-row table:style-name="ro2">
          <table:table-cell office:value-type="float" office:value="1980.702">
            <text:p>1980.702</text:p>
          </table:table-cell>
          <table:table-cell table:formula="of:=[.P200]*1000000" office:value-type="float" office:value="300.98">
            <text:p>300.98</text:p>
          </table:table-cell>
          <table:table-cell table:formula="of:=[.Q200]*1000000" office:value-type="float" office:value="34.088">
            <text:p>34.088</text:p>
          </table:table-cell>
          <table:table-cell table:formula="of:=[.R200]*1000000" office:value-type="float" office:value="1036.9">
            <text:p>1036.9</text:p>
          </table:table-cell>
          <table:table-cell table:formula="of:=[.S200]*1000000" office:value-type="float" office:value="1.0336">
            <text:p>1.0336</text:p>
          </table:table-cell>
          <table:table-cell table:formula="of:=[.T200]*1000000" office:value-type="float" office:value="0.04244">
            <text:p>0.04244</text:p>
          </table:table-cell>
          <table:table-cell table:formula="of:=[.U200]*1000000" office:value-type="float" office:value="3.1202E-033">
            <text:p>3.1202E-033</text:p>
          </table:table-cell>
          <table:table-cell table:formula="of:=[.V200]*1000000" office:value-type="float" office:value="0.000000000023001">
            <text:p>2.3001E-011</text:p>
          </table:table-cell>
          <table:table-cell table:formula="of:=[.W200]*1000000" office:value-type="float" office:value="300.98">
            <text:p>300.98</text:p>
          </table:table-cell>
          <table:table-cell table:formula="of:=[.X200]*1000000" office:value-type="float" office:value="34.085">
            <text:p>34.085</text:p>
          </table:table-cell>
          <table:table-cell table:formula="of:=[.Y200]*1000000" office:value-type="float" office:value="1036.9">
            <text:p>1036.9</text:p>
          </table:table-cell>
          <table:table-cell table:formula="of:=[.Z200]*1000000" office:value-type="float" office:value="20.077">
            <text:p>20.077</text:p>
          </table:table-cell>
          <table:table-cell table:formula="of:=[.AA200]*1000000" office:value-type="float" office:value="0">
            <text:p>0</text:p>
          </table:table-cell>
          <table:table-cell table:formula="of:=[.AB200]*1000000" office:value-type="float" office:value="3.5467E-015">
            <text:p>3.5467E-015</text:p>
          </table:table-cell>
          <table:table-cell table:formula="of:=[.AC200]*1000000" office:value-type="float" office:value="0.000000000023001">
            <text:p>2.3001E-011</text:p>
          </table:table-cell>
          <table:table-cell office:value-type="float" office:value="0.00030098">
            <text:p>0.00030098</text:p>
          </table:table-cell>
          <table:table-cell table:style-name="ce1" office:value-type="string">
            <text:p>3.4088e-05</text:p>
          </table:table-cell>
          <table:table-cell office:value-type="float" office:value="0.0010369">
            <text:p>0.0010369</text:p>
          </table:table-cell>
          <table:table-cell table:style-name="ce1" office:value-type="string">
            <text:p>1.0336e-06</text:p>
          </table:table-cell>
          <table:table-cell table:style-name="ce1" office:value-type="string">
            <text:p>4.244e-08</text:p>
          </table:table-cell>
          <table:table-cell table:style-name="ce1" office:value-type="string">
            <text:p>3.1202e-39</text:p>
          </table:table-cell>
          <table:table-cell table:style-name="ce1" office:value-type="string">
            <text:p>2.3001e-17</text:p>
          </table:table-cell>
          <table:table-cell office:value-type="float" office:value="0.00030098">
            <text:p>0.00030098</text:p>
          </table:table-cell>
          <table:table-cell table:style-name="ce1" office:value-type="string">
            <text:p>3.4085e-05</text:p>
          </table:table-cell>
          <table:table-cell office:value-type="float" office:value="0.0010369">
            <text:p>0.0010369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3.5467e-21</text:p>
          </table:table-cell>
          <table:table-cell table:style-name="ce1" office:value-type="string">
            <text:p>2.3001e-17</text:p>
          </table:table-cell>
        </table:table-row>
        <table:table-row table:style-name="ro2">
          <table:table-cell office:value-type="float" office:value="1990.702">
            <text:p>1990.702</text:p>
          </table:table-cell>
          <table:table-cell table:formula="of:=[.P201]*1000000" office:value-type="float" office:value="299.23">
            <text:p>299.23</text:p>
          </table:table-cell>
          <table:table-cell table:formula="of:=[.Q201]*1000000" office:value-type="float" office:value="33.813">
            <text:p>33.813</text:p>
          </table:table-cell>
          <table:table-cell table:formula="of:=[.R201]*1000000" office:value-type="float" office:value="1039">
            <text:p>1039</text:p>
          </table:table-cell>
          <table:table-cell table:formula="of:=[.S201]*1000000" office:value-type="float" office:value="1.0103">
            <text:p>1.0103</text:p>
          </table:table-cell>
          <table:table-cell table:formula="of:=[.T201]*1000000" office:value-type="float" office:value="0.042511">
            <text:p>0.042511</text:p>
          </table:table-cell>
          <table:table-cell table:formula="of:=[.U201]*1000000" office:value-type="float" office:value="1.7794E-033">
            <text:p>1.7794E-033</text:p>
          </table:table-cell>
          <table:table-cell table:formula="of:=[.V201]*1000000" office:value-type="float" office:value="0.000000000022483">
            <text:p>2.2483E-011</text:p>
          </table:table-cell>
          <table:table-cell table:formula="of:=[.W201]*1000000" office:value-type="float" office:value="299.22">
            <text:p>299.22</text:p>
          </table:table-cell>
          <table:table-cell table:formula="of:=[.X201]*1000000" office:value-type="float" office:value="33.809">
            <text:p>33.809</text:p>
          </table:table-cell>
          <table:table-cell table:formula="of:=[.Y201]*1000000" office:value-type="float" office:value="1038.9">
            <text:p>1038.9</text:p>
          </table:table-cell>
          <table:table-cell table:formula="of:=[.Z201]*1000000" office:value-type="float" office:value="20.077">
            <text:p>20.077</text:p>
          </table:table-cell>
          <table:table-cell table:formula="of:=[.AA201]*1000000" office:value-type="float" office:value="0">
            <text:p>0</text:p>
          </table:table-cell>
          <table:table-cell table:formula="of:=[.AB201]*1000000" office:value-type="float" office:value="-3.813E-015">
            <text:p>-3.813E-015</text:p>
          </table:table-cell>
          <table:table-cell table:formula="of:=[.AC201]*1000000" office:value-type="float" office:value="0.000000000022483">
            <text:p>2.2483E-011</text:p>
          </table:table-cell>
          <table:table-cell office:value-type="float" office:value="0.00029923">
            <text:p>0.00029923</text:p>
          </table:table-cell>
          <table:table-cell table:style-name="ce1" office:value-type="string">
            <text:p>3.3813e-05</text:p>
          </table:table-cell>
          <table:table-cell office:value-type="float" office:value="0.001039">
            <text:p>0.001039</text:p>
          </table:table-cell>
          <table:table-cell table:style-name="ce1" office:value-type="string">
            <text:p>1.0103e-06</text:p>
          </table:table-cell>
          <table:table-cell table:style-name="ce1" office:value-type="string">
            <text:p>4.2511e-08</text:p>
          </table:table-cell>
          <table:table-cell table:style-name="ce1" office:value-type="string">
            <text:p>1.7794e-39</text:p>
          </table:table-cell>
          <table:table-cell table:style-name="ce1" office:value-type="string">
            <text:p>2.2483e-17</text:p>
          </table:table-cell>
          <table:table-cell office:value-type="float" office:value="0.00029922">
            <text:p>0.00029922</text:p>
          </table:table-cell>
          <table:table-cell table:style-name="ce1" office:value-type="string">
            <text:p>3.3809e-05</text:p>
          </table:table-cell>
          <table:table-cell office:value-type="float" office:value="0.0010389">
            <text:p>0.0010389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3.813e-21</text:p>
          </table:table-cell>
          <table:table-cell table:style-name="ce1" office:value-type="string">
            <text:p>2.2483e-17</text:p>
          </table:table-cell>
        </table:table-row>
        <table:table-row table:style-name="ro2">
          <table:table-cell office:value-type="float" office:value="2000.702">
            <text:p>2000.702</text:p>
          </table:table-cell>
          <table:table-cell table:formula="of:=[.P202]*1000000" office:value-type="float" office:value="297.49">
            <text:p>297.49</text:p>
          </table:table-cell>
          <table:table-cell table:formula="of:=[.Q202]*1000000" office:value-type="float" office:value="33.539">
            <text:p>33.539</text:p>
          </table:table-cell>
          <table:table-cell table:formula="of:=[.R202]*1000000" office:value-type="float" office:value="1041">
            <text:p>1041</text:p>
          </table:table-cell>
          <table:table-cell table:formula="of:=[.S202]*1000000" office:value-type="float" office:value="0.98735">
            <text:p>0.98735</text:p>
          </table:table-cell>
          <table:table-cell table:formula="of:=[.T202]*1000000" office:value-type="float" office:value="0.042582">
            <text:p>0.042582</text:p>
          </table:table-cell>
          <table:table-cell table:formula="of:=[.U202]*1000000" office:value-type="float" office:value="1.0185E-033">
            <text:p>1.0185E-033</text:p>
          </table:table-cell>
          <table:table-cell table:formula="of:=[.V202]*1000000" office:value-type="float" office:value="0.00000000002198">
            <text:p>2.198E-011</text:p>
          </table:table-cell>
          <table:table-cell table:formula="of:=[.W202]*1000000" office:value-type="float" office:value="297.49">
            <text:p>297.49</text:p>
          </table:table-cell>
          <table:table-cell table:formula="of:=[.X202]*1000000" office:value-type="float" office:value="33.536">
            <text:p>33.536</text:p>
          </table:table-cell>
          <table:table-cell table:formula="of:=[.Y202]*1000000" office:value-type="float" office:value="1041">
            <text:p>1041</text:p>
          </table:table-cell>
          <table:table-cell table:formula="of:=[.Z202]*1000000" office:value-type="float" office:value="20.077">
            <text:p>20.077</text:p>
          </table:table-cell>
          <table:table-cell table:formula="of:=[.AA202]*1000000" office:value-type="float" office:value="0">
            <text:p>0</text:p>
          </table:table-cell>
          <table:table-cell table:formula="of:=[.AB202]*1000000" office:value-type="float" office:value="-0.000000000000042162">
            <text:p>-4.2162E-014</text:p>
          </table:table-cell>
          <table:table-cell table:formula="of:=[.AC202]*1000000" office:value-type="float" office:value="0.00000000002198">
            <text:p>2.198E-011</text:p>
          </table:table-cell>
          <table:table-cell office:value-type="float" office:value="0.00029749">
            <text:p>0.00029749</text:p>
          </table:table-cell>
          <table:table-cell table:style-name="ce1" office:value-type="string">
            <text:p>3.3539e-05</text:p>
          </table:table-cell>
          <table:table-cell office:value-type="float" office:value="0.001041">
            <text:p>0.001041</text:p>
          </table:table-cell>
          <table:table-cell table:style-name="ce1" office:value-type="string">
            <text:p>9.8735e-07</text:p>
          </table:table-cell>
          <table:table-cell table:style-name="ce1" office:value-type="string">
            <text:p>4.2582e-08</text:p>
          </table:table-cell>
          <table:table-cell table:style-name="ce1" office:value-type="string">
            <text:p>1.0185e-39</text:p>
          </table:table-cell>
          <table:table-cell table:style-name="ce1" office:value-type="string">
            <text:p>2.198e-17</text:p>
          </table:table-cell>
          <table:table-cell office:value-type="float" office:value="0.00029749">
            <text:p>0.00029749</text:p>
          </table:table-cell>
          <table:table-cell table:style-name="ce1" office:value-type="string">
            <text:p>3.3536e-05</text:p>
          </table:table-cell>
          <table:table-cell office:value-type="float" office:value="0.001041">
            <text:p>0.001041</text:p>
          </table:table-cell>
          <table:table-cell table:style-name="ce1" office:value-type="string">
            <text:p>2.0077e-05</text:p>
          </table:table-cell>
          <table:table-cell office:value-type="float" office:value="0">
            <text:p>0</text:p>
          </table:table-cell>
          <table:table-cell table:style-name="ce1" office:value-type="string">
            <text:p>-4.2162e-20</text:p>
          </table:table-cell>
          <table:table-cell table:style-name="ce1" office:value-type="string">
            <text:p>2.198e-17</text:p>
          </table:table-cell>
        </table:table-row>
        <table:table-row table:style-name="ro2" table:number-rows-repeated="1048373">
          <table:table-cell table:number-columns-repeated="29"/>
        </table:table-row>
        <table:table-row table:style-name="ro2">
          <table:table-cell table:number-columns-repeated="29"/>
        </table:table-row>
      </table:table>
      <table:table table:name="30 percent" table:style-name="ta1">
        <table:shapes>
          <draw:frame draw:z-index="0" draw:style-name="gr1" svg:width="6.2988in" svg:height="3.5429in" svg:x="14.2071in" svg:y="0.7299in">
            <draw:object draw:notify-on-update-of-ranges="'30 percent'.A2:'30 percent'.A202 '30 percent'.B1:'30 percent'.B1 '30 percent'.B2:'30 percent'.B202 '30 percent'.A2:'30 percent'.A202 '30 percent'.I1:'30 percent'.I1 '30 percent'.I2:'30 percent'.I20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6.298in" svg:height="3.5449in" svg:x="14.2874in" svg:y="4.5701in">
            <draw:object draw:notify-on-update-of-ranges="'30 percent'.A2:'30 percent'.A202 '30 percent'.C1:'30 percent'.C1 '30 percent'.C2:'30 percent'.C202 '30 percent'.A2:'30 percent'.A202 '30 percent'.J1:'30 percent'.J1 '30 percent'.J2:'30 percent'.J20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svg:width="6.298in" svg:height="3.5453in" svg:x="14.363in" svg:y="8.2823in">
            <draw:object draw:notify-on-update-of-ranges="'30 percent'.A2:'30 percent'.A202 '30 percent'.D1:'30 percent'.D1 '30 percent'.D2:'30 percent'.D202 '30 percent'.A2:'30 percent'.A202 '30 percent'.K1:'30 percent'.K1 '30 percent'.K2:'30 percent'.K20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row table:style-name="ro4">
          <table:table-cell office:value-type="string">
            <text:p>time</text:p>
          </table:table-cell>
          <table:table-cell office:value-type="string">
            <text:p>apc II</text:p>
          </table:table-cell>
          <table:table-cell office:value-type="string">
            <text:p>apc Iia</text:p>
          </table:table-cell>
          <table:table-cell office:value-type="string">
            <text:p>apc TAT</text:p>
          </table:table-cell>
          <table:table-cell office:value-type="string">
            <text:p>apc Va</text:p>
          </table:table-cell>
          <table:table-cell office:value-type="string">
            <text:p>apc APC</text:p>
          </table:table-cell>
          <table:table-cell office:value-type="string">
            <text:p>apc V</text:p>
          </table:table-cell>
          <table:table-cell office:value-type="string">
            <text:p>apc TF</text:p>
          </table:table-cell>
          <table:table-cell office:value-type="string">
            <text:p>noapc II</text:p>
          </table:table-cell>
          <table:table-cell office:value-type="string">
            <text:p>noapc Iia</text:p>
          </table:table-cell>
          <table:table-cell office:value-type="string">
            <text:p>noapc TAT</text:p>
          </table:table-cell>
          <table:table-cell office:value-type="string">
            <text:p>noapc Va</text:p>
          </table:table-cell>
          <table:table-cell office:value-type="string">
            <text:p>noapc APC</text:p>
          </table:table-cell>
          <table:table-cell office:value-type="string">
            <text:p>noapc V</text:p>
          </table:table-cell>
          <table:table-cell office:value-type="string">
            <text:p>noapc TF</text:p>
          </table:table-cell>
          <table:table-cell table:number-columns-repeated="14"/>
        </table:table-row>
        <table:table-row table:style-name="ro2">
          <table:table-cell office:value-type="float" office:value="0">
            <text:p>0</text:p>
          </table:table-cell>
          <table:table-cell table:formula="of:=[.P2]*1000000" office:value-type="float" office:value="1400">
            <text:p>1400</text:p>
          </table:table-cell>
          <table:table-cell table:formula="of:=[.Q2]*1000000" office:value-type="float" office:value="0">
            <text:p>0</text:p>
          </table:table-cell>
          <table:table-cell table:formula="of:=[.R2]*1000000" office:value-type="float" office:value="0">
            <text:p>0</text:p>
          </table:table-cell>
          <table:table-cell table:formula="of:=[.S2]*1000000" office:value-type="float" office:value="0">
            <text:p>0</text:p>
          </table:table-cell>
          <table:table-cell table:formula="of:=[.T2]*1000000" office:value-type="float" office:value="0">
            <text:p>0</text:p>
          </table:table-cell>
          <table:table-cell table:formula="of:=[.U2]*1000000" office:value-type="float" office:value="20">
            <text:p>20</text:p>
          </table:table-cell>
          <table:table-cell table:formula="of:=[.V2]*1000000" office:value-type="float" office:value="0.0000015">
            <text:p>0.0000015</text:p>
          </table:table-cell>
          <table:table-cell table:formula="of:=[.W2]*1000000" office:value-type="float" office:value="1400">
            <text:p>1400</text:p>
          </table:table-cell>
          <table:table-cell table:formula="of:=[.X2]*1000000" office:value-type="float" office:value="0">
            <text:p>0</text:p>
          </table:table-cell>
          <table:table-cell table:formula="of:=[.Y2]*1000000" office:value-type="float" office:value="0">
            <text:p>0</text:p>
          </table:table-cell>
          <table:table-cell table:formula="of:=[.Z2]*1000000" office:value-type="float" office:value="0">
            <text:p>0</text:p>
          </table:table-cell>
          <table:table-cell table:formula="of:=[.AA2]*1000000" office:value-type="float" office:value="0">
            <text:p>0</text:p>
          </table:table-cell>
          <table:table-cell table:formula="of:=[.AB2]*1000000" office:value-type="float" office:value="20">
            <text:p>20</text:p>
          </table:table-cell>
          <table:table-cell table:formula="of:=[.AC2]*1000000" office:value-type="float" office:value="0.0000015">
            <text:p>0.0000015</text:p>
          </table:table-cell>
          <table:table-cell office:value-type="float" office:value="0.0014">
            <text:p>0.001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e-05</text:p>
          </table:table-cell>
          <table:table-cell table:style-name="ce1" office:value-type="string">
            <text:p>1.5e-12</text:p>
          </table:table-cell>
          <table:table-cell office:value-type="float" office:value="0.0014">
            <text:p>0.001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e-05</text:p>
          </table:table-cell>
          <table:table-cell table:style-name="ce1" office:value-type="string">
            <text:p>1.5e-12</text:p>
          </table:table-cell>
        </table:table-row>
        <table:table-row table:style-name="ro2">
          <table:table-cell office:value-type="float" office:value="10.00651">
            <text:p>10.00651</text:p>
          </table:table-cell>
          <table:table-cell table:formula="of:=[.P3]*1000000" office:value-type="float" office:value="1395.1">
            <text:p>1395.1</text:p>
          </table:table-cell>
          <table:table-cell table:formula="of:=[.Q3]*1000000" office:value-type="float" office:value="0.025468">
            <text:p>0.025468</text:p>
          </table:table-cell>
          <table:table-cell table:formula="of:=[.R3]*1000000" office:value-type="float" office:value="0.0016308">
            <text:p>0.0016308</text:p>
          </table:table-cell>
          <table:table-cell table:formula="of:=[.S3]*1000000" office:value-type="float" office:value="0.025076">
            <text:p>0.025076</text:p>
          </table:table-cell>
          <table:table-cell table:formula="of:=[.T3]*1000000" office:value-type="float" office:value="0.000023798">
            <text:p>0.000023798</text:p>
          </table:table-cell>
          <table:table-cell table:formula="of:=[.U3]*1000000" office:value-type="float" office:value="17.543">
            <text:p>17.543</text:p>
          </table:table-cell>
          <table:table-cell table:formula="of:=[.V3]*1000000" office:value-type="float" office:value="0.0000010725">
            <text:p>1.0725E-006</text:p>
          </table:table-cell>
          <table:table-cell table:formula="of:=[.W3]*1000000" office:value-type="float" office:value="1395.1">
            <text:p>1395.1</text:p>
          </table:table-cell>
          <table:table-cell table:formula="of:=[.X3]*1000000" office:value-type="float" office:value="0.025475">
            <text:p>0.025475</text:p>
          </table:table-cell>
          <table:table-cell table:formula="of:=[.Y3]*1000000" office:value-type="float" office:value="0.001632">
            <text:p>0.001632</text:p>
          </table:table-cell>
          <table:table-cell table:formula="of:=[.Z3]*1000000" office:value-type="float" office:value="0.025082">
            <text:p>0.025082</text:p>
          </table:table-cell>
          <table:table-cell table:formula="of:=[.AA3]*1000000" office:value-type="float" office:value="0">
            <text:p>0</text:p>
          </table:table-cell>
          <table:table-cell table:formula="of:=[.AB3]*1000000" office:value-type="float" office:value="17.543">
            <text:p>17.543</text:p>
          </table:table-cell>
          <table:table-cell table:formula="of:=[.AC3]*1000000" office:value-type="float" office:value="0.0000010725">
            <text:p>1.0725E-006</text:p>
          </table:table-cell>
          <table:table-cell office:value-type="float" office:value="0.0013951">
            <text:p>0.0013951</text:p>
          </table:table-cell>
          <table:table-cell table:style-name="ce1" office:value-type="string">
            <text:p>2.5468e-08</text:p>
          </table:table-cell>
          <table:table-cell table:style-name="ce1" office:value-type="string">
            <text:p>1.6308e-09</text:p>
          </table:table-cell>
          <table:table-cell table:style-name="ce1" office:value-type="string">
            <text:p>2.5076e-08</text:p>
          </table:table-cell>
          <table:table-cell table:style-name="ce1" office:value-type="string">
            <text:p>2.3798e-11</text:p>
          </table:table-cell>
          <table:table-cell table:style-name="ce1" office:value-type="string">
            <text:p>1.7543e-05</text:p>
          </table:table-cell>
          <table:table-cell table:style-name="ce1" office:value-type="string">
            <text:p>1.0725e-12</text:p>
          </table:table-cell>
          <table:table-cell office:value-type="float" office:value="0.0013951">
            <text:p>0.0013951</text:p>
          </table:table-cell>
          <table:table-cell table:style-name="ce1" office:value-type="string">
            <text:p>2.5475e-08</text:p>
          </table:table-cell>
          <table:table-cell table:style-name="ce1" office:value-type="string">
            <text:p>1.632e-09</text:p>
          </table:table-cell>
          <table:table-cell table:style-name="ce1" office:value-type="string">
            <text:p>2.5082e-08</text:p>
          </table:table-cell>
          <table:table-cell office:value-type="float" office:value="0">
            <text:p>0</text:p>
          </table:table-cell>
          <table:table-cell table:style-name="ce1" office:value-type="string">
            <text:p>1.7543e-05</text:p>
          </table:table-cell>
          <table:table-cell table:style-name="ce1" office:value-type="string">
            <text:p>1.0725e-12</text:p>
          </table:table-cell>
        </table:table-row>
        <table:table-row table:style-name="ro2">
          <table:table-cell office:value-type="float" office:value="20.08573">
            <text:p>20.08573</text:p>
          </table:table-cell>
          <table:table-cell table:formula="of:=[.P4]*1000000" office:value-type="float" office:value="1395.7">
            <text:p>1395.7</text:p>
          </table:table-cell>
          <table:table-cell table:formula="of:=[.Q4]*1000000" office:value-type="float" office:value="0.10309">
            <text:p>0.10309</text:p>
          </table:table-cell>
          <table:table-cell table:formula="of:=[.R4]*1000000" office:value-type="float" office:value="0.014078">
            <text:p>0.014078</text:p>
          </table:table-cell>
          <table:table-cell table:formula="of:=[.S4]*1000000" office:value-type="float" office:value="0.32089">
            <text:p>0.32089</text:p>
          </table:table-cell>
          <table:table-cell table:formula="of:=[.T4]*1000000" office:value-type="float" office:value="0.00020729">
            <text:p>0.00020729</text:p>
          </table:table-cell>
          <table:table-cell table:formula="of:=[.U4]*1000000" office:value-type="float" office:value="16.597">
            <text:p>16.597</text:p>
          </table:table-cell>
          <table:table-cell table:formula="of:=[.V4]*1000000" office:value-type="float" office:value="0.0000007738">
            <text:p>7.738E-007</text:p>
          </table:table-cell>
          <table:table-cell table:formula="of:=[.W4]*1000000" office:value-type="float" office:value="1395.7">
            <text:p>1395.7</text:p>
          </table:table-cell>
          <table:table-cell table:formula="of:=[.X4]*1000000" office:value-type="float" office:value="0.10311">
            <text:p>0.10311</text:p>
          </table:table-cell>
          <table:table-cell table:formula="of:=[.Y4]*1000000" office:value-type="float" office:value="0.014085">
            <text:p>0.014085</text:p>
          </table:table-cell>
          <table:table-cell table:formula="of:=[.Z4]*1000000" office:value-type="float" office:value="0.32103">
            <text:p>0.32103</text:p>
          </table:table-cell>
          <table:table-cell table:formula="of:=[.AA4]*1000000" office:value-type="float" office:value="0">
            <text:p>0</text:p>
          </table:table-cell>
          <table:table-cell table:formula="of:=[.AB4]*1000000" office:value-type="float" office:value="16.597">
            <text:p>16.597</text:p>
          </table:table-cell>
          <table:table-cell table:formula="of:=[.AC4]*1000000" office:value-type="float" office:value="0.0000007738">
            <text:p>7.738E-007</text:p>
          </table:table-cell>
          <table:table-cell office:value-type="float" office:value="0.0013957">
            <text:p>0.0013957</text:p>
          </table:table-cell>
          <table:table-cell table:style-name="ce1" office:value-type="string">
            <text:p>1.0309e-07</text:p>
          </table:table-cell>
          <table:table-cell table:style-name="ce1" office:value-type="string">
            <text:p>1.4078e-08</text:p>
          </table:table-cell>
          <table:table-cell table:style-name="ce1" office:value-type="string">
            <text:p>3.2089e-07</text:p>
          </table:table-cell>
          <table:table-cell table:style-name="ce1" office:value-type="string">
            <text:p>2.0729e-10</text:p>
          </table:table-cell>
          <table:table-cell table:style-name="ce1" office:value-type="string">
            <text:p>1.6597e-05</text:p>
          </table:table-cell>
          <table:table-cell table:style-name="ce1" office:value-type="string">
            <text:p>7.738e-13</text:p>
          </table:table-cell>
          <table:table-cell office:value-type="float" office:value="0.0013957">
            <text:p>0.0013957</text:p>
          </table:table-cell>
          <table:table-cell table:style-name="ce1" office:value-type="string">
            <text:p>1.0311e-07</text:p>
          </table:table-cell>
          <table:table-cell table:style-name="ce1" office:value-type="string">
            <text:p>1.4085e-08</text:p>
          </table:table-cell>
          <table:table-cell table:style-name="ce1" office:value-type="string">
            <text:p>3.2103e-07</text:p>
          </table:table-cell>
          <table:table-cell office:value-type="float" office:value="0">
            <text:p>0</text:p>
          </table:table-cell>
          <table:table-cell table:style-name="ce1" office:value-type="string">
            <text:p>1.6597e-05</text:p>
          </table:table-cell>
          <table:table-cell table:style-name="ce1" office:value-type="string">
            <text:p>7.738e-13</text:p>
          </table:table-cell>
        </table:table-row>
        <table:table-row table:style-name="ro2">
          <table:table-cell office:value-type="float" office:value="30.20648">
            <text:p>30.20648</text:p>
          </table:table-cell>
          <table:table-cell table:formula="of:=[.P5]*1000000" office:value-type="float" office:value="1395.8">
            <text:p>1395.8</text:p>
          </table:table-cell>
          <table:table-cell table:formula="of:=[.Q5]*1000000" office:value-type="float" office:value="0.20444">
            <text:p>0.20444</text:p>
          </table:table-cell>
          <table:table-cell table:formula="of:=[.R5]*1000000" office:value-type="float" office:value="0.04317">
            <text:p>0.04317</text:p>
          </table:table-cell>
          <table:table-cell table:formula="of:=[.S5]*1000000" office:value-type="float" office:value="1.1372">
            <text:p>1.1372</text:p>
          </table:table-cell>
          <table:table-cell table:formula="of:=[.T5]*1000000" office:value-type="float" office:value="0.00060246">
            <text:p>0.00060246</text:p>
          </table:table-cell>
          <table:table-cell table:formula="of:=[.U5]*1000000" office:value-type="float" office:value="15.653">
            <text:p>15.653</text:p>
          </table:table-cell>
          <table:table-cell table:formula="of:=[.V5]*1000000" office:value-type="float" office:value="0.00000056446">
            <text:p>5.6446E-007</text:p>
          </table:table-cell>
          <table:table-cell table:formula="of:=[.W5]*1000000" office:value-type="float" office:value="1395.8">
            <text:p>1395.8</text:p>
          </table:table-cell>
          <table:table-cell table:formula="of:=[.X5]*1000000" office:value-type="float" office:value="0.20446">
            <text:p>0.20446</text:p>
          </table:table-cell>
          <table:table-cell table:formula="of:=[.Y5]*1000000" office:value-type="float" office:value="0.043187">
            <text:p>0.043187</text:p>
          </table:table-cell>
          <table:table-cell table:formula="of:=[.Z5]*1000000" office:value-type="float" office:value="1.1381">
            <text:p>1.1381</text:p>
          </table:table-cell>
          <table:table-cell table:formula="of:=[.AA5]*1000000" office:value-type="float" office:value="0">
            <text:p>0</text:p>
          </table:table-cell>
          <table:table-cell table:formula="of:=[.AB5]*1000000" office:value-type="float" office:value="15.653">
            <text:p>15.653</text:p>
          </table:table-cell>
          <table:table-cell table:formula="of:=[.AC5]*1000000" office:value-type="float" office:value="0.00000056446">
            <text:p>5.6446E-007</text:p>
          </table:table-cell>
          <table:table-cell office:value-type="float" office:value="0.0013958">
            <text:p>0.0013958</text:p>
          </table:table-cell>
          <table:table-cell table:style-name="ce1" office:value-type="string">
            <text:p>2.0444e-07</text:p>
          </table:table-cell>
          <table:table-cell table:style-name="ce1" office:value-type="string">
            <text:p>4.317e-08</text:p>
          </table:table-cell>
          <table:table-cell table:style-name="ce1" office:value-type="string">
            <text:p>1.1372e-06</text:p>
          </table:table-cell>
          <table:table-cell table:style-name="ce1" office:value-type="string">
            <text:p>6.0246e-10</text:p>
          </table:table-cell>
          <table:table-cell table:style-name="ce1" office:value-type="string">
            <text:p>1.5653e-05</text:p>
          </table:table-cell>
          <table:table-cell table:style-name="ce1" office:value-type="string">
            <text:p>5.6446e-13</text:p>
          </table:table-cell>
          <table:table-cell office:value-type="float" office:value="0.0013958">
            <text:p>0.0013958</text:p>
          </table:table-cell>
          <table:table-cell table:style-name="ce1" office:value-type="string">
            <text:p>2.0446e-07</text:p>
          </table:table-cell>
          <table:table-cell table:style-name="ce1" office:value-type="string">
            <text:p>4.3187e-08</text:p>
          </table:table-cell>
          <table:table-cell table:style-name="ce1" office:value-type="string">
            <text:p>1.1381e-06</text:p>
          </table:table-cell>
          <table:table-cell office:value-type="float" office:value="0">
            <text:p>0</text:p>
          </table:table-cell>
          <table:table-cell table:style-name="ce1" office:value-type="string">
            <text:p>1.5653e-05</text:p>
          </table:table-cell>
          <table:table-cell table:style-name="ce1" office:value-type="string">
            <text:p>5.6446e-13</text:p>
          </table:table-cell>
        </table:table-row>
        <table:table-row table:style-name="ro2">
          <table:table-cell office:value-type="float" office:value="40.31234">
            <text:p>40.31234</text:p>
          </table:table-cell>
          <table:table-cell table:formula="of:=[.P6]*1000000" office:value-type="float" office:value="1395.2">
            <text:p>1395.2</text:p>
          </table:table-cell>
          <table:table-cell table:formula="of:=[.Q6]*1000000" office:value-type="float" office:value="0.37649">
            <text:p>0.37649</text:p>
          </table:table-cell>
          <table:table-cell table:formula="of:=[.R6]*1000000" office:value-type="float" office:value="0.094538">
            <text:p>0.094538</text:p>
          </table:table-cell>
          <table:table-cell table:formula="of:=[.S6]*1000000" office:value-type="float" office:value="2.5256">
            <text:p>2.5256</text:p>
          </table:table-cell>
          <table:table-cell table:formula="of:=[.T6]*1000000" office:value-type="float" office:value="0.0011563">
            <text:p>0.0011563</text:p>
          </table:table-cell>
          <table:table-cell table:formula="of:=[.U6]*1000000" office:value-type="float" office:value="14.642">
            <text:p>14.642</text:p>
          </table:table-cell>
          <table:table-cell table:formula="of:=[.V6]*1000000" office:value-type="float" office:value="0.00000041855">
            <text:p>4.1855E-007</text:p>
          </table:table-cell>
          <table:table-cell table:formula="of:=[.W6]*1000000" office:value-type="float" office:value="1395.2">
            <text:p>1395.2</text:p>
          </table:table-cell>
          <table:table-cell table:formula="of:=[.X6]*1000000" office:value-type="float" office:value="0.37651">
            <text:p>0.37651</text:p>
          </table:table-cell>
          <table:table-cell table:formula="of:=[.Y6]*1000000" office:value-type="float" office:value="0.094566">
            <text:p>0.094566</text:p>
          </table:table-cell>
          <table:table-cell table:formula="of:=[.Z6]*1000000" office:value-type="float" office:value="2.5291">
            <text:p>2.5291</text:p>
          </table:table-cell>
          <table:table-cell table:formula="of:=[.AA6]*1000000" office:value-type="float" office:value="0">
            <text:p>0</text:p>
          </table:table-cell>
          <table:table-cell table:formula="of:=[.AB6]*1000000" office:value-type="float" office:value="14.642">
            <text:p>14.642</text:p>
          </table:table-cell>
          <table:table-cell table:formula="of:=[.AC6]*1000000" office:value-type="float" office:value="0.00000041854">
            <text:p>4.1854E-007</text:p>
          </table:table-cell>
          <table:table-cell office:value-type="float" office:value="0.0013952">
            <text:p>0.0013952</text:p>
          </table:table-cell>
          <table:table-cell table:style-name="ce1" office:value-type="string">
            <text:p>3.7649e-07</text:p>
          </table:table-cell>
          <table:table-cell table:style-name="ce1" office:value-type="string">
            <text:p>9.4538e-08</text:p>
          </table:table-cell>
          <table:table-cell table:style-name="ce1" office:value-type="string">
            <text:p>2.5256e-06</text:p>
          </table:table-cell>
          <table:table-cell table:style-name="ce1" office:value-type="string">
            <text:p>1.1563e-09</text:p>
          </table:table-cell>
          <table:table-cell table:style-name="ce1" office:value-type="string">
            <text:p>1.4642e-05</text:p>
          </table:table-cell>
          <table:table-cell table:style-name="ce1" office:value-type="string">
            <text:p>4.1855e-13</text:p>
          </table:table-cell>
          <table:table-cell office:value-type="float" office:value="0.0013952">
            <text:p>0.0013952</text:p>
          </table:table-cell>
          <table:table-cell table:style-name="ce1" office:value-type="string">
            <text:p>3.7651e-07</text:p>
          </table:table-cell>
          <table:table-cell table:style-name="ce1" office:value-type="string">
            <text:p>9.4566e-08</text:p>
          </table:table-cell>
          <table:table-cell table:style-name="ce1" office:value-type="string">
            <text:p>2.5291e-06</text:p>
          </table:table-cell>
          <table:table-cell office:value-type="float" office:value="0">
            <text:p>0</text:p>
          </table:table-cell>
          <table:table-cell table:style-name="ce1" office:value-type="string">
            <text:p>1.4642e-05</text:p>
          </table:table-cell>
          <table:table-cell table:style-name="ce1" office:value-type="string">
            <text:p>4.1854e-13</text:p>
          </table:table-cell>
        </table:table-row>
        <table:table-row table:style-name="ro2">
          <table:table-cell office:value-type="float" office:value="50.17864">
            <text:p>50.17864</text:p>
          </table:table-cell>
          <table:table-cell table:formula="of:=[.P7]*1000000" office:value-type="float" office:value="1392.6">
            <text:p>1392.6</text:p>
          </table:table-cell>
          <table:table-cell table:formula="of:=[.Q7]*1000000" office:value-type="float" office:value="0.80466">
            <text:p>0.80466</text:p>
          </table:table-cell>
          <table:table-cell table:formula="of:=[.R7]*1000000" office:value-type="float" office:value="0.19347">
            <text:p>0.19347</text:p>
          </table:table-cell>
          <table:table-cell table:formula="of:=[.S7]*1000000" office:value-type="float" office:value="4.666">
            <text:p>4.666</text:p>
          </table:table-cell>
          <table:table-cell table:formula="of:=[.T7]*1000000" office:value-type="float" office:value="0.0017899">
            <text:p>0.0017899</text:p>
          </table:table-cell>
          <table:table-cell table:formula="of:=[.U7]*1000000" office:value-type="float" office:value="13.429">
            <text:p>13.429</text:p>
          </table:table-cell>
          <table:table-cell table:formula="of:=[.V7]*1000000" office:value-type="float" office:value="0.00000031597">
            <text:p>0.000000316</text:p>
          </table:table-cell>
          <table:table-cell table:formula="of:=[.W7]*1000000" office:value-type="float" office:value="1392.6">
            <text:p>1392.6</text:p>
          </table:table-cell>
          <table:table-cell table:formula="of:=[.X7]*1000000" office:value-type="float" office:value="0.80471">
            <text:p>0.80471</text:p>
          </table:table-cell>
          <table:table-cell table:formula="of:=[.Y7]*1000000" office:value-type="float" office:value="0.19351">
            <text:p>0.19351</text:p>
          </table:table-cell>
          <table:table-cell table:formula="of:=[.Z7]*1000000" office:value-type="float" office:value="4.6756">
            <text:p>4.6756</text:p>
          </table:table-cell>
          <table:table-cell table:formula="of:=[.AA7]*1000000" office:value-type="float" office:value="0">
            <text:p>0</text:p>
          </table:table-cell>
          <table:table-cell table:formula="of:=[.AB7]*1000000" office:value-type="float" office:value="13.429">
            <text:p>13.429</text:p>
          </table:table-cell>
          <table:table-cell table:formula="of:=[.AC7]*1000000" office:value-type="float" office:value="0.00000031597">
            <text:p>0.000000316</text:p>
          </table:table-cell>
          <table:table-cell office:value-type="float" office:value="0.0013926">
            <text:p>0.0013926</text:p>
          </table:table-cell>
          <table:table-cell table:style-name="ce1" office:value-type="string">
            <text:p>8.0466e-07</text:p>
          </table:table-cell>
          <table:table-cell table:style-name="ce1" office:value-type="string">
            <text:p>1.9347e-07</text:p>
          </table:table-cell>
          <table:table-cell table:style-name="ce1" office:value-type="string">
            <text:p>4.666e-06</text:p>
          </table:table-cell>
          <table:table-cell table:style-name="ce1" office:value-type="string">
            <text:p>1.7899e-09</text:p>
          </table:table-cell>
          <table:table-cell table:style-name="ce1" office:value-type="string">
            <text:p>1.3429e-05</text:p>
          </table:table-cell>
          <table:table-cell table:style-name="ce1" office:value-type="string">
            <text:p>3.1597e-13</text:p>
          </table:table-cell>
          <table:table-cell office:value-type="float" office:value="0.0013926">
            <text:p>0.0013926</text:p>
          </table:table-cell>
          <table:table-cell table:style-name="ce1" office:value-type="string">
            <text:p>8.0471e-07</text:p>
          </table:table-cell>
          <table:table-cell table:style-name="ce1" office:value-type="string">
            <text:p>1.9351e-07</text:p>
          </table:table-cell>
          <table:table-cell table:style-name="ce1" office:value-type="string">
            <text:p>4.6756e-06</text:p>
          </table:table-cell>
          <table:table-cell office:value-type="float" office:value="0">
            <text:p>0</text:p>
          </table:table-cell>
          <table:table-cell table:style-name="ce1" office:value-type="string">
            <text:p>1.3429e-05</text:p>
          </table:table-cell>
          <table:table-cell table:style-name="ce1" office:value-type="string">
            <text:p>3.1597e-13</text:p>
          </table:table-cell>
        </table:table-row>
        <table:table-row table:style-name="ro2">
          <table:table-cell office:value-type="float" office:value="60.02203">
            <text:p>60.02203</text:p>
          </table:table-cell>
          <table:table-cell table:formula="of:=[.P8]*1000000" office:value-type="float" office:value="1384.6">
            <text:p>1384.6</text:p>
          </table:table-cell>
          <table:table-cell table:formula="of:=[.Q8]*1000000" office:value-type="float" office:value="2.0807">
            <text:p>2.0807</text:p>
          </table:table-cell>
          <table:table-cell table:formula="of:=[.R8]*1000000" office:value-type="float" office:value="0.4291">
            <text:p>0.4291</text:p>
          </table:table-cell>
          <table:table-cell table:formula="of:=[.S8]*1000000" office:value-type="float" office:value="7.574">
            <text:p>7.574</text:p>
          </table:table-cell>
          <table:table-cell table:formula="of:=[.T8]*1000000" office:value-type="float" office:value="0.0024787">
            <text:p>0.0024787</text:p>
          </table:table-cell>
          <table:table-cell table:formula="of:=[.U8]*1000000" office:value-type="float" office:value="11.754">
            <text:p>11.754</text:p>
          </table:table-cell>
          <table:table-cell table:formula="of:=[.V8]*1000000" office:value-type="float" office:value="0.00000023621">
            <text:p>2.3621E-007</text:p>
          </table:table-cell>
          <table:table-cell table:formula="of:=[.W8]*1000000" office:value-type="float" office:value="1384.6">
            <text:p>1384.6</text:p>
          </table:table-cell>
          <table:table-cell table:formula="of:=[.X8]*1000000" office:value-type="float" office:value="2.0809">
            <text:p>2.0809</text:p>
          </table:table-cell>
          <table:table-cell table:formula="of:=[.Y8]*1000000" office:value-type="float" office:value="0.42918">
            <text:p>0.42918</text:p>
          </table:table-cell>
          <table:table-cell table:formula="of:=[.Z8]*1000000" office:value-type="float" office:value="7.5949">
            <text:p>7.5949</text:p>
          </table:table-cell>
          <table:table-cell table:formula="of:=[.AA8]*1000000" office:value-type="float" office:value="0">
            <text:p>0</text:p>
          </table:table-cell>
          <table:table-cell table:formula="of:=[.AB8]*1000000" office:value-type="float" office:value="11.754">
            <text:p>11.754</text:p>
          </table:table-cell>
          <table:table-cell table:formula="of:=[.AC8]*1000000" office:value-type="float" office:value="0.00000023621">
            <text:p>2.3621E-007</text:p>
          </table:table-cell>
          <table:table-cell office:value-type="float" office:value="0.0013846">
            <text:p>0.0013846</text:p>
          </table:table-cell>
          <table:table-cell table:style-name="ce1" office:value-type="string">
            <text:p>2.0807e-06</text:p>
          </table:table-cell>
          <table:table-cell table:style-name="ce1" office:value-type="string">
            <text:p>4.291e-07</text:p>
          </table:table-cell>
          <table:table-cell table:style-name="ce1" office:value-type="string">
            <text:p>7.574e-06</text:p>
          </table:table-cell>
          <table:table-cell table:style-name="ce1" office:value-type="string">
            <text:p>2.4787e-09</text:p>
          </table:table-cell>
          <table:table-cell table:style-name="ce1" office:value-type="string">
            <text:p>1.1754e-05</text:p>
          </table:table-cell>
          <table:table-cell table:style-name="ce1" office:value-type="string">
            <text:p>2.3621e-13</text:p>
          </table:table-cell>
          <table:table-cell office:value-type="float" office:value="0.0013846">
            <text:p>0.0013846</text:p>
          </table:table-cell>
          <table:table-cell table:style-name="ce1" office:value-type="string">
            <text:p>2.0809e-06</text:p>
          </table:table-cell>
          <table:table-cell table:style-name="ce1" office:value-type="string">
            <text:p>4.2918e-07</text:p>
          </table:table-cell>
          <table:table-cell table:style-name="ce1" office:value-type="string">
            <text:p>7.5949e-06</text:p>
          </table:table-cell>
          <table:table-cell office:value-type="float" office:value="0">
            <text:p>0</text:p>
          </table:table-cell>
          <table:table-cell table:style-name="ce1" office:value-type="string">
            <text:p>1.1754e-05</text:p>
          </table:table-cell>
          <table:table-cell table:style-name="ce1" office:value-type="string">
            <text:p>2.3621e-13</text:p>
          </table:table-cell>
        </table:table-row>
        <table:table-row table:style-name="ro2">
          <table:table-cell office:value-type="float" office:value="70.38141">
            <text:p>70.38141</text:p>
          </table:table-cell>
          <table:table-cell table:formula="of:=[.P9]*1000000" office:value-type="float" office:value="1364.5">
            <text:p>1364.5</text:p>
          </table:table-cell>
          <table:table-cell table:formula="of:=[.Q9]*1000000" office:value-type="float" office:value="6.8168">
            <text:p>6.8168</text:p>
          </table:table-cell>
          <table:table-cell table:formula="of:=[.R9]*1000000" office:value-type="float" office:value="1.1782">
            <text:p>1.1782</text:p>
          </table:table-cell>
          <table:table-cell table:formula="of:=[.S9]*1000000" office:value-type="float" office:value="10.877">
            <text:p>10.877</text:p>
          </table:table-cell>
          <table:table-cell table:formula="of:=[.T9]*1000000" office:value-type="float" office:value="0.0032792">
            <text:p>0.0032792</text:p>
          </table:table-cell>
          <table:table-cell table:formula="of:=[.U9]*1000000" office:value-type="float" office:value="9.3658">
            <text:p>9.3658</text:p>
          </table:table-cell>
          <table:table-cell table:formula="of:=[.V9]*1000000" office:value-type="float" office:value="0.00000016451">
            <text:p>1.6451E-007</text:p>
          </table:table-cell>
          <table:table-cell table:formula="of:=[.W9]*1000000" office:value-type="float" office:value="1364.5">
            <text:p>1364.5</text:p>
          </table:table-cell>
          <table:table-cell table:formula="of:=[.X9]*1000000" office:value-type="float" office:value="6.8174">
            <text:p>6.8174</text:p>
          </table:table-cell>
          <table:table-cell table:formula="of:=[.Y9]*1000000" office:value-type="float" office:value="1.1784">
            <text:p>1.1784</text:p>
          </table:table-cell>
          <table:table-cell table:formula="of:=[.Z9]*1000000" office:value-type="float" office:value="10.917">
            <text:p>10.917</text:p>
          </table:table-cell>
          <table:table-cell table:formula="of:=[.AA9]*1000000" office:value-type="float" office:value="0">
            <text:p>0</text:p>
          </table:table-cell>
          <table:table-cell table:formula="of:=[.AB9]*1000000" office:value-type="float" office:value="9.3656">
            <text:p>9.3656</text:p>
          </table:table-cell>
          <table:table-cell table:formula="of:=[.AC9]*1000000" office:value-type="float" office:value="0.00000016451">
            <text:p>1.6451E-007</text:p>
          </table:table-cell>
          <table:table-cell office:value-type="float" office:value="0.0013645">
            <text:p>0.0013645</text:p>
          </table:table-cell>
          <table:table-cell table:style-name="ce1" office:value-type="string">
            <text:p>6.8168e-06</text:p>
          </table:table-cell>
          <table:table-cell table:style-name="ce1" office:value-type="string">
            <text:p>1.1782e-06</text:p>
          </table:table-cell>
          <table:table-cell table:style-name="ce1" office:value-type="string">
            <text:p>1.0877e-05</text:p>
          </table:table-cell>
          <table:table-cell table:style-name="ce1" office:value-type="string">
            <text:p>3.2792e-09</text:p>
          </table:table-cell>
          <table:table-cell table:style-name="ce1" office:value-type="string">
            <text:p>9.3658e-06</text:p>
          </table:table-cell>
          <table:table-cell table:style-name="ce1" office:value-type="string">
            <text:p>1.6451e-13</text:p>
          </table:table-cell>
          <table:table-cell office:value-type="float" office:value="0.0013645">
            <text:p>0.0013645</text:p>
          </table:table-cell>
          <table:table-cell table:style-name="ce1" office:value-type="string">
            <text:p>6.8174e-06</text:p>
          </table:table-cell>
          <table:table-cell table:style-name="ce1" office:value-type="string">
            <text:p>1.1784e-06</text:p>
          </table:table-cell>
          <table:table-cell table:style-name="ce1" office:value-type="string">
            <text:p>1.0917e-05</text:p>
          </table:table-cell>
          <table:table-cell office:value-type="float" office:value="0">
            <text:p>0</text:p>
          </table:table-cell>
          <table:table-cell table:style-name="ce1" office:value-type="string">
            <text:p>9.3656e-06</text:p>
          </table:table-cell>
          <table:table-cell table:style-name="ce1" office:value-type="string">
            <text:p>1.6451e-13</text:p>
          </table:table-cell>
        </table:table-row>
        <table:table-row table:style-name="ro2">
          <table:table-cell office:value-type="float" office:value="80.1013">
            <text:p>80.1013</text:p>
          </table:table-cell>
          <table:table-cell table:formula="of:=[.P10]*1000000" office:value-type="float" office:value="1331.9">
            <text:p>1331.9</text:p>
          </table:table-cell>
          <table:table-cell table:formula="of:=[.Q10]*1000000" office:value-type="float" office:value="18.969">
            <text:p>18.969</text:p>
          </table:table-cell>
          <table:table-cell table:formula="of:=[.R10]*1000000" office:value-type="float" office:value="3.3113">
            <text:p>3.3113</text:p>
          </table:table-cell>
          <table:table-cell table:formula="of:=[.S10]*1000000" office:value-type="float" office:value="13.846">
            <text:p>13.846</text:p>
          </table:table-cell>
          <table:table-cell table:formula="of:=[.T10]*1000000" office:value-type="float" office:value="0.004097">
            <text:p>0.004097</text:p>
          </table:table-cell>
          <table:table-cell table:formula="of:=[.U10]*1000000" office:value-type="float" office:value="6.8416">
            <text:p>6.8416</text:p>
          </table:table-cell>
          <table:table-cell table:formula="of:=[.V10]*1000000" office:value-type="float" office:value="0.00000010756">
            <text:p>1.0756E-007</text:p>
          </table:table-cell>
          <table:table-cell table:formula="of:=[.W10]*1000000" office:value-type="float" office:value="1331.9">
            <text:p>1331.9</text:p>
          </table:table-cell>
          <table:table-cell table:formula="of:=[.X10]*1000000" office:value-type="float" office:value="18.97">
            <text:p>18.97</text:p>
          </table:table-cell>
          <table:table-cell table:formula="of:=[.Y10]*1000000" office:value-type="float" office:value="3.3117">
            <text:p>3.3117</text:p>
          </table:table-cell>
          <table:table-cell table:formula="of:=[.Z10]*1000000" office:value-type="float" office:value="13.914">
            <text:p>13.914</text:p>
          </table:table-cell>
          <table:table-cell table:formula="of:=[.AA10]*1000000" office:value-type="float" office:value="0">
            <text:p>0</text:p>
          </table:table-cell>
          <table:table-cell table:formula="of:=[.AB10]*1000000" office:value-type="float" office:value="6.8414">
            <text:p>6.8414</text:p>
          </table:table-cell>
          <table:table-cell table:formula="of:=[.AC10]*1000000" office:value-type="float" office:value="0.00000010755">
            <text:p>1.0755E-007</text:p>
          </table:table-cell>
          <table:table-cell office:value-type="float" office:value="0.0013319">
            <text:p>0.0013319</text:p>
          </table:table-cell>
          <table:table-cell table:style-name="ce1" office:value-type="string">
            <text:p>1.8969e-05</text:p>
          </table:table-cell>
          <table:table-cell table:style-name="ce1" office:value-type="string">
            <text:p>3.3113e-06</text:p>
          </table:table-cell>
          <table:table-cell table:style-name="ce1" office:value-type="string">
            <text:p>1.3846e-05</text:p>
          </table:table-cell>
          <table:table-cell table:style-name="ce1" office:value-type="string">
            <text:p>4.097e-09</text:p>
          </table:table-cell>
          <table:table-cell table:style-name="ce1" office:value-type="string">
            <text:p>6.8416e-06</text:p>
          </table:table-cell>
          <table:table-cell table:style-name="ce1" office:value-type="string">
            <text:p>1.0756e-13</text:p>
          </table:table-cell>
          <table:table-cell office:value-type="float" office:value="0.0013319">
            <text:p>0.0013319</text:p>
          </table:table-cell>
          <table:table-cell table:style-name="ce1" office:value-type="string">
            <text:p>1.897e-05</text:p>
          </table:table-cell>
          <table:table-cell table:style-name="ce1" office:value-type="string">
            <text:p>3.3117e-06</text:p>
          </table:table-cell>
          <table:table-cell table:style-name="ce1" office:value-type="string">
            <text:p>1.3914e-05</text:p>
          </table:table-cell>
          <table:table-cell office:value-type="float" office:value="0">
            <text:p>0</text:p>
          </table:table-cell>
          <table:table-cell table:style-name="ce1" office:value-type="string">
            <text:p>6.8414e-06</text:p>
          </table:table-cell>
          <table:table-cell table:style-name="ce1" office:value-type="string">
            <text:p>1.0755e-13</text:p>
          </table:table-cell>
        </table:table-row>
        <table:table-row table:style-name="ro2">
          <table:table-cell office:value-type="float" office:value="90.26079">
            <text:p>90.26079</text:p>
          </table:table-cell>
          <table:table-cell table:formula="of:=[.P11]*1000000" office:value-type="float" office:value="1286.9">
            <text:p>1286.9</text:p>
          </table:table-cell>
          <table:table-cell table:formula="of:=[.Q11]*1000000" office:value-type="float" office:value="41.628">
            <text:p>41.628</text:p>
          </table:table-cell>
          <table:table-cell table:formula="of:=[.R11]*1000000" office:value-type="float" office:value="8.6348">
            <text:p>8.6348</text:p>
          </table:table-cell>
          <table:table-cell table:formula="of:=[.S11]*1000000" office:value-type="float" office:value="16.288">
            <text:p>16.288</text:p>
          </table:table-cell>
          <table:table-cell table:formula="of:=[.T11]*1000000" office:value-type="float" office:value="0.0050147">
            <text:p>0.0050147</text:p>
          </table:table-cell>
          <table:table-cell table:formula="of:=[.U11]*1000000" office:value-type="float" office:value="4.611">
            <text:p>4.611</text:p>
          </table:table-cell>
          <table:table-cell table:formula="of:=[.V11]*1000000" office:value-type="float" office:value="0.000000065182">
            <text:p>6.5182E-008</text:p>
          </table:table-cell>
          <table:table-cell table:formula="of:=[.W11]*1000000" office:value-type="float" office:value="1286.9">
            <text:p>1286.9</text:p>
          </table:table-cell>
          <table:table-cell table:formula="of:=[.X11]*1000000" office:value-type="float" office:value="41.63">
            <text:p>41.63</text:p>
          </table:table-cell>
          <table:table-cell table:formula="of:=[.Y11]*1000000" office:value-type="float" office:value="8.6355">
            <text:p>8.6355</text:p>
          </table:table-cell>
          <table:table-cell table:formula="of:=[.Z11]*1000000" office:value-type="float" office:value="16.396">
            <text:p>16.396</text:p>
          </table:table-cell>
          <table:table-cell table:formula="of:=[.AA11]*1000000" office:value-type="float" office:value="0">
            <text:p>0</text:p>
          </table:table-cell>
          <table:table-cell table:formula="of:=[.AB11]*1000000" office:value-type="float" office:value="4.6108">
            <text:p>4.6108</text:p>
          </table:table-cell>
          <table:table-cell table:formula="of:=[.AC11]*1000000" office:value-type="float" office:value="0.000000065179">
            <text:p>6.5179E-008</text:p>
          </table:table-cell>
          <table:table-cell office:value-type="float" office:value="0.0012869">
            <text:p>0.0012869</text:p>
          </table:table-cell>
          <table:table-cell table:style-name="ce1" office:value-type="string">
            <text:p>4.1628e-05</text:p>
          </table:table-cell>
          <table:table-cell table:style-name="ce1" office:value-type="string">
            <text:p>8.6348e-06</text:p>
          </table:table-cell>
          <table:table-cell table:style-name="ce1" office:value-type="string">
            <text:p>1.6288e-05</text:p>
          </table:table-cell>
          <table:table-cell table:style-name="ce1" office:value-type="string">
            <text:p>5.0147e-09</text:p>
          </table:table-cell>
          <table:table-cell table:style-name="ce1" office:value-type="string">
            <text:p>4.611e-06</text:p>
          </table:table-cell>
          <table:table-cell table:style-name="ce1" office:value-type="string">
            <text:p>6.5182e-14</text:p>
          </table:table-cell>
          <table:table-cell office:value-type="float" office:value="0.0012869">
            <text:p>0.0012869</text:p>
          </table:table-cell>
          <table:table-cell table:style-name="ce1" office:value-type="string">
            <text:p>4.163e-05</text:p>
          </table:table-cell>
          <table:table-cell table:style-name="ce1" office:value-type="string">
            <text:p>8.6355e-06</text:p>
          </table:table-cell>
          <table:table-cell table:style-name="ce1" office:value-type="string">
            <text:p>1.6396e-05</text:p>
          </table:table-cell>
          <table:table-cell office:value-type="float" office:value="0">
            <text:p>0</text:p>
          </table:table-cell>
          <table:table-cell table:style-name="ce1" office:value-type="string">
            <text:p>4.6108e-06</text:p>
          </table:table-cell>
          <table:table-cell table:style-name="ce1" office:value-type="string">
            <text:p>6.5179e-14</text:p>
          </table:table-cell>
        </table:table-row>
        <table:table-row table:style-name="ro2">
          <table:table-cell office:value-type="float" office:value="100.7017">
            <text:p>100.7017</text:p>
          </table:table-cell>
          <table:table-cell table:formula="of:=[.P12]*1000000" office:value-type="float" office:value="1234.3">
            <text:p>1234.3</text:p>
          </table:table-cell>
          <table:table-cell table:formula="of:=[.Q12]*1000000" office:value-type="float" office:value="72.19">
            <text:p>72.19</text:p>
          </table:table-cell>
          <table:table-cell table:formula="of:=[.R12]*1000000" office:value-type="float" office:value="18.785">
            <text:p>18.785</text:p>
          </table:table-cell>
          <table:table-cell table:formula="of:=[.S12]*1000000" office:value-type="float" office:value="17.61">
            <text:p>17.61</text:p>
          </table:table-cell>
          <table:table-cell table:formula="of:=[.T12]*1000000" office:value-type="float" office:value="0.0060314">
            <text:p>0.0060314</text:p>
          </table:table-cell>
          <table:table-cell table:formula="of:=[.U12]*1000000" office:value-type="float" office:value="3.2508">
            <text:p>3.2508</text:p>
          </table:table-cell>
          <table:table-cell table:formula="of:=[.V12]*1000000" office:value-type="float" office:value="0.000000038978">
            <text:p>0.000000039</text:p>
          </table:table-cell>
          <table:table-cell table:formula="of:=[.W12]*1000000" office:value-type="float" office:value="1234.3">
            <text:p>1234.3</text:p>
          </table:table-cell>
          <table:table-cell table:formula="of:=[.X12]*1000000" office:value-type="float" office:value="72.192">
            <text:p>72.192</text:p>
          </table:table-cell>
          <table:table-cell table:formula="of:=[.Y12]*1000000" office:value-type="float" office:value="18.786">
            <text:p>18.786</text:p>
          </table:table-cell>
          <table:table-cell table:formula="of:=[.Z12]*1000000" office:value-type="float" office:value="17.77">
            <text:p>17.77</text:p>
          </table:table-cell>
          <table:table-cell table:formula="of:=[.AA12]*1000000" office:value-type="float" office:value="0">
            <text:p>0</text:p>
          </table:table-cell>
          <table:table-cell table:formula="of:=[.AB12]*1000000" office:value-type="float" office:value="3.2508">
            <text:p>3.2508</text:p>
          </table:table-cell>
          <table:table-cell table:formula="of:=[.AC12]*1000000" office:value-type="float" office:value="0.000000038976">
            <text:p>0.000000039</text:p>
          </table:table-cell>
          <table:table-cell office:value-type="float" office:value="0.0012343">
            <text:p>0.0012343</text:p>
          </table:table-cell>
          <table:table-cell table:style-name="ce1" office:value-type="string">
            <text:p>7.219e-05</text:p>
          </table:table-cell>
          <table:table-cell table:style-name="ce1" office:value-type="string">
            <text:p>1.8785e-05</text:p>
          </table:table-cell>
          <table:table-cell table:style-name="ce1" office:value-type="string">
            <text:p>1.761e-05</text:p>
          </table:table-cell>
          <table:table-cell table:style-name="ce1" office:value-type="string">
            <text:p>6.0314e-09</text:p>
          </table:table-cell>
          <table:table-cell table:style-name="ce1" office:value-type="string">
            <text:p>3.2508e-06</text:p>
          </table:table-cell>
          <table:table-cell table:style-name="ce1" office:value-type="string">
            <text:p>3.8978e-14</text:p>
          </table:table-cell>
          <table:table-cell office:value-type="float" office:value="0.0012343">
            <text:p>0.0012343</text:p>
          </table:table-cell>
          <table:table-cell table:style-name="ce1" office:value-type="string">
            <text:p>7.2192e-05</text:p>
          </table:table-cell>
          <table:table-cell table:style-name="ce1" office:value-type="string">
            <text:p>1.8786e-05</text:p>
          </table:table-cell>
          <table:table-cell table:style-name="ce1" office:value-type="string">
            <text:p>1.777e-05</text:p>
          </table:table-cell>
          <table:table-cell office:value-type="float" office:value="0">
            <text:p>0</text:p>
          </table:table-cell>
          <table:table-cell table:style-name="ce1" office:value-type="string">
            <text:p>3.2508e-06</text:p>
          </table:table-cell>
          <table:table-cell table:style-name="ce1" office:value-type="string">
            <text:p>3.8976e-14</text:p>
          </table:table-cell>
        </table:table-row>
        <table:table-row table:style-name="ro2">
          <table:table-cell office:value-type="float" office:value="110.7017">
            <text:p>110.7017</text:p>
          </table:table-cell>
          <table:table-cell table:formula="of:=[.P13]*1000000" office:value-type="float" office:value="1182.8">
            <text:p>1182.8</text:p>
          </table:table-cell>
          <table:table-cell table:formula="of:=[.Q13]*1000000" office:value-type="float" office:value="103.6">
            <text:p>103.6</text:p>
          </table:table-cell>
          <table:table-cell table:formula="of:=[.R13]*1000000" office:value-type="float" office:value="33.439">
            <text:p>33.439</text:p>
          </table:table-cell>
          <table:table-cell table:formula="of:=[.S13]*1000000" office:value-type="float" office:value="18.16">
            <text:p>18.16</text:p>
          </table:table-cell>
          <table:table-cell table:formula="of:=[.T13]*1000000" office:value-type="float" office:value="0.0070162">
            <text:p>0.0070162</text:p>
          </table:table-cell>
          <table:table-cell table:formula="of:=[.U13]*1000000" office:value-type="float" office:value="2.5129">
            <text:p>2.5129</text:p>
          </table:table-cell>
          <table:table-cell table:formula="of:=[.V13]*1000000" office:value-type="float" office:value="0.000000025135">
            <text:p>2.5135E-008</text:p>
          </table:table-cell>
          <table:table-cell table:formula="of:=[.W13]*1000000" office:value-type="float" office:value="1182.8">
            <text:p>1182.8</text:p>
          </table:table-cell>
          <table:table-cell table:formula="of:=[.X13]*1000000" office:value-type="float" office:value="103.6">
            <text:p>103.6</text:p>
          </table:table-cell>
          <table:table-cell table:formula="of:=[.Y13]*1000000" office:value-type="float" office:value="33.441">
            <text:p>33.441</text:p>
          </table:table-cell>
          <table:table-cell table:formula="of:=[.Z13]*1000000" office:value-type="float" office:value="18.38">
            <text:p>18.38</text:p>
          </table:table-cell>
          <table:table-cell table:formula="of:=[.AA13]*1000000" office:value-type="float" office:value="0">
            <text:p>0</text:p>
          </table:table-cell>
          <table:table-cell table:formula="of:=[.AB13]*1000000" office:value-type="float" office:value="2.5128">
            <text:p>2.5128</text:p>
          </table:table-cell>
          <table:table-cell table:formula="of:=[.AC13]*1000000" office:value-type="float" office:value="0.000000025134">
            <text:p>2.5134E-008</text:p>
          </table:table-cell>
          <table:table-cell office:value-type="float" office:value="0.0011828">
            <text:p>0.0011828</text:p>
          </table:table-cell>
          <table:table-cell office:value-type="float" office:value="0.0001036">
            <text:p>0.0001036</text:p>
          </table:table-cell>
          <table:table-cell table:style-name="ce1" office:value-type="string">
            <text:p>3.3439e-05</text:p>
          </table:table-cell>
          <table:table-cell table:style-name="ce1" office:value-type="string">
            <text:p>1.816e-05</text:p>
          </table:table-cell>
          <table:table-cell table:style-name="ce1" office:value-type="string">
            <text:p>7.0162e-09</text:p>
          </table:table-cell>
          <table:table-cell table:style-name="ce1" office:value-type="string">
            <text:p>2.5129e-06</text:p>
          </table:table-cell>
          <table:table-cell table:style-name="ce1" office:value-type="string">
            <text:p>2.5135e-14</text:p>
          </table:table-cell>
          <table:table-cell office:value-type="float" office:value="0.0011828">
            <text:p>0.0011828</text:p>
          </table:table-cell>
          <table:table-cell office:value-type="float" office:value="0.0001036">
            <text:p>0.0001036</text:p>
          </table:table-cell>
          <table:table-cell table:style-name="ce1" office:value-type="string">
            <text:p>3.3441e-05</text:p>
          </table:table-cell>
          <table:table-cell table:style-name="ce1" office:value-type="string">
            <text:p>1.838e-05</text:p>
          </table:table-cell>
          <table:table-cell office:value-type="float" office:value="0">
            <text:p>0</text:p>
          </table:table-cell>
          <table:table-cell table:style-name="ce1" office:value-type="string">
            <text:p>2.5128e-06</text:p>
          </table:table-cell>
          <table:table-cell table:style-name="ce1" office:value-type="string">
            <text:p>2.5134e-14</text:p>
          </table:table-cell>
        </table:table-row>
        <table:table-row table:style-name="ro2">
          <table:table-cell office:value-type="float" office:value="120.7017">
            <text:p>120.7017</text:p>
          </table:table-cell>
          <table:table-cell table:formula="of:=[.P14]*1000000" office:value-type="float" office:value="1133.4">
            <text:p>1133.4</text:p>
          </table:table-cell>
          <table:table-cell table:formula="of:=[.Q14]*1000000" office:value-type="float" office:value="132.91">
            <text:p>132.91</text:p>
          </table:table-cell>
          <table:table-cell table:formula="of:=[.R14]*1000000" office:value-type="float" office:value="52.567">
            <text:p>52.567</text:p>
          </table:table-cell>
          <table:table-cell table:formula="of:=[.S14]*1000000" office:value-type="float" office:value="18.512">
            <text:p>18.512</text:p>
          </table:table-cell>
          <table:table-cell table:formula="of:=[.T14]*1000000" office:value-type="float" office:value="0.0079627">
            <text:p>0.0079627</text:p>
          </table:table-cell>
          <table:table-cell table:formula="of:=[.U14]*1000000" office:value-type="float" office:value="1.968">
            <text:p>1.968</text:p>
          </table:table-cell>
          <table:table-cell table:formula="of:=[.V14]*1000000" office:value-type="float" office:value="0.000000018519">
            <text:p>1.8519E-008</text:p>
          </table:table-cell>
          <table:table-cell table:formula="of:=[.W14]*1000000" office:value-type="float" office:value="1133.3">
            <text:p>1133.3</text:p>
          </table:table-cell>
          <table:table-cell table:formula="of:=[.X14]*1000000" office:value-type="float" office:value="132.91">
            <text:p>132.91</text:p>
          </table:table-cell>
          <table:table-cell table:formula="of:=[.Y14]*1000000" office:value-type="float" office:value="52.569">
            <text:p>52.569</text:p>
          </table:table-cell>
          <table:table-cell table:formula="of:=[.Z14]*1000000" office:value-type="float" office:value="18.799">
            <text:p>18.799</text:p>
          </table:table-cell>
          <table:table-cell table:formula="of:=[.AA14]*1000000" office:value-type="float" office:value="0">
            <text:p>0</text:p>
          </table:table-cell>
          <table:table-cell table:formula="of:=[.AB14]*1000000" office:value-type="float" office:value="1.9679">
            <text:p>1.9679</text:p>
          </table:table-cell>
          <table:table-cell table:formula="of:=[.AC14]*1000000" office:value-type="float" office:value="0.000000018519">
            <text:p>1.8519E-008</text:p>
          </table:table-cell>
          <table:table-cell office:value-type="float" office:value="0.0011334">
            <text:p>0.0011334</text:p>
          </table:table-cell>
          <table:table-cell office:value-type="float" office:value="0.00013291">
            <text:p>0.00013291</text:p>
          </table:table-cell>
          <table:table-cell table:style-name="ce1" office:value-type="string">
            <text:p>5.2567e-05</text:p>
          </table:table-cell>
          <table:table-cell table:style-name="ce1" office:value-type="string">
            <text:p>1.8512e-05</text:p>
          </table:table-cell>
          <table:table-cell table:style-name="ce1" office:value-type="string">
            <text:p>7.9627e-09</text:p>
          </table:table-cell>
          <table:table-cell table:style-name="ce1" office:value-type="string">
            <text:p>1.968e-06</text:p>
          </table:table-cell>
          <table:table-cell table:style-name="ce1" office:value-type="string">
            <text:p>1.8519e-14</text:p>
          </table:table-cell>
          <table:table-cell office:value-type="float" office:value="0.0011333">
            <text:p>0.0011333</text:p>
          </table:table-cell>
          <table:table-cell office:value-type="float" office:value="0.00013291">
            <text:p>0.00013291</text:p>
          </table:table-cell>
          <table:table-cell table:style-name="ce1" office:value-type="string">
            <text:p>5.2569e-05</text:p>
          </table:table-cell>
          <table:table-cell table:style-name="ce1" office:value-type="string">
            <text:p>1.8799e-05</text:p>
          </table:table-cell>
          <table:table-cell office:value-type="float" office:value="0">
            <text:p>0</text:p>
          </table:table-cell>
          <table:table-cell table:style-name="ce1" office:value-type="string">
            <text:p>1.9679e-06</text:p>
          </table:table-cell>
          <table:table-cell table:style-name="ce1" office:value-type="string">
            <text:p>1.8519e-14</text:p>
          </table:table-cell>
        </table:table-row>
        <table:table-row table:style-name="ro2">
          <table:table-cell office:value-type="float" office:value="130.7017">
            <text:p>130.7017</text:p>
          </table:table-cell>
          <table:table-cell table:formula="of:=[.P15]*1000000" office:value-type="float" office:value="1087.6">
            <text:p>1087.6</text:p>
          </table:table-cell>
          <table:table-cell table:formula="of:=[.Q15]*1000000" office:value-type="float" office:value="157.6">
            <text:p>157.6</text:p>
          </table:table-cell>
          <table:table-cell table:formula="of:=[.R15]*1000000" office:value-type="float" office:value="75.24">
            <text:p>75.24</text:p>
          </table:table-cell>
          <table:table-cell table:formula="of:=[.S15]*1000000" office:value-type="float" office:value="18.789">
            <text:p>18.789</text:p>
          </table:table-cell>
          <table:table-cell table:formula="of:=[.T15]*1000000" office:value-type="float" office:value="0.0088528">
            <text:p>0.0088528</text:p>
          </table:table-cell>
          <table:table-cell table:formula="of:=[.U15]*1000000" office:value-type="float" office:value="1.5219">
            <text:p>1.5219</text:p>
          </table:table-cell>
          <table:table-cell table:formula="of:=[.V15]*1000000" office:value-type="float" office:value="0.000000015727">
            <text:p>1.5727E-008</text:p>
          </table:table-cell>
          <table:table-cell table:formula="of:=[.W15]*1000000" office:value-type="float" office:value="1087.6">
            <text:p>1087.6</text:p>
          </table:table-cell>
          <table:table-cell table:formula="of:=[.X15]*1000000" office:value-type="float" office:value="157.6">
            <text:p>157.6</text:p>
          </table:table-cell>
          <table:table-cell table:formula="of:=[.Y15]*1000000" office:value-type="float" office:value="75.242">
            <text:p>75.242</text:p>
          </table:table-cell>
          <table:table-cell table:formula="of:=[.Z15]*1000000" office:value-type="float" office:value="19.15">
            <text:p>19.15</text:p>
          </table:table-cell>
          <table:table-cell table:formula="of:=[.AA15]*1000000" office:value-type="float" office:value="0">
            <text:p>0</text:p>
          </table:table-cell>
          <table:table-cell table:formula="of:=[.AB15]*1000000" office:value-type="float" office:value="1.5219">
            <text:p>1.5219</text:p>
          </table:table-cell>
          <table:table-cell table:formula="of:=[.AC15]*1000000" office:value-type="float" office:value="0.000000015727">
            <text:p>1.5727E-008</text:p>
          </table:table-cell>
          <table:table-cell office:value-type="float" office:value="0.0010876">
            <text:p>0.0010876</text:p>
          </table:table-cell>
          <table:table-cell office:value-type="float" office:value="0.0001576">
            <text:p>0.0001576</text:p>
          </table:table-cell>
          <table:table-cell table:style-name="ce1" office:value-type="string">
            <text:p>7.524e-05</text:p>
          </table:table-cell>
          <table:table-cell table:style-name="ce1" office:value-type="string">
            <text:p>1.8789e-05</text:p>
          </table:table-cell>
          <table:table-cell table:style-name="ce1" office:value-type="string">
            <text:p>8.8528e-09</text:p>
          </table:table-cell>
          <table:table-cell table:style-name="ce1" office:value-type="string">
            <text:p>1.5219e-06</text:p>
          </table:table-cell>
          <table:table-cell table:style-name="ce1" office:value-type="string">
            <text:p>1.5727e-14</text:p>
          </table:table-cell>
          <table:table-cell office:value-type="float" office:value="0.0010876">
            <text:p>0.0010876</text:p>
          </table:table-cell>
          <table:table-cell office:value-type="float" office:value="0.0001576">
            <text:p>0.0001576</text:p>
          </table:table-cell>
          <table:table-cell table:style-name="ce1" office:value-type="string">
            <text:p>7.5242e-05</text:p>
          </table:table-cell>
          <table:table-cell table:style-name="ce1" office:value-type="string">
            <text:p>1.915e-05</text:p>
          </table:table-cell>
          <table:table-cell office:value-type="float" office:value="0">
            <text:p>0</text:p>
          </table:table-cell>
          <table:table-cell table:style-name="ce1" office:value-type="string">
            <text:p>1.5219e-06</text:p>
          </table:table-cell>
          <table:table-cell table:style-name="ce1" office:value-type="string">
            <text:p>1.5727e-14</text:p>
          </table:table-cell>
        </table:table-row>
        <table:table-row table:style-name="ro2">
          <table:table-cell office:value-type="float" office:value="140.7017">
            <text:p>140.7017</text:p>
          </table:table-cell>
          <table:table-cell table:formula="of:=[.P16]*1000000" office:value-type="float" office:value="1046">
            <text:p>1046</text:p>
          </table:table-cell>
          <table:table-cell table:formula="of:=[.Q16]*1000000" office:value-type="float" office:value="176.91">
            <text:p>176.91</text:p>
          </table:table-cell>
          <table:table-cell table:formula="of:=[.R16]*1000000" office:value-type="float" office:value="100.36">
            <text:p>100.36</text:p>
          </table:table-cell>
          <table:table-cell table:formula="of:=[.S16]*1000000" office:value-type="float" office:value="19.01">
            <text:p>19.01</text:p>
          </table:table-cell>
          <table:table-cell table:formula="of:=[.T16]*1000000" office:value-type="float" office:value="0.0096913">
            <text:p>0.0096913</text:p>
          </table:table-cell>
          <table:table-cell table:formula="of:=[.U16]*1000000" office:value-type="float" office:value="1.1477">
            <text:p>1.1477</text:p>
          </table:table-cell>
          <table:table-cell table:formula="of:=[.V16]*1000000" office:value-type="float" office:value="0.000000014402">
            <text:p>1.4402E-008</text:p>
          </table:table-cell>
          <table:table-cell table:formula="of:=[.W16]*1000000" office:value-type="float" office:value="1046">
            <text:p>1046</text:p>
          </table:table-cell>
          <table:table-cell table:formula="of:=[.X16]*1000000" office:value-type="float" office:value="176.91">
            <text:p>176.91</text:p>
          </table:table-cell>
          <table:table-cell table:formula="of:=[.Y16]*1000000" office:value-type="float" office:value="100.36">
            <text:p>100.36</text:p>
          </table:table-cell>
          <table:table-cell table:formula="of:=[.Z16]*1000000" office:value-type="float" office:value="19.451">
            <text:p>19.451</text:p>
          </table:table-cell>
          <table:table-cell table:formula="of:=[.AA16]*1000000" office:value-type="float" office:value="0">
            <text:p>0</text:p>
          </table:table-cell>
          <table:table-cell table:formula="of:=[.AB16]*1000000" office:value-type="float" office:value="1.1476">
            <text:p>1.1476</text:p>
          </table:table-cell>
          <table:table-cell table:formula="of:=[.AC16]*1000000" office:value-type="float" office:value="0.000000014402">
            <text:p>1.4402E-008</text:p>
          </table:table-cell>
          <table:table-cell office:value-type="float" office:value="0.001046">
            <text:p>0.001046</text:p>
          </table:table-cell>
          <table:table-cell office:value-type="float" office:value="0.00017691">
            <text:p>0.00017691</text:p>
          </table:table-cell>
          <table:table-cell office:value-type="float" office:value="0.00010036">
            <text:p>0.00010036</text:p>
          </table:table-cell>
          <table:table-cell table:style-name="ce1" office:value-type="string">
            <text:p>1.901e-05</text:p>
          </table:table-cell>
          <table:table-cell table:style-name="ce1" office:value-type="string">
            <text:p>9.6913e-09</text:p>
          </table:table-cell>
          <table:table-cell table:style-name="ce1" office:value-type="string">
            <text:p>1.1477e-06</text:p>
          </table:table-cell>
          <table:table-cell table:style-name="ce1" office:value-type="string">
            <text:p>1.4402e-14</text:p>
          </table:table-cell>
          <table:table-cell office:value-type="float" office:value="0.001046">
            <text:p>0.001046</text:p>
          </table:table-cell>
          <table:table-cell office:value-type="float" office:value="0.00017691">
            <text:p>0.00017691</text:p>
          </table:table-cell>
          <table:table-cell office:value-type="float" office:value="0.00010036">
            <text:p>0.00010036</text:p>
          </table:table-cell>
          <table:table-cell table:style-name="ce1" office:value-type="string">
            <text:p>1.9451e-05</text:p>
          </table:table-cell>
          <table:table-cell office:value-type="float" office:value="0">
            <text:p>0</text:p>
          </table:table-cell>
          <table:table-cell table:style-name="ce1" office:value-type="string">
            <text:p>1.1476e-06</text:p>
          </table:table-cell>
          <table:table-cell table:style-name="ce1" office:value-type="string">
            <text:p>1.4402e-14</text:p>
          </table:table-cell>
        </table:table-row>
        <table:table-row table:style-name="ro2">
          <table:table-cell office:value-type="float" office:value="150.7017">
            <text:p>150.7017</text:p>
          </table:table-cell>
          <table:table-cell table:formula="of:=[.P17]*1000000" office:value-type="float" office:value="1008.4">
            <text:p>1008.4</text:p>
          </table:table-cell>
          <table:table-cell table:formula="of:=[.Q17]*1000000" office:value-type="float" office:value="191.14">
            <text:p>191.14</text:p>
          </table:table-cell>
          <table:table-cell table:formula="of:=[.R17]*1000000" office:value-type="float" office:value="126.92">
            <text:p>126.92</text:p>
          </table:table-cell>
          <table:table-cell table:formula="of:=[.S17]*1000000" office:value-type="float" office:value="19.18">
            <text:p>19.18</text:p>
          </table:table-cell>
          <table:table-cell table:formula="of:=[.T17]*1000000" office:value-type="float" office:value="0.010485">
            <text:p>0.010485</text:p>
          </table:table-cell>
          <table:table-cell table:formula="of:=[.U17]*1000000" office:value-type="float" office:value="0.83351">
            <text:p>0.83351</text:p>
          </table:table-cell>
          <table:table-cell table:formula="of:=[.V17]*1000000" office:value-type="float" office:value="0.000000013597">
            <text:p>1.3597E-008</text:p>
          </table:table-cell>
          <table:table-cell table:formula="of:=[.W17]*1000000" office:value-type="float" office:value="1008.4">
            <text:p>1008.4</text:p>
          </table:table-cell>
          <table:table-cell table:formula="of:=[.X17]*1000000" office:value-type="float" office:value="191.14">
            <text:p>191.14</text:p>
          </table:table-cell>
          <table:table-cell table:formula="of:=[.Y17]*1000000" office:value-type="float" office:value="126.93">
            <text:p>126.93</text:p>
          </table:table-cell>
          <table:table-cell table:formula="of:=[.Z17]*1000000" office:value-type="float" office:value="19.707">
            <text:p>19.707</text:p>
          </table:table-cell>
          <table:table-cell table:formula="of:=[.AA17]*1000000" office:value-type="float" office:value="0">
            <text:p>0</text:p>
          </table:table-cell>
          <table:table-cell table:formula="of:=[.AB17]*1000000" office:value-type="float" office:value="0.83349">
            <text:p>0.83349</text:p>
          </table:table-cell>
          <table:table-cell table:formula="of:=[.AC17]*1000000" office:value-type="float" office:value="0.000000013597">
            <text:p>1.3597E-008</text:p>
          </table:table-cell>
          <table:table-cell office:value-type="float" office:value="0.0010084">
            <text:p>0.0010084</text:p>
          </table:table-cell>
          <table:table-cell office:value-type="float" office:value="0.00019114">
            <text:p>0.00019114</text:p>
          </table:table-cell>
          <table:table-cell office:value-type="float" office:value="0.00012692">
            <text:p>0.00012692</text:p>
          </table:table-cell>
          <table:table-cell table:style-name="ce1" office:value-type="string">
            <text:p>1.918e-05</text:p>
          </table:table-cell>
          <table:table-cell table:style-name="ce1" office:value-type="string">
            <text:p>1.0485e-08</text:p>
          </table:table-cell>
          <table:table-cell table:style-name="ce1" office:value-type="string">
            <text:p>8.3351e-07</text:p>
          </table:table-cell>
          <table:table-cell table:style-name="ce1" office:value-type="string">
            <text:p>1.3597e-14</text:p>
          </table:table-cell>
          <table:table-cell office:value-type="float" office:value="0.0010084">
            <text:p>0.0010084</text:p>
          </table:table-cell>
          <table:table-cell office:value-type="float" office:value="0.00019114">
            <text:p>0.00019114</text:p>
          </table:table-cell>
          <table:table-cell office:value-type="float" office:value="0.00012693">
            <text:p>0.00012693</text:p>
          </table:table-cell>
          <table:table-cell table:style-name="ce1" office:value-type="string">
            <text:p>1.9707e-05</text:p>
          </table:table-cell>
          <table:table-cell office:value-type="float" office:value="0">
            <text:p>0</text:p>
          </table:table-cell>
          <table:table-cell table:style-name="ce1" office:value-type="string">
            <text:p>8.3349e-07</text:p>
          </table:table-cell>
          <table:table-cell table:style-name="ce1" office:value-type="string">
            <text:p>1.3597e-14</text:p>
          </table:table-cell>
        </table:table-row>
        <table:table-row table:style-name="ro2">
          <table:table-cell office:value-type="float" office:value="160.7017">
            <text:p>160.7017</text:p>
          </table:table-cell>
          <table:table-cell table:formula="of:=[.P18]*1000000" office:value-type="float" office:value="974.41">
            <text:p>974.41</text:p>
          </table:table-cell>
          <table:table-cell table:formula="of:=[.Q18]*1000000" office:value-type="float" office:value="201.08">
            <text:p>201.08</text:p>
          </table:table-cell>
          <table:table-cell table:formula="of:=[.R18]*1000000" office:value-type="float" office:value="154.12">
            <text:p>154.12</text:p>
          </table:table-cell>
          <table:table-cell table:formula="of:=[.S18]*1000000" office:value-type="float" office:value="19.3">
            <text:p>19.3</text:p>
          </table:table-cell>
          <table:table-cell table:formula="of:=[.T18]*1000000" office:value-type="float" office:value="0.011239">
            <text:p>0.011239</text:p>
          </table:table-cell>
          <table:table-cell table:formula="of:=[.U18]*1000000" office:value-type="float" office:value="0.57567">
            <text:p>0.57567</text:p>
          </table:table-cell>
          <table:table-cell table:formula="of:=[.V18]*1000000" office:value-type="float" office:value="0.000000013008">
            <text:p>0.000000013</text:p>
          </table:table-cell>
          <table:table-cell table:formula="of:=[.W18]*1000000" office:value-type="float" office:value="974.4">
            <text:p>974.4</text:p>
          </table:table-cell>
          <table:table-cell table:formula="of:=[.X18]*1000000" office:value-type="float" office:value="201.08">
            <text:p>201.08</text:p>
          </table:table-cell>
          <table:table-cell table:formula="of:=[.Y18]*1000000" office:value-type="float" office:value="154.12">
            <text:p>154.12</text:p>
          </table:table-cell>
          <table:table-cell table:formula="of:=[.Z18]*1000000" office:value-type="float" office:value="19.917">
            <text:p>19.917</text:p>
          </table:table-cell>
          <table:table-cell table:formula="of:=[.AA18]*1000000" office:value-type="float" office:value="0">
            <text:p>0</text:p>
          </table:table-cell>
          <table:table-cell table:formula="of:=[.AB18]*1000000" office:value-type="float" office:value="0.57565">
            <text:p>0.57565</text:p>
          </table:table-cell>
          <table:table-cell table:formula="of:=[.AC18]*1000000" office:value-type="float" office:value="0.000000013008">
            <text:p>0.000000013</text:p>
          </table:table-cell>
          <table:table-cell office:value-type="float" office:value="0.00097441">
            <text:p>0.00097441</text:p>
          </table:table-cell>
          <table:table-cell office:value-type="float" office:value="0.00020108">
            <text:p>0.00020108</text:p>
          </table:table-cell>
          <table:table-cell office:value-type="float" office:value="0.00015412">
            <text:p>0.00015412</text:p>
          </table:table-cell>
          <table:table-cell table:style-name="ce1" office:value-type="string">
            <text:p>1.93e-05</text:p>
          </table:table-cell>
          <table:table-cell table:style-name="ce1" office:value-type="string">
            <text:p>1.1239e-08</text:p>
          </table:table-cell>
          <table:table-cell table:style-name="ce1" office:value-type="string">
            <text:p>5.7567e-07</text:p>
          </table:table-cell>
          <table:table-cell table:style-name="ce1" office:value-type="string">
            <text:p>1.3008e-14</text:p>
          </table:table-cell>
          <table:table-cell office:value-type="float" office:value="0.0009744">
            <text:p>0.0009744</text:p>
          </table:table-cell>
          <table:table-cell office:value-type="float" office:value="0.00020108">
            <text:p>0.00020108</text:p>
          </table:table-cell>
          <table:table-cell office:value-type="float" office:value="0.00015412">
            <text:p>0.00015412</text:p>
          </table:table-cell>
          <table:table-cell table:style-name="ce1" office:value-type="string">
            <text:p>1.9917e-05</text:p>
          </table:table-cell>
          <table:table-cell office:value-type="float" office:value="0">
            <text:p>0</text:p>
          </table:table-cell>
          <table:table-cell table:style-name="ce1" office:value-type="string">
            <text:p>5.7565e-07</text:p>
          </table:table-cell>
          <table:table-cell table:style-name="ce1" office:value-type="string">
            <text:p>1.3008e-14</text:p>
          </table:table-cell>
        </table:table-row>
        <table:table-row table:style-name="ro2">
          <table:table-cell office:value-type="float" office:value="170.7017">
            <text:p>170.7017</text:p>
          </table:table-cell>
          <table:table-cell table:formula="of:=[.P19]*1000000" office:value-type="float" office:value="943.6">
            <text:p>943.6</text:p>
          </table:table-cell>
          <table:table-cell table:formula="of:=[.Q19]*1000000" office:value-type="float" office:value="207.6">
            <text:p>207.6</text:p>
          </table:table-cell>
          <table:table-cell table:formula="of:=[.R19]*1000000" office:value-type="float" office:value="181.34">
            <text:p>181.34</text:p>
          </table:table-cell>
          <table:table-cell table:formula="of:=[.S19]*1000000" office:value-type="float" office:value="19.367">
            <text:p>19.367</text:p>
          </table:table-cell>
          <table:table-cell table:formula="of:=[.T19]*1000000" office:value-type="float" office:value="0.011959">
            <text:p>0.011959</text:p>
          </table:table-cell>
          <table:table-cell table:formula="of:=[.U19]*1000000" office:value-type="float" office:value="0.37357">
            <text:p>0.37357</text:p>
          </table:table-cell>
          <table:table-cell table:formula="of:=[.V19]*1000000" office:value-type="float" office:value="0.000000012526">
            <text:p>1.2526E-008</text:p>
          </table:table-cell>
          <table:table-cell table:formula="of:=[.W19]*1000000" office:value-type="float" office:value="943.59">
            <text:p>943.59</text:p>
          </table:table-cell>
          <table:table-cell table:formula="of:=[.X19]*1000000" office:value-type="float" office:value="207.6">
            <text:p>207.6</text:p>
          </table:table-cell>
          <table:table-cell table:formula="of:=[.Y19]*1000000" office:value-type="float" office:value="181.34">
            <text:p>181.34</text:p>
          </table:table-cell>
          <table:table-cell table:formula="of:=[.Z19]*1000000" office:value-type="float" office:value="20.08">
            <text:p>20.08</text:p>
          </table:table-cell>
          <table:table-cell table:formula="of:=[.AA19]*1000000" office:value-type="float" office:value="0">
            <text:p>0</text:p>
          </table:table-cell>
          <table:table-cell table:formula="of:=[.AB19]*1000000" office:value-type="float" office:value="0.37356">
            <text:p>0.37356</text:p>
          </table:table-cell>
          <table:table-cell table:formula="of:=[.AC19]*1000000" office:value-type="float" office:value="0.000000012526">
            <text:p>1.2526E-008</text:p>
          </table:table-cell>
          <table:table-cell office:value-type="float" office:value="0.0009436">
            <text:p>0.0009436</text:p>
          </table:table-cell>
          <table:table-cell office:value-type="float" office:value="0.0002076">
            <text:p>0.0002076</text:p>
          </table:table-cell>
          <table:table-cell office:value-type="float" office:value="0.00018134">
            <text:p>0.00018134</text:p>
          </table:table-cell>
          <table:table-cell table:style-name="ce1" office:value-type="string">
            <text:p>1.9367e-05</text:p>
          </table:table-cell>
          <table:table-cell table:style-name="ce1" office:value-type="string">
            <text:p>1.1959e-08</text:p>
          </table:table-cell>
          <table:table-cell table:style-name="ce1" office:value-type="string">
            <text:p>3.7357e-07</text:p>
          </table:table-cell>
          <table:table-cell table:style-name="ce1" office:value-type="string">
            <text:p>1.2526e-14</text:p>
          </table:table-cell>
          <table:table-cell office:value-type="float" office:value="0.00094359">
            <text:p>0.00094359</text:p>
          </table:table-cell>
          <table:table-cell office:value-type="float" office:value="0.0002076">
            <text:p>0.0002076</text:p>
          </table:table-cell>
          <table:table-cell office:value-type="float" office:value="0.00018134">
            <text:p>0.00018134</text:p>
          </table:table-cell>
          <table:table-cell table:style-name="ce1" office:value-type="string">
            <text:p>2.008e-05</text:p>
          </table:table-cell>
          <table:table-cell office:value-type="float" office:value="0">
            <text:p>0</text:p>
          </table:table-cell>
          <table:table-cell table:style-name="ce1" office:value-type="string">
            <text:p>3.7356e-07</text:p>
          </table:table-cell>
          <table:table-cell table:style-name="ce1" office:value-type="string">
            <text:p>1.2526e-14</text:p>
          </table:table-cell>
        </table:table-row>
        <table:table-row table:style-name="ro2">
          <table:table-cell office:value-type="float" office:value="180.7017">
            <text:p>180.7017</text:p>
          </table:table-cell>
          <table:table-cell table:formula="of:=[.P20]*1000000" office:value-type="float" office:value="915.55">
            <text:p>915.55</text:p>
          </table:table-cell>
          <table:table-cell table:formula="of:=[.Q20]*1000000" office:value-type="float" office:value="211.49">
            <text:p>211.49</text:p>
          </table:table-cell>
          <table:table-cell table:formula="of:=[.R20]*1000000" office:value-type="float" office:value="208.17">
            <text:p>208.17</text:p>
          </table:table-cell>
          <table:table-cell table:formula="of:=[.S20]*1000000" office:value-type="float" office:value="19.381">
            <text:p>19.381</text:p>
          </table:table-cell>
          <table:table-cell table:formula="of:=[.T20]*1000000" office:value-type="float" office:value="0.012649">
            <text:p>0.012649</text:p>
          </table:table-cell>
          <table:table-cell table:formula="of:=[.U20]*1000000" office:value-type="float" office:value="0.22552">
            <text:p>0.22552</text:p>
          </table:table-cell>
          <table:table-cell table:formula="of:=[.V20]*1000000" office:value-type="float" office:value="0.000000012101">
            <text:p>1.2101E-008</text:p>
          </table:table-cell>
          <table:table-cell table:formula="of:=[.W20]*1000000" office:value-type="float" office:value="915.54">
            <text:p>915.54</text:p>
          </table:table-cell>
          <table:table-cell table:formula="of:=[.X20]*1000000" office:value-type="float" office:value="211.49">
            <text:p>211.49</text:p>
          </table:table-cell>
          <table:table-cell table:formula="of:=[.Y20]*1000000" office:value-type="float" office:value="208.17">
            <text:p>208.17</text:p>
          </table:table-cell>
          <table:table-cell table:formula="of:=[.Z20]*1000000" office:value-type="float" office:value="20.195">
            <text:p>20.195</text:p>
          </table:table-cell>
          <table:table-cell table:formula="of:=[.AA20]*1000000" office:value-type="float" office:value="0">
            <text:p>0</text:p>
          </table:table-cell>
          <table:table-cell table:formula="of:=[.AB20]*1000000" office:value-type="float" office:value="0.22551">
            <text:p>0.22551</text:p>
          </table:table-cell>
          <table:table-cell table:formula="of:=[.AC20]*1000000" office:value-type="float" office:value="0.000000012101">
            <text:p>1.2101E-008</text:p>
          </table:table-cell>
          <table:table-cell office:value-type="float" office:value="0.00091555">
            <text:p>0.00091555</text:p>
          </table:table-cell>
          <table:table-cell office:value-type="float" office:value="0.00021149">
            <text:p>0.00021149</text:p>
          </table:table-cell>
          <table:table-cell office:value-type="float" office:value="0.00020817">
            <text:p>0.00020817</text:p>
          </table:table-cell>
          <table:table-cell table:style-name="ce1" office:value-type="string">
            <text:p>1.9381e-05</text:p>
          </table:table-cell>
          <table:table-cell table:style-name="ce1" office:value-type="string">
            <text:p>1.2649e-08</text:p>
          </table:table-cell>
          <table:table-cell table:style-name="ce1" office:value-type="string">
            <text:p>2.2552e-07</text:p>
          </table:table-cell>
          <table:table-cell table:style-name="ce1" office:value-type="string">
            <text:p>1.2101e-14</text:p>
          </table:table-cell>
          <table:table-cell office:value-type="float" office:value="0.00091554">
            <text:p>0.00091554</text:p>
          </table:table-cell>
          <table:table-cell office:value-type="float" office:value="0.00021149">
            <text:p>0.00021149</text:p>
          </table:table-cell>
          <table:table-cell office:value-type="float" office:value="0.00020817">
            <text:p>0.00020817</text:p>
          </table:table-cell>
          <table:table-cell table:style-name="ce1" office:value-type="string">
            <text:p>2.0195e-05</text:p>
          </table:table-cell>
          <table:table-cell office:value-type="float" office:value="0">
            <text:p>0</text:p>
          </table:table-cell>
          <table:table-cell table:style-name="ce1" office:value-type="string">
            <text:p>2.2551e-07</text:p>
          </table:table-cell>
          <table:table-cell table:style-name="ce1" office:value-type="string">
            <text:p>1.2101e-14</text:p>
          </table:table-cell>
        </table:table-row>
        <table:table-row table:style-name="ro2">
          <table:table-cell office:value-type="float" office:value="190.7017">
            <text:p>190.7017</text:p>
          </table:table-cell>
          <table:table-cell table:formula="of:=[.P21]*1000000" office:value-type="float" office:value="889.88">
            <text:p>889.88</text:p>
          </table:table-cell>
          <table:table-cell table:formula="of:=[.Q21]*1000000" office:value-type="float" office:value="213.41">
            <text:p>213.41</text:p>
          </table:table-cell>
          <table:table-cell table:formula="of:=[.R21]*1000000" office:value-type="float" office:value="234.34">
            <text:p>234.34</text:p>
          </table:table-cell>
          <table:table-cell table:formula="of:=[.S21]*1000000" office:value-type="float" office:value="19.347">
            <text:p>19.347</text:p>
          </table:table-cell>
          <table:table-cell table:formula="of:=[.T21]*1000000" office:value-type="float" office:value="0.013311">
            <text:p>0.013311</text:p>
          </table:table-cell>
          <table:table-cell table:formula="of:=[.U21]*1000000" office:value-type="float" office:value="0.12576">
            <text:p>0.12576</text:p>
          </table:table-cell>
          <table:table-cell table:formula="of:=[.V21]*1000000" office:value-type="float" office:value="0.000000011708">
            <text:p>1.1708E-008</text:p>
          </table:table-cell>
          <table:table-cell table:formula="of:=[.W21]*1000000" office:value-type="float" office:value="889.87">
            <text:p>889.87</text:p>
          </table:table-cell>
          <table:table-cell table:formula="of:=[.X21]*1000000" office:value-type="float" office:value="213.4">
            <text:p>213.4</text:p>
          </table:table-cell>
          <table:table-cell table:formula="of:=[.Y21]*1000000" office:value-type="float" office:value="234.35">
            <text:p>234.35</text:p>
          </table:table-cell>
          <table:table-cell table:formula="of:=[.Z21]*1000000" office:value-type="float" office:value="20.266">
            <text:p>20.266</text:p>
          </table:table-cell>
          <table:table-cell table:formula="of:=[.AA21]*1000000" office:value-type="float" office:value="0">
            <text:p>0</text:p>
          </table:table-cell>
          <table:table-cell table:formula="of:=[.AB21]*1000000" office:value-type="float" office:value="0.12575">
            <text:p>0.12575</text:p>
          </table:table-cell>
          <table:table-cell table:formula="of:=[.AC21]*1000000" office:value-type="float" office:value="0.000000011708">
            <text:p>1.1708E-008</text:p>
          </table:table-cell>
          <table:table-cell office:value-type="float" office:value="0.00088988">
            <text:p>0.00088988</text:p>
          </table:table-cell>
          <table:table-cell office:value-type="float" office:value="0.00021341">
            <text:p>0.00021341</text:p>
          </table:table-cell>
          <table:table-cell office:value-type="float" office:value="0.00023434">
            <text:p>0.00023434</text:p>
          </table:table-cell>
          <table:table-cell table:style-name="ce1" office:value-type="string">
            <text:p>1.9347e-05</text:p>
          </table:table-cell>
          <table:table-cell table:style-name="ce1" office:value-type="string">
            <text:p>1.3311e-08</text:p>
          </table:table-cell>
          <table:table-cell table:style-name="ce1" office:value-type="string">
            <text:p>1.2576e-07</text:p>
          </table:table-cell>
          <table:table-cell table:style-name="ce1" office:value-type="string">
            <text:p>1.1708e-14</text:p>
          </table:table-cell>
          <table:table-cell office:value-type="float" office:value="0.00088987">
            <text:p>0.00088987</text:p>
          </table:table-cell>
          <table:table-cell office:value-type="float" office:value="0.0002134">
            <text:p>0.0002134</text:p>
          </table:table-cell>
          <table:table-cell office:value-type="float" office:value="0.00023435">
            <text:p>0.00023435</text:p>
          </table:table-cell>
          <table:table-cell table:style-name="ce1" office:value-type="string">
            <text:p>2.0266e-05</text:p>
          </table:table-cell>
          <table:table-cell office:value-type="float" office:value="0">
            <text:p>0</text:p>
          </table:table-cell>
          <table:table-cell table:style-name="ce1" office:value-type="string">
            <text:p>1.2575e-07</text:p>
          </table:table-cell>
          <table:table-cell table:style-name="ce1" office:value-type="string">
            <text:p>1.1708e-14</text:p>
          </table:table-cell>
        </table:table-row>
        <table:table-row table:style-name="ro2">
          <table:table-cell office:value-type="float" office:value="200.7017">
            <text:p>200.7017</text:p>
          </table:table-cell>
          <table:table-cell table:formula="of:=[.P22]*1000000" office:value-type="float" office:value="866.26">
            <text:p>866.26</text:p>
          </table:table-cell>
          <table:table-cell table:formula="of:=[.Q22]*1000000" office:value-type="float" office:value="213.86">
            <text:p>213.86</text:p>
          </table:table-cell>
          <table:table-cell table:formula="of:=[.R22]*1000000" office:value-type="float" office:value="259.68">
            <text:p>259.68</text:p>
          </table:table-cell>
          <table:table-cell table:formula="of:=[.S22]*1000000" office:value-type="float" office:value="19.274">
            <text:p>19.274</text:p>
          </table:table-cell>
          <table:table-cell table:formula="of:=[.T22]*1000000" office:value-type="float" office:value="0.013949">
            <text:p>0.013949</text:p>
          </table:table-cell>
          <table:table-cell table:formula="of:=[.U22]*1000000" office:value-type="float" office:value="0.064562">
            <text:p>0.064562</text:p>
          </table:table-cell>
          <table:table-cell table:formula="of:=[.V22]*1000000" office:value-type="float" office:value="0.000000011337">
            <text:p>1.1337E-008</text:p>
          </table:table-cell>
          <table:table-cell table:formula="of:=[.W22]*1000000" office:value-type="float" office:value="866.26">
            <text:p>866.26</text:p>
          </table:table-cell>
          <table:table-cell table:formula="of:=[.X22]*1000000" office:value-type="float" office:value="213.86">
            <text:p>213.86</text:p>
          </table:table-cell>
          <table:table-cell table:formula="of:=[.Y22]*1000000" office:value-type="float" office:value="259.69">
            <text:p>259.69</text:p>
          </table:table-cell>
          <table:table-cell table:formula="of:=[.Z22]*1000000" office:value-type="float" office:value="20.303">
            <text:p>20.303</text:p>
          </table:table-cell>
          <table:table-cell table:formula="of:=[.AA22]*1000000" office:value-type="float" office:value="0">
            <text:p>0</text:p>
          </table:table-cell>
          <table:table-cell table:formula="of:=[.AB22]*1000000" office:value-type="float" office:value="0.064558">
            <text:p>0.064558</text:p>
          </table:table-cell>
          <table:table-cell table:formula="of:=[.AC22]*1000000" office:value-type="float" office:value="0.000000011337">
            <text:p>1.1337E-008</text:p>
          </table:table-cell>
          <table:table-cell office:value-type="float" office:value="0.00086626">
            <text:p>0.00086626</text:p>
          </table:table-cell>
          <table:table-cell office:value-type="float" office:value="0.00021386">
            <text:p>0.00021386</text:p>
          </table:table-cell>
          <table:table-cell office:value-type="float" office:value="0.00025968">
            <text:p>0.00025968</text:p>
          </table:table-cell>
          <table:table-cell table:style-name="ce1" office:value-type="string">
            <text:p>1.9274e-05</text:p>
          </table:table-cell>
          <table:table-cell table:style-name="ce1" office:value-type="string">
            <text:p>1.3949e-08</text:p>
          </table:table-cell>
          <table:table-cell table:style-name="ce1" office:value-type="string">
            <text:p>6.4562e-08</text:p>
          </table:table-cell>
          <table:table-cell table:style-name="ce1" office:value-type="string">
            <text:p>1.1337e-14</text:p>
          </table:table-cell>
          <table:table-cell office:value-type="float" office:value="0.00086626">
            <text:p>0.00086626</text:p>
          </table:table-cell>
          <table:table-cell office:value-type="float" office:value="0.00021386">
            <text:p>0.00021386</text:p>
          </table:table-cell>
          <table:table-cell office:value-type="float" office:value="0.00025969">
            <text:p>0.00025969</text:p>
          </table:table-cell>
          <table:table-cell table:style-name="ce1" office:value-type="string">
            <text:p>2.0303e-05</text:p>
          </table:table-cell>
          <table:table-cell office:value-type="float" office:value="0">
            <text:p>0</text:p>
          </table:table-cell>
          <table:table-cell table:style-name="ce1" office:value-type="string">
            <text:p>6.4558e-08</text:p>
          </table:table-cell>
          <table:table-cell table:style-name="ce1" office:value-type="string">
            <text:p>1.1337e-14</text:p>
          </table:table-cell>
        </table:table-row>
        <table:table-row table:style-name="ro2">
          <table:table-cell office:value-type="float" office:value="210.7017">
            <text:p>210.7017</text:p>
          </table:table-cell>
          <table:table-cell table:formula="of:=[.P23]*1000000" office:value-type="float" office:value="844.42">
            <text:p>844.42</text:p>
          </table:table-cell>
          <table:table-cell table:formula="of:=[.Q23]*1000000" office:value-type="float" office:value="213.24">
            <text:p>213.24</text:p>
          </table:table-cell>
          <table:table-cell table:formula="of:=[.R23]*1000000" office:value-type="float" office:value="284.1">
            <text:p>284.1</text:p>
          </table:table-cell>
          <table:table-cell table:formula="of:=[.S23]*1000000" office:value-type="float" office:value="19.174">
            <text:p>19.174</text:p>
          </table:table-cell>
          <table:table-cell table:formula="of:=[.T23]*1000000" office:value-type="float" office:value="0.014565">
            <text:p>0.014565</text:p>
          </table:table-cell>
          <table:table-cell table:formula="of:=[.U23]*1000000" office:value-type="float" office:value="0.030516">
            <text:p>0.030516</text:p>
          </table:table-cell>
          <table:table-cell table:formula="of:=[.V23]*1000000" office:value-type="float" office:value="0.000000010982">
            <text:p>0.000000011</text:p>
          </table:table-cell>
          <table:table-cell table:formula="of:=[.W23]*1000000" office:value-type="float" office:value="844.42">
            <text:p>844.42</text:p>
          </table:table-cell>
          <table:table-cell table:formula="of:=[.X23]*1000000" office:value-type="float" office:value="213.24">
            <text:p>213.24</text:p>
          </table:table-cell>
          <table:table-cell table:formula="of:=[.Y23]*1000000" office:value-type="float" office:value="284.1">
            <text:p>284.1</text:p>
          </table:table-cell>
          <table:table-cell table:formula="of:=[.Z23]*1000000" office:value-type="float" office:value="20.315">
            <text:p>20.315</text:p>
          </table:table-cell>
          <table:table-cell table:formula="of:=[.AA23]*1000000" office:value-type="float" office:value="0">
            <text:p>0</text:p>
          </table:table-cell>
          <table:table-cell table:formula="of:=[.AB23]*1000000" office:value-type="float" office:value="0.030515">
            <text:p>0.030515</text:p>
          </table:table-cell>
          <table:table-cell table:formula="of:=[.AC23]*1000000" office:value-type="float" office:value="0.000000010982">
            <text:p>0.000000011</text:p>
          </table:table-cell>
          <table:table-cell office:value-type="float" office:value="0.00084442">
            <text:p>0.00084442</text:p>
          </table:table-cell>
          <table:table-cell office:value-type="float" office:value="0.00021324">
            <text:p>0.00021324</text:p>
          </table:table-cell>
          <table:table-cell office:value-type="float" office:value="0.0002841">
            <text:p>0.0002841</text:p>
          </table:table-cell>
          <table:table-cell table:style-name="ce1" office:value-type="string">
            <text:p>1.9174e-05</text:p>
          </table:table-cell>
          <table:table-cell table:style-name="ce1" office:value-type="string">
            <text:p>1.4565e-08</text:p>
          </table:table-cell>
          <table:table-cell table:style-name="ce1" office:value-type="string">
            <text:p>3.0516e-08</text:p>
          </table:table-cell>
          <table:table-cell table:style-name="ce1" office:value-type="string">
            <text:p>1.0982e-14</text:p>
          </table:table-cell>
          <table:table-cell office:value-type="float" office:value="0.00084442">
            <text:p>0.00084442</text:p>
          </table:table-cell>
          <table:table-cell office:value-type="float" office:value="0.00021324">
            <text:p>0.00021324</text:p>
          </table:table-cell>
          <table:table-cell office:value-type="float" office:value="0.0002841">
            <text:p>0.0002841</text:p>
          </table:table-cell>
          <table:table-cell table:style-name="ce1" office:value-type="string">
            <text:p>2.0315e-05</text:p>
          </table:table-cell>
          <table:table-cell office:value-type="float" office:value="0">
            <text:p>0</text:p>
          </table:table-cell>
          <table:table-cell table:style-name="ce1" office:value-type="string">
            <text:p>3.0515e-08</text:p>
          </table:table-cell>
          <table:table-cell table:style-name="ce1" office:value-type="string">
            <text:p>1.0982e-14</text:p>
          </table:table-cell>
        </table:table-row>
        <table:table-row table:style-name="ro2">
          <table:table-cell office:value-type="float" office:value="220.7017">
            <text:p>220.7017</text:p>
          </table:table-cell>
          <table:table-cell table:formula="of:=[.P24]*1000000" office:value-type="float" office:value="824.13">
            <text:p>824.13</text:p>
          </table:table-cell>
          <table:table-cell table:formula="of:=[.Q24]*1000000" office:value-type="float" office:value="211.87">
            <text:p>211.87</text:p>
          </table:table-cell>
          <table:table-cell table:formula="of:=[.R24]*1000000" office:value-type="float" office:value="307.53">
            <text:p>307.53</text:p>
          </table:table-cell>
          <table:table-cell table:formula="of:=[.S24]*1000000" office:value-type="float" office:value="19.055">
            <text:p>19.055</text:p>
          </table:table-cell>
          <table:table-cell table:formula="of:=[.T24]*1000000" office:value-type="float" office:value="0.01516">
            <text:p>0.01516</text:p>
          </table:table-cell>
          <table:table-cell table:formula="of:=[.U24]*1000000" office:value-type="float" office:value="0.013321">
            <text:p>0.013321</text:p>
          </table:table-cell>
          <table:table-cell table:formula="of:=[.V24]*1000000" office:value-type="float" office:value="0.00000001064">
            <text:p>1.064E-008</text:p>
          </table:table-cell>
          <table:table-cell table:formula="of:=[.W24]*1000000" office:value-type="float" office:value="824.13">
            <text:p>824.13</text:p>
          </table:table-cell>
          <table:table-cell table:formula="of:=[.X24]*1000000" office:value-type="float" office:value="211.86">
            <text:p>211.86</text:p>
          </table:table-cell>
          <table:table-cell table:formula="of:=[.Y24]*1000000" office:value-type="float" office:value="307.54">
            <text:p>307.54</text:p>
          </table:table-cell>
          <table:table-cell table:formula="of:=[.Z24]*1000000" office:value-type="float" office:value="20.313">
            <text:p>20.313</text:p>
          </table:table-cell>
          <table:table-cell table:formula="of:=[.AA24]*1000000" office:value-type="float" office:value="0">
            <text:p>0</text:p>
          </table:table-cell>
          <table:table-cell table:formula="of:=[.AB24]*1000000" office:value-type="float" office:value="0.01332">
            <text:p>0.01332</text:p>
          </table:table-cell>
          <table:table-cell table:formula="of:=[.AC24]*1000000" office:value-type="float" office:value="0.00000001064">
            <text:p>1.064E-008</text:p>
          </table:table-cell>
          <table:table-cell office:value-type="float" office:value="0.00082413">
            <text:p>0.00082413</text:p>
          </table:table-cell>
          <table:table-cell office:value-type="float" office:value="0.00021187">
            <text:p>0.00021187</text:p>
          </table:table-cell>
          <table:table-cell office:value-type="float" office:value="0.00030753">
            <text:p>0.00030753</text:p>
          </table:table-cell>
          <table:table-cell table:style-name="ce1" office:value-type="string">
            <text:p>1.9055e-05</text:p>
          </table:table-cell>
          <table:table-cell table:style-name="ce1" office:value-type="string">
            <text:p>1.516e-08</text:p>
          </table:table-cell>
          <table:table-cell table:style-name="ce1" office:value-type="string">
            <text:p>1.3321e-08</text:p>
          </table:table-cell>
          <table:table-cell table:style-name="ce1" office:value-type="string">
            <text:p>1.064e-14</text:p>
          </table:table-cell>
          <table:table-cell office:value-type="float" office:value="0.00082413">
            <text:p>0.00082413</text:p>
          </table:table-cell>
          <table:table-cell office:value-type="float" office:value="0.00021186">
            <text:p>0.00021186</text:p>
          </table:table-cell>
          <table:table-cell office:value-type="float" office:value="0.00030754">
            <text:p>0.00030754</text:p>
          </table:table-cell>
          <table:table-cell table:style-name="ce1" office:value-type="string">
            <text:p>2.0313e-05</text:p>
          </table:table-cell>
          <table:table-cell office:value-type="float" office:value="0">
            <text:p>0</text:p>
          </table:table-cell>
          <table:table-cell table:style-name="ce1" office:value-type="string">
            <text:p>1.332e-08</text:p>
          </table:table-cell>
          <table:table-cell table:style-name="ce1" office:value-type="string">
            <text:p>1.064e-14</text:p>
          </table:table-cell>
        </table:table-row>
        <table:table-row table:style-name="ro2">
          <table:table-cell office:value-type="float" office:value="230.7017">
            <text:p>230.7017</text:p>
          </table:table-cell>
          <table:table-cell table:formula="of:=[.P25]*1000000" office:value-type="float" office:value="805.19">
            <text:p>805.19</text:p>
          </table:table-cell>
          <table:table-cell table:formula="of:=[.Q25]*1000000" office:value-type="float" office:value="209.95">
            <text:p>209.95</text:p>
          </table:table-cell>
          <table:table-cell table:formula="of:=[.R25]*1000000" office:value-type="float" office:value="330">
            <text:p>330</text:p>
          </table:table-cell>
          <table:table-cell table:formula="of:=[.S25]*1000000" office:value-type="float" office:value="18.926">
            <text:p>18.926</text:p>
          </table:table-cell>
          <table:table-cell table:formula="of:=[.T25]*1000000" office:value-type="float" office:value="0.015736">
            <text:p>0.015736</text:p>
          </table:table-cell>
          <table:table-cell table:formula="of:=[.U25]*1000000" office:value-type="float" office:value="0.0053963">
            <text:p>0.0053963</text:p>
          </table:table-cell>
          <table:table-cell table:formula="of:=[.V25]*1000000" office:value-type="float" office:value="0.000000010311">
            <text:p>1.0311E-008</text:p>
          </table:table-cell>
          <table:table-cell table:formula="of:=[.W25]*1000000" office:value-type="float" office:value="805.19">
            <text:p>805.19</text:p>
          </table:table-cell>
          <table:table-cell table:formula="of:=[.X25]*1000000" office:value-type="float" office:value="209.95">
            <text:p>209.95</text:p>
          </table:table-cell>
          <table:table-cell table:formula="of:=[.Y25]*1000000" office:value-type="float" office:value="330">
            <text:p>330</text:p>
          </table:table-cell>
          <table:table-cell table:formula="of:=[.Z25]*1000000" office:value-type="float" office:value="20.304">
            <text:p>20.304</text:p>
          </table:table-cell>
          <table:table-cell table:formula="of:=[.AA25]*1000000" office:value-type="float" office:value="0">
            <text:p>0</text:p>
          </table:table-cell>
          <table:table-cell table:formula="of:=[.AB25]*1000000" office:value-type="float" office:value="0.005396">
            <text:p>0.005396</text:p>
          </table:table-cell>
          <table:table-cell table:formula="of:=[.AC25]*1000000" office:value-type="float" office:value="0.000000010311">
            <text:p>1.0311E-008</text:p>
          </table:table-cell>
          <table:table-cell office:value-type="float" office:value="0.00080519">
            <text:p>0.00080519</text:p>
          </table:table-cell>
          <table:table-cell office:value-type="float" office:value="0.00020995">
            <text:p>0.00020995</text:p>
          </table:table-cell>
          <table:table-cell office:value-type="float" office:value="0.00033">
            <text:p>0.00033</text:p>
          </table:table-cell>
          <table:table-cell table:style-name="ce1" office:value-type="string">
            <text:p>1.8926e-05</text:p>
          </table:table-cell>
          <table:table-cell table:style-name="ce1" office:value-type="string">
            <text:p>1.5736e-08</text:p>
          </table:table-cell>
          <table:table-cell table:style-name="ce1" office:value-type="string">
            <text:p>5.3963e-09</text:p>
          </table:table-cell>
          <table:table-cell table:style-name="ce1" office:value-type="string">
            <text:p>1.0311e-14</text:p>
          </table:table-cell>
          <table:table-cell office:value-type="float" office:value="0.00080519">
            <text:p>0.00080519</text:p>
          </table:table-cell>
          <table:table-cell office:value-type="float" office:value="0.00020995">
            <text:p>0.00020995</text:p>
          </table:table-cell>
          <table:table-cell office:value-type="float" office:value="0.00033">
            <text:p>0.00033</text:p>
          </table:table-cell>
          <table:table-cell table:style-name="ce1" office:value-type="string">
            <text:p>2.0304e-05</text:p>
          </table:table-cell>
          <table:table-cell office:value-type="float" office:value="0">
            <text:p>0</text:p>
          </table:table-cell>
          <table:table-cell table:style-name="ce1" office:value-type="string">
            <text:p>5.396e-09</text:p>
          </table:table-cell>
          <table:table-cell table:style-name="ce1" office:value-type="string">
            <text:p>1.0311e-14</text:p>
          </table:table-cell>
        </table:table-row>
        <table:table-row table:style-name="ro2">
          <table:table-cell office:value-type="float" office:value="240.7017">
            <text:p>240.7017</text:p>
          </table:table-cell>
          <table:table-cell table:formula="of:=[.P26]*1000000" office:value-type="float" office:value="787.43">
            <text:p>787.43</text:p>
          </table:table-cell>
          <table:table-cell table:formula="of:=[.Q26]*1000000" office:value-type="float" office:value="207.66">
            <text:p>207.66</text:p>
          </table:table-cell>
          <table:table-cell table:formula="of:=[.R26]*1000000" office:value-type="float" office:value="351.49">
            <text:p>351.49</text:p>
          </table:table-cell>
          <table:table-cell table:formula="of:=[.S26]*1000000" office:value-type="float" office:value="18.791">
            <text:p>18.791</text:p>
          </table:table-cell>
          <table:table-cell table:formula="of:=[.T26]*1000000" office:value-type="float" office:value="0.016295">
            <text:p>0.016295</text:p>
          </table:table-cell>
          <table:table-cell table:formula="of:=[.U26]*1000000" office:value-type="float" office:value="0.0020404">
            <text:p>0.0020404</text:p>
          </table:table-cell>
          <table:table-cell table:formula="of:=[.V26]*1000000" office:value-type="float" office:value="0.0000000099935">
            <text:p>0.00000001</text:p>
          </table:table-cell>
          <table:table-cell table:formula="of:=[.W26]*1000000" office:value-type="float" office:value="787.43">
            <text:p>787.43</text:p>
          </table:table-cell>
          <table:table-cell table:formula="of:=[.X26]*1000000" office:value-type="float" office:value="207.66">
            <text:p>207.66</text:p>
          </table:table-cell>
          <table:table-cell table:formula="of:=[.Y26]*1000000" office:value-type="float" office:value="351.5">
            <text:p>351.5</text:p>
          </table:table-cell>
          <table:table-cell table:formula="of:=[.Z26]*1000000" office:value-type="float" office:value="20.292">
            <text:p>20.292</text:p>
          </table:table-cell>
          <table:table-cell table:formula="of:=[.AA26]*1000000" office:value-type="float" office:value="0">
            <text:p>0</text:p>
          </table:table-cell>
          <table:table-cell table:formula="of:=[.AB26]*1000000" office:value-type="float" office:value="0.0020403">
            <text:p>0.0020403</text:p>
          </table:table-cell>
          <table:table-cell table:formula="of:=[.AC26]*1000000" office:value-type="float" office:value="0.0000000099934">
            <text:p>0.00000001</text:p>
          </table:table-cell>
          <table:table-cell office:value-type="float" office:value="0.00078743">
            <text:p>0.00078743</text:p>
          </table:table-cell>
          <table:table-cell office:value-type="float" office:value="0.00020766">
            <text:p>0.00020766</text:p>
          </table:table-cell>
          <table:table-cell office:value-type="float" office:value="0.00035149">
            <text:p>0.00035149</text:p>
          </table:table-cell>
          <table:table-cell table:style-name="ce1" office:value-type="string">
            <text:p>1.8791e-05</text:p>
          </table:table-cell>
          <table:table-cell table:style-name="ce1" office:value-type="string">
            <text:p>1.6295e-08</text:p>
          </table:table-cell>
          <table:table-cell table:style-name="ce1" office:value-type="string">
            <text:p>2.0404e-09</text:p>
          </table:table-cell>
          <table:table-cell table:style-name="ce1" office:value-type="string">
            <text:p>9.9935e-15</text:p>
          </table:table-cell>
          <table:table-cell office:value-type="float" office:value="0.00078743">
            <text:p>0.00078743</text:p>
          </table:table-cell>
          <table:table-cell office:value-type="float" office:value="0.00020766">
            <text:p>0.00020766</text:p>
          </table:table-cell>
          <table:table-cell office:value-type="float" office:value="0.0003515">
            <text:p>0.0003515</text:p>
          </table:table-cell>
          <table:table-cell table:style-name="ce1" office:value-type="string">
            <text:p>2.0292e-05</text:p>
          </table:table-cell>
          <table:table-cell office:value-type="float" office:value="0">
            <text:p>0</text:p>
          </table:table-cell>
          <table:table-cell table:style-name="ce1" office:value-type="string">
            <text:p>2.0403e-09</text:p>
          </table:table-cell>
          <table:table-cell table:style-name="ce1" office:value-type="string">
            <text:p>9.9934e-15</text:p>
          </table:table-cell>
        </table:table-row>
        <table:table-row table:style-name="ro2">
          <table:table-cell office:value-type="float" office:value="250.7017">
            <text:p>250.7017</text:p>
          </table:table-cell>
          <table:table-cell table:formula="of:=[.P27]*1000000" office:value-type="float" office:value="770.73">
            <text:p>770.73</text:p>
          </table:table-cell>
          <table:table-cell table:formula="of:=[.Q27]*1000000" office:value-type="float" office:value="205.13">
            <text:p>205.13</text:p>
          </table:table-cell>
          <table:table-cell table:formula="of:=[.R27]*1000000" office:value-type="float" office:value="372.06">
            <text:p>372.06</text:p>
          </table:table-cell>
          <table:table-cell table:formula="of:=[.S27]*1000000" office:value-type="float" office:value="18.653">
            <text:p>18.653</text:p>
          </table:table-cell>
          <table:table-cell table:formula="of:=[.T27]*1000000" office:value-type="float" office:value="0.016837">
            <text:p>0.016837</text:p>
          </table:table-cell>
          <table:table-cell table:formula="of:=[.U27]*1000000" office:value-type="float" office:value="0.00072433">
            <text:p>0.00072433</text:p>
          </table:table-cell>
          <table:table-cell table:formula="of:=[.V27]*1000000" office:value-type="float" office:value="0.0000000096861">
            <text:p>9.6861E-009</text:p>
          </table:table-cell>
          <table:table-cell table:formula="of:=[.W27]*1000000" office:value-type="float" office:value="770.72">
            <text:p>770.72</text:p>
          </table:table-cell>
          <table:table-cell table:formula="of:=[.X27]*1000000" office:value-type="float" office:value="205.13">
            <text:p>205.13</text:p>
          </table:table-cell>
          <table:table-cell table:formula="of:=[.Y27]*1000000" office:value-type="float" office:value="372.07">
            <text:p>372.07</text:p>
          </table:table-cell>
          <table:table-cell table:formula="of:=[.Z27]*1000000" office:value-type="float" office:value="20.28">
            <text:p>20.28</text:p>
          </table:table-cell>
          <table:table-cell table:formula="of:=[.AA27]*1000000" office:value-type="float" office:value="0">
            <text:p>0</text:p>
          </table:table-cell>
          <table:table-cell table:formula="of:=[.AB27]*1000000" office:value-type="float" office:value="0.00072428">
            <text:p>0.00072428</text:p>
          </table:table-cell>
          <table:table-cell table:formula="of:=[.AC27]*1000000" office:value-type="float" office:value="0.000000009686">
            <text:p>9.686E-009</text:p>
          </table:table-cell>
          <table:table-cell office:value-type="float" office:value="0.00077073">
            <text:p>0.00077073</text:p>
          </table:table-cell>
          <table:table-cell office:value-type="float" office:value="0.00020513">
            <text:p>0.00020513</text:p>
          </table:table-cell>
          <table:table-cell office:value-type="float" office:value="0.00037206">
            <text:p>0.00037206</text:p>
          </table:table-cell>
          <table:table-cell table:style-name="ce1" office:value-type="string">
            <text:p>1.8653e-05</text:p>
          </table:table-cell>
          <table:table-cell table:style-name="ce1" office:value-type="string">
            <text:p>1.6837e-08</text:p>
          </table:table-cell>
          <table:table-cell table:style-name="ce1" office:value-type="string">
            <text:p>7.2433e-10</text:p>
          </table:table-cell>
          <table:table-cell table:style-name="ce1" office:value-type="string">
            <text:p>9.6861e-15</text:p>
          </table:table-cell>
          <table:table-cell office:value-type="float" office:value="0.00077072">
            <text:p>0.00077072</text:p>
          </table:table-cell>
          <table:table-cell office:value-type="float" office:value="0.00020513">
            <text:p>0.00020513</text:p>
          </table:table-cell>
          <table:table-cell office:value-type="float" office:value="0.00037207">
            <text:p>0.00037207</text:p>
          </table:table-cell>
          <table:table-cell table:style-name="ce1" office:value-type="string">
            <text:p>2.028e-05</text:p>
          </table:table-cell>
          <table:table-cell office:value-type="float" office:value="0">
            <text:p>0</text:p>
          </table:table-cell>
          <table:table-cell table:style-name="ce1" office:value-type="string">
            <text:p>7.2428e-10</text:p>
          </table:table-cell>
          <table:table-cell table:style-name="ce1" office:value-type="string">
            <text:p>9.686e-15</text:p>
          </table:table-cell>
        </table:table-row>
        <table:table-row table:style-name="ro2">
          <table:table-cell office:value-type="float" office:value="260.7017">
            <text:p>260.7017</text:p>
          </table:table-cell>
          <table:table-cell table:formula="of:=[.P28]*1000000" office:value-type="float" office:value="754.94">
            <text:p>754.94</text:p>
          </table:table-cell>
          <table:table-cell table:formula="of:=[.Q28]*1000000" office:value-type="float" office:value="202.44">
            <text:p>202.44</text:p>
          </table:table-cell>
          <table:table-cell table:formula="of:=[.R28]*1000000" office:value-type="float" office:value="391.75">
            <text:p>391.75</text:p>
          </table:table-cell>
          <table:table-cell table:formula="of:=[.S28]*1000000" office:value-type="float" office:value="18.512">
            <text:p>18.512</text:p>
          </table:table-cell>
          <table:table-cell table:formula="of:=[.T28]*1000000" office:value-type="float" office:value="0.017363">
            <text:p>0.017363</text:p>
          </table:table-cell>
          <table:table-cell table:formula="of:=[.U28]*1000000" office:value-type="float" office:value="0.00024277">
            <text:p>0.00024277</text:p>
          </table:table-cell>
          <table:table-cell table:formula="of:=[.V28]*1000000" office:value-type="float" office:value="0.0000000093886">
            <text:p>9.3886E-009</text:p>
          </table:table-cell>
          <table:table-cell table:formula="of:=[.W28]*1000000" office:value-type="float" office:value="754.94">
            <text:p>754.94</text:p>
          </table:table-cell>
          <table:table-cell table:formula="of:=[.X28]*1000000" office:value-type="float" office:value="202.44">
            <text:p>202.44</text:p>
          </table:table-cell>
          <table:table-cell table:formula="of:=[.Y28]*1000000" office:value-type="float" office:value="391.75">
            <text:p>391.75</text:p>
          </table:table-cell>
          <table:table-cell table:formula="of:=[.Z28]*1000000" office:value-type="float" office:value="20.268">
            <text:p>20.268</text:p>
          </table:table-cell>
          <table:table-cell table:formula="of:=[.AA28]*1000000" office:value-type="float" office:value="0">
            <text:p>0</text:p>
          </table:table-cell>
          <table:table-cell table:formula="of:=[.AB28]*1000000" office:value-type="float" office:value="0.00024275">
            <text:p>0.00024275</text:p>
          </table:table-cell>
          <table:table-cell table:formula="of:=[.AC28]*1000000" office:value-type="float" office:value="0.0000000093885">
            <text:p>9.3885E-009</text:p>
          </table:table-cell>
          <table:table-cell office:value-type="float" office:value="0.00075494">
            <text:p>0.00075494</text:p>
          </table:table-cell>
          <table:table-cell office:value-type="float" office:value="0.00020244">
            <text:p>0.00020244</text:p>
          </table:table-cell>
          <table:table-cell office:value-type="float" office:value="0.00039175">
            <text:p>0.00039175</text:p>
          </table:table-cell>
          <table:table-cell table:style-name="ce1" office:value-type="string">
            <text:p>1.8512e-05</text:p>
          </table:table-cell>
          <table:table-cell table:style-name="ce1" office:value-type="string">
            <text:p>1.7363e-08</text:p>
          </table:table-cell>
          <table:table-cell table:style-name="ce1" office:value-type="string">
            <text:p>2.4277e-10</text:p>
          </table:table-cell>
          <table:table-cell table:style-name="ce1" office:value-type="string">
            <text:p>9.3886e-15</text:p>
          </table:table-cell>
          <table:table-cell office:value-type="float" office:value="0.00075494">
            <text:p>0.00075494</text:p>
          </table:table-cell>
          <table:table-cell office:value-type="float" office:value="0.00020244">
            <text:p>0.00020244</text:p>
          </table:table-cell>
          <table:table-cell office:value-type="float" office:value="0.00039175">
            <text:p>0.00039175</text:p>
          </table:table-cell>
          <table:table-cell table:style-name="ce1" office:value-type="string">
            <text:p>2.0268e-05</text:p>
          </table:table-cell>
          <table:table-cell office:value-type="float" office:value="0">
            <text:p>0</text:p>
          </table:table-cell>
          <table:table-cell table:style-name="ce1" office:value-type="string">
            <text:p>2.4275e-10</text:p>
          </table:table-cell>
          <table:table-cell table:style-name="ce1" office:value-type="string">
            <text:p>9.3885e-15</text:p>
          </table:table-cell>
        </table:table-row>
        <table:table-row table:style-name="ro2">
          <table:table-cell office:value-type="float" office:value="270.7017">
            <text:p>270.7017</text:p>
          </table:table-cell>
          <table:table-cell table:formula="of:=[.P29]*1000000" office:value-type="float" office:value="739.99">
            <text:p>739.99</text:p>
          </table:table-cell>
          <table:table-cell table:formula="of:=[.Q29]*1000000" office:value-type="float" office:value="199.67">
            <text:p>199.67</text:p>
          </table:table-cell>
          <table:table-cell table:formula="of:=[.R29]*1000000" office:value-type="float" office:value="410.59">
            <text:p>410.59</text:p>
          </table:table-cell>
          <table:table-cell table:formula="of:=[.S29]*1000000" office:value-type="float" office:value="18.369">
            <text:p>18.369</text:p>
          </table:table-cell>
          <table:table-cell table:formula="of:=[.T29]*1000000" office:value-type="float" office:value="0.017875">
            <text:p>0.017875</text:p>
          </table:table-cell>
          <table:table-cell table:formula="of:=[.U29]*1000000" office:value-type="float" office:value="0.000077225">
            <text:p>0.000077225</text:p>
          </table:table-cell>
          <table:table-cell table:formula="of:=[.V29]*1000000" office:value-type="float" office:value="0.0000000091005">
            <text:p>9.1005E-009</text:p>
          </table:table-cell>
          <table:table-cell table:formula="of:=[.W29]*1000000" office:value-type="float" office:value="739.99">
            <text:p>739.99</text:p>
          </table:table-cell>
          <table:table-cell table:formula="of:=[.X29]*1000000" office:value-type="float" office:value="199.67">
            <text:p>199.67</text:p>
          </table:table-cell>
          <table:table-cell table:formula="of:=[.Y29]*1000000" office:value-type="float" office:value="410.59">
            <text:p>410.59</text:p>
          </table:table-cell>
          <table:table-cell table:formula="of:=[.Z29]*1000000" office:value-type="float" office:value="20.257">
            <text:p>20.257</text:p>
          </table:table-cell>
          <table:table-cell table:formula="of:=[.AA29]*1000000" office:value-type="float" office:value="0">
            <text:p>0</text:p>
          </table:table-cell>
          <table:table-cell table:formula="of:=[.AB29]*1000000" office:value-type="float" office:value="0.000077219">
            <text:p>0.000077219</text:p>
          </table:table-cell>
          <table:table-cell table:formula="of:=[.AC29]*1000000" office:value-type="float" office:value="0.0000000091005">
            <text:p>9.1005E-009</text:p>
          </table:table-cell>
          <table:table-cell office:value-type="float" office:value="0.00073999">
            <text:p>0.00073999</text:p>
          </table:table-cell>
          <table:table-cell office:value-type="float" office:value="0.00019967">
            <text:p>0.00019967</text:p>
          </table:table-cell>
          <table:table-cell office:value-type="float" office:value="0.00041059">
            <text:p>0.00041059</text:p>
          </table:table-cell>
          <table:table-cell table:style-name="ce1" office:value-type="string">
            <text:p>1.8369e-05</text:p>
          </table:table-cell>
          <table:table-cell table:style-name="ce1" office:value-type="string">
            <text:p>1.7875e-08</text:p>
          </table:table-cell>
          <table:table-cell table:style-name="ce1" office:value-type="string">
            <text:p>7.7225e-11</text:p>
          </table:table-cell>
          <table:table-cell table:style-name="ce1" office:value-type="string">
            <text:p>9.1005e-15</text:p>
          </table:table-cell>
          <table:table-cell office:value-type="float" office:value="0.00073999">
            <text:p>0.00073999</text:p>
          </table:table-cell>
          <table:table-cell office:value-type="float" office:value="0.00019967">
            <text:p>0.00019967</text:p>
          </table:table-cell>
          <table:table-cell office:value-type="float" office:value="0.00041059">
            <text:p>0.00041059</text:p>
          </table:table-cell>
          <table:table-cell table:style-name="ce1" office:value-type="string">
            <text:p>2.0257e-05</text:p>
          </table:table-cell>
          <table:table-cell office:value-type="float" office:value="0">
            <text:p>0</text:p>
          </table:table-cell>
          <table:table-cell table:style-name="ce1" office:value-type="string">
            <text:p>7.7219e-11</text:p>
          </table:table-cell>
          <table:table-cell table:style-name="ce1" office:value-type="string">
            <text:p>9.1005e-15</text:p>
          </table:table-cell>
        </table:table-row>
        <table:table-row table:style-name="ro2">
          <table:table-cell office:value-type="float" office:value="280.7017">
            <text:p>280.7017</text:p>
          </table:table-cell>
          <table:table-cell table:formula="of:=[.P30]*1000000" office:value-type="float" office:value="725.77">
            <text:p>725.77</text:p>
          </table:table-cell>
          <table:table-cell table:formula="of:=[.Q30]*1000000" office:value-type="float" office:value="196.87">
            <text:p>196.87</text:p>
          </table:table-cell>
          <table:table-cell table:formula="of:=[.R30]*1000000" office:value-type="float" office:value="428.65">
            <text:p>428.65</text:p>
          </table:table-cell>
          <table:table-cell table:formula="of:=[.S30]*1000000" office:value-type="float" office:value="18.225">
            <text:p>18.225</text:p>
          </table:table-cell>
          <table:table-cell table:formula="of:=[.T30]*1000000" office:value-type="float" office:value="0.018373">
            <text:p>0.018373</text:p>
          </table:table-cell>
          <table:table-cell table:formula="of:=[.U30]*1000000" office:value-type="float" office:value="0.000023423">
            <text:p>0.000023423</text:p>
          </table:table-cell>
          <table:table-cell table:formula="of:=[.V30]*1000000" office:value-type="float" office:value="0.0000000088216">
            <text:p>8.8216E-009</text:p>
          </table:table-cell>
          <table:table-cell table:formula="of:=[.W30]*1000000" office:value-type="float" office:value="725.77">
            <text:p>725.77</text:p>
          </table:table-cell>
          <table:table-cell table:formula="of:=[.X30]*1000000" office:value-type="float" office:value="196.87">
            <text:p>196.87</text:p>
          </table:table-cell>
          <table:table-cell table:formula="of:=[.Y30]*1000000" office:value-type="float" office:value="428.65">
            <text:p>428.65</text:p>
          </table:table-cell>
          <table:table-cell table:formula="of:=[.Z30]*1000000" office:value-type="float" office:value="20.246">
            <text:p>20.246</text:p>
          </table:table-cell>
          <table:table-cell table:formula="of:=[.AA30]*1000000" office:value-type="float" office:value="0">
            <text:p>0</text:p>
          </table:table-cell>
          <table:table-cell table:formula="of:=[.AB30]*1000000" office:value-type="float" office:value="0.000023421">
            <text:p>0.000023421</text:p>
          </table:table-cell>
          <table:table-cell table:formula="of:=[.AC30]*1000000" office:value-type="float" office:value="0.0000000088215">
            <text:p>8.8215E-009</text:p>
          </table:table-cell>
          <table:table-cell office:value-type="float" office:value="0.00072577">
            <text:p>0.00072577</text:p>
          </table:table-cell>
          <table:table-cell office:value-type="float" office:value="0.00019687">
            <text:p>0.00019687</text:p>
          </table:table-cell>
          <table:table-cell office:value-type="float" office:value="0.00042865">
            <text:p>0.00042865</text:p>
          </table:table-cell>
          <table:table-cell table:style-name="ce1" office:value-type="string">
            <text:p>1.8225e-05</text:p>
          </table:table-cell>
          <table:table-cell table:style-name="ce1" office:value-type="string">
            <text:p>1.8373e-08</text:p>
          </table:table-cell>
          <table:table-cell table:style-name="ce1" office:value-type="string">
            <text:p>2.3423e-11</text:p>
          </table:table-cell>
          <table:table-cell table:style-name="ce1" office:value-type="string">
            <text:p>8.8216e-15</text:p>
          </table:table-cell>
          <table:table-cell office:value-type="float" office:value="0.00072577">
            <text:p>0.00072577</text:p>
          </table:table-cell>
          <table:table-cell office:value-type="float" office:value="0.00019687">
            <text:p>0.00019687</text:p>
          </table:table-cell>
          <table:table-cell office:value-type="float" office:value="0.00042865">
            <text:p>0.00042865</text:p>
          </table:table-cell>
          <table:table-cell table:style-name="ce1" office:value-type="string">
            <text:p>2.0246e-05</text:p>
          </table:table-cell>
          <table:table-cell office:value-type="float" office:value="0">
            <text:p>0</text:p>
          </table:table-cell>
          <table:table-cell table:style-name="ce1" office:value-type="string">
            <text:p>2.3421e-11</text:p>
          </table:table-cell>
          <table:table-cell table:style-name="ce1" office:value-type="string">
            <text:p>8.8215e-15</text:p>
          </table:table-cell>
        </table:table-row>
        <table:table-row table:style-name="ro2">
          <table:table-cell office:value-type="float" office:value="290.7017">
            <text:p>290.7017</text:p>
          </table:table-cell>
          <table:table-cell table:formula="of:=[.P31]*1000000" office:value-type="float" office:value="712.21">
            <text:p>712.21</text:p>
          </table:table-cell>
          <table:table-cell table:formula="of:=[.Q31]*1000000" office:value-type="float" office:value="194.07">
            <text:p>194.07</text:p>
          </table:table-cell>
          <table:table-cell table:formula="of:=[.R31]*1000000" office:value-type="float" office:value="445.96">
            <text:p>445.96</text:p>
          </table:table-cell>
          <table:table-cell table:formula="of:=[.S31]*1000000" office:value-type="float" office:value="18.079">
            <text:p>18.079</text:p>
          </table:table-cell>
          <table:table-cell table:formula="of:=[.T31]*1000000" office:value-type="float" office:value="0.018858">
            <text:p>0.018858</text:p>
          </table:table-cell>
          <table:table-cell table:formula="of:=[.U31]*1000000" office:value-type="float" office:value="0.0000068028">
            <text:p>6.8028E-006</text:p>
          </table:table-cell>
          <table:table-cell table:formula="of:=[.V31]*1000000" office:value-type="float" office:value="0.0000000085513">
            <text:p>8.5513E-009</text:p>
          </table:table-cell>
          <table:table-cell table:formula="of:=[.W31]*1000000" office:value-type="float" office:value="712.21">
            <text:p>712.21</text:p>
          </table:table-cell>
          <table:table-cell table:formula="of:=[.X31]*1000000" office:value-type="float" office:value="194.07">
            <text:p>194.07</text:p>
          </table:table-cell>
          <table:table-cell table:formula="of:=[.Y31]*1000000" office:value-type="float" office:value="445.97">
            <text:p>445.97</text:p>
          </table:table-cell>
          <table:table-cell table:formula="of:=[.Z31]*1000000" office:value-type="float" office:value="20.237">
            <text:p>20.237</text:p>
          </table:table-cell>
          <table:table-cell table:formula="of:=[.AA31]*1000000" office:value-type="float" office:value="0">
            <text:p>0</text:p>
          </table:table-cell>
          <table:table-cell table:formula="of:=[.AB31]*1000000" office:value-type="float" office:value="0.0000068022">
            <text:p>6.8022E-006</text:p>
          </table:table-cell>
          <table:table-cell table:formula="of:=[.AC31]*1000000" office:value-type="float" office:value="0.0000000085513">
            <text:p>8.5513E-009</text:p>
          </table:table-cell>
          <table:table-cell office:value-type="float" office:value="0.00071221">
            <text:p>0.00071221</text:p>
          </table:table-cell>
          <table:table-cell office:value-type="float" office:value="0.00019407">
            <text:p>0.00019407</text:p>
          </table:table-cell>
          <table:table-cell office:value-type="float" office:value="0.00044596">
            <text:p>0.00044596</text:p>
          </table:table-cell>
          <table:table-cell table:style-name="ce1" office:value-type="string">
            <text:p>1.8079e-05</text:p>
          </table:table-cell>
          <table:table-cell table:style-name="ce1" office:value-type="string">
            <text:p>1.8858e-08</text:p>
          </table:table-cell>
          <table:table-cell table:style-name="ce1" office:value-type="string">
            <text:p>6.8028e-12</text:p>
          </table:table-cell>
          <table:table-cell table:style-name="ce1" office:value-type="string">
            <text:p>8.5513e-15</text:p>
          </table:table-cell>
          <table:table-cell office:value-type="float" office:value="0.00071221">
            <text:p>0.00071221</text:p>
          </table:table-cell>
          <table:table-cell office:value-type="float" office:value="0.00019407">
            <text:p>0.00019407</text:p>
          </table:table-cell>
          <table:table-cell office:value-type="float" office:value="0.00044597">
            <text:p>0.00044597</text:p>
          </table:table-cell>
          <table:table-cell table:style-name="ce1" office:value-type="string">
            <text:p>2.0237e-05</text:p>
          </table:table-cell>
          <table:table-cell office:value-type="float" office:value="0">
            <text:p>0</text:p>
          </table:table-cell>
          <table:table-cell table:style-name="ce1" office:value-type="string">
            <text:p>6.8022e-12</text:p>
          </table:table-cell>
          <table:table-cell table:style-name="ce1" office:value-type="string">
            <text:p>8.5513e-15</text:p>
          </table:table-cell>
        </table:table-row>
        <table:table-row table:style-name="ro2">
          <table:table-cell office:value-type="float" office:value="300.7017">
            <text:p>300.7017</text:p>
          </table:table-cell>
          <table:table-cell table:formula="of:=[.P32]*1000000" office:value-type="float" office:value="699.24">
            <text:p>699.24</text:p>
          </table:table-cell>
          <table:table-cell table:formula="of:=[.Q32]*1000000" office:value-type="float" office:value="191.29">
            <text:p>191.29</text:p>
          </table:table-cell>
          <table:table-cell table:formula="of:=[.R32]*1000000" office:value-type="float" office:value="462.59">
            <text:p>462.59</text:p>
          </table:table-cell>
          <table:table-cell table:formula="of:=[.S32]*1000000" office:value-type="float" office:value="17.931">
            <text:p>17.931</text:p>
          </table:table-cell>
          <table:table-cell table:formula="of:=[.T32]*1000000" office:value-type="float" office:value="0.019331">
            <text:p>0.019331</text:p>
          </table:table-cell>
          <table:table-cell table:formula="of:=[.U32]*1000000" office:value-type="float" office:value="0.0000018989">
            <text:p>1.8989E-006</text:p>
          </table:table-cell>
          <table:table-cell table:formula="of:=[.V32]*1000000" office:value-type="float" office:value="0.0000000082896">
            <text:p>8.2896E-009</text:p>
          </table:table-cell>
          <table:table-cell table:formula="of:=[.W32]*1000000" office:value-type="float" office:value="699.24">
            <text:p>699.24</text:p>
          </table:table-cell>
          <table:table-cell table:formula="of:=[.X32]*1000000" office:value-type="float" office:value="191.29">
            <text:p>191.29</text:p>
          </table:table-cell>
          <table:table-cell table:formula="of:=[.Y32]*1000000" office:value-type="float" office:value="462.59">
            <text:p>462.59</text:p>
          </table:table-cell>
          <table:table-cell table:formula="of:=[.Z32]*1000000" office:value-type="float" office:value="20.228">
            <text:p>20.228</text:p>
          </table:table-cell>
          <table:table-cell table:formula="of:=[.AA32]*1000000" office:value-type="float" office:value="0">
            <text:p>0</text:p>
          </table:table-cell>
          <table:table-cell table:formula="of:=[.AB32]*1000000" office:value-type="float" office:value="0.0000018987">
            <text:p>1.8987E-006</text:p>
          </table:table-cell>
          <table:table-cell table:formula="of:=[.AC32]*1000000" office:value-type="float" office:value="0.0000000082895">
            <text:p>8.2895E-009</text:p>
          </table:table-cell>
          <table:table-cell office:value-type="float" office:value="0.00069924">
            <text:p>0.00069924</text:p>
          </table:table-cell>
          <table:table-cell office:value-type="float" office:value="0.00019129">
            <text:p>0.00019129</text:p>
          </table:table-cell>
          <table:table-cell office:value-type="float" office:value="0.00046259">
            <text:p>0.00046259</text:p>
          </table:table-cell>
          <table:table-cell table:style-name="ce1" office:value-type="string">
            <text:p>1.7931e-05</text:p>
          </table:table-cell>
          <table:table-cell table:style-name="ce1" office:value-type="string">
            <text:p>1.9331e-08</text:p>
          </table:table-cell>
          <table:table-cell table:style-name="ce1" office:value-type="string">
            <text:p>1.8989e-12</text:p>
          </table:table-cell>
          <table:table-cell table:style-name="ce1" office:value-type="string">
            <text:p>8.2896e-15</text:p>
          </table:table-cell>
          <table:table-cell office:value-type="float" office:value="0.00069924">
            <text:p>0.00069924</text:p>
          </table:table-cell>
          <table:table-cell office:value-type="float" office:value="0.00019129">
            <text:p>0.00019129</text:p>
          </table:table-cell>
          <table:table-cell office:value-type="float" office:value="0.00046259">
            <text:p>0.00046259</text:p>
          </table:table-cell>
          <table:table-cell table:style-name="ce1" office:value-type="string">
            <text:p>2.0228e-05</text:p>
          </table:table-cell>
          <table:table-cell office:value-type="float" office:value="0">
            <text:p>0</text:p>
          </table:table-cell>
          <table:table-cell table:style-name="ce1" office:value-type="string">
            <text:p>1.8987e-12</text:p>
          </table:table-cell>
          <table:table-cell table:style-name="ce1" office:value-type="string">
            <text:p>8.2895e-15</text:p>
          </table:table-cell>
        </table:table-row>
        <table:table-row table:style-name="ro2">
          <table:table-cell office:value-type="float" office:value="310.7017">
            <text:p>310.7017</text:p>
          </table:table-cell>
          <table:table-cell table:formula="of:=[.P33]*1000000" office:value-type="float" office:value="686.82">
            <text:p>686.82</text:p>
          </table:table-cell>
          <table:table-cell table:formula="of:=[.Q33]*1000000" office:value-type="float" office:value="188.55">
            <text:p>188.55</text:p>
          </table:table-cell>
          <table:table-cell table:formula="of:=[.R33]*1000000" office:value-type="float" office:value="478.58">
            <text:p>478.58</text:p>
          </table:table-cell>
          <table:table-cell table:formula="of:=[.S33]*1000000" office:value-type="float" office:value="17.782">
            <text:p>17.782</text:p>
          </table:table-cell>
          <table:table-cell table:formula="of:=[.T33]*1000000" office:value-type="float" office:value="0.019792">
            <text:p>0.019792</text:p>
          </table:table-cell>
          <table:table-cell table:formula="of:=[.U33]*1000000" office:value-type="float" office:value="0.00000051112">
            <text:p>5.1112E-007</text:p>
          </table:table-cell>
          <table:table-cell table:formula="of:=[.V33]*1000000" office:value-type="float" office:value="0.000000008036">
            <text:p>0.000000008</text:p>
          </table:table-cell>
          <table:table-cell table:formula="of:=[.W33]*1000000" office:value-type="float" office:value="686.82">
            <text:p>686.82</text:p>
          </table:table-cell>
          <table:table-cell table:formula="of:=[.X33]*1000000" office:value-type="float" office:value="188.55">
            <text:p>188.55</text:p>
          </table:table-cell>
          <table:table-cell table:formula="of:=[.Y33]*1000000" office:value-type="float" office:value="478.58">
            <text:p>478.58</text:p>
          </table:table-cell>
          <table:table-cell table:formula="of:=[.Z33]*1000000" office:value-type="float" office:value="20.22">
            <text:p>20.22</text:p>
          </table:table-cell>
          <table:table-cell table:formula="of:=[.AA33]*1000000" office:value-type="float" office:value="0">
            <text:p>0</text:p>
          </table:table-cell>
          <table:table-cell table:formula="of:=[.AB33]*1000000" office:value-type="float" office:value="0.00000051106">
            <text:p>5.1106E-007</text:p>
          </table:table-cell>
          <table:table-cell table:formula="of:=[.AC33]*1000000" office:value-type="float" office:value="0.0000000080359">
            <text:p>0.000000008</text:p>
          </table:table-cell>
          <table:table-cell office:value-type="float" office:value="0.00068682">
            <text:p>0.00068682</text:p>
          </table:table-cell>
          <table:table-cell office:value-type="float" office:value="0.00018855">
            <text:p>0.00018855</text:p>
          </table:table-cell>
          <table:table-cell office:value-type="float" office:value="0.00047858">
            <text:p>0.00047858</text:p>
          </table:table-cell>
          <table:table-cell table:style-name="ce1" office:value-type="string">
            <text:p>1.7782e-05</text:p>
          </table:table-cell>
          <table:table-cell table:style-name="ce1" office:value-type="string">
            <text:p>1.9792e-08</text:p>
          </table:table-cell>
          <table:table-cell table:style-name="ce1" office:value-type="string">
            <text:p>5.1112e-13</text:p>
          </table:table-cell>
          <table:table-cell table:style-name="ce1" office:value-type="string">
            <text:p>8.036e-15</text:p>
          </table:table-cell>
          <table:table-cell office:value-type="float" office:value="0.00068682">
            <text:p>0.00068682</text:p>
          </table:table-cell>
          <table:table-cell office:value-type="float" office:value="0.00018855">
            <text:p>0.00018855</text:p>
          </table:table-cell>
          <table:table-cell office:value-type="float" office:value="0.00047858">
            <text:p>0.00047858</text:p>
          </table:table-cell>
          <table:table-cell table:style-name="ce1" office:value-type="string">
            <text:p>2.022e-05</text:p>
          </table:table-cell>
          <table:table-cell office:value-type="float" office:value="0">
            <text:p>0</text:p>
          </table:table-cell>
          <table:table-cell table:style-name="ce1" office:value-type="string">
            <text:p>5.1106e-13</text:p>
          </table:table-cell>
          <table:table-cell table:style-name="ce1" office:value-type="string">
            <text:p>8.0359e-15</text:p>
          </table:table-cell>
        </table:table-row>
        <table:table-row table:style-name="ro2">
          <table:table-cell office:value-type="float" office:value="320.7017">
            <text:p>320.7017</text:p>
          </table:table-cell>
          <table:table-cell table:formula="of:=[.P34]*1000000" office:value-type="float" office:value="674.88">
            <text:p>674.88</text:p>
          </table:table-cell>
          <table:table-cell table:formula="of:=[.Q34]*1000000" office:value-type="float" office:value="185.87">
            <text:p>185.87</text:p>
          </table:table-cell>
          <table:table-cell table:formula="of:=[.R34]*1000000" office:value-type="float" office:value="493.97">
            <text:p>493.97</text:p>
          </table:table-cell>
          <table:table-cell table:formula="of:=[.S34]*1000000" office:value-type="float" office:value="17.632">
            <text:p>17.632</text:p>
          </table:table-cell>
          <table:table-cell table:formula="of:=[.T34]*1000000" office:value-type="float" office:value="0.020242">
            <text:p>0.020242</text:p>
          </table:table-cell>
          <table:table-cell table:formula="of:=[.U34]*1000000" office:value-type="float" office:value="0.00000013305">
            <text:p>1.3305E-007</text:p>
          </table:table-cell>
          <table:table-cell table:formula="of:=[.V34]*1000000" office:value-type="float" office:value="0.0000000077902">
            <text:p>7.7902E-009</text:p>
          </table:table-cell>
          <table:table-cell table:formula="of:=[.W34]*1000000" office:value-type="float" office:value="674.88">
            <text:p>674.88</text:p>
          </table:table-cell>
          <table:table-cell table:formula="of:=[.X34]*1000000" office:value-type="float" office:value="185.87">
            <text:p>185.87</text:p>
          </table:table-cell>
          <table:table-cell table:formula="of:=[.Y34]*1000000" office:value-type="float" office:value="493.97">
            <text:p>493.97</text:p>
          </table:table-cell>
          <table:table-cell table:formula="of:=[.Z34]*1000000" office:value-type="float" office:value="20.212">
            <text:p>20.212</text:p>
          </table:table-cell>
          <table:table-cell table:formula="of:=[.AA34]*1000000" office:value-type="float" office:value="0">
            <text:p>0</text:p>
          </table:table-cell>
          <table:table-cell table:formula="of:=[.AB34]*1000000" office:value-type="float" office:value="0.00000013303">
            <text:p>0.000000133</text:p>
          </table:table-cell>
          <table:table-cell table:formula="of:=[.AC34]*1000000" office:value-type="float" office:value="0.0000000077902">
            <text:p>7.7902E-009</text:p>
          </table:table-cell>
          <table:table-cell office:value-type="float" office:value="0.00067488">
            <text:p>0.00067488</text:p>
          </table:table-cell>
          <table:table-cell office:value-type="float" office:value="0.00018587">
            <text:p>0.00018587</text:p>
          </table:table-cell>
          <table:table-cell office:value-type="float" office:value="0.00049397">
            <text:p>0.00049397</text:p>
          </table:table-cell>
          <table:table-cell table:style-name="ce1" office:value-type="string">
            <text:p>1.7632e-05</text:p>
          </table:table-cell>
          <table:table-cell table:style-name="ce1" office:value-type="string">
            <text:p>2.0242e-08</text:p>
          </table:table-cell>
          <table:table-cell table:style-name="ce1" office:value-type="string">
            <text:p>1.3305e-13</text:p>
          </table:table-cell>
          <table:table-cell table:style-name="ce1" office:value-type="string">
            <text:p>7.7902e-15</text:p>
          </table:table-cell>
          <table:table-cell office:value-type="float" office:value="0.00067488">
            <text:p>0.00067488</text:p>
          </table:table-cell>
          <table:table-cell office:value-type="float" office:value="0.00018587">
            <text:p>0.00018587</text:p>
          </table:table-cell>
          <table:table-cell office:value-type="float" office:value="0.00049397">
            <text:p>0.00049397</text:p>
          </table:table-cell>
          <table:table-cell table:style-name="ce1" office:value-type="string">
            <text:p>2.0212e-05</text:p>
          </table:table-cell>
          <table:table-cell office:value-type="float" office:value="0">
            <text:p>0</text:p>
          </table:table-cell>
          <table:table-cell table:style-name="ce1" office:value-type="string">
            <text:p>1.3303e-13</text:p>
          </table:table-cell>
          <table:table-cell table:style-name="ce1" office:value-type="string">
            <text:p>7.7902e-15</text:p>
          </table:table-cell>
        </table:table-row>
        <table:table-row table:style-name="ro2">
          <table:table-cell office:value-type="float" office:value="330.7017">
            <text:p>330.7017</text:p>
          </table:table-cell>
          <table:table-cell table:formula="of:=[.P35]*1000000" office:value-type="float" office:value="663.38">
            <text:p>663.38</text:p>
          </table:table-cell>
          <table:table-cell table:formula="of:=[.Q35]*1000000" office:value-type="float" office:value="183.24">
            <text:p>183.24</text:p>
          </table:table-cell>
          <table:table-cell table:formula="of:=[.R35]*1000000" office:value-type="float" office:value="508.8">
            <text:p>508.8</text:p>
          </table:table-cell>
          <table:table-cell table:formula="of:=[.S35]*1000000" office:value-type="float" office:value="17.48">
            <text:p>17.48</text:p>
          </table:table-cell>
          <table:table-cell table:formula="of:=[.T35]*1000000" office:value-type="float" office:value="0.020681">
            <text:p>0.020681</text:p>
          </table:table-cell>
          <table:table-cell table:formula="of:=[.U35]*1000000" office:value-type="float" office:value="0.00000003358">
            <text:p>3.358E-008</text:p>
          </table:table-cell>
          <table:table-cell table:formula="of:=[.V35]*1000000" office:value-type="float" office:value="0.0000000075521">
            <text:p>7.5521E-009</text:p>
          </table:table-cell>
          <table:table-cell table:formula="of:=[.W35]*1000000" office:value-type="float" office:value="663.38">
            <text:p>663.38</text:p>
          </table:table-cell>
          <table:table-cell table:formula="of:=[.X35]*1000000" office:value-type="float" office:value="183.24">
            <text:p>183.24</text:p>
          </table:table-cell>
          <table:table-cell table:formula="of:=[.Y35]*1000000" office:value-type="float" office:value="508.8">
            <text:p>508.8</text:p>
          </table:table-cell>
          <table:table-cell table:formula="of:=[.Z35]*1000000" office:value-type="float" office:value="20.206">
            <text:p>20.206</text:p>
          </table:table-cell>
          <table:table-cell table:formula="of:=[.AA35]*1000000" office:value-type="float" office:value="0">
            <text:p>0</text:p>
          </table:table-cell>
          <table:table-cell table:formula="of:=[.AB35]*1000000" office:value-type="float" office:value="0.000000033572">
            <text:p>3.3572E-008</text:p>
          </table:table-cell>
          <table:table-cell table:formula="of:=[.AC35]*1000000" office:value-type="float" office:value="0.0000000075521">
            <text:p>7.5521E-009</text:p>
          </table:table-cell>
          <table:table-cell office:value-type="float" office:value="0.00066338">
            <text:p>0.00066338</text:p>
          </table:table-cell>
          <table:table-cell office:value-type="float" office:value="0.00018324">
            <text:p>0.00018324</text:p>
          </table:table-cell>
          <table:table-cell office:value-type="float" office:value="0.0005088">
            <text:p>0.0005088</text:p>
          </table:table-cell>
          <table:table-cell table:style-name="ce1" office:value-type="string">
            <text:p>1.748e-05</text:p>
          </table:table-cell>
          <table:table-cell table:style-name="ce1" office:value-type="string">
            <text:p>2.0681e-08</text:p>
          </table:table-cell>
          <table:table-cell table:style-name="ce1" office:value-type="string">
            <text:p>3.358e-14</text:p>
          </table:table-cell>
          <table:table-cell table:style-name="ce1" office:value-type="string">
            <text:p>7.5521e-15</text:p>
          </table:table-cell>
          <table:table-cell office:value-type="float" office:value="0.00066338">
            <text:p>0.00066338</text:p>
          </table:table-cell>
          <table:table-cell office:value-type="float" office:value="0.00018324">
            <text:p>0.00018324</text:p>
          </table:table-cell>
          <table:table-cell office:value-type="float" office:value="0.0005088">
            <text:p>0.0005088</text:p>
          </table:table-cell>
          <table:table-cell table:style-name="ce1" office:value-type="string">
            <text:p>2.0206e-05</text:p>
          </table:table-cell>
          <table:table-cell office:value-type="float" office:value="0">
            <text:p>0</text:p>
          </table:table-cell>
          <table:table-cell table:style-name="ce1" office:value-type="string">
            <text:p>3.3572e-14</text:p>
          </table:table-cell>
          <table:table-cell table:style-name="ce1" office:value-type="string">
            <text:p>7.5521e-15</text:p>
          </table:table-cell>
        </table:table-row>
        <table:table-row table:style-name="ro2">
          <table:table-cell office:value-type="float" office:value="340.7017">
            <text:p>340.7017</text:p>
          </table:table-cell>
          <table:table-cell table:formula="of:=[.P36]*1000000" office:value-type="float" office:value="652.29">
            <text:p>652.29</text:p>
          </table:table-cell>
          <table:table-cell table:formula="of:=[.Q36]*1000000" office:value-type="float" office:value="180.68">
            <text:p>180.68</text:p>
          </table:table-cell>
          <table:table-cell table:formula="of:=[.R36]*1000000" office:value-type="float" office:value="523.12">
            <text:p>523.12</text:p>
          </table:table-cell>
          <table:table-cell table:formula="of:=[.S36]*1000000" office:value-type="float" office:value="17.326">
            <text:p>17.326</text:p>
          </table:table-cell>
          <table:table-cell table:formula="of:=[.T36]*1000000" office:value-type="float" office:value="0.02111">
            <text:p>0.02111</text:p>
          </table:table-cell>
          <table:table-cell table:formula="of:=[.U36]*1000000" office:value-type="float" office:value="0.0000000082402">
            <text:p>8.2402E-009</text:p>
          </table:table-cell>
          <table:table-cell table:formula="of:=[.V36]*1000000" office:value-type="float" office:value="0.0000000073214">
            <text:p>7.3214E-009</text:p>
          </table:table-cell>
          <table:table-cell table:formula="of:=[.W36]*1000000" office:value-type="float" office:value="652.29">
            <text:p>652.29</text:p>
          </table:table-cell>
          <table:table-cell table:formula="of:=[.X36]*1000000" office:value-type="float" office:value="180.68">
            <text:p>180.68</text:p>
          </table:table-cell>
          <table:table-cell table:formula="of:=[.Y36]*1000000" office:value-type="float" office:value="523.12">
            <text:p>523.12</text:p>
          </table:table-cell>
          <table:table-cell table:formula="of:=[.Z36]*1000000" office:value-type="float" office:value="20.199">
            <text:p>20.199</text:p>
          </table:table-cell>
          <table:table-cell table:formula="of:=[.AA36]*1000000" office:value-type="float" office:value="0">
            <text:p>0</text:p>
          </table:table-cell>
          <table:table-cell table:formula="of:=[.AB36]*1000000" office:value-type="float" office:value="0.0000000082399">
            <text:p>8.2399E-009</text:p>
          </table:table-cell>
          <table:table-cell table:formula="of:=[.AC36]*1000000" office:value-type="float" office:value="0.0000000073214">
            <text:p>7.3214E-009</text:p>
          </table:table-cell>
          <table:table-cell office:value-type="float" office:value="0.00065229">
            <text:p>0.00065229</text:p>
          </table:table-cell>
          <table:table-cell office:value-type="float" office:value="0.00018068">
            <text:p>0.00018068</text:p>
          </table:table-cell>
          <table:table-cell office:value-type="float" office:value="0.00052312">
            <text:p>0.00052312</text:p>
          </table:table-cell>
          <table:table-cell table:style-name="ce1" office:value-type="string">
            <text:p>1.7326e-05</text:p>
          </table:table-cell>
          <table:table-cell table:style-name="ce1" office:value-type="string">
            <text:p>2.111e-08</text:p>
          </table:table-cell>
          <table:table-cell table:style-name="ce1" office:value-type="string">
            <text:p>8.2402e-15</text:p>
          </table:table-cell>
          <table:table-cell table:style-name="ce1" office:value-type="string">
            <text:p>7.3214e-15</text:p>
          </table:table-cell>
          <table:table-cell office:value-type="float" office:value="0.00065229">
            <text:p>0.00065229</text:p>
          </table:table-cell>
          <table:table-cell office:value-type="float" office:value="0.00018068">
            <text:p>0.00018068</text:p>
          </table:table-cell>
          <table:table-cell office:value-type="float" office:value="0.00052312">
            <text:p>0.00052312</text:p>
          </table:table-cell>
          <table:table-cell table:style-name="ce1" office:value-type="string">
            <text:p>2.0199e-05</text:p>
          </table:table-cell>
          <table:table-cell office:value-type="float" office:value="0">
            <text:p>0</text:p>
          </table:table-cell>
          <table:table-cell table:style-name="ce1" office:value-type="string">
            <text:p>8.2399e-15</text:p>
          </table:table-cell>
          <table:table-cell table:style-name="ce1" office:value-type="string">
            <text:p>7.3214e-15</text:p>
          </table:table-cell>
        </table:table-row>
        <table:table-row table:style-name="ro2">
          <table:table-cell office:value-type="float" office:value="350.7017">
            <text:p>350.7017</text:p>
          </table:table-cell>
          <table:table-cell table:formula="of:=[.P37]*1000000" office:value-type="float" office:value="641.57">
            <text:p>641.57</text:p>
          </table:table-cell>
          <table:table-cell table:formula="of:=[.Q37]*1000000" office:value-type="float" office:value="178.19">
            <text:p>178.19</text:p>
          </table:table-cell>
          <table:table-cell table:formula="of:=[.R37]*1000000" office:value-type="float" office:value="536.96">
            <text:p>536.96</text:p>
          </table:table-cell>
          <table:table-cell table:formula="of:=[.S37]*1000000" office:value-type="float" office:value="17.172">
            <text:p>17.172</text:p>
          </table:table-cell>
          <table:table-cell table:formula="of:=[.T37]*1000000" office:value-type="float" office:value="0.021529">
            <text:p>0.021529</text:p>
          </table:table-cell>
          <table:table-cell table:formula="of:=[.U37]*1000000" office:value-type="float" office:value="0.0000000019708">
            <text:p>0.000000002</text:p>
          </table:table-cell>
          <table:table-cell table:formula="of:=[.V37]*1000000" office:value-type="float" office:value="0.0000000070978">
            <text:p>7.0978E-009</text:p>
          </table:table-cell>
          <table:table-cell table:formula="of:=[.W37]*1000000" office:value-type="float" office:value="641.57">
            <text:p>641.57</text:p>
          </table:table-cell>
          <table:table-cell table:formula="of:=[.X37]*1000000" office:value-type="float" office:value="178.19">
            <text:p>178.19</text:p>
          </table:table-cell>
          <table:table-cell table:formula="of:=[.Y37]*1000000" office:value-type="float" office:value="536.96">
            <text:p>536.96</text:p>
          </table:table-cell>
          <table:table-cell table:formula="of:=[.Z37]*1000000" office:value-type="float" office:value="20.194">
            <text:p>20.194</text:p>
          </table:table-cell>
          <table:table-cell table:formula="of:=[.AA37]*1000000" office:value-type="float" office:value="0">
            <text:p>0</text:p>
          </table:table-cell>
          <table:table-cell table:formula="of:=[.AB37]*1000000" office:value-type="float" office:value="0.0000000019719">
            <text:p>0.000000002</text:p>
          </table:table-cell>
          <table:table-cell table:formula="of:=[.AC37]*1000000" office:value-type="float" office:value="0.0000000070978">
            <text:p>7.0978E-009</text:p>
          </table:table-cell>
          <table:table-cell office:value-type="float" office:value="0.00064157">
            <text:p>0.00064157</text:p>
          </table:table-cell>
          <table:table-cell office:value-type="float" office:value="0.00017819">
            <text:p>0.00017819</text:p>
          </table:table-cell>
          <table:table-cell office:value-type="float" office:value="0.00053696">
            <text:p>0.00053696</text:p>
          </table:table-cell>
          <table:table-cell table:style-name="ce1" office:value-type="string">
            <text:p>1.7172e-05</text:p>
          </table:table-cell>
          <table:table-cell table:style-name="ce1" office:value-type="string">
            <text:p>2.1529e-08</text:p>
          </table:table-cell>
          <table:table-cell table:style-name="ce1" office:value-type="string">
            <text:p>1.9708e-15</text:p>
          </table:table-cell>
          <table:table-cell table:style-name="ce1" office:value-type="string">
            <text:p>7.0978e-15</text:p>
          </table:table-cell>
          <table:table-cell office:value-type="float" office:value="0.00064157">
            <text:p>0.00064157</text:p>
          </table:table-cell>
          <table:table-cell office:value-type="float" office:value="0.00017819">
            <text:p>0.00017819</text:p>
          </table:table-cell>
          <table:table-cell office:value-type="float" office:value="0.00053696">
            <text:p>0.00053696</text:p>
          </table:table-cell>
          <table:table-cell table:style-name="ce1" office:value-type="string">
            <text:p>2.0194e-05</text:p>
          </table:table-cell>
          <table:table-cell office:value-type="float" office:value="0">
            <text:p>0</text:p>
          </table:table-cell>
          <table:table-cell table:style-name="ce1" office:value-type="string">
            <text:p>1.9719e-15</text:p>
          </table:table-cell>
          <table:table-cell table:style-name="ce1" office:value-type="string">
            <text:p>7.0978e-15</text:p>
          </table:table-cell>
        </table:table-row>
        <table:table-row table:style-name="ro2">
          <table:table-cell office:value-type="float" office:value="360.7017">
            <text:p>360.7017</text:p>
          </table:table-cell>
          <table:table-cell table:formula="of:=[.P38]*1000000" office:value-type="float" office:value="631.19">
            <text:p>631.19</text:p>
          </table:table-cell>
          <table:table-cell table:formula="of:=[.Q38]*1000000" office:value-type="float" office:value="175.76">
            <text:p>175.76</text:p>
          </table:table-cell>
          <table:table-cell table:formula="of:=[.R38]*1000000" office:value-type="float" office:value="550.36">
            <text:p>550.36</text:p>
          </table:table-cell>
          <table:table-cell table:formula="of:=[.S38]*1000000" office:value-type="float" office:value="17.016">
            <text:p>17.016</text:p>
          </table:table-cell>
          <table:table-cell table:formula="of:=[.T38]*1000000" office:value-type="float" office:value="0.021939">
            <text:p>0.021939</text:p>
          </table:table-cell>
          <table:table-cell table:formula="of:=[.U38]*1000000" office:value-type="float" office:value="0.00000000046472">
            <text:p>4.6472E-010</text:p>
          </table:table-cell>
          <table:table-cell table:formula="of:=[.V38]*1000000" office:value-type="float" office:value="0.0000000068812">
            <text:p>6.8812E-009</text:p>
          </table:table-cell>
          <table:table-cell table:formula="of:=[.W38]*1000000" office:value-type="float" office:value="631.19">
            <text:p>631.19</text:p>
          </table:table-cell>
          <table:table-cell table:formula="of:=[.X38]*1000000" office:value-type="float" office:value="175.76">
            <text:p>175.76</text:p>
          </table:table-cell>
          <table:table-cell table:formula="of:=[.Y38]*1000000" office:value-type="float" office:value="550.36">
            <text:p>550.36</text:p>
          </table:table-cell>
          <table:table-cell table:formula="of:=[.Z38]*1000000" office:value-type="float" office:value="20.188">
            <text:p>20.188</text:p>
          </table:table-cell>
          <table:table-cell table:formula="of:=[.AA38]*1000000" office:value-type="float" office:value="0">
            <text:p>0</text:p>
          </table:table-cell>
          <table:table-cell table:formula="of:=[.AB38]*1000000" office:value-type="float" office:value="0.00000000045944">
            <text:p>4.5944E-010</text:p>
          </table:table-cell>
          <table:table-cell table:formula="of:=[.AC38]*1000000" office:value-type="float" office:value="0.0000000068811">
            <text:p>6.8811E-009</text:p>
          </table:table-cell>
          <table:table-cell office:value-type="float" office:value="0.00063119">
            <text:p>0.00063119</text:p>
          </table:table-cell>
          <table:table-cell office:value-type="float" office:value="0.00017576">
            <text:p>0.00017576</text:p>
          </table:table-cell>
          <table:table-cell office:value-type="float" office:value="0.00055036">
            <text:p>0.00055036</text:p>
          </table:table-cell>
          <table:table-cell table:style-name="ce1" office:value-type="string">
            <text:p>1.7016e-05</text:p>
          </table:table-cell>
          <table:table-cell table:style-name="ce1" office:value-type="string">
            <text:p>2.1939e-08</text:p>
          </table:table-cell>
          <table:table-cell table:style-name="ce1" office:value-type="string">
            <text:p>4.6472e-16</text:p>
          </table:table-cell>
          <table:table-cell table:style-name="ce1" office:value-type="string">
            <text:p>6.8812e-15</text:p>
          </table:table-cell>
          <table:table-cell office:value-type="float" office:value="0.00063119">
            <text:p>0.00063119</text:p>
          </table:table-cell>
          <table:table-cell office:value-type="float" office:value="0.00017576">
            <text:p>0.00017576</text:p>
          </table:table-cell>
          <table:table-cell office:value-type="float" office:value="0.00055036">
            <text:p>0.00055036</text:p>
          </table:table-cell>
          <table:table-cell table:style-name="ce1" office:value-type="string">
            <text:p>2.0188e-05</text:p>
          </table:table-cell>
          <table:table-cell office:value-type="float" office:value="0">
            <text:p>0</text:p>
          </table:table-cell>
          <table:table-cell table:style-name="ce1" office:value-type="string">
            <text:p>4.5944e-16</text:p>
          </table:table-cell>
          <table:table-cell table:style-name="ce1" office:value-type="string">
            <text:p>6.8811e-15</text:p>
          </table:table-cell>
        </table:table-row>
        <table:table-row table:style-name="ro2">
          <table:table-cell office:value-type="float" office:value="370.7017">
            <text:p>370.7017</text:p>
          </table:table-cell>
          <table:table-cell table:formula="of:=[.P39]*1000000" office:value-type="float" office:value="621.12">
            <text:p>621.12</text:p>
          </table:table-cell>
          <table:table-cell table:formula="of:=[.Q39]*1000000" office:value-type="float" office:value="173.39">
            <text:p>173.39</text:p>
          </table:table-cell>
          <table:table-cell table:formula="of:=[.R39]*1000000" office:value-type="float" office:value="563.34">
            <text:p>563.34</text:p>
          </table:table-cell>
          <table:table-cell table:formula="of:=[.S39]*1000000" office:value-type="float" office:value="16.859">
            <text:p>16.859</text:p>
          </table:table-cell>
          <table:table-cell table:formula="of:=[.T39]*1000000" office:value-type="float" office:value="0.02234">
            <text:p>0.02234</text:p>
          </table:table-cell>
          <table:table-cell table:formula="of:=[.U39]*1000000" office:value-type="float" office:value="0.0000000001087">
            <text:p>1.087E-010</text:p>
          </table:table-cell>
          <table:table-cell table:formula="of:=[.V39]*1000000" office:value-type="float" office:value="0.0000000066712">
            <text:p>6.6712E-009</text:p>
          </table:table-cell>
          <table:table-cell table:formula="of:=[.W39]*1000000" office:value-type="float" office:value="621.12">
            <text:p>621.12</text:p>
          </table:table-cell>
          <table:table-cell table:formula="of:=[.X39]*1000000" office:value-type="float" office:value="173.39">
            <text:p>173.39</text:p>
          </table:table-cell>
          <table:table-cell table:formula="of:=[.Y39]*1000000" office:value-type="float" office:value="563.34">
            <text:p>563.34</text:p>
          </table:table-cell>
          <table:table-cell table:formula="of:=[.Z39]*1000000" office:value-type="float" office:value="20.183">
            <text:p>20.183</text:p>
          </table:table-cell>
          <table:table-cell table:formula="of:=[.AA39]*1000000" office:value-type="float" office:value="0">
            <text:p>0</text:p>
          </table:table-cell>
          <table:table-cell table:formula="of:=[.AB39]*1000000" office:value-type="float" office:value="0.00000000010216">
            <text:p>1.0216E-010</text:p>
          </table:table-cell>
          <table:table-cell table:formula="of:=[.AC39]*1000000" office:value-type="float" office:value="0.0000000066711">
            <text:p>6.6711E-009</text:p>
          </table:table-cell>
          <table:table-cell office:value-type="float" office:value="0.00062112">
            <text:p>0.00062112</text:p>
          </table:table-cell>
          <table:table-cell office:value-type="float" office:value="0.00017339">
            <text:p>0.00017339</text:p>
          </table:table-cell>
          <table:table-cell office:value-type="float" office:value="0.00056334">
            <text:p>0.00056334</text:p>
          </table:table-cell>
          <table:table-cell table:style-name="ce1" office:value-type="string">
            <text:p>1.6859e-05</text:p>
          </table:table-cell>
          <table:table-cell table:style-name="ce1" office:value-type="string">
            <text:p>2.234e-08</text:p>
          </table:table-cell>
          <table:table-cell table:style-name="ce1" office:value-type="string">
            <text:p>1.087e-16</text:p>
          </table:table-cell>
          <table:table-cell table:style-name="ce1" office:value-type="string">
            <text:p>6.6712e-15</text:p>
          </table:table-cell>
          <table:table-cell office:value-type="float" office:value="0.00062112">
            <text:p>0.00062112</text:p>
          </table:table-cell>
          <table:table-cell office:value-type="float" office:value="0.00017339">
            <text:p>0.00017339</text:p>
          </table:table-cell>
          <table:table-cell office:value-type="float" office:value="0.00056334">
            <text:p>0.00056334</text:p>
          </table:table-cell>
          <table:table-cell table:style-name="ce1" office:value-type="string">
            <text:p>2.0183e-05</text:p>
          </table:table-cell>
          <table:table-cell office:value-type="float" office:value="0">
            <text:p>0</text:p>
          </table:table-cell>
          <table:table-cell table:style-name="ce1" office:value-type="string">
            <text:p>1.0216e-16</text:p>
          </table:table-cell>
          <table:table-cell table:style-name="ce1" office:value-type="string">
            <text:p>6.6711e-15</text:p>
          </table:table-cell>
        </table:table-row>
        <table:table-row table:style-name="ro2">
          <table:table-cell office:value-type="float" office:value="380.7017">
            <text:p>380.7017</text:p>
          </table:table-cell>
          <table:table-cell table:formula="of:=[.P40]*1000000" office:value-type="float" office:value="611.34">
            <text:p>611.34</text:p>
          </table:table-cell>
          <table:table-cell table:formula="of:=[.Q40]*1000000" office:value-type="float" office:value="171.08">
            <text:p>171.08</text:p>
          </table:table-cell>
          <table:table-cell table:formula="of:=[.R40]*1000000" office:value-type="float" office:value="575.94">
            <text:p>575.94</text:p>
          </table:table-cell>
          <table:table-cell table:formula="of:=[.S40]*1000000" office:value-type="float" office:value="16.7">
            <text:p>16.7</text:p>
          </table:table-cell>
          <table:table-cell table:formula="of:=[.T40]*1000000" office:value-type="float" office:value="0.022732">
            <text:p>0.022732</text:p>
          </table:table-cell>
          <table:table-cell table:formula="of:=[.U40]*1000000" office:value-type="float" office:value="0.000000000030606">
            <text:p>3.0606E-011</text:p>
          </table:table-cell>
          <table:table-cell table:formula="of:=[.V40]*1000000" office:value-type="float" office:value="0.0000000064677">
            <text:p>6.4677E-009</text:p>
          </table:table-cell>
          <table:table-cell table:formula="of:=[.W40]*1000000" office:value-type="float" office:value="611.34">
            <text:p>611.34</text:p>
          </table:table-cell>
          <table:table-cell table:formula="of:=[.X40]*1000000" office:value-type="float" office:value="171.08">
            <text:p>171.08</text:p>
          </table:table-cell>
          <table:table-cell table:formula="of:=[.Y40]*1000000" office:value-type="float" office:value="575.94">
            <text:p>575.94</text:p>
          </table:table-cell>
          <table:table-cell table:formula="of:=[.Z40]*1000000" office:value-type="float" office:value="20.179">
            <text:p>20.179</text:p>
          </table:table-cell>
          <table:table-cell table:formula="of:=[.AA40]*1000000" office:value-type="float" office:value="0">
            <text:p>0</text:p>
          </table:table-cell>
          <table:table-cell table:formula="of:=[.AB40]*1000000" office:value-type="float" office:value="0.000000000026054">
            <text:p>2.6054E-011</text:p>
          </table:table-cell>
          <table:table-cell table:formula="of:=[.AC40]*1000000" office:value-type="float" office:value="0.0000000064676">
            <text:p>6.4676E-009</text:p>
          </table:table-cell>
          <table:table-cell office:value-type="float" office:value="0.00061134">
            <text:p>0.00061134</text:p>
          </table:table-cell>
          <table:table-cell office:value-type="float" office:value="0.00017108">
            <text:p>0.00017108</text:p>
          </table:table-cell>
          <table:table-cell office:value-type="float" office:value="0.00057594">
            <text:p>0.00057594</text:p>
          </table:table-cell>
          <table:table-cell table:style-name="ce1" office:value-type="string">
            <text:p>1.67e-05</text:p>
          </table:table-cell>
          <table:table-cell table:style-name="ce1" office:value-type="string">
            <text:p>2.2732e-08</text:p>
          </table:table-cell>
          <table:table-cell table:style-name="ce1" office:value-type="string">
            <text:p>3.0606e-17</text:p>
          </table:table-cell>
          <table:table-cell table:style-name="ce1" office:value-type="string">
            <text:p>6.4677e-15</text:p>
          </table:table-cell>
          <table:table-cell office:value-type="float" office:value="0.00061134">
            <text:p>0.00061134</text:p>
          </table:table-cell>
          <table:table-cell office:value-type="float" office:value="0.00017108">
            <text:p>0.00017108</text:p>
          </table:table-cell>
          <table:table-cell office:value-type="float" office:value="0.00057594">
            <text:p>0.00057594</text:p>
          </table:table-cell>
          <table:table-cell table:style-name="ce1" office:value-type="string">
            <text:p>2.0179e-05</text:p>
          </table:table-cell>
          <table:table-cell office:value-type="float" office:value="0">
            <text:p>0</text:p>
          </table:table-cell>
          <table:table-cell table:style-name="ce1" office:value-type="string">
            <text:p>2.6054e-17</text:p>
          </table:table-cell>
          <table:table-cell table:style-name="ce1" office:value-type="string">
            <text:p>6.4676e-15</text:p>
          </table:table-cell>
        </table:table-row>
        <table:table-row table:style-name="ro2">
          <table:table-cell office:value-type="float" office:value="390.7017">
            <text:p>390.7017</text:p>
          </table:table-cell>
          <table:table-cell table:formula="of:=[.P41]*1000000" office:value-type="float" office:value="601.83">
            <text:p>601.83</text:p>
          </table:table-cell>
          <table:table-cell table:formula="of:=[.Q41]*1000000" office:value-type="float" office:value="168.84">
            <text:p>168.84</text:p>
          </table:table-cell>
          <table:table-cell table:formula="of:=[.R41]*1000000" office:value-type="float" office:value="588.19">
            <text:p>588.19</text:p>
          </table:table-cell>
          <table:table-cell table:formula="of:=[.S41]*1000000" office:value-type="float" office:value="16.541">
            <text:p>16.541</text:p>
          </table:table-cell>
          <table:table-cell table:formula="of:=[.T41]*1000000" office:value-type="float" office:value="0.023116">
            <text:p>0.023116</text:p>
          </table:table-cell>
          <table:table-cell table:formula="of:=[.U41]*1000000" office:value-type="float" office:value="0.000000000011124">
            <text:p>1.1124E-011</text:p>
          </table:table-cell>
          <table:table-cell table:formula="of:=[.V41]*1000000" office:value-type="float" office:value="0.0000000062704">
            <text:p>6.2704E-009</text:p>
          </table:table-cell>
          <table:table-cell table:formula="of:=[.W41]*1000000" office:value-type="float" office:value="601.83">
            <text:p>601.83</text:p>
          </table:table-cell>
          <table:table-cell table:formula="of:=[.X41]*1000000" office:value-type="float" office:value="168.83">
            <text:p>168.83</text:p>
          </table:table-cell>
          <table:table-cell table:formula="of:=[.Y41]*1000000" office:value-type="float" office:value="588.19">
            <text:p>588.19</text:p>
          </table:table-cell>
          <table:table-cell table:formula="of:=[.Z41]*1000000" office:value-type="float" office:value="20.174">
            <text:p>20.174</text:p>
          </table:table-cell>
          <table:table-cell table:formula="of:=[.AA41]*1000000" office:value-type="float" office:value="0">
            <text:p>0</text:p>
          </table:table-cell>
          <table:table-cell table:formula="of:=[.AB41]*1000000" office:value-type="float" office:value="0.0000000000039107">
            <text:p>3.9107E-012</text:p>
          </table:table-cell>
          <table:table-cell table:formula="of:=[.AC41]*1000000" office:value-type="float" office:value="0.0000000062704">
            <text:p>6.2704E-009</text:p>
          </table:table-cell>
          <table:table-cell office:value-type="float" office:value="0.00060183">
            <text:p>0.00060183</text:p>
          </table:table-cell>
          <table:table-cell office:value-type="float" office:value="0.00016884">
            <text:p>0.00016884</text:p>
          </table:table-cell>
          <table:table-cell office:value-type="float" office:value="0.00058819">
            <text:p>0.00058819</text:p>
          </table:table-cell>
          <table:table-cell table:style-name="ce1" office:value-type="string">
            <text:p>1.6541e-05</text:p>
          </table:table-cell>
          <table:table-cell table:style-name="ce1" office:value-type="string">
            <text:p>2.3116e-08</text:p>
          </table:table-cell>
          <table:table-cell table:style-name="ce1" office:value-type="string">
            <text:p>1.1124e-17</text:p>
          </table:table-cell>
          <table:table-cell table:style-name="ce1" office:value-type="string">
            <text:p>6.2704e-15</text:p>
          </table:table-cell>
          <table:table-cell office:value-type="float" office:value="0.00060183">
            <text:p>0.00060183</text:p>
          </table:table-cell>
          <table:table-cell office:value-type="float" office:value="0.00016883">
            <text:p>0.00016883</text:p>
          </table:table-cell>
          <table:table-cell office:value-type="float" office:value="0.00058819">
            <text:p>0.00058819</text:p>
          </table:table-cell>
          <table:table-cell table:style-name="ce1" office:value-type="string">
            <text:p>2.0174e-05</text:p>
          </table:table-cell>
          <table:table-cell office:value-type="float" office:value="0">
            <text:p>0</text:p>
          </table:table-cell>
          <table:table-cell table:style-name="ce1" office:value-type="string">
            <text:p>3.9107e-18</text:p>
          </table:table-cell>
          <table:table-cell table:style-name="ce1" office:value-type="string">
            <text:p>6.2704e-15</text:p>
          </table:table-cell>
        </table:table-row>
        <table:table-row table:style-name="ro2">
          <table:table-cell office:value-type="float" office:value="400.7017">
            <text:p>400.7017</text:p>
          </table:table-cell>
          <table:table-cell table:formula="of:=[.P42]*1000000" office:value-type="float" office:value="592.56">
            <text:p>592.56</text:p>
          </table:table-cell>
          <table:table-cell table:formula="of:=[.Q42]*1000000" office:value-type="float" office:value="166.64">
            <text:p>166.64</text:p>
          </table:table-cell>
          <table:table-cell table:formula="of:=[.R42]*1000000" office:value-type="float" office:value="600.09">
            <text:p>600.09</text:p>
          </table:table-cell>
          <table:table-cell table:formula="of:=[.S42]*1000000" office:value-type="float" office:value="16.38">
            <text:p>16.38</text:p>
          </table:table-cell>
          <table:table-cell table:formula="of:=[.T42]*1000000" office:value-type="float" office:value="0.023492">
            <text:p>0.023492</text:p>
          </table:table-cell>
          <table:table-cell table:formula="of:=[.U42]*1000000" office:value-type="float" office:value="0.000000000011275">
            <text:p>1.1275E-011</text:p>
          </table:table-cell>
          <table:table-cell table:formula="of:=[.V42]*1000000" office:value-type="float" office:value="0.0000000060793">
            <text:p>6.0793E-009</text:p>
          </table:table-cell>
          <table:table-cell table:formula="of:=[.W42]*1000000" office:value-type="float" office:value="592.56">
            <text:p>592.56</text:p>
          </table:table-cell>
          <table:table-cell table:formula="of:=[.X42]*1000000" office:value-type="float" office:value="166.64">
            <text:p>166.64</text:p>
          </table:table-cell>
          <table:table-cell table:formula="of:=[.Y42]*1000000" office:value-type="float" office:value="600.1">
            <text:p>600.1</text:p>
          </table:table-cell>
          <table:table-cell table:formula="of:=[.Z42]*1000000" office:value-type="float" office:value="20.17">
            <text:p>20.17</text:p>
          </table:table-cell>
          <table:table-cell table:formula="of:=[.AA42]*1000000" office:value-type="float" office:value="0">
            <text:p>0</text:p>
          </table:table-cell>
          <table:table-cell table:formula="of:=[.AB42]*1000000" office:value-type="float" office:value="-0.0000000000016954">
            <text:p>-1.6954E-012</text:p>
          </table:table-cell>
          <table:table-cell table:formula="of:=[.AC42]*1000000" office:value-type="float" office:value="0.0000000060792">
            <text:p>6.0792E-009</text:p>
          </table:table-cell>
          <table:table-cell office:value-type="float" office:value="0.00059256">
            <text:p>0.00059256</text:p>
          </table:table-cell>
          <table:table-cell office:value-type="float" office:value="0.00016664">
            <text:p>0.00016664</text:p>
          </table:table-cell>
          <table:table-cell office:value-type="float" office:value="0.00060009">
            <text:p>0.00060009</text:p>
          </table:table-cell>
          <table:table-cell table:style-name="ce1" office:value-type="string">
            <text:p>1.638e-05</text:p>
          </table:table-cell>
          <table:table-cell table:style-name="ce1" office:value-type="string">
            <text:p>2.3492e-08</text:p>
          </table:table-cell>
          <table:table-cell table:style-name="ce1" office:value-type="string">
            <text:p>1.1275e-17</text:p>
          </table:table-cell>
          <table:table-cell table:style-name="ce1" office:value-type="string">
            <text:p>6.0793e-15</text:p>
          </table:table-cell>
          <table:table-cell office:value-type="float" office:value="0.00059256">
            <text:p>0.00059256</text:p>
          </table:table-cell>
          <table:table-cell office:value-type="float" office:value="0.00016664">
            <text:p>0.00016664</text:p>
          </table:table-cell>
          <table:table-cell office:value-type="float" office:value="0.0006001">
            <text:p>0.0006001</text:p>
          </table:table-cell>
          <table:table-cell table:style-name="ce1" office:value-type="string">
            <text:p>2.01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954e-18</text:p>
          </table:table-cell>
          <table:table-cell table:style-name="ce1" office:value-type="string">
            <text:p>6.0792e-15</text:p>
          </table:table-cell>
        </table:table-row>
        <table:table-row table:style-name="ro2">
          <table:table-cell office:value-type="float" office:value="410.7017">
            <text:p>410.7017</text:p>
          </table:table-cell>
          <table:table-cell table:formula="of:=[.P43]*1000000" office:value-type="float" office:value="583.53">
            <text:p>583.53</text:p>
          </table:table-cell>
          <table:table-cell table:formula="of:=[.Q43]*1000000" office:value-type="float" office:value="164.51">
            <text:p>164.51</text:p>
          </table:table-cell>
          <table:table-cell table:formula="of:=[.R43]*1000000" office:value-type="float" office:value="611.69">
            <text:p>611.69</text:p>
          </table:table-cell>
          <table:table-cell table:formula="of:=[.S43]*1000000" office:value-type="float" office:value="16.219">
            <text:p>16.219</text:p>
          </table:table-cell>
          <table:table-cell table:formula="of:=[.T43]*1000000" office:value-type="float" office:value="0.02386">
            <text:p>0.02386</text:p>
          </table:table-cell>
          <table:table-cell table:formula="of:=[.U43]*1000000" office:value-type="float" office:value="0.0000000000069304">
            <text:p>6.9304E-012</text:p>
          </table:table-cell>
          <table:table-cell table:formula="of:=[.V43]*1000000" office:value-type="float" office:value="0.000000005894">
            <text:p>5.894E-009</text:p>
          </table:table-cell>
          <table:table-cell table:formula="of:=[.W43]*1000000" office:value-type="float" office:value="583.53">
            <text:p>583.53</text:p>
          </table:table-cell>
          <table:table-cell table:formula="of:=[.X43]*1000000" office:value-type="float" office:value="164.5">
            <text:p>164.5</text:p>
          </table:table-cell>
          <table:table-cell table:formula="of:=[.Y43]*1000000" office:value-type="float" office:value="611.69">
            <text:p>611.69</text:p>
          </table:table-cell>
          <table:table-cell table:formula="of:=[.Z43]*1000000" office:value-type="float" office:value="20.167">
            <text:p>20.167</text:p>
          </table:table-cell>
          <table:table-cell table:formula="of:=[.AA43]*1000000" office:value-type="float" office:value="0">
            <text:p>0</text:p>
          </table:table-cell>
          <table:table-cell table:formula="of:=[.AB43]*1000000" office:value-type="float" office:value="-0.00000000000076244">
            <text:p>-7.6244E-013</text:p>
          </table:table-cell>
          <table:table-cell table:formula="of:=[.AC43]*1000000" office:value-type="float" office:value="0.000000005894">
            <text:p>5.894E-009</text:p>
          </table:table-cell>
          <table:table-cell office:value-type="float" office:value="0.00058353">
            <text:p>0.00058353</text:p>
          </table:table-cell>
          <table:table-cell office:value-type="float" office:value="0.00016451">
            <text:p>0.00016451</text:p>
          </table:table-cell>
          <table:table-cell office:value-type="float" office:value="0.00061169">
            <text:p>0.00061169</text:p>
          </table:table-cell>
          <table:table-cell table:style-name="ce1" office:value-type="string">
            <text:p>1.6219e-05</text:p>
          </table:table-cell>
          <table:table-cell table:style-name="ce1" office:value-type="string">
            <text:p>2.386e-08</text:p>
          </table:table-cell>
          <table:table-cell table:style-name="ce1" office:value-type="string">
            <text:p>6.9304e-18</text:p>
          </table:table-cell>
          <table:table-cell table:style-name="ce1" office:value-type="string">
            <text:p>5.894e-15</text:p>
          </table:table-cell>
          <table:table-cell office:value-type="float" office:value="0.00058353">
            <text:p>0.00058353</text:p>
          </table:table-cell>
          <table:table-cell office:value-type="float" office:value="0.0001645">
            <text:p>0.0001645</text:p>
          </table:table-cell>
          <table:table-cell office:value-type="float" office:value="0.00061169">
            <text:p>0.00061169</text:p>
          </table:table-cell>
          <table:table-cell table:style-name="ce1" office:value-type="string">
            <text:p>2.0167e-05</text:p>
          </table:table-cell>
          <table:table-cell office:value-type="float" office:value="0">
            <text:p>0</text:p>
          </table:table-cell>
          <table:table-cell table:style-name="ce1" office:value-type="string">
            <text:p>-7.6244e-19</text:p>
          </table:table-cell>
          <table:table-cell table:style-name="ce1" office:value-type="string">
            <text:p>5.894e-15</text:p>
          </table:table-cell>
        </table:table-row>
        <table:table-row table:style-name="ro2">
          <table:table-cell office:value-type="float" office:value="420.7017">
            <text:p>420.7017</text:p>
          </table:table-cell>
          <table:table-cell table:formula="of:=[.P44]*1000000" office:value-type="float" office:value="574.72">
            <text:p>574.72</text:p>
          </table:table-cell>
          <table:table-cell table:formula="of:=[.Q44]*1000000" office:value-type="float" office:value="162.42">
            <text:p>162.42</text:p>
          </table:table-cell>
          <table:table-cell table:formula="of:=[.R44]*1000000" office:value-type="float" office:value="623">
            <text:p>623</text:p>
          </table:table-cell>
          <table:table-cell table:formula="of:=[.S44]*1000000" office:value-type="float" office:value="16.056">
            <text:p>16.056</text:p>
          </table:table-cell>
          <table:table-cell table:formula="of:=[.T44]*1000000" office:value-type="float" office:value="0.02422">
            <text:p>0.02422</text:p>
          </table:table-cell>
          <table:table-cell table:formula="of:=[.U44]*1000000" office:value-type="float" office:value="0.0000000000075175">
            <text:p>7.5175E-012</text:p>
          </table:table-cell>
          <table:table-cell table:formula="of:=[.V44]*1000000" office:value-type="float" office:value="0.0000000057144">
            <text:p>5.7144E-009</text:p>
          </table:table-cell>
          <table:table-cell table:formula="of:=[.W44]*1000000" office:value-type="float" office:value="574.72">
            <text:p>574.72</text:p>
          </table:table-cell>
          <table:table-cell table:formula="of:=[.X44]*1000000" office:value-type="float" office:value="162.42">
            <text:p>162.42</text:p>
          </table:table-cell>
          <table:table-cell table:formula="of:=[.Y44]*1000000" office:value-type="float" office:value="623">
            <text:p>623</text:p>
          </table:table-cell>
          <table:table-cell table:formula="of:=[.Z44]*1000000" office:value-type="float" office:value="20.163">
            <text:p>20.163</text:p>
          </table:table-cell>
          <table:table-cell table:formula="of:=[.AA44]*1000000" office:value-type="float" office:value="0">
            <text:p>0</text:p>
          </table:table-cell>
          <table:table-cell table:formula="of:=[.AB44]*1000000" office:value-type="float" office:value="0.0000000000024629">
            <text:p>2.4629E-012</text:p>
          </table:table-cell>
          <table:table-cell table:formula="of:=[.AC44]*1000000" office:value-type="float" office:value="0.0000000057144">
            <text:p>5.7144E-009</text:p>
          </table:table-cell>
          <table:table-cell office:value-type="float" office:value="0.00057472">
            <text:p>0.00057472</text:p>
          </table:table-cell>
          <table:table-cell office:value-type="float" office:value="0.00016242">
            <text:p>0.00016242</text:p>
          </table:table-cell>
          <table:table-cell office:value-type="float" office:value="0.000623">
            <text:p>0.000623</text:p>
          </table:table-cell>
          <table:table-cell table:style-name="ce1" office:value-type="string">
            <text:p>1.6056e-05</text:p>
          </table:table-cell>
          <table:table-cell table:style-name="ce1" office:value-type="string">
            <text:p>2.422e-08</text:p>
          </table:table-cell>
          <table:table-cell table:style-name="ce1" office:value-type="string">
            <text:p>7.5175e-18</text:p>
          </table:table-cell>
          <table:table-cell table:style-name="ce1" office:value-type="string">
            <text:p>5.7144e-15</text:p>
          </table:table-cell>
          <table:table-cell office:value-type="float" office:value="0.00057472">
            <text:p>0.00057472</text:p>
          </table:table-cell>
          <table:table-cell office:value-type="float" office:value="0.00016242">
            <text:p>0.00016242</text:p>
          </table:table-cell>
          <table:table-cell office:value-type="float" office:value="0.000623">
            <text:p>0.000623</text:p>
          </table:table-cell>
          <table:table-cell table:style-name="ce1" office:value-type="string">
            <text:p>2.0163e-05</text:p>
          </table:table-cell>
          <table:table-cell office:value-type="float" office:value="0">
            <text:p>0</text:p>
          </table:table-cell>
          <table:table-cell table:style-name="ce1" office:value-type="string">
            <text:p>2.4629e-18</text:p>
          </table:table-cell>
          <table:table-cell table:style-name="ce1" office:value-type="string">
            <text:p>5.7144e-15</text:p>
          </table:table-cell>
        </table:table-row>
        <table:table-row table:style-name="ro2">
          <table:table-cell office:value-type="float" office:value="430.7017">
            <text:p>430.7017</text:p>
          </table:table-cell>
          <table:table-cell table:formula="of:=[.P45]*1000000" office:value-type="float" office:value="566.11">
            <text:p>566.11</text:p>
          </table:table-cell>
          <table:table-cell table:formula="of:=[.Q45]*1000000" office:value-type="float" office:value="160.38">
            <text:p>160.38</text:p>
          </table:table-cell>
          <table:table-cell table:formula="of:=[.R45]*1000000" office:value-type="float" office:value="634.03">
            <text:p>634.03</text:p>
          </table:table-cell>
          <table:table-cell table:formula="of:=[.S45]*1000000" office:value-type="float" office:value="15.893">
            <text:p>15.893</text:p>
          </table:table-cell>
          <table:table-cell table:formula="of:=[.T45]*1000000" office:value-type="float" office:value="0.024573">
            <text:p>0.024573</text:p>
          </table:table-cell>
          <table:table-cell table:formula="of:=[.U45]*1000000" office:value-type="float" office:value="0.0000000000059046">
            <text:p>5.9046E-012</text:p>
          </table:table-cell>
          <table:table-cell table:formula="of:=[.V45]*1000000" office:value-type="float" office:value="0.0000000055404">
            <text:p>5.5404E-009</text:p>
          </table:table-cell>
          <table:table-cell table:formula="of:=[.W45]*1000000" office:value-type="float" office:value="566.11">
            <text:p>566.11</text:p>
          </table:table-cell>
          <table:table-cell table:formula="of:=[.X45]*1000000" office:value-type="float" office:value="160.38">
            <text:p>160.38</text:p>
          </table:table-cell>
          <table:table-cell table:formula="of:=[.Y45]*1000000" office:value-type="float" office:value="634.03">
            <text:p>634.03</text:p>
          </table:table-cell>
          <table:table-cell table:formula="of:=[.Z45]*1000000" office:value-type="float" office:value="20.16">
            <text:p>20.16</text:p>
          </table:table-cell>
          <table:table-cell table:formula="of:=[.AA45]*1000000" office:value-type="float" office:value="0">
            <text:p>0</text:p>
          </table:table-cell>
          <table:table-cell table:formula="of:=[.AB45]*1000000" office:value-type="float" office:value="-0.0000000000028203">
            <text:p>-2.8203E-012</text:p>
          </table:table-cell>
          <table:table-cell table:formula="of:=[.AC45]*1000000" office:value-type="float" office:value="0.0000000055404">
            <text:p>5.5404E-009</text:p>
          </table:table-cell>
          <table:table-cell office:value-type="float" office:value="0.00056611">
            <text:p>0.00056611</text:p>
          </table:table-cell>
          <table:table-cell office:value-type="float" office:value="0.00016038">
            <text:p>0.00016038</text:p>
          </table:table-cell>
          <table:table-cell office:value-type="float" office:value="0.00063403">
            <text:p>0.00063403</text:p>
          </table:table-cell>
          <table:table-cell table:style-name="ce1" office:value-type="string">
            <text:p>1.5893e-05</text:p>
          </table:table-cell>
          <table:table-cell table:style-name="ce1" office:value-type="string">
            <text:p>2.4573e-08</text:p>
          </table:table-cell>
          <table:table-cell table:style-name="ce1" office:value-type="string">
            <text:p>5.9046e-18</text:p>
          </table:table-cell>
          <table:table-cell table:style-name="ce1" office:value-type="string">
            <text:p>5.5404e-15</text:p>
          </table:table-cell>
          <table:table-cell office:value-type="float" office:value="0.00056611">
            <text:p>0.00056611</text:p>
          </table:table-cell>
          <table:table-cell office:value-type="float" office:value="0.00016038">
            <text:p>0.00016038</text:p>
          </table:table-cell>
          <table:table-cell office:value-type="float" office:value="0.00063403">
            <text:p>0.00063403</text:p>
          </table:table-cell>
          <table:table-cell table:style-name="ce1" office:value-type="string">
            <text:p>2.016e-05</text:p>
          </table:table-cell>
          <table:table-cell office:value-type="float" office:value="0">
            <text:p>0</text:p>
          </table:table-cell>
          <table:table-cell table:style-name="ce1" office:value-type="string">
            <text:p>-2.8203e-18</text:p>
          </table:table-cell>
          <table:table-cell table:style-name="ce1" office:value-type="string">
            <text:p>5.5404e-15</text:p>
          </table:table-cell>
        </table:table-row>
        <table:table-row table:style-name="ro2">
          <table:table-cell office:value-type="float" office:value="440.7017">
            <text:p>440.7017</text:p>
          </table:table-cell>
          <table:table-cell table:formula="of:=[.P46]*1000000" office:value-type="float" office:value="557.69">
            <text:p>557.69</text:p>
          </table:table-cell>
          <table:table-cell table:formula="of:=[.Q46]*1000000" office:value-type="float" office:value="158.38">
            <text:p>158.38</text:p>
          </table:table-cell>
          <table:table-cell table:formula="of:=[.R46]*1000000" office:value-type="float" office:value="644.81">
            <text:p>644.81</text:p>
          </table:table-cell>
          <table:table-cell table:formula="of:=[.S46]*1000000" office:value-type="float" office:value="15.729">
            <text:p>15.729</text:p>
          </table:table-cell>
          <table:table-cell table:formula="of:=[.T46]*1000000" office:value-type="float" office:value="0.024919">
            <text:p>0.024919</text:p>
          </table:table-cell>
          <table:table-cell table:formula="of:=[.U46]*1000000" office:value-type="float" office:value="0.0000000000064179">
            <text:p>6.4179E-012</text:p>
          </table:table-cell>
          <table:table-cell table:formula="of:=[.V46]*1000000" office:value-type="float" office:value="0.0000000053717">
            <text:p>5.3717E-009</text:p>
          </table:table-cell>
          <table:table-cell table:formula="of:=[.W46]*1000000" office:value-type="float" office:value="557.69">
            <text:p>557.69</text:p>
          </table:table-cell>
          <table:table-cell table:formula="of:=[.X46]*1000000" office:value-type="float" office:value="158.38">
            <text:p>158.38</text:p>
          </table:table-cell>
          <table:table-cell table:formula="of:=[.Y46]*1000000" office:value-type="float" office:value="644.81">
            <text:p>644.81</text:p>
          </table:table-cell>
          <table:table-cell table:formula="of:=[.Z46]*1000000" office:value-type="float" office:value="20.157">
            <text:p>20.157</text:p>
          </table:table-cell>
          <table:table-cell table:formula="of:=[.AA46]*1000000" office:value-type="float" office:value="0">
            <text:p>0</text:p>
          </table:table-cell>
          <table:table-cell table:formula="of:=[.AB46]*1000000" office:value-type="float" office:value="0.00000000000054021">
            <text:p>5.4021E-013</text:p>
          </table:table-cell>
          <table:table-cell table:formula="of:=[.AC46]*1000000" office:value-type="float" office:value="0.0000000053716">
            <text:p>5.3716E-009</text:p>
          </table:table-cell>
          <table:table-cell office:value-type="float" office:value="0.00055769">
            <text:p>0.00055769</text:p>
          </table:table-cell>
          <table:table-cell office:value-type="float" office:value="0.00015838">
            <text:p>0.00015838</text:p>
          </table:table-cell>
          <table:table-cell office:value-type="float" office:value="0.00064481">
            <text:p>0.00064481</text:p>
          </table:table-cell>
          <table:table-cell table:style-name="ce1" office:value-type="string">
            <text:p>1.5729e-05</text:p>
          </table:table-cell>
          <table:table-cell table:style-name="ce1" office:value-type="string">
            <text:p>2.4919e-08</text:p>
          </table:table-cell>
          <table:table-cell table:style-name="ce1" office:value-type="string">
            <text:p>6.4179e-18</text:p>
          </table:table-cell>
          <table:table-cell table:style-name="ce1" office:value-type="string">
            <text:p>5.3717e-15</text:p>
          </table:table-cell>
          <table:table-cell office:value-type="float" office:value="0.00055769">
            <text:p>0.00055769</text:p>
          </table:table-cell>
          <table:table-cell office:value-type="float" office:value="0.00015838">
            <text:p>0.00015838</text:p>
          </table:table-cell>
          <table:table-cell office:value-type="float" office:value="0.00064481">
            <text:p>0.00064481</text:p>
          </table:table-cell>
          <table:table-cell table:style-name="ce1" office:value-type="string">
            <text:p>2.0157e-05</text:p>
          </table:table-cell>
          <table:table-cell office:value-type="float" office:value="0">
            <text:p>0</text:p>
          </table:table-cell>
          <table:table-cell table:style-name="ce1" office:value-type="string">
            <text:p>5.4021e-19</text:p>
          </table:table-cell>
          <table:table-cell table:style-name="ce1" office:value-type="string">
            <text:p>5.3716e-15</text:p>
          </table:table-cell>
        </table:table-row>
        <table:table-row table:style-name="ro2">
          <table:table-cell office:value-type="float" office:value="450.7017">
            <text:p>450.7017</text:p>
          </table:table-cell>
          <table:table-cell table:formula="of:=[.P47]*1000000" office:value-type="float" office:value="549.46">
            <text:p>549.46</text:p>
          </table:table-cell>
          <table:table-cell table:formula="of:=[.Q47]*1000000" office:value-type="float" office:value="156.43">
            <text:p>156.43</text:p>
          </table:table-cell>
          <table:table-cell table:formula="of:=[.R47]*1000000" office:value-type="float" office:value="655.34">
            <text:p>655.34</text:p>
          </table:table-cell>
          <table:table-cell table:formula="of:=[.S47]*1000000" office:value-type="float" office:value="15.564">
            <text:p>15.564</text:p>
          </table:table-cell>
          <table:table-cell table:formula="of:=[.T47]*1000000" office:value-type="float" office:value="0.025257">
            <text:p>0.025257</text:p>
          </table:table-cell>
          <table:table-cell table:formula="of:=[.U47]*1000000" office:value-type="float" office:value="0.0000000000066747">
            <text:p>6.6747E-012</text:p>
          </table:table-cell>
          <table:table-cell table:formula="of:=[.V47]*1000000" office:value-type="float" office:value="0.0000000052081">
            <text:p>5.2081E-009</text:p>
          </table:table-cell>
          <table:table-cell table:formula="of:=[.W47]*1000000" office:value-type="float" office:value="549.46">
            <text:p>549.46</text:p>
          </table:table-cell>
          <table:table-cell table:formula="of:=[.X47]*1000000" office:value-type="float" office:value="156.43">
            <text:p>156.43</text:p>
          </table:table-cell>
          <table:table-cell table:formula="of:=[.Y47]*1000000" office:value-type="float" office:value="655.34">
            <text:p>655.34</text:p>
          </table:table-cell>
          <table:table-cell table:formula="of:=[.Z47]*1000000" office:value-type="float" office:value="20.155">
            <text:p>20.155</text:p>
          </table:table-cell>
          <table:table-cell table:formula="of:=[.AA47]*1000000" office:value-type="float" office:value="0">
            <text:p>0</text:p>
          </table:table-cell>
          <table:table-cell table:formula="of:=[.AB47]*1000000" office:value-type="float" office:value="-0.0000000000043961">
            <text:p>-4.3961E-012</text:p>
          </table:table-cell>
          <table:table-cell table:formula="of:=[.AC47]*1000000" office:value-type="float" office:value="0.0000000052081">
            <text:p>5.2081E-009</text:p>
          </table:table-cell>
          <table:table-cell office:value-type="float" office:value="0.00054946">
            <text:p>0.00054946</text:p>
          </table:table-cell>
          <table:table-cell office:value-type="float" office:value="0.00015643">
            <text:p>0.00015643</text:p>
          </table:table-cell>
          <table:table-cell office:value-type="float" office:value="0.00065534">
            <text:p>0.00065534</text:p>
          </table:table-cell>
          <table:table-cell table:style-name="ce1" office:value-type="string">
            <text:p>1.5564e-05</text:p>
          </table:table-cell>
          <table:table-cell table:style-name="ce1" office:value-type="string">
            <text:p>2.5257e-08</text:p>
          </table:table-cell>
          <table:table-cell table:style-name="ce1" office:value-type="string">
            <text:p>6.6747e-18</text:p>
          </table:table-cell>
          <table:table-cell table:style-name="ce1" office:value-type="string">
            <text:p>5.2081e-15</text:p>
          </table:table-cell>
          <table:table-cell office:value-type="float" office:value="0.00054946">
            <text:p>0.00054946</text:p>
          </table:table-cell>
          <table:table-cell office:value-type="float" office:value="0.00015643">
            <text:p>0.00015643</text:p>
          </table:table-cell>
          <table:table-cell office:value-type="float" office:value="0.00065534">
            <text:p>0.00065534</text:p>
          </table:table-cell>
          <table:table-cell table:style-name="ce1" office:value-type="string">
            <text:p>2.0155e-05</text:p>
          </table:table-cell>
          <table:table-cell office:value-type="float" office:value="0">
            <text:p>0</text:p>
          </table:table-cell>
          <table:table-cell table:style-name="ce1" office:value-type="string">
            <text:p>-4.3961e-18</text:p>
          </table:table-cell>
          <table:table-cell table:style-name="ce1" office:value-type="string">
            <text:p>5.2081e-15</text:p>
          </table:table-cell>
        </table:table-row>
        <table:table-row table:style-name="ro2">
          <table:table-cell office:value-type="float" office:value="460.7017">
            <text:p>460.7017</text:p>
          </table:table-cell>
          <table:table-cell table:formula="of:=[.P48]*1000000" office:value-type="float" office:value="541.39">
            <text:p>541.39</text:p>
          </table:table-cell>
          <table:table-cell table:formula="of:=[.Q48]*1000000" office:value-type="float" office:value="154.52">
            <text:p>154.52</text:p>
          </table:table-cell>
          <table:table-cell table:formula="of:=[.R48]*1000000" office:value-type="float" office:value="665.64">
            <text:p>665.64</text:p>
          </table:table-cell>
          <table:table-cell table:formula="of:=[.S48]*1000000" office:value-type="float" office:value="15.398">
            <text:p>15.398</text:p>
          </table:table-cell>
          <table:table-cell table:formula="of:=[.T48]*1000000" office:value-type="float" office:value="0.025589">
            <text:p>0.025589</text:p>
          </table:table-cell>
          <table:table-cell table:formula="of:=[.U48]*1000000" office:value-type="float" office:value="0.0000000000052421">
            <text:p>5.2421E-012</text:p>
          </table:table-cell>
          <table:table-cell table:formula="of:=[.V48]*1000000" office:value-type="float" office:value="0.0000000050496">
            <text:p>0.000000005</text:p>
          </table:table-cell>
          <table:table-cell table:formula="of:=[.W48]*1000000" office:value-type="float" office:value="541.39">
            <text:p>541.39</text:p>
          </table:table-cell>
          <table:table-cell table:formula="of:=[.X48]*1000000" office:value-type="float" office:value="154.52">
            <text:p>154.52</text:p>
          </table:table-cell>
          <table:table-cell table:formula="of:=[.Y48]*1000000" office:value-type="float" office:value="665.64">
            <text:p>665.64</text:p>
          </table:table-cell>
          <table:table-cell table:formula="of:=[.Z48]*1000000" office:value-type="float" office:value="20.152">
            <text:p>20.152</text:p>
          </table:table-cell>
          <table:table-cell table:formula="of:=[.AA48]*1000000" office:value-type="float" office:value="0">
            <text:p>0</text:p>
          </table:table-cell>
          <table:table-cell table:formula="of:=[.AB48]*1000000" office:value-type="float" office:value="-0.0000000000011458">
            <text:p>-1.1458E-012</text:p>
          </table:table-cell>
          <table:table-cell table:formula="of:=[.AC48]*1000000" office:value-type="float" office:value="0.0000000050496">
            <text:p>0.000000005</text:p>
          </table:table-cell>
          <table:table-cell office:value-type="float" office:value="0.00054139">
            <text:p>0.00054139</text:p>
          </table:table-cell>
          <table:table-cell office:value-type="float" office:value="0.00015452">
            <text:p>0.00015452</text:p>
          </table:table-cell>
          <table:table-cell office:value-type="float" office:value="0.00066564">
            <text:p>0.00066564</text:p>
          </table:table-cell>
          <table:table-cell table:style-name="ce1" office:value-type="string">
            <text:p>1.5398e-05</text:p>
          </table:table-cell>
          <table:table-cell table:style-name="ce1" office:value-type="string">
            <text:p>2.5589e-08</text:p>
          </table:table-cell>
          <table:table-cell table:style-name="ce1" office:value-type="string">
            <text:p>5.2421e-18</text:p>
          </table:table-cell>
          <table:table-cell table:style-name="ce1" office:value-type="string">
            <text:p>5.0496e-15</text:p>
          </table:table-cell>
          <table:table-cell office:value-type="float" office:value="0.00054139">
            <text:p>0.00054139</text:p>
          </table:table-cell>
          <table:table-cell office:value-type="float" office:value="0.00015452">
            <text:p>0.00015452</text:p>
          </table:table-cell>
          <table:table-cell office:value-type="float" office:value="0.00066564">
            <text:p>0.00066564</text:p>
          </table:table-cell>
          <table:table-cell table:style-name="ce1" office:value-type="string">
            <text:p>2.015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458e-18</text:p>
          </table:table-cell>
          <table:table-cell table:style-name="ce1" office:value-type="string">
            <text:p>5.0496e-15</text:p>
          </table:table-cell>
        </table:table-row>
        <table:table-row table:style-name="ro2">
          <table:table-cell office:value-type="float" office:value="470.7017">
            <text:p>470.7017</text:p>
          </table:table-cell>
          <table:table-cell table:formula="of:=[.P49]*1000000" office:value-type="float" office:value="533.49">
            <text:p>533.49</text:p>
          </table:table-cell>
          <table:table-cell table:formula="of:=[.Q49]*1000000" office:value-type="float" office:value="152.64">
            <text:p>152.64</text:p>
          </table:table-cell>
          <table:table-cell table:formula="of:=[.R49]*1000000" office:value-type="float" office:value="675.73">
            <text:p>675.73</text:p>
          </table:table-cell>
          <table:table-cell table:formula="of:=[.S49]*1000000" office:value-type="float" office:value="15.232">
            <text:p>15.232</text:p>
          </table:table-cell>
          <table:table-cell table:formula="of:=[.T49]*1000000" office:value-type="float" office:value="0.025914">
            <text:p>0.025914</text:p>
          </table:table-cell>
          <table:table-cell table:formula="of:=[.U49]*1000000" office:value-type="float" office:value="0.0000000000049229">
            <text:p>4.9229E-012</text:p>
          </table:table-cell>
          <table:table-cell table:formula="of:=[.V49]*1000000" office:value-type="float" office:value="0.000000004896">
            <text:p>4.896E-009</text:p>
          </table:table-cell>
          <table:table-cell table:formula="of:=[.W49]*1000000" office:value-type="float" office:value="533.48">
            <text:p>533.48</text:p>
          </table:table-cell>
          <table:table-cell table:formula="of:=[.X49]*1000000" office:value-type="float" office:value="152.64">
            <text:p>152.64</text:p>
          </table:table-cell>
          <table:table-cell table:formula="of:=[.Y49]*1000000" office:value-type="float" office:value="675.73">
            <text:p>675.73</text:p>
          </table:table-cell>
          <table:table-cell table:formula="of:=[.Z49]*1000000" office:value-type="float" office:value="20.15">
            <text:p>20.15</text:p>
          </table:table-cell>
          <table:table-cell table:formula="of:=[.AA49]*1000000" office:value-type="float" office:value="0">
            <text:p>0</text:p>
          </table:table-cell>
          <table:table-cell table:formula="of:=[.AB49]*1000000" office:value-type="float" office:value="0.00000000000084195">
            <text:p>8.4195E-013</text:p>
          </table:table-cell>
          <table:table-cell table:formula="of:=[.AC49]*1000000" office:value-type="float" office:value="0.000000004896">
            <text:p>4.896E-009</text:p>
          </table:table-cell>
          <table:table-cell office:value-type="float" office:value="0.00053349">
            <text:p>0.00053349</text:p>
          </table:table-cell>
          <table:table-cell office:value-type="float" office:value="0.00015264">
            <text:p>0.00015264</text:p>
          </table:table-cell>
          <table:table-cell office:value-type="float" office:value="0.00067573">
            <text:p>0.00067573</text:p>
          </table:table-cell>
          <table:table-cell table:style-name="ce1" office:value-type="string">
            <text:p>1.5232e-05</text:p>
          </table:table-cell>
          <table:table-cell table:style-name="ce1" office:value-type="string">
            <text:p>2.5914e-08</text:p>
          </table:table-cell>
          <table:table-cell table:style-name="ce1" office:value-type="string">
            <text:p>4.9229e-18</text:p>
          </table:table-cell>
          <table:table-cell table:style-name="ce1" office:value-type="string">
            <text:p>4.896e-15</text:p>
          </table:table-cell>
          <table:table-cell office:value-type="float" office:value="0.00053348">
            <text:p>0.00053348</text:p>
          </table:table-cell>
          <table:table-cell office:value-type="float" office:value="0.00015264">
            <text:p>0.00015264</text:p>
          </table:table-cell>
          <table:table-cell office:value-type="float" office:value="0.00067573">
            <text:p>0.00067573</text:p>
          </table:table-cell>
          <table:table-cell table:style-name="ce1" office:value-type="string">
            <text:p>2.015e-05</text:p>
          </table:table-cell>
          <table:table-cell office:value-type="float" office:value="0">
            <text:p>0</text:p>
          </table:table-cell>
          <table:table-cell table:style-name="ce1" office:value-type="string">
            <text:p>8.4195e-19</text:p>
          </table:table-cell>
          <table:table-cell table:style-name="ce1" office:value-type="string">
            <text:p>4.896e-15</text:p>
          </table:table-cell>
        </table:table-row>
        <table:table-row table:style-name="ro2">
          <table:table-cell office:value-type="float" office:value="480.7017">
            <text:p>480.7017</text:p>
          </table:table-cell>
          <table:table-cell table:formula="of:=[.P50]*1000000" office:value-type="float" office:value="525.74">
            <text:p>525.74</text:p>
          </table:table-cell>
          <table:table-cell table:formula="of:=[.Q50]*1000000" office:value-type="float" office:value="150.8">
            <text:p>150.8</text:p>
          </table:table-cell>
          <table:table-cell table:formula="of:=[.R50]*1000000" office:value-type="float" office:value="685.62">
            <text:p>685.62</text:p>
          </table:table-cell>
          <table:table-cell table:formula="of:=[.S50]*1000000" office:value-type="float" office:value="15.065">
            <text:p>15.065</text:p>
          </table:table-cell>
          <table:table-cell table:formula="of:=[.T50]*1000000" office:value-type="float" office:value="0.026232">
            <text:p>0.026232</text:p>
          </table:table-cell>
          <table:table-cell table:formula="of:=[.U50]*1000000" office:value-type="float" office:value="0.0000000000042869">
            <text:p>4.2869E-012</text:p>
          </table:table-cell>
          <table:table-cell table:formula="of:=[.V50]*1000000" office:value-type="float" office:value="0.000000004747">
            <text:p>4.747E-009</text:p>
          </table:table-cell>
          <table:table-cell table:formula="of:=[.W50]*1000000" office:value-type="float" office:value="525.73">
            <text:p>525.73</text:p>
          </table:table-cell>
          <table:table-cell table:formula="of:=[.X50]*1000000" office:value-type="float" office:value="150.8">
            <text:p>150.8</text:p>
          </table:table-cell>
          <table:table-cell table:formula="of:=[.Y50]*1000000" office:value-type="float" office:value="685.62">
            <text:p>685.62</text:p>
          </table:table-cell>
          <table:table-cell table:formula="of:=[.Z50]*1000000" office:value-type="float" office:value="20.148">
            <text:p>20.148</text:p>
          </table:table-cell>
          <table:table-cell table:formula="of:=[.AA50]*1000000" office:value-type="float" office:value="0">
            <text:p>0</text:p>
          </table:table-cell>
          <table:table-cell table:formula="of:=[.AB50]*1000000" office:value-type="float" office:value="-0.0000000000036488">
            <text:p>-3.6488E-012</text:p>
          </table:table-cell>
          <table:table-cell table:formula="of:=[.AC50]*1000000" office:value-type="float" office:value="0.000000004747">
            <text:p>4.747E-009</text:p>
          </table:table-cell>
          <table:table-cell office:value-type="float" office:value="0.00052574">
            <text:p>0.00052574</text:p>
          </table:table-cell>
          <table:table-cell office:value-type="float" office:value="0.0001508">
            <text:p>0.0001508</text:p>
          </table:table-cell>
          <table:table-cell office:value-type="float" office:value="0.00068562">
            <text:p>0.00068562</text:p>
          </table:table-cell>
          <table:table-cell table:style-name="ce1" office:value-type="string">
            <text:p>1.5065e-05</text:p>
          </table:table-cell>
          <table:table-cell table:style-name="ce1" office:value-type="string">
            <text:p>2.6232e-08</text:p>
          </table:table-cell>
          <table:table-cell table:style-name="ce1" office:value-type="string">
            <text:p>4.2869e-18</text:p>
          </table:table-cell>
          <table:table-cell table:style-name="ce1" office:value-type="string">
            <text:p>4.747e-15</text:p>
          </table:table-cell>
          <table:table-cell office:value-type="float" office:value="0.00052573">
            <text:p>0.00052573</text:p>
          </table:table-cell>
          <table:table-cell office:value-type="float" office:value="0.0001508">
            <text:p>0.0001508</text:p>
          </table:table-cell>
          <table:table-cell office:value-type="float" office:value="0.00068562">
            <text:p>0.00068562</text:p>
          </table:table-cell>
          <table:table-cell table:style-name="ce1" office:value-type="string">
            <text:p>2.0148e-05</text:p>
          </table:table-cell>
          <table:table-cell office:value-type="float" office:value="0">
            <text:p>0</text:p>
          </table:table-cell>
          <table:table-cell table:style-name="ce1" office:value-type="string">
            <text:p>-3.6488e-18</text:p>
          </table:table-cell>
          <table:table-cell table:style-name="ce1" office:value-type="string">
            <text:p>4.747e-15</text:p>
          </table:table-cell>
        </table:table-row>
        <table:table-row table:style-name="ro2">
          <table:table-cell office:value-type="float" office:value="490.7017">
            <text:p>490.7017</text:p>
          </table:table-cell>
          <table:table-cell table:formula="of:=[.P51]*1000000" office:value-type="float" office:value="518.13">
            <text:p>518.13</text:p>
          </table:table-cell>
          <table:table-cell table:formula="of:=[.Q51]*1000000" office:value-type="float" office:value="148.99">
            <text:p>148.99</text:p>
          </table:table-cell>
          <table:table-cell table:formula="of:=[.R51]*1000000" office:value-type="float" office:value="695.31">
            <text:p>695.31</text:p>
          </table:table-cell>
          <table:table-cell table:formula="of:=[.S51]*1000000" office:value-type="float" office:value="14.898">
            <text:p>14.898</text:p>
          </table:table-cell>
          <table:table-cell table:formula="of:=[.T51]*1000000" office:value-type="float" office:value="0.026544">
            <text:p>0.026544</text:p>
          </table:table-cell>
          <table:table-cell table:formula="of:=[.U51]*1000000" office:value-type="float" office:value="0.0000000000056509">
            <text:p>5.6509E-012</text:p>
          </table:table-cell>
          <table:table-cell table:formula="of:=[.V51]*1000000" office:value-type="float" office:value="0.0000000046027">
            <text:p>4.6027E-009</text:p>
          </table:table-cell>
          <table:table-cell table:formula="of:=[.W51]*1000000" office:value-type="float" office:value="518.13">
            <text:p>518.13</text:p>
          </table:table-cell>
          <table:table-cell table:formula="of:=[.X51]*1000000" office:value-type="float" office:value="148.99">
            <text:p>148.99</text:p>
          </table:table-cell>
          <table:table-cell table:formula="of:=[.Y51]*1000000" office:value-type="float" office:value="695.31">
            <text:p>695.31</text:p>
          </table:table-cell>
          <table:table-cell table:formula="of:=[.Z51]*1000000" office:value-type="float" office:value="20.146">
            <text:p>20.146</text:p>
          </table:table-cell>
          <table:table-cell table:formula="of:=[.AA51]*1000000" office:value-type="float" office:value="0">
            <text:p>0</text:p>
          </table:table-cell>
          <table:table-cell table:formula="of:=[.AB51]*1000000" office:value-type="float" office:value="0.0000000000016156">
            <text:p>1.6156E-012</text:p>
          </table:table-cell>
          <table:table-cell table:formula="of:=[.AC51]*1000000" office:value-type="float" office:value="0.0000000046027">
            <text:p>4.6027E-009</text:p>
          </table:table-cell>
          <table:table-cell office:value-type="float" office:value="0.00051813">
            <text:p>0.00051813</text:p>
          </table:table-cell>
          <table:table-cell office:value-type="float" office:value="0.00014899">
            <text:p>0.00014899</text:p>
          </table:table-cell>
          <table:table-cell office:value-type="float" office:value="0.00069531">
            <text:p>0.00069531</text:p>
          </table:table-cell>
          <table:table-cell table:style-name="ce1" office:value-type="string">
            <text:p>1.4898e-05</text:p>
          </table:table-cell>
          <table:table-cell table:style-name="ce1" office:value-type="string">
            <text:p>2.6544e-08</text:p>
          </table:table-cell>
          <table:table-cell table:style-name="ce1" office:value-type="string">
            <text:p>5.6509e-18</text:p>
          </table:table-cell>
          <table:table-cell table:style-name="ce1" office:value-type="string">
            <text:p>4.6027e-15</text:p>
          </table:table-cell>
          <table:table-cell office:value-type="float" office:value="0.00051813">
            <text:p>0.00051813</text:p>
          </table:table-cell>
          <table:table-cell office:value-type="float" office:value="0.00014899">
            <text:p>0.00014899</text:p>
          </table:table-cell>
          <table:table-cell office:value-type="float" office:value="0.00069531">
            <text:p>0.00069531</text:p>
          </table:table-cell>
          <table:table-cell table:style-name="ce1" office:value-type="string">
            <text:p>2.0146e-05</text:p>
          </table:table-cell>
          <table:table-cell office:value-type="float" office:value="0">
            <text:p>0</text:p>
          </table:table-cell>
          <table:table-cell table:style-name="ce1" office:value-type="string">
            <text:p>1.6156e-18</text:p>
          </table:table-cell>
          <table:table-cell table:style-name="ce1" office:value-type="string">
            <text:p>4.6027e-15</text:p>
          </table:table-cell>
        </table:table-row>
        <table:table-row table:style-name="ro2">
          <table:table-cell office:value-type="float" office:value="500.7017">
            <text:p>500.7017</text:p>
          </table:table-cell>
          <table:table-cell table:formula="of:=[.P52]*1000000" office:value-type="float" office:value="510.67">
            <text:p>510.67</text:p>
          </table:table-cell>
          <table:table-cell table:formula="of:=[.Q52]*1000000" office:value-type="float" office:value="147.21">
            <text:p>147.21</text:p>
          </table:table-cell>
          <table:table-cell table:formula="of:=[.R52]*1000000" office:value-type="float" office:value="704.82">
            <text:p>704.82</text:p>
          </table:table-cell>
          <table:table-cell table:formula="of:=[.S52]*1000000" office:value-type="float" office:value="14.73">
            <text:p>14.73</text:p>
          </table:table-cell>
          <table:table-cell table:formula="of:=[.T52]*1000000" office:value-type="float" office:value="0.026849">
            <text:p>0.026849</text:p>
          </table:table-cell>
          <table:table-cell table:formula="of:=[.U52]*1000000" office:value-type="float" office:value="0.0000000000036786">
            <text:p>3.6786E-012</text:p>
          </table:table-cell>
          <table:table-cell table:formula="of:=[.V52]*1000000" office:value-type="float" office:value="0.0000000044627">
            <text:p>4.4627E-009</text:p>
          </table:table-cell>
          <table:table-cell table:formula="of:=[.W52]*1000000" office:value-type="float" office:value="510.67">
            <text:p>510.67</text:p>
          </table:table-cell>
          <table:table-cell table:formula="of:=[.X52]*1000000" office:value-type="float" office:value="147.21">
            <text:p>147.21</text:p>
          </table:table-cell>
          <table:table-cell table:formula="of:=[.Y52]*1000000" office:value-type="float" office:value="704.82">
            <text:p>704.82</text:p>
          </table:table-cell>
          <table:table-cell table:formula="of:=[.Z52]*1000000" office:value-type="float" office:value="20.144">
            <text:p>20.144</text:p>
          </table:table-cell>
          <table:table-cell table:formula="of:=[.AA52]*1000000" office:value-type="float" office:value="0">
            <text:p>0</text:p>
          </table:table-cell>
          <table:table-cell table:formula="of:=[.AB52]*1000000" office:value-type="float" office:value="0.00000000000089243">
            <text:p>8.9243E-013</text:p>
          </table:table-cell>
          <table:table-cell table:formula="of:=[.AC52]*1000000" office:value-type="float" office:value="0.0000000044627">
            <text:p>4.4627E-009</text:p>
          </table:table-cell>
          <table:table-cell office:value-type="float" office:value="0.00051067">
            <text:p>0.00051067</text:p>
          </table:table-cell>
          <table:table-cell office:value-type="float" office:value="0.00014721">
            <text:p>0.00014721</text:p>
          </table:table-cell>
          <table:table-cell office:value-type="float" office:value="0.00070482">
            <text:p>0.00070482</text:p>
          </table:table-cell>
          <table:table-cell table:style-name="ce1" office:value-type="string">
            <text:p>1.473e-05</text:p>
          </table:table-cell>
          <table:table-cell table:style-name="ce1" office:value-type="string">
            <text:p>2.6849e-08</text:p>
          </table:table-cell>
          <table:table-cell table:style-name="ce1" office:value-type="string">
            <text:p>3.6786e-18</text:p>
          </table:table-cell>
          <table:table-cell table:style-name="ce1" office:value-type="string">
            <text:p>4.4627e-15</text:p>
          </table:table-cell>
          <table:table-cell office:value-type="float" office:value="0.00051067">
            <text:p>0.00051067</text:p>
          </table:table-cell>
          <table:table-cell office:value-type="float" office:value="0.00014721">
            <text:p>0.00014721</text:p>
          </table:table-cell>
          <table:table-cell office:value-type="float" office:value="0.00070482">
            <text:p>0.00070482</text:p>
          </table:table-cell>
          <table:table-cell table:style-name="ce1" office:value-type="string">
            <text:p>2.0144e-05</text:p>
          </table:table-cell>
          <table:table-cell office:value-type="float" office:value="0">
            <text:p>0</text:p>
          </table:table-cell>
          <table:table-cell table:style-name="ce1" office:value-type="string">
            <text:p>8.9243e-19</text:p>
          </table:table-cell>
          <table:table-cell table:style-name="ce1" office:value-type="string">
            <text:p>4.4627e-15</text:p>
          </table:table-cell>
        </table:table-row>
        <table:table-row table:style-name="ro2">
          <table:table-cell office:value-type="float" office:value="510.7017">
            <text:p>510.7017</text:p>
          </table:table-cell>
          <table:table-cell table:formula="of:=[.P53]*1000000" office:value-type="float" office:value="503.34">
            <text:p>503.34</text:p>
          </table:table-cell>
          <table:table-cell table:formula="of:=[.Q53]*1000000" office:value-type="float" office:value="145.46">
            <text:p>145.46</text:p>
          </table:table-cell>
          <table:table-cell table:formula="of:=[.R53]*1000000" office:value-type="float" office:value="714.15">
            <text:p>714.15</text:p>
          </table:table-cell>
          <table:table-cell table:formula="of:=[.S53]*1000000" office:value-type="float" office:value="14.561">
            <text:p>14.561</text:p>
          </table:table-cell>
          <table:table-cell table:formula="of:=[.T53]*1000000" office:value-type="float" office:value="0.027148">
            <text:p>0.027148</text:p>
          </table:table-cell>
          <table:table-cell table:formula="of:=[.U53]*1000000" office:value-type="float" office:value="0.0000000000052022">
            <text:p>5.2022E-012</text:p>
          </table:table-cell>
          <table:table-cell table:formula="of:=[.V53]*1000000" office:value-type="float" office:value="0.0000000043271">
            <text:p>4.3271E-009</text:p>
          </table:table-cell>
          <table:table-cell table:formula="of:=[.W53]*1000000" office:value-type="float" office:value="503.34">
            <text:p>503.34</text:p>
          </table:table-cell>
          <table:table-cell table:formula="of:=[.X53]*1000000" office:value-type="float" office:value="145.46">
            <text:p>145.46</text:p>
          </table:table-cell>
          <table:table-cell table:formula="of:=[.Y53]*1000000" office:value-type="float" office:value="714.15">
            <text:p>714.15</text:p>
          </table:table-cell>
          <table:table-cell table:formula="of:=[.Z53]*1000000" office:value-type="float" office:value="20.142">
            <text:p>20.142</text:p>
          </table:table-cell>
          <table:table-cell table:formula="of:=[.AA53]*1000000" office:value-type="float" office:value="0">
            <text:p>0</text:p>
          </table:table-cell>
          <table:table-cell table:formula="of:=[.AB53]*1000000" office:value-type="float" office:value="0.0000000000012392">
            <text:p>1.2392E-012</text:p>
          </table:table-cell>
          <table:table-cell table:formula="of:=[.AC53]*1000000" office:value-type="float" office:value="0.000000004327">
            <text:p>4.327E-009</text:p>
          </table:table-cell>
          <table:table-cell office:value-type="float" office:value="0.00050334">
            <text:p>0.00050334</text:p>
          </table:table-cell>
          <table:table-cell office:value-type="float" office:value="0.00014546">
            <text:p>0.00014546</text:p>
          </table:table-cell>
          <table:table-cell office:value-type="float" office:value="0.00071415">
            <text:p>0.00071415</text:p>
          </table:table-cell>
          <table:table-cell table:style-name="ce1" office:value-type="string">
            <text:p>1.4561e-05</text:p>
          </table:table-cell>
          <table:table-cell table:style-name="ce1" office:value-type="string">
            <text:p>2.7148e-08</text:p>
          </table:table-cell>
          <table:table-cell table:style-name="ce1" office:value-type="string">
            <text:p>5.2022e-18</text:p>
          </table:table-cell>
          <table:table-cell table:style-name="ce1" office:value-type="string">
            <text:p>4.3271e-15</text:p>
          </table:table-cell>
          <table:table-cell office:value-type="float" office:value="0.00050334">
            <text:p>0.00050334</text:p>
          </table:table-cell>
          <table:table-cell office:value-type="float" office:value="0.00014546">
            <text:p>0.00014546</text:p>
          </table:table-cell>
          <table:table-cell office:value-type="float" office:value="0.00071415">
            <text:p>0.00071415</text:p>
          </table:table-cell>
          <table:table-cell table:style-name="ce1" office:value-type="string">
            <text:p>2.0142e-05</text:p>
          </table:table-cell>
          <table:table-cell office:value-type="float" office:value="0">
            <text:p>0</text:p>
          </table:table-cell>
          <table:table-cell table:style-name="ce1" office:value-type="string">
            <text:p>1.2392e-18</text:p>
          </table:table-cell>
          <table:table-cell table:style-name="ce1" office:value-type="string">
            <text:p>4.327e-15</text:p>
          </table:table-cell>
        </table:table-row>
        <table:table-row table:style-name="ro2">
          <table:table-cell office:value-type="float" office:value="520.7017">
            <text:p>520.7017</text:p>
          </table:table-cell>
          <table:table-cell table:formula="of:=[.P54]*1000000" office:value-type="float" office:value="496.14">
            <text:p>496.14</text:p>
          </table:table-cell>
          <table:table-cell table:formula="of:=[.Q54]*1000000" office:value-type="float" office:value="143.74">
            <text:p>143.74</text:p>
          </table:table-cell>
          <table:table-cell table:formula="of:=[.R54]*1000000" office:value-type="float" office:value="723.31">
            <text:p>723.31</text:p>
          </table:table-cell>
          <table:table-cell table:formula="of:=[.S54]*1000000" office:value-type="float" office:value="14.393">
            <text:p>14.393</text:p>
          </table:table-cell>
          <table:table-cell table:formula="of:=[.T54]*1000000" office:value-type="float" office:value="0.027441">
            <text:p>0.027441</text:p>
          </table:table-cell>
          <table:table-cell table:formula="of:=[.U54]*1000000" office:value-type="float" office:value="0.0000000000047568">
            <text:p>4.7568E-012</text:p>
          </table:table-cell>
          <table:table-cell table:formula="of:=[.V54]*1000000" office:value-type="float" office:value="0.0000000041955">
            <text:p>4.1955E-009</text:p>
          </table:table-cell>
          <table:table-cell table:formula="of:=[.W54]*1000000" office:value-type="float" office:value="496.14">
            <text:p>496.14</text:p>
          </table:table-cell>
          <table:table-cell table:formula="of:=[.X54]*1000000" office:value-type="float" office:value="143.74">
            <text:p>143.74</text:p>
          </table:table-cell>
          <table:table-cell table:formula="of:=[.Y54]*1000000" office:value-type="float" office:value="723.31">
            <text:p>723.31</text:p>
          </table:table-cell>
          <table:table-cell table:formula="of:=[.Z54]*1000000" office:value-type="float" office:value="20.141">
            <text:p>20.141</text:p>
          </table:table-cell>
          <table:table-cell table:formula="of:=[.AA54]*1000000" office:value-type="float" office:value="0">
            <text:p>0</text:p>
          </table:table-cell>
          <table:table-cell table:formula="of:=[.AB54]*1000000" office:value-type="float" office:value="0.000000000001129">
            <text:p>1.129E-012</text:p>
          </table:table-cell>
          <table:table-cell table:formula="of:=[.AC54]*1000000" office:value-type="float" office:value="0.0000000041955">
            <text:p>4.1955E-009</text:p>
          </table:table-cell>
          <table:table-cell office:value-type="float" office:value="0.00049614">
            <text:p>0.00049614</text:p>
          </table:table-cell>
          <table:table-cell office:value-type="float" office:value="0.00014374">
            <text:p>0.00014374</text:p>
          </table:table-cell>
          <table:table-cell office:value-type="float" office:value="0.00072331">
            <text:p>0.00072331</text:p>
          </table:table-cell>
          <table:table-cell table:style-name="ce1" office:value-type="string">
            <text:p>1.4393e-05</text:p>
          </table:table-cell>
          <table:table-cell table:style-name="ce1" office:value-type="string">
            <text:p>2.7441e-08</text:p>
          </table:table-cell>
          <table:table-cell table:style-name="ce1" office:value-type="string">
            <text:p>4.7568e-18</text:p>
          </table:table-cell>
          <table:table-cell table:style-name="ce1" office:value-type="string">
            <text:p>4.1955e-15</text:p>
          </table:table-cell>
          <table:table-cell office:value-type="float" office:value="0.00049614">
            <text:p>0.00049614</text:p>
          </table:table-cell>
          <table:table-cell office:value-type="float" office:value="0.00014374">
            <text:p>0.00014374</text:p>
          </table:table-cell>
          <table:table-cell office:value-type="float" office:value="0.00072331">
            <text:p>0.00072331</text:p>
          </table:table-cell>
          <table:table-cell table:style-name="ce1" office:value-type="string">
            <text:p>2.0141e-05</text:p>
          </table:table-cell>
          <table:table-cell office:value-type="float" office:value="0">
            <text:p>0</text:p>
          </table:table-cell>
          <table:table-cell table:style-name="ce1" office:value-type="string">
            <text:p>1.129e-18</text:p>
          </table:table-cell>
          <table:table-cell table:style-name="ce1" office:value-type="string">
            <text:p>4.1955e-15</text:p>
          </table:table-cell>
        </table:table-row>
        <table:table-row table:style-name="ro2">
          <table:table-cell office:value-type="float" office:value="530.7017">
            <text:p>530.7017</text:p>
          </table:table-cell>
          <table:table-cell table:formula="of:=[.P55]*1000000" office:value-type="float" office:value="489.07">
            <text:p>489.07</text:p>
          </table:table-cell>
          <table:table-cell table:formula="of:=[.Q55]*1000000" office:value-type="float" office:value="142.04">
            <text:p>142.04</text:p>
          </table:table-cell>
          <table:table-cell table:formula="of:=[.R55]*1000000" office:value-type="float" office:value="732.31">
            <text:p>732.31</text:p>
          </table:table-cell>
          <table:table-cell table:formula="of:=[.S55]*1000000" office:value-type="float" office:value="14.224">
            <text:p>14.224</text:p>
          </table:table-cell>
          <table:table-cell table:formula="of:=[.T55]*1000000" office:value-type="float" office:value="0.027728">
            <text:p>0.027728</text:p>
          </table:table-cell>
          <table:table-cell table:formula="of:=[.U55]*1000000" office:value-type="float" office:value="0.000000000003698">
            <text:p>3.698E-012</text:p>
          </table:table-cell>
          <table:table-cell table:formula="of:=[.V55]*1000000" office:value-type="float" office:value="0.0000000040681">
            <text:p>4.0681E-009</text:p>
          </table:table-cell>
          <table:table-cell table:formula="of:=[.W55]*1000000" office:value-type="float" office:value="489.07">
            <text:p>489.07</text:p>
          </table:table-cell>
          <table:table-cell table:formula="of:=[.X55]*1000000" office:value-type="float" office:value="142.04">
            <text:p>142.04</text:p>
          </table:table-cell>
          <table:table-cell table:formula="of:=[.Y55]*1000000" office:value-type="float" office:value="732.31">
            <text:p>732.31</text:p>
          </table:table-cell>
          <table:table-cell table:formula="of:=[.Z55]*1000000" office:value-type="float" office:value="20.139">
            <text:p>20.139</text:p>
          </table:table-cell>
          <table:table-cell table:formula="of:=[.AA55]*1000000" office:value-type="float" office:value="0">
            <text:p>0</text:p>
          </table:table-cell>
          <table:table-cell table:formula="of:=[.AB55]*1000000" office:value-type="float" office:value="-0.00000000000012107">
            <text:p>-1.2107E-013</text:p>
          </table:table-cell>
          <table:table-cell table:formula="of:=[.AC55]*1000000" office:value-type="float" office:value="0.000000004068">
            <text:p>4.068E-009</text:p>
          </table:table-cell>
          <table:table-cell office:value-type="float" office:value="0.00048907">
            <text:p>0.00048907</text:p>
          </table:table-cell>
          <table:table-cell office:value-type="float" office:value="0.00014204">
            <text:p>0.00014204</text:p>
          </table:table-cell>
          <table:table-cell office:value-type="float" office:value="0.00073231">
            <text:p>0.00073231</text:p>
          </table:table-cell>
          <table:table-cell table:style-name="ce1" office:value-type="string">
            <text:p>1.4224e-05</text:p>
          </table:table-cell>
          <table:table-cell table:style-name="ce1" office:value-type="string">
            <text:p>2.7728e-08</text:p>
          </table:table-cell>
          <table:table-cell table:style-name="ce1" office:value-type="string">
            <text:p>3.698e-18</text:p>
          </table:table-cell>
          <table:table-cell table:style-name="ce1" office:value-type="string">
            <text:p>4.0681e-15</text:p>
          </table:table-cell>
          <table:table-cell office:value-type="float" office:value="0.00048907">
            <text:p>0.00048907</text:p>
          </table:table-cell>
          <table:table-cell office:value-type="float" office:value="0.00014204">
            <text:p>0.00014204</text:p>
          </table:table-cell>
          <table:table-cell office:value-type="float" office:value="0.00073231">
            <text:p>0.00073231</text:p>
          </table:table-cell>
          <table:table-cell table:style-name="ce1" office:value-type="string">
            <text:p>2.013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107e-19</text:p>
          </table:table-cell>
          <table:table-cell table:style-name="ce1" office:value-type="string">
            <text:p>4.068e-15</text:p>
          </table:table-cell>
        </table:table-row>
        <table:table-row table:style-name="ro2">
          <table:table-cell office:value-type="float" office:value="540.7017">
            <text:p>540.7017</text:p>
          </table:table-cell>
          <table:table-cell table:formula="of:=[.P56]*1000000" office:value-type="float" office:value="482.12">
            <text:p>482.12</text:p>
          </table:table-cell>
          <table:table-cell table:formula="of:=[.Q56]*1000000" office:value-type="float" office:value="140.37">
            <text:p>140.37</text:p>
          </table:table-cell>
          <table:table-cell table:formula="of:=[.R56]*1000000" office:value-type="float" office:value="741.16">
            <text:p>741.16</text:p>
          </table:table-cell>
          <table:table-cell table:formula="of:=[.S56]*1000000" office:value-type="float" office:value="14.055">
            <text:p>14.055</text:p>
          </table:table-cell>
          <table:table-cell table:formula="of:=[.T56]*1000000" office:value-type="float" office:value="0.028009">
            <text:p>0.028009</text:p>
          </table:table-cell>
          <table:table-cell table:formula="of:=[.U56]*1000000" office:value-type="float" office:value="0.0000000000013938">
            <text:p>1.3938E-012</text:p>
          </table:table-cell>
          <table:table-cell table:formula="of:=[.V56]*1000000" office:value-type="float" office:value="0.0000000039445">
            <text:p>3.9445E-009</text:p>
          </table:table-cell>
          <table:table-cell table:formula="of:=[.W56]*1000000" office:value-type="float" office:value="482.12">
            <text:p>482.12</text:p>
          </table:table-cell>
          <table:table-cell table:formula="of:=[.X56]*1000000" office:value-type="float" office:value="140.37">
            <text:p>140.37</text:p>
          </table:table-cell>
          <table:table-cell table:formula="of:=[.Y56]*1000000" office:value-type="float" office:value="741.16">
            <text:p>741.16</text:p>
          </table:table-cell>
          <table:table-cell table:formula="of:=[.Z56]*1000000" office:value-type="float" office:value="20.138">
            <text:p>20.138</text:p>
          </table:table-cell>
          <table:table-cell table:formula="of:=[.AA56]*1000000" office:value-type="float" office:value="0">
            <text:p>0</text:p>
          </table:table-cell>
          <table:table-cell table:formula="of:=[.AB56]*1000000" office:value-type="float" office:value="-0.000000000000939">
            <text:p>-9.39E-013</text:p>
          </table:table-cell>
          <table:table-cell table:formula="of:=[.AC56]*1000000" office:value-type="float" office:value="0.0000000039445">
            <text:p>3.9445E-009</text:p>
          </table:table-cell>
          <table:table-cell office:value-type="float" office:value="0.00048212">
            <text:p>0.00048212</text:p>
          </table:table-cell>
          <table:table-cell office:value-type="float" office:value="0.00014037">
            <text:p>0.00014037</text:p>
          </table:table-cell>
          <table:table-cell office:value-type="float" office:value="0.00074116">
            <text:p>0.00074116</text:p>
          </table:table-cell>
          <table:table-cell table:style-name="ce1" office:value-type="string">
            <text:p>1.4055e-05</text:p>
          </table:table-cell>
          <table:table-cell table:style-name="ce1" office:value-type="string">
            <text:p>2.8009e-08</text:p>
          </table:table-cell>
          <table:table-cell table:style-name="ce1" office:value-type="string">
            <text:p>1.3938e-18</text:p>
          </table:table-cell>
          <table:table-cell table:style-name="ce1" office:value-type="string">
            <text:p>3.9445e-15</text:p>
          </table:table-cell>
          <table:table-cell office:value-type="float" office:value="0.00048212">
            <text:p>0.00048212</text:p>
          </table:table-cell>
          <table:table-cell office:value-type="float" office:value="0.00014037">
            <text:p>0.00014037</text:p>
          </table:table-cell>
          <table:table-cell office:value-type="float" office:value="0.00074116">
            <text:p>0.00074116</text:p>
          </table:table-cell>
          <table:table-cell table:style-name="ce1" office:value-type="string">
            <text:p>2.0138e-05</text:p>
          </table:table-cell>
          <table:table-cell office:value-type="float" office:value="0">
            <text:p>0</text:p>
          </table:table-cell>
          <table:table-cell table:style-name="ce1" office:value-type="string">
            <text:p>-9.39e-19</text:p>
          </table:table-cell>
          <table:table-cell table:style-name="ce1" office:value-type="string">
            <text:p>3.9445e-15</text:p>
          </table:table-cell>
        </table:table-row>
        <table:table-row table:style-name="ro2">
          <table:table-cell office:value-type="float" office:value="550.7017">
            <text:p>550.7017</text:p>
          </table:table-cell>
          <table:table-cell table:formula="of:=[.P57]*1000000" office:value-type="float" office:value="475.28">
            <text:p>475.28</text:p>
          </table:table-cell>
          <table:table-cell table:formula="of:=[.Q57]*1000000" office:value-type="float" office:value="138.72">
            <text:p>138.72</text:p>
          </table:table-cell>
          <table:table-cell table:formula="of:=[.R57]*1000000" office:value-type="float" office:value="749.86">
            <text:p>749.86</text:p>
          </table:table-cell>
          <table:table-cell table:formula="of:=[.S57]*1000000" office:value-type="float" office:value="13.886">
            <text:p>13.886</text:p>
          </table:table-cell>
          <table:table-cell table:formula="of:=[.T57]*1000000" office:value-type="float" office:value="0.028285">
            <text:p>0.028285</text:p>
          </table:table-cell>
          <table:table-cell table:formula="of:=[.U57]*1000000" office:value-type="float" office:value="-0.0000000000012736">
            <text:p>-1.2736E-012</text:p>
          </table:table-cell>
          <table:table-cell table:formula="of:=[.V57]*1000000" office:value-type="float" office:value="0.0000000038247">
            <text:p>3.8247E-009</text:p>
          </table:table-cell>
          <table:table-cell table:formula="of:=[.W57]*1000000" office:value-type="float" office:value="475.28">
            <text:p>475.28</text:p>
          </table:table-cell>
          <table:table-cell table:formula="of:=[.X57]*1000000" office:value-type="float" office:value="138.72">
            <text:p>138.72</text:p>
          </table:table-cell>
          <table:table-cell table:formula="of:=[.Y57]*1000000" office:value-type="float" office:value="749.86">
            <text:p>749.86</text:p>
          </table:table-cell>
          <table:table-cell table:formula="of:=[.Z57]*1000000" office:value-type="float" office:value="20.136">
            <text:p>20.136</text:p>
          </table:table-cell>
          <table:table-cell table:formula="of:=[.AA57]*1000000" office:value-type="float" office:value="0">
            <text:p>0</text:p>
          </table:table-cell>
          <table:table-cell table:formula="of:=[.AB57]*1000000" office:value-type="float" office:value="-0.0000000000027753">
            <text:p>-2.7753E-012</text:p>
          </table:table-cell>
          <table:table-cell table:formula="of:=[.AC57]*1000000" office:value-type="float" office:value="0.0000000038247">
            <text:p>3.8247E-009</text:p>
          </table:table-cell>
          <table:table-cell office:value-type="float" office:value="0.00047528">
            <text:p>0.00047528</text:p>
          </table:table-cell>
          <table:table-cell office:value-type="float" office:value="0.00013872">
            <text:p>0.00013872</text:p>
          </table:table-cell>
          <table:table-cell office:value-type="float" office:value="0.00074986">
            <text:p>0.00074986</text:p>
          </table:table-cell>
          <table:table-cell table:style-name="ce1" office:value-type="string">
            <text:p>1.3886e-05</text:p>
          </table:table-cell>
          <table:table-cell table:style-name="ce1" office:value-type="string">
            <text:p>2.8285e-08</text:p>
          </table:table-cell>
          <table:table-cell table:style-name="ce1" office:value-type="string">
            <text:p>-1.2736e-18</text:p>
          </table:table-cell>
          <table:table-cell table:style-name="ce1" office:value-type="string">
            <text:p>3.8247e-15</text:p>
          </table:table-cell>
          <table:table-cell office:value-type="float" office:value="0.00047528">
            <text:p>0.00047528</text:p>
          </table:table-cell>
          <table:table-cell office:value-type="float" office:value="0.00013872">
            <text:p>0.00013872</text:p>
          </table:table-cell>
          <table:table-cell office:value-type="float" office:value="0.00074986">
            <text:p>0.00074986</text:p>
          </table:table-cell>
          <table:table-cell table:style-name="ce1" office:value-type="string">
            <text:p>2.0136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753e-18</text:p>
          </table:table-cell>
          <table:table-cell table:style-name="ce1" office:value-type="string">
            <text:p>3.8247e-15</text:p>
          </table:table-cell>
        </table:table-row>
        <table:table-row table:style-name="ro2">
          <table:table-cell office:value-type="float" office:value="560.7017">
            <text:p>560.7017</text:p>
          </table:table-cell>
          <table:table-cell table:formula="of:=[.P58]*1000000" office:value-type="float" office:value="468.55">
            <text:p>468.55</text:p>
          </table:table-cell>
          <table:table-cell table:formula="of:=[.Q58]*1000000" office:value-type="float" office:value="137.1">
            <text:p>137.1</text:p>
          </table:table-cell>
          <table:table-cell table:formula="of:=[.R58]*1000000" office:value-type="float" office:value="758.41">
            <text:p>758.41</text:p>
          </table:table-cell>
          <table:table-cell table:formula="of:=[.S58]*1000000" office:value-type="float" office:value="13.717">
            <text:p>13.717</text:p>
          </table:table-cell>
          <table:table-cell table:formula="of:=[.T58]*1000000" office:value-type="float" office:value="0.028554">
            <text:p>0.028554</text:p>
          </table:table-cell>
          <table:table-cell table:formula="of:=[.U58]*1000000" office:value-type="float" office:value="-0.00000000000014065">
            <text:p>-1.4065E-013</text:p>
          </table:table-cell>
          <table:table-cell table:formula="of:=[.V58]*1000000" office:value-type="float" office:value="0.0000000037085">
            <text:p>3.7085E-009</text:p>
          </table:table-cell>
          <table:table-cell table:formula="of:=[.W58]*1000000" office:value-type="float" office:value="468.55">
            <text:p>468.55</text:p>
          </table:table-cell>
          <table:table-cell table:formula="of:=[.X58]*1000000" office:value-type="float" office:value="137.09">
            <text:p>137.09</text:p>
          </table:table-cell>
          <table:table-cell table:formula="of:=[.Y58]*1000000" office:value-type="float" office:value="758.41">
            <text:p>758.41</text:p>
          </table:table-cell>
          <table:table-cell table:formula="of:=[.Z58]*1000000" office:value-type="float" office:value="20.135">
            <text:p>20.135</text:p>
          </table:table-cell>
          <table:table-cell table:formula="of:=[.AA58]*1000000" office:value-type="float" office:value="0">
            <text:p>0</text:p>
          </table:table-cell>
          <table:table-cell table:formula="of:=[.AB58]*1000000" office:value-type="float" office:value="-0.00000000000096556">
            <text:p>-9.6556E-013</text:p>
          </table:table-cell>
          <table:table-cell table:formula="of:=[.AC58]*1000000" office:value-type="float" office:value="0.0000000037085">
            <text:p>3.7085E-009</text:p>
          </table:table-cell>
          <table:table-cell office:value-type="float" office:value="0.00046855">
            <text:p>0.00046855</text:p>
          </table:table-cell>
          <table:table-cell office:value-type="float" office:value="0.0001371">
            <text:p>0.0001371</text:p>
          </table:table-cell>
          <table:table-cell office:value-type="float" office:value="0.00075841">
            <text:p>0.00075841</text:p>
          </table:table-cell>
          <table:table-cell table:style-name="ce1" office:value-type="string">
            <text:p>1.3717e-05</text:p>
          </table:table-cell>
          <table:table-cell table:style-name="ce1" office:value-type="string">
            <text:p>2.8554e-08</text:p>
          </table:table-cell>
          <table:table-cell table:style-name="ce1" office:value-type="string">
            <text:p>-1.4065e-19</text:p>
          </table:table-cell>
          <table:table-cell table:style-name="ce1" office:value-type="string">
            <text:p>3.7085e-15</text:p>
          </table:table-cell>
          <table:table-cell office:value-type="float" office:value="0.00046855">
            <text:p>0.00046855</text:p>
          </table:table-cell>
          <table:table-cell office:value-type="float" office:value="0.00013709">
            <text:p>0.00013709</text:p>
          </table:table-cell>
          <table:table-cell office:value-type="float" office:value="0.00075841">
            <text:p>0.00075841</text:p>
          </table:table-cell>
          <table:table-cell table:style-name="ce1" office:value-type="string">
            <text:p>2.0135e-05</text:p>
          </table:table-cell>
          <table:table-cell office:value-type="float" office:value="0">
            <text:p>0</text:p>
          </table:table-cell>
          <table:table-cell table:style-name="ce1" office:value-type="string">
            <text:p>-9.6556e-19</text:p>
          </table:table-cell>
          <table:table-cell table:style-name="ce1" office:value-type="string">
            <text:p>3.7085e-15</text:p>
          </table:table-cell>
        </table:table-row>
        <table:table-row table:style-name="ro2">
          <table:table-cell office:value-type="float" office:value="570.7017">
            <text:p>570.7017</text:p>
          </table:table-cell>
          <table:table-cell table:formula="of:=[.P59]*1000000" office:value-type="float" office:value="461.94">
            <text:p>461.94</text:p>
          </table:table-cell>
          <table:table-cell table:formula="of:=[.Q59]*1000000" office:value-type="float" office:value="135.49">
            <text:p>135.49</text:p>
          </table:table-cell>
          <table:table-cell table:formula="of:=[.R59]*1000000" office:value-type="float" office:value="766.83">
            <text:p>766.83</text:p>
          </table:table-cell>
          <table:table-cell table:formula="of:=[.S59]*1000000" office:value-type="float" office:value="13.548">
            <text:p>13.548</text:p>
          </table:table-cell>
          <table:table-cell table:formula="of:=[.T59]*1000000" office:value-type="float" office:value="0.028818">
            <text:p>0.028818</text:p>
          </table:table-cell>
          <table:table-cell table:formula="of:=[.U59]*1000000" office:value-type="float" office:value="0.00000000000096078">
            <text:p>9.6078E-013</text:p>
          </table:table-cell>
          <table:table-cell table:formula="of:=[.V59]*1000000" office:value-type="float" office:value="0.0000000035959">
            <text:p>3.5959E-009</text:p>
          </table:table-cell>
          <table:table-cell table:formula="of:=[.W59]*1000000" office:value-type="float" office:value="461.94">
            <text:p>461.94</text:p>
          </table:table-cell>
          <table:table-cell table:formula="of:=[.X59]*1000000" office:value-type="float" office:value="135.49">
            <text:p>135.49</text:p>
          </table:table-cell>
          <table:table-cell table:formula="of:=[.Y59]*1000000" office:value-type="float" office:value="766.83">
            <text:p>766.83</text:p>
          </table:table-cell>
          <table:table-cell table:formula="of:=[.Z59]*1000000" office:value-type="float" office:value="20.134">
            <text:p>20.134</text:p>
          </table:table-cell>
          <table:table-cell table:formula="of:=[.AA59]*1000000" office:value-type="float" office:value="0">
            <text:p>0</text:p>
          </table:table-cell>
          <table:table-cell table:formula="of:=[.AB59]*1000000" office:value-type="float" office:value="0.0000000000016463">
            <text:p>1.6463E-012</text:p>
          </table:table-cell>
          <table:table-cell table:formula="of:=[.AC59]*1000000" office:value-type="float" office:value="0.0000000035959">
            <text:p>3.5959E-009</text:p>
          </table:table-cell>
          <table:table-cell office:value-type="float" office:value="0.00046194">
            <text:p>0.00046194</text:p>
          </table:table-cell>
          <table:table-cell office:value-type="float" office:value="0.00013549">
            <text:p>0.00013549</text:p>
          </table:table-cell>
          <table:table-cell office:value-type="float" office:value="0.00076683">
            <text:p>0.00076683</text:p>
          </table:table-cell>
          <table:table-cell table:style-name="ce1" office:value-type="string">
            <text:p>1.3548e-05</text:p>
          </table:table-cell>
          <table:table-cell table:style-name="ce1" office:value-type="string">
            <text:p>2.8818e-08</text:p>
          </table:table-cell>
          <table:table-cell table:style-name="ce1" office:value-type="string">
            <text:p>9.6078e-19</text:p>
          </table:table-cell>
          <table:table-cell table:style-name="ce1" office:value-type="string">
            <text:p>3.5959e-15</text:p>
          </table:table-cell>
          <table:table-cell office:value-type="float" office:value="0.00046194">
            <text:p>0.00046194</text:p>
          </table:table-cell>
          <table:table-cell office:value-type="float" office:value="0.00013549">
            <text:p>0.00013549</text:p>
          </table:table-cell>
          <table:table-cell office:value-type="float" office:value="0.00076683">
            <text:p>0.00076683</text:p>
          </table:table-cell>
          <table:table-cell table:style-name="ce1" office:value-type="string">
            <text:p>2.0134e-05</text:p>
          </table:table-cell>
          <table:table-cell office:value-type="float" office:value="0">
            <text:p>0</text:p>
          </table:table-cell>
          <table:table-cell table:style-name="ce1" office:value-type="string">
            <text:p>1.6463e-18</text:p>
          </table:table-cell>
          <table:table-cell table:style-name="ce1" office:value-type="string">
            <text:p>3.5959e-15</text:p>
          </table:table-cell>
        </table:table-row>
        <table:table-row table:style-name="ro2">
          <table:table-cell office:value-type="float" office:value="580.7017">
            <text:p>580.7017</text:p>
          </table:table-cell>
          <table:table-cell table:formula="of:=[.P60]*1000000" office:value-type="float" office:value="455.43">
            <text:p>455.43</text:p>
          </table:table-cell>
          <table:table-cell table:formula="of:=[.Q60]*1000000" office:value-type="float" office:value="133.91">
            <text:p>133.91</text:p>
          </table:table-cell>
          <table:table-cell table:formula="of:=[.R60]*1000000" office:value-type="float" office:value="775.11">
            <text:p>775.11</text:p>
          </table:table-cell>
          <table:table-cell table:formula="of:=[.S60]*1000000" office:value-type="float" office:value="13.378">
            <text:p>13.378</text:p>
          </table:table-cell>
          <table:table-cell table:formula="of:=[.T60]*1000000" office:value-type="float" office:value="0.029076">
            <text:p>0.029076</text:p>
          </table:table-cell>
          <table:table-cell table:formula="of:=[.U60]*1000000" office:value-type="float" office:value="0.000000000001843">
            <text:p>1.843E-012</text:p>
          </table:table-cell>
          <table:table-cell table:formula="of:=[.V60]*1000000" office:value-type="float" office:value="0.0000000034868">
            <text:p>3.4868E-009</text:p>
          </table:table-cell>
          <table:table-cell table:formula="of:=[.W60]*1000000" office:value-type="float" office:value="455.43">
            <text:p>455.43</text:p>
          </table:table-cell>
          <table:table-cell table:formula="of:=[.X60]*1000000" office:value-type="float" office:value="133.9">
            <text:p>133.9</text:p>
          </table:table-cell>
          <table:table-cell table:formula="of:=[.Y60]*1000000" office:value-type="float" office:value="775.11">
            <text:p>775.11</text:p>
          </table:table-cell>
          <table:table-cell table:formula="of:=[.Z60]*1000000" office:value-type="float" office:value="20.133">
            <text:p>20.133</text:p>
          </table:table-cell>
          <table:table-cell table:formula="of:=[.AA60]*1000000" office:value-type="float" office:value="0">
            <text:p>0</text:p>
          </table:table-cell>
          <table:table-cell table:formula="of:=[.AB60]*1000000" office:value-type="float" office:value="0.00000000000063387">
            <text:p>6.3387E-013</text:p>
          </table:table-cell>
          <table:table-cell table:formula="of:=[.AC60]*1000000" office:value-type="float" office:value="0.0000000034868">
            <text:p>3.4868E-009</text:p>
          </table:table-cell>
          <table:table-cell office:value-type="float" office:value="0.00045543">
            <text:p>0.00045543</text:p>
          </table:table-cell>
          <table:table-cell office:value-type="float" office:value="0.00013391">
            <text:p>0.00013391</text:p>
          </table:table-cell>
          <table:table-cell office:value-type="float" office:value="0.00077511">
            <text:p>0.00077511</text:p>
          </table:table-cell>
          <table:table-cell table:style-name="ce1" office:value-type="string">
            <text:p>1.3378e-05</text:p>
          </table:table-cell>
          <table:table-cell table:style-name="ce1" office:value-type="string">
            <text:p>2.9076e-08</text:p>
          </table:table-cell>
          <table:table-cell table:style-name="ce1" office:value-type="string">
            <text:p>1.843e-18</text:p>
          </table:table-cell>
          <table:table-cell table:style-name="ce1" office:value-type="string">
            <text:p>3.4868e-15</text:p>
          </table:table-cell>
          <table:table-cell office:value-type="float" office:value="0.00045543">
            <text:p>0.00045543</text:p>
          </table:table-cell>
          <table:table-cell office:value-type="float" office:value="0.0001339">
            <text:p>0.0001339</text:p>
          </table:table-cell>
          <table:table-cell office:value-type="float" office:value="0.00077511">
            <text:p>0.00077511</text:p>
          </table:table-cell>
          <table:table-cell table:style-name="ce1" office:value-type="string">
            <text:p>2.0133e-05</text:p>
          </table:table-cell>
          <table:table-cell office:value-type="float" office:value="0">
            <text:p>0</text:p>
          </table:table-cell>
          <table:table-cell table:style-name="ce1" office:value-type="string">
            <text:p>6.3387e-19</text:p>
          </table:table-cell>
          <table:table-cell table:style-name="ce1" office:value-type="string">
            <text:p>3.4868e-15</text:p>
          </table:table-cell>
        </table:table-row>
        <table:table-row table:style-name="ro2">
          <table:table-cell office:value-type="float" office:value="590.7017">
            <text:p>590.7017</text:p>
          </table:table-cell>
          <table:table-cell table:formula="of:=[.P61]*1000000" office:value-type="float" office:value="449.02">
            <text:p>449.02</text:p>
          </table:table-cell>
          <table:table-cell table:formula="of:=[.Q61]*1000000" office:value-type="float" office:value="132.34">
            <text:p>132.34</text:p>
          </table:table-cell>
          <table:table-cell table:formula="of:=[.R61]*1000000" office:value-type="float" office:value="783.26">
            <text:p>783.26</text:p>
          </table:table-cell>
          <table:table-cell table:formula="of:=[.S61]*1000000" office:value-type="float" office:value="13.209">
            <text:p>13.209</text:p>
          </table:table-cell>
          <table:table-cell table:formula="of:=[.T61]*1000000" office:value-type="float" office:value="0.029329">
            <text:p>0.029329</text:p>
          </table:table-cell>
          <table:table-cell table:formula="of:=[.U61]*1000000" office:value-type="float" office:value="-0.00000000000029248">
            <text:p>-2.9248E-013</text:p>
          </table:table-cell>
          <table:table-cell table:formula="of:=[.V61]*1000000" office:value-type="float" office:value="0.000000003381">
            <text:p>3.381E-009</text:p>
          </table:table-cell>
          <table:table-cell table:formula="of:=[.W61]*1000000" office:value-type="float" office:value="449.02">
            <text:p>449.02</text:p>
          </table:table-cell>
          <table:table-cell table:formula="of:=[.X61]*1000000" office:value-type="float" office:value="132.34">
            <text:p>132.34</text:p>
          </table:table-cell>
          <table:table-cell table:formula="of:=[.Y61]*1000000" office:value-type="float" office:value="783.26">
            <text:p>783.26</text:p>
          </table:table-cell>
          <table:table-cell table:formula="of:=[.Z61]*1000000" office:value-type="float" office:value="20.132">
            <text:p>20.132</text:p>
          </table:table-cell>
          <table:table-cell table:formula="of:=[.AA61]*1000000" office:value-type="float" office:value="0">
            <text:p>0</text:p>
          </table:table-cell>
          <table:table-cell table:formula="of:=[.AB61]*1000000" office:value-type="float" office:value="-0.00000000000039602">
            <text:p>-3.9602E-013</text:p>
          </table:table-cell>
          <table:table-cell table:formula="of:=[.AC61]*1000000" office:value-type="float" office:value="0.000000003381">
            <text:p>3.381E-009</text:p>
          </table:table-cell>
          <table:table-cell office:value-type="float" office:value="0.00044902">
            <text:p>0.00044902</text:p>
          </table:table-cell>
          <table:table-cell office:value-type="float" office:value="0.00013234">
            <text:p>0.00013234</text:p>
          </table:table-cell>
          <table:table-cell office:value-type="float" office:value="0.00078326">
            <text:p>0.00078326</text:p>
          </table:table-cell>
          <table:table-cell table:style-name="ce1" office:value-type="string">
            <text:p>1.3209e-05</text:p>
          </table:table-cell>
          <table:table-cell table:style-name="ce1" office:value-type="string">
            <text:p>2.9329e-08</text:p>
          </table:table-cell>
          <table:table-cell table:style-name="ce1" office:value-type="string">
            <text:p>-2.9248e-19</text:p>
          </table:table-cell>
          <table:table-cell table:style-name="ce1" office:value-type="string">
            <text:p>3.381e-15</text:p>
          </table:table-cell>
          <table:table-cell office:value-type="float" office:value="0.00044902">
            <text:p>0.00044902</text:p>
          </table:table-cell>
          <table:table-cell office:value-type="float" office:value="0.00013234">
            <text:p>0.00013234</text:p>
          </table:table-cell>
          <table:table-cell office:value-type="float" office:value="0.00078326">
            <text:p>0.00078326</text:p>
          </table:table-cell>
          <table:table-cell table:style-name="ce1" office:value-type="string">
            <text:p>2.0132e-05</text:p>
          </table:table-cell>
          <table:table-cell office:value-type="float" office:value="0">
            <text:p>0</text:p>
          </table:table-cell>
          <table:table-cell table:style-name="ce1" office:value-type="string">
            <text:p>-3.9602e-19</text:p>
          </table:table-cell>
          <table:table-cell table:style-name="ce1" office:value-type="string">
            <text:p>3.381e-15</text:p>
          </table:table-cell>
        </table:table-row>
        <table:table-row table:style-name="ro2">
          <table:table-cell office:value-type="float" office:value="600.7017">
            <text:p>600.7017</text:p>
          </table:table-cell>
          <table:table-cell table:formula="of:=[.P62]*1000000" office:value-type="float" office:value="442.71">
            <text:p>442.71</text:p>
          </table:table-cell>
          <table:table-cell table:formula="of:=[.Q62]*1000000" office:value-type="float" office:value="130.79">
            <text:p>130.79</text:p>
          </table:table-cell>
          <table:table-cell table:formula="of:=[.R62]*1000000" office:value-type="float" office:value="791.29">
            <text:p>791.29</text:p>
          </table:table-cell>
          <table:table-cell table:formula="of:=[.S62]*1000000" office:value-type="float" office:value="13.041">
            <text:p>13.041</text:p>
          </table:table-cell>
          <table:table-cell table:formula="of:=[.T62]*1000000" office:value-type="float" office:value="0.029577">
            <text:p>0.029577</text:p>
          </table:table-cell>
          <table:table-cell table:formula="of:=[.U62]*1000000" office:value-type="float" office:value="-0.0000000000012111">
            <text:p>-1.2111E-012</text:p>
          </table:table-cell>
          <table:table-cell table:formula="of:=[.V62]*1000000" office:value-type="float" office:value="0.0000000032784">
            <text:p>3.2784E-009</text:p>
          </table:table-cell>
          <table:table-cell table:formula="of:=[.W62]*1000000" office:value-type="float" office:value="442.71">
            <text:p>442.71</text:p>
          </table:table-cell>
          <table:table-cell table:formula="of:=[.X62]*1000000" office:value-type="float" office:value="130.79">
            <text:p>130.79</text:p>
          </table:table-cell>
          <table:table-cell table:formula="of:=[.Y62]*1000000" office:value-type="float" office:value="791.29">
            <text:p>791.29</text:p>
          </table:table-cell>
          <table:table-cell table:formula="of:=[.Z62]*1000000" office:value-type="float" office:value="20.131">
            <text:p>20.131</text:p>
          </table:table-cell>
          <table:table-cell table:formula="of:=[.AA62]*1000000" office:value-type="float" office:value="0">
            <text:p>0</text:p>
          </table:table-cell>
          <table:table-cell table:formula="of:=[.AB62]*1000000" office:value-type="float" office:value="-0.00000000000090811">
            <text:p>-9.0811E-013</text:p>
          </table:table-cell>
          <table:table-cell table:formula="of:=[.AC62]*1000000" office:value-type="float" office:value="0.0000000032784">
            <text:p>3.2784E-009</text:p>
          </table:table-cell>
          <table:table-cell office:value-type="float" office:value="0.00044271">
            <text:p>0.00044271</text:p>
          </table:table-cell>
          <table:table-cell office:value-type="float" office:value="0.00013079">
            <text:p>0.00013079</text:p>
          </table:table-cell>
          <table:table-cell office:value-type="float" office:value="0.00079129">
            <text:p>0.00079129</text:p>
          </table:table-cell>
          <table:table-cell table:style-name="ce1" office:value-type="string">
            <text:p>1.3041e-05</text:p>
          </table:table-cell>
          <table:table-cell table:style-name="ce1" office:value-type="string">
            <text:p>2.9577e-08</text:p>
          </table:table-cell>
          <table:table-cell table:style-name="ce1" office:value-type="string">
            <text:p>-1.2111e-18</text:p>
          </table:table-cell>
          <table:table-cell table:style-name="ce1" office:value-type="string">
            <text:p>3.2784e-15</text:p>
          </table:table-cell>
          <table:table-cell office:value-type="float" office:value="0.00044271">
            <text:p>0.00044271</text:p>
          </table:table-cell>
          <table:table-cell office:value-type="float" office:value="0.00013079">
            <text:p>0.00013079</text:p>
          </table:table-cell>
          <table:table-cell office:value-type="float" office:value="0.00079129">
            <text:p>0.00079129</text:p>
          </table:table-cell>
          <table:table-cell table:style-name="ce1" office:value-type="string">
            <text:p>2.0131e-05</text:p>
          </table:table-cell>
          <table:table-cell office:value-type="float" office:value="0">
            <text:p>0</text:p>
          </table:table-cell>
          <table:table-cell table:style-name="ce1" office:value-type="string">
            <text:p>-9.0811e-19</text:p>
          </table:table-cell>
          <table:table-cell table:style-name="ce1" office:value-type="string">
            <text:p>3.2784e-15</text:p>
          </table:table-cell>
        </table:table-row>
        <table:table-row table:style-name="ro2">
          <table:table-cell office:value-type="float" office:value="610.7017">
            <text:p>610.7017</text:p>
          </table:table-cell>
          <table:table-cell table:formula="of:=[.P63]*1000000" office:value-type="float" office:value="436.5">
            <text:p>436.5</text:p>
          </table:table-cell>
          <table:table-cell table:formula="of:=[.Q63]*1000000" office:value-type="float" office:value="129.26">
            <text:p>129.26</text:p>
          </table:table-cell>
          <table:table-cell table:formula="of:=[.R63]*1000000" office:value-type="float" office:value="799.19">
            <text:p>799.19</text:p>
          </table:table-cell>
          <table:table-cell table:formula="of:=[.S63]*1000000" office:value-type="float" office:value="12.872">
            <text:p>12.872</text:p>
          </table:table-cell>
          <table:table-cell table:formula="of:=[.T63]*1000000" office:value-type="float" office:value="0.029819">
            <text:p>0.029819</text:p>
          </table:table-cell>
          <table:table-cell table:formula="of:=[.U63]*1000000" office:value-type="float" office:value="-0.000000000000038344">
            <text:p>-3.8344E-014</text:p>
          </table:table-cell>
          <table:table-cell table:formula="of:=[.V63]*1000000" office:value-type="float" office:value="0.000000003179">
            <text:p>3.179E-009</text:p>
          </table:table-cell>
          <table:table-cell table:formula="of:=[.W63]*1000000" office:value-type="float" office:value="436.5">
            <text:p>436.5</text:p>
          </table:table-cell>
          <table:table-cell table:formula="of:=[.X63]*1000000" office:value-type="float" office:value="129.26">
            <text:p>129.26</text:p>
          </table:table-cell>
          <table:table-cell table:formula="of:=[.Y63]*1000000" office:value-type="float" office:value="799.19">
            <text:p>799.19</text:p>
          </table:table-cell>
          <table:table-cell table:formula="of:=[.Z63]*1000000" office:value-type="float" office:value="20.131">
            <text:p>20.131</text:p>
          </table:table-cell>
          <table:table-cell table:formula="of:=[.AA63]*1000000" office:value-type="float" office:value="0">
            <text:p>0</text:p>
          </table:table-cell>
          <table:table-cell table:formula="of:=[.AB63]*1000000" office:value-type="float" office:value="0.00000000000066075">
            <text:p>6.6075E-013</text:p>
          </table:table-cell>
          <table:table-cell table:formula="of:=[.AC63]*1000000" office:value-type="float" office:value="0.0000000031789">
            <text:p>3.1789E-009</text:p>
          </table:table-cell>
          <table:table-cell office:value-type="float" office:value="0.0004365">
            <text:p>0.0004365</text:p>
          </table:table-cell>
          <table:table-cell office:value-type="float" office:value="0.00012926">
            <text:p>0.00012926</text:p>
          </table:table-cell>
          <table:table-cell office:value-type="float" office:value="0.00079919">
            <text:p>0.00079919</text:p>
          </table:table-cell>
          <table:table-cell table:style-name="ce1" office:value-type="string">
            <text:p>1.2872e-05</text:p>
          </table:table-cell>
          <table:table-cell table:style-name="ce1" office:value-type="string">
            <text:p>2.9819e-08</text:p>
          </table:table-cell>
          <table:table-cell table:style-name="ce1" office:value-type="string">
            <text:p>-3.8344e-20</text:p>
          </table:table-cell>
          <table:table-cell table:style-name="ce1" office:value-type="string">
            <text:p>3.179e-15</text:p>
          </table:table-cell>
          <table:table-cell office:value-type="float" office:value="0.0004365">
            <text:p>0.0004365</text:p>
          </table:table-cell>
          <table:table-cell office:value-type="float" office:value="0.00012926">
            <text:p>0.00012926</text:p>
          </table:table-cell>
          <table:table-cell office:value-type="float" office:value="0.00079919">
            <text:p>0.00079919</text:p>
          </table:table-cell>
          <table:table-cell table:style-name="ce1" office:value-type="string">
            <text:p>2.0131e-05</text:p>
          </table:table-cell>
          <table:table-cell office:value-type="float" office:value="0">
            <text:p>0</text:p>
          </table:table-cell>
          <table:table-cell table:style-name="ce1" office:value-type="string">
            <text:p>6.6075e-19</text:p>
          </table:table-cell>
          <table:table-cell table:style-name="ce1" office:value-type="string">
            <text:p>3.1789e-15</text:p>
          </table:table-cell>
        </table:table-row>
        <table:table-row table:style-name="ro2">
          <table:table-cell office:value-type="float" office:value="620.7017">
            <text:p>620.7017</text:p>
          </table:table-cell>
          <table:table-cell table:formula="of:=[.P64]*1000000" office:value-type="float" office:value="430.39">
            <text:p>430.39</text:p>
          </table:table-cell>
          <table:table-cell table:formula="of:=[.Q64]*1000000" office:value-type="float" office:value="127.75">
            <text:p>127.75</text:p>
          </table:table-cell>
          <table:table-cell table:formula="of:=[.R64]*1000000" office:value-type="float" office:value="806.98">
            <text:p>806.98</text:p>
          </table:table-cell>
          <table:table-cell table:formula="of:=[.S64]*1000000" office:value-type="float" office:value="12.704">
            <text:p>12.704</text:p>
          </table:table-cell>
          <table:table-cell table:formula="of:=[.T64]*1000000" office:value-type="float" office:value="0.030056">
            <text:p>0.030056</text:p>
          </table:table-cell>
          <table:table-cell table:formula="of:=[.U64]*1000000" office:value-type="float" office:value="0.00000000000033084">
            <text:p>3.3084E-013</text:p>
          </table:table-cell>
          <table:table-cell table:formula="of:=[.V64]*1000000" office:value-type="float" office:value="0.0000000030825">
            <text:p>3.0825E-009</text:p>
          </table:table-cell>
          <table:table-cell table:formula="of:=[.W64]*1000000" office:value-type="float" office:value="430.39">
            <text:p>430.39</text:p>
          </table:table-cell>
          <table:table-cell table:formula="of:=[.X64]*1000000" office:value-type="float" office:value="127.75">
            <text:p>127.75</text:p>
          </table:table-cell>
          <table:table-cell table:formula="of:=[.Y64]*1000000" office:value-type="float" office:value="806.98">
            <text:p>806.98</text:p>
          </table:table-cell>
          <table:table-cell table:formula="of:=[.Z64]*1000000" office:value-type="float" office:value="20.13">
            <text:p>20.13</text:p>
          </table:table-cell>
          <table:table-cell table:formula="of:=[.AA64]*1000000" office:value-type="float" office:value="0">
            <text:p>0</text:p>
          </table:table-cell>
          <table:table-cell table:formula="of:=[.AB64]*1000000" office:value-type="float" office:value="0.0000000000018242">
            <text:p>1.8242E-012</text:p>
          </table:table-cell>
          <table:table-cell table:formula="of:=[.AC64]*1000000" office:value-type="float" office:value="0.0000000030825">
            <text:p>3.0825E-009</text:p>
          </table:table-cell>
          <table:table-cell office:value-type="float" office:value="0.00043039">
            <text:p>0.00043039</text:p>
          </table:table-cell>
          <table:table-cell office:value-type="float" office:value="0.00012775">
            <text:p>0.00012775</text:p>
          </table:table-cell>
          <table:table-cell office:value-type="float" office:value="0.00080698">
            <text:p>0.00080698</text:p>
          </table:table-cell>
          <table:table-cell table:style-name="ce1" office:value-type="string">
            <text:p>1.2704e-05</text:p>
          </table:table-cell>
          <table:table-cell table:style-name="ce1" office:value-type="string">
            <text:p>3.0056e-08</text:p>
          </table:table-cell>
          <table:table-cell table:style-name="ce1" office:value-type="string">
            <text:p>3.3084e-19</text:p>
          </table:table-cell>
          <table:table-cell table:style-name="ce1" office:value-type="string">
            <text:p>3.0825e-15</text:p>
          </table:table-cell>
          <table:table-cell office:value-type="float" office:value="0.00043039">
            <text:p>0.00043039</text:p>
          </table:table-cell>
          <table:table-cell office:value-type="float" office:value="0.00012775">
            <text:p>0.00012775</text:p>
          </table:table-cell>
          <table:table-cell office:value-type="float" office:value="0.00080698">
            <text:p>0.00080698</text:p>
          </table:table-cell>
          <table:table-cell table:style-name="ce1" office:value-type="string">
            <text:p>2.013e-05</text:p>
          </table:table-cell>
          <table:table-cell office:value-type="float" office:value="0">
            <text:p>0</text:p>
          </table:table-cell>
          <table:table-cell table:style-name="ce1" office:value-type="string">
            <text:p>1.8242e-18</text:p>
          </table:table-cell>
          <table:table-cell table:style-name="ce1" office:value-type="string">
            <text:p>3.0825e-15</text:p>
          </table:table-cell>
        </table:table-row>
        <table:table-row table:style-name="ro2">
          <table:table-cell office:value-type="float" office:value="630.7017">
            <text:p>630.7017</text:p>
          </table:table-cell>
          <table:table-cell table:formula="of:=[.P65]*1000000" office:value-type="float" office:value="424.37">
            <text:p>424.37</text:p>
          </table:table-cell>
          <table:table-cell table:formula="of:=[.Q65]*1000000" office:value-type="float" office:value="126.26">
            <text:p>126.26</text:p>
          </table:table-cell>
          <table:table-cell table:formula="of:=[.R65]*1000000" office:value-type="float" office:value="814.65">
            <text:p>814.65</text:p>
          </table:table-cell>
          <table:table-cell table:formula="of:=[.S65]*1000000" office:value-type="float" office:value="12.536">
            <text:p>12.536</text:p>
          </table:table-cell>
          <table:table-cell table:formula="of:=[.T65]*1000000" office:value-type="float" office:value="0.030288">
            <text:p>0.030288</text:p>
          </table:table-cell>
          <table:table-cell table:formula="of:=[.U65]*1000000" office:value-type="float" office:value="-0.00000000000063033">
            <text:p>-6.3033E-013</text:p>
          </table:table-cell>
          <table:table-cell table:formula="of:=[.V65]*1000000" office:value-type="float" office:value="0.0000000029891">
            <text:p>0.000000003</text:p>
          </table:table-cell>
          <table:table-cell table:formula="of:=[.W65]*1000000" office:value-type="float" office:value="424.37">
            <text:p>424.37</text:p>
          </table:table-cell>
          <table:table-cell table:formula="of:=[.X65]*1000000" office:value-type="float" office:value="126.26">
            <text:p>126.26</text:p>
          </table:table-cell>
          <table:table-cell table:formula="of:=[.Y65]*1000000" office:value-type="float" office:value="814.65">
            <text:p>814.65</text:p>
          </table:table-cell>
          <table:table-cell table:formula="of:=[.Z65]*1000000" office:value-type="float" office:value="20.129">
            <text:p>20.129</text:p>
          </table:table-cell>
          <table:table-cell table:formula="of:=[.AA65]*1000000" office:value-type="float" office:value="0">
            <text:p>0</text:p>
          </table:table-cell>
          <table:table-cell table:formula="of:=[.AB65]*1000000" office:value-type="float" office:value="-0.0000000000013587">
            <text:p>-1.3587E-012</text:p>
          </table:table-cell>
          <table:table-cell table:formula="of:=[.AC65]*1000000" office:value-type="float" office:value="0.0000000029891">
            <text:p>0.000000003</text:p>
          </table:table-cell>
          <table:table-cell office:value-type="float" office:value="0.00042437">
            <text:p>0.00042437</text:p>
          </table:table-cell>
          <table:table-cell office:value-type="float" office:value="0.00012626">
            <text:p>0.00012626</text:p>
          </table:table-cell>
          <table:table-cell office:value-type="float" office:value="0.00081465">
            <text:p>0.00081465</text:p>
          </table:table-cell>
          <table:table-cell table:style-name="ce1" office:value-type="string">
            <text:p>1.2536e-05</text:p>
          </table:table-cell>
          <table:table-cell table:style-name="ce1" office:value-type="string">
            <text:p>3.0288e-08</text:p>
          </table:table-cell>
          <table:table-cell table:style-name="ce1" office:value-type="string">
            <text:p>-6.3033e-19</text:p>
          </table:table-cell>
          <table:table-cell table:style-name="ce1" office:value-type="string">
            <text:p>2.9891e-15</text:p>
          </table:table-cell>
          <table:table-cell office:value-type="float" office:value="0.00042437">
            <text:p>0.00042437</text:p>
          </table:table-cell>
          <table:table-cell office:value-type="float" office:value="0.00012626">
            <text:p>0.00012626</text:p>
          </table:table-cell>
          <table:table-cell office:value-type="float" office:value="0.00081465">
            <text:p>0.00081465</text:p>
          </table:table-cell>
          <table:table-cell table:style-name="ce1" office:value-type="string">
            <text:p>2.012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3587e-18</text:p>
          </table:table-cell>
          <table:table-cell table:style-name="ce1" office:value-type="string">
            <text:p>2.9891e-15</text:p>
          </table:table-cell>
        </table:table-row>
        <table:table-row table:style-name="ro2">
          <table:table-cell office:value-type="float" office:value="640.7017">
            <text:p>640.7017</text:p>
          </table:table-cell>
          <table:table-cell table:formula="of:=[.P66]*1000000" office:value-type="float" office:value="418.44">
            <text:p>418.44</text:p>
          </table:table-cell>
          <table:table-cell table:formula="of:=[.Q66]*1000000" office:value-type="float" office:value="124.78">
            <text:p>124.78</text:p>
          </table:table-cell>
          <table:table-cell table:formula="of:=[.R66]*1000000" office:value-type="float" office:value="822.21">
            <text:p>822.21</text:p>
          </table:table-cell>
          <table:table-cell table:formula="of:=[.S66]*1000000" office:value-type="float" office:value="12.369">
            <text:p>12.369</text:p>
          </table:table-cell>
          <table:table-cell table:formula="of:=[.T66]*1000000" office:value-type="float" office:value="0.030515">
            <text:p>0.030515</text:p>
          </table:table-cell>
          <table:table-cell table:formula="of:=[.U66]*1000000" office:value-type="float" office:value="-0.0000000000016181">
            <text:p>-1.6181E-012</text:p>
          </table:table-cell>
          <table:table-cell table:formula="of:=[.V66]*1000000" office:value-type="float" office:value="0.0000000028985">
            <text:p>2.8985E-009</text:p>
          </table:table-cell>
          <table:table-cell table:formula="of:=[.W66]*1000000" office:value-type="float" office:value="418.44">
            <text:p>418.44</text:p>
          </table:table-cell>
          <table:table-cell table:formula="of:=[.X66]*1000000" office:value-type="float" office:value="124.78">
            <text:p>124.78</text:p>
          </table:table-cell>
          <table:table-cell table:formula="of:=[.Y66]*1000000" office:value-type="float" office:value="822.2">
            <text:p>822.2</text:p>
          </table:table-cell>
          <table:table-cell table:formula="of:=[.Z66]*1000000" office:value-type="float" office:value="20.128">
            <text:p>20.128</text:p>
          </table:table-cell>
          <table:table-cell table:formula="of:=[.AA66]*1000000" office:value-type="float" office:value="0">
            <text:p>0</text:p>
          </table:table-cell>
          <table:table-cell table:formula="of:=[.AB66]*1000000" office:value-type="float" office:value="0.00000000000055313">
            <text:p>5.5313E-013</text:p>
          </table:table-cell>
          <table:table-cell table:formula="of:=[.AC66]*1000000" office:value-type="float" office:value="0.0000000028985">
            <text:p>2.8985E-009</text:p>
          </table:table-cell>
          <table:table-cell office:value-type="float" office:value="0.00041844">
            <text:p>0.00041844</text:p>
          </table:table-cell>
          <table:table-cell office:value-type="float" office:value="0.00012478">
            <text:p>0.00012478</text:p>
          </table:table-cell>
          <table:table-cell office:value-type="float" office:value="0.00082221">
            <text:p>0.00082221</text:p>
          </table:table-cell>
          <table:table-cell table:style-name="ce1" office:value-type="string">
            <text:p>1.2369e-05</text:p>
          </table:table-cell>
          <table:table-cell table:style-name="ce1" office:value-type="string">
            <text:p>3.0515e-08</text:p>
          </table:table-cell>
          <table:table-cell table:style-name="ce1" office:value-type="string">
            <text:p>-1.6181e-18</text:p>
          </table:table-cell>
          <table:table-cell table:style-name="ce1" office:value-type="string">
            <text:p>2.8985e-15</text:p>
          </table:table-cell>
          <table:table-cell office:value-type="float" office:value="0.00041844">
            <text:p>0.00041844</text:p>
          </table:table-cell>
          <table:table-cell office:value-type="float" office:value="0.00012478">
            <text:p>0.00012478</text:p>
          </table:table-cell>
          <table:table-cell office:value-type="float" office:value="0.0008222">
            <text:p>0.0008222</text:p>
          </table:table-cell>
          <table:table-cell table:style-name="ce1" office:value-type="string">
            <text:p>2.0128e-05</text:p>
          </table:table-cell>
          <table:table-cell office:value-type="float" office:value="0">
            <text:p>0</text:p>
          </table:table-cell>
          <table:table-cell table:style-name="ce1" office:value-type="string">
            <text:p>5.5313e-19</text:p>
          </table:table-cell>
          <table:table-cell table:style-name="ce1" office:value-type="string">
            <text:p>2.8985e-15</text:p>
          </table:table-cell>
        </table:table-row>
        <table:table-row table:style-name="ro2">
          <table:table-cell office:value-type="float" office:value="650.7017">
            <text:p>650.7017</text:p>
          </table:table-cell>
          <table:table-cell table:formula="of:=[.P67]*1000000" office:value-type="float" office:value="412.6">
            <text:p>412.6</text:p>
          </table:table-cell>
          <table:table-cell table:formula="of:=[.Q67]*1000000" office:value-type="float" office:value="123.32">
            <text:p>123.32</text:p>
          </table:table-cell>
          <table:table-cell table:formula="of:=[.R67]*1000000" office:value-type="float" office:value="829.65">
            <text:p>829.65</text:p>
          </table:table-cell>
          <table:table-cell table:formula="of:=[.S67]*1000000" office:value-type="float" office:value="12.202">
            <text:p>12.202</text:p>
          </table:table-cell>
          <table:table-cell table:formula="of:=[.T67]*1000000" office:value-type="float" office:value="0.030736">
            <text:p>0.030736</text:p>
          </table:table-cell>
          <table:table-cell table:formula="of:=[.U67]*1000000" office:value-type="float" office:value="-0.0000000000019184">
            <text:p>-1.9184E-012</text:p>
          </table:table-cell>
          <table:table-cell table:formula="of:=[.V67]*1000000" office:value-type="float" office:value="0.0000000028106">
            <text:p>2.8106E-009</text:p>
          </table:table-cell>
          <table:table-cell table:formula="of:=[.W67]*1000000" office:value-type="float" office:value="412.6">
            <text:p>412.6</text:p>
          </table:table-cell>
          <table:table-cell table:formula="of:=[.X67]*1000000" office:value-type="float" office:value="123.32">
            <text:p>123.32</text:p>
          </table:table-cell>
          <table:table-cell table:formula="of:=[.Y67]*1000000" office:value-type="float" office:value="829.65">
            <text:p>829.65</text:p>
          </table:table-cell>
          <table:table-cell table:formula="of:=[.Z67]*1000000" office:value-type="float" office:value="20.128">
            <text:p>20.128</text:p>
          </table:table-cell>
          <table:table-cell table:formula="of:=[.AA67]*1000000" office:value-type="float" office:value="0">
            <text:p>0</text:p>
          </table:table-cell>
          <table:table-cell table:formula="of:=[.AB67]*1000000" office:value-type="float" office:value="-0.00000000000046681">
            <text:p>-4.6681E-013</text:p>
          </table:table-cell>
          <table:table-cell table:formula="of:=[.AC67]*1000000" office:value-type="float" office:value="0.0000000028106">
            <text:p>2.8106E-009</text:p>
          </table:table-cell>
          <table:table-cell office:value-type="float" office:value="0.0004126">
            <text:p>0.0004126</text:p>
          </table:table-cell>
          <table:table-cell office:value-type="float" office:value="0.00012332">
            <text:p>0.00012332</text:p>
          </table:table-cell>
          <table:table-cell office:value-type="float" office:value="0.00082965">
            <text:p>0.00082965</text:p>
          </table:table-cell>
          <table:table-cell table:style-name="ce1" office:value-type="string">
            <text:p>1.2202e-05</text:p>
          </table:table-cell>
          <table:table-cell table:style-name="ce1" office:value-type="string">
            <text:p>3.0736e-08</text:p>
          </table:table-cell>
          <table:table-cell table:style-name="ce1" office:value-type="string">
            <text:p>-1.9184e-18</text:p>
          </table:table-cell>
          <table:table-cell table:style-name="ce1" office:value-type="string">
            <text:p>2.8106e-15</text:p>
          </table:table-cell>
          <table:table-cell office:value-type="float" office:value="0.0004126">
            <text:p>0.0004126</text:p>
          </table:table-cell>
          <table:table-cell office:value-type="float" office:value="0.00012332">
            <text:p>0.00012332</text:p>
          </table:table-cell>
          <table:table-cell office:value-type="float" office:value="0.00082965">
            <text:p>0.00082965</text:p>
          </table:table-cell>
          <table:table-cell table:style-name="ce1" office:value-type="string">
            <text:p>2.0128e-05</text:p>
          </table:table-cell>
          <table:table-cell office:value-type="float" office:value="0">
            <text:p>0</text:p>
          </table:table-cell>
          <table:table-cell table:style-name="ce1" office:value-type="string">
            <text:p>-4.6681e-19</text:p>
          </table:table-cell>
          <table:table-cell table:style-name="ce1" office:value-type="string">
            <text:p>2.8106e-15</text:p>
          </table:table-cell>
        </table:table-row>
        <table:table-row table:style-name="ro2">
          <table:table-cell office:value-type="float" office:value="660.7017">
            <text:p>660.7017</text:p>
          </table:table-cell>
          <table:table-cell table:formula="of:=[.P68]*1000000" office:value-type="float" office:value="406.85">
            <text:p>406.85</text:p>
          </table:table-cell>
          <table:table-cell table:formula="of:=[.Q68]*1000000" office:value-type="float" office:value="121.87">
            <text:p>121.87</text:p>
          </table:table-cell>
          <table:table-cell table:formula="of:=[.R68]*1000000" office:value-type="float" office:value="836.99">
            <text:p>836.99</text:p>
          </table:table-cell>
          <table:table-cell table:formula="of:=[.S68]*1000000" office:value-type="float" office:value="12.036">
            <text:p>12.036</text:p>
          </table:table-cell>
          <table:table-cell table:formula="of:=[.T68]*1000000" office:value-type="float" office:value="0.030953">
            <text:p>0.030953</text:p>
          </table:table-cell>
          <table:table-cell table:formula="of:=[.U68]*1000000" office:value-type="float" office:value="-0.0000000000024257">
            <text:p>-2.4257E-012</text:p>
          </table:table-cell>
          <table:table-cell table:formula="of:=[.V68]*1000000" office:value-type="float" office:value="0.0000000027255">
            <text:p>2.7255E-009</text:p>
          </table:table-cell>
          <table:table-cell table:formula="of:=[.W68]*1000000" office:value-type="float" office:value="406.85">
            <text:p>406.85</text:p>
          </table:table-cell>
          <table:table-cell table:formula="of:=[.X68]*1000000" office:value-type="float" office:value="121.87">
            <text:p>121.87</text:p>
          </table:table-cell>
          <table:table-cell table:formula="of:=[.Y68]*1000000" office:value-type="float" office:value="836.99">
            <text:p>836.99</text:p>
          </table:table-cell>
          <table:table-cell table:formula="of:=[.Z68]*1000000" office:value-type="float" office:value="20.127">
            <text:p>20.127</text:p>
          </table:table-cell>
          <table:table-cell table:formula="of:=[.AA68]*1000000" office:value-type="float" office:value="0">
            <text:p>0</text:p>
          </table:table-cell>
          <table:table-cell table:formula="of:=[.AB68]*1000000" office:value-type="float" office:value="0.0000000000033009">
            <text:p>3.3009E-012</text:p>
          </table:table-cell>
          <table:table-cell table:formula="of:=[.AC68]*1000000" office:value-type="float" office:value="0.0000000027254">
            <text:p>2.7254E-009</text:p>
          </table:table-cell>
          <table:table-cell office:value-type="float" office:value="0.00040685">
            <text:p>0.00040685</text:p>
          </table:table-cell>
          <table:table-cell office:value-type="float" office:value="0.00012187">
            <text:p>0.00012187</text:p>
          </table:table-cell>
          <table:table-cell office:value-type="float" office:value="0.00083699">
            <text:p>0.00083699</text:p>
          </table:table-cell>
          <table:table-cell table:style-name="ce1" office:value-type="string">
            <text:p>1.2036e-05</text:p>
          </table:table-cell>
          <table:table-cell table:style-name="ce1" office:value-type="string">
            <text:p>3.0953e-08</text:p>
          </table:table-cell>
          <table:table-cell table:style-name="ce1" office:value-type="string">
            <text:p>-2.4257e-18</text:p>
          </table:table-cell>
          <table:table-cell table:style-name="ce1" office:value-type="string">
            <text:p>2.7255e-15</text:p>
          </table:table-cell>
          <table:table-cell office:value-type="float" office:value="0.00040685">
            <text:p>0.00040685</text:p>
          </table:table-cell>
          <table:table-cell office:value-type="float" office:value="0.00012187">
            <text:p>0.00012187</text:p>
          </table:table-cell>
          <table:table-cell office:value-type="float" office:value="0.00083699">
            <text:p>0.00083699</text:p>
          </table:table-cell>
          <table:table-cell table:style-name="ce1" office:value-type="string">
            <text:p>2.0127e-05</text:p>
          </table:table-cell>
          <table:table-cell office:value-type="float" office:value="0">
            <text:p>0</text:p>
          </table:table-cell>
          <table:table-cell table:style-name="ce1" office:value-type="string">
            <text:p>3.3009e-18</text:p>
          </table:table-cell>
          <table:table-cell table:style-name="ce1" office:value-type="string">
            <text:p>2.7254e-15</text:p>
          </table:table-cell>
        </table:table-row>
        <table:table-row table:style-name="ro2">
          <table:table-cell office:value-type="float" office:value="670.7017">
            <text:p>670.7017</text:p>
          </table:table-cell>
          <table:table-cell table:formula="of:=[.P69]*1000000" office:value-type="float" office:value="401.18">
            <text:p>401.18</text:p>
          </table:table-cell>
          <table:table-cell table:formula="of:=[.Q69]*1000000" office:value-type="float" office:value="120.44">
            <text:p>120.44</text:p>
          </table:table-cell>
          <table:table-cell table:formula="of:=[.R69]*1000000" office:value-type="float" office:value="844.22">
            <text:p>844.22</text:p>
          </table:table-cell>
          <table:table-cell table:formula="of:=[.S69]*1000000" office:value-type="float" office:value="11.871">
            <text:p>11.871</text:p>
          </table:table-cell>
          <table:table-cell table:formula="of:=[.T69]*1000000" office:value-type="float" office:value="0.031165">
            <text:p>0.031165</text:p>
          </table:table-cell>
          <table:table-cell table:formula="of:=[.U69]*1000000" office:value-type="float" office:value="-0.0000000000013662">
            <text:p>-1.3662E-012</text:p>
          </table:table-cell>
          <table:table-cell table:formula="of:=[.V69]*1000000" office:value-type="float" office:value="0.0000000026429">
            <text:p>2.6429E-009</text:p>
          </table:table-cell>
          <table:table-cell table:formula="of:=[.W69]*1000000" office:value-type="float" office:value="401.18">
            <text:p>401.18</text:p>
          </table:table-cell>
          <table:table-cell table:formula="of:=[.X69]*1000000" office:value-type="float" office:value="120.44">
            <text:p>120.44</text:p>
          </table:table-cell>
          <table:table-cell table:formula="of:=[.Y69]*1000000" office:value-type="float" office:value="844.22">
            <text:p>844.22</text:p>
          </table:table-cell>
          <table:table-cell table:formula="of:=[.Z69]*1000000" office:value-type="float" office:value="20.127">
            <text:p>20.127</text:p>
          </table:table-cell>
          <table:table-cell table:formula="of:=[.AA69]*1000000" office:value-type="float" office:value="0">
            <text:p>0</text:p>
          </table:table-cell>
          <table:table-cell table:formula="of:=[.AB69]*1000000" office:value-type="float" office:value="-0.00000000000052286">
            <text:p>-5.2286E-013</text:p>
          </table:table-cell>
          <table:table-cell table:formula="of:=[.AC69]*1000000" office:value-type="float" office:value="0.0000000026429">
            <text:p>2.6429E-009</text:p>
          </table:table-cell>
          <table:table-cell office:value-type="float" office:value="0.00040118">
            <text:p>0.00040118</text:p>
          </table:table-cell>
          <table:table-cell office:value-type="float" office:value="0.00012044">
            <text:p>0.00012044</text:p>
          </table:table-cell>
          <table:table-cell office:value-type="float" office:value="0.00084422">
            <text:p>0.00084422</text:p>
          </table:table-cell>
          <table:table-cell table:style-name="ce1" office:value-type="string">
            <text:p>1.1871e-05</text:p>
          </table:table-cell>
          <table:table-cell table:style-name="ce1" office:value-type="string">
            <text:p>3.1165e-08</text:p>
          </table:table-cell>
          <table:table-cell table:style-name="ce1" office:value-type="string">
            <text:p>-1.3662e-18</text:p>
          </table:table-cell>
          <table:table-cell table:style-name="ce1" office:value-type="string">
            <text:p>2.6429e-15</text:p>
          </table:table-cell>
          <table:table-cell office:value-type="float" office:value="0.00040118">
            <text:p>0.00040118</text:p>
          </table:table-cell>
          <table:table-cell office:value-type="float" office:value="0.00012044">
            <text:p>0.00012044</text:p>
          </table:table-cell>
          <table:table-cell office:value-type="float" office:value="0.00084422">
            <text:p>0.00084422</text:p>
          </table:table-cell>
          <table:table-cell table:style-name="ce1" office:value-type="string">
            <text:p>2.0127e-05</text:p>
          </table:table-cell>
          <table:table-cell office:value-type="float" office:value="0">
            <text:p>0</text:p>
          </table:table-cell>
          <table:table-cell table:style-name="ce1" office:value-type="string">
            <text:p>-5.2286e-19</text:p>
          </table:table-cell>
          <table:table-cell table:style-name="ce1" office:value-type="string">
            <text:p>2.6429e-15</text:p>
          </table:table-cell>
        </table:table-row>
        <table:table-row table:style-name="ro2">
          <table:table-cell office:value-type="float" office:value="680.7017">
            <text:p>680.7017</text:p>
          </table:table-cell>
          <table:table-cell table:formula="of:=[.P70]*1000000" office:value-type="float" office:value="395.6">
            <text:p>395.6</text:p>
          </table:table-cell>
          <table:table-cell table:formula="of:=[.Q70]*1000000" office:value-type="float" office:value="119.03">
            <text:p>119.03</text:p>
          </table:table-cell>
          <table:table-cell table:formula="of:=[.R70]*1000000" office:value-type="float" office:value="851.35">
            <text:p>851.35</text:p>
          </table:table-cell>
          <table:table-cell table:formula="of:=[.S70]*1000000" office:value-type="float" office:value="11.706">
            <text:p>11.706</text:p>
          </table:table-cell>
          <table:table-cell table:formula="of:=[.T70]*1000000" office:value-type="float" office:value="0.031373">
            <text:p>0.031373</text:p>
          </table:table-cell>
          <table:table-cell table:formula="of:=[.U70]*1000000" office:value-type="float" office:value="-0.0000000000012056">
            <text:p>-1.2056E-012</text:p>
          </table:table-cell>
          <table:table-cell table:formula="of:=[.V70]*1000000" office:value-type="float" office:value="0.0000000025629">
            <text:p>2.5629E-009</text:p>
          </table:table-cell>
          <table:table-cell table:formula="of:=[.W70]*1000000" office:value-type="float" office:value="395.6">
            <text:p>395.6</text:p>
          </table:table-cell>
          <table:table-cell table:formula="of:=[.X70]*1000000" office:value-type="float" office:value="119.02">
            <text:p>119.02</text:p>
          </table:table-cell>
          <table:table-cell table:formula="of:=[.Y70]*1000000" office:value-type="float" office:value="851.35">
            <text:p>851.35</text:p>
          </table:table-cell>
          <table:table-cell table:formula="of:=[.Z70]*1000000" office:value-type="float" office:value="20.126">
            <text:p>20.126</text:p>
          </table:table-cell>
          <table:table-cell table:formula="of:=[.AA70]*1000000" office:value-type="float" office:value="0">
            <text:p>0</text:p>
          </table:table-cell>
          <table:table-cell table:formula="of:=[.AB70]*1000000" office:value-type="float" office:value="-0.0000000000018234">
            <text:p>-1.8234E-012</text:p>
          </table:table-cell>
          <table:table-cell table:formula="of:=[.AC70]*1000000" office:value-type="float" office:value="0.0000000025628">
            <text:p>2.5628E-009</text:p>
          </table:table-cell>
          <table:table-cell office:value-type="float" office:value="0.0003956">
            <text:p>0.0003956</text:p>
          </table:table-cell>
          <table:table-cell office:value-type="float" office:value="0.00011903">
            <text:p>0.00011903</text:p>
          </table:table-cell>
          <table:table-cell office:value-type="float" office:value="0.00085135">
            <text:p>0.00085135</text:p>
          </table:table-cell>
          <table:table-cell table:style-name="ce1" office:value-type="string">
            <text:p>1.1706e-05</text:p>
          </table:table-cell>
          <table:table-cell table:style-name="ce1" office:value-type="string">
            <text:p>3.1373e-08</text:p>
          </table:table-cell>
          <table:table-cell table:style-name="ce1" office:value-type="string">
            <text:p>-1.2056e-18</text:p>
          </table:table-cell>
          <table:table-cell table:style-name="ce1" office:value-type="string">
            <text:p>2.5629e-15</text:p>
          </table:table-cell>
          <table:table-cell office:value-type="float" office:value="0.0003956">
            <text:p>0.0003956</text:p>
          </table:table-cell>
          <table:table-cell office:value-type="float" office:value="0.00011902">
            <text:p>0.00011902</text:p>
          </table:table-cell>
          <table:table-cell office:value-type="float" office:value="0.00085135">
            <text:p>0.00085135</text:p>
          </table:table-cell>
          <table:table-cell table:style-name="ce1" office:value-type="string">
            <text:p>2.0126e-05</text:p>
          </table:table-cell>
          <table:table-cell office:value-type="float" office:value="0">
            <text:p>0</text:p>
          </table:table-cell>
          <table:table-cell table:style-name="ce1" office:value-type="string">
            <text:p>-1.8234e-18</text:p>
          </table:table-cell>
          <table:table-cell table:style-name="ce1" office:value-type="string">
            <text:p>2.5628e-15</text:p>
          </table:table-cell>
        </table:table-row>
        <table:table-row table:style-name="ro2">
          <table:table-cell office:value-type="float" office:value="690.7017">
            <text:p>690.7017</text:p>
          </table:table-cell>
          <table:table-cell table:formula="of:=[.P71]*1000000" office:value-type="float" office:value="390.1">
            <text:p>390.1</text:p>
          </table:table-cell>
          <table:table-cell table:formula="of:=[.Q71]*1000000" office:value-type="float" office:value="117.63">
            <text:p>117.63</text:p>
          </table:table-cell>
          <table:table-cell table:formula="of:=[.R71]*1000000" office:value-type="float" office:value="858.38">
            <text:p>858.38</text:p>
          </table:table-cell>
          <table:table-cell table:formula="of:=[.S71]*1000000" office:value-type="float" office:value="11.542">
            <text:p>11.542</text:p>
          </table:table-cell>
          <table:table-cell table:formula="of:=[.T71]*1000000" office:value-type="float" office:value="0.031575">
            <text:p>0.031575</text:p>
          </table:table-cell>
          <table:table-cell table:formula="of:=[.U71]*1000000" office:value-type="float" office:value="-0.00000000000051621">
            <text:p>-5.1621E-013</text:p>
          </table:table-cell>
          <table:table-cell table:formula="of:=[.V71]*1000000" office:value-type="float" office:value="0.0000000024853">
            <text:p>2.4853E-009</text:p>
          </table:table-cell>
          <table:table-cell table:formula="of:=[.W71]*1000000" office:value-type="float" office:value="390.1">
            <text:p>390.1</text:p>
          </table:table-cell>
          <table:table-cell table:formula="of:=[.X71]*1000000" office:value-type="float" office:value="117.62">
            <text:p>117.62</text:p>
          </table:table-cell>
          <table:table-cell table:formula="of:=[.Y71]*1000000" office:value-type="float" office:value="858.38">
            <text:p>858.38</text:p>
          </table:table-cell>
          <table:table-cell table:formula="of:=[.Z71]*1000000" office:value-type="float" office:value="20.126">
            <text:p>20.126</text:p>
          </table:table-cell>
          <table:table-cell table:formula="of:=[.AA71]*1000000" office:value-type="float" office:value="0">
            <text:p>0</text:p>
          </table:table-cell>
          <table:table-cell table:formula="of:=[.AB71]*1000000" office:value-type="float" office:value="-0.0000000000027089">
            <text:p>-2.7089E-012</text:p>
          </table:table-cell>
          <table:table-cell table:formula="of:=[.AC71]*1000000" office:value-type="float" office:value="0.0000000024852">
            <text:p>2.4852E-009</text:p>
          </table:table-cell>
          <table:table-cell office:value-type="float" office:value="0.0003901">
            <text:p>0.0003901</text:p>
          </table:table-cell>
          <table:table-cell office:value-type="float" office:value="0.00011763">
            <text:p>0.00011763</text:p>
          </table:table-cell>
          <table:table-cell office:value-type="float" office:value="0.00085838">
            <text:p>0.00085838</text:p>
          </table:table-cell>
          <table:table-cell table:style-name="ce1" office:value-type="string">
            <text:p>1.1542e-05</text:p>
          </table:table-cell>
          <table:table-cell table:style-name="ce1" office:value-type="string">
            <text:p>3.1575e-08</text:p>
          </table:table-cell>
          <table:table-cell table:style-name="ce1" office:value-type="string">
            <text:p>-5.1621e-19</text:p>
          </table:table-cell>
          <table:table-cell table:style-name="ce1" office:value-type="string">
            <text:p>2.4853e-15</text:p>
          </table:table-cell>
          <table:table-cell office:value-type="float" office:value="0.0003901">
            <text:p>0.0003901</text:p>
          </table:table-cell>
          <table:table-cell office:value-type="float" office:value="0.00011762">
            <text:p>0.00011762</text:p>
          </table:table-cell>
          <table:table-cell office:value-type="float" office:value="0.00085838">
            <text:p>0.00085838</text:p>
          </table:table-cell>
          <table:table-cell table:style-name="ce1" office:value-type="string">
            <text:p>2.0126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089e-18</text:p>
          </table:table-cell>
          <table:table-cell table:style-name="ce1" office:value-type="string">
            <text:p>2.4852e-15</text:p>
          </table:table-cell>
        </table:table-row>
        <table:table-row table:style-name="ro2">
          <table:table-cell office:value-type="float" office:value="700.7017">
            <text:p>700.7017</text:p>
          </table:table-cell>
          <table:table-cell table:formula="of:=[.P72]*1000000" office:value-type="float" office:value="384.68">
            <text:p>384.68</text:p>
          </table:table-cell>
          <table:table-cell table:formula="of:=[.Q72]*1000000" office:value-type="float" office:value="116.24">
            <text:p>116.24</text:p>
          </table:table-cell>
          <table:table-cell table:formula="of:=[.R72]*1000000" office:value-type="float" office:value="865.31">
            <text:p>865.31</text:p>
          </table:table-cell>
          <table:table-cell table:formula="of:=[.S72]*1000000" office:value-type="float" office:value="11.379">
            <text:p>11.379</text:p>
          </table:table-cell>
          <table:table-cell table:formula="of:=[.T72]*1000000" office:value-type="float" office:value="0.031774">
            <text:p>0.031774</text:p>
          </table:table-cell>
          <table:table-cell table:formula="of:=[.U72]*1000000" office:value-type="float" office:value="0.00000000000043011">
            <text:p>4.3011E-013</text:p>
          </table:table-cell>
          <table:table-cell table:formula="of:=[.V72]*1000000" office:value-type="float" office:value="0.00000000241">
            <text:p>2.41E-009</text:p>
          </table:table-cell>
          <table:table-cell table:formula="of:=[.W72]*1000000" office:value-type="float" office:value="384.68">
            <text:p>384.68</text:p>
          </table:table-cell>
          <table:table-cell table:formula="of:=[.X72]*1000000" office:value-type="float" office:value="116.24">
            <text:p>116.24</text:p>
          </table:table-cell>
          <table:table-cell table:formula="of:=[.Y72]*1000000" office:value-type="float" office:value="865.31">
            <text:p>865.31</text:p>
          </table:table-cell>
          <table:table-cell table:formula="of:=[.Z72]*1000000" office:value-type="float" office:value="20.125">
            <text:p>20.125</text:p>
          </table:table-cell>
          <table:table-cell table:formula="of:=[.AA72]*1000000" office:value-type="float" office:value="0">
            <text:p>0</text:p>
          </table:table-cell>
          <table:table-cell table:formula="of:=[.AB72]*1000000" office:value-type="float" office:value="-0.0000000000036845">
            <text:p>-3.6845E-012</text:p>
          </table:table-cell>
          <table:table-cell table:formula="of:=[.AC72]*1000000" office:value-type="float" office:value="0.00000000241">
            <text:p>2.41E-009</text:p>
          </table:table-cell>
          <table:table-cell office:value-type="float" office:value="0.00038468">
            <text:p>0.00038468</text:p>
          </table:table-cell>
          <table:table-cell office:value-type="float" office:value="0.00011624">
            <text:p>0.00011624</text:p>
          </table:table-cell>
          <table:table-cell office:value-type="float" office:value="0.00086531">
            <text:p>0.00086531</text:p>
          </table:table-cell>
          <table:table-cell table:style-name="ce1" office:value-type="string">
            <text:p>1.1379e-05</text:p>
          </table:table-cell>
          <table:table-cell table:style-name="ce1" office:value-type="string">
            <text:p>3.1774e-08</text:p>
          </table:table-cell>
          <table:table-cell table:style-name="ce1" office:value-type="string">
            <text:p>4.3011e-19</text:p>
          </table:table-cell>
          <table:table-cell table:style-name="ce1" office:value-type="string">
            <text:p>2.41e-15</text:p>
          </table:table-cell>
          <table:table-cell office:value-type="float" office:value="0.00038468">
            <text:p>0.00038468</text:p>
          </table:table-cell>
          <table:table-cell office:value-type="float" office:value="0.00011624">
            <text:p>0.00011624</text:p>
          </table:table-cell>
          <table:table-cell office:value-type="float" office:value="0.00086531">
            <text:p>0.00086531</text:p>
          </table:table-cell>
          <table:table-cell table:style-name="ce1" office:value-type="string">
            <text:p>2.0125e-05</text:p>
          </table:table-cell>
          <table:table-cell office:value-type="float" office:value="0">
            <text:p>0</text:p>
          </table:table-cell>
          <table:table-cell table:style-name="ce1" office:value-type="string">
            <text:p>-3.6845e-18</text:p>
          </table:table-cell>
          <table:table-cell table:style-name="ce1" office:value-type="string">
            <text:p>2.41e-15</text:p>
          </table:table-cell>
        </table:table-row>
        <table:table-row table:style-name="ro2">
          <table:table-cell office:value-type="float" office:value="710.7017">
            <text:p>710.7017</text:p>
          </table:table-cell>
          <table:table-cell table:formula="of:=[.P73]*1000000" office:value-type="float" office:value="379.34">
            <text:p>379.34</text:p>
          </table:table-cell>
          <table:table-cell table:formula="of:=[.Q73]*1000000" office:value-type="float" office:value="114.87">
            <text:p>114.87</text:p>
          </table:table-cell>
          <table:table-cell table:formula="of:=[.R73]*1000000" office:value-type="float" office:value="872.14">
            <text:p>872.14</text:p>
          </table:table-cell>
          <table:table-cell table:formula="of:=[.S73]*1000000" office:value-type="float" office:value="11.216">
            <text:p>11.216</text:p>
          </table:table-cell>
          <table:table-cell table:formula="of:=[.T73]*1000000" office:value-type="float" office:value="0.031967">
            <text:p>0.031967</text:p>
          </table:table-cell>
          <table:table-cell table:formula="of:=[.U73]*1000000" office:value-type="float" office:value="0.0000000000011329">
            <text:p>1.1329E-012</text:p>
          </table:table-cell>
          <table:table-cell table:formula="of:=[.V73]*1000000" office:value-type="float" office:value="0.0000000023371">
            <text:p>2.3371E-009</text:p>
          </table:table-cell>
          <table:table-cell table:formula="of:=[.W73]*1000000" office:value-type="float" office:value="379.34">
            <text:p>379.34</text:p>
          </table:table-cell>
          <table:table-cell table:formula="of:=[.X73]*1000000" office:value-type="float" office:value="114.86">
            <text:p>114.86</text:p>
          </table:table-cell>
          <table:table-cell table:formula="of:=[.Y73]*1000000" office:value-type="float" office:value="872.14">
            <text:p>872.14</text:p>
          </table:table-cell>
          <table:table-cell table:formula="of:=[.Z73]*1000000" office:value-type="float" office:value="20.125">
            <text:p>20.125</text:p>
          </table:table-cell>
          <table:table-cell table:formula="of:=[.AA73]*1000000" office:value-type="float" office:value="0">
            <text:p>0</text:p>
          </table:table-cell>
          <table:table-cell table:formula="of:=[.AB73]*1000000" office:value-type="float" office:value="-0.00000000000079787">
            <text:p>-7.9787E-013</text:p>
          </table:table-cell>
          <table:table-cell table:formula="of:=[.AC73]*1000000" office:value-type="float" office:value="0.0000000023371">
            <text:p>2.3371E-009</text:p>
          </table:table-cell>
          <table:table-cell office:value-type="float" office:value="0.00037934">
            <text:p>0.00037934</text:p>
          </table:table-cell>
          <table:table-cell office:value-type="float" office:value="0.00011487">
            <text:p>0.00011487</text:p>
          </table:table-cell>
          <table:table-cell office:value-type="float" office:value="0.00087214">
            <text:p>0.00087214</text:p>
          </table:table-cell>
          <table:table-cell table:style-name="ce1" office:value-type="string">
            <text:p>1.1216e-05</text:p>
          </table:table-cell>
          <table:table-cell table:style-name="ce1" office:value-type="string">
            <text:p>3.1967e-08</text:p>
          </table:table-cell>
          <table:table-cell table:style-name="ce1" office:value-type="string">
            <text:p>1.1329e-18</text:p>
          </table:table-cell>
          <table:table-cell table:style-name="ce1" office:value-type="string">
            <text:p>2.3371e-15</text:p>
          </table:table-cell>
          <table:table-cell office:value-type="float" office:value="0.00037934">
            <text:p>0.00037934</text:p>
          </table:table-cell>
          <table:table-cell office:value-type="float" office:value="0.00011486">
            <text:p>0.00011486</text:p>
          </table:table-cell>
          <table:table-cell office:value-type="float" office:value="0.00087214">
            <text:p>0.00087214</text:p>
          </table:table-cell>
          <table:table-cell table:style-name="ce1" office:value-type="string">
            <text:p>2.0125e-05</text:p>
          </table:table-cell>
          <table:table-cell office:value-type="float" office:value="0">
            <text:p>0</text:p>
          </table:table-cell>
          <table:table-cell table:style-name="ce1" office:value-type="string">
            <text:p>-7.9787e-19</text:p>
          </table:table-cell>
          <table:table-cell table:style-name="ce1" office:value-type="string">
            <text:p>2.3371e-15</text:p>
          </table:table-cell>
        </table:table-row>
        <table:table-row table:style-name="ro2">
          <table:table-cell office:value-type="float" office:value="720.7017">
            <text:p>720.7017</text:p>
          </table:table-cell>
          <table:table-cell table:formula="of:=[.P74]*1000000" office:value-type="float" office:value="374.08">
            <text:p>374.08</text:p>
          </table:table-cell>
          <table:table-cell table:formula="of:=[.Q74]*1000000" office:value-type="float" office:value="113.51">
            <text:p>113.51</text:p>
          </table:table-cell>
          <table:table-cell table:formula="of:=[.R74]*1000000" office:value-type="float" office:value="878.88">
            <text:p>878.88</text:p>
          </table:table-cell>
          <table:table-cell table:formula="of:=[.S74]*1000000" office:value-type="float" office:value="11.055">
            <text:p>11.055</text:p>
          </table:table-cell>
          <table:table-cell table:formula="of:=[.T74]*1000000" office:value-type="float" office:value="0.032156">
            <text:p>0.032156</text:p>
          </table:table-cell>
          <table:table-cell table:formula="of:=[.U74]*1000000" office:value-type="float" office:value="0.0000000000017645">
            <text:p>1.7645E-012</text:p>
          </table:table-cell>
          <table:table-cell table:formula="of:=[.V74]*1000000" office:value-type="float" office:value="0.0000000022664">
            <text:p>2.2664E-009</text:p>
          </table:table-cell>
          <table:table-cell table:formula="of:=[.W74]*1000000" office:value-type="float" office:value="374.08">
            <text:p>374.08</text:p>
          </table:table-cell>
          <table:table-cell table:formula="of:=[.X74]*1000000" office:value-type="float" office:value="113.51">
            <text:p>113.51</text:p>
          </table:table-cell>
          <table:table-cell table:formula="of:=[.Y74]*1000000" office:value-type="float" office:value="878.87">
            <text:p>878.87</text:p>
          </table:table-cell>
          <table:table-cell table:formula="of:=[.Z74]*1000000" office:value-type="float" office:value="20.125">
            <text:p>20.125</text:p>
          </table:table-cell>
          <table:table-cell table:formula="of:=[.AA74]*1000000" office:value-type="float" office:value="0">
            <text:p>0</text:p>
          </table:table-cell>
          <table:table-cell table:formula="of:=[.AB74]*1000000" office:value-type="float" office:value="0.00000000000022842">
            <text:p>2.2842E-013</text:p>
          </table:table-cell>
          <table:table-cell table:formula="of:=[.AC74]*1000000" office:value-type="float" office:value="0.0000000022664">
            <text:p>2.2664E-009</text:p>
          </table:table-cell>
          <table:table-cell office:value-type="float" office:value="0.00037408">
            <text:p>0.00037408</text:p>
          </table:table-cell>
          <table:table-cell office:value-type="float" office:value="0.00011351">
            <text:p>0.00011351</text:p>
          </table:table-cell>
          <table:table-cell office:value-type="float" office:value="0.00087888">
            <text:p>0.00087888</text:p>
          </table:table-cell>
          <table:table-cell table:style-name="ce1" office:value-type="string">
            <text:p>1.1055e-05</text:p>
          </table:table-cell>
          <table:table-cell table:style-name="ce1" office:value-type="string">
            <text:p>3.2156e-08</text:p>
          </table:table-cell>
          <table:table-cell table:style-name="ce1" office:value-type="string">
            <text:p>1.7645e-18</text:p>
          </table:table-cell>
          <table:table-cell table:style-name="ce1" office:value-type="string">
            <text:p>2.2664e-15</text:p>
          </table:table-cell>
          <table:table-cell office:value-type="float" office:value="0.00037408">
            <text:p>0.00037408</text:p>
          </table:table-cell>
          <table:table-cell office:value-type="float" office:value="0.00011351">
            <text:p>0.00011351</text:p>
          </table:table-cell>
          <table:table-cell office:value-type="float" office:value="0.00087887">
            <text:p>0.00087887</text:p>
          </table:table-cell>
          <table:table-cell table:style-name="ce1" office:value-type="string">
            <text:p>2.0125e-05</text:p>
          </table:table-cell>
          <table:table-cell office:value-type="float" office:value="0">
            <text:p>0</text:p>
          </table:table-cell>
          <table:table-cell table:style-name="ce1" office:value-type="string">
            <text:p>2.2842e-19</text:p>
          </table:table-cell>
          <table:table-cell table:style-name="ce1" office:value-type="string">
            <text:p>2.2664e-15</text:p>
          </table:table-cell>
        </table:table-row>
        <table:table-row table:style-name="ro2">
          <table:table-cell office:value-type="float" office:value="730.7017">
            <text:p>730.7017</text:p>
          </table:table-cell>
          <table:table-cell table:formula="of:=[.P75]*1000000" office:value-type="float" office:value="368.9">
            <text:p>368.9</text:p>
          </table:table-cell>
          <table:table-cell table:formula="of:=[.Q75]*1000000" office:value-type="float" office:value="112.16">
            <text:p>112.16</text:p>
          </table:table-cell>
          <table:table-cell table:formula="of:=[.R75]*1000000" office:value-type="float" office:value="885.52">
            <text:p>885.52</text:p>
          </table:table-cell>
          <table:table-cell table:formula="of:=[.S75]*1000000" office:value-type="float" office:value="10.894">
            <text:p>10.894</text:p>
          </table:table-cell>
          <table:table-cell table:formula="of:=[.T75]*1000000" office:value-type="float" office:value="0.032341">
            <text:p>0.032341</text:p>
          </table:table-cell>
          <table:table-cell table:formula="of:=[.U75]*1000000" office:value-type="float" office:value="0.0000000000015373">
            <text:p>1.5373E-012</text:p>
          </table:table-cell>
          <table:table-cell table:formula="of:=[.V75]*1000000" office:value-type="float" office:value="0.0000000021978">
            <text:p>2.1978E-009</text:p>
          </table:table-cell>
          <table:table-cell table:formula="of:=[.W75]*1000000" office:value-type="float" office:value="368.9">
            <text:p>368.9</text:p>
          </table:table-cell>
          <table:table-cell table:formula="of:=[.X75]*1000000" office:value-type="float" office:value="112.16">
            <text:p>112.16</text:p>
          </table:table-cell>
          <table:table-cell table:formula="of:=[.Y75]*1000000" office:value-type="float" office:value="885.51">
            <text:p>885.51</text:p>
          </table:table-cell>
          <table:table-cell table:formula="of:=[.Z75]*1000000" office:value-type="float" office:value="20.124">
            <text:p>20.124</text:p>
          </table:table-cell>
          <table:table-cell table:formula="of:=[.AA75]*1000000" office:value-type="float" office:value="0">
            <text:p>0</text:p>
          </table:table-cell>
          <table:table-cell table:formula="of:=[.AB75]*1000000" office:value-type="float" office:value="0.0000000000027597">
            <text:p>2.7597E-012</text:p>
          </table:table-cell>
          <table:table-cell table:formula="of:=[.AC75]*1000000" office:value-type="float" office:value="0.0000000021978">
            <text:p>2.1978E-009</text:p>
          </table:table-cell>
          <table:table-cell office:value-type="float" office:value="0.0003689">
            <text:p>0.0003689</text:p>
          </table:table-cell>
          <table:table-cell office:value-type="float" office:value="0.00011216">
            <text:p>0.00011216</text:p>
          </table:table-cell>
          <table:table-cell office:value-type="float" office:value="0.00088552">
            <text:p>0.00088552</text:p>
          </table:table-cell>
          <table:table-cell table:style-name="ce1" office:value-type="string">
            <text:p>1.0894e-05</text:p>
          </table:table-cell>
          <table:table-cell table:style-name="ce1" office:value-type="string">
            <text:p>3.2341e-08</text:p>
          </table:table-cell>
          <table:table-cell table:style-name="ce1" office:value-type="string">
            <text:p>1.5373e-18</text:p>
          </table:table-cell>
          <table:table-cell table:style-name="ce1" office:value-type="string">
            <text:p>2.1978e-15</text:p>
          </table:table-cell>
          <table:table-cell office:value-type="float" office:value="0.0003689">
            <text:p>0.0003689</text:p>
          </table:table-cell>
          <table:table-cell office:value-type="float" office:value="0.00011216">
            <text:p>0.00011216</text:p>
          </table:table-cell>
          <table:table-cell office:value-type="float" office:value="0.00088551">
            <text:p>0.00088551</text:p>
          </table:table-cell>
          <table:table-cell table:style-name="ce1" office:value-type="string">
            <text:p>2.0124e-05</text:p>
          </table:table-cell>
          <table:table-cell office:value-type="float" office:value="0">
            <text:p>0</text:p>
          </table:table-cell>
          <table:table-cell table:style-name="ce1" office:value-type="string">
            <text:p>2.7597e-18</text:p>
          </table:table-cell>
          <table:table-cell table:style-name="ce1" office:value-type="string">
            <text:p>2.1978e-15</text:p>
          </table:table-cell>
        </table:table-row>
        <table:table-row table:style-name="ro2">
          <table:table-cell office:value-type="float" office:value="740.7017">
            <text:p>740.7017</text:p>
          </table:table-cell>
          <table:table-cell table:formula="of:=[.P76]*1000000" office:value-type="float" office:value="363.79">
            <text:p>363.79</text:p>
          </table:table-cell>
          <table:table-cell table:formula="of:=[.Q76]*1000000" office:value-type="float" office:value="110.83">
            <text:p>110.83</text:p>
          </table:table-cell>
          <table:table-cell table:formula="of:=[.R76]*1000000" office:value-type="float" office:value="892.07">
            <text:p>892.07</text:p>
          </table:table-cell>
          <table:table-cell table:formula="of:=[.S76]*1000000" office:value-type="float" office:value="10.735">
            <text:p>10.735</text:p>
          </table:table-cell>
          <table:table-cell table:formula="of:=[.T76]*1000000" office:value-type="float" office:value="0.032522">
            <text:p>0.032522</text:p>
          </table:table-cell>
          <table:table-cell table:formula="of:=[.U76]*1000000" office:value-type="float" office:value="0.0000000000011209">
            <text:p>1.1209E-012</text:p>
          </table:table-cell>
          <table:table-cell table:formula="of:=[.V76]*1000000" office:value-type="float" office:value="0.0000000021314">
            <text:p>2.1314E-009</text:p>
          </table:table-cell>
          <table:table-cell table:formula="of:=[.W76]*1000000" office:value-type="float" office:value="363.79">
            <text:p>363.79</text:p>
          </table:table-cell>
          <table:table-cell table:formula="of:=[.X76]*1000000" office:value-type="float" office:value="110.83">
            <text:p>110.83</text:p>
          </table:table-cell>
          <table:table-cell table:formula="of:=[.Y76]*1000000" office:value-type="float" office:value="892.06">
            <text:p>892.06</text:p>
          </table:table-cell>
          <table:table-cell table:formula="of:=[.Z76]*1000000" office:value-type="float" office:value="20.124">
            <text:p>20.124</text:p>
          </table:table-cell>
          <table:table-cell table:formula="of:=[.AA76]*1000000" office:value-type="float" office:value="0">
            <text:p>0</text:p>
          </table:table-cell>
          <table:table-cell table:formula="of:=[.AB76]*1000000" office:value-type="float" office:value="-0.0000000000025542">
            <text:p>-2.5542E-012</text:p>
          </table:table-cell>
          <table:table-cell table:formula="of:=[.AC76]*1000000" office:value-type="float" office:value="0.0000000021313">
            <text:p>2.1313E-009</text:p>
          </table:table-cell>
          <table:table-cell office:value-type="float" office:value="0.00036379">
            <text:p>0.00036379</text:p>
          </table:table-cell>
          <table:table-cell office:value-type="float" office:value="0.00011083">
            <text:p>0.00011083</text:p>
          </table:table-cell>
          <table:table-cell office:value-type="float" office:value="0.00089207">
            <text:p>0.00089207</text:p>
          </table:table-cell>
          <table:table-cell table:style-name="ce1" office:value-type="string">
            <text:p>1.0735e-05</text:p>
          </table:table-cell>
          <table:table-cell table:style-name="ce1" office:value-type="string">
            <text:p>3.2522e-08</text:p>
          </table:table-cell>
          <table:table-cell table:style-name="ce1" office:value-type="string">
            <text:p>1.1209e-18</text:p>
          </table:table-cell>
          <table:table-cell table:style-name="ce1" office:value-type="string">
            <text:p>2.1314e-15</text:p>
          </table:table-cell>
          <table:table-cell office:value-type="float" office:value="0.00036379">
            <text:p>0.00036379</text:p>
          </table:table-cell>
          <table:table-cell office:value-type="float" office:value="0.00011083">
            <text:p>0.00011083</text:p>
          </table:table-cell>
          <table:table-cell office:value-type="float" office:value="0.00089206">
            <text:p>0.00089206</text:p>
          </table:table-cell>
          <table:table-cell table:style-name="ce1" office:value-type="string">
            <text:p>2.0124e-05</text:p>
          </table:table-cell>
          <table:table-cell office:value-type="float" office:value="0">
            <text:p>0</text:p>
          </table:table-cell>
          <table:table-cell table:style-name="ce1" office:value-type="string">
            <text:p>-2.5542e-18</text:p>
          </table:table-cell>
          <table:table-cell table:style-name="ce1" office:value-type="string">
            <text:p>2.1313e-15</text:p>
          </table:table-cell>
        </table:table-row>
        <table:table-row table:style-name="ro2">
          <table:table-cell office:value-type="float" office:value="750.7017">
            <text:p>750.7017</text:p>
          </table:table-cell>
          <table:table-cell table:formula="of:=[.P77]*1000000" office:value-type="float" office:value="358.76">
            <text:p>358.76</text:p>
          </table:table-cell>
          <table:table-cell table:formula="of:=[.Q77]*1000000" office:value-type="float" office:value="109.52">
            <text:p>109.52</text:p>
          </table:table-cell>
          <table:table-cell table:formula="of:=[.R77]*1000000" office:value-type="float" office:value="898.52">
            <text:p>898.52</text:p>
          </table:table-cell>
          <table:table-cell table:formula="of:=[.S77]*1000000" office:value-type="float" office:value="10.576">
            <text:p>10.576</text:p>
          </table:table-cell>
          <table:table-cell table:formula="of:=[.T77]*1000000" office:value-type="float" office:value="0.032698">
            <text:p>0.032698</text:p>
          </table:table-cell>
          <table:table-cell table:formula="of:=[.U77]*1000000" office:value-type="float" office:value="0.00000000000026798">
            <text:p>2.6798E-013</text:p>
          </table:table-cell>
          <table:table-cell table:formula="of:=[.V77]*1000000" office:value-type="float" office:value="0.0000000020669">
            <text:p>2.0669E-009</text:p>
          </table:table-cell>
          <table:table-cell table:formula="of:=[.W77]*1000000" office:value-type="float" office:value="358.76">
            <text:p>358.76</text:p>
          </table:table-cell>
          <table:table-cell table:formula="of:=[.X77]*1000000" office:value-type="float" office:value="109.51">
            <text:p>109.51</text:p>
          </table:table-cell>
          <table:table-cell table:formula="of:=[.Y77]*1000000" office:value-type="float" office:value="898.52">
            <text:p>898.52</text:p>
          </table:table-cell>
          <table:table-cell table:formula="of:=[.Z77]*1000000" office:value-type="float" office:value="20.124">
            <text:p>20.124</text:p>
          </table:table-cell>
          <table:table-cell table:formula="of:=[.AA77]*1000000" office:value-type="float" office:value="0">
            <text:p>0</text:p>
          </table:table-cell>
          <table:table-cell table:formula="of:=[.AB77]*1000000" office:value-type="float" office:value="-0.0000000000053154">
            <text:p>-5.3154E-012</text:p>
          </table:table-cell>
          <table:table-cell table:formula="of:=[.AC77]*1000000" office:value-type="float" office:value="0.0000000020669">
            <text:p>2.0669E-009</text:p>
          </table:table-cell>
          <table:table-cell office:value-type="float" office:value="0.00035876">
            <text:p>0.00035876</text:p>
          </table:table-cell>
          <table:table-cell office:value-type="float" office:value="0.00010952">
            <text:p>0.00010952</text:p>
          </table:table-cell>
          <table:table-cell office:value-type="float" office:value="0.00089852">
            <text:p>0.00089852</text:p>
          </table:table-cell>
          <table:table-cell table:style-name="ce1" office:value-type="string">
            <text:p>1.0576e-05</text:p>
          </table:table-cell>
          <table:table-cell table:style-name="ce1" office:value-type="string">
            <text:p>3.2698e-08</text:p>
          </table:table-cell>
          <table:table-cell table:style-name="ce1" office:value-type="string">
            <text:p>2.6798e-19</text:p>
          </table:table-cell>
          <table:table-cell table:style-name="ce1" office:value-type="string">
            <text:p>2.0669e-15</text:p>
          </table:table-cell>
          <table:table-cell office:value-type="float" office:value="0.00035876">
            <text:p>0.00035876</text:p>
          </table:table-cell>
          <table:table-cell office:value-type="float" office:value="0.00010951">
            <text:p>0.00010951</text:p>
          </table:table-cell>
          <table:table-cell office:value-type="float" office:value="0.00089852">
            <text:p>0.00089852</text:p>
          </table:table-cell>
          <table:table-cell table:style-name="ce1" office:value-type="string">
            <text:p>2.0124e-05</text:p>
          </table:table-cell>
          <table:table-cell office:value-type="float" office:value="0">
            <text:p>0</text:p>
          </table:table-cell>
          <table:table-cell table:style-name="ce1" office:value-type="string">
            <text:p>-5.3154e-18</text:p>
          </table:table-cell>
          <table:table-cell table:style-name="ce1" office:value-type="string">
            <text:p>2.0669e-15</text:p>
          </table:table-cell>
        </table:table-row>
        <table:table-row table:style-name="ro2">
          <table:table-cell office:value-type="float" office:value="760.7017">
            <text:p>760.7017</text:p>
          </table:table-cell>
          <table:table-cell table:formula="of:=[.P78]*1000000" office:value-type="float" office:value="353.8">
            <text:p>353.8</text:p>
          </table:table-cell>
          <table:table-cell table:formula="of:=[.Q78]*1000000" office:value-type="float" office:value="108.21">
            <text:p>108.21</text:p>
          </table:table-cell>
          <table:table-cell table:formula="of:=[.R78]*1000000" office:value-type="float" office:value="904.89">
            <text:p>904.89</text:p>
          </table:table-cell>
          <table:table-cell table:formula="of:=[.S78]*1000000" office:value-type="float" office:value="10.419">
            <text:p>10.419</text:p>
          </table:table-cell>
          <table:table-cell table:formula="of:=[.T78]*1000000" office:value-type="float" office:value="0.032871">
            <text:p>0.032871</text:p>
          </table:table-cell>
          <table:table-cell table:formula="of:=[.U78]*1000000" office:value-type="float" office:value="0.000000000000056754">
            <text:p>5.6754E-014</text:p>
          </table:table-cell>
          <table:table-cell table:formula="of:=[.V78]*1000000" office:value-type="float" office:value="0.0000000020045">
            <text:p>0.000000002</text:p>
          </table:table-cell>
          <table:table-cell table:formula="of:=[.W78]*1000000" office:value-type="float" office:value="353.8">
            <text:p>353.8</text:p>
          </table:table-cell>
          <table:table-cell table:formula="of:=[.X78]*1000000" office:value-type="float" office:value="108.21">
            <text:p>108.21</text:p>
          </table:table-cell>
          <table:table-cell table:formula="of:=[.Y78]*1000000" office:value-type="float" office:value="904.88">
            <text:p>904.88</text:p>
          </table:table-cell>
          <table:table-cell table:formula="of:=[.Z78]*1000000" office:value-type="float" office:value="20.123">
            <text:p>20.123</text:p>
          </table:table-cell>
          <table:table-cell table:formula="of:=[.AA78]*1000000" office:value-type="float" office:value="0">
            <text:p>0</text:p>
          </table:table-cell>
          <table:table-cell table:formula="of:=[.AB78]*1000000" office:value-type="float" office:value="-0.0000000000058731">
            <text:p>-5.8731E-012</text:p>
          </table:table-cell>
          <table:table-cell table:formula="of:=[.AC78]*1000000" office:value-type="float" office:value="0.0000000020044">
            <text:p>0.000000002</text:p>
          </table:table-cell>
          <table:table-cell office:value-type="float" office:value="0.0003538">
            <text:p>0.0003538</text:p>
          </table:table-cell>
          <table:table-cell office:value-type="float" office:value="0.00010821">
            <text:p>0.00010821</text:p>
          </table:table-cell>
          <table:table-cell office:value-type="float" office:value="0.00090489">
            <text:p>0.00090489</text:p>
          </table:table-cell>
          <table:table-cell table:style-name="ce1" office:value-type="string">
            <text:p>1.0419e-05</text:p>
          </table:table-cell>
          <table:table-cell table:style-name="ce1" office:value-type="string">
            <text:p>3.2871e-08</text:p>
          </table:table-cell>
          <table:table-cell table:style-name="ce1" office:value-type="string">
            <text:p>5.6754e-20</text:p>
          </table:table-cell>
          <table:table-cell table:style-name="ce1" office:value-type="string">
            <text:p>2.0045e-15</text:p>
          </table:table-cell>
          <table:table-cell office:value-type="float" office:value="0.0003538">
            <text:p>0.0003538</text:p>
          </table:table-cell>
          <table:table-cell office:value-type="float" office:value="0.00010821">
            <text:p>0.00010821</text:p>
          </table:table-cell>
          <table:table-cell office:value-type="float" office:value="0.00090488">
            <text:p>0.00090488</text:p>
          </table:table-cell>
          <table:table-cell table:style-name="ce1" office:value-type="string">
            <text:p>2.0123e-05</text:p>
          </table:table-cell>
          <table:table-cell office:value-type="float" office:value="0">
            <text:p>0</text:p>
          </table:table-cell>
          <table:table-cell table:style-name="ce1" office:value-type="string">
            <text:p>-5.8731e-18</text:p>
          </table:table-cell>
          <table:table-cell table:style-name="ce1" office:value-type="string">
            <text:p>2.0044e-15</text:p>
          </table:table-cell>
        </table:table-row>
        <table:table-row table:style-name="ro2">
          <table:table-cell office:value-type="float" office:value="770.7017">
            <text:p>770.7017</text:p>
          </table:table-cell>
          <table:table-cell table:formula="of:=[.P79]*1000000" office:value-type="float" office:value="348.91">
            <text:p>348.91</text:p>
          </table:table-cell>
          <table:table-cell table:formula="of:=[.Q79]*1000000" office:value-type="float" office:value="106.92">
            <text:p>106.92</text:p>
          </table:table-cell>
          <table:table-cell table:formula="of:=[.R79]*1000000" office:value-type="float" office:value="911.17">
            <text:p>911.17</text:p>
          </table:table-cell>
          <table:table-cell table:formula="of:=[.S79]*1000000" office:value-type="float" office:value="10.262">
            <text:p>10.262</text:p>
          </table:table-cell>
          <table:table-cell table:formula="of:=[.T79]*1000000" office:value-type="float" office:value="0.033039">
            <text:p>0.033039</text:p>
          </table:table-cell>
          <table:table-cell table:formula="of:=[.U79]*1000000" office:value-type="float" office:value="-0.00000000000004203">
            <text:p>-4.203E-014</text:p>
          </table:table-cell>
          <table:table-cell table:formula="of:=[.V79]*1000000" office:value-type="float" office:value="0.0000000019439">
            <text:p>1.9439E-009</text:p>
          </table:table-cell>
          <table:table-cell table:formula="of:=[.W79]*1000000" office:value-type="float" office:value="348.91">
            <text:p>348.91</text:p>
          </table:table-cell>
          <table:table-cell table:formula="of:=[.X79]*1000000" office:value-type="float" office:value="106.92">
            <text:p>106.92</text:p>
          </table:table-cell>
          <table:table-cell table:formula="of:=[.Y79]*1000000" office:value-type="float" office:value="911.16">
            <text:p>911.16</text:p>
          </table:table-cell>
          <table:table-cell table:formula="of:=[.Z79]*1000000" office:value-type="float" office:value="20.123">
            <text:p>20.123</text:p>
          </table:table-cell>
          <table:table-cell table:formula="of:=[.AA79]*1000000" office:value-type="float" office:value="0">
            <text:p>0</text:p>
          </table:table-cell>
          <table:table-cell table:formula="of:=[.AB79]*1000000" office:value-type="float" office:value="-0.000000000004369">
            <text:p>-4.369E-012</text:p>
          </table:table-cell>
          <table:table-cell table:formula="of:=[.AC79]*1000000" office:value-type="float" office:value="0.0000000019439">
            <text:p>1.9439E-009</text:p>
          </table:table-cell>
          <table:table-cell office:value-type="float" office:value="0.00034891">
            <text:p>0.00034891</text:p>
          </table:table-cell>
          <table:table-cell office:value-type="float" office:value="0.00010692">
            <text:p>0.00010692</text:p>
          </table:table-cell>
          <table:table-cell office:value-type="float" office:value="0.00091117">
            <text:p>0.00091117</text:p>
          </table:table-cell>
          <table:table-cell table:style-name="ce1" office:value-type="string">
            <text:p>1.0262e-05</text:p>
          </table:table-cell>
          <table:table-cell table:style-name="ce1" office:value-type="string">
            <text:p>3.3039e-08</text:p>
          </table:table-cell>
          <table:table-cell table:style-name="ce1" office:value-type="string">
            <text:p>-4.203e-20</text:p>
          </table:table-cell>
          <table:table-cell table:style-name="ce1" office:value-type="string">
            <text:p>1.9439e-15</text:p>
          </table:table-cell>
          <table:table-cell office:value-type="float" office:value="0.00034891">
            <text:p>0.00034891</text:p>
          </table:table-cell>
          <table:table-cell office:value-type="float" office:value="0.00010692">
            <text:p>0.00010692</text:p>
          </table:table-cell>
          <table:table-cell office:value-type="float" office:value="0.00091116">
            <text:p>0.00091116</text:p>
          </table:table-cell>
          <table:table-cell table:style-name="ce1" office:value-type="string">
            <text:p>2.0123e-05</text:p>
          </table:table-cell>
          <table:table-cell office:value-type="float" office:value="0">
            <text:p>0</text:p>
          </table:table-cell>
          <table:table-cell table:style-name="ce1" office:value-type="string">
            <text:p>-4.369e-18</text:p>
          </table:table-cell>
          <table:table-cell table:style-name="ce1" office:value-type="string">
            <text:p>1.9439e-15</text:p>
          </table:table-cell>
        </table:table-row>
        <table:table-row table:style-name="ro2">
          <table:table-cell office:value-type="float" office:value="780.7017">
            <text:p>780.7017</text:p>
          </table:table-cell>
          <table:table-cell table:formula="of:=[.P80]*1000000" office:value-type="float" office:value="344.09">
            <text:p>344.09</text:p>
          </table:table-cell>
          <table:table-cell table:formula="of:=[.Q80]*1000000" office:value-type="float" office:value="105.65">
            <text:p>105.65</text:p>
          </table:table-cell>
          <table:table-cell table:formula="of:=[.R80]*1000000" office:value-type="float" office:value="917.36">
            <text:p>917.36</text:p>
          </table:table-cell>
          <table:table-cell table:formula="of:=[.S80]*1000000" office:value-type="float" office:value="10.107">
            <text:p>10.107</text:p>
          </table:table-cell>
          <table:table-cell table:formula="of:=[.T80]*1000000" office:value-type="float" office:value="0.033204">
            <text:p>0.033204</text:p>
          </table:table-cell>
          <table:table-cell table:formula="of:=[.U80]*1000000" office:value-type="float" office:value="-0.000000000000019036">
            <text:p>-1.9036E-014</text:p>
          </table:table-cell>
          <table:table-cell table:formula="of:=[.V80]*1000000" office:value-type="float" office:value="0.0000000018852">
            <text:p>1.8852E-009</text:p>
          </table:table-cell>
          <table:table-cell table:formula="of:=[.W80]*1000000" office:value-type="float" office:value="344.09">
            <text:p>344.09</text:p>
          </table:table-cell>
          <table:table-cell table:formula="of:=[.X80]*1000000" office:value-type="float" office:value="105.64">
            <text:p>105.64</text:p>
          </table:table-cell>
          <table:table-cell table:formula="of:=[.Y80]*1000000" office:value-type="float" office:value="917.36">
            <text:p>917.36</text:p>
          </table:table-cell>
          <table:table-cell table:formula="of:=[.Z80]*1000000" office:value-type="float" office:value="20.123">
            <text:p>20.123</text:p>
          </table:table-cell>
          <table:table-cell table:formula="of:=[.AA80]*1000000" office:value-type="float" office:value="0">
            <text:p>0</text:p>
          </table:table-cell>
          <table:table-cell table:formula="of:=[.AB80]*1000000" office:value-type="float" office:value="0.00000000000016413">
            <text:p>1.6413E-013</text:p>
          </table:table-cell>
          <table:table-cell table:formula="of:=[.AC80]*1000000" office:value-type="float" office:value="0.0000000018852">
            <text:p>1.8852E-009</text:p>
          </table:table-cell>
          <table:table-cell office:value-type="float" office:value="0.00034409">
            <text:p>0.00034409</text:p>
          </table:table-cell>
          <table:table-cell office:value-type="float" office:value="0.00010565">
            <text:p>0.00010565</text:p>
          </table:table-cell>
          <table:table-cell office:value-type="float" office:value="0.00091736">
            <text:p>0.00091736</text:p>
          </table:table-cell>
          <table:table-cell table:style-name="ce1" office:value-type="string">
            <text:p>1.0107e-05</text:p>
          </table:table-cell>
          <table:table-cell table:style-name="ce1" office:value-type="string">
            <text:p>3.3204e-08</text:p>
          </table:table-cell>
          <table:table-cell table:style-name="ce1" office:value-type="string">
            <text:p>-1.9036e-20</text:p>
          </table:table-cell>
          <table:table-cell table:style-name="ce1" office:value-type="string">
            <text:p>1.8852e-15</text:p>
          </table:table-cell>
          <table:table-cell office:value-type="float" office:value="0.00034409">
            <text:p>0.00034409</text:p>
          </table:table-cell>
          <table:table-cell office:value-type="float" office:value="0.00010564">
            <text:p>0.00010564</text:p>
          </table:table-cell>
          <table:table-cell office:value-type="float" office:value="0.00091736">
            <text:p>0.00091736</text:p>
          </table:table-cell>
          <table:table-cell table:style-name="ce1" office:value-type="string">
            <text:p>2.0123e-05</text:p>
          </table:table-cell>
          <table:table-cell office:value-type="float" office:value="0">
            <text:p>0</text:p>
          </table:table-cell>
          <table:table-cell table:style-name="ce1" office:value-type="string">
            <text:p>1.6413e-19</text:p>
          </table:table-cell>
          <table:table-cell table:style-name="ce1" office:value-type="string">
            <text:p>1.8852e-15</text:p>
          </table:table-cell>
        </table:table-row>
        <table:table-row table:style-name="ro2">
          <table:table-cell office:value-type="float" office:value="790.7017">
            <text:p>790.7017</text:p>
          </table:table-cell>
          <table:table-cell table:formula="of:=[.P81]*1000000" office:value-type="float" office:value="339.35">
            <text:p>339.35</text:p>
          </table:table-cell>
          <table:table-cell table:formula="of:=[.Q81]*1000000" office:value-type="float" office:value="104.38">
            <text:p>104.38</text:p>
          </table:table-cell>
          <table:table-cell table:formula="of:=[.R81]*1000000" office:value-type="float" office:value="923.47">
            <text:p>923.47</text:p>
          </table:table-cell>
          <table:table-cell table:formula="of:=[.S81]*1000000" office:value-type="float" office:value="9.9531">
            <text:p>9.9531</text:p>
          </table:table-cell>
          <table:table-cell table:formula="of:=[.T81]*1000000" office:value-type="float" office:value="0.033365">
            <text:p>0.033365</text:p>
          </table:table-cell>
          <table:table-cell table:formula="of:=[.U81]*1000000" office:value-type="float" office:value="-0.00000000000016788">
            <text:p>-1.6788E-013</text:p>
          </table:table-cell>
          <table:table-cell table:formula="of:=[.V81]*1000000" office:value-type="float" office:value="0.0000000018282">
            <text:p>1.8282E-009</text:p>
          </table:table-cell>
          <table:table-cell table:formula="of:=[.W81]*1000000" office:value-type="float" office:value="339.35">
            <text:p>339.35</text:p>
          </table:table-cell>
          <table:table-cell table:formula="of:=[.X81]*1000000" office:value-type="float" office:value="104.38">
            <text:p>104.38</text:p>
          </table:table-cell>
          <table:table-cell table:formula="of:=[.Y81]*1000000" office:value-type="float" office:value="923.46">
            <text:p>923.46</text:p>
          </table:table-cell>
          <table:table-cell table:formula="of:=[.Z81]*1000000" office:value-type="float" office:value="20.123">
            <text:p>20.123</text:p>
          </table:table-cell>
          <table:table-cell table:formula="of:=[.AA81]*1000000" office:value-type="float" office:value="0">
            <text:p>0</text:p>
          </table:table-cell>
          <table:table-cell table:formula="of:=[.AB81]*1000000" office:value-type="float" office:value="0.0000000000010242">
            <text:p>1.0242E-012</text:p>
          </table:table-cell>
          <table:table-cell table:formula="of:=[.AC81]*1000000" office:value-type="float" office:value="0.0000000018282">
            <text:p>1.8282E-009</text:p>
          </table:table-cell>
          <table:table-cell office:value-type="float" office:value="0.00033935">
            <text:p>0.00033935</text:p>
          </table:table-cell>
          <table:table-cell office:value-type="float" office:value="0.00010438">
            <text:p>0.00010438</text:p>
          </table:table-cell>
          <table:table-cell office:value-type="float" office:value="0.00092347">
            <text:p>0.00092347</text:p>
          </table:table-cell>
          <table:table-cell table:style-name="ce1" office:value-type="string">
            <text:p>9.9531e-06</text:p>
          </table:table-cell>
          <table:table-cell table:style-name="ce1" office:value-type="string">
            <text:p>3.3365e-08</text:p>
          </table:table-cell>
          <table:table-cell table:style-name="ce1" office:value-type="string">
            <text:p>-1.6788e-19</text:p>
          </table:table-cell>
          <table:table-cell table:style-name="ce1" office:value-type="string">
            <text:p>1.8282e-15</text:p>
          </table:table-cell>
          <table:table-cell office:value-type="float" office:value="0.00033935">
            <text:p>0.00033935</text:p>
          </table:table-cell>
          <table:table-cell office:value-type="float" office:value="0.00010438">
            <text:p>0.00010438</text:p>
          </table:table-cell>
          <table:table-cell office:value-type="float" office:value="0.00092346">
            <text:p>0.00092346</text:p>
          </table:table-cell>
          <table:table-cell table:style-name="ce1" office:value-type="string">
            <text:p>2.0123e-05</text:p>
          </table:table-cell>
          <table:table-cell office:value-type="float" office:value="0">
            <text:p>0</text:p>
          </table:table-cell>
          <table:table-cell table:style-name="ce1" office:value-type="string">
            <text:p>1.0242e-18</text:p>
          </table:table-cell>
          <table:table-cell table:style-name="ce1" office:value-type="string">
            <text:p>1.8282e-15</text:p>
          </table:table-cell>
        </table:table-row>
        <table:table-row table:style-name="ro2">
          <table:table-cell office:value-type="float" office:value="800.7017">
            <text:p>800.7017</text:p>
          </table:table-cell>
          <table:table-cell table:formula="of:=[.P82]*1000000" office:value-type="float" office:value="334.67">
            <text:p>334.67</text:p>
          </table:table-cell>
          <table:table-cell table:formula="of:=[.Q82]*1000000" office:value-type="float" office:value="103.13">
            <text:p>103.13</text:p>
          </table:table-cell>
          <table:table-cell table:formula="of:=[.R82]*1000000" office:value-type="float" office:value="929.49">
            <text:p>929.49</text:p>
          </table:table-cell>
          <table:table-cell table:formula="of:=[.S82]*1000000" office:value-type="float" office:value="9.8003">
            <text:p>9.8003</text:p>
          </table:table-cell>
          <table:table-cell table:formula="of:=[.T82]*1000000" office:value-type="float" office:value="0.033522">
            <text:p>0.033522</text:p>
          </table:table-cell>
          <table:table-cell table:formula="of:=[.U82]*1000000" office:value-type="float" office:value="-0.00000000000056084">
            <text:p>-5.6084E-013</text:p>
          </table:table-cell>
          <table:table-cell table:formula="of:=[.V82]*1000000" office:value-type="float" office:value="0.0000000017731">
            <text:p>1.7731E-009</text:p>
          </table:table-cell>
          <table:table-cell table:formula="of:=[.W82]*1000000" office:value-type="float" office:value="334.67">
            <text:p>334.67</text:p>
          </table:table-cell>
          <table:table-cell table:formula="of:=[.X82]*1000000" office:value-type="float" office:value="103.13">
            <text:p>103.13</text:p>
          </table:table-cell>
          <table:table-cell table:formula="of:=[.Y82]*1000000" office:value-type="float" office:value="929.49">
            <text:p>929.49</text:p>
          </table:table-cell>
          <table:table-cell table:formula="of:=[.Z82]*1000000" office:value-type="float" office:value="20.123">
            <text:p>20.123</text:p>
          </table:table-cell>
          <table:table-cell table:formula="of:=[.AA82]*1000000" office:value-type="float" office:value="0">
            <text:p>0</text:p>
          </table:table-cell>
          <table:table-cell table:formula="of:=[.AB82]*1000000" office:value-type="float" office:value="0.00000000000040395">
            <text:p>4.0395E-013</text:p>
          </table:table-cell>
          <table:table-cell table:formula="of:=[.AC82]*1000000" office:value-type="float" office:value="0.000000001773">
            <text:p>1.773E-009</text:p>
          </table:table-cell>
          <table:table-cell office:value-type="float" office:value="0.00033467">
            <text:p>0.00033467</text:p>
          </table:table-cell>
          <table:table-cell office:value-type="float" office:value="0.00010313">
            <text:p>0.00010313</text:p>
          </table:table-cell>
          <table:table-cell office:value-type="float" office:value="0.00092949">
            <text:p>0.00092949</text:p>
          </table:table-cell>
          <table:table-cell table:style-name="ce1" office:value-type="string">
            <text:p>9.8003e-06</text:p>
          </table:table-cell>
          <table:table-cell table:style-name="ce1" office:value-type="string">
            <text:p>3.3522e-08</text:p>
          </table:table-cell>
          <table:table-cell table:style-name="ce1" office:value-type="string">
            <text:p>-5.6084e-19</text:p>
          </table:table-cell>
          <table:table-cell table:style-name="ce1" office:value-type="string">
            <text:p>1.7731e-15</text:p>
          </table:table-cell>
          <table:table-cell office:value-type="float" office:value="0.00033467">
            <text:p>0.00033467</text:p>
          </table:table-cell>
          <table:table-cell office:value-type="float" office:value="0.00010313">
            <text:p>0.00010313</text:p>
          </table:table-cell>
          <table:table-cell office:value-type="float" office:value="0.00092949">
            <text:p>0.00092949</text:p>
          </table:table-cell>
          <table:table-cell table:style-name="ce1" office:value-type="string">
            <text:p>2.0123e-05</text:p>
          </table:table-cell>
          <table:table-cell office:value-type="float" office:value="0">
            <text:p>0</text:p>
          </table:table-cell>
          <table:table-cell table:style-name="ce1" office:value-type="string">
            <text:p>4.0395e-19</text:p>
          </table:table-cell>
          <table:table-cell table:style-name="ce1" office:value-type="string">
            <text:p>1.773e-15</text:p>
          </table:table-cell>
        </table:table-row>
        <table:table-row table:style-name="ro2">
          <table:table-cell office:value-type="float" office:value="810.7017">
            <text:p>810.7017</text:p>
          </table:table-cell>
          <table:table-cell table:formula="of:=[.P83]*1000000" office:value-type="float" office:value="330.06">
            <text:p>330.06</text:p>
          </table:table-cell>
          <table:table-cell table:formula="of:=[.Q83]*1000000" office:value-type="float" office:value="101.89">
            <text:p>101.89</text:p>
          </table:table-cell>
          <table:table-cell table:formula="of:=[.R83]*1000000" office:value-type="float" office:value="935.43">
            <text:p>935.43</text:p>
          </table:table-cell>
          <table:table-cell table:formula="of:=[.S83]*1000000" office:value-type="float" office:value="9.6488">
            <text:p>9.6488</text:p>
          </table:table-cell>
          <table:table-cell table:formula="of:=[.T83]*1000000" office:value-type="float" office:value="0.033675">
            <text:p>0.033675</text:p>
          </table:table-cell>
          <table:table-cell table:formula="of:=[.U83]*1000000" office:value-type="float" office:value="-0.00000000000087301">
            <text:p>-8.7301E-013</text:p>
          </table:table-cell>
          <table:table-cell table:formula="of:=[.V83]*1000000" office:value-type="float" office:value="0.0000000017195">
            <text:p>1.7195E-009</text:p>
          </table:table-cell>
          <table:table-cell table:formula="of:=[.W83]*1000000" office:value-type="float" office:value="330.06">
            <text:p>330.06</text:p>
          </table:table-cell>
          <table:table-cell table:formula="of:=[.X83]*1000000" office:value-type="float" office:value="101.89">
            <text:p>101.89</text:p>
          </table:table-cell>
          <table:table-cell table:formula="of:=[.Y83]*1000000" office:value-type="float" office:value="935.43">
            <text:p>935.43</text:p>
          </table:table-cell>
          <table:table-cell table:formula="of:=[.Z83]*1000000" office:value-type="float" office:value="20.122">
            <text:p>20.122</text:p>
          </table:table-cell>
          <table:table-cell table:formula="of:=[.AA83]*1000000" office:value-type="float" office:value="0">
            <text:p>0</text:p>
          </table:table-cell>
          <table:table-cell table:formula="of:=[.AB83]*1000000" office:value-type="float" office:value="-0.0000000000020867">
            <text:p>-2.0867E-012</text:p>
          </table:table-cell>
          <table:table-cell table:formula="of:=[.AC83]*1000000" office:value-type="float" office:value="0.0000000017195">
            <text:p>1.7195E-009</text:p>
          </table:table-cell>
          <table:table-cell office:value-type="float" office:value="0.00033006">
            <text:p>0.00033006</text:p>
          </table:table-cell>
          <table:table-cell office:value-type="float" office:value="0.00010189">
            <text:p>0.00010189</text:p>
          </table:table-cell>
          <table:table-cell office:value-type="float" office:value="0.00093543">
            <text:p>0.00093543</text:p>
          </table:table-cell>
          <table:table-cell table:style-name="ce1" office:value-type="string">
            <text:p>9.6488e-06</text:p>
          </table:table-cell>
          <table:table-cell table:style-name="ce1" office:value-type="string">
            <text:p>3.3675e-08</text:p>
          </table:table-cell>
          <table:table-cell table:style-name="ce1" office:value-type="string">
            <text:p>-8.7301e-19</text:p>
          </table:table-cell>
          <table:table-cell table:style-name="ce1" office:value-type="string">
            <text:p>1.7195e-15</text:p>
          </table:table-cell>
          <table:table-cell office:value-type="float" office:value="0.00033006">
            <text:p>0.00033006</text:p>
          </table:table-cell>
          <table:table-cell office:value-type="float" office:value="0.00010189">
            <text:p>0.00010189</text:p>
          </table:table-cell>
          <table:table-cell office:value-type="float" office:value="0.00093543">
            <text:p>0.00093543</text:p>
          </table:table-cell>
          <table:table-cell table:style-name="ce1" office:value-type="string">
            <text:p>2.012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0867e-18</text:p>
          </table:table-cell>
          <table:table-cell table:style-name="ce1" office:value-type="string">
            <text:p>1.7195e-15</text:p>
          </table:table-cell>
        </table:table-row>
        <table:table-row table:style-name="ro2">
          <table:table-cell office:value-type="float" office:value="820.7017">
            <text:p>820.7017</text:p>
          </table:table-cell>
          <table:table-cell table:formula="of:=[.P84]*1000000" office:value-type="float" office:value="325.52">
            <text:p>325.52</text:p>
          </table:table-cell>
          <table:table-cell table:formula="of:=[.Q84]*1000000" office:value-type="float" office:value="100.67">
            <text:p>100.67</text:p>
          </table:table-cell>
          <table:table-cell table:formula="of:=[.R84]*1000000" office:value-type="float" office:value="941.29">
            <text:p>941.29</text:p>
          </table:table-cell>
          <table:table-cell table:formula="of:=[.S84]*1000000" office:value-type="float" office:value="9.4986">
            <text:p>9.4986</text:p>
          </table:table-cell>
          <table:table-cell table:formula="of:=[.T84]*1000000" office:value-type="float" office:value="0.033825">
            <text:p>0.033825</text:p>
          </table:table-cell>
          <table:table-cell table:formula="of:=[.U84]*1000000" office:value-type="float" office:value="-0.00000000000010281">
            <text:p>-1.0281E-013</text:p>
          </table:table-cell>
          <table:table-cell table:formula="of:=[.V84]*1000000" office:value-type="float" office:value="0.0000000016677">
            <text:p>1.6677E-009</text:p>
          </table:table-cell>
          <table:table-cell table:formula="of:=[.W84]*1000000" office:value-type="float" office:value="325.52">
            <text:p>325.52</text:p>
          </table:table-cell>
          <table:table-cell table:formula="of:=[.X84]*1000000" office:value-type="float" office:value="100.66">
            <text:p>100.66</text:p>
          </table:table-cell>
          <table:table-cell table:formula="of:=[.Y84]*1000000" office:value-type="float" office:value="941.28">
            <text:p>941.28</text:p>
          </table:table-cell>
          <table:table-cell table:formula="of:=[.Z84]*1000000" office:value-type="float" office:value="20.122">
            <text:p>20.122</text:p>
          </table:table-cell>
          <table:table-cell table:formula="of:=[.AA84]*1000000" office:value-type="float" office:value="0">
            <text:p>0</text:p>
          </table:table-cell>
          <table:table-cell table:formula="of:=[.AB84]*1000000" office:value-type="float" office:value="0.0000000000026083">
            <text:p>2.6083E-012</text:p>
          </table:table-cell>
          <table:table-cell table:formula="of:=[.AC84]*1000000" office:value-type="float" office:value="0.0000000016677">
            <text:p>1.6677E-009</text:p>
          </table:table-cell>
          <table:table-cell office:value-type="float" office:value="0.00032552">
            <text:p>0.00032552</text:p>
          </table:table-cell>
          <table:table-cell office:value-type="float" office:value="0.00010067">
            <text:p>0.00010067</text:p>
          </table:table-cell>
          <table:table-cell office:value-type="float" office:value="0.00094129">
            <text:p>0.00094129</text:p>
          </table:table-cell>
          <table:table-cell table:style-name="ce1" office:value-type="string">
            <text:p>9.4986e-06</text:p>
          </table:table-cell>
          <table:table-cell table:style-name="ce1" office:value-type="string">
            <text:p>3.3825e-08</text:p>
          </table:table-cell>
          <table:table-cell table:style-name="ce1" office:value-type="string">
            <text:p>-1.0281e-19</text:p>
          </table:table-cell>
          <table:table-cell table:style-name="ce1" office:value-type="string">
            <text:p>1.6677e-15</text:p>
          </table:table-cell>
          <table:table-cell office:value-type="float" office:value="0.00032552">
            <text:p>0.00032552</text:p>
          </table:table-cell>
          <table:table-cell office:value-type="float" office:value="0.00010066">
            <text:p>0.00010066</text:p>
          </table:table-cell>
          <table:table-cell office:value-type="float" office:value="0.00094128">
            <text:p>0.00094128</text:p>
          </table:table-cell>
          <table:table-cell table:style-name="ce1" office:value-type="string">
            <text:p>2.0122e-05</text:p>
          </table:table-cell>
          <table:table-cell office:value-type="float" office:value="0">
            <text:p>0</text:p>
          </table:table-cell>
          <table:table-cell table:style-name="ce1" office:value-type="string">
            <text:p>2.6083e-18</text:p>
          </table:table-cell>
          <table:table-cell table:style-name="ce1" office:value-type="string">
            <text:p>1.6677e-15</text:p>
          </table:table-cell>
        </table:table-row>
        <table:table-row table:style-name="ro2">
          <table:table-cell office:value-type="float" office:value="830.7017">
            <text:p>830.7017</text:p>
          </table:table-cell>
          <table:table-cell table:formula="of:=[.P85]*1000000" office:value-type="float" office:value="321.04">
            <text:p>321.04</text:p>
          </table:table-cell>
          <table:table-cell table:formula="of:=[.Q85]*1000000" office:value-type="float" office:value="99.453">
            <text:p>99.453</text:p>
          </table:table-cell>
          <table:table-cell table:formula="of:=[.R85]*1000000" office:value-type="float" office:value="947.07">
            <text:p>947.07</text:p>
          </table:table-cell>
          <table:table-cell table:formula="of:=[.S85]*1000000" office:value-type="float" office:value="9.3498">
            <text:p>9.3498</text:p>
          </table:table-cell>
          <table:table-cell table:formula="of:=[.T85]*1000000" office:value-type="float" office:value="0.033971">
            <text:p>0.033971</text:p>
          </table:table-cell>
          <table:table-cell table:formula="of:=[.U85]*1000000" office:value-type="float" office:value="0.000000000000044645">
            <text:p>4.4645E-014</text:p>
          </table:table-cell>
          <table:table-cell table:formula="of:=[.V85]*1000000" office:value-type="float" office:value="0.0000000016174">
            <text:p>1.6174E-009</text:p>
          </table:table-cell>
          <table:table-cell table:formula="of:=[.W85]*1000000" office:value-type="float" office:value="321.04">
            <text:p>321.04</text:p>
          </table:table-cell>
          <table:table-cell table:formula="of:=[.X85]*1000000" office:value-type="float" office:value="99.449">
            <text:p>99.449</text:p>
          </table:table-cell>
          <table:table-cell table:formula="of:=[.Y85]*1000000" office:value-type="float" office:value="947.06">
            <text:p>947.06</text:p>
          </table:table-cell>
          <table:table-cell table:formula="of:=[.Z85]*1000000" office:value-type="float" office:value="20.122">
            <text:p>20.122</text:p>
          </table:table-cell>
          <table:table-cell table:formula="of:=[.AA85]*1000000" office:value-type="float" office:value="0">
            <text:p>0</text:p>
          </table:table-cell>
          <table:table-cell table:formula="of:=[.AB85]*1000000" office:value-type="float" office:value="0.0000000000015935">
            <text:p>1.5935E-012</text:p>
          </table:table-cell>
          <table:table-cell table:formula="of:=[.AC85]*1000000" office:value-type="float" office:value="0.0000000016174">
            <text:p>1.6174E-009</text:p>
          </table:table-cell>
          <table:table-cell office:value-type="float" office:value="0.00032104">
            <text:p>0.00032104</text:p>
          </table:table-cell>
          <table:table-cell table:style-name="ce1" office:value-type="string">
            <text:p>9.9453e-05</text:p>
          </table:table-cell>
          <table:table-cell office:value-type="float" office:value="0.00094707">
            <text:p>0.00094707</text:p>
          </table:table-cell>
          <table:table-cell table:style-name="ce1" office:value-type="string">
            <text:p>9.3498e-06</text:p>
          </table:table-cell>
          <table:table-cell table:style-name="ce1" office:value-type="string">
            <text:p>3.3971e-08</text:p>
          </table:table-cell>
          <table:table-cell table:style-name="ce1" office:value-type="string">
            <text:p>4.4645e-20</text:p>
          </table:table-cell>
          <table:table-cell table:style-name="ce1" office:value-type="string">
            <text:p>1.6174e-15</text:p>
          </table:table-cell>
          <table:table-cell office:value-type="float" office:value="0.00032104">
            <text:p>0.00032104</text:p>
          </table:table-cell>
          <table:table-cell table:style-name="ce1" office:value-type="string">
            <text:p>9.9449e-05</text:p>
          </table:table-cell>
          <table:table-cell office:value-type="float" office:value="0.00094706">
            <text:p>0.00094706</text:p>
          </table:table-cell>
          <table:table-cell table:style-name="ce1" office:value-type="string">
            <text:p>2.0122e-05</text:p>
          </table:table-cell>
          <table:table-cell office:value-type="float" office:value="0">
            <text:p>0</text:p>
          </table:table-cell>
          <table:table-cell table:style-name="ce1" office:value-type="string">
            <text:p>1.5935e-18</text:p>
          </table:table-cell>
          <table:table-cell table:style-name="ce1" office:value-type="string">
            <text:p>1.6174e-15</text:p>
          </table:table-cell>
        </table:table-row>
        <table:table-row table:style-name="ro2">
          <table:table-cell office:value-type="float" office:value="840.7017">
            <text:p>840.7017</text:p>
          </table:table-cell>
          <table:table-cell table:formula="of:=[.P86]*1000000" office:value-type="float" office:value="316.63">
            <text:p>316.63</text:p>
          </table:table-cell>
          <table:table-cell table:formula="of:=[.Q86]*1000000" office:value-type="float" office:value="98.252">
            <text:p>98.252</text:p>
          </table:table-cell>
          <table:table-cell table:formula="of:=[.R86]*1000000" office:value-type="float" office:value="952.77">
            <text:p>952.77</text:p>
          </table:table-cell>
          <table:table-cell table:formula="of:=[.S86]*1000000" office:value-type="float" office:value="9.2023">
            <text:p>9.2023</text:p>
          </table:table-cell>
          <table:table-cell table:formula="of:=[.T86]*1000000" office:value-type="float" office:value="0.034114">
            <text:p>0.034114</text:p>
          </table:table-cell>
          <table:table-cell table:formula="of:=[.U86]*1000000" office:value-type="float" office:value="8.544E-015">
            <text:p>8.544E-015</text:p>
          </table:table-cell>
          <table:table-cell table:formula="of:=[.V86]*1000000" office:value-type="float" office:value="0.0000000015686">
            <text:p>1.5686E-009</text:p>
          </table:table-cell>
          <table:table-cell table:formula="of:=[.W86]*1000000" office:value-type="float" office:value="316.63">
            <text:p>316.63</text:p>
          </table:table-cell>
          <table:table-cell table:formula="of:=[.X86]*1000000" office:value-type="float" office:value="98.249">
            <text:p>98.249</text:p>
          </table:table-cell>
          <table:table-cell table:formula="of:=[.Y86]*1000000" office:value-type="float" office:value="952.76">
            <text:p>952.76</text:p>
          </table:table-cell>
          <table:table-cell table:formula="of:=[.Z86]*1000000" office:value-type="float" office:value="20.122">
            <text:p>20.122</text:p>
          </table:table-cell>
          <table:table-cell table:formula="of:=[.AA86]*1000000" office:value-type="float" office:value="0">
            <text:p>0</text:p>
          </table:table-cell>
          <table:table-cell table:formula="of:=[.AB86]*1000000" office:value-type="float" office:value="-0.00000000000062821">
            <text:p>-6.2821E-013</text:p>
          </table:table-cell>
          <table:table-cell table:formula="of:=[.AC86]*1000000" office:value-type="float" office:value="0.0000000015686">
            <text:p>1.5686E-009</text:p>
          </table:table-cell>
          <table:table-cell office:value-type="float" office:value="0.00031663">
            <text:p>0.00031663</text:p>
          </table:table-cell>
          <table:table-cell table:style-name="ce1" office:value-type="string">
            <text:p>9.8252e-05</text:p>
          </table:table-cell>
          <table:table-cell office:value-type="float" office:value="0.00095277">
            <text:p>0.00095277</text:p>
          </table:table-cell>
          <table:table-cell table:style-name="ce1" office:value-type="string">
            <text:p>9.2023e-06</text:p>
          </table:table-cell>
          <table:table-cell table:style-name="ce1" office:value-type="string">
            <text:p>3.4114e-08</text:p>
          </table:table-cell>
          <table:table-cell table:style-name="ce1" office:value-type="string">
            <text:p>8.544e-21</text:p>
          </table:table-cell>
          <table:table-cell table:style-name="ce1" office:value-type="string">
            <text:p>1.5686e-15</text:p>
          </table:table-cell>
          <table:table-cell office:value-type="float" office:value="0.00031663">
            <text:p>0.00031663</text:p>
          </table:table-cell>
          <table:table-cell table:style-name="ce1" office:value-type="string">
            <text:p>9.8249e-05</text:p>
          </table:table-cell>
          <table:table-cell office:value-type="float" office:value="0.00095276">
            <text:p>0.00095276</text:p>
          </table:table-cell>
          <table:table-cell table:style-name="ce1" office:value-type="string">
            <text:p>2.0122e-05</text:p>
          </table:table-cell>
          <table:table-cell office:value-type="float" office:value="0">
            <text:p>0</text:p>
          </table:table-cell>
          <table:table-cell table:style-name="ce1" office:value-type="string">
            <text:p>-6.2821e-19</text:p>
          </table:table-cell>
          <table:table-cell table:style-name="ce1" office:value-type="string">
            <text:p>1.5686e-15</text:p>
          </table:table-cell>
        </table:table-row>
        <table:table-row table:style-name="ro2">
          <table:table-cell office:value-type="float" office:value="850.7017">
            <text:p>850.7017</text:p>
          </table:table-cell>
          <table:table-cell table:formula="of:=[.P87]*1000000" office:value-type="float" office:value="312.28">
            <text:p>312.28</text:p>
          </table:table-cell>
          <table:table-cell table:formula="of:=[.Q87]*1000000" office:value-type="float" office:value="97.064">
            <text:p>97.064</text:p>
          </table:table-cell>
          <table:table-cell table:formula="of:=[.R87]*1000000" office:value-type="float" office:value="958.39">
            <text:p>958.39</text:p>
          </table:table-cell>
          <table:table-cell table:formula="of:=[.S87]*1000000" office:value-type="float" office:value="9.0561">
            <text:p>9.0561</text:p>
          </table:table-cell>
          <table:table-cell table:formula="of:=[.T87]*1000000" office:value-type="float" office:value="0.034254">
            <text:p>0.034254</text:p>
          </table:table-cell>
          <table:table-cell table:formula="of:=[.U87]*1000000" office:value-type="float" office:value="-0.000000000000011937">
            <text:p>-1.1937E-014</text:p>
          </table:table-cell>
          <table:table-cell table:formula="of:=[.V87]*1000000" office:value-type="float" office:value="0.0000000015213">
            <text:p>1.5213E-009</text:p>
          </table:table-cell>
          <table:table-cell table:formula="of:=[.W87]*1000000" office:value-type="float" office:value="312.28">
            <text:p>312.28</text:p>
          </table:table-cell>
          <table:table-cell table:formula="of:=[.X87]*1000000" office:value-type="float" office:value="97.061">
            <text:p>97.061</text:p>
          </table:table-cell>
          <table:table-cell table:formula="of:=[.Y87]*1000000" office:value-type="float" office:value="958.38">
            <text:p>958.38</text:p>
          </table:table-cell>
          <table:table-cell table:formula="of:=[.Z87]*1000000" office:value-type="float" office:value="20.122">
            <text:p>20.122</text:p>
          </table:table-cell>
          <table:table-cell table:formula="of:=[.AA87]*1000000" office:value-type="float" office:value="0">
            <text:p>0</text:p>
          </table:table-cell>
          <table:table-cell table:formula="of:=[.AB87]*1000000" office:value-type="float" office:value="-0.0000000000035114">
            <text:p>-3.5114E-012</text:p>
          </table:table-cell>
          <table:table-cell table:formula="of:=[.AC87]*1000000" office:value-type="float" office:value="0.0000000015213">
            <text:p>1.5213E-009</text:p>
          </table:table-cell>
          <table:table-cell office:value-type="float" office:value="0.00031228">
            <text:p>0.00031228</text:p>
          </table:table-cell>
          <table:table-cell table:style-name="ce1" office:value-type="string">
            <text:p>9.7064e-05</text:p>
          </table:table-cell>
          <table:table-cell office:value-type="float" office:value="0.00095839">
            <text:p>0.00095839</text:p>
          </table:table-cell>
          <table:table-cell table:style-name="ce1" office:value-type="string">
            <text:p>9.0561e-06</text:p>
          </table:table-cell>
          <table:table-cell table:style-name="ce1" office:value-type="string">
            <text:p>3.4254e-08</text:p>
          </table:table-cell>
          <table:table-cell table:style-name="ce1" office:value-type="string">
            <text:p>-1.1937e-20</text:p>
          </table:table-cell>
          <table:table-cell table:style-name="ce1" office:value-type="string">
            <text:p>1.5213e-15</text:p>
          </table:table-cell>
          <table:table-cell office:value-type="float" office:value="0.00031228">
            <text:p>0.00031228</text:p>
          </table:table-cell>
          <table:table-cell table:style-name="ce1" office:value-type="string">
            <text:p>9.7061e-05</text:p>
          </table:table-cell>
          <table:table-cell office:value-type="float" office:value="0.00095838">
            <text:p>0.00095838</text:p>
          </table:table-cell>
          <table:table-cell table:style-name="ce1" office:value-type="string">
            <text:p>2.0122e-05</text:p>
          </table:table-cell>
          <table:table-cell office:value-type="float" office:value="0">
            <text:p>0</text:p>
          </table:table-cell>
          <table:table-cell table:style-name="ce1" office:value-type="string">
            <text:p>-3.5114e-18</text:p>
          </table:table-cell>
          <table:table-cell table:style-name="ce1" office:value-type="string">
            <text:p>1.5213e-15</text:p>
          </table:table-cell>
        </table:table-row>
        <table:table-row table:style-name="ro2">
          <table:table-cell office:value-type="float" office:value="860.7017">
            <text:p>860.7017</text:p>
          </table:table-cell>
          <table:table-cell table:formula="of:=[.P88]*1000000" office:value-type="float" office:value="307.99">
            <text:p>307.99</text:p>
          </table:table-cell>
          <table:table-cell table:formula="of:=[.Q88]*1000000" office:value-type="float" office:value="95.889">
            <text:p>95.889</text:p>
          </table:table-cell>
          <table:table-cell table:formula="of:=[.R88]*1000000" office:value-type="float" office:value="963.93">
            <text:p>963.93</text:p>
          </table:table-cell>
          <table:table-cell table:formula="of:=[.S88]*1000000" office:value-type="float" office:value="8.9114">
            <text:p>8.9114</text:p>
          </table:table-cell>
          <table:table-cell table:formula="of:=[.T88]*1000000" office:value-type="float" office:value="0.034391">
            <text:p>0.034391</text:p>
          </table:table-cell>
          <table:table-cell table:formula="of:=[.U88]*1000000" office:value-type="float" office:value="6.6603E-015">
            <text:p>6.6603E-015</text:p>
          </table:table-cell>
          <table:table-cell table:formula="of:=[.V88]*1000000" office:value-type="float" office:value="0.0000000014755">
            <text:p>1.4755E-009</text:p>
          </table:table-cell>
          <table:table-cell table:formula="of:=[.W88]*1000000" office:value-type="float" office:value="307.99">
            <text:p>307.99</text:p>
          </table:table-cell>
          <table:table-cell table:formula="of:=[.X88]*1000000" office:value-type="float" office:value="95.885">
            <text:p>95.885</text:p>
          </table:table-cell>
          <table:table-cell table:formula="of:=[.Y88]*1000000" office:value-type="float" office:value="963.92">
            <text:p>963.92</text:p>
          </table:table-cell>
          <table:table-cell table:formula="of:=[.Z88]*1000000" office:value-type="float" office:value="20.122">
            <text:p>20.122</text:p>
          </table:table-cell>
          <table:table-cell table:formula="of:=[.AA88]*1000000" office:value-type="float" office:value="0">
            <text:p>0</text:p>
          </table:table-cell>
          <table:table-cell table:formula="of:=[.AB88]*1000000" office:value-type="float" office:value="0.0000000000025827">
            <text:p>2.5827E-012</text:p>
          </table:table-cell>
          <table:table-cell table:formula="of:=[.AC88]*1000000" office:value-type="float" office:value="0.0000000014755">
            <text:p>1.4755E-009</text:p>
          </table:table-cell>
          <table:table-cell office:value-type="float" office:value="0.00030799">
            <text:p>0.00030799</text:p>
          </table:table-cell>
          <table:table-cell table:style-name="ce1" office:value-type="string">
            <text:p>9.5889e-05</text:p>
          </table:table-cell>
          <table:table-cell office:value-type="float" office:value="0.00096393">
            <text:p>0.00096393</text:p>
          </table:table-cell>
          <table:table-cell table:style-name="ce1" office:value-type="string">
            <text:p>8.9114e-06</text:p>
          </table:table-cell>
          <table:table-cell table:style-name="ce1" office:value-type="string">
            <text:p>3.4391e-08</text:p>
          </table:table-cell>
          <table:table-cell table:style-name="ce1" office:value-type="string">
            <text:p>6.6603e-21</text:p>
          </table:table-cell>
          <table:table-cell table:style-name="ce1" office:value-type="string">
            <text:p>1.4755e-15</text:p>
          </table:table-cell>
          <table:table-cell office:value-type="float" office:value="0.00030799">
            <text:p>0.00030799</text:p>
          </table:table-cell>
          <table:table-cell table:style-name="ce1" office:value-type="string">
            <text:p>9.5885e-05</text:p>
          </table:table-cell>
          <table:table-cell office:value-type="float" office:value="0.00096392">
            <text:p>0.00096392</text:p>
          </table:table-cell>
          <table:table-cell table:style-name="ce1" office:value-type="string">
            <text:p>2.0122e-05</text:p>
          </table:table-cell>
          <table:table-cell office:value-type="float" office:value="0">
            <text:p>0</text:p>
          </table:table-cell>
          <table:table-cell table:style-name="ce1" office:value-type="string">
            <text:p>2.5827e-18</text:p>
          </table:table-cell>
          <table:table-cell table:style-name="ce1" office:value-type="string">
            <text:p>1.4755e-15</text:p>
          </table:table-cell>
        </table:table-row>
        <table:table-row table:style-name="ro2">
          <table:table-cell office:value-type="float" office:value="870.7017">
            <text:p>870.7017</text:p>
          </table:table-cell>
          <table:table-cell table:formula="of:=[.P89]*1000000" office:value-type="float" office:value="303.77">
            <text:p>303.77</text:p>
          </table:table-cell>
          <table:table-cell table:formula="of:=[.Q89]*1000000" office:value-type="float" office:value="94.725">
            <text:p>94.725</text:p>
          </table:table-cell>
          <table:table-cell table:formula="of:=[.R89]*1000000" office:value-type="float" office:value="969.39">
            <text:p>969.39</text:p>
          </table:table-cell>
          <table:table-cell table:formula="of:=[.S89]*1000000" office:value-type="float" office:value="8.768">
            <text:p>8.768</text:p>
          </table:table-cell>
          <table:table-cell table:formula="of:=[.T89]*1000000" office:value-type="float" office:value="0.034524">
            <text:p>0.034524</text:p>
          </table:table-cell>
          <table:table-cell table:formula="of:=[.U89]*1000000" office:value-type="float" office:value="-0.00000000000047039">
            <text:p>-4.7039E-013</text:p>
          </table:table-cell>
          <table:table-cell table:formula="of:=[.V89]*1000000" office:value-type="float" office:value="0.0000000014311">
            <text:p>1.4311E-009</text:p>
          </table:table-cell>
          <table:table-cell table:formula="of:=[.W89]*1000000" office:value-type="float" office:value="303.77">
            <text:p>303.77</text:p>
          </table:table-cell>
          <table:table-cell table:formula="of:=[.X89]*1000000" office:value-type="float" office:value="94.722">
            <text:p>94.722</text:p>
          </table:table-cell>
          <table:table-cell table:formula="of:=[.Y89]*1000000" office:value-type="float" office:value="969.39">
            <text:p>969.39</text:p>
          </table:table-cell>
          <table:table-cell table:formula="of:=[.Z89]*1000000" office:value-type="float" office:value="20.121">
            <text:p>20.121</text:p>
          </table:table-cell>
          <table:table-cell table:formula="of:=[.AA89]*1000000" office:value-type="float" office:value="0">
            <text:p>0</text:p>
          </table:table-cell>
          <table:table-cell table:formula="of:=[.AB89]*1000000" office:value-type="float" office:value="0.0000000000023449">
            <text:p>2.3449E-012</text:p>
          </table:table-cell>
          <table:table-cell table:formula="of:=[.AC89]*1000000" office:value-type="float" office:value="0.0000000014311">
            <text:p>1.4311E-009</text:p>
          </table:table-cell>
          <table:table-cell office:value-type="float" office:value="0.00030377">
            <text:p>0.00030377</text:p>
          </table:table-cell>
          <table:table-cell table:style-name="ce1" office:value-type="string">
            <text:p>9.4725e-05</text:p>
          </table:table-cell>
          <table:table-cell office:value-type="float" office:value="0.00096939">
            <text:p>0.00096939</text:p>
          </table:table-cell>
          <table:table-cell table:style-name="ce1" office:value-type="string">
            <text:p>8.768e-06</text:p>
          </table:table-cell>
          <table:table-cell table:style-name="ce1" office:value-type="string">
            <text:p>3.4524e-08</text:p>
          </table:table-cell>
          <table:table-cell table:style-name="ce1" office:value-type="string">
            <text:p>-4.7039e-19</text:p>
          </table:table-cell>
          <table:table-cell table:style-name="ce1" office:value-type="string">
            <text:p>1.4311e-15</text:p>
          </table:table-cell>
          <table:table-cell office:value-type="float" office:value="0.00030377">
            <text:p>0.00030377</text:p>
          </table:table-cell>
          <table:table-cell table:style-name="ce1" office:value-type="string">
            <text:p>9.4722e-05</text:p>
          </table:table-cell>
          <table:table-cell office:value-type="float" office:value="0.00096939">
            <text:p>0.00096939</text:p>
          </table:table-cell>
          <table:table-cell table:style-name="ce1" office:value-type="string">
            <text:p>2.0121e-05</text:p>
          </table:table-cell>
          <table:table-cell office:value-type="float" office:value="0">
            <text:p>0</text:p>
          </table:table-cell>
          <table:table-cell table:style-name="ce1" office:value-type="string">
            <text:p>2.3449e-18</text:p>
          </table:table-cell>
          <table:table-cell table:style-name="ce1" office:value-type="string">
            <text:p>1.4311e-15</text:p>
          </table:table-cell>
        </table:table-row>
        <table:table-row table:style-name="ro2">
          <table:table-cell office:value-type="float" office:value="880.7017">
            <text:p>880.7017</text:p>
          </table:table-cell>
          <table:table-cell table:formula="of:=[.P90]*1000000" office:value-type="float" office:value="299.61">
            <text:p>299.61</text:p>
          </table:table-cell>
          <table:table-cell table:formula="of:=[.Q90]*1000000" office:value-type="float" office:value="93.574">
            <text:p>93.574</text:p>
          </table:table-cell>
          <table:table-cell table:formula="of:=[.R90]*1000000" office:value-type="float" office:value="974.79">
            <text:p>974.79</text:p>
          </table:table-cell>
          <table:table-cell table:formula="of:=[.S90]*1000000" office:value-type="float" office:value="8.6262">
            <text:p>8.6262</text:p>
          </table:table-cell>
          <table:table-cell table:formula="of:=[.T90]*1000000" office:value-type="float" office:value="0.034655">
            <text:p>0.034655</text:p>
          </table:table-cell>
          <table:table-cell table:formula="of:=[.U90]*1000000" office:value-type="float" office:value="-0.00000000000099539">
            <text:p>-9.9539E-013</text:p>
          </table:table-cell>
          <table:table-cell table:formula="of:=[.V90]*1000000" office:value-type="float" office:value="0.000000001388">
            <text:p>1.388E-009</text:p>
          </table:table-cell>
          <table:table-cell table:formula="of:=[.W90]*1000000" office:value-type="float" office:value="299.61">
            <text:p>299.61</text:p>
          </table:table-cell>
          <table:table-cell table:formula="of:=[.X90]*1000000" office:value-type="float" office:value="93.571">
            <text:p>93.571</text:p>
          </table:table-cell>
          <table:table-cell table:formula="of:=[.Y90]*1000000" office:value-type="float" office:value="974.78">
            <text:p>974.78</text:p>
          </table:table-cell>
          <table:table-cell table:formula="of:=[.Z90]*1000000" office:value-type="float" office:value="20.121">
            <text:p>20.121</text:p>
          </table:table-cell>
          <table:table-cell table:formula="of:=[.AA90]*1000000" office:value-type="float" office:value="0">
            <text:p>0</text:p>
          </table:table-cell>
          <table:table-cell table:formula="of:=[.AB90]*1000000" office:value-type="float" office:value="0.0000000000026182">
            <text:p>2.6182E-012</text:p>
          </table:table-cell>
          <table:table-cell table:formula="of:=[.AC90]*1000000" office:value-type="float" office:value="0.000000001388">
            <text:p>1.388E-009</text:p>
          </table:table-cell>
          <table:table-cell office:value-type="float" office:value="0.00029961">
            <text:p>0.00029961</text:p>
          </table:table-cell>
          <table:table-cell table:style-name="ce1" office:value-type="string">
            <text:p>9.3574e-05</text:p>
          </table:table-cell>
          <table:table-cell office:value-type="float" office:value="0.00097479">
            <text:p>0.00097479</text:p>
          </table:table-cell>
          <table:table-cell table:style-name="ce1" office:value-type="string">
            <text:p>8.6262e-06</text:p>
          </table:table-cell>
          <table:table-cell table:style-name="ce1" office:value-type="string">
            <text:p>3.4655e-08</text:p>
          </table:table-cell>
          <table:table-cell table:style-name="ce1" office:value-type="string">
            <text:p>-9.9539e-19</text:p>
          </table:table-cell>
          <table:table-cell table:style-name="ce1" office:value-type="string">
            <text:p>1.388e-15</text:p>
          </table:table-cell>
          <table:table-cell office:value-type="float" office:value="0.00029961">
            <text:p>0.00029961</text:p>
          </table:table-cell>
          <table:table-cell table:style-name="ce1" office:value-type="string">
            <text:p>9.3571e-05</text:p>
          </table:table-cell>
          <table:table-cell office:value-type="float" office:value="0.00097478">
            <text:p>0.00097478</text:p>
          </table:table-cell>
          <table:table-cell table:style-name="ce1" office:value-type="string">
            <text:p>2.0121e-05</text:p>
          </table:table-cell>
          <table:table-cell office:value-type="float" office:value="0">
            <text:p>0</text:p>
          </table:table-cell>
          <table:table-cell table:style-name="ce1" office:value-type="string">
            <text:p>2.6182e-18</text:p>
          </table:table-cell>
          <table:table-cell table:style-name="ce1" office:value-type="string">
            <text:p>1.388e-15</text:p>
          </table:table-cell>
        </table:table-row>
        <table:table-row table:style-name="ro2">
          <table:table-cell office:value-type="float" office:value="890.7017">
            <text:p>890.7017</text:p>
          </table:table-cell>
          <table:table-cell table:formula="of:=[.P91]*1000000" office:value-type="float" office:value="295.51">
            <text:p>295.51</text:p>
          </table:table-cell>
          <table:table-cell table:formula="of:=[.Q91]*1000000" office:value-type="float" office:value="92.436">
            <text:p>92.436</text:p>
          </table:table-cell>
          <table:table-cell table:formula="of:=[.R91]*1000000" office:value-type="float" office:value="980.1">
            <text:p>980.1</text:p>
          </table:table-cell>
          <table:table-cell table:formula="of:=[.S91]*1000000" office:value-type="float" office:value="8.4857">
            <text:p>8.4857</text:p>
          </table:table-cell>
          <table:table-cell table:formula="of:=[.T91]*1000000" office:value-type="float" office:value="0.034782">
            <text:p>0.034782</text:p>
          </table:table-cell>
          <table:table-cell table:formula="of:=[.U91]*1000000" office:value-type="float" office:value="-0.00000000000058918">
            <text:p>-5.8918E-013</text:p>
          </table:table-cell>
          <table:table-cell table:formula="of:=[.V91]*1000000" office:value-type="float" office:value="0.0000000013462">
            <text:p>1.3462E-009</text:p>
          </table:table-cell>
          <table:table-cell table:formula="of:=[.W91]*1000000" office:value-type="float" office:value="295.51">
            <text:p>295.51</text:p>
          </table:table-cell>
          <table:table-cell table:formula="of:=[.X91]*1000000" office:value-type="float" office:value="92.432">
            <text:p>92.432</text:p>
          </table:table-cell>
          <table:table-cell table:formula="of:=[.Y91]*1000000" office:value-type="float" office:value="980.09">
            <text:p>980.09</text:p>
          </table:table-cell>
          <table:table-cell table:formula="of:=[.Z91]*1000000" office:value-type="float" office:value="20.121">
            <text:p>20.121</text:p>
          </table:table-cell>
          <table:table-cell table:formula="of:=[.AA91]*1000000" office:value-type="float" office:value="0">
            <text:p>0</text:p>
          </table:table-cell>
          <table:table-cell table:formula="of:=[.AB91]*1000000" office:value-type="float" office:value="0.0000000000026756">
            <text:p>2.6756E-012</text:p>
          </table:table-cell>
          <table:table-cell table:formula="of:=[.AC91]*1000000" office:value-type="float" office:value="0.0000000013462">
            <text:p>1.3462E-009</text:p>
          </table:table-cell>
          <table:table-cell office:value-type="float" office:value="0.00029551">
            <text:p>0.00029551</text:p>
          </table:table-cell>
          <table:table-cell table:style-name="ce1" office:value-type="string">
            <text:p>9.2436e-05</text:p>
          </table:table-cell>
          <table:table-cell office:value-type="float" office:value="0.0009801">
            <text:p>0.0009801</text:p>
          </table:table-cell>
          <table:table-cell table:style-name="ce1" office:value-type="string">
            <text:p>8.4857e-06</text:p>
          </table:table-cell>
          <table:table-cell table:style-name="ce1" office:value-type="string">
            <text:p>3.4782e-08</text:p>
          </table:table-cell>
          <table:table-cell table:style-name="ce1" office:value-type="string">
            <text:p>-5.8918e-19</text:p>
          </table:table-cell>
          <table:table-cell table:style-name="ce1" office:value-type="string">
            <text:p>1.3462e-15</text:p>
          </table:table-cell>
          <table:table-cell office:value-type="float" office:value="0.00029551">
            <text:p>0.00029551</text:p>
          </table:table-cell>
          <table:table-cell table:style-name="ce1" office:value-type="string">
            <text:p>9.2432e-05</text:p>
          </table:table-cell>
          <table:table-cell office:value-type="float" office:value="0.00098009">
            <text:p>0.00098009</text:p>
          </table:table-cell>
          <table:table-cell table:style-name="ce1" office:value-type="string">
            <text:p>2.0121e-05</text:p>
          </table:table-cell>
          <table:table-cell office:value-type="float" office:value="0">
            <text:p>0</text:p>
          </table:table-cell>
          <table:table-cell table:style-name="ce1" office:value-type="string">
            <text:p>2.6756e-18</text:p>
          </table:table-cell>
          <table:table-cell table:style-name="ce1" office:value-type="string">
            <text:p>1.3462e-15</text:p>
          </table:table-cell>
        </table:table-row>
        <table:table-row table:style-name="ro2">
          <table:table-cell office:value-type="float" office:value="900.7017">
            <text:p>900.7017</text:p>
          </table:table-cell>
          <table:table-cell table:formula="of:=[.P92]*1000000" office:value-type="float" office:value="291.46">
            <text:p>291.46</text:p>
          </table:table-cell>
          <table:table-cell table:formula="of:=[.Q92]*1000000" office:value-type="float" office:value="91.309">
            <text:p>91.309</text:p>
          </table:table-cell>
          <table:table-cell table:formula="of:=[.R92]*1000000" office:value-type="float" office:value="985.35">
            <text:p>985.35</text:p>
          </table:table-cell>
          <table:table-cell table:formula="of:=[.S92]*1000000" office:value-type="float" office:value="8.3468">
            <text:p>8.3468</text:p>
          </table:table-cell>
          <table:table-cell table:formula="of:=[.T92]*1000000" office:value-type="float" office:value="0.034907">
            <text:p>0.034907</text:p>
          </table:table-cell>
          <table:table-cell table:formula="of:=[.U92]*1000000" office:value-type="float" office:value="0.000000000000016373">
            <text:p>1.6373E-014</text:p>
          </table:table-cell>
          <table:table-cell table:formula="of:=[.V92]*1000000" office:value-type="float" office:value="0.0000000013057">
            <text:p>1.3057E-009</text:p>
          </table:table-cell>
          <table:table-cell table:formula="of:=[.W92]*1000000" office:value-type="float" office:value="291.46">
            <text:p>291.46</text:p>
          </table:table-cell>
          <table:table-cell table:formula="of:=[.X92]*1000000" office:value-type="float" office:value="91.305">
            <text:p>91.305</text:p>
          </table:table-cell>
          <table:table-cell table:formula="of:=[.Y92]*1000000" office:value-type="float" office:value="985.34">
            <text:p>985.34</text:p>
          </table:table-cell>
          <table:table-cell table:formula="of:=[.Z92]*1000000" office:value-type="float" office:value="20.121">
            <text:p>20.121</text:p>
          </table:table-cell>
          <table:table-cell table:formula="of:=[.AA92]*1000000" office:value-type="float" office:value="0">
            <text:p>0</text:p>
          </table:table-cell>
          <table:table-cell table:formula="of:=[.AB92]*1000000" office:value-type="float" office:value="0.0000000000019152">
            <text:p>1.9152E-012</text:p>
          </table:table-cell>
          <table:table-cell table:formula="of:=[.AC92]*1000000" office:value-type="float" office:value="0.0000000013057">
            <text:p>1.3057E-009</text:p>
          </table:table-cell>
          <table:table-cell office:value-type="float" office:value="0.00029146">
            <text:p>0.00029146</text:p>
          </table:table-cell>
          <table:table-cell table:style-name="ce1" office:value-type="string">
            <text:p>9.1309e-05</text:p>
          </table:table-cell>
          <table:table-cell office:value-type="float" office:value="0.00098535">
            <text:p>0.00098535</text:p>
          </table:table-cell>
          <table:table-cell table:style-name="ce1" office:value-type="string">
            <text:p>8.3468e-06</text:p>
          </table:table-cell>
          <table:table-cell table:style-name="ce1" office:value-type="string">
            <text:p>3.4907e-08</text:p>
          </table:table-cell>
          <table:table-cell table:style-name="ce1" office:value-type="string">
            <text:p>1.6373e-20</text:p>
          </table:table-cell>
          <table:table-cell table:style-name="ce1" office:value-type="string">
            <text:p>1.3057e-15</text:p>
          </table:table-cell>
          <table:table-cell office:value-type="float" office:value="0.00029146">
            <text:p>0.00029146</text:p>
          </table:table-cell>
          <table:table-cell table:style-name="ce1" office:value-type="string">
            <text:p>9.1305e-05</text:p>
          </table:table-cell>
          <table:table-cell office:value-type="float" office:value="0.00098534">
            <text:p>0.00098534</text:p>
          </table:table-cell>
          <table:table-cell table:style-name="ce1" office:value-type="string">
            <text:p>2.0121e-05</text:p>
          </table:table-cell>
          <table:table-cell office:value-type="float" office:value="0">
            <text:p>0</text:p>
          </table:table-cell>
          <table:table-cell table:style-name="ce1" office:value-type="string">
            <text:p>1.9152e-18</text:p>
          </table:table-cell>
          <table:table-cell table:style-name="ce1" office:value-type="string">
            <text:p>1.3057e-15</text:p>
          </table:table-cell>
        </table:table-row>
        <table:table-row table:style-name="ro2">
          <table:table-cell office:value-type="float" office:value="910.7017">
            <text:p>910.7017</text:p>
          </table:table-cell>
          <table:table-cell table:formula="of:=[.P93]*1000000" office:value-type="float" office:value="287.48">
            <text:p>287.48</text:p>
          </table:table-cell>
          <table:table-cell table:formula="of:=[.Q93]*1000000" office:value-type="float" office:value="90.194">
            <text:p>90.194</text:p>
          </table:table-cell>
          <table:table-cell table:formula="of:=[.R93]*1000000" office:value-type="float" office:value="990.52">
            <text:p>990.52</text:p>
          </table:table-cell>
          <table:table-cell table:formula="of:=[.S93]*1000000" office:value-type="float" office:value="8.2093">
            <text:p>8.2093</text:p>
          </table:table-cell>
          <table:table-cell table:formula="of:=[.T93]*1000000" office:value-type="float" office:value="0.035029">
            <text:p>0.035029</text:p>
          </table:table-cell>
          <table:table-cell table:formula="of:=[.U93]*1000000" office:value-type="float" office:value="0.00000000000061051">
            <text:p>6.1051E-013</text:p>
          </table:table-cell>
          <table:table-cell table:formula="of:=[.V93]*1000000" office:value-type="float" office:value="0.0000000012665">
            <text:p>1.2665E-009</text:p>
          </table:table-cell>
          <table:table-cell table:formula="of:=[.W93]*1000000" office:value-type="float" office:value="287.48">
            <text:p>287.48</text:p>
          </table:table-cell>
          <table:table-cell table:formula="of:=[.X93]*1000000" office:value-type="float" office:value="90.19">
            <text:p>90.19</text:p>
          </table:table-cell>
          <table:table-cell table:formula="of:=[.Y93]*1000000" office:value-type="float" office:value="990.51">
            <text:p>990.51</text:p>
          </table:table-cell>
          <table:table-cell table:formula="of:=[.Z93]*1000000" office:value-type="float" office:value="20.121">
            <text:p>20.121</text:p>
          </table:table-cell>
          <table:table-cell table:formula="of:=[.AA93]*1000000" office:value-type="float" office:value="0">
            <text:p>0</text:p>
          </table:table-cell>
          <table:table-cell table:formula="of:=[.AB93]*1000000" office:value-type="float" office:value="0.0000000000045533">
            <text:p>4.5533E-012</text:p>
          </table:table-cell>
          <table:table-cell table:formula="of:=[.AC93]*1000000" office:value-type="float" office:value="0.0000000012665">
            <text:p>1.2665E-009</text:p>
          </table:table-cell>
          <table:table-cell office:value-type="float" office:value="0.00028748">
            <text:p>0.00028748</text:p>
          </table:table-cell>
          <table:table-cell table:style-name="ce1" office:value-type="string">
            <text:p>9.0194e-05</text:p>
          </table:table-cell>
          <table:table-cell office:value-type="float" office:value="0.00099052">
            <text:p>0.00099052</text:p>
          </table:table-cell>
          <table:table-cell table:style-name="ce1" office:value-type="string">
            <text:p>8.2093e-06</text:p>
          </table:table-cell>
          <table:table-cell table:style-name="ce1" office:value-type="string">
            <text:p>3.5029e-08</text:p>
          </table:table-cell>
          <table:table-cell table:style-name="ce1" office:value-type="string">
            <text:p>6.1051e-19</text:p>
          </table:table-cell>
          <table:table-cell table:style-name="ce1" office:value-type="string">
            <text:p>1.2665e-15</text:p>
          </table:table-cell>
          <table:table-cell office:value-type="float" office:value="0.00028748">
            <text:p>0.00028748</text:p>
          </table:table-cell>
          <table:table-cell table:style-name="ce1" office:value-type="string">
            <text:p>9.019e-05</text:p>
          </table:table-cell>
          <table:table-cell office:value-type="float" office:value="0.00099051">
            <text:p>0.00099051</text:p>
          </table:table-cell>
          <table:table-cell table:style-name="ce1" office:value-type="string">
            <text:p>2.0121e-05</text:p>
          </table:table-cell>
          <table:table-cell office:value-type="float" office:value="0">
            <text:p>0</text:p>
          </table:table-cell>
          <table:table-cell table:style-name="ce1" office:value-type="string">
            <text:p>4.5533e-18</text:p>
          </table:table-cell>
          <table:table-cell table:style-name="ce1" office:value-type="string">
            <text:p>1.2665e-15</text:p>
          </table:table-cell>
        </table:table-row>
        <table:table-row table:style-name="ro2">
          <table:table-cell office:value-type="float" office:value="920.7017">
            <text:p>920.7017</text:p>
          </table:table-cell>
          <table:table-cell table:formula="of:=[.P94]*1000000" office:value-type="float" office:value="283.55">
            <text:p>283.55</text:p>
          </table:table-cell>
          <table:table-cell table:formula="of:=[.Q94]*1000000" office:value-type="float" office:value="89.091">
            <text:p>89.091</text:p>
          </table:table-cell>
          <table:table-cell table:formula="of:=[.R94]*1000000" office:value-type="float" office:value="995.62">
            <text:p>995.62</text:p>
          </table:table-cell>
          <table:table-cell table:formula="of:=[.S94]*1000000" office:value-type="float" office:value="8.0733">
            <text:p>8.0733</text:p>
          </table:table-cell>
          <table:table-cell table:formula="of:=[.T94]*1000000" office:value-type="float" office:value="0.035148">
            <text:p>0.035148</text:p>
          </table:table-cell>
          <table:table-cell table:formula="of:=[.U94]*1000000" office:value-type="float" office:value="0.00000000000047691">
            <text:p>4.7691E-013</text:p>
          </table:table-cell>
          <table:table-cell table:formula="of:=[.V94]*1000000" office:value-type="float" office:value="0.0000000012284">
            <text:p>1.2284E-009</text:p>
          </table:table-cell>
          <table:table-cell table:formula="of:=[.W94]*1000000" office:value-type="float" office:value="283.55">
            <text:p>283.55</text:p>
          </table:table-cell>
          <table:table-cell table:formula="of:=[.X94]*1000000" office:value-type="float" office:value="89.087">
            <text:p>89.087</text:p>
          </table:table-cell>
          <table:table-cell table:formula="of:=[.Y94]*1000000" office:value-type="float" office:value="995.61">
            <text:p>995.61</text:p>
          </table:table-cell>
          <table:table-cell table:formula="of:=[.Z94]*1000000" office:value-type="float" office:value="20.121">
            <text:p>20.121</text:p>
          </table:table-cell>
          <table:table-cell table:formula="of:=[.AA94]*1000000" office:value-type="float" office:value="0">
            <text:p>0</text:p>
          </table:table-cell>
          <table:table-cell table:formula="of:=[.AB94]*1000000" office:value-type="float" office:value="0.0000000000027061">
            <text:p>2.7061E-012</text:p>
          </table:table-cell>
          <table:table-cell table:formula="of:=[.AC94]*1000000" office:value-type="float" office:value="0.0000000012284">
            <text:p>1.2284E-009</text:p>
          </table:table-cell>
          <table:table-cell office:value-type="float" office:value="0.00028355">
            <text:p>0.00028355</text:p>
          </table:table-cell>
          <table:table-cell table:style-name="ce1" office:value-type="string">
            <text:p>8.9091e-05</text:p>
          </table:table-cell>
          <table:table-cell office:value-type="float" office:value="0.00099562">
            <text:p>0.00099562</text:p>
          </table:table-cell>
          <table:table-cell table:style-name="ce1" office:value-type="string">
            <text:p>8.0733e-06</text:p>
          </table:table-cell>
          <table:table-cell table:style-name="ce1" office:value-type="string">
            <text:p>3.5148e-08</text:p>
          </table:table-cell>
          <table:table-cell table:style-name="ce1" office:value-type="string">
            <text:p>4.7691e-19</text:p>
          </table:table-cell>
          <table:table-cell table:style-name="ce1" office:value-type="string">
            <text:p>1.2284e-15</text:p>
          </table:table-cell>
          <table:table-cell office:value-type="float" office:value="0.00028355">
            <text:p>0.00028355</text:p>
          </table:table-cell>
          <table:table-cell table:style-name="ce1" office:value-type="string">
            <text:p>8.9087e-05</text:p>
          </table:table-cell>
          <table:table-cell office:value-type="float" office:value="0.00099561">
            <text:p>0.00099561</text:p>
          </table:table-cell>
          <table:table-cell table:style-name="ce1" office:value-type="string">
            <text:p>2.0121e-05</text:p>
          </table:table-cell>
          <table:table-cell office:value-type="float" office:value="0">
            <text:p>0</text:p>
          </table:table-cell>
          <table:table-cell table:style-name="ce1" office:value-type="string">
            <text:p>2.7061e-18</text:p>
          </table:table-cell>
          <table:table-cell table:style-name="ce1" office:value-type="string">
            <text:p>1.2284e-15</text:p>
          </table:table-cell>
        </table:table-row>
        <table:table-row table:style-name="ro2">
          <table:table-cell office:value-type="float" office:value="930.7017">
            <text:p>930.7017</text:p>
          </table:table-cell>
          <table:table-cell table:formula="of:=[.P95]*1000000" office:value-type="float" office:value="279.68">
            <text:p>279.68</text:p>
          </table:table-cell>
          <table:table-cell table:formula="of:=[.Q95]*1000000" office:value-type="float" office:value="88">
            <text:p>88</text:p>
          </table:table-cell>
          <table:table-cell table:formula="of:=[.R95]*1000000" office:value-type="float" office:value="1000.7">
            <text:p>1000.7</text:p>
          </table:table-cell>
          <table:table-cell table:formula="of:=[.S95]*1000000" office:value-type="float" office:value="7.9389">
            <text:p>7.9389</text:p>
          </table:table-cell>
          <table:table-cell table:formula="of:=[.T95]*1000000" office:value-type="float" office:value="0.035265">
            <text:p>0.035265</text:p>
          </table:table-cell>
          <table:table-cell table:formula="of:=[.U95]*1000000" office:value-type="float" office:value="0.00000000000013853">
            <text:p>1.3853E-013</text:p>
          </table:table-cell>
          <table:table-cell table:formula="of:=[.V95]*1000000" office:value-type="float" office:value="0.0000000011915">
            <text:p>1.1915E-009</text:p>
          </table:table-cell>
          <table:table-cell table:formula="of:=[.W95]*1000000" office:value-type="float" office:value="279.68">
            <text:p>279.68</text:p>
          </table:table-cell>
          <table:table-cell table:formula="of:=[.X95]*1000000" office:value-type="float" office:value="87.996">
            <text:p>87.996</text:p>
          </table:table-cell>
          <table:table-cell table:formula="of:=[.Y95]*1000000" office:value-type="float" office:value="1000.6">
            <text:p>1000.6</text:p>
          </table:table-cell>
          <table:table-cell table:formula="of:=[.Z95]*1000000" office:value-type="float" office:value="20.121">
            <text:p>20.121</text:p>
          </table:table-cell>
          <table:table-cell table:formula="of:=[.AA95]*1000000" office:value-type="float" office:value="0">
            <text:p>0</text:p>
          </table:table-cell>
          <table:table-cell table:formula="of:=[.AB95]*1000000" office:value-type="float" office:value="-0.000000000001257">
            <text:p>-1.257E-012</text:p>
          </table:table-cell>
          <table:table-cell table:formula="of:=[.AC95]*1000000" office:value-type="float" office:value="0.0000000011915">
            <text:p>1.1915E-009</text:p>
          </table:table-cell>
          <table:table-cell office:value-type="float" office:value="0.00027968">
            <text:p>0.00027968</text:p>
          </table:table-cell>
          <table:table-cell table:style-name="ce1" office:value-type="string">
            <text:p>8.8e-05</text:p>
          </table:table-cell>
          <table:table-cell office:value-type="float" office:value="0.0010007">
            <text:p>0.0010007</text:p>
          </table:table-cell>
          <table:table-cell table:style-name="ce1" office:value-type="string">
            <text:p>7.9389e-06</text:p>
          </table:table-cell>
          <table:table-cell table:style-name="ce1" office:value-type="string">
            <text:p>3.5265e-08</text:p>
          </table:table-cell>
          <table:table-cell table:style-name="ce1" office:value-type="string">
            <text:p>1.3853e-19</text:p>
          </table:table-cell>
          <table:table-cell table:style-name="ce1" office:value-type="string">
            <text:p>1.1915e-15</text:p>
          </table:table-cell>
          <table:table-cell office:value-type="float" office:value="0.00027968">
            <text:p>0.00027968</text:p>
          </table:table-cell>
          <table:table-cell table:style-name="ce1" office:value-type="string">
            <text:p>8.7996e-05</text:p>
          </table:table-cell>
          <table:table-cell office:value-type="float" office:value="0.0010006">
            <text:p>0.0010006</text:p>
          </table:table-cell>
          <table:table-cell table:style-name="ce1" office:value-type="string">
            <text:p>2.012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57e-18</text:p>
          </table:table-cell>
          <table:table-cell table:style-name="ce1" office:value-type="string">
            <text:p>1.1915e-15</text:p>
          </table:table-cell>
        </table:table-row>
        <table:table-row table:style-name="ro2">
          <table:table-cell office:value-type="float" office:value="940.7017">
            <text:p>940.7017</text:p>
          </table:table-cell>
          <table:table-cell table:formula="of:=[.P96]*1000000" office:value-type="float" office:value="275.87">
            <text:p>275.87</text:p>
          </table:table-cell>
          <table:table-cell table:formula="of:=[.Q96]*1000000" office:value-type="float" office:value="86.921">
            <text:p>86.921</text:p>
          </table:table-cell>
          <table:table-cell table:formula="of:=[.R96]*1000000" office:value-type="float" office:value="1005.6">
            <text:p>1005.6</text:p>
          </table:table-cell>
          <table:table-cell table:formula="of:=[.S96]*1000000" office:value-type="float" office:value="7.806">
            <text:p>7.806</text:p>
          </table:table-cell>
          <table:table-cell table:formula="of:=[.T96]*1000000" office:value-type="float" office:value="0.035379">
            <text:p>0.035379</text:p>
          </table:table-cell>
          <table:table-cell table:formula="of:=[.U96]*1000000" office:value-type="float" office:value="0.00000000000047284">
            <text:p>4.7284E-013</text:p>
          </table:table-cell>
          <table:table-cell table:formula="of:=[.V96]*1000000" office:value-type="float" office:value="0.0000000011557">
            <text:p>1.1557E-009</text:p>
          </table:table-cell>
          <table:table-cell table:formula="of:=[.W96]*1000000" office:value-type="float" office:value="275.87">
            <text:p>275.87</text:p>
          </table:table-cell>
          <table:table-cell table:formula="of:=[.X96]*1000000" office:value-type="float" office:value="86.917">
            <text:p>86.917</text:p>
          </table:table-cell>
          <table:table-cell table:formula="of:=[.Y96]*1000000" office:value-type="float" office:value="1005.6">
            <text:p>1005.6</text:p>
          </table:table-cell>
          <table:table-cell table:formula="of:=[.Z96]*1000000" office:value-type="float" office:value="20.121">
            <text:p>20.121</text:p>
          </table:table-cell>
          <table:table-cell table:formula="of:=[.AA96]*1000000" office:value-type="float" office:value="0">
            <text:p>0</text:p>
          </table:table-cell>
          <table:table-cell table:formula="of:=[.AB96]*1000000" office:value-type="float" office:value="0.0000000000016923">
            <text:p>1.6923E-012</text:p>
          </table:table-cell>
          <table:table-cell table:formula="of:=[.AC96]*1000000" office:value-type="float" office:value="0.0000000011557">
            <text:p>1.1557E-009</text:p>
          </table:table-cell>
          <table:table-cell office:value-type="float" office:value="0.00027587">
            <text:p>0.00027587</text:p>
          </table:table-cell>
          <table:table-cell table:style-name="ce1" office:value-type="string">
            <text:p>8.6921e-05</text:p>
          </table:table-cell>
          <table:table-cell office:value-type="float" office:value="0.0010056">
            <text:p>0.0010056</text:p>
          </table:table-cell>
          <table:table-cell table:style-name="ce1" office:value-type="string">
            <text:p>7.806e-06</text:p>
          </table:table-cell>
          <table:table-cell table:style-name="ce1" office:value-type="string">
            <text:p>3.5379e-08</text:p>
          </table:table-cell>
          <table:table-cell table:style-name="ce1" office:value-type="string">
            <text:p>4.7284e-19</text:p>
          </table:table-cell>
          <table:table-cell table:style-name="ce1" office:value-type="string">
            <text:p>1.1557e-15</text:p>
          </table:table-cell>
          <table:table-cell office:value-type="float" office:value="0.00027587">
            <text:p>0.00027587</text:p>
          </table:table-cell>
          <table:table-cell table:style-name="ce1" office:value-type="string">
            <text:p>8.6917e-05</text:p>
          </table:table-cell>
          <table:table-cell office:value-type="float" office:value="0.0010056">
            <text:p>0.0010056</text:p>
          </table:table-cell>
          <table:table-cell table:style-name="ce1" office:value-type="string">
            <text:p>2.0121e-05</text:p>
          </table:table-cell>
          <table:table-cell office:value-type="float" office:value="0">
            <text:p>0</text:p>
          </table:table-cell>
          <table:table-cell table:style-name="ce1" office:value-type="string">
            <text:p>1.6923e-18</text:p>
          </table:table-cell>
          <table:table-cell table:style-name="ce1" office:value-type="string">
            <text:p>1.1557e-15</text:p>
          </table:table-cell>
        </table:table-row>
        <table:table-row table:style-name="ro2">
          <table:table-cell office:value-type="float" office:value="950.7017">
            <text:p>950.7017</text:p>
          </table:table-cell>
          <table:table-cell table:formula="of:=[.P97]*1000000" office:value-type="float" office:value="272.11">
            <text:p>272.11</text:p>
          </table:table-cell>
          <table:table-cell table:formula="of:=[.Q97]*1000000" office:value-type="float" office:value="85.854">
            <text:p>85.854</text:p>
          </table:table-cell>
          <table:table-cell table:formula="of:=[.R97]*1000000" office:value-type="float" office:value="1010.5">
            <text:p>1010.5</text:p>
          </table:table-cell>
          <table:table-cell table:formula="of:=[.S97]*1000000" office:value-type="float" office:value="7.6746">
            <text:p>7.6746</text:p>
          </table:table-cell>
          <table:table-cell table:formula="of:=[.T97]*1000000" office:value-type="float" office:value="0.035491">
            <text:p>0.035491</text:p>
          </table:table-cell>
          <table:table-cell table:formula="of:=[.U97]*1000000" office:value-type="float" office:value="0.000000000000314">
            <text:p>3.14E-013</text:p>
          </table:table-cell>
          <table:table-cell table:formula="of:=[.V97]*1000000" office:value-type="float" office:value="0.0000000011211">
            <text:p>1.1211E-009</text:p>
          </table:table-cell>
          <table:table-cell table:formula="of:=[.W97]*1000000" office:value-type="float" office:value="272.11">
            <text:p>272.11</text:p>
          </table:table-cell>
          <table:table-cell table:formula="of:=[.X97]*1000000" office:value-type="float" office:value="85.85">
            <text:p>85.85</text:p>
          </table:table-cell>
          <table:table-cell table:formula="of:=[.Y97]*1000000" office:value-type="float" office:value="1010.5">
            <text:p>1010.5</text:p>
          </table:table-cell>
          <table:table-cell table:formula="of:=[.Z97]*1000000" office:value-type="float" office:value="20.121">
            <text:p>20.121</text:p>
          </table:table-cell>
          <table:table-cell table:formula="of:=[.AA97]*1000000" office:value-type="float" office:value="0">
            <text:p>0</text:p>
          </table:table-cell>
          <table:table-cell table:formula="of:=[.AB97]*1000000" office:value-type="float" office:value="-0.0000000000011287">
            <text:p>-1.1287E-012</text:p>
          </table:table-cell>
          <table:table-cell table:formula="of:=[.AC97]*1000000" office:value-type="float" office:value="0.0000000011211">
            <text:p>1.1211E-009</text:p>
          </table:table-cell>
          <table:table-cell office:value-type="float" office:value="0.00027211">
            <text:p>0.00027211</text:p>
          </table:table-cell>
          <table:table-cell table:style-name="ce1" office:value-type="string">
            <text:p>8.5854e-05</text:p>
          </table:table-cell>
          <table:table-cell office:value-type="float" office:value="0.0010105">
            <text:p>0.0010105</text:p>
          </table:table-cell>
          <table:table-cell table:style-name="ce1" office:value-type="string">
            <text:p>7.6746e-06</text:p>
          </table:table-cell>
          <table:table-cell table:style-name="ce1" office:value-type="string">
            <text:p>3.5491e-08</text:p>
          </table:table-cell>
          <table:table-cell table:style-name="ce1" office:value-type="string">
            <text:p>3.14e-19</text:p>
          </table:table-cell>
          <table:table-cell table:style-name="ce1" office:value-type="string">
            <text:p>1.1211e-15</text:p>
          </table:table-cell>
          <table:table-cell office:value-type="float" office:value="0.00027211">
            <text:p>0.00027211</text:p>
          </table:table-cell>
          <table:table-cell table:style-name="ce1" office:value-type="string">
            <text:p>8.585e-05</text:p>
          </table:table-cell>
          <table:table-cell office:value-type="float" office:value="0.0010105">
            <text:p>0.0010105</text:p>
          </table:table-cell>
          <table:table-cell table:style-name="ce1" office:value-type="string">
            <text:p>2.012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287e-18</text:p>
          </table:table-cell>
          <table:table-cell table:style-name="ce1" office:value-type="string">
            <text:p>1.1211e-15</text:p>
          </table:table-cell>
        </table:table-row>
        <table:table-row table:style-name="ro2">
          <table:table-cell office:value-type="float" office:value="960.7017">
            <text:p>960.7017</text:p>
          </table:table-cell>
          <table:table-cell table:formula="of:=[.P98]*1000000" office:value-type="float" office:value="268.41">
            <text:p>268.41</text:p>
          </table:table-cell>
          <table:table-cell table:formula="of:=[.Q98]*1000000" office:value-type="float" office:value="84.798">
            <text:p>84.798</text:p>
          </table:table-cell>
          <table:table-cell table:formula="of:=[.R98]*1000000" office:value-type="float" office:value="1015.3">
            <text:p>1015.3</text:p>
          </table:table-cell>
          <table:table-cell table:formula="of:=[.S98]*1000000" office:value-type="float" office:value="7.5447">
            <text:p>7.5447</text:p>
          </table:table-cell>
          <table:table-cell table:formula="of:=[.T98]*1000000" office:value-type="float" office:value="0.0356">
            <text:p>0.0356</text:p>
          </table:table-cell>
          <table:table-cell table:formula="of:=[.U98]*1000000" office:value-type="float" office:value="0.00000000000019692">
            <text:p>1.9692E-013</text:p>
          </table:table-cell>
          <table:table-cell table:formula="of:=[.V98]*1000000" office:value-type="float" office:value="0.0000000010874">
            <text:p>1.0874E-009</text:p>
          </table:table-cell>
          <table:table-cell table:formula="of:=[.W98]*1000000" office:value-type="float" office:value="268.41">
            <text:p>268.41</text:p>
          </table:table-cell>
          <table:table-cell table:formula="of:=[.X98]*1000000" office:value-type="float" office:value="84.794">
            <text:p>84.794</text:p>
          </table:table-cell>
          <table:table-cell table:formula="of:=[.Y98]*1000000" office:value-type="float" office:value="1015.3">
            <text:p>1015.3</text:p>
          </table:table-cell>
          <table:table-cell table:formula="of:=[.Z98]*1000000" office:value-type="float" office:value="20.121">
            <text:p>20.121</text:p>
          </table:table-cell>
          <table:table-cell table:formula="of:=[.AA98]*1000000" office:value-type="float" office:value="0">
            <text:p>0</text:p>
          </table:table-cell>
          <table:table-cell table:formula="of:=[.AB98]*1000000" office:value-type="float" office:value="-0.00000000000090299">
            <text:p>-9.0299E-013</text:p>
          </table:table-cell>
          <table:table-cell table:formula="of:=[.AC98]*1000000" office:value-type="float" office:value="0.0000000010874">
            <text:p>1.0874E-009</text:p>
          </table:table-cell>
          <table:table-cell office:value-type="float" office:value="0.00026841">
            <text:p>0.00026841</text:p>
          </table:table-cell>
          <table:table-cell table:style-name="ce1" office:value-type="string">
            <text:p>8.4798e-05</text:p>
          </table:table-cell>
          <table:table-cell office:value-type="float" office:value="0.0010153">
            <text:p>0.0010153</text:p>
          </table:table-cell>
          <table:table-cell table:style-name="ce1" office:value-type="string">
            <text:p>7.5447e-06</text:p>
          </table:table-cell>
          <table:table-cell table:style-name="ce1" office:value-type="string">
            <text:p>3.56e-08</text:p>
          </table:table-cell>
          <table:table-cell table:style-name="ce1" office:value-type="string">
            <text:p>1.9692e-19</text:p>
          </table:table-cell>
          <table:table-cell table:style-name="ce1" office:value-type="string">
            <text:p>1.0874e-15</text:p>
          </table:table-cell>
          <table:table-cell office:value-type="float" office:value="0.00026841">
            <text:p>0.00026841</text:p>
          </table:table-cell>
          <table:table-cell table:style-name="ce1" office:value-type="string">
            <text:p>8.4794e-05</text:p>
          </table:table-cell>
          <table:table-cell office:value-type="float" office:value="0.0010153">
            <text:p>0.0010153</text:p>
          </table:table-cell>
          <table:table-cell table:style-name="ce1" office:value-type="string">
            <text:p>2.0121e-05</text:p>
          </table:table-cell>
          <table:table-cell office:value-type="float" office:value="0">
            <text:p>0</text:p>
          </table:table-cell>
          <table:table-cell table:style-name="ce1" office:value-type="string">
            <text:p>-9.0299e-19</text:p>
          </table:table-cell>
          <table:table-cell table:style-name="ce1" office:value-type="string">
            <text:p>1.0874e-15</text:p>
          </table:table-cell>
        </table:table-row>
        <table:table-row table:style-name="ro2">
          <table:table-cell office:value-type="float" office:value="970.7017">
            <text:p>970.7017</text:p>
          </table:table-cell>
          <table:table-cell table:formula="of:=[.P99]*1000000" office:value-type="float" office:value="264.76">
            <text:p>264.76</text:p>
          </table:table-cell>
          <table:table-cell table:formula="of:=[.Q99]*1000000" office:value-type="float" office:value="83.754">
            <text:p>83.754</text:p>
          </table:table-cell>
          <table:table-cell table:formula="of:=[.R99]*1000000" office:value-type="float" office:value="1020.1">
            <text:p>1020.1</text:p>
          </table:table-cell>
          <table:table-cell table:formula="of:=[.S99]*1000000" office:value-type="float" office:value="7.4164">
            <text:p>7.4164</text:p>
          </table:table-cell>
          <table:table-cell table:formula="of:=[.T99]*1000000" office:value-type="float" office:value="0.035707">
            <text:p>0.035707</text:p>
          </table:table-cell>
          <table:table-cell table:formula="of:=[.U99]*1000000" office:value-type="float" office:value="-0.000000000000026966">
            <text:p>-2.6966E-014</text:p>
          </table:table-cell>
          <table:table-cell table:formula="of:=[.V99]*1000000" office:value-type="float" office:value="0.0000000010548">
            <text:p>1.0548E-009</text:p>
          </table:table-cell>
          <table:table-cell table:formula="of:=[.W99]*1000000" office:value-type="float" office:value="264.76">
            <text:p>264.76</text:p>
          </table:table-cell>
          <table:table-cell table:formula="of:=[.X99]*1000000" office:value-type="float" office:value="83.75">
            <text:p>83.75</text:p>
          </table:table-cell>
          <table:table-cell table:formula="of:=[.Y99]*1000000" office:value-type="float" office:value="1020.1">
            <text:p>1020.1</text:p>
          </table:table-cell>
          <table:table-cell table:formula="of:=[.Z99]*1000000" office:value-type="float" office:value="20.121">
            <text:p>20.121</text:p>
          </table:table-cell>
          <table:table-cell table:formula="of:=[.AA99]*1000000" office:value-type="float" office:value="0">
            <text:p>0</text:p>
          </table:table-cell>
          <table:table-cell table:formula="of:=[.AB99]*1000000" office:value-type="float" office:value="-0.0000000000035875">
            <text:p>-3.5875E-012</text:p>
          </table:table-cell>
          <table:table-cell table:formula="of:=[.AC99]*1000000" office:value-type="float" office:value="0.0000000010548">
            <text:p>1.0548E-009</text:p>
          </table:table-cell>
          <table:table-cell office:value-type="float" office:value="0.00026476">
            <text:p>0.00026476</text:p>
          </table:table-cell>
          <table:table-cell table:style-name="ce1" office:value-type="string">
            <text:p>8.3754e-05</text:p>
          </table:table-cell>
          <table:table-cell office:value-type="float" office:value="0.0010201">
            <text:p>0.0010201</text:p>
          </table:table-cell>
          <table:table-cell table:style-name="ce1" office:value-type="string">
            <text:p>7.4164e-06</text:p>
          </table:table-cell>
          <table:table-cell table:style-name="ce1" office:value-type="string">
            <text:p>3.5707e-08</text:p>
          </table:table-cell>
          <table:table-cell table:style-name="ce1" office:value-type="string">
            <text:p>-2.6966e-20</text:p>
          </table:table-cell>
          <table:table-cell table:style-name="ce1" office:value-type="string">
            <text:p>1.0548e-15</text:p>
          </table:table-cell>
          <table:table-cell office:value-type="float" office:value="0.00026476">
            <text:p>0.00026476</text:p>
          </table:table-cell>
          <table:table-cell table:style-name="ce1" office:value-type="string">
            <text:p>8.375e-05</text:p>
          </table:table-cell>
          <table:table-cell office:value-type="float" office:value="0.0010201">
            <text:p>0.0010201</text:p>
          </table:table-cell>
          <table:table-cell table:style-name="ce1" office:value-type="string">
            <text:p>2.0121e-05</text:p>
          </table:table-cell>
          <table:table-cell office:value-type="float" office:value="0">
            <text:p>0</text:p>
          </table:table-cell>
          <table:table-cell table:style-name="ce1" office:value-type="string">
            <text:p>-3.5875e-18</text:p>
          </table:table-cell>
          <table:table-cell table:style-name="ce1" office:value-type="string">
            <text:p>1.0548e-15</text:p>
          </table:table-cell>
        </table:table-row>
        <table:table-row table:style-name="ro2">
          <table:table-cell office:value-type="float" office:value="980.7017">
            <text:p>980.7017</text:p>
          </table:table-cell>
          <table:table-cell table:formula="of:=[.P100]*1000000" office:value-type="float" office:value="261.16">
            <text:p>261.16</text:p>
          </table:table-cell>
          <table:table-cell table:formula="of:=[.Q100]*1000000" office:value-type="float" office:value="82.721">
            <text:p>82.721</text:p>
          </table:table-cell>
          <table:table-cell table:formula="of:=[.R100]*1000000" office:value-type="float" office:value="1024.8">
            <text:p>1024.8</text:p>
          </table:table-cell>
          <table:table-cell table:formula="of:=[.S100]*1000000" office:value-type="float" office:value="7.2897">
            <text:p>7.2897</text:p>
          </table:table-cell>
          <table:table-cell table:formula="of:=[.T100]*1000000" office:value-type="float" office:value="0.035812">
            <text:p>0.035812</text:p>
          </table:table-cell>
          <table:table-cell table:formula="of:=[.U100]*1000000" office:value-type="float" office:value="-0.0000000000001912">
            <text:p>-1.912E-013</text:p>
          </table:table-cell>
          <table:table-cell table:formula="of:=[.V100]*1000000" office:value-type="float" office:value="0.0000000010232">
            <text:p>0.000000001</text:p>
          </table:table-cell>
          <table:table-cell table:formula="of:=[.W100]*1000000" office:value-type="float" office:value="261.16">
            <text:p>261.16</text:p>
          </table:table-cell>
          <table:table-cell table:formula="of:=[.X100]*1000000" office:value-type="float" office:value="82.717">
            <text:p>82.717</text:p>
          </table:table-cell>
          <table:table-cell table:formula="of:=[.Y100]*1000000" office:value-type="float" office:value="1024.8">
            <text:p>1024.8</text:p>
          </table:table-cell>
          <table:table-cell table:formula="of:=[.Z100]*1000000" office:value-type="float" office:value="20.121">
            <text:p>20.121</text:p>
          </table:table-cell>
          <table:table-cell table:formula="of:=[.AA100]*1000000" office:value-type="float" office:value="0">
            <text:p>0</text:p>
          </table:table-cell>
          <table:table-cell table:formula="of:=[.AB100]*1000000" office:value-type="float" office:value="-0.00000000000069252">
            <text:p>-6.9252E-013</text:p>
          </table:table-cell>
          <table:table-cell table:formula="of:=[.AC100]*1000000" office:value-type="float" office:value="0.0000000010232">
            <text:p>0.000000001</text:p>
          </table:table-cell>
          <table:table-cell office:value-type="float" office:value="0.00026116">
            <text:p>0.00026116</text:p>
          </table:table-cell>
          <table:table-cell table:style-name="ce1" office:value-type="string">
            <text:p>8.2721e-05</text:p>
          </table:table-cell>
          <table:table-cell office:value-type="float" office:value="0.0010248">
            <text:p>0.0010248</text:p>
          </table:table-cell>
          <table:table-cell table:style-name="ce1" office:value-type="string">
            <text:p>7.2897e-06</text:p>
          </table:table-cell>
          <table:table-cell table:style-name="ce1" office:value-type="string">
            <text:p>3.5812e-08</text:p>
          </table:table-cell>
          <table:table-cell table:style-name="ce1" office:value-type="string">
            <text:p>-1.912e-19</text:p>
          </table:table-cell>
          <table:table-cell table:style-name="ce1" office:value-type="string">
            <text:p>1.0232e-15</text:p>
          </table:table-cell>
          <table:table-cell office:value-type="float" office:value="0.00026116">
            <text:p>0.00026116</text:p>
          </table:table-cell>
          <table:table-cell table:style-name="ce1" office:value-type="string">
            <text:p>8.2717e-05</text:p>
          </table:table-cell>
          <table:table-cell office:value-type="float" office:value="0.0010248">
            <text:p>0.0010248</text:p>
          </table:table-cell>
          <table:table-cell table:style-name="ce1" office:value-type="string">
            <text:p>2.0121e-05</text:p>
          </table:table-cell>
          <table:table-cell office:value-type="float" office:value="0">
            <text:p>0</text:p>
          </table:table-cell>
          <table:table-cell table:style-name="ce1" office:value-type="string">
            <text:p>-6.9252e-19</text:p>
          </table:table-cell>
          <table:table-cell table:style-name="ce1" office:value-type="string">
            <text:p>1.0232e-15</text:p>
          </table:table-cell>
        </table:table-row>
        <table:table-row table:style-name="ro2">
          <table:table-cell office:value-type="float" office:value="990.7017">
            <text:p>990.7017</text:p>
          </table:table-cell>
          <table:table-cell table:formula="of:=[.P101]*1000000" office:value-type="float" office:value="257.61">
            <text:p>257.61</text:p>
          </table:table-cell>
          <table:table-cell table:formula="of:=[.Q101]*1000000" office:value-type="float" office:value="81.7">
            <text:p>81.7</text:p>
          </table:table-cell>
          <table:table-cell table:formula="of:=[.R101]*1000000" office:value-type="float" office:value="1029.4">
            <text:p>1029.4</text:p>
          </table:table-cell>
          <table:table-cell table:formula="of:=[.S101]*1000000" office:value-type="float" office:value="7.1645">
            <text:p>7.1645</text:p>
          </table:table-cell>
          <table:table-cell table:formula="of:=[.T101]*1000000" office:value-type="float" office:value="0.035915">
            <text:p>0.035915</text:p>
          </table:table-cell>
          <table:table-cell table:formula="of:=[.U101]*1000000" office:value-type="float" office:value="-0.00000000000032355">
            <text:p>-3.2355E-013</text:p>
          </table:table-cell>
          <table:table-cell table:formula="of:=[.V101]*1000000" office:value-type="float" office:value="0.00000000099258">
            <text:p>0.000000001</text:p>
          </table:table-cell>
          <table:table-cell table:formula="of:=[.W101]*1000000" office:value-type="float" office:value="257.61">
            <text:p>257.61</text:p>
          </table:table-cell>
          <table:table-cell table:formula="of:=[.X101]*1000000" office:value-type="float" office:value="81.695">
            <text:p>81.695</text:p>
          </table:table-cell>
          <table:table-cell table:formula="of:=[.Y101]*1000000" office:value-type="float" office:value="1029.4">
            <text:p>1029.4</text:p>
          </table:table-cell>
          <table:table-cell table:formula="of:=[.Z101]*1000000" office:value-type="float" office:value="20.12">
            <text:p>20.12</text:p>
          </table:table-cell>
          <table:table-cell table:formula="of:=[.AA101]*1000000" office:value-type="float" office:value="0">
            <text:p>0</text:p>
          </table:table-cell>
          <table:table-cell table:formula="of:=[.AB101]*1000000" office:value-type="float" office:value="-0.00000000000051572">
            <text:p>-5.1572E-013</text:p>
          </table:table-cell>
          <table:table-cell table:formula="of:=[.AC101]*1000000" office:value-type="float" office:value="0.00000000099257">
            <text:p>0.000000001</text:p>
          </table:table-cell>
          <table:table-cell office:value-type="float" office:value="0.00025761">
            <text:p>0.00025761</text:p>
          </table:table-cell>
          <table:table-cell table:style-name="ce1" office:value-type="string">
            <text:p>8.17e-05</text:p>
          </table:table-cell>
          <table:table-cell office:value-type="float" office:value="0.0010294">
            <text:p>0.0010294</text:p>
          </table:table-cell>
          <table:table-cell table:style-name="ce1" office:value-type="string">
            <text:p>7.1645e-06</text:p>
          </table:table-cell>
          <table:table-cell table:style-name="ce1" office:value-type="string">
            <text:p>3.5915e-08</text:p>
          </table:table-cell>
          <table:table-cell table:style-name="ce1" office:value-type="string">
            <text:p>-3.2355e-19</text:p>
          </table:table-cell>
          <table:table-cell table:style-name="ce1" office:value-type="string">
            <text:p>9.9258e-16</text:p>
          </table:table-cell>
          <table:table-cell office:value-type="float" office:value="0.00025761">
            <text:p>0.00025761</text:p>
          </table:table-cell>
          <table:table-cell table:style-name="ce1" office:value-type="string">
            <text:p>8.1695e-05</text:p>
          </table:table-cell>
          <table:table-cell office:value-type="float" office:value="0.0010294">
            <text:p>0.0010294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5.1572e-19</text:p>
          </table:table-cell>
          <table:table-cell table:style-name="ce1" office:value-type="string">
            <text:p>9.9257e-16</text:p>
          </table:table-cell>
        </table:table-row>
        <table:table-row table:style-name="ro2">
          <table:table-cell office:value-type="float" office:value="1000.702">
            <text:p>1000.702</text:p>
          </table:table-cell>
          <table:table-cell table:formula="of:=[.P102]*1000000" office:value-type="float" office:value="254.12">
            <text:p>254.12</text:p>
          </table:table-cell>
          <table:table-cell table:formula="of:=[.Q102]*1000000" office:value-type="float" office:value="80.689">
            <text:p>80.689</text:p>
          </table:table-cell>
          <table:table-cell table:formula="of:=[.R102]*1000000" office:value-type="float" office:value="1034">
            <text:p>1034</text:p>
          </table:table-cell>
          <table:table-cell table:formula="of:=[.S102]*1000000" office:value-type="float" office:value="7.0409">
            <text:p>7.0409</text:p>
          </table:table-cell>
          <table:table-cell table:formula="of:=[.T102]*1000000" office:value-type="float" office:value="0.036016">
            <text:p>0.036016</text:p>
          </table:table-cell>
          <table:table-cell table:formula="of:=[.U102]*1000000" office:value-type="float" office:value="0.00000000000032762">
            <text:p>3.2762E-013</text:p>
          </table:table-cell>
          <table:table-cell table:formula="of:=[.V102]*1000000" office:value-type="float" office:value="0.00000000096286">
            <text:p>0.000000001</text:p>
          </table:table-cell>
          <table:table-cell table:formula="of:=[.W102]*1000000" office:value-type="float" office:value="254.12">
            <text:p>254.12</text:p>
          </table:table-cell>
          <table:table-cell table:formula="of:=[.X102]*1000000" office:value-type="float" office:value="80.685">
            <text:p>80.685</text:p>
          </table:table-cell>
          <table:table-cell table:formula="of:=[.Y102]*1000000" office:value-type="float" office:value="1034">
            <text:p>1034</text:p>
          </table:table-cell>
          <table:table-cell table:formula="of:=[.Z102]*1000000" office:value-type="float" office:value="20.12">
            <text:p>20.12</text:p>
          </table:table-cell>
          <table:table-cell table:formula="of:=[.AA102]*1000000" office:value-type="float" office:value="0">
            <text:p>0</text:p>
          </table:table-cell>
          <table:table-cell table:formula="of:=[.AB102]*1000000" office:value-type="float" office:value="0.000000000001085">
            <text:p>1.085E-012</text:p>
          </table:table-cell>
          <table:table-cell table:formula="of:=[.AC102]*1000000" office:value-type="float" office:value="0.00000000096286">
            <text:p>0.000000001</text:p>
          </table:table-cell>
          <table:table-cell office:value-type="float" office:value="0.00025412">
            <text:p>0.00025412</text:p>
          </table:table-cell>
          <table:table-cell table:style-name="ce1" office:value-type="string">
            <text:p>8.0689e-05</text:p>
          </table:table-cell>
          <table:table-cell office:value-type="float" office:value="0.001034">
            <text:p>0.001034</text:p>
          </table:table-cell>
          <table:table-cell table:style-name="ce1" office:value-type="string">
            <text:p>7.0409e-06</text:p>
          </table:table-cell>
          <table:table-cell table:style-name="ce1" office:value-type="string">
            <text:p>3.6016e-08</text:p>
          </table:table-cell>
          <table:table-cell table:style-name="ce1" office:value-type="string">
            <text:p>3.2762e-19</text:p>
          </table:table-cell>
          <table:table-cell table:style-name="ce1" office:value-type="string">
            <text:p>9.6286e-16</text:p>
          </table:table-cell>
          <table:table-cell office:value-type="float" office:value="0.00025412">
            <text:p>0.00025412</text:p>
          </table:table-cell>
          <table:table-cell table:style-name="ce1" office:value-type="string">
            <text:p>8.0685e-05</text:p>
          </table:table-cell>
          <table:table-cell office:value-type="float" office:value="0.001034">
            <text:p>0.001034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1.085e-18</text:p>
          </table:table-cell>
          <table:table-cell table:style-name="ce1" office:value-type="string">
            <text:p>9.6286e-16</text:p>
          </table:table-cell>
        </table:table-row>
        <table:table-row table:style-name="ro2">
          <table:table-cell office:value-type="float" office:value="1010.702">
            <text:p>1010.702</text:p>
          </table:table-cell>
          <table:table-cell table:formula="of:=[.P103]*1000000" office:value-type="float" office:value="250.68">
            <text:p>250.68</text:p>
          </table:table-cell>
          <table:table-cell table:formula="of:=[.Q103]*1000000" office:value-type="float" office:value="79.691">
            <text:p>79.691</text:p>
          </table:table-cell>
          <table:table-cell table:formula="of:=[.R103]*1000000" office:value-type="float" office:value="1038.5">
            <text:p>1038.5</text:p>
          </table:table-cell>
          <table:table-cell table:formula="of:=[.S103]*1000000" office:value-type="float" office:value="6.9188">
            <text:p>6.9188</text:p>
          </table:table-cell>
          <table:table-cell table:formula="of:=[.T103]*1000000" office:value-type="float" office:value="0.036115">
            <text:p>0.036115</text:p>
          </table:table-cell>
          <table:table-cell table:formula="of:=[.U103]*1000000" office:value-type="float" office:value="0.00000000000073135">
            <text:p>7.3135E-013</text:p>
          </table:table-cell>
          <table:table-cell table:formula="of:=[.V103]*1000000" office:value-type="float" office:value="0.00000000093406">
            <text:p>9.3406E-010</text:p>
          </table:table-cell>
          <table:table-cell table:formula="of:=[.W103]*1000000" office:value-type="float" office:value="250.68">
            <text:p>250.68</text:p>
          </table:table-cell>
          <table:table-cell table:formula="of:=[.X103]*1000000" office:value-type="float" office:value="79.687">
            <text:p>79.687</text:p>
          </table:table-cell>
          <table:table-cell table:formula="of:=[.Y103]*1000000" office:value-type="float" office:value="1038.5">
            <text:p>1038.5</text:p>
          </table:table-cell>
          <table:table-cell table:formula="of:=[.Z103]*1000000" office:value-type="float" office:value="20.12">
            <text:p>20.12</text:p>
          </table:table-cell>
          <table:table-cell table:formula="of:=[.AA103]*1000000" office:value-type="float" office:value="0">
            <text:p>0</text:p>
          </table:table-cell>
          <table:table-cell table:formula="of:=[.AB103]*1000000" office:value-type="float" office:value="0.0000000000065111">
            <text:p>6.5111E-012</text:p>
          </table:table-cell>
          <table:table-cell table:formula="of:=[.AC103]*1000000" office:value-type="float" office:value="0.00000000093405">
            <text:p>9.3405E-010</text:p>
          </table:table-cell>
          <table:table-cell office:value-type="float" office:value="0.00025068">
            <text:p>0.00025068</text:p>
          </table:table-cell>
          <table:table-cell table:style-name="ce1" office:value-type="string">
            <text:p>7.9691e-05</text:p>
          </table:table-cell>
          <table:table-cell office:value-type="float" office:value="0.0010385">
            <text:p>0.0010385</text:p>
          </table:table-cell>
          <table:table-cell table:style-name="ce1" office:value-type="string">
            <text:p>6.9188e-06</text:p>
          </table:table-cell>
          <table:table-cell table:style-name="ce1" office:value-type="string">
            <text:p>3.6115e-08</text:p>
          </table:table-cell>
          <table:table-cell table:style-name="ce1" office:value-type="string">
            <text:p>7.3135e-19</text:p>
          </table:table-cell>
          <table:table-cell table:style-name="ce1" office:value-type="string">
            <text:p>9.3406e-16</text:p>
          </table:table-cell>
          <table:table-cell office:value-type="float" office:value="0.00025068">
            <text:p>0.00025068</text:p>
          </table:table-cell>
          <table:table-cell table:style-name="ce1" office:value-type="string">
            <text:p>7.9687e-05</text:p>
          </table:table-cell>
          <table:table-cell office:value-type="float" office:value="0.0010385">
            <text:p>0.0010385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6.5111e-18</text:p>
          </table:table-cell>
          <table:table-cell table:style-name="ce1" office:value-type="string">
            <text:p>9.3405e-16</text:p>
          </table:table-cell>
        </table:table-row>
        <table:table-row table:style-name="ro2">
          <table:table-cell office:value-type="float" office:value="1020.702">
            <text:p>1020.702</text:p>
          </table:table-cell>
          <table:table-cell table:formula="of:=[.P104]*1000000" office:value-type="float" office:value="247.28">
            <text:p>247.28</text:p>
          </table:table-cell>
          <table:table-cell table:formula="of:=[.Q104]*1000000" office:value-type="float" office:value="78.703">
            <text:p>78.703</text:p>
          </table:table-cell>
          <table:table-cell table:formula="of:=[.R104]*1000000" office:value-type="float" office:value="1042.9">
            <text:p>1042.9</text:p>
          </table:table-cell>
          <table:table-cell table:formula="of:=[.S104]*1000000" office:value-type="float" office:value="6.7984">
            <text:p>6.7984</text:p>
          </table:table-cell>
          <table:table-cell table:formula="of:=[.T104]*1000000" office:value-type="float" office:value="0.036212">
            <text:p>0.036212</text:p>
          </table:table-cell>
          <table:table-cell table:formula="of:=[.U104]*1000000" office:value-type="float" office:value="0.0000000000005659">
            <text:p>5.659E-013</text:p>
          </table:table-cell>
          <table:table-cell table:formula="of:=[.V104]*1000000" office:value-type="float" office:value="0.00000000090613">
            <text:p>9.0613E-010</text:p>
          </table:table-cell>
          <table:table-cell table:formula="of:=[.W104]*1000000" office:value-type="float" office:value="247.28">
            <text:p>247.28</text:p>
          </table:table-cell>
          <table:table-cell table:formula="of:=[.X104]*1000000" office:value-type="float" office:value="78.699">
            <text:p>78.699</text:p>
          </table:table-cell>
          <table:table-cell table:formula="of:=[.Y104]*1000000" office:value-type="float" office:value="1042.9">
            <text:p>1042.9</text:p>
          </table:table-cell>
          <table:table-cell table:formula="of:=[.Z104]*1000000" office:value-type="float" office:value="20.12">
            <text:p>20.12</text:p>
          </table:table-cell>
          <table:table-cell table:formula="of:=[.AA104]*1000000" office:value-type="float" office:value="0">
            <text:p>0</text:p>
          </table:table-cell>
          <table:table-cell table:formula="of:=[.AB104]*1000000" office:value-type="float" office:value="0.0000000000061572">
            <text:p>6.1572E-012</text:p>
          </table:table-cell>
          <table:table-cell table:formula="of:=[.AC104]*1000000" office:value-type="float" office:value="0.00000000090613">
            <text:p>9.0613E-010</text:p>
          </table:table-cell>
          <table:table-cell office:value-type="float" office:value="0.00024728">
            <text:p>0.00024728</text:p>
          </table:table-cell>
          <table:table-cell table:style-name="ce1" office:value-type="string">
            <text:p>7.8703e-05</text:p>
          </table:table-cell>
          <table:table-cell office:value-type="float" office:value="0.0010429">
            <text:p>0.0010429</text:p>
          </table:table-cell>
          <table:table-cell table:style-name="ce1" office:value-type="string">
            <text:p>6.7984e-06</text:p>
          </table:table-cell>
          <table:table-cell table:style-name="ce1" office:value-type="string">
            <text:p>3.6212e-08</text:p>
          </table:table-cell>
          <table:table-cell table:style-name="ce1" office:value-type="string">
            <text:p>5.659e-19</text:p>
          </table:table-cell>
          <table:table-cell table:style-name="ce1" office:value-type="string">
            <text:p>9.0613e-16</text:p>
          </table:table-cell>
          <table:table-cell office:value-type="float" office:value="0.00024728">
            <text:p>0.00024728</text:p>
          </table:table-cell>
          <table:table-cell table:style-name="ce1" office:value-type="string">
            <text:p>7.8699e-05</text:p>
          </table:table-cell>
          <table:table-cell office:value-type="float" office:value="0.0010429">
            <text:p>0.0010429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6.1572e-18</text:p>
          </table:table-cell>
          <table:table-cell table:style-name="ce1" office:value-type="string">
            <text:p>9.0613e-16</text:p>
          </table:table-cell>
        </table:table-row>
        <table:table-row table:style-name="ro2">
          <table:table-cell office:value-type="float" office:value="1030.702">
            <text:p>1030.702</text:p>
          </table:table-cell>
          <table:table-cell table:formula="of:=[.P105]*1000000" office:value-type="float" office:value="243.94">
            <text:p>243.94</text:p>
          </table:table-cell>
          <table:table-cell table:formula="of:=[.Q105]*1000000" office:value-type="float" office:value="77.727">
            <text:p>77.727</text:p>
          </table:table-cell>
          <table:table-cell table:formula="of:=[.R105]*1000000" office:value-type="float" office:value="1047.3">
            <text:p>1047.3</text:p>
          </table:table-cell>
          <table:table-cell table:formula="of:=[.S105]*1000000" office:value-type="float" office:value="6.6794">
            <text:p>6.6794</text:p>
          </table:table-cell>
          <table:table-cell table:formula="of:=[.T105]*1000000" office:value-type="float" office:value="0.036307">
            <text:p>0.036307</text:p>
          </table:table-cell>
          <table:table-cell table:formula="of:=[.U105]*1000000" office:value-type="float" office:value="-0.000000000000066179">
            <text:p>-6.6179E-014</text:p>
          </table:table-cell>
          <table:table-cell table:formula="of:=[.V105]*1000000" office:value-type="float" office:value="0.00000000087906">
            <text:p>8.7906E-010</text:p>
          </table:table-cell>
          <table:table-cell table:formula="of:=[.W105]*1000000" office:value-type="float" office:value="243.94">
            <text:p>243.94</text:p>
          </table:table-cell>
          <table:table-cell table:formula="of:=[.X105]*1000000" office:value-type="float" office:value="77.722">
            <text:p>77.722</text:p>
          </table:table-cell>
          <table:table-cell table:formula="of:=[.Y105]*1000000" office:value-type="float" office:value="1047.3">
            <text:p>1047.3</text:p>
          </table:table-cell>
          <table:table-cell table:formula="of:=[.Z105]*1000000" office:value-type="float" office:value="20.12">
            <text:p>20.12</text:p>
          </table:table-cell>
          <table:table-cell table:formula="of:=[.AA105]*1000000" office:value-type="float" office:value="0">
            <text:p>0</text:p>
          </table:table-cell>
          <table:table-cell table:formula="of:=[.AB105]*1000000" office:value-type="float" office:value="0.0000000000025395">
            <text:p>2.5395E-012</text:p>
          </table:table-cell>
          <table:table-cell table:formula="of:=[.AC105]*1000000" office:value-type="float" office:value="0.00000000087905">
            <text:p>8.7905E-010</text:p>
          </table:table-cell>
          <table:table-cell office:value-type="float" office:value="0.00024394">
            <text:p>0.00024394</text:p>
          </table:table-cell>
          <table:table-cell table:style-name="ce1" office:value-type="string">
            <text:p>7.7727e-05</text:p>
          </table:table-cell>
          <table:table-cell office:value-type="float" office:value="0.0010473">
            <text:p>0.0010473</text:p>
          </table:table-cell>
          <table:table-cell table:style-name="ce1" office:value-type="string">
            <text:p>6.6794e-06</text:p>
          </table:table-cell>
          <table:table-cell table:style-name="ce1" office:value-type="string">
            <text:p>3.6307e-08</text:p>
          </table:table-cell>
          <table:table-cell table:style-name="ce1" office:value-type="string">
            <text:p>-6.6179e-20</text:p>
          </table:table-cell>
          <table:table-cell table:style-name="ce1" office:value-type="string">
            <text:p>8.7906e-16</text:p>
          </table:table-cell>
          <table:table-cell office:value-type="float" office:value="0.00024394">
            <text:p>0.00024394</text:p>
          </table:table-cell>
          <table:table-cell table:style-name="ce1" office:value-type="string">
            <text:p>7.7722e-05</text:p>
          </table:table-cell>
          <table:table-cell office:value-type="float" office:value="0.0010473">
            <text:p>0.0010473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2.5395e-18</text:p>
          </table:table-cell>
          <table:table-cell table:style-name="ce1" office:value-type="string">
            <text:p>8.7905e-16</text:p>
          </table:table-cell>
        </table:table-row>
        <table:table-row table:style-name="ro2">
          <table:table-cell office:value-type="float" office:value="1040.702">
            <text:p>1040.702</text:p>
          </table:table-cell>
          <table:table-cell table:formula="of:=[.P106]*1000000" office:value-type="float" office:value="240.64">
            <text:p>240.64</text:p>
          </table:table-cell>
          <table:table-cell table:formula="of:=[.Q106]*1000000" office:value-type="float" office:value="76.761">
            <text:p>76.761</text:p>
          </table:table-cell>
          <table:table-cell table:formula="of:=[.R106]*1000000" office:value-type="float" office:value="1051.6">
            <text:p>1051.6</text:p>
          </table:table-cell>
          <table:table-cell table:formula="of:=[.S106]*1000000" office:value-type="float" office:value="6.5621">
            <text:p>6.5621</text:p>
          </table:table-cell>
          <table:table-cell table:formula="of:=[.T106]*1000000" office:value-type="float" office:value="0.0364">
            <text:p>0.0364</text:p>
          </table:table-cell>
          <table:table-cell table:formula="of:=[.U106]*1000000" office:value-type="float" office:value="0.00000000000024904">
            <text:p>2.4904E-013</text:p>
          </table:table-cell>
          <table:table-cell table:formula="of:=[.V106]*1000000" office:value-type="float" office:value="0.0000000008528">
            <text:p>8.528E-010</text:p>
          </table:table-cell>
          <table:table-cell table:formula="of:=[.W106]*1000000" office:value-type="float" office:value="240.64">
            <text:p>240.64</text:p>
          </table:table-cell>
          <table:table-cell table:formula="of:=[.X106]*1000000" office:value-type="float" office:value="76.757">
            <text:p>76.757</text:p>
          </table:table-cell>
          <table:table-cell table:formula="of:=[.Y106]*1000000" office:value-type="float" office:value="1051.6">
            <text:p>1051.6</text:p>
          </table:table-cell>
          <table:table-cell table:formula="of:=[.Z106]*1000000" office:value-type="float" office:value="20.12">
            <text:p>20.12</text:p>
          </table:table-cell>
          <table:table-cell table:formula="of:=[.AA106]*1000000" office:value-type="float" office:value="0">
            <text:p>0</text:p>
          </table:table-cell>
          <table:table-cell table:formula="of:=[.AB106]*1000000" office:value-type="float" office:value="-0.0000000000038339">
            <text:p>-3.8339E-012</text:p>
          </table:table-cell>
          <table:table-cell table:formula="of:=[.AC106]*1000000" office:value-type="float" office:value="0.0000000008528">
            <text:p>8.528E-010</text:p>
          </table:table-cell>
          <table:table-cell office:value-type="float" office:value="0.00024064">
            <text:p>0.00024064</text:p>
          </table:table-cell>
          <table:table-cell table:style-name="ce1" office:value-type="string">
            <text:p>7.6761e-05</text:p>
          </table:table-cell>
          <table:table-cell office:value-type="float" office:value="0.0010516">
            <text:p>0.0010516</text:p>
          </table:table-cell>
          <table:table-cell table:style-name="ce1" office:value-type="string">
            <text:p>6.5621e-06</text:p>
          </table:table-cell>
          <table:table-cell table:style-name="ce1" office:value-type="string">
            <text:p>3.64e-08</text:p>
          </table:table-cell>
          <table:table-cell table:style-name="ce1" office:value-type="string">
            <text:p>2.4904e-19</text:p>
          </table:table-cell>
          <table:table-cell table:style-name="ce1" office:value-type="string">
            <text:p>8.528e-16</text:p>
          </table:table-cell>
          <table:table-cell office:value-type="float" office:value="0.00024064">
            <text:p>0.00024064</text:p>
          </table:table-cell>
          <table:table-cell table:style-name="ce1" office:value-type="string">
            <text:p>7.6757e-05</text:p>
          </table:table-cell>
          <table:table-cell office:value-type="float" office:value="0.0010516">
            <text:p>0.0010516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3.8339e-18</text:p>
          </table:table-cell>
          <table:table-cell table:style-name="ce1" office:value-type="string">
            <text:p>8.528e-16</text:p>
          </table:table-cell>
        </table:table-row>
        <table:table-row table:style-name="ro2">
          <table:table-cell office:value-type="float" office:value="1050.702">
            <text:p>1050.702</text:p>
          </table:table-cell>
          <table:table-cell table:formula="of:=[.P107]*1000000" office:value-type="float" office:value="237.39">
            <text:p>237.39</text:p>
          </table:table-cell>
          <table:table-cell table:formula="of:=[.Q107]*1000000" office:value-type="float" office:value="75.806">
            <text:p>75.806</text:p>
          </table:table-cell>
          <table:table-cell table:formula="of:=[.R107]*1000000" office:value-type="float" office:value="1055.9">
            <text:p>1055.9</text:p>
          </table:table-cell>
          <table:table-cell table:formula="of:=[.S107]*1000000" office:value-type="float" office:value="6.4463">
            <text:p>6.4463</text:p>
          </table:table-cell>
          <table:table-cell table:formula="of:=[.T107]*1000000" office:value-type="float" office:value="0.036492">
            <text:p>0.036492</text:p>
          </table:table-cell>
          <table:table-cell table:formula="of:=[.U107]*1000000" office:value-type="float" office:value="0.00000000000034608">
            <text:p>3.4608E-013</text:p>
          </table:table-cell>
          <table:table-cell table:formula="of:=[.V107]*1000000" office:value-type="float" office:value="0.00000000082735">
            <text:p>8.2735E-010</text:p>
          </table:table-cell>
          <table:table-cell table:formula="of:=[.W107]*1000000" office:value-type="float" office:value="237.39">
            <text:p>237.39</text:p>
          </table:table-cell>
          <table:table-cell table:formula="of:=[.X107]*1000000" office:value-type="float" office:value="75.802">
            <text:p>75.802</text:p>
          </table:table-cell>
          <table:table-cell table:formula="of:=[.Y107]*1000000" office:value-type="float" office:value="1055.9">
            <text:p>1055.9</text:p>
          </table:table-cell>
          <table:table-cell table:formula="of:=[.Z107]*1000000" office:value-type="float" office:value="20.12">
            <text:p>20.12</text:p>
          </table:table-cell>
          <table:table-cell table:formula="of:=[.AA107]*1000000" office:value-type="float" office:value="0">
            <text:p>0</text:p>
          </table:table-cell>
          <table:table-cell table:formula="of:=[.AB107]*1000000" office:value-type="float" office:value="-0.0000000000026763">
            <text:p>-2.6763E-012</text:p>
          </table:table-cell>
          <table:table-cell table:formula="of:=[.AC107]*1000000" office:value-type="float" office:value="0.00000000082735">
            <text:p>8.2735E-010</text:p>
          </table:table-cell>
          <table:table-cell office:value-type="float" office:value="0.00023739">
            <text:p>0.00023739</text:p>
          </table:table-cell>
          <table:table-cell table:style-name="ce1" office:value-type="string">
            <text:p>7.5806e-05</text:p>
          </table:table-cell>
          <table:table-cell office:value-type="float" office:value="0.0010559">
            <text:p>0.0010559</text:p>
          </table:table-cell>
          <table:table-cell table:style-name="ce1" office:value-type="string">
            <text:p>6.4463e-06</text:p>
          </table:table-cell>
          <table:table-cell table:style-name="ce1" office:value-type="string">
            <text:p>3.6492e-08</text:p>
          </table:table-cell>
          <table:table-cell table:style-name="ce1" office:value-type="string">
            <text:p>3.4608e-19</text:p>
          </table:table-cell>
          <table:table-cell table:style-name="ce1" office:value-type="string">
            <text:p>8.2735e-16</text:p>
          </table:table-cell>
          <table:table-cell office:value-type="float" office:value="0.00023739">
            <text:p>0.00023739</text:p>
          </table:table-cell>
          <table:table-cell table:style-name="ce1" office:value-type="string">
            <text:p>7.5802e-05</text:p>
          </table:table-cell>
          <table:table-cell office:value-type="float" office:value="0.0010559">
            <text:p>0.0010559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6763e-18</text:p>
          </table:table-cell>
          <table:table-cell table:style-name="ce1" office:value-type="string">
            <text:p>8.2735e-16</text:p>
          </table:table-cell>
        </table:table-row>
        <table:table-row table:style-name="ro2">
          <table:table-cell office:value-type="float" office:value="1060.702">
            <text:p>1060.702</text:p>
          </table:table-cell>
          <table:table-cell table:formula="of:=[.P108]*1000000" office:value-type="float" office:value="234.19">
            <text:p>234.19</text:p>
          </table:table-cell>
          <table:table-cell table:formula="of:=[.Q108]*1000000" office:value-type="float" office:value="74.863">
            <text:p>74.863</text:p>
          </table:table-cell>
          <table:table-cell table:formula="of:=[.R108]*1000000" office:value-type="float" office:value="1060.1">
            <text:p>1060.1</text:p>
          </table:table-cell>
          <table:table-cell table:formula="of:=[.S108]*1000000" office:value-type="float" office:value="6.332">
            <text:p>6.332</text:p>
          </table:table-cell>
          <table:table-cell table:formula="of:=[.T108]*1000000" office:value-type="float" office:value="0.036582">
            <text:p>0.036582</text:p>
          </table:table-cell>
          <table:table-cell table:formula="of:=[.U108]*1000000" office:value-type="float" office:value="0.00000000000012627">
            <text:p>1.2627E-013</text:p>
          </table:table-cell>
          <table:table-cell table:formula="of:=[.V108]*1000000" office:value-type="float" office:value="0.00000000080268">
            <text:p>8.0268E-010</text:p>
          </table:table-cell>
          <table:table-cell table:formula="of:=[.W108]*1000000" office:value-type="float" office:value="234.19">
            <text:p>234.19</text:p>
          </table:table-cell>
          <table:table-cell table:formula="of:=[.X108]*1000000" office:value-type="float" office:value="74.858">
            <text:p>74.858</text:p>
          </table:table-cell>
          <table:table-cell table:formula="of:=[.Y108]*1000000" office:value-type="float" office:value="1060.1">
            <text:p>1060.1</text:p>
          </table:table-cell>
          <table:table-cell table:formula="of:=[.Z108]*1000000" office:value-type="float" office:value="20.12">
            <text:p>20.12</text:p>
          </table:table-cell>
          <table:table-cell table:formula="of:=[.AA108]*1000000" office:value-type="float" office:value="0">
            <text:p>0</text:p>
          </table:table-cell>
          <table:table-cell table:formula="of:=[.AB108]*1000000" office:value-type="float" office:value="-0.000000000005537">
            <text:p>-5.537E-012</text:p>
          </table:table-cell>
          <table:table-cell table:formula="of:=[.AC108]*1000000" office:value-type="float" office:value="0.00000000080268">
            <text:p>8.0268E-010</text:p>
          </table:table-cell>
          <table:table-cell office:value-type="float" office:value="0.00023419">
            <text:p>0.00023419</text:p>
          </table:table-cell>
          <table:table-cell table:style-name="ce1" office:value-type="string">
            <text:p>7.4863e-05</text:p>
          </table:table-cell>
          <table:table-cell office:value-type="float" office:value="0.0010601">
            <text:p>0.0010601</text:p>
          </table:table-cell>
          <table:table-cell table:style-name="ce1" office:value-type="string">
            <text:p>6.332e-06</text:p>
          </table:table-cell>
          <table:table-cell table:style-name="ce1" office:value-type="string">
            <text:p>3.6582e-08</text:p>
          </table:table-cell>
          <table:table-cell table:style-name="ce1" office:value-type="string">
            <text:p>1.2627e-19</text:p>
          </table:table-cell>
          <table:table-cell table:style-name="ce1" office:value-type="string">
            <text:p>8.0268e-16</text:p>
          </table:table-cell>
          <table:table-cell office:value-type="float" office:value="0.00023419">
            <text:p>0.00023419</text:p>
          </table:table-cell>
          <table:table-cell table:style-name="ce1" office:value-type="string">
            <text:p>7.4858e-05</text:p>
          </table:table-cell>
          <table:table-cell office:value-type="float" office:value="0.0010601">
            <text:p>0.0010601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5.537e-18</text:p>
          </table:table-cell>
          <table:table-cell table:style-name="ce1" office:value-type="string">
            <text:p>8.0268e-16</text:p>
          </table:table-cell>
        </table:table-row>
        <table:table-row table:style-name="ro2">
          <table:table-cell office:value-type="float" office:value="1070.702">
            <text:p>1070.702</text:p>
          </table:table-cell>
          <table:table-cell table:formula="of:=[.P109]*1000000" office:value-type="float" office:value="231.03">
            <text:p>231.03</text:p>
          </table:table-cell>
          <table:table-cell table:formula="of:=[.Q109]*1000000" office:value-type="float" office:value="73.93">
            <text:p>73.93</text:p>
          </table:table-cell>
          <table:table-cell table:formula="of:=[.R109]*1000000" office:value-type="float" office:value="1064.2">
            <text:p>1064.2</text:p>
          </table:table-cell>
          <table:table-cell table:formula="of:=[.S109]*1000000" office:value-type="float" office:value="6.2194">
            <text:p>6.2194</text:p>
          </table:table-cell>
          <table:table-cell table:formula="of:=[.T109]*1000000" office:value-type="float" office:value="0.03667">
            <text:p>0.03667</text:p>
          </table:table-cell>
          <table:table-cell table:formula="of:=[.U109]*1000000" office:value-type="float" office:value="0.00000000000044269">
            <text:p>4.4269E-013</text:p>
          </table:table-cell>
          <table:table-cell table:formula="of:=[.V109]*1000000" office:value-type="float" office:value="0.00000000077876">
            <text:p>7.7876E-010</text:p>
          </table:table-cell>
          <table:table-cell table:formula="of:=[.W109]*1000000" office:value-type="float" office:value="231.03">
            <text:p>231.03</text:p>
          </table:table-cell>
          <table:table-cell table:formula="of:=[.X109]*1000000" office:value-type="float" office:value="73.925">
            <text:p>73.925</text:p>
          </table:table-cell>
          <table:table-cell table:formula="of:=[.Y109]*1000000" office:value-type="float" office:value="1064.2">
            <text:p>1064.2</text:p>
          </table:table-cell>
          <table:table-cell table:formula="of:=[.Z109]*1000000" office:value-type="float" office:value="20.12">
            <text:p>20.12</text:p>
          </table:table-cell>
          <table:table-cell table:formula="of:=[.AA109]*1000000" office:value-type="float" office:value="0">
            <text:p>0</text:p>
          </table:table-cell>
          <table:table-cell table:formula="of:=[.AB109]*1000000" office:value-type="float" office:value="-0.0000000000076189">
            <text:p>-7.6189E-012</text:p>
          </table:table-cell>
          <table:table-cell table:formula="of:=[.AC109]*1000000" office:value-type="float" office:value="0.00000000077875">
            <text:p>7.7875E-010</text:p>
          </table:table-cell>
          <table:table-cell office:value-type="float" office:value="0.00023103">
            <text:p>0.00023103</text:p>
          </table:table-cell>
          <table:table-cell table:style-name="ce1" office:value-type="string">
            <text:p>7.393e-05</text:p>
          </table:table-cell>
          <table:table-cell office:value-type="float" office:value="0.0010642">
            <text:p>0.0010642</text:p>
          </table:table-cell>
          <table:table-cell table:style-name="ce1" office:value-type="string">
            <text:p>6.2194e-06</text:p>
          </table:table-cell>
          <table:table-cell table:style-name="ce1" office:value-type="string">
            <text:p>3.667e-08</text:p>
          </table:table-cell>
          <table:table-cell table:style-name="ce1" office:value-type="string">
            <text:p>4.4269e-19</text:p>
          </table:table-cell>
          <table:table-cell table:style-name="ce1" office:value-type="string">
            <text:p>7.7876e-16</text:p>
          </table:table-cell>
          <table:table-cell office:value-type="float" office:value="0.00023103">
            <text:p>0.00023103</text:p>
          </table:table-cell>
          <table:table-cell table:style-name="ce1" office:value-type="string">
            <text:p>7.3925e-05</text:p>
          </table:table-cell>
          <table:table-cell office:value-type="float" office:value="0.0010642">
            <text:p>0.0010642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7.6189e-18</text:p>
          </table:table-cell>
          <table:table-cell table:style-name="ce1" office:value-type="string">
            <text:p>7.7875e-16</text:p>
          </table:table-cell>
        </table:table-row>
        <table:table-row table:style-name="ro2">
          <table:table-cell office:value-type="float" office:value="1080.702">
            <text:p>1080.702</text:p>
          </table:table-cell>
          <table:table-cell table:formula="of:=[.P110]*1000000" office:value-type="float" office:value="227.92">
            <text:p>227.92</text:p>
          </table:table-cell>
          <table:table-cell table:formula="of:=[.Q110]*1000000" office:value-type="float" office:value="73.007">
            <text:p>73.007</text:p>
          </table:table-cell>
          <table:table-cell table:formula="of:=[.R110]*1000000" office:value-type="float" office:value="1068.3">
            <text:p>1068.3</text:p>
          </table:table-cell>
          <table:table-cell table:formula="of:=[.S110]*1000000" office:value-type="float" office:value="6.1082">
            <text:p>6.1082</text:p>
          </table:table-cell>
          <table:table-cell table:formula="of:=[.T110]*1000000" office:value-type="float" office:value="0.036757">
            <text:p>0.036757</text:p>
          </table:table-cell>
          <table:table-cell table:formula="of:=[.U110]*1000000" office:value-type="float" office:value="0.00000000000042031">
            <text:p>4.2031E-013</text:p>
          </table:table-cell>
          <table:table-cell table:formula="of:=[.V110]*1000000" office:value-type="float" office:value="0.00000000075556">
            <text:p>7.5556E-010</text:p>
          </table:table-cell>
          <table:table-cell table:formula="of:=[.W110]*1000000" office:value-type="float" office:value="227.92">
            <text:p>227.92</text:p>
          </table:table-cell>
          <table:table-cell table:formula="of:=[.X110]*1000000" office:value-type="float" office:value="73.003">
            <text:p>73.003</text:p>
          </table:table-cell>
          <table:table-cell table:formula="of:=[.Y110]*1000000" office:value-type="float" office:value="1068.3">
            <text:p>1068.3</text:p>
          </table:table-cell>
          <table:table-cell table:formula="of:=[.Z110]*1000000" office:value-type="float" office:value="20.12">
            <text:p>20.12</text:p>
          </table:table-cell>
          <table:table-cell table:formula="of:=[.AA110]*1000000" office:value-type="float" office:value="0">
            <text:p>0</text:p>
          </table:table-cell>
          <table:table-cell table:formula="of:=[.AB110]*1000000" office:value-type="float" office:value="-0.0000000000049794">
            <text:p>-4.9794E-012</text:p>
          </table:table-cell>
          <table:table-cell table:formula="of:=[.AC110]*1000000" office:value-type="float" office:value="0.00000000075556">
            <text:p>7.5556E-010</text:p>
          </table:table-cell>
          <table:table-cell office:value-type="float" office:value="0.00022792">
            <text:p>0.00022792</text:p>
          </table:table-cell>
          <table:table-cell table:style-name="ce1" office:value-type="string">
            <text:p>7.3007e-05</text:p>
          </table:table-cell>
          <table:table-cell office:value-type="float" office:value="0.0010683">
            <text:p>0.0010683</text:p>
          </table:table-cell>
          <table:table-cell table:style-name="ce1" office:value-type="string">
            <text:p>6.1082e-06</text:p>
          </table:table-cell>
          <table:table-cell table:style-name="ce1" office:value-type="string">
            <text:p>3.6757e-08</text:p>
          </table:table-cell>
          <table:table-cell table:style-name="ce1" office:value-type="string">
            <text:p>4.2031e-19</text:p>
          </table:table-cell>
          <table:table-cell table:style-name="ce1" office:value-type="string">
            <text:p>7.5556e-16</text:p>
          </table:table-cell>
          <table:table-cell office:value-type="float" office:value="0.00022792">
            <text:p>0.00022792</text:p>
          </table:table-cell>
          <table:table-cell table:style-name="ce1" office:value-type="string">
            <text:p>7.3003e-05</text:p>
          </table:table-cell>
          <table:table-cell office:value-type="float" office:value="0.0010683">
            <text:p>0.0010683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4.9794e-18</text:p>
          </table:table-cell>
          <table:table-cell table:style-name="ce1" office:value-type="string">
            <text:p>7.5556e-16</text:p>
          </table:table-cell>
        </table:table-row>
        <table:table-row table:style-name="ro2">
          <table:table-cell office:value-type="float" office:value="1090.702">
            <text:p>1090.702</text:p>
          </table:table-cell>
          <table:table-cell table:formula="of:=[.P111]*1000000" office:value-type="float" office:value="224.85">
            <text:p>224.85</text:p>
          </table:table-cell>
          <table:table-cell table:formula="of:=[.Q111]*1000000" office:value-type="float" office:value="72.095">
            <text:p>72.095</text:p>
          </table:table-cell>
          <table:table-cell table:formula="of:=[.R111]*1000000" office:value-type="float" office:value="1072.4">
            <text:p>1072.4</text:p>
          </table:table-cell>
          <table:table-cell table:formula="of:=[.S111]*1000000" office:value-type="float" office:value="5.9986">
            <text:p>5.9986</text:p>
          </table:table-cell>
          <table:table-cell table:formula="of:=[.T111]*1000000" office:value-type="float" office:value="0.036842">
            <text:p>0.036842</text:p>
          </table:table-cell>
          <table:table-cell table:formula="of:=[.U111]*1000000" office:value-type="float" office:value="0.00000000000032897">
            <text:p>3.2897E-013</text:p>
          </table:table-cell>
          <table:table-cell table:formula="of:=[.V111]*1000000" office:value-type="float" office:value="0.00000000073308">
            <text:p>7.3308E-010</text:p>
          </table:table-cell>
          <table:table-cell table:formula="of:=[.W111]*1000000" office:value-type="float" office:value="224.85">
            <text:p>224.85</text:p>
          </table:table-cell>
          <table:table-cell table:formula="of:=[.X111]*1000000" office:value-type="float" office:value="72.091">
            <text:p>72.091</text:p>
          </table:table-cell>
          <table:table-cell table:formula="of:=[.Y111]*1000000" office:value-type="float" office:value="1072.3">
            <text:p>1072.3</text:p>
          </table:table-cell>
          <table:table-cell table:formula="of:=[.Z111]*1000000" office:value-type="float" office:value="20.12">
            <text:p>20.12</text:p>
          </table:table-cell>
          <table:table-cell table:formula="of:=[.AA111]*1000000" office:value-type="float" office:value="0">
            <text:p>0</text:p>
          </table:table-cell>
          <table:table-cell table:formula="of:=[.AB111]*1000000" office:value-type="float" office:value="0.0000000000010874">
            <text:p>1.0874E-012</text:p>
          </table:table-cell>
          <table:table-cell table:formula="of:=[.AC111]*1000000" office:value-type="float" office:value="0.00000000073307">
            <text:p>7.3307E-010</text:p>
          </table:table-cell>
          <table:table-cell office:value-type="float" office:value="0.00022485">
            <text:p>0.00022485</text:p>
          </table:table-cell>
          <table:table-cell table:style-name="ce1" office:value-type="string">
            <text:p>7.2095e-05</text:p>
          </table:table-cell>
          <table:table-cell office:value-type="float" office:value="0.0010724">
            <text:p>0.0010724</text:p>
          </table:table-cell>
          <table:table-cell table:style-name="ce1" office:value-type="string">
            <text:p>5.9986e-06</text:p>
          </table:table-cell>
          <table:table-cell table:style-name="ce1" office:value-type="string">
            <text:p>3.6842e-08</text:p>
          </table:table-cell>
          <table:table-cell table:style-name="ce1" office:value-type="string">
            <text:p>3.2897e-19</text:p>
          </table:table-cell>
          <table:table-cell table:style-name="ce1" office:value-type="string">
            <text:p>7.3308e-16</text:p>
          </table:table-cell>
          <table:table-cell office:value-type="float" office:value="0.00022485">
            <text:p>0.00022485</text:p>
          </table:table-cell>
          <table:table-cell table:style-name="ce1" office:value-type="string">
            <text:p>7.2091e-05</text:p>
          </table:table-cell>
          <table:table-cell office:value-type="float" office:value="0.0010723">
            <text:p>0.0010723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1.0874e-18</text:p>
          </table:table-cell>
          <table:table-cell table:style-name="ce1" office:value-type="string">
            <text:p>7.3307e-16</text:p>
          </table:table-cell>
        </table:table-row>
        <table:table-row table:style-name="ro2">
          <table:table-cell office:value-type="float" office:value="1100.702">
            <text:p>1100.702</text:p>
          </table:table-cell>
          <table:table-cell table:formula="of:=[.P112]*1000000" office:value-type="float" office:value="221.83">
            <text:p>221.83</text:p>
          </table:table-cell>
          <table:table-cell table:formula="of:=[.Q112]*1000000" office:value-type="float" office:value="71.194">
            <text:p>71.194</text:p>
          </table:table-cell>
          <table:table-cell table:formula="of:=[.R112]*1000000" office:value-type="float" office:value="1076.3">
            <text:p>1076.3</text:p>
          </table:table-cell>
          <table:table-cell table:formula="of:=[.S112]*1000000" office:value-type="float" office:value="5.8906">
            <text:p>5.8906</text:p>
          </table:table-cell>
          <table:table-cell table:formula="of:=[.T112]*1000000" office:value-type="float" office:value="0.036927">
            <text:p>0.036927</text:p>
          </table:table-cell>
          <table:table-cell table:formula="of:=[.U112]*1000000" office:value-type="float" office:value="0.00000000000043212">
            <text:p>4.3212E-013</text:p>
          </table:table-cell>
          <table:table-cell table:formula="of:=[.V112]*1000000" office:value-type="float" office:value="0.00000000071128">
            <text:p>7.1128E-010</text:p>
          </table:table-cell>
          <table:table-cell table:formula="of:=[.W112]*1000000" office:value-type="float" office:value="221.83">
            <text:p>221.83</text:p>
          </table:table-cell>
          <table:table-cell table:formula="of:=[.X112]*1000000" office:value-type="float" office:value="71.19">
            <text:p>71.19</text:p>
          </table:table-cell>
          <table:table-cell table:formula="of:=[.Y112]*1000000" office:value-type="float" office:value="1076.3">
            <text:p>1076.3</text:p>
          </table:table-cell>
          <table:table-cell table:formula="of:=[.Z112]*1000000" office:value-type="float" office:value="20.12">
            <text:p>20.12</text:p>
          </table:table-cell>
          <table:table-cell table:formula="of:=[.AA112]*1000000" office:value-type="float" office:value="0">
            <text:p>0</text:p>
          </table:table-cell>
          <table:table-cell table:formula="of:=[.AB112]*1000000" office:value-type="float" office:value="0.000000000001397">
            <text:p>1.397E-012</text:p>
          </table:table-cell>
          <table:table-cell table:formula="of:=[.AC112]*1000000" office:value-type="float" office:value="0.00000000071127">
            <text:p>7.1127E-010</text:p>
          </table:table-cell>
          <table:table-cell office:value-type="float" office:value="0.00022183">
            <text:p>0.00022183</text:p>
          </table:table-cell>
          <table:table-cell table:style-name="ce1" office:value-type="string">
            <text:p>7.1194e-05</text:p>
          </table:table-cell>
          <table:table-cell office:value-type="float" office:value="0.0010763">
            <text:p>0.0010763</text:p>
          </table:table-cell>
          <table:table-cell table:style-name="ce1" office:value-type="string">
            <text:p>5.8906e-06</text:p>
          </table:table-cell>
          <table:table-cell table:style-name="ce1" office:value-type="string">
            <text:p>3.6927e-08</text:p>
          </table:table-cell>
          <table:table-cell table:style-name="ce1" office:value-type="string">
            <text:p>4.3212e-19</text:p>
          </table:table-cell>
          <table:table-cell table:style-name="ce1" office:value-type="string">
            <text:p>7.1128e-16</text:p>
          </table:table-cell>
          <table:table-cell office:value-type="float" office:value="0.00022183">
            <text:p>0.00022183</text:p>
          </table:table-cell>
          <table:table-cell table:style-name="ce1" office:value-type="string">
            <text:p>7.119e-05</text:p>
          </table:table-cell>
          <table:table-cell office:value-type="float" office:value="0.0010763">
            <text:p>0.0010763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1.397e-18</text:p>
          </table:table-cell>
          <table:table-cell table:style-name="ce1" office:value-type="string">
            <text:p>7.1127e-16</text:p>
          </table:table-cell>
        </table:table-row>
        <table:table-row table:style-name="ro2">
          <table:table-cell office:value-type="float" office:value="1110.702">
            <text:p>1110.702</text:p>
          </table:table-cell>
          <table:table-cell table:formula="of:=[.P113]*1000000" office:value-type="float" office:value="218.85">
            <text:p>218.85</text:p>
          </table:table-cell>
          <table:table-cell table:formula="of:=[.Q113]*1000000" office:value-type="float" office:value="70.303">
            <text:p>70.303</text:p>
          </table:table-cell>
          <table:table-cell table:formula="of:=[.R113]*1000000" office:value-type="float" office:value="1080.3">
            <text:p>1080.3</text:p>
          </table:table-cell>
          <table:table-cell table:formula="of:=[.S113]*1000000" office:value-type="float" office:value="5.7841">
            <text:p>5.7841</text:p>
          </table:table-cell>
          <table:table-cell table:formula="of:=[.T113]*1000000" office:value-type="float" office:value="0.037009">
            <text:p>0.037009</text:p>
          </table:table-cell>
          <table:table-cell table:formula="of:=[.U113]*1000000" office:value-type="float" office:value="0.0000000000002719">
            <text:p>2.719E-013</text:p>
          </table:table-cell>
          <table:table-cell table:formula="of:=[.V113]*1000000" office:value-type="float" office:value="0.00000000069014">
            <text:p>6.9014E-010</text:p>
          </table:table-cell>
          <table:table-cell table:formula="of:=[.W113]*1000000" office:value-type="float" office:value="218.85">
            <text:p>218.85</text:p>
          </table:table-cell>
          <table:table-cell table:formula="of:=[.X113]*1000000" office:value-type="float" office:value="70.299">
            <text:p>70.299</text:p>
          </table:table-cell>
          <table:table-cell table:formula="of:=[.Y113]*1000000" office:value-type="float" office:value="1080.2">
            <text:p>1080.2</text:p>
          </table:table-cell>
          <table:table-cell table:formula="of:=[.Z113]*1000000" office:value-type="float" office:value="20.12">
            <text:p>20.12</text:p>
          </table:table-cell>
          <table:table-cell table:formula="of:=[.AA113]*1000000" office:value-type="float" office:value="0">
            <text:p>0</text:p>
          </table:table-cell>
          <table:table-cell table:formula="of:=[.AB113]*1000000" office:value-type="float" office:value="-0.0000000000024148">
            <text:p>-2.4148E-012</text:p>
          </table:table-cell>
          <table:table-cell table:formula="of:=[.AC113]*1000000" office:value-type="float" office:value="0.00000000069014">
            <text:p>6.9014E-010</text:p>
          </table:table-cell>
          <table:table-cell office:value-type="float" office:value="0.00021885">
            <text:p>0.00021885</text:p>
          </table:table-cell>
          <table:table-cell table:style-name="ce1" office:value-type="string">
            <text:p>7.0303e-05</text:p>
          </table:table-cell>
          <table:table-cell office:value-type="float" office:value="0.0010803">
            <text:p>0.0010803</text:p>
          </table:table-cell>
          <table:table-cell table:style-name="ce1" office:value-type="string">
            <text:p>5.7841e-06</text:p>
          </table:table-cell>
          <table:table-cell table:style-name="ce1" office:value-type="string">
            <text:p>3.7009e-08</text:p>
          </table:table-cell>
          <table:table-cell table:style-name="ce1" office:value-type="string">
            <text:p>2.719e-19</text:p>
          </table:table-cell>
          <table:table-cell table:style-name="ce1" office:value-type="string">
            <text:p>6.9014e-16</text:p>
          </table:table-cell>
          <table:table-cell office:value-type="float" office:value="0.00021885">
            <text:p>0.00021885</text:p>
          </table:table-cell>
          <table:table-cell table:style-name="ce1" office:value-type="string">
            <text:p>7.0299e-05</text:p>
          </table:table-cell>
          <table:table-cell office:value-type="float" office:value="0.0010802">
            <text:p>0.0010802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4148e-18</text:p>
          </table:table-cell>
          <table:table-cell table:style-name="ce1" office:value-type="string">
            <text:p>6.9014e-16</text:p>
          </table:table-cell>
        </table:table-row>
        <table:table-row table:style-name="ro2">
          <table:table-cell office:value-type="float" office:value="1120.702">
            <text:p>1120.702</text:p>
          </table:table-cell>
          <table:table-cell table:formula="of:=[.P114]*1000000" office:value-type="float" office:value="215.92">
            <text:p>215.92</text:p>
          </table:table-cell>
          <table:table-cell table:formula="of:=[.Q114]*1000000" office:value-type="float" office:value="69.423">
            <text:p>69.423</text:p>
          </table:table-cell>
          <table:table-cell table:formula="of:=[.R114]*1000000" office:value-type="float" office:value="1084.1">
            <text:p>1084.1</text:p>
          </table:table-cell>
          <table:table-cell table:formula="of:=[.S114]*1000000" office:value-type="float" office:value="5.6791">
            <text:p>5.6791</text:p>
          </table:table-cell>
          <table:table-cell table:formula="of:=[.T114]*1000000" office:value-type="float" office:value="0.037091">
            <text:p>0.037091</text:p>
          </table:table-cell>
          <table:table-cell table:formula="of:=[.U114]*1000000" office:value-type="float" office:value="0.0000000000001287">
            <text:p>1.287E-013</text:p>
          </table:table-cell>
          <table:table-cell table:formula="of:=[.V114]*1000000" office:value-type="float" office:value="0.00000000066965">
            <text:p>6.6965E-010</text:p>
          </table:table-cell>
          <table:table-cell table:formula="of:=[.W114]*1000000" office:value-type="float" office:value="215.92">
            <text:p>215.92</text:p>
          </table:table-cell>
          <table:table-cell table:formula="of:=[.X114]*1000000" office:value-type="float" office:value="69.419">
            <text:p>69.419</text:p>
          </table:table-cell>
          <table:table-cell table:formula="of:=[.Y114]*1000000" office:value-type="float" office:value="1084.1">
            <text:p>1084.1</text:p>
          </table:table-cell>
          <table:table-cell table:formula="of:=[.Z114]*1000000" office:value-type="float" office:value="20.12">
            <text:p>20.12</text:p>
          </table:table-cell>
          <table:table-cell table:formula="of:=[.AA114]*1000000" office:value-type="float" office:value="0">
            <text:p>0</text:p>
          </table:table-cell>
          <table:table-cell table:formula="of:=[.AB114]*1000000" office:value-type="float" office:value="-0.0000000000026305">
            <text:p>-2.6305E-012</text:p>
          </table:table-cell>
          <table:table-cell table:formula="of:=[.AC114]*1000000" office:value-type="float" office:value="0.00000000066965">
            <text:p>6.6965E-010</text:p>
          </table:table-cell>
          <table:table-cell office:value-type="float" office:value="0.00021592">
            <text:p>0.00021592</text:p>
          </table:table-cell>
          <table:table-cell table:style-name="ce1" office:value-type="string">
            <text:p>6.9423e-05</text:p>
          </table:table-cell>
          <table:table-cell office:value-type="float" office:value="0.0010841">
            <text:p>0.0010841</text:p>
          </table:table-cell>
          <table:table-cell table:style-name="ce1" office:value-type="string">
            <text:p>5.6791e-06</text:p>
          </table:table-cell>
          <table:table-cell table:style-name="ce1" office:value-type="string">
            <text:p>3.7091e-08</text:p>
          </table:table-cell>
          <table:table-cell table:style-name="ce1" office:value-type="string">
            <text:p>1.287e-19</text:p>
          </table:table-cell>
          <table:table-cell table:style-name="ce1" office:value-type="string">
            <text:p>6.6965e-16</text:p>
          </table:table-cell>
          <table:table-cell office:value-type="float" office:value="0.00021592">
            <text:p>0.00021592</text:p>
          </table:table-cell>
          <table:table-cell table:style-name="ce1" office:value-type="string">
            <text:p>6.9419e-05</text:p>
          </table:table-cell>
          <table:table-cell office:value-type="float" office:value="0.0010841">
            <text:p>0.0010841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6305e-18</text:p>
          </table:table-cell>
          <table:table-cell table:style-name="ce1" office:value-type="string">
            <text:p>6.6965e-16</text:p>
          </table:table-cell>
        </table:table-row>
        <table:table-row table:style-name="ro2">
          <table:table-cell office:value-type="float" office:value="1130.702">
            <text:p>1130.702</text:p>
          </table:table-cell>
          <table:table-cell table:formula="of:=[.P115]*1000000" office:value-type="float" office:value="213.02">
            <text:p>213.02</text:p>
          </table:table-cell>
          <table:table-cell table:formula="of:=[.Q115]*1000000" office:value-type="float" office:value="68.552">
            <text:p>68.552</text:p>
          </table:table-cell>
          <table:table-cell table:formula="of:=[.R115]*1000000" office:value-type="float" office:value="1087.9">
            <text:p>1087.9</text:p>
          </table:table-cell>
          <table:table-cell table:formula="of:=[.S115]*1000000" office:value-type="float" office:value="5.5756">
            <text:p>5.5756</text:p>
          </table:table-cell>
          <table:table-cell table:formula="of:=[.T115]*1000000" office:value-type="float" office:value="0.037171">
            <text:p>0.037171</text:p>
          </table:table-cell>
          <table:table-cell table:formula="of:=[.U115]*1000000" office:value-type="float" office:value="0.000000000000026379">
            <text:p>2.6379E-014</text:p>
          </table:table-cell>
          <table:table-cell table:formula="of:=[.V115]*1000000" office:value-type="float" office:value="0.00000000064978">
            <text:p>6.4978E-010</text:p>
          </table:table-cell>
          <table:table-cell table:formula="of:=[.W115]*1000000" office:value-type="float" office:value="213.02">
            <text:p>213.02</text:p>
          </table:table-cell>
          <table:table-cell table:formula="of:=[.X115]*1000000" office:value-type="float" office:value="68.548">
            <text:p>68.548</text:p>
          </table:table-cell>
          <table:table-cell table:formula="of:=[.Y115]*1000000" office:value-type="float" office:value="1087.9">
            <text:p>1087.9</text:p>
          </table:table-cell>
          <table:table-cell table:formula="of:=[.Z115]*1000000" office:value-type="float" office:value="20.12">
            <text:p>20.12</text:p>
          </table:table-cell>
          <table:table-cell table:formula="of:=[.AA115]*1000000" office:value-type="float" office:value="0">
            <text:p>0</text:p>
          </table:table-cell>
          <table:table-cell table:formula="of:=[.AB115]*1000000" office:value-type="float" office:value="0.0000000000027154">
            <text:p>2.7154E-012</text:p>
          </table:table-cell>
          <table:table-cell table:formula="of:=[.AC115]*1000000" office:value-type="float" office:value="0.00000000064978">
            <text:p>6.4978E-010</text:p>
          </table:table-cell>
          <table:table-cell office:value-type="float" office:value="0.00021302">
            <text:p>0.00021302</text:p>
          </table:table-cell>
          <table:table-cell table:style-name="ce1" office:value-type="string">
            <text:p>6.8552e-05</text:p>
          </table:table-cell>
          <table:table-cell office:value-type="float" office:value="0.0010879">
            <text:p>0.0010879</text:p>
          </table:table-cell>
          <table:table-cell table:style-name="ce1" office:value-type="string">
            <text:p>5.5756e-06</text:p>
          </table:table-cell>
          <table:table-cell table:style-name="ce1" office:value-type="string">
            <text:p>3.7171e-08</text:p>
          </table:table-cell>
          <table:table-cell table:style-name="ce1" office:value-type="string">
            <text:p>2.6379e-20</text:p>
          </table:table-cell>
          <table:table-cell table:style-name="ce1" office:value-type="string">
            <text:p>6.4978e-16</text:p>
          </table:table-cell>
          <table:table-cell office:value-type="float" office:value="0.00021302">
            <text:p>0.00021302</text:p>
          </table:table-cell>
          <table:table-cell table:style-name="ce1" office:value-type="string">
            <text:p>6.8548e-05</text:p>
          </table:table-cell>
          <table:table-cell office:value-type="float" office:value="0.0010879">
            <text:p>0.0010879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2.7154e-18</text:p>
          </table:table-cell>
          <table:table-cell table:style-name="ce1" office:value-type="string">
            <text:p>6.4978e-16</text:p>
          </table:table-cell>
        </table:table-row>
        <table:table-row table:style-name="ro2">
          <table:table-cell office:value-type="float" office:value="1140.702">
            <text:p>1140.702</text:p>
          </table:table-cell>
          <table:table-cell table:formula="of:=[.P116]*1000000" office:value-type="float" office:value="210.17">
            <text:p>210.17</text:p>
          </table:table-cell>
          <table:table-cell table:formula="of:=[.Q116]*1000000" office:value-type="float" office:value="67.692">
            <text:p>67.692</text:p>
          </table:table-cell>
          <table:table-cell table:formula="of:=[.R116]*1000000" office:value-type="float" office:value="1091.7">
            <text:p>1091.7</text:p>
          </table:table-cell>
          <table:table-cell table:formula="of:=[.S116]*1000000" office:value-type="float" office:value="5.4736">
            <text:p>5.4736</text:p>
          </table:table-cell>
          <table:table-cell table:formula="of:=[.T116]*1000000" office:value-type="float" office:value="0.03725">
            <text:p>0.03725</text:p>
          </table:table-cell>
          <table:table-cell table:formula="of:=[.U116]*1000000" office:value-type="float" office:value="3.7074E-016">
            <text:p>3.7074E-016</text:p>
          </table:table-cell>
          <table:table-cell table:formula="of:=[.V116]*1000000" office:value-type="float" office:value="0.00000000063052">
            <text:p>6.3052E-010</text:p>
          </table:table-cell>
          <table:table-cell table:formula="of:=[.W116]*1000000" office:value-type="float" office:value="210.17">
            <text:p>210.17</text:p>
          </table:table-cell>
          <table:table-cell table:formula="of:=[.X116]*1000000" office:value-type="float" office:value="67.688">
            <text:p>67.688</text:p>
          </table:table-cell>
          <table:table-cell table:formula="of:=[.Y116]*1000000" office:value-type="float" office:value="1091.7">
            <text:p>1091.7</text:p>
          </table:table-cell>
          <table:table-cell table:formula="of:=[.Z116]*1000000" office:value-type="float" office:value="20.12">
            <text:p>20.12</text:p>
          </table:table-cell>
          <table:table-cell table:formula="of:=[.AA116]*1000000" office:value-type="float" office:value="0">
            <text:p>0</text:p>
          </table:table-cell>
          <table:table-cell table:formula="of:=[.AB116]*1000000" office:value-type="float" office:value="-0.0000000000023853">
            <text:p>-2.3853E-012</text:p>
          </table:table-cell>
          <table:table-cell table:formula="of:=[.AC116]*1000000" office:value-type="float" office:value="0.00000000063052">
            <text:p>6.3052E-010</text:p>
          </table:table-cell>
          <table:table-cell office:value-type="float" office:value="0.00021017">
            <text:p>0.00021017</text:p>
          </table:table-cell>
          <table:table-cell table:style-name="ce1" office:value-type="string">
            <text:p>6.7692e-05</text:p>
          </table:table-cell>
          <table:table-cell office:value-type="float" office:value="0.0010917">
            <text:p>0.0010917</text:p>
          </table:table-cell>
          <table:table-cell table:style-name="ce1" office:value-type="string">
            <text:p>5.4736e-06</text:p>
          </table:table-cell>
          <table:table-cell table:style-name="ce1" office:value-type="string">
            <text:p>3.725e-08</text:p>
          </table:table-cell>
          <table:table-cell table:style-name="ce1" office:value-type="string">
            <text:p>3.7074e-22</text:p>
          </table:table-cell>
          <table:table-cell table:style-name="ce1" office:value-type="string">
            <text:p>6.3052e-16</text:p>
          </table:table-cell>
          <table:table-cell office:value-type="float" office:value="0.00021017">
            <text:p>0.00021017</text:p>
          </table:table-cell>
          <table:table-cell table:style-name="ce1" office:value-type="string">
            <text:p>6.7688e-05</text:p>
          </table:table-cell>
          <table:table-cell office:value-type="float" office:value="0.0010917">
            <text:p>0.0010917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3853e-18</text:p>
          </table:table-cell>
          <table:table-cell table:style-name="ce1" office:value-type="string">
            <text:p>6.3052e-16</text:p>
          </table:table-cell>
        </table:table-row>
        <table:table-row table:style-name="ro2">
          <table:table-cell office:value-type="float" office:value="1150.702">
            <text:p>1150.702</text:p>
          </table:table-cell>
          <table:table-cell table:formula="of:=[.P117]*1000000" office:value-type="float" office:value="207.36">
            <text:p>207.36</text:p>
          </table:table-cell>
          <table:table-cell table:formula="of:=[.Q117]*1000000" office:value-type="float" office:value="66.842">
            <text:p>66.842</text:p>
          </table:table-cell>
          <table:table-cell table:formula="of:=[.R117]*1000000" office:value-type="float" office:value="1095.4">
            <text:p>1095.4</text:p>
          </table:table-cell>
          <table:table-cell table:formula="of:=[.S117]*1000000" office:value-type="float" office:value="5.3731">
            <text:p>5.3731</text:p>
          </table:table-cell>
          <table:table-cell table:formula="of:=[.T117]*1000000" office:value-type="float" office:value="0.037329">
            <text:p>0.037329</text:p>
          </table:table-cell>
          <table:table-cell table:formula="of:=[.U117]*1000000" office:value-type="float" office:value="5.8851E-018">
            <text:p>5.8851E-018</text:p>
          </table:table-cell>
          <table:table-cell table:formula="of:=[.V117]*1000000" office:value-type="float" office:value="0.00000000061185">
            <text:p>6.1185E-010</text:p>
          </table:table-cell>
          <table:table-cell table:formula="of:=[.W117]*1000000" office:value-type="float" office:value="207.36">
            <text:p>207.36</text:p>
          </table:table-cell>
          <table:table-cell table:formula="of:=[.X117]*1000000" office:value-type="float" office:value="66.838">
            <text:p>66.838</text:p>
          </table:table-cell>
          <table:table-cell table:formula="of:=[.Y117]*1000000" office:value-type="float" office:value="1095.4">
            <text:p>1095.4</text:p>
          </table:table-cell>
          <table:table-cell table:formula="of:=[.Z117]*1000000" office:value-type="float" office:value="20.12">
            <text:p>20.12</text:p>
          </table:table-cell>
          <table:table-cell table:formula="of:=[.AA117]*1000000" office:value-type="float" office:value="0">
            <text:p>0</text:p>
          </table:table-cell>
          <table:table-cell table:formula="of:=[.AB117]*1000000" office:value-type="float" office:value="-0.0000000000056346">
            <text:p>-5.6346E-012</text:p>
          </table:table-cell>
          <table:table-cell table:formula="of:=[.AC117]*1000000" office:value-type="float" office:value="0.00000000061184">
            <text:p>6.1184E-010</text:p>
          </table:table-cell>
          <table:table-cell office:value-type="float" office:value="0.00020736">
            <text:p>0.00020736</text:p>
          </table:table-cell>
          <table:table-cell table:style-name="ce1" office:value-type="string">
            <text:p>6.6842e-05</text:p>
          </table:table-cell>
          <table:table-cell office:value-type="float" office:value="0.0010954">
            <text:p>0.0010954</text:p>
          </table:table-cell>
          <table:table-cell table:style-name="ce1" office:value-type="string">
            <text:p>5.3731e-06</text:p>
          </table:table-cell>
          <table:table-cell table:style-name="ce1" office:value-type="string">
            <text:p>3.7329e-08</text:p>
          </table:table-cell>
          <table:table-cell table:style-name="ce1" office:value-type="string">
            <text:p>5.8851e-24</text:p>
          </table:table-cell>
          <table:table-cell table:style-name="ce1" office:value-type="string">
            <text:p>6.1185e-16</text:p>
          </table:table-cell>
          <table:table-cell office:value-type="float" office:value="0.00020736">
            <text:p>0.00020736</text:p>
          </table:table-cell>
          <table:table-cell table:style-name="ce1" office:value-type="string">
            <text:p>6.6838e-05</text:p>
          </table:table-cell>
          <table:table-cell office:value-type="float" office:value="0.0010954">
            <text:p>0.0010954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5.6346e-18</text:p>
          </table:table-cell>
          <table:table-cell table:style-name="ce1" office:value-type="string">
            <text:p>6.1184e-16</text:p>
          </table:table-cell>
        </table:table-row>
        <table:table-row table:style-name="ro2">
          <table:table-cell office:value-type="float" office:value="1160.702">
            <text:p>1160.702</text:p>
          </table:table-cell>
          <table:table-cell table:formula="of:=[.P118]*1000000" office:value-type="float" office:value="204.59">
            <text:p>204.59</text:p>
          </table:table-cell>
          <table:table-cell table:formula="of:=[.Q118]*1000000" office:value-type="float" office:value="66.002">
            <text:p>66.002</text:p>
          </table:table-cell>
          <table:table-cell table:formula="of:=[.R118]*1000000" office:value-type="float" office:value="1099.1">
            <text:p>1099.1</text:p>
          </table:table-cell>
          <table:table-cell table:formula="of:=[.S118]*1000000" office:value-type="float" office:value="5.2742">
            <text:p>5.2742</text:p>
          </table:table-cell>
          <table:table-cell table:formula="of:=[.T118]*1000000" office:value-type="float" office:value="0.037406">
            <text:p>0.037406</text:p>
          </table:table-cell>
          <table:table-cell table:formula="of:=[.U118]*1000000" office:value-type="float" office:value="6.8567E-020">
            <text:p>6.8567E-020</text:p>
          </table:table-cell>
          <table:table-cell table:formula="of:=[.V118]*1000000" office:value-type="float" office:value="0.00000000059374">
            <text:p>5.9374E-010</text:p>
          </table:table-cell>
          <table:table-cell table:formula="of:=[.W118]*1000000" office:value-type="float" office:value="204.59">
            <text:p>204.59</text:p>
          </table:table-cell>
          <table:table-cell table:formula="of:=[.X118]*1000000" office:value-type="float" office:value="65.998">
            <text:p>65.998</text:p>
          </table:table-cell>
          <table:table-cell table:formula="of:=[.Y118]*1000000" office:value-type="float" office:value="1099">
            <text:p>1099</text:p>
          </table:table-cell>
          <table:table-cell table:formula="of:=[.Z118]*1000000" office:value-type="float" office:value="20.12">
            <text:p>20.12</text:p>
          </table:table-cell>
          <table:table-cell table:formula="of:=[.AA118]*1000000" office:value-type="float" office:value="0">
            <text:p>0</text:p>
          </table:table-cell>
          <table:table-cell table:formula="of:=[.AB118]*1000000" office:value-type="float" office:value="-0.0000000000056095">
            <text:p>-5.6095E-012</text:p>
          </table:table-cell>
          <table:table-cell table:formula="of:=[.AC118]*1000000" office:value-type="float" office:value="0.00000000059374">
            <text:p>5.9374E-010</text:p>
          </table:table-cell>
          <table:table-cell office:value-type="float" office:value="0.00020459">
            <text:p>0.00020459</text:p>
          </table:table-cell>
          <table:table-cell table:style-name="ce1" office:value-type="string">
            <text:p>6.6002e-05</text:p>
          </table:table-cell>
          <table:table-cell office:value-type="float" office:value="0.0010991">
            <text:p>0.0010991</text:p>
          </table:table-cell>
          <table:table-cell table:style-name="ce1" office:value-type="string">
            <text:p>5.2742e-06</text:p>
          </table:table-cell>
          <table:table-cell table:style-name="ce1" office:value-type="string">
            <text:p>3.7406e-08</text:p>
          </table:table-cell>
          <table:table-cell table:style-name="ce1" office:value-type="string">
            <text:p>6.8567e-26</text:p>
          </table:table-cell>
          <table:table-cell table:style-name="ce1" office:value-type="string">
            <text:p>5.9374e-16</text:p>
          </table:table-cell>
          <table:table-cell office:value-type="float" office:value="0.00020459">
            <text:p>0.00020459</text:p>
          </table:table-cell>
          <table:table-cell table:style-name="ce1" office:value-type="string">
            <text:p>6.5998e-05</text:p>
          </table:table-cell>
          <table:table-cell office:value-type="float" office:value="0.001099">
            <text:p>0.001099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5.6095e-18</text:p>
          </table:table-cell>
          <table:table-cell table:style-name="ce1" office:value-type="string">
            <text:p>5.9374e-16</text:p>
          </table:table-cell>
        </table:table-row>
        <table:table-row table:style-name="ro2">
          <table:table-cell office:value-type="float" office:value="1170.702">
            <text:p>1170.702</text:p>
          </table:table-cell>
          <table:table-cell table:formula="of:=[.P119]*1000000" office:value-type="float" office:value="201.86">
            <text:p>201.86</text:p>
          </table:table-cell>
          <table:table-cell table:formula="of:=[.Q119]*1000000" office:value-type="float" office:value="65.172">
            <text:p>65.172</text:p>
          </table:table-cell>
          <table:table-cell table:formula="of:=[.R119]*1000000" office:value-type="float" office:value="1102.7">
            <text:p>1102.7</text:p>
          </table:table-cell>
          <table:table-cell table:formula="of:=[.S119]*1000000" office:value-type="float" office:value="5.1766">
            <text:p>5.1766</text:p>
          </table:table-cell>
          <table:table-cell table:formula="of:=[.T119]*1000000" office:value-type="float" office:value="0.037482">
            <text:p>0.037482</text:p>
          </table:table-cell>
          <table:table-cell table:formula="of:=[.U119]*1000000" office:value-type="float" office:value="3.2451E-021">
            <text:p>3.2451E-021</text:p>
          </table:table-cell>
          <table:table-cell table:formula="of:=[.V119]*1000000" office:value-type="float" office:value="0.00000000057619">
            <text:p>5.7619E-010</text:p>
          </table:table-cell>
          <table:table-cell table:formula="of:=[.W119]*1000000" office:value-type="float" office:value="201.86">
            <text:p>201.86</text:p>
          </table:table-cell>
          <table:table-cell table:formula="of:=[.X119]*1000000" office:value-type="float" office:value="65.167">
            <text:p>65.167</text:p>
          </table:table-cell>
          <table:table-cell table:formula="of:=[.Y119]*1000000" office:value-type="float" office:value="1102.7">
            <text:p>1102.7</text:p>
          </table:table-cell>
          <table:table-cell table:formula="of:=[.Z119]*1000000" office:value-type="float" office:value="20.12">
            <text:p>20.12</text:p>
          </table:table-cell>
          <table:table-cell table:formula="of:=[.AA119]*1000000" office:value-type="float" office:value="0">
            <text:p>0</text:p>
          </table:table-cell>
          <table:table-cell table:formula="of:=[.AB119]*1000000" office:value-type="float" office:value="-0.0000000000048566">
            <text:p>-4.8566E-012</text:p>
          </table:table-cell>
          <table:table-cell table:formula="of:=[.AC119]*1000000" office:value-type="float" office:value="0.00000000057618">
            <text:p>5.7618E-010</text:p>
          </table:table-cell>
          <table:table-cell office:value-type="float" office:value="0.00020186">
            <text:p>0.00020186</text:p>
          </table:table-cell>
          <table:table-cell table:style-name="ce1" office:value-type="string">
            <text:p>6.5172e-05</text:p>
          </table:table-cell>
          <table:table-cell office:value-type="float" office:value="0.0011027">
            <text:p>0.0011027</text:p>
          </table:table-cell>
          <table:table-cell table:style-name="ce1" office:value-type="string">
            <text:p>5.1766e-06</text:p>
          </table:table-cell>
          <table:table-cell table:style-name="ce1" office:value-type="string">
            <text:p>3.7482e-08</text:p>
          </table:table-cell>
          <table:table-cell table:style-name="ce1" office:value-type="string">
            <text:p>3.2451e-27</text:p>
          </table:table-cell>
          <table:table-cell table:style-name="ce1" office:value-type="string">
            <text:p>5.7619e-16</text:p>
          </table:table-cell>
          <table:table-cell office:value-type="float" office:value="0.00020186">
            <text:p>0.00020186</text:p>
          </table:table-cell>
          <table:table-cell table:style-name="ce1" office:value-type="string">
            <text:p>6.5167e-05</text:p>
          </table:table-cell>
          <table:table-cell office:value-type="float" office:value="0.0011027">
            <text:p>0.0011027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4.8566e-18</text:p>
          </table:table-cell>
          <table:table-cell table:style-name="ce1" office:value-type="string">
            <text:p>5.7618e-16</text:p>
          </table:table-cell>
        </table:table-row>
        <table:table-row table:style-name="ro2">
          <table:table-cell office:value-type="float" office:value="1180.702">
            <text:p>1180.702</text:p>
          </table:table-cell>
          <table:table-cell table:formula="of:=[.P120]*1000000" office:value-type="float" office:value="199.17">
            <text:p>199.17</text:p>
          </table:table-cell>
          <table:table-cell table:formula="of:=[.Q120]*1000000" office:value-type="float" office:value="64.351">
            <text:p>64.351</text:p>
          </table:table-cell>
          <table:table-cell table:formula="of:=[.R120]*1000000" office:value-type="float" office:value="1106.2">
            <text:p>1106.2</text:p>
          </table:table-cell>
          <table:table-cell table:formula="of:=[.S120]*1000000" office:value-type="float" office:value="5.0806">
            <text:p>5.0806</text:p>
          </table:table-cell>
          <table:table-cell table:formula="of:=[.T120]*1000000" office:value-type="float" office:value="0.037557">
            <text:p>0.037557</text:p>
          </table:table-cell>
          <table:table-cell table:formula="of:=[.U120]*1000000" office:value-type="float" office:value="6.542E-023">
            <text:p>6.542E-023</text:p>
          </table:table-cell>
          <table:table-cell table:formula="of:=[.V120]*1000000" office:value-type="float" office:value="0.00000000055917">
            <text:p>5.5917E-010</text:p>
          </table:table-cell>
          <table:table-cell table:formula="of:=[.W120]*1000000" office:value-type="float" office:value="199.17">
            <text:p>199.17</text:p>
          </table:table-cell>
          <table:table-cell table:formula="of:=[.X120]*1000000" office:value-type="float" office:value="64.347">
            <text:p>64.347</text:p>
          </table:table-cell>
          <table:table-cell table:formula="of:=[.Y120]*1000000" office:value-type="float" office:value="1106.2">
            <text:p>1106.2</text:p>
          </table:table-cell>
          <table:table-cell table:formula="of:=[.Z120]*1000000" office:value-type="float" office:value="20.12">
            <text:p>20.12</text:p>
          </table:table-cell>
          <table:table-cell table:formula="of:=[.AA120]*1000000" office:value-type="float" office:value="0">
            <text:p>0</text:p>
          </table:table-cell>
          <table:table-cell table:formula="of:=[.AB120]*1000000" office:value-type="float" office:value="-0.0000000000064269">
            <text:p>-6.4269E-012</text:p>
          </table:table-cell>
          <table:table-cell table:formula="of:=[.AC120]*1000000" office:value-type="float" office:value="0.00000000055917">
            <text:p>5.5917E-010</text:p>
          </table:table-cell>
          <table:table-cell office:value-type="float" office:value="0.00019917">
            <text:p>0.00019917</text:p>
          </table:table-cell>
          <table:table-cell table:style-name="ce1" office:value-type="string">
            <text:p>6.4351e-05</text:p>
          </table:table-cell>
          <table:table-cell office:value-type="float" office:value="0.0011062">
            <text:p>0.0011062</text:p>
          </table:table-cell>
          <table:table-cell table:style-name="ce1" office:value-type="string">
            <text:p>5.0806e-06</text:p>
          </table:table-cell>
          <table:table-cell table:style-name="ce1" office:value-type="string">
            <text:p>3.7557e-08</text:p>
          </table:table-cell>
          <table:table-cell table:style-name="ce1" office:value-type="string">
            <text:p>6.542e-29</text:p>
          </table:table-cell>
          <table:table-cell table:style-name="ce1" office:value-type="string">
            <text:p>5.5917e-16</text:p>
          </table:table-cell>
          <table:table-cell office:value-type="float" office:value="0.00019917">
            <text:p>0.00019917</text:p>
          </table:table-cell>
          <table:table-cell table:style-name="ce1" office:value-type="string">
            <text:p>6.4347e-05</text:p>
          </table:table-cell>
          <table:table-cell office:value-type="float" office:value="0.0011062">
            <text:p>0.0011062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6.4269e-18</text:p>
          </table:table-cell>
          <table:table-cell table:style-name="ce1" office:value-type="string">
            <text:p>5.5917e-16</text:p>
          </table:table-cell>
        </table:table-row>
        <table:table-row table:style-name="ro2">
          <table:table-cell office:value-type="float" office:value="1190.702">
            <text:p>1190.702</text:p>
          </table:table-cell>
          <table:table-cell table:formula="of:=[.P121]*1000000" office:value-type="float" office:value="196.52">
            <text:p>196.52</text:p>
          </table:table-cell>
          <table:table-cell table:formula="of:=[.Q121]*1000000" office:value-type="float" office:value="63.54">
            <text:p>63.54</text:p>
          </table:table-cell>
          <table:table-cell table:formula="of:=[.R121]*1000000" office:value-type="float" office:value="1109.7">
            <text:p>1109.7</text:p>
          </table:table-cell>
          <table:table-cell table:formula="of:=[.S121]*1000000" office:value-type="float" office:value="4.986">
            <text:p>4.986</text:p>
          </table:table-cell>
          <table:table-cell table:formula="of:=[.T121]*1000000" office:value-type="float" office:value="0.037631">
            <text:p>0.037631</text:p>
          </table:table-cell>
          <table:table-cell table:formula="of:=[.U121]*1000000" office:value-type="float" office:value="1.0045E-023">
            <text:p>1.0045E-023</text:p>
          </table:table-cell>
          <table:table-cell table:formula="of:=[.V121]*1000000" office:value-type="float" office:value="0.00000000054267">
            <text:p>5.4267E-010</text:p>
          </table:table-cell>
          <table:table-cell table:formula="of:=[.W121]*1000000" office:value-type="float" office:value="196.52">
            <text:p>196.52</text:p>
          </table:table-cell>
          <table:table-cell table:formula="of:=[.X121]*1000000" office:value-type="float" office:value="63.536">
            <text:p>63.536</text:p>
          </table:table-cell>
          <table:table-cell table:formula="of:=[.Y121]*1000000" office:value-type="float" office:value="1109.7">
            <text:p>1109.7</text:p>
          </table:table-cell>
          <table:table-cell table:formula="of:=[.Z121]*1000000" office:value-type="float" office:value="20.12">
            <text:p>20.12</text:p>
          </table:table-cell>
          <table:table-cell table:formula="of:=[.AA121]*1000000" office:value-type="float" office:value="0">
            <text:p>0</text:p>
          </table:table-cell>
          <table:table-cell table:formula="of:=[.AB121]*1000000" office:value-type="float" office:value="-0.0000000000049606">
            <text:p>-4.9606E-012</text:p>
          </table:table-cell>
          <table:table-cell table:formula="of:=[.AC121]*1000000" office:value-type="float" office:value="0.00000000054267">
            <text:p>5.4267E-010</text:p>
          </table:table-cell>
          <table:table-cell office:value-type="float" office:value="0.00019652">
            <text:p>0.00019652</text:p>
          </table:table-cell>
          <table:table-cell table:style-name="ce1" office:value-type="string">
            <text:p>6.354e-05</text:p>
          </table:table-cell>
          <table:table-cell office:value-type="float" office:value="0.0011097">
            <text:p>0.0011097</text:p>
          </table:table-cell>
          <table:table-cell table:style-name="ce1" office:value-type="string">
            <text:p>4.986e-06</text:p>
          </table:table-cell>
          <table:table-cell table:style-name="ce1" office:value-type="string">
            <text:p>3.7631e-08</text:p>
          </table:table-cell>
          <table:table-cell table:style-name="ce1" office:value-type="string">
            <text:p>1.0045e-29</text:p>
          </table:table-cell>
          <table:table-cell table:style-name="ce1" office:value-type="string">
            <text:p>5.4267e-16</text:p>
          </table:table-cell>
          <table:table-cell office:value-type="float" office:value="0.00019652">
            <text:p>0.00019652</text:p>
          </table:table-cell>
          <table:table-cell table:style-name="ce1" office:value-type="string">
            <text:p>6.3536e-05</text:p>
          </table:table-cell>
          <table:table-cell office:value-type="float" office:value="0.0011097">
            <text:p>0.0011097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4.9606e-18</text:p>
          </table:table-cell>
          <table:table-cell table:style-name="ce1" office:value-type="string">
            <text:p>5.4267e-16</text:p>
          </table:table-cell>
        </table:table-row>
        <table:table-row table:style-name="ro2">
          <table:table-cell office:value-type="float" office:value="1200.702">
            <text:p>1200.702</text:p>
          </table:table-cell>
          <table:table-cell table:formula="of:=[.P122]*1000000" office:value-type="float" office:value="193.9">
            <text:p>193.9</text:p>
          </table:table-cell>
          <table:table-cell table:formula="of:=[.Q122]*1000000" office:value-type="float" office:value="62.739">
            <text:p>62.739</text:p>
          </table:table-cell>
          <table:table-cell table:formula="of:=[.R122]*1000000" office:value-type="float" office:value="1113.2">
            <text:p>1113.2</text:p>
          </table:table-cell>
          <table:table-cell table:formula="of:=[.S122]*1000000" office:value-type="float" office:value="4.8929">
            <text:p>4.8929</text:p>
          </table:table-cell>
          <table:table-cell table:formula="of:=[.T122]*1000000" office:value-type="float" office:value="0.037704">
            <text:p>0.037704</text:p>
          </table:table-cell>
          <table:table-cell table:formula="of:=[.U122]*1000000" office:value-type="float" office:value="3.0294E-024">
            <text:p>3.0294E-024</text:p>
          </table:table-cell>
          <table:table-cell table:formula="of:=[.V122]*1000000" office:value-type="float" office:value="0.00000000052667">
            <text:p>5.2667E-010</text:p>
          </table:table-cell>
          <table:table-cell table:formula="of:=[.W122]*1000000" office:value-type="float" office:value="193.9">
            <text:p>193.9</text:p>
          </table:table-cell>
          <table:table-cell table:formula="of:=[.X122]*1000000" office:value-type="float" office:value="62.735">
            <text:p>62.735</text:p>
          </table:table-cell>
          <table:table-cell table:formula="of:=[.Y122]*1000000" office:value-type="float" office:value="1113.2">
            <text:p>1113.2</text:p>
          </table:table-cell>
          <table:table-cell table:formula="of:=[.Z122]*1000000" office:value-type="float" office:value="20.12">
            <text:p>20.12</text:p>
          </table:table-cell>
          <table:table-cell table:formula="of:=[.AA122]*1000000" office:value-type="float" office:value="0">
            <text:p>0</text:p>
          </table:table-cell>
          <table:table-cell table:formula="of:=[.AB122]*1000000" office:value-type="float" office:value="-0.00000000000055488">
            <text:p>-5.5488E-013</text:p>
          </table:table-cell>
          <table:table-cell table:formula="of:=[.AC122]*1000000" office:value-type="float" office:value="0.00000000052667">
            <text:p>5.2667E-010</text:p>
          </table:table-cell>
          <table:table-cell office:value-type="float" office:value="0.0001939">
            <text:p>0.0001939</text:p>
          </table:table-cell>
          <table:table-cell table:style-name="ce1" office:value-type="string">
            <text:p>6.2739e-05</text:p>
          </table:table-cell>
          <table:table-cell office:value-type="float" office:value="0.0011132">
            <text:p>0.0011132</text:p>
          </table:table-cell>
          <table:table-cell table:style-name="ce1" office:value-type="string">
            <text:p>4.8929e-06</text:p>
          </table:table-cell>
          <table:table-cell table:style-name="ce1" office:value-type="string">
            <text:p>3.7704e-08</text:p>
          </table:table-cell>
          <table:table-cell table:style-name="ce1" office:value-type="string">
            <text:p>3.0294e-30</text:p>
          </table:table-cell>
          <table:table-cell table:style-name="ce1" office:value-type="string">
            <text:p>5.2667e-16</text:p>
          </table:table-cell>
          <table:table-cell office:value-type="float" office:value="0.0001939">
            <text:p>0.0001939</text:p>
          </table:table-cell>
          <table:table-cell table:style-name="ce1" office:value-type="string">
            <text:p>6.2735e-05</text:p>
          </table:table-cell>
          <table:table-cell office:value-type="float" office:value="0.0011132">
            <text:p>0.0011132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5.5488e-19</text:p>
          </table:table-cell>
          <table:table-cell table:style-name="ce1" office:value-type="string">
            <text:p>5.2667e-16</text:p>
          </table:table-cell>
        </table:table-row>
        <table:table-row table:style-name="ro2">
          <table:table-cell office:value-type="float" office:value="1210.702">
            <text:p>1210.702</text:p>
          </table:table-cell>
          <table:table-cell table:formula="of:=[.P123]*1000000" office:value-type="float" office:value="191.33">
            <text:p>191.33</text:p>
          </table:table-cell>
          <table:table-cell table:formula="of:=[.Q123]*1000000" office:value-type="float" office:value="61.947">
            <text:p>61.947</text:p>
          </table:table-cell>
          <table:table-cell table:formula="of:=[.R123]*1000000" office:value-type="float" office:value="1116.6">
            <text:p>1116.6</text:p>
          </table:table-cell>
          <table:table-cell table:formula="of:=[.S123]*1000000" office:value-type="float" office:value="4.8011">
            <text:p>4.8011</text:p>
          </table:table-cell>
          <table:table-cell table:formula="of:=[.T123]*1000000" office:value-type="float" office:value="0.037777">
            <text:p>0.037777</text:p>
          </table:table-cell>
          <table:table-cell table:formula="of:=[.U123]*1000000" office:value-type="float" office:value="9.3212E-025">
            <text:p>9.3212E-025</text:p>
          </table:table-cell>
          <table:table-cell table:formula="of:=[.V123]*1000000" office:value-type="float" office:value="0.00000000051116">
            <text:p>5.1116E-010</text:p>
          </table:table-cell>
          <table:table-cell table:formula="of:=[.W123]*1000000" office:value-type="float" office:value="191.32">
            <text:p>191.32</text:p>
          </table:table-cell>
          <table:table-cell table:formula="of:=[.X123]*1000000" office:value-type="float" office:value="61.943">
            <text:p>61.943</text:p>
          </table:table-cell>
          <table:table-cell table:formula="of:=[.Y123]*1000000" office:value-type="float" office:value="1116.6">
            <text:p>1116.6</text:p>
          </table:table-cell>
          <table:table-cell table:formula="of:=[.Z123]*1000000" office:value-type="float" office:value="20.12">
            <text:p>20.12</text:p>
          </table:table-cell>
          <table:table-cell table:formula="of:=[.AA123]*1000000" office:value-type="float" office:value="0">
            <text:p>0</text:p>
          </table:table-cell>
          <table:table-cell table:formula="of:=[.AB123]*1000000" office:value-type="float" office:value="0.0000000000032349">
            <text:p>3.2349E-012</text:p>
          </table:table-cell>
          <table:table-cell table:formula="of:=[.AC123]*1000000" office:value-type="float" office:value="0.00000000051116">
            <text:p>5.1116E-010</text:p>
          </table:table-cell>
          <table:table-cell office:value-type="float" office:value="0.00019133">
            <text:p>0.00019133</text:p>
          </table:table-cell>
          <table:table-cell table:style-name="ce1" office:value-type="string">
            <text:p>6.1947e-05</text:p>
          </table:table-cell>
          <table:table-cell office:value-type="float" office:value="0.0011166">
            <text:p>0.0011166</text:p>
          </table:table-cell>
          <table:table-cell table:style-name="ce1" office:value-type="string">
            <text:p>4.8011e-06</text:p>
          </table:table-cell>
          <table:table-cell table:style-name="ce1" office:value-type="string">
            <text:p>3.7777e-08</text:p>
          </table:table-cell>
          <table:table-cell table:style-name="ce1" office:value-type="string">
            <text:p>9.3212e-31</text:p>
          </table:table-cell>
          <table:table-cell table:style-name="ce1" office:value-type="string">
            <text:p>5.1116e-16</text:p>
          </table:table-cell>
          <table:table-cell office:value-type="float" office:value="0.00019132">
            <text:p>0.00019132</text:p>
          </table:table-cell>
          <table:table-cell table:style-name="ce1" office:value-type="string">
            <text:p>6.1943e-05</text:p>
          </table:table-cell>
          <table:table-cell office:value-type="float" office:value="0.0011166">
            <text:p>0.0011166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3.2349e-18</text:p>
          </table:table-cell>
          <table:table-cell table:style-name="ce1" office:value-type="string">
            <text:p>5.1116e-16</text:p>
          </table:table-cell>
        </table:table-row>
        <table:table-row table:style-name="ro2">
          <table:table-cell office:value-type="float" office:value="1220.702">
            <text:p>1220.702</text:p>
          </table:table-cell>
          <table:table-cell table:formula="of:=[.P124]*1000000" office:value-type="float" office:value="188.79">
            <text:p>188.79</text:p>
          </table:table-cell>
          <table:table-cell table:formula="of:=[.Q124]*1000000" office:value-type="float" office:value="61.165">
            <text:p>61.165</text:p>
          </table:table-cell>
          <table:table-cell table:formula="of:=[.R124]*1000000" office:value-type="float" office:value="1120">
            <text:p>1120</text:p>
          </table:table-cell>
          <table:table-cell table:formula="of:=[.S124]*1000000" office:value-type="float" office:value="4.7109">
            <text:p>4.7109</text:p>
          </table:table-cell>
          <table:table-cell table:formula="of:=[.T124]*1000000" office:value-type="float" office:value="0.037849">
            <text:p>0.037849</text:p>
          </table:table-cell>
          <table:table-cell table:formula="of:=[.U124]*1000000" office:value-type="float" office:value="2.9092E-025">
            <text:p>2.9092E-025</text:p>
          </table:table-cell>
          <table:table-cell table:formula="of:=[.V124]*1000000" office:value-type="float" office:value="0.00000000049613">
            <text:p>4.9613E-010</text:p>
          </table:table-cell>
          <table:table-cell table:formula="of:=[.W124]*1000000" office:value-type="float" office:value="188.78">
            <text:p>188.78</text:p>
          </table:table-cell>
          <table:table-cell table:formula="of:=[.X124]*1000000" office:value-type="float" office:value="61.161">
            <text:p>61.161</text:p>
          </table:table-cell>
          <table:table-cell table:formula="of:=[.Y124]*1000000" office:value-type="float" office:value="1120">
            <text:p>1120</text:p>
          </table:table-cell>
          <table:table-cell table:formula="of:=[.Z124]*1000000" office:value-type="float" office:value="20.12">
            <text:p>20.12</text:p>
          </table:table-cell>
          <table:table-cell table:formula="of:=[.AA124]*1000000" office:value-type="float" office:value="0">
            <text:p>0</text:p>
          </table:table-cell>
          <table:table-cell table:formula="of:=[.AB124]*1000000" office:value-type="float" office:value="0.0000000000057642">
            <text:p>5.7642E-012</text:p>
          </table:table-cell>
          <table:table-cell table:formula="of:=[.AC124]*1000000" office:value-type="float" office:value="0.00000000049613">
            <text:p>4.9613E-010</text:p>
          </table:table-cell>
          <table:table-cell office:value-type="float" office:value="0.00018879">
            <text:p>0.00018879</text:p>
          </table:table-cell>
          <table:table-cell table:style-name="ce1" office:value-type="string">
            <text:p>6.1165e-05</text:p>
          </table:table-cell>
          <table:table-cell office:value-type="float" office:value="0.00112">
            <text:p>0.00112</text:p>
          </table:table-cell>
          <table:table-cell table:style-name="ce1" office:value-type="string">
            <text:p>4.7109e-06</text:p>
          </table:table-cell>
          <table:table-cell table:style-name="ce1" office:value-type="string">
            <text:p>3.7849e-08</text:p>
          </table:table-cell>
          <table:table-cell table:style-name="ce1" office:value-type="string">
            <text:p>2.9092e-31</text:p>
          </table:table-cell>
          <table:table-cell table:style-name="ce1" office:value-type="string">
            <text:p>4.9613e-16</text:p>
          </table:table-cell>
          <table:table-cell office:value-type="float" office:value="0.00018878">
            <text:p>0.00018878</text:p>
          </table:table-cell>
          <table:table-cell table:style-name="ce1" office:value-type="string">
            <text:p>6.1161e-05</text:p>
          </table:table-cell>
          <table:table-cell office:value-type="float" office:value="0.00112">
            <text:p>0.00112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5.7642e-18</text:p>
          </table:table-cell>
          <table:table-cell table:style-name="ce1" office:value-type="string">
            <text:p>4.9613e-16</text:p>
          </table:table-cell>
        </table:table-row>
        <table:table-row table:style-name="ro2">
          <table:table-cell office:value-type="float" office:value="1230.702">
            <text:p>1230.702</text:p>
          </table:table-cell>
          <table:table-cell table:formula="of:=[.P125]*1000000" office:value-type="float" office:value="186.28">
            <text:p>186.28</text:p>
          </table:table-cell>
          <table:table-cell table:formula="of:=[.Q125]*1000000" office:value-type="float" office:value="60.392">
            <text:p>60.392</text:p>
          </table:table-cell>
          <table:table-cell table:formula="of:=[.R125]*1000000" office:value-type="float" office:value="1123.3">
            <text:p>1123.3</text:p>
          </table:table-cell>
          <table:table-cell table:formula="of:=[.S125]*1000000" office:value-type="float" office:value="4.622">
            <text:p>4.622</text:p>
          </table:table-cell>
          <table:table-cell table:formula="of:=[.T125]*1000000" office:value-type="float" office:value="0.03792">
            <text:p>0.03792</text:p>
          </table:table-cell>
          <table:table-cell table:formula="of:=[.U125]*1000000" office:value-type="float" office:value="9.1967E-026">
            <text:p>9.1967E-026</text:p>
          </table:table-cell>
          <table:table-cell table:formula="of:=[.V125]*1000000" office:value-type="float" office:value="0.00000000048155">
            <text:p>4.8155E-010</text:p>
          </table:table-cell>
          <table:table-cell table:formula="of:=[.W125]*1000000" office:value-type="float" office:value="186.28">
            <text:p>186.28</text:p>
          </table:table-cell>
          <table:table-cell table:formula="of:=[.X125]*1000000" office:value-type="float" office:value="60.388">
            <text:p>60.388</text:p>
          </table:table-cell>
          <table:table-cell table:formula="of:=[.Y125]*1000000" office:value-type="float" office:value="1123.3">
            <text:p>1123.3</text:p>
          </table:table-cell>
          <table:table-cell table:formula="of:=[.Z125]*1000000" office:value-type="float" office:value="20.12">
            <text:p>20.12</text:p>
          </table:table-cell>
          <table:table-cell table:formula="of:=[.AA125]*1000000" office:value-type="float" office:value="0">
            <text:p>0</text:p>
          </table:table-cell>
          <table:table-cell table:formula="of:=[.AB125]*1000000" office:value-type="float" office:value="0.00000000000539">
            <text:p>5.39E-012</text:p>
          </table:table-cell>
          <table:table-cell table:formula="of:=[.AC125]*1000000" office:value-type="float" office:value="0.00000000048155">
            <text:p>4.8155E-010</text:p>
          </table:table-cell>
          <table:table-cell office:value-type="float" office:value="0.00018628">
            <text:p>0.00018628</text:p>
          </table:table-cell>
          <table:table-cell table:style-name="ce1" office:value-type="string">
            <text:p>6.0392e-05</text:p>
          </table:table-cell>
          <table:table-cell office:value-type="float" office:value="0.0011233">
            <text:p>0.0011233</text:p>
          </table:table-cell>
          <table:table-cell table:style-name="ce1" office:value-type="string">
            <text:p>4.622e-06</text:p>
          </table:table-cell>
          <table:table-cell table:style-name="ce1" office:value-type="string">
            <text:p>3.792e-08</text:p>
          </table:table-cell>
          <table:table-cell table:style-name="ce1" office:value-type="string">
            <text:p>9.1967e-32</text:p>
          </table:table-cell>
          <table:table-cell table:style-name="ce1" office:value-type="string">
            <text:p>4.8155e-16</text:p>
          </table:table-cell>
          <table:table-cell office:value-type="float" office:value="0.00018628">
            <text:p>0.00018628</text:p>
          </table:table-cell>
          <table:table-cell table:style-name="ce1" office:value-type="string">
            <text:p>6.0388e-05</text:p>
          </table:table-cell>
          <table:table-cell office:value-type="float" office:value="0.0011233">
            <text:p>0.0011233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5.39e-18</text:p>
          </table:table-cell>
          <table:table-cell table:style-name="ce1" office:value-type="string">
            <text:p>4.8155e-16</text:p>
          </table:table-cell>
        </table:table-row>
        <table:table-row table:style-name="ro2">
          <table:table-cell office:value-type="float" office:value="1240.702">
            <text:p>1240.702</text:p>
          </table:table-cell>
          <table:table-cell table:formula="of:=[.P126]*1000000" office:value-type="float" office:value="183.81">
            <text:p>183.81</text:p>
          </table:table-cell>
          <table:table-cell table:formula="of:=[.Q126]*1000000" office:value-type="float" office:value="59.629">
            <text:p>59.629</text:p>
          </table:table-cell>
          <table:table-cell table:formula="of:=[.R126]*1000000" office:value-type="float" office:value="1126.6">
            <text:p>1126.6</text:p>
          </table:table-cell>
          <table:table-cell table:formula="of:=[.S126]*1000000" office:value-type="float" office:value="4.5345">
            <text:p>4.5345</text:p>
          </table:table-cell>
          <table:table-cell table:formula="of:=[.T126]*1000000" office:value-type="float" office:value="0.03799">
            <text:p>0.03799</text:p>
          </table:table-cell>
          <table:table-cell table:formula="of:=[.U126]*1000000" office:value-type="float" office:value="2.9425E-026">
            <text:p>2.9425E-026</text:p>
          </table:table-cell>
          <table:table-cell table:formula="of:=[.V126]*1000000" office:value-type="float" office:value="0.00000000046742">
            <text:p>4.6742E-010</text:p>
          </table:table-cell>
          <table:table-cell table:formula="of:=[.W126]*1000000" office:value-type="float" office:value="183.81">
            <text:p>183.81</text:p>
          </table:table-cell>
          <table:table-cell table:formula="of:=[.X126]*1000000" office:value-type="float" office:value="59.624">
            <text:p>59.624</text:p>
          </table:table-cell>
          <table:table-cell table:formula="of:=[.Y126]*1000000" office:value-type="float" office:value="1126.5">
            <text:p>1126.5</text:p>
          </table:table-cell>
          <table:table-cell table:formula="of:=[.Z126]*1000000" office:value-type="float" office:value="20.12">
            <text:p>20.12</text:p>
          </table:table-cell>
          <table:table-cell table:formula="of:=[.AA126]*1000000" office:value-type="float" office:value="0">
            <text:p>0</text:p>
          </table:table-cell>
          <table:table-cell table:formula="of:=[.AB126]*1000000" office:value-type="float" office:value="0.0000000000053721">
            <text:p>5.3721E-012</text:p>
          </table:table-cell>
          <table:table-cell table:formula="of:=[.AC126]*1000000" office:value-type="float" office:value="0.00000000046742">
            <text:p>4.6742E-010</text:p>
          </table:table-cell>
          <table:table-cell office:value-type="float" office:value="0.00018381">
            <text:p>0.00018381</text:p>
          </table:table-cell>
          <table:table-cell table:style-name="ce1" office:value-type="string">
            <text:p>5.9629e-05</text:p>
          </table:table-cell>
          <table:table-cell office:value-type="float" office:value="0.0011266">
            <text:p>0.0011266</text:p>
          </table:table-cell>
          <table:table-cell table:style-name="ce1" office:value-type="string">
            <text:p>4.5345e-06</text:p>
          </table:table-cell>
          <table:table-cell table:style-name="ce1" office:value-type="string">
            <text:p>3.799e-08</text:p>
          </table:table-cell>
          <table:table-cell table:style-name="ce1" office:value-type="string">
            <text:p>2.9425e-32</text:p>
          </table:table-cell>
          <table:table-cell table:style-name="ce1" office:value-type="string">
            <text:p>4.6742e-16</text:p>
          </table:table-cell>
          <table:table-cell office:value-type="float" office:value="0.00018381">
            <text:p>0.00018381</text:p>
          </table:table-cell>
          <table:table-cell table:style-name="ce1" office:value-type="string">
            <text:p>5.9624e-05</text:p>
          </table:table-cell>
          <table:table-cell office:value-type="float" office:value="0.0011265">
            <text:p>0.0011265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5.3721e-18</text:p>
          </table:table-cell>
          <table:table-cell table:style-name="ce1" office:value-type="string">
            <text:p>4.6742e-16</text:p>
          </table:table-cell>
        </table:table-row>
        <table:table-row table:style-name="ro2">
          <table:table-cell office:value-type="float" office:value="1250.702">
            <text:p>1250.702</text:p>
          </table:table-cell>
          <table:table-cell table:formula="of:=[.P127]*1000000" office:value-type="float" office:value="181.38">
            <text:p>181.38</text:p>
          </table:table-cell>
          <table:table-cell table:formula="of:=[.Q127]*1000000" office:value-type="float" office:value="58.874">
            <text:p>58.874</text:p>
          </table:table-cell>
          <table:table-cell table:formula="of:=[.R127]*1000000" office:value-type="float" office:value="1129.8">
            <text:p>1129.8</text:p>
          </table:table-cell>
          <table:table-cell table:formula="of:=[.S127]*1000000" office:value-type="float" office:value="4.4484">
            <text:p>4.4484</text:p>
          </table:table-cell>
          <table:table-cell table:formula="of:=[.T127]*1000000" office:value-type="float" office:value="0.03806">
            <text:p>0.03806</text:p>
          </table:table-cell>
          <table:table-cell table:formula="of:=[.U127]*1000000" office:value-type="float" office:value="9.5249E-027">
            <text:p>9.5249E-027</text:p>
          </table:table-cell>
          <table:table-cell table:formula="of:=[.V127]*1000000" office:value-type="float" office:value="0.00000000045372">
            <text:p>4.5372E-010</text:p>
          </table:table-cell>
          <table:table-cell table:formula="of:=[.W127]*1000000" office:value-type="float" office:value="181.38">
            <text:p>181.38</text:p>
          </table:table-cell>
          <table:table-cell table:formula="of:=[.X127]*1000000" office:value-type="float" office:value="58.87">
            <text:p>58.87</text:p>
          </table:table-cell>
          <table:table-cell table:formula="of:=[.Y127]*1000000" office:value-type="float" office:value="1129.8">
            <text:p>1129.8</text:p>
          </table:table-cell>
          <table:table-cell table:formula="of:=[.Z127]*1000000" office:value-type="float" office:value="20.12">
            <text:p>20.12</text:p>
          </table:table-cell>
          <table:table-cell table:formula="of:=[.AA127]*1000000" office:value-type="float" office:value="0">
            <text:p>0</text:p>
          </table:table-cell>
          <table:table-cell table:formula="of:=[.AB127]*1000000" office:value-type="float" office:value="0.0000000000049301">
            <text:p>4.9301E-012</text:p>
          </table:table-cell>
          <table:table-cell table:formula="of:=[.AC127]*1000000" office:value-type="float" office:value="0.00000000045371">
            <text:p>4.5371E-010</text:p>
          </table:table-cell>
          <table:table-cell office:value-type="float" office:value="0.00018138">
            <text:p>0.00018138</text:p>
          </table:table-cell>
          <table:table-cell table:style-name="ce1" office:value-type="string">
            <text:p>5.8874e-05</text:p>
          </table:table-cell>
          <table:table-cell office:value-type="float" office:value="0.0011298">
            <text:p>0.0011298</text:p>
          </table:table-cell>
          <table:table-cell table:style-name="ce1" office:value-type="string">
            <text:p>4.4484e-06</text:p>
          </table:table-cell>
          <table:table-cell table:style-name="ce1" office:value-type="string">
            <text:p>3.806e-08</text:p>
          </table:table-cell>
          <table:table-cell table:style-name="ce1" office:value-type="string">
            <text:p>9.5249e-33</text:p>
          </table:table-cell>
          <table:table-cell table:style-name="ce1" office:value-type="string">
            <text:p>4.5372e-16</text:p>
          </table:table-cell>
          <table:table-cell office:value-type="float" office:value="0.00018138">
            <text:p>0.00018138</text:p>
          </table:table-cell>
          <table:table-cell table:style-name="ce1" office:value-type="string">
            <text:p>5.887e-05</text:p>
          </table:table-cell>
          <table:table-cell office:value-type="float" office:value="0.0011298">
            <text:p>0.0011298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4.9301e-18</text:p>
          </table:table-cell>
          <table:table-cell table:style-name="ce1" office:value-type="string">
            <text:p>4.5371e-16</text:p>
          </table:table-cell>
        </table:table-row>
        <table:table-row table:style-name="ro2">
          <table:table-cell office:value-type="float" office:value="1260.702">
            <text:p>1260.702</text:p>
          </table:table-cell>
          <table:table-cell table:formula="of:=[.P128]*1000000" office:value-type="float" office:value="178.98">
            <text:p>178.98</text:p>
          </table:table-cell>
          <table:table-cell table:formula="of:=[.Q128]*1000000" office:value-type="float" office:value="58.129">
            <text:p>58.129</text:p>
          </table:table-cell>
          <table:table-cell table:formula="of:=[.R128]*1000000" office:value-type="float" office:value="1133">
            <text:p>1133</text:p>
          </table:table-cell>
          <table:table-cell table:formula="of:=[.S128]*1000000" office:value-type="float" office:value="4.3636">
            <text:p>4.3636</text:p>
          </table:table-cell>
          <table:table-cell table:formula="of:=[.T128]*1000000" office:value-type="float" office:value="0.038129">
            <text:p>0.038129</text:p>
          </table:table-cell>
          <table:table-cell table:formula="of:=[.U128]*1000000" office:value-type="float" office:value="3.1188E-027">
            <text:p>3.1188E-027</text:p>
          </table:table-cell>
          <table:table-cell table:formula="of:=[.V128]*1000000" office:value-type="float" office:value="0.00000000044043">
            <text:p>4.4043E-010</text:p>
          </table:table-cell>
          <table:table-cell table:formula="of:=[.W128]*1000000" office:value-type="float" office:value="178.98">
            <text:p>178.98</text:p>
          </table:table-cell>
          <table:table-cell table:formula="of:=[.X128]*1000000" office:value-type="float" office:value="58.124">
            <text:p>58.124</text:p>
          </table:table-cell>
          <table:table-cell table:formula="of:=[.Y128]*1000000" office:value-type="float" office:value="1133">
            <text:p>1133</text:p>
          </table:table-cell>
          <table:table-cell table:formula="of:=[.Z128]*1000000" office:value-type="float" office:value="20.12">
            <text:p>20.12</text:p>
          </table:table-cell>
          <table:table-cell table:formula="of:=[.AA128]*1000000" office:value-type="float" office:value="0">
            <text:p>0</text:p>
          </table:table-cell>
          <table:table-cell table:formula="of:=[.AB128]*1000000" office:value-type="float" office:value="0.0000000000038809">
            <text:p>3.8809E-012</text:p>
          </table:table-cell>
          <table:table-cell table:formula="of:=[.AC128]*1000000" office:value-type="float" office:value="0.00000000044043">
            <text:p>4.4043E-010</text:p>
          </table:table-cell>
          <table:table-cell office:value-type="float" office:value="0.00017898">
            <text:p>0.00017898</text:p>
          </table:table-cell>
          <table:table-cell table:style-name="ce1" office:value-type="string">
            <text:p>5.8129e-05</text:p>
          </table:table-cell>
          <table:table-cell office:value-type="float" office:value="0.001133">
            <text:p>0.001133</text:p>
          </table:table-cell>
          <table:table-cell table:style-name="ce1" office:value-type="string">
            <text:p>4.3636e-06</text:p>
          </table:table-cell>
          <table:table-cell table:style-name="ce1" office:value-type="string">
            <text:p>3.8129e-08</text:p>
          </table:table-cell>
          <table:table-cell table:style-name="ce1" office:value-type="string">
            <text:p>3.1188e-33</text:p>
          </table:table-cell>
          <table:table-cell table:style-name="ce1" office:value-type="string">
            <text:p>4.4043e-16</text:p>
          </table:table-cell>
          <table:table-cell office:value-type="float" office:value="0.00017898">
            <text:p>0.00017898</text:p>
          </table:table-cell>
          <table:table-cell table:style-name="ce1" office:value-type="string">
            <text:p>5.8124e-05</text:p>
          </table:table-cell>
          <table:table-cell office:value-type="float" office:value="0.001133">
            <text:p>0.001133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3.8809e-18</text:p>
          </table:table-cell>
          <table:table-cell table:style-name="ce1" office:value-type="string">
            <text:p>4.4043e-16</text:p>
          </table:table-cell>
        </table:table-row>
        <table:table-row table:style-name="ro2">
          <table:table-cell office:value-type="float" office:value="1270.702">
            <text:p>1270.702</text:p>
          </table:table-cell>
          <table:table-cell table:formula="of:=[.P129]*1000000" office:value-type="float" office:value="176.62">
            <text:p>176.62</text:p>
          </table:table-cell>
          <table:table-cell table:formula="of:=[.Q129]*1000000" office:value-type="float" office:value="57.392">
            <text:p>57.392</text:p>
          </table:table-cell>
          <table:table-cell table:formula="of:=[.R129]*1000000" office:value-type="float" office:value="1136.1">
            <text:p>1136.1</text:p>
          </table:table-cell>
          <table:table-cell table:formula="of:=[.S129]*1000000" office:value-type="float" office:value="4.2802">
            <text:p>4.2802</text:p>
          </table:table-cell>
          <table:table-cell table:formula="of:=[.T129]*1000000" office:value-type="float" office:value="0.038197">
            <text:p>0.038197</text:p>
          </table:table-cell>
          <table:table-cell table:formula="of:=[.U129]*1000000" office:value-type="float" office:value="1.0328E-027">
            <text:p>1.0328E-027</text:p>
          </table:table-cell>
          <table:table-cell table:formula="of:=[.V129]*1000000" office:value-type="float" office:value="0.00000000042755">
            <text:p>4.2755E-010</text:p>
          </table:table-cell>
          <table:table-cell table:formula="of:=[.W129]*1000000" office:value-type="float" office:value="176.62">
            <text:p>176.62</text:p>
          </table:table-cell>
          <table:table-cell table:formula="of:=[.X129]*1000000" office:value-type="float" office:value="57.388">
            <text:p>57.388</text:p>
          </table:table-cell>
          <table:table-cell table:formula="of:=[.Y129]*1000000" office:value-type="float" office:value="1136.1">
            <text:p>1136.1</text:p>
          </table:table-cell>
          <table:table-cell table:formula="of:=[.Z129]*1000000" office:value-type="float" office:value="20.12">
            <text:p>20.12</text:p>
          </table:table-cell>
          <table:table-cell table:formula="of:=[.AA129]*1000000" office:value-type="float" office:value="0">
            <text:p>0</text:p>
          </table:table-cell>
          <table:table-cell table:formula="of:=[.AB129]*1000000" office:value-type="float" office:value="0.0000000000025844">
            <text:p>2.5844E-012</text:p>
          </table:table-cell>
          <table:table-cell table:formula="of:=[.AC129]*1000000" office:value-type="float" office:value="0.00000000042755">
            <text:p>4.2755E-010</text:p>
          </table:table-cell>
          <table:table-cell office:value-type="float" office:value="0.00017662">
            <text:p>0.00017662</text:p>
          </table:table-cell>
          <table:table-cell table:style-name="ce1" office:value-type="string">
            <text:p>5.7392e-05</text:p>
          </table:table-cell>
          <table:table-cell office:value-type="float" office:value="0.0011361">
            <text:p>0.0011361</text:p>
          </table:table-cell>
          <table:table-cell table:style-name="ce1" office:value-type="string">
            <text:p>4.2802e-06</text:p>
          </table:table-cell>
          <table:table-cell table:style-name="ce1" office:value-type="string">
            <text:p>3.8197e-08</text:p>
          </table:table-cell>
          <table:table-cell table:style-name="ce1" office:value-type="string">
            <text:p>1.0328e-33</text:p>
          </table:table-cell>
          <table:table-cell table:style-name="ce1" office:value-type="string">
            <text:p>4.2755e-16</text:p>
          </table:table-cell>
          <table:table-cell office:value-type="float" office:value="0.00017662">
            <text:p>0.00017662</text:p>
          </table:table-cell>
          <table:table-cell table:style-name="ce1" office:value-type="string">
            <text:p>5.7388e-05</text:p>
          </table:table-cell>
          <table:table-cell office:value-type="float" office:value="0.0011361">
            <text:p>0.0011361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2.5844e-18</text:p>
          </table:table-cell>
          <table:table-cell table:style-name="ce1" office:value-type="string">
            <text:p>4.2755e-16</text:p>
          </table:table-cell>
        </table:table-row>
        <table:table-row table:style-name="ro2">
          <table:table-cell office:value-type="float" office:value="1280.702">
            <text:p>1280.702</text:p>
          </table:table-cell>
          <table:table-cell table:formula="of:=[.P130]*1000000" office:value-type="float" office:value="174.29">
            <text:p>174.29</text:p>
          </table:table-cell>
          <table:table-cell table:formula="of:=[.Q130]*1000000" office:value-type="float" office:value="56.665">
            <text:p>56.665</text:p>
          </table:table-cell>
          <table:table-cell table:formula="of:=[.R130]*1000000" office:value-type="float" office:value="1139.2">
            <text:p>1139.2</text:p>
          </table:table-cell>
          <table:table-cell table:formula="of:=[.S130]*1000000" office:value-type="float" office:value="4.1982">
            <text:p>4.1982</text:p>
          </table:table-cell>
          <table:table-cell table:formula="of:=[.T130]*1000000" office:value-type="float" office:value="0.038265">
            <text:p>0.038265</text:p>
          </table:table-cell>
          <table:table-cell table:formula="of:=[.U130]*1000000" office:value-type="float" office:value="3.459E-028">
            <text:p>3.459E-028</text:p>
          </table:table-cell>
          <table:table-cell table:formula="of:=[.V130]*1000000" office:value-type="float" office:value="0.00000000041506">
            <text:p>4.1506E-010</text:p>
          </table:table-cell>
          <table:table-cell table:formula="of:=[.W130]*1000000" office:value-type="float" office:value="174.29">
            <text:p>174.29</text:p>
          </table:table-cell>
          <table:table-cell table:formula="of:=[.X130]*1000000" office:value-type="float" office:value="56.66">
            <text:p>56.66</text:p>
          </table:table-cell>
          <table:table-cell table:formula="of:=[.Y130]*1000000" office:value-type="float" office:value="1139.2">
            <text:p>1139.2</text:p>
          </table:table-cell>
          <table:table-cell table:formula="of:=[.Z130]*1000000" office:value-type="float" office:value="20.12">
            <text:p>20.12</text:p>
          </table:table-cell>
          <table:table-cell table:formula="of:=[.AA130]*1000000" office:value-type="float" office:value="0">
            <text:p>0</text:p>
          </table:table-cell>
          <table:table-cell table:formula="of:=[.AB130]*1000000" office:value-type="float" office:value="0.0000000000024641">
            <text:p>2.4641E-012</text:p>
          </table:table-cell>
          <table:table-cell table:formula="of:=[.AC130]*1000000" office:value-type="float" office:value="0.00000000041506">
            <text:p>4.1506E-010</text:p>
          </table:table-cell>
          <table:table-cell office:value-type="float" office:value="0.00017429">
            <text:p>0.00017429</text:p>
          </table:table-cell>
          <table:table-cell table:style-name="ce1" office:value-type="string">
            <text:p>5.6665e-05</text:p>
          </table:table-cell>
          <table:table-cell office:value-type="float" office:value="0.0011392">
            <text:p>0.0011392</text:p>
          </table:table-cell>
          <table:table-cell table:style-name="ce1" office:value-type="string">
            <text:p>4.1982e-06</text:p>
          </table:table-cell>
          <table:table-cell table:style-name="ce1" office:value-type="string">
            <text:p>3.8265e-08</text:p>
          </table:table-cell>
          <table:table-cell table:style-name="ce1" office:value-type="string">
            <text:p>3.459e-34</text:p>
          </table:table-cell>
          <table:table-cell table:style-name="ce1" office:value-type="string">
            <text:p>4.1506e-16</text:p>
          </table:table-cell>
          <table:table-cell office:value-type="float" office:value="0.00017429">
            <text:p>0.00017429</text:p>
          </table:table-cell>
          <table:table-cell table:style-name="ce1" office:value-type="string">
            <text:p>5.666e-05</text:p>
          </table:table-cell>
          <table:table-cell office:value-type="float" office:value="0.0011392">
            <text:p>0.0011392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2.4641e-18</text:p>
          </table:table-cell>
          <table:table-cell table:style-name="ce1" office:value-type="string">
            <text:p>4.1506e-16</text:p>
          </table:table-cell>
        </table:table-row>
        <table:table-row table:style-name="ro2">
          <table:table-cell office:value-type="float" office:value="1290.702">
            <text:p>1290.702</text:p>
          </table:table-cell>
          <table:table-cell table:formula="of:=[.P131]*1000000" office:value-type="float" office:value="171.99">
            <text:p>171.99</text:p>
          </table:table-cell>
          <table:table-cell table:formula="of:=[.Q131]*1000000" office:value-type="float" office:value="55.946">
            <text:p>55.946</text:p>
          </table:table-cell>
          <table:table-cell table:formula="of:=[.R131]*1000000" office:value-type="float" office:value="1142.3">
            <text:p>1142.3</text:p>
          </table:table-cell>
          <table:table-cell table:formula="of:=[.S131]*1000000" office:value-type="float" office:value="4.1175">
            <text:p>4.1175</text:p>
          </table:table-cell>
          <table:table-cell table:formula="of:=[.T131]*1000000" office:value-type="float" office:value="0.038332">
            <text:p>0.038332</text:p>
          </table:table-cell>
          <table:table-cell table:formula="of:=[.U131]*1000000" office:value-type="float" office:value="1.1714E-028">
            <text:p>1.1714E-028</text:p>
          </table:table-cell>
          <table:table-cell table:formula="of:=[.V131]*1000000" office:value-type="float" office:value="0.00000000040296">
            <text:p>4.0296E-010</text:p>
          </table:table-cell>
          <table:table-cell table:formula="of:=[.W131]*1000000" office:value-type="float" office:value="171.99">
            <text:p>171.99</text:p>
          </table:table-cell>
          <table:table-cell table:formula="of:=[.X131]*1000000" office:value-type="float" office:value="55.942">
            <text:p>55.942</text:p>
          </table:table-cell>
          <table:table-cell table:formula="of:=[.Y131]*1000000" office:value-type="float" office:value="1142.3">
            <text:p>1142.3</text:p>
          </table:table-cell>
          <table:table-cell table:formula="of:=[.Z131]*1000000" office:value-type="float" office:value="20.12">
            <text:p>20.12</text:p>
          </table:table-cell>
          <table:table-cell table:formula="of:=[.AA131]*1000000" office:value-type="float" office:value="0">
            <text:p>0</text:p>
          </table:table-cell>
          <table:table-cell table:formula="of:=[.AB131]*1000000" office:value-type="float" office:value="0.0000000000026158">
            <text:p>2.6158E-012</text:p>
          </table:table-cell>
          <table:table-cell table:formula="of:=[.AC131]*1000000" office:value-type="float" office:value="0.00000000040296">
            <text:p>4.0296E-010</text:p>
          </table:table-cell>
          <table:table-cell office:value-type="float" office:value="0.00017199">
            <text:p>0.00017199</text:p>
          </table:table-cell>
          <table:table-cell table:style-name="ce1" office:value-type="string">
            <text:p>5.5946e-05</text:p>
          </table:table-cell>
          <table:table-cell office:value-type="float" office:value="0.0011423">
            <text:p>0.0011423</text:p>
          </table:table-cell>
          <table:table-cell table:style-name="ce1" office:value-type="string">
            <text:p>4.1175e-06</text:p>
          </table:table-cell>
          <table:table-cell table:style-name="ce1" office:value-type="string">
            <text:p>3.8332e-08</text:p>
          </table:table-cell>
          <table:table-cell table:style-name="ce1" office:value-type="string">
            <text:p>1.1714e-34</text:p>
          </table:table-cell>
          <table:table-cell table:style-name="ce1" office:value-type="string">
            <text:p>4.0296e-16</text:p>
          </table:table-cell>
          <table:table-cell office:value-type="float" office:value="0.00017199">
            <text:p>0.00017199</text:p>
          </table:table-cell>
          <table:table-cell table:style-name="ce1" office:value-type="string">
            <text:p>5.5942e-05</text:p>
          </table:table-cell>
          <table:table-cell office:value-type="float" office:value="0.0011423">
            <text:p>0.0011423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2.6158e-18</text:p>
          </table:table-cell>
          <table:table-cell table:style-name="ce1" office:value-type="string">
            <text:p>4.0296e-16</text:p>
          </table:table-cell>
        </table:table-row>
        <table:table-row table:style-name="ro2">
          <table:table-cell office:value-type="float" office:value="1300.702">
            <text:p>1300.702</text:p>
          </table:table-cell>
          <table:table-cell table:formula="of:=[.P132]*1000000" office:value-type="float" office:value="169.73">
            <text:p>169.73</text:p>
          </table:table-cell>
          <table:table-cell table:formula="of:=[.Q132]*1000000" office:value-type="float" office:value="55.236">
            <text:p>55.236</text:p>
          </table:table-cell>
          <table:table-cell table:formula="of:=[.R132]*1000000" office:value-type="float" office:value="1145.3">
            <text:p>1145.3</text:p>
          </table:table-cell>
          <table:table-cell table:formula="of:=[.S132]*1000000" office:value-type="float" office:value="4.038">
            <text:p>4.038</text:p>
          </table:table-cell>
          <table:table-cell table:formula="of:=[.T132]*1000000" office:value-type="float" office:value="0.038399">
            <text:p>0.038399</text:p>
          </table:table-cell>
          <table:table-cell table:formula="of:=[.U132]*1000000" office:value-type="float" office:value="4.0113E-029">
            <text:p>4.0113E-029</text:p>
          </table:table-cell>
          <table:table-cell table:formula="of:=[.V132]*1000000" office:value-type="float" office:value="0.00000000039122">
            <text:p>3.9122E-010</text:p>
          </table:table-cell>
          <table:table-cell table:formula="of:=[.W132]*1000000" office:value-type="float" office:value="169.73">
            <text:p>169.73</text:p>
          </table:table-cell>
          <table:table-cell table:formula="of:=[.X132]*1000000" office:value-type="float" office:value="55.232">
            <text:p>55.232</text:p>
          </table:table-cell>
          <table:table-cell table:formula="of:=[.Y132]*1000000" office:value-type="float" office:value="1145.3">
            <text:p>1145.3</text:p>
          </table:table-cell>
          <table:table-cell table:formula="of:=[.Z132]*1000000" office:value-type="float" office:value="20.12">
            <text:p>20.12</text:p>
          </table:table-cell>
          <table:table-cell table:formula="of:=[.AA132]*1000000" office:value-type="float" office:value="0">
            <text:p>0</text:p>
          </table:table-cell>
          <table:table-cell table:formula="of:=[.AB132]*1000000" office:value-type="float" office:value="0.0000000000025663">
            <text:p>2.5663E-012</text:p>
          </table:table-cell>
          <table:table-cell table:formula="of:=[.AC132]*1000000" office:value-type="float" office:value="0.00000000039122">
            <text:p>3.9122E-010</text:p>
          </table:table-cell>
          <table:table-cell office:value-type="float" office:value="0.00016973">
            <text:p>0.00016973</text:p>
          </table:table-cell>
          <table:table-cell table:style-name="ce1" office:value-type="string">
            <text:p>5.5236e-05</text:p>
          </table:table-cell>
          <table:table-cell office:value-type="float" office:value="0.0011453">
            <text:p>0.0011453</text:p>
          </table:table-cell>
          <table:table-cell table:style-name="ce1" office:value-type="string">
            <text:p>4.038e-06</text:p>
          </table:table-cell>
          <table:table-cell table:style-name="ce1" office:value-type="string">
            <text:p>3.8399e-08</text:p>
          </table:table-cell>
          <table:table-cell table:style-name="ce1" office:value-type="string">
            <text:p>4.0113e-35</text:p>
          </table:table-cell>
          <table:table-cell table:style-name="ce1" office:value-type="string">
            <text:p>3.9122e-16</text:p>
          </table:table-cell>
          <table:table-cell office:value-type="float" office:value="0.00016973">
            <text:p>0.00016973</text:p>
          </table:table-cell>
          <table:table-cell table:style-name="ce1" office:value-type="string">
            <text:p>5.5232e-05</text:p>
          </table:table-cell>
          <table:table-cell office:value-type="float" office:value="0.0011453">
            <text:p>0.0011453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2.5663e-18</text:p>
          </table:table-cell>
          <table:table-cell table:style-name="ce1" office:value-type="string">
            <text:p>3.9122e-16</text:p>
          </table:table-cell>
        </table:table-row>
        <table:table-row table:style-name="ro2">
          <table:table-cell office:value-type="float" office:value="1310.702">
            <text:p>1310.702</text:p>
          </table:table-cell>
          <table:table-cell table:formula="of:=[.P133]*1000000" office:value-type="float" office:value="167.5">
            <text:p>167.5</text:p>
          </table:table-cell>
          <table:table-cell table:formula="of:=[.Q133]*1000000" office:value-type="float" office:value="54.534">
            <text:p>54.534</text:p>
          </table:table-cell>
          <table:table-cell table:formula="of:=[.R133]*1000000" office:value-type="float" office:value="1148.3">
            <text:p>1148.3</text:p>
          </table:table-cell>
          <table:table-cell table:formula="of:=[.S133]*1000000" office:value-type="float" office:value="3.9599">
            <text:p>3.9599</text:p>
          </table:table-cell>
          <table:table-cell table:formula="of:=[.T133]*1000000" office:value-type="float" office:value="0.038466">
            <text:p>0.038466</text:p>
          </table:table-cell>
          <table:table-cell table:formula="of:=[.U133]*1000000" office:value-type="float" office:value="1.3888E-029">
            <text:p>1.3888E-029</text:p>
          </table:table-cell>
          <table:table-cell table:formula="of:=[.V133]*1000000" office:value-type="float" office:value="0.00000000037984">
            <text:p>3.7984E-010</text:p>
          </table:table-cell>
          <table:table-cell table:formula="of:=[.W133]*1000000" office:value-type="float" office:value="167.49">
            <text:p>167.49</text:p>
          </table:table-cell>
          <table:table-cell table:formula="of:=[.X133]*1000000" office:value-type="float" office:value="54.53">
            <text:p>54.53</text:p>
          </table:table-cell>
          <table:table-cell table:formula="of:=[.Y133]*1000000" office:value-type="float" office:value="1148.2">
            <text:p>1148.2</text:p>
          </table:table-cell>
          <table:table-cell table:formula="of:=[.Z133]*1000000" office:value-type="float" office:value="20.12">
            <text:p>20.12</text:p>
          </table:table-cell>
          <table:table-cell table:formula="of:=[.AA133]*1000000" office:value-type="float" office:value="0">
            <text:p>0</text:p>
          </table:table-cell>
          <table:table-cell table:formula="of:=[.AB133]*1000000" office:value-type="float" office:value="0.0000000000012596">
            <text:p>1.2596E-012</text:p>
          </table:table-cell>
          <table:table-cell table:formula="of:=[.AC133]*1000000" office:value-type="float" office:value="0.00000000037984">
            <text:p>3.7984E-010</text:p>
          </table:table-cell>
          <table:table-cell office:value-type="float" office:value="0.0001675">
            <text:p>0.0001675</text:p>
          </table:table-cell>
          <table:table-cell table:style-name="ce1" office:value-type="string">
            <text:p>5.4534e-05</text:p>
          </table:table-cell>
          <table:table-cell office:value-type="float" office:value="0.0011483">
            <text:p>0.0011483</text:p>
          </table:table-cell>
          <table:table-cell table:style-name="ce1" office:value-type="string">
            <text:p>3.9599e-06</text:p>
          </table:table-cell>
          <table:table-cell table:style-name="ce1" office:value-type="string">
            <text:p>3.8466e-08</text:p>
          </table:table-cell>
          <table:table-cell table:style-name="ce1" office:value-type="string">
            <text:p>1.3888e-35</text:p>
          </table:table-cell>
          <table:table-cell table:style-name="ce1" office:value-type="string">
            <text:p>3.7984e-16</text:p>
          </table:table-cell>
          <table:table-cell office:value-type="float" office:value="0.00016749">
            <text:p>0.00016749</text:p>
          </table:table-cell>
          <table:table-cell table:style-name="ce1" office:value-type="string">
            <text:p>5.453e-05</text:p>
          </table:table-cell>
          <table:table-cell office:value-type="float" office:value="0.0011482">
            <text:p>0.0011482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1.2596e-18</text:p>
          </table:table-cell>
          <table:table-cell table:style-name="ce1" office:value-type="string">
            <text:p>3.7984e-16</text:p>
          </table:table-cell>
        </table:table-row>
        <table:table-row table:style-name="ro2">
          <table:table-cell office:value-type="float" office:value="1320.702">
            <text:p>1320.702</text:p>
          </table:table-cell>
          <table:table-cell table:formula="of:=[.P134]*1000000" office:value-type="float" office:value="165.3">
            <text:p>165.3</text:p>
          </table:table-cell>
          <table:table-cell table:formula="of:=[.Q134]*1000000" office:value-type="float" office:value="53.842">
            <text:p>53.842</text:p>
          </table:table-cell>
          <table:table-cell table:formula="of:=[.R134]*1000000" office:value-type="float" office:value="1151.2">
            <text:p>1151.2</text:p>
          </table:table-cell>
          <table:table-cell table:formula="of:=[.S134]*1000000" office:value-type="float" office:value="3.8831">
            <text:p>3.8831</text:p>
          </table:table-cell>
          <table:table-cell table:formula="of:=[.T134]*1000000" office:value-type="float" office:value="0.038532">
            <text:p>0.038532</text:p>
          </table:table-cell>
          <table:table-cell table:formula="of:=[.U134]*1000000" office:value-type="float" office:value="4.861E-030">
            <text:p>4.861E-030</text:p>
          </table:table-cell>
          <table:table-cell table:formula="of:=[.V134]*1000000" office:value-type="float" office:value="0.00000000036881">
            <text:p>3.6881E-010</text:p>
          </table:table-cell>
          <table:table-cell table:formula="of:=[.W134]*1000000" office:value-type="float" office:value="165.29">
            <text:p>165.29</text:p>
          </table:table-cell>
          <table:table-cell table:formula="of:=[.X134]*1000000" office:value-type="float" office:value="53.837">
            <text:p>53.837</text:p>
          </table:table-cell>
          <table:table-cell table:formula="of:=[.Y134]*1000000" office:value-type="float" office:value="1151.2">
            <text:p>1151.2</text:p>
          </table:table-cell>
          <table:table-cell table:formula="of:=[.Z134]*1000000" office:value-type="float" office:value="20.12">
            <text:p>20.12</text:p>
          </table:table-cell>
          <table:table-cell table:formula="of:=[.AA134]*1000000" office:value-type="float" office:value="0">
            <text:p>0</text:p>
          </table:table-cell>
          <table:table-cell table:formula="of:=[.AB134]*1000000" office:value-type="float" office:value="-0.00000000000054023">
            <text:p>-5.4023E-013</text:p>
          </table:table-cell>
          <table:table-cell table:formula="of:=[.AC134]*1000000" office:value-type="float" office:value="0.00000000036881">
            <text:p>3.6881E-010</text:p>
          </table:table-cell>
          <table:table-cell office:value-type="float" office:value="0.0001653">
            <text:p>0.0001653</text:p>
          </table:table-cell>
          <table:table-cell table:style-name="ce1" office:value-type="string">
            <text:p>5.3842e-05</text:p>
          </table:table-cell>
          <table:table-cell office:value-type="float" office:value="0.0011512">
            <text:p>0.0011512</text:p>
          </table:table-cell>
          <table:table-cell table:style-name="ce1" office:value-type="string">
            <text:p>3.8831e-06</text:p>
          </table:table-cell>
          <table:table-cell table:style-name="ce1" office:value-type="string">
            <text:p>3.8532e-08</text:p>
          </table:table-cell>
          <table:table-cell table:style-name="ce1" office:value-type="string">
            <text:p>4.861e-36</text:p>
          </table:table-cell>
          <table:table-cell table:style-name="ce1" office:value-type="string">
            <text:p>3.6881e-16</text:p>
          </table:table-cell>
          <table:table-cell office:value-type="float" office:value="0.00016529">
            <text:p>0.00016529</text:p>
          </table:table-cell>
          <table:table-cell table:style-name="ce1" office:value-type="string">
            <text:p>5.3837e-05</text:p>
          </table:table-cell>
          <table:table-cell office:value-type="float" office:value="0.0011512">
            <text:p>0.0011512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5.4023e-19</text:p>
          </table:table-cell>
          <table:table-cell table:style-name="ce1" office:value-type="string">
            <text:p>3.6881e-16</text:p>
          </table:table-cell>
        </table:table-row>
        <table:table-row table:style-name="ro2">
          <table:table-cell office:value-type="float" office:value="1330.702">
            <text:p>1330.702</text:p>
          </table:table-cell>
          <table:table-cell table:formula="of:=[.P135]*1000000" office:value-type="float" office:value="163.13">
            <text:p>163.13</text:p>
          </table:table-cell>
          <table:table-cell table:formula="of:=[.Q135]*1000000" office:value-type="float" office:value="53.157">
            <text:p>53.157</text:p>
          </table:table-cell>
          <table:table-cell table:formula="of:=[.R135]*1000000" office:value-type="float" office:value="1154.1">
            <text:p>1154.1</text:p>
          </table:table-cell>
          <table:table-cell table:formula="of:=[.S135]*1000000" office:value-type="float" office:value="3.8075">
            <text:p>3.8075</text:p>
          </table:table-cell>
          <table:table-cell table:formula="of:=[.T135]*1000000" office:value-type="float" office:value="0.038597">
            <text:p>0.038597</text:p>
          </table:table-cell>
          <table:table-cell table:formula="of:=[.U135]*1000000" office:value-type="float" office:value="1.72E-030">
            <text:p>1.72E-030</text:p>
          </table:table-cell>
          <table:table-cell table:formula="of:=[.V135]*1000000" office:value-type="float" office:value="0.00000000035811">
            <text:p>3.5811E-010</text:p>
          </table:table-cell>
          <table:table-cell table:formula="of:=[.W135]*1000000" office:value-type="float" office:value="163.13">
            <text:p>163.13</text:p>
          </table:table-cell>
          <table:table-cell table:formula="of:=[.X135]*1000000" office:value-type="float" office:value="53.153">
            <text:p>53.153</text:p>
          </table:table-cell>
          <table:table-cell table:formula="of:=[.Y135]*1000000" office:value-type="float" office:value="1154.1">
            <text:p>1154.1</text:p>
          </table:table-cell>
          <table:table-cell table:formula="of:=[.Z135]*1000000" office:value-type="float" office:value="20.12">
            <text:p>20.12</text:p>
          </table:table-cell>
          <table:table-cell table:formula="of:=[.AA135]*1000000" office:value-type="float" office:value="0">
            <text:p>0</text:p>
          </table:table-cell>
          <table:table-cell table:formula="of:=[.AB135]*1000000" office:value-type="float" office:value="0.00000000000074515">
            <text:p>7.4515E-013</text:p>
          </table:table-cell>
          <table:table-cell table:formula="of:=[.AC135]*1000000" office:value-type="float" office:value="0.00000000035811">
            <text:p>3.5811E-010</text:p>
          </table:table-cell>
          <table:table-cell office:value-type="float" office:value="0.00016313">
            <text:p>0.00016313</text:p>
          </table:table-cell>
          <table:table-cell table:style-name="ce1" office:value-type="string">
            <text:p>5.3157e-05</text:p>
          </table:table-cell>
          <table:table-cell office:value-type="float" office:value="0.0011541">
            <text:p>0.0011541</text:p>
          </table:table-cell>
          <table:table-cell table:style-name="ce1" office:value-type="string">
            <text:p>3.8075e-06</text:p>
          </table:table-cell>
          <table:table-cell table:style-name="ce1" office:value-type="string">
            <text:p>3.8597e-08</text:p>
          </table:table-cell>
          <table:table-cell table:style-name="ce1" office:value-type="string">
            <text:p>1.72e-36</text:p>
          </table:table-cell>
          <table:table-cell table:style-name="ce1" office:value-type="string">
            <text:p>3.5811e-16</text:p>
          </table:table-cell>
          <table:table-cell office:value-type="float" office:value="0.00016313">
            <text:p>0.00016313</text:p>
          </table:table-cell>
          <table:table-cell table:style-name="ce1" office:value-type="string">
            <text:p>5.3153e-05</text:p>
          </table:table-cell>
          <table:table-cell office:value-type="float" office:value="0.0011541">
            <text:p>0.0011541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7.4515e-19</text:p>
          </table:table-cell>
          <table:table-cell table:style-name="ce1" office:value-type="string">
            <text:p>3.5811e-16</text:p>
          </table:table-cell>
        </table:table-row>
        <table:table-row table:style-name="ro2">
          <table:table-cell office:value-type="float" office:value="1340.702">
            <text:p>1340.702</text:p>
          </table:table-cell>
          <table:table-cell table:formula="of:=[.P136]*1000000" office:value-type="float" office:value="160.99">
            <text:p>160.99</text:p>
          </table:table-cell>
          <table:table-cell table:formula="of:=[.Q136]*1000000" office:value-type="float" office:value="52.481">
            <text:p>52.481</text:p>
          </table:table-cell>
          <table:table-cell table:formula="of:=[.R136]*1000000" office:value-type="float" office:value="1156.9">
            <text:p>1156.9</text:p>
          </table:table-cell>
          <table:table-cell table:formula="of:=[.S136]*1000000" office:value-type="float" office:value="3.7332">
            <text:p>3.7332</text:p>
          </table:table-cell>
          <table:table-cell table:formula="of:=[.T136]*1000000" office:value-type="float" office:value="0.038663">
            <text:p>0.038663</text:p>
          </table:table-cell>
          <table:table-cell table:formula="of:=[.U136]*1000000" office:value-type="float" office:value="6.1519E-031">
            <text:p>6.1519E-031</text:p>
          </table:table-cell>
          <table:table-cell table:formula="of:=[.V136]*1000000" office:value-type="float" office:value="0.00000000034774">
            <text:p>3.4774E-010</text:p>
          </table:table-cell>
          <table:table-cell table:formula="of:=[.W136]*1000000" office:value-type="float" office:value="160.99">
            <text:p>160.99</text:p>
          </table:table-cell>
          <table:table-cell table:formula="of:=[.X136]*1000000" office:value-type="float" office:value="52.477">
            <text:p>52.477</text:p>
          </table:table-cell>
          <table:table-cell table:formula="of:=[.Y136]*1000000" office:value-type="float" office:value="1156.9">
            <text:p>1156.9</text:p>
          </table:table-cell>
          <table:table-cell table:formula="of:=[.Z136]*1000000" office:value-type="float" office:value="20.12">
            <text:p>20.12</text:p>
          </table:table-cell>
          <table:table-cell table:formula="of:=[.AA136]*1000000" office:value-type="float" office:value="0">
            <text:p>0</text:p>
          </table:table-cell>
          <table:table-cell table:formula="of:=[.AB136]*1000000" office:value-type="float" office:value="-0.00000000000061357">
            <text:p>-6.1357E-013</text:p>
          </table:table-cell>
          <table:table-cell table:formula="of:=[.AC136]*1000000" office:value-type="float" office:value="0.00000000034774">
            <text:p>3.4774E-010</text:p>
          </table:table-cell>
          <table:table-cell office:value-type="float" office:value="0.00016099">
            <text:p>0.00016099</text:p>
          </table:table-cell>
          <table:table-cell table:style-name="ce1" office:value-type="string">
            <text:p>5.2481e-05</text:p>
          </table:table-cell>
          <table:table-cell office:value-type="float" office:value="0.0011569">
            <text:p>0.0011569</text:p>
          </table:table-cell>
          <table:table-cell table:style-name="ce1" office:value-type="string">
            <text:p>3.7332e-06</text:p>
          </table:table-cell>
          <table:table-cell table:style-name="ce1" office:value-type="string">
            <text:p>3.8663e-08</text:p>
          </table:table-cell>
          <table:table-cell table:style-name="ce1" office:value-type="string">
            <text:p>6.1519e-37</text:p>
          </table:table-cell>
          <table:table-cell table:style-name="ce1" office:value-type="string">
            <text:p>3.4774e-16</text:p>
          </table:table-cell>
          <table:table-cell office:value-type="float" office:value="0.00016099">
            <text:p>0.00016099</text:p>
          </table:table-cell>
          <table:table-cell table:style-name="ce1" office:value-type="string">
            <text:p>5.2477e-05</text:p>
          </table:table-cell>
          <table:table-cell office:value-type="float" office:value="0.0011569">
            <text:p>0.0011569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6.1357e-19</text:p>
          </table:table-cell>
          <table:table-cell table:style-name="ce1" office:value-type="string">
            <text:p>3.4774e-16</text:p>
          </table:table-cell>
        </table:table-row>
        <table:table-row table:style-name="ro2">
          <table:table-cell office:value-type="float" office:value="1350.702">
            <text:p>1350.702</text:p>
          </table:table-cell>
          <table:table-cell table:formula="of:=[.P137]*1000000" office:value-type="float" office:value="158.88">
            <text:p>158.88</text:p>
          </table:table-cell>
          <table:table-cell table:formula="of:=[.Q137]*1000000" office:value-type="float" office:value="51.813">
            <text:p>51.813</text:p>
          </table:table-cell>
          <table:table-cell table:formula="of:=[.R137]*1000000" office:value-type="float" office:value="1159.7">
            <text:p>1159.7</text:p>
          </table:table-cell>
          <table:table-cell table:formula="of:=[.S137]*1000000" office:value-type="float" office:value="3.6602">
            <text:p>3.6602</text:p>
          </table:table-cell>
          <table:table-cell table:formula="of:=[.T137]*1000000" office:value-type="float" office:value="0.038728">
            <text:p>0.038728</text:p>
          </table:table-cell>
          <table:table-cell table:formula="of:=[.U137]*1000000" office:value-type="float" office:value="2.224E-031">
            <text:p>2.224E-031</text:p>
          </table:table-cell>
          <table:table-cell table:formula="of:=[.V137]*1000000" office:value-type="float" office:value="0.00000000033769">
            <text:p>3.3769E-010</text:p>
          </table:table-cell>
          <table:table-cell table:formula="of:=[.W137]*1000000" office:value-type="float" office:value="158.88">
            <text:p>158.88</text:p>
          </table:table-cell>
          <table:table-cell table:formula="of:=[.X137]*1000000" office:value-type="float" office:value="51.809">
            <text:p>51.809</text:p>
          </table:table-cell>
          <table:table-cell table:formula="of:=[.Y137]*1000000" office:value-type="float" office:value="1159.7">
            <text:p>1159.7</text:p>
          </table:table-cell>
          <table:table-cell table:formula="of:=[.Z137]*1000000" office:value-type="float" office:value="20.12">
            <text:p>20.12</text:p>
          </table:table-cell>
          <table:table-cell table:formula="of:=[.AA137]*1000000" office:value-type="float" office:value="0">
            <text:p>0</text:p>
          </table:table-cell>
          <table:table-cell table:formula="of:=[.AB137]*1000000" office:value-type="float" office:value="-0.00000000000031442">
            <text:p>-3.1442E-013</text:p>
          </table:table-cell>
          <table:table-cell table:formula="of:=[.AC137]*1000000" office:value-type="float" office:value="0.00000000033769">
            <text:p>3.3769E-010</text:p>
          </table:table-cell>
          <table:table-cell office:value-type="float" office:value="0.00015888">
            <text:p>0.00015888</text:p>
          </table:table-cell>
          <table:table-cell table:style-name="ce1" office:value-type="string">
            <text:p>5.1813e-05</text:p>
          </table:table-cell>
          <table:table-cell office:value-type="float" office:value="0.0011597">
            <text:p>0.0011597</text:p>
          </table:table-cell>
          <table:table-cell table:style-name="ce1" office:value-type="string">
            <text:p>3.6602e-06</text:p>
          </table:table-cell>
          <table:table-cell table:style-name="ce1" office:value-type="string">
            <text:p>3.8728e-08</text:p>
          </table:table-cell>
          <table:table-cell table:style-name="ce1" office:value-type="string">
            <text:p>2.224e-37</text:p>
          </table:table-cell>
          <table:table-cell table:style-name="ce1" office:value-type="string">
            <text:p>3.3769e-16</text:p>
          </table:table-cell>
          <table:table-cell office:value-type="float" office:value="0.00015888">
            <text:p>0.00015888</text:p>
          </table:table-cell>
          <table:table-cell table:style-name="ce1" office:value-type="string">
            <text:p>5.1809e-05</text:p>
          </table:table-cell>
          <table:table-cell office:value-type="float" office:value="0.0011597">
            <text:p>0.0011597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3.1442e-19</text:p>
          </table:table-cell>
          <table:table-cell table:style-name="ce1" office:value-type="string">
            <text:p>3.3769e-16</text:p>
          </table:table-cell>
        </table:table-row>
        <table:table-row table:style-name="ro2">
          <table:table-cell office:value-type="float" office:value="1360.702">
            <text:p>1360.702</text:p>
          </table:table-cell>
          <table:table-cell table:formula="of:=[.P138]*1000000" office:value-type="float" office:value="156.8">
            <text:p>156.8</text:p>
          </table:table-cell>
          <table:table-cell table:formula="of:=[.Q138]*1000000" office:value-type="float" office:value="51.154">
            <text:p>51.154</text:p>
          </table:table-cell>
          <table:table-cell table:formula="of:=[.R138]*1000000" office:value-type="float" office:value="1162.5">
            <text:p>1162.5</text:p>
          </table:table-cell>
          <table:table-cell table:formula="of:=[.S138]*1000000" office:value-type="float" office:value="3.5883">
            <text:p>3.5883</text:p>
          </table:table-cell>
          <table:table-cell table:formula="of:=[.T138]*1000000" office:value-type="float" office:value="0.038792">
            <text:p>0.038792</text:p>
          </table:table-cell>
          <table:table-cell table:formula="of:=[.U138]*1000000" office:value-type="float" office:value="8.126E-032">
            <text:p>8.126E-032</text:p>
          </table:table-cell>
          <table:table-cell table:formula="of:=[.V138]*1000000" office:value-type="float" office:value="0.00000000032794">
            <text:p>3.2794E-010</text:p>
          </table:table-cell>
          <table:table-cell table:formula="of:=[.W138]*1000000" office:value-type="float" office:value="156.8">
            <text:p>156.8</text:p>
          </table:table-cell>
          <table:table-cell table:formula="of:=[.X138]*1000000" office:value-type="float" office:value="51.15">
            <text:p>51.15</text:p>
          </table:table-cell>
          <table:table-cell table:formula="of:=[.Y138]*1000000" office:value-type="float" office:value="1162.5">
            <text:p>1162.5</text:p>
          </table:table-cell>
          <table:table-cell table:formula="of:=[.Z138]*1000000" office:value-type="float" office:value="20.12">
            <text:p>20.12</text:p>
          </table:table-cell>
          <table:table-cell table:formula="of:=[.AA138]*1000000" office:value-type="float" office:value="0">
            <text:p>0</text:p>
          </table:table-cell>
          <table:table-cell table:formula="of:=[.AB138]*1000000" office:value-type="float" office:value="-0.00000000000038263">
            <text:p>-3.8263E-013</text:p>
          </table:table-cell>
          <table:table-cell table:formula="of:=[.AC138]*1000000" office:value-type="float" office:value="0.00000000032794">
            <text:p>3.2794E-010</text:p>
          </table:table-cell>
          <table:table-cell office:value-type="float" office:value="0.0001568">
            <text:p>0.0001568</text:p>
          </table:table-cell>
          <table:table-cell table:style-name="ce1" office:value-type="string">
            <text:p>5.1154e-05</text:p>
          </table:table-cell>
          <table:table-cell office:value-type="float" office:value="0.0011625">
            <text:p>0.0011625</text:p>
          </table:table-cell>
          <table:table-cell table:style-name="ce1" office:value-type="string">
            <text:p>3.5883e-06</text:p>
          </table:table-cell>
          <table:table-cell table:style-name="ce1" office:value-type="string">
            <text:p>3.8792e-08</text:p>
          </table:table-cell>
          <table:table-cell table:style-name="ce1" office:value-type="string">
            <text:p>8.126e-38</text:p>
          </table:table-cell>
          <table:table-cell table:style-name="ce1" office:value-type="string">
            <text:p>3.2794e-16</text:p>
          </table:table-cell>
          <table:table-cell office:value-type="float" office:value="0.0001568">
            <text:p>0.0001568</text:p>
          </table:table-cell>
          <table:table-cell table:style-name="ce1" office:value-type="string">
            <text:p>5.115e-05</text:p>
          </table:table-cell>
          <table:table-cell office:value-type="float" office:value="0.0011625">
            <text:p>0.0011625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3.8263e-19</text:p>
          </table:table-cell>
          <table:table-cell table:style-name="ce1" office:value-type="string">
            <text:p>3.2794e-16</text:p>
          </table:table-cell>
        </table:table-row>
        <table:table-row table:style-name="ro2">
          <table:table-cell office:value-type="float" office:value="1370.702">
            <text:p>1370.702</text:p>
          </table:table-cell>
          <table:table-cell table:formula="of:=[.P139]*1000000" office:value-type="float" office:value="154.76">
            <text:p>154.76</text:p>
          </table:table-cell>
          <table:table-cell table:formula="of:=[.Q139]*1000000" office:value-type="float" office:value="50.502">
            <text:p>50.502</text:p>
          </table:table-cell>
          <table:table-cell table:formula="of:=[.R139]*1000000" office:value-type="float" office:value="1165.2">
            <text:p>1165.2</text:p>
          </table:table-cell>
          <table:table-cell table:formula="of:=[.S139]*1000000" office:value-type="float" office:value="3.5177">
            <text:p>3.5177</text:p>
          </table:table-cell>
          <table:table-cell table:formula="of:=[.T139]*1000000" office:value-type="float" office:value="0.038856">
            <text:p>0.038856</text:p>
          </table:table-cell>
          <table:table-cell table:formula="of:=[.U139]*1000000" office:value-type="float" office:value="3.0005E-032">
            <text:p>3.0005E-032</text:p>
          </table:table-cell>
          <table:table-cell table:formula="of:=[.V139]*1000000" office:value-type="float" office:value="0.00000000031849">
            <text:p>3.1849E-010</text:p>
          </table:table-cell>
          <table:table-cell table:formula="of:=[.W139]*1000000" office:value-type="float" office:value="154.75">
            <text:p>154.75</text:p>
          </table:table-cell>
          <table:table-cell table:formula="of:=[.X139]*1000000" office:value-type="float" office:value="50.498">
            <text:p>50.498</text:p>
          </table:table-cell>
          <table:table-cell table:formula="of:=[.Y139]*1000000" office:value-type="float" office:value="1165.2">
            <text:p>1165.2</text:p>
          </table:table-cell>
          <table:table-cell table:formula="of:=[.Z139]*1000000" office:value-type="float" office:value="20.12">
            <text:p>20.12</text:p>
          </table:table-cell>
          <table:table-cell table:formula="of:=[.AA139]*1000000" office:value-type="float" office:value="0">
            <text:p>0</text:p>
          </table:table-cell>
          <table:table-cell table:formula="of:=[.AB139]*1000000" office:value-type="float" office:value="0.0000000000011311">
            <text:p>1.1311E-012</text:p>
          </table:table-cell>
          <table:table-cell table:formula="of:=[.AC139]*1000000" office:value-type="float" office:value="0.00000000031849">
            <text:p>3.1849E-010</text:p>
          </table:table-cell>
          <table:table-cell office:value-type="float" office:value="0.00015476">
            <text:p>0.00015476</text:p>
          </table:table-cell>
          <table:table-cell table:style-name="ce1" office:value-type="string">
            <text:p>5.0502e-05</text:p>
          </table:table-cell>
          <table:table-cell office:value-type="float" office:value="0.0011652">
            <text:p>0.0011652</text:p>
          </table:table-cell>
          <table:table-cell table:style-name="ce1" office:value-type="string">
            <text:p>3.5177e-06</text:p>
          </table:table-cell>
          <table:table-cell table:style-name="ce1" office:value-type="string">
            <text:p>3.8856e-08</text:p>
          </table:table-cell>
          <table:table-cell table:style-name="ce1" office:value-type="string">
            <text:p>3.0005e-38</text:p>
          </table:table-cell>
          <table:table-cell table:style-name="ce1" office:value-type="string">
            <text:p>3.1849e-16</text:p>
          </table:table-cell>
          <table:table-cell office:value-type="float" office:value="0.00015475">
            <text:p>0.00015475</text:p>
          </table:table-cell>
          <table:table-cell table:style-name="ce1" office:value-type="string">
            <text:p>5.0498e-05</text:p>
          </table:table-cell>
          <table:table-cell office:value-type="float" office:value="0.0011652">
            <text:p>0.0011652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1.1311e-18</text:p>
          </table:table-cell>
          <table:table-cell table:style-name="ce1" office:value-type="string">
            <text:p>3.1849e-16</text:p>
          </table:table-cell>
        </table:table-row>
        <table:table-row table:style-name="ro2">
          <table:table-cell office:value-type="float" office:value="1380.702">
            <text:p>1380.702</text:p>
          </table:table-cell>
          <table:table-cell table:formula="of:=[.P140]*1000000" office:value-type="float" office:value="152.74">
            <text:p>152.74</text:p>
          </table:table-cell>
          <table:table-cell table:formula="of:=[.Q140]*1000000" office:value-type="float" office:value="49.859">
            <text:p>49.859</text:p>
          </table:table-cell>
          <table:table-cell table:formula="of:=[.R140]*1000000" office:value-type="float" office:value="1167.9">
            <text:p>1167.9</text:p>
          </table:table-cell>
          <table:table-cell table:formula="of:=[.S140]*1000000" office:value-type="float" office:value="3.4483">
            <text:p>3.4483</text:p>
          </table:table-cell>
          <table:table-cell table:formula="of:=[.T140]*1000000" office:value-type="float" office:value="0.03892">
            <text:p>0.03892</text:p>
          </table:table-cell>
          <table:table-cell table:formula="of:=[.U140]*1000000" office:value-type="float" office:value="1.1196E-032">
            <text:p>1.1196E-032</text:p>
          </table:table-cell>
          <table:table-cell table:formula="of:=[.V140]*1000000" office:value-type="float" office:value="0.00000000030933">
            <text:p>3.0933E-010</text:p>
          </table:table-cell>
          <table:table-cell table:formula="of:=[.W140]*1000000" office:value-type="float" office:value="152.74">
            <text:p>152.74</text:p>
          </table:table-cell>
          <table:table-cell table:formula="of:=[.X140]*1000000" office:value-type="float" office:value="49.855">
            <text:p>49.855</text:p>
          </table:table-cell>
          <table:table-cell table:formula="of:=[.Y140]*1000000" office:value-type="float" office:value="1167.9">
            <text:p>1167.9</text:p>
          </table:table-cell>
          <table:table-cell table:formula="of:=[.Z140]*1000000" office:value-type="float" office:value="20.12">
            <text:p>20.12</text:p>
          </table:table-cell>
          <table:table-cell table:formula="of:=[.AA140]*1000000" office:value-type="float" office:value="0">
            <text:p>0</text:p>
          </table:table-cell>
          <table:table-cell table:formula="of:=[.AB140]*1000000" office:value-type="float" office:value="-0.00000000000015769">
            <text:p>-1.5769E-013</text:p>
          </table:table-cell>
          <table:table-cell table:formula="of:=[.AC140]*1000000" office:value-type="float" office:value="0.00000000030933">
            <text:p>3.0933E-010</text:p>
          </table:table-cell>
          <table:table-cell office:value-type="float" office:value="0.00015274">
            <text:p>0.00015274</text:p>
          </table:table-cell>
          <table:table-cell table:style-name="ce1" office:value-type="string">
            <text:p>4.9859e-05</text:p>
          </table:table-cell>
          <table:table-cell office:value-type="float" office:value="0.0011679">
            <text:p>0.0011679</text:p>
          </table:table-cell>
          <table:table-cell table:style-name="ce1" office:value-type="string">
            <text:p>3.4483e-06</text:p>
          </table:table-cell>
          <table:table-cell table:style-name="ce1" office:value-type="string">
            <text:p>3.892e-08</text:p>
          </table:table-cell>
          <table:table-cell table:style-name="ce1" office:value-type="string">
            <text:p>1.1196e-38</text:p>
          </table:table-cell>
          <table:table-cell table:style-name="ce1" office:value-type="string">
            <text:p>3.0933e-16</text:p>
          </table:table-cell>
          <table:table-cell office:value-type="float" office:value="0.00015274">
            <text:p>0.00015274</text:p>
          </table:table-cell>
          <table:table-cell table:style-name="ce1" office:value-type="string">
            <text:p>4.9855e-05</text:p>
          </table:table-cell>
          <table:table-cell office:value-type="float" office:value="0.0011679">
            <text:p>0.0011679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769e-19</text:p>
          </table:table-cell>
          <table:table-cell table:style-name="ce1" office:value-type="string">
            <text:p>3.0933e-16</text:p>
          </table:table-cell>
        </table:table-row>
        <table:table-row table:style-name="ro2">
          <table:table-cell office:value-type="float" office:value="1390.702">
            <text:p>1390.702</text:p>
          </table:table-cell>
          <table:table-cell table:formula="of:=[.P141]*1000000" office:value-type="float" office:value="150.75">
            <text:p>150.75</text:p>
          </table:table-cell>
          <table:table-cell table:formula="of:=[.Q141]*1000000" office:value-type="float" office:value="49.223">
            <text:p>49.223</text:p>
          </table:table-cell>
          <table:table-cell table:formula="of:=[.R141]*1000000" office:value-type="float" office:value="1170.6">
            <text:p>1170.6</text:p>
          </table:table-cell>
          <table:table-cell table:formula="of:=[.S141]*1000000" office:value-type="float" office:value="3.38">
            <text:p>3.38</text:p>
          </table:table-cell>
          <table:table-cell table:formula="of:=[.T141]*1000000" office:value-type="float" office:value="0.038984">
            <text:p>0.038984</text:p>
          </table:table-cell>
          <table:table-cell table:formula="of:=[.U141]*1000000" office:value-type="float" office:value="4.2212E-033">
            <text:p>4.2212E-033</text:p>
          </table:table-cell>
          <table:table-cell table:formula="of:=[.V141]*1000000" office:value-type="float" office:value="0.00000000030045">
            <text:p>3.0045E-010</text:p>
          </table:table-cell>
          <table:table-cell table:formula="of:=[.W141]*1000000" office:value-type="float" office:value="150.75">
            <text:p>150.75</text:p>
          </table:table-cell>
          <table:table-cell table:formula="of:=[.X141]*1000000" office:value-type="float" office:value="49.219">
            <text:p>49.219</text:p>
          </table:table-cell>
          <table:table-cell table:formula="of:=[.Y141]*1000000" office:value-type="float" office:value="1170.6">
            <text:p>1170.6</text:p>
          </table:table-cell>
          <table:table-cell table:formula="of:=[.Z141]*1000000" office:value-type="float" office:value="20.12">
            <text:p>20.12</text:p>
          </table:table-cell>
          <table:table-cell table:formula="of:=[.AA141]*1000000" office:value-type="float" office:value="0">
            <text:p>0</text:p>
          </table:table-cell>
          <table:table-cell table:formula="of:=[.AB141]*1000000" office:value-type="float" office:value="-0.000000000000076295">
            <text:p>-7.6295E-014</text:p>
          </table:table-cell>
          <table:table-cell table:formula="of:=[.AC141]*1000000" office:value-type="float" office:value="0.00000000030044">
            <text:p>3.0044E-010</text:p>
          </table:table-cell>
          <table:table-cell office:value-type="float" office:value="0.00015075">
            <text:p>0.00015075</text:p>
          </table:table-cell>
          <table:table-cell table:style-name="ce1" office:value-type="string">
            <text:p>4.9223e-05</text:p>
          </table:table-cell>
          <table:table-cell office:value-type="float" office:value="0.0011706">
            <text:p>0.0011706</text:p>
          </table:table-cell>
          <table:table-cell table:style-name="ce1" office:value-type="string">
            <text:p>3.38e-06</text:p>
          </table:table-cell>
          <table:table-cell table:style-name="ce1" office:value-type="string">
            <text:p>3.8984e-08</text:p>
          </table:table-cell>
          <table:table-cell table:style-name="ce1" office:value-type="string">
            <text:p>4.2212e-39</text:p>
          </table:table-cell>
          <table:table-cell table:style-name="ce1" office:value-type="string">
            <text:p>3.0045e-16</text:p>
          </table:table-cell>
          <table:table-cell office:value-type="float" office:value="0.00015075">
            <text:p>0.00015075</text:p>
          </table:table-cell>
          <table:table-cell table:style-name="ce1" office:value-type="string">
            <text:p>4.9219e-05</text:p>
          </table:table-cell>
          <table:table-cell office:value-type="float" office:value="0.0011706">
            <text:p>0.0011706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7.6295e-20</text:p>
          </table:table-cell>
          <table:table-cell table:style-name="ce1" office:value-type="string">
            <text:p>3.0044e-16</text:p>
          </table:table-cell>
        </table:table-row>
        <table:table-row table:style-name="ro2">
          <table:table-cell office:value-type="float" office:value="1400.702">
            <text:p>1400.702</text:p>
          </table:table-cell>
          <table:table-cell table:formula="of:=[.P142]*1000000" office:value-type="float" office:value="148.78">
            <text:p>148.78</text:p>
          </table:table-cell>
          <table:table-cell table:formula="of:=[.Q142]*1000000" office:value-type="float" office:value="48.595">
            <text:p>48.595</text:p>
          </table:table-cell>
          <table:table-cell table:formula="of:=[.R142]*1000000" office:value-type="float" office:value="1173.2">
            <text:p>1173.2</text:p>
          </table:table-cell>
          <table:table-cell table:formula="of:=[.S142]*1000000" office:value-type="float" office:value="3.3129">
            <text:p>3.3129</text:p>
          </table:table-cell>
          <table:table-cell table:formula="of:=[.T142]*1000000" office:value-type="float" office:value="0.039048">
            <text:p>0.039048</text:p>
          </table:table-cell>
          <table:table-cell table:formula="of:=[.U142]*1000000" office:value-type="float" office:value="1.608E-033">
            <text:p>1.608E-033</text:p>
          </table:table-cell>
          <table:table-cell table:formula="of:=[.V142]*1000000" office:value-type="float" office:value="0.00000000029183">
            <text:p>2.9183E-010</text:p>
          </table:table-cell>
          <table:table-cell table:formula="of:=[.W142]*1000000" office:value-type="float" office:value="148.78">
            <text:p>148.78</text:p>
          </table:table-cell>
          <table:table-cell table:formula="of:=[.X142]*1000000" office:value-type="float" office:value="48.591">
            <text:p>48.591</text:p>
          </table:table-cell>
          <table:table-cell table:formula="of:=[.Y142]*1000000" office:value-type="float" office:value="1173.2">
            <text:p>1173.2</text:p>
          </table:table-cell>
          <table:table-cell table:formula="of:=[.Z142]*1000000" office:value-type="float" office:value="20.12">
            <text:p>20.12</text:p>
          </table:table-cell>
          <table:table-cell table:formula="of:=[.AA142]*1000000" office:value-type="float" office:value="0">
            <text:p>0</text:p>
          </table:table-cell>
          <table:table-cell table:formula="of:=[.AB142]*1000000" office:value-type="float" office:value="-0.00000000000055464">
            <text:p>-5.5464E-013</text:p>
          </table:table-cell>
          <table:table-cell table:formula="of:=[.AC142]*1000000" office:value-type="float" office:value="0.00000000029183">
            <text:p>2.9183E-010</text:p>
          </table:table-cell>
          <table:table-cell office:value-type="float" office:value="0.00014878">
            <text:p>0.00014878</text:p>
          </table:table-cell>
          <table:table-cell table:style-name="ce1" office:value-type="string">
            <text:p>4.8595e-05</text:p>
          </table:table-cell>
          <table:table-cell office:value-type="float" office:value="0.0011732">
            <text:p>0.0011732</text:p>
          </table:table-cell>
          <table:table-cell table:style-name="ce1" office:value-type="string">
            <text:p>3.3129e-06</text:p>
          </table:table-cell>
          <table:table-cell table:style-name="ce1" office:value-type="string">
            <text:p>3.9048e-08</text:p>
          </table:table-cell>
          <table:table-cell table:style-name="ce1" office:value-type="string">
            <text:p>1.608e-39</text:p>
          </table:table-cell>
          <table:table-cell table:style-name="ce1" office:value-type="string">
            <text:p>2.9183e-16</text:p>
          </table:table-cell>
          <table:table-cell office:value-type="float" office:value="0.00014878">
            <text:p>0.00014878</text:p>
          </table:table-cell>
          <table:table-cell table:style-name="ce1" office:value-type="string">
            <text:p>4.8591e-05</text:p>
          </table:table-cell>
          <table:table-cell office:value-type="float" office:value="0.0011732">
            <text:p>0.0011732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5.5464e-19</text:p>
          </table:table-cell>
          <table:table-cell table:style-name="ce1" office:value-type="string">
            <text:p>2.9183e-16</text:p>
          </table:table-cell>
        </table:table-row>
        <table:table-row table:style-name="ro2">
          <table:table-cell office:value-type="float" office:value="1410.702">
            <text:p>1410.702</text:p>
          </table:table-cell>
          <table:table-cell table:formula="of:=[.P143]*1000000" office:value-type="float" office:value="146.85">
            <text:p>146.85</text:p>
          </table:table-cell>
          <table:table-cell table:formula="of:=[.Q143]*1000000" office:value-type="float" office:value="47.975">
            <text:p>47.975</text:p>
          </table:table-cell>
          <table:table-cell table:formula="of:=[.R143]*1000000" office:value-type="float" office:value="1175.8">
            <text:p>1175.8</text:p>
          </table:table-cell>
          <table:table-cell table:formula="of:=[.S143]*1000000" office:value-type="float" office:value="3.247">
            <text:p>3.247</text:p>
          </table:table-cell>
          <table:table-cell table:formula="of:=[.T143]*1000000" office:value-type="float" office:value="0.039111">
            <text:p>0.039111</text:p>
          </table:table-cell>
          <table:table-cell table:formula="of:=[.U143]*1000000" office:value-type="float" office:value="6.1884E-034">
            <text:p>6.1884E-034</text:p>
          </table:table-cell>
          <table:table-cell table:formula="of:=[.V143]*1000000" office:value-type="float" office:value="0.00000000028348">
            <text:p>2.8348E-010</text:p>
          </table:table-cell>
          <table:table-cell table:formula="of:=[.W143]*1000000" office:value-type="float" office:value="146.85">
            <text:p>146.85</text:p>
          </table:table-cell>
          <table:table-cell table:formula="of:=[.X143]*1000000" office:value-type="float" office:value="47.971">
            <text:p>47.971</text:p>
          </table:table-cell>
          <table:table-cell table:formula="of:=[.Y143]*1000000" office:value-type="float" office:value="1175.8">
            <text:p>1175.8</text:p>
          </table:table-cell>
          <table:table-cell table:formula="of:=[.Z143]*1000000" office:value-type="float" office:value="20.12">
            <text:p>20.12</text:p>
          </table:table-cell>
          <table:table-cell table:formula="of:=[.AA143]*1000000" office:value-type="float" office:value="0">
            <text:p>0</text:p>
          </table:table-cell>
          <table:table-cell table:formula="of:=[.AB143]*1000000" office:value-type="float" office:value="-0.00000000000039337">
            <text:p>-3.9337E-013</text:p>
          </table:table-cell>
          <table:table-cell table:formula="of:=[.AC143]*1000000" office:value-type="float" office:value="0.00000000028348">
            <text:p>2.8348E-010</text:p>
          </table:table-cell>
          <table:table-cell office:value-type="float" office:value="0.00014685">
            <text:p>0.00014685</text:p>
          </table:table-cell>
          <table:table-cell table:style-name="ce1" office:value-type="string">
            <text:p>4.7975e-05</text:p>
          </table:table-cell>
          <table:table-cell office:value-type="float" office:value="0.0011758">
            <text:p>0.0011758</text:p>
          </table:table-cell>
          <table:table-cell table:style-name="ce1" office:value-type="string">
            <text:p>3.247e-06</text:p>
          </table:table-cell>
          <table:table-cell table:style-name="ce1" office:value-type="string">
            <text:p>3.9111e-08</text:p>
          </table:table-cell>
          <table:table-cell table:style-name="ce1" office:value-type="string">
            <text:p>6.1884e-40</text:p>
          </table:table-cell>
          <table:table-cell table:style-name="ce1" office:value-type="string">
            <text:p>2.8348e-16</text:p>
          </table:table-cell>
          <table:table-cell office:value-type="float" office:value="0.00014685">
            <text:p>0.00014685</text:p>
          </table:table-cell>
          <table:table-cell table:style-name="ce1" office:value-type="string">
            <text:p>4.7971e-05</text:p>
          </table:table-cell>
          <table:table-cell office:value-type="float" office:value="0.0011758">
            <text:p>0.0011758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3.9337e-19</text:p>
          </table:table-cell>
          <table:table-cell table:style-name="ce1" office:value-type="string">
            <text:p>2.8348e-16</text:p>
          </table:table-cell>
        </table:table-row>
        <table:table-row table:style-name="ro2">
          <table:table-cell office:value-type="float" office:value="1420.702">
            <text:p>1420.702</text:p>
          </table:table-cell>
          <table:table-cell table:formula="of:=[.P144]*1000000" office:value-type="float" office:value="144.94">
            <text:p>144.94</text:p>
          </table:table-cell>
          <table:table-cell table:formula="of:=[.Q144]*1000000" office:value-type="float" office:value="47.363">
            <text:p>47.363</text:p>
          </table:table-cell>
          <table:table-cell table:formula="of:=[.R144]*1000000" office:value-type="float" office:value="1178.4">
            <text:p>1178.4</text:p>
          </table:table-cell>
          <table:table-cell table:formula="of:=[.S144]*1000000" office:value-type="float" office:value="3.1822">
            <text:p>3.1822</text:p>
          </table:table-cell>
          <table:table-cell table:formula="of:=[.T144]*1000000" office:value-type="float" office:value="0.039174">
            <text:p>0.039174</text:p>
          </table:table-cell>
          <table:table-cell table:formula="of:=[.U144]*1000000" office:value-type="float" office:value="2.4059E-034">
            <text:p>2.4059E-034</text:p>
          </table:table-cell>
          <table:table-cell table:formula="of:=[.V144]*1000000" office:value-type="float" office:value="0.00000000027539">
            <text:p>2.7539E-010</text:p>
          </table:table-cell>
          <table:table-cell table:formula="of:=[.W144]*1000000" office:value-type="float" office:value="144.94">
            <text:p>144.94</text:p>
          </table:table-cell>
          <table:table-cell table:formula="of:=[.X144]*1000000" office:value-type="float" office:value="47.359">
            <text:p>47.359</text:p>
          </table:table-cell>
          <table:table-cell table:formula="of:=[.Y144]*1000000" office:value-type="float" office:value="1178.3">
            <text:p>1178.3</text:p>
          </table:table-cell>
          <table:table-cell table:formula="of:=[.Z144]*1000000" office:value-type="float" office:value="20.12">
            <text:p>20.12</text:p>
          </table:table-cell>
          <table:table-cell table:formula="of:=[.AA144]*1000000" office:value-type="float" office:value="0">
            <text:p>0</text:p>
          </table:table-cell>
          <table:table-cell table:formula="of:=[.AB144]*1000000" office:value-type="float" office:value="-0.0000000000009222">
            <text:p>-9.222E-013</text:p>
          </table:table-cell>
          <table:table-cell table:formula="of:=[.AC144]*1000000" office:value-type="float" office:value="0.00000000027539">
            <text:p>2.7539E-010</text:p>
          </table:table-cell>
          <table:table-cell office:value-type="float" office:value="0.00014494">
            <text:p>0.00014494</text:p>
          </table:table-cell>
          <table:table-cell table:style-name="ce1" office:value-type="string">
            <text:p>4.7363e-05</text:p>
          </table:table-cell>
          <table:table-cell office:value-type="float" office:value="0.0011784">
            <text:p>0.0011784</text:p>
          </table:table-cell>
          <table:table-cell table:style-name="ce1" office:value-type="string">
            <text:p>3.1822e-06</text:p>
          </table:table-cell>
          <table:table-cell table:style-name="ce1" office:value-type="string">
            <text:p>3.9174e-08</text:p>
          </table:table-cell>
          <table:table-cell table:style-name="ce1" office:value-type="string">
            <text:p>2.4059e-40</text:p>
          </table:table-cell>
          <table:table-cell table:style-name="ce1" office:value-type="string">
            <text:p>2.7539e-16</text:p>
          </table:table-cell>
          <table:table-cell office:value-type="float" office:value="0.00014494">
            <text:p>0.00014494</text:p>
          </table:table-cell>
          <table:table-cell table:style-name="ce1" office:value-type="string">
            <text:p>4.7359e-05</text:p>
          </table:table-cell>
          <table:table-cell office:value-type="float" office:value="0.0011783">
            <text:p>0.0011783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9.222e-19</text:p>
          </table:table-cell>
          <table:table-cell table:style-name="ce1" office:value-type="string">
            <text:p>2.7539e-16</text:p>
          </table:table-cell>
        </table:table-row>
        <table:table-row table:style-name="ro2">
          <table:table-cell office:value-type="float" office:value="1430.702">
            <text:p>1430.702</text:p>
          </table:table-cell>
          <table:table-cell table:formula="of:=[.P145]*1000000" office:value-type="float" office:value="143.06">
            <text:p>143.06</text:p>
          </table:table-cell>
          <table:table-cell table:formula="of:=[.Q145]*1000000" office:value-type="float" office:value="46.758">
            <text:p>46.758</text:p>
          </table:table-cell>
          <table:table-cell table:formula="of:=[.R145]*1000000" office:value-type="float" office:value="1180.9">
            <text:p>1180.9</text:p>
          </table:table-cell>
          <table:table-cell table:formula="of:=[.S145]*1000000" office:value-type="float" office:value="3.1185">
            <text:p>3.1185</text:p>
          </table:table-cell>
          <table:table-cell table:formula="of:=[.T145]*1000000" office:value-type="float" office:value="0.039237">
            <text:p>0.039237</text:p>
          </table:table-cell>
          <table:table-cell table:formula="of:=[.U145]*1000000" office:value-type="float" office:value="9.448E-035">
            <text:p>9.448E-035</text:p>
          </table:table-cell>
          <table:table-cell table:formula="of:=[.V145]*1000000" office:value-type="float" office:value="0.00000000026754">
            <text:p>2.6754E-010</text:p>
          </table:table-cell>
          <table:table-cell table:formula="of:=[.W145]*1000000" office:value-type="float" office:value="143.06">
            <text:p>143.06</text:p>
          </table:table-cell>
          <table:table-cell table:formula="of:=[.X145]*1000000" office:value-type="float" office:value="46.755">
            <text:p>46.755</text:p>
          </table:table-cell>
          <table:table-cell table:formula="of:=[.Y145]*1000000" office:value-type="float" office:value="1180.9">
            <text:p>1180.9</text:p>
          </table:table-cell>
          <table:table-cell table:formula="of:=[.Z145]*1000000" office:value-type="float" office:value="20.12">
            <text:p>20.12</text:p>
          </table:table-cell>
          <table:table-cell table:formula="of:=[.AA145]*1000000" office:value-type="float" office:value="0">
            <text:p>0</text:p>
          </table:table-cell>
          <table:table-cell table:formula="of:=[.AB145]*1000000" office:value-type="float" office:value="0.00000000000012039">
            <text:p>1.2039E-013</text:p>
          </table:table-cell>
          <table:table-cell table:formula="of:=[.AC145]*1000000" office:value-type="float" office:value="0.00000000026754">
            <text:p>2.6754E-010</text:p>
          </table:table-cell>
          <table:table-cell office:value-type="float" office:value="0.00014306">
            <text:p>0.00014306</text:p>
          </table:table-cell>
          <table:table-cell table:style-name="ce1" office:value-type="string">
            <text:p>4.6758e-05</text:p>
          </table:table-cell>
          <table:table-cell office:value-type="float" office:value="0.0011809">
            <text:p>0.0011809</text:p>
          </table:table-cell>
          <table:table-cell table:style-name="ce1" office:value-type="string">
            <text:p>3.1185e-06</text:p>
          </table:table-cell>
          <table:table-cell table:style-name="ce1" office:value-type="string">
            <text:p>3.9237e-08</text:p>
          </table:table-cell>
          <table:table-cell table:style-name="ce1" office:value-type="string">
            <text:p>9.448e-41</text:p>
          </table:table-cell>
          <table:table-cell table:style-name="ce1" office:value-type="string">
            <text:p>2.6754e-16</text:p>
          </table:table-cell>
          <table:table-cell office:value-type="float" office:value="0.00014306">
            <text:p>0.00014306</text:p>
          </table:table-cell>
          <table:table-cell table:style-name="ce1" office:value-type="string">
            <text:p>4.6755e-05</text:p>
          </table:table-cell>
          <table:table-cell office:value-type="float" office:value="0.0011809">
            <text:p>0.0011809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1.2039e-19</text:p>
          </table:table-cell>
          <table:table-cell table:style-name="ce1" office:value-type="string">
            <text:p>2.6754e-16</text:p>
          </table:table-cell>
        </table:table-row>
        <table:table-row table:style-name="ro2">
          <table:table-cell office:value-type="float" office:value="1440.702">
            <text:p>1440.702</text:p>
          </table:table-cell>
          <table:table-cell table:formula="of:=[.P146]*1000000" office:value-type="float" office:value="141.21">
            <text:p>141.21</text:p>
          </table:table-cell>
          <table:table-cell table:formula="of:=[.Q146]*1000000" office:value-type="float" office:value="46.161">
            <text:p>46.161</text:p>
          </table:table-cell>
          <table:table-cell table:formula="of:=[.R146]*1000000" office:value-type="float" office:value="1183.4">
            <text:p>1183.4</text:p>
          </table:table-cell>
          <table:table-cell table:formula="of:=[.S146]*1000000" office:value-type="float" office:value="3.0559">
            <text:p>3.0559</text:p>
          </table:table-cell>
          <table:table-cell table:formula="of:=[.T146]*1000000" office:value-type="float" office:value="0.0393">
            <text:p>0.0393</text:p>
          </table:table-cell>
          <table:table-cell table:formula="of:=[.U146]*1000000" office:value-type="float" office:value="3.7475E-035">
            <text:p>3.7475E-035</text:p>
          </table:table-cell>
          <table:table-cell table:formula="of:=[.V146]*1000000" office:value-type="float" office:value="0.00000000025993">
            <text:p>2.5993E-010</text:p>
          </table:table-cell>
          <table:table-cell table:formula="of:=[.W146]*1000000" office:value-type="float" office:value="141.21">
            <text:p>141.21</text:p>
          </table:table-cell>
          <table:table-cell table:formula="of:=[.X146]*1000000" office:value-type="float" office:value="46.157">
            <text:p>46.157</text:p>
          </table:table-cell>
          <table:table-cell table:formula="of:=[.Y146]*1000000" office:value-type="float" office:value="1183.3">
            <text:p>1183.3</text:p>
          </table:table-cell>
          <table:table-cell table:formula="of:=[.Z146]*1000000" office:value-type="float" office:value="20.12">
            <text:p>20.12</text:p>
          </table:table-cell>
          <table:table-cell table:formula="of:=[.AA146]*1000000" office:value-type="float" office:value="0">
            <text:p>0</text:p>
          </table:table-cell>
          <table:table-cell table:formula="of:=[.AB146]*1000000" office:value-type="float" office:value="0.00000000000012192">
            <text:p>1.2192E-013</text:p>
          </table:table-cell>
          <table:table-cell table:formula="of:=[.AC146]*1000000" office:value-type="float" office:value="0.00000000025993">
            <text:p>2.5993E-010</text:p>
          </table:table-cell>
          <table:table-cell office:value-type="float" office:value="0.00014121">
            <text:p>0.00014121</text:p>
          </table:table-cell>
          <table:table-cell table:style-name="ce1" office:value-type="string">
            <text:p>4.6161e-05</text:p>
          </table:table-cell>
          <table:table-cell office:value-type="float" office:value="0.0011834">
            <text:p>0.0011834</text:p>
          </table:table-cell>
          <table:table-cell table:style-name="ce1" office:value-type="string">
            <text:p>3.0559e-06</text:p>
          </table:table-cell>
          <table:table-cell table:style-name="ce1" office:value-type="string">
            <text:p>3.93e-08</text:p>
          </table:table-cell>
          <table:table-cell table:style-name="ce1" office:value-type="string">
            <text:p>3.7475e-41</text:p>
          </table:table-cell>
          <table:table-cell table:style-name="ce1" office:value-type="string">
            <text:p>2.5993e-16</text:p>
          </table:table-cell>
          <table:table-cell office:value-type="float" office:value="0.00014121">
            <text:p>0.00014121</text:p>
          </table:table-cell>
          <table:table-cell table:style-name="ce1" office:value-type="string">
            <text:p>4.6157e-05</text:p>
          </table:table-cell>
          <table:table-cell office:value-type="float" office:value="0.0011833">
            <text:p>0.0011833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1.2192e-19</text:p>
          </table:table-cell>
          <table:table-cell table:style-name="ce1" office:value-type="string">
            <text:p>2.5993e-16</text:p>
          </table:table-cell>
        </table:table-row>
        <table:table-row table:style-name="ro2">
          <table:table-cell office:value-type="float" office:value="1450.702">
            <text:p>1450.702</text:p>
          </table:table-cell>
          <table:table-cell table:formula="of:=[.P147]*1000000" office:value-type="float" office:value="139.38">
            <text:p>139.38</text:p>
          </table:table-cell>
          <table:table-cell table:formula="of:=[.Q147]*1000000" office:value-type="float" office:value="45.571">
            <text:p>45.571</text:p>
          </table:table-cell>
          <table:table-cell table:formula="of:=[.R147]*1000000" office:value-type="float" office:value="1185.8">
            <text:p>1185.8</text:p>
          </table:table-cell>
          <table:table-cell table:formula="of:=[.S147]*1000000" office:value-type="float" office:value="2.9944">
            <text:p>2.9944</text:p>
          </table:table-cell>
          <table:table-cell table:formula="of:=[.T147]*1000000" office:value-type="float" office:value="0.039362">
            <text:p>0.039362</text:p>
          </table:table-cell>
          <table:table-cell table:formula="of:=[.U147]*1000000" office:value-type="float" office:value="1.5012E-035">
            <text:p>1.5012E-035</text:p>
          </table:table-cell>
          <table:table-cell table:formula="of:=[.V147]*1000000" office:value-type="float" office:value="0.00000000025256">
            <text:p>2.5256E-010</text:p>
          </table:table-cell>
          <table:table-cell table:formula="of:=[.W147]*1000000" office:value-type="float" office:value="139.38">
            <text:p>139.38</text:p>
          </table:table-cell>
          <table:table-cell table:formula="of:=[.X147]*1000000" office:value-type="float" office:value="45.568">
            <text:p>45.568</text:p>
          </table:table-cell>
          <table:table-cell table:formula="of:=[.Y147]*1000000" office:value-type="float" office:value="1185.8">
            <text:p>1185.8</text:p>
          </table:table-cell>
          <table:table-cell table:formula="of:=[.Z147]*1000000" office:value-type="float" office:value="20.12">
            <text:p>20.12</text:p>
          </table:table-cell>
          <table:table-cell table:formula="of:=[.AA147]*1000000" office:value-type="float" office:value="0">
            <text:p>0</text:p>
          </table:table-cell>
          <table:table-cell table:formula="of:=[.AB147]*1000000" office:value-type="float" office:value="-0.00000000000077671">
            <text:p>-7.7671E-013</text:p>
          </table:table-cell>
          <table:table-cell table:formula="of:=[.AC147]*1000000" office:value-type="float" office:value="0.00000000025256">
            <text:p>2.5256E-010</text:p>
          </table:table-cell>
          <table:table-cell office:value-type="float" office:value="0.00013938">
            <text:p>0.00013938</text:p>
          </table:table-cell>
          <table:table-cell table:style-name="ce1" office:value-type="string">
            <text:p>4.5571e-05</text:p>
          </table:table-cell>
          <table:table-cell office:value-type="float" office:value="0.0011858">
            <text:p>0.0011858</text:p>
          </table:table-cell>
          <table:table-cell table:style-name="ce1" office:value-type="string">
            <text:p>2.9944e-06</text:p>
          </table:table-cell>
          <table:table-cell table:style-name="ce1" office:value-type="string">
            <text:p>3.9362e-08</text:p>
          </table:table-cell>
          <table:table-cell table:style-name="ce1" office:value-type="string">
            <text:p>1.5012e-41</text:p>
          </table:table-cell>
          <table:table-cell table:style-name="ce1" office:value-type="string">
            <text:p>2.5256e-16</text:p>
          </table:table-cell>
          <table:table-cell office:value-type="float" office:value="0.00013938">
            <text:p>0.00013938</text:p>
          </table:table-cell>
          <table:table-cell table:style-name="ce1" office:value-type="string">
            <text:p>4.5568e-05</text:p>
          </table:table-cell>
          <table:table-cell office:value-type="float" office:value="0.0011858">
            <text:p>0.0011858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7.7671e-19</text:p>
          </table:table-cell>
          <table:table-cell table:style-name="ce1" office:value-type="string">
            <text:p>2.5256e-16</text:p>
          </table:table-cell>
        </table:table-row>
        <table:table-row table:style-name="ro2">
          <table:table-cell office:value-type="float" office:value="1460.702">
            <text:p>1460.702</text:p>
          </table:table-cell>
          <table:table-cell table:formula="of:=[.P148]*1000000" office:value-type="float" office:value="137.58">
            <text:p>137.58</text:p>
          </table:table-cell>
          <table:table-cell table:formula="of:=[.Q148]*1000000" office:value-type="float" office:value="44.989">
            <text:p>44.989</text:p>
          </table:table-cell>
          <table:table-cell table:formula="of:=[.R148]*1000000" office:value-type="float" office:value="1188.2">
            <text:p>1188.2</text:p>
          </table:table-cell>
          <table:table-cell table:formula="of:=[.S148]*1000000" office:value-type="float" office:value="2.934">
            <text:p>2.934</text:p>
          </table:table-cell>
          <table:table-cell table:formula="of:=[.T148]*1000000" office:value-type="float" office:value="0.039425">
            <text:p>0.039425</text:p>
          </table:table-cell>
          <table:table-cell table:formula="of:=[.U148]*1000000" office:value-type="float" office:value="6.0727E-036">
            <text:p>6.0727E-036</text:p>
          </table:table-cell>
          <table:table-cell table:formula="of:=[.V148]*1000000" office:value-type="float" office:value="0.0000000002454">
            <text:p>2.454E-010</text:p>
          </table:table-cell>
          <table:table-cell table:formula="of:=[.W148]*1000000" office:value-type="float" office:value="137.58">
            <text:p>137.58</text:p>
          </table:table-cell>
          <table:table-cell table:formula="of:=[.X148]*1000000" office:value-type="float" office:value="44.985">
            <text:p>44.985</text:p>
          </table:table-cell>
          <table:table-cell table:formula="of:=[.Y148]*1000000" office:value-type="float" office:value="1188.2">
            <text:p>1188.2</text:p>
          </table:table-cell>
          <table:table-cell table:formula="of:=[.Z148]*1000000" office:value-type="float" office:value="20.12">
            <text:p>20.12</text:p>
          </table:table-cell>
          <table:table-cell table:formula="of:=[.AA148]*1000000" office:value-type="float" office:value="0">
            <text:p>0</text:p>
          </table:table-cell>
          <table:table-cell table:formula="of:=[.AB148]*1000000" office:value-type="float" office:value="-0.00000000000043073">
            <text:p>-4.3073E-013</text:p>
          </table:table-cell>
          <table:table-cell table:formula="of:=[.AC148]*1000000" office:value-type="float" office:value="0.0000000002454">
            <text:p>2.454E-010</text:p>
          </table:table-cell>
          <table:table-cell office:value-type="float" office:value="0.00013758">
            <text:p>0.00013758</text:p>
          </table:table-cell>
          <table:table-cell table:style-name="ce1" office:value-type="string">
            <text:p>4.4989e-05</text:p>
          </table:table-cell>
          <table:table-cell office:value-type="float" office:value="0.0011882">
            <text:p>0.0011882</text:p>
          </table:table-cell>
          <table:table-cell table:style-name="ce1" office:value-type="string">
            <text:p>2.934e-06</text:p>
          </table:table-cell>
          <table:table-cell table:style-name="ce1" office:value-type="string">
            <text:p>3.9425e-08</text:p>
          </table:table-cell>
          <table:table-cell table:style-name="ce1" office:value-type="string">
            <text:p>6.0727e-42</text:p>
          </table:table-cell>
          <table:table-cell table:style-name="ce1" office:value-type="string">
            <text:p>2.454e-16</text:p>
          </table:table-cell>
          <table:table-cell office:value-type="float" office:value="0.00013758">
            <text:p>0.00013758</text:p>
          </table:table-cell>
          <table:table-cell table:style-name="ce1" office:value-type="string">
            <text:p>4.4985e-05</text:p>
          </table:table-cell>
          <table:table-cell office:value-type="float" office:value="0.0011882">
            <text:p>0.0011882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4.3073e-19</text:p>
          </table:table-cell>
          <table:table-cell table:style-name="ce1" office:value-type="string">
            <text:p>2.454e-16</text:p>
          </table:table-cell>
        </table:table-row>
        <table:table-row table:style-name="ro2">
          <table:table-cell office:value-type="float" office:value="1470.702">
            <text:p>1470.702</text:p>
          </table:table-cell>
          <table:table-cell table:formula="of:=[.P149]*1000000" office:value-type="float" office:value="135.8">
            <text:p>135.8</text:p>
          </table:table-cell>
          <table:table-cell table:formula="of:=[.Q149]*1000000" office:value-type="float" office:value="44.414">
            <text:p>44.414</text:p>
          </table:table-cell>
          <table:table-cell table:formula="of:=[.R149]*1000000" office:value-type="float" office:value="1190.6">
            <text:p>1190.6</text:p>
          </table:table-cell>
          <table:table-cell table:formula="of:=[.S149]*1000000" office:value-type="float" office:value="2.8747">
            <text:p>2.8747</text:p>
          </table:table-cell>
          <table:table-cell table:formula="of:=[.T149]*1000000" office:value-type="float" office:value="0.039487">
            <text:p>0.039487</text:p>
          </table:table-cell>
          <table:table-cell table:formula="of:=[.U149]*1000000" office:value-type="float" office:value="2.4806E-036">
            <text:p>2.4806E-036</text:p>
          </table:table-cell>
          <table:table-cell table:formula="of:=[.V149]*1000000" office:value-type="float" office:value="0.00000000023847">
            <text:p>2.3847E-010</text:p>
          </table:table-cell>
          <table:table-cell table:formula="of:=[.W149]*1000000" office:value-type="float" office:value="135.8">
            <text:p>135.8</text:p>
          </table:table-cell>
          <table:table-cell table:formula="of:=[.X149]*1000000" office:value-type="float" office:value="44.41">
            <text:p>44.41</text:p>
          </table:table-cell>
          <table:table-cell table:formula="of:=[.Y149]*1000000" office:value-type="float" office:value="1190.6">
            <text:p>1190.6</text:p>
          </table:table-cell>
          <table:table-cell table:formula="of:=[.Z149]*1000000" office:value-type="float" office:value="20.12">
            <text:p>20.12</text:p>
          </table:table-cell>
          <table:table-cell table:formula="of:=[.AA149]*1000000" office:value-type="float" office:value="0">
            <text:p>0</text:p>
          </table:table-cell>
          <table:table-cell table:formula="of:=[.AB149]*1000000" office:value-type="float" office:value="-0.00000000000014735">
            <text:p>-1.4735E-013</text:p>
          </table:table-cell>
          <table:table-cell table:formula="of:=[.AC149]*1000000" office:value-type="float" office:value="0.00000000023847">
            <text:p>2.3847E-010</text:p>
          </table:table-cell>
          <table:table-cell office:value-type="float" office:value="0.0001358">
            <text:p>0.0001358</text:p>
          </table:table-cell>
          <table:table-cell table:style-name="ce1" office:value-type="string">
            <text:p>4.4414e-05</text:p>
          </table:table-cell>
          <table:table-cell office:value-type="float" office:value="0.0011906">
            <text:p>0.0011906</text:p>
          </table:table-cell>
          <table:table-cell table:style-name="ce1" office:value-type="string">
            <text:p>2.8747e-06</text:p>
          </table:table-cell>
          <table:table-cell table:style-name="ce1" office:value-type="string">
            <text:p>3.9487e-08</text:p>
          </table:table-cell>
          <table:table-cell table:style-name="ce1" office:value-type="string">
            <text:p>2.4806e-42</text:p>
          </table:table-cell>
          <table:table-cell table:style-name="ce1" office:value-type="string">
            <text:p>2.3847e-16</text:p>
          </table:table-cell>
          <table:table-cell office:value-type="float" office:value="0.0001358">
            <text:p>0.0001358</text:p>
          </table:table-cell>
          <table:table-cell table:style-name="ce1" office:value-type="string">
            <text:p>4.441e-05</text:p>
          </table:table-cell>
          <table:table-cell office:value-type="float" office:value="0.0011906">
            <text:p>0.0011906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735e-19</text:p>
          </table:table-cell>
          <table:table-cell table:style-name="ce1" office:value-type="string">
            <text:p>2.3847e-16</text:p>
          </table:table-cell>
        </table:table-row>
        <table:table-row table:style-name="ro2">
          <table:table-cell office:value-type="float" office:value="1480.702">
            <text:p>1480.702</text:p>
          </table:table-cell>
          <table:table-cell table:formula="of:=[.P150]*1000000" office:value-type="float" office:value="134.05">
            <text:p>134.05</text:p>
          </table:table-cell>
          <table:table-cell table:formula="of:=[.Q150]*1000000" office:value-type="float" office:value="43.846">
            <text:p>43.846</text:p>
          </table:table-cell>
          <table:table-cell table:formula="of:=[.R150]*1000000" office:value-type="float" office:value="1193">
            <text:p>1193</text:p>
          </table:table-cell>
          <table:table-cell table:formula="of:=[.S150]*1000000" office:value-type="float" office:value="2.8164">
            <text:p>2.8164</text:p>
          </table:table-cell>
          <table:table-cell table:formula="of:=[.T150]*1000000" office:value-type="float" office:value="0.039549">
            <text:p>0.039549</text:p>
          </table:table-cell>
          <table:table-cell table:formula="of:=[.U150]*1000000" office:value-type="float" office:value="1.0231E-036">
            <text:p>1.0231E-036</text:p>
          </table:table-cell>
          <table:table-cell table:formula="of:=[.V150]*1000000" office:value-type="float" office:value="0.00000000023175">
            <text:p>2.3175E-010</text:p>
          </table:table-cell>
          <table:table-cell table:formula="of:=[.W150]*1000000" office:value-type="float" office:value="134.05">
            <text:p>134.05</text:p>
          </table:table-cell>
          <table:table-cell table:formula="of:=[.X150]*1000000" office:value-type="float" office:value="43.842">
            <text:p>43.842</text:p>
          </table:table-cell>
          <table:table-cell table:formula="of:=[.Y150]*1000000" office:value-type="float" office:value="1192.9">
            <text:p>1192.9</text:p>
          </table:table-cell>
          <table:table-cell table:formula="of:=[.Z150]*1000000" office:value-type="float" office:value="20.12">
            <text:p>20.12</text:p>
          </table:table-cell>
          <table:table-cell table:formula="of:=[.AA150]*1000000" office:value-type="float" office:value="0">
            <text:p>0</text:p>
          </table:table-cell>
          <table:table-cell table:formula="of:=[.AB150]*1000000" office:value-type="float" office:value="0.00000000000072636">
            <text:p>7.2636E-013</text:p>
          </table:table-cell>
          <table:table-cell table:formula="of:=[.AC150]*1000000" office:value-type="float" office:value="0.00000000023175">
            <text:p>2.3175E-010</text:p>
          </table:table-cell>
          <table:table-cell office:value-type="float" office:value="0.00013405">
            <text:p>0.00013405</text:p>
          </table:table-cell>
          <table:table-cell table:style-name="ce1" office:value-type="string">
            <text:p>4.3846e-05</text:p>
          </table:table-cell>
          <table:table-cell office:value-type="float" office:value="0.001193">
            <text:p>0.001193</text:p>
          </table:table-cell>
          <table:table-cell table:style-name="ce1" office:value-type="string">
            <text:p>2.8164e-06</text:p>
          </table:table-cell>
          <table:table-cell table:style-name="ce1" office:value-type="string">
            <text:p>3.9549e-08</text:p>
          </table:table-cell>
          <table:table-cell table:style-name="ce1" office:value-type="string">
            <text:p>1.0231e-42</text:p>
          </table:table-cell>
          <table:table-cell table:style-name="ce1" office:value-type="string">
            <text:p>2.3175e-16</text:p>
          </table:table-cell>
          <table:table-cell office:value-type="float" office:value="0.00013405">
            <text:p>0.00013405</text:p>
          </table:table-cell>
          <table:table-cell table:style-name="ce1" office:value-type="string">
            <text:p>4.3842e-05</text:p>
          </table:table-cell>
          <table:table-cell office:value-type="float" office:value="0.0011929">
            <text:p>0.0011929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7.2636e-19</text:p>
          </table:table-cell>
          <table:table-cell table:style-name="ce1" office:value-type="string">
            <text:p>2.3175e-16</text:p>
          </table:table-cell>
        </table:table-row>
        <table:table-row table:style-name="ro2">
          <table:table-cell office:value-type="float" office:value="1490.702">
            <text:p>1490.702</text:p>
          </table:table-cell>
          <table:table-cell table:formula="of:=[.P151]*1000000" office:value-type="float" office:value="132.32">
            <text:p>132.32</text:p>
          </table:table-cell>
          <table:table-cell table:formula="of:=[.Q151]*1000000" office:value-type="float" office:value="43.285">
            <text:p>43.285</text:p>
          </table:table-cell>
          <table:table-cell table:formula="of:=[.R151]*1000000" office:value-type="float" office:value="1195.3">
            <text:p>1195.3</text:p>
          </table:table-cell>
          <table:table-cell table:formula="of:=[.S151]*1000000" office:value-type="float" office:value="2.7591">
            <text:p>2.7591</text:p>
          </table:table-cell>
          <table:table-cell table:formula="of:=[.T151]*1000000" office:value-type="float" office:value="0.039612">
            <text:p>0.039612</text:p>
          </table:table-cell>
          <table:table-cell table:formula="of:=[.U151]*1000000" office:value-type="float" office:value="4.2601E-037">
            <text:p>4.2601E-037</text:p>
          </table:table-cell>
          <table:table-cell table:formula="of:=[.V151]*1000000" office:value-type="float" office:value="0.00000000022523">
            <text:p>2.2523E-010</text:p>
          </table:table-cell>
          <table:table-cell table:formula="of:=[.W151]*1000000" office:value-type="float" office:value="132.32">
            <text:p>132.32</text:p>
          </table:table-cell>
          <table:table-cell table:formula="of:=[.X151]*1000000" office:value-type="float" office:value="43.281">
            <text:p>43.281</text:p>
          </table:table-cell>
          <table:table-cell table:formula="of:=[.Y151]*1000000" office:value-type="float" office:value="1195.2">
            <text:p>1195.2</text:p>
          </table:table-cell>
          <table:table-cell table:formula="of:=[.Z151]*1000000" office:value-type="float" office:value="20.12">
            <text:p>20.12</text:p>
          </table:table-cell>
          <table:table-cell table:formula="of:=[.AA151]*1000000" office:value-type="float" office:value="0">
            <text:p>0</text:p>
          </table:table-cell>
          <table:table-cell table:formula="of:=[.AB151]*1000000" office:value-type="float" office:value="-0.000000000000038621">
            <text:p>-3.8621E-014</text:p>
          </table:table-cell>
          <table:table-cell table:formula="of:=[.AC151]*1000000" office:value-type="float" office:value="0.00000000022523">
            <text:p>2.2523E-010</text:p>
          </table:table-cell>
          <table:table-cell office:value-type="float" office:value="0.00013232">
            <text:p>0.00013232</text:p>
          </table:table-cell>
          <table:table-cell table:style-name="ce1" office:value-type="string">
            <text:p>4.3285e-05</text:p>
          </table:table-cell>
          <table:table-cell office:value-type="float" office:value="0.0011953">
            <text:p>0.0011953</text:p>
          </table:table-cell>
          <table:table-cell table:style-name="ce1" office:value-type="string">
            <text:p>2.7591e-06</text:p>
          </table:table-cell>
          <table:table-cell table:style-name="ce1" office:value-type="string">
            <text:p>3.9612e-08</text:p>
          </table:table-cell>
          <table:table-cell table:style-name="ce1" office:value-type="string">
            <text:p>4.2601e-43</text:p>
          </table:table-cell>
          <table:table-cell table:style-name="ce1" office:value-type="string">
            <text:p>2.2523e-16</text:p>
          </table:table-cell>
          <table:table-cell office:value-type="float" office:value="0.00013232">
            <text:p>0.00013232</text:p>
          </table:table-cell>
          <table:table-cell table:style-name="ce1" office:value-type="string">
            <text:p>4.3281e-05</text:p>
          </table:table-cell>
          <table:table-cell office:value-type="float" office:value="0.0011952">
            <text:p>0.0011952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3.8621e-20</text:p>
          </table:table-cell>
          <table:table-cell table:style-name="ce1" office:value-type="string">
            <text:p>2.2523e-16</text:p>
          </table:table-cell>
        </table:table-row>
        <table:table-row table:style-name="ro2">
          <table:table-cell office:value-type="float" office:value="1500.702">
            <text:p>1500.702</text:p>
          </table:table-cell>
          <table:table-cell table:formula="of:=[.P152]*1000000" office:value-type="float" office:value="130.62">
            <text:p>130.62</text:p>
          </table:table-cell>
          <table:table-cell table:formula="of:=[.Q152]*1000000" office:value-type="float" office:value="42.731">
            <text:p>42.731</text:p>
          </table:table-cell>
          <table:table-cell table:formula="of:=[.R152]*1000000" office:value-type="float" office:value="1197.6">
            <text:p>1197.6</text:p>
          </table:table-cell>
          <table:table-cell table:formula="of:=[.S152]*1000000" office:value-type="float" office:value="2.7029">
            <text:p>2.7029</text:p>
          </table:table-cell>
          <table:table-cell table:formula="of:=[.T152]*1000000" office:value-type="float" office:value="0.039674">
            <text:p>0.039674</text:p>
          </table:table-cell>
          <table:table-cell table:formula="of:=[.U152]*1000000" office:value-type="float" office:value="1.7908E-037">
            <text:p>1.7908E-037</text:p>
          </table:table-cell>
          <table:table-cell table:formula="of:=[.V152]*1000000" office:value-type="float" office:value="0.00000000021891">
            <text:p>2.1891E-010</text:p>
          </table:table-cell>
          <table:table-cell table:formula="of:=[.W152]*1000000" office:value-type="float" office:value="130.62">
            <text:p>130.62</text:p>
          </table:table-cell>
          <table:table-cell table:formula="of:=[.X152]*1000000" office:value-type="float" office:value="42.727">
            <text:p>42.727</text:p>
          </table:table-cell>
          <table:table-cell table:formula="of:=[.Y152]*1000000" office:value-type="float" office:value="1197.5">
            <text:p>1197.5</text:p>
          </table:table-cell>
          <table:table-cell table:formula="of:=[.Z152]*1000000" office:value-type="float" office:value="20.12">
            <text:p>20.12</text:p>
          </table:table-cell>
          <table:table-cell table:formula="of:=[.AA152]*1000000" office:value-type="float" office:value="0">
            <text:p>0</text:p>
          </table:table-cell>
          <table:table-cell table:formula="of:=[.AB152]*1000000" office:value-type="float" office:value="0.00000000000012789">
            <text:p>1.2789E-013</text:p>
          </table:table-cell>
          <table:table-cell table:formula="of:=[.AC152]*1000000" office:value-type="float" office:value="0.00000000021891">
            <text:p>2.1891E-010</text:p>
          </table:table-cell>
          <table:table-cell office:value-type="float" office:value="0.00013062">
            <text:p>0.00013062</text:p>
          </table:table-cell>
          <table:table-cell table:style-name="ce1" office:value-type="string">
            <text:p>4.2731e-05</text:p>
          </table:table-cell>
          <table:table-cell office:value-type="float" office:value="0.0011976">
            <text:p>0.0011976</text:p>
          </table:table-cell>
          <table:table-cell table:style-name="ce1" office:value-type="string">
            <text:p>2.7029e-06</text:p>
          </table:table-cell>
          <table:table-cell table:style-name="ce1" office:value-type="string">
            <text:p>3.9674e-08</text:p>
          </table:table-cell>
          <table:table-cell table:style-name="ce1" office:value-type="string">
            <text:p>1.7908e-43</text:p>
          </table:table-cell>
          <table:table-cell table:style-name="ce1" office:value-type="string">
            <text:p>2.1891e-16</text:p>
          </table:table-cell>
          <table:table-cell office:value-type="float" office:value="0.00013062">
            <text:p>0.00013062</text:p>
          </table:table-cell>
          <table:table-cell table:style-name="ce1" office:value-type="string">
            <text:p>4.2727e-05</text:p>
          </table:table-cell>
          <table:table-cell office:value-type="float" office:value="0.0011975">
            <text:p>0.0011975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1.2789e-19</text:p>
          </table:table-cell>
          <table:table-cell table:style-name="ce1" office:value-type="string">
            <text:p>2.1891e-16</text:p>
          </table:table-cell>
        </table:table-row>
        <table:table-row table:style-name="ro2">
          <table:table-cell office:value-type="float" office:value="1510.702">
            <text:p>1510.702</text:p>
          </table:table-cell>
          <table:table-cell table:formula="of:=[.P153]*1000000" office:value-type="float" office:value="128.94">
            <text:p>128.94</text:p>
          </table:table-cell>
          <table:table-cell table:formula="of:=[.Q153]*1000000" office:value-type="float" office:value="42.184">
            <text:p>42.184</text:p>
          </table:table-cell>
          <table:table-cell table:formula="of:=[.R153]*1000000" office:value-type="float" office:value="1199.8">
            <text:p>1199.8</text:p>
          </table:table-cell>
          <table:table-cell table:formula="of:=[.S153]*1000000" office:value-type="float" office:value="2.6477">
            <text:p>2.6477</text:p>
          </table:table-cell>
          <table:table-cell table:formula="of:=[.T153]*1000000" office:value-type="float" office:value="0.039736">
            <text:p>0.039736</text:p>
          </table:table-cell>
          <table:table-cell table:formula="of:=[.U153]*1000000" office:value-type="float" office:value="7.5987E-038">
            <text:p>7.5987E-038</text:p>
          </table:table-cell>
          <table:table-cell table:formula="of:=[.V153]*1000000" office:value-type="float" office:value="0.00000000021279">
            <text:p>2.1279E-010</text:p>
          </table:table-cell>
          <table:table-cell table:formula="of:=[.W153]*1000000" office:value-type="float" office:value="128.94">
            <text:p>128.94</text:p>
          </table:table-cell>
          <table:table-cell table:formula="of:=[.X153]*1000000" office:value-type="float" office:value="42.18">
            <text:p>42.18</text:p>
          </table:table-cell>
          <table:table-cell table:formula="of:=[.Y153]*1000000" office:value-type="float" office:value="1199.8">
            <text:p>1199.8</text:p>
          </table:table-cell>
          <table:table-cell table:formula="of:=[.Z153]*1000000" office:value-type="float" office:value="20.12">
            <text:p>20.12</text:p>
          </table:table-cell>
          <table:table-cell table:formula="of:=[.AA153]*1000000" office:value-type="float" office:value="0">
            <text:p>0</text:p>
          </table:table-cell>
          <table:table-cell table:formula="of:=[.AB153]*1000000" office:value-type="float" office:value="-0.000000000000015068">
            <text:p>-1.5068E-014</text:p>
          </table:table-cell>
          <table:table-cell table:formula="of:=[.AC153]*1000000" office:value-type="float" office:value="0.00000000021279">
            <text:p>2.1279E-010</text:p>
          </table:table-cell>
          <table:table-cell office:value-type="float" office:value="0.00012894">
            <text:p>0.00012894</text:p>
          </table:table-cell>
          <table:table-cell table:style-name="ce1" office:value-type="string">
            <text:p>4.2184e-05</text:p>
          </table:table-cell>
          <table:table-cell office:value-type="float" office:value="0.0011998">
            <text:p>0.0011998</text:p>
          </table:table-cell>
          <table:table-cell table:style-name="ce1" office:value-type="string">
            <text:p>2.6477e-06</text:p>
          </table:table-cell>
          <table:table-cell table:style-name="ce1" office:value-type="string">
            <text:p>3.9736e-08</text:p>
          </table:table-cell>
          <table:table-cell table:style-name="ce1" office:value-type="string">
            <text:p>7.5987e-44</text:p>
          </table:table-cell>
          <table:table-cell table:style-name="ce1" office:value-type="string">
            <text:p>2.1279e-16</text:p>
          </table:table-cell>
          <table:table-cell office:value-type="float" office:value="0.00012894">
            <text:p>0.00012894</text:p>
          </table:table-cell>
          <table:table-cell table:style-name="ce1" office:value-type="string">
            <text:p>4.218e-05</text:p>
          </table:table-cell>
          <table:table-cell office:value-type="float" office:value="0.0011998">
            <text:p>0.0011998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068e-20</text:p>
          </table:table-cell>
          <table:table-cell table:style-name="ce1" office:value-type="string">
            <text:p>2.1279e-16</text:p>
          </table:table-cell>
        </table:table-row>
        <table:table-row table:style-name="ro2">
          <table:table-cell office:value-type="float" office:value="1520.702">
            <text:p>1520.702</text:p>
          </table:table-cell>
          <table:table-cell table:formula="of:=[.P154]*1000000" office:value-type="float" office:value="127.29">
            <text:p>127.29</text:p>
          </table:table-cell>
          <table:table-cell table:formula="of:=[.Q154]*1000000" office:value-type="float" office:value="41.644">
            <text:p>41.644</text:p>
          </table:table-cell>
          <table:table-cell table:formula="of:=[.R154]*1000000" office:value-type="float" office:value="1202">
            <text:p>1202</text:p>
          </table:table-cell>
          <table:table-cell table:formula="of:=[.S154]*1000000" office:value-type="float" office:value="2.5934">
            <text:p>2.5934</text:p>
          </table:table-cell>
          <table:table-cell table:formula="of:=[.T154]*1000000" office:value-type="float" office:value="0.039798">
            <text:p>0.039798</text:p>
          </table:table-cell>
          <table:table-cell table:formula="of:=[.U154]*1000000" office:value-type="float" office:value="3.2544E-038">
            <text:p>3.2544E-038</text:p>
          </table:table-cell>
          <table:table-cell table:formula="of:=[.V154]*1000000" office:value-type="float" office:value="0.00000000020685">
            <text:p>2.0685E-010</text:p>
          </table:table-cell>
          <table:table-cell table:formula="of:=[.W154]*1000000" office:value-type="float" office:value="127.29">
            <text:p>127.29</text:p>
          </table:table-cell>
          <table:table-cell table:formula="of:=[.X154]*1000000" office:value-type="float" office:value="41.64">
            <text:p>41.64</text:p>
          </table:table-cell>
          <table:table-cell table:formula="of:=[.Y154]*1000000" office:value-type="float" office:value="1202">
            <text:p>1202</text:p>
          </table:table-cell>
          <table:table-cell table:formula="of:=[.Z154]*1000000" office:value-type="float" office:value="20.12">
            <text:p>20.12</text:p>
          </table:table-cell>
          <table:table-cell table:formula="of:=[.AA154]*1000000" office:value-type="float" office:value="0">
            <text:p>0</text:p>
          </table:table-cell>
          <table:table-cell table:formula="of:=[.AB154]*1000000" office:value-type="float" office:value="-0.00000000000042519">
            <text:p>-4.2519E-013</text:p>
          </table:table-cell>
          <table:table-cell table:formula="of:=[.AC154]*1000000" office:value-type="float" office:value="0.00000000020685">
            <text:p>2.0685E-010</text:p>
          </table:table-cell>
          <table:table-cell office:value-type="float" office:value="0.00012729">
            <text:p>0.00012729</text:p>
          </table:table-cell>
          <table:table-cell table:style-name="ce1" office:value-type="string">
            <text:p>4.1644e-05</text:p>
          </table:table-cell>
          <table:table-cell office:value-type="float" office:value="0.001202">
            <text:p>0.001202</text:p>
          </table:table-cell>
          <table:table-cell table:style-name="ce1" office:value-type="string">
            <text:p>2.5934e-06</text:p>
          </table:table-cell>
          <table:table-cell table:style-name="ce1" office:value-type="string">
            <text:p>3.9798e-08</text:p>
          </table:table-cell>
          <table:table-cell table:style-name="ce1" office:value-type="string">
            <text:p>3.2544e-44</text:p>
          </table:table-cell>
          <table:table-cell table:style-name="ce1" office:value-type="string">
            <text:p>2.0685e-16</text:p>
          </table:table-cell>
          <table:table-cell office:value-type="float" office:value="0.00012729">
            <text:p>0.00012729</text:p>
          </table:table-cell>
          <table:table-cell table:style-name="ce1" office:value-type="string">
            <text:p>4.164e-05</text:p>
          </table:table-cell>
          <table:table-cell office:value-type="float" office:value="0.001202">
            <text:p>0.001202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4.2519e-19</text:p>
          </table:table-cell>
          <table:table-cell table:style-name="ce1" office:value-type="string">
            <text:p>2.0685e-16</text:p>
          </table:table-cell>
        </table:table-row>
        <table:table-row table:style-name="ro2">
          <table:table-cell office:value-type="float" office:value="1530.702">
            <text:p>1530.702</text:p>
          </table:table-cell>
          <table:table-cell table:formula="of:=[.P155]*1000000" office:value-type="float" office:value="125.66">
            <text:p>125.66</text:p>
          </table:table-cell>
          <table:table-cell table:formula="of:=[.Q155]*1000000" office:value-type="float" office:value="41.111">
            <text:p>41.111</text:p>
          </table:table-cell>
          <table:table-cell table:formula="of:=[.R155]*1000000" office:value-type="float" office:value="1204.2">
            <text:p>1204.2</text:p>
          </table:table-cell>
          <table:table-cell table:formula="of:=[.S155]*1000000" office:value-type="float" office:value="2.5402">
            <text:p>2.5402</text:p>
          </table:table-cell>
          <table:table-cell table:formula="of:=[.T155]*1000000" office:value-type="float" office:value="0.03986">
            <text:p>0.03986</text:p>
          </table:table-cell>
          <table:table-cell table:formula="of:=[.U155]*1000000" office:value-type="float" office:value="1.4067E-038">
            <text:p>1.4067E-038</text:p>
          </table:table-cell>
          <table:table-cell table:formula="of:=[.V155]*1000000" office:value-type="float" office:value="0.00000000020109">
            <text:p>2.0109E-010</text:p>
          </table:table-cell>
          <table:table-cell table:formula="of:=[.W155]*1000000" office:value-type="float" office:value="125.66">
            <text:p>125.66</text:p>
          </table:table-cell>
          <table:table-cell table:formula="of:=[.X155]*1000000" office:value-type="float" office:value="41.107">
            <text:p>41.107</text:p>
          </table:table-cell>
          <table:table-cell table:formula="of:=[.Y155]*1000000" office:value-type="float" office:value="1204.2">
            <text:p>1204.2</text:p>
          </table:table-cell>
          <table:table-cell table:formula="of:=[.Z155]*1000000" office:value-type="float" office:value="20.12">
            <text:p>20.12</text:p>
          </table:table-cell>
          <table:table-cell table:formula="of:=[.AA155]*1000000" office:value-type="float" office:value="0">
            <text:p>0</text:p>
          </table:table-cell>
          <table:table-cell table:formula="of:=[.AB155]*1000000" office:value-type="float" office:value="-0.00000000000012952">
            <text:p>-1.2952E-013</text:p>
          </table:table-cell>
          <table:table-cell table:formula="of:=[.AC155]*1000000" office:value-type="float" office:value="0.00000000020109">
            <text:p>2.0109E-010</text:p>
          </table:table-cell>
          <table:table-cell office:value-type="float" office:value="0.00012566">
            <text:p>0.00012566</text:p>
          </table:table-cell>
          <table:table-cell table:style-name="ce1" office:value-type="string">
            <text:p>4.1111e-05</text:p>
          </table:table-cell>
          <table:table-cell office:value-type="float" office:value="0.0012042">
            <text:p>0.0012042</text:p>
          </table:table-cell>
          <table:table-cell table:style-name="ce1" office:value-type="string">
            <text:p>2.5402e-06</text:p>
          </table:table-cell>
          <table:table-cell table:style-name="ce1" office:value-type="string">
            <text:p>3.986e-08</text:p>
          </table:table-cell>
          <table:table-cell table:style-name="ce1" office:value-type="string">
            <text:p>1.4067e-44</text:p>
          </table:table-cell>
          <table:table-cell table:style-name="ce1" office:value-type="string">
            <text:p>2.0109e-16</text:p>
          </table:table-cell>
          <table:table-cell office:value-type="float" office:value="0.00012566">
            <text:p>0.00012566</text:p>
          </table:table-cell>
          <table:table-cell table:style-name="ce1" office:value-type="string">
            <text:p>4.1107e-05</text:p>
          </table:table-cell>
          <table:table-cell office:value-type="float" office:value="0.0012042">
            <text:p>0.0012042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952e-19</text:p>
          </table:table-cell>
          <table:table-cell table:style-name="ce1" office:value-type="string">
            <text:p>2.0109e-16</text:p>
          </table:table-cell>
        </table:table-row>
        <table:table-row table:style-name="ro2">
          <table:table-cell office:value-type="float" office:value="1540.702">
            <text:p>1540.702</text:p>
          </table:table-cell>
          <table:table-cell table:formula="of:=[.P156]*1000000" office:value-type="float" office:value="124.05">
            <text:p>124.05</text:p>
          </table:table-cell>
          <table:table-cell table:formula="of:=[.Q156]*1000000" office:value-type="float" office:value="40.584">
            <text:p>40.584</text:p>
          </table:table-cell>
          <table:table-cell table:formula="of:=[.R156]*1000000" office:value-type="float" office:value="1206.4">
            <text:p>1206.4</text:p>
          </table:table-cell>
          <table:table-cell table:formula="of:=[.S156]*1000000" office:value-type="float" office:value="2.4879">
            <text:p>2.4879</text:p>
          </table:table-cell>
          <table:table-cell table:formula="of:=[.T156]*1000000" office:value-type="float" office:value="0.039922">
            <text:p>0.039922</text:p>
          </table:table-cell>
          <table:table-cell table:formula="of:=[.U156]*1000000" office:value-type="float" office:value="6.1361E-039">
            <text:p>6.1361E-039</text:p>
          </table:table-cell>
          <table:table-cell table:formula="of:=[.V156]*1000000" office:value-type="float" office:value="0.00000000019551">
            <text:p>1.9551E-010</text:p>
          </table:table-cell>
          <table:table-cell table:formula="of:=[.W156]*1000000" office:value-type="float" office:value="124.05">
            <text:p>124.05</text:p>
          </table:table-cell>
          <table:table-cell table:formula="of:=[.X156]*1000000" office:value-type="float" office:value="40.58">
            <text:p>40.58</text:p>
          </table:table-cell>
          <table:table-cell table:formula="of:=[.Y156]*1000000" office:value-type="float" office:value="1206.4">
            <text:p>1206.4</text:p>
          </table:table-cell>
          <table:table-cell table:formula="of:=[.Z156]*1000000" office:value-type="float" office:value="20.12">
            <text:p>20.12</text:p>
          </table:table-cell>
          <table:table-cell table:formula="of:=[.AA156]*1000000" office:value-type="float" office:value="0">
            <text:p>0</text:p>
          </table:table-cell>
          <table:table-cell table:formula="of:=[.AB156]*1000000" office:value-type="float" office:value="-0.000000000000091105">
            <text:p>-9.1105E-014</text:p>
          </table:table-cell>
          <table:table-cell table:formula="of:=[.AC156]*1000000" office:value-type="float" office:value="0.00000000019551">
            <text:p>1.9551E-010</text:p>
          </table:table-cell>
          <table:table-cell office:value-type="float" office:value="0.00012405">
            <text:p>0.00012405</text:p>
          </table:table-cell>
          <table:table-cell table:style-name="ce1" office:value-type="string">
            <text:p>4.0584e-05</text:p>
          </table:table-cell>
          <table:table-cell office:value-type="float" office:value="0.0012064">
            <text:p>0.0012064</text:p>
          </table:table-cell>
          <table:table-cell table:style-name="ce1" office:value-type="string">
            <text:p>2.4879e-06</text:p>
          </table:table-cell>
          <table:table-cell table:style-name="ce1" office:value-type="string">
            <text:p>3.9922e-08</text:p>
          </table:table-cell>
          <table:table-cell table:style-name="ce1" office:value-type="string">
            <text:p>6.1361e-45</text:p>
          </table:table-cell>
          <table:table-cell table:style-name="ce1" office:value-type="string">
            <text:p>1.9551e-16</text:p>
          </table:table-cell>
          <table:table-cell office:value-type="float" office:value="0.00012405">
            <text:p>0.00012405</text:p>
          </table:table-cell>
          <table:table-cell table:style-name="ce1" office:value-type="string">
            <text:p>4.058e-05</text:p>
          </table:table-cell>
          <table:table-cell office:value-type="float" office:value="0.0012064">
            <text:p>0.0012064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9.1105e-20</text:p>
          </table:table-cell>
          <table:table-cell table:style-name="ce1" office:value-type="string">
            <text:p>1.9551e-16</text:p>
          </table:table-cell>
        </table:table-row>
        <table:table-row table:style-name="ro2">
          <table:table-cell office:value-type="float" office:value="1550.702">
            <text:p>1550.702</text:p>
          </table:table-cell>
          <table:table-cell table:formula="of:=[.P157]*1000000" office:value-type="float" office:value="122.46">
            <text:p>122.46</text:p>
          </table:table-cell>
          <table:table-cell table:formula="of:=[.Q157]*1000000" office:value-type="float" office:value="40.064">
            <text:p>40.064</text:p>
          </table:table-cell>
          <table:table-cell table:formula="of:=[.R157]*1000000" office:value-type="float" office:value="1208.5">
            <text:p>1208.5</text:p>
          </table:table-cell>
          <table:table-cell table:formula="of:=[.S157]*1000000" office:value-type="float" office:value="2.4365">
            <text:p>2.4365</text:p>
          </table:table-cell>
          <table:table-cell table:formula="of:=[.T157]*1000000" office:value-type="float" office:value="0.039983">
            <text:p>0.039983</text:p>
          </table:table-cell>
          <table:table-cell table:formula="of:=[.U157]*1000000" office:value-type="float" office:value="2.7009E-039">
            <text:p>2.7009E-039</text:p>
          </table:table-cell>
          <table:table-cell table:formula="of:=[.V157]*1000000" office:value-type="float" office:value="0.0000000001901">
            <text:p>1.901E-010</text:p>
          </table:table-cell>
          <table:table-cell table:formula="of:=[.W157]*1000000" office:value-type="float" office:value="122.46">
            <text:p>122.46</text:p>
          </table:table-cell>
          <table:table-cell table:formula="of:=[.X157]*1000000" office:value-type="float" office:value="40.06">
            <text:p>40.06</text:p>
          </table:table-cell>
          <table:table-cell table:formula="of:=[.Y157]*1000000" office:value-type="float" office:value="1208.5">
            <text:p>1208.5</text:p>
          </table:table-cell>
          <table:table-cell table:formula="of:=[.Z157]*1000000" office:value-type="float" office:value="20.12">
            <text:p>20.12</text:p>
          </table:table-cell>
          <table:table-cell table:formula="of:=[.AA157]*1000000" office:value-type="float" office:value="0">
            <text:p>0</text:p>
          </table:table-cell>
          <table:table-cell table:formula="of:=[.AB157]*1000000" office:value-type="float" office:value="-0.00000000000011837">
            <text:p>-1.1837E-013</text:p>
          </table:table-cell>
          <table:table-cell table:formula="of:=[.AC157]*1000000" office:value-type="float" office:value="0.0000000001901">
            <text:p>1.901E-010</text:p>
          </table:table-cell>
          <table:table-cell office:value-type="float" office:value="0.00012246">
            <text:p>0.00012246</text:p>
          </table:table-cell>
          <table:table-cell table:style-name="ce1" office:value-type="string">
            <text:p>4.0064e-05</text:p>
          </table:table-cell>
          <table:table-cell office:value-type="float" office:value="0.0012085">
            <text:p>0.0012085</text:p>
          </table:table-cell>
          <table:table-cell table:style-name="ce1" office:value-type="string">
            <text:p>2.4365e-06</text:p>
          </table:table-cell>
          <table:table-cell table:style-name="ce1" office:value-type="string">
            <text:p>3.9983e-08</text:p>
          </table:table-cell>
          <table:table-cell table:style-name="ce1" office:value-type="string">
            <text:p>2.7009e-45</text:p>
          </table:table-cell>
          <table:table-cell table:style-name="ce1" office:value-type="string">
            <text:p>1.901e-16</text:p>
          </table:table-cell>
          <table:table-cell office:value-type="float" office:value="0.00012246">
            <text:p>0.00012246</text:p>
          </table:table-cell>
          <table:table-cell table:style-name="ce1" office:value-type="string">
            <text:p>4.006e-05</text:p>
          </table:table-cell>
          <table:table-cell office:value-type="float" office:value="0.0012085">
            <text:p>0.0012085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837e-19</text:p>
          </table:table-cell>
          <table:table-cell table:style-name="ce1" office:value-type="string">
            <text:p>1.901e-16</text:p>
          </table:table-cell>
        </table:table-row>
        <table:table-row table:style-name="ro2">
          <table:table-cell office:value-type="float" office:value="1560.702">
            <text:p>1560.702</text:p>
          </table:table-cell>
          <table:table-cell table:formula="of:=[.P158]*1000000" office:value-type="float" office:value="120.9">
            <text:p>120.9</text:p>
          </table:table-cell>
          <table:table-cell table:formula="of:=[.Q158]*1000000" office:value-type="float" office:value="39.551">
            <text:p>39.551</text:p>
          </table:table-cell>
          <table:table-cell table:formula="of:=[.R158]*1000000" office:value-type="float" office:value="1210.6">
            <text:p>1210.6</text:p>
          </table:table-cell>
          <table:table-cell table:formula="of:=[.S158]*1000000" office:value-type="float" office:value="2.3861">
            <text:p>2.3861</text:p>
          </table:table-cell>
          <table:table-cell table:formula="of:=[.T158]*1000000" office:value-type="float" office:value="0.040045">
            <text:p>0.040045</text:p>
          </table:table-cell>
          <table:table-cell table:formula="of:=[.U158]*1000000" office:value-type="float" office:value="1.1995E-039">
            <text:p>1.1995E-039</text:p>
          </table:table-cell>
          <table:table-cell table:formula="of:=[.V158]*1000000" office:value-type="float" office:value="0.00000000018485">
            <text:p>1.8485E-010</text:p>
          </table:table-cell>
          <table:table-cell table:formula="of:=[.W158]*1000000" office:value-type="float" office:value="120.9">
            <text:p>120.9</text:p>
          </table:table-cell>
          <table:table-cell table:formula="of:=[.X158]*1000000" office:value-type="float" office:value="39.547">
            <text:p>39.547</text:p>
          </table:table-cell>
          <table:table-cell table:formula="of:=[.Y158]*1000000" office:value-type="float" office:value="1210.6">
            <text:p>1210.6</text:p>
          </table:table-cell>
          <table:table-cell table:formula="of:=[.Z158]*1000000" office:value-type="float" office:value="20.12">
            <text:p>20.12</text:p>
          </table:table-cell>
          <table:table-cell table:formula="of:=[.AA158]*1000000" office:value-type="float" office:value="0">
            <text:p>0</text:p>
          </table:table-cell>
          <table:table-cell table:formula="of:=[.AB158]*1000000" office:value-type="float" office:value="0.00000000000034947">
            <text:p>3.4947E-013</text:p>
          </table:table-cell>
          <table:table-cell table:formula="of:=[.AC158]*1000000" office:value-type="float" office:value="0.00000000018485">
            <text:p>1.8485E-010</text:p>
          </table:table-cell>
          <table:table-cell office:value-type="float" office:value="0.0001209">
            <text:p>0.0001209</text:p>
          </table:table-cell>
          <table:table-cell table:style-name="ce1" office:value-type="string">
            <text:p>3.9551e-05</text:p>
          </table:table-cell>
          <table:table-cell office:value-type="float" office:value="0.0012106">
            <text:p>0.0012106</text:p>
          </table:table-cell>
          <table:table-cell table:style-name="ce1" office:value-type="string">
            <text:p>2.3861e-06</text:p>
          </table:table-cell>
          <table:table-cell table:style-name="ce1" office:value-type="string">
            <text:p>4.0045e-08</text:p>
          </table:table-cell>
          <table:table-cell table:style-name="ce1" office:value-type="string">
            <text:p>1.1995e-45</text:p>
          </table:table-cell>
          <table:table-cell table:style-name="ce1" office:value-type="string">
            <text:p>1.8485e-16</text:p>
          </table:table-cell>
          <table:table-cell office:value-type="float" office:value="0.0001209">
            <text:p>0.0001209</text:p>
          </table:table-cell>
          <table:table-cell table:style-name="ce1" office:value-type="string">
            <text:p>3.9547e-05</text:p>
          </table:table-cell>
          <table:table-cell office:value-type="float" office:value="0.0012106">
            <text:p>0.0012106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3.4947e-19</text:p>
          </table:table-cell>
          <table:table-cell table:style-name="ce1" office:value-type="string">
            <text:p>1.8485e-16</text:p>
          </table:table-cell>
        </table:table-row>
        <table:table-row table:style-name="ro2">
          <table:table-cell office:value-type="float" office:value="1570.702">
            <text:p>1570.702</text:p>
          </table:table-cell>
          <table:table-cell table:formula="of:=[.P159]*1000000" office:value-type="float" office:value="119.36">
            <text:p>119.36</text:p>
          </table:table-cell>
          <table:table-cell table:formula="of:=[.Q159]*1000000" office:value-type="float" office:value="39.044">
            <text:p>39.044</text:p>
          </table:table-cell>
          <table:table-cell table:formula="of:=[.R159]*1000000" office:value-type="float" office:value="1212.7">
            <text:p>1212.7</text:p>
          </table:table-cell>
          <table:table-cell table:formula="of:=[.S159]*1000000" office:value-type="float" office:value="2.3366">
            <text:p>2.3366</text:p>
          </table:table-cell>
          <table:table-cell table:formula="of:=[.T159]*1000000" office:value-type="float" office:value="0.040107">
            <text:p>0.040107</text:p>
          </table:table-cell>
          <table:table-cell table:formula="of:=[.U159]*1000000" office:value-type="float" office:value="5.3749E-040">
            <text:p>5.3749E-040</text:p>
          </table:table-cell>
          <table:table-cell table:formula="of:=[.V159]*1000000" office:value-type="float" office:value="0.00000000017976">
            <text:p>1.7976E-010</text:p>
          </table:table-cell>
          <table:table-cell table:formula="of:=[.W159]*1000000" office:value-type="float" office:value="119.35">
            <text:p>119.35</text:p>
          </table:table-cell>
          <table:table-cell table:formula="of:=[.X159]*1000000" office:value-type="float" office:value="39.04">
            <text:p>39.04</text:p>
          </table:table-cell>
          <table:table-cell table:formula="of:=[.Y159]*1000000" office:value-type="float" office:value="1212.7">
            <text:p>1212.7</text:p>
          </table:table-cell>
          <table:table-cell table:formula="of:=[.Z159]*1000000" office:value-type="float" office:value="20.12">
            <text:p>20.12</text:p>
          </table:table-cell>
          <table:table-cell table:formula="of:=[.AA159]*1000000" office:value-type="float" office:value="0">
            <text:p>0</text:p>
          </table:table-cell>
          <table:table-cell table:formula="of:=[.AB159]*1000000" office:value-type="float" office:value="0.00000000000011274">
            <text:p>1.1274E-013</text:p>
          </table:table-cell>
          <table:table-cell table:formula="of:=[.AC159]*1000000" office:value-type="float" office:value="0.00000000017976">
            <text:p>1.7976E-010</text:p>
          </table:table-cell>
          <table:table-cell office:value-type="float" office:value="0.00011936">
            <text:p>0.00011936</text:p>
          </table:table-cell>
          <table:table-cell table:style-name="ce1" office:value-type="string">
            <text:p>3.9044e-05</text:p>
          </table:table-cell>
          <table:table-cell office:value-type="float" office:value="0.0012127">
            <text:p>0.0012127</text:p>
          </table:table-cell>
          <table:table-cell table:style-name="ce1" office:value-type="string">
            <text:p>2.3366e-06</text:p>
          </table:table-cell>
          <table:table-cell table:style-name="ce1" office:value-type="string">
            <text:p>4.0107e-08</text:p>
          </table:table-cell>
          <table:table-cell table:style-name="ce1" office:value-type="string">
            <text:p>5.3749e-46</text:p>
          </table:table-cell>
          <table:table-cell table:style-name="ce1" office:value-type="string">
            <text:p>1.7976e-16</text:p>
          </table:table-cell>
          <table:table-cell office:value-type="float" office:value="0.00011935">
            <text:p>0.00011935</text:p>
          </table:table-cell>
          <table:table-cell table:style-name="ce1" office:value-type="string">
            <text:p>3.904e-05</text:p>
          </table:table-cell>
          <table:table-cell office:value-type="float" office:value="0.0012127">
            <text:p>0.0012127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1.1274e-19</text:p>
          </table:table-cell>
          <table:table-cell table:style-name="ce1" office:value-type="string">
            <text:p>1.7976e-16</text:p>
          </table:table-cell>
        </table:table-row>
        <table:table-row table:style-name="ro2">
          <table:table-cell office:value-type="float" office:value="1580.702">
            <text:p>1580.702</text:p>
          </table:table-cell>
          <table:table-cell table:formula="of:=[.P160]*1000000" office:value-type="float" office:value="117.84">
            <text:p>117.84</text:p>
          </table:table-cell>
          <table:table-cell table:formula="of:=[.Q160]*1000000" office:value-type="float" office:value="38.543">
            <text:p>38.543</text:p>
          </table:table-cell>
          <table:table-cell table:formula="of:=[.R160]*1000000" office:value-type="float" office:value="1214.7">
            <text:p>1214.7</text:p>
          </table:table-cell>
          <table:table-cell table:formula="of:=[.S160]*1000000" office:value-type="float" office:value="2.288">
            <text:p>2.288</text:p>
          </table:table-cell>
          <table:table-cell table:formula="of:=[.T160]*1000000" office:value-type="float" office:value="0.040169">
            <text:p>0.040169</text:p>
          </table:table-cell>
          <table:table-cell table:formula="of:=[.U160]*1000000" office:value-type="float" office:value="2.4296E-040">
            <text:p>2.4296E-040</text:p>
          </table:table-cell>
          <table:table-cell table:formula="of:=[.V160]*1000000" office:value-type="float" office:value="0.00000000017483">
            <text:p>1.7483E-010</text:p>
          </table:table-cell>
          <table:table-cell table:formula="of:=[.W160]*1000000" office:value-type="float" office:value="117.83">
            <text:p>117.83</text:p>
          </table:table-cell>
          <table:table-cell table:formula="of:=[.X160]*1000000" office:value-type="float" office:value="38.539">
            <text:p>38.539</text:p>
          </table:table-cell>
          <table:table-cell table:formula="of:=[.Y160]*1000000" office:value-type="float" office:value="1214.7">
            <text:p>1214.7</text:p>
          </table:table-cell>
          <table:table-cell table:formula="of:=[.Z160]*1000000" office:value-type="float" office:value="20.12">
            <text:p>20.12</text:p>
          </table:table-cell>
          <table:table-cell table:formula="of:=[.AA160]*1000000" office:value-type="float" office:value="0">
            <text:p>0</text:p>
          </table:table-cell>
          <table:table-cell table:formula="of:=[.AB160]*1000000" office:value-type="float" office:value="-0.000000000000011098">
            <text:p>-1.1098E-014</text:p>
          </table:table-cell>
          <table:table-cell table:formula="of:=[.AC160]*1000000" office:value-type="float" office:value="0.00000000017483">
            <text:p>1.7483E-010</text:p>
          </table:table-cell>
          <table:table-cell office:value-type="float" office:value="0.00011784">
            <text:p>0.00011784</text:p>
          </table:table-cell>
          <table:table-cell table:style-name="ce1" office:value-type="string">
            <text:p>3.8543e-05</text:p>
          </table:table-cell>
          <table:table-cell office:value-type="float" office:value="0.0012147">
            <text:p>0.0012147</text:p>
          </table:table-cell>
          <table:table-cell table:style-name="ce1" office:value-type="string">
            <text:p>2.288e-06</text:p>
          </table:table-cell>
          <table:table-cell table:style-name="ce1" office:value-type="string">
            <text:p>4.0169e-08</text:p>
          </table:table-cell>
          <table:table-cell table:style-name="ce1" office:value-type="string">
            <text:p>2.4296e-46</text:p>
          </table:table-cell>
          <table:table-cell table:style-name="ce1" office:value-type="string">
            <text:p>1.7483e-16</text:p>
          </table:table-cell>
          <table:table-cell office:value-type="float" office:value="0.00011783">
            <text:p>0.00011783</text:p>
          </table:table-cell>
          <table:table-cell table:style-name="ce1" office:value-type="string">
            <text:p>3.8539e-05</text:p>
          </table:table-cell>
          <table:table-cell office:value-type="float" office:value="0.0012147">
            <text:p>0.0012147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098e-20</text:p>
          </table:table-cell>
          <table:table-cell table:style-name="ce1" office:value-type="string">
            <text:p>1.7483e-16</text:p>
          </table:table-cell>
        </table:table-row>
        <table:table-row table:style-name="ro2">
          <table:table-cell office:value-type="float" office:value="1590.702">
            <text:p>1590.702</text:p>
          </table:table-cell>
          <table:table-cell table:formula="of:=[.P161]*1000000" office:value-type="float" office:value="116.34">
            <text:p>116.34</text:p>
          </table:table-cell>
          <table:table-cell table:formula="of:=[.Q161]*1000000" office:value-type="float" office:value="38.049">
            <text:p>38.049</text:p>
          </table:table-cell>
          <table:table-cell table:formula="of:=[.R161]*1000000" office:value-type="float" office:value="1216.8">
            <text:p>1216.8</text:p>
          </table:table-cell>
          <table:table-cell table:formula="of:=[.S161]*1000000" office:value-type="float" office:value="2.2403">
            <text:p>2.2403</text:p>
          </table:table-cell>
          <table:table-cell table:formula="of:=[.T161]*1000000" office:value-type="float" office:value="0.040231">
            <text:p>0.040231</text:p>
          </table:table-cell>
          <table:table-cell table:formula="of:=[.U161]*1000000" office:value-type="float" office:value="1.1078E-040">
            <text:p>1.1078E-040</text:p>
          </table:table-cell>
          <table:table-cell table:formula="of:=[.V161]*1000000" office:value-type="float" office:value="0.00000000017005">
            <text:p>1.7005E-010</text:p>
          </table:table-cell>
          <table:table-cell table:formula="of:=[.W161]*1000000" office:value-type="float" office:value="116.33">
            <text:p>116.33</text:p>
          </table:table-cell>
          <table:table-cell table:formula="of:=[.X161]*1000000" office:value-type="float" office:value="38.045">
            <text:p>38.045</text:p>
          </table:table-cell>
          <table:table-cell table:formula="of:=[.Y161]*1000000" office:value-type="float" office:value="1216.7">
            <text:p>1216.7</text:p>
          </table:table-cell>
          <table:table-cell table:formula="of:=[.Z161]*1000000" office:value-type="float" office:value="20.12">
            <text:p>20.12</text:p>
          </table:table-cell>
          <table:table-cell table:formula="of:=[.AA161]*1000000" office:value-type="float" office:value="0">
            <text:p>0</text:p>
          </table:table-cell>
          <table:table-cell table:formula="of:=[.AB161]*1000000" office:value-type="float" office:value="0.0000000000001901">
            <text:p>1.901E-013</text:p>
          </table:table-cell>
          <table:table-cell table:formula="of:=[.AC161]*1000000" office:value-type="float" office:value="0.00000000017005">
            <text:p>1.7005E-010</text:p>
          </table:table-cell>
          <table:table-cell office:value-type="float" office:value="0.00011634">
            <text:p>0.00011634</text:p>
          </table:table-cell>
          <table:table-cell table:style-name="ce1" office:value-type="string">
            <text:p>3.8049e-05</text:p>
          </table:table-cell>
          <table:table-cell office:value-type="float" office:value="0.0012168">
            <text:p>0.0012168</text:p>
          </table:table-cell>
          <table:table-cell table:style-name="ce1" office:value-type="string">
            <text:p>2.2403e-06</text:p>
          </table:table-cell>
          <table:table-cell table:style-name="ce1" office:value-type="string">
            <text:p>4.0231e-08</text:p>
          </table:table-cell>
          <table:table-cell table:style-name="ce1" office:value-type="string">
            <text:p>1.1078e-46</text:p>
          </table:table-cell>
          <table:table-cell table:style-name="ce1" office:value-type="string">
            <text:p>1.7005e-16</text:p>
          </table:table-cell>
          <table:table-cell office:value-type="float" office:value="0.00011633">
            <text:p>0.00011633</text:p>
          </table:table-cell>
          <table:table-cell table:style-name="ce1" office:value-type="string">
            <text:p>3.8045e-05</text:p>
          </table:table-cell>
          <table:table-cell office:value-type="float" office:value="0.0012167">
            <text:p>0.0012167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1.901e-19</text:p>
          </table:table-cell>
          <table:table-cell table:style-name="ce1" office:value-type="string">
            <text:p>1.7005e-16</text:p>
          </table:table-cell>
        </table:table-row>
        <table:table-row table:style-name="ro2">
          <table:table-cell office:value-type="float" office:value="1600.702">
            <text:p>1600.702</text:p>
          </table:table-cell>
          <table:table-cell table:formula="of:=[.P162]*1000000" office:value-type="float" office:value="114.86">
            <text:p>114.86</text:p>
          </table:table-cell>
          <table:table-cell table:formula="of:=[.Q162]*1000000" office:value-type="float" office:value="37.561">
            <text:p>37.561</text:p>
          </table:table-cell>
          <table:table-cell table:formula="of:=[.R162]*1000000" office:value-type="float" office:value="1218.8">
            <text:p>1218.8</text:p>
          </table:table-cell>
          <table:table-cell table:formula="of:=[.S162]*1000000" office:value-type="float" office:value="2.1935">
            <text:p>2.1935</text:p>
          </table:table-cell>
          <table:table-cell table:formula="of:=[.T162]*1000000" office:value-type="float" office:value="0.040293">
            <text:p>0.040293</text:p>
          </table:table-cell>
          <table:table-cell table:formula="of:=[.U162]*1000000" office:value-type="float" office:value="5.0952E-041">
            <text:p>5.0952E-041</text:p>
          </table:table-cell>
          <table:table-cell table:formula="of:=[.V162]*1000000" office:value-type="float" office:value="0.00000000016542">
            <text:p>1.6542E-010</text:p>
          </table:table-cell>
          <table:table-cell table:formula="of:=[.W162]*1000000" office:value-type="float" office:value="114.86">
            <text:p>114.86</text:p>
          </table:table-cell>
          <table:table-cell table:formula="of:=[.X162]*1000000" office:value-type="float" office:value="37.557">
            <text:p>37.557</text:p>
          </table:table-cell>
          <table:table-cell table:formula="of:=[.Y162]*1000000" office:value-type="float" office:value="1218.7">
            <text:p>1218.7</text:p>
          </table:table-cell>
          <table:table-cell table:formula="of:=[.Z162]*1000000" office:value-type="float" office:value="20.12">
            <text:p>20.12</text:p>
          </table:table-cell>
          <table:table-cell table:formula="of:=[.AA162]*1000000" office:value-type="float" office:value="0">
            <text:p>0</text:p>
          </table:table-cell>
          <table:table-cell table:formula="of:=[.AB162]*1000000" office:value-type="float" office:value="9.5538E-015">
            <text:p>9.5538E-015</text:p>
          </table:table-cell>
          <table:table-cell table:formula="of:=[.AC162]*1000000" office:value-type="float" office:value="0.00000000016542">
            <text:p>1.6542E-010</text:p>
          </table:table-cell>
          <table:table-cell office:value-type="float" office:value="0.00011486">
            <text:p>0.00011486</text:p>
          </table:table-cell>
          <table:table-cell table:style-name="ce1" office:value-type="string">
            <text:p>3.7561e-05</text:p>
          </table:table-cell>
          <table:table-cell office:value-type="float" office:value="0.0012188">
            <text:p>0.0012188</text:p>
          </table:table-cell>
          <table:table-cell table:style-name="ce1" office:value-type="string">
            <text:p>2.1935e-06</text:p>
          </table:table-cell>
          <table:table-cell table:style-name="ce1" office:value-type="string">
            <text:p>4.0293e-08</text:p>
          </table:table-cell>
          <table:table-cell table:style-name="ce1" office:value-type="string">
            <text:p>5.0952e-47</text:p>
          </table:table-cell>
          <table:table-cell table:style-name="ce1" office:value-type="string">
            <text:p>1.6542e-16</text:p>
          </table:table-cell>
          <table:table-cell office:value-type="float" office:value="0.00011486">
            <text:p>0.00011486</text:p>
          </table:table-cell>
          <table:table-cell table:style-name="ce1" office:value-type="string">
            <text:p>3.7557e-05</text:p>
          </table:table-cell>
          <table:table-cell office:value-type="float" office:value="0.0012187">
            <text:p>0.0012187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9.5538e-21</text:p>
          </table:table-cell>
          <table:table-cell table:style-name="ce1" office:value-type="string">
            <text:p>1.6542e-16</text:p>
          </table:table-cell>
        </table:table-row>
        <table:table-row table:style-name="ro2">
          <table:table-cell office:value-type="float" office:value="1610.702">
            <text:p>1610.702</text:p>
          </table:table-cell>
          <table:table-cell table:formula="of:=[.P163]*1000000" office:value-type="float" office:value="113.4">
            <text:p>113.4</text:p>
          </table:table-cell>
          <table:table-cell table:formula="of:=[.Q163]*1000000" office:value-type="float" office:value="37.079">
            <text:p>37.079</text:p>
          </table:table-cell>
          <table:table-cell table:formula="of:=[.R163]*1000000" office:value-type="float" office:value="1220.7">
            <text:p>1220.7</text:p>
          </table:table-cell>
          <table:table-cell table:formula="of:=[.S163]*1000000" office:value-type="float" office:value="2.1475">
            <text:p>2.1475</text:p>
          </table:table-cell>
          <table:table-cell table:formula="of:=[.T163]*1000000" office:value-type="float" office:value="0.040355">
            <text:p>0.040355</text:p>
          </table:table-cell>
          <table:table-cell table:formula="of:=[.U163]*1000000" office:value-type="float" office:value="2.3634E-041">
            <text:p>2.3634E-041</text:p>
          </table:table-cell>
          <table:table-cell table:formula="of:=[.V163]*1000000" office:value-type="float" office:value="0.00000000016092">
            <text:p>1.6092E-010</text:p>
          </table:table-cell>
          <table:table-cell table:formula="of:=[.W163]*1000000" office:value-type="float" office:value="113.4">
            <text:p>113.4</text:p>
          </table:table-cell>
          <table:table-cell table:formula="of:=[.X163]*1000000" office:value-type="float" office:value="37.075">
            <text:p>37.075</text:p>
          </table:table-cell>
          <table:table-cell table:formula="of:=[.Y163]*1000000" office:value-type="float" office:value="1220.7">
            <text:p>1220.7</text:p>
          </table:table-cell>
          <table:table-cell table:formula="of:=[.Z163]*1000000" office:value-type="float" office:value="20.12">
            <text:p>20.12</text:p>
          </table:table-cell>
          <table:table-cell table:formula="of:=[.AA163]*1000000" office:value-type="float" office:value="0">
            <text:p>0</text:p>
          </table:table-cell>
          <table:table-cell table:formula="of:=[.AB163]*1000000" office:value-type="float" office:value="-0.00000000000016782">
            <text:p>-1.6782E-013</text:p>
          </table:table-cell>
          <table:table-cell table:formula="of:=[.AC163]*1000000" office:value-type="float" office:value="0.00000000016092">
            <text:p>1.6092E-010</text:p>
          </table:table-cell>
          <table:table-cell office:value-type="float" office:value="0.0001134">
            <text:p>0.0001134</text:p>
          </table:table-cell>
          <table:table-cell table:style-name="ce1" office:value-type="string">
            <text:p>3.7079e-05</text:p>
          </table:table-cell>
          <table:table-cell office:value-type="float" office:value="0.0012207">
            <text:p>0.0012207</text:p>
          </table:table-cell>
          <table:table-cell table:style-name="ce1" office:value-type="string">
            <text:p>2.1475e-06</text:p>
          </table:table-cell>
          <table:table-cell table:style-name="ce1" office:value-type="string">
            <text:p>4.0355e-08</text:p>
          </table:table-cell>
          <table:table-cell table:style-name="ce1" office:value-type="string">
            <text:p>2.3634e-47</text:p>
          </table:table-cell>
          <table:table-cell table:style-name="ce1" office:value-type="string">
            <text:p>1.6092e-16</text:p>
          </table:table-cell>
          <table:table-cell office:value-type="float" office:value="0.0001134">
            <text:p>0.0001134</text:p>
          </table:table-cell>
          <table:table-cell table:style-name="ce1" office:value-type="string">
            <text:p>3.7075e-05</text:p>
          </table:table-cell>
          <table:table-cell office:value-type="float" office:value="0.0012207">
            <text:p>0.0012207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782e-19</text:p>
          </table:table-cell>
          <table:table-cell table:style-name="ce1" office:value-type="string">
            <text:p>1.6092e-16</text:p>
          </table:table-cell>
        </table:table-row>
        <table:table-row table:style-name="ro2">
          <table:table-cell office:value-type="float" office:value="1620.702">
            <text:p>1620.702</text:p>
          </table:table-cell>
          <table:table-cell table:formula="of:=[.P164]*1000000" office:value-type="float" office:value="111.96">
            <text:p>111.96</text:p>
          </table:table-cell>
          <table:table-cell table:formula="of:=[.Q164]*1000000" office:value-type="float" office:value="36.603">
            <text:p>36.603</text:p>
          </table:table-cell>
          <table:table-cell table:formula="of:=[.R164]*1000000" office:value-type="float" office:value="1222.7">
            <text:p>1222.7</text:p>
          </table:table-cell>
          <table:table-cell table:formula="of:=[.S164]*1000000" office:value-type="float" office:value="2.1024">
            <text:p>2.1024</text:p>
          </table:table-cell>
          <table:table-cell table:formula="of:=[.T164]*1000000" office:value-type="float" office:value="0.040417">
            <text:p>0.040417</text:p>
          </table:table-cell>
          <table:table-cell table:formula="of:=[.U164]*1000000" office:value-type="float" office:value="1.1056E-041">
            <text:p>1.1056E-041</text:p>
          </table:table-cell>
          <table:table-cell table:formula="of:=[.V164]*1000000" office:value-type="float" office:value="0.00000000015657">
            <text:p>1.5657E-010</text:p>
          </table:table-cell>
          <table:table-cell table:formula="of:=[.W164]*1000000" office:value-type="float" office:value="111.96">
            <text:p>111.96</text:p>
          </table:table-cell>
          <table:table-cell table:formula="of:=[.X164]*1000000" office:value-type="float" office:value="36.6">
            <text:p>36.6</text:p>
          </table:table-cell>
          <table:table-cell table:formula="of:=[.Y164]*1000000" office:value-type="float" office:value="1222.6">
            <text:p>1222.6</text:p>
          </table:table-cell>
          <table:table-cell table:formula="of:=[.Z164]*1000000" office:value-type="float" office:value="20.12">
            <text:p>20.12</text:p>
          </table:table-cell>
          <table:table-cell table:formula="of:=[.AA164]*1000000" office:value-type="float" office:value="0">
            <text:p>0</text:p>
          </table:table-cell>
          <table:table-cell table:formula="of:=[.AB164]*1000000" office:value-type="float" office:value="5.2167E-015">
            <text:p>5.2167E-015</text:p>
          </table:table-cell>
          <table:table-cell table:formula="of:=[.AC164]*1000000" office:value-type="float" office:value="0.00000000015657">
            <text:p>1.5657E-010</text:p>
          </table:table-cell>
          <table:table-cell office:value-type="float" office:value="0.00011196">
            <text:p>0.00011196</text:p>
          </table:table-cell>
          <table:table-cell table:style-name="ce1" office:value-type="string">
            <text:p>3.6603e-05</text:p>
          </table:table-cell>
          <table:table-cell office:value-type="float" office:value="0.0012227">
            <text:p>0.0012227</text:p>
          </table:table-cell>
          <table:table-cell table:style-name="ce1" office:value-type="string">
            <text:p>2.1024e-06</text:p>
          </table:table-cell>
          <table:table-cell table:style-name="ce1" office:value-type="string">
            <text:p>4.0417e-08</text:p>
          </table:table-cell>
          <table:table-cell table:style-name="ce1" office:value-type="string">
            <text:p>1.1056e-47</text:p>
          </table:table-cell>
          <table:table-cell table:style-name="ce1" office:value-type="string">
            <text:p>1.5657e-16</text:p>
          </table:table-cell>
          <table:table-cell office:value-type="float" office:value="0.00011196">
            <text:p>0.00011196</text:p>
          </table:table-cell>
          <table:table-cell table:style-name="ce1" office:value-type="string">
            <text:p>3.66e-05</text:p>
          </table:table-cell>
          <table:table-cell office:value-type="float" office:value="0.0012226">
            <text:p>0.0012226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5.2167e-21</text:p>
          </table:table-cell>
          <table:table-cell table:style-name="ce1" office:value-type="string">
            <text:p>1.5657e-16</text:p>
          </table:table-cell>
        </table:table-row>
        <table:table-row table:style-name="ro2">
          <table:table-cell office:value-type="float" office:value="1630.702">
            <text:p>1630.702</text:p>
          </table:table-cell>
          <table:table-cell table:formula="of:=[.P165]*1000000" office:value-type="float" office:value="110.54">
            <text:p>110.54</text:p>
          </table:table-cell>
          <table:table-cell table:formula="of:=[.Q165]*1000000" office:value-type="float" office:value="36.133">
            <text:p>36.133</text:p>
          </table:table-cell>
          <table:table-cell table:formula="of:=[.R165]*1000000" office:value-type="float" office:value="1224.6">
            <text:p>1224.6</text:p>
          </table:table-cell>
          <table:table-cell table:formula="of:=[.S165]*1000000" office:value-type="float" office:value="2.0582">
            <text:p>2.0582</text:p>
          </table:table-cell>
          <table:table-cell table:formula="of:=[.T165]*1000000" office:value-type="float" office:value="0.040479">
            <text:p>0.040479</text:p>
          </table:table-cell>
          <table:table-cell table:formula="of:=[.U165]*1000000" office:value-type="float" office:value="5.2152E-042">
            <text:p>5.2152E-042</text:p>
          </table:table-cell>
          <table:table-cell table:formula="of:=[.V165]*1000000" office:value-type="float" office:value="0.00000000015234">
            <text:p>1.5234E-010</text:p>
          </table:table-cell>
          <table:table-cell table:formula="of:=[.W165]*1000000" office:value-type="float" office:value="110.54">
            <text:p>110.54</text:p>
          </table:table-cell>
          <table:table-cell table:formula="of:=[.X165]*1000000" office:value-type="float" office:value="36.13">
            <text:p>36.13</text:p>
          </table:table-cell>
          <table:table-cell table:formula="of:=[.Y165]*1000000" office:value-type="float" office:value="1224.6">
            <text:p>1224.6</text:p>
          </table:table-cell>
          <table:table-cell table:formula="of:=[.Z165]*1000000" office:value-type="float" office:value="20.12">
            <text:p>20.12</text:p>
          </table:table-cell>
          <table:table-cell table:formula="of:=[.AA165]*1000000" office:value-type="float" office:value="0">
            <text:p>0</text:p>
          </table:table-cell>
          <table:table-cell table:formula="of:=[.AB165]*1000000" office:value-type="float" office:value="2.4287E-015">
            <text:p>2.4287E-015</text:p>
          </table:table-cell>
          <table:table-cell table:formula="of:=[.AC165]*1000000" office:value-type="float" office:value="0.00000000015234">
            <text:p>1.5234E-010</text:p>
          </table:table-cell>
          <table:table-cell office:value-type="float" office:value="0.00011054">
            <text:p>0.00011054</text:p>
          </table:table-cell>
          <table:table-cell table:style-name="ce1" office:value-type="string">
            <text:p>3.6133e-05</text:p>
          </table:table-cell>
          <table:table-cell office:value-type="float" office:value="0.0012246">
            <text:p>0.0012246</text:p>
          </table:table-cell>
          <table:table-cell table:style-name="ce1" office:value-type="string">
            <text:p>2.0582e-06</text:p>
          </table:table-cell>
          <table:table-cell table:style-name="ce1" office:value-type="string">
            <text:p>4.0479e-08</text:p>
          </table:table-cell>
          <table:table-cell table:style-name="ce1" office:value-type="string">
            <text:p>5.2152e-48</text:p>
          </table:table-cell>
          <table:table-cell table:style-name="ce1" office:value-type="string">
            <text:p>1.5234e-16</text:p>
          </table:table-cell>
          <table:table-cell office:value-type="float" office:value="0.00011054">
            <text:p>0.00011054</text:p>
          </table:table-cell>
          <table:table-cell table:style-name="ce1" office:value-type="string">
            <text:p>3.613e-05</text:p>
          </table:table-cell>
          <table:table-cell office:value-type="float" office:value="0.0012246">
            <text:p>0.0012246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2.4287e-21</text:p>
          </table:table-cell>
          <table:table-cell table:style-name="ce1" office:value-type="string">
            <text:p>1.5234e-16</text:p>
          </table:table-cell>
        </table:table-row>
        <table:table-row table:style-name="ro2">
          <table:table-cell office:value-type="float" office:value="1640.702">
            <text:p>1640.702</text:p>
          </table:table-cell>
          <table:table-cell table:formula="of:=[.P166]*1000000" office:value-type="float" office:value="109.15">
            <text:p>109.15</text:p>
          </table:table-cell>
          <table:table-cell table:formula="of:=[.Q166]*1000000" office:value-type="float" office:value="35.67">
            <text:p>35.67</text:p>
          </table:table-cell>
          <table:table-cell table:formula="of:=[.R166]*1000000" office:value-type="float" office:value="1226.5">
            <text:p>1226.5</text:p>
          </table:table-cell>
          <table:table-cell table:formula="of:=[.S166]*1000000" office:value-type="float" office:value="2.0147">
            <text:p>2.0147</text:p>
          </table:table-cell>
          <table:table-cell table:formula="of:=[.T166]*1000000" office:value-type="float" office:value="0.040541">
            <text:p>0.040541</text:p>
          </table:table-cell>
          <table:table-cell table:formula="of:=[.U166]*1000000" office:value-type="float" office:value="2.4805E-042">
            <text:p>2.4805E-042</text:p>
          </table:table-cell>
          <table:table-cell table:formula="of:=[.V166]*1000000" office:value-type="float" office:value="0.00000000014825">
            <text:p>1.4825E-010</text:p>
          </table:table-cell>
          <table:table-cell table:formula="of:=[.W166]*1000000" office:value-type="float" office:value="109.14">
            <text:p>109.14</text:p>
          </table:table-cell>
          <table:table-cell table:formula="of:=[.X166]*1000000" office:value-type="float" office:value="35.666">
            <text:p>35.666</text:p>
          </table:table-cell>
          <table:table-cell table:formula="of:=[.Y166]*1000000" office:value-type="float" office:value="1226.4">
            <text:p>1226.4</text:p>
          </table:table-cell>
          <table:table-cell table:formula="of:=[.Z166]*1000000" office:value-type="float" office:value="20.12">
            <text:p>20.12</text:p>
          </table:table-cell>
          <table:table-cell table:formula="of:=[.AA166]*1000000" office:value-type="float" office:value="0">
            <text:p>0</text:p>
          </table:table-cell>
          <table:table-cell table:formula="of:=[.AB166]*1000000" office:value-type="float" office:value="9.4892E-015">
            <text:p>9.4892E-015</text:p>
          </table:table-cell>
          <table:table-cell table:formula="of:=[.AC166]*1000000" office:value-type="float" office:value="0.00000000014825">
            <text:p>1.4825E-010</text:p>
          </table:table-cell>
          <table:table-cell office:value-type="float" office:value="0.00010915">
            <text:p>0.00010915</text:p>
          </table:table-cell>
          <table:table-cell table:style-name="ce1" office:value-type="string">
            <text:p>3.567e-05</text:p>
          </table:table-cell>
          <table:table-cell office:value-type="float" office:value="0.0012265">
            <text:p>0.0012265</text:p>
          </table:table-cell>
          <table:table-cell table:style-name="ce1" office:value-type="string">
            <text:p>2.0147e-06</text:p>
          </table:table-cell>
          <table:table-cell table:style-name="ce1" office:value-type="string">
            <text:p>4.0541e-08</text:p>
          </table:table-cell>
          <table:table-cell table:style-name="ce1" office:value-type="string">
            <text:p>2.4805e-48</text:p>
          </table:table-cell>
          <table:table-cell table:style-name="ce1" office:value-type="string">
            <text:p>1.4825e-16</text:p>
          </table:table-cell>
          <table:table-cell office:value-type="float" office:value="0.00010914">
            <text:p>0.00010914</text:p>
          </table:table-cell>
          <table:table-cell table:style-name="ce1" office:value-type="string">
            <text:p>3.5666e-05</text:p>
          </table:table-cell>
          <table:table-cell office:value-type="float" office:value="0.0012264">
            <text:p>0.0012264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9.4892e-21</text:p>
          </table:table-cell>
          <table:table-cell table:style-name="ce1" office:value-type="string">
            <text:p>1.4825e-16</text:p>
          </table:table-cell>
        </table:table-row>
        <table:table-row table:style-name="ro2">
          <table:table-cell office:value-type="float" office:value="1650.702">
            <text:p>1650.702</text:p>
          </table:table-cell>
          <table:table-cell table:formula="of:=[.P167]*1000000" office:value-type="float" office:value="107.77">
            <text:p>107.77</text:p>
          </table:table-cell>
          <table:table-cell table:formula="of:=[.Q167]*1000000" office:value-type="float" office:value="35.212">
            <text:p>35.212</text:p>
          </table:table-cell>
          <table:table-cell table:formula="of:=[.R167]*1000000" office:value-type="float" office:value="1228.3">
            <text:p>1228.3</text:p>
          </table:table-cell>
          <table:table-cell table:formula="of:=[.S167]*1000000" office:value-type="float" office:value="1.9721">
            <text:p>1.9721</text:p>
          </table:table-cell>
          <table:table-cell table:formula="of:=[.T167]*1000000" office:value-type="float" office:value="0.040603">
            <text:p>0.040603</text:p>
          </table:table-cell>
          <table:table-cell table:formula="of:=[.U167]*1000000" office:value-type="float" office:value="1.1895E-042">
            <text:p>1.1895E-042</text:p>
          </table:table-cell>
          <table:table-cell table:formula="of:=[.V167]*1000000" office:value-type="float" office:value="0.00000000014428">
            <text:p>1.4428E-010</text:p>
          </table:table-cell>
          <table:table-cell table:formula="of:=[.W167]*1000000" office:value-type="float" office:value="107.77">
            <text:p>107.77</text:p>
          </table:table-cell>
          <table:table-cell table:formula="of:=[.X167]*1000000" office:value-type="float" office:value="35.208">
            <text:p>35.208</text:p>
          </table:table-cell>
          <table:table-cell table:formula="of:=[.Y167]*1000000" office:value-type="float" office:value="1228.3">
            <text:p>1228.3</text:p>
          </table:table-cell>
          <table:table-cell table:formula="of:=[.Z167]*1000000" office:value-type="float" office:value="20.12">
            <text:p>20.12</text:p>
          </table:table-cell>
          <table:table-cell table:formula="of:=[.AA167]*1000000" office:value-type="float" office:value="0">
            <text:p>0</text:p>
          </table:table-cell>
          <table:table-cell table:formula="of:=[.AB167]*1000000" office:value-type="float" office:value="-2.2892E-017">
            <text:p>-2.2892E-017</text:p>
          </table:table-cell>
          <table:table-cell table:formula="of:=[.AC167]*1000000" office:value-type="float" office:value="0.00000000014428">
            <text:p>1.4428E-010</text:p>
          </table:table-cell>
          <table:table-cell office:value-type="float" office:value="0.00010777">
            <text:p>0.00010777</text:p>
          </table:table-cell>
          <table:table-cell table:style-name="ce1" office:value-type="string">
            <text:p>3.5212e-05</text:p>
          </table:table-cell>
          <table:table-cell office:value-type="float" office:value="0.0012283">
            <text:p>0.0012283</text:p>
          </table:table-cell>
          <table:table-cell table:style-name="ce1" office:value-type="string">
            <text:p>1.9721e-06</text:p>
          </table:table-cell>
          <table:table-cell table:style-name="ce1" office:value-type="string">
            <text:p>4.0603e-08</text:p>
          </table:table-cell>
          <table:table-cell table:style-name="ce1" office:value-type="string">
            <text:p>1.1895e-48</text:p>
          </table:table-cell>
          <table:table-cell table:style-name="ce1" office:value-type="string">
            <text:p>1.4428e-16</text:p>
          </table:table-cell>
          <table:table-cell office:value-type="float" office:value="0.00010777">
            <text:p>0.00010777</text:p>
          </table:table-cell>
          <table:table-cell table:style-name="ce1" office:value-type="string">
            <text:p>3.5208e-05</text:p>
          </table:table-cell>
          <table:table-cell office:value-type="float" office:value="0.0012283">
            <text:p>0.0012283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892e-23</text:p>
          </table:table-cell>
          <table:table-cell table:style-name="ce1" office:value-type="string">
            <text:p>1.4428e-16</text:p>
          </table:table-cell>
        </table:table-row>
        <table:table-row table:style-name="ro2">
          <table:table-cell office:value-type="float" office:value="1660.702">
            <text:p>1660.702</text:p>
          </table:table-cell>
          <table:table-cell table:formula="of:=[.P168]*1000000" office:value-type="float" office:value="106.41">
            <text:p>106.41</text:p>
          </table:table-cell>
          <table:table-cell table:formula="of:=[.Q168]*1000000" office:value-type="float" office:value="34.76">
            <text:p>34.76</text:p>
          </table:table-cell>
          <table:table-cell table:formula="of:=[.R168]*1000000" office:value-type="float" office:value="1230.2">
            <text:p>1230.2</text:p>
          </table:table-cell>
          <table:table-cell table:formula="of:=[.S168]*1000000" office:value-type="float" office:value="1.9303">
            <text:p>1.9303</text:p>
          </table:table-cell>
          <table:table-cell table:formula="of:=[.T168]*1000000" office:value-type="float" office:value="0.040665">
            <text:p>0.040665</text:p>
          </table:table-cell>
          <table:table-cell table:formula="of:=[.U168]*1000000" office:value-type="float" office:value="5.7504E-043">
            <text:p>5.7504E-043</text:p>
          </table:table-cell>
          <table:table-cell table:formula="of:=[.V168]*1000000" office:value-type="float" office:value="0.00000000014043">
            <text:p>1.4043E-010</text:p>
          </table:table-cell>
          <table:table-cell table:formula="of:=[.W168]*1000000" office:value-type="float" office:value="106.41">
            <text:p>106.41</text:p>
          </table:table-cell>
          <table:table-cell table:formula="of:=[.X168]*1000000" office:value-type="float" office:value="34.756">
            <text:p>34.756</text:p>
          </table:table-cell>
          <table:table-cell table:formula="of:=[.Y168]*1000000" office:value-type="float" office:value="1230.1">
            <text:p>1230.1</text:p>
          </table:table-cell>
          <table:table-cell table:formula="of:=[.Z168]*1000000" office:value-type="float" office:value="20.12">
            <text:p>20.12</text:p>
          </table:table-cell>
          <table:table-cell table:formula="of:=[.AA168]*1000000" office:value-type="float" office:value="0">
            <text:p>0</text:p>
          </table:table-cell>
          <table:table-cell table:formula="of:=[.AB168]*1000000" office:value-type="float" office:value="1.7969E-017">
            <text:p>1.7969E-017</text:p>
          </table:table-cell>
          <table:table-cell table:formula="of:=[.AC168]*1000000" office:value-type="float" office:value="0.00000000014043">
            <text:p>1.4043E-010</text:p>
          </table:table-cell>
          <table:table-cell office:value-type="float" office:value="0.00010641">
            <text:p>0.00010641</text:p>
          </table:table-cell>
          <table:table-cell table:style-name="ce1" office:value-type="string">
            <text:p>3.476e-05</text:p>
          </table:table-cell>
          <table:table-cell office:value-type="float" office:value="0.0012302">
            <text:p>0.0012302</text:p>
          </table:table-cell>
          <table:table-cell table:style-name="ce1" office:value-type="string">
            <text:p>1.9303e-06</text:p>
          </table:table-cell>
          <table:table-cell table:style-name="ce1" office:value-type="string">
            <text:p>4.0665e-08</text:p>
          </table:table-cell>
          <table:table-cell table:style-name="ce1" office:value-type="string">
            <text:p>5.7504e-49</text:p>
          </table:table-cell>
          <table:table-cell table:style-name="ce1" office:value-type="string">
            <text:p>1.4043e-16</text:p>
          </table:table-cell>
          <table:table-cell office:value-type="float" office:value="0.00010641">
            <text:p>0.00010641</text:p>
          </table:table-cell>
          <table:table-cell table:style-name="ce1" office:value-type="string">
            <text:p>3.4756e-05</text:p>
          </table:table-cell>
          <table:table-cell office:value-type="float" office:value="0.0012301">
            <text:p>0.0012301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1.7969e-23</text:p>
          </table:table-cell>
          <table:table-cell table:style-name="ce1" office:value-type="string">
            <text:p>1.4043e-16</text:p>
          </table:table-cell>
        </table:table-row>
        <table:table-row table:style-name="ro2">
          <table:table-cell office:value-type="float" office:value="1670.702">
            <text:p>1670.702</text:p>
          </table:table-cell>
          <table:table-cell table:formula="of:=[.P169]*1000000" office:value-type="float" office:value="105.07">
            <text:p>105.07</text:p>
          </table:table-cell>
          <table:table-cell table:formula="of:=[.Q169]*1000000" office:value-type="float" office:value="34.313">
            <text:p>34.313</text:p>
          </table:table-cell>
          <table:table-cell table:formula="of:=[.R169]*1000000" office:value-type="float" office:value="1232">
            <text:p>1232</text:p>
          </table:table-cell>
          <table:table-cell table:formula="of:=[.S169]*1000000" office:value-type="float" office:value="1.8893">
            <text:p>1.8893</text:p>
          </table:table-cell>
          <table:table-cell table:formula="of:=[.T169]*1000000" office:value-type="float" office:value="0.040728">
            <text:p>0.040728</text:p>
          </table:table-cell>
          <table:table-cell table:formula="of:=[.U169]*1000000" office:value-type="float" office:value="2.8023E-043">
            <text:p>2.8023E-043</text:p>
          </table:table-cell>
          <table:table-cell table:formula="of:=[.V169]*1000000" office:value-type="float" office:value="0.0000000001367">
            <text:p>1.367E-010</text:p>
          </table:table-cell>
          <table:table-cell table:formula="of:=[.W169]*1000000" office:value-type="float" office:value="105.07">
            <text:p>105.07</text:p>
          </table:table-cell>
          <table:table-cell table:formula="of:=[.X169]*1000000" office:value-type="float" office:value="34.31">
            <text:p>34.31</text:p>
          </table:table-cell>
          <table:table-cell table:formula="of:=[.Y169]*1000000" office:value-type="float" office:value="1231.9">
            <text:p>1231.9</text:p>
          </table:table-cell>
          <table:table-cell table:formula="of:=[.Z169]*1000000" office:value-type="float" office:value="20.12">
            <text:p>20.12</text:p>
          </table:table-cell>
          <table:table-cell table:formula="of:=[.AA169]*1000000" office:value-type="float" office:value="0">
            <text:p>0</text:p>
          </table:table-cell>
          <table:table-cell table:formula="of:=[.AB169]*1000000" office:value-type="float" office:value="-4.0834E-019">
            <text:p>-4.0834E-019</text:p>
          </table:table-cell>
          <table:table-cell table:formula="of:=[.AC169]*1000000" office:value-type="float" office:value="0.0000000001367">
            <text:p>1.367E-010</text:p>
          </table:table-cell>
          <table:table-cell office:value-type="float" office:value="0.00010507">
            <text:p>0.00010507</text:p>
          </table:table-cell>
          <table:table-cell table:style-name="ce1" office:value-type="string">
            <text:p>3.4313e-05</text:p>
          </table:table-cell>
          <table:table-cell office:value-type="float" office:value="0.001232">
            <text:p>0.001232</text:p>
          </table:table-cell>
          <table:table-cell table:style-name="ce1" office:value-type="string">
            <text:p>1.8893e-06</text:p>
          </table:table-cell>
          <table:table-cell table:style-name="ce1" office:value-type="string">
            <text:p>4.0728e-08</text:p>
          </table:table-cell>
          <table:table-cell table:style-name="ce1" office:value-type="string">
            <text:p>2.8023e-49</text:p>
          </table:table-cell>
          <table:table-cell table:style-name="ce1" office:value-type="string">
            <text:p>1.367e-16</text:p>
          </table:table-cell>
          <table:table-cell office:value-type="float" office:value="0.00010507">
            <text:p>0.00010507</text:p>
          </table:table-cell>
          <table:table-cell table:style-name="ce1" office:value-type="string">
            <text:p>3.431e-05</text:p>
          </table:table-cell>
          <table:table-cell office:value-type="float" office:value="0.0012319">
            <text:p>0.0012319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4.0834e-25</text:p>
          </table:table-cell>
          <table:table-cell table:style-name="ce1" office:value-type="string">
            <text:p>1.367e-16</text:p>
          </table:table-cell>
        </table:table-row>
        <table:table-row table:style-name="ro2">
          <table:table-cell office:value-type="float" office:value="1680.702">
            <text:p>1680.702</text:p>
          </table:table-cell>
          <table:table-cell table:formula="of:=[.P170]*1000000" office:value-type="float" office:value="103.75">
            <text:p>103.75</text:p>
          </table:table-cell>
          <table:table-cell table:formula="of:=[.Q170]*1000000" office:value-type="float" office:value="33.873">
            <text:p>33.873</text:p>
          </table:table-cell>
          <table:table-cell table:formula="of:=[.R170]*1000000" office:value-type="float" office:value="1233.8">
            <text:p>1233.8</text:p>
          </table:table-cell>
          <table:table-cell table:formula="of:=[.S170]*1000000" office:value-type="float" office:value="1.849">
            <text:p>1.849</text:p>
          </table:table-cell>
          <table:table-cell table:formula="of:=[.T170]*1000000" office:value-type="float" office:value="0.04079">
            <text:p>0.04079</text:p>
          </table:table-cell>
          <table:table-cell table:formula="of:=[.U170]*1000000" office:value-type="float" office:value="1.3765E-043">
            <text:p>1.3765E-043</text:p>
          </table:table-cell>
          <table:table-cell table:formula="of:=[.V170]*1000000" office:value-type="float" office:value="0.00000000013308">
            <text:p>1.3308E-010</text:p>
          </table:table-cell>
          <table:table-cell table:formula="of:=[.W170]*1000000" office:value-type="float" office:value="103.74">
            <text:p>103.74</text:p>
          </table:table-cell>
          <table:table-cell table:formula="of:=[.X170]*1000000" office:value-type="float" office:value="33.869">
            <text:p>33.869</text:p>
          </table:table-cell>
          <table:table-cell table:formula="of:=[.Y170]*1000000" office:value-type="float" office:value="1233.7">
            <text:p>1233.7</text:p>
          </table:table-cell>
          <table:table-cell table:formula="of:=[.Z170]*1000000" office:value-type="float" office:value="20.12">
            <text:p>20.12</text:p>
          </table:table-cell>
          <table:table-cell table:formula="of:=[.AA170]*1000000" office:value-type="float" office:value="0">
            <text:p>0</text:p>
          </table:table-cell>
          <table:table-cell table:formula="of:=[.AB170]*1000000" office:value-type="float" office:value="-5.7763E-021">
            <text:p>-5.7763E-021</text:p>
          </table:table-cell>
          <table:table-cell table:formula="of:=[.AC170]*1000000" office:value-type="float" office:value="0.00000000013308">
            <text:p>1.3308E-010</text:p>
          </table:table-cell>
          <table:table-cell office:value-type="float" office:value="0.00010375">
            <text:p>0.00010375</text:p>
          </table:table-cell>
          <table:table-cell table:style-name="ce1" office:value-type="string">
            <text:p>3.3873e-05</text:p>
          </table:table-cell>
          <table:table-cell office:value-type="float" office:value="0.0012338">
            <text:p>0.0012338</text:p>
          </table:table-cell>
          <table:table-cell table:style-name="ce1" office:value-type="string">
            <text:p>1.849e-06</text:p>
          </table:table-cell>
          <table:table-cell table:style-name="ce1" office:value-type="string">
            <text:p>4.079e-08</text:p>
          </table:table-cell>
          <table:table-cell table:style-name="ce1" office:value-type="string">
            <text:p>1.3765e-49</text:p>
          </table:table-cell>
          <table:table-cell table:style-name="ce1" office:value-type="string">
            <text:p>1.3308e-16</text:p>
          </table:table-cell>
          <table:table-cell office:value-type="float" office:value="0.00010374">
            <text:p>0.00010374</text:p>
          </table:table-cell>
          <table:table-cell table:style-name="ce1" office:value-type="string">
            <text:p>3.3869e-05</text:p>
          </table:table-cell>
          <table:table-cell office:value-type="float" office:value="0.0012337">
            <text:p>0.0012337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5.7763e-27</text:p>
          </table:table-cell>
          <table:table-cell table:style-name="ce1" office:value-type="string">
            <text:p>1.3308e-16</text:p>
          </table:table-cell>
        </table:table-row>
        <table:table-row table:style-name="ro2">
          <table:table-cell office:value-type="float" office:value="1690.702">
            <text:p>1690.702</text:p>
          </table:table-cell>
          <table:table-cell table:formula="of:=[.P171]*1000000" office:value-type="float" office:value="102.44">
            <text:p>102.44</text:p>
          </table:table-cell>
          <table:table-cell table:formula="of:=[.Q171]*1000000" office:value-type="float" office:value="33.438">
            <text:p>33.438</text:p>
          </table:table-cell>
          <table:table-cell table:formula="of:=[.R171]*1000000" office:value-type="float" office:value="1235.5">
            <text:p>1235.5</text:p>
          </table:table-cell>
          <table:table-cell table:formula="of:=[.S171]*1000000" office:value-type="float" office:value="1.8095">
            <text:p>1.8095</text:p>
          </table:table-cell>
          <table:table-cell table:formula="of:=[.T171]*1000000" office:value-type="float" office:value="0.040852">
            <text:p>0.040852</text:p>
          </table:table-cell>
          <table:table-cell table:formula="of:=[.U171]*1000000" office:value-type="float" office:value="6.8149E-044">
            <text:p>6.8149E-044</text:p>
          </table:table-cell>
          <table:table-cell table:formula="of:=[.V171]*1000000" office:value-type="float" office:value="0.00000000012957">
            <text:p>1.2957E-010</text:p>
          </table:table-cell>
          <table:table-cell table:formula="of:=[.W171]*1000000" office:value-type="float" office:value="102.44">
            <text:p>102.44</text:p>
          </table:table-cell>
          <table:table-cell table:formula="of:=[.X171]*1000000" office:value-type="float" office:value="33.434">
            <text:p>33.434</text:p>
          </table:table-cell>
          <table:table-cell table:formula="of:=[.Y171]*1000000" office:value-type="float" office:value="1235.5">
            <text:p>1235.5</text:p>
          </table:table-cell>
          <table:table-cell table:formula="of:=[.Z171]*1000000" office:value-type="float" office:value="20.12">
            <text:p>20.12</text:p>
          </table:table-cell>
          <table:table-cell table:formula="of:=[.AA171]*1000000" office:value-type="float" office:value="0">
            <text:p>0</text:p>
          </table:table-cell>
          <table:table-cell table:formula="of:=[.AB171]*1000000" office:value-type="float" office:value="-1.9039E-022">
            <text:p>-1.9039E-022</text:p>
          </table:table-cell>
          <table:table-cell table:formula="of:=[.AC171]*1000000" office:value-type="float" office:value="0.00000000012957">
            <text:p>1.2957E-010</text:p>
          </table:table-cell>
          <table:table-cell office:value-type="float" office:value="0.00010244">
            <text:p>0.00010244</text:p>
          </table:table-cell>
          <table:table-cell table:style-name="ce1" office:value-type="string">
            <text:p>3.3438e-05</text:p>
          </table:table-cell>
          <table:table-cell office:value-type="float" office:value="0.0012355">
            <text:p>0.0012355</text:p>
          </table:table-cell>
          <table:table-cell table:style-name="ce1" office:value-type="string">
            <text:p>1.8095e-06</text:p>
          </table:table-cell>
          <table:table-cell table:style-name="ce1" office:value-type="string">
            <text:p>4.0852e-08</text:p>
          </table:table-cell>
          <table:table-cell table:style-name="ce1" office:value-type="string">
            <text:p>6.8149e-50</text:p>
          </table:table-cell>
          <table:table-cell table:style-name="ce1" office:value-type="string">
            <text:p>1.2957e-16</text:p>
          </table:table-cell>
          <table:table-cell office:value-type="float" office:value="0.00010244">
            <text:p>0.00010244</text:p>
          </table:table-cell>
          <table:table-cell table:style-name="ce1" office:value-type="string">
            <text:p>3.3434e-05</text:p>
          </table:table-cell>
          <table:table-cell office:value-type="float" office:value="0.0012355">
            <text:p>0.0012355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039e-28</text:p>
          </table:table-cell>
          <table:table-cell table:style-name="ce1" office:value-type="string">
            <text:p>1.2957e-16</text:p>
          </table:table-cell>
        </table:table-row>
        <table:table-row table:style-name="ro2">
          <table:table-cell office:value-type="float" office:value="1700.702">
            <text:p>1700.702</text:p>
          </table:table-cell>
          <table:table-cell table:formula="of:=[.P172]*1000000" office:value-type="float" office:value="101.16">
            <text:p>101.16</text:p>
          </table:table-cell>
          <table:table-cell table:formula="of:=[.Q172]*1000000" office:value-type="float" office:value="33.008">
            <text:p>33.008</text:p>
          </table:table-cell>
          <table:table-cell table:formula="of:=[.R172]*1000000" office:value-type="float" office:value="1237.3">
            <text:p>1237.3</text:p>
          </table:table-cell>
          <table:table-cell table:formula="of:=[.S172]*1000000" office:value-type="float" office:value="1.7708">
            <text:p>1.7708</text:p>
          </table:table-cell>
          <table:table-cell table:formula="of:=[.T172]*1000000" office:value-type="float" office:value="0.040915">
            <text:p>0.040915</text:p>
          </table:table-cell>
          <table:table-cell table:formula="of:=[.U172]*1000000" office:value-type="float" office:value="3.4002E-044">
            <text:p>3.4002E-044</text:p>
          </table:table-cell>
          <table:table-cell table:formula="of:=[.V172]*1000000" office:value-type="float" office:value="0.00000000012617">
            <text:p>1.2617E-010</text:p>
          </table:table-cell>
          <table:table-cell table:formula="of:=[.W172]*1000000" office:value-type="float" office:value="101.16">
            <text:p>101.16</text:p>
          </table:table-cell>
          <table:table-cell table:formula="of:=[.X172]*1000000" office:value-type="float" office:value="33.005">
            <text:p>33.005</text:p>
          </table:table-cell>
          <table:table-cell table:formula="of:=[.Y172]*1000000" office:value-type="float" office:value="1237.2">
            <text:p>1237.2</text:p>
          </table:table-cell>
          <table:table-cell table:formula="of:=[.Z172]*1000000" office:value-type="float" office:value="20.12">
            <text:p>20.12</text:p>
          </table:table-cell>
          <table:table-cell table:formula="of:=[.AA172]*1000000" office:value-type="float" office:value="0">
            <text:p>0</text:p>
          </table:table-cell>
          <table:table-cell table:formula="of:=[.AB172]*1000000" office:value-type="float" office:value="-1.1225E-022">
            <text:p>-1.1225E-022</text:p>
          </table:table-cell>
          <table:table-cell table:formula="of:=[.AC172]*1000000" office:value-type="float" office:value="0.00000000012617">
            <text:p>1.2617E-010</text:p>
          </table:table-cell>
          <table:table-cell office:value-type="float" office:value="0.00010116">
            <text:p>0.00010116</text:p>
          </table:table-cell>
          <table:table-cell table:style-name="ce1" office:value-type="string">
            <text:p>3.3008e-05</text:p>
          </table:table-cell>
          <table:table-cell office:value-type="float" office:value="0.0012373">
            <text:p>0.0012373</text:p>
          </table:table-cell>
          <table:table-cell table:style-name="ce1" office:value-type="string">
            <text:p>1.7708e-06</text:p>
          </table:table-cell>
          <table:table-cell table:style-name="ce1" office:value-type="string">
            <text:p>4.0915e-08</text:p>
          </table:table-cell>
          <table:table-cell table:style-name="ce1" office:value-type="string">
            <text:p>3.4002e-50</text:p>
          </table:table-cell>
          <table:table-cell table:style-name="ce1" office:value-type="string">
            <text:p>1.2617e-16</text:p>
          </table:table-cell>
          <table:table-cell office:value-type="float" office:value="0.00010116">
            <text:p>0.00010116</text:p>
          </table:table-cell>
          <table:table-cell table:style-name="ce1" office:value-type="string">
            <text:p>3.3005e-05</text:p>
          </table:table-cell>
          <table:table-cell office:value-type="float" office:value="0.0012372">
            <text:p>0.0012372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225e-28</text:p>
          </table:table-cell>
          <table:table-cell table:style-name="ce1" office:value-type="string">
            <text:p>1.2617e-16</text:p>
          </table:table-cell>
        </table:table-row>
        <table:table-row table:style-name="ro2">
          <table:table-cell office:value-type="float" office:value="1710.702">
            <text:p>1710.702</text:p>
          </table:table-cell>
          <table:table-cell table:formula="of:=[.P173]*1000000" office:value-type="float" office:value="99.888">
            <text:p>99.888</text:p>
          </table:table-cell>
          <table:table-cell table:formula="of:=[.Q173]*1000000" office:value-type="float" office:value="32.584">
            <text:p>32.584</text:p>
          </table:table-cell>
          <table:table-cell table:formula="of:=[.R173]*1000000" office:value-type="float" office:value="1239">
            <text:p>1239</text:p>
          </table:table-cell>
          <table:table-cell table:formula="of:=[.S173]*1000000" office:value-type="float" office:value="1.7328">
            <text:p>1.7328</text:p>
          </table:table-cell>
          <table:table-cell table:formula="of:=[.T173]*1000000" office:value-type="float" office:value="0.040977">
            <text:p>0.040977</text:p>
          </table:table-cell>
          <table:table-cell table:formula="of:=[.U173]*1000000" office:value-type="float" office:value="1.7096E-044">
            <text:p>1.7096E-044</text:p>
          </table:table-cell>
          <table:table-cell table:formula="of:=[.V173]*1000000" office:value-type="float" office:value="0.00000000012288">
            <text:p>1.2288E-010</text:p>
          </table:table-cell>
          <table:table-cell table:formula="of:=[.W173]*1000000" office:value-type="float" office:value="99.887">
            <text:p>99.887</text:p>
          </table:table-cell>
          <table:table-cell table:formula="of:=[.X173]*1000000" office:value-type="float" office:value="32.581">
            <text:p>32.581</text:p>
          </table:table-cell>
          <table:table-cell table:formula="of:=[.Y173]*1000000" office:value-type="float" office:value="1238.9">
            <text:p>1238.9</text:p>
          </table:table-cell>
          <table:table-cell table:formula="of:=[.Z173]*1000000" office:value-type="float" office:value="20.12">
            <text:p>20.12</text:p>
          </table:table-cell>
          <table:table-cell table:formula="of:=[.AA173]*1000000" office:value-type="float" office:value="0">
            <text:p>0</text:p>
          </table:table-cell>
          <table:table-cell table:formula="of:=[.AB173]*1000000" office:value-type="float" office:value="-1.0792E-024">
            <text:p>-1.0792E-024</text:p>
          </table:table-cell>
          <table:table-cell table:formula="of:=[.AC173]*1000000" office:value-type="float" office:value="0.00000000012288">
            <text:p>1.2288E-010</text:p>
          </table:table-cell>
          <table:table-cell table:style-name="ce1" office:value-type="string">
            <text:p>9.9888e-05</text:p>
          </table:table-cell>
          <table:table-cell table:style-name="ce1" office:value-type="string">
            <text:p>3.2584e-05</text:p>
          </table:table-cell>
          <table:table-cell office:value-type="float" office:value="0.001239">
            <text:p>0.001239</text:p>
          </table:table-cell>
          <table:table-cell table:style-name="ce1" office:value-type="string">
            <text:p>1.7328e-06</text:p>
          </table:table-cell>
          <table:table-cell table:style-name="ce1" office:value-type="string">
            <text:p>4.0977e-08</text:p>
          </table:table-cell>
          <table:table-cell table:style-name="ce1" office:value-type="string">
            <text:p>1.7096e-50</text:p>
          </table:table-cell>
          <table:table-cell table:style-name="ce1" office:value-type="string">
            <text:p>1.2288e-16</text:p>
          </table:table-cell>
          <table:table-cell table:style-name="ce1" office:value-type="string">
            <text:p>9.9887e-05</text:p>
          </table:table-cell>
          <table:table-cell table:style-name="ce1" office:value-type="string">
            <text:p>3.2581e-05</text:p>
          </table:table-cell>
          <table:table-cell office:value-type="float" office:value="0.0012389">
            <text:p>0.0012389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792e-30</text:p>
          </table:table-cell>
          <table:table-cell table:style-name="ce1" office:value-type="string">
            <text:p>1.2288e-16</text:p>
          </table:table-cell>
        </table:table-row>
        <table:table-row table:style-name="ro2">
          <table:table-cell office:value-type="float" office:value="1720.702">
            <text:p>1720.702</text:p>
          </table:table-cell>
          <table:table-cell table:formula="of:=[.P174]*1000000" office:value-type="float" office:value="98.638">
            <text:p>98.638</text:p>
          </table:table-cell>
          <table:table-cell table:formula="of:=[.Q174]*1000000" office:value-type="float" office:value="32.166">
            <text:p>32.166</text:p>
          </table:table-cell>
          <table:table-cell table:formula="of:=[.R174]*1000000" office:value-type="float" office:value="1240.7">
            <text:p>1240.7</text:p>
          </table:table-cell>
          <table:table-cell table:formula="of:=[.S174]*1000000" office:value-type="float" office:value="1.6956">
            <text:p>1.6956</text:p>
          </table:table-cell>
          <table:table-cell table:formula="of:=[.T174]*1000000" office:value-type="float" office:value="0.04104">
            <text:p>0.04104</text:p>
          </table:table-cell>
          <table:table-cell table:formula="of:=[.U174]*1000000" office:value-type="float" office:value="8.6613E-045">
            <text:p>8.6613E-045</text:p>
          </table:table-cell>
          <table:table-cell table:formula="of:=[.V174]*1000000" office:value-type="float" office:value="0.00000000011968">
            <text:p>1.1968E-010</text:p>
          </table:table-cell>
          <table:table-cell table:formula="of:=[.W174]*1000000" office:value-type="float" office:value="98.637">
            <text:p>98.637</text:p>
          </table:table-cell>
          <table:table-cell table:formula="of:=[.X174]*1000000" office:value-type="float" office:value="32.162">
            <text:p>32.162</text:p>
          </table:table-cell>
          <table:table-cell table:formula="of:=[.Y174]*1000000" office:value-type="float" office:value="1240.6">
            <text:p>1240.6</text:p>
          </table:table-cell>
          <table:table-cell table:formula="of:=[.Z174]*1000000" office:value-type="float" office:value="20.12">
            <text:p>20.12</text:p>
          </table:table-cell>
          <table:table-cell table:formula="of:=[.AA174]*1000000" office:value-type="float" office:value="0">
            <text:p>0</text:p>
          </table:table-cell>
          <table:table-cell table:formula="of:=[.AB174]*1000000" office:value-type="float" office:value="2.2412E-024">
            <text:p>2.2412E-024</text:p>
          </table:table-cell>
          <table:table-cell table:formula="of:=[.AC174]*1000000" office:value-type="float" office:value="0.00000000011968">
            <text:p>1.1968E-010</text:p>
          </table:table-cell>
          <table:table-cell table:style-name="ce1" office:value-type="string">
            <text:p>9.8638e-05</text:p>
          </table:table-cell>
          <table:table-cell table:style-name="ce1" office:value-type="string">
            <text:p>3.2166e-05</text:p>
          </table:table-cell>
          <table:table-cell office:value-type="float" office:value="0.0012407">
            <text:p>0.0012407</text:p>
          </table:table-cell>
          <table:table-cell table:style-name="ce1" office:value-type="string">
            <text:p>1.6956e-06</text:p>
          </table:table-cell>
          <table:table-cell table:style-name="ce1" office:value-type="string">
            <text:p>4.104e-08</text:p>
          </table:table-cell>
          <table:table-cell table:style-name="ce1" office:value-type="string">
            <text:p>8.6613e-51</text:p>
          </table:table-cell>
          <table:table-cell table:style-name="ce1" office:value-type="string">
            <text:p>1.1968e-16</text:p>
          </table:table-cell>
          <table:table-cell table:style-name="ce1" office:value-type="string">
            <text:p>9.8637e-05</text:p>
          </table:table-cell>
          <table:table-cell table:style-name="ce1" office:value-type="string">
            <text:p>3.2162e-05</text:p>
          </table:table-cell>
          <table:table-cell office:value-type="float" office:value="0.0012406">
            <text:p>0.0012406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2.2412e-30</text:p>
          </table:table-cell>
          <table:table-cell table:style-name="ce1" office:value-type="string">
            <text:p>1.1968e-16</text:p>
          </table:table-cell>
        </table:table-row>
        <table:table-row table:style-name="ro2">
          <table:table-cell office:value-type="float" office:value="1730.702">
            <text:p>1730.702</text:p>
          </table:table-cell>
          <table:table-cell table:formula="of:=[.P175]*1000000" office:value-type="float" office:value="97.405">
            <text:p>97.405</text:p>
          </table:table-cell>
          <table:table-cell table:formula="of:=[.Q175]*1000000" office:value-type="float" office:value="31.753">
            <text:p>31.753</text:p>
          </table:table-cell>
          <table:table-cell table:formula="of:=[.R175]*1000000" office:value-type="float" office:value="1242.3">
            <text:p>1242.3</text:p>
          </table:table-cell>
          <table:table-cell table:formula="of:=[.S175]*1000000" office:value-type="float" office:value="1.659">
            <text:p>1.659</text:p>
          </table:table-cell>
          <table:table-cell table:formula="of:=[.T175]*1000000" office:value-type="float" office:value="0.041102">
            <text:p>0.041102</text:p>
          </table:table-cell>
          <table:table-cell table:formula="of:=[.U175]*1000000" office:value-type="float" office:value="4.4212E-045">
            <text:p>4.4212E-045</text:p>
          </table:table-cell>
          <table:table-cell table:formula="of:=[.V175]*1000000" office:value-type="float" office:value="0.00000000011659">
            <text:p>1.1659E-010</text:p>
          </table:table-cell>
          <table:table-cell table:formula="of:=[.W175]*1000000" office:value-type="float" office:value="97.404">
            <text:p>97.404</text:p>
          </table:table-cell>
          <table:table-cell table:formula="of:=[.X175]*1000000" office:value-type="float" office:value="31.749">
            <text:p>31.749</text:p>
          </table:table-cell>
          <table:table-cell table:formula="of:=[.Y175]*1000000" office:value-type="float" office:value="1242.3">
            <text:p>1242.3</text:p>
          </table:table-cell>
          <table:table-cell table:formula="of:=[.Z175]*1000000" office:value-type="float" office:value="20.12">
            <text:p>20.12</text:p>
          </table:table-cell>
          <table:table-cell table:formula="of:=[.AA175]*1000000" office:value-type="float" office:value="0">
            <text:p>0</text:p>
          </table:table-cell>
          <table:table-cell table:formula="of:=[.AB175]*1000000" office:value-type="float" office:value="1.1279E-024">
            <text:p>1.1279E-024</text:p>
          </table:table-cell>
          <table:table-cell table:formula="of:=[.AC175]*1000000" office:value-type="float" office:value="0.00000000011658">
            <text:p>1.1658E-010</text:p>
          </table:table-cell>
          <table:table-cell table:style-name="ce1" office:value-type="string">
            <text:p>9.7405e-05</text:p>
          </table:table-cell>
          <table:table-cell table:style-name="ce1" office:value-type="string">
            <text:p>3.1753e-05</text:p>
          </table:table-cell>
          <table:table-cell office:value-type="float" office:value="0.0012423">
            <text:p>0.0012423</text:p>
          </table:table-cell>
          <table:table-cell table:style-name="ce1" office:value-type="string">
            <text:p>1.659e-06</text:p>
          </table:table-cell>
          <table:table-cell table:style-name="ce1" office:value-type="string">
            <text:p>4.1102e-08</text:p>
          </table:table-cell>
          <table:table-cell table:style-name="ce1" office:value-type="string">
            <text:p>4.4212e-51</text:p>
          </table:table-cell>
          <table:table-cell table:style-name="ce1" office:value-type="string">
            <text:p>1.1659e-16</text:p>
          </table:table-cell>
          <table:table-cell table:style-name="ce1" office:value-type="string">
            <text:p>9.7404e-05</text:p>
          </table:table-cell>
          <table:table-cell table:style-name="ce1" office:value-type="string">
            <text:p>3.1749e-05</text:p>
          </table:table-cell>
          <table:table-cell office:value-type="float" office:value="0.0012423">
            <text:p>0.0012423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1.1279e-30</text:p>
          </table:table-cell>
          <table:table-cell table:style-name="ce1" office:value-type="string">
            <text:p>1.1658e-16</text:p>
          </table:table-cell>
        </table:table-row>
        <table:table-row table:style-name="ro2">
          <table:table-cell office:value-type="float" office:value="1740.702">
            <text:p>1740.702</text:p>
          </table:table-cell>
          <table:table-cell table:formula="of:=[.P176]*1000000" office:value-type="float" office:value="96.189">
            <text:p>96.189</text:p>
          </table:table-cell>
          <table:table-cell table:formula="of:=[.Q176]*1000000" office:value-type="float" office:value="31.345">
            <text:p>31.345</text:p>
          </table:table-cell>
          <table:table-cell table:formula="of:=[.R176]*1000000" office:value-type="float" office:value="1244">
            <text:p>1244</text:p>
          </table:table-cell>
          <table:table-cell table:formula="of:=[.S176]*1000000" office:value-type="float" office:value="1.6232">
            <text:p>1.6232</text:p>
          </table:table-cell>
          <table:table-cell table:formula="of:=[.T176]*1000000" office:value-type="float" office:value="0.041165">
            <text:p>0.041165</text:p>
          </table:table-cell>
          <table:table-cell table:formula="of:=[.U176]*1000000" office:value-type="float" office:value="2.234E-045">
            <text:p>2.234E-045</text:p>
          </table:table-cell>
          <table:table-cell table:formula="of:=[.V176]*1000000" office:value-type="float" office:value="0.00000000011358">
            <text:p>1.1358E-010</text:p>
          </table:table-cell>
          <table:table-cell table:formula="of:=[.W176]*1000000" office:value-type="float" office:value="96.188">
            <text:p>96.188</text:p>
          </table:table-cell>
          <table:table-cell table:formula="of:=[.X176]*1000000" office:value-type="float" office:value="31.341">
            <text:p>31.341</text:p>
          </table:table-cell>
          <table:table-cell table:formula="of:=[.Y176]*1000000" office:value-type="float" office:value="1243.9">
            <text:p>1243.9</text:p>
          </table:table-cell>
          <table:table-cell table:formula="of:=[.Z176]*1000000" office:value-type="float" office:value="20.12">
            <text:p>20.12</text:p>
          </table:table-cell>
          <table:table-cell table:formula="of:=[.AA176]*1000000" office:value-type="float" office:value="0">
            <text:p>0</text:p>
          </table:table-cell>
          <table:table-cell table:formula="of:=[.AB176]*1000000" office:value-type="float" office:value="5.7902E-025">
            <text:p>5.7902E-025</text:p>
          </table:table-cell>
          <table:table-cell table:formula="of:=[.AC176]*1000000" office:value-type="float" office:value="0.00000000011358">
            <text:p>1.1358E-010</text:p>
          </table:table-cell>
          <table:table-cell table:style-name="ce1" office:value-type="string">
            <text:p>9.6189e-05</text:p>
          </table:table-cell>
          <table:table-cell table:style-name="ce1" office:value-type="string">
            <text:p>3.1345e-05</text:p>
          </table:table-cell>
          <table:table-cell office:value-type="float" office:value="0.001244">
            <text:p>0.001244</text:p>
          </table:table-cell>
          <table:table-cell table:style-name="ce1" office:value-type="string">
            <text:p>1.6232e-06</text:p>
          </table:table-cell>
          <table:table-cell table:style-name="ce1" office:value-type="string">
            <text:p>4.1165e-08</text:p>
          </table:table-cell>
          <table:table-cell table:style-name="ce1" office:value-type="string">
            <text:p>2.234e-51</text:p>
          </table:table-cell>
          <table:table-cell table:style-name="ce1" office:value-type="string">
            <text:p>1.1358e-16</text:p>
          </table:table-cell>
          <table:table-cell table:style-name="ce1" office:value-type="string">
            <text:p>9.6188e-05</text:p>
          </table:table-cell>
          <table:table-cell table:style-name="ce1" office:value-type="string">
            <text:p>3.1341e-05</text:p>
          </table:table-cell>
          <table:table-cell office:value-type="float" office:value="0.0012439">
            <text:p>0.0012439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5.7902e-31</text:p>
          </table:table-cell>
          <table:table-cell table:style-name="ce1" office:value-type="string">
            <text:p>1.1358e-16</text:p>
          </table:table-cell>
        </table:table-row>
        <table:table-row table:style-name="ro2">
          <table:table-cell office:value-type="float" office:value="1750.702">
            <text:p>1750.702</text:p>
          </table:table-cell>
          <table:table-cell table:formula="of:=[.P177]*1000000" office:value-type="float" office:value="94.989">
            <text:p>94.989</text:p>
          </table:table-cell>
          <table:table-cell table:formula="of:=[.Q177]*1000000" office:value-type="float" office:value="30.942">
            <text:p>30.942</text:p>
          </table:table-cell>
          <table:table-cell table:formula="of:=[.R177]*1000000" office:value-type="float" office:value="1245.6">
            <text:p>1245.6</text:p>
          </table:table-cell>
          <table:table-cell table:formula="of:=[.S177]*1000000" office:value-type="float" office:value="1.588">
            <text:p>1.588</text:p>
          </table:table-cell>
          <table:table-cell table:formula="of:=[.T177]*1000000" office:value-type="float" office:value="0.041228">
            <text:p>0.041228</text:p>
          </table:table-cell>
          <table:table-cell table:formula="of:=[.U177]*1000000" office:value-type="float" office:value="1.1928E-045">
            <text:p>1.1928E-045</text:p>
          </table:table-cell>
          <table:table-cell table:formula="of:=[.V177]*1000000" office:value-type="float" office:value="0.00000000011067">
            <text:p>1.1067E-010</text:p>
          </table:table-cell>
          <table:table-cell table:formula="of:=[.W177]*1000000" office:value-type="float" office:value="94.989">
            <text:p>94.989</text:p>
          </table:table-cell>
          <table:table-cell table:formula="of:=[.X177]*1000000" office:value-type="float" office:value="30.939">
            <text:p>30.939</text:p>
          </table:table-cell>
          <table:table-cell table:formula="of:=[.Y177]*1000000" office:value-type="float" office:value="1245.6">
            <text:p>1245.6</text:p>
          </table:table-cell>
          <table:table-cell table:formula="of:=[.Z177]*1000000" office:value-type="float" office:value="20.12">
            <text:p>20.12</text:p>
          </table:table-cell>
          <table:table-cell table:formula="of:=[.AA177]*1000000" office:value-type="float" office:value="0">
            <text:p>0</text:p>
          </table:table-cell>
          <table:table-cell table:formula="of:=[.AB177]*1000000" office:value-type="float" office:value="2.997E-025">
            <text:p>2.997E-025</text:p>
          </table:table-cell>
          <table:table-cell table:formula="of:=[.AC177]*1000000" office:value-type="float" office:value="0.00000000011067">
            <text:p>1.1067E-010</text:p>
          </table:table-cell>
          <table:table-cell table:style-name="ce1" office:value-type="string">
            <text:p>9.4989e-05</text:p>
          </table:table-cell>
          <table:table-cell table:style-name="ce1" office:value-type="string">
            <text:p>3.0942e-05</text:p>
          </table:table-cell>
          <table:table-cell office:value-type="float" office:value="0.0012456">
            <text:p>0.0012456</text:p>
          </table:table-cell>
          <table:table-cell table:style-name="ce1" office:value-type="string">
            <text:p>1.588e-06</text:p>
          </table:table-cell>
          <table:table-cell table:style-name="ce1" office:value-type="string">
            <text:p>4.1228e-08</text:p>
          </table:table-cell>
          <table:table-cell table:style-name="ce1" office:value-type="string">
            <text:p>1.1928e-51</text:p>
          </table:table-cell>
          <table:table-cell table:style-name="ce1" office:value-type="string">
            <text:p>1.1067e-16</text:p>
          </table:table-cell>
          <table:table-cell table:style-name="ce1" office:value-type="string">
            <text:p>9.4989e-05</text:p>
          </table:table-cell>
          <table:table-cell table:style-name="ce1" office:value-type="string">
            <text:p>3.0939e-05</text:p>
          </table:table-cell>
          <table:table-cell office:value-type="float" office:value="0.0012456">
            <text:p>0.0012456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2.997e-31</text:p>
          </table:table-cell>
          <table:table-cell table:style-name="ce1" office:value-type="string">
            <text:p>1.1067e-16</text:p>
          </table:table-cell>
        </table:table-row>
        <table:table-row table:style-name="ro2">
          <table:table-cell office:value-type="float" office:value="1760.702">
            <text:p>1760.702</text:p>
          </table:table-cell>
          <table:table-cell table:formula="of:=[.P178]*1000000" office:value-type="float" office:value="93.807">
            <text:p>93.807</text:p>
          </table:table-cell>
          <table:table-cell table:formula="of:=[.Q178]*1000000" office:value-type="float" office:value="30.544">
            <text:p>30.544</text:p>
          </table:table-cell>
          <table:table-cell table:formula="of:=[.R178]*1000000" office:value-type="float" office:value="1247.2">
            <text:p>1247.2</text:p>
          </table:table-cell>
          <table:table-cell table:formula="of:=[.S178]*1000000" office:value-type="float" office:value="1.5536">
            <text:p>1.5536</text:p>
          </table:table-cell>
          <table:table-cell table:formula="of:=[.T178]*1000000" office:value-type="float" office:value="0.04129">
            <text:p>0.04129</text:p>
          </table:table-cell>
          <table:table-cell table:formula="of:=[.U178]*1000000" office:value-type="float" office:value="6.574E-046">
            <text:p>6.574E-046</text:p>
          </table:table-cell>
          <table:table-cell table:formula="of:=[.V178]*1000000" office:value-type="float" office:value="0.00000000010785">
            <text:p>1.0785E-010</text:p>
          </table:table-cell>
          <table:table-cell table:formula="of:=[.W178]*1000000" office:value-type="float" office:value="93.806">
            <text:p>93.806</text:p>
          </table:table-cell>
          <table:table-cell table:formula="of:=[.X178]*1000000" office:value-type="float" office:value="30.541">
            <text:p>30.541</text:p>
          </table:table-cell>
          <table:table-cell table:formula="of:=[.Y178]*1000000" office:value-type="float" office:value="1247.2">
            <text:p>1247.2</text:p>
          </table:table-cell>
          <table:table-cell table:formula="of:=[.Z178]*1000000" office:value-type="float" office:value="20.12">
            <text:p>20.12</text:p>
          </table:table-cell>
          <table:table-cell table:formula="of:=[.AA178]*1000000" office:value-type="float" office:value="0">
            <text:p>0</text:p>
          </table:table-cell>
          <table:table-cell table:formula="of:=[.AB178]*1000000" office:value-type="float" office:value="1.5632E-025">
            <text:p>1.5632E-025</text:p>
          </table:table-cell>
          <table:table-cell table:formula="of:=[.AC178]*1000000" office:value-type="float" office:value="0.00000000010785">
            <text:p>1.0785E-010</text:p>
          </table:table-cell>
          <table:table-cell table:style-name="ce1" office:value-type="string">
            <text:p>9.3807e-05</text:p>
          </table:table-cell>
          <table:table-cell table:style-name="ce1" office:value-type="string">
            <text:p>3.0544e-05</text:p>
          </table:table-cell>
          <table:table-cell office:value-type="float" office:value="0.0012472">
            <text:p>0.0012472</text:p>
          </table:table-cell>
          <table:table-cell table:style-name="ce1" office:value-type="string">
            <text:p>1.5536e-06</text:p>
          </table:table-cell>
          <table:table-cell table:style-name="ce1" office:value-type="string">
            <text:p>4.129e-08</text:p>
          </table:table-cell>
          <table:table-cell table:style-name="ce1" office:value-type="string">
            <text:p>6.574e-52</text:p>
          </table:table-cell>
          <table:table-cell table:style-name="ce1" office:value-type="string">
            <text:p>1.0785e-16</text:p>
          </table:table-cell>
          <table:table-cell table:style-name="ce1" office:value-type="string">
            <text:p>9.3806e-05</text:p>
          </table:table-cell>
          <table:table-cell table:style-name="ce1" office:value-type="string">
            <text:p>3.0541e-05</text:p>
          </table:table-cell>
          <table:table-cell office:value-type="float" office:value="0.0012472">
            <text:p>0.0012472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1.5632e-31</text:p>
          </table:table-cell>
          <table:table-cell table:style-name="ce1" office:value-type="string">
            <text:p>1.0785e-16</text:p>
          </table:table-cell>
        </table:table-row>
        <table:table-row table:style-name="ro2">
          <table:table-cell office:value-type="float" office:value="1770.702">
            <text:p>1770.702</text:p>
          </table:table-cell>
          <table:table-cell table:formula="of:=[.P179]*1000000" office:value-type="float" office:value="92.64">
            <text:p>92.64</text:p>
          </table:table-cell>
          <table:table-cell table:formula="of:=[.Q179]*1000000" office:value-type="float" office:value="30.152">
            <text:p>30.152</text:p>
          </table:table-cell>
          <table:table-cell table:formula="of:=[.R179]*1000000" office:value-type="float" office:value="1248.8">
            <text:p>1248.8</text:p>
          </table:table-cell>
          <table:table-cell table:formula="of:=[.S179]*1000000" office:value-type="float" office:value="1.5198">
            <text:p>1.5198</text:p>
          </table:table-cell>
          <table:table-cell table:formula="of:=[.T179]*1000000" office:value-type="float" office:value="0.041353">
            <text:p>0.041353</text:p>
          </table:table-cell>
          <table:table-cell table:formula="of:=[.U179]*1000000" office:value-type="float" office:value="3.7057E-046">
            <text:p>3.7057E-046</text:p>
          </table:table-cell>
          <table:table-cell table:formula="of:=[.V179]*1000000" office:value-type="float" office:value="0.00000000010511">
            <text:p>1.0511E-010</text:p>
          </table:table-cell>
          <table:table-cell table:formula="of:=[.W179]*1000000" office:value-type="float" office:value="92.639">
            <text:p>92.639</text:p>
          </table:table-cell>
          <table:table-cell table:formula="of:=[.X179]*1000000" office:value-type="float" office:value="30.149">
            <text:p>30.149</text:p>
          </table:table-cell>
          <table:table-cell table:formula="of:=[.Y179]*1000000" office:value-type="float" office:value="1248.7">
            <text:p>1248.7</text:p>
          </table:table-cell>
          <table:table-cell table:formula="of:=[.Z179]*1000000" office:value-type="float" office:value="20.12">
            <text:p>20.12</text:p>
          </table:table-cell>
          <table:table-cell table:formula="of:=[.AA179]*1000000" office:value-type="float" office:value="0">
            <text:p>0</text:p>
          </table:table-cell>
          <table:table-cell table:formula="of:=[.AB179]*1000000" office:value-type="float" office:value="8.2147E-026">
            <text:p>8.2147E-026</text:p>
          </table:table-cell>
          <table:table-cell table:formula="of:=[.AC179]*1000000" office:value-type="float" office:value="0.00000000010511">
            <text:p>1.0511E-010</text:p>
          </table:table-cell>
          <table:table-cell table:style-name="ce1" office:value-type="string">
            <text:p>9.264e-05</text:p>
          </table:table-cell>
          <table:table-cell table:style-name="ce1" office:value-type="string">
            <text:p>3.0152e-05</text:p>
          </table:table-cell>
          <table:table-cell office:value-type="float" office:value="0.0012488">
            <text:p>0.0012488</text:p>
          </table:table-cell>
          <table:table-cell table:style-name="ce1" office:value-type="string">
            <text:p>1.5198e-06</text:p>
          </table:table-cell>
          <table:table-cell table:style-name="ce1" office:value-type="string">
            <text:p>4.1353e-08</text:p>
          </table:table-cell>
          <table:table-cell table:style-name="ce1" office:value-type="string">
            <text:p>3.7057e-52</text:p>
          </table:table-cell>
          <table:table-cell table:style-name="ce1" office:value-type="string">
            <text:p>1.0511e-16</text:p>
          </table:table-cell>
          <table:table-cell table:style-name="ce1" office:value-type="string">
            <text:p>9.2639e-05</text:p>
          </table:table-cell>
          <table:table-cell table:style-name="ce1" office:value-type="string">
            <text:p>3.0149e-05</text:p>
          </table:table-cell>
          <table:table-cell office:value-type="float" office:value="0.0012487">
            <text:p>0.0012487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8.2147e-32</text:p>
          </table:table-cell>
          <table:table-cell table:style-name="ce1" office:value-type="string">
            <text:p>1.0511e-16</text:p>
          </table:table-cell>
        </table:table-row>
        <table:table-row table:style-name="ro2">
          <table:table-cell office:value-type="float" office:value="1780.702">
            <text:p>1780.702</text:p>
          </table:table-cell>
          <table:table-cell table:formula="of:=[.P180]*1000000" office:value-type="float" office:value="91.49">
            <text:p>91.49</text:p>
          </table:table-cell>
          <table:table-cell table:formula="of:=[.Q180]*1000000" office:value-type="float" office:value="29.764">
            <text:p>29.764</text:p>
          </table:table-cell>
          <table:table-cell table:formula="of:=[.R180]*1000000" office:value-type="float" office:value="1250.3">
            <text:p>1250.3</text:p>
          </table:table-cell>
          <table:table-cell table:formula="of:=[.S180]*1000000" office:value-type="float" office:value="1.4866">
            <text:p>1.4866</text:p>
          </table:table-cell>
          <table:table-cell table:formula="of:=[.T180]*1000000" office:value-type="float" office:value="0.041416">
            <text:p>0.041416</text:p>
          </table:table-cell>
          <table:table-cell table:formula="of:=[.U180]*1000000" office:value-type="float" office:value="2.1259E-046">
            <text:p>2.1259E-046</text:p>
          </table:table-cell>
          <table:table-cell table:formula="of:=[.V180]*1000000" office:value-type="float" office:value="0.00000000010246">
            <text:p>1.0246E-010</text:p>
          </table:table-cell>
          <table:table-cell table:formula="of:=[.W180]*1000000" office:value-type="float" office:value="91.489">
            <text:p>91.489</text:p>
          </table:table-cell>
          <table:table-cell table:formula="of:=[.X180]*1000000" office:value-type="float" office:value="29.761">
            <text:p>29.761</text:p>
          </table:table-cell>
          <table:table-cell table:formula="of:=[.Y180]*1000000" office:value-type="float" office:value="1250.3">
            <text:p>1250.3</text:p>
          </table:table-cell>
          <table:table-cell table:formula="of:=[.Z180]*1000000" office:value-type="float" office:value="20.12">
            <text:p>20.12</text:p>
          </table:table-cell>
          <table:table-cell table:formula="of:=[.AA180]*1000000" office:value-type="float" office:value="0">
            <text:p>0</text:p>
          </table:table-cell>
          <table:table-cell table:formula="of:=[.AB180]*1000000" office:value-type="float" office:value="4.3481E-026">
            <text:p>4.3481E-026</text:p>
          </table:table-cell>
          <table:table-cell table:formula="of:=[.AC180]*1000000" office:value-type="float" office:value="0.00000000010246">
            <text:p>1.0246E-010</text:p>
          </table:table-cell>
          <table:table-cell table:style-name="ce1" office:value-type="string">
            <text:p>9.149e-05</text:p>
          </table:table-cell>
          <table:table-cell table:style-name="ce1" office:value-type="string">
            <text:p>2.9764e-05</text:p>
          </table:table-cell>
          <table:table-cell office:value-type="float" office:value="0.0012503">
            <text:p>0.0012503</text:p>
          </table:table-cell>
          <table:table-cell table:style-name="ce1" office:value-type="string">
            <text:p>1.4866e-06</text:p>
          </table:table-cell>
          <table:table-cell table:style-name="ce1" office:value-type="string">
            <text:p>4.1416e-08</text:p>
          </table:table-cell>
          <table:table-cell table:style-name="ce1" office:value-type="string">
            <text:p>2.1259e-52</text:p>
          </table:table-cell>
          <table:table-cell table:style-name="ce1" office:value-type="string">
            <text:p>1.0246e-16</text:p>
          </table:table-cell>
          <table:table-cell table:style-name="ce1" office:value-type="string">
            <text:p>9.1489e-05</text:p>
          </table:table-cell>
          <table:table-cell table:style-name="ce1" office:value-type="string">
            <text:p>2.9761e-05</text:p>
          </table:table-cell>
          <table:table-cell office:value-type="float" office:value="0.0012503">
            <text:p>0.0012503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4.3481e-32</text:p>
          </table:table-cell>
          <table:table-cell table:style-name="ce1" office:value-type="string">
            <text:p>1.0246e-16</text:p>
          </table:table-cell>
        </table:table-row>
        <table:table-row table:style-name="ro2">
          <table:table-cell office:value-type="float" office:value="1790.702">
            <text:p>1790.702</text:p>
          </table:table-cell>
          <table:table-cell table:formula="of:=[.P181]*1000000" office:value-type="float" office:value="90.355">
            <text:p>90.355</text:p>
          </table:table-cell>
          <table:table-cell table:formula="of:=[.Q181]*1000000" office:value-type="float" office:value="29.382">
            <text:p>29.382</text:p>
          </table:table-cell>
          <table:table-cell table:formula="of:=[.R181]*1000000" office:value-type="float" office:value="1251.9">
            <text:p>1251.9</text:p>
          </table:table-cell>
          <table:table-cell table:formula="of:=[.S181]*1000000" office:value-type="float" office:value="1.4541">
            <text:p>1.4541</text:p>
          </table:table-cell>
          <table:table-cell table:formula="of:=[.T181]*1000000" office:value-type="float" office:value="0.041479">
            <text:p>0.041479</text:p>
          </table:table-cell>
          <table:table-cell table:formula="of:=[.U181]*1000000" office:value-type="float" office:value="1.2374E-046">
            <text:p>1.2374E-046</text:p>
          </table:table-cell>
          <table:table-cell table:formula="of:=[.V181]*1000000" office:value-type="float" office:value="0.000000000099886">
            <text:p>9.9886E-011</text:p>
          </table:table-cell>
          <table:table-cell table:formula="of:=[.W181]*1000000" office:value-type="float" office:value="90.354">
            <text:p>90.354</text:p>
          </table:table-cell>
          <table:table-cell table:formula="of:=[.X181]*1000000" office:value-type="float" office:value="29.379">
            <text:p>29.379</text:p>
          </table:table-cell>
          <table:table-cell table:formula="of:=[.Y181]*1000000" office:value-type="float" office:value="1251.8">
            <text:p>1251.8</text:p>
          </table:table-cell>
          <table:table-cell table:formula="of:=[.Z181]*1000000" office:value-type="float" office:value="20.12">
            <text:p>20.12</text:p>
          </table:table-cell>
          <table:table-cell table:formula="of:=[.AA181]*1000000" office:value-type="float" office:value="0">
            <text:p>0</text:p>
          </table:table-cell>
          <table:table-cell table:formula="of:=[.AB181]*1000000" office:value-type="float" office:value="2.318E-026">
            <text:p>2.318E-026</text:p>
          </table:table-cell>
          <table:table-cell table:formula="of:=[.AC181]*1000000" office:value-type="float" office:value="0.000000000099886">
            <text:p>9.9886E-011</text:p>
          </table:table-cell>
          <table:table-cell table:style-name="ce1" office:value-type="string">
            <text:p>9.0355e-05</text:p>
          </table:table-cell>
          <table:table-cell table:style-name="ce1" office:value-type="string">
            <text:p>2.9382e-05</text:p>
          </table:table-cell>
          <table:table-cell office:value-type="float" office:value="0.0012519">
            <text:p>0.0012519</text:p>
          </table:table-cell>
          <table:table-cell table:style-name="ce1" office:value-type="string">
            <text:p>1.4541e-06</text:p>
          </table:table-cell>
          <table:table-cell table:style-name="ce1" office:value-type="string">
            <text:p>4.1479e-08</text:p>
          </table:table-cell>
          <table:table-cell table:style-name="ce1" office:value-type="string">
            <text:p>1.2374e-52</text:p>
          </table:table-cell>
          <table:table-cell table:style-name="ce1" office:value-type="string">
            <text:p>9.9886e-17</text:p>
          </table:table-cell>
          <table:table-cell table:style-name="ce1" office:value-type="string">
            <text:p>9.0354e-05</text:p>
          </table:table-cell>
          <table:table-cell table:style-name="ce1" office:value-type="string">
            <text:p>2.9379e-05</text:p>
          </table:table-cell>
          <table:table-cell office:value-type="float" office:value="0.0012518">
            <text:p>0.0012518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2.318e-32</text:p>
          </table:table-cell>
          <table:table-cell table:style-name="ce1" office:value-type="string">
            <text:p>9.9886e-17</text:p>
          </table:table-cell>
        </table:table-row>
        <table:table-row table:style-name="ro2">
          <table:table-cell office:value-type="float" office:value="1800.702">
            <text:p>1800.702</text:p>
          </table:table-cell>
          <table:table-cell table:formula="of:=[.P182]*1000000" office:value-type="float" office:value="89.236">
            <text:p>89.236</text:p>
          </table:table-cell>
          <table:table-cell table:formula="of:=[.Q182]*1000000" office:value-type="float" office:value="29.004">
            <text:p>29.004</text:p>
          </table:table-cell>
          <table:table-cell table:formula="of:=[.R182]*1000000" office:value-type="float" office:value="1253.4">
            <text:p>1253.4</text:p>
          </table:table-cell>
          <table:table-cell table:formula="of:=[.S182]*1000000" office:value-type="float" office:value="1.4223">
            <text:p>1.4223</text:p>
          </table:table-cell>
          <table:table-cell table:formula="of:=[.T182]*1000000" office:value-type="float" office:value="0.041542">
            <text:p>0.041542</text:p>
          </table:table-cell>
          <table:table-cell table:formula="of:=[.U182]*1000000" office:value-type="float" office:value="7.2942E-047">
            <text:p>7.2942E-047</text:p>
          </table:table-cell>
          <table:table-cell table:formula="of:=[.V182]*1000000" office:value-type="float" office:value="0.000000000097393">
            <text:p>9.7393E-011</text:p>
          </table:table-cell>
          <table:table-cell table:formula="of:=[.W182]*1000000" office:value-type="float" office:value="89.235">
            <text:p>89.235</text:p>
          </table:table-cell>
          <table:table-cell table:formula="of:=[.X182]*1000000" office:value-type="float" office:value="29.001">
            <text:p>29.001</text:p>
          </table:table-cell>
          <table:table-cell table:formula="of:=[.Y182]*1000000" office:value-type="float" office:value="1253.4">
            <text:p>1253.4</text:p>
          </table:table-cell>
          <table:table-cell table:formula="of:=[.Z182]*1000000" office:value-type="float" office:value="20.12">
            <text:p>20.12</text:p>
          </table:table-cell>
          <table:table-cell table:formula="of:=[.AA182]*1000000" office:value-type="float" office:value="0">
            <text:p>0</text:p>
          </table:table-cell>
          <table:table-cell table:formula="of:=[.AB182]*1000000" office:value-type="float" office:value="1.2444E-026">
            <text:p>1.2444E-026</text:p>
          </table:table-cell>
          <table:table-cell table:formula="of:=[.AC182]*1000000" office:value-type="float" office:value="0.000000000097393">
            <text:p>9.7393E-011</text:p>
          </table:table-cell>
          <table:table-cell table:style-name="ce1" office:value-type="string">
            <text:p>8.9236e-05</text:p>
          </table:table-cell>
          <table:table-cell table:style-name="ce1" office:value-type="string">
            <text:p>2.9004e-05</text:p>
          </table:table-cell>
          <table:table-cell office:value-type="float" office:value="0.0012534">
            <text:p>0.0012534</text:p>
          </table:table-cell>
          <table:table-cell table:style-name="ce1" office:value-type="string">
            <text:p>1.4223e-06</text:p>
          </table:table-cell>
          <table:table-cell table:style-name="ce1" office:value-type="string">
            <text:p>4.1542e-08</text:p>
          </table:table-cell>
          <table:table-cell table:style-name="ce1" office:value-type="string">
            <text:p>7.2942e-53</text:p>
          </table:table-cell>
          <table:table-cell table:style-name="ce1" office:value-type="string">
            <text:p>9.7393e-17</text:p>
          </table:table-cell>
          <table:table-cell table:style-name="ce1" office:value-type="string">
            <text:p>8.9235e-05</text:p>
          </table:table-cell>
          <table:table-cell table:style-name="ce1" office:value-type="string">
            <text:p>2.9001e-05</text:p>
          </table:table-cell>
          <table:table-cell office:value-type="float" office:value="0.0012534">
            <text:p>0.0012534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1.2444e-32</text:p>
          </table:table-cell>
          <table:table-cell table:style-name="ce1" office:value-type="string">
            <text:p>9.7393e-17</text:p>
          </table:table-cell>
        </table:table-row>
        <table:table-row table:style-name="ro2">
          <table:table-cell office:value-type="float" office:value="1810.702">
            <text:p>1810.702</text:p>
          </table:table-cell>
          <table:table-cell table:formula="of:=[.P183]*1000000" office:value-type="float" office:value="88.132">
            <text:p>88.132</text:p>
          </table:table-cell>
          <table:table-cell table:formula="of:=[.Q183]*1000000" office:value-type="float" office:value="28.631">
            <text:p>28.631</text:p>
          </table:table-cell>
          <table:table-cell table:formula="of:=[.R183]*1000000" office:value-type="float" office:value="1254.9">
            <text:p>1254.9</text:p>
          </table:table-cell>
          <table:table-cell table:formula="of:=[.S183]*1000000" office:value-type="float" office:value="1.3911">
            <text:p>1.3911</text:p>
          </table:table-cell>
          <table:table-cell table:formula="of:=[.T183]*1000000" office:value-type="float" office:value="0.041606">
            <text:p>0.041606</text:p>
          </table:table-cell>
          <table:table-cell table:formula="of:=[.U183]*1000000" office:value-type="float" office:value="4.3479E-047">
            <text:p>4.3479E-047</text:p>
          </table:table-cell>
          <table:table-cell table:formula="of:=[.V183]*1000000" office:value-type="float" office:value="0.000000000094976">
            <text:p>9.4976E-011</text:p>
          </table:table-cell>
          <table:table-cell table:formula="of:=[.W183]*1000000" office:value-type="float" office:value="88.131">
            <text:p>88.131</text:p>
          </table:table-cell>
          <table:table-cell table:formula="of:=[.X183]*1000000" office:value-type="float" office:value="28.628">
            <text:p>28.628</text:p>
          </table:table-cell>
          <table:table-cell table:formula="of:=[.Y183]*1000000" office:value-type="float" office:value="1254.9">
            <text:p>1254.9</text:p>
          </table:table-cell>
          <table:table-cell table:formula="of:=[.Z183]*1000000" office:value-type="float" office:value="20.12">
            <text:p>20.12</text:p>
          </table:table-cell>
          <table:table-cell table:formula="of:=[.AA183]*1000000" office:value-type="float" office:value="0">
            <text:p>0</text:p>
          </table:table-cell>
          <table:table-cell table:formula="of:=[.AB183]*1000000" office:value-type="float" office:value="6.7268E-027">
            <text:p>6.7268E-027</text:p>
          </table:table-cell>
          <table:table-cell table:formula="of:=[.AC183]*1000000" office:value-type="float" office:value="0.000000000094976">
            <text:p>9.4976E-011</text:p>
          </table:table-cell>
          <table:table-cell table:style-name="ce1" office:value-type="string">
            <text:p>8.8132e-05</text:p>
          </table:table-cell>
          <table:table-cell table:style-name="ce1" office:value-type="string">
            <text:p>2.8631e-05</text:p>
          </table:table-cell>
          <table:table-cell office:value-type="float" office:value="0.0012549">
            <text:p>0.0012549</text:p>
          </table:table-cell>
          <table:table-cell table:style-name="ce1" office:value-type="string">
            <text:p>1.3911e-06</text:p>
          </table:table-cell>
          <table:table-cell table:style-name="ce1" office:value-type="string">
            <text:p>4.1606e-08</text:p>
          </table:table-cell>
          <table:table-cell table:style-name="ce1" office:value-type="string">
            <text:p>4.3479e-53</text:p>
          </table:table-cell>
          <table:table-cell table:style-name="ce1" office:value-type="string">
            <text:p>9.4976e-17</text:p>
          </table:table-cell>
          <table:table-cell table:style-name="ce1" office:value-type="string">
            <text:p>8.8131e-05</text:p>
          </table:table-cell>
          <table:table-cell table:style-name="ce1" office:value-type="string">
            <text:p>2.8628e-05</text:p>
          </table:table-cell>
          <table:table-cell office:value-type="float" office:value="0.0012549">
            <text:p>0.0012549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6.7268e-33</text:p>
          </table:table-cell>
          <table:table-cell table:style-name="ce1" office:value-type="string">
            <text:p>9.4976e-17</text:p>
          </table:table-cell>
        </table:table-row>
        <table:table-row table:style-name="ro2">
          <table:table-cell office:value-type="float" office:value="1820.702">
            <text:p>1820.702</text:p>
          </table:table-cell>
          <table:table-cell table:formula="of:=[.P184]*1000000" office:value-type="float" office:value="87.043">
            <text:p>87.043</text:p>
          </table:table-cell>
          <table:table-cell table:formula="of:=[.Q184]*1000000" office:value-type="float" office:value="28.263">
            <text:p>28.263</text:p>
          </table:table-cell>
          <table:table-cell table:formula="of:=[.R184]*1000000" office:value-type="float" office:value="1256.4">
            <text:p>1256.4</text:p>
          </table:table-cell>
          <table:table-cell table:formula="of:=[.S184]*1000000" office:value-type="float" office:value="1.3605">
            <text:p>1.3605</text:p>
          </table:table-cell>
          <table:table-cell table:formula="of:=[.T184]*1000000" office:value-type="float" office:value="0.041669">
            <text:p>0.041669</text:p>
          </table:table-cell>
          <table:table-cell table:formula="of:=[.U184]*1000000" office:value-type="float" office:value="2.6182E-047">
            <text:p>2.6182E-047</text:p>
          </table:table-cell>
          <table:table-cell table:formula="of:=[.V184]*1000000" office:value-type="float" office:value="0.000000000092633">
            <text:p>9.2633E-011</text:p>
          </table:table-cell>
          <table:table-cell table:formula="of:=[.W184]*1000000" office:value-type="float" office:value="87.042">
            <text:p>87.042</text:p>
          </table:table-cell>
          <table:table-cell table:formula="of:=[.X184]*1000000" office:value-type="float" office:value="28.26">
            <text:p>28.26</text:p>
          </table:table-cell>
          <table:table-cell table:formula="of:=[.Y184]*1000000" office:value-type="float" office:value="1256.3">
            <text:p>1256.3</text:p>
          </table:table-cell>
          <table:table-cell table:formula="of:=[.Z184]*1000000" office:value-type="float" office:value="20.12">
            <text:p>20.12</text:p>
          </table:table-cell>
          <table:table-cell table:formula="of:=[.AA184]*1000000" office:value-type="float" office:value="0">
            <text:p>0</text:p>
          </table:table-cell>
          <table:table-cell table:formula="of:=[.AB184]*1000000" office:value-type="float" office:value="3.6613E-027">
            <text:p>3.6613E-027</text:p>
          </table:table-cell>
          <table:table-cell table:formula="of:=[.AC184]*1000000" office:value-type="float" office:value="0.000000000092632">
            <text:p>9.2632E-011</text:p>
          </table:table-cell>
          <table:table-cell table:style-name="ce1" office:value-type="string">
            <text:p>8.7043e-05</text:p>
          </table:table-cell>
          <table:table-cell table:style-name="ce1" office:value-type="string">
            <text:p>2.8263e-05</text:p>
          </table:table-cell>
          <table:table-cell office:value-type="float" office:value="0.0012564">
            <text:p>0.0012564</text:p>
          </table:table-cell>
          <table:table-cell table:style-name="ce1" office:value-type="string">
            <text:p>1.3605e-06</text:p>
          </table:table-cell>
          <table:table-cell table:style-name="ce1" office:value-type="string">
            <text:p>4.1669e-08</text:p>
          </table:table-cell>
          <table:table-cell table:style-name="ce1" office:value-type="string">
            <text:p>2.6182e-53</text:p>
          </table:table-cell>
          <table:table-cell table:style-name="ce1" office:value-type="string">
            <text:p>9.2633e-17</text:p>
          </table:table-cell>
          <table:table-cell table:style-name="ce1" office:value-type="string">
            <text:p>8.7042e-05</text:p>
          </table:table-cell>
          <table:table-cell table:style-name="ce1" office:value-type="string">
            <text:p>2.826e-05</text:p>
          </table:table-cell>
          <table:table-cell office:value-type="float" office:value="0.0012563">
            <text:p>0.0012563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3.6613e-33</text:p>
          </table:table-cell>
          <table:table-cell table:style-name="ce1" office:value-type="string">
            <text:p>9.2632e-17</text:p>
          </table:table-cell>
        </table:table-row>
        <table:table-row table:style-name="ro2">
          <table:table-cell office:value-type="float" office:value="1830.702">
            <text:p>1830.702</text:p>
          </table:table-cell>
          <table:table-cell table:formula="of:=[.P185]*1000000" office:value-type="float" office:value="85.969">
            <text:p>85.969</text:p>
          </table:table-cell>
          <table:table-cell table:formula="of:=[.Q185]*1000000" office:value-type="float" office:value="27.9">
            <text:p>27.9</text:p>
          </table:table-cell>
          <table:table-cell table:formula="of:=[.R185]*1000000" office:value-type="float" office:value="1257.8">
            <text:p>1257.8</text:p>
          </table:table-cell>
          <table:table-cell table:formula="of:=[.S185]*1000000" office:value-type="float" office:value="1.3305">
            <text:p>1.3305</text:p>
          </table:table-cell>
          <table:table-cell table:formula="of:=[.T185]*1000000" office:value-type="float" office:value="0.041732">
            <text:p>0.041732</text:p>
          </table:table-cell>
          <table:table-cell table:formula="of:=[.U185]*1000000" office:value-type="float" office:value="1.5913E-047">
            <text:p>1.5913E-047</text:p>
          </table:table-cell>
          <table:table-cell table:formula="of:=[.V185]*1000000" office:value-type="float" office:value="0.000000000090361">
            <text:p>9.0361E-011</text:p>
          </table:table-cell>
          <table:table-cell table:formula="of:=[.W185]*1000000" office:value-type="float" office:value="85.969">
            <text:p>85.969</text:p>
          </table:table-cell>
          <table:table-cell table:formula="of:=[.X185]*1000000" office:value-type="float" office:value="27.897">
            <text:p>27.897</text:p>
          </table:table-cell>
          <table:table-cell table:formula="of:=[.Y185]*1000000" office:value-type="float" office:value="1257.8">
            <text:p>1257.8</text:p>
          </table:table-cell>
          <table:table-cell table:formula="of:=[.Z185]*1000000" office:value-type="float" office:value="20.12">
            <text:p>20.12</text:p>
          </table:table-cell>
          <table:table-cell table:formula="of:=[.AA185]*1000000" office:value-type="float" office:value="0">
            <text:p>0</text:p>
          </table:table-cell>
          <table:table-cell table:formula="of:=[.AB185]*1000000" office:value-type="float" office:value="2.0063E-027">
            <text:p>2.0063E-027</text:p>
          </table:table-cell>
          <table:table-cell table:formula="of:=[.AC185]*1000000" office:value-type="float" office:value="0.000000000090361">
            <text:p>9.0361E-011</text:p>
          </table:table-cell>
          <table:table-cell table:style-name="ce1" office:value-type="string">
            <text:p>8.5969e-05</text:p>
          </table:table-cell>
          <table:table-cell table:style-name="ce1" office:value-type="string">
            <text:p>2.79e-05</text:p>
          </table:table-cell>
          <table:table-cell office:value-type="float" office:value="0.0012578">
            <text:p>0.0012578</text:p>
          </table:table-cell>
          <table:table-cell table:style-name="ce1" office:value-type="string">
            <text:p>1.3305e-06</text:p>
          </table:table-cell>
          <table:table-cell table:style-name="ce1" office:value-type="string">
            <text:p>4.1732e-08</text:p>
          </table:table-cell>
          <table:table-cell table:style-name="ce1" office:value-type="string">
            <text:p>1.5913e-53</text:p>
          </table:table-cell>
          <table:table-cell table:style-name="ce1" office:value-type="string">
            <text:p>9.0361e-17</text:p>
          </table:table-cell>
          <table:table-cell table:style-name="ce1" office:value-type="string">
            <text:p>8.5969e-05</text:p>
          </table:table-cell>
          <table:table-cell table:style-name="ce1" office:value-type="string">
            <text:p>2.7897e-05</text:p>
          </table:table-cell>
          <table:table-cell office:value-type="float" office:value="0.0012578">
            <text:p>0.0012578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2.0063e-33</text:p>
          </table:table-cell>
          <table:table-cell table:style-name="ce1" office:value-type="string">
            <text:p>9.0361e-17</text:p>
          </table:table-cell>
        </table:table-row>
        <table:table-row table:style-name="ro2">
          <table:table-cell office:value-type="float" office:value="1840.702">
            <text:p>1840.702</text:p>
          </table:table-cell>
          <table:table-cell table:formula="of:=[.P186]*1000000" office:value-type="float" office:value="84.91">
            <text:p>84.91</text:p>
          </table:table-cell>
          <table:table-cell table:formula="of:=[.Q186]*1000000" office:value-type="float" office:value="27.542">
            <text:p>27.542</text:p>
          </table:table-cell>
          <table:table-cell table:formula="of:=[.R186]*1000000" office:value-type="float" office:value="1259.3">
            <text:p>1259.3</text:p>
          </table:table-cell>
          <table:table-cell table:formula="of:=[.S186]*1000000" office:value-type="float" office:value="1.3011">
            <text:p>1.3011</text:p>
          </table:table-cell>
          <table:table-cell table:formula="of:=[.T186]*1000000" office:value-type="float" office:value="0.041796">
            <text:p>0.041796</text:p>
          </table:table-cell>
          <table:table-cell table:formula="of:=[.U186]*1000000" office:value-type="float" office:value="9.757E-048">
            <text:p>9.757E-048</text:p>
          </table:table-cell>
          <table:table-cell table:formula="of:=[.V186]*1000000" office:value-type="float" office:value="0.000000000088159">
            <text:p>8.8159E-011</text:p>
          </table:table-cell>
          <table:table-cell table:formula="of:=[.W186]*1000000" office:value-type="float" office:value="84.909">
            <text:p>84.909</text:p>
          </table:table-cell>
          <table:table-cell table:formula="of:=[.X186]*1000000" office:value-type="float" office:value="27.539">
            <text:p>27.539</text:p>
          </table:table-cell>
          <table:table-cell table:formula="of:=[.Y186]*1000000" office:value-type="float" office:value="1259.2">
            <text:p>1259.2</text:p>
          </table:table-cell>
          <table:table-cell table:formula="of:=[.Z186]*1000000" office:value-type="float" office:value="20.12">
            <text:p>20.12</text:p>
          </table:table-cell>
          <table:table-cell table:formula="of:=[.AA186]*1000000" office:value-type="float" office:value="0">
            <text:p>0</text:p>
          </table:table-cell>
          <table:table-cell table:formula="of:=[.AB186]*1000000" office:value-type="float" office:value="1.1067E-027">
            <text:p>1.1067E-027</text:p>
          </table:table-cell>
          <table:table-cell table:formula="of:=[.AC186]*1000000" office:value-type="float" office:value="0.000000000088159">
            <text:p>8.8159E-011</text:p>
          </table:table-cell>
          <table:table-cell table:style-name="ce1" office:value-type="string">
            <text:p>8.491e-05</text:p>
          </table:table-cell>
          <table:table-cell table:style-name="ce1" office:value-type="string">
            <text:p>2.7542e-05</text:p>
          </table:table-cell>
          <table:table-cell office:value-type="float" office:value="0.0012593">
            <text:p>0.0012593</text:p>
          </table:table-cell>
          <table:table-cell table:style-name="ce1" office:value-type="string">
            <text:p>1.3011e-06</text:p>
          </table:table-cell>
          <table:table-cell table:style-name="ce1" office:value-type="string">
            <text:p>4.1796e-08</text:p>
          </table:table-cell>
          <table:table-cell table:style-name="ce1" office:value-type="string">
            <text:p>9.757e-54</text:p>
          </table:table-cell>
          <table:table-cell table:style-name="ce1" office:value-type="string">
            <text:p>8.8159e-17</text:p>
          </table:table-cell>
          <table:table-cell table:style-name="ce1" office:value-type="string">
            <text:p>8.4909e-05</text:p>
          </table:table-cell>
          <table:table-cell table:style-name="ce1" office:value-type="string">
            <text:p>2.7539e-05</text:p>
          </table:table-cell>
          <table:table-cell office:value-type="float" office:value="0.0012592">
            <text:p>0.0012592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1.1067e-33</text:p>
          </table:table-cell>
          <table:table-cell table:style-name="ce1" office:value-type="string">
            <text:p>8.8159e-17</text:p>
          </table:table-cell>
        </table:table-row>
        <table:table-row table:style-name="ro2">
          <table:table-cell office:value-type="float" office:value="1850.702">
            <text:p>1850.702</text:p>
          </table:table-cell>
          <table:table-cell table:formula="of:=[.P187]*1000000" office:value-type="float" office:value="83.866">
            <text:p>83.866</text:p>
          </table:table-cell>
          <table:table-cell table:formula="of:=[.Q187]*1000000" office:value-type="float" office:value="27.188">
            <text:p>27.188</text:p>
          </table:table-cell>
          <table:table-cell table:formula="of:=[.R187]*1000000" office:value-type="float" office:value="1260.7">
            <text:p>1260.7</text:p>
          </table:table-cell>
          <table:table-cell table:formula="of:=[.S187]*1000000" office:value-type="float" office:value="1.2723">
            <text:p>1.2723</text:p>
          </table:table-cell>
          <table:table-cell table:formula="of:=[.T187]*1000000" office:value-type="float" office:value="0.041859">
            <text:p>0.041859</text:p>
          </table:table-cell>
          <table:table-cell table:formula="of:=[.U187]*1000000" office:value-type="float" office:value="6.0315E-048">
            <text:p>6.0315E-048</text:p>
          </table:table-cell>
          <table:table-cell table:formula="of:=[.V187]*1000000" office:value-type="float" office:value="0.000000000086024">
            <text:p>8.6024E-011</text:p>
          </table:table-cell>
          <table:table-cell table:formula="of:=[.W187]*1000000" office:value-type="float" office:value="83.865">
            <text:p>83.865</text:p>
          </table:table-cell>
          <table:table-cell table:formula="of:=[.X187]*1000000" office:value-type="float" office:value="27.185">
            <text:p>27.185</text:p>
          </table:table-cell>
          <table:table-cell table:formula="of:=[.Y187]*1000000" office:value-type="float" office:value="1260.6">
            <text:p>1260.6</text:p>
          </table:table-cell>
          <table:table-cell table:formula="of:=[.Z187]*1000000" office:value-type="float" office:value="20.12">
            <text:p>20.12</text:p>
          </table:table-cell>
          <table:table-cell table:formula="of:=[.AA187]*1000000" office:value-type="float" office:value="0">
            <text:p>0</text:p>
          </table:table-cell>
          <table:table-cell table:formula="of:=[.AB187]*1000000" office:value-type="float" office:value="6.1454E-028">
            <text:p>6.1454E-028</text:p>
          </table:table-cell>
          <table:table-cell table:formula="of:=[.AC187]*1000000" office:value-type="float" office:value="0.000000000086024">
            <text:p>8.6024E-011</text:p>
          </table:table-cell>
          <table:table-cell table:style-name="ce1" office:value-type="string">
            <text:p>8.3866e-05</text:p>
          </table:table-cell>
          <table:table-cell table:style-name="ce1" office:value-type="string">
            <text:p>2.7188e-05</text:p>
          </table:table-cell>
          <table:table-cell office:value-type="float" office:value="0.0012607">
            <text:p>0.0012607</text:p>
          </table:table-cell>
          <table:table-cell table:style-name="ce1" office:value-type="string">
            <text:p>1.2723e-06</text:p>
          </table:table-cell>
          <table:table-cell table:style-name="ce1" office:value-type="string">
            <text:p>4.1859e-08</text:p>
          </table:table-cell>
          <table:table-cell table:style-name="ce1" office:value-type="string">
            <text:p>6.0315e-54</text:p>
          </table:table-cell>
          <table:table-cell table:style-name="ce1" office:value-type="string">
            <text:p>8.6024e-17</text:p>
          </table:table-cell>
          <table:table-cell table:style-name="ce1" office:value-type="string">
            <text:p>8.3865e-05</text:p>
          </table:table-cell>
          <table:table-cell table:style-name="ce1" office:value-type="string">
            <text:p>2.7185e-05</text:p>
          </table:table-cell>
          <table:table-cell office:value-type="float" office:value="0.0012606">
            <text:p>0.0012606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6.1454e-34</text:p>
          </table:table-cell>
          <table:table-cell table:style-name="ce1" office:value-type="string">
            <text:p>8.6024e-17</text:p>
          </table:table-cell>
        </table:table-row>
        <table:table-row table:style-name="ro2">
          <table:table-cell office:value-type="float" office:value="1860.702">
            <text:p>1860.702</text:p>
          </table:table-cell>
          <table:table-cell table:formula="of:=[.P188]*1000000" office:value-type="float" office:value="82.835">
            <text:p>82.835</text:p>
          </table:table-cell>
          <table:table-cell table:formula="of:=[.Q188]*1000000" office:value-type="float" office:value="26.838">
            <text:p>26.838</text:p>
          </table:table-cell>
          <table:table-cell table:formula="of:=[.R188]*1000000" office:value-type="float" office:value="1262.1">
            <text:p>1262.1</text:p>
          </table:table-cell>
          <table:table-cell table:formula="of:=[.S188]*1000000" office:value-type="float" office:value="1.244">
            <text:p>1.244</text:p>
          </table:table-cell>
          <table:table-cell table:formula="of:=[.T188]*1000000" office:value-type="float" office:value="0.041923">
            <text:p>0.041923</text:p>
          </table:table-cell>
          <table:table-cell table:formula="of:=[.U188]*1000000" office:value-type="float" office:value="3.7576E-048">
            <text:p>3.7576E-048</text:p>
          </table:table-cell>
          <table:table-cell table:formula="of:=[.V188]*1000000" office:value-type="float" office:value="0.000000000083954">
            <text:p>8.3954E-011</text:p>
          </table:table-cell>
          <table:table-cell table:formula="of:=[.W188]*1000000" office:value-type="float" office:value="82.834">
            <text:p>82.834</text:p>
          </table:table-cell>
          <table:table-cell table:formula="of:=[.X188]*1000000" office:value-type="float" office:value="26.835">
            <text:p>26.835</text:p>
          </table:table-cell>
          <table:table-cell table:formula="of:=[.Y188]*1000000" office:value-type="float" office:value="1262">
            <text:p>1262</text:p>
          </table:table-cell>
          <table:table-cell table:formula="of:=[.Z188]*1000000" office:value-type="float" office:value="20.12">
            <text:p>20.12</text:p>
          </table:table-cell>
          <table:table-cell table:formula="of:=[.AA188]*1000000" office:value-type="float" office:value="0">
            <text:p>0</text:p>
          </table:table-cell>
          <table:table-cell table:formula="of:=[.AB188]*1000000" office:value-type="float" office:value="3.4348E-028">
            <text:p>3.4348E-028</text:p>
          </table:table-cell>
          <table:table-cell table:formula="of:=[.AC188]*1000000" office:value-type="float" office:value="0.000000000083954">
            <text:p>8.3954E-011</text:p>
          </table:table-cell>
          <table:table-cell table:style-name="ce1" office:value-type="string">
            <text:p>8.2835e-05</text:p>
          </table:table-cell>
          <table:table-cell table:style-name="ce1" office:value-type="string">
            <text:p>2.6838e-05</text:p>
          </table:table-cell>
          <table:table-cell office:value-type="float" office:value="0.0012621">
            <text:p>0.0012621</text:p>
          </table:table-cell>
          <table:table-cell table:style-name="ce1" office:value-type="string">
            <text:p>1.244e-06</text:p>
          </table:table-cell>
          <table:table-cell table:style-name="ce1" office:value-type="string">
            <text:p>4.1923e-08</text:p>
          </table:table-cell>
          <table:table-cell table:style-name="ce1" office:value-type="string">
            <text:p>3.7576e-54</text:p>
          </table:table-cell>
          <table:table-cell table:style-name="ce1" office:value-type="string">
            <text:p>8.3954e-17</text:p>
          </table:table-cell>
          <table:table-cell table:style-name="ce1" office:value-type="string">
            <text:p>8.2834e-05</text:p>
          </table:table-cell>
          <table:table-cell table:style-name="ce1" office:value-type="string">
            <text:p>2.6835e-05</text:p>
          </table:table-cell>
          <table:table-cell office:value-type="float" office:value="0.001262">
            <text:p>0.001262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3.4348e-34</text:p>
          </table:table-cell>
          <table:table-cell table:style-name="ce1" office:value-type="string">
            <text:p>8.3954e-17</text:p>
          </table:table-cell>
        </table:table-row>
        <table:table-row table:style-name="ro2">
          <table:table-cell office:value-type="float" office:value="1870.702">
            <text:p>1870.702</text:p>
          </table:table-cell>
          <table:table-cell table:formula="of:=[.P189]*1000000" office:value-type="float" office:value="81.819">
            <text:p>81.819</text:p>
          </table:table-cell>
          <table:table-cell table:formula="of:=[.Q189]*1000000" office:value-type="float" office:value="26.493">
            <text:p>26.493</text:p>
          </table:table-cell>
          <table:table-cell table:formula="of:=[.R189]*1000000" office:value-type="float" office:value="1263.4">
            <text:p>1263.4</text:p>
          </table:table-cell>
          <table:table-cell table:formula="of:=[.S189]*1000000" office:value-type="float" office:value="1.2163">
            <text:p>1.2163</text:p>
          </table:table-cell>
          <table:table-cell table:formula="of:=[.T189]*1000000" office:value-type="float" office:value="0.041986">
            <text:p>0.041986</text:p>
          </table:table-cell>
          <table:table-cell table:formula="of:=[.U189]*1000000" office:value-type="float" office:value="2.3583E-048">
            <text:p>2.3583E-048</text:p>
          </table:table-cell>
          <table:table-cell table:formula="of:=[.V189]*1000000" office:value-type="float" office:value="0.000000000081948">
            <text:p>8.1948E-011</text:p>
          </table:table-cell>
          <table:table-cell table:formula="of:=[.W189]*1000000" office:value-type="float" office:value="81.818">
            <text:p>81.818</text:p>
          </table:table-cell>
          <table:table-cell table:formula="of:=[.X189]*1000000" office:value-type="float" office:value="26.491">
            <text:p>26.491</text:p>
          </table:table-cell>
          <table:table-cell table:formula="of:=[.Y189]*1000000" office:value-type="float" office:value="1263.4">
            <text:p>1263.4</text:p>
          </table:table-cell>
          <table:table-cell table:formula="of:=[.Z189]*1000000" office:value-type="float" office:value="20.12">
            <text:p>20.12</text:p>
          </table:table-cell>
          <table:table-cell table:formula="of:=[.AA189]*1000000" office:value-type="float" office:value="0">
            <text:p>0</text:p>
          </table:table-cell>
          <table:table-cell table:formula="of:=[.AB189]*1000000" office:value-type="float" office:value="1.9322E-028">
            <text:p>1.9322E-028</text:p>
          </table:table-cell>
          <table:table-cell table:formula="of:=[.AC189]*1000000" office:value-type="float" office:value="0.000000000081948">
            <text:p>8.1948E-011</text:p>
          </table:table-cell>
          <table:table-cell table:style-name="ce1" office:value-type="string">
            <text:p>8.1819e-05</text:p>
          </table:table-cell>
          <table:table-cell table:style-name="ce1" office:value-type="string">
            <text:p>2.6493e-05</text:p>
          </table:table-cell>
          <table:table-cell office:value-type="float" office:value="0.0012634">
            <text:p>0.0012634</text:p>
          </table:table-cell>
          <table:table-cell table:style-name="ce1" office:value-type="string">
            <text:p>1.2163e-06</text:p>
          </table:table-cell>
          <table:table-cell table:style-name="ce1" office:value-type="string">
            <text:p>4.1986e-08</text:p>
          </table:table-cell>
          <table:table-cell table:style-name="ce1" office:value-type="string">
            <text:p>2.3583e-54</text:p>
          </table:table-cell>
          <table:table-cell table:style-name="ce1" office:value-type="string">
            <text:p>8.1948e-17</text:p>
          </table:table-cell>
          <table:table-cell table:style-name="ce1" office:value-type="string">
            <text:p>8.1818e-05</text:p>
          </table:table-cell>
          <table:table-cell table:style-name="ce1" office:value-type="string">
            <text:p>2.6491e-05</text:p>
          </table:table-cell>
          <table:table-cell office:value-type="float" office:value="0.0012634">
            <text:p>0.0012634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1.9322e-34</text:p>
          </table:table-cell>
          <table:table-cell table:style-name="ce1" office:value-type="string">
            <text:p>8.1948e-17</text:p>
          </table:table-cell>
        </table:table-row>
        <table:table-row table:style-name="ro2">
          <table:table-cell office:value-type="float" office:value="1880.702">
            <text:p>1880.702</text:p>
          </table:table-cell>
          <table:table-cell table:formula="of:=[.P190]*1000000" office:value-type="float" office:value="80.816">
            <text:p>80.816</text:p>
          </table:table-cell>
          <table:table-cell table:formula="of:=[.Q190]*1000000" office:value-type="float" office:value="26.153">
            <text:p>26.153</text:p>
          </table:table-cell>
          <table:table-cell table:formula="of:=[.R190]*1000000" office:value-type="float" office:value="1264.8">
            <text:p>1264.8</text:p>
          </table:table-cell>
          <table:table-cell table:formula="of:=[.S190]*1000000" office:value-type="float" office:value="1.1892">
            <text:p>1.1892</text:p>
          </table:table-cell>
          <table:table-cell table:formula="of:=[.T190]*1000000" office:value-type="float" office:value="0.04205">
            <text:p>0.04205</text:p>
          </table:table-cell>
          <table:table-cell table:formula="of:=[.U190]*1000000" office:value-type="float" office:value="1.4907E-048">
            <text:p>1.4907E-048</text:p>
          </table:table-cell>
          <table:table-cell table:formula="of:=[.V190]*1000000" office:value-type="float" office:value="0.000000000080003">
            <text:p>8.0003E-011</text:p>
          </table:table-cell>
          <table:table-cell table:formula="of:=[.W190]*1000000" office:value-type="float" office:value="80.816">
            <text:p>80.816</text:p>
          </table:table-cell>
          <table:table-cell table:formula="of:=[.X190]*1000000" office:value-type="float" office:value="26.15">
            <text:p>26.15</text:p>
          </table:table-cell>
          <table:table-cell table:formula="of:=[.Y190]*1000000" office:value-type="float" office:value="1264.8">
            <text:p>1264.8</text:p>
          </table:table-cell>
          <table:table-cell table:formula="of:=[.Z190]*1000000" office:value-type="float" office:value="20.12">
            <text:p>20.12</text:p>
          </table:table-cell>
          <table:table-cell table:formula="of:=[.AA190]*1000000" office:value-type="float" office:value="0">
            <text:p>0</text:p>
          </table:table-cell>
          <table:table-cell table:formula="of:=[.AB190]*1000000" office:value-type="float" office:value="1.0938E-028">
            <text:p>1.0938E-028</text:p>
          </table:table-cell>
          <table:table-cell table:formula="of:=[.AC190]*1000000" office:value-type="float" office:value="0.000000000080003">
            <text:p>8.0003E-011</text:p>
          </table:table-cell>
          <table:table-cell table:style-name="ce1" office:value-type="string">
            <text:p>8.0816e-05</text:p>
          </table:table-cell>
          <table:table-cell table:style-name="ce1" office:value-type="string">
            <text:p>2.6153e-05</text:p>
          </table:table-cell>
          <table:table-cell office:value-type="float" office:value="0.0012648">
            <text:p>0.0012648</text:p>
          </table:table-cell>
          <table:table-cell table:style-name="ce1" office:value-type="string">
            <text:p>1.1892e-06</text:p>
          </table:table-cell>
          <table:table-cell table:style-name="ce1" office:value-type="string">
            <text:p>4.205e-08</text:p>
          </table:table-cell>
          <table:table-cell table:style-name="ce1" office:value-type="string">
            <text:p>1.4907e-54</text:p>
          </table:table-cell>
          <table:table-cell table:style-name="ce1" office:value-type="string">
            <text:p>8.0003e-17</text:p>
          </table:table-cell>
          <table:table-cell table:style-name="ce1" office:value-type="string">
            <text:p>8.0816e-05</text:p>
          </table:table-cell>
          <table:table-cell table:style-name="ce1" office:value-type="string">
            <text:p>2.615e-05</text:p>
          </table:table-cell>
          <table:table-cell office:value-type="float" office:value="0.0012648">
            <text:p>0.0012648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1.0938e-34</text:p>
          </table:table-cell>
          <table:table-cell table:style-name="ce1" office:value-type="string">
            <text:p>8.0003e-17</text:p>
          </table:table-cell>
        </table:table-row>
        <table:table-row table:style-name="ro2">
          <table:table-cell office:value-type="float" office:value="1890.702">
            <text:p>1890.702</text:p>
          </table:table-cell>
          <table:table-cell table:formula="of:=[.P191]*1000000" office:value-type="float" office:value="79.828">
            <text:p>79.828</text:p>
          </table:table-cell>
          <table:table-cell table:formula="of:=[.Q191]*1000000" office:value-type="float" office:value="25.817">
            <text:p>25.817</text:p>
          </table:table-cell>
          <table:table-cell table:formula="of:=[.R191]*1000000" office:value-type="float" office:value="1266.1">
            <text:p>1266.1</text:p>
          </table:table-cell>
          <table:table-cell table:formula="of:=[.S191]*1000000" office:value-type="float" office:value="1.1626">
            <text:p>1.1626</text:p>
          </table:table-cell>
          <table:table-cell table:formula="of:=[.T191]*1000000" office:value-type="float" office:value="0.042113">
            <text:p>0.042113</text:p>
          </table:table-cell>
          <table:table-cell table:formula="of:=[.U191]*1000000" office:value-type="float" office:value="9.487E-049">
            <text:p>9.487E-049</text:p>
          </table:table-cell>
          <table:table-cell table:formula="of:=[.V191]*1000000" office:value-type="float" office:value="0.000000000078118">
            <text:p>7.8118E-011</text:p>
          </table:table-cell>
          <table:table-cell table:formula="of:=[.W191]*1000000" office:value-type="float" office:value="79.827">
            <text:p>79.827</text:p>
          </table:table-cell>
          <table:table-cell table:formula="of:=[.X191]*1000000" office:value-type="float" office:value="25.814">
            <text:p>25.814</text:p>
          </table:table-cell>
          <table:table-cell table:formula="of:=[.Y191]*1000000" office:value-type="float" office:value="1266.1">
            <text:p>1266.1</text:p>
          </table:table-cell>
          <table:table-cell table:formula="of:=[.Z191]*1000000" office:value-type="float" office:value="20.12">
            <text:p>20.12</text:p>
          </table:table-cell>
          <table:table-cell table:formula="of:=[.AA191]*1000000" office:value-type="float" office:value="0">
            <text:p>0</text:p>
          </table:table-cell>
          <table:table-cell table:formula="of:=[.AB191]*1000000" office:value-type="float" office:value="6.2317E-029">
            <text:p>6.2317E-029</text:p>
          </table:table-cell>
          <table:table-cell table:formula="of:=[.AC191]*1000000" office:value-type="float" office:value="0.000000000078117">
            <text:p>7.8117E-011</text:p>
          </table:table-cell>
          <table:table-cell table:style-name="ce1" office:value-type="string">
            <text:p>7.9828e-05</text:p>
          </table:table-cell>
          <table:table-cell table:style-name="ce1" office:value-type="string">
            <text:p>2.5817e-05</text:p>
          </table:table-cell>
          <table:table-cell office:value-type="float" office:value="0.0012661">
            <text:p>0.0012661</text:p>
          </table:table-cell>
          <table:table-cell table:style-name="ce1" office:value-type="string">
            <text:p>1.1626e-06</text:p>
          </table:table-cell>
          <table:table-cell table:style-name="ce1" office:value-type="string">
            <text:p>4.2113e-08</text:p>
          </table:table-cell>
          <table:table-cell table:style-name="ce1" office:value-type="string">
            <text:p>9.487e-55</text:p>
          </table:table-cell>
          <table:table-cell table:style-name="ce1" office:value-type="string">
            <text:p>7.8118e-17</text:p>
          </table:table-cell>
          <table:table-cell table:style-name="ce1" office:value-type="string">
            <text:p>7.9827e-05</text:p>
          </table:table-cell>
          <table:table-cell table:style-name="ce1" office:value-type="string">
            <text:p>2.5814e-05</text:p>
          </table:table-cell>
          <table:table-cell office:value-type="float" office:value="0.0012661">
            <text:p>0.0012661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6.2317e-35</text:p>
          </table:table-cell>
          <table:table-cell table:style-name="ce1" office:value-type="string">
            <text:p>7.8117e-17</text:p>
          </table:table-cell>
        </table:table-row>
        <table:table-row table:style-name="ro2">
          <table:table-cell office:value-type="float" office:value="1900.702">
            <text:p>1900.702</text:p>
          </table:table-cell>
          <table:table-cell table:formula="of:=[.P192]*1000000" office:value-type="float" office:value="78.852">
            <text:p>78.852</text:p>
          </table:table-cell>
          <table:table-cell table:formula="of:=[.Q192]*1000000" office:value-type="float" office:value="25.485">
            <text:p>25.485</text:p>
          </table:table-cell>
          <table:table-cell table:formula="of:=[.R192]*1000000" office:value-type="float" office:value="1267.5">
            <text:p>1267.5</text:p>
          </table:table-cell>
          <table:table-cell table:formula="of:=[.S192]*1000000" office:value-type="float" office:value="1.1366">
            <text:p>1.1366</text:p>
          </table:table-cell>
          <table:table-cell table:formula="of:=[.T192]*1000000" office:value-type="float" office:value="0.042177">
            <text:p>0.042177</text:p>
          </table:table-cell>
          <table:table-cell table:formula="of:=[.U192]*1000000" office:value-type="float" office:value="6.0777E-049">
            <text:p>6.0777E-049</text:p>
          </table:table-cell>
          <table:table-cell table:formula="of:=[.V192]*1000000" office:value-type="float" office:value="0.00000000007629">
            <text:p>7.629E-011</text:p>
          </table:table-cell>
          <table:table-cell table:formula="of:=[.W192]*1000000" office:value-type="float" office:value="78.851">
            <text:p>78.851</text:p>
          </table:table-cell>
          <table:table-cell table:formula="of:=[.X192]*1000000" office:value-type="float" office:value="25.482">
            <text:p>25.482</text:p>
          </table:table-cell>
          <table:table-cell table:formula="of:=[.Y192]*1000000" office:value-type="float" office:value="1267.4">
            <text:p>1267.4</text:p>
          </table:table-cell>
          <table:table-cell table:formula="of:=[.Z192]*1000000" office:value-type="float" office:value="20.12">
            <text:p>20.12</text:p>
          </table:table-cell>
          <table:table-cell table:formula="of:=[.AA192]*1000000" office:value-type="float" office:value="0">
            <text:p>0</text:p>
          </table:table-cell>
          <table:table-cell table:formula="of:=[.AB192]*1000000" office:value-type="float" office:value="3.5724E-029">
            <text:p>3.5724E-029</text:p>
          </table:table-cell>
          <table:table-cell table:formula="of:=[.AC192]*1000000" office:value-type="float" office:value="0.00000000007629">
            <text:p>7.629E-011</text:p>
          </table:table-cell>
          <table:table-cell table:style-name="ce1" office:value-type="string">
            <text:p>7.8852e-05</text:p>
          </table:table-cell>
          <table:table-cell table:style-name="ce1" office:value-type="string">
            <text:p>2.5485e-05</text:p>
          </table:table-cell>
          <table:table-cell office:value-type="float" office:value="0.0012675">
            <text:p>0.0012675</text:p>
          </table:table-cell>
          <table:table-cell table:style-name="ce1" office:value-type="string">
            <text:p>1.1366e-06</text:p>
          </table:table-cell>
          <table:table-cell table:style-name="ce1" office:value-type="string">
            <text:p>4.2177e-08</text:p>
          </table:table-cell>
          <table:table-cell table:style-name="ce1" office:value-type="string">
            <text:p>6.0777e-55</text:p>
          </table:table-cell>
          <table:table-cell table:style-name="ce1" office:value-type="string">
            <text:p>7.629e-17</text:p>
          </table:table-cell>
          <table:table-cell table:style-name="ce1" office:value-type="string">
            <text:p>7.8851e-05</text:p>
          </table:table-cell>
          <table:table-cell table:style-name="ce1" office:value-type="string">
            <text:p>2.5482e-05</text:p>
          </table:table-cell>
          <table:table-cell office:value-type="float" office:value="0.0012674">
            <text:p>0.0012674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3.5724e-35</text:p>
          </table:table-cell>
          <table:table-cell table:style-name="ce1" office:value-type="string">
            <text:p>7.629e-17</text:p>
          </table:table-cell>
        </table:table-row>
        <table:table-row table:style-name="ro2">
          <table:table-cell office:value-type="float" office:value="1910.702">
            <text:p>1910.702</text:p>
          </table:table-cell>
          <table:table-cell table:formula="of:=[.P193]*1000000" office:value-type="float" office:value="77.89">
            <text:p>77.89</text:p>
          </table:table-cell>
          <table:table-cell table:formula="of:=[.Q193]*1000000" office:value-type="float" office:value="25.158">
            <text:p>25.158</text:p>
          </table:table-cell>
          <table:table-cell table:formula="of:=[.R193]*1000000" office:value-type="float" office:value="1268.8">
            <text:p>1268.8</text:p>
          </table:table-cell>
          <table:table-cell table:formula="of:=[.S193]*1000000" office:value-type="float" office:value="1.1111">
            <text:p>1.1111</text:p>
          </table:table-cell>
          <table:table-cell table:formula="of:=[.T193]*1000000" office:value-type="float" office:value="0.042241">
            <text:p>0.042241</text:p>
          </table:table-cell>
          <table:table-cell table:formula="of:=[.U193]*1000000" office:value-type="float" office:value="3.9185E-049">
            <text:p>3.9185E-049</text:p>
          </table:table-cell>
          <table:table-cell table:formula="of:=[.V193]*1000000" office:value-type="float" office:value="0.000000000074518">
            <text:p>7.4518E-011</text:p>
          </table:table-cell>
          <table:table-cell table:formula="of:=[.W193]*1000000" office:value-type="float" office:value="77.889">
            <text:p>77.889</text:p>
          </table:table-cell>
          <table:table-cell table:formula="of:=[.X193]*1000000" office:value-type="float" office:value="25.155">
            <text:p>25.155</text:p>
          </table:table-cell>
          <table:table-cell table:formula="of:=[.Y193]*1000000" office:value-type="float" office:value="1268.8">
            <text:p>1268.8</text:p>
          </table:table-cell>
          <table:table-cell table:formula="of:=[.Z193]*1000000" office:value-type="float" office:value="20.12">
            <text:p>20.12</text:p>
          </table:table-cell>
          <table:table-cell table:formula="of:=[.AA193]*1000000" office:value-type="float" office:value="0">
            <text:p>0</text:p>
          </table:table-cell>
          <table:table-cell table:formula="of:=[.AB193]*1000000" office:value-type="float" office:value="2.0606E-029">
            <text:p>2.0606E-029</text:p>
          </table:table-cell>
          <table:table-cell table:formula="of:=[.AC193]*1000000" office:value-type="float" office:value="0.000000000074518">
            <text:p>7.4518E-011</text:p>
          </table:table-cell>
          <table:table-cell table:style-name="ce1" office:value-type="string">
            <text:p>7.789e-05</text:p>
          </table:table-cell>
          <table:table-cell table:style-name="ce1" office:value-type="string">
            <text:p>2.5158e-05</text:p>
          </table:table-cell>
          <table:table-cell office:value-type="float" office:value="0.0012688">
            <text:p>0.0012688</text:p>
          </table:table-cell>
          <table:table-cell table:style-name="ce1" office:value-type="string">
            <text:p>1.1111e-06</text:p>
          </table:table-cell>
          <table:table-cell table:style-name="ce1" office:value-type="string">
            <text:p>4.2241e-08</text:p>
          </table:table-cell>
          <table:table-cell table:style-name="ce1" office:value-type="string">
            <text:p>3.9185e-55</text:p>
          </table:table-cell>
          <table:table-cell table:style-name="ce1" office:value-type="string">
            <text:p>7.4518e-17</text:p>
          </table:table-cell>
          <table:table-cell table:style-name="ce1" office:value-type="string">
            <text:p>7.7889e-05</text:p>
          </table:table-cell>
          <table:table-cell table:style-name="ce1" office:value-type="string">
            <text:p>2.5155e-05</text:p>
          </table:table-cell>
          <table:table-cell office:value-type="float" office:value="0.0012688">
            <text:p>0.0012688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2.0606e-35</text:p>
          </table:table-cell>
          <table:table-cell table:style-name="ce1" office:value-type="string">
            <text:p>7.4518e-17</text:p>
          </table:table-cell>
        </table:table-row>
        <table:table-row table:style-name="ro2">
          <table:table-cell office:value-type="float" office:value="1920.702">
            <text:p>1920.702</text:p>
          </table:table-cell>
          <table:table-cell table:formula="of:=[.P194]*1000000" office:value-type="float" office:value="76.941">
            <text:p>76.941</text:p>
          </table:table-cell>
          <table:table-cell table:formula="of:=[.Q194]*1000000" office:value-type="float" office:value="24.835">
            <text:p>24.835</text:p>
          </table:table-cell>
          <table:table-cell table:formula="of:=[.R194]*1000000" office:value-type="float" office:value="1270.1">
            <text:p>1270.1</text:p>
          </table:table-cell>
          <table:table-cell table:formula="of:=[.S194]*1000000" office:value-type="float" office:value="1.0861">
            <text:p>1.0861</text:p>
          </table:table-cell>
          <table:table-cell table:formula="of:=[.T194]*1000000" office:value-type="float" office:value="0.042305">
            <text:p>0.042305</text:p>
          </table:table-cell>
          <table:table-cell table:formula="of:=[.U194]*1000000" office:value-type="float" office:value="2.5422E-049">
            <text:p>2.5422E-049</text:p>
          </table:table-cell>
          <table:table-cell table:formula="of:=[.V194]*1000000" office:value-type="float" office:value="0.0000000000728">
            <text:p>7.28E-011</text:p>
          </table:table-cell>
          <table:table-cell table:formula="of:=[.W194]*1000000" office:value-type="float" office:value="76.94">
            <text:p>76.94</text:p>
          </table:table-cell>
          <table:table-cell table:formula="of:=[.X194]*1000000" office:value-type="float" office:value="24.832">
            <text:p>24.832</text:p>
          </table:table-cell>
          <table:table-cell table:formula="of:=[.Y194]*1000000" office:value-type="float" office:value="1270">
            <text:p>1270</text:p>
          </table:table-cell>
          <table:table-cell table:formula="of:=[.Z194]*1000000" office:value-type="float" office:value="20.12">
            <text:p>20.12</text:p>
          </table:table-cell>
          <table:table-cell table:formula="of:=[.AA194]*1000000" office:value-type="float" office:value="0">
            <text:p>0</text:p>
          </table:table-cell>
          <table:table-cell table:formula="of:=[.AB194]*1000000" office:value-type="float" office:value="1.1958E-029">
            <text:p>1.1958E-029</text:p>
          </table:table-cell>
          <table:table-cell table:formula="of:=[.AC194]*1000000" office:value-type="float" office:value="0.0000000000728">
            <text:p>7.28E-011</text:p>
          </table:table-cell>
          <table:table-cell table:style-name="ce1" office:value-type="string">
            <text:p>7.6941e-05</text:p>
          </table:table-cell>
          <table:table-cell table:style-name="ce1" office:value-type="string">
            <text:p>2.4835e-05</text:p>
          </table:table-cell>
          <table:table-cell office:value-type="float" office:value="0.0012701">
            <text:p>0.0012701</text:p>
          </table:table-cell>
          <table:table-cell table:style-name="ce1" office:value-type="string">
            <text:p>1.0861e-06</text:p>
          </table:table-cell>
          <table:table-cell table:style-name="ce1" office:value-type="string">
            <text:p>4.2305e-08</text:p>
          </table:table-cell>
          <table:table-cell table:style-name="ce1" office:value-type="string">
            <text:p>2.5422e-55</text:p>
          </table:table-cell>
          <table:table-cell table:style-name="ce1" office:value-type="string">
            <text:p>7.28e-17</text:p>
          </table:table-cell>
          <table:table-cell table:style-name="ce1" office:value-type="string">
            <text:p>7.694e-05</text:p>
          </table:table-cell>
          <table:table-cell table:style-name="ce1" office:value-type="string">
            <text:p>2.4832e-05</text:p>
          </table:table-cell>
          <table:table-cell office:value-type="float" office:value="0.00127">
            <text:p>0.00127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1.1958e-35</text:p>
          </table:table-cell>
          <table:table-cell table:style-name="ce1" office:value-type="string">
            <text:p>7.28e-17</text:p>
          </table:table-cell>
        </table:table-row>
        <table:table-row table:style-name="ro2">
          <table:table-cell office:value-type="float" office:value="1930.702">
            <text:p>1930.702</text:p>
          </table:table-cell>
          <table:table-cell table:formula="of:=[.P195]*1000000" office:value-type="float" office:value="76.005">
            <text:p>76.005</text:p>
          </table:table-cell>
          <table:table-cell table:formula="of:=[.Q195]*1000000" office:value-type="float" office:value="24.516">
            <text:p>24.516</text:p>
          </table:table-cell>
          <table:table-cell table:formula="of:=[.R195]*1000000" office:value-type="float" office:value="1271.3">
            <text:p>1271.3</text:p>
          </table:table-cell>
          <table:table-cell table:formula="of:=[.S195]*1000000" office:value-type="float" office:value="1.0616">
            <text:p>1.0616</text:p>
          </table:table-cell>
          <table:table-cell table:formula="of:=[.T195]*1000000" office:value-type="float" office:value="0.042369">
            <text:p>0.042369</text:p>
          </table:table-cell>
          <table:table-cell table:formula="of:=[.U195]*1000000" office:value-type="float" office:value="1.6593E-049">
            <text:p>1.6593E-049</text:p>
          </table:table-cell>
          <table:table-cell table:formula="of:=[.V195]*1000000" office:value-type="float" office:value="0.000000000071135">
            <text:p>7.1135E-011</text:p>
          </table:table-cell>
          <table:table-cell table:formula="of:=[.W195]*1000000" office:value-type="float" office:value="76.004">
            <text:p>76.004</text:p>
          </table:table-cell>
          <table:table-cell table:formula="of:=[.X195]*1000000" office:value-type="float" office:value="24.513">
            <text:p>24.513</text:p>
          </table:table-cell>
          <table:table-cell table:formula="of:=[.Y195]*1000000" office:value-type="float" office:value="1271.3">
            <text:p>1271.3</text:p>
          </table:table-cell>
          <table:table-cell table:formula="of:=[.Z195]*1000000" office:value-type="float" office:value="20.12">
            <text:p>20.12</text:p>
          </table:table-cell>
          <table:table-cell table:formula="of:=[.AA195]*1000000" office:value-type="float" office:value="0">
            <text:p>0</text:p>
          </table:table-cell>
          <table:table-cell table:formula="of:=[.AB195]*1000000" office:value-type="float" office:value="6.9815E-030">
            <text:p>6.9815E-030</text:p>
          </table:table-cell>
          <table:table-cell table:formula="of:=[.AC195]*1000000" office:value-type="float" office:value="0.000000000071135">
            <text:p>7.1135E-011</text:p>
          </table:table-cell>
          <table:table-cell table:style-name="ce1" office:value-type="string">
            <text:p>7.6005e-05</text:p>
          </table:table-cell>
          <table:table-cell table:style-name="ce1" office:value-type="string">
            <text:p>2.4516e-05</text:p>
          </table:table-cell>
          <table:table-cell office:value-type="float" office:value="0.0012713">
            <text:p>0.0012713</text:p>
          </table:table-cell>
          <table:table-cell table:style-name="ce1" office:value-type="string">
            <text:p>1.0616e-06</text:p>
          </table:table-cell>
          <table:table-cell table:style-name="ce1" office:value-type="string">
            <text:p>4.2369e-08</text:p>
          </table:table-cell>
          <table:table-cell table:style-name="ce1" office:value-type="string">
            <text:p>1.6593e-55</text:p>
          </table:table-cell>
          <table:table-cell table:style-name="ce1" office:value-type="string">
            <text:p>7.1135e-17</text:p>
          </table:table-cell>
          <table:table-cell table:style-name="ce1" office:value-type="string">
            <text:p>7.6004e-05</text:p>
          </table:table-cell>
          <table:table-cell table:style-name="ce1" office:value-type="string">
            <text:p>2.4513e-05</text:p>
          </table:table-cell>
          <table:table-cell office:value-type="float" office:value="0.0012713">
            <text:p>0.0012713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6.9815e-36</text:p>
          </table:table-cell>
          <table:table-cell table:style-name="ce1" office:value-type="string">
            <text:p>7.1135e-17</text:p>
          </table:table-cell>
        </table:table-row>
        <table:table-row table:style-name="ro2">
          <table:table-cell office:value-type="float" office:value="1940.702">
            <text:p>1940.702</text:p>
          </table:table-cell>
          <table:table-cell table:formula="of:=[.P196]*1000000" office:value-type="float" office:value="75.081">
            <text:p>75.081</text:p>
          </table:table-cell>
          <table:table-cell table:formula="of:=[.Q196]*1000000" office:value-type="float" office:value="24.201">
            <text:p>24.201</text:p>
          </table:table-cell>
          <table:table-cell table:formula="of:=[.R196]*1000000" office:value-type="float" office:value="1272.6">
            <text:p>1272.6</text:p>
          </table:table-cell>
          <table:table-cell table:formula="of:=[.S196]*1000000" office:value-type="float" office:value="1.0376">
            <text:p>1.0376</text:p>
          </table:table-cell>
          <table:table-cell table:formula="of:=[.T196]*1000000" office:value-type="float" office:value="0.042433">
            <text:p>0.042433</text:p>
          </table:table-cell>
          <table:table-cell table:formula="of:=[.U196]*1000000" office:value-type="float" office:value="1.0894E-049">
            <text:p>1.0894E-049</text:p>
          </table:table-cell>
          <table:table-cell table:formula="of:=[.V196]*1000000" office:value-type="float" office:value="0.000000000069521">
            <text:p>6.9521E-011</text:p>
          </table:table-cell>
          <table:table-cell table:formula="of:=[.W196]*1000000" office:value-type="float" office:value="75.08">
            <text:p>75.08</text:p>
          </table:table-cell>
          <table:table-cell table:formula="of:=[.X196]*1000000" office:value-type="float" office:value="24.198">
            <text:p>24.198</text:p>
          </table:table-cell>
          <table:table-cell table:formula="of:=[.Y196]*1000000" office:value-type="float" office:value="1272.6">
            <text:p>1272.6</text:p>
          </table:table-cell>
          <table:table-cell table:formula="of:=[.Z196]*1000000" office:value-type="float" office:value="20.12">
            <text:p>20.12</text:p>
          </table:table-cell>
          <table:table-cell table:formula="of:=[.AA196]*1000000" office:value-type="float" office:value="0">
            <text:p>0</text:p>
          </table:table-cell>
          <table:table-cell table:formula="of:=[.AB196]*1000000" office:value-type="float" office:value="4.1003E-030">
            <text:p>4.1003E-030</text:p>
          </table:table-cell>
          <table:table-cell table:formula="of:=[.AC196]*1000000" office:value-type="float" office:value="0.000000000069521">
            <text:p>6.9521E-011</text:p>
          </table:table-cell>
          <table:table-cell table:style-name="ce1" office:value-type="string">
            <text:p>7.5081e-05</text:p>
          </table:table-cell>
          <table:table-cell table:style-name="ce1" office:value-type="string">
            <text:p>2.4201e-05</text:p>
          </table:table-cell>
          <table:table-cell office:value-type="float" office:value="0.0012726">
            <text:p>0.0012726</text:p>
          </table:table-cell>
          <table:table-cell table:style-name="ce1" office:value-type="string">
            <text:p>1.0376e-06</text:p>
          </table:table-cell>
          <table:table-cell table:style-name="ce1" office:value-type="string">
            <text:p>4.2433e-08</text:p>
          </table:table-cell>
          <table:table-cell table:style-name="ce1" office:value-type="string">
            <text:p>1.0894e-55</text:p>
          </table:table-cell>
          <table:table-cell table:style-name="ce1" office:value-type="string">
            <text:p>6.9521e-17</text:p>
          </table:table-cell>
          <table:table-cell table:style-name="ce1" office:value-type="string">
            <text:p>7.508e-05</text:p>
          </table:table-cell>
          <table:table-cell table:style-name="ce1" office:value-type="string">
            <text:p>2.4198e-05</text:p>
          </table:table-cell>
          <table:table-cell office:value-type="float" office:value="0.0012726">
            <text:p>0.0012726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4.1003e-36</text:p>
          </table:table-cell>
          <table:table-cell table:style-name="ce1" office:value-type="string">
            <text:p>6.9521e-17</text:p>
          </table:table-cell>
        </table:table-row>
        <table:table-row table:style-name="ro2">
          <table:table-cell office:value-type="float" office:value="1950.702">
            <text:p>1950.702</text:p>
          </table:table-cell>
          <table:table-cell table:formula="of:=[.P197]*1000000" office:value-type="float" office:value="74.17">
            <text:p>74.17</text:p>
          </table:table-cell>
          <table:table-cell table:formula="of:=[.Q197]*1000000" office:value-type="float" office:value="23.89">
            <text:p>23.89</text:p>
          </table:table-cell>
          <table:table-cell table:formula="of:=[.R197]*1000000" office:value-type="float" office:value="1273.8">
            <text:p>1273.8</text:p>
          </table:table-cell>
          <table:table-cell table:formula="of:=[.S197]*1000000" office:value-type="float" office:value="1.0141">
            <text:p>1.0141</text:p>
          </table:table-cell>
          <table:table-cell table:formula="of:=[.T197]*1000000" office:value-type="float" office:value="0.042497">
            <text:p>0.042497</text:p>
          </table:table-cell>
          <table:table-cell table:formula="of:=[.U197]*1000000" office:value-type="float" office:value="7.1938E-050">
            <text:p>7.1938E-050</text:p>
          </table:table-cell>
          <table:table-cell table:formula="of:=[.V197]*1000000" office:value-type="float" office:value="0.000000000067956">
            <text:p>6.7956E-011</text:p>
          </table:table-cell>
          <table:table-cell table:formula="of:=[.W197]*1000000" office:value-type="float" office:value="74.169">
            <text:p>74.169</text:p>
          </table:table-cell>
          <table:table-cell table:formula="of:=[.X197]*1000000" office:value-type="float" office:value="23.887">
            <text:p>23.887</text:p>
          </table:table-cell>
          <table:table-cell table:formula="of:=[.Y197]*1000000" office:value-type="float" office:value="1273.8">
            <text:p>1273.8</text:p>
          </table:table-cell>
          <table:table-cell table:formula="of:=[.Z197]*1000000" office:value-type="float" office:value="20.12">
            <text:p>20.12</text:p>
          </table:table-cell>
          <table:table-cell table:formula="of:=[.AA197]*1000000" office:value-type="float" office:value="0">
            <text:p>0</text:p>
          </table:table-cell>
          <table:table-cell table:formula="of:=[.AB197]*1000000" office:value-type="float" office:value="2.4224E-030">
            <text:p>2.4224E-030</text:p>
          </table:table-cell>
          <table:table-cell table:formula="of:=[.AC197]*1000000" office:value-type="float" office:value="0.000000000067956">
            <text:p>6.7956E-011</text:p>
          </table:table-cell>
          <table:table-cell table:style-name="ce1" office:value-type="string">
            <text:p>7.417e-05</text:p>
          </table:table-cell>
          <table:table-cell table:style-name="ce1" office:value-type="string">
            <text:p>2.389e-05</text:p>
          </table:table-cell>
          <table:table-cell office:value-type="float" office:value="0.0012738">
            <text:p>0.0012738</text:p>
          </table:table-cell>
          <table:table-cell table:style-name="ce1" office:value-type="string">
            <text:p>1.0141e-06</text:p>
          </table:table-cell>
          <table:table-cell table:style-name="ce1" office:value-type="string">
            <text:p>4.2497e-08</text:p>
          </table:table-cell>
          <table:table-cell table:style-name="ce1" office:value-type="string">
            <text:p>7.1938e-56</text:p>
          </table:table-cell>
          <table:table-cell table:style-name="ce1" office:value-type="string">
            <text:p>6.7956e-17</text:p>
          </table:table-cell>
          <table:table-cell table:style-name="ce1" office:value-type="string">
            <text:p>7.4169e-05</text:p>
          </table:table-cell>
          <table:table-cell table:style-name="ce1" office:value-type="string">
            <text:p>2.3887e-05</text:p>
          </table:table-cell>
          <table:table-cell office:value-type="float" office:value="0.0012738">
            <text:p>0.0012738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2.4224e-36</text:p>
          </table:table-cell>
          <table:table-cell table:style-name="ce1" office:value-type="string">
            <text:p>6.7956e-17</text:p>
          </table:table-cell>
        </table:table-row>
        <table:table-row table:style-name="ro2">
          <table:table-cell office:value-type="float" office:value="1960.702">
            <text:p>1960.702</text:p>
          </table:table-cell>
          <table:table-cell table:formula="of:=[.P198]*1000000" office:value-type="float" office:value="73.271">
            <text:p>73.271</text:p>
          </table:table-cell>
          <table:table-cell table:formula="of:=[.Q198]*1000000" office:value-type="float" office:value="23.583">
            <text:p>23.583</text:p>
          </table:table-cell>
          <table:table-cell table:formula="of:=[.R198]*1000000" office:value-type="float" office:value="1275.1">
            <text:p>1275.1</text:p>
          </table:table-cell>
          <table:table-cell table:formula="of:=[.S198]*1000000" office:value-type="float" office:value="0.99113">
            <text:p>0.99113</text:p>
          </table:table-cell>
          <table:table-cell table:formula="of:=[.T198]*1000000" office:value-type="float" office:value="0.042561">
            <text:p>0.042561</text:p>
          </table:table-cell>
          <table:table-cell table:formula="of:=[.U198]*1000000" office:value-type="float" office:value="4.7773E-050">
            <text:p>4.7773E-050</text:p>
          </table:table-cell>
          <table:table-cell table:formula="of:=[.V198]*1000000" office:value-type="float" office:value="0.00000000006644">
            <text:p>6.644E-011</text:p>
          </table:table-cell>
          <table:table-cell table:formula="of:=[.W198]*1000000" office:value-type="float" office:value="73.271">
            <text:p>73.271</text:p>
          </table:table-cell>
          <table:table-cell table:formula="of:=[.X198]*1000000" office:value-type="float" office:value="23.58">
            <text:p>23.58</text:p>
          </table:table-cell>
          <table:table-cell table:formula="of:=[.Y198]*1000000" office:value-type="float" office:value="1275">
            <text:p>1275</text:p>
          </table:table-cell>
          <table:table-cell table:formula="of:=[.Z198]*1000000" office:value-type="float" office:value="20.12">
            <text:p>20.12</text:p>
          </table:table-cell>
          <table:table-cell table:formula="of:=[.AA198]*1000000" office:value-type="float" office:value="0">
            <text:p>0</text:p>
          </table:table-cell>
          <table:table-cell table:formula="of:=[.AB198]*1000000" office:value-type="float" office:value="1.4394E-030">
            <text:p>1.4394E-030</text:p>
          </table:table-cell>
          <table:table-cell table:formula="of:=[.AC198]*1000000" office:value-type="float" office:value="0.000000000066439">
            <text:p>6.6439E-011</text:p>
          </table:table-cell>
          <table:table-cell table:style-name="ce1" office:value-type="string">
            <text:p>7.3271e-05</text:p>
          </table:table-cell>
          <table:table-cell table:style-name="ce1" office:value-type="string">
            <text:p>2.3583e-05</text:p>
          </table:table-cell>
          <table:table-cell office:value-type="float" office:value="0.0012751">
            <text:p>0.0012751</text:p>
          </table:table-cell>
          <table:table-cell table:style-name="ce1" office:value-type="string">
            <text:p>9.9113e-07</text:p>
          </table:table-cell>
          <table:table-cell table:style-name="ce1" office:value-type="string">
            <text:p>4.2561e-08</text:p>
          </table:table-cell>
          <table:table-cell table:style-name="ce1" office:value-type="string">
            <text:p>4.7773e-56</text:p>
          </table:table-cell>
          <table:table-cell table:style-name="ce1" office:value-type="string">
            <text:p>6.644e-17</text:p>
          </table:table-cell>
          <table:table-cell table:style-name="ce1" office:value-type="string">
            <text:p>7.3271e-05</text:p>
          </table:table-cell>
          <table:table-cell table:style-name="ce1" office:value-type="string">
            <text:p>2.358e-05</text:p>
          </table:table-cell>
          <table:table-cell office:value-type="float" office:value="0.001275">
            <text:p>0.001275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1.4394e-36</text:p>
          </table:table-cell>
          <table:table-cell table:style-name="ce1" office:value-type="string">
            <text:p>6.6439e-17</text:p>
          </table:table-cell>
        </table:table-row>
        <table:table-row table:style-name="ro2">
          <table:table-cell office:value-type="float" office:value="1970.702">
            <text:p>1970.702</text:p>
          </table:table-cell>
          <table:table-cell table:formula="of:=[.P199]*1000000" office:value-type="float" office:value="72.385">
            <text:p>72.385</text:p>
          </table:table-cell>
          <table:table-cell table:formula="of:=[.Q199]*1000000" office:value-type="float" office:value="23.28">
            <text:p>23.28</text:p>
          </table:table-cell>
          <table:table-cell table:formula="of:=[.R199]*1000000" office:value-type="float" office:value="1276.3">
            <text:p>1276.3</text:p>
          </table:table-cell>
          <table:table-cell table:formula="of:=[.S199]*1000000" office:value-type="float" office:value="0.96859">
            <text:p>0.96859</text:p>
          </table:table-cell>
          <table:table-cell table:formula="of:=[.T199]*1000000" office:value-type="float" office:value="0.042625">
            <text:p>0.042625</text:p>
          </table:table-cell>
          <table:table-cell table:formula="of:=[.U199]*1000000" office:value-type="float" office:value="3.1901E-050">
            <text:p>3.1901E-050</text:p>
          </table:table-cell>
          <table:table-cell table:formula="of:=[.V199]*1000000" office:value-type="float" office:value="0.000000000064969">
            <text:p>6.4969E-011</text:p>
          </table:table-cell>
          <table:table-cell table:formula="of:=[.W199]*1000000" office:value-type="float" office:value="72.384">
            <text:p>72.384</text:p>
          </table:table-cell>
          <table:table-cell table:formula="of:=[.X199]*1000000" office:value-type="float" office:value="23.278">
            <text:p>23.278</text:p>
          </table:table-cell>
          <table:table-cell table:formula="of:=[.Y199]*1000000" office:value-type="float" office:value="1276.2">
            <text:p>1276.2</text:p>
          </table:table-cell>
          <table:table-cell table:formula="of:=[.Z199]*1000000" office:value-type="float" office:value="20.12">
            <text:p>20.12</text:p>
          </table:table-cell>
          <table:table-cell table:formula="of:=[.AA199]*1000000" office:value-type="float" office:value="0">
            <text:p>0</text:p>
          </table:table-cell>
          <table:table-cell table:formula="of:=[.AB199]*1000000" office:value-type="float" office:value="8.6028E-031">
            <text:p>8.6028E-031</text:p>
          </table:table-cell>
          <table:table-cell table:formula="of:=[.AC199]*1000000" office:value-type="float" office:value="0.000000000064969">
            <text:p>6.4969E-011</text:p>
          </table:table-cell>
          <table:table-cell table:style-name="ce1" office:value-type="string">
            <text:p>7.2385e-05</text:p>
          </table:table-cell>
          <table:table-cell table:style-name="ce1" office:value-type="string">
            <text:p>2.328e-05</text:p>
          </table:table-cell>
          <table:table-cell office:value-type="float" office:value="0.0012763">
            <text:p>0.0012763</text:p>
          </table:table-cell>
          <table:table-cell table:style-name="ce1" office:value-type="string">
            <text:p>9.6859e-07</text:p>
          </table:table-cell>
          <table:table-cell table:style-name="ce1" office:value-type="string">
            <text:p>4.2625e-08</text:p>
          </table:table-cell>
          <table:table-cell table:style-name="ce1" office:value-type="string">
            <text:p>3.1901e-56</text:p>
          </table:table-cell>
          <table:table-cell table:style-name="ce1" office:value-type="string">
            <text:p>6.4969e-17</text:p>
          </table:table-cell>
          <table:table-cell table:style-name="ce1" office:value-type="string">
            <text:p>7.2384e-05</text:p>
          </table:table-cell>
          <table:table-cell table:style-name="ce1" office:value-type="string">
            <text:p>2.3278e-05</text:p>
          </table:table-cell>
          <table:table-cell office:value-type="float" office:value="0.0012762">
            <text:p>0.0012762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8.6028e-37</text:p>
          </table:table-cell>
          <table:table-cell table:style-name="ce1" office:value-type="string">
            <text:p>6.4969e-17</text:p>
          </table:table-cell>
        </table:table-row>
        <table:table-row table:style-name="ro2">
          <table:table-cell office:value-type="float" office:value="1980.702">
            <text:p>1980.702</text:p>
          </table:table-cell>
          <table:table-cell table:formula="of:=[.P200]*1000000" office:value-type="float" office:value="71.51">
            <text:p>71.51</text:p>
          </table:table-cell>
          <table:table-cell table:formula="of:=[.Q200]*1000000" office:value-type="float" office:value="22.981">
            <text:p>22.981</text:p>
          </table:table-cell>
          <table:table-cell table:formula="of:=[.R200]*1000000" office:value-type="float" office:value="1277.5">
            <text:p>1277.5</text:p>
          </table:table-cell>
          <table:table-cell table:formula="of:=[.S200]*1000000" office:value-type="float" office:value="0.94652">
            <text:p>0.94652</text:p>
          </table:table-cell>
          <table:table-cell table:formula="of:=[.T200]*1000000" office:value-type="float" office:value="0.042689">
            <text:p>0.042689</text:p>
          </table:table-cell>
          <table:table-cell table:formula="of:=[.U200]*1000000" office:value-type="float" office:value="2.1418E-050">
            <text:p>2.1418E-050</text:p>
          </table:table-cell>
          <table:table-cell table:formula="of:=[.V200]*1000000" office:value-type="float" office:value="0.000000000063544">
            <text:p>6.3544E-011</text:p>
          </table:table-cell>
          <table:table-cell table:formula="of:=[.W200]*1000000" office:value-type="float" office:value="71.509">
            <text:p>71.509</text:p>
          </table:table-cell>
          <table:table-cell table:formula="of:=[.X200]*1000000" office:value-type="float" office:value="22.979">
            <text:p>22.979</text:p>
          </table:table-cell>
          <table:table-cell table:formula="of:=[.Y200]*1000000" office:value-type="float" office:value="1277.4">
            <text:p>1277.4</text:p>
          </table:table-cell>
          <table:table-cell table:formula="of:=[.Z200]*1000000" office:value-type="float" office:value="20.12">
            <text:p>20.12</text:p>
          </table:table-cell>
          <table:table-cell table:formula="of:=[.AA200]*1000000" office:value-type="float" office:value="0">
            <text:p>0</text:p>
          </table:table-cell>
          <table:table-cell table:formula="of:=[.AB200]*1000000" office:value-type="float" office:value="5.1707E-031">
            <text:p>5.1707E-031</text:p>
          </table:table-cell>
          <table:table-cell table:formula="of:=[.AC200]*1000000" office:value-type="float" office:value="0.000000000063544">
            <text:p>6.3544E-011</text:p>
          </table:table-cell>
          <table:table-cell table:style-name="ce1" office:value-type="string">
            <text:p>7.151e-05</text:p>
          </table:table-cell>
          <table:table-cell table:style-name="ce1" office:value-type="string">
            <text:p>2.2981e-05</text:p>
          </table:table-cell>
          <table:table-cell office:value-type="float" office:value="0.0012775">
            <text:p>0.0012775</text:p>
          </table:table-cell>
          <table:table-cell table:style-name="ce1" office:value-type="string">
            <text:p>9.4652e-07</text:p>
          </table:table-cell>
          <table:table-cell table:style-name="ce1" office:value-type="string">
            <text:p>4.2689e-08</text:p>
          </table:table-cell>
          <table:table-cell table:style-name="ce1" office:value-type="string">
            <text:p>2.1418e-56</text:p>
          </table:table-cell>
          <table:table-cell table:style-name="ce1" office:value-type="string">
            <text:p>6.3544e-17</text:p>
          </table:table-cell>
          <table:table-cell table:style-name="ce1" office:value-type="string">
            <text:p>7.1509e-05</text:p>
          </table:table-cell>
          <table:table-cell table:style-name="ce1" office:value-type="string">
            <text:p>2.2979e-05</text:p>
          </table:table-cell>
          <table:table-cell office:value-type="float" office:value="0.0012774">
            <text:p>0.0012774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5.1707e-37</text:p>
          </table:table-cell>
          <table:table-cell table:style-name="ce1" office:value-type="string">
            <text:p>6.3544e-17</text:p>
          </table:table-cell>
        </table:table-row>
        <table:table-row table:style-name="ro2">
          <table:table-cell office:value-type="float" office:value="1990.702">
            <text:p>1990.702</text:p>
          </table:table-cell>
          <table:table-cell table:formula="of:=[.P201]*1000000" office:value-type="float" office:value="70.647">
            <text:p>70.647</text:p>
          </table:table-cell>
          <table:table-cell table:formula="of:=[.Q201]*1000000" office:value-type="float" office:value="22.686">
            <text:p>22.686</text:p>
          </table:table-cell>
          <table:table-cell table:formula="of:=[.R201]*1000000" office:value-type="float" office:value="1278.6">
            <text:p>1278.6</text:p>
          </table:table-cell>
          <table:table-cell table:formula="of:=[.S201]*1000000" office:value-type="float" office:value="0.9249">
            <text:p>0.9249</text:p>
          </table:table-cell>
          <table:table-cell table:formula="of:=[.T201]*1000000" office:value-type="float" office:value="0.042753">
            <text:p>0.042753</text:p>
          </table:table-cell>
          <table:table-cell table:formula="of:=[.U201]*1000000" office:value-type="float" office:value="1.4457E-050">
            <text:p>1.4457E-050</text:p>
          </table:table-cell>
          <table:table-cell table:formula="of:=[.V201]*1000000" office:value-type="float" office:value="0.000000000062162">
            <text:p>6.2162E-011</text:p>
          </table:table-cell>
          <table:table-cell table:formula="of:=[.W201]*1000000" office:value-type="float" office:value="70.647">
            <text:p>70.647</text:p>
          </table:table-cell>
          <table:table-cell table:formula="of:=[.X201]*1000000" office:value-type="float" office:value="22.684">
            <text:p>22.684</text:p>
          </table:table-cell>
          <table:table-cell table:formula="of:=[.Y201]*1000000" office:value-type="float" office:value="1278.6">
            <text:p>1278.6</text:p>
          </table:table-cell>
          <table:table-cell table:formula="of:=[.Z201]*1000000" office:value-type="float" office:value="20.12">
            <text:p>20.12</text:p>
          </table:table-cell>
          <table:table-cell table:formula="of:=[.AA201]*1000000" office:value-type="float" office:value="0">
            <text:p>0</text:p>
          </table:table-cell>
          <table:table-cell table:formula="of:=[.AB201]*1000000" office:value-type="float" office:value="3.1254E-031">
            <text:p>3.1254E-031</text:p>
          </table:table-cell>
          <table:table-cell table:formula="of:=[.AC201]*1000000" office:value-type="float" office:value="0.000000000062162">
            <text:p>6.2162E-011</text:p>
          </table:table-cell>
          <table:table-cell table:style-name="ce1" office:value-type="string">
            <text:p>7.0647e-05</text:p>
          </table:table-cell>
          <table:table-cell table:style-name="ce1" office:value-type="string">
            <text:p>2.2686e-05</text:p>
          </table:table-cell>
          <table:table-cell office:value-type="float" office:value="0.0012786">
            <text:p>0.0012786</text:p>
          </table:table-cell>
          <table:table-cell table:style-name="ce1" office:value-type="string">
            <text:p>9.249e-07</text:p>
          </table:table-cell>
          <table:table-cell table:style-name="ce1" office:value-type="string">
            <text:p>4.2753e-08</text:p>
          </table:table-cell>
          <table:table-cell table:style-name="ce1" office:value-type="string">
            <text:p>1.4457e-56</text:p>
          </table:table-cell>
          <table:table-cell table:style-name="ce1" office:value-type="string">
            <text:p>6.2162e-17</text:p>
          </table:table-cell>
          <table:table-cell table:style-name="ce1" office:value-type="string">
            <text:p>7.0647e-05</text:p>
          </table:table-cell>
          <table:table-cell table:style-name="ce1" office:value-type="string">
            <text:p>2.2684e-05</text:p>
          </table:table-cell>
          <table:table-cell office:value-type="float" office:value="0.0012786">
            <text:p>0.0012786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3.1254e-37</text:p>
          </table:table-cell>
          <table:table-cell table:style-name="ce1" office:value-type="string">
            <text:p>6.2162e-17</text:p>
          </table:table-cell>
        </table:table-row>
        <table:table-row table:style-name="ro2">
          <table:table-cell office:value-type="float" office:value="2000.702">
            <text:p>2000.702</text:p>
          </table:table-cell>
          <table:table-cell table:formula="of:=[.P202]*1000000" office:value-type="float" office:value="69.796">
            <text:p>69.796</text:p>
          </table:table-cell>
          <table:table-cell table:formula="of:=[.Q202]*1000000" office:value-type="float" office:value="22.395">
            <text:p>22.395</text:p>
          </table:table-cell>
          <table:table-cell table:formula="of:=[.R202]*1000000" office:value-type="float" office:value="1279.8">
            <text:p>1279.8</text:p>
          </table:table-cell>
          <table:table-cell table:formula="of:=[.S202]*1000000" office:value-type="float" office:value="0.90374">
            <text:p>0.90374</text:p>
          </table:table-cell>
          <table:table-cell table:formula="of:=[.T202]*1000000" office:value-type="float" office:value="0.042817">
            <text:p>0.042817</text:p>
          </table:table-cell>
          <table:table-cell table:formula="of:=[.U202]*1000000" office:value-type="float" office:value="9.8091E-051">
            <text:p>9.8091E-051</text:p>
          </table:table-cell>
          <table:table-cell table:formula="of:=[.V202]*1000000" office:value-type="float" office:value="0.000000000060823">
            <text:p>6.0823E-011</text:p>
          </table:table-cell>
          <table:table-cell table:formula="of:=[.W202]*1000000" office:value-type="float" office:value="69.795">
            <text:p>69.795</text:p>
          </table:table-cell>
          <table:table-cell table:formula="of:=[.X202]*1000000" office:value-type="float" office:value="22.392">
            <text:p>22.392</text:p>
          </table:table-cell>
          <table:table-cell table:formula="of:=[.Y202]*1000000" office:value-type="float" office:value="1279.8">
            <text:p>1279.8</text:p>
          </table:table-cell>
          <table:table-cell table:formula="of:=[.Z202]*1000000" office:value-type="float" office:value="20.12">
            <text:p>20.12</text:p>
          </table:table-cell>
          <table:table-cell table:formula="of:=[.AA202]*1000000" office:value-type="float" office:value="0">
            <text:p>0</text:p>
          </table:table-cell>
          <table:table-cell table:formula="of:=[.AB202]*1000000" office:value-type="float" office:value="1.8996E-031">
            <text:p>1.8996E-031</text:p>
          </table:table-cell>
          <table:table-cell table:formula="of:=[.AC202]*1000000" office:value-type="float" office:value="0.000000000060823">
            <text:p>6.0823E-011</text:p>
          </table:table-cell>
          <table:table-cell table:style-name="ce1" office:value-type="string">
            <text:p>6.9796e-05</text:p>
          </table:table-cell>
          <table:table-cell table:style-name="ce1" office:value-type="string">
            <text:p>2.2395e-05</text:p>
          </table:table-cell>
          <table:table-cell office:value-type="float" office:value="0.0012798">
            <text:p>0.0012798</text:p>
          </table:table-cell>
          <table:table-cell table:style-name="ce1" office:value-type="string">
            <text:p>9.0374e-07</text:p>
          </table:table-cell>
          <table:table-cell table:style-name="ce1" office:value-type="string">
            <text:p>4.2817e-08</text:p>
          </table:table-cell>
          <table:table-cell table:style-name="ce1" office:value-type="string">
            <text:p>9.8091e-57</text:p>
          </table:table-cell>
          <table:table-cell table:style-name="ce1" office:value-type="string">
            <text:p>6.0823e-17</text:p>
          </table:table-cell>
          <table:table-cell table:style-name="ce1" office:value-type="string">
            <text:p>6.9795e-05</text:p>
          </table:table-cell>
          <table:table-cell table:style-name="ce1" office:value-type="string">
            <text:p>2.2392e-05</text:p>
          </table:table-cell>
          <table:table-cell office:value-type="float" office:value="0.0012798">
            <text:p>0.0012798</text:p>
          </table:table-cell>
          <table:table-cell table:style-name="ce1" office:value-type="string">
            <text:p>2.012e-05</text:p>
          </table:table-cell>
          <table:table-cell office:value-type="float" office:value="0">
            <text:p>0</text:p>
          </table:table-cell>
          <table:table-cell table:style-name="ce1" office:value-type="string">
            <text:p>1.8996e-37</text:p>
          </table:table-cell>
          <table:table-cell table:style-name="ce1" office:value-type="string">
            <text:p>6.0823e-17</text:p>
          </table:table-cell>
        </table:table-row>
        <table:table-row table:style-name="ro2" table:number-rows-repeated="1048373">
          <table:table-cell table:number-columns-repeated="29"/>
        </table:table-row>
        <table:table-row table:style-name="ro2">
          <table:table-cell table:number-columns-repeated="29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e Wu</meta:initial-creator>
    <meta:creation-date>2013-09-04T11:46:14</meta:creation-date>
    <meta:generator>LibreOffice/3.5$Linux_x86 LibreOffice_project/350m1$Build-2</meta:generator>
    <dc:date>2013-09-09T14:11:36</dc:date>
    <dc:creator>Tie Wu</dc:creator>
    <meta:editing-duration>PT2M28S</meta:editing-duration>
    <meta:editing-cycles>6</meta:editing-cycles>
    <meta:document-statistic meta:table-count="4" meta:cell-count="1168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prothrombin comparison</text:p>
        </chart:title>
        <chart:legend chart:legend-position="end" svg:x="13.411cm" svg:y="3.952cm" style:legend-expansion="high" chart:style-name="ch3"/>
        <chart:plot-area chart:style-name="ch4" table:cell-range-address="'10 percent'.A2:'10 percent'.B202 '10 percent'.B1:'10 percent'.B1 '10 percent'.I1:'10 percent'.I202" chart:data-source-has-labels="row" svg:x="0.77cm" svg:y="1.635cm" svg:width="12.002cm" svg:height="6.765cm">
          <chartooo:coordinate-region svg:x="1.762cm" svg:y="1.835cm" svg:width="10.638cm" svg:height="5.9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 percent'.B2:'10 percent'.B202" chart:label-cell-address="'10 percent'.B1:'10 percent'.B1" chart:class="chart:scatter">
            <chart:domain table:cell-range-address="'10 percent'.A2:'10 percent'.A202"/>
            <chart:data-point chart:repeated="201"/>
          </chart:series>
          <chart:series chart:style-name="ch8" chart:values-cell-range-address="'10 percent'.I2:'10 percent'.I202" chart:label-cell-address="'10 percent'.I1:'10 percent'.I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</text:p>
                <draw:g>
                  <svg:desc>'10 percent'.B1:'10 percent'.B1</svg:desc>
                </draw:g>
              </table:table-cell>
              <table:table-cell office:value-type="string">
                <text:p>noapc II</text:p>
                <draw:g>
                  <svg:desc>'10 percent'.I1:'10 percent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 percent'.A2:'10 percent'.A202</svg:desc>
                </draw:g>
              </table:table-cell>
              <table:table-cell office:value-type="float" office:value="1400">
                <text:p>1400</text:p>
                <draw:g>
                  <svg:desc>'10 percent'.B2:'10 percent'.B202</svg:desc>
                </draw:g>
              </table:table-cell>
              <table:table-cell office:value-type="float" office:value="1400">
                <text:p>1400</text:p>
                <draw:g>
                  <svg:desc>'10 percent'.I2:'10 percent'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1398.3">
                <text:p>1398.3</text:p>
              </table:table-cell>
              <table:table-cell office:value-type="float" office:value="1398.3">
                <text:p>139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1398.6">
                <text:p>1398.6</text:p>
              </table:table-cell>
              <table:table-cell office:value-type="float" office:value="1398.6">
                <text:p>139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1398.7">
                <text:p>1398.7</text:p>
              </table:table-cell>
              <table:table-cell office:value-type="float" office:value="1398.7">
                <text:p>1398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1398.6">
                <text:p>1398.6</text:p>
              </table:table-cell>
              <table:table-cell office:value-type="float" office:value="1398.6">
                <text:p>1398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1398.2">
                <text:p>1398.2</text:p>
              </table:table-cell>
              <table:table-cell office:value-type="float" office:value="1398.2">
                <text:p>1398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1397.1">
                <text:p>1397.1</text:p>
              </table:table-cell>
              <table:table-cell office:value-type="float" office:value="1397.1">
                <text:p>1397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1394.3">
                <text:p>1394.3</text:p>
              </table:table-cell>
              <table:table-cell office:value-type="float" office:value="1394.3">
                <text:p>139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1388.7">
                <text:p>1388.7</text:p>
              </table:table-cell>
              <table:table-cell office:value-type="float" office:value="1388.7">
                <text:p>1388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1378.4">
                <text:p>1378.4</text:p>
              </table:table-cell>
              <table:table-cell office:value-type="float" office:value="1378.4">
                <text:p>1378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1362.7">
                <text:p>1362.7</text:p>
              </table:table-cell>
              <table:table-cell office:value-type="float" office:value="1362.7">
                <text:p>1362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1343.7">
                <text:p>1343.7</text:p>
              </table:table-cell>
              <table:table-cell office:value-type="float" office:value="1343.7">
                <text:p>134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1322.3">
                <text:p>1322.3</text:p>
              </table:table-cell>
              <table:table-cell office:value-type="float" office:value="1322.3">
                <text:p>1322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277.9">
                <text:p>1277.9</text:p>
              </table:table-cell>
              <table:table-cell office:value-type="float" office:value="1277.9">
                <text:p>1277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1256.4">
                <text:p>1256.4</text:p>
              </table:table-cell>
              <table:table-cell office:value-type="float" office:value="1256.4">
                <text:p>1256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1235.8">
                <text:p>1235.8</text:p>
              </table:table-cell>
              <table:table-cell office:value-type="float" office:value="1235.8">
                <text:p>1235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216">
                <text:p>1216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1197.3">
                <text:p>1197.3</text:p>
              </table:table-cell>
              <table:table-cell office:value-type="float" office:value="1197.3">
                <text:p>1197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1179.4">
                <text:p>1179.4</text:p>
              </table:table-cell>
              <table:table-cell office:value-type="float" office:value="1179.4">
                <text:p>1179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1162.5">
                <text:p>1162.5</text:p>
              </table:table-cell>
              <table:table-cell office:value-type="float" office:value="1162.5">
                <text:p>1162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1146.4">
                <text:p>1146.4</text:p>
              </table:table-cell>
              <table:table-cell office:value-type="float" office:value="1146.4">
                <text:p>1146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1131.1">
                <text:p>1131.1</text:p>
              </table:table-cell>
              <table:table-cell office:value-type="float" office:value="1131.1">
                <text:p>1131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1116.6">
                <text:p>1116.6</text:p>
              </table:table-cell>
              <table:table-cell office:value-type="float" office:value="1116.6">
                <text:p>1116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1102.6">
                <text:p>1102.6</text:p>
              </table:table-cell>
              <table:table-cell office:value-type="float" office:value="1102.6">
                <text:p>1102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1089.3">
                <text:p>1089.3</text:p>
              </table:table-cell>
              <table:table-cell office:value-type="float" office:value="1089.3">
                <text:p>1089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1076.5">
                <text:p>1076.5</text:p>
              </table:table-cell>
              <table:table-cell office:value-type="float" office:value="1076.5">
                <text:p>1076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1064.2">
                <text:p>1064.2</text:p>
              </table:table-cell>
              <table:table-cell office:value-type="float" office:value="1064.2">
                <text:p>1064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052.4">
                <text:p>1052.4</text:p>
              </table:table-cell>
              <table:table-cell office:value-type="float" office:value="1052.4">
                <text:p>1052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1041">
                <text:p>1041</text:p>
              </table:table-cell>
              <table:table-cell office:value-type="float" office:value="1040.9">
                <text:p>1040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029.9">
                <text:p>1029.9</text:p>
              </table:table-cell>
              <table:table-cell office:value-type="float" office:value="1029.9">
                <text:p>1029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019.2">
                <text:p>1019.2</text:p>
              </table:table-cell>
              <table:table-cell office:value-type="float" office:value="1019.2">
                <text:p>1019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008.9">
                <text:p>1008.9</text:p>
              </table:table-cell>
              <table:table-cell office:value-type="float" office:value="1008.9">
                <text:p>1008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998.79">
                <text:p>998.79</text:p>
              </table:table-cell>
              <table:table-cell office:value-type="float" office:value="998.79">
                <text:p>998.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989">
                <text:p>989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979.46">
                <text:p>979.46</text:p>
              </table:table-cell>
              <table:table-cell office:value-type="float" office:value="979.46">
                <text:p>979.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970.16">
                <text:p>970.16</text:p>
              </table:table-cell>
              <table:table-cell office:value-type="float" office:value="970.16">
                <text:p>970.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961.09">
                <text:p>961.09</text:p>
              </table:table-cell>
              <table:table-cell office:value-type="float" office:value="961.09">
                <text:p>961.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952.22">
                <text:p>952.22</text:p>
              </table:table-cell>
              <table:table-cell office:value-type="float" office:value="952.21">
                <text:p>952.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943.54">
                <text:p>943.54</text:p>
              </table:table-cell>
              <table:table-cell office:value-type="float" office:value="943.54">
                <text:p>943.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935.04">
                <text:p>935.04</text:p>
              </table:table-cell>
              <table:table-cell office:value-type="float" office:value="935.04">
                <text:p>935.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926.71">
                <text:p>926.71</text:p>
              </table:table-cell>
              <table:table-cell office:value-type="float" office:value="926.7">
                <text:p>926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918.53">
                <text:p>918.53</text:p>
              </table:table-cell>
              <table:table-cell office:value-type="float" office:value="918.53">
                <text:p>918.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910.51">
                <text:p>910.51</text:p>
              </table:table-cell>
              <table:table-cell office:value-type="float" office:value="910.51">
                <text:p>910.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902.63">
                <text:p>902.63</text:p>
              </table:table-cell>
              <table:table-cell office:value-type="float" office:value="902.62">
                <text:p>902.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894.87">
                <text:p>894.87</text:p>
              </table:table-cell>
              <table:table-cell office:value-type="float" office:value="894.87">
                <text:p>894.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887.25">
                <text:p>887.25</text:p>
              </table:table-cell>
              <table:table-cell office:value-type="float" office:value="887.25">
                <text:p>887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879.74">
                <text:p>879.74</text:p>
              </table:table-cell>
              <table:table-cell office:value-type="float" office:value="879.74">
                <text:p>879.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872.35">
                <text:p>872.35</text:p>
              </table:table-cell>
              <table:table-cell office:value-type="float" office:value="872.35">
                <text:p>872.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865.06">
                <text:p>865.06</text:p>
              </table:table-cell>
              <table:table-cell office:value-type="float" office:value="865.06">
                <text:p>865.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857.87">
                <text:p>857.87</text:p>
              </table:table-cell>
              <table:table-cell office:value-type="float" office:value="857.87">
                <text:p>857.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850.79">
                <text:p>850.79</text:p>
              </table:table-cell>
              <table:table-cell office:value-type="float" office:value="850.79">
                <text:p>850.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843.79">
                <text:p>843.79</text:p>
              </table:table-cell>
              <table:table-cell office:value-type="float" office:value="843.79">
                <text:p>843.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836.89">
                <text:p>836.89</text:p>
              </table:table-cell>
              <table:table-cell office:value-type="float" office:value="836.89">
                <text:p>836.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830.07">
                <text:p>830.07</text:p>
              </table:table-cell>
              <table:table-cell office:value-type="float" office:value="830.07">
                <text:p>830.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823.34">
                <text:p>823.34</text:p>
              </table:table-cell>
              <table:table-cell office:value-type="float" office:value="823.34">
                <text:p>823.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816.69">
                <text:p>816.69</text:p>
              </table:table-cell>
              <table:table-cell office:value-type="float" office:value="816.68">
                <text:p>816.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810.11">
                <text:p>810.11</text:p>
              </table:table-cell>
              <table:table-cell office:value-type="float" office:value="810.11">
                <text:p>810.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803.61">
                <text:p>803.61</text:p>
              </table:table-cell>
              <table:table-cell office:value-type="float" office:value="803.61">
                <text:p>803.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797.18">
                <text:p>797.18</text:p>
              </table:table-cell>
              <table:table-cell office:value-type="float" office:value="797.18">
                <text:p>797.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790.82">
                <text:p>790.82</text:p>
              </table:table-cell>
              <table:table-cell office:value-type="float" office:value="790.82">
                <text:p>790.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784.53">
                <text:p>784.53</text:p>
              </table:table-cell>
              <table:table-cell office:value-type="float" office:value="784.53">
                <text:p>784.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778.3">
                <text:p>778.3</text:p>
              </table:table-cell>
              <table:table-cell office:value-type="float" office:value="778.3">
                <text:p>778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772.14">
                <text:p>772.14</text:p>
              </table:table-cell>
              <table:table-cell office:value-type="float" office:value="772.14">
                <text:p>772.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766.04">
                <text:p>766.04</text:p>
              </table:table-cell>
              <table:table-cell office:value-type="float" office:value="766.04">
                <text:p>766.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760.01">
                <text:p>760.01</text:p>
              </table:table-cell>
              <table:table-cell office:value-type="float" office:value="760.01">
                <text:p>760.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754.04">
                <text:p>754.04</text:p>
              </table:table-cell>
              <table:table-cell office:value-type="float" office:value="754.03">
                <text:p>754.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748.12">
                <text:p>748.12</text:p>
              </table:table-cell>
              <table:table-cell office:value-type="float" office:value="748.12">
                <text:p>748.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742.26">
                <text:p>742.26</text:p>
              </table:table-cell>
              <table:table-cell office:value-type="float" office:value="742.26">
                <text:p>742.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736.46">
                <text:p>736.46</text:p>
              </table:table-cell>
              <table:table-cell office:value-type="float" office:value="736.46">
                <text:p>736.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730.72">
                <text:p>730.72</text:p>
              </table:table-cell>
              <table:table-cell office:value-type="float" office:value="730.72">
                <text:p>730.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725.03">
                <text:p>725.03</text:p>
              </table:table-cell>
              <table:table-cell office:value-type="float" office:value="725.03">
                <text:p>725.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719.39">
                <text:p>719.39</text:p>
              </table:table-cell>
              <table:table-cell office:value-type="float" office:value="719.39">
                <text:p>719.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713.81">
                <text:p>713.81</text:p>
              </table:table-cell>
              <table:table-cell office:value-type="float" office:value="713.81">
                <text:p>713.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708.28">
                <text:p>708.28</text:p>
              </table:table-cell>
              <table:table-cell office:value-type="float" office:value="708.28">
                <text:p>708.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702.8">
                <text:p>702.8</text:p>
              </table:table-cell>
              <table:table-cell office:value-type="float" office:value="702.8">
                <text:p>702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697.38">
                <text:p>697.38</text:p>
              </table:table-cell>
              <table:table-cell office:value-type="float" office:value="697.38">
                <text:p>697.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692">
                <text:p>692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686.67">
                <text:p>686.67</text:p>
              </table:table-cell>
              <table:table-cell office:value-type="float" office:value="686.67">
                <text:p>686.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681.4">
                <text:p>681.4</text:p>
              </table:table-cell>
              <table:table-cell office:value-type="float" office:value="681.4">
                <text:p>681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676.17">
                <text:p>676.17</text:p>
              </table:table-cell>
              <table:table-cell office:value-type="float" office:value="676.17">
                <text:p>676.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670.99">
                <text:p>670.99</text:p>
              </table:table-cell>
              <table:table-cell office:value-type="float" office:value="670.98">
                <text:p>670.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665.85">
                <text:p>665.85</text:p>
              </table:table-cell>
              <table:table-cell office:value-type="float" office:value="665.85">
                <text:p>665.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660.76">
                <text:p>660.76</text:p>
              </table:table-cell>
              <table:table-cell office:value-type="float" office:value="660.76">
                <text:p>660.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655.72">
                <text:p>655.72</text:p>
              </table:table-cell>
              <table:table-cell office:value-type="float" office:value="655.72">
                <text:p>655.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650.73">
                <text:p>650.73</text:p>
              </table:table-cell>
              <table:table-cell office:value-type="float" office:value="650.73">
                <text:p>650.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645.78">
                <text:p>645.78</text:p>
              </table:table-cell>
              <table:table-cell office:value-type="float" office:value="645.78">
                <text:p>645.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640.88">
                <text:p>640.88</text:p>
              </table:table-cell>
              <table:table-cell office:value-type="float" office:value="640.87">
                <text:p>640.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636.02">
                <text:p>636.02</text:p>
              </table:table-cell>
              <table:table-cell office:value-type="float" office:value="636.01">
                <text:p>636.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631.2">
                <text:p>631.2</text:p>
              </table:table-cell>
              <table:table-cell office:value-type="float" office:value="631.2">
                <text:p>631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626.43">
                <text:p>626.43</text:p>
              </table:table-cell>
              <table:table-cell office:value-type="float" office:value="626.43">
                <text:p>626.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621.7">
                <text:p>621.7</text:p>
              </table:table-cell>
              <table:table-cell office:value-type="float" office:value="621.7">
                <text:p>621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617.01">
                <text:p>617.01</text:p>
              </table:table-cell>
              <table:table-cell office:value-type="float" office:value="617.01">
                <text:p>617.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612.37">
                <text:p>612.37</text:p>
              </table:table-cell>
              <table:table-cell office:value-type="float" office:value="612.37">
                <text:p>612.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607.77">
                <text:p>607.77</text:p>
              </table:table-cell>
              <table:table-cell office:value-type="float" office:value="607.77">
                <text:p>607.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603.21">
                <text:p>603.21</text:p>
              </table:table-cell>
              <table:table-cell office:value-type="float" office:value="603.21">
                <text:p>603.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598.69">
                <text:p>598.69</text:p>
              </table:table-cell>
              <table:table-cell office:value-type="float" office:value="598.69">
                <text:p>598.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594.21">
                <text:p>594.21</text:p>
              </table:table-cell>
              <table:table-cell office:value-type="float" office:value="594.21">
                <text:p>594.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589.78">
                <text:p>589.78</text:p>
              </table:table-cell>
              <table:table-cell office:value-type="float" office:value="589.78">
                <text:p>589.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585.38">
                <text:p>585.38</text:p>
              </table:table-cell>
              <table:table-cell office:value-type="float" office:value="585.38">
                <text:p>585.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581.03">
                <text:p>581.03</text:p>
              </table:table-cell>
              <table:table-cell office:value-type="float" office:value="581.02">
                <text:p>581.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576.71">
                <text:p>576.71</text:p>
              </table:table-cell>
              <table:table-cell office:value-type="float" office:value="576.71">
                <text:p>576.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572.43">
                <text:p>572.43</text:p>
              </table:table-cell>
              <table:table-cell office:value-type="float" office:value="572.43">
                <text:p>572.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568.19">
                <text:p>568.19</text:p>
              </table:table-cell>
              <table:table-cell office:value-type="float" office:value="568.19">
                <text:p>568.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563.99">
                <text:p>563.99</text:p>
              </table:table-cell>
              <table:table-cell office:value-type="float" office:value="563.99">
                <text:p>563.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559.83">
                <text:p>559.83</text:p>
              </table:table-cell>
              <table:table-cell office:value-type="float" office:value="559.83">
                <text:p>559.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555.71">
                <text:p>555.71</text:p>
              </table:table-cell>
              <table:table-cell office:value-type="float" office:value="555.71">
                <text:p>555.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551.62">
                <text:p>551.62</text:p>
              </table:table-cell>
              <table:table-cell office:value-type="float" office:value="551.62">
                <text:p>551.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547.57">
                <text:p>547.57</text:p>
              </table:table-cell>
              <table:table-cell office:value-type="float" office:value="547.57">
                <text:p>547.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543.56">
                <text:p>543.56</text:p>
              </table:table-cell>
              <table:table-cell office:value-type="float" office:value="543.56">
                <text:p>543.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539.58">
                <text:p>539.58</text:p>
              </table:table-cell>
              <table:table-cell office:value-type="float" office:value="539.58">
                <text:p>539.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535.64">
                <text:p>535.64</text:p>
              </table:table-cell>
              <table:table-cell office:value-type="float" office:value="535.64">
                <text:p>535.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531.74">
                <text:p>531.74</text:p>
              </table:table-cell>
              <table:table-cell office:value-type="float" office:value="531.74">
                <text:p>531.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527.87">
                <text:p>527.87</text:p>
              </table:table-cell>
              <table:table-cell office:value-type="float" office:value="527.87">
                <text:p>527.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524.04">
                <text:p>524.04</text:p>
              </table:table-cell>
              <table:table-cell office:value-type="float" office:value="524.04">
                <text:p>524.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520.24">
                <text:p>520.24</text:p>
              </table:table-cell>
              <table:table-cell office:value-type="float" office:value="520.24">
                <text:p>520.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516.48">
                <text:p>516.48</text:p>
              </table:table-cell>
              <table:table-cell office:value-type="float" office:value="516.48">
                <text:p>516.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512.75">
                <text:p>512.75</text:p>
              </table:table-cell>
              <table:table-cell office:value-type="float" office:value="512.75">
                <text:p>512.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509.06">
                <text:p>509.06</text:p>
              </table:table-cell>
              <table:table-cell office:value-type="float" office:value="509.05">
                <text:p>509.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505.4">
                <text:p>505.4</text:p>
              </table:table-cell>
              <table:table-cell office:value-type="float" office:value="505.39">
                <text:p>505.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501.77">
                <text:p>501.77</text:p>
              </table:table-cell>
              <table:table-cell office:value-type="float" office:value="501.77">
                <text:p>501.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498.17">
                <text:p>498.17</text:p>
              </table:table-cell>
              <table:table-cell office:value-type="float" office:value="498.17">
                <text:p>498.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494.61">
                <text:p>494.61</text:p>
              </table:table-cell>
              <table:table-cell office:value-type="float" office:value="494.61">
                <text:p>494.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491.08">
                <text:p>491.08</text:p>
              </table:table-cell>
              <table:table-cell office:value-type="float" office:value="491.08">
                <text:p>491.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487.59">
                <text:p>487.59</text:p>
              </table:table-cell>
              <table:table-cell office:value-type="float" office:value="487.59">
                <text:p>487.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484.12">
                <text:p>484.12</text:p>
              </table:table-cell>
              <table:table-cell office:value-type="float" office:value="484.12">
                <text:p>484.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480.69">
                <text:p>480.69</text:p>
              </table:table-cell>
              <table:table-cell office:value-type="float" office:value="480.69">
                <text:p>480.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477.29">
                <text:p>477.29</text:p>
              </table:table-cell>
              <table:table-cell office:value-type="float" office:value="477.29">
                <text:p>477.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473.92">
                <text:p>473.92</text:p>
              </table:table-cell>
              <table:table-cell office:value-type="float" office:value="473.92">
                <text:p>473.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470.58">
                <text:p>470.58</text:p>
              </table:table-cell>
              <table:table-cell office:value-type="float" office:value="470.58">
                <text:p>470.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467.27">
                <text:p>467.27</text:p>
              </table:table-cell>
              <table:table-cell office:value-type="float" office:value="467.27">
                <text:p>467.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464">
                <text:p>464</text:p>
              </table:table-cell>
              <table:table-cell office:value-type="float" office:value="463.99">
                <text:p>463.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460.75">
                <text:p>460.75</text:p>
              </table:table-cell>
              <table:table-cell office:value-type="float" office:value="460.75">
                <text:p>460.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457.53">
                <text:p>457.53</text:p>
              </table:table-cell>
              <table:table-cell office:value-type="float" office:value="457.53">
                <text:p>457.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454.34">
                <text:p>454.34</text:p>
              </table:table-cell>
              <table:table-cell office:value-type="float" office:value="454.34">
                <text:p>454.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451.18">
                <text:p>451.18</text:p>
              </table:table-cell>
              <table:table-cell office:value-type="float" office:value="451.18">
                <text:p>451.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448.05">
                <text:p>448.05</text:p>
              </table:table-cell>
              <table:table-cell office:value-type="float" office:value="448.05">
                <text:p>448.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444.95">
                <text:p>444.95</text:p>
              </table:table-cell>
              <table:table-cell office:value-type="float" office:value="444.95">
                <text:p>444.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441.88">
                <text:p>441.88</text:p>
              </table:table-cell>
              <table:table-cell office:value-type="float" office:value="441.88">
                <text:p>441.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438.84">
                <text:p>438.84</text:p>
              </table:table-cell>
              <table:table-cell office:value-type="float" office:value="438.83">
                <text:p>438.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435.82">
                <text:p>435.82</text:p>
              </table:table-cell>
              <table:table-cell office:value-type="float" office:value="435.82">
                <text:p>435.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432.83">
                <text:p>432.83</text:p>
              </table:table-cell>
              <table:table-cell office:value-type="float" office:value="432.83">
                <text:p>432.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429.87">
                <text:p>429.87</text:p>
              </table:table-cell>
              <table:table-cell office:value-type="float" office:value="429.87">
                <text:p>429.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426.93">
                <text:p>426.93</text:p>
              </table:table-cell>
              <table:table-cell office:value-type="float" office:value="426.93">
                <text:p>426.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424.03">
                <text:p>424.03</text:p>
              </table:table-cell>
              <table:table-cell office:value-type="float" office:value="424.02">
                <text:p>424.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421.15">
                <text:p>421.15</text:p>
              </table:table-cell>
              <table:table-cell office:value-type="float" office:value="421.14">
                <text:p>421.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418.29">
                <text:p>418.29</text:p>
              </table:table-cell>
              <table:table-cell office:value-type="float" office:value="418.29">
                <text:p>418.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415.46">
                <text:p>415.46</text:p>
              </table:table-cell>
              <table:table-cell office:value-type="float" office:value="415.46">
                <text:p>415.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412.66">
                <text:p>412.66</text:p>
              </table:table-cell>
              <table:table-cell office:value-type="float" office:value="412.66">
                <text:p>412.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409.89">
                <text:p>409.89</text:p>
              </table:table-cell>
              <table:table-cell office:value-type="float" office:value="409.88">
                <text:p>409.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407.14">
                <text:p>407.14</text:p>
              </table:table-cell>
              <table:table-cell office:value-type="float" office:value="407.13">
                <text:p>407.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404.41">
                <text:p>404.41</text:p>
              </table:table-cell>
              <table:table-cell office:value-type="float" office:value="404.41">
                <text:p>404.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401.71">
                <text:p>401.71</text:p>
              </table:table-cell>
              <table:table-cell office:value-type="float" office:value="401.71">
                <text:p>401.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399.04">
                <text:p>399.04</text:p>
              </table:table-cell>
              <table:table-cell office:value-type="float" office:value="399.03">
                <text:p>399.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396.39">
                <text:p>396.39</text:p>
              </table:table-cell>
              <table:table-cell office:value-type="float" office:value="396.38">
                <text:p>396.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393.76">
                <text:p>393.76</text:p>
              </table:table-cell>
              <table:table-cell office:value-type="float" office:value="393.76">
                <text:p>393.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391.16">
                <text:p>391.16</text:p>
              </table:table-cell>
              <table:table-cell office:value-type="float" office:value="391.16">
                <text:p>391.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388.58">
                <text:p>388.58</text:p>
              </table:table-cell>
              <table:table-cell office:value-type="float" office:value="388.58">
                <text:p>388.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386.03">
                <text:p>386.03</text:p>
              </table:table-cell>
              <table:table-cell office:value-type="float" office:value="386.02">
                <text:p>386.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383.49">
                <text:p>383.49</text:p>
              </table:table-cell>
              <table:table-cell office:value-type="float" office:value="383.49">
                <text:p>383.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380.99">
                <text:p>380.99</text:p>
              </table:table-cell>
              <table:table-cell office:value-type="float" office:value="380.98">
                <text:p>380.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378.5">
                <text:p>378.5</text:p>
              </table:table-cell>
              <table:table-cell office:value-type="float" office:value="378.5">
                <text:p>378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376.04">
                <text:p>376.04</text:p>
              </table:table-cell>
              <table:table-cell office:value-type="float" office:value="376.04">
                <text:p>376.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373.6">
                <text:p>373.6</text:p>
              </table:table-cell>
              <table:table-cell office:value-type="float" office:value="373.6">
                <text:p>373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371.19">
                <text:p>371.19</text:p>
              </table:table-cell>
              <table:table-cell office:value-type="float" office:value="371.18">
                <text:p>371.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368.79">
                <text:p>368.79</text:p>
              </table:table-cell>
              <table:table-cell office:value-type="float" office:value="368.79">
                <text:p>368.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366.42">
                <text:p>366.42</text:p>
              </table:table-cell>
              <table:table-cell office:value-type="float" office:value="366.42">
                <text:p>366.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364.07">
                <text:p>364.07</text:p>
              </table:table-cell>
              <table:table-cell office:value-type="float" office:value="364.07">
                <text:p>364.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361.74">
                <text:p>361.74</text:p>
              </table:table-cell>
              <table:table-cell office:value-type="float" office:value="361.74">
                <text:p>361.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359.43">
                <text:p>359.43</text:p>
              </table:table-cell>
              <table:table-cell office:value-type="float" office:value="359.43">
                <text:p>359.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357.15">
                <text:p>357.15</text:p>
              </table:table-cell>
              <table:table-cell office:value-type="float" office:value="357.14">
                <text:p>357.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354.88">
                <text:p>354.88</text:p>
              </table:table-cell>
              <table:table-cell office:value-type="float" office:value="354.88">
                <text:p>354.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352.64">
                <text:p>352.64</text:p>
              </table:table-cell>
              <table:table-cell office:value-type="float" office:value="352.63">
                <text:p>352.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350.41">
                <text:p>350.41</text:p>
              </table:table-cell>
              <table:table-cell office:value-type="float" office:value="350.41">
                <text:p>350.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348.21">
                <text:p>348.21</text:p>
              </table:table-cell>
              <table:table-cell office:value-type="float" office:value="348.21">
                <text:p>348.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346.03">
                <text:p>346.03</text:p>
              </table:table-cell>
              <table:table-cell office:value-type="float" office:value="346.02">
                <text:p>346.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343.86">
                <text:p>343.86</text:p>
              </table:table-cell>
              <table:table-cell office:value-type="float" office:value="343.86">
                <text:p>343.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341.72">
                <text:p>341.72</text:p>
              </table:table-cell>
              <table:table-cell office:value-type="float" office:value="341.72">
                <text:p>341.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339.6">
                <text:p>339.6</text:p>
              </table:table-cell>
              <table:table-cell office:value-type="float" office:value="339.59">
                <text:p>339.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337.49">
                <text:p>337.49</text:p>
              </table:table-cell>
              <table:table-cell office:value-type="float" office:value="337.49">
                <text:p>337.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335.41">
                <text:p>335.41</text:p>
              </table:table-cell>
              <table:table-cell office:value-type="float" office:value="335.4">
                <text:p>335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333.34">
                <text:p>333.34</text:p>
              </table:table-cell>
              <table:table-cell office:value-type="float" office:value="333.34">
                <text:p>333.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331.29">
                <text:p>331.29</text:p>
              </table:table-cell>
              <table:table-cell office:value-type="float" office:value="331.29">
                <text:p>331.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329.27">
                <text:p>329.27</text:p>
              </table:table-cell>
              <table:table-cell office:value-type="float" office:value="329.26">
                <text:p>329.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327.26">
                <text:p>327.26</text:p>
              </table:table-cell>
              <table:table-cell office:value-type="float" office:value="327.25">
                <text:p>327.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325.27">
                <text:p>325.27</text:p>
              </table:table-cell>
              <table:table-cell office:value-type="float" office:value="325.26">
                <text:p>325.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323.29">
                <text:p>323.29</text:p>
              </table:table-cell>
              <table:table-cell office:value-type="float" office:value="323.29">
                <text:p>323.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321.34">
                <text:p>321.34</text:p>
              </table:table-cell>
              <table:table-cell office:value-type="float" office:value="321.33">
                <text:p>321.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319.4">
                <text:p>319.4</text:p>
              </table:table-cell>
              <table:table-cell office:value-type="float" office:value="319.4">
                <text:p>319.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317.48">
                <text:p>317.48</text:p>
              </table:table-cell>
              <table:table-cell office:value-type="float" office:value="317.48">
                <text:p>317.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315.58">
                <text:p>315.58</text:p>
              </table:table-cell>
              <table:table-cell office:value-type="float" office:value="315.58">
                <text:p>315.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313.7">
                <text:p>313.7</text:p>
              </table:table-cell>
              <table:table-cell office:value-type="float" office:value="313.69">
                <text:p>313.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311.83">
                <text:p>311.83</text:p>
              </table:table-cell>
              <table:table-cell office:value-type="float" office:value="311.83">
                <text:p>311.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309.98">
                <text:p>309.98</text:p>
              </table:table-cell>
              <table:table-cell office:value-type="float" office:value="309.98">
                <text:p>309.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308.15">
                <text:p>308.15</text:p>
              </table:table-cell>
              <table:table-cell office:value-type="float" office:value="308.14">
                <text:p>308.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306.33">
                <text:p>306.33</text:p>
              </table:table-cell>
              <table:table-cell office:value-type="float" office:value="306.33">
                <text:p>306.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304.53">
                <text:p>304.53</text:p>
              </table:table-cell>
              <table:table-cell office:value-type="float" office:value="304.53">
                <text:p>304.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302.75">
                <text:p>302.75</text:p>
              </table:table-cell>
              <table:table-cell office:value-type="float" office:value="302.74">
                <text:p>302.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300.98">
                <text:p>300.98</text:p>
              </table:table-cell>
              <table:table-cell office:value-type="float" office:value="300.98">
                <text:p>300.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299.23">
                <text:p>299.23</text:p>
              </table:table-cell>
              <table:table-cell office:value-type="float" office:value="299.22">
                <text:p>299.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297.49">
                <text:p>297.49</text:p>
              </table:table-cell>
              <table:table-cell office:value-type="float" office:value="297.49">
                <text:p>297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839cm" svg:y="0.316cm" chart:style-name="ch2">
          <text:p>thrombin comparison</text:p>
        </chart:title>
        <chart:legend chart:legend-position="end" svg:x="13.252cm" svg:y="3.954cm" style:legend-expansion="high" chart:style-name="ch3"/>
        <chart:plot-area chart:style-name="ch4" table:cell-range-address="'10 percent'.A2:'10 percent'.A202 '10 percent'.C1:'10 percent'.C202 '10 percent'.J1:'10 percent'.J202" chart:data-source-has-labels="row" svg:x="0.769cm" svg:y="1.635cm" svg:width="11.845cm" svg:height="6.77cm">
          <chartooo:coordinate-region svg:x="1.576cm" svg:y="1.834cm" svg:width="10.666cm" svg:height="5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 percent'.C2:'10 percent'.C202" chart:label-cell-address="'10 percent'.C1:'10 percent'.C1" chart:class="chart:scatter">
            <chart:domain table:cell-range-address="'10 percent'.A2:'10 percent'.A202"/>
            <chart:data-point chart:repeated="201"/>
          </chart:series>
          <chart:series chart:style-name="ch8" chart:values-cell-range-address="'10 percent'.J2:'10 percent'.J202" chart:label-cell-address="'10 percent'.J1:'10 percent'.J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a</text:p>
                <draw:g>
                  <svg:desc>'10 percent'.C1:'10 percent'.C1</svg:desc>
                </draw:g>
              </table:table-cell>
              <table:table-cell office:value-type="string">
                <text:p>noapc Iia</text:p>
                <draw:g>
                  <svg:desc>'10 percent'.J1:'10 percent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 percent'.A2:'10 percent'.A202</svg:desc>
                </draw:g>
              </table:table-cell>
              <table:table-cell office:value-type="float" office:value="0">
                <text:p>0</text:p>
                <draw:g>
                  <svg:desc>'10 percent'.C2:'10 percent'.C202</svg:desc>
                </draw:g>
              </table:table-cell>
              <table:table-cell office:value-type="float" office:value="0">
                <text:p>0</text:p>
                <draw:g>
                  <svg:desc>'10 percent'.J2:'10 percent'.J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84552">
                <text:p>0.0084552</text:p>
              </table:table-cell>
              <table:table-cell office:value-type="float" office:value="0.0084576">
                <text:p>0.0084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31408">
                <text:p>0.031408</text:p>
              </table:table-cell>
              <table:table-cell office:value-type="float" office:value="0.031416">
                <text:p>0.031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55967">
                <text:p>0.055967</text:p>
              </table:table-cell>
              <table:table-cell office:value-type="float" office:value="0.055975">
                <text:p>0.055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88099">
                <text:p>0.088099</text:p>
              </table:table-cell>
              <table:table-cell office:value-type="float" office:value="0.088107">
                <text:p>0.0881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146">
                <text:p>0.146</text:p>
              </table:table-cell>
              <table:table-cell office:value-type="float" office:value="0.14601">
                <text:p>0.14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26452">
                <text:p>0.26452</text:p>
              </table:table-cell>
              <table:table-cell office:value-type="float" office:value="0.26453">
                <text:p>0.26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56504">
                <text:p>0.56504</text:p>
              </table:table-cell>
              <table:table-cell office:value-type="float" office:value="0.56506">
                <text:p>0.56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1.3483">
                <text:p>1.3483</text:p>
              </table:table-cell>
              <table:table-cell office:value-type="float" office:value="1.3483">
                <text:p>1.3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3.551">
                <text:p>3.551</text:p>
              </table:table-cell>
              <table:table-cell office:value-type="float" office:value="3.5512">
                <text:p>3.5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8.4527">
                <text:p>8.4527</text:p>
              </table:table-cell>
              <table:table-cell office:value-type="float" office:value="8.453">
                <text:p>8.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16.093">
                <text:p>16.093</text:p>
              </table:table-cell>
              <table:table-cell office:value-type="float" office:value="16.094">
                <text:p>16.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26.1">
                <text:p>26.1</text:p>
              </table:table-cell>
              <table:table-cell office:value-type="float" office:value="26.101">
                <text:p>26.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37.496">
                <text:p>37.496</text:p>
              </table:table-cell>
              <table:table-cell office:value-type="float" office:value="37.497">
                <text:p>37.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49.297">
                <text:p>49.297</text:p>
              </table:table-cell>
              <table:table-cell office:value-type="float" office:value="49.297">
                <text:p>49.2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60.643">
                <text:p>60.643</text:p>
              </table:table-cell>
              <table:table-cell office:value-type="float" office:value="60.643">
                <text:p>60.6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70.9">
                <text:p>70.9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79.722">
                <text:p>79.722</text:p>
              </table:table-cell>
              <table:table-cell office:value-type="float" office:value="79.723">
                <text:p>79.7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87.039">
                <text:p>87.039</text:p>
              </table:table-cell>
              <table:table-cell office:value-type="float" office:value="87.04">
                <text:p>87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92.954">
                <text:p>92.954</text:p>
              </table:table-cell>
              <table:table-cell office:value-type="float" office:value="92.954">
                <text:p>92.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97.642">
                <text:p>97.642</text:p>
              </table:table-cell>
              <table:table-cell office:value-type="float" office:value="97.642">
                <text:p>97.6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101.29">
                <text:p>101.29</text:p>
              </table:table-cell>
              <table:table-cell office:value-type="float" office:value="101.29">
                <text:p>101.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104.09">
                <text:p>104.09</text:p>
              </table:table-cell>
              <table:table-cell office:value-type="float" office:value="104.09">
                <text:p>104.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106.2">
                <text:p>106.2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107.74">
                <text:p>107.74</text:p>
              </table:table-cell>
              <table:table-cell office:value-type="float" office:value="107.74">
                <text:p>107.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108.84">
                <text:p>108.84</text:p>
              </table:table-cell>
              <table:table-cell office:value-type="float" office:value="108.84">
                <text:p>108.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109.57">
                <text:p>109.57</text:p>
              </table:table-cell>
              <table:table-cell office:value-type="float" office:value="109.57">
                <text:p>109.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110.03">
                <text:p>110.03</text:p>
              </table:table-cell>
              <table:table-cell office:value-type="float" office:value="110.03">
                <text:p>110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10.26">
                <text:p>110.26</text:p>
              </table:table-cell>
              <table:table-cell office:value-type="float" office:value="110.26">
                <text:p>110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110.31">
                <text:p>110.31</text:p>
              </table:table-cell>
              <table:table-cell office:value-type="float" office:value="110.31">
                <text:p>110.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10.22">
                <text:p>110.22</text:p>
              </table:table-cell>
              <table:table-cell office:value-type="float" office:value="110.22">
                <text:p>110.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10.03">
                <text:p>110.03</text:p>
              </table:table-cell>
              <table:table-cell office:value-type="float" office:value="110.03">
                <text:p>110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09.75">
                <text:p>109.75</text:p>
              </table:table-cell>
              <table:table-cell office:value-type="float" office:value="109.75">
                <text:p>109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09.4">
                <text:p>109.4</text:p>
              </table:table-cell>
              <table:table-cell office:value-type="float" office:value="109.4">
                <text:p>109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08.99">
                <text:p>108.99</text:p>
              </table:table-cell>
              <table:table-cell office:value-type="float" office:value="108.99">
                <text:p>108.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08.55">
                <text:p>108.55</text:p>
              </table:table-cell>
              <table:table-cell office:value-type="float" office:value="108.55">
                <text:p>108.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08.08">
                <text:p>108.08</text:p>
              </table:table-cell>
              <table:table-cell office:value-type="float" office:value="108.07">
                <text:p>108.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07.58">
                <text:p>107.58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07.06">
                <text:p>107.06</text:p>
              </table:table-cell>
              <table:table-cell office:value-type="float" office:value="107.06">
                <text:p>107.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106.52">
                <text:p>106.52</text:p>
              </table:table-cell>
              <table:table-cell office:value-type="float" office:value="106.52">
                <text:p>106.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105.98">
                <text:p>105.98</text:p>
              </table:table-cell>
              <table:table-cell office:value-type="float" office:value="105.98">
                <text:p>105.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105.42">
                <text:p>105.42</text:p>
              </table:table-cell>
              <table:table-cell office:value-type="float" office:value="105.42">
                <text:p>105.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104.86">
                <text:p>104.86</text:p>
              </table:table-cell>
              <table:table-cell office:value-type="float" office:value="104.86">
                <text:p>104.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104.3">
                <text:p>104.3</text:p>
              </table:table-cell>
              <table:table-cell office:value-type="float" office:value="104.3">
                <text:p>104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103.73">
                <text:p>103.73</text:p>
              </table:table-cell>
              <table:table-cell office:value-type="float" office:value="103.73">
                <text:p>103.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103.16">
                <text:p>103.16</text:p>
              </table:table-cell>
              <table:table-cell office:value-type="float" office:value="103.16">
                <text:p>103.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102.59">
                <text:p>102.59</text:p>
              </table:table-cell>
              <table:table-cell office:value-type="float" office:value="102.59">
                <text:p>102.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102.01">
                <text:p>102.01</text:p>
              </table:table-cell>
              <table:table-cell office:value-type="float" office:value="102.01">
                <text:p>102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101.44">
                <text:p>101.44</text:p>
              </table:table-cell>
              <table:table-cell office:value-type="float" office:value="101.44">
                <text:p>101.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100.86">
                <text:p>100.86</text:p>
              </table:table-cell>
              <table:table-cell office:value-type="float" office:value="100.86">
                <text:p>100.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100.29">
                <text:p>100.29</text:p>
              </table:table-cell>
              <table:table-cell office:value-type="float" office:value="100.29">
                <text:p>100.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99.711">
                <text:p>99.711</text:p>
              </table:table-cell>
              <table:table-cell office:value-type="float" office:value="99.71">
                <text:p>99.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99.136">
                <text:p>99.136</text:p>
              </table:table-cell>
              <table:table-cell office:value-type="float" office:value="99.134">
                <text:p>99.1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98.56">
                <text:p>98.56</text:p>
              </table:table-cell>
              <table:table-cell office:value-type="float" office:value="98.559">
                <text:p>98.5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97.985">
                <text:p>97.985</text:p>
              </table:table-cell>
              <table:table-cell office:value-type="float" office:value="97.984">
                <text:p>97.9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97.411">
                <text:p>97.411</text:p>
              </table:table-cell>
              <table:table-cell office:value-type="float" office:value="97.409">
                <text:p>97.4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96.837">
                <text:p>96.837</text:p>
              </table:table-cell>
              <table:table-cell office:value-type="float" office:value="96.835">
                <text:p>96.8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96.263">
                <text:p>96.263</text:p>
              </table:table-cell>
              <table:table-cell office:value-type="float" office:value="96.262">
                <text:p>96.2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95.69">
                <text:p>95.69</text:p>
              </table:table-cell>
              <table:table-cell office:value-type="float" office:value="95.688">
                <text:p>95.6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95.118">
                <text:p>95.118</text:p>
              </table:table-cell>
              <table:table-cell office:value-type="float" office:value="95.116">
                <text:p>95.1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94.546">
                <text:p>94.546</text:p>
              </table:table-cell>
              <table:table-cell office:value-type="float" office:value="94.544">
                <text:p>94.5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93.974">
                <text:p>93.974</text:p>
              </table:table-cell>
              <table:table-cell office:value-type="float" office:value="93.972">
                <text:p>93.9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93.403">
                <text:p>93.403</text:p>
              </table:table-cell>
              <table:table-cell office:value-type="float" office:value="93.401">
                <text:p>93.4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92.833">
                <text:p>92.833</text:p>
              </table:table-cell>
              <table:table-cell office:value-type="float" office:value="92.831">
                <text:p>92.8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92.263">
                <text:p>92.263</text:p>
              </table:table-cell>
              <table:table-cell office:value-type="float" office:value="92.261">
                <text:p>92.2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91.695">
                <text:p>91.695</text:p>
              </table:table-cell>
              <table:table-cell office:value-type="float" office:value="91.693">
                <text:p>91.6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91.126">
                <text:p>91.126</text:p>
              </table:table-cell>
              <table:table-cell office:value-type="float" office:value="91.124">
                <text:p>91.1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90.559">
                <text:p>90.559</text:p>
              </table:table-cell>
              <table:table-cell office:value-type="float" office:value="90.557">
                <text:p>90.5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89.992">
                <text:p>89.992</text:p>
              </table:table-cell>
              <table:table-cell office:value-type="float" office:value="89.99">
                <text:p>89.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89.427">
                <text:p>89.427</text:p>
              </table:table-cell>
              <table:table-cell office:value-type="float" office:value="89.424">
                <text:p>89.4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88.862">
                <text:p>88.862</text:p>
              </table:table-cell>
              <table:table-cell office:value-type="float" office:value="88.86">
                <text:p>88.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88.298">
                <text:p>88.298</text:p>
              </table:table-cell>
              <table:table-cell office:value-type="float" office:value="88.296">
                <text:p>88.2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87.735">
                <text:p>87.735</text:p>
              </table:table-cell>
              <table:table-cell office:value-type="float" office:value="87.732">
                <text:p>87.7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87.173">
                <text:p>87.173</text:p>
              </table:table-cell>
              <table:table-cell office:value-type="float" office:value="87.17">
                <text:p>87.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86.612">
                <text:p>86.612</text:p>
              </table:table-cell>
              <table:table-cell office:value-type="float" office:value="86.609">
                <text:p>86.6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86.052">
                <text:p>86.052</text:p>
              </table:table-cell>
              <table:table-cell office:value-type="float" office:value="86.05">
                <text:p>86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85.493">
                <text:p>85.493</text:p>
              </table:table-cell>
              <table:table-cell office:value-type="float" office:value="85.491">
                <text:p>85.4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84.936">
                <text:p>84.936</text:p>
              </table:table-cell>
              <table:table-cell office:value-type="float" office:value="84.933">
                <text:p>84.9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84.38">
                <text:p>84.38</text:p>
              </table:table-cell>
              <table:table-cell office:value-type="float" office:value="84.377">
                <text:p>84.3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83.825">
                <text:p>83.825</text:p>
              </table:table-cell>
              <table:table-cell office:value-type="float" office:value="83.822">
                <text:p>83.8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83.271">
                <text:p>83.271</text:p>
              </table:table-cell>
              <table:table-cell office:value-type="float" office:value="83.268">
                <text:p>83.2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82.719">
                <text:p>82.719</text:p>
              </table:table-cell>
              <table:table-cell office:value-type="float" office:value="82.716">
                <text:p>82.7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82.168">
                <text:p>82.168</text:p>
              </table:table-cell>
              <table:table-cell office:value-type="float" office:value="82.166">
                <text:p>82.1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81.619">
                <text:p>81.619</text:p>
              </table:table-cell>
              <table:table-cell office:value-type="float" office:value="81.616">
                <text:p>81.6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81.072">
                <text:p>81.072</text:p>
              </table:table-cell>
              <table:table-cell office:value-type="float" office:value="81.069">
                <text:p>81.0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80.526">
                <text:p>80.526</text:p>
              </table:table-cell>
              <table:table-cell office:value-type="float" office:value="80.523">
                <text:p>80.5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79.981">
                <text:p>79.981</text:p>
              </table:table-cell>
              <table:table-cell office:value-type="float" office:value="79.978">
                <text:p>79.9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79.439">
                <text:p>79.439</text:p>
              </table:table-cell>
              <table:table-cell office:value-type="float" office:value="79.436">
                <text:p>79.4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78.898">
                <text:p>78.898</text:p>
              </table:table-cell>
              <table:table-cell office:value-type="float" office:value="78.895">
                <text:p>78.8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78.359">
                <text:p>78.359</text:p>
              </table:table-cell>
              <table:table-cell office:value-type="float" office:value="78.356">
                <text:p>78.3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77.822">
                <text:p>77.822</text:p>
              </table:table-cell>
              <table:table-cell office:value-type="float" office:value="77.818">
                <text:p>77.8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77.286">
                <text:p>77.286</text:p>
              </table:table-cell>
              <table:table-cell office:value-type="float" office:value="77.283">
                <text:p>77.2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76.753">
                <text:p>76.753</text:p>
              </table:table-cell>
              <table:table-cell office:value-type="float" office:value="76.75">
                <text:p>76.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76.222">
                <text:p>76.222</text:p>
              </table:table-cell>
              <table:table-cell office:value-type="float" office:value="76.218">
                <text:p>76.2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75.692">
                <text:p>75.692</text:p>
              </table:table-cell>
              <table:table-cell office:value-type="float" office:value="75.689">
                <text:p>75.6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75.165">
                <text:p>75.165</text:p>
              </table:table-cell>
              <table:table-cell office:value-type="float" office:value="75.162">
                <text:p>75.1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74.64">
                <text:p>74.64</text:p>
              </table:table-cell>
              <table:table-cell office:value-type="float" office:value="74.636">
                <text:p>74.6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74.117">
                <text:p>74.117</text:p>
              </table:table-cell>
              <table:table-cell office:value-type="float" office:value="74.113">
                <text:p>74.1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73.596">
                <text:p>73.596</text:p>
              </table:table-cell>
              <table:table-cell office:value-type="float" office:value="73.592">
                <text:p>73.5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73.077">
                <text:p>73.077</text:p>
              </table:table-cell>
              <table:table-cell office:value-type="float" office:value="73.073">
                <text:p>73.0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72.56">
                <text:p>72.56</text:p>
              </table:table-cell>
              <table:table-cell office:value-type="float" office:value="72.557">
                <text:p>72.5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72.046">
                <text:p>72.046</text:p>
              </table:table-cell>
              <table:table-cell office:value-type="float" office:value="72.043">
                <text:p>72.0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71.534">
                <text:p>71.534</text:p>
              </table:table-cell>
              <table:table-cell office:value-type="float" office:value="71.531">
                <text:p>71.5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71.025">
                <text:p>71.025</text:p>
              </table:table-cell>
              <table:table-cell office:value-type="float" office:value="71.021">
                <text:p>71.0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70.517">
                <text:p>70.517</text:p>
              </table:table-cell>
              <table:table-cell office:value-type="float" office:value="70.514">
                <text:p>70.5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70.013">
                <text:p>70.013</text:p>
              </table:table-cell>
              <table:table-cell office:value-type="float" office:value="70.009">
                <text:p>70.0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69.51">
                <text:p>69.51</text:p>
              </table:table-cell>
              <table:table-cell office:value-type="float" office:value="69.506">
                <text:p>69.5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69.01">
                <text:p>69.01</text:p>
              </table:table-cell>
              <table:table-cell office:value-type="float" office:value="69.006">
                <text:p>69.0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68.512">
                <text:p>68.512</text:p>
              </table:table-cell>
              <table:table-cell office:value-type="float" office:value="68.508">
                <text:p>68.5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68.017">
                <text:p>68.017</text:p>
              </table:table-cell>
              <table:table-cell office:value-type="float" office:value="68.013">
                <text:p>68.0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67.524">
                <text:p>67.524</text:p>
              </table:table-cell>
              <table:table-cell office:value-type="float" office:value="67.52">
                <text:p>67.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67.034">
                <text:p>67.034</text:p>
              </table:table-cell>
              <table:table-cell office:value-type="float" office:value="67.03">
                <text:p>67.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66.546">
                <text:p>66.546</text:p>
              </table:table-cell>
              <table:table-cell office:value-type="float" office:value="66.543">
                <text:p>66.5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66.061">
                <text:p>66.061</text:p>
              </table:table-cell>
              <table:table-cell office:value-type="float" office:value="66.057">
                <text:p>66.0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65.579">
                <text:p>65.579</text:p>
              </table:table-cell>
              <table:table-cell office:value-type="float" office:value="65.575">
                <text:p>65.5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65.099">
                <text:p>65.099</text:p>
              </table:table-cell>
              <table:table-cell office:value-type="float" office:value="65.095">
                <text:p>65.0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64.621">
                <text:p>64.621</text:p>
              </table:table-cell>
              <table:table-cell office:value-type="float" office:value="64.617">
                <text:p>64.6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64.146">
                <text:p>64.146</text:p>
              </table:table-cell>
              <table:table-cell office:value-type="float" office:value="64.142">
                <text:p>64.1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63.674">
                <text:p>63.674</text:p>
              </table:table-cell>
              <table:table-cell office:value-type="float" office:value="63.67">
                <text:p>63.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63.204">
                <text:p>63.204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62.737">
                <text:p>62.737</text:p>
              </table:table-cell>
              <table:table-cell office:value-type="float" office:value="62.733">
                <text:p>62.7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62.272">
                <text:p>62.272</text:p>
              </table:table-cell>
              <table:table-cell office:value-type="float" office:value="62.268">
                <text:p>62.2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61.81">
                <text:p>61.81</text:p>
              </table:table-cell>
              <table:table-cell office:value-type="float" office:value="61.806">
                <text:p>61.8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61.351">
                <text:p>61.351</text:p>
              </table:table-cell>
              <table:table-cell office:value-type="float" office:value="61.347">
                <text:p>61.3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60.894">
                <text:p>60.894</text:p>
              </table:table-cell>
              <table:table-cell office:value-type="float" office:value="60.89">
                <text:p>60.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60.44">
                <text:p>60.44</text:p>
              </table:table-cell>
              <table:table-cell office:value-type="float" office:value="60.436">
                <text:p>60.4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59.989">
                <text:p>59.989</text:p>
              </table:table-cell>
              <table:table-cell office:value-type="float" office:value="59.985">
                <text:p>59.9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59.54">
                <text:p>59.54</text:p>
              </table:table-cell>
              <table:table-cell office:value-type="float" office:value="59.536">
                <text:p>59.5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59.094">
                <text:p>59.094</text:p>
              </table:table-cell>
              <table:table-cell office:value-type="float" office:value="59.09">
                <text:p>59.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58.651">
                <text:p>58.651</text:p>
              </table:table-cell>
              <table:table-cell office:value-type="float" office:value="58.646">
                <text:p>58.6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58.21">
                <text:p>58.21</text:p>
              </table:table-cell>
              <table:table-cell office:value-type="float" office:value="58.205">
                <text:p>58.2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57.771">
                <text:p>57.771</text:p>
              </table:table-cell>
              <table:table-cell office:value-type="float" office:value="57.767">
                <text:p>57.7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57.336">
                <text:p>57.336</text:p>
              </table:table-cell>
              <table:table-cell office:value-type="float" office:value="57.332">
                <text:p>57.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56.903">
                <text:p>56.903</text:p>
              </table:table-cell>
              <table:table-cell office:value-type="float" office:value="56.899">
                <text:p>56.8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56.473">
                <text:p>56.473</text:p>
              </table:table-cell>
              <table:table-cell office:value-type="float" office:value="56.468">
                <text:p>56.4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56.045">
                <text:p>56.045</text:p>
              </table:table-cell>
              <table:table-cell office:value-type="float" office:value="56.041">
                <text:p>56.0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55.62">
                <text:p>55.62</text:p>
              </table:table-cell>
              <table:table-cell office:value-type="float" office:value="55.616">
                <text:p>55.6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55.197">
                <text:p>55.197</text:p>
              </table:table-cell>
              <table:table-cell office:value-type="float" office:value="55.193">
                <text:p>55.1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54.778">
                <text:p>54.778</text:p>
              </table:table-cell>
              <table:table-cell office:value-type="float" office:value="54.773">
                <text:p>54.7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54.36">
                <text:p>54.36</text:p>
              </table:table-cell>
              <table:table-cell office:value-type="float" office:value="54.356">
                <text:p>54.3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53.946">
                <text:p>53.946</text:p>
              </table:table-cell>
              <table:table-cell office:value-type="float" office:value="53.942">
                <text:p>53.9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53.534">
                <text:p>53.534</text:p>
              </table:table-cell>
              <table:table-cell office:value-type="float" office:value="53.53">
                <text:p>53.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53.125">
                <text:p>53.125</text:p>
              </table:table-cell>
              <table:table-cell office:value-type="float" office:value="53.12">
                <text:p>53.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52.718">
                <text:p>52.718</text:p>
              </table:table-cell>
              <table:table-cell office:value-type="float" office:value="52.714">
                <text:p>52.7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52.314">
                <text:p>52.314</text:p>
              </table:table-cell>
              <table:table-cell office:value-type="float" office:value="52.309">
                <text:p>52.3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51.912">
                <text:p>51.912</text:p>
              </table:table-cell>
              <table:table-cell office:value-type="float" office:value="51.908">
                <text:p>51.9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51.513">
                <text:p>51.513</text:p>
              </table:table-cell>
              <table:table-cell office:value-type="float" office:value="51.509">
                <text:p>51.5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51.116">
                <text:p>51.116</text:p>
              </table:table-cell>
              <table:table-cell office:value-type="float" office:value="51.112">
                <text:p>51.1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50.723">
                <text:p>50.723</text:p>
              </table:table-cell>
              <table:table-cell office:value-type="float" office:value="50.718">
                <text:p>50.7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50.331">
                <text:p>50.331</text:p>
              </table:table-cell>
              <table:table-cell office:value-type="float" office:value="50.327">
                <text:p>50.3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49.942">
                <text:p>49.942</text:p>
              </table:table-cell>
              <table:table-cell office:value-type="float" office:value="49.938">
                <text:p>49.9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49.556">
                <text:p>49.556</text:p>
              </table:table-cell>
              <table:table-cell office:value-type="float" office:value="49.552">
                <text:p>49.5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49.172">
                <text:p>49.172</text:p>
              </table:table-cell>
              <table:table-cell office:value-type="float" office:value="49.168">
                <text:p>49.1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48.791">
                <text:p>48.791</text:p>
              </table:table-cell>
              <table:table-cell office:value-type="float" office:value="48.787">
                <text:p>48.7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48.412">
                <text:p>48.412</text:p>
              </table:table-cell>
              <table:table-cell office:value-type="float" office:value="48.408">
                <text:p>48.4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48.036">
                <text:p>48.036</text:p>
              </table:table-cell>
              <table:table-cell office:value-type="float" office:value="48.032">
                <text:p>48.0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47.662">
                <text:p>47.662</text:p>
              </table:table-cell>
              <table:table-cell office:value-type="float" office:value="47.658">
                <text:p>47.6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47.291">
                <text:p>47.291</text:p>
              </table:table-cell>
              <table:table-cell office:value-type="float" office:value="47.287">
                <text:p>47.2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46.922">
                <text:p>46.922</text:p>
              </table:table-cell>
              <table:table-cell office:value-type="float" office:value="46.918">
                <text:p>46.9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46.556">
                <text:p>46.556</text:p>
              </table:table-cell>
              <table:table-cell office:value-type="float" office:value="46.552">
                <text:p>46.5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46.192">
                <text:p>46.192</text:p>
              </table:table-cell>
              <table:table-cell office:value-type="float" office:value="46.188">
                <text:p>46.1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45.831">
                <text:p>45.831</text:p>
              </table:table-cell>
              <table:table-cell office:value-type="float" office:value="45.827">
                <text:p>45.8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45.472">
                <text:p>45.472</text:p>
              </table:table-cell>
              <table:table-cell office:value-type="float" office:value="45.468">
                <text:p>45.4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45.115">
                <text:p>45.115</text:p>
              </table:table-cell>
              <table:table-cell office:value-type="float" office:value="45.111">
                <text:p>45.1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44.761">
                <text:p>44.761</text:p>
              </table:table-cell>
              <table:table-cell office:value-type="float" office:value="44.757">
                <text:p>44.7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44.41">
                <text:p>44.41</text:p>
              </table:table-cell>
              <table:table-cell office:value-type="float" office:value="44.406">
                <text:p>44.4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44.06">
                <text:p>44.06</text:p>
              </table:table-cell>
              <table:table-cell office:value-type="float" office:value="44.056">
                <text:p>44.0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43.713">
                <text:p>43.713</text:p>
              </table:table-cell>
              <table:table-cell office:value-type="float" office:value="43.709">
                <text:p>43.7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43.369">
                <text:p>43.369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43.027">
                <text:p>43.027</text:p>
              </table:table-cell>
              <table:table-cell office:value-type="float" office:value="43.023">
                <text:p>43.0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42.687">
                <text:p>42.687</text:p>
              </table:table-cell>
              <table:table-cell office:value-type="float" office:value="42.683">
                <text:p>42.6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42.349">
                <text:p>42.349</text:p>
              </table:table-cell>
              <table:table-cell office:value-type="float" office:value="42.345">
                <text:p>42.3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42.014">
                <text:p>42.014</text:p>
              </table:table-cell>
              <table:table-cell office:value-type="float" office:value="42.01">
                <text:p>42.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41.681">
                <text:p>41.681</text:p>
              </table:table-cell>
              <table:table-cell office:value-type="float" office:value="41.677">
                <text:p>41.6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41.351">
                <text:p>41.351</text:p>
              </table:table-cell>
              <table:table-cell office:value-type="float" office:value="41.347">
                <text:p>41.3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41.023">
                <text:p>41.023</text:p>
              </table:table-cell>
              <table:table-cell office:value-type="float" office:value="41.019">
                <text:p>41.0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40.697">
                <text:p>40.697</text:p>
              </table:table-cell>
              <table:table-cell office:value-type="float" office:value="40.693">
                <text:p>40.6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40.373">
                <text:p>40.373</text:p>
              </table:table-cell>
              <table:table-cell office:value-type="float" office:value="40.369">
                <text:p>40.3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40.052">
                <text:p>40.052</text:p>
              </table:table-cell>
              <table:table-cell office:value-type="float" office:value="40.048">
                <text:p>40.0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39.733">
                <text:p>39.733</text:p>
              </table:table-cell>
              <table:table-cell office:value-type="float" office:value="39.729">
                <text:p>39.7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39.416">
                <text:p>39.416</text:p>
              </table:table-cell>
              <table:table-cell office:value-type="float" office:value="39.412">
                <text:p>39.4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39.101">
                <text:p>39.101</text:p>
              </table:table-cell>
              <table:table-cell office:value-type="float" office:value="39.098">
                <text:p>39.0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38.789">
                <text:p>38.789</text:p>
              </table:table-cell>
              <table:table-cell office:value-type="float" office:value="38.785">
                <text:p>38.7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38.479">
                <text:p>38.479</text:p>
              </table:table-cell>
              <table:table-cell office:value-type="float" office:value="38.475">
                <text:p>38.4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38.171">
                <text:p>38.171</text:p>
              </table:table-cell>
              <table:table-cell office:value-type="float" office:value="38.167">
                <text:p>38.1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37.865">
                <text:p>37.865</text:p>
              </table:table-cell>
              <table:table-cell office:value-type="float" office:value="37.862">
                <text:p>37.8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37.562">
                <text:p>37.562</text:p>
              </table:table-cell>
              <table:table-cell office:value-type="float" office:value="37.558">
                <text:p>37.5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37.261">
                <text:p>37.261</text:p>
              </table:table-cell>
              <table:table-cell office:value-type="float" office:value="37.257">
                <text:p>37.2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36.962">
                <text:p>36.962</text:p>
              </table:table-cell>
              <table:table-cell office:value-type="float" office:value="36.958">
                <text:p>36.9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36.665">
                <text:p>36.665</text:p>
              </table:table-cell>
              <table:table-cell office:value-type="float" office:value="36.661">
                <text:p>36.6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36.37">
                <text:p>36.37</text:p>
              </table:table-cell>
              <table:table-cell office:value-type="float" office:value="36.366">
                <text:p>36.3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36.077">
                <text:p>36.077</text:p>
              </table:table-cell>
              <table:table-cell office:value-type="float" office:value="36.074">
                <text:p>36.0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35.787">
                <text:p>35.787</text:p>
              </table:table-cell>
              <table:table-cell office:value-type="float" office:value="35.783">
                <text:p>35.7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35.498">
                <text:p>35.498</text:p>
              </table:table-cell>
              <table:table-cell office:value-type="float" office:value="35.495">
                <text:p>35.4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35.212">
                <text:p>35.212</text:p>
              </table:table-cell>
              <table:table-cell office:value-type="float" office:value="35.209">
                <text:p>35.2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34.928">
                <text:p>34.928</text:p>
              </table:table-cell>
              <table:table-cell office:value-type="float" office:value="34.925">
                <text:p>34.9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34.646">
                <text:p>34.646</text:p>
              </table:table-cell>
              <table:table-cell office:value-type="float" office:value="34.643">
                <text:p>34.6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34.366">
                <text:p>34.366</text:p>
              </table:table-cell>
              <table:table-cell office:value-type="float" office:value="34.363">
                <text:p>34.3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34.088">
                <text:p>34.088</text:p>
              </table:table-cell>
              <table:table-cell office:value-type="float" office:value="34.085">
                <text:p>34.0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33.813">
                <text:p>33.813</text:p>
              </table:table-cell>
              <table:table-cell office:value-type="float" office:value="33.809">
                <text:p>33.8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33.539">
                <text:p>33.539</text:p>
              </table:table-cell>
              <table:table-cell office:value-type="float" office:value="33.536">
                <text:p>33.5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289cm" svg:y="0.316cm" chart:style-name="ch2">
          <text:p>TAT comparison</text:p>
        </chart:title>
        <chart:legend chart:legend-position="end" svg:x="12.961cm" svg:y="3.955cm" style:legend-expansion="high" chart:style-name="ch3"/>
        <chart:plot-area chart:style-name="ch4" table:cell-range-address="'10 percent'.A2:'10 percent'.A202 '10 percent'.D1:'10 percent'.D202 '10 percent'.K1:'10 percent'.K202" chart:data-source-has-labels="row" svg:x="0.769cm" svg:y="1.635cm" svg:width="11.554cm" svg:height="6.771cm">
          <chartooo:coordinate-region svg:x="1.761cm" svg:y="1.835cm" svg:width="10.191cm" svg:height="5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 percent'.D2:'10 percent'.D202" chart:label-cell-address="'10 percent'.D1:'10 percent'.D1" chart:class="chart:scatter">
            <chart:domain table:cell-range-address="'10 percent'.A2:'10 percent'.A202"/>
            <chart:data-point chart:repeated="201"/>
          </chart:series>
          <chart:series chart:style-name="ch8" chart:values-cell-range-address="'10 percent'.K2:'10 percent'.K202" chart:label-cell-address="'10 percent'.K1:'10 percent'.K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TAT</text:p>
                <draw:g>
                  <svg:desc>'10 percent'.D1:'10 percent'.D1</svg:desc>
                </draw:g>
              </table:table-cell>
              <table:table-cell office:value-type="string">
                <text:p>noapc TAT</text:p>
                <draw:g>
                  <svg:desc>'10 percent'.K1:'10 percent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 percent'.A2:'10 percent'.A202</svg:desc>
                </draw:g>
              </table:table-cell>
              <table:table-cell office:value-type="float" office:value="0">
                <text:p>0</text:p>
                <draw:g>
                  <svg:desc>'10 percent'.D2:'10 percent'.D202</svg:desc>
                </draw:g>
              </table:table-cell>
              <table:table-cell office:value-type="float" office:value="0">
                <text:p>0</text:p>
                <draw:g>
                  <svg:desc>'10 percent'.K2:'10 percent'.K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5466">
                <text:p>0.0005466</text:p>
              </table:table-cell>
              <table:table-cell office:value-type="float" office:value="0.00054698">
                <text:p>0.00054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44799">
                <text:p>0.0044799</text:p>
              </table:table-cell>
              <table:table-cell office:value-type="float" office:value="0.0044825">
                <text:p>0.0044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12793">
                <text:p>0.012793</text:p>
              </table:table-cell>
              <table:table-cell office:value-type="float" office:value="0.012798">
                <text:p>0.012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25666">
                <text:p>0.025666</text:p>
              </table:table-cell>
              <table:table-cell office:value-type="float" office:value="0.025675">
                <text:p>0.025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45515">
                <text:p>0.045515</text:p>
              </table:table-cell>
              <table:table-cell office:value-type="float" office:value="0.045529">
                <text:p>0.0455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79738">
                <text:p>0.079738</text:p>
              </table:table-cell>
              <table:table-cell office:value-type="float" office:value="0.079756">
                <text:p>0.079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15094">
                <text:p>0.15094</text:p>
              </table:table-cell>
              <table:table-cell office:value-type="float" office:value="0.15097">
                <text:p>0.150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30413">
                <text:p>0.30413</text:p>
              </table:table-cell>
              <table:table-cell office:value-type="float" office:value="0.30417">
                <text:p>0.304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71619">
                <text:p>0.71619</text:p>
              </table:table-cell>
              <table:table-cell office:value-type="float" office:value="0.71626">
                <text:p>0.716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1.7747">
                <text:p>1.7747</text:p>
              </table:table-cell>
              <table:table-cell office:value-type="float" office:value="1.7748">
                <text:p>1.7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3.8752">
                <text:p>3.8752</text:p>
              </table:table-cell>
              <table:table-cell office:value-type="float" office:value="3.8754">
                <text:p>3.8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7.4693">
                <text:p>7.4693</text:p>
              </table:table-cell>
              <table:table-cell office:value-type="float" office:value="7.4697">
                <text:p>7.4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12.804">
                <text:p>12.804</text:p>
              </table:table-cell>
              <table:table-cell office:value-type="float" office:value="12.804">
                <text:p>12.8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9.933">
                <text:p>19.933</text:p>
              </table:table-cell>
              <table:table-cell office:value-type="float" office:value="19.934">
                <text:p>19.9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28.749">
                <text:p>28.749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39.022">
                <text:p>39.022</text:p>
              </table:table-cell>
              <table:table-cell office:value-type="float" office:value="39.023">
                <text:p>39.0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50.46">
                <text:p>50.46</text:p>
              </table:table-cell>
              <table:table-cell office:value-type="float" office:value="50.461">
                <text:p>50.4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62.762">
                <text:p>62.762</text:p>
              </table:table-cell>
              <table:table-cell office:value-type="float" office:value="62.763">
                <text:p>62.7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75.656">
                <text:p>75.656</text:p>
              </table:table-cell>
              <table:table-cell office:value-type="float" office:value="75.657">
                <text:p>75.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88.913">
                <text:p>88.913</text:p>
              </table:table-cell>
              <table:table-cell office:value-type="float" office:value="88.914">
                <text:p>88.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102.35">
                <text:p>102.35</text:p>
              </table:table-cell>
              <table:table-cell office:value-type="float" office:value="102.35">
                <text:p>102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115.83">
                <text:p>115.83</text:p>
              </table:table-cell>
              <table:table-cell office:value-type="float" office:value="115.83">
                <text:p>115.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129.24">
                <text:p>129.24</text:p>
              </table:table-cell>
              <table:table-cell office:value-type="float" office:value="129.25">
                <text:p>129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142.52">
                <text:p>142.52</text:p>
              </table:table-cell>
              <table:table-cell office:value-type="float" office:value="142.52">
                <text:p>142.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155.59">
                <text:p>155.59</text:p>
              </table:table-cell>
              <table:table-cell office:value-type="float" office:value="155.59">
                <text:p>155.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168.43">
                <text:p>168.43</text:p>
              </table:table-cell>
              <table:table-cell office:value-type="float" office:value="168.43">
                <text:p>168.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181.01">
                <text:p>181.01</text:p>
              </table:table-cell>
              <table:table-cell office:value-type="float" office:value="181.01">
                <text:p>181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93.32">
                <text:p>193.32</text:p>
              </table:table-cell>
              <table:table-cell office:value-type="float" office:value="193.32">
                <text:p>193.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205.35">
                <text:p>205.35</text:p>
              </table:table-cell>
              <table:table-cell office:value-type="float" office:value="205.35">
                <text:p>205.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217.1">
                <text:p>217.1</text:p>
              </table:table-cell>
              <table:table-cell office:value-type="float" office:value="217.1">
                <text:p>217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228.58">
                <text:p>228.58</text:p>
              </table:table-cell>
              <table:table-cell office:value-type="float" office:value="228.58">
                <text:p>228.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239.79">
                <text:p>239.79</text:p>
              </table:table-cell>
              <table:table-cell office:value-type="float" office:value="239.79">
                <text:p>239.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250.74">
                <text:p>250.74</text:p>
              </table:table-cell>
              <table:table-cell office:value-type="float" office:value="250.74">
                <text:p>250.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261.44">
                <text:p>261.44</text:p>
              </table:table-cell>
              <table:table-cell office:value-type="float" office:value="261.44">
                <text:p>261.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271.89">
                <text:p>271.89</text:p>
              </table:table-cell>
              <table:table-cell office:value-type="float" office:value="271.9">
                <text:p>271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282.12">
                <text:p>282.12</text:p>
              </table:table-cell>
              <table:table-cell office:value-type="float" office:value="282.12">
                <text:p>282.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292.13">
                <text:p>292.13</text:p>
              </table:table-cell>
              <table:table-cell office:value-type="float" office:value="292.13">
                <text:p>292.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301.94">
                <text:p>301.94</text:p>
              </table:table-cell>
              <table:table-cell office:value-type="float" office:value="301.94">
                <text:p>301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311.54">
                <text:p>311.54</text:p>
              </table:table-cell>
              <table:table-cell office:value-type="float" office:value="311.54">
                <text:p>311.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320.96">
                <text:p>320.96</text:p>
              </table:table-cell>
              <table:table-cell office:value-type="float" office:value="320.96">
                <text:p>320.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330.2">
                <text:p>330.2</text:p>
              </table:table-cell>
              <table:table-cell office:value-type="float" office:value="330.2">
                <text:p>330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339.27">
                <text:p>339.27</text:p>
              </table:table-cell>
              <table:table-cell office:value-type="float" office:value="339.27">
                <text:p>339.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348.18">
                <text:p>348.18</text:p>
              </table:table-cell>
              <table:table-cell office:value-type="float" office:value="348.19">
                <text:p>348.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356.95">
                <text:p>356.95</text:p>
              </table:table-cell>
              <table:table-cell office:value-type="float" office:value="356.95">
                <text:p>356.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365.56">
                <text:p>365.56</text:p>
              </table:table-cell>
              <table:table-cell office:value-type="float" office:value="365.56">
                <text:p>365.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374.04">
                <text:p>374.04</text:p>
              </table:table-cell>
              <table:table-cell office:value-type="float" office:value="374.04">
                <text:p>374.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382.39">
                <text:p>382.39</text:p>
              </table:table-cell>
              <table:table-cell office:value-type="float" office:value="382.39">
                <text:p>382.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390.62">
                <text:p>390.62</text:p>
              </table:table-cell>
              <table:table-cell office:value-type="float" office:value="390.62">
                <text:p>390.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398.73">
                <text:p>398.73</text:p>
              </table:table-cell>
              <table:table-cell office:value-type="float" office:value="398.73">
                <text:p>398.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406.72">
                <text:p>406.72</text:p>
              </table:table-cell>
              <table:table-cell office:value-type="float" office:value="406.72">
                <text:p>406.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414.61">
                <text:p>414.61</text:p>
              </table:table-cell>
              <table:table-cell office:value-type="float" office:value="414.61">
                <text:p>414.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422.39">
                <text:p>422.39</text:p>
              </table:table-cell>
              <table:table-cell office:value-type="float" office:value="422.39">
                <text:p>422.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430.08">
                <text:p>430.08</text:p>
              </table:table-cell>
              <table:table-cell office:value-type="float" office:value="430.08">
                <text:p>430.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437.67">
                <text:p>437.67</text:p>
              </table:table-cell>
              <table:table-cell office:value-type="float" office:value="437.67">
                <text:p>437.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445.17">
                <text:p>445.17</text:p>
              </table:table-cell>
              <table:table-cell office:value-type="float" office:value="445.16">
                <text:p>445.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452.57">
                <text:p>452.57</text:p>
              </table:table-cell>
              <table:table-cell office:value-type="float" office:value="452.57">
                <text:p>452.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459.9">
                <text:p>459.9</text:p>
              </table:table-cell>
              <table:table-cell office:value-type="float" office:value="459.9">
                <text:p>459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467.14">
                <text:p>467.14</text:p>
              </table:table-cell>
              <table:table-cell office:value-type="float" office:value="467.14">
                <text:p>467.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474.31">
                <text:p>474.31</text:p>
              </table:table-cell>
              <table:table-cell office:value-type="float" office:value="474.3">
                <text:p>474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481.39">
                <text:p>481.39</text:p>
              </table:table-cell>
              <table:table-cell office:value-type="float" office:value="481.39">
                <text:p>481.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488.4">
                <text:p>488.4</text:p>
              </table:table-cell>
              <table:table-cell office:value-type="float" office:value="488.4">
                <text:p>488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495.34">
                <text:p>495.34</text:p>
              </table:table-cell>
              <table:table-cell office:value-type="float" office:value="495.34">
                <text:p>495.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502.21">
                <text:p>502.21</text:p>
              </table:table-cell>
              <table:table-cell office:value-type="float" office:value="502.21">
                <text:p>502.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509.01">
                <text:p>509.01</text:p>
              </table:table-cell>
              <table:table-cell office:value-type="float" office:value="509.01">
                <text:p>509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515.74">
                <text:p>515.74</text:p>
              </table:table-cell>
              <table:table-cell office:value-type="float" office:value="515.74">
                <text:p>515.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522.4">
                <text:p>522.4</text:p>
              </table:table-cell>
              <table:table-cell office:value-type="float" office:value="522.4">
                <text:p>522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529.01">
                <text:p>529.0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535.54">
                <text:p>535.54</text:p>
              </table:table-cell>
              <table:table-cell office:value-type="float" office:value="535.54">
                <text:p>535.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542.02">
                <text:p>542.02</text:p>
              </table:table-cell>
              <table:table-cell office:value-type="float" office:value="542.02">
                <text:p>542.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548.44">
                <text:p>548.44</text:p>
              </table:table-cell>
              <table:table-cell office:value-type="float" office:value="548.43">
                <text:p>548.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554.79">
                <text:p>554.79</text:p>
              </table:table-cell>
              <table:table-cell office:value-type="float" office:value="554.79">
                <text:p>554.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561.09">
                <text:p>561.09</text:p>
              </table:table-cell>
              <table:table-cell office:value-type="float" office:value="561.09">
                <text:p>561.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567.33">
                <text:p>567.33</text:p>
              </table:table-cell>
              <table:table-cell office:value-type="float" office:value="567.33">
                <text:p>567.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573.51">
                <text:p>573.51</text:p>
              </table:table-cell>
              <table:table-cell office:value-type="float" office:value="573.51">
                <text:p>573.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579.64">
                <text:p>579.64</text:p>
              </table:table-cell>
              <table:table-cell office:value-type="float" office:value="579.64">
                <text:p>579.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585.72">
                <text:p>585.72</text:p>
              </table:table-cell>
              <table:table-cell office:value-type="float" office:value="585.71">
                <text:p>585.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591.73">
                <text:p>591.73</text:p>
              </table:table-cell>
              <table:table-cell office:value-type="float" office:value="591.73">
                <text:p>591.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597.7">
                <text:p>597.7</text:p>
              </table:table-cell>
              <table:table-cell office:value-type="float" office:value="597.69">
                <text:p>597.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603.61">
                <text:p>603.61</text:p>
              </table:table-cell>
              <table:table-cell office:value-type="float" office:value="603.61">
                <text:p>603.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609.47">
                <text:p>609.47</text:p>
              </table:table-cell>
              <table:table-cell office:value-type="float" office:value="609.47">
                <text:p>609.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615.28">
                <text:p>615.28</text:p>
              </table:table-cell>
              <table:table-cell office:value-type="float" office:value="615.27">
                <text:p>615.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621.04">
                <text:p>621.04</text:p>
              </table:table-cell>
              <table:table-cell office:value-type="float" office:value="621.03">
                <text:p>621.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626.74">
                <text:p>626.74</text:p>
              </table:table-cell>
              <table:table-cell office:value-type="float" office:value="626.74">
                <text:p>626.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632.4">
                <text:p>632.4</text:p>
              </table:table-cell>
              <table:table-cell office:value-type="float" office:value="632.39">
                <text:p>632.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638.01">
                <text:p>638.01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643.56">
                <text:p>643.56</text:p>
              </table:table-cell>
              <table:table-cell office:value-type="float" office:value="643.56">
                <text:p>643.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649.07">
                <text:p>649.07</text:p>
              </table:table-cell>
              <table:table-cell office:value-type="float" office:value="649.07">
                <text:p>649.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654.54">
                <text:p>654.54</text:p>
              </table:table-cell>
              <table:table-cell office:value-type="float" office:value="654.53">
                <text:p>654.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659.95">
                <text:p>659.95</text:p>
              </table:table-cell>
              <table:table-cell office:value-type="float" office:value="659.94">
                <text:p>659.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665.32">
                <text:p>665.32</text:p>
              </table:table-cell>
              <table:table-cell office:value-type="float" office:value="665.31">
                <text:p>665.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670.64">
                <text:p>670.64</text:p>
              </table:table-cell>
              <table:table-cell office:value-type="float" office:value="670.63">
                <text:p>670.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675.91">
                <text:p>675.91</text:p>
              </table:table-cell>
              <table:table-cell office:value-type="float" office:value="675.9">
                <text:p>675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681.14">
                <text:p>681.14</text:p>
              </table:table-cell>
              <table:table-cell office:value-type="float" office:value="681.13">
                <text:p>681.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686.32">
                <text:p>686.32</text:p>
              </table:table-cell>
              <table:table-cell office:value-type="float" office:value="686.31">
                <text:p>686.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691.46">
                <text:p>691.46</text:p>
              </table:table-cell>
              <table:table-cell office:value-type="float" office:value="691.45">
                <text:p>691.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696.55">
                <text:p>696.55</text:p>
              </table:table-cell>
              <table:table-cell office:value-type="float" office:value="696.54">
                <text:p>696.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701.6">
                <text:p>701.6</text:p>
              </table:table-cell>
              <table:table-cell office:value-type="float" office:value="701.59">
                <text:p>701.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706.6">
                <text:p>706.6</text:p>
              </table:table-cell>
              <table:table-cell office:value-type="float" office:value="706.59">
                <text:p>706.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711.56">
                <text:p>711.56</text:p>
              </table:table-cell>
              <table:table-cell office:value-type="float" office:value="711.55">
                <text:p>711.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716.48">
                <text:p>716.48</text:p>
              </table:table-cell>
              <table:table-cell office:value-type="float" office:value="716.47">
                <text:p>716.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721.35">
                <text:p>721.35</text:p>
              </table:table-cell>
              <table:table-cell office:value-type="float" office:value="721.34">
                <text:p>721.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726.19">
                <text:p>726.19</text:p>
              </table:table-cell>
              <table:table-cell office:value-type="float" office:value="726.18">
                <text:p>726.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730.97">
                <text:p>730.97</text:p>
              </table:table-cell>
              <table:table-cell office:value-type="float" office:value="730.96">
                <text:p>730.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735.72">
                <text:p>735.72</text:p>
              </table:table-cell>
              <table:table-cell office:value-type="float" office:value="735.71">
                <text:p>735.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740.43">
                <text:p>740.43</text:p>
              </table:table-cell>
              <table:table-cell office:value-type="float" office:value="740.42">
                <text:p>740.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745.09">
                <text:p>745.09</text:p>
              </table:table-cell>
              <table:table-cell office:value-type="float" office:value="745.08">
                <text:p>745.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749.72">
                <text:p>749.72</text:p>
              </table:table-cell>
              <table:table-cell office:value-type="float" office:value="749.71">
                <text:p>749.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754.3">
                <text:p>754.3</text:p>
              </table:table-cell>
              <table:table-cell office:value-type="float" office:value="754.29">
                <text:p>754.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758.84">
                <text:p>758.84</text:p>
              </table:table-cell>
              <table:table-cell office:value-type="float" office:value="758.83">
                <text:p>758.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763.35">
                <text:p>763.35</text:p>
              </table:table-cell>
              <table:table-cell office:value-type="float" office:value="763.34">
                <text:p>763.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767.81">
                <text:p>767.81</text:p>
              </table:table-cell>
              <table:table-cell office:value-type="float" office:value="767.8">
                <text:p>767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772.24">
                <text:p>772.24</text:p>
              </table:table-cell>
              <table:table-cell office:value-type="float" office:value="772.22">
                <text:p>772.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776.62">
                <text:p>776.62</text:p>
              </table:table-cell>
              <table:table-cell office:value-type="float" office:value="776.61">
                <text:p>776.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780.97">
                <text:p>780.97</text:p>
              </table:table-cell>
              <table:table-cell office:value-type="float" office:value="780.96">
                <text:p>780.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785.28">
                <text:p>785.28</text:p>
              </table:table-cell>
              <table:table-cell office:value-type="float" office:value="785.27">
                <text:p>785.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789.55">
                <text:p>789.55</text:p>
              </table:table-cell>
              <table:table-cell office:value-type="float" office:value="789.54">
                <text:p>789.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793.78">
                <text:p>793.78</text:p>
              </table:table-cell>
              <table:table-cell office:value-type="float" office:value="793.77">
                <text:p>793.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797.98">
                <text:p>797.98</text:p>
              </table:table-cell>
              <table:table-cell office:value-type="float" office:value="797.97">
                <text:p>797.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802.14">
                <text:p>802.14</text:p>
              </table:table-cell>
              <table:table-cell office:value-type="float" office:value="802.13">
                <text:p>802.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806.26">
                <text:p>806.26</text:p>
              </table:table-cell>
              <table:table-cell office:value-type="float" office:value="806.25">
                <text:p>806.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810.35">
                <text:p>810.35</text:p>
              </table:table-cell>
              <table:table-cell office:value-type="float" office:value="810.33">
                <text:p>810.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814.4">
                <text:p>814.4</text:p>
              </table:table-cell>
              <table:table-cell office:value-type="float" office:value="814.38">
                <text:p>814.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818.41">
                <text:p>818.41</text:p>
              </table:table-cell>
              <table:table-cell office:value-type="float" office:value="818.4">
                <text:p>818.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822.39">
                <text:p>822.39</text:p>
              </table:table-cell>
              <table:table-cell office:value-type="float" office:value="822.38">
                <text:p>822.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826.34">
                <text:p>826.34</text:p>
              </table:table-cell>
              <table:table-cell office:value-type="float" office:value="826.32">
                <text:p>826.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830.24">
                <text:p>830.24</text:p>
              </table:table-cell>
              <table:table-cell office:value-type="float" office:value="830.23">
                <text:p>830.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834.12">
                <text:p>834.12</text:p>
              </table:table-cell>
              <table:table-cell office:value-type="float" office:value="834.1">
                <text:p>834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837.96">
                <text:p>837.96</text:p>
              </table:table-cell>
              <table:table-cell office:value-type="float" office:value="837.94">
                <text:p>837.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841.76">
                <text:p>841.76</text:p>
              </table:table-cell>
              <table:table-cell office:value-type="float" office:value="841.75">
                <text:p>841.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845.54">
                <text:p>845.54</text:p>
              </table:table-cell>
              <table:table-cell office:value-type="float" office:value="845.52">
                <text:p>845.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849.28">
                <text:p>849.28</text:p>
              </table:table-cell>
              <table:table-cell office:value-type="float" office:value="849.26">
                <text:p>849.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852.98">
                <text:p>852.98</text:p>
              </table:table-cell>
              <table:table-cell office:value-type="float" office:value="852.96">
                <text:p>852.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856.65">
                <text:p>856.65</text:p>
              </table:table-cell>
              <table:table-cell office:value-type="float" office:value="856.64">
                <text:p>856.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860.29">
                <text:p>860.29</text:p>
              </table:table-cell>
              <table:table-cell office:value-type="float" office:value="860.28">
                <text:p>860.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863.9">
                <text:p>863.9</text:p>
              </table:table-cell>
              <table:table-cell office:value-type="float" office:value="863.88">
                <text:p>863.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867.48">
                <text:p>867.48</text:p>
              </table:table-cell>
              <table:table-cell office:value-type="float" office:value="867.46">
                <text:p>867.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871.02">
                <text:p>871.0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874.53">
                <text:p>874.53</text:p>
              </table:table-cell>
              <table:table-cell office:value-type="float" office:value="874.52">
                <text:p>874.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878.02">
                <text:p>878.02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881.47">
                <text:p>881.47</text:p>
              </table:table-cell>
              <table:table-cell office:value-type="float" office:value="881.45">
                <text:p>881.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884.89">
                <text:p>884.89</text:p>
              </table:table-cell>
              <table:table-cell office:value-type="float" office:value="884.87">
                <text:p>884.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888.28">
                <text:p>888.28</text:p>
              </table:table-cell>
              <table:table-cell office:value-type="float" office:value="888.26">
                <text:p>888.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891.64">
                <text:p>891.64</text:p>
              </table:table-cell>
              <table:table-cell office:value-type="float" office:value="891.62">
                <text:p>891.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894.97">
                <text:p>894.97</text:p>
              </table:table-cell>
              <table:table-cell office:value-type="float" office:value="894.94">
                <text:p>894.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898.27">
                <text:p>898.27</text:p>
              </table:table-cell>
              <table:table-cell office:value-type="float" office:value="898.24">
                <text:p>898.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901.54">
                <text:p>901.54</text:p>
              </table:table-cell>
              <table:table-cell office:value-type="float" office:value="901.51">
                <text:p>901.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904.78">
                <text:p>904.78</text:p>
              </table:table-cell>
              <table:table-cell office:value-type="float" office:value="904.76">
                <text:p>904.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907.99">
                <text:p>907.99</text:p>
              </table:table-cell>
              <table:table-cell office:value-type="float" office:value="907.97">
                <text:p>907.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911.17">
                <text:p>911.17</text:p>
              </table:table-cell>
              <table:table-cell office:value-type="float" office:value="911.15">
                <text:p>911.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914.33">
                <text:p>914.33</text:p>
              </table:table-cell>
              <table:table-cell office:value-type="float" office:value="914.31">
                <text:p>914.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917.46">
                <text:p>917.46</text:p>
              </table:table-cell>
              <table:table-cell office:value-type="float" office:value="917.44">
                <text:p>917.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920.56">
                <text:p>920.56</text:p>
              </table:table-cell>
              <table:table-cell office:value-type="float" office:value="920.54">
                <text:p>920.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923.63">
                <text:p>923.63</text:p>
              </table:table-cell>
              <table:table-cell office:value-type="float" office:value="923.61">
                <text:p>923.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926.68">
                <text:p>926.68</text:p>
              </table:table-cell>
              <table:table-cell office:value-type="float" office:value="926.65">
                <text:p>926.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929.69">
                <text:p>929.69</text:p>
              </table:table-cell>
              <table:table-cell office:value-type="float" office:value="929.67">
                <text:p>929.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932.68">
                <text:p>932.68</text:p>
              </table:table-cell>
              <table:table-cell office:value-type="float" office:value="932.66">
                <text:p>932.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935.65">
                <text:p>935.65</text:p>
              </table:table-cell>
              <table:table-cell office:value-type="float" office:value="935.62">
                <text:p>935.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938.59">
                <text:p>938.59</text:p>
              </table:table-cell>
              <table:table-cell office:value-type="float" office:value="938.56">
                <text:p>938.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941.5">
                <text:p>941.5</text:p>
              </table:table-cell>
              <table:table-cell office:value-type="float" office:value="941.47">
                <text:p>941.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944.38">
                <text:p>944.38</text:p>
              </table:table-cell>
              <table:table-cell office:value-type="float" office:value="944.36">
                <text:p>944.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947.24">
                <text:p>947.24</text:p>
              </table:table-cell>
              <table:table-cell office:value-type="float" office:value="947.22">
                <text:p>947.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950.08">
                <text:p>950.08</text:p>
              </table:table-cell>
              <table:table-cell office:value-type="float" office:value="950.05">
                <text:p>950.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952.89">
                <text:p>952.89</text:p>
              </table:table-cell>
              <table:table-cell office:value-type="float" office:value="952.86">
                <text:p>952.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955.67">
                <text:p>955.67</text:p>
              </table:table-cell>
              <table:table-cell office:value-type="float" office:value="955.65">
                <text:p>955.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958.43">
                <text:p>958.43</text:p>
              </table:table-cell>
              <table:table-cell office:value-type="float" office:value="958.41">
                <text:p>958.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961.17">
                <text:p>961.17</text:p>
              </table:table-cell>
              <table:table-cell office:value-type="float" office:value="961.14">
                <text:p>961.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963.88">
                <text:p>963.88</text:p>
              </table:table-cell>
              <table:table-cell office:value-type="float" office:value="963.85">
                <text:p>963.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966.56">
                <text:p>966.56</text:p>
              </table:table-cell>
              <table:table-cell office:value-type="float" office:value="966.54">
                <text:p>966.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969.23">
                <text:p>969.23</text:p>
              </table:table-cell>
              <table:table-cell office:value-type="float" office:value="969.2">
                <text:p>969.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971.87">
                <text:p>971.87</text:p>
              </table:table-cell>
              <table:table-cell office:value-type="float" office:value="971.84">
                <text:p>971.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974.48">
                <text:p>974.48</text:p>
              </table:table-cell>
              <table:table-cell office:value-type="float" office:value="974.45">
                <text:p>974.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977.07">
                <text:p>977.07</text:p>
              </table:table-cell>
              <table:table-cell office:value-type="float" office:value="977.05">
                <text:p>977.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979.64">
                <text:p>979.64</text:p>
              </table:table-cell>
              <table:table-cell office:value-type="float" office:value="979.62">
                <text:p>979.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982.19">
                <text:p>982.19</text:p>
              </table:table-cell>
              <table:table-cell office:value-type="float" office:value="982.16">
                <text:p>982.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984.71">
                <text:p>984.71</text:p>
              </table:table-cell>
              <table:table-cell office:value-type="float" office:value="984.68">
                <text:p>984.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987.21">
                <text:p>987.21</text:p>
              </table:table-cell>
              <table:table-cell office:value-type="float" office:value="987.19">
                <text:p>987.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989.69">
                <text:p>989.69</text:p>
              </table:table-cell>
              <table:table-cell office:value-type="float" office:value="989.66">
                <text:p>989.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992.15">
                <text:p>992.15</text:p>
              </table:table-cell>
              <table:table-cell office:value-type="float" office:value="992.12">
                <text:p>992.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994.58">
                <text:p>994.58</text:p>
              </table:table-cell>
              <table:table-cell office:value-type="float" office:value="994.55">
                <text:p>994.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997">
                <text:p>997</text:p>
              </table:table-cell>
              <table:table-cell office:value-type="float" office:value="996.97">
                <text:p>996.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999.39">
                <text:p>999.39</text:p>
              </table:table-cell>
              <table:table-cell office:value-type="float" office:value="999.36">
                <text:p>999.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1001.8">
                <text:p>1001.8</text:p>
              </table:table-cell>
              <table:table-cell office:value-type="float" office:value="1001.7">
                <text:p>1001.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1004.1">
                <text:p>1004.1</text:p>
              </table:table-cell>
              <table:table-cell office:value-type="float" office:value="1004.1">
                <text:p>1004.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1006.4">
                <text:p>1006.4</text:p>
              </table:table-cell>
              <table:table-cell office:value-type="float" office:value="1006.4">
                <text:p>1006.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1008.7">
                <text:p>1008.7</text:p>
              </table:table-cell>
              <table:table-cell office:value-type="float" office:value="1008.7">
                <text:p>1008.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1011">
                <text:p>1011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1013.3">
                <text:p>1013.3</text:p>
              </table:table-cell>
              <table:table-cell office:value-type="float" office:value="1013.3">
                <text:p>1013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1015.5">
                <text:p>1015.5</text:p>
              </table:table-cell>
              <table:table-cell office:value-type="float" office:value="1015.5">
                <text:p>1015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1017.8">
                <text:p>1017.8</text:p>
              </table:table-cell>
              <table:table-cell office:value-type="float" office:value="1017.7">
                <text:p>1017.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1020">
                <text:p>1020</text:p>
              </table:table-cell>
              <table:table-cell office:value-type="float" office:value="1019.9">
                <text:p>1019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1022.2">
                <text:p>1022.2</text:p>
              </table:table-cell>
              <table:table-cell office:value-type="float" office:value="1022.1">
                <text:p>1022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1024.3">
                <text:p>1024.3</text:p>
              </table:table-cell>
              <table:table-cell office:value-type="float" office:value="1024.3">
                <text:p>1024.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1026.5">
                <text:p>1026.5</text:p>
              </table:table-cell>
              <table:table-cell office:value-type="float" office:value="1026.4">
                <text:p>1026.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1028.6">
                <text:p>1028.6</text:p>
              </table:table-cell>
              <table:table-cell office:value-type="float" office:value="1028.6">
                <text:p>1028.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1030.7">
                <text:p>1030.7</text:p>
              </table:table-cell>
              <table:table-cell office:value-type="float" office:value="1030.7">
                <text:p>1030.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1032.8">
                <text:p>1032.8</text:p>
              </table:table-cell>
              <table:table-cell office:value-type="float" office:value="1032.8">
                <text:p>1032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1034.9">
                <text:p>1034.9</text:p>
              </table:table-cell>
              <table:table-cell office:value-type="float" office:value="1034.9">
                <text:p>1034.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1036.9">
                <text:p>1036.9</text:p>
              </table:table-cell>
              <table:table-cell office:value-type="float" office:value="1036.9">
                <text:p>1036.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1039">
                <text:p>1039</text:p>
              </table:table-cell>
              <table:table-cell office:value-type="float" office:value="1038.9">
                <text:p>1038.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1041">
                <text:p>1041</text:p>
              </table:table-cell>
              <table:table-cell office:value-type="float" office:value="1041">
                <text:p>10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prothrombin comparison</text:p>
        </chart:title>
        <chart:legend chart:legend-position="end" svg:x="13.411cm" svg:y="3.952cm" style:legend-expansion="high" chart:style-name="ch3"/>
        <chart:plot-area chart:style-name="ch4" table:cell-range-address="'30 percent'.A2:'30 percent'.B202 '30 percent'.B1:'30 percent'.B1 '30 percent'.I1:'30 percent'.I202" chart:data-source-has-labels="row" svg:x="0.77cm" svg:y="1.635cm" svg:width="12.002cm" svg:height="6.765cm">
          <chartooo:coordinate-region svg:x="1.762cm" svg:y="1.835cm" svg:width="10.638cm" svg:height="5.9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 percent'.B2:'30 percent'.B202" chart:label-cell-address="'30 percent'.B1:'30 percent'.B1" chart:class="chart:scatter">
            <chart:domain table:cell-range-address="'30 percent'.A2:'30 percent'.A202"/>
            <chart:data-point chart:repeated="201"/>
          </chart:series>
          <chart:series chart:style-name="ch8" chart:values-cell-range-address="'30 percent'.I2:'30 percent'.I202" chart:label-cell-address="'30 percent'.I1:'30 percent'.I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</text:p>
                <draw:g>
                  <svg:desc>'30 percent'.B1:'30 percent'.B1</svg:desc>
                </draw:g>
              </table:table-cell>
              <table:table-cell office:value-type="string">
                <text:p>noapc II</text:p>
                <draw:g>
                  <svg:desc>'30 percent'.I1:'30 percent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percent'.A2:'30 percent'.A202</svg:desc>
                </draw:g>
              </table:table-cell>
              <table:table-cell office:value-type="float" office:value="1400">
                <text:p>1400</text:p>
                <draw:g>
                  <svg:desc>'30 percent'.B2:'30 percent'.B202</svg:desc>
                </draw:g>
              </table:table-cell>
              <table:table-cell office:value-type="float" office:value="1400">
                <text:p>1400</text:p>
                <draw:g>
                  <svg:desc>'30 percent'.I2:'30 percent'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1395.1">
                <text:p>1395.1</text:p>
              </table:table-cell>
              <table:table-cell office:value-type="float" office:value="1395.1">
                <text:p>1395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1395.7">
                <text:p>1395.7</text:p>
              </table:table-cell>
              <table:table-cell office:value-type="float" office:value="1395.7">
                <text:p>139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1395.8">
                <text:p>1395.8</text:p>
              </table:table-cell>
              <table:table-cell office:value-type="float" office:value="1395.8">
                <text:p>1395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1395.2">
                <text:p>1395.2</text:p>
              </table:table-cell>
              <table:table-cell office:value-type="float" office:value="1395.2">
                <text:p>1395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1392.6">
                <text:p>1392.6</text:p>
              </table:table-cell>
              <table:table-cell office:value-type="float" office:value="1392.6">
                <text:p>139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1384.6">
                <text:p>1384.6</text:p>
              </table:table-cell>
              <table:table-cell office:value-type="float" office:value="1384.6">
                <text:p>138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1364.5">
                <text:p>1364.5</text:p>
              </table:table-cell>
              <table:table-cell office:value-type="float" office:value="1364.5">
                <text:p>136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1331.9">
                <text:p>1331.9</text:p>
              </table:table-cell>
              <table:table-cell office:value-type="float" office:value="1331.9">
                <text:p>1331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1286.9">
                <text:p>1286.9</text:p>
              </table:table-cell>
              <table:table-cell office:value-type="float" office:value="1286.9">
                <text:p>1286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1234.3">
                <text:p>1234.3</text:p>
              </table:table-cell>
              <table:table-cell office:value-type="float" office:value="1234.3">
                <text:p>1234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1182.8">
                <text:p>1182.8</text:p>
              </table:table-cell>
              <table:table-cell office:value-type="float" office:value="1182.8">
                <text:p>118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1133.4">
                <text:p>1133.4</text:p>
              </table:table-cell>
              <table:table-cell office:value-type="float" office:value="1133.3">
                <text:p>1133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1087.6">
                <text:p>1087.6</text:p>
              </table:table-cell>
              <table:table-cell office:value-type="float" office:value="1087.6">
                <text:p>1087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046">
                <text:p>1046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1008.4">
                <text:p>1008.4</text:p>
              </table:table-cell>
              <table:table-cell office:value-type="float" office:value="1008.4">
                <text:p>1008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974.41">
                <text:p>974.41</text:p>
              </table:table-cell>
              <table:table-cell office:value-type="float" office:value="974.4">
                <text:p>974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943.6">
                <text:p>943.6</text:p>
              </table:table-cell>
              <table:table-cell office:value-type="float" office:value="943.59">
                <text:p>943.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915.55">
                <text:p>915.55</text:p>
              </table:table-cell>
              <table:table-cell office:value-type="float" office:value="915.54">
                <text:p>915.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889.88">
                <text:p>889.88</text:p>
              </table:table-cell>
              <table:table-cell office:value-type="float" office:value="889.87">
                <text:p>889.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866.26">
                <text:p>866.26</text:p>
              </table:table-cell>
              <table:table-cell office:value-type="float" office:value="866.26">
                <text:p>866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844.42">
                <text:p>844.42</text:p>
              </table:table-cell>
              <table:table-cell office:value-type="float" office:value="844.42">
                <text:p>844.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824.13">
                <text:p>824.13</text:p>
              </table:table-cell>
              <table:table-cell office:value-type="float" office:value="824.13">
                <text:p>824.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805.19">
                <text:p>805.19</text:p>
              </table:table-cell>
              <table:table-cell office:value-type="float" office:value="805.19">
                <text:p>805.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787.43">
                <text:p>787.43</text:p>
              </table:table-cell>
              <table:table-cell office:value-type="float" office:value="787.43">
                <text:p>787.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770.73">
                <text:p>770.73</text:p>
              </table:table-cell>
              <table:table-cell office:value-type="float" office:value="770.72">
                <text:p>770.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754.94">
                <text:p>754.94</text:p>
              </table:table-cell>
              <table:table-cell office:value-type="float" office:value="754.94">
                <text:p>754.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739.99">
                <text:p>739.99</text:p>
              </table:table-cell>
              <table:table-cell office:value-type="float" office:value="739.99">
                <text:p>739.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725.77">
                <text:p>725.77</text:p>
              </table:table-cell>
              <table:table-cell office:value-type="float" office:value="725.77">
                <text:p>725.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712.21">
                <text:p>712.21</text:p>
              </table:table-cell>
              <table:table-cell office:value-type="float" office:value="712.21">
                <text:p>712.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699.24">
                <text:p>699.24</text:p>
              </table:table-cell>
              <table:table-cell office:value-type="float" office:value="699.24">
                <text:p>699.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686.82">
                <text:p>686.82</text:p>
              </table:table-cell>
              <table:table-cell office:value-type="float" office:value="686.82">
                <text:p>686.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674.88">
                <text:p>674.88</text:p>
              </table:table-cell>
              <table:table-cell office:value-type="float" office:value="674.88">
                <text:p>674.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663.38">
                <text:p>663.38</text:p>
              </table:table-cell>
              <table:table-cell office:value-type="float" office:value="663.38">
                <text:p>663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652.29">
                <text:p>652.29</text:p>
              </table:table-cell>
              <table:table-cell office:value-type="float" office:value="652.29">
                <text:p>652.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641.57">
                <text:p>641.57</text:p>
              </table:table-cell>
              <table:table-cell office:value-type="float" office:value="641.57">
                <text:p>641.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631.19">
                <text:p>631.19</text:p>
              </table:table-cell>
              <table:table-cell office:value-type="float" office:value="631.19">
                <text:p>631.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621.12">
                <text:p>621.12</text:p>
              </table:table-cell>
              <table:table-cell office:value-type="float" office:value="621.12">
                <text:p>621.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611.34">
                <text:p>611.34</text:p>
              </table:table-cell>
              <table:table-cell office:value-type="float" office:value="611.34">
                <text:p>611.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601.83">
                <text:p>601.83</text:p>
              </table:table-cell>
              <table:table-cell office:value-type="float" office:value="601.83">
                <text:p>601.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592.56">
                <text:p>592.56</text:p>
              </table:table-cell>
              <table:table-cell office:value-type="float" office:value="592.56">
                <text:p>592.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583.53">
                <text:p>583.53</text:p>
              </table:table-cell>
              <table:table-cell office:value-type="float" office:value="583.53">
                <text:p>583.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574.72">
                <text:p>574.72</text:p>
              </table:table-cell>
              <table:table-cell office:value-type="float" office:value="574.72">
                <text:p>574.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566.11">
                <text:p>566.11</text:p>
              </table:table-cell>
              <table:table-cell office:value-type="float" office:value="566.11">
                <text:p>566.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557.69">
                <text:p>557.69</text:p>
              </table:table-cell>
              <table:table-cell office:value-type="float" office:value="557.69">
                <text:p>557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549.46">
                <text:p>549.46</text:p>
              </table:table-cell>
              <table:table-cell office:value-type="float" office:value="549.46">
                <text:p>549.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541.39">
                <text:p>541.39</text:p>
              </table:table-cell>
              <table:table-cell office:value-type="float" office:value="541.39">
                <text:p>541.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533.49">
                <text:p>533.49</text:p>
              </table:table-cell>
              <table:table-cell office:value-type="float" office:value="533.48">
                <text:p>533.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525.74">
                <text:p>525.74</text:p>
              </table:table-cell>
              <table:table-cell office:value-type="float" office:value="525.73">
                <text:p>525.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518.13">
                <text:p>518.13</text:p>
              </table:table-cell>
              <table:table-cell office:value-type="float" office:value="518.13">
                <text:p>518.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510.67">
                <text:p>510.67</text:p>
              </table:table-cell>
              <table:table-cell office:value-type="float" office:value="510.67">
                <text:p>510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503.34">
                <text:p>503.34</text:p>
              </table:table-cell>
              <table:table-cell office:value-type="float" office:value="503.34">
                <text:p>503.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496.14">
                <text:p>496.14</text:p>
              </table:table-cell>
              <table:table-cell office:value-type="float" office:value="496.14">
                <text:p>496.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489.07">
                <text:p>489.07</text:p>
              </table:table-cell>
              <table:table-cell office:value-type="float" office:value="489.07">
                <text:p>489.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482.12">
                <text:p>482.12</text:p>
              </table:table-cell>
              <table:table-cell office:value-type="float" office:value="482.12">
                <text:p>482.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475.28">
                <text:p>475.28</text:p>
              </table:table-cell>
              <table:table-cell office:value-type="float" office:value="475.28">
                <text:p>475.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468.55">
                <text:p>468.55</text:p>
              </table:table-cell>
              <table:table-cell office:value-type="float" office:value="468.55">
                <text:p>468.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461.94">
                <text:p>461.94</text:p>
              </table:table-cell>
              <table:table-cell office:value-type="float" office:value="461.94">
                <text:p>461.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455.43">
                <text:p>455.43</text:p>
              </table:table-cell>
              <table:table-cell office:value-type="float" office:value="455.43">
                <text:p>455.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449.02">
                <text:p>449.02</text:p>
              </table:table-cell>
              <table:table-cell office:value-type="float" office:value="449.02">
                <text:p>449.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442.71">
                <text:p>442.71</text:p>
              </table:table-cell>
              <table:table-cell office:value-type="float" office:value="442.71">
                <text:p>442.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436.5">
                <text:p>436.5</text:p>
              </table:table-cell>
              <table:table-cell office:value-type="float" office:value="436.5">
                <text:p>436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430.39">
                <text:p>430.39</text:p>
              </table:table-cell>
              <table:table-cell office:value-type="float" office:value="430.39">
                <text:p>430.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424.37">
                <text:p>424.37</text:p>
              </table:table-cell>
              <table:table-cell office:value-type="float" office:value="424.37">
                <text:p>424.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418.44">
                <text:p>418.44</text:p>
              </table:table-cell>
              <table:table-cell office:value-type="float" office:value="418.44">
                <text:p>418.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412.6">
                <text:p>412.6</text:p>
              </table:table-cell>
              <table:table-cell office:value-type="float" office:value="412.6">
                <text:p>412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406.85">
                <text:p>406.85</text:p>
              </table:table-cell>
              <table:table-cell office:value-type="float" office:value="406.85">
                <text:p>406.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401.18">
                <text:p>401.18</text:p>
              </table:table-cell>
              <table:table-cell office:value-type="float" office:value="401.18">
                <text:p>401.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395.6">
                <text:p>395.6</text:p>
              </table:table-cell>
              <table:table-cell office:value-type="float" office:value="395.6">
                <text:p>395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390.1">
                <text:p>390.1</text:p>
              </table:table-cell>
              <table:table-cell office:value-type="float" office:value="390.1">
                <text:p>390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384.68">
                <text:p>384.68</text:p>
              </table:table-cell>
              <table:table-cell office:value-type="float" office:value="384.68">
                <text:p>384.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379.34">
                <text:p>379.34</text:p>
              </table:table-cell>
              <table:table-cell office:value-type="float" office:value="379.34">
                <text:p>379.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374.08">
                <text:p>374.08</text:p>
              </table:table-cell>
              <table:table-cell office:value-type="float" office:value="374.08">
                <text:p>374.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368.9">
                <text:p>368.9</text:p>
              </table:table-cell>
              <table:table-cell office:value-type="float" office:value="368.9">
                <text:p>368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363.79">
                <text:p>363.79</text:p>
              </table:table-cell>
              <table:table-cell office:value-type="float" office:value="363.79">
                <text:p>363.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358.76">
                <text:p>358.76</text:p>
              </table:table-cell>
              <table:table-cell office:value-type="float" office:value="358.76">
                <text:p>358.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353.8">
                <text:p>353.8</text:p>
              </table:table-cell>
              <table:table-cell office:value-type="float" office:value="353.8">
                <text:p>353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348.91">
                <text:p>348.91</text:p>
              </table:table-cell>
              <table:table-cell office:value-type="float" office:value="348.91">
                <text:p>348.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344.09">
                <text:p>344.09</text:p>
              </table:table-cell>
              <table:table-cell office:value-type="float" office:value="344.09">
                <text:p>344.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339.35">
                <text:p>339.35</text:p>
              </table:table-cell>
              <table:table-cell office:value-type="float" office:value="339.35">
                <text:p>339.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334.67">
                <text:p>334.67</text:p>
              </table:table-cell>
              <table:table-cell office:value-type="float" office:value="334.67">
                <text:p>334.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330.06">
                <text:p>330.06</text:p>
              </table:table-cell>
              <table:table-cell office:value-type="float" office:value="330.06">
                <text:p>330.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325.52">
                <text:p>325.52</text:p>
              </table:table-cell>
              <table:table-cell office:value-type="float" office:value="325.52">
                <text:p>325.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321.04">
                <text:p>321.04</text:p>
              </table:table-cell>
              <table:table-cell office:value-type="float" office:value="321.04">
                <text:p>321.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316.63">
                <text:p>316.63</text:p>
              </table:table-cell>
              <table:table-cell office:value-type="float" office:value="316.63">
                <text:p>316.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312.28">
                <text:p>312.28</text:p>
              </table:table-cell>
              <table:table-cell office:value-type="float" office:value="312.28">
                <text:p>312.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307.99">
                <text:p>307.99</text:p>
              </table:table-cell>
              <table:table-cell office:value-type="float" office:value="307.99">
                <text:p>307.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303.77">
                <text:p>303.77</text:p>
              </table:table-cell>
              <table:table-cell office:value-type="float" office:value="303.77">
                <text:p>303.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299.61">
                <text:p>299.61</text:p>
              </table:table-cell>
              <table:table-cell office:value-type="float" office:value="299.61">
                <text:p>299.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295.51">
                <text:p>295.51</text:p>
              </table:table-cell>
              <table:table-cell office:value-type="float" office:value="295.51">
                <text:p>295.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291.46">
                <text:p>291.46</text:p>
              </table:table-cell>
              <table:table-cell office:value-type="float" office:value="291.46">
                <text:p>291.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287.48">
                <text:p>287.48</text:p>
              </table:table-cell>
              <table:table-cell office:value-type="float" office:value="287.48">
                <text:p>287.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283.55">
                <text:p>283.55</text:p>
              </table:table-cell>
              <table:table-cell office:value-type="float" office:value="283.55">
                <text:p>283.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279.68">
                <text:p>279.68</text:p>
              </table:table-cell>
              <table:table-cell office:value-type="float" office:value="279.68">
                <text:p>279.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275.87">
                <text:p>275.87</text:p>
              </table:table-cell>
              <table:table-cell office:value-type="float" office:value="275.87">
                <text:p>275.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272.11">
                <text:p>272.11</text:p>
              </table:table-cell>
              <table:table-cell office:value-type="float" office:value="272.11">
                <text:p>272.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268.41">
                <text:p>268.41</text:p>
              </table:table-cell>
              <table:table-cell office:value-type="float" office:value="268.41">
                <text:p>268.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264.76">
                <text:p>264.76</text:p>
              </table:table-cell>
              <table:table-cell office:value-type="float" office:value="264.76">
                <text:p>264.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261.16">
                <text:p>261.16</text:p>
              </table:table-cell>
              <table:table-cell office:value-type="float" office:value="261.16">
                <text:p>261.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257.61">
                <text:p>257.61</text:p>
              </table:table-cell>
              <table:table-cell office:value-type="float" office:value="257.61">
                <text:p>257.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254.12">
                <text:p>254.12</text:p>
              </table:table-cell>
              <table:table-cell office:value-type="float" office:value="254.12">
                <text:p>254.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250.68">
                <text:p>250.68</text:p>
              </table:table-cell>
              <table:table-cell office:value-type="float" office:value="250.68">
                <text:p>250.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247.28">
                <text:p>247.28</text:p>
              </table:table-cell>
              <table:table-cell office:value-type="float" office:value="247.28">
                <text:p>247.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243.94">
                <text:p>243.94</text:p>
              </table:table-cell>
              <table:table-cell office:value-type="float" office:value="243.94">
                <text:p>243.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240.64">
                <text:p>240.64</text:p>
              </table:table-cell>
              <table:table-cell office:value-type="float" office:value="240.64">
                <text:p>240.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237.39">
                <text:p>237.39</text:p>
              </table:table-cell>
              <table:table-cell office:value-type="float" office:value="237.39">
                <text:p>237.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234.19">
                <text:p>234.19</text:p>
              </table:table-cell>
              <table:table-cell office:value-type="float" office:value="234.19">
                <text:p>234.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231.03">
                <text:p>231.03</text:p>
              </table:table-cell>
              <table:table-cell office:value-type="float" office:value="231.03">
                <text:p>231.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227.92">
                <text:p>227.92</text:p>
              </table:table-cell>
              <table:table-cell office:value-type="float" office:value="227.92">
                <text:p>227.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224.85">
                <text:p>224.85</text:p>
              </table:table-cell>
              <table:table-cell office:value-type="float" office:value="224.85">
                <text:p>224.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221.83">
                <text:p>221.83</text:p>
              </table:table-cell>
              <table:table-cell office:value-type="float" office:value="221.83">
                <text:p>221.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218.85">
                <text:p>218.85</text:p>
              </table:table-cell>
              <table:table-cell office:value-type="float" office:value="218.85">
                <text:p>218.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215.92">
                <text:p>215.92</text:p>
              </table:table-cell>
              <table:table-cell office:value-type="float" office:value="215.92">
                <text:p>215.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213.02">
                <text:p>213.02</text:p>
              </table:table-cell>
              <table:table-cell office:value-type="float" office:value="213.02">
                <text:p>213.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210.17">
                <text:p>210.17</text:p>
              </table:table-cell>
              <table:table-cell office:value-type="float" office:value="210.17">
                <text:p>210.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207.36">
                <text:p>207.36</text:p>
              </table:table-cell>
              <table:table-cell office:value-type="float" office:value="207.36">
                <text:p>207.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204.59">
                <text:p>204.59</text:p>
              </table:table-cell>
              <table:table-cell office:value-type="float" office:value="204.59">
                <text:p>204.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201.86">
                <text:p>201.86</text:p>
              </table:table-cell>
              <table:table-cell office:value-type="float" office:value="201.86">
                <text:p>201.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199.17">
                <text:p>199.17</text:p>
              </table:table-cell>
              <table:table-cell office:value-type="float" office:value="199.17">
                <text:p>199.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196.52">
                <text:p>196.52</text:p>
              </table:table-cell>
              <table:table-cell office:value-type="float" office:value="196.52">
                <text:p>196.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193.9">
                <text:p>193.9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191.33">
                <text:p>191.33</text:p>
              </table:table-cell>
              <table:table-cell office:value-type="float" office:value="191.32">
                <text:p>191.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188.79">
                <text:p>188.79</text:p>
              </table:table-cell>
              <table:table-cell office:value-type="float" office:value="188.78">
                <text:p>188.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186.28">
                <text:p>186.28</text:p>
              </table:table-cell>
              <table:table-cell office:value-type="float" office:value="186.28">
                <text:p>186.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183.81">
                <text:p>183.81</text:p>
              </table:table-cell>
              <table:table-cell office:value-type="float" office:value="183.81">
                <text:p>183.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181.38">
                <text:p>181.38</text:p>
              </table:table-cell>
              <table:table-cell office:value-type="float" office:value="181.38">
                <text:p>181.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178.98">
                <text:p>178.98</text:p>
              </table:table-cell>
              <table:table-cell office:value-type="float" office:value="178.98">
                <text:p>178.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176.62">
                <text:p>176.62</text:p>
              </table:table-cell>
              <table:table-cell office:value-type="float" office:value="176.62">
                <text:p>176.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174.29">
                <text:p>174.29</text:p>
              </table:table-cell>
              <table:table-cell office:value-type="float" office:value="174.29">
                <text:p>174.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171.99">
                <text:p>171.99</text:p>
              </table:table-cell>
              <table:table-cell office:value-type="float" office:value="171.99">
                <text:p>171.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169.73">
                <text:p>169.73</text:p>
              </table:table-cell>
              <table:table-cell office:value-type="float" office:value="169.73">
                <text:p>169.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167.5">
                <text:p>167.5</text:p>
              </table:table-cell>
              <table:table-cell office:value-type="float" office:value="167.49">
                <text:p>167.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165.3">
                <text:p>165.3</text:p>
              </table:table-cell>
              <table:table-cell office:value-type="float" office:value="165.29">
                <text:p>165.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163.13">
                <text:p>163.13</text:p>
              </table:table-cell>
              <table:table-cell office:value-type="float" office:value="163.13">
                <text:p>163.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160.99">
                <text:p>160.99</text:p>
              </table:table-cell>
              <table:table-cell office:value-type="float" office:value="160.99">
                <text:p>160.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158.88">
                <text:p>158.88</text:p>
              </table:table-cell>
              <table:table-cell office:value-type="float" office:value="158.88">
                <text:p>158.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156.8">
                <text:p>156.8</text:p>
              </table:table-cell>
              <table:table-cell office:value-type="float" office:value="156.8">
                <text:p>156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154.76">
                <text:p>154.76</text:p>
              </table:table-cell>
              <table:table-cell office:value-type="float" office:value="154.75">
                <text:p>154.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152.74">
                <text:p>152.74</text:p>
              </table:table-cell>
              <table:table-cell office:value-type="float" office:value="152.74">
                <text:p>152.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150.75">
                <text:p>150.75</text:p>
              </table:table-cell>
              <table:table-cell office:value-type="float" office:value="150.75">
                <text:p>150.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148.78">
                <text:p>148.78</text:p>
              </table:table-cell>
              <table:table-cell office:value-type="float" office:value="148.78">
                <text:p>148.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146.85">
                <text:p>146.85</text:p>
              </table:table-cell>
              <table:table-cell office:value-type="float" office:value="146.85">
                <text:p>146.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144.94">
                <text:p>144.94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143.06">
                <text:p>143.06</text:p>
              </table:table-cell>
              <table:table-cell office:value-type="float" office:value="143.06">
                <text:p>143.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141.21">
                <text:p>141.21</text:p>
              </table:table-cell>
              <table:table-cell office:value-type="float" office:value="141.21">
                <text:p>141.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139.38">
                <text:p>139.38</text:p>
              </table:table-cell>
              <table:table-cell office:value-type="float" office:value="139.38">
                <text:p>139.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137.58">
                <text:p>137.58</text:p>
              </table:table-cell>
              <table:table-cell office:value-type="float" office:value="137.58">
                <text:p>137.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135.8">
                <text:p>135.8</text:p>
              </table:table-cell>
              <table:table-cell office:value-type="float" office:value="135.8">
                <text:p>135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134.05">
                <text:p>134.05</text:p>
              </table:table-cell>
              <table:table-cell office:value-type="float" office:value="134.05">
                <text:p>134.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132.32">
                <text:p>132.32</text:p>
              </table:table-cell>
              <table:table-cell office:value-type="float" office:value="132.32">
                <text:p>132.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130.62">
                <text:p>130.62</text:p>
              </table:table-cell>
              <table:table-cell office:value-type="float" office:value="130.62">
                <text:p>130.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128.94">
                <text:p>128.94</text:p>
              </table:table-cell>
              <table:table-cell office:value-type="float" office:value="128.94">
                <text:p>128.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127.29">
                <text:p>127.29</text:p>
              </table:table-cell>
              <table:table-cell office:value-type="float" office:value="127.29">
                <text:p>127.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125.66">
                <text:p>125.66</text:p>
              </table:table-cell>
              <table:table-cell office:value-type="float" office:value="125.66">
                <text:p>125.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124.05">
                <text:p>124.05</text:p>
              </table:table-cell>
              <table:table-cell office:value-type="float" office:value="124.05">
                <text:p>124.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122.46">
                <text:p>122.46</text:p>
              </table:table-cell>
              <table:table-cell office:value-type="float" office:value="122.46">
                <text:p>122.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120.9">
                <text:p>120.9</text:p>
              </table:table-cell>
              <table:table-cell office:value-type="float" office:value="120.9">
                <text:p>120.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119.36">
                <text:p>119.36</text:p>
              </table:table-cell>
              <table:table-cell office:value-type="float" office:value="119.35">
                <text:p>119.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117.84">
                <text:p>117.84</text:p>
              </table:table-cell>
              <table:table-cell office:value-type="float" office:value="117.83">
                <text:p>117.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116.34">
                <text:p>116.34</text:p>
              </table:table-cell>
              <table:table-cell office:value-type="float" office:value="116.33">
                <text:p>116.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114.86">
                <text:p>114.86</text:p>
              </table:table-cell>
              <table:table-cell office:value-type="float" office:value="114.86">
                <text:p>114.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113.4">
                <text:p>113.4</text:p>
              </table:table-cell>
              <table:table-cell office:value-type="float" office:value="113.4">
                <text:p>113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111.96">
                <text:p>111.96</text:p>
              </table:table-cell>
              <table:table-cell office:value-type="float" office:value="111.96">
                <text:p>111.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110.54">
                <text:p>110.54</text:p>
              </table:table-cell>
              <table:table-cell office:value-type="float" office:value="110.54">
                <text:p>110.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109.15">
                <text:p>109.15</text:p>
              </table:table-cell>
              <table:table-cell office:value-type="float" office:value="109.14">
                <text:p>109.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107.77">
                <text:p>107.77</text:p>
              </table:table-cell>
              <table:table-cell office:value-type="float" office:value="107.77">
                <text:p>107.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106.41">
                <text:p>106.41</text:p>
              </table:table-cell>
              <table:table-cell office:value-type="float" office:value="106.41">
                <text:p>106.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105.07">
                <text:p>105.07</text:p>
              </table:table-cell>
              <table:table-cell office:value-type="float" office:value="105.07">
                <text:p>105.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103.75">
                <text:p>103.75</text:p>
              </table:table-cell>
              <table:table-cell office:value-type="float" office:value="103.74">
                <text:p>103.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102.44">
                <text:p>102.44</text:p>
              </table:table-cell>
              <table:table-cell office:value-type="float" office:value="102.44">
                <text:p>102.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101.16">
                <text:p>101.16</text:p>
              </table:table-cell>
              <table:table-cell office:value-type="float" office:value="101.16">
                <text:p>101.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99.888">
                <text:p>99.888</text:p>
              </table:table-cell>
              <table:table-cell office:value-type="float" office:value="99.887">
                <text:p>99.8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98.638">
                <text:p>98.638</text:p>
              </table:table-cell>
              <table:table-cell office:value-type="float" office:value="98.637">
                <text:p>98.6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97.405">
                <text:p>97.405</text:p>
              </table:table-cell>
              <table:table-cell office:value-type="float" office:value="97.404">
                <text:p>97.4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96.189">
                <text:p>96.189</text:p>
              </table:table-cell>
              <table:table-cell office:value-type="float" office:value="96.188">
                <text:p>96.1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94.989">
                <text:p>94.989</text:p>
              </table:table-cell>
              <table:table-cell office:value-type="float" office:value="94.989">
                <text:p>94.9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93.807">
                <text:p>93.807</text:p>
              </table:table-cell>
              <table:table-cell office:value-type="float" office:value="93.806">
                <text:p>93.8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92.64">
                <text:p>92.64</text:p>
              </table:table-cell>
              <table:table-cell office:value-type="float" office:value="92.639">
                <text:p>92.6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91.49">
                <text:p>91.49</text:p>
              </table:table-cell>
              <table:table-cell office:value-type="float" office:value="91.489">
                <text:p>91.4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90.355">
                <text:p>90.355</text:p>
              </table:table-cell>
              <table:table-cell office:value-type="float" office:value="90.354">
                <text:p>90.3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89.236">
                <text:p>89.236</text:p>
              </table:table-cell>
              <table:table-cell office:value-type="float" office:value="89.235">
                <text:p>89.2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88.132">
                <text:p>88.132</text:p>
              </table:table-cell>
              <table:table-cell office:value-type="float" office:value="88.131">
                <text:p>88.1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87.043">
                <text:p>87.043</text:p>
              </table:table-cell>
              <table:table-cell office:value-type="float" office:value="87.042">
                <text:p>87.0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85.969">
                <text:p>85.969</text:p>
              </table:table-cell>
              <table:table-cell office:value-type="float" office:value="85.969">
                <text:p>85.9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84.91">
                <text:p>84.91</text:p>
              </table:table-cell>
              <table:table-cell office:value-type="float" office:value="84.909">
                <text:p>84.9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83.866">
                <text:p>83.866</text:p>
              </table:table-cell>
              <table:table-cell office:value-type="float" office:value="83.865">
                <text:p>83.8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82.835">
                <text:p>82.835</text:p>
              </table:table-cell>
              <table:table-cell office:value-type="float" office:value="82.834">
                <text:p>82.8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81.819">
                <text:p>81.819</text:p>
              </table:table-cell>
              <table:table-cell office:value-type="float" office:value="81.818">
                <text:p>81.8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80.816">
                <text:p>80.816</text:p>
              </table:table-cell>
              <table:table-cell office:value-type="float" office:value="80.816">
                <text:p>80.8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79.828">
                <text:p>79.828</text:p>
              </table:table-cell>
              <table:table-cell office:value-type="float" office:value="79.827">
                <text:p>79.8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78.852">
                <text:p>78.852</text:p>
              </table:table-cell>
              <table:table-cell office:value-type="float" office:value="78.851">
                <text:p>78.8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77.89">
                <text:p>77.89</text:p>
              </table:table-cell>
              <table:table-cell office:value-type="float" office:value="77.889">
                <text:p>77.8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76.941">
                <text:p>76.941</text:p>
              </table:table-cell>
              <table:table-cell office:value-type="float" office:value="76.94">
                <text:p>76.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76.005">
                <text:p>76.005</text:p>
              </table:table-cell>
              <table:table-cell office:value-type="float" office:value="76.004">
                <text:p>76.0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75.081">
                <text:p>75.081</text:p>
              </table:table-cell>
              <table:table-cell office:value-type="float" office:value="75.08">
                <text:p>75.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74.17">
                <text:p>74.17</text:p>
              </table:table-cell>
              <table:table-cell office:value-type="float" office:value="74.169">
                <text:p>74.1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73.271">
                <text:p>73.271</text:p>
              </table:table-cell>
              <table:table-cell office:value-type="float" office:value="73.271">
                <text:p>73.2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72.385">
                <text:p>72.385</text:p>
              </table:table-cell>
              <table:table-cell office:value-type="float" office:value="72.384">
                <text:p>72.3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71.51">
                <text:p>71.51</text:p>
              </table:table-cell>
              <table:table-cell office:value-type="float" office:value="71.509">
                <text:p>71.5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70.647">
                <text:p>70.647</text:p>
              </table:table-cell>
              <table:table-cell office:value-type="float" office:value="70.647">
                <text:p>70.6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69.796">
                <text:p>69.796</text:p>
              </table:table-cell>
              <table:table-cell office:value-type="float" office:value="69.795">
                <text:p>69.7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839cm" svg:y="0.316cm" chart:style-name="ch2">
          <text:p>thrombin comparison</text:p>
        </chart:title>
        <chart:legend chart:legend-position="end" svg:x="13.252cm" svg:y="3.954cm" style:legend-expansion="high" chart:style-name="ch3"/>
        <chart:plot-area chart:style-name="ch4" table:cell-range-address="'30 percent'.A2:'30 percent'.A202 '30 percent'.C1:'30 percent'.C202 '30 percent'.J1:'30 percent'.J202" chart:data-source-has-labels="row" svg:x="0.769cm" svg:y="1.635cm" svg:width="11.845cm" svg:height="6.77cm">
          <chartooo:coordinate-region svg:x="1.576cm" svg:y="1.834cm" svg:width="10.666cm" svg:height="5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 percent'.C2:'30 percent'.C202" chart:label-cell-address="'30 percent'.C1:'30 percent'.C1" chart:class="chart:scatter">
            <chart:domain table:cell-range-address="'30 percent'.A2:'30 percent'.A202"/>
            <chart:data-point chart:repeated="201"/>
          </chart:series>
          <chart:series chart:style-name="ch8" chart:values-cell-range-address="'30 percent'.J2:'30 percent'.J202" chart:label-cell-address="'30 percent'.J1:'30 percent'.J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a</text:p>
                <draw:g>
                  <svg:desc>'30 percent'.C1:'30 percent'.C1</svg:desc>
                </draw:g>
              </table:table-cell>
              <table:table-cell office:value-type="string">
                <text:p>noapc Iia</text:p>
                <draw:g>
                  <svg:desc>'30 percent'.J1:'30 percent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percent'.A2:'30 percent'.A202</svg:desc>
                </draw:g>
              </table:table-cell>
              <table:table-cell office:value-type="float" office:value="0">
                <text:p>0</text:p>
                <draw:g>
                  <svg:desc>'30 percent'.C2:'30 percent'.C202</svg:desc>
                </draw:g>
              </table:table-cell>
              <table:table-cell office:value-type="float" office:value="0">
                <text:p>0</text:p>
                <draw:g>
                  <svg:desc>'30 percent'.J2:'30 percent'.J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25468">
                <text:p>0.025468</text:p>
              </table:table-cell>
              <table:table-cell office:value-type="float" office:value="0.025475">
                <text:p>0.025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10309">
                <text:p>0.10309</text:p>
              </table:table-cell>
              <table:table-cell office:value-type="float" office:value="0.10311">
                <text:p>0.10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20444">
                <text:p>0.20444</text:p>
              </table:table-cell>
              <table:table-cell office:value-type="float" office:value="0.20446">
                <text:p>0.20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37649">
                <text:p>0.37649</text:p>
              </table:table-cell>
              <table:table-cell office:value-type="float" office:value="0.37651">
                <text:p>0.37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80466">
                <text:p>0.80466</text:p>
              </table:table-cell>
              <table:table-cell office:value-type="float" office:value="0.80471">
                <text:p>0.80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2.0807">
                <text:p>2.0807</text:p>
              </table:table-cell>
              <table:table-cell office:value-type="float" office:value="2.0809">
                <text:p>2.0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6.8168">
                <text:p>6.8168</text:p>
              </table:table-cell>
              <table:table-cell office:value-type="float" office:value="6.8174">
                <text:p>6.8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18.969">
                <text:p>18.969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41.628">
                <text:p>41.628</text:p>
              </table:table-cell>
              <table:table-cell office:value-type="float" office:value="41.63">
                <text:p>41.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72.19">
                <text:p>72.19</text:p>
              </table:table-cell>
              <table:table-cell office:value-type="float" office:value="72.192">
                <text:p>72.1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103.6">
                <text:p>103.6</text:p>
              </table:table-cell>
              <table:table-cell office:value-type="float" office:value="103.6">
                <text:p>103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132.91">
                <text:p>132.91</text:p>
              </table:table-cell>
              <table:table-cell office:value-type="float" office:value="132.91">
                <text:p>132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157.6">
                <text:p>157.6</text:p>
              </table:table-cell>
              <table:table-cell office:value-type="float" office:value="157.6">
                <text:p>157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76.91">
                <text:p>176.91</text:p>
              </table:table-cell>
              <table:table-cell office:value-type="float" office:value="176.91">
                <text:p>176.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191.14">
                <text:p>191.14</text:p>
              </table:table-cell>
              <table:table-cell office:value-type="float" office:value="191.14">
                <text:p>191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201.08">
                <text:p>201.08</text:p>
              </table:table-cell>
              <table:table-cell office:value-type="float" office:value="201.08">
                <text:p>201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207.6">
                <text:p>207.6</text:p>
              </table:table-cell>
              <table:table-cell office:value-type="float" office:value="207.6">
                <text:p>207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211.49">
                <text:p>211.49</text:p>
              </table:table-cell>
              <table:table-cell office:value-type="float" office:value="211.49">
                <text:p>211.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213.41">
                <text:p>213.41</text:p>
              </table:table-cell>
              <table:table-cell office:value-type="float" office:value="213.4">
                <text:p>213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213.86">
                <text:p>213.86</text:p>
              </table:table-cell>
              <table:table-cell office:value-type="float" office:value="213.86">
                <text:p>213.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213.24">
                <text:p>213.24</text:p>
              </table:table-cell>
              <table:table-cell office:value-type="float" office:value="213.24">
                <text:p>213.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211.87">
                <text:p>211.87</text:p>
              </table:table-cell>
              <table:table-cell office:value-type="float" office:value="211.86">
                <text:p>211.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209.95">
                <text:p>209.95</text:p>
              </table:table-cell>
              <table:table-cell office:value-type="float" office:value="209.95">
                <text:p>209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207.66">
                <text:p>207.66</text:p>
              </table:table-cell>
              <table:table-cell office:value-type="float" office:value="207.66">
                <text:p>207.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205.13">
                <text:p>205.13</text:p>
              </table:table-cell>
              <table:table-cell office:value-type="float" office:value="205.13">
                <text:p>205.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202.44">
                <text:p>202.44</text:p>
              </table:table-cell>
              <table:table-cell office:value-type="float" office:value="202.44">
                <text:p>202.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199.67">
                <text:p>199.67</text:p>
              </table:table-cell>
              <table:table-cell office:value-type="float" office:value="199.67">
                <text:p>199.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96.87">
                <text:p>196.87</text:p>
              </table:table-cell>
              <table:table-cell office:value-type="float" office:value="196.87">
                <text:p>196.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194.07">
                <text:p>194.07</text:p>
              </table:table-cell>
              <table:table-cell office:value-type="float" office:value="194.07">
                <text:p>194.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91.29">
                <text:p>191.29</text:p>
              </table:table-cell>
              <table:table-cell office:value-type="float" office:value="191.29">
                <text:p>191.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88.55">
                <text:p>188.55</text:p>
              </table:table-cell>
              <table:table-cell office:value-type="float" office:value="188.55">
                <text:p>188.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85.87">
                <text:p>185.87</text:p>
              </table:table-cell>
              <table:table-cell office:value-type="float" office:value="185.87">
                <text:p>185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83.24">
                <text:p>183.24</text:p>
              </table:table-cell>
              <table:table-cell office:value-type="float" office:value="183.24">
                <text:p>183.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80.68">
                <text:p>180.68</text:p>
              </table:table-cell>
              <table:table-cell office:value-type="float" office:value="180.68">
                <text:p>180.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78.19">
                <text:p>178.19</text:p>
              </table:table-cell>
              <table:table-cell office:value-type="float" office:value="178.19">
                <text:p>178.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75.76">
                <text:p>175.76</text:p>
              </table:table-cell>
              <table:table-cell office:value-type="float" office:value="175.76">
                <text:p>175.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73.39">
                <text:p>173.39</text:p>
              </table:table-cell>
              <table:table-cell office:value-type="float" office:value="173.39">
                <text:p>173.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71.08">
                <text:p>171.08</text:p>
              </table:table-cell>
              <table:table-cell office:value-type="float" office:value="171.08">
                <text:p>171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168.84">
                <text:p>168.84</text:p>
              </table:table-cell>
              <table:table-cell office:value-type="float" office:value="168.83">
                <text:p>168.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166.64">
                <text:p>166.64</text:p>
              </table:table-cell>
              <table:table-cell office:value-type="float" office:value="166.64">
                <text:p>166.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164.51">
                <text:p>164.51</text:p>
              </table:table-cell>
              <table:table-cell office:value-type="float" office:value="164.5">
                <text:p>164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162.42">
                <text:p>162.42</text:p>
              </table:table-cell>
              <table:table-cell office:value-type="float" office:value="162.42">
                <text:p>162.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160.38">
                <text:p>160.38</text:p>
              </table:table-cell>
              <table:table-cell office:value-type="float" office:value="160.38">
                <text:p>160.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158.38">
                <text:p>158.38</text:p>
              </table:table-cell>
              <table:table-cell office:value-type="float" office:value="158.38">
                <text:p>158.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156.43">
                <text:p>156.43</text:p>
              </table:table-cell>
              <table:table-cell office:value-type="float" office:value="156.43">
                <text:p>156.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154.52">
                <text:p>154.52</text:p>
              </table:table-cell>
              <table:table-cell office:value-type="float" office:value="154.52">
                <text:p>154.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152.64">
                <text:p>152.64</text:p>
              </table:table-cell>
              <table:table-cell office:value-type="float" office:value="152.64">
                <text:p>152.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150.8">
                <text:p>150.8</text:p>
              </table:table-cell>
              <table:table-cell office:value-type="float" office:value="150.8">
                <text:p>150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148.99">
                <text:p>148.99</text:p>
              </table:table-cell>
              <table:table-cell office:value-type="float" office:value="148.99">
                <text:p>148.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147.21">
                <text:p>147.21</text:p>
              </table:table-cell>
              <table:table-cell office:value-type="float" office:value="147.21">
                <text:p>147.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145.46">
                <text:p>145.46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143.74">
                <text:p>143.74</text:p>
              </table:table-cell>
              <table:table-cell office:value-type="float" office:value="143.74">
                <text:p>143.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142.04">
                <text:p>142.04</text:p>
              </table:table-cell>
              <table:table-cell office:value-type="float" office:value="142.04">
                <text:p>142.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140.37">
                <text:p>140.37</text:p>
              </table:table-cell>
              <table:table-cell office:value-type="float" office:value="140.37">
                <text:p>140.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138.72">
                <text:p>138.72</text:p>
              </table:table-cell>
              <table:table-cell office:value-type="float" office:value="138.72">
                <text:p>138.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137.1">
                <text:p>137.1</text:p>
              </table:table-cell>
              <table:table-cell office:value-type="float" office:value="137.09">
                <text:p>137.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135.49">
                <text:p>135.49</text:p>
              </table:table-cell>
              <table:table-cell office:value-type="float" office:value="135.49">
                <text:p>135.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133.91">
                <text:p>133.91</text:p>
              </table:table-cell>
              <table:table-cell office:value-type="float" office:value="133.9">
                <text:p>133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132.34">
                <text:p>132.34</text:p>
              </table:table-cell>
              <table:table-cell office:value-type="float" office:value="132.34">
                <text:p>132.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130.79">
                <text:p>130.79</text:p>
              </table:table-cell>
              <table:table-cell office:value-type="float" office:value="130.79">
                <text:p>130.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129.26">
                <text:p>129.26</text:p>
              </table:table-cell>
              <table:table-cell office:value-type="float" office:value="129.26">
                <text:p>129.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127.75">
                <text:p>127.75</text:p>
              </table:table-cell>
              <table:table-cell office:value-type="float" office:value="127.75">
                <text:p>127.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126.26">
                <text:p>126.26</text:p>
              </table:table-cell>
              <table:table-cell office:value-type="float" office:value="126.26">
                <text:p>126.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124.78">
                <text:p>124.78</text:p>
              </table:table-cell>
              <table:table-cell office:value-type="float" office:value="124.78">
                <text:p>124.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123.32">
                <text:p>123.32</text:p>
              </table:table-cell>
              <table:table-cell office:value-type="float" office:value="123.32">
                <text:p>123.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121.87">
                <text:p>121.87</text:p>
              </table:table-cell>
              <table:table-cell office:value-type="float" office:value="121.87">
                <text:p>121.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120.44">
                <text:p>120.44</text:p>
              </table:table-cell>
              <table:table-cell office:value-type="float" office:value="120.44">
                <text:p>120.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119.03">
                <text:p>119.03</text:p>
              </table:table-cell>
              <table:table-cell office:value-type="float" office:value="119.02">
                <text:p>119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117.63">
                <text:p>117.63</text:p>
              </table:table-cell>
              <table:table-cell office:value-type="float" office:value="117.62">
                <text:p>117.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116.24">
                <text:p>116.24</text:p>
              </table:table-cell>
              <table:table-cell office:value-type="float" office:value="116.24">
                <text:p>116.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114.87">
                <text:p>114.87</text:p>
              </table:table-cell>
              <table:table-cell office:value-type="float" office:value="114.86">
                <text:p>114.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113.51">
                <text:p>113.51</text:p>
              </table:table-cell>
              <table:table-cell office:value-type="float" office:value="113.51">
                <text:p>113.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112.16">
                <text:p>112.16</text:p>
              </table:table-cell>
              <table:table-cell office:value-type="float" office:value="112.16">
                <text:p>112.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110.83">
                <text:p>110.83</text:p>
              </table:table-cell>
              <table:table-cell office:value-type="float" office:value="110.83">
                <text:p>110.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109.52">
                <text:p>109.52</text:p>
              </table:table-cell>
              <table:table-cell office:value-type="float" office:value="109.51">
                <text:p>109.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108.21">
                <text:p>108.21</text:p>
              </table:table-cell>
              <table:table-cell office:value-type="float" office:value="108.21">
                <text:p>108.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106.92">
                <text:p>106.92</text:p>
              </table:table-cell>
              <table:table-cell office:value-type="float" office:value="106.92">
                <text:p>106.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105.65">
                <text:p>105.65</text:p>
              </table:table-cell>
              <table:table-cell office:value-type="float" office:value="105.64">
                <text:p>105.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104.38">
                <text:p>104.38</text:p>
              </table:table-cell>
              <table:table-cell office:value-type="float" office:value="104.38">
                <text:p>104.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103.13">
                <text:p>103.13</text:p>
              </table:table-cell>
              <table:table-cell office:value-type="float" office:value="103.13">
                <text:p>103.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101.89">
                <text:p>101.89</text:p>
              </table:table-cell>
              <table:table-cell office:value-type="float" office:value="101.89">
                <text:p>101.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100.67">
                <text:p>100.67</text:p>
              </table:table-cell>
              <table:table-cell office:value-type="float" office:value="100.66">
                <text:p>100.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99.453">
                <text:p>99.453</text:p>
              </table:table-cell>
              <table:table-cell office:value-type="float" office:value="99.449">
                <text:p>99.4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98.252">
                <text:p>98.252</text:p>
              </table:table-cell>
              <table:table-cell office:value-type="float" office:value="98.249">
                <text:p>98.2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97.064">
                <text:p>97.064</text:p>
              </table:table-cell>
              <table:table-cell office:value-type="float" office:value="97.061">
                <text:p>97.0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95.889">
                <text:p>95.889</text:p>
              </table:table-cell>
              <table:table-cell office:value-type="float" office:value="95.885">
                <text:p>95.8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94.725">
                <text:p>94.725</text:p>
              </table:table-cell>
              <table:table-cell office:value-type="float" office:value="94.722">
                <text:p>94.7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93.574">
                <text:p>93.574</text:p>
              </table:table-cell>
              <table:table-cell office:value-type="float" office:value="93.571">
                <text:p>93.5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92.436">
                <text:p>92.436</text:p>
              </table:table-cell>
              <table:table-cell office:value-type="float" office:value="92.432">
                <text:p>92.4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91.309">
                <text:p>91.309</text:p>
              </table:table-cell>
              <table:table-cell office:value-type="float" office:value="91.305">
                <text:p>91.3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90.194">
                <text:p>90.194</text:p>
              </table:table-cell>
              <table:table-cell office:value-type="float" office:value="90.19">
                <text:p>90.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89.091">
                <text:p>89.091</text:p>
              </table:table-cell>
              <table:table-cell office:value-type="float" office:value="89.087">
                <text:p>89.0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88">
                <text:p>88</text:p>
              </table:table-cell>
              <table:table-cell office:value-type="float" office:value="87.996">
                <text:p>87.9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86.921">
                <text:p>86.921</text:p>
              </table:table-cell>
              <table:table-cell office:value-type="float" office:value="86.917">
                <text:p>86.9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85.854">
                <text:p>85.854</text:p>
              </table:table-cell>
              <table:table-cell office:value-type="float" office:value="85.85">
                <text:p>85.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84.798">
                <text:p>84.798</text:p>
              </table:table-cell>
              <table:table-cell office:value-type="float" office:value="84.794">
                <text:p>84.7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83.754">
                <text:p>83.754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82.721">
                <text:p>82.721</text:p>
              </table:table-cell>
              <table:table-cell office:value-type="float" office:value="82.717">
                <text:p>82.7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81.7">
                <text:p>81.7</text:p>
              </table:table-cell>
              <table:table-cell office:value-type="float" office:value="81.695">
                <text:p>81.6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80.689">
                <text:p>80.689</text:p>
              </table:table-cell>
              <table:table-cell office:value-type="float" office:value="80.685">
                <text:p>80.6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79.691">
                <text:p>79.691</text:p>
              </table:table-cell>
              <table:table-cell office:value-type="float" office:value="79.687">
                <text:p>79.6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78.703">
                <text:p>78.703</text:p>
              </table:table-cell>
              <table:table-cell office:value-type="float" office:value="78.699">
                <text:p>78.6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77.727">
                <text:p>77.727</text:p>
              </table:table-cell>
              <table:table-cell office:value-type="float" office:value="77.722">
                <text:p>77.7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76.761">
                <text:p>76.761</text:p>
              </table:table-cell>
              <table:table-cell office:value-type="float" office:value="76.757">
                <text:p>76.7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75.806">
                <text:p>75.806</text:p>
              </table:table-cell>
              <table:table-cell office:value-type="float" office:value="75.802">
                <text:p>75.8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74.863">
                <text:p>74.863</text:p>
              </table:table-cell>
              <table:table-cell office:value-type="float" office:value="74.858">
                <text:p>74.8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73.93">
                <text:p>73.93</text:p>
              </table:table-cell>
              <table:table-cell office:value-type="float" office:value="73.925">
                <text:p>73.9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73.007">
                <text:p>73.007</text:p>
              </table:table-cell>
              <table:table-cell office:value-type="float" office:value="73.003">
                <text:p>73.0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72.095">
                <text:p>72.095</text:p>
              </table:table-cell>
              <table:table-cell office:value-type="float" office:value="72.091">
                <text:p>72.0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71.194">
                <text:p>71.194</text:p>
              </table:table-cell>
              <table:table-cell office:value-type="float" office:value="71.19">
                <text:p>71.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70.303">
                <text:p>70.303</text:p>
              </table:table-cell>
              <table:table-cell office:value-type="float" office:value="70.299">
                <text:p>70.2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69.423">
                <text:p>69.423</text:p>
              </table:table-cell>
              <table:table-cell office:value-type="float" office:value="69.419">
                <text:p>69.4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68.552">
                <text:p>68.552</text:p>
              </table:table-cell>
              <table:table-cell office:value-type="float" office:value="68.548">
                <text:p>68.5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67.692">
                <text:p>67.692</text:p>
              </table:table-cell>
              <table:table-cell office:value-type="float" office:value="67.688">
                <text:p>67.6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66.842">
                <text:p>66.842</text:p>
              </table:table-cell>
              <table:table-cell office:value-type="float" office:value="66.838">
                <text:p>66.8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66.002">
                <text:p>66.002</text:p>
              </table:table-cell>
              <table:table-cell office:value-type="float" office:value="65.998">
                <text:p>65.9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65.172">
                <text:p>65.172</text:p>
              </table:table-cell>
              <table:table-cell office:value-type="float" office:value="65.167">
                <text:p>65.1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64.351">
                <text:p>64.351</text:p>
              </table:table-cell>
              <table:table-cell office:value-type="float" office:value="64.347">
                <text:p>64.3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63.54">
                <text:p>63.54</text:p>
              </table:table-cell>
              <table:table-cell office:value-type="float" office:value="63.536">
                <text:p>63.5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62.739">
                <text:p>62.739</text:p>
              </table:table-cell>
              <table:table-cell office:value-type="float" office:value="62.735">
                <text:p>62.7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61.947">
                <text:p>61.947</text:p>
              </table:table-cell>
              <table:table-cell office:value-type="float" office:value="61.943">
                <text:p>61.9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61.165">
                <text:p>61.165</text:p>
              </table:table-cell>
              <table:table-cell office:value-type="float" office:value="61.161">
                <text:p>61.1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60.392">
                <text:p>60.392</text:p>
              </table:table-cell>
              <table:table-cell office:value-type="float" office:value="60.388">
                <text:p>60.3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59.629">
                <text:p>59.629</text:p>
              </table:table-cell>
              <table:table-cell office:value-type="float" office:value="59.624">
                <text:p>59.6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58.874">
                <text:p>58.874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58.129">
                <text:p>58.129</text:p>
              </table:table-cell>
              <table:table-cell office:value-type="float" office:value="58.124">
                <text:p>58.1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57.392">
                <text:p>57.392</text:p>
              </table:table-cell>
              <table:table-cell office:value-type="float" office:value="57.388">
                <text:p>57.3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56.665">
                <text:p>56.665</text:p>
              </table:table-cell>
              <table:table-cell office:value-type="float" office:value="56.66">
                <text:p>56.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55.946">
                <text:p>55.946</text:p>
              </table:table-cell>
              <table:table-cell office:value-type="float" office:value="55.942">
                <text:p>55.9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55.236">
                <text:p>55.236</text:p>
              </table:table-cell>
              <table:table-cell office:value-type="float" office:value="55.232">
                <text:p>55.2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54.534">
                <text:p>54.534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53.842">
                <text:p>53.842</text:p>
              </table:table-cell>
              <table:table-cell office:value-type="float" office:value="53.837">
                <text:p>53.8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53.157">
                <text:p>53.157</text:p>
              </table:table-cell>
              <table:table-cell office:value-type="float" office:value="53.153">
                <text:p>53.1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52.481">
                <text:p>52.481</text:p>
              </table:table-cell>
              <table:table-cell office:value-type="float" office:value="52.477">
                <text:p>52.4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51.813">
                <text:p>51.813</text:p>
              </table:table-cell>
              <table:table-cell office:value-type="float" office:value="51.809">
                <text:p>51.8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51.154">
                <text:p>51.154</text:p>
              </table:table-cell>
              <table:table-cell office:value-type="float" office:value="51.15">
                <text:p>51.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50.502">
                <text:p>50.502</text:p>
              </table:table-cell>
              <table:table-cell office:value-type="float" office:value="50.498">
                <text:p>50.4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49.859">
                <text:p>49.859</text:p>
              </table:table-cell>
              <table:table-cell office:value-type="float" office:value="49.855">
                <text:p>49.8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49.223">
                <text:p>49.223</text:p>
              </table:table-cell>
              <table:table-cell office:value-type="float" office:value="49.219">
                <text:p>49.2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48.595">
                <text:p>48.595</text:p>
              </table:table-cell>
              <table:table-cell office:value-type="float" office:value="48.591">
                <text:p>48.5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47.975">
                <text:p>47.975</text:p>
              </table:table-cell>
              <table:table-cell office:value-type="float" office:value="47.971">
                <text:p>47.9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47.363">
                <text:p>47.363</text:p>
              </table:table-cell>
              <table:table-cell office:value-type="float" office:value="47.359">
                <text:p>47.3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46.758">
                <text:p>46.758</text:p>
              </table:table-cell>
              <table:table-cell office:value-type="float" office:value="46.755">
                <text:p>46.7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46.161">
                <text:p>46.161</text:p>
              </table:table-cell>
              <table:table-cell office:value-type="float" office:value="46.157">
                <text:p>46.1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45.571">
                <text:p>45.571</text:p>
              </table:table-cell>
              <table:table-cell office:value-type="float" office:value="45.568">
                <text:p>45.5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44.989">
                <text:p>44.989</text:p>
              </table:table-cell>
              <table:table-cell office:value-type="float" office:value="44.985">
                <text:p>44.9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44.414">
                <text:p>44.414</text:p>
              </table:table-cell>
              <table:table-cell office:value-type="float" office:value="44.41">
                <text:p>44.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43.846">
                <text:p>43.846</text:p>
              </table:table-cell>
              <table:table-cell office:value-type="float" office:value="43.842">
                <text:p>43.8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43.285">
                <text:p>43.285</text:p>
              </table:table-cell>
              <table:table-cell office:value-type="float" office:value="43.281">
                <text:p>43.2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42.731">
                <text:p>42.731</text:p>
              </table:table-cell>
              <table:table-cell office:value-type="float" office:value="42.727">
                <text:p>42.7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42.184">
                <text:p>42.184</text:p>
              </table:table-cell>
              <table:table-cell office:value-type="float" office:value="42.18">
                <text:p>42.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41.644">
                <text:p>41.644</text:p>
              </table:table-cell>
              <table:table-cell office:value-type="float" office:value="41.64">
                <text:p>41.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41.111">
                <text:p>41.111</text:p>
              </table:table-cell>
              <table:table-cell office:value-type="float" office:value="41.107">
                <text:p>41.1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40.584">
                <text:p>40.584</text:p>
              </table:table-cell>
              <table:table-cell office:value-type="float" office:value="40.58">
                <text:p>40.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40.064">
                <text:p>40.064</text:p>
              </table:table-cell>
              <table:table-cell office:value-type="float" office:value="40.06">
                <text:p>40.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39.551">
                <text:p>39.551</text:p>
              </table:table-cell>
              <table:table-cell office:value-type="float" office:value="39.547">
                <text:p>39.5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39.044">
                <text:p>39.044</text:p>
              </table:table-cell>
              <table:table-cell office:value-type="float" office:value="39.04">
                <text:p>39.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38.543">
                <text:p>38.543</text:p>
              </table:table-cell>
              <table:table-cell office:value-type="float" office:value="38.539">
                <text:p>38.5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38.049">
                <text:p>38.049</text:p>
              </table:table-cell>
              <table:table-cell office:value-type="float" office:value="38.045">
                <text:p>38.0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37.561">
                <text:p>37.561</text:p>
              </table:table-cell>
              <table:table-cell office:value-type="float" office:value="37.557">
                <text:p>37.5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37.079">
                <text:p>37.079</text:p>
              </table:table-cell>
              <table:table-cell office:value-type="float" office:value="37.075">
                <text:p>37.0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36.603">
                <text:p>36.603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36.133">
                <text:p>36.133</text:p>
              </table:table-cell>
              <table:table-cell office:value-type="float" office:value="36.13">
                <text:p>36.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35.67">
                <text:p>35.67</text:p>
              </table:table-cell>
              <table:table-cell office:value-type="float" office:value="35.666">
                <text:p>35.6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35.212">
                <text:p>35.212</text:p>
              </table:table-cell>
              <table:table-cell office:value-type="float" office:value="35.208">
                <text:p>35.2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34.76">
                <text:p>34.76</text:p>
              </table:table-cell>
              <table:table-cell office:value-type="float" office:value="34.756">
                <text:p>34.7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34.313">
                <text:p>34.313</text:p>
              </table:table-cell>
              <table:table-cell office:value-type="float" office:value="34.31">
                <text:p>34.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33.873">
                <text:p>33.873</text:p>
              </table:table-cell>
              <table:table-cell office:value-type="float" office:value="33.869">
                <text:p>33.8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33.438">
                <text:p>33.438</text:p>
              </table:table-cell>
              <table:table-cell office:value-type="float" office:value="33.434">
                <text:p>33.4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33.008">
                <text:p>33.008</text:p>
              </table:table-cell>
              <table:table-cell office:value-type="float" office:value="33.005">
                <text:p>33.0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32.584">
                <text:p>32.584</text:p>
              </table:table-cell>
              <table:table-cell office:value-type="float" office:value="32.581">
                <text:p>32.5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32.166">
                <text:p>32.166</text:p>
              </table:table-cell>
              <table:table-cell office:value-type="float" office:value="32.162">
                <text:p>32.1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31.753">
                <text:p>31.753</text:p>
              </table:table-cell>
              <table:table-cell office:value-type="float" office:value="31.749">
                <text:p>31.7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31.345">
                <text:p>31.345</text:p>
              </table:table-cell>
              <table:table-cell office:value-type="float" office:value="31.341">
                <text:p>31.3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30.942">
                <text:p>30.942</text:p>
              </table:table-cell>
              <table:table-cell office:value-type="float" office:value="30.939">
                <text:p>30.9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30.544">
                <text:p>30.544</text:p>
              </table:table-cell>
              <table:table-cell office:value-type="float" office:value="30.541">
                <text:p>30.5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30.152">
                <text:p>30.152</text:p>
              </table:table-cell>
              <table:table-cell office:value-type="float" office:value="30.149">
                <text:p>30.1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29.764">
                <text:p>29.764</text:p>
              </table:table-cell>
              <table:table-cell office:value-type="float" office:value="29.761">
                <text:p>29.7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29.382">
                <text:p>29.382</text:p>
              </table:table-cell>
              <table:table-cell office:value-type="float" office:value="29.379">
                <text:p>29.3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29.004">
                <text:p>29.004</text:p>
              </table:table-cell>
              <table:table-cell office:value-type="float" office:value="29.001">
                <text:p>29.0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28.631">
                <text:p>28.631</text:p>
              </table:table-cell>
              <table:table-cell office:value-type="float" office:value="28.628">
                <text:p>28.6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28.263">
                <text:p>28.263</text:p>
              </table:table-cell>
              <table:table-cell office:value-type="float" office:value="28.26">
                <text:p>28.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27.9">
                <text:p>27.9</text:p>
              </table:table-cell>
              <table:table-cell office:value-type="float" office:value="27.897">
                <text:p>27.8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27.542">
                <text:p>27.542</text:p>
              </table:table-cell>
              <table:table-cell office:value-type="float" office:value="27.539">
                <text:p>27.5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27.188">
                <text:p>27.188</text:p>
              </table:table-cell>
              <table:table-cell office:value-type="float" office:value="27.185">
                <text:p>27.1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26.838">
                <text:p>26.838</text:p>
              </table:table-cell>
              <table:table-cell office:value-type="float" office:value="26.835">
                <text:p>26.8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26.493">
                <text:p>26.493</text:p>
              </table:table-cell>
              <table:table-cell office:value-type="float" office:value="26.491">
                <text:p>26.4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26.153">
                <text:p>26.153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25.817">
                <text:p>25.817</text:p>
              </table:table-cell>
              <table:table-cell office:value-type="float" office:value="25.814">
                <text:p>25.8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25.485">
                <text:p>25.485</text:p>
              </table:table-cell>
              <table:table-cell office:value-type="float" office:value="25.482">
                <text:p>25.4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25.158">
                <text:p>25.158</text:p>
              </table:table-cell>
              <table:table-cell office:value-type="float" office:value="25.155">
                <text:p>25.1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24.835">
                <text:p>24.835</text:p>
              </table:table-cell>
              <table:table-cell office:value-type="float" office:value="24.832">
                <text:p>24.8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24.516">
                <text:p>24.516</text:p>
              </table:table-cell>
              <table:table-cell office:value-type="float" office:value="24.513">
                <text:p>24.5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24.201">
                <text:p>24.201</text:p>
              </table:table-cell>
              <table:table-cell office:value-type="float" office:value="24.198">
                <text:p>24.1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23.89">
                <text:p>23.89</text:p>
              </table:table-cell>
              <table:table-cell office:value-type="float" office:value="23.887">
                <text:p>23.8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23.583">
                <text:p>23.583</text:p>
              </table:table-cell>
              <table:table-cell office:value-type="float" office:value="23.58">
                <text:p>23.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23.28">
                <text:p>23.28</text:p>
              </table:table-cell>
              <table:table-cell office:value-type="float" office:value="23.278">
                <text:p>23.2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22.981">
                <text:p>22.981</text:p>
              </table:table-cell>
              <table:table-cell office:value-type="float" office:value="22.979">
                <text:p>22.9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22.686">
                <text:p>22.686</text:p>
              </table:table-cell>
              <table:table-cell office:value-type="float" office:value="22.684">
                <text:p>22.6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22.395">
                <text:p>22.395</text:p>
              </table:table-cell>
              <table:table-cell office:value-type="float" office:value="22.392">
                <text:p>22.3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289cm" svg:y="0.316cm" chart:style-name="ch2">
          <text:p>TAT comparison</text:p>
        </chart:title>
        <chart:legend chart:legend-position="end" svg:x="12.961cm" svg:y="3.955cm" style:legend-expansion="high" chart:style-name="ch3"/>
        <chart:plot-area chart:style-name="ch4" table:cell-range-address="'30 percent'.A2:'30 percent'.A202 '30 percent'.D1:'30 percent'.D202 '30 percent'.K1:'30 percent'.K202" chart:data-source-has-labels="row" svg:x="0.769cm" svg:y="1.635cm" svg:width="11.554cm" svg:height="6.771cm">
          <chartooo:coordinate-region svg:x="1.761cm" svg:y="1.834cm" svg:width="10.191cm" svg:height="5.9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 percent'.D2:'30 percent'.D202" chart:label-cell-address="'30 percent'.D1:'30 percent'.D1" chart:class="chart:scatter">
            <chart:domain table:cell-range-address="'30 percent'.A2:'30 percent'.A202"/>
            <chart:data-point chart:repeated="201"/>
          </chart:series>
          <chart:series chart:style-name="ch8" chart:values-cell-range-address="'30 percent'.K2:'30 percent'.K202" chart:label-cell-address="'30 percent'.K1:'30 percent'.K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TAT</text:p>
                <draw:g>
                  <svg:desc>'30 percent'.D1:'30 percent'.D1</svg:desc>
                </draw:g>
              </table:table-cell>
              <table:table-cell office:value-type="string">
                <text:p>noapc TAT</text:p>
                <draw:g>
                  <svg:desc>'30 percent'.K1:'30 percent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percent'.A2:'30 percent'.A202</svg:desc>
                </draw:g>
              </table:table-cell>
              <table:table-cell office:value-type="float" office:value="0">
                <text:p>0</text:p>
                <draw:g>
                  <svg:desc>'30 percent'.D2:'30 percent'.D202</svg:desc>
                </draw:g>
              </table:table-cell>
              <table:table-cell office:value-type="float" office:value="0">
                <text:p>0</text:p>
                <draw:g>
                  <svg:desc>'30 percent'.K2:'30 percent'.K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16308">
                <text:p>0.0016308</text:p>
              </table:table-cell>
              <table:table-cell office:value-type="float" office:value="0.001632">
                <text:p>0.001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14078">
                <text:p>0.014078</text:p>
              </table:table-cell>
              <table:table-cell office:value-type="float" office:value="0.014085">
                <text:p>0.014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4317">
                <text:p>0.04317</text:p>
              </table:table-cell>
              <table:table-cell office:value-type="float" office:value="0.043187">
                <text:p>0.043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94538">
                <text:p>0.094538</text:p>
              </table:table-cell>
              <table:table-cell office:value-type="float" office:value="0.094566">
                <text:p>0.094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19347">
                <text:p>0.19347</text:p>
              </table:table-cell>
              <table:table-cell office:value-type="float" office:value="0.19351">
                <text:p>0.193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4291">
                <text:p>0.4291</text:p>
              </table:table-cell>
              <table:table-cell office:value-type="float" office:value="0.42918">
                <text:p>0.429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1.1782">
                <text:p>1.1782</text:p>
              </table:table-cell>
              <table:table-cell office:value-type="float" office:value="1.1784">
                <text:p>1.1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3.3113">
                <text:p>3.3113</text:p>
              </table:table-cell>
              <table:table-cell office:value-type="float" office:value="3.3117">
                <text:p>3.3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8.6348">
                <text:p>8.6348</text:p>
              </table:table-cell>
              <table:table-cell office:value-type="float" office:value="8.6355">
                <text:p>8.6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18.785">
                <text:p>18.785</text:p>
              </table:table-cell>
              <table:table-cell office:value-type="float" office:value="18.786">
                <text:p>18.7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33.439">
                <text:p>33.439</text:p>
              </table:table-cell>
              <table:table-cell office:value-type="float" office:value="33.441">
                <text:p>33.4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52.567">
                <text:p>52.567</text:p>
              </table:table-cell>
              <table:table-cell office:value-type="float" office:value="52.569">
                <text:p>52.5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75.24">
                <text:p>75.24</text:p>
              </table:table-cell>
              <table:table-cell office:value-type="float" office:value="75.242">
                <text:p>75.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00.36">
                <text:p>100.36</text:p>
              </table:table-cell>
              <table:table-cell office:value-type="float" office:value="100.36">
                <text:p>100.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126.92">
                <text:p>126.92</text:p>
              </table:table-cell>
              <table:table-cell office:value-type="float" office:value="126.93">
                <text:p>126.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154.12">
                <text:p>154.12</text:p>
              </table:table-cell>
              <table:table-cell office:value-type="float" office:value="154.12">
                <text:p>154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81.34">
                <text:p>181.34</text:p>
              </table:table-cell>
              <table:table-cell office:value-type="float" office:value="181.34">
                <text:p>181.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208.17">
                <text:p>208.17</text:p>
              </table:table-cell>
              <table:table-cell office:value-type="float" office:value="208.17">
                <text:p>208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234.34">
                <text:p>234.34</text:p>
              </table:table-cell>
              <table:table-cell office:value-type="float" office:value="234.35">
                <text:p>234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259.68">
                <text:p>259.68</text:p>
              </table:table-cell>
              <table:table-cell office:value-type="float" office:value="259.69">
                <text:p>259.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284.1">
                <text:p>284.1</text:p>
              </table:table-cell>
              <table:table-cell office:value-type="float" office:value="284.1">
                <text:p>284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307.53">
                <text:p>307.53</text:p>
              </table:table-cell>
              <table:table-cell office:value-type="float" office:value="307.54">
                <text:p>307.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351.49">
                <text:p>351.49</text:p>
              </table:table-cell>
              <table:table-cell office:value-type="float" office:value="351.5">
                <text:p>351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372.06">
                <text:p>372.06</text:p>
              </table:table-cell>
              <table:table-cell office:value-type="float" office:value="372.07">
                <text:p>372.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391.75">
                <text:p>391.75</text:p>
              </table:table-cell>
              <table:table-cell office:value-type="float" office:value="391.75">
                <text:p>391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410.59">
                <text:p>410.59</text:p>
              </table:table-cell>
              <table:table-cell office:value-type="float" office:value="410.59">
                <text:p>410.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428.65">
                <text:p>428.65</text:p>
              </table:table-cell>
              <table:table-cell office:value-type="float" office:value="428.65">
                <text:p>428.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445.96">
                <text:p>445.96</text:p>
              </table:table-cell>
              <table:table-cell office:value-type="float" office:value="445.97">
                <text:p>445.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462.59">
                <text:p>462.59</text:p>
              </table:table-cell>
              <table:table-cell office:value-type="float" office:value="462.59">
                <text:p>462.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478.58">
                <text:p>478.58</text:p>
              </table:table-cell>
              <table:table-cell office:value-type="float" office:value="478.58">
                <text:p>478.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493.97">
                <text:p>493.97</text:p>
              </table:table-cell>
              <table:table-cell office:value-type="float" office:value="493.97">
                <text:p>493.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508.8">
                <text:p>508.8</text:p>
              </table:table-cell>
              <table:table-cell office:value-type="float" office:value="508.8">
                <text:p>508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523.12">
                <text:p>523.12</text:p>
              </table:table-cell>
              <table:table-cell office:value-type="float" office:value="523.12">
                <text:p>523.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536.96">
                <text:p>536.96</text:p>
              </table:table-cell>
              <table:table-cell office:value-type="float" office:value="536.96">
                <text:p>536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550.36">
                <text:p>550.36</text:p>
              </table:table-cell>
              <table:table-cell office:value-type="float" office:value="550.36">
                <text:p>550.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563.34">
                <text:p>563.34</text:p>
              </table:table-cell>
              <table:table-cell office:value-type="float" office:value="563.34">
                <text:p>563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575.94">
                <text:p>575.94</text:p>
              </table:table-cell>
              <table:table-cell office:value-type="float" office:value="575.94">
                <text:p>575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588.19">
                <text:p>588.19</text:p>
              </table:table-cell>
              <table:table-cell office:value-type="float" office:value="588.19">
                <text:p>588.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600.09">
                <text:p>600.09</text:p>
              </table:table-cell>
              <table:table-cell office:value-type="float" office:value="600.1">
                <text:p>600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611.69">
                <text:p>611.69</text:p>
              </table:table-cell>
              <table:table-cell office:value-type="float" office:value="611.69">
                <text:p>611.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623">
                <text:p>623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634.03">
                <text:p>634.03</text:p>
              </table:table-cell>
              <table:table-cell office:value-type="float" office:value="634.03">
                <text:p>634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644.81">
                <text:p>644.81</text:p>
              </table:table-cell>
              <table:table-cell office:value-type="float" office:value="644.81">
                <text:p>644.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655.34">
                <text:p>655.34</text:p>
              </table:table-cell>
              <table:table-cell office:value-type="float" office:value="655.34">
                <text:p>655.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665.64">
                <text:p>665.64</text:p>
              </table:table-cell>
              <table:table-cell office:value-type="float" office:value="665.64">
                <text:p>665.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675.73">
                <text:p>675.73</text:p>
              </table:table-cell>
              <table:table-cell office:value-type="float" office:value="675.73">
                <text:p>675.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685.62">
                <text:p>685.62</text:p>
              </table:table-cell>
              <table:table-cell office:value-type="float" office:value="685.62">
                <text:p>685.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695.31">
                <text:p>695.31</text:p>
              </table:table-cell>
              <table:table-cell office:value-type="float" office:value="695.31">
                <text:p>695.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704.82">
                <text:p>704.82</text:p>
              </table:table-cell>
              <table:table-cell office:value-type="float" office:value="704.82">
                <text:p>704.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714.15">
                <text:p>714.15</text:p>
              </table:table-cell>
              <table:table-cell office:value-type="float" office:value="714.15">
                <text:p>714.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723.31">
                <text:p>723.31</text:p>
              </table:table-cell>
              <table:table-cell office:value-type="float" office:value="723.31">
                <text:p>723.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732.31">
                <text:p>732.31</text:p>
              </table:table-cell>
              <table:table-cell office:value-type="float" office:value="732.31">
                <text:p>732.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741.16">
                <text:p>741.16</text:p>
              </table:table-cell>
              <table:table-cell office:value-type="float" office:value="741.16">
                <text:p>741.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749.86">
                <text:p>749.86</text:p>
              </table:table-cell>
              <table:table-cell office:value-type="float" office:value="749.86">
                <text:p>749.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758.41">
                <text:p>758.41</text:p>
              </table:table-cell>
              <table:table-cell office:value-type="float" office:value="758.41">
                <text:p>758.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766.83">
                <text:p>766.83</text:p>
              </table:table-cell>
              <table:table-cell office:value-type="float" office:value="766.83">
                <text:p>766.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775.11">
                <text:p>775.11</text:p>
              </table:table-cell>
              <table:table-cell office:value-type="float" office:value="775.11">
                <text:p>775.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783.26">
                <text:p>783.26</text:p>
              </table:table-cell>
              <table:table-cell office:value-type="float" office:value="783.26">
                <text:p>783.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791.29">
                <text:p>791.29</text:p>
              </table:table-cell>
              <table:table-cell office:value-type="float" office:value="791.29">
                <text:p>791.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799.19">
                <text:p>799.19</text:p>
              </table:table-cell>
              <table:table-cell office:value-type="float" office:value="799.19">
                <text:p>799.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806.98">
                <text:p>806.98</text:p>
              </table:table-cell>
              <table:table-cell office:value-type="float" office:value="806.98">
                <text:p>806.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814.65">
                <text:p>814.65</text:p>
              </table:table-cell>
              <table:table-cell office:value-type="float" office:value="814.65">
                <text:p>814.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822.21">
                <text:p>822.21</text:p>
              </table:table-cell>
              <table:table-cell office:value-type="float" office:value="822.2">
                <text:p>822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829.65">
                <text:p>829.65</text:p>
              </table:table-cell>
              <table:table-cell office:value-type="float" office:value="829.65">
                <text:p>829.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836.99">
                <text:p>836.99</text:p>
              </table:table-cell>
              <table:table-cell office:value-type="float" office:value="836.99">
                <text:p>836.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844.22">
                <text:p>844.22</text:p>
              </table:table-cell>
              <table:table-cell office:value-type="float" office:value="844.22">
                <text:p>844.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851.35">
                <text:p>851.35</text:p>
              </table:table-cell>
              <table:table-cell office:value-type="float" office:value="851.35">
                <text:p>851.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858.38">
                <text:p>858.38</text:p>
              </table:table-cell>
              <table:table-cell office:value-type="float" office:value="858.38">
                <text:p>858.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865.31">
                <text:p>865.31</text:p>
              </table:table-cell>
              <table:table-cell office:value-type="float" office:value="865.31">
                <text:p>865.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872.14">
                <text:p>872.14</text:p>
              </table:table-cell>
              <table:table-cell office:value-type="float" office:value="872.14">
                <text:p>872.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878.88">
                <text:p>878.88</text:p>
              </table:table-cell>
              <table:table-cell office:value-type="float" office:value="878.87">
                <text:p>878.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885.52">
                <text:p>885.52</text:p>
              </table:table-cell>
              <table:table-cell office:value-type="float" office:value="885.51">
                <text:p>885.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892.07">
                <text:p>892.07</text:p>
              </table:table-cell>
              <table:table-cell office:value-type="float" office:value="892.06">
                <text:p>892.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898.52">
                <text:p>898.52</text:p>
              </table:table-cell>
              <table:table-cell office:value-type="float" office:value="898.52">
                <text:p>898.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904.89">
                <text:p>904.89</text:p>
              </table:table-cell>
              <table:table-cell office:value-type="float" office:value="904.88">
                <text:p>904.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911.17">
                <text:p>911.17</text:p>
              </table:table-cell>
              <table:table-cell office:value-type="float" office:value="911.16">
                <text:p>911.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917.36">
                <text:p>917.36</text:p>
              </table:table-cell>
              <table:table-cell office:value-type="float" office:value="917.36">
                <text:p>917.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923.47">
                <text:p>923.47</text:p>
              </table:table-cell>
              <table:table-cell office:value-type="float" office:value="923.46">
                <text:p>923.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929.49">
                <text:p>929.49</text:p>
              </table:table-cell>
              <table:table-cell office:value-type="float" office:value="929.49">
                <text:p>929.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935.43">
                <text:p>935.43</text:p>
              </table:table-cell>
              <table:table-cell office:value-type="float" office:value="935.43">
                <text:p>935.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941.29">
                <text:p>941.29</text:p>
              </table:table-cell>
              <table:table-cell office:value-type="float" office:value="941.28">
                <text:p>941.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947.07">
                <text:p>947.07</text:p>
              </table:table-cell>
              <table:table-cell office:value-type="float" office:value="947.06">
                <text:p>947.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952.77">
                <text:p>952.77</text:p>
              </table:table-cell>
              <table:table-cell office:value-type="float" office:value="952.76">
                <text:p>952.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958.39">
                <text:p>958.39</text:p>
              </table:table-cell>
              <table:table-cell office:value-type="float" office:value="958.38">
                <text:p>958.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963.93">
                <text:p>963.93</text:p>
              </table:table-cell>
              <table:table-cell office:value-type="float" office:value="963.92">
                <text:p>963.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969.39">
                <text:p>969.39</text:p>
              </table:table-cell>
              <table:table-cell office:value-type="float" office:value="969.39">
                <text:p>969.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974.79">
                <text:p>974.79</text:p>
              </table:table-cell>
              <table:table-cell office:value-type="float" office:value="974.78">
                <text:p>974.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980.1">
                <text:p>980.1</text:p>
              </table:table-cell>
              <table:table-cell office:value-type="float" office:value="980.09">
                <text:p>980.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985.35">
                <text:p>985.35</text:p>
              </table:table-cell>
              <table:table-cell office:value-type="float" office:value="985.34">
                <text:p>985.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990.52">
                <text:p>990.52</text:p>
              </table:table-cell>
              <table:table-cell office:value-type="float" office:value="990.51">
                <text:p>990.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995.62">
                <text:p>995.62</text:p>
              </table:table-cell>
              <table:table-cell office:value-type="float" office:value="995.61">
                <text:p>995.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1000.7">
                <text:p>1000.7</text:p>
              </table:table-cell>
              <table:table-cell office:value-type="float" office:value="1000.6">
                <text:p>1000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1005.6">
                <text:p>1005.6</text:p>
              </table:table-cell>
              <table:table-cell office:value-type="float" office:value="1005.6">
                <text:p>1005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1010.5">
                <text:p>1010.5</text:p>
              </table:table-cell>
              <table:table-cell office:value-type="float" office:value="1010.5">
                <text:p>101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1015.3">
                <text:p>1015.3</text:p>
              </table:table-cell>
              <table:table-cell office:value-type="float" office:value="1015.3">
                <text:p>1015.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1020.1">
                <text:p>1020.1</text:p>
              </table:table-cell>
              <table:table-cell office:value-type="float" office:value="1020.1">
                <text:p>1020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1024.8">
                <text:p>1024.8</text:p>
              </table:table-cell>
              <table:table-cell office:value-type="float" office:value="1024.8">
                <text:p>1024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1029.4">
                <text:p>1029.4</text:p>
              </table:table-cell>
              <table:table-cell office:value-type="float" office:value="1029.4">
                <text:p>1029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1034">
                <text:p>1034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1038.5">
                <text:p>1038.5</text:p>
              </table:table-cell>
              <table:table-cell office:value-type="float" office:value="1038.5">
                <text:p>1038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1042.9">
                <text:p>1042.9</text:p>
              </table:table-cell>
              <table:table-cell office:value-type="float" office:value="1042.9">
                <text:p>1042.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1047.3">
                <text:p>1047.3</text:p>
              </table:table-cell>
              <table:table-cell office:value-type="float" office:value="1047.3">
                <text:p>1047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1051.6">
                <text:p>1051.6</text:p>
              </table:table-cell>
              <table:table-cell office:value-type="float" office:value="1051.6">
                <text:p>1051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1055.9">
                <text:p>1055.9</text:p>
              </table:table-cell>
              <table:table-cell office:value-type="float" office:value="1055.9">
                <text:p>1055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1060.1">
                <text:p>1060.1</text:p>
              </table:table-cell>
              <table:table-cell office:value-type="float" office:value="1060.1">
                <text:p>1060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1064.2">
                <text:p>1064.2</text:p>
              </table:table-cell>
              <table:table-cell office:value-type="float" office:value="1064.2">
                <text:p>1064.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1068.3">
                <text:p>1068.3</text:p>
              </table:table-cell>
              <table:table-cell office:value-type="float" office:value="1068.3">
                <text:p>1068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1072.4">
                <text:p>1072.4</text:p>
              </table:table-cell>
              <table:table-cell office:value-type="float" office:value="1072.3">
                <text:p>1072.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1076.3">
                <text:p>1076.3</text:p>
              </table:table-cell>
              <table:table-cell office:value-type="float" office:value="1076.3">
                <text:p>1076.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1080.3">
                <text:p>1080.3</text:p>
              </table:table-cell>
              <table:table-cell office:value-type="float" office:value="1080.2">
                <text:p>1080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1084.1">
                <text:p>1084.1</text:p>
              </table:table-cell>
              <table:table-cell office:value-type="float" office:value="1084.1">
                <text:p>1084.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1087.9">
                <text:p>1087.9</text:p>
              </table:table-cell>
              <table:table-cell office:value-type="float" office:value="1087.9">
                <text:p>1087.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1091.7">
                <text:p>1091.7</text:p>
              </table:table-cell>
              <table:table-cell office:value-type="float" office:value="1091.7">
                <text:p>1091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1095.4">
                <text:p>1095.4</text:p>
              </table:table-cell>
              <table:table-cell office:value-type="float" office:value="1095.4">
                <text:p>1095.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1099.1">
                <text:p>1099.1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1102.7">
                <text:p>1102.7</text:p>
              </table:table-cell>
              <table:table-cell office:value-type="float" office:value="1102.7">
                <text:p>1102.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1106.2">
                <text:p>1106.2</text:p>
              </table:table-cell>
              <table:table-cell office:value-type="float" office:value="1106.2">
                <text:p>1106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1109.7">
                <text:p>1109.7</text:p>
              </table:table-cell>
              <table:table-cell office:value-type="float" office:value="1109.7">
                <text:p>1109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1113.2">
                <text:p>1113.2</text:p>
              </table:table-cell>
              <table:table-cell office:value-type="float" office:value="1113.2">
                <text:p>1113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1116.6">
                <text:p>1116.6</text:p>
              </table:table-cell>
              <table:table-cell office:value-type="float" office:value="1116.6">
                <text:p>1116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1120">
                <text:p>112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1123.3">
                <text:p>1123.3</text:p>
              </table:table-cell>
              <table:table-cell office:value-type="float" office:value="1123.3">
                <text:p>1123.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1126.6">
                <text:p>1126.6</text:p>
              </table:table-cell>
              <table:table-cell office:value-type="float" office:value="1126.5">
                <text:p>1126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1129.8">
                <text:p>1129.8</text:p>
              </table:table-cell>
              <table:table-cell office:value-type="float" office:value="1129.8">
                <text:p>1129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1133">
                <text:p>1133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1136.1">
                <text:p>1136.1</text:p>
              </table:table-cell>
              <table:table-cell office:value-type="float" office:value="1136.1">
                <text:p>1136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1139.2">
                <text:p>1139.2</text:p>
              </table:table-cell>
              <table:table-cell office:value-type="float" office:value="1139.2">
                <text:p>1139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1142.3">
                <text:p>1142.3</text:p>
              </table:table-cell>
              <table:table-cell office:value-type="float" office:value="1142.3">
                <text:p>1142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1145.3">
                <text:p>1145.3</text:p>
              </table:table-cell>
              <table:table-cell office:value-type="float" office:value="1145.3">
                <text:p>1145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1148.3">
                <text:p>1148.3</text:p>
              </table:table-cell>
              <table:table-cell office:value-type="float" office:value="1148.2">
                <text:p>1148.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1151.2">
                <text:p>1151.2</text:p>
              </table:table-cell>
              <table:table-cell office:value-type="float" office:value="1151.2">
                <text:p>1151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1154.1">
                <text:p>1154.1</text:p>
              </table:table-cell>
              <table:table-cell office:value-type="float" office:value="1154.1">
                <text:p>1154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1156.9">
                <text:p>1156.9</text:p>
              </table:table-cell>
              <table:table-cell office:value-type="float" office:value="1156.9">
                <text:p>1156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1159.7">
                <text:p>1159.7</text:p>
              </table:table-cell>
              <table:table-cell office:value-type="float" office:value="1159.7">
                <text:p>1159.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1162.5">
                <text:p>1162.5</text:p>
              </table:table-cell>
              <table:table-cell office:value-type="float" office:value="1162.5">
                <text:p>1162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1165.2">
                <text:p>1165.2</text:p>
              </table:table-cell>
              <table:table-cell office:value-type="float" office:value="1165.2">
                <text:p>1165.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1167.9">
                <text:p>1167.9</text:p>
              </table:table-cell>
              <table:table-cell office:value-type="float" office:value="1167.9">
                <text:p>1167.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1170.6">
                <text:p>1170.6</text:p>
              </table:table-cell>
              <table:table-cell office:value-type="float" office:value="1170.6">
                <text:p>1170.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1173.2">
                <text:p>1173.2</text:p>
              </table:table-cell>
              <table:table-cell office:value-type="float" office:value="1173.2">
                <text:p>1173.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1175.8">
                <text:p>1175.8</text:p>
              </table:table-cell>
              <table:table-cell office:value-type="float" office:value="1175.8">
                <text:p>1175.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1178.4">
                <text:p>1178.4</text:p>
              </table:table-cell>
              <table:table-cell office:value-type="float" office:value="1178.3">
                <text:p>1178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1180.9">
                <text:p>1180.9</text:p>
              </table:table-cell>
              <table:table-cell office:value-type="float" office:value="1180.9">
                <text:p>1180.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1183.4">
                <text:p>1183.4</text:p>
              </table:table-cell>
              <table:table-cell office:value-type="float" office:value="1183.3">
                <text:p>1183.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1185.8">
                <text:p>1185.8</text:p>
              </table:table-cell>
              <table:table-cell office:value-type="float" office:value="1185.8">
                <text:p>1185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1188.2">
                <text:p>1188.2</text:p>
              </table:table-cell>
              <table:table-cell office:value-type="float" office:value="1188.2">
                <text:p>1188.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1190.6">
                <text:p>1190.6</text:p>
              </table:table-cell>
              <table:table-cell office:value-type="float" office:value="1190.6">
                <text:p>1190.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1193">
                <text:p>1193</text:p>
              </table:table-cell>
              <table:table-cell office:value-type="float" office:value="1192.9">
                <text:p>1192.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1195.3">
                <text:p>1195.3</text:p>
              </table:table-cell>
              <table:table-cell office:value-type="float" office:value="1195.2">
                <text:p>1195.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1197.6">
                <text:p>1197.6</text:p>
              </table:table-cell>
              <table:table-cell office:value-type="float" office:value="1197.5">
                <text:p>1197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1199.8">
                <text:p>1199.8</text:p>
              </table:table-cell>
              <table:table-cell office:value-type="float" office:value="1199.8">
                <text:p>1199.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1202">
                <text:p>1202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1204.2">
                <text:p>1204.2</text:p>
              </table:table-cell>
              <table:table-cell office:value-type="float" office:value="1204.2">
                <text:p>1204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1206.4">
                <text:p>1206.4</text:p>
              </table:table-cell>
              <table:table-cell office:value-type="float" office:value="1206.4">
                <text:p>1206.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1208.5">
                <text:p>1208.5</text:p>
              </table:table-cell>
              <table:table-cell office:value-type="float" office:value="1208.5">
                <text:p>1208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1210.6">
                <text:p>1210.6</text:p>
              </table:table-cell>
              <table:table-cell office:value-type="float" office:value="1210.6">
                <text:p>1210.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1212.7">
                <text:p>1212.7</text:p>
              </table:table-cell>
              <table:table-cell office:value-type="float" office:value="1212.7">
                <text:p>1212.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1214.7">
                <text:p>1214.7</text:p>
              </table:table-cell>
              <table:table-cell office:value-type="float" office:value="1214.7">
                <text:p>1214.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1216.8">
                <text:p>1216.8</text:p>
              </table:table-cell>
              <table:table-cell office:value-type="float" office:value="1216.7">
                <text:p>1216.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1218.8">
                <text:p>1218.8</text:p>
              </table:table-cell>
              <table:table-cell office:value-type="float" office:value="1218.7">
                <text:p>1218.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1220.7">
                <text:p>1220.7</text:p>
              </table:table-cell>
              <table:table-cell office:value-type="float" office:value="1220.7">
                <text:p>1220.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1222.7">
                <text:p>1222.7</text:p>
              </table:table-cell>
              <table:table-cell office:value-type="float" office:value="1222.6">
                <text:p>1222.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1224.6">
                <text:p>1224.6</text:p>
              </table:table-cell>
              <table:table-cell office:value-type="float" office:value="1224.6">
                <text:p>1224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1226.5">
                <text:p>1226.5</text:p>
              </table:table-cell>
              <table:table-cell office:value-type="float" office:value="1226.4">
                <text:p>1226.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1228.3">
                <text:p>1228.3</text:p>
              </table:table-cell>
              <table:table-cell office:value-type="float" office:value="1228.3">
                <text:p>1228.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1230.2">
                <text:p>1230.2</text:p>
              </table:table-cell>
              <table:table-cell office:value-type="float" office:value="1230.1">
                <text:p>1230.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1232">
                <text:p>1232</text:p>
              </table:table-cell>
              <table:table-cell office:value-type="float" office:value="1231.9">
                <text:p>1231.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1233.8">
                <text:p>1233.8</text:p>
              </table:table-cell>
              <table:table-cell office:value-type="float" office:value="1233.7">
                <text:p>1233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1235.5">
                <text:p>1235.5</text:p>
              </table:table-cell>
              <table:table-cell office:value-type="float" office:value="1235.5">
                <text:p>1235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1237.3">
                <text:p>1237.3</text:p>
              </table:table-cell>
              <table:table-cell office:value-type="float" office:value="1237.2">
                <text:p>1237.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1239">
                <text:p>1239</text:p>
              </table:table-cell>
              <table:table-cell office:value-type="float" office:value="1238.9">
                <text:p>1238.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1240.7">
                <text:p>1240.7</text:p>
              </table:table-cell>
              <table:table-cell office:value-type="float" office:value="1240.6">
                <text:p>1240.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1242.3">
                <text:p>1242.3</text:p>
              </table:table-cell>
              <table:table-cell office:value-type="float" office:value="1242.3">
                <text:p>1242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1244">
                <text:p>1244</text:p>
              </table:table-cell>
              <table:table-cell office:value-type="float" office:value="1243.9">
                <text:p>1243.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1245.6">
                <text:p>1245.6</text:p>
              </table:table-cell>
              <table:table-cell office:value-type="float" office:value="1245.6">
                <text:p>1245.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1247.2">
                <text:p>1247.2</text:p>
              </table:table-cell>
              <table:table-cell office:value-type="float" office:value="1247.2">
                <text:p>1247.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1248.8">
                <text:p>1248.8</text:p>
              </table:table-cell>
              <table:table-cell office:value-type="float" office:value="1248.7">
                <text:p>1248.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1250.3">
                <text:p>1250.3</text:p>
              </table:table-cell>
              <table:table-cell office:value-type="float" office:value="1250.3">
                <text:p>1250.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1251.9">
                <text:p>1251.9</text:p>
              </table:table-cell>
              <table:table-cell office:value-type="float" office:value="1251.8">
                <text:p>1251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1253.4">
                <text:p>1253.4</text:p>
              </table:table-cell>
              <table:table-cell office:value-type="float" office:value="1253.4">
                <text:p>1253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1254.9">
                <text:p>1254.9</text:p>
              </table:table-cell>
              <table:table-cell office:value-type="float" office:value="1254.9">
                <text:p>1254.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1256.4">
                <text:p>1256.4</text:p>
              </table:table-cell>
              <table:table-cell office:value-type="float" office:value="1256.3">
                <text:p>1256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1257.8">
                <text:p>1257.8</text:p>
              </table:table-cell>
              <table:table-cell office:value-type="float" office:value="1257.8">
                <text:p>1257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1259.3">
                <text:p>1259.3</text:p>
              </table:table-cell>
              <table:table-cell office:value-type="float" office:value="1259.2">
                <text:p>1259.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1260.7">
                <text:p>1260.7</text:p>
              </table:table-cell>
              <table:table-cell office:value-type="float" office:value="1260.6">
                <text:p>1260.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1262.1">
                <text:p>1262.1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1263.4">
                <text:p>1263.4</text:p>
              </table:table-cell>
              <table:table-cell office:value-type="float" office:value="1263.4">
                <text:p>1263.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1264.8">
                <text:p>1264.8</text:p>
              </table:table-cell>
              <table:table-cell office:value-type="float" office:value="1264.8">
                <text:p>1264.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1266.1">
                <text:p>1266.1</text:p>
              </table:table-cell>
              <table:table-cell office:value-type="float" office:value="1266.1">
                <text:p>1266.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1267.5">
                <text:p>1267.5</text:p>
              </table:table-cell>
              <table:table-cell office:value-type="float" office:value="1267.4">
                <text:p>1267.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1268.8">
                <text:p>1268.8</text:p>
              </table:table-cell>
              <table:table-cell office:value-type="float" office:value="1268.8">
                <text:p>1268.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1270.1">
                <text:p>1270.1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1271.3">
                <text:p>1271.3</text:p>
              </table:table-cell>
              <table:table-cell office:value-type="float" office:value="1271.3">
                <text:p>1271.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1272.6">
                <text:p>1272.6</text:p>
              </table:table-cell>
              <table:table-cell office:value-type="float" office:value="1272.6">
                <text:p>1272.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1273.8">
                <text:p>1273.8</text:p>
              </table:table-cell>
              <table:table-cell office:value-type="float" office:value="1273.8">
                <text:p>1273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1275.1">
                <text:p>1275.1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1276.3">
                <text:p>1276.3</text:p>
              </table:table-cell>
              <table:table-cell office:value-type="float" office:value="1276.2">
                <text:p>1276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1277.5">
                <text:p>1277.5</text:p>
              </table:table-cell>
              <table:table-cell office:value-type="float" office:value="1277.4">
                <text:p>1277.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1278.6">
                <text:p>1278.6</text:p>
              </table:table-cell>
              <table:table-cell office:value-type="float" office:value="1278.6">
                <text:p>1278.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1279.8">
                <text:p>1279.8</text:p>
              </table:table-cell>
              <table:table-cell office:value-type="float" office:value="1279.8">
                <text:p>1279.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